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717in"/>
    </style:style>
    <style:style style:name="co3" style:family="table-column">
      <style:table-column-properties fo:break-before="auto" style:column-width="1.1902in"/>
    </style:style>
    <style:style style:name="co4" style:family="table-column">
      <style:table-column-properties fo:break-before="auto" style:column-width="0.15in"/>
    </style:style>
    <style:style style:name="co5" style:family="table-column">
      <style:table-column-properties fo:break-before="auto" style:column-width="0.9429in"/>
    </style:style>
    <style:style style:name="co6" style:family="table-column">
      <style:table-column-properties fo:break-before="auto" style:column-width="2.7126in"/>
    </style:style>
    <style:style style:name="co7" style:family="table-column">
      <style:table-column-properties fo:break-before="auto" style:column-width="0.3in"/>
    </style:style>
    <style:style style:name="co8" style:family="table-column">
      <style:table-column-properties fo:break-before="auto" style:column-width="1.9945in"/>
    </style:style>
    <style:style style:name="co9" style:family="table-column">
      <style:table-column-properties fo:break-before="auto" style:column-width="1.8118in"/>
    </style:style>
    <style:style style:name="co10" style:family="table-column">
      <style:table-column-properties fo:break-before="auto" style:column-width="1.1043in"/>
    </style:style>
    <style:style style:name="co11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true"/>
    </style:style>
    <style:style style:name="ro3" style:family="table-row">
      <style:table-row-properties style:row-height="0.4244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FreeSans"/>
    </style:style>
    <style:style style:name="ce4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99"/>
    <style:style style:name="ce6" style:family="table-cell" style:parent-style-name="Default" style:data-style-name="N104"/>
    <style:style style:name="ce7" style:family="table-cell" style:parent-style-name="Default" style:data-style-name="N0"/>
    <style:style style:name="ce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4">
      <style:table-cell-properties fo:background-color="#ffdbb6"/>
      <style:text-properties fo:color="#c9211e"/>
    </style:style>
    <style:style style:name="ce10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04">
      <style:text-properties fo:color="#c9211e"/>
    </style:style>
    <style:style style:name="ce12" style:family="table-cell" style:parent-style-name="Default" style:data-style-name="N10"/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04">
      <style:table-cell-properties fo:background-color="transparent"/>
    </style:style>
    <style:style style:name="ce15" style:family="table-cell" style:parent-style-name="Default" style:data-style-name="N104">
      <style:table-cell-properties fo:background-color="#afd095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ffff"/>
    </style:style>
    <style:style style:name="ce1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ackground-color="#999999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24" style:family="table-cell" style:parent-style-name="Default">
      <style:table-cell-properties fo:background-color="#666666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ffffff"/>
    </style:style>
    <style:style style:name="ce26" style:family="table-cell" style:parent-style-name="Default">
      <style:table-cell-properties fo:background-color="#000000"/>
    </style:style>
    <style:style style:name="ce27" style:family="table-cell" style:parent-style-name="Default">
      <style:table-cell-properties fo:background-color="#1c1c1c"/>
    </style:style>
    <style:style style:name="ce28" style:family="table-cell" style:parent-style-name="Default" style:data-style-name="N104">
      <style:table-cell-properties fo:background-color="#bf819e"/>
    </style:style>
    <style:style style:name="ce29" style:family="table-cell" style:parent-style-name="Default" style:data-style-name="N104">
      <style:table-cell-properties fo:background-color="#ffdbb6"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4">
      <style:table-cell-properties fo:background-color="#ffffa6"/>
    </style:style>
    <style:style style:name="ce31" style:family="table-cell" style:parent-style-name="Default" style:data-style-name="N104">
      <style:table-cell-properties fo:background-color="#355269"/>
    </style:style>
    <style:style style:name="ce32" style:family="table-cell" style:parent-style-name="Default" style:data-style-name="N104">
      <style:table-cell-properties fo:background-color="#5b277d"/>
    </style:style>
    <style:style style:name="ce33" style:family="table-cell" style:parent-style-name="Default" style:data-style-name="N104">
      <style:table-cell-properties fo:background-color="#784b04"/>
    </style:style>
    <style:style style:name="ce34" style:family="table-cell" style:parent-style-name="Default" style:data-style-name="N104">
      <style:table-cell-properties fo:background-color="#224b12"/>
    </style:style>
    <style:style style:name="ce35" style:family="table-cell" style:parent-style-name="Default" style:data-style-name="N104">
      <style:table-cell-properties fo:background-color="#ff8000"/>
    </style:style>
    <style:style style:name="ce36" style:family="table-cell" style:parent-style-name="Default" style:data-style-name="N104">
      <style:table-cell-properties fo:background-color="#b4c7dc"/>
    </style:style>
    <style:style style:name="ce37" style:family="table-cell" style:parent-style-name="Default" style:data-style-name="N104">
      <style:table-cell-properties fo:background-color="#ffffff"/>
      <style:text-properties fo:color="#000000" fo:font-weight="bold" style:font-weight-asian="bold" style:font-weight-complex="bold"/>
    </style:style>
    <style:style style:name="ce38" style:family="table-cell" style:parent-style-name="Default" style:data-style-name="N104">
      <style:table-cell-properties fo:background-color="#ffdbb6"/>
    </style:style>
    <style:style style:name="ce39" style:family="table-cell" style:parent-style-name="Default" style:data-style-name="N104">
      <style:table-cell-properties fo:background-color="#999999"/>
    </style:style>
    <style:style style:name="ce40" style:family="table-cell" style:parent-style-name="Default" style:data-style-name="N104">
      <style:table-cell-properties fo:background-color="#bf819e" style:text-align-source="fix" style:repeat-content="false"/>
      <style:paragraph-properties fo:text-align="end" fo:margin-left="0in"/>
      <style:text-properties style:font-name="FreeSans"/>
    </style:style>
    <style:style style:name="ce41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FreeSans"/>
    </style:style>
    <style:style style:name="ce42" style:family="table-cell" style:parent-style-name="Default" style:data-style-name="N104">
      <style:table-cell-properties fo:background-color="#666666"/>
    </style:style>
    <style:style style:name="ce43" style:family="table-cell" style:parent-style-name="Default" style:data-style-name="N104">
      <style:text-properties style:font-name="FreeSans"/>
    </style:style>
    <style:style style:name="ce44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style:font-name="FreeSans"/>
    </style:style>
    <style:style style:name="ce4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37">
      <style:text-properties style:font-name="FreeSans"/>
    </style:style>
  </office:automatic-styles>
  <office:body>
    <office:spreadsheet>
      <table:calculation-settings table:automatic-find-labels="false" table:use-regular-expressions="false" table:use-wildcards="true"/>
      <table:table table:name="FedScheduleD" table:style-name="ta1">
        <table:table-column table:style-name="co1" table:number-columns-repeated="16384" table:default-cell-style-name="ce3"/>
        <table:table-row table:style-name="ro1">
          <table:table-cell table:style-name="ce1" office:value-type="string" calcext:value-type="string">
            <text:p>total short</text:p>
          </table:table-cell>
          <table:table-cell table:style-name="ce4" office:value-type="currency" office:currency="USD" office:value="1000" calcext:value-type="currency">
            <text:p>$1,000.00</text:p>
          </table:table-cell>
          <table:table-cell table:style-name="ce1" office:value-type="float" office:value="-900" calcext:value-type="float">
            <text:p>-900</text:p>
          </table:table-cell>
          <table:table-cell table:style-name="ce1" office:value-type="float" office:value="-3000" calcext:value-type="float">
            <text:p>-3000</text:p>
          </table:table-cell>
          <table:table-cell table:style-name="ce1" office:value-type="float" office:value="-900" calcext:value-type="float">
            <text:p>-9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-9000" calcext:value-type="float">
            <text:p>-90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000" calcext:value-type="float">
            <text:p>2000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otal long</text:p>
          </table:table-cell>
          <table:table-cell table:style-name="ce4" office:value-type="currency" office:currency="USD" office:value="20000" calcext:value-type="currency">
            <text:p>$20,000.00</text:p>
          </table:table-cell>
          <table:table-cell table:style-name="ce1" office:value-type="float" office:value="-1500" calcext:value-type="float">
            <text:p>-1500</text:p>
          </table:table-cell>
          <table:table-cell table:style-name="ce1" office:value-type="float" office:value="-4000" calcext:value-type="float">
            <text:p>-4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-900" calcext:value-type="float">
            <text:p>-9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-9000" calcext:value-type="float">
            <text:p>-9000</text:p>
          </table:table-cell>
          <table:table-cell table:style-name="ce1" office:value-type="float" office:value="115000" calcext:value-type="float">
            <text:p>115000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expected line 16 or 21</text:p>
          </table:table-cell>
          <table:table-cell table:style-name="ce4" table:formula="of:=IF([.B10];[.B9];[.B15])" office:value-type="currency" office:currency="USD" office:value="21000" calcext:value-type="currency">
            <text:p>$21,000.00</text:p>
          </table:table-cell>
          <table:table-cell table:style-name="ce4" table:formula="of:=IF([.C10];[.C9];[.C15])" office:value-type="currency" office:currency="USD" office:value="-2400" calcext:value-type="currency">
            <text:p>-$2,400.00</text:p>
          </table:table-cell>
          <table:table-cell table:style-name="ce4" table:formula="of:=IF([.D10];[.D9];[.D15])" office:value-type="currency" office:currency="USD" office:value="-3000" calcext:value-type="currency">
            <text:p>-$3,000.00</text:p>
          </table:table-cell>
          <table:table-cell table:style-name="ce4" table:formula="of:=IF([.E10];[.E9];[.E15])" office:value-type="currency" office:currency="USD" office:value="9100" calcext:value-type="currency">
            <text:p>$9,100.00</text:p>
          </table:table-cell>
          <table:table-cell table:style-name="ce4" table:formula="of:=IF([.F10];[.F9];[.F15])" office:value-type="currency" office:currency="USD" office:value="9100" calcext:value-type="currency">
            <text:p>$9,100.00</text:p>
          </table:table-cell>
          <table:table-cell table:style-name="ce4" table:formula="of:=IF([.G10];[.G9];[.G15])" office:value-type="currency" office:currency="USD" office:value="-3000" calcext:value-type="currency">
            <text:p>-$3,000.00</text:p>
          </table:table-cell>
          <table:table-cell table:style-name="ce4" table:formula="of:=IF([.H10];[.H9];[.H15])" office:value-type="currency" office:currency="USD" office:value="-3000" calcext:value-type="currency">
            <text:p>-$3,000.00</text:p>
          </table:table-cell>
          <table:table-cell table:style-name="ce4" table:formula="of:=IF([.I10];[.I9];[.I15])" office:value-type="currency" office:currency="USD" office:value="135000" calcext:value-type="currency">
            <text:p>$135,000.00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expected line 20</text:p>
          </table:table-cell>
          <table:table-cell table:style-name="ce5" table:formula="of:=[.B14]" office:value-type="boolean" office:boolean-value="true" calcext:value-type="boolean">
            <text:p>TRUE</text:p>
          </table:table-cell>
          <table:table-cell table:style-name="ce5" table:formula="of:=[.C14]" office:value-type="boolean" office:boolean-value="true" calcext:value-type="boolean">
            <text:p>TRUE</text:p>
          </table:table-cell>
          <table:table-cell table:style-name="ce5" table:formula="of:=[.D14]" office:value-type="boolean" office:boolean-value="true" calcext:value-type="boolean">
            <text:p>TRUE</text:p>
          </table:table-cell>
          <table:table-cell table:style-name="ce5" table:formula="of:=[.E14]" office:value-type="boolean" office:boolean-value="true" calcext:value-type="boolean">
            <text:p>TRUE</text:p>
          </table:table-cell>
          <table:table-cell table:style-name="ce5" table:formula="of:=[.F14]" office:value-type="boolean" office:boolean-value="true" calcext:value-type="boolean">
            <text:p>TRUE</text:p>
          </table:table-cell>
          <table:table-cell table:style-name="ce5" table:formula="of:=[.G14]" office:value-type="boolean" office:boolean-value="true" calcext:value-type="boolean">
            <text:p>TRUE</text:p>
          </table:table-cell>
          <table:table-cell table:style-name="ce5" table:formula="of:=[.H14]" office:value-type="boolean" office:boolean-value="true" calcext:value-type="boolean">
            <text:p>TRUE</text:p>
          </table:table-cell>
          <table:table-cell table:style-name="ce5" table:formula="of:=[.I14]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expected line 22</text:p>
          </table:table-cell>
          <table:table-cell table:style-name="ce5" table:formula="of:=[.B16]" office:value-type="boolean" office:boolean-value="false" calcext:value-type="boolean">
            <text:p>FALSE</text:p>
          </table:table-cell>
          <table:table-cell table:style-name="ce5" table:formula="of:=[.C16]" office:value-type="boolean" office:boolean-value="false" calcext:value-type="boolean">
            <text:p>FALSE</text:p>
          </table:table-cell>
          <table:table-cell table:style-name="ce5" table:formula="of:=[.D16]" office:value-type="boolean" office:boolean-value="false" calcext:value-type="boolean">
            <text:p>FALSE</text:p>
          </table:table-cell>
          <table:table-cell table:style-name="ce5" table:formula="of:=[.E16]" office:value-type="boolean" office:boolean-value="false" calcext:value-type="boolean">
            <text:p>FALSE</text:p>
          </table:table-cell>
          <table:table-cell table:style-name="ce5" table:formula="of:=[.F16]" office:value-type="boolean" office:boolean-value="false" calcext:value-type="boolean">
            <text:p>FALSE</text:p>
          </table:table-cell>
          <table:table-cell table:style-name="ce5" table:formula="of:=[.G16]" office:value-type="boolean" office:boolean-value="false" calcext:value-type="boolean">
            <text:p>FALSE</text:p>
          </table:table-cell>
          <table:table-cell table:style-name="ce5" table:formula="of:=[.H16]" office:value-type="boolean" office:boolean-value="false" calcext:value-type="boolean">
            <text:p>FALSE</text:p>
          </table:table-cell>
          <table:table-cell table:style-name="ce5" table:formula="of:=[.I16]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3">
          <table:table-cell table:style-name="ce2"/>
          <table:table-cell table:style-name="Default" office:value-type="string" calcext:value-type="string">
            <text:p>// both positive</text:p>
          </table:table-cell>
          <table:table-cell table:style-name="ce1" office:value-type="string" calcext:value-type="string">
            <text:p>// both small losses</text:p>
          </table:table-cell>
          <table:table-cell table:style-name="ce1" office:value-type="string" calcext:value-type="string">
            <text:p>// both big losses</text:p>
          </table:table-cell>
          <table:table-cell table:style-name="ce1" office:value-type="string" calcext:value-type="string">
            <text:p>// short loss, long gain, overall gain</text:p>
          </table:table-cell>
          <table:table-cell table:style-name="ce1" office:value-type="string" calcext:value-type="string">
            <text:p>// short gain, long loss, overall gain</text:p>
          </table:table-cell>
          <table:table-cell table:style-name="ce1" office:value-type="string" calcext:value-type="string">
            <text:p>// short loss, long gain, overall loss</text:p>
          </table:table-cell>
          <table:table-cell table:number-columns-repeated="2" table:style-name="ce1" office:value-type="string" calcext:value-type="string">
            <text:p>// short gain, long loss, overall loss</text:p>
          </table:table-cell>
          <table:table-cell table:number-columns-repeated="1637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6" table:formula="of:=[.B1]" office:value-type="currency" office:currency="USD" office:value="1000" calcext:value-type="currency">
            <text:p>$1,000.00</text:p>
          </table:table-cell>
          <table:table-cell table:style-name="ce6" table:formula="of:=[.C1]" office:value-type="currency" office:currency="USD" office:value="-900" calcext:value-type="currency">
            <text:p>-$900.00</text:p>
          </table:table-cell>
          <table:table-cell table:style-name="ce6" table:formula="of:=[.D1]" office:value-type="currency" office:currency="USD" office:value="-3000" calcext:value-type="currency">
            <text:p>-$3,000.00</text:p>
          </table:table-cell>
          <table:table-cell table:style-name="ce6" table:formula="of:=[.E1]" office:value-type="currency" office:currency="USD" office:value="-900" calcext:value-type="currency">
            <text:p>-$900.00</text:p>
          </table:table-cell>
          <table:table-cell table:style-name="ce6" table:formula="of:=[.F1]" office:value-type="currency" office:currency="USD" office:value="10000" calcext:value-type="currency">
            <text:p>$10,000.00</text:p>
          </table:table-cell>
          <table:table-cell table:style-name="ce6" table:formula="of:=[.G1]" office:value-type="currency" office:currency="USD" office:value="-9000" calcext:value-type="currency">
            <text:p>-$9,000.00</text:p>
          </table:table-cell>
          <table:table-cell table:style-name="ce6" table:formula="of:=[.H1]" office:value-type="currency" office:currency="USD" office:value="1000" calcext:value-type="currency">
            <text:p>$1,000.00</text:p>
          </table:table-cell>
          <table:table-cell table:style-name="ce6" table:formula="of:=[.I1]" office:value-type="currency" office:currency="USD" office:value="20000" calcext:value-type="currency">
            <text:p>$20,000.00</text:p>
          </table:table-cell>
          <table:table-cell table:number-columns-repeated="1637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6" table:formula="of:=[.B2]" office:value-type="currency" office:currency="USD" office:value="20000" calcext:value-type="currency">
            <text:p>$20,000.00</text:p>
          </table:table-cell>
          <table:table-cell table:style-name="ce6" table:formula="of:=[.C2]" office:value-type="currency" office:currency="USD" office:value="-1500" calcext:value-type="currency">
            <text:p>-$1,500.00</text:p>
          </table:table-cell>
          <table:table-cell table:style-name="ce6" table:formula="of:=[.D2]" office:value-type="currency" office:currency="USD" office:value="-4000" calcext:value-type="currency">
            <text:p>-$4,000.00</text:p>
          </table:table-cell>
          <table:table-cell table:style-name="ce6" table:formula="of:=[.E2]" office:value-type="currency" office:currency="USD" office:value="10000" calcext:value-type="currency">
            <text:p>$10,000.00</text:p>
          </table:table-cell>
          <table:table-cell table:style-name="ce6" table:formula="of:=[.F2]" office:value-type="currency" office:currency="USD" office:value="-900" calcext:value-type="currency">
            <text:p>-$900.00</text:p>
          </table:table-cell>
          <table:table-cell table:style-name="ce6" table:formula="of:=[.G2]" office:value-type="currency" office:currency="USD" office:value="1000" calcext:value-type="currency">
            <text:p>$1,000.00</text:p>
          </table:table-cell>
          <table:table-cell table:style-name="ce6" table:formula="of:=[.H2]" office:value-type="currency" office:currency="USD" office:value="-9000" calcext:value-type="currency">
            <text:p>-$9,000.00</text:p>
          </table:table-cell>
          <table:table-cell table:style-name="ce6" table:formula="of:=[.I2]" office:value-type="currency" office:currency="USD" office:value="115000" calcext:value-type="currency">
            <text:p>$115,000.00</text:p>
          </table:table-cell>
          <table:table-cell table:number-columns-repeated="1637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6" table:formula="of:=[.B8]+[.B7]" office:value-type="currency" office:currency="USD" office:value="21000" calcext:value-type="currency">
            <text:p>$21,000.00</text:p>
          </table:table-cell>
          <table:table-cell table:style-name="ce6" table:formula="of:=[.C8]+[.C7]" office:value-type="currency" office:currency="USD" office:value="-2400" calcext:value-type="currency">
            <text:p>-$2,400.00</text:p>
          </table:table-cell>
          <table:table-cell table:style-name="ce6" table:formula="of:=[.D8]+[.D7]" office:value-type="currency" office:currency="USD" office:value="-7000" calcext:value-type="currency">
            <text:p>-$7,000.00</text:p>
          </table:table-cell>
          <table:table-cell table:style-name="ce6" table:formula="of:=[.E8]+[.E7]" office:value-type="currency" office:currency="USD" office:value="9100" calcext:value-type="currency">
            <text:p>$9,100.00</text:p>
          </table:table-cell>
          <table:table-cell table:style-name="ce6" table:formula="of:=[.F8]+[.F7]" office:value-type="currency" office:currency="USD" office:value="9100" calcext:value-type="currency">
            <text:p>$9,100.00</text:p>
          </table:table-cell>
          <table:table-cell table:style-name="ce6" table:formula="of:=[.G8]+[.G7]" office:value-type="currency" office:currency="USD" office:value="-8000" calcext:value-type="currency">
            <text:p>-$8,000.00</text:p>
          </table:table-cell>
          <table:table-cell table:style-name="ce6" table:formula="of:=[.H8]+[.H7]" office:value-type="currency" office:currency="USD" office:value="-8000" calcext:value-type="currency">
            <text:p>-$8,000.00</text:p>
          </table:table-cell>
          <table:table-cell table:style-name="ce6" table:formula="of:=[.I8]+[.I7]" office:value-type="currency" office:currency="USD" office:value="135000" calcext:value-type="currency">
            <text:p>$135,000.00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 table:formula="of:=IF([.B9]&gt;0;1; 0)" office:value-type="boolean" office:boolean-value="true" calcext:value-type="boolean">
            <text:p>TRUE</text:p>
          </table:table-cell>
          <table:table-cell table:style-name="ce5" table:formula="of:=IF([.C9]&gt;0;1; 0)" office:value-type="boolean" office:boolean-value="false" calcext:value-type="boolean">
            <text:p>FALSE</text:p>
          </table:table-cell>
          <table:table-cell table:style-name="ce5" table:formula="of:=IF([.D9]&gt;0;1; 0)" office:value-type="boolean" office:boolean-value="false" calcext:value-type="boolean">
            <text:p>FALSE</text:p>
          </table:table-cell>
          <table:table-cell table:style-name="ce5" table:formula="of:=IF([.E9]&gt;0;1; 0)" office:value-type="boolean" office:boolean-value="true" calcext:value-type="boolean">
            <text:p>TRUE</text:p>
          </table:table-cell>
          <table:table-cell table:style-name="ce5" table:formula="of:=IF([.F9]&gt;0;1; 0)" office:value-type="boolean" office:boolean-value="true" calcext:value-type="boolean">
            <text:p>TRUE</text:p>
          </table:table-cell>
          <table:table-cell table:style-name="ce5" table:formula="of:=IF([.G9]&gt;0;1; 0)" office:value-type="boolean" office:boolean-value="false" calcext:value-type="boolean">
            <text:p>FALSE</text:p>
          </table:table-cell>
          <table:table-cell table:style-name="ce5" table:formula="of:=IF([.H9]&gt;0;1; 0)" office:value-type="boolean" office:boolean-value="false" calcext:value-type="boolean">
            <text:p>FALSE</text:p>
          </table:table-cell>
          <table:table-cell table:style-name="ce5" table:formula="of:=IF([.I9]&gt;0;1; 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5" table:formula="of:=IF(AND([.B8]&gt;0;[.B7]&gt;0);1;0)" office:value-type="boolean" office:boolean-value="true" calcext:value-type="boolean">
            <text:p>TRUE</text:p>
          </table:table-cell>
          <table:table-cell table:style-name="ce5" table:formula="of:=IF(AND([.C8]&gt;0;[.C7]&gt;0);1;0)" office:value-type="boolean" office:boolean-value="false" calcext:value-type="boolean">
            <text:p>FALSE</text:p>
          </table:table-cell>
          <table:table-cell table:style-name="ce5" table:formula="of:=IF(AND([.D8]&gt;0;[.D7]&gt;0);1;0)" office:value-type="boolean" office:boolean-value="false" calcext:value-type="boolean">
            <text:p>FALSE</text:p>
          </table:table-cell>
          <table:table-cell table:style-name="ce5" table:formula="of:=IF(AND([.E8]&gt;0;[.E7]&gt;0);1;0)" office:value-type="boolean" office:boolean-value="false" calcext:value-type="boolean">
            <text:p>FALSE</text:p>
          </table:table-cell>
          <table:table-cell table:style-name="ce5" table:formula="of:=IF(AND([.F8]&gt;0;[.F7]&gt;0);1;0)" office:value-type="boolean" office:boolean-value="false" calcext:value-type="boolean">
            <text:p>FALSE</text:p>
          </table:table-cell>
          <table:table-cell table:style-name="ce5" table:formula="of:=IF(AND([.G8]&gt;0;[.G7]&gt;0);1;0)" office:value-type="boolean" office:boolean-value="false" calcext:value-type="boolean">
            <text:p>FALSE</text:p>
          </table:table-cell>
          <table:table-cell table:style-name="ce5" table:formula="of:=IF(AND([.H8]&gt;0;[.H7]&gt;0);1;0)" office:value-type="boolean" office:boolean-value="false" calcext:value-type="boolean">
            <text:p>FALSE</text:p>
          </table:table-cell>
          <table:table-cell table:style-name="ce5" table:formula="of:=IF(AND([.I8]&gt;0;[.I7]&gt;0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5" table:formula="of:=IF(AND([.B12]=0;[.B13]=0);1;0)" office:value-type="boolean" office:boolean-value="true" calcext:value-type="boolean">
            <text:p>TRUE</text:p>
          </table:table-cell>
          <table:table-cell table:style-name="ce5" table:formula="of:=IF(AND([.C12]=0;[.C13]=0);1;0)" office:value-type="boolean" office:boolean-value="true" calcext:value-type="boolean">
            <text:p>TRUE</text:p>
          </table:table-cell>
          <table:table-cell table:style-name="ce5" table:formula="of:=IF(AND([.D12]=0;[.D13]=0);1;0)" office:value-type="boolean" office:boolean-value="true" calcext:value-type="boolean">
            <text:p>TRUE</text:p>
          </table:table-cell>
          <table:table-cell table:style-name="ce5" table:formula="of:=IF(AND([.E12]=0;[.E13]=0);1;0)" office:value-type="boolean" office:boolean-value="true" calcext:value-type="boolean">
            <text:p>TRUE</text:p>
          </table:table-cell>
          <table:table-cell table:style-name="ce5" table:formula="of:=IF(AND([.F12]=0;[.F13]=0);1;0)" office:value-type="boolean" office:boolean-value="true" calcext:value-type="boolean">
            <text:p>TRUE</text:p>
          </table:table-cell>
          <table:table-cell table:style-name="ce5" table:formula="of:=IF(AND([.G12]=0;[.G13]=0);1;0)" office:value-type="boolean" office:boolean-value="true" calcext:value-type="boolean">
            <text:p>TRUE</text:p>
          </table:table-cell>
          <table:table-cell table:style-name="ce5" table:formula="of:=IF(AND([.H12]=0;[.H13]=0);1;0)" office:value-type="boolean" office:boolean-value="true" calcext:value-type="boolean">
            <text:p>TRUE</text:p>
          </table:table-cell>
          <table:table-cell table:style-name="ce5" table:formula="of:=IF(AND([.I12]=0;[.I13]=0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Default" table:formula="of:=IF([.B9]&lt;0;IF([.B9]&lt;-3000;-3000;[.B9]);0)" office:value-type="float" office:value="0" calcext:value-type="float">
            <text:p>0</text:p>
          </table:table-cell>
          <table:table-cell table:style-name="ce6" table:formula="of:=IF([.C9]&lt;0;IF([.C9]&lt;-3000;-3000;[.C9]);0)" office:value-type="currency" office:currency="USD" office:value="-2400" calcext:value-type="currency">
            <text:p>-$2,400.00</text:p>
          </table:table-cell>
          <table:table-cell table:style-name="ce6" table:formula="of:=IF([.D9]&lt;0;IF([.D9]&lt;-3000;-3000;[.D9]);0)" office:value-type="currency" office:currency="USD" office:value="-3000" calcext:value-type="currency">
            <text:p>-$3,000.00</text:p>
          </table:table-cell>
          <table:table-cell table:style-name="ce6" table:formula="of:=IF([.E9]&lt;0;IF([.E9]&lt;-3000;-3000;[.E9]);0)" office:value-type="currency" office:currency="USD" office:value="0" calcext:value-type="currency">
            <text:p>$0.00</text:p>
          </table:table-cell>
          <table:table-cell table:style-name="ce6" table:formula="of:=IF([.F9]&lt;0;IF([.F9]&lt;-3000;-3000;[.F9]);0)" office:value-type="currency" office:currency="USD" office:value="0" calcext:value-type="currency">
            <text:p>$0.00</text:p>
          </table:table-cell>
          <table:table-cell table:style-name="ce6" table:formula="of:=IF([.G9]&lt;0;IF([.G9]&lt;-3000;-3000;[.G9]);0)" office:value-type="currency" office:currency="USD" office:value="-3000" calcext:value-type="currency">
            <text:p>-$3,000.00</text:p>
          </table:table-cell>
          <table:table-cell table:style-name="ce6" table:formula="of:=IF([.H9]&lt;0;IF([.H9]&lt;-3000;-3000;[.H9]);0)" office:value-type="currency" office:currency="USD" office:value="-3000" calcext:value-type="currency">
            <text:p>-$3,000.00</text:p>
          </table:table-cell>
          <table:table-cell table:style-name="ce6" table:formula="of:=IF([.I9]&lt;0;IF([.I9]&lt;-3000;-3000;[.I9]);0)" office:value-type="currency" office:currency="USD" office:value="0" calcext:value-type="currency">
            <text:p>$0.00</text:p>
          </table:table-cell>
          <table:table-cell table:number-columns-repeated="1637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8" table:style-name="ce5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Default"/>
          <table:table-cell table:style-name="ce2" table:number-columns-repeated="6"/>
          <table:table-cell table:number-columns-repeated="16376"/>
        </table:table-row>
        <table:table-row table:style-name="ro1" table:number-rows-repeated="2">
          <table:table-cell table:style-name="ce2" table:number-columns-repeated="8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B1]&amp;&quot;, &quot;&amp;[.B2]&amp;&quot;, &quot;&amp;[.B3]&amp;&quot;, &quot;&amp;IF([.B4]=1;&quot;true&quot;;&quot;false&quot;)&amp;&quot;, &quot;&amp;IF([.B5]=1;&quot;true&quot;;&quot;false&quot;)&amp;&quot;)] &quot;&amp;[.B6]" office:value-type="string" office:string-value="[InlineData(1000, 20000, 21000, true, false)] // both positive" calcext:value-type="string">
            <text:p>[InlineData(1000, 20000, 21000, true, false)] // both positive</text:p>
          </table:table-cell>
          <table:table-cell table:style-name="Default" table:number-columns-repeated="6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C1]&amp;&quot;, &quot;&amp;[.C2]&amp;&quot;, &quot;&amp;[.C3]&amp;&quot;, &quot;&amp;IF([.C4]=1;&quot;true&quot;;&quot;false&quot;)&amp;&quot;, &quot;&amp;IF([.C5]=1;&quot;true&quot;;&quot;false&quot;)&amp;&quot;)] &quot;&amp;[.C6]" office:value-type="string" office:string-value="[InlineData(-900, -1500, -2400, true, false)] // both small losses" calcext:value-type="string">
            <text:p>[InlineData(-900, -1500, -2400, true, false)] // both small losses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D1]&amp;&quot;, &quot;&amp;[.D2]&amp;&quot;, &quot;&amp;[.D3]&amp;&quot;, &quot;&amp;IF([.D4]=1;&quot;true&quot;;&quot;false&quot;)&amp;&quot;, &quot;&amp;IF([.D5]=1;&quot;true&quot;;&quot;false&quot;)&amp;&quot;)] &quot;&amp;[.D6]" office:value-type="string" office:string-value="[InlineData(-3000, -4000, -3000, true, false)] // both big losses" calcext:value-type="string">
            <text:p>[InlineData(-3000, -4000, -3000, true, false)] // both big losses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E1]&amp;&quot;, &quot;&amp;[.E2]&amp;&quot;, &quot;&amp;[.E3]&amp;&quot;, &quot;&amp;IF([.E4]=1;&quot;true&quot;;&quot;false&quot;)&amp;&quot;, &quot;&amp;IF([.E5]=1;&quot;true&quot;;&quot;false&quot;)&amp;&quot;)] &quot;&amp;[.E6]" office:value-type="string" office:string-value="[InlineData(-900, 10000, 9100, true, false)] // short loss, long gain, overall gain" calcext:value-type="string">
            <text:p>[InlineData(-900, 10000, 9100, true, false)] // short loss, long gain, overall gain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F1]&amp;&quot;, &quot;&amp;[.F2]&amp;&quot;, &quot;&amp;[.F3]&amp;&quot;, &quot;&amp;IF([.F4]=1;&quot;true&quot;;&quot;false&quot;)&amp;&quot;, &quot;&amp;IF([.F5]=1;&quot;true&quot;;&quot;false&quot;)&amp;&quot;)] &quot;&amp;[.F6]" office:value-type="string" office:string-value="[InlineData(10000, -900, 9100, true, false)] // short gain, long loss, overall gain" calcext:value-type="string">
            <text:p>[InlineData(10000, -900, 9100, true, false)] // short gain, long loss, overall gain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G1]&amp;&quot;, &quot;&amp;[.G2]&amp;&quot;, &quot;&amp;[.G3]&amp;&quot;, &quot;&amp;IF([.G4]=1;&quot;true&quot;;&quot;false&quot;)&amp;&quot;, &quot;&amp;IF([.G5]=1;&quot;true&quot;;&quot;false&quot;)&amp;&quot;)] &quot;&amp;[.G6]" office:value-type="string" office:string-value="[InlineData(-9000, 1000, -3000, true, false)] // short loss, long gain, overall loss" calcext:value-type="string">
            <text:p>[InlineData(-9000, 1000, -3000, true, false)] // short loss, long gain, overall loss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/>
          <table:table-cell table:style-name="ce8" table:formula="of:=&quot;[InlineData(&quot;&amp;[.H1]&amp;&quot;, &quot;&amp;[.H2]&amp;&quot;, &quot;&amp;[.H3]&amp;&quot;, &quot;&amp;IF([.H4]=1;&quot;true&quot;;&quot;false&quot;)&amp;&quot;, &quot;&amp;IF([.H5]=1;&quot;true&quot;;&quot;false&quot;)&amp;&quot;)] &quot;&amp;[.H6]" office:value-type="string" office:string-value="[InlineData(1000, -9000, -3000, true, false)] // short gain, long loss, overall loss" calcext:value-type="string">
            <text:p>[InlineData(1000, -9000, -3000, true, false)] // short gain, long loss, overall loss</text:p>
          </table:table-cell>
          <table:table-cell table:number-columns-repeated="16382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dTaxComputationWorksheet" table:style-name="ta1"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5" table:default-cell-style-name="ce6"/>
        <table:table-column table:style-name="co2" table:default-cell-style-name="ce6"/>
        <table:table-column table:style-name="co1" table:number-columns-repeated="5" table:default-cell-style-name="ce6"/>
        <table:table-column table:style-name="co2" table:default-cell-style-name="ce6"/>
        <table:table-column table:style-name="co1" table:number-columns-repeated="5" table:default-cell-style-name="ce6"/>
        <table:table-column table:style-name="co2" table:default-cell-style-name="ce6"/>
        <table:table-column table:style-name="co1" table:number-columns-repeated="5" table:default-cell-style-name="ce6"/>
        <table:table-column table:style-name="co2" table:default-cell-style-name="ce6"/>
        <table:table-column table:style-name="co1" table:number-columns-repeated="16357" table:default-cell-style-name="ce6"/>
        <table:table-row table:style-name="ro1">
          <table:table-cell table:number-columns-repeated="3"/>
          <table:table-cell table:style-name="ce10" office:value-type="string" calcext:value-type="string" table:number-columns-spanned="5" table:number-rows-spanned="1">
            <text:p>Bracket 1</text:p>
          </table:table-cell>
          <table:covered-table-cell table:number-columns-repeated="4"/>
          <table:table-cell/>
          <table:table-cell table:style-name="ce10" office:value-type="string" calcext:value-type="string" table:number-columns-spanned="5" table:number-rows-spanned="1">
            <text:p>Bracket 2</text:p>
          </table:table-cell>
          <table:covered-table-cell table:number-columns-repeated="4"/>
          <table:table-cell/>
          <table:table-cell table:style-name="ce10" office:value-type="string" calcext:value-type="string" table:number-columns-spanned="5" table:number-rows-spanned="1">
            <text:p>Bracket 3</text:p>
          </table:table-cell>
          <table:covered-table-cell table:number-columns-repeated="4"/>
          <table:table-cell/>
          <table:table-cell table:style-name="ce10" office:value-type="string" calcext:value-type="string" table:number-columns-spanned="5" table:number-rows-spanned="1">
            <text:p>Bracket 4</text:p>
          </table:table-cell>
          <table:covered-table-cell table:number-columns-repeated="4"/>
          <table:table-cell/>
          <table:table-cell table:style-name="ce10" office:value-type="string" calcext:value-type="string" table:number-columns-spanned="5" table:number-rows-spanned="1">
            <text:p>Bracket 5</text:p>
          </table:table-cell>
          <table:covered-table-cell table:number-columns-repeated="4"/>
          <table:table-cell table:number-columns-repeated="16352"/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expectedTax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ubtractions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ubtractions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ubtractions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ubtractions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ubtractions</text:p>
          </table:table-cell>
          <table:table-cell office:value-type="string" calcext:value-type="string">
            <text:p>tax</text:p>
          </table:table-cell>
          <table:table-cell table:number-columns-repeated="16352"/>
        </table:table-row>
        <table:table-row table:style-name="ro1">
          <table:table-cell office:value-type="currency" office:currency="USD" office:value="100000" calcext:value-type="currency">
            <text:p>$100,000.00</text:p>
          </table:table-cell>
          <table:table-cell table:formula="of:=ROUND([.H3]+[.N3]+[.T3]+[.Z3]+[.AF3];2)" office:value-type="currency" office:currency="USD" office:value="12106" calcext:value-type="currency">
            <text:p>$12,106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3]&gt;=[.D3];[.$A3]&lt;=[.E3]);([.$A3]*[.F3])-[.G3];0)" office:value-type="currency" office:currency="USD" office:value="12106" calcext:value-type="currency">
            <text:p>$12,106.00</text:p>
          </table:table-cell>
          <table:table-cell/>
          <table:table-cell table:formula="of:=[.E3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3]&gt;[.J3];[.$A3]&lt;=[.K3]);([.$A3]*[.L3])-[.M3];0)" office:value-type="currency" office:currency="USD" office:value="0" calcext:value-type="currency">
            <text:p>$0.00</text:p>
          </table:table-cell>
          <table:table-cell/>
          <table:table-cell table:formula="of:=[.K3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3]&gt;[.P3];[.$A3]&lt;=[.Q3]);([.$A3]*[.R3])-[.S3];0)" office:value-type="currency" office:currency="USD" office:value="0" calcext:value-type="currency">
            <text:p>$0.00</text:p>
          </table:table-cell>
          <table:table-cell/>
          <table:table-cell table:formula="of:=[.Q3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3]&gt;[.V3];[.$A3]&lt;=[.W3]);([.$A3]*[.X3])-[.Y3];0)" office:value-type="currency" office:currency="USD" office:value="0" calcext:value-type="currency">
            <text:p>$0.00</text:p>
          </table:table-cell>
          <table:table-cell/>
          <table:table-cell table:formula="of:=[.W3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3]&gt;[.AB3];[.$A3]&lt;=[.AC3]);([.$A3]*[.AD3])-[.AE3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3]*1.25;2)" office:value-type="currency" office:currency="USD" office:value="125000" calcext:value-type="currency">
            <text:p>$125,000.00</text:p>
          </table:table-cell>
          <table:table-cell table:formula="of:=ROUND([.H4]+[.N4]+[.T4]+[.Z4]+[.AF4];2)" office:value-type="currency" office:currency="USD" office:value="17606" calcext:value-type="currency">
            <text:p>$17,606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]&gt;=[.D4];[.$A4]&lt;=[.E4]);([.$A4]*[.F4])-[.G4];0)" office:value-type="currency" office:currency="USD" office:value="17606" calcext:value-type="currency">
            <text:p>$17,606.00</text:p>
          </table:table-cell>
          <table:table-cell/>
          <table:table-cell table:formula="of:=[.E4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]&gt;[.J4];[.$A4]&lt;=[.K4]);([.$A4]*[.L4])-[.M4];0)" office:value-type="currency" office:currency="USD" office:value="0" calcext:value-type="currency">
            <text:p>$0.00</text:p>
          </table:table-cell>
          <table:table-cell/>
          <table:table-cell table:formula="of:=[.K4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]&gt;[.P4];[.$A4]&lt;=[.Q4]);([.$A4]*[.R4])-[.S4];0)" office:value-type="currency" office:currency="USD" office:value="0" calcext:value-type="currency">
            <text:p>$0.00</text:p>
          </table:table-cell>
          <table:table-cell/>
          <table:table-cell table:formula="of:=[.Q4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]&gt;[.V4];[.$A4]&lt;=[.W4]);([.$A4]*[.X4])-[.Y4];0)" office:value-type="currency" office:currency="USD" office:value="0" calcext:value-type="currency">
            <text:p>$0.00</text:p>
          </table:table-cell>
          <table:table-cell/>
          <table:table-cell table:formula="of:=[.W4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]&gt;[.AB4];[.$A4]&lt;=[.AC4]);([.$A4]*[.AD4])-[.AE4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4]*1.25;2)" office:value-type="currency" office:currency="USD" office:value="156250" calcext:value-type="currency">
            <text:p>$156,250.00</text:p>
          </table:table-cell>
          <table:table-cell table:formula="of:=ROUND([.H5]+[.N5]+[.T5]+[.Z5]+[.AF5];2)" office:value-type="currency" office:currency="USD" office:value="24481" calcext:value-type="currency">
            <text:p>$24,481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]&gt;=[.D5];[.$A5]&lt;=[.E5]);([.$A5]*[.F5])-[.G5];0)" office:value-type="currency" office:currency="USD" office:value="24481" calcext:value-type="currency">
            <text:p>$24,481.00</text:p>
          </table:table-cell>
          <table:table-cell/>
          <table:table-cell table:formula="of:=[.E5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]&gt;[.J5];[.$A5]&lt;=[.K5]);([.$A5]*[.L5])-[.M5];0)" office:value-type="currency" office:currency="USD" office:value="0" calcext:value-type="currency">
            <text:p>$0.00</text:p>
          </table:table-cell>
          <table:table-cell/>
          <table:table-cell table:formula="of:=[.K5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]&gt;[.P5];[.$A5]&lt;=[.Q5]);([.$A5]*[.R5])-[.S5];0)" office:value-type="currency" office:currency="USD" office:value="0" calcext:value-type="currency">
            <text:p>$0.00</text:p>
          </table:table-cell>
          <table:table-cell/>
          <table:table-cell table:formula="of:=[.Q5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]&gt;[.V5];[.$A5]&lt;=[.W5]);([.$A5]*[.X5])-[.Y5];0)" office:value-type="currency" office:currency="USD" office:value="0" calcext:value-type="currency">
            <text:p>$0.00</text:p>
          </table:table-cell>
          <table:table-cell/>
          <table:table-cell table:formula="of:=[.W5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]&gt;[.AB5];[.$A5]&lt;=[.AC5]);([.$A5]*[.AD5])-[.AE5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5]*1.25;2)" office:value-type="currency" office:currency="USD" office:value="195312.5" calcext:value-type="currency">
            <text:p>$195,312.50</text:p>
          </table:table-cell>
          <table:table-cell table:formula="of:=ROUND([.H6]+[.N6]+[.T6]+[.Z6]+[.AF6];2)" office:value-type="currency" office:currency="USD" office:value="33074.75" calcext:value-type="currency">
            <text:p>$33,074.75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]&gt;=[.D6];[.$A6]&lt;=[.E6]);([.$A6]*[.F6])-[.G6];0)" office:value-type="currency" office:currency="USD" office:value="33074.75" calcext:value-type="currency">
            <text:p>$33,074.75</text:p>
          </table:table-cell>
          <table:table-cell/>
          <table:table-cell table:formula="of:=[.E6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]&gt;[.J6];[.$A6]&lt;=[.K6]);([.$A6]*[.L6])-[.M6];0)" office:value-type="currency" office:currency="USD" office:value="0" calcext:value-type="currency">
            <text:p>$0.00</text:p>
          </table:table-cell>
          <table:table-cell/>
          <table:table-cell table:formula="of:=[.K6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]&gt;[.P6];[.$A6]&lt;=[.Q6]);([.$A6]*[.R6])-[.S6];0)" office:value-type="currency" office:currency="USD" office:value="0" calcext:value-type="currency">
            <text:p>$0.00</text:p>
          </table:table-cell>
          <table:table-cell/>
          <table:table-cell table:formula="of:=[.Q6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]&gt;[.V6];[.$A6]&lt;=[.W6]);([.$A6]*[.X6])-[.Y6];0)" office:value-type="currency" office:currency="USD" office:value="0" calcext:value-type="currency">
            <text:p>$0.00</text:p>
          </table:table-cell>
          <table:table-cell/>
          <table:table-cell table:formula="of:=[.W6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]&gt;[.AB6];[.$A6]&lt;=[.AC6]);([.$A6]*[.AD6])-[.AE6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6]*1.25;2)" office:value-type="currency" office:currency="USD" office:value="244140.63" calcext:value-type="currency">
            <text:p>$244,140.63</text:p>
          </table:table-cell>
          <table:table-cell table:formula="of:=ROUND([.H7]+[.N7]+[.T7]+[.Z7]+[.AF7];2)" office:value-type="currency" office:currency="USD" office:value="44678.75" calcext:value-type="currency">
            <text:p>$44,678.75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7]&gt;=[.D7];[.$A7]&lt;=[.E7]);([.$A7]*[.F7])-[.G7];0)" office:value-type="currency" office:currency="USD" office:value="0" calcext:value-type="currency">
            <text:p>$0.00</text:p>
          </table:table-cell>
          <table:table-cell/>
          <table:table-cell table:formula="of:=[.E7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7]&gt;[.J7];[.$A7]&lt;=[.K7]);([.$A7]*[.L7])-[.M7];0)" office:value-type="currency" office:currency="USD" office:value="44678.7512" calcext:value-type="currency">
            <text:p>$44,678.75</text:p>
          </table:table-cell>
          <table:table-cell/>
          <table:table-cell table:formula="of:=[.K7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7]&gt;[.P7];[.$A7]&lt;=[.Q7]);([.$A7]*[.R7])-[.S7];0)" office:value-type="currency" office:currency="USD" office:value="0" calcext:value-type="currency">
            <text:p>$0.00</text:p>
          </table:table-cell>
          <table:table-cell/>
          <table:table-cell table:formula="of:=[.Q7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7]&gt;[.V7];[.$A7]&lt;=[.W7]);([.$A7]*[.X7])-[.Y7];0)" office:value-type="currency" office:currency="USD" office:value="0" calcext:value-type="currency">
            <text:p>$0.00</text:p>
          </table:table-cell>
          <table:table-cell/>
          <table:table-cell table:formula="of:=[.W7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7]&gt;[.AB7];[.$A7]&lt;=[.AC7]);([.$A7]*[.AD7])-[.AE7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7]*1.25;2)" office:value-type="currency" office:currency="USD" office:value="305175.79" calcext:value-type="currency">
            <text:p>$305,175.79</text:p>
          </table:table-cell>
          <table:table-cell table:formula="of:=ROUND([.H8]+[.N8]+[.T8]+[.Z8]+[.AF8];2)" office:value-type="currency" office:currency="USD" office:value="59327.19" calcext:value-type="currency">
            <text:p>$59,327.19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8]&gt;=[.D8];[.$A8]&lt;=[.E8]);([.$A8]*[.F8])-[.G8];0)" office:value-type="currency" office:currency="USD" office:value="0" calcext:value-type="currency">
            <text:p>$0.00</text:p>
          </table:table-cell>
          <table:table-cell/>
          <table:table-cell table:formula="of:=[.E8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8]&gt;[.J8];[.$A8]&lt;=[.K8]);([.$A8]*[.L8])-[.M8];0)" office:value-type="currency" office:currency="USD" office:value="59327.1896" calcext:value-type="currency">
            <text:p>$59,327.19</text:p>
          </table:table-cell>
          <table:table-cell/>
          <table:table-cell table:formula="of:=[.K8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8]&gt;[.P8];[.$A8]&lt;=[.Q8]);([.$A8]*[.R8])-[.S8];0)" office:value-type="currency" office:currency="USD" office:value="0" calcext:value-type="currency">
            <text:p>$0.00</text:p>
          </table:table-cell>
          <table:table-cell/>
          <table:table-cell table:formula="of:=[.Q8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8]&gt;[.V8];[.$A8]&lt;=[.W8]);([.$A8]*[.X8])-[.Y8];0)" office:value-type="currency" office:currency="USD" office:value="0" calcext:value-type="currency">
            <text:p>$0.00</text:p>
          </table:table-cell>
          <table:table-cell/>
          <table:table-cell table:formula="of:=[.W8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8]&gt;[.AB8];[.$A8]&lt;=[.AC8]);([.$A8]*[.AD8])-[.AE8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8]*1.25;2)" office:value-type="currency" office:currency="USD" office:value="381469.74" calcext:value-type="currency">
            <text:p>$381,469.74</text:p>
          </table:table-cell>
          <table:table-cell table:formula="of:=ROUND([.H9]+[.N9]+[.T9]+[.Z9]+[.AF9];2)" office:value-type="currency" office:currency="USD" office:value="77637.74" calcext:value-type="currency">
            <text:p>$77,637.74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9]&gt;=[.D9];[.$A9]&lt;=[.E9]);([.$A9]*[.F9])-[.G9];0)" office:value-type="currency" office:currency="USD" office:value="0" calcext:value-type="currency">
            <text:p>$0.00</text:p>
          </table:table-cell>
          <table:table-cell/>
          <table:table-cell table:formula="of:=[.E9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9]&gt;[.J9];[.$A9]&lt;=[.K9]);([.$A9]*[.L9])-[.M9];0)" office:value-type="currency" office:currency="USD" office:value="77637.7376" calcext:value-type="currency">
            <text:p>$77,637.74</text:p>
          </table:table-cell>
          <table:table-cell/>
          <table:table-cell table:formula="of:=[.K9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9]&gt;[.P9];[.$A9]&lt;=[.Q9]);([.$A9]*[.R9])-[.S9];0)" office:value-type="currency" office:currency="USD" office:value="0" calcext:value-type="currency">
            <text:p>$0.00</text:p>
          </table:table-cell>
          <table:table-cell/>
          <table:table-cell table:formula="of:=[.Q9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9]&gt;[.V9];[.$A9]&lt;=[.W9]);([.$A9]*[.X9])-[.Y9];0)" office:value-type="currency" office:currency="USD" office:value="0" calcext:value-type="currency">
            <text:p>$0.00</text:p>
          </table:table-cell>
          <table:table-cell/>
          <table:table-cell table:formula="of:=[.W9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9]&gt;[.AB9];[.$A9]&lt;=[.AC9]);([.$A9]*[.AD9])-[.AE9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9]*1.25;2)" office:value-type="currency" office:currency="USD" office:value="476837.18" calcext:value-type="currency">
            <text:p>$476,837.18</text:p>
          </table:table-cell>
          <table:table-cell table:formula="of:=ROUND([.H10]+[.N10]+[.T10]+[.Z10]+[.AF10];2)" office:value-type="currency" office:currency="USD" office:value="107960.9" calcext:value-type="currency">
            <text:p>$107,960.9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10]&gt;=[.D10];[.$A10]&lt;=[.E10]);([.$A10]*[.F10])-[.G10];0)" office:value-type="currency" office:currency="USD" office:value="0" calcext:value-type="currency">
            <text:p>$0.00</text:p>
          </table:table-cell>
          <table:table-cell/>
          <table:table-cell table:formula="of:=[.E10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10]&gt;[.J10];[.$A10]&lt;=[.K10]);([.$A10]*[.L10])-[.M10];0)" office:value-type="currency" office:currency="USD" office:value="0" calcext:value-type="currency">
            <text:p>$0.00</text:p>
          </table:table-cell>
          <table:table-cell/>
          <table:table-cell table:formula="of:=[.K10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10]&gt;[.P10];[.$A10]&lt;=[.Q10]);([.$A10]*[.R10])-[.S10];0)" office:value-type="currency" office:currency="USD" office:value="107960.8976" calcext:value-type="currency">
            <text:p>$107,960.90</text:p>
          </table:table-cell>
          <table:table-cell/>
          <table:table-cell table:formula="of:=[.Q10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10]&gt;[.V10];[.$A10]&lt;=[.W10]);([.$A10]*[.X10])-[.Y10];0)" office:value-type="currency" office:currency="USD" office:value="0" calcext:value-type="currency">
            <text:p>$0.00</text:p>
          </table:table-cell>
          <table:table-cell/>
          <table:table-cell table:formula="of:=[.W10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10]&gt;[.AB10];[.$A10]&lt;=[.AC10]);([.$A10]*[.AD10])-[.AE10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10]*1.25;2)" office:value-type="currency" office:currency="USD" office:value="596046.48" calcext:value-type="currency">
            <text:p>$596,046.48</text:p>
          </table:table-cell>
          <table:table-cell table:formula="of:=ROUND([.H11]+[.N11]+[.T11]+[.Z11]+[.AF11];2)" office:value-type="currency" office:currency="USD" office:value="149365.77" calcext:value-type="currency">
            <text:p>$149,365.77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11]&gt;=[.D11];[.$A11]&lt;=[.E11]);([.$A11]*[.F11])-[.G11];0)" office:value-type="currency" office:currency="USD" office:value="0" calcext:value-type="currency">
            <text:p>$0.00</text:p>
          </table:table-cell>
          <table:table-cell/>
          <table:table-cell table:formula="of:=[.E11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11]&gt;[.J11];[.$A11]&lt;=[.K11]);([.$A11]*[.L11])-[.M11];0)" office:value-type="currency" office:currency="USD" office:value="0" calcext:value-type="currency">
            <text:p>$0.00</text:p>
          </table:table-cell>
          <table:table-cell/>
          <table:table-cell table:formula="of:=[.K11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11]&gt;[.P11];[.$A11]&lt;=[.Q11]);([.$A11]*[.R11])-[.S11];0)" office:value-type="currency" office:currency="USD" office:value="0" calcext:value-type="currency">
            <text:p>$0.00</text:p>
          </table:table-cell>
          <table:table-cell/>
          <table:table-cell table:formula="of:=[.Q11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11]&gt;[.V11];[.$A11]&lt;=[.W11]);([.$A11]*[.X11])-[.Y11];0)" office:value-type="currency" office:currency="USD" office:value="149365.768" calcext:value-type="currency">
            <text:p>$149,365.77</text:p>
          </table:table-cell>
          <table:table-cell/>
          <table:table-cell table:formula="of:=[.W11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11]&gt;[.AB11];[.$A11]&lt;=[.AC11]);([.$A11]*[.AD11])-[.AE11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11]*1.25;2)" office:value-type="currency" office:currency="USD" office:value="745058.1" calcext:value-type="currency">
            <text:p>$745,058.10</text:p>
          </table:table-cell>
          <table:table-cell table:formula="of:=ROUND([.H12]+[.N12]+[.T12]+[.Z12]+[.AF12];2)" office:value-type="currency" office:currency="USD" office:value="201797" calcext:value-type="currency">
            <text:p>$201,797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12]&gt;=[.D12];[.$A12]&lt;=[.E12]);([.$A12]*[.F12])-[.G12];0)" office:value-type="currency" office:currency="USD" office:value="0" calcext:value-type="currency">
            <text:p>$0.00</text:p>
          </table:table-cell>
          <table:table-cell/>
          <table:table-cell table:formula="of:=[.E12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12]&gt;[.J12];[.$A12]&lt;=[.K12]);([.$A12]*[.L12])-[.M12];0)" office:value-type="currency" office:currency="USD" office:value="0" calcext:value-type="currency">
            <text:p>$0.00</text:p>
          </table:table-cell>
          <table:table-cell/>
          <table:table-cell table:formula="of:=[.K12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12]&gt;[.P12];[.$A12]&lt;=[.Q12]);([.$A12]*[.R12])-[.S12];0)" office:value-type="currency" office:currency="USD" office:value="0" calcext:value-type="currency">
            <text:p>$0.00</text:p>
          </table:table-cell>
          <table:table-cell/>
          <table:table-cell table:formula="of:=[.Q12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12]&gt;[.V12];[.$A12]&lt;=[.W12]);([.$A12]*[.X12])-[.Y12];0)" office:value-type="currency" office:currency="USD" office:value="0" calcext:value-type="currency">
            <text:p>$0.00</text:p>
          </table:table-cell>
          <table:table-cell/>
          <table:table-cell table:formula="of:=[.W12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12]&gt;[.AB12];[.$A12]&lt;=[.AC12]);([.$A12]*[.AD12])-[.AE12];0)" office:value-type="currency" office:currency="USD" office:value="201796.997" calcext:value-type="currency">
            <text:p>$201,797.00</text:p>
          </table:table-cell>
          <table:table-cell table:number-columns-repeated="16352"/>
        </table:table-row>
        <table:table-row table:style-name="ro1">
          <table:table-cell table:formula="of:=ROUND([.A12]*1.25;2)" office:value-type="currency" office:currency="USD" office:value="931322.63" calcext:value-type="currency">
            <text:p>$931,322.63</text:p>
          </table:table-cell>
          <table:table-cell table:formula="of:=ROUND([.H13]+[.N13]+[.T13]+[.Z13]+[.AF13];2)" office:value-type="currency" office:currency="USD" office:value="270714.87" calcext:value-type="currency">
            <text:p>$270,714.87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13]&gt;=[.D13];[.$A13]&lt;=[.E13]);([.$A13]*[.F13])-[.G13];0)" office:value-type="currency" office:currency="USD" office:value="0" calcext:value-type="currency">
            <text:p>$0.00</text:p>
          </table:table-cell>
          <table:table-cell/>
          <table:table-cell table:formula="of:=[.E13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13]&gt;[.J13];[.$A13]&lt;=[.K13]);([.$A13]*[.L13])-[.M13];0)" office:value-type="currency" office:currency="USD" office:value="0" calcext:value-type="currency">
            <text:p>$0.00</text:p>
          </table:table-cell>
          <table:table-cell/>
          <table:table-cell table:formula="of:=[.K13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13]&gt;[.P13];[.$A13]&lt;=[.Q13]);([.$A13]*[.R13])-[.S13];0)" office:value-type="currency" office:currency="USD" office:value="0" calcext:value-type="currency">
            <text:p>$0.00</text:p>
          </table:table-cell>
          <table:table-cell/>
          <table:table-cell table:formula="of:=[.Q13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13]&gt;[.V13];[.$A13]&lt;=[.W13]);([.$A13]*[.X13])-[.Y13];0)" office:value-type="currency" office:currency="USD" office:value="0" calcext:value-type="currency">
            <text:p>$0.00</text:p>
          </table:table-cell>
          <table:table-cell/>
          <table:table-cell table:formula="of:=[.W13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13]&gt;[.AB13];[.$A13]&lt;=[.AC13]);([.$A13]*[.AD13])-[.AE13];0)" office:value-type="currency" office:currency="USD" office:value="270714.8731" calcext:value-type="currency">
            <text:p>$270,714.87</text:p>
          </table:table-cell>
          <table:table-cell table:number-columns-repeated="16352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formula="of:=&quot;[InlineData(&quot;&amp;[.A3]&amp;&quot;, &quot;&amp;[.B3]&amp;&quot;)]&quot;" office:value-type="string" office:string-value="[InlineData(100000, 12106)]" calcext:value-type="string">
            <text:p>[InlineData(100000, 12106)]</text:p>
          </table:table-cell>
          <table:table-cell table:number-columns-repeated="16383"/>
        </table:table-row>
        <table:table-row table:style-name="ro1">
          <table:table-cell table:formula="of:=&quot;[InlineData(&quot;&amp;[.A4]&amp;&quot;, &quot;&amp;[.B4]&amp;&quot;)]&quot;" office:value-type="string" office:string-value="[InlineData(125000, 17606)]" calcext:value-type="string">
            <text:p>[InlineData(125000, 17606)]</text:p>
          </table:table-cell>
          <table:table-cell table:number-columns-repeated="16383"/>
        </table:table-row>
        <table:table-row table:style-name="ro1">
          <table:table-cell table:formula="of:=&quot;[InlineData(&quot;&amp;[.A5]&amp;&quot;, &quot;&amp;[.B5]&amp;&quot;)]&quot;" office:value-type="string" office:string-value="[InlineData(156250, 24481)]" calcext:value-type="string">
            <text:p>[InlineData(156250, 24481)]</text:p>
          </table:table-cell>
          <table:table-cell table:number-columns-repeated="16383"/>
        </table:table-row>
        <table:table-row table:style-name="ro1">
          <table:table-cell table:formula="of:=&quot;[InlineData(&quot;&amp;[.A6]&amp;&quot;, &quot;&amp;[.B6]&amp;&quot;)]&quot;" office:value-type="string" office:string-value="[InlineData(195312.5, 33074.75)]" calcext:value-type="string">
            <text:p>[InlineData(195312.5, 33074.75)]</text:p>
          </table:table-cell>
          <table:table-cell table:number-columns-repeated="16383"/>
        </table:table-row>
        <table:table-row table:style-name="ro1">
          <table:table-cell table:formula="of:=&quot;[InlineData(&quot;&amp;[.A7]&amp;&quot;, &quot;&amp;[.B7]&amp;&quot;)]&quot;" office:value-type="string" office:string-value="[InlineData(244140.63, 44678.75)]" calcext:value-type="string">
            <text:p>[InlineData(244140.63, 44678.75)]</text:p>
          </table:table-cell>
          <table:table-cell table:number-columns-repeated="9"/>
          <table:table-cell table:style-name="Default" table:number-columns-repeated="7"/>
          <table:table-cell table:number-columns-repeated="16367"/>
        </table:table-row>
        <table:table-row table:style-name="ro1">
          <table:table-cell table:formula="of:=&quot;[InlineData(&quot;&amp;[.A8]&amp;&quot;, &quot;&amp;[.B8]&amp;&quot;)]&quot;" office:value-type="string" office:string-value="[InlineData(305175.79, 59327.19)]" calcext:value-type="string">
            <text:p>[InlineData(305175.79, 59327.19)]</text:p>
          </table:table-cell>
          <table:table-cell table:number-columns-repeated="9"/>
          <table:table-cell table:style-name="Default" table:number-columns-repeated="7"/>
          <table:table-cell table:number-columns-repeated="16367"/>
        </table:table-row>
        <table:table-row table:style-name="ro1">
          <table:table-cell table:formula="of:=&quot;[InlineData(&quot;&amp;[.A9]&amp;&quot;, &quot;&amp;[.B9]&amp;&quot;)]&quot;" office:value-type="string" office:string-value="[InlineData(381469.74, 77637.74)]" calcext:value-type="string">
            <text:p>[InlineData(381469.74, 77637.74)]</text:p>
          </table:table-cell>
          <table:table-cell table:number-columns-repeated="4"/>
          <table:table-cell table:formula="of:=150000*0.22" office:value-type="currency" office:currency="USD" office:value="33000" calcext:value-type="currency">
            <text:p>$33,000.00</text:p>
          </table:table-cell>
          <table:table-cell table:formula="of:=[.F26]-9894" office:value-type="currency" office:currency="USD" office:value="23106" calcext:value-type="currency">
            <text:p>$23,106.00</text:p>
          </table:table-cell>
          <table:table-cell table:number-columns-repeated="16377"/>
        </table:table-row>
        <table:table-row table:style-name="ro1">
          <table:table-cell table:formula="of:=&quot;[InlineData(&quot;&amp;[.A10]&amp;&quot;, &quot;&amp;[.B10]&amp;&quot;)]&quot;" office:value-type="string" office:string-value="[InlineData(476837.18, 107960.9)]" calcext:value-type="string">
            <text:p>[InlineData(476837.18, 107960.9)]</text:p>
          </table:table-cell>
          <table:table-cell table:number-columns-repeated="16383"/>
        </table:table-row>
        <table:table-row table:style-name="ro1">
          <table:table-cell table:formula="of:=&quot;[InlineData(&quot;&amp;[.A11]&amp;&quot;, &quot;&amp;[.B11]&amp;&quot;)]&quot;" office:value-type="string" office:string-value="[InlineData(596046.48, 149365.77)]" calcext:value-type="string">
            <text:p>[InlineData(596046.48, 149365.77)]</text:p>
          </table:table-cell>
          <table:table-cell table:number-columns-repeated="16383"/>
        </table:table-row>
        <table:table-row table:style-name="ro1">
          <table:table-cell table:formula="of:=&quot;[InlineData(&quot;&amp;[.A12]&amp;&quot;, &quot;&amp;[.B12]&amp;&quot;)]&quot;" office:value-type="string" office:string-value="[InlineData(745058.1, 201797)]" calcext:value-type="string">
            <text:p>[InlineData(745058.1, 201797)]</text:p>
          </table:table-cell>
          <table:table-cell table:number-columns-repeated="16383"/>
        </table:table-row>
        <table:table-row table:style-name="ro1">
          <table:table-cell table:formula="of:=&quot;[InlineData(&quot;&amp;[.A13]&amp;&quot;, &quot;&amp;[.B13]&amp;&quot;)]&quot;" office:value-type="string" office:string-value="[InlineData(931322.63, 270714.87)]" calcext:value-type="string">
            <text:p>[InlineData(931322.63, 270714.87)]</text:p>
          </table:table-cell>
          <table:table-cell table:number-columns-repeated="16383"/>
        </table:table-row>
        <table:table-row table:style-name="ro1">
          <table:table-cell table:formula="of:=&quot;[InlineData(&quot;&amp;[.A14]&amp;&quot;, &quot;&amp;[.B14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15]&amp;&quot;, &quot;&amp;[.B15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16]&amp;&quot;, &quot;&amp;[.B16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17]&amp;&quot;, &quot;&amp;[.B17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18]&amp;&quot;, &quot;&amp;[.B18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19]&amp;&quot;, &quot;&amp;[.B19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9" office:value-type="string" calcext:value-type="string">
            <text:p>lines below here are used to test the Qualified Dividends and Capital Gain Tax Worksheet</text:p>
          </table:table-cell>
          <table:table-cell table:number-columns-repeated="16383"/>
        </table:table-row>
        <table:table-row table:style-name="ro1">
          <table:table-cell table:formula="of:=[$QualifiedDividendsAndCapitalGainTaxWorksheet.B13]" office:value-type="currency" office:currency="USD" office:value="99875" calcext:value-type="currency">
            <text:p>$99,875.00</text:p>
          </table:table-cell>
          <table:table-cell table:formula="of:=ROUND([.H43]+[.N43]+[.T43]+[.Z43]+[.AF43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3]&gt;=[.D43];[.$A43]&lt;=[.E43]);([.$A43]*[.F43])-[.G43];0)" office:value-type="currency" office:currency="USD" office:value="0" calcext:value-type="currency">
            <text:p>$0.00</text:p>
          </table:table-cell>
          <table:table-cell/>
          <table:table-cell table:formula="of:=[.E43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3]&gt;[.J43];[.$A43]&lt;=[.K43]);([.$A43]*[.L43])-[.M43];0)" office:value-type="currency" office:currency="USD" office:value="0" calcext:value-type="currency">
            <text:p>$0.00</text:p>
          </table:table-cell>
          <table:table-cell/>
          <table:table-cell table:formula="of:=[.K43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3]&gt;[.P43];[.$A43]&lt;=[.Q43]);([.$A43]*[.R43])-[.S43];0)" office:value-type="currency" office:currency="USD" office:value="0" calcext:value-type="currency">
            <text:p>$0.00</text:p>
          </table:table-cell>
          <table:table-cell/>
          <table:table-cell table:formula="of:=[.Q43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3]&gt;[.V43];[.$A43]&lt;=[.W43]);([.$A43]*[.X43])-[.Y43];0)" office:value-type="currency" office:currency="USD" office:value="0" calcext:value-type="currency">
            <text:p>$0.00</text:p>
          </table:table-cell>
          <table:table-cell/>
          <table:table-cell table:formula="of:=[.W43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3]&gt;[.AB43];[.$A43]&lt;=[.AC43]);([.$A43]*[.AD43])-[.AE43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B9]" office:value-type="currency" office:currency="USD" office:value="105000" calcext:value-type="currency">
            <text:p>$105,000.00</text:p>
          </table:table-cell>
          <table:table-cell table:formula="of:=ROUND([.H44]+[.N44]+[.T44]+[.Z44]+[.AF44];2)" office:value-type="currency" office:currency="USD" office:value="13206" calcext:value-type="currency">
            <text:p>$13,206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4]&gt;=[.D44];[.$A44]&lt;=[.E44]);([.$A44]*[.F44])-[.G44];0)" office:value-type="currency" office:currency="USD" office:value="13206" calcext:value-type="currency">
            <text:p>$13,206.00</text:p>
          </table:table-cell>
          <table:table-cell/>
          <table:table-cell table:formula="of:=[.E44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4]&gt;[.J44];[.$A44]&lt;=[.K44]);([.$A44]*[.L44])-[.M44];0)" office:value-type="currency" office:currency="USD" office:value="0" calcext:value-type="currency">
            <text:p>$0.00</text:p>
          </table:table-cell>
          <table:table-cell/>
          <table:table-cell table:formula="of:=[.K44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4]&gt;[.P44];[.$A44]&lt;=[.Q44]);([.$A44]*[.R44])-[.S44];0)" office:value-type="currency" office:currency="USD" office:value="0" calcext:value-type="currency">
            <text:p>$0.00</text:p>
          </table:table-cell>
          <table:table-cell/>
          <table:table-cell table:formula="of:=[.Q44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4]&gt;[.V44];[.$A44]&lt;=[.W44]);([.$A44]*[.X44])-[.Y44];0)" office:value-type="currency" office:currency="USD" office:value="0" calcext:value-type="currency">
            <text:p>$0.00</text:p>
          </table:table-cell>
          <table:table-cell/>
          <table:table-cell table:formula="of:=[.W44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4]&gt;[.AB44];[.$A44]&lt;=[.AC44]);([.$A44]*[.AD44])-[.AE44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C13]" office:value-type="currency" office:currency="USD" office:value="29875" calcext:value-type="currency">
            <text:p>$29,875.00</text:p>
          </table:table-cell>
          <table:table-cell table:formula="of:=ROUND([.H45]+[.N45]+[.T45]+[.Z45]+[.AF45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5]&gt;=[.D45];[.$A45]&lt;=[.E45]);([.$A45]*[.F45])-[.G45];0)" office:value-type="currency" office:currency="USD" office:value="0" calcext:value-type="currency">
            <text:p>$0.00</text:p>
          </table:table-cell>
          <table:table-cell/>
          <table:table-cell table:formula="of:=[.E45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5]&gt;[.J45];[.$A45]&lt;=[.K45]);([.$A45]*[.L45])-[.M45];0)" office:value-type="currency" office:currency="USD" office:value="0" calcext:value-type="currency">
            <text:p>$0.00</text:p>
          </table:table-cell>
          <table:table-cell/>
          <table:table-cell table:formula="of:=[.K45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5]&gt;[.P45];[.$A45]&lt;=[.Q45]);([.$A45]*[.R45])-[.S45];0)" office:value-type="currency" office:currency="USD" office:value="0" calcext:value-type="currency">
            <text:p>$0.00</text:p>
          </table:table-cell>
          <table:table-cell/>
          <table:table-cell table:formula="of:=[.Q45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5]&gt;[.V45];[.$A45]&lt;=[.W45]);([.$A45]*[.X45])-[.Y45];0)" office:value-type="currency" office:currency="USD" office:value="0" calcext:value-type="currency">
            <text:p>$0.00</text:p>
          </table:table-cell>
          <table:table-cell/>
          <table:table-cell table:formula="of:=[.W45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5]&gt;[.AB45];[.$A45]&lt;=[.AC45]);([.$A45]*[.AD45])-[.AE45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C9]" office:value-type="currency" office:currency="USD" office:value="35000" calcext:value-type="currency">
            <text:p>$35,000.00</text:p>
          </table:table-cell>
          <table:table-cell table:formula="of:=ROUND([.H46]+[.N46]+[.T46]+[.Z46]+[.AF46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6]&gt;=[.D46];[.$A46]&lt;=[.E46]);([.$A46]*[.F46])-[.G46];0)" office:value-type="currency" office:currency="USD" office:value="0" calcext:value-type="currency">
            <text:p>$0.00</text:p>
          </table:table-cell>
          <table:table-cell/>
          <table:table-cell table:formula="of:=[.E46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6]&gt;[.J46];[.$A46]&lt;=[.K46]);([.$A46]*[.L46])-[.M46];0)" office:value-type="currency" office:currency="USD" office:value="0" calcext:value-type="currency">
            <text:p>$0.00</text:p>
          </table:table-cell>
          <table:table-cell/>
          <table:table-cell table:formula="of:=[.K46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6]&gt;[.P46];[.$A46]&lt;=[.Q46]);([.$A46]*[.R46])-[.S46];0)" office:value-type="currency" office:currency="USD" office:value="0" calcext:value-type="currency">
            <text:p>$0.00</text:p>
          </table:table-cell>
          <table:table-cell/>
          <table:table-cell table:formula="of:=[.Q46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6]&gt;[.V46];[.$A46]&lt;=[.W46]);([.$A46]*[.X46])-[.Y46];0)" office:value-type="currency" office:currency="USD" office:value="0" calcext:value-type="currency">
            <text:p>$0.00</text:p>
          </table:table-cell>
          <table:table-cell/>
          <table:table-cell table:formula="of:=[.W46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6]&gt;[.AB46];[.$A46]&lt;=[.AC46]);([.$A46]*[.AD46])-[.AE46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D13]" office:value-type="currency" office:currency="USD" office:value="0" calcext:value-type="currency">
            <text:p>$0.00</text:p>
          </table:table-cell>
          <table:table-cell table:formula="of:=ROUND([.H47]+[.N47]+[.T47]+[.Z47]+[.AF47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7]&gt;=[.D47];[.$A47]&lt;=[.E47]);([.$A47]*[.F47])-[.G47];0)" office:value-type="currency" office:currency="USD" office:value="0" calcext:value-type="currency">
            <text:p>$0.00</text:p>
          </table:table-cell>
          <table:table-cell/>
          <table:table-cell table:formula="of:=[.E47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7]&gt;[.J47];[.$A47]&lt;=[.K47]);([.$A47]*[.L47])-[.M47];0)" office:value-type="currency" office:currency="USD" office:value="0" calcext:value-type="currency">
            <text:p>$0.00</text:p>
          </table:table-cell>
          <table:table-cell/>
          <table:table-cell table:formula="of:=[.K47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7]&gt;[.P47];[.$A47]&lt;=[.Q47]);([.$A47]*[.R47])-[.S47];0)" office:value-type="currency" office:currency="USD" office:value="0" calcext:value-type="currency">
            <text:p>$0.00</text:p>
          </table:table-cell>
          <table:table-cell/>
          <table:table-cell table:formula="of:=[.Q47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7]&gt;[.V47];[.$A47]&lt;=[.W47]);([.$A47]*[.X47])-[.Y47];0)" office:value-type="currency" office:currency="USD" office:value="0" calcext:value-type="currency">
            <text:p>$0.00</text:p>
          </table:table-cell>
          <table:table-cell/>
          <table:table-cell table:formula="of:=[.W47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7]&gt;[.AB47];[.$A47]&lt;=[.AC47]);([.$A47]*[.AD47])-[.AE47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D9]" office:value-type="currency" office:currency="USD" office:value="35000" calcext:value-type="currency">
            <text:p>$35,000.00</text:p>
          </table:table-cell>
          <table:table-cell table:formula="of:=ROUND([.H48]+[.N48]+[.T48]+[.Z48]+[.AF48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8]&gt;=[.D48];[.$A48]&lt;=[.E48]);([.$A48]*[.F48])-[.G48];0)" office:value-type="currency" office:currency="USD" office:value="0" calcext:value-type="currency">
            <text:p>$0.00</text:p>
          </table:table-cell>
          <table:table-cell/>
          <table:table-cell table:formula="of:=[.E48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8]&gt;[.J48];[.$A48]&lt;=[.K48]);([.$A48]*[.L48])-[.M48];0)" office:value-type="currency" office:currency="USD" office:value="0" calcext:value-type="currency">
            <text:p>$0.00</text:p>
          </table:table-cell>
          <table:table-cell/>
          <table:table-cell table:formula="of:=[.K48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8]&gt;[.P48];[.$A48]&lt;=[.Q48]);([.$A48]*[.R48])-[.S48];0)" office:value-type="currency" office:currency="USD" office:value="0" calcext:value-type="currency">
            <text:p>$0.00</text:p>
          </table:table-cell>
          <table:table-cell/>
          <table:table-cell table:formula="of:=[.Q48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8]&gt;[.V48];[.$A48]&lt;=[.W48]);([.$A48]*[.X48])-[.Y48];0)" office:value-type="currency" office:currency="USD" office:value="0" calcext:value-type="currency">
            <text:p>$0.00</text:p>
          </table:table-cell>
          <table:table-cell/>
          <table:table-cell table:formula="of:=[.W48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8]&gt;[.AB48];[.$A48]&lt;=[.AC48]);([.$A48]*[.AD48])-[.AE48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E13]" office:value-type="currency" office:currency="USD" office:value="49875" calcext:value-type="currency">
            <text:p>$49,875.00</text:p>
          </table:table-cell>
          <table:table-cell table:formula="of:=ROUND([.H49]+[.N49]+[.T49]+[.Z49]+[.AF49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9]&gt;=[.D49];[.$A49]&lt;=[.E49]);([.$A49]*[.F49])-[.G49];0)" office:value-type="currency" office:currency="USD" office:value="0" calcext:value-type="currency">
            <text:p>$0.00</text:p>
          </table:table-cell>
          <table:table-cell/>
          <table:table-cell table:formula="of:=[.E49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9]&gt;[.J49];[.$A49]&lt;=[.K49]);([.$A49]*[.L49])-[.M49];0)" office:value-type="currency" office:currency="USD" office:value="0" calcext:value-type="currency">
            <text:p>$0.00</text:p>
          </table:table-cell>
          <table:table-cell/>
          <table:table-cell table:formula="of:=[.K49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9]&gt;[.P49];[.$A49]&lt;=[.Q49]);([.$A49]*[.R49])-[.S49];0)" office:value-type="currency" office:currency="USD" office:value="0" calcext:value-type="currency">
            <text:p>$0.00</text:p>
          </table:table-cell>
          <table:table-cell/>
          <table:table-cell table:formula="of:=[.Q49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9]&gt;[.V49];[.$A49]&lt;=[.W49]);([.$A49]*[.X49])-[.Y49];0)" office:value-type="currency" office:currency="USD" office:value="0" calcext:value-type="currency">
            <text:p>$0.00</text:p>
          </table:table-cell>
          <table:table-cell/>
          <table:table-cell table:formula="of:=[.W49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9]&gt;[.AB49];[.$A49]&lt;=[.AC49]);([.$A49]*[.AD49])-[.AE49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E9]" office:value-type="currency" office:currency="USD" office:value="175000" calcext:value-type="currency">
            <text:p>$175,000.00</text:p>
          </table:table-cell>
          <table:table-cell table:formula="of:=ROUND([.H50]+[.N50]+[.T50]+[.Z50]+[.AF50];2)" office:value-type="currency" office:currency="USD" office:value="28606" calcext:value-type="currency">
            <text:p>$28,606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0]&gt;=[.D50];[.$A50]&lt;=[.E50]);([.$A50]*[.F50])-[.G50];0)" office:value-type="currency" office:currency="USD" office:value="28606" calcext:value-type="currency">
            <text:p>$28,606.00</text:p>
          </table:table-cell>
          <table:table-cell/>
          <table:table-cell table:formula="of:=[.E50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0]&gt;[.J50];[.$A50]&lt;=[.K50]);([.$A50]*[.L50])-[.M50];0)" office:value-type="currency" office:currency="USD" office:value="0" calcext:value-type="currency">
            <text:p>$0.00</text:p>
          </table:table-cell>
          <table:table-cell/>
          <table:table-cell table:formula="of:=[.K50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0]&gt;[.P50];[.$A50]&lt;=[.Q50]);([.$A50]*[.R50])-[.S50];0)" office:value-type="currency" office:currency="USD" office:value="0" calcext:value-type="currency">
            <text:p>$0.00</text:p>
          </table:table-cell>
          <table:table-cell/>
          <table:table-cell table:formula="of:=[.Q50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0]&gt;[.V50];[.$A50]&lt;=[.W50]);([.$A50]*[.X50])-[.Y50];0)" office:value-type="currency" office:currency="USD" office:value="0" calcext:value-type="currency">
            <text:p>$0.00</text:p>
          </table:table-cell>
          <table:table-cell/>
          <table:table-cell table:formula="of:=[.W50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0]&gt;[.AB50];[.$A50]&lt;=[.AC50]);([.$A50]*[.AD50])-[.AE50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F13]" office:value-type="currency" office:currency="USD" office:value="397875" calcext:value-type="currency">
            <text:p>$397,875.00</text:p>
          </table:table-cell>
          <table:table-cell table:formula="of:=ROUND([.H51]+[.N51]+[.T51]+[.Z51]+[.AF51];2)" office:value-type="currency" office:currency="USD" office:value="82693" calcext:value-type="currency">
            <text:p>$82,693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1]&gt;=[.D51];[.$A51]&lt;=[.E51]);([.$A51]*[.F51])-[.G51];0)" office:value-type="currency" office:currency="USD" office:value="0" calcext:value-type="currency">
            <text:p>$0.00</text:p>
          </table:table-cell>
          <table:table-cell/>
          <table:table-cell table:formula="of:=[.E51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1]&gt;[.J51];[.$A51]&lt;=[.K51]);([.$A51]*[.L51])-[.M51];0)" office:value-type="currency" office:currency="USD" office:value="0" calcext:value-type="currency">
            <text:p>$0.00</text:p>
          </table:table-cell>
          <table:table-cell/>
          <table:table-cell table:formula="of:=[.K51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1]&gt;[.P51];[.$A51]&lt;=[.Q51]);([.$A51]*[.R51])-[.S51];0)" office:value-type="currency" office:currency="USD" office:value="82693" calcext:value-type="currency">
            <text:p>$82,693.00</text:p>
          </table:table-cell>
          <table:table-cell/>
          <table:table-cell table:formula="of:=[.Q51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1]&gt;[.V51];[.$A51]&lt;=[.W51]);([.$A51]*[.X51])-[.Y51];0)" office:value-type="currency" office:currency="USD" office:value="0" calcext:value-type="currency">
            <text:p>$0.00</text:p>
          </table:table-cell>
          <table:table-cell/>
          <table:table-cell table:formula="of:=[.W51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1]&gt;[.AB51];[.$A51]&lt;=[.AC51]);([.$A51]*[.AD51])-[.AE51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F9]" office:value-type="currency" office:currency="USD" office:value="403000" calcext:value-type="currency">
            <text:p>$403,000.00</text:p>
          </table:table-cell>
          <table:table-cell table:formula="of:=ROUND([.H52]+[.N52]+[.T52]+[.Z52]+[.AF52];2)" office:value-type="currency" office:currency="USD" office:value="84333" calcext:value-type="currency">
            <text:p>$84,333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2]&gt;=[.D52];[.$A52]&lt;=[.E52]);([.$A52]*[.F52])-[.G52];0)" office:value-type="currency" office:currency="USD" office:value="0" calcext:value-type="currency">
            <text:p>$0.00</text:p>
          </table:table-cell>
          <table:table-cell/>
          <table:table-cell table:formula="of:=[.E52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2]&gt;[.J52];[.$A52]&lt;=[.K52]);([.$A52]*[.L52])-[.M52];0)" office:value-type="currency" office:currency="USD" office:value="0" calcext:value-type="currency">
            <text:p>$0.00</text:p>
          </table:table-cell>
          <table:table-cell/>
          <table:table-cell table:formula="of:=[.K52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2]&gt;[.P52];[.$A52]&lt;=[.Q52]);([.$A52]*[.R52])-[.S52];0)" office:value-type="currency" office:currency="USD" office:value="84333" calcext:value-type="currency">
            <text:p>$84,333.00</text:p>
          </table:table-cell>
          <table:table-cell/>
          <table:table-cell table:formula="of:=[.Q52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2]&gt;[.V52];[.$A52]&lt;=[.W52]);([.$A52]*[.X52])-[.Y52];0)" office:value-type="currency" office:currency="USD" office:value="0" calcext:value-type="currency">
            <text:p>$0.00</text:p>
          </table:table-cell>
          <table:table-cell/>
          <table:table-cell table:formula="of:=[.W52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2]&gt;[.AB52];[.$A52]&lt;=[.AC52]);([.$A52]*[.AD52])-[.AE52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G13]" office:value-type="currency" office:currency="USD" office:value="34875" calcext:value-type="currency">
            <text:p>$34,875.00</text:p>
          </table:table-cell>
          <table:table-cell table:formula="of:=ROUND([.H53]+[.N53]+[.T53]+[.Z53]+[.AF53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3]&gt;=[.D53];[.$A53]&lt;=[.E53]);([.$A53]*[.F53])-[.G53];0)" office:value-type="currency" office:currency="USD" office:value="0" calcext:value-type="currency">
            <text:p>$0.00</text:p>
          </table:table-cell>
          <table:table-cell/>
          <table:table-cell table:formula="of:=[.E53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3]&gt;[.J53];[.$A53]&lt;=[.K53]);([.$A53]*[.L53])-[.M53];0)" office:value-type="currency" office:currency="USD" office:value="0" calcext:value-type="currency">
            <text:p>$0.00</text:p>
          </table:table-cell>
          <table:table-cell/>
          <table:table-cell table:formula="of:=[.K53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3]&gt;[.P53];[.$A53]&lt;=[.Q53]);([.$A53]*[.R53])-[.S53];0)" office:value-type="currency" office:currency="USD" office:value="0" calcext:value-type="currency">
            <text:p>$0.00</text:p>
          </table:table-cell>
          <table:table-cell/>
          <table:table-cell table:formula="of:=[.Q53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3]&gt;[.V53];[.$A53]&lt;=[.W53]);([.$A53]*[.X53])-[.Y53];0)" office:value-type="currency" office:currency="USD" office:value="0" calcext:value-type="currency">
            <text:p>$0.00</text:p>
          </table:table-cell>
          <table:table-cell/>
          <table:table-cell table:formula="of:=[.W53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3]&gt;[.AB53];[.$A53]&lt;=[.AC53]);([.$A53]*[.AD53])-[.AE53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G9]" office:value-type="currency" office:currency="USD" office:value="35000" calcext:value-type="currency">
            <text:p>$35,000.00</text:p>
          </table:table-cell>
          <table:table-cell table:formula="of:=ROUND([.H54]+[.N54]+[.T54]+[.Z54]+[.AF54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4]&gt;=[.D54];[.$A54]&lt;=[.E54]);([.$A54]*[.F54])-[.G54];0)" office:value-type="currency" office:currency="USD" office:value="0" calcext:value-type="currency">
            <text:p>$0.00</text:p>
          </table:table-cell>
          <table:table-cell/>
          <table:table-cell table:formula="of:=[.E54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4]&gt;[.J54];[.$A54]&lt;=[.K54]);([.$A54]*[.L54])-[.M54];0)" office:value-type="currency" office:currency="USD" office:value="0" calcext:value-type="currency">
            <text:p>$0.00</text:p>
          </table:table-cell>
          <table:table-cell/>
          <table:table-cell table:formula="of:=[.K54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4]&gt;[.P54];[.$A54]&lt;=[.Q54]);([.$A54]*[.R54])-[.S54];0)" office:value-type="currency" office:currency="USD" office:value="0" calcext:value-type="currency">
            <text:p>$0.00</text:p>
          </table:table-cell>
          <table:table-cell/>
          <table:table-cell table:formula="of:=[.Q54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4]&gt;[.V54];[.$A54]&lt;=[.W54]);([.$A54]*[.X54])-[.Y54];0)" office:value-type="currency" office:currency="USD" office:value="0" calcext:value-type="currency">
            <text:p>$0.00</text:p>
          </table:table-cell>
          <table:table-cell/>
          <table:table-cell table:formula="of:=[.W54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4]&gt;[.AB54];[.$A54]&lt;=[.AC54]);([.$A54]*[.AD54])-[.AE54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H13]" office:value-type="currency" office:currency="USD" office:value="308596" calcext:value-type="currency">
            <text:p>$308,596.00</text:p>
          </table:table-cell>
          <table:table-cell table:formula="of:=ROUND([.H55]+[.N55]+[.T55]+[.Z55]+[.AF55];2)" office:value-type="currency" office:currency="USD" office:value="60148.04" calcext:value-type="currency">
            <text:p>$60,148.04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5]&gt;=[.D55];[.$A55]&lt;=[.E55]);([.$A55]*[.F55])-[.G55];0)" office:value-type="currency" office:currency="USD" office:value="0" calcext:value-type="currency">
            <text:p>$0.00</text:p>
          </table:table-cell>
          <table:table-cell/>
          <table:table-cell table:formula="of:=[.E55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5]&gt;[.J55];[.$A55]&lt;=[.K55]);([.$A55]*[.L55])-[.M55];0)" office:value-type="currency" office:currency="USD" office:value="60148.04" calcext:value-type="currency">
            <text:p>$60,148.04</text:p>
          </table:table-cell>
          <table:table-cell/>
          <table:table-cell table:formula="of:=[.K55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5]&gt;[.P55];[.$A55]&lt;=[.Q55]);([.$A55]*[.R55])-[.S55];0)" office:value-type="currency" office:currency="USD" office:value="0" calcext:value-type="currency">
            <text:p>$0.00</text:p>
          </table:table-cell>
          <table:table-cell/>
          <table:table-cell table:formula="of:=[.Q55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5]&gt;[.V55];[.$A55]&lt;=[.W55]);([.$A55]*[.X55])-[.Y55];0)" office:value-type="currency" office:currency="USD" office:value="0" calcext:value-type="currency">
            <text:p>$0.00</text:p>
          </table:table-cell>
          <table:table-cell/>
          <table:table-cell table:formula="of:=[.W55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5]&gt;[.AB55];[.$A55]&lt;=[.AC55]);([.$A55]*[.AD55])-[.AE55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H9]" office:value-type="currency" office:currency="USD" office:value="308721" calcext:value-type="currency">
            <text:p>$308,721.00</text:p>
          </table:table-cell>
          <table:table-cell table:formula="of:=ROUND([.H56]+[.N56]+[.T56]+[.Z56]+[.AF56];2)" office:value-type="currency" office:currency="USD" office:value="60178.04" calcext:value-type="currency">
            <text:p>$60,178.04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6]&gt;=[.D56];[.$A56]&lt;=[.E56]);([.$A56]*[.F56])-[.G56];0)" office:value-type="currency" office:currency="USD" office:value="0" calcext:value-type="currency">
            <text:p>$0.00</text:p>
          </table:table-cell>
          <table:table-cell/>
          <table:table-cell table:formula="of:=[.E56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6]&gt;[.J56];[.$A56]&lt;=[.K56]);([.$A56]*[.L56])-[.M56];0)" office:value-type="currency" office:currency="USD" office:value="60178.04" calcext:value-type="currency">
            <text:p>$60,178.04</text:p>
          </table:table-cell>
          <table:table-cell/>
          <table:table-cell table:formula="of:=[.K56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6]&gt;[.P56];[.$A56]&lt;=[.Q56]);([.$A56]*[.R56])-[.S56];0)" office:value-type="currency" office:currency="USD" office:value="0" calcext:value-type="currency">
            <text:p>$0.00</text:p>
          </table:table-cell>
          <table:table-cell/>
          <table:table-cell table:formula="of:=[.Q56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6]&gt;[.V56];[.$A56]&lt;=[.W56]);([.$A56]*[.X56])-[.Y56];0)" office:value-type="currency" office:currency="USD" office:value="0" calcext:value-type="currency">
            <text:p>$0.00</text:p>
          </table:table-cell>
          <table:table-cell/>
          <table:table-cell table:formula="of:=[.W56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6]&gt;[.AB56];[.$A56]&lt;=[.AC56]);([.$A56]*[.AD56])-[.AE56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I13]" office:value-type="currency" office:currency="USD" office:value="29875" calcext:value-type="currency">
            <text:p>$29,875.00</text:p>
          </table:table-cell>
          <table:table-cell table:formula="of:=ROUND([.H57]+[.N57]+[.T57]+[.Z57]+[.AF57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7]&gt;=[.D57];[.$A57]&lt;=[.E57]);([.$A57]*[.F57])-[.G57];0)" office:value-type="currency" office:currency="USD" office:value="0" calcext:value-type="currency">
            <text:p>$0.00</text:p>
          </table:table-cell>
          <table:table-cell/>
          <table:table-cell table:formula="of:=[.E57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7]&gt;[.J57];[.$A57]&lt;=[.K57]);([.$A57]*[.L57])-[.M57];0)" office:value-type="currency" office:currency="USD" office:value="0" calcext:value-type="currency">
            <text:p>$0.00</text:p>
          </table:table-cell>
          <table:table-cell/>
          <table:table-cell table:formula="of:=[.K57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7]&gt;[.P57];[.$A57]&lt;=[.Q57]);([.$A57]*[.R57])-[.S57];0)" office:value-type="currency" office:currency="USD" office:value="0" calcext:value-type="currency">
            <text:p>$0.00</text:p>
          </table:table-cell>
          <table:table-cell/>
          <table:table-cell table:formula="of:=[.Q57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7]&gt;[.V57];[.$A57]&lt;=[.W57]);([.$A57]*[.X57])-[.Y57];0)" office:value-type="currency" office:currency="USD" office:value="0" calcext:value-type="currency">
            <text:p>$0.00</text:p>
          </table:table-cell>
          <table:table-cell/>
          <table:table-cell table:formula="of:=[.W57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7]&gt;[.AB57];[.$A57]&lt;=[.AC57]);([.$A57]*[.AD57])-[.AE57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I9]" office:value-type="currency" office:currency="USD" office:value="35000" calcext:value-type="currency">
            <text:p>$35,000.00</text:p>
          </table:table-cell>
          <table:table-cell table:formula="of:=ROUND([.H58]+[.N58]+[.T58]+[.Z58]+[.AF58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8]&gt;=[.D58];[.$A58]&lt;=[.E58]);([.$A58]*[.F58])-[.G58];0)" office:value-type="currency" office:currency="USD" office:value="0" calcext:value-type="currency">
            <text:p>$0.00</text:p>
          </table:table-cell>
          <table:table-cell/>
          <table:table-cell table:formula="of:=[.E58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8]&gt;[.J58];[.$A58]&lt;=[.K58]);([.$A58]*[.L58])-[.M58];0)" office:value-type="currency" office:currency="USD" office:value="0" calcext:value-type="currency">
            <text:p>$0.00</text:p>
          </table:table-cell>
          <table:table-cell/>
          <table:table-cell table:formula="of:=[.K58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8]&gt;[.P58];[.$A58]&lt;=[.Q58]);([.$A58]*[.R58])-[.S58];0)" office:value-type="currency" office:currency="USD" office:value="0" calcext:value-type="currency">
            <text:p>$0.00</text:p>
          </table:table-cell>
          <table:table-cell/>
          <table:table-cell table:formula="of:=[.Q58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8]&gt;[.V58];[.$A58]&lt;=[.W58]);([.$A58]*[.X58])-[.Y58];0)" office:value-type="currency" office:currency="USD" office:value="0" calcext:value-type="currency">
            <text:p>$0.00</text:p>
          </table:table-cell>
          <table:table-cell/>
          <table:table-cell table:formula="of:=[.W58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8]&gt;[.AB58];[.$A58]&lt;=[.AC58]);([.$A58]*[.AD58])-[.AE58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style-name="ce9" office:value-type="string" calcext:value-type="string">
            <text:p>lines below here are used to test the overall 1040</text:p>
          </table:table-cell>
          <table:table-cell table:number-columns-repeated="16383"/>
        </table:table-row>
        <table:table-row table:style-name="ro1">
          <table:table-cell table:formula="of:=[$QualifiedDividendsAndCapitalGainTaxWorksheet.K13]" office:value-type="string" office:string-value="" calcext:value-type="error">
            <text:p>#REF!</text:p>
          </table:table-cell>
          <table:table-cell table:formula="of:=ROUND([.H60]+[.N60]+[.T60]+[.Z60]+[.AF60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0]&gt;=[.D60];[.$A60]&lt;=[.E60]);([.$A60]*[.F60])-[.G60];0)" office:value-type="string" office:string-value="" calcext:value-type="error">
            <text:p>#REF!</text:p>
          </table:table-cell>
          <table:table-cell/>
          <table:table-cell table:formula="of:=[.E60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0]&gt;[.J60];[.$A60]&lt;=[.K60]);([.$A60]*[.L60])-[.M60];0)" office:value-type="string" office:string-value="" calcext:value-type="error">
            <text:p>#REF!</text:p>
          </table:table-cell>
          <table:table-cell/>
          <table:table-cell table:formula="of:=[.K60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0]&gt;[.P60];[.$A60]&lt;=[.Q60]);([.$A60]*[.R60])-[.S60];0)" office:value-type="string" office:string-value="" calcext:value-type="error">
            <text:p>#REF!</text:p>
          </table:table-cell>
          <table:table-cell/>
          <table:table-cell table:formula="of:=[.Q60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0]&gt;[.V60];[.$A60]&lt;=[.W60]);([.$A60]*[.X60])-[.Y60];0)" office:value-type="string" office:string-value="" calcext:value-type="error">
            <text:p>#REF!</text:p>
          </table:table-cell>
          <table:table-cell/>
          <table:table-cell table:formula="of:=[.W60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0]&gt;[.AB60];[.$A60]&lt;=[.AC60]);([.$A60]*[.AD60])-[.AE60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K9]" office:value-type="string" office:string-value="" calcext:value-type="error">
            <text:p>#REF!</text:p>
          </table:table-cell>
          <table:table-cell table:formula="of:=ROUND([.H61]+[.N61]+[.T61]+[.Z61]+[.AF61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1]&gt;=[.D61];[.$A61]&lt;=[.E61]);([.$A61]*[.F61])-[.G61];0)" office:value-type="string" office:string-value="" calcext:value-type="error">
            <text:p>#REF!</text:p>
          </table:table-cell>
          <table:table-cell/>
          <table:table-cell table:formula="of:=[.E61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1]&gt;[.J61];[.$A61]&lt;=[.K61]);([.$A61]*[.L61])-[.M61];0)" office:value-type="string" office:string-value="" calcext:value-type="error">
            <text:p>#REF!</text:p>
          </table:table-cell>
          <table:table-cell/>
          <table:table-cell table:formula="of:=[.K61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1]&gt;[.P61];[.$A61]&lt;=[.Q61]);([.$A61]*[.R61])-[.S61];0)" office:value-type="string" office:string-value="" calcext:value-type="error">
            <text:p>#REF!</text:p>
          </table:table-cell>
          <table:table-cell/>
          <table:table-cell table:formula="of:=[.Q61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1]&gt;[.V61];[.$A61]&lt;=[.W61]);([.$A61]*[.X61])-[.Y61];0)" office:value-type="string" office:string-value="" calcext:value-type="error">
            <text:p>#REF!</text:p>
          </table:table-cell>
          <table:table-cell/>
          <table:table-cell table:formula="of:=[.W61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1]&gt;[.AB61];[.$A61]&lt;=[.AC61]);([.$A61]*[.AD61])-[.AE61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L13]" office:value-type="string" office:string-value="" calcext:value-type="error">
            <text:p>#REF!</text:p>
          </table:table-cell>
          <table:table-cell table:formula="of:=ROUND([.H62]+[.N62]+[.T62]+[.Z62]+[.AF62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2]&gt;=[.D62];[.$A62]&lt;=[.E62]);([.$A62]*[.F62])-[.G62];0)" office:value-type="string" office:string-value="" calcext:value-type="error">
            <text:p>#REF!</text:p>
          </table:table-cell>
          <table:table-cell/>
          <table:table-cell table:formula="of:=[.E62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2]&gt;[.J62];[.$A62]&lt;=[.K62]);([.$A62]*[.L62])-[.M62];0)" office:value-type="string" office:string-value="" calcext:value-type="error">
            <text:p>#REF!</text:p>
          </table:table-cell>
          <table:table-cell/>
          <table:table-cell table:formula="of:=[.K62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2]&gt;[.P62];[.$A62]&lt;=[.Q62]);([.$A62]*[.R62])-[.S62];0)" office:value-type="string" office:string-value="" calcext:value-type="error">
            <text:p>#REF!</text:p>
          </table:table-cell>
          <table:table-cell/>
          <table:table-cell table:formula="of:=[.Q62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2]&gt;[.V62];[.$A62]&lt;=[.W62]);([.$A62]*[.X62])-[.Y62];0)" office:value-type="string" office:string-value="" calcext:value-type="error">
            <text:p>#REF!</text:p>
          </table:table-cell>
          <table:table-cell/>
          <table:table-cell table:formula="of:=[.W62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2]&gt;[.AB62];[.$A62]&lt;=[.AC62]);([.$A62]*[.AD62])-[.AE62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L9]" office:value-type="string" office:string-value="" calcext:value-type="error">
            <text:p>#REF!</text:p>
          </table:table-cell>
          <table:table-cell table:formula="of:=ROUND([.H63]+[.N63]+[.T63]+[.Z63]+[.AF63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3]&gt;=[.D63];[.$A63]&lt;=[.E63]);([.$A63]*[.F63])-[.G63];0)" office:value-type="string" office:string-value="" calcext:value-type="error">
            <text:p>#REF!</text:p>
          </table:table-cell>
          <table:table-cell/>
          <table:table-cell table:formula="of:=[.E63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3]&gt;[.J63];[.$A63]&lt;=[.K63]);([.$A63]*[.L63])-[.M63];0)" office:value-type="string" office:string-value="" calcext:value-type="error">
            <text:p>#REF!</text:p>
          </table:table-cell>
          <table:table-cell/>
          <table:table-cell table:formula="of:=[.K63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3]&gt;[.P63];[.$A63]&lt;=[.Q63]);([.$A63]*[.R63])-[.S63];0)" office:value-type="string" office:string-value="" calcext:value-type="error">
            <text:p>#REF!</text:p>
          </table:table-cell>
          <table:table-cell/>
          <table:table-cell table:formula="of:=[.Q63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3]&gt;[.V63];[.$A63]&lt;=[.W63]);([.$A63]*[.X63])-[.Y63];0)" office:value-type="string" office:string-value="" calcext:value-type="error">
            <text:p>#REF!</text:p>
          </table:table-cell>
          <table:table-cell/>
          <table:table-cell table:formula="of:=[.W63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3]&gt;[.AB63];[.$A63]&lt;=[.AC63]);([.$A63]*[.AD63])-[.AE63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M13]" office:value-type="string" office:string-value="" calcext:value-type="error">
            <text:p>#REF!</text:p>
          </table:table-cell>
          <table:table-cell table:formula="of:=ROUND([.H64]+[.N64]+[.T64]+[.Z64]+[.AF64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4]&gt;=[.D64];[.$A64]&lt;=[.E64]);([.$A64]*[.F64])-[.G64];0)" office:value-type="string" office:string-value="" calcext:value-type="error">
            <text:p>#REF!</text:p>
          </table:table-cell>
          <table:table-cell/>
          <table:table-cell table:formula="of:=[.E64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4]&gt;[.J64];[.$A64]&lt;=[.K64]);([.$A64]*[.L64])-[.M64];0)" office:value-type="string" office:string-value="" calcext:value-type="error">
            <text:p>#REF!</text:p>
          </table:table-cell>
          <table:table-cell/>
          <table:table-cell table:formula="of:=[.K64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4]&gt;[.P64];[.$A64]&lt;=[.Q64]);([.$A64]*[.R64])-[.S64];0)" office:value-type="string" office:string-value="" calcext:value-type="error">
            <text:p>#REF!</text:p>
          </table:table-cell>
          <table:table-cell/>
          <table:table-cell table:formula="of:=[.Q64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4]&gt;[.V64];[.$A64]&lt;=[.W64]);([.$A64]*[.X64])-[.Y64];0)" office:value-type="string" office:string-value="" calcext:value-type="error">
            <text:p>#REF!</text:p>
          </table:table-cell>
          <table:table-cell/>
          <table:table-cell table:formula="of:=[.W64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4]&gt;[.AB64];[.$A64]&lt;=[.AC64]);([.$A64]*[.AD64])-[.AE64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M9]" office:value-type="string" office:string-value="" calcext:value-type="error">
            <text:p>#REF!</text:p>
          </table:table-cell>
          <table:table-cell table:formula="of:=ROUND([.H65]+[.N65]+[.T65]+[.Z65]+[.AF65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5]&gt;=[.D65];[.$A65]&lt;=[.E65]);([.$A65]*[.F65])-[.G65];0)" office:value-type="string" office:string-value="" calcext:value-type="error">
            <text:p>#REF!</text:p>
          </table:table-cell>
          <table:table-cell/>
          <table:table-cell table:formula="of:=[.E65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5]&gt;[.J65];[.$A65]&lt;=[.K65]);([.$A65]*[.L65])-[.M65];0)" office:value-type="string" office:string-value="" calcext:value-type="error">
            <text:p>#REF!</text:p>
          </table:table-cell>
          <table:table-cell/>
          <table:table-cell table:formula="of:=[.K65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5]&gt;[.P65];[.$A65]&lt;=[.Q65]);([.$A65]*[.R65])-[.S65];0)" office:value-type="string" office:string-value="" calcext:value-type="error">
            <text:p>#REF!</text:p>
          </table:table-cell>
          <table:table-cell/>
          <table:table-cell table:formula="of:=[.Q65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5]&gt;[.V65];[.$A65]&lt;=[.W65]);([.$A65]*[.X65])-[.Y65];0)" office:value-type="string" office:string-value="" calcext:value-type="error">
            <text:p>#REF!</text:p>
          </table:table-cell>
          <table:table-cell/>
          <table:table-cell table:formula="of:=[.W65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5]&gt;[.AB65];[.$A65]&lt;=[.AC65]);([.$A65]*[.AD65])-[.AE65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N13]" office:value-type="string" office:string-value="" calcext:value-type="error">
            <text:p>#REF!</text:p>
          </table:table-cell>
          <table:table-cell table:formula="of:=ROUND([.H66]+[.N66]+[.T66]+[.Z66]+[.AF66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6]&gt;=[.D66];[.$A66]&lt;=[.E66]);([.$A66]*[.F66])-[.G66];0)" office:value-type="string" office:string-value="" calcext:value-type="error">
            <text:p>#REF!</text:p>
          </table:table-cell>
          <table:table-cell/>
          <table:table-cell table:formula="of:=[.E66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6]&gt;[.J66];[.$A66]&lt;=[.K66]);([.$A66]*[.L66])-[.M66];0)" office:value-type="string" office:string-value="" calcext:value-type="error">
            <text:p>#REF!</text:p>
          </table:table-cell>
          <table:table-cell/>
          <table:table-cell table:formula="of:=[.K66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6]&gt;[.P66];[.$A66]&lt;=[.Q66]);([.$A66]*[.R66])-[.S66];0)" office:value-type="string" office:string-value="" calcext:value-type="error">
            <text:p>#REF!</text:p>
          </table:table-cell>
          <table:table-cell/>
          <table:table-cell table:formula="of:=[.Q66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6]&gt;[.V66];[.$A66]&lt;=[.W66]);([.$A66]*[.X66])-[.Y66];0)" office:value-type="string" office:string-value="" calcext:value-type="error">
            <text:p>#REF!</text:p>
          </table:table-cell>
          <table:table-cell/>
          <table:table-cell table:formula="of:=[.W66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6]&gt;[.AB66];[.$A66]&lt;=[.AC66]);([.$A66]*[.AD66])-[.AE66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N9]" office:value-type="string" office:string-value="" calcext:value-type="error">
            <text:p>#REF!</text:p>
          </table:table-cell>
          <table:table-cell table:formula="of:=ROUND([.H67]+[.N67]+[.T67]+[.Z67]+[.AF67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7]&gt;=[.D67];[.$A67]&lt;=[.E67]);([.$A67]*[.F67])-[.G67];0)" office:value-type="string" office:string-value="" calcext:value-type="error">
            <text:p>#REF!</text:p>
          </table:table-cell>
          <table:table-cell/>
          <table:table-cell table:formula="of:=[.E67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7]&gt;[.J67];[.$A67]&lt;=[.K67]);([.$A67]*[.L67])-[.M67];0)" office:value-type="string" office:string-value="" calcext:value-type="error">
            <text:p>#REF!</text:p>
          </table:table-cell>
          <table:table-cell/>
          <table:table-cell table:formula="of:=[.K67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7]&gt;[.P67];[.$A67]&lt;=[.Q67]);([.$A67]*[.R67])-[.S67];0)" office:value-type="string" office:string-value="" calcext:value-type="error">
            <text:p>#REF!</text:p>
          </table:table-cell>
          <table:table-cell/>
          <table:table-cell table:formula="of:=[.Q67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7]&gt;[.V67];[.$A67]&lt;=[.W67]);([.$A67]*[.X67])-[.Y67];0)" office:value-type="string" office:string-value="" calcext:value-type="error">
            <text:p>#REF!</text:p>
          </table:table-cell>
          <table:table-cell/>
          <table:table-cell table:formula="of:=[.W67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7]&gt;[.AB67];[.$A67]&lt;=[.AC67]);([.$A67]*[.AD67])-[.AE67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O13]" office:value-type="string" office:string-value="" calcext:value-type="error">
            <text:p>#REF!</text:p>
          </table:table-cell>
          <table:table-cell table:formula="of:=ROUND([.H68]+[.N68]+[.T68]+[.Z68]+[.AF68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8]&gt;=[.D68];[.$A68]&lt;=[.E68]);([.$A68]*[.F68])-[.G68];0)" office:value-type="string" office:string-value="" calcext:value-type="error">
            <text:p>#REF!</text:p>
          </table:table-cell>
          <table:table-cell/>
          <table:table-cell table:formula="of:=[.E68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8]&gt;[.J68];[.$A68]&lt;=[.K68]);([.$A68]*[.L68])-[.M68];0)" office:value-type="string" office:string-value="" calcext:value-type="error">
            <text:p>#REF!</text:p>
          </table:table-cell>
          <table:table-cell/>
          <table:table-cell table:formula="of:=[.K68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8]&gt;[.P68];[.$A68]&lt;=[.Q68]);([.$A68]*[.R68])-[.S68];0)" office:value-type="string" office:string-value="" calcext:value-type="error">
            <text:p>#REF!</text:p>
          </table:table-cell>
          <table:table-cell/>
          <table:table-cell table:formula="of:=[.Q68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8]&gt;[.V68];[.$A68]&lt;=[.W68]);([.$A68]*[.X68])-[.Y68];0)" office:value-type="string" office:string-value="" calcext:value-type="error">
            <text:p>#REF!</text:p>
          </table:table-cell>
          <table:table-cell/>
          <table:table-cell table:formula="of:=[.W68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8]&gt;[.AB68];[.$A68]&lt;=[.AC68]);([.$A68]*[.AD68])-[.AE68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O9]" office:value-type="string" office:string-value="" calcext:value-type="error">
            <text:p>#REF!</text:p>
          </table:table-cell>
          <table:table-cell table:formula="of:=ROUND([.H69]+[.N69]+[.T69]+[.Z69]+[.AF69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9]&gt;=[.D69];[.$A69]&lt;=[.E69]);([.$A69]*[.F69])-[.G69];0)" office:value-type="string" office:string-value="" calcext:value-type="error">
            <text:p>#REF!</text:p>
          </table:table-cell>
          <table:table-cell/>
          <table:table-cell table:formula="of:=[.E69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9]&gt;[.J69];[.$A69]&lt;=[.K69]);([.$A69]*[.L69])-[.M69];0)" office:value-type="string" office:string-value="" calcext:value-type="error">
            <text:p>#REF!</text:p>
          </table:table-cell>
          <table:table-cell/>
          <table:table-cell table:formula="of:=[.K69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9]&gt;[.P69];[.$A69]&lt;=[.Q69]);([.$A69]*[.R69])-[.S69];0)" office:value-type="string" office:string-value="" calcext:value-type="error">
            <text:p>#REF!</text:p>
          </table:table-cell>
          <table:table-cell/>
          <table:table-cell table:formula="of:=[.Q69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9]&gt;[.V69];[.$A69]&lt;=[.W69]);([.$A69]*[.X69])-[.Y69];0)" office:value-type="string" office:string-value="" calcext:value-type="error">
            <text:p>#REF!</text:p>
          </table:table-cell>
          <table:table-cell/>
          <table:table-cell table:formula="of:=[.W69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9]&gt;[.AB69];[.$A69]&lt;=[.AC69]);([.$A69]*[.AD69])-[.AE69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P13]" office:value-type="string" office:string-value="" calcext:value-type="error">
            <text:p>#REF!</text:p>
          </table:table-cell>
          <table:table-cell table:formula="of:=ROUND([.H70]+[.N70]+[.T70]+[.Z70]+[.AF70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70]&gt;=[.D70];[.$A70]&lt;=[.E70]);([.$A70]*[.F70])-[.G70];0)" office:value-type="string" office:string-value="" calcext:value-type="error">
            <text:p>#REF!</text:p>
          </table:table-cell>
          <table:table-cell/>
          <table:table-cell table:formula="of:=[.E70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70]&gt;[.J70];[.$A70]&lt;=[.K70]);([.$A70]*[.L70])-[.M70];0)" office:value-type="string" office:string-value="" calcext:value-type="error">
            <text:p>#REF!</text:p>
          </table:table-cell>
          <table:table-cell/>
          <table:table-cell table:formula="of:=[.K70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70]&gt;[.P70];[.$A70]&lt;=[.Q70]);([.$A70]*[.R70])-[.S70];0)" office:value-type="string" office:string-value="" calcext:value-type="error">
            <text:p>#REF!</text:p>
          </table:table-cell>
          <table:table-cell/>
          <table:table-cell table:formula="of:=[.Q70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70]&gt;[.V70];[.$A70]&lt;=[.W70]);([.$A70]*[.X70])-[.Y70];0)" office:value-type="string" office:string-value="" calcext:value-type="error">
            <text:p>#REF!</text:p>
          </table:table-cell>
          <table:table-cell/>
          <table:table-cell table:formula="of:=[.W70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70]&gt;[.AB70];[.$A70]&lt;=[.AC70]);([.$A70]*[.AD70])-[.AE70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P9]" office:value-type="string" office:string-value="" calcext:value-type="error">
            <text:p>#REF!</text:p>
          </table:table-cell>
          <table:table-cell table:formula="of:=ROUND([.H71]+[.N71]+[.T71]+[.Z71]+[.AF71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71]&gt;=[.D71];[.$A71]&lt;=[.E71]);([.$A71]*[.F71])-[.G71];0)" office:value-type="string" office:string-value="" calcext:value-type="error">
            <text:p>#REF!</text:p>
          </table:table-cell>
          <table:table-cell/>
          <table:table-cell table:formula="of:=[.E71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71]&gt;[.J71];[.$A71]&lt;=[.K71]);([.$A71]*[.L71])-[.M71];0)" office:value-type="string" office:string-value="" calcext:value-type="error">
            <text:p>#REF!</text:p>
          </table:table-cell>
          <table:table-cell/>
          <table:table-cell table:formula="of:=[.K71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71]&gt;[.P71];[.$A71]&lt;=[.Q71]);([.$A71]*[.R71])-[.S71];0)" office:value-type="string" office:string-value="" calcext:value-type="error">
            <text:p>#REF!</text:p>
          </table:table-cell>
          <table:table-cell/>
          <table:table-cell table:formula="of:=[.Q71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71]&gt;[.V71];[.$A71]&lt;=[.W71]);([.$A71]*[.X71])-[.Y71];0)" office:value-type="string" office:string-value="" calcext:value-type="error">
            <text:p>#REF!</text:p>
          </table:table-cell>
          <table:table-cell/>
          <table:table-cell table:formula="of:=[.W71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71]&gt;[.AB71];[.$A71]&lt;=[.AC71]);([.$A71]*[.AD71])-[.AE71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Q13]" office:value-type="string" office:string-value="" calcext:value-type="error">
            <text:p>#REF!</text:p>
          </table:table-cell>
          <table:table-cell table:formula="of:=ROUND([.H72]+[.N72]+[.T72]+[.Z72]+[.AF72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72]&gt;=[.D72];[.$A72]&lt;=[.E72]);([.$A72]*[.F72])-[.G72];0)" office:value-type="string" office:string-value="" calcext:value-type="error">
            <text:p>#REF!</text:p>
          </table:table-cell>
          <table:table-cell/>
          <table:table-cell table:formula="of:=[.E72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72]&gt;[.J72];[.$A72]&lt;=[.K72]);([.$A72]*[.L72])-[.M72];0)" office:value-type="string" office:string-value="" calcext:value-type="error">
            <text:p>#REF!</text:p>
          </table:table-cell>
          <table:table-cell/>
          <table:table-cell table:formula="of:=[.K72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72]&gt;[.P72];[.$A72]&lt;=[.Q72]);([.$A72]*[.R72])-[.S72];0)" office:value-type="string" office:string-value="" calcext:value-type="error">
            <text:p>#REF!</text:p>
          </table:table-cell>
          <table:table-cell/>
          <table:table-cell table:formula="of:=[.Q72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72]&gt;[.V72];[.$A72]&lt;=[.W72]);([.$A72]*[.X72])-[.Y72];0)" office:value-type="string" office:string-value="" calcext:value-type="error">
            <text:p>#REF!</text:p>
          </table:table-cell>
          <table:table-cell/>
          <table:table-cell table:formula="of:=[.W72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72]&gt;[.AB72];[.$A72]&lt;=[.AC72]);([.$A72]*[.AD72])-[.AE72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Q9]" office:value-type="string" office:string-value="" calcext:value-type="error">
            <text:p>#REF!</text:p>
          </table:table-cell>
          <table:table-cell table:formula="of:=ROUND([.H73]+[.N73]+[.T73]+[.Z73]+[.AF73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73]&gt;=[.D73];[.$A73]&lt;=[.E73]);([.$A73]*[.F73])-[.G73];0)" office:value-type="string" office:string-value="" calcext:value-type="error">
            <text:p>#REF!</text:p>
          </table:table-cell>
          <table:table-cell/>
          <table:table-cell table:formula="of:=[.E73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73]&gt;[.J73];[.$A73]&lt;=[.K73]);([.$A73]*[.L73])-[.M73];0)" office:value-type="string" office:string-value="" calcext:value-type="error">
            <text:p>#REF!</text:p>
          </table:table-cell>
          <table:table-cell/>
          <table:table-cell table:formula="of:=[.K73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73]&gt;[.P73];[.$A73]&lt;=[.Q73]);([.$A73]*[.R73])-[.S73];0)" office:value-type="string" office:string-value="" calcext:value-type="error">
            <text:p>#REF!</text:p>
          </table:table-cell>
          <table:table-cell/>
          <table:table-cell table:formula="of:=[.Q73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73]&gt;[.V73];[.$A73]&lt;=[.W73]);([.$A73]*[.X73])-[.Y73];0)" office:value-type="string" office:string-value="" calcext:value-type="error">
            <text:p>#REF!</text:p>
          </table:table-cell>
          <table:table-cell/>
          <table:table-cell table:formula="of:=[.W73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73]&gt;[.AB73];[.$A73]&lt;=[.AC73]);([.$A73]*[.AD73])-[.AE73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R13]" office:value-type="string" office:string-value="" calcext:value-type="error">
            <text:p>#REF!</text:p>
          </table:table-cell>
          <table:table-cell table:formula="of:=ROUND([.H74]+[.N74]+[.T74]+[.Z74]+[.AF74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74]&gt;=[.D74];[.$A74]&lt;=[.E74]);([.$A74]*[.F74])-[.G74];0)" office:value-type="string" office:string-value="" calcext:value-type="error">
            <text:p>#REF!</text:p>
          </table:table-cell>
          <table:table-cell/>
          <table:table-cell table:formula="of:=[.E74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74]&gt;[.J74];[.$A74]&lt;=[.K74]);([.$A74]*[.L74])-[.M74];0)" office:value-type="string" office:string-value="" calcext:value-type="error">
            <text:p>#REF!</text:p>
          </table:table-cell>
          <table:table-cell/>
          <table:table-cell table:formula="of:=[.K74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74]&gt;[.P74];[.$A74]&lt;=[.Q74]);([.$A74]*[.R74])-[.S74];0)" office:value-type="string" office:string-value="" calcext:value-type="error">
            <text:p>#REF!</text:p>
          </table:table-cell>
          <table:table-cell/>
          <table:table-cell table:formula="of:=[.Q74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74]&gt;[.V74];[.$A74]&lt;=[.W74]);([.$A74]*[.X74])-[.Y74];0)" office:value-type="string" office:string-value="" calcext:value-type="error">
            <text:p>#REF!</text:p>
          </table:table-cell>
          <table:table-cell/>
          <table:table-cell table:formula="of:=[.W74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74]&gt;[.AB74];[.$A74]&lt;=[.AC74]);([.$A74]*[.AD74])-[.AE74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R9]" office:value-type="string" office:string-value="" calcext:value-type="error">
            <text:p>#REF!</text:p>
          </table:table-cell>
          <table:table-cell table:formula="of:=ROUND([.H75]+[.N75]+[.T75]+[.Z75]+[.AF75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75]&gt;=[.D75];[.$A75]&lt;=[.E75]);([.$A75]*[.F75])-[.G75];0)" office:value-type="string" office:string-value="" calcext:value-type="error">
            <text:p>#REF!</text:p>
          </table:table-cell>
          <table:table-cell/>
          <table:table-cell table:formula="of:=[.E75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75]&gt;[.J75];[.$A75]&lt;=[.K75]);([.$A75]*[.L75])-[.M75];0)" office:value-type="string" office:string-value="" calcext:value-type="error">
            <text:p>#REF!</text:p>
          </table:table-cell>
          <table:table-cell/>
          <table:table-cell table:formula="of:=[.K75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75]&gt;[.P75];[.$A75]&lt;=[.Q75]);([.$A75]*[.R75])-[.S75];0)" office:value-type="string" office:string-value="" calcext:value-type="error">
            <text:p>#REF!</text:p>
          </table:table-cell>
          <table:table-cell/>
          <table:table-cell table:formula="of:=[.Q75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75]&gt;[.V75];[.$A75]&lt;=[.W75]);([.$A75]*[.X75])-[.Y75];0)" office:value-type="string" office:string-value="" calcext:value-type="error">
            <text:p>#REF!</text:p>
          </table:table-cell>
          <table:table-cell/>
          <table:table-cell table:formula="of:=[.W75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75]&gt;[.AB75];[.$A75]&lt;=[.AC75]);([.$A75]*[.AD75])-[.AE75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 table:number-rows-repeated="104850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dTaxTableWorksheet" table:style-name="ta1">
        <table:table-column table:style-name="co3" table:default-cell-style-name="ce6"/>
        <table:table-column table:style-name="co1" table:default-cell-style-name="ce6"/>
        <table:table-column table:style-name="co2" table:default-cell-style-name="ce6"/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2" table:default-cell-style-name="ce6"/>
        <table:table-column table:style-name="co4" table:default-cell-style-name="ce6"/>
        <table:table-column table:style-name="co1" table:number-columns-repeated="2" table:default-cell-style-name="ce6"/>
        <table:table-column table:style-name="co2" table:default-cell-style-name="ce6"/>
        <table:table-column table:style-name="co5" table:default-cell-style-name="ce6"/>
        <table:table-column table:style-name="co1" table:number-columns-repeated="4" table:default-cell-style-name="ce6"/>
        <table:table-column table:style-name="co2" table:default-cell-style-name="ce6"/>
        <table:table-column table:style-name="co1" table:number-columns-repeated="16357" table:default-cell-style-name="ce6"/>
        <table:table-row table:style-name="ro1">
          <table:table-cell table:number-columns-repeated="3"/>
          <table:table-cell table:style-name="ce10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rate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 office:value-type="currency" office:currency="USD" office:value="0" calcext:value-type="currency">
            <text:p>$0.00</text:p>
          </table:table-cell>
          <table:table-cell office:value-type="currency" office:currency="USD" office:value="23200" calcext:value-type="currency">
            <text:p>$23,200.00</text:p>
          </table:table-cell>
          <table:table-cell table:style-name="Default"/>
          <table:table-cell table:style-name="ce12" office:value-type="percentage" office:value="0.1" calcext:value-type="percentage">
            <text:p>10%</text:p>
          </table:table-cell>
          <table:table-cell table:formula="of:=[.E2]-[.D2]" office:value-type="currency" office:currency="USD" office:value="23200" calcext:value-type="currency">
            <text:p>$23,200.00</text:p>
          </table:table-cell>
          <table:table-cell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 table:formula="of:=[.E2]" office:value-type="currency" office:currency="USD" office:value="23200" calcext:value-type="currency">
            <text:p>$23,200.00</text:p>
          </table:table-cell>
          <table:table-cell office:value-type="currency" office:currency="USD" office:value="94300" calcext:value-type="currency">
            <text:p>$94,300.00</text:p>
          </table:table-cell>
          <table:table-cell table:style-name="Default"/>
          <table:table-cell table:style-name="ce12" office:value-type="percentage" office:value="0.12" calcext:value-type="percentage">
            <text:p>12%</text:p>
          </table:table-cell>
          <table:table-cell table:formula="of:=[.E3]-[.D3]" office:value-type="currency" office:currency="USD" office:value="71100" calcext:value-type="currency">
            <text:p>$71,100.00</text:p>
          </table:table-cell>
          <table:table-cell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 table:formula="of:=[.E3]" office:value-type="currency" office:currency="USD" office:value="94300" calcext:value-type="currency">
            <text:p>$94,300.00</text:p>
          </table:table-cell>
          <table:table-cell office:value-type="currency" office:currency="USD" office:value="201050" calcext:value-type="currency">
            <text:p>$201,050.00</text:p>
          </table:table-cell>
          <table:table-cell table:style-name="Default"/>
          <table:table-cell table:style-name="ce12" office:value-type="percentage" office:value="0.22" calcext:value-type="percentage">
            <text:p>22%</text:p>
          </table:table-cell>
          <table:table-cell table:formula="of:=[.E4]-[.D4]" office:value-type="currency" office:currency="USD" office:value="106750" calcext:value-type="currency">
            <text:p>$106,750.00</text:p>
          </table:table-cell>
          <table:table-cell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 table:formula="of:=[.E4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table:style-name="Default"/>
          <table:table-cell table:style-name="ce12" office:value-type="percentage" office:value="0.24" calcext:value-type="percentage">
            <text:p>24%</text:p>
          </table:table-cell>
          <table:table-cell table:formula="of:=[.E5]-[.D5]" office:value-type="currency" office:currency="USD" office:value="182850" calcext:value-type="currency">
            <text:p>$182,850.00</text:p>
          </table:table-cell>
          <table:table-cell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 table:formula="of:=[.E5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table:style-name="Default"/>
          <table:table-cell table:style-name="ce12" office:value-type="percentage" office:value="0.32" calcext:value-type="percentage">
            <text:p>32%</text:p>
          </table:table-cell>
          <table:table-cell table:formula="of:=[.E6]-[.D6]" office:value-type="currency" office:currency="USD" office:value="103550" calcext:value-type="currency">
            <text:p>$103,550.00</text:p>
          </table:table-cell>
          <table:table-cell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 table:formula="of:=[.E6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table:style-name="Default"/>
          <table:table-cell table:style-name="ce12" office:value-type="percentage" office:value="0.35" calcext:value-type="percentage">
            <text:p>35%</text:p>
          </table:table-cell>
          <table:table-cell table:formula="of:=[.E7]-[.D7]" office:value-type="currency" office:currency="USD" office:value="243750" calcext:value-type="currency">
            <text:p>$243,750.00</text:p>
          </table:table-cell>
          <table:table-cell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 table:formula="of:=[.E7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table:style-name="Default"/>
          <table:table-cell table:style-name="ce12" office:value-type="percentage" office:value="0.37" calcext:value-type="percentage">
            <text:p>37%</text:p>
          </table:table-cell>
          <table:table-cell table:formula="of:=[.E8]-[.D8]" office:value-type="currency" office:currency="USD" office:value="9268800" calcext:value-type="currency">
            <text:p>$9,268,800.00</text:p>
          </table:table-cell>
          <table:table-cell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expectedTax</text:p>
          </table:table-cell>
          <table:table-cell/>
          <table:table-cell office:value-type="string" calcext:value-type="string">
            <text:p>amount in bracket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amount in bracket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amount in bracket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amount in bracket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amount in bracket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amount in bracket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amount in bracket</text:p>
          </table:table-cell>
          <table:table-cell office:value-type="string" calcext:value-type="string">
            <text:p>tax</text:p>
          </table:table-cell>
          <table:table-cell table:number-columns-repeated="16361"/>
        </table:table-row>
        <table:table-row table:style-name="ro1">
          <table:table-cell office:value-type="currency" office:currency="USD" office:value="10000" calcext:value-type="currency">
            <text:p>$10,000.00</text:p>
          </table:table-cell>
          <table:table-cell table:formula="of:=ROUND([.E12]+[.H12]+[.K12]+[.N12]+[.Q12]+[.T12]+[.W12];0)" office:value-type="currency" office:currency="USD" office:value="1000" calcext:value-type="currency">
            <text:p>$1,000.00</text:p>
          </table:table-cell>
          <table:table-cell/>
          <table:table-cell table:formula="of:=IF([.$A12]&gt;=[.$E$2];[.$E$2];[.$A12])" office:value-type="currency" office:currency="USD" office:value="10000" calcext:value-type="currency">
            <text:p>$10,000.00</text:p>
          </table:table-cell>
          <table:table-cell table:formula="of:=[.D12]*[.$G$2]" office:value-type="currency" office:currency="USD" office:value="1000" calcext:value-type="currency">
            <text:p>$1,000.00</text:p>
          </table:table-cell>
          <table:table-cell table:style-name="ce12"/>
          <table:table-cell table:formula="of:=IF([.$A12]&lt;[.$D$3];0;IF([.$A12]&gt;[.$E$3];[.$E$3]-[.$D$3];[.$A12]-[.$D$3]))" office:value-type="currency" office:currency="USD" office:value="0" calcext:value-type="currency">
            <text:p>$0.00</text:p>
          </table:table-cell>
          <table:table-cell table:formula="of:=[.G12]*[.$G$3]" office:value-type="currency" office:currency="USD" office:value="0" calcext:value-type="currency">
            <text:p>$0.00</text:p>
          </table:table-cell>
          <table:table-cell/>
          <table:table-cell table:formula="of:=IF([.$A12]&lt;[.$D$4];0;IF([.$A12]&gt;[.$E$4];[.$E$4]-[.$D$4];[.$A12]-[.$D$4]))" office:value-type="currency" office:currency="USD" office:value="0" calcext:value-type="currency">
            <text:p>$0.00</text:p>
          </table:table-cell>
          <table:table-cell table:formula="of:=[.J12]*[.$G$4]" office:value-type="currency" office:currency="USD" office:value="0" calcext:value-type="currency">
            <text:p>$0.00</text:p>
          </table:table-cell>
          <table:table-cell/>
          <table:table-cell table:formula="of:=IF([.$A12]&lt;[.$D$5];0;IF([.$A12]&gt;[.$E$5];[.$E$5]-[.$D$5];[.$A12]-[.$D$5]))" office:value-type="currency" office:currency="USD" office:value="0" calcext:value-type="currency">
            <text:p>$0.00</text:p>
          </table:table-cell>
          <table:table-cell table:formula="of:=[.M12]*[.$G$5]" office:value-type="currency" office:currency="USD" office:value="0" calcext:value-type="currency">
            <text:p>$0.00</text:p>
          </table:table-cell>
          <table:table-cell/>
          <table:table-cell table:formula="of:=IF([.$A12]&lt;[.$D$6];0;IF([.$A12]&gt;[.$E$6];[.$E$6]-[.$D$6];[.$A12]-[.$D$6]))" office:value-type="currency" office:currency="USD" office:value="0" calcext:value-type="currency">
            <text:p>$0.00</text:p>
          </table:table-cell>
          <table:table-cell table:formula="of:=[.P12]*[.$G$6]" office:value-type="currency" office:currency="USD" office:value="0" calcext:value-type="currency">
            <text:p>$0.00</text:p>
          </table:table-cell>
          <table:table-cell/>
          <table:table-cell table:formula="of:=IF([.$A12]&lt;[.$D$7];0;IF([.$A12]&gt;[.$E$7];[.$E$7]-[.$D$7];[.$A12]-[.$D$7]))" office:value-type="currency" office:currency="USD" office:value="0" calcext:value-type="currency">
            <text:p>$0.00</text:p>
          </table:table-cell>
          <table:table-cell table:formula="of:=[.S12]*[.$G$7]" office:value-type="currency" office:currency="USD" office:value="0" calcext:value-type="currency">
            <text:p>$0.00</text:p>
          </table:table-cell>
          <table:table-cell/>
          <table:table-cell table:formula="of:=IF([.$A12]&lt;[.$D$8];0;IF([.$A12]&gt;[.$E$8];[.$E$8]-[.$D$8];[.$A12]-[.$D$8]))" office:value-type="currency" office:currency="USD" office:value="0" calcext:value-type="currency">
            <text:p>$0.00</text:p>
          </table:table-cell>
          <table:table-cell table:formula="of:=[.V12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2]*1.75;2)" office:value-type="currency" office:currency="USD" office:value="17500" calcext:value-type="currency">
            <text:p>$17,500.00</text:p>
          </table:table-cell>
          <table:table-cell table:formula="of:=ROUND([.E13]+[.H13]+[.K13]+[.N13]+[.Q13]+[.T13]+[.W13];2)" office:value-type="currency" office:currency="USD" office:value="1750" calcext:value-type="currency">
            <text:p>$1,750.00</text:p>
          </table:table-cell>
          <table:table-cell/>
          <table:table-cell table:formula="of:=IF([.$A13]&gt;=[.$E$2];[.$E$2];[.$A13])" office:value-type="currency" office:currency="USD" office:value="17500" calcext:value-type="currency">
            <text:p>$17,500.00</text:p>
          </table:table-cell>
          <table:table-cell table:formula="of:=[.D13]*[.$G$2]" office:value-type="currency" office:currency="USD" office:value="1750" calcext:value-type="currency">
            <text:p>$1,750.00</text:p>
          </table:table-cell>
          <table:table-cell table:style-name="ce12"/>
          <table:table-cell table:formula="of:=IF([.$A13]&lt;[.$D$3];0;IF([.$A13]&gt;[.$E$3];[.$E$3]-[.$D$3];[.$A13]-[.$D$3]))" office:value-type="currency" office:currency="USD" office:value="0" calcext:value-type="currency">
            <text:p>$0.00</text:p>
          </table:table-cell>
          <table:table-cell table:formula="of:=[.G13]*[.$G$3]" office:value-type="currency" office:currency="USD" office:value="0" calcext:value-type="currency">
            <text:p>$0.00</text:p>
          </table:table-cell>
          <table:table-cell/>
          <table:table-cell table:formula="of:=IF([.$A13]&lt;[.$D$4];0;IF([.$A13]&gt;[.$E$4];[.$E$4]-[.$D$4];[.$A13]-[.$D$4]))" office:value-type="currency" office:currency="USD" office:value="0" calcext:value-type="currency">
            <text:p>$0.00</text:p>
          </table:table-cell>
          <table:table-cell table:formula="of:=[.J13]*[.$G$4]" office:value-type="currency" office:currency="USD" office:value="0" calcext:value-type="currency">
            <text:p>$0.00</text:p>
          </table:table-cell>
          <table:table-cell/>
          <table:table-cell table:formula="of:=IF([.$A13]&lt;[.$D$5];0;IF([.$A13]&gt;[.$E$5];[.$E$5]-[.$D$5];[.$A13]-[.$D$5]))" office:value-type="currency" office:currency="USD" office:value="0" calcext:value-type="currency">
            <text:p>$0.00</text:p>
          </table:table-cell>
          <table:table-cell table:formula="of:=[.M13]*[.$G$5]" office:value-type="currency" office:currency="USD" office:value="0" calcext:value-type="currency">
            <text:p>$0.00</text:p>
          </table:table-cell>
          <table:table-cell/>
          <table:table-cell table:formula="of:=IF([.$A13]&lt;[.$D$6];0;IF([.$A13]&gt;[.$E$6];[.$E$6]-[.$D$6];[.$A13]-[.$D$6]))" office:value-type="currency" office:currency="USD" office:value="0" calcext:value-type="currency">
            <text:p>$0.00</text:p>
          </table:table-cell>
          <table:table-cell table:formula="of:=[.P13]*[.$G$6]" office:value-type="currency" office:currency="USD" office:value="0" calcext:value-type="currency">
            <text:p>$0.00</text:p>
          </table:table-cell>
          <table:table-cell/>
          <table:table-cell table:formula="of:=IF([.$A13]&lt;[.$D$7];0;IF([.$A13]&gt;[.$E$7];[.$E$7]-[.$D$7];[.$A13]-[.$D$7]))" office:value-type="currency" office:currency="USD" office:value="0" calcext:value-type="currency">
            <text:p>$0.00</text:p>
          </table:table-cell>
          <table:table-cell table:formula="of:=[.S13]*[.$G$7]" office:value-type="currency" office:currency="USD" office:value="0" calcext:value-type="currency">
            <text:p>$0.00</text:p>
          </table:table-cell>
          <table:table-cell/>
          <table:table-cell table:formula="of:=IF([.$A13]&lt;[.$D$8];0;IF([.$A13]&gt;[.$E$8];[.$E$8]-[.$D$8];[.$A13]-[.$D$8]))" office:value-type="currency" office:currency="USD" office:value="0" calcext:value-type="currency">
            <text:p>$0.00</text:p>
          </table:table-cell>
          <table:table-cell table:formula="of:=[.V1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3]*1.75;2)" office:value-type="currency" office:currency="USD" office:value="30625" calcext:value-type="currency">
            <text:p>$30,625.00</text:p>
          </table:table-cell>
          <table:table-cell table:formula="of:=ROUND([.E14]+[.H14]+[.K14]+[.N14]+[.Q14]+[.T14]+[.W14];2)" office:value-type="currency" office:currency="USD" office:value="3211" calcext:value-type="currency">
            <text:p>$3,211.00</text:p>
          </table:table-cell>
          <table:table-cell/>
          <table:table-cell table:formula="of:=IF([.$A14]&gt;=[.$E$2];[.$E$2];[.$A14])" office:value-type="currency" office:currency="USD" office:value="23200" calcext:value-type="currency">
            <text:p>$23,200.00</text:p>
          </table:table-cell>
          <table:table-cell table:formula="of:=[.D1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4]&lt;[.$D$3];0;IF([.$A14]&gt;[.$E$3];[.$E$3]-[.$D$3];[.$A14]-[.$D$3]))" office:value-type="currency" office:currency="USD" office:value="7425" calcext:value-type="currency">
            <text:p>$7,425.00</text:p>
          </table:table-cell>
          <table:table-cell table:formula="of:=[.G14]*[.$G$3]" office:value-type="currency" office:currency="USD" office:value="891" calcext:value-type="currency">
            <text:p>$891.00</text:p>
          </table:table-cell>
          <table:table-cell/>
          <table:table-cell table:formula="of:=IF([.$A14]&lt;[.$D$4];0;IF([.$A14]&gt;[.$E$4];[.$E$4]-[.$D$4];[.$A14]-[.$D$4]))" office:value-type="currency" office:currency="USD" office:value="0" calcext:value-type="currency">
            <text:p>$0.00</text:p>
          </table:table-cell>
          <table:table-cell table:formula="of:=[.J14]*[.$G$4]" office:value-type="currency" office:currency="USD" office:value="0" calcext:value-type="currency">
            <text:p>$0.00</text:p>
          </table:table-cell>
          <table:table-cell/>
          <table:table-cell table:formula="of:=IF([.$A14]&lt;[.$D$5];0;IF([.$A14]&gt;[.$E$5];[.$E$5]-[.$D$5];[.$A14]-[.$D$5]))" office:value-type="currency" office:currency="USD" office:value="0" calcext:value-type="currency">
            <text:p>$0.00</text:p>
          </table:table-cell>
          <table:table-cell table:formula="of:=[.M14]*[.$G$5]" office:value-type="currency" office:currency="USD" office:value="0" calcext:value-type="currency">
            <text:p>$0.00</text:p>
          </table:table-cell>
          <table:table-cell/>
          <table:table-cell table:formula="of:=IF([.$A14]&lt;[.$D$6];0;IF([.$A14]&gt;[.$E$6];[.$E$6]-[.$D$6];[.$A14]-[.$D$6]))" office:value-type="currency" office:currency="USD" office:value="0" calcext:value-type="currency">
            <text:p>$0.00</text:p>
          </table:table-cell>
          <table:table-cell table:formula="of:=[.P14]*[.$G$6]" office:value-type="currency" office:currency="USD" office:value="0" calcext:value-type="currency">
            <text:p>$0.00</text:p>
          </table:table-cell>
          <table:table-cell/>
          <table:table-cell table:formula="of:=IF([.$A14]&lt;[.$D$7];0;IF([.$A14]&gt;[.$E$7];[.$E$7]-[.$D$7];[.$A14]-[.$D$7]))" office:value-type="currency" office:currency="USD" office:value="0" calcext:value-type="currency">
            <text:p>$0.00</text:p>
          </table:table-cell>
          <table:table-cell table:formula="of:=[.S14]*[.$G$7]" office:value-type="currency" office:currency="USD" office:value="0" calcext:value-type="currency">
            <text:p>$0.00</text:p>
          </table:table-cell>
          <table:table-cell/>
          <table:table-cell table:formula="of:=IF([.$A14]&lt;[.$D$8];0;IF([.$A14]&gt;[.$E$8];[.$E$8]-[.$D$8];[.$A14]-[.$D$8]))" office:value-type="currency" office:currency="USD" office:value="0" calcext:value-type="currency">
            <text:p>$0.00</text:p>
          </table:table-cell>
          <table:table-cell table:formula="of:=[.V1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4]*1.75;2)" office:value-type="currency" office:currency="USD" office:value="53593.75" calcext:value-type="currency">
            <text:p>$53,593.75</text:p>
          </table:table-cell>
          <table:table-cell table:formula="of:=ROUND([.E15]+[.H15]+[.K15]+[.N15]+[.Q15]+[.T15]+[.W15];2)" office:value-type="currency" office:currency="USD" office:value="5967.25" calcext:value-type="currency">
            <text:p>$5,967.25</text:p>
          </table:table-cell>
          <table:table-cell/>
          <table:table-cell table:formula="of:=IF([.$A15]&gt;=[.$E$2];[.$E$2];[.$A15])" office:value-type="currency" office:currency="USD" office:value="23200" calcext:value-type="currency">
            <text:p>$23,200.00</text:p>
          </table:table-cell>
          <table:table-cell table:formula="of:=[.D1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5]&lt;[.$D$3];0;IF([.$A15]&gt;[.$E$3];[.$E$3]-[.$D$3];[.$A15]-[.$D$3]))" office:value-type="currency" office:currency="USD" office:value="30393.75" calcext:value-type="currency">
            <text:p>$30,393.75</text:p>
          </table:table-cell>
          <table:table-cell table:formula="of:=[.G15]*[.$G$3]" office:value-type="currency" office:currency="USD" office:value="3647.25" calcext:value-type="currency">
            <text:p>$3,647.25</text:p>
          </table:table-cell>
          <table:table-cell/>
          <table:table-cell table:formula="of:=IF([.$A15]&lt;[.$D$4];0;IF([.$A15]&gt;[.$E$4];[.$E$4]-[.$D$4];[.$A15]-[.$D$4]))" office:value-type="currency" office:currency="USD" office:value="0" calcext:value-type="currency">
            <text:p>$0.00</text:p>
          </table:table-cell>
          <table:table-cell table:formula="of:=[.J15]*[.$G$4]" office:value-type="currency" office:currency="USD" office:value="0" calcext:value-type="currency">
            <text:p>$0.00</text:p>
          </table:table-cell>
          <table:table-cell/>
          <table:table-cell table:formula="of:=IF([.$A15]&lt;[.$D$5];0;IF([.$A15]&gt;[.$E$5];[.$E$5]-[.$D$5];[.$A15]-[.$D$5]))" office:value-type="currency" office:currency="USD" office:value="0" calcext:value-type="currency">
            <text:p>$0.00</text:p>
          </table:table-cell>
          <table:table-cell table:formula="of:=[.M15]*[.$G$5]" office:value-type="currency" office:currency="USD" office:value="0" calcext:value-type="currency">
            <text:p>$0.00</text:p>
          </table:table-cell>
          <table:table-cell/>
          <table:table-cell table:formula="of:=IF([.$A15]&lt;[.$D$6];0;IF([.$A15]&gt;[.$E$6];[.$E$6]-[.$D$6];[.$A15]-[.$D$6]))" office:value-type="currency" office:currency="USD" office:value="0" calcext:value-type="currency">
            <text:p>$0.00</text:p>
          </table:table-cell>
          <table:table-cell table:formula="of:=[.P15]*[.$G$6]" office:value-type="currency" office:currency="USD" office:value="0" calcext:value-type="currency">
            <text:p>$0.00</text:p>
          </table:table-cell>
          <table:table-cell/>
          <table:table-cell table:formula="of:=IF([.$A15]&lt;[.$D$7];0;IF([.$A15]&gt;[.$E$7];[.$E$7]-[.$D$7];[.$A15]-[.$D$7]))" office:value-type="currency" office:currency="USD" office:value="0" calcext:value-type="currency">
            <text:p>$0.00</text:p>
          </table:table-cell>
          <table:table-cell table:formula="of:=[.S15]*[.$G$7]" office:value-type="currency" office:currency="USD" office:value="0" calcext:value-type="currency">
            <text:p>$0.00</text:p>
          </table:table-cell>
          <table:table-cell/>
          <table:table-cell table:formula="of:=IF([.$A15]&lt;[.$D$8];0;IF([.$A15]&gt;[.$E$8];[.$E$8]-[.$D$8];[.$A15]-[.$D$8]))" office:value-type="currency" office:currency="USD" office:value="0" calcext:value-type="currency">
            <text:p>$0.00</text:p>
          </table:table-cell>
          <table:table-cell table:formula="of:=[.V1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5]*1.75;2)" office:value-type="currency" office:currency="USD" office:value="93789.06" calcext:value-type="currency">
            <text:p>$93,789.06</text:p>
          </table:table-cell>
          <table:table-cell table:formula="of:=ROUND([.E16]+[.H16]+[.K16]+[.N16]+[.Q16]+[.T16]+[.W16];2)" office:value-type="currency" office:currency="USD" office:value="10790.69" calcext:value-type="currency">
            <text:p>$10,790.69</text:p>
          </table:table-cell>
          <table:table-cell/>
          <table:table-cell table:formula="of:=IF([.$A16]&gt;=[.$E$2];[.$E$2];[.$A16])" office:value-type="currency" office:currency="USD" office:value="23200" calcext:value-type="currency">
            <text:p>$23,200.00</text:p>
          </table:table-cell>
          <table:table-cell table:formula="of:=[.D16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6]&lt;[.$D$3];0;IF([.$A16]&gt;[.$E$3];[.$E$3]-[.$D$3];[.$A16]-[.$D$3]))" office:value-type="currency" office:currency="USD" office:value="70589.06" calcext:value-type="currency">
            <text:p>$70,589.06</text:p>
          </table:table-cell>
          <table:table-cell table:formula="of:=[.G16]*[.$G$3]" office:value-type="currency" office:currency="USD" office:value="8470.6872" calcext:value-type="currency">
            <text:p>$8,470.69</text:p>
          </table:table-cell>
          <table:table-cell/>
          <table:table-cell table:formula="of:=IF([.$A16]&lt;[.$D$4];0;IF([.$A16]&gt;[.$E$4];[.$E$4]-[.$D$4];[.$A16]-[.$D$4]))" office:value-type="currency" office:currency="USD" office:value="0" calcext:value-type="currency">
            <text:p>$0.00</text:p>
          </table:table-cell>
          <table:table-cell table:formula="of:=[.J16]*[.$G$4]" office:value-type="currency" office:currency="USD" office:value="0" calcext:value-type="currency">
            <text:p>$0.00</text:p>
          </table:table-cell>
          <table:table-cell/>
          <table:table-cell table:formula="of:=IF([.$A16]&lt;[.$D$5];0;IF([.$A16]&gt;[.$E$5];[.$E$5]-[.$D$5];[.$A16]-[.$D$5]))" office:value-type="currency" office:currency="USD" office:value="0" calcext:value-type="currency">
            <text:p>$0.00</text:p>
          </table:table-cell>
          <table:table-cell table:formula="of:=[.M16]*[.$G$5]" office:value-type="currency" office:currency="USD" office:value="0" calcext:value-type="currency">
            <text:p>$0.00</text:p>
          </table:table-cell>
          <table:table-cell/>
          <table:table-cell table:formula="of:=IF([.$A16]&lt;[.$D$6];0;IF([.$A16]&gt;[.$E$6];[.$E$6]-[.$D$6];[.$A16]-[.$D$6]))" office:value-type="currency" office:currency="USD" office:value="0" calcext:value-type="currency">
            <text:p>$0.00</text:p>
          </table:table-cell>
          <table:table-cell table:formula="of:=[.P16]*[.$G$6]" office:value-type="currency" office:currency="USD" office:value="0" calcext:value-type="currency">
            <text:p>$0.00</text:p>
          </table:table-cell>
          <table:table-cell/>
          <table:table-cell table:formula="of:=IF([.$A16]&lt;[.$D$7];0;IF([.$A16]&gt;[.$E$7];[.$E$7]-[.$D$7];[.$A16]-[.$D$7]))" office:value-type="currency" office:currency="USD" office:value="0" calcext:value-type="currency">
            <text:p>$0.00</text:p>
          </table:table-cell>
          <table:table-cell table:formula="of:=[.S16]*[.$G$7]" office:value-type="currency" office:currency="USD" office:value="0" calcext:value-type="currency">
            <text:p>$0.00</text:p>
          </table:table-cell>
          <table:table-cell/>
          <table:table-cell table:formula="of:=IF([.$A16]&lt;[.$D$8];0;IF([.$A16]&gt;[.$E$8];[.$E$8]-[.$D$8];[.$A16]-[.$D$8]))" office:value-type="currency" office:currency="USD" office:value="0" calcext:value-type="currency">
            <text:p>$0.00</text:p>
          </table:table-cell>
          <table:table-cell table:formula="of:=[.V16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6]*1.75;2)" office:value-type="currency" office:currency="USD" office:value="164130.86" calcext:value-type="currency">
            <text:p>$164,130.86</text:p>
          </table:table-cell>
          <table:table-cell table:formula="of:=ROUND([.E17]+[.H17]+[.K17]+[.N17]+[.Q17]+[.T17]+[.W17];2)" office:value-type="currency" office:currency="USD" office:value="26214.79" calcext:value-type="currency">
            <text:p>$26,214.79</text:p>
          </table:table-cell>
          <table:table-cell/>
          <table:table-cell table:formula="of:=IF([.$A17]&gt;=[.$E$2];[.$E$2];[.$A17])" office:value-type="currency" office:currency="USD" office:value="23200" calcext:value-type="currency">
            <text:p>$23,200.00</text:p>
          </table:table-cell>
          <table:table-cell table:formula="of:=[.D17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7]&lt;[.$D$3];0;IF([.$A17]&gt;[.$E$3];[.$E$3]-[.$D$3];[.$A17]-[.$D$3]))" office:value-type="currency" office:currency="USD" office:value="71100" calcext:value-type="currency">
            <text:p>$71,100.00</text:p>
          </table:table-cell>
          <table:table-cell table:formula="of:=[.G17]*[.$G$3]" office:value-type="currency" office:currency="USD" office:value="8532" calcext:value-type="currency">
            <text:p>$8,532.00</text:p>
          </table:table-cell>
          <table:table-cell/>
          <table:table-cell table:formula="of:=IF([.$A17]&lt;[.$D$4];0;IF([.$A17]&gt;[.$E$4];[.$E$4]-[.$D$4];[.$A17]-[.$D$4]))" office:value-type="currency" office:currency="USD" office:value="69830.86" calcext:value-type="currency">
            <text:p>$69,830.86</text:p>
          </table:table-cell>
          <table:table-cell table:formula="of:=[.J17]*[.$G$4]" office:value-type="currency" office:currency="USD" office:value="15362.7892" calcext:value-type="currency">
            <text:p>$15,362.79</text:p>
          </table:table-cell>
          <table:table-cell/>
          <table:table-cell table:formula="of:=IF([.$A17]&lt;[.$D$5];0;IF([.$A17]&gt;[.$E$5];[.$E$5]-[.$D$5];[.$A17]-[.$D$5]))" office:value-type="currency" office:currency="USD" office:value="0" calcext:value-type="currency">
            <text:p>$0.00</text:p>
          </table:table-cell>
          <table:table-cell table:formula="of:=[.M17]*[.$G$5]" office:value-type="currency" office:currency="USD" office:value="0" calcext:value-type="currency">
            <text:p>$0.00</text:p>
          </table:table-cell>
          <table:table-cell/>
          <table:table-cell table:formula="of:=IF([.$A17]&lt;[.$D$6];0;IF([.$A17]&gt;[.$E$6];[.$E$6]-[.$D$6];[.$A17]-[.$D$6]))" office:value-type="currency" office:currency="USD" office:value="0" calcext:value-type="currency">
            <text:p>$0.00</text:p>
          </table:table-cell>
          <table:table-cell table:formula="of:=[.P17]*[.$G$6]" office:value-type="currency" office:currency="USD" office:value="0" calcext:value-type="currency">
            <text:p>$0.00</text:p>
          </table:table-cell>
          <table:table-cell/>
          <table:table-cell table:formula="of:=IF([.$A17]&lt;[.$D$7];0;IF([.$A17]&gt;[.$E$7];[.$E$7]-[.$D$7];[.$A17]-[.$D$7]))" office:value-type="currency" office:currency="USD" office:value="0" calcext:value-type="currency">
            <text:p>$0.00</text:p>
          </table:table-cell>
          <table:table-cell table:formula="of:=[.S17]*[.$G$7]" office:value-type="currency" office:currency="USD" office:value="0" calcext:value-type="currency">
            <text:p>$0.00</text:p>
          </table:table-cell>
          <table:table-cell/>
          <table:table-cell table:formula="of:=IF([.$A17]&lt;[.$D$8];0;IF([.$A17]&gt;[.$E$8];[.$E$8]-[.$D$8];[.$A17]-[.$D$8]))" office:value-type="currency" office:currency="USD" office:value="0" calcext:value-type="currency">
            <text:p>$0.00</text:p>
          </table:table-cell>
          <table:table-cell table:formula="of:=[.V17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7]*1.75;2)" office:value-type="currency" office:currency="USD" office:value="287229.01" calcext:value-type="currency">
            <text:p>$287,229.01</text:p>
          </table:table-cell>
          <table:table-cell table:formula="of:=ROUND([.E18]+[.H18]+[.K18]+[.N18]+[.Q18]+[.T18]+[.W18];2)" office:value-type="currency" office:currency="USD" office:value="55019.96" calcext:value-type="currency">
            <text:p>$55,019.96</text:p>
          </table:table-cell>
          <table:table-cell/>
          <table:table-cell table:formula="of:=IF([.$A18]&gt;=[.$E$2];[.$E$2];[.$A18])" office:value-type="currency" office:currency="USD" office:value="23200" calcext:value-type="currency">
            <text:p>$23,200.00</text:p>
          </table:table-cell>
          <table:table-cell table:formula="of:=[.D18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8]&lt;[.$D$3];0;IF([.$A18]&gt;[.$E$3];[.$E$3]-[.$D$3];[.$A18]-[.$D$3]))" office:value-type="currency" office:currency="USD" office:value="71100" calcext:value-type="currency">
            <text:p>$71,100.00</text:p>
          </table:table-cell>
          <table:table-cell table:formula="of:=[.G18]*[.$G$3]" office:value-type="currency" office:currency="USD" office:value="8532" calcext:value-type="currency">
            <text:p>$8,532.00</text:p>
          </table:table-cell>
          <table:table-cell/>
          <table:table-cell table:formula="of:=IF([.$A18]&lt;[.$D$4];0;IF([.$A18]&gt;[.$E$4];[.$E$4]-[.$D$4];[.$A18]-[.$D$4]))" office:value-type="currency" office:currency="USD" office:value="106750" calcext:value-type="currency">
            <text:p>$106,750.00</text:p>
          </table:table-cell>
          <table:table-cell table:formula="of:=[.J18]*[.$G$4]" office:value-type="currency" office:currency="USD" office:value="23485" calcext:value-type="currency">
            <text:p>$23,485.00</text:p>
          </table:table-cell>
          <table:table-cell/>
          <table:table-cell table:formula="of:=IF([.$A18]&lt;[.$D$5];0;IF([.$A18]&gt;[.$E$5];[.$E$5]-[.$D$5];[.$A18]-[.$D$5]))" office:value-type="currency" office:currency="USD" office:value="86179.01" calcext:value-type="currency">
            <text:p>$86,179.01</text:p>
          </table:table-cell>
          <table:table-cell table:formula="of:=[.M18]*[.$G$5]" office:value-type="currency" office:currency="USD" office:value="20682.9624" calcext:value-type="currency">
            <text:p>$20,682.96</text:p>
          </table:table-cell>
          <table:table-cell/>
          <table:table-cell table:formula="of:=IF([.$A18]&lt;[.$D$6];0;IF([.$A18]&gt;[.$E$6];[.$E$6]-[.$D$6];[.$A18]-[.$D$6]))" office:value-type="currency" office:currency="USD" office:value="0" calcext:value-type="currency">
            <text:p>$0.00</text:p>
          </table:table-cell>
          <table:table-cell table:formula="of:=[.P18]*[.$G$6]" office:value-type="currency" office:currency="USD" office:value="0" calcext:value-type="currency">
            <text:p>$0.00</text:p>
          </table:table-cell>
          <table:table-cell/>
          <table:table-cell table:formula="of:=IF([.$A18]&lt;[.$D$7];0;IF([.$A18]&gt;[.$E$7];[.$E$7]-[.$D$7];[.$A18]-[.$D$7]))" office:value-type="currency" office:currency="USD" office:value="0" calcext:value-type="currency">
            <text:p>$0.00</text:p>
          </table:table-cell>
          <table:table-cell table:formula="of:=[.S18]*[.$G$7]" office:value-type="currency" office:currency="USD" office:value="0" calcext:value-type="currency">
            <text:p>$0.00</text:p>
          </table:table-cell>
          <table:table-cell/>
          <table:table-cell table:formula="of:=IF([.$A18]&lt;[.$D$8];0;IF([.$A18]&gt;[.$E$8];[.$E$8]-[.$D$8];[.$A18]-[.$D$8]))" office:value-type="currency" office:currency="USD" office:value="0" calcext:value-type="currency">
            <text:p>$0.00</text:p>
          </table:table-cell>
          <table:table-cell table:formula="of:=[.V18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8]*1.75;2)" office:value-type="currency" office:currency="USD" office:value="502650.77" calcext:value-type="currency">
            <text:p>$502,650.77</text:p>
          </table:table-cell>
          <table:table-cell table:formula="of:=ROUND([.E19]+[.H19]+[.K19]+[.N19]+[.Q19]+[.T19]+[.W19];2)" office:value-type="currency" office:currency="USD" office:value="116677.27" calcext:value-type="currency">
            <text:p>$116,677.27</text:p>
          </table:table-cell>
          <table:table-cell/>
          <table:table-cell table:formula="of:=IF([.$A19]&gt;=[.$E$2];[.$E$2];[.$A19])" office:value-type="currency" office:currency="USD" office:value="23200" calcext:value-type="currency">
            <text:p>$23,200.00</text:p>
          </table:table-cell>
          <table:table-cell table:formula="of:=[.D1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9]&lt;[.$D$3];0;IF([.$A19]&gt;[.$E$3];[.$E$3]-[.$D$3];[.$A19]-[.$D$3]))" office:value-type="currency" office:currency="USD" office:value="71100" calcext:value-type="currency">
            <text:p>$71,100.00</text:p>
          </table:table-cell>
          <table:table-cell table:formula="of:=[.G19]*[.$G$3]" office:value-type="currency" office:currency="USD" office:value="8532" calcext:value-type="currency">
            <text:p>$8,532.00</text:p>
          </table:table-cell>
          <table:table-cell/>
          <table:table-cell table:formula="of:=IF([.$A19]&lt;[.$D$4];0;IF([.$A19]&gt;[.$E$4];[.$E$4]-[.$D$4];[.$A19]-[.$D$4]))" office:value-type="currency" office:currency="USD" office:value="106750" calcext:value-type="currency">
            <text:p>$106,750.00</text:p>
          </table:table-cell>
          <table:table-cell table:formula="of:=[.J19]*[.$G$4]" office:value-type="currency" office:currency="USD" office:value="23485" calcext:value-type="currency">
            <text:p>$23,485.00</text:p>
          </table:table-cell>
          <table:table-cell/>
          <table:table-cell table:formula="of:=IF([.$A19]&lt;[.$D$5];0;IF([.$A19]&gt;[.$E$5];[.$E$5]-[.$D$5];[.$A19]-[.$D$5]))" office:value-type="currency" office:currency="USD" office:value="182850" calcext:value-type="currency">
            <text:p>$182,850.00</text:p>
          </table:table-cell>
          <table:table-cell table:formula="of:=[.M19]*[.$G$5]" office:value-type="currency" office:currency="USD" office:value="43884" calcext:value-type="currency">
            <text:p>$43,884.00</text:p>
          </table:table-cell>
          <table:table-cell/>
          <table:table-cell table:formula="of:=IF([.$A19]&lt;[.$D$6];0;IF([.$A19]&gt;[.$E$6];[.$E$6]-[.$D$6];[.$A19]-[.$D$6]))" office:value-type="currency" office:currency="USD" office:value="103550" calcext:value-type="currency">
            <text:p>$103,550.00</text:p>
          </table:table-cell>
          <table:table-cell table:formula="of:=[.P19]*[.$G$6]" office:value-type="currency" office:currency="USD" office:value="33136" calcext:value-type="currency">
            <text:p>$33,136.00</text:p>
          </table:table-cell>
          <table:table-cell/>
          <table:table-cell table:formula="of:=IF([.$A19]&lt;[.$D$7];0;IF([.$A19]&gt;[.$E$7];[.$E$7]-[.$D$7];[.$A19]-[.$D$7]))" office:value-type="currency" office:currency="USD" office:value="15200.77" calcext:value-type="currency">
            <text:p>$15,200.77</text:p>
          </table:table-cell>
          <table:table-cell table:formula="of:=[.S19]*[.$G$7]" office:value-type="currency" office:currency="USD" office:value="5320.26950000001" calcext:value-type="currency">
            <text:p>$5,320.27</text:p>
          </table:table-cell>
          <table:table-cell/>
          <table:table-cell table:formula="of:=IF([.$A19]&lt;[.$D$8];0;IF([.$A19]&gt;[.$E$8];[.$E$8]-[.$D$8];[.$A19]-[.$D$8]))" office:value-type="currency" office:currency="USD" office:value="0" calcext:value-type="currency">
            <text:p>$0.00</text:p>
          </table:table-cell>
          <table:table-cell table:formula="of:=[.V1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9]*1.75;2)" office:value-type="currency" office:currency="USD" office:value="879638.85" calcext:value-type="currency">
            <text:p>$879,638.85</text:p>
          </table:table-cell>
          <table:table-cell table:formula="of:=ROUND([.E20]+[.H20]+[.K20]+[.N20]+[.Q20]+[.T20]+[.W20];2)" office:value-type="currency" office:currency="USD" office:value="251591.87" calcext:value-type="currency">
            <text:p>$251,591.87</text:p>
          </table:table-cell>
          <table:table-cell/>
          <table:table-cell table:formula="of:=IF([.$A20]&gt;=[.$E$2];[.$E$2];[.$A20])" office:value-type="currency" office:currency="USD" office:value="23200" calcext:value-type="currency">
            <text:p>$23,200.00</text:p>
          </table:table-cell>
          <table:table-cell table:formula="of:=[.D2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20]&lt;[.$D$3];0;IF([.$A20]&gt;[.$E$3];[.$E$3]-[.$D$3];[.$A20]-[.$D$3]))" office:value-type="currency" office:currency="USD" office:value="71100" calcext:value-type="currency">
            <text:p>$71,100.00</text:p>
          </table:table-cell>
          <table:table-cell table:formula="of:=[.G20]*[.$G$3]" office:value-type="currency" office:currency="USD" office:value="8532" calcext:value-type="currency">
            <text:p>$8,532.00</text:p>
          </table:table-cell>
          <table:table-cell/>
          <table:table-cell table:formula="of:=IF([.$A20]&lt;[.$D$4];0;IF([.$A20]&gt;[.$E$4];[.$E$4]-[.$D$4];[.$A20]-[.$D$4]))" office:value-type="currency" office:currency="USD" office:value="106750" calcext:value-type="currency">
            <text:p>$106,750.00</text:p>
          </table:table-cell>
          <table:table-cell table:formula="of:=[.J20]*[.$G$4]" office:value-type="currency" office:currency="USD" office:value="23485" calcext:value-type="currency">
            <text:p>$23,485.00</text:p>
          </table:table-cell>
          <table:table-cell/>
          <table:table-cell table:formula="of:=IF([.$A20]&lt;[.$D$5];0;IF([.$A20]&gt;[.$E$5];[.$E$5]-[.$D$5];[.$A20]-[.$D$5]))" office:value-type="currency" office:currency="USD" office:value="182850" calcext:value-type="currency">
            <text:p>$182,850.00</text:p>
          </table:table-cell>
          <table:table-cell table:formula="of:=[.M20]*[.$G$5]" office:value-type="currency" office:currency="USD" office:value="43884" calcext:value-type="currency">
            <text:p>$43,884.00</text:p>
          </table:table-cell>
          <table:table-cell/>
          <table:table-cell table:formula="of:=IF([.$A20]&lt;[.$D$6];0;IF([.$A20]&gt;[.$E$6];[.$E$6]-[.$D$6];[.$A20]-[.$D$6]))" office:value-type="currency" office:currency="USD" office:value="103550" calcext:value-type="currency">
            <text:p>$103,550.00</text:p>
          </table:table-cell>
          <table:table-cell table:formula="of:=[.P20]*[.$G$6]" office:value-type="currency" office:currency="USD" office:value="33136" calcext:value-type="currency">
            <text:p>$33,136.00</text:p>
          </table:table-cell>
          <table:table-cell/>
          <table:table-cell table:formula="of:=IF([.$A20]&lt;[.$D$7];0;IF([.$A20]&gt;[.$E$7];[.$E$7]-[.$D$7];[.$A20]-[.$D$7]))" office:value-type="currency" office:currency="USD" office:value="243750" calcext:value-type="currency">
            <text:p>$243,750.00</text:p>
          </table:table-cell>
          <table:table-cell table:formula="of:=[.S20]*[.$G$7]" office:value-type="currency" office:currency="USD" office:value="85312.5" calcext:value-type="currency">
            <text:p>$85,312.50</text:p>
          </table:table-cell>
          <table:table-cell/>
          <table:table-cell table:formula="of:=IF([.$A20]&lt;[.$D$8];0;IF([.$A20]&gt;[.$E$8];[.$E$8]-[.$D$8];[.$A20]-[.$D$8]))" office:value-type="currency" office:currency="USD" office:value="148438.85" calcext:value-type="currency">
            <text:p>$148,438.85</text:p>
          </table:table-cell>
          <table:table-cell table:formula="of:=[.V20]*[.$G$8]" office:value-type="currency" office:currency="USD" office:value="54922.3745" calcext:value-type="currency">
            <text:p>$54,922.37</text:p>
          </table:table-cell>
          <table:table-cell table:number-columns-repeated="16361"/>
        </table:table-row>
        <table:table-row table:style-name="ro1">
          <table:table-cell table:formula="of:=ROUND([.A20]*1.75;2)" office:value-type="currency" office:currency="USD" office:value="1539367.99" calcext:value-type="currency">
            <text:p>$1,539,367.99</text:p>
          </table:table-cell>
          <table:table-cell table:formula="of:=ROUND([.E21]+[.H21]+[.K21]+[.N21]+[.Q21]+[.T21]+[.W21];2)" office:value-type="currency" office:currency="USD" office:value="495691.66" calcext:value-type="currency">
            <text:p>$495,691.66</text:p>
          </table:table-cell>
          <table:table-cell/>
          <table:table-cell table:formula="of:=IF([.$A21]&gt;=[.$E$2];[.$E$2];[.$A21])" office:value-type="currency" office:currency="USD" office:value="23200" calcext:value-type="currency">
            <text:p>$23,200.00</text:p>
          </table:table-cell>
          <table:table-cell table:formula="of:=[.D21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21]&lt;[.$D$3];0;IF([.$A21]&gt;[.$E$3];[.$E$3]-[.$D$3];[.$A21]-[.$D$3]))" office:value-type="currency" office:currency="USD" office:value="71100" calcext:value-type="currency">
            <text:p>$71,100.00</text:p>
          </table:table-cell>
          <table:table-cell table:formula="of:=[.G21]*[.$G$3]" office:value-type="currency" office:currency="USD" office:value="8532" calcext:value-type="currency">
            <text:p>$8,532.00</text:p>
          </table:table-cell>
          <table:table-cell/>
          <table:table-cell table:formula="of:=IF([.$A21]&lt;[.$D$4];0;IF([.$A21]&gt;[.$E$4];[.$E$4]-[.$D$4];[.$A21]-[.$D$4]))" office:value-type="currency" office:currency="USD" office:value="106750" calcext:value-type="currency">
            <text:p>$106,750.00</text:p>
          </table:table-cell>
          <table:table-cell table:formula="of:=[.J21]*[.$G$4]" office:value-type="currency" office:currency="USD" office:value="23485" calcext:value-type="currency">
            <text:p>$23,485.00</text:p>
          </table:table-cell>
          <table:table-cell/>
          <table:table-cell table:formula="of:=IF([.$A21]&lt;[.$D$5];0;IF([.$A21]&gt;[.$E$5];[.$E$5]-[.$D$5];[.$A21]-[.$D$5]))" office:value-type="currency" office:currency="USD" office:value="182850" calcext:value-type="currency">
            <text:p>$182,850.00</text:p>
          </table:table-cell>
          <table:table-cell table:formula="of:=[.M21]*[.$G$5]" office:value-type="currency" office:currency="USD" office:value="43884" calcext:value-type="currency">
            <text:p>$43,884.00</text:p>
          </table:table-cell>
          <table:table-cell/>
          <table:table-cell table:formula="of:=IF([.$A21]&lt;[.$D$6];0;IF([.$A21]&gt;[.$E$6];[.$E$6]-[.$D$6];[.$A21]-[.$D$6]))" office:value-type="currency" office:currency="USD" office:value="103550" calcext:value-type="currency">
            <text:p>$103,550.00</text:p>
          </table:table-cell>
          <table:table-cell table:formula="of:=[.P21]*[.$G$6]" office:value-type="currency" office:currency="USD" office:value="33136" calcext:value-type="currency">
            <text:p>$33,136.00</text:p>
          </table:table-cell>
          <table:table-cell/>
          <table:table-cell table:formula="of:=IF([.$A21]&lt;[.$D$7];0;IF([.$A21]&gt;[.$E$7];[.$E$7]-[.$D$7];[.$A21]-[.$D$7]))" office:value-type="currency" office:currency="USD" office:value="243750" calcext:value-type="currency">
            <text:p>$243,750.00</text:p>
          </table:table-cell>
          <table:table-cell table:formula="of:=[.S21]*[.$G$7]" office:value-type="currency" office:currency="USD" office:value="85312.5" calcext:value-type="currency">
            <text:p>$85,312.50</text:p>
          </table:table-cell>
          <table:table-cell/>
          <table:table-cell table:formula="of:=IF([.$A21]&lt;[.$D$8];0;IF([.$A21]&gt;[.$E$8];[.$E$8]-[.$D$8];[.$A21]-[.$D$8]))" office:value-type="currency" office:currency="USD" office:value="808167.99" calcext:value-type="currency">
            <text:p>$808,167.99</text:p>
          </table:table-cell>
          <table:table-cell table:formula="of:=[.V21]*[.$G$8]" office:value-type="currency" office:currency="USD" office:value="299022.1563" calcext:value-type="currency">
            <text:p>$299,022.16</text:p>
          </table:table-cell>
          <table:table-cell table:number-columns-repeated="16361"/>
        </table:table-row>
        <table:table-row table:style-name="ro1">
          <table:table-cell table:formula="of:=ROUND([.A21]*1.75;2)" office:value-type="currency" office:currency="USD" office:value="2693893.98" calcext:value-type="currency">
            <text:p>$2,693,893.98</text:p>
          </table:table-cell>
          <table:table-cell table:formula="of:=ROUND([.E22]+[.H22]+[.K22]+[.N22]+[.Q22]+[.T22]+[.W22];2)" office:value-type="currency" office:currency="USD" office:value="922866.27" calcext:value-type="currency">
            <text:p>$922,866.27</text:p>
          </table:table-cell>
          <table:table-cell/>
          <table:table-cell table:formula="of:=IF([.$A22]&gt;=[.$E$2];[.$E$2];[.$A22])" office:value-type="currency" office:currency="USD" office:value="23200" calcext:value-type="currency">
            <text:p>$23,200.00</text:p>
          </table:table-cell>
          <table:table-cell table:formula="of:=[.D22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22]&lt;[.$D$3];0;IF([.$A22]&gt;[.$E$3];[.$E$3]-[.$D$3];[.$A22]-[.$D$3]))" office:value-type="currency" office:currency="USD" office:value="71100" calcext:value-type="currency">
            <text:p>$71,100.00</text:p>
          </table:table-cell>
          <table:table-cell table:formula="of:=[.G22]*[.$G$3]" office:value-type="currency" office:currency="USD" office:value="8532" calcext:value-type="currency">
            <text:p>$8,532.00</text:p>
          </table:table-cell>
          <table:table-cell/>
          <table:table-cell table:formula="of:=IF([.$A22]&lt;[.$D$4];0;IF([.$A22]&gt;[.$E$4];[.$E$4]-[.$D$4];[.$A22]-[.$D$4]))" office:value-type="currency" office:currency="USD" office:value="106750" calcext:value-type="currency">
            <text:p>$106,750.00</text:p>
          </table:table-cell>
          <table:table-cell table:formula="of:=[.J22]*[.$G$4]" office:value-type="currency" office:currency="USD" office:value="23485" calcext:value-type="currency">
            <text:p>$23,485.00</text:p>
          </table:table-cell>
          <table:table-cell/>
          <table:table-cell table:formula="of:=IF([.$A22]&lt;[.$D$5];0;IF([.$A22]&gt;[.$E$5];[.$E$5]-[.$D$5];[.$A22]-[.$D$5]))" office:value-type="currency" office:currency="USD" office:value="182850" calcext:value-type="currency">
            <text:p>$182,850.00</text:p>
          </table:table-cell>
          <table:table-cell table:formula="of:=[.M22]*[.$G$5]" office:value-type="currency" office:currency="USD" office:value="43884" calcext:value-type="currency">
            <text:p>$43,884.00</text:p>
          </table:table-cell>
          <table:table-cell/>
          <table:table-cell table:formula="of:=IF([.$A22]&lt;[.$D$6];0;IF([.$A22]&gt;[.$E$6];[.$E$6]-[.$D$6];[.$A22]-[.$D$6]))" office:value-type="currency" office:currency="USD" office:value="103550" calcext:value-type="currency">
            <text:p>$103,550.00</text:p>
          </table:table-cell>
          <table:table-cell table:formula="of:=[.P22]*[.$G$6]" office:value-type="currency" office:currency="USD" office:value="33136" calcext:value-type="currency">
            <text:p>$33,136.00</text:p>
          </table:table-cell>
          <table:table-cell/>
          <table:table-cell table:formula="of:=IF([.$A22]&lt;[.$D$7];0;IF([.$A22]&gt;[.$E$7];[.$E$7]-[.$D$7];[.$A22]-[.$D$7]))" office:value-type="currency" office:currency="USD" office:value="243750" calcext:value-type="currency">
            <text:p>$243,750.00</text:p>
          </table:table-cell>
          <table:table-cell table:formula="of:=[.S22]*[.$G$7]" office:value-type="currency" office:currency="USD" office:value="85312.5" calcext:value-type="currency">
            <text:p>$85,312.50</text:p>
          </table:table-cell>
          <table:table-cell/>
          <table:table-cell table:formula="of:=IF([.$A22]&lt;[.$D$8];0;IF([.$A22]&gt;[.$E$8];[.$E$8]-[.$D$8];[.$A22]-[.$D$8]))" office:value-type="currency" office:currency="USD" office:value="1962693.98" calcext:value-type="currency">
            <text:p>$1,962,693.98</text:p>
          </table:table-cell>
          <table:table-cell table:formula="of:=[.V22]*[.$G$8]" office:value-type="currency" office:currency="USD" office:value="726196.7726" calcext:value-type="currency">
            <text:p>$726,196.77</text:p>
          </table:table-cell>
          <table:table-cell table:number-columns-repeated="16361"/>
        </table:table-row>
        <table:table-row table:style-name="ro1">
          <table:table-cell/>
          <table:table-cell table:style-name="ce11" office:value-type="string" calcext:value-type="string">
            <text:p>* don’t round these because they’re used in the “precise” function. Round the rows at the bottom because they use the upper and lower</text:p>
          </table:table-cell>
          <table:table-cell table:number-columns-repeated="16382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formula="of:=&quot;[InlineData(&quot;&amp;[.A12]&amp;&quot;, &quot;&amp;[.B12]&amp;&quot;)]&quot;" office:value-type="string" office:string-value="[InlineData(10000, 1000)]" calcext:value-type="string">
            <text:p>[InlineData(10000, 1000)]</text:p>
          </table:table-cell>
          <table:table-cell table:number-columns-repeated="16383"/>
        </table:table-row>
        <table:table-row table:style-name="ro1">
          <table:table-cell table:formula="of:=&quot;[InlineData(&quot;&amp;[.A13]&amp;&quot;, &quot;&amp;[.B13]&amp;&quot;)]&quot;" office:value-type="string" office:string-value="[InlineData(17500, 1750)]" calcext:value-type="string">
            <text:p>[InlineData(17500, 1750)]</text:p>
          </table:table-cell>
          <table:table-cell table:number-columns-repeated="16383"/>
        </table:table-row>
        <table:table-row table:style-name="ro1">
          <table:table-cell table:formula="of:=&quot;[InlineData(&quot;&amp;[.A14]&amp;&quot;, &quot;&amp;[.B14]&amp;&quot;)]&quot;" office:value-type="string" office:string-value="[InlineData(30625, 3211)]" calcext:value-type="string">
            <text:p>[InlineData(30625, 3211)]</text:p>
          </table:table-cell>
          <table:table-cell table:number-columns-repeated="16383"/>
        </table:table-row>
        <table:table-row table:style-name="ro1">
          <table:table-cell table:formula="of:=&quot;[InlineData(&quot;&amp;[.A15]&amp;&quot;, &quot;&amp;[.B15]&amp;&quot;)]&quot;" office:value-type="string" office:string-value="[InlineData(53593.75, 5967.25)]" calcext:value-type="string">
            <text:p>[InlineData(53593.75, 5967.25)]</text:p>
          </table:table-cell>
          <table:table-cell table:number-columns-repeated="16383"/>
        </table:table-row>
        <table:table-row table:style-name="ro1">
          <table:table-cell table:formula="of:=&quot;[InlineData(&quot;&amp;[.A16]&amp;&quot;, &quot;&amp;[.B16]&amp;&quot;)]&quot;" office:value-type="string" office:string-value="[InlineData(93789.06, 10790.69)]" calcext:value-type="string">
            <text:p>[InlineData(93789.06, 10790.69)]</text:p>
          </table:table-cell>
          <table:table-cell table:number-columns-repeated="16383"/>
        </table:table-row>
        <table:table-row table:style-name="ro1">
          <table:table-cell table:formula="of:=&quot;[InlineData(&quot;&amp;[.A17]&amp;&quot;, &quot;&amp;[.B17]&amp;&quot;)]&quot;" office:value-type="string" office:string-value="[InlineData(164130.86, 26214.79)]" calcext:value-type="string">
            <text:p>[InlineData(164130.86, 26214.79)]</text:p>
          </table:table-cell>
          <table:table-cell table:number-columns-repeated="16383"/>
        </table:table-row>
        <table:table-row table:style-name="ro1">
          <table:table-cell table:formula="of:=&quot;[InlineData(&quot;&amp;[.A18]&amp;&quot;, &quot;&amp;[.B18]&amp;&quot;)]&quot;" office:value-type="string" office:string-value="[InlineData(287229.01, 55019.96)]" calcext:value-type="string">
            <text:p>[InlineData(287229.01, 55019.96)]</text:p>
          </table:table-cell>
          <table:table-cell table:number-columns-repeated="16383"/>
        </table:table-row>
        <table:table-row table:style-name="ro1">
          <table:table-cell table:formula="of:=&quot;[InlineData(&quot;&amp;[.A19]&amp;&quot;, &quot;&amp;[.B19]&amp;&quot;)]&quot;" office:value-type="string" office:string-value="[InlineData(502650.77, 116677.27)]" calcext:value-type="string">
            <text:p>[InlineData(502650.77, 116677.27)]</text:p>
          </table:table-cell>
          <table:table-cell table:number-columns-repeated="16383"/>
        </table:table-row>
        <table:table-row table:style-name="ro1">
          <table:table-cell table:formula="of:=&quot;[InlineData(&quot;&amp;[.A20]&amp;&quot;, &quot;&amp;[.B20]&amp;&quot;)]&quot;" office:value-type="string" office:string-value="[InlineData(879638.85, 251591.87)]" calcext:value-type="string">
            <text:p>[InlineData(879638.85, 251591.87)]</text:p>
          </table:table-cell>
          <table:table-cell table:number-columns-repeated="16383"/>
        </table:table-row>
        <table:table-row table:style-name="ro1">
          <table:table-cell table:formula="of:=&quot;[InlineData(&quot;&amp;[.A21]&amp;&quot;, &quot;&amp;[.B21]&amp;&quot;)]&quot;" office:value-type="string" office:string-value="[InlineData(1539367.99, 495691.66)]" calcext:value-type="string">
            <text:p>[InlineData(1539367.99, 495691.66)]</text:p>
          </table:table-cell>
          <table:table-cell table:number-columns-repeated="16383"/>
        </table:table-row>
        <table:table-row table:style-name="ro1">
          <table:table-cell table:formula="of:=&quot;[InlineData(&quot;&amp;[.A22]&amp;&quot;, &quot;&amp;[.B22]&amp;&quot;)]&quot;" office:value-type="string" office:string-value="[InlineData(2693893.98, 922866.27)]" calcext:value-type="string">
            <text:p>[InlineData(2693893.98, 922866.27)]</text:p>
          </table:table-cell>
          <table:table-cell table:number-columns-repeated="16383"/>
        </table:table-row>
        <table:table-row table:style-name="ro1">
          <table:table-cell table:formula="of:=&quot;[InlineData(&quot;&amp;[.A23]&amp;&quot;, &quot;&amp;[.B23]&amp;&quot;)]&quot;" office:value-type="string" office:string-value="[InlineData(, * don’t round these because they’re used in the “precise” function. Round the rows at the bottom because they use the upper and lower)]" calcext:value-type="string">
            <text:p>[InlineData(, * don’t round these because they’re used in the “precise” function. Round the rows at the bottom because they use the upper and lower)]</text:p>
          </table:table-cell>
          <table:table-cell table:number-columns-repeated="16383"/>
        </table:table-row>
        <table:table-row table:style-name="ro1">
          <table:table-cell table:formula="of:=&quot;[InlineData(&quot;&amp;[.A24]&amp;&quot;, &quot;&amp;[.B24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25]&amp;&quot;, &quot;&amp;[.B25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26]&amp;&quot;, &quot;&amp;[.B26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27]&amp;&quot;, &quot;&amp;[.B27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28]&amp;&quot;, &quot;&amp;[.B28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lines below here are used to test the Qualified Dividends and Capital Gain Tax Worksheet</text:p>
          </table:table-cell>
          <table:table-cell table:number-columns-repeated="16383"/>
        </table:table-row>
        <table:table-row table:style-name="ro1">
          <table:table-cell table:formula="of:=[$QualifiedDividendsAndCapitalGainTaxWorksheet.B13]" office:value-type="currency" office:currency="USD" office:value="99875" calcext:value-type="currency">
            <text:p>$99,875.00</text:p>
          </table:table-cell>
          <table:table-cell table:number-columns-repeated="16383"/>
        </table:table-row>
        <table:table-row table:style-name="ro1">
          <table:table-cell table:formula="of:=FLOOR([.A48]/50)*50" office:value-type="currency" office:currency="USD" office:value="99850" calcext:value-type="currency">
            <text:p>$99,850.00</text:p>
          </table:table-cell>
          <table:table-cell table:formula="of:=ROUND([.E49]+[.H49]+[.K49]+[.N49]+[.Q49]+[.T49]+[.W49];0)" office:value-type="currency" office:currency="USD" office:value="12073" calcext:value-type="currency">
            <text:p>$12,073.00</text:p>
          </table:table-cell>
          <table:table-cell/>
          <table:table-cell table:formula="of:=IF([.$A49]&gt;=[.$E$2];[.$E$2];[.$A49])" office:value-type="currency" office:currency="USD" office:value="23200" calcext:value-type="currency">
            <text:p>$23,200.00</text:p>
          </table:table-cell>
          <table:table-cell table:formula="of:=[.D4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49]&lt;[.$D$3];0;IF([.$A49]&gt;[.$E$3];[.$E$3]-[.$D$3];[.$A49]-[.$D$3]))" office:value-type="currency" office:currency="USD" office:value="71100" calcext:value-type="currency">
            <text:p>$71,100.00</text:p>
          </table:table-cell>
          <table:table-cell table:formula="of:=[.G49]*[.$G$3]" office:value-type="currency" office:currency="USD" office:value="8532" calcext:value-type="currency">
            <text:p>$8,532.00</text:p>
          </table:table-cell>
          <table:table-cell/>
          <table:table-cell table:formula="of:=IF([.$A49]&lt;[.$D$4];0;IF([.$A49]&gt;[.$E$4];[.$E$4]-[.$D$4];[.$A49]-[.$D$4]))" office:value-type="currency" office:currency="USD" office:value="5550" calcext:value-type="currency">
            <text:p>$5,550.00</text:p>
          </table:table-cell>
          <table:table-cell table:formula="of:=[.J49]*[.$G$4]" office:value-type="currency" office:currency="USD" office:value="1221" calcext:value-type="currency">
            <text:p>$1,221.00</text:p>
          </table:table-cell>
          <table:table-cell/>
          <table:table-cell table:formula="of:=IF([.$A49]&lt;[.$D$5];0;IF([.$A49]&gt;[.$E$5];[.$E$5]-[.$D$5];[.$A49]-[.$D$5]))" office:value-type="currency" office:currency="USD" office:value="0" calcext:value-type="currency">
            <text:p>$0.00</text:p>
          </table:table-cell>
          <table:table-cell table:formula="of:=[.M49]*[.$G$5]" office:value-type="currency" office:currency="USD" office:value="0" calcext:value-type="currency">
            <text:p>$0.00</text:p>
          </table:table-cell>
          <table:table-cell/>
          <table:table-cell table:formula="of:=IF([.$A49]&lt;[.$D$6];0;IF([.$A49]&gt;[.$E$6];[.$E$6]-[.$D$6];[.$A49]-[.$D$6]))" office:value-type="currency" office:currency="USD" office:value="0" calcext:value-type="currency">
            <text:p>$0.00</text:p>
          </table:table-cell>
          <table:table-cell table:formula="of:=[.P49]*[.$G$6]" office:value-type="currency" office:currency="USD" office:value="0" calcext:value-type="currency">
            <text:p>$0.00</text:p>
          </table:table-cell>
          <table:table-cell/>
          <table:table-cell table:formula="of:=IF([.$A49]&lt;[.$D$7];0;IF([.$A49]&gt;[.$E$7];[.$E$7]-[.$D$7];[.$A49]-[.$D$7]))" office:value-type="currency" office:currency="USD" office:value="0" calcext:value-type="currency">
            <text:p>$0.00</text:p>
          </table:table-cell>
          <table:table-cell table:formula="of:=[.S49]*[.$G$7]" office:value-type="currency" office:currency="USD" office:value="0" calcext:value-type="currency">
            <text:p>$0.00</text:p>
          </table:table-cell>
          <table:table-cell/>
          <table:table-cell table:formula="of:=IF([.$A49]&lt;[.$D$8];0;IF([.$A49]&gt;[.$E$8];[.$E$8]-[.$D$8];[.$A49]-[.$D$8]))" office:value-type="currency" office:currency="USD" office:value="0" calcext:value-type="currency">
            <text:p>$0.00</text:p>
          </table:table-cell>
          <table:table-cell table:formula="of:=[.V4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48]/50)*50=[.A49];[.A48]+50;CEILING([.A48]/50)*50)" office:value-type="currency" office:currency="USD" office:value="99900" calcext:value-type="currency">
            <text:p>$99,900.00</text:p>
          </table:table-cell>
          <table:table-cell table:formula="of:=ROUND([.E50]+[.H50]+[.K50]+[.N50]+[.Q50]+[.T50]+[.W50];0)" office:value-type="currency" office:currency="USD" office:value="12084" calcext:value-type="currency">
            <text:p>$12,084.00</text:p>
          </table:table-cell>
          <table:table-cell/>
          <table:table-cell table:formula="of:=IF([.$A50]&gt;=[.$E$2];[.$E$2];[.$A50])" office:value-type="currency" office:currency="USD" office:value="23200" calcext:value-type="currency">
            <text:p>$23,200.00</text:p>
          </table:table-cell>
          <table:table-cell table:formula="of:=[.D5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50]&lt;[.$D$3];0;IF([.$A50]&gt;[.$E$3];[.$E$3]-[.$D$3];[.$A50]-[.$D$3]))" office:value-type="currency" office:currency="USD" office:value="71100" calcext:value-type="currency">
            <text:p>$71,100.00</text:p>
          </table:table-cell>
          <table:table-cell table:formula="of:=[.G50]*[.$G$3]" office:value-type="currency" office:currency="USD" office:value="8532" calcext:value-type="currency">
            <text:p>$8,532.00</text:p>
          </table:table-cell>
          <table:table-cell/>
          <table:table-cell table:formula="of:=IF([.$A50]&lt;[.$D$4];0;IF([.$A50]&gt;[.$E$4];[.$E$4]-[.$D$4];[.$A50]-[.$D$4]))" office:value-type="currency" office:currency="USD" office:value="5600" calcext:value-type="currency">
            <text:p>$5,600.00</text:p>
          </table:table-cell>
          <table:table-cell table:formula="of:=[.J50]*[.$G$4]" office:value-type="currency" office:currency="USD" office:value="1232" calcext:value-type="currency">
            <text:p>$1,232.00</text:p>
          </table:table-cell>
          <table:table-cell/>
          <table:table-cell table:formula="of:=IF([.$A50]&lt;[.$D$5];0;IF([.$A50]&gt;[.$E$5];[.$E$5]-[.$D$5];[.$A50]-[.$D$5]))" office:value-type="currency" office:currency="USD" office:value="0" calcext:value-type="currency">
            <text:p>$0.00</text:p>
          </table:table-cell>
          <table:table-cell table:formula="of:=[.M50]*[.$G$5]" office:value-type="currency" office:currency="USD" office:value="0" calcext:value-type="currency">
            <text:p>$0.00</text:p>
          </table:table-cell>
          <table:table-cell/>
          <table:table-cell table:formula="of:=IF([.$A50]&lt;[.$D$6];0;IF([.$A50]&gt;[.$E$6];[.$E$6]-[.$D$6];[.$A50]-[.$D$6]))" office:value-type="currency" office:currency="USD" office:value="0" calcext:value-type="currency">
            <text:p>$0.00</text:p>
          </table:table-cell>
          <table:table-cell table:formula="of:=[.P50]*[.$G$6]" office:value-type="currency" office:currency="USD" office:value="0" calcext:value-type="currency">
            <text:p>$0.00</text:p>
          </table:table-cell>
          <table:table-cell/>
          <table:table-cell table:formula="of:=IF([.$A50]&lt;[.$D$7];0;IF([.$A50]&gt;[.$E$7];[.$E$7]-[.$D$7];[.$A50]-[.$D$7]))" office:value-type="currency" office:currency="USD" office:value="0" calcext:value-type="currency">
            <text:p>$0.00</text:p>
          </table:table-cell>
          <table:table-cell table:formula="of:=[.S50]*[.$G$7]" office:value-type="currency" office:currency="USD" office:value="0" calcext:value-type="currency">
            <text:p>$0.00</text:p>
          </table:table-cell>
          <table:table-cell/>
          <table:table-cell table:formula="of:=IF([.$A50]&lt;[.$D$8];0;IF([.$A50]&gt;[.$E$8];[.$E$8]-[.$D$8];[.$A50]-[.$D$8]))" office:value-type="currency" office:currency="USD" office:value="0" calcext:value-type="currency">
            <text:p>$0.00</text:p>
          </table:table-cell>
          <table:table-cell table:formula="of:=[.V5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49:.B50]);0)" office:value-type="currency" office:currency="USD" office:value="12079" calcext:value-type="currency">
            <text:p>$12,079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B9]" office:value-type="currency" office:currency="USD" office:value="105000" calcext:value-type="currency">
            <text:p>$105,000.00</text:p>
          </table:table-cell>
          <table:table-cell table:formula="of:=ROUND([.E53]+[.H53]+[.K53]+[.N53]+[.Q53]+[.T53]+[.W53];0)" office:value-type="currency" office:currency="USD" office:value="13206" calcext:value-type="currency">
            <text:p>$13,206.00</text:p>
          </table:table-cell>
          <table:table-cell/>
          <table:table-cell table:formula="of:=IF([.$A53]&gt;=[.$E$2];[.$E$2];[.$A53])" office:value-type="currency" office:currency="USD" office:value="23200" calcext:value-type="currency">
            <text:p>$23,200.00</text:p>
          </table:table-cell>
          <table:table-cell table:formula="of:=[.D5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53]&lt;[.$D$3];0;IF([.$A53]&gt;[.$E$3];[.$E$3]-[.$D$3];[.$A53]-[.$D$3]))" office:value-type="currency" office:currency="USD" office:value="71100" calcext:value-type="currency">
            <text:p>$71,100.00</text:p>
          </table:table-cell>
          <table:table-cell table:formula="of:=[.G53]*[.$G$3]" office:value-type="currency" office:currency="USD" office:value="8532" calcext:value-type="currency">
            <text:p>$8,532.00</text:p>
          </table:table-cell>
          <table:table-cell/>
          <table:table-cell table:formula="of:=IF([.$A53]&lt;[.$D$4];0;IF([.$A53]&gt;[.$E$4];[.$E$4]-[.$D$4];[.$A53]-[.$D$4]))" office:value-type="currency" office:currency="USD" office:value="10700" calcext:value-type="currency">
            <text:p>$10,700.00</text:p>
          </table:table-cell>
          <table:table-cell table:formula="of:=[.J53]*[.$G$4]" office:value-type="currency" office:currency="USD" office:value="2354" calcext:value-type="currency">
            <text:p>$2,354.00</text:p>
          </table:table-cell>
          <table:table-cell/>
          <table:table-cell table:formula="of:=IF([.$A53]&lt;[.$D$5];0;IF([.$A53]&gt;[.$E$5];[.$E$5]-[.$D$5];[.$A53]-[.$D$5]))" office:value-type="currency" office:currency="USD" office:value="0" calcext:value-type="currency">
            <text:p>$0.00</text:p>
          </table:table-cell>
          <table:table-cell table:formula="of:=[.M53]*[.$G$5]" office:value-type="currency" office:currency="USD" office:value="0" calcext:value-type="currency">
            <text:p>$0.00</text:p>
          </table:table-cell>
          <table:table-cell/>
          <table:table-cell table:formula="of:=IF([.$A53]&lt;[.$D$6];0;IF([.$A53]&gt;[.$E$6];[.$E$6]-[.$D$6];[.$A53]-[.$D$6]))" office:value-type="currency" office:currency="USD" office:value="0" calcext:value-type="currency">
            <text:p>$0.00</text:p>
          </table:table-cell>
          <table:table-cell table:formula="of:=[.P53]*[.$G$6]" office:value-type="currency" office:currency="USD" office:value="0" calcext:value-type="currency">
            <text:p>$0.00</text:p>
          </table:table-cell>
          <table:table-cell/>
          <table:table-cell table:formula="of:=IF([.$A53]&lt;[.$D$7];0;IF([.$A53]&gt;[.$E$7];[.$E$7]-[.$D$7];[.$A53]-[.$D$7]))" office:value-type="currency" office:currency="USD" office:value="0" calcext:value-type="currency">
            <text:p>$0.00</text:p>
          </table:table-cell>
          <table:table-cell table:formula="of:=[.S53]*[.$G$7]" office:value-type="currency" office:currency="USD" office:value="0" calcext:value-type="currency">
            <text:p>$0.00</text:p>
          </table:table-cell>
          <table:table-cell/>
          <table:table-cell table:formula="of:=IF([.$A53]&lt;[.$D$8];0;IF([.$A53]&gt;[.$E$8];[.$E$8]-[.$D$8];[.$A53]-[.$D$8]))" office:value-type="currency" office:currency="USD" office:value="0" calcext:value-type="currency">
            <text:p>$0.00</text:p>
          </table:table-cell>
          <table:table-cell table:formula="of:=[.V5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53]/50)*50" office:value-type="currency" office:currency="USD" office:value="105000" calcext:value-type="currency">
            <text:p>$105,000.00</text:p>
          </table:table-cell>
          <table:table-cell table:formula="of:=ROUND([.E54]+[.H54]+[.K54]+[.N54]+[.Q54]+[.T54]+[.W54];0)" office:value-type="currency" office:currency="USD" office:value="13206" calcext:value-type="currency">
            <text:p>$13,206.00</text:p>
          </table:table-cell>
          <table:table-cell/>
          <table:table-cell table:formula="of:=IF([.$A54]&gt;=[.$E$2];[.$E$2];[.$A54])" office:value-type="currency" office:currency="USD" office:value="23200" calcext:value-type="currency">
            <text:p>$23,200.00</text:p>
          </table:table-cell>
          <table:table-cell table:formula="of:=[.D5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54]&lt;[.$D$3];0;IF([.$A54]&gt;[.$E$3];[.$E$3]-[.$D$3];[.$A54]-[.$D$3]))" office:value-type="currency" office:currency="USD" office:value="71100" calcext:value-type="currency">
            <text:p>$71,100.00</text:p>
          </table:table-cell>
          <table:table-cell table:formula="of:=[.G54]*[.$G$3]" office:value-type="currency" office:currency="USD" office:value="8532" calcext:value-type="currency">
            <text:p>$8,532.00</text:p>
          </table:table-cell>
          <table:table-cell/>
          <table:table-cell table:formula="of:=IF([.$A54]&lt;[.$D$4];0;IF([.$A54]&gt;[.$E$4];[.$E$4]-[.$D$4];[.$A54]-[.$D$4]))" office:value-type="currency" office:currency="USD" office:value="10700" calcext:value-type="currency">
            <text:p>$10,700.00</text:p>
          </table:table-cell>
          <table:table-cell table:formula="of:=[.J54]*[.$G$4]" office:value-type="currency" office:currency="USD" office:value="2354" calcext:value-type="currency">
            <text:p>$2,354.00</text:p>
          </table:table-cell>
          <table:table-cell/>
          <table:table-cell table:formula="of:=IF([.$A54]&lt;[.$D$5];0;IF([.$A54]&gt;[.$E$5];[.$E$5]-[.$D$5];[.$A54]-[.$D$5]))" office:value-type="currency" office:currency="USD" office:value="0" calcext:value-type="currency">
            <text:p>$0.00</text:p>
          </table:table-cell>
          <table:table-cell table:formula="of:=[.M54]*[.$G$5]" office:value-type="currency" office:currency="USD" office:value="0" calcext:value-type="currency">
            <text:p>$0.00</text:p>
          </table:table-cell>
          <table:table-cell/>
          <table:table-cell table:formula="of:=IF([.$A54]&lt;[.$D$6];0;IF([.$A54]&gt;[.$E$6];[.$E$6]-[.$D$6];[.$A54]-[.$D$6]))" office:value-type="currency" office:currency="USD" office:value="0" calcext:value-type="currency">
            <text:p>$0.00</text:p>
          </table:table-cell>
          <table:table-cell table:formula="of:=[.P54]*[.$G$6]" office:value-type="currency" office:currency="USD" office:value="0" calcext:value-type="currency">
            <text:p>$0.00</text:p>
          </table:table-cell>
          <table:table-cell/>
          <table:table-cell table:formula="of:=IF([.$A54]&lt;[.$D$7];0;IF([.$A54]&gt;[.$E$7];[.$E$7]-[.$D$7];[.$A54]-[.$D$7]))" office:value-type="currency" office:currency="USD" office:value="0" calcext:value-type="currency">
            <text:p>$0.00</text:p>
          </table:table-cell>
          <table:table-cell table:formula="of:=[.S54]*[.$G$7]" office:value-type="currency" office:currency="USD" office:value="0" calcext:value-type="currency">
            <text:p>$0.00</text:p>
          </table:table-cell>
          <table:table-cell/>
          <table:table-cell table:formula="of:=IF([.$A54]&lt;[.$D$8];0;IF([.$A54]&gt;[.$E$8];[.$E$8]-[.$D$8];[.$A54]-[.$D$8]))" office:value-type="currency" office:currency="USD" office:value="0" calcext:value-type="currency">
            <text:p>$0.00</text:p>
          </table:table-cell>
          <table:table-cell table:formula="of:=[.V5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53]/50)*50=[.A54];[.A53]+50;CEILING([.A53]/50)*50)" office:value-type="currency" office:currency="USD" office:value="105050" calcext:value-type="currency">
            <text:p>$105,050.00</text:p>
          </table:table-cell>
          <table:table-cell table:formula="of:=ROUND([.E55]+[.H55]+[.K55]+[.N55]+[.Q55]+[.T55]+[.W55];0)" office:value-type="currency" office:currency="USD" office:value="13217" calcext:value-type="currency">
            <text:p>$13,217.00</text:p>
          </table:table-cell>
          <table:table-cell/>
          <table:table-cell table:formula="of:=IF([.$A55]&gt;=[.$E$2];[.$E$2];[.$A55])" office:value-type="currency" office:currency="USD" office:value="23200" calcext:value-type="currency">
            <text:p>$23,200.00</text:p>
          </table:table-cell>
          <table:table-cell table:formula="of:=[.D5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55]&lt;[.$D$3];0;IF([.$A55]&gt;[.$E$3];[.$E$3]-[.$D$3];[.$A55]-[.$D$3]))" office:value-type="currency" office:currency="USD" office:value="71100" calcext:value-type="currency">
            <text:p>$71,100.00</text:p>
          </table:table-cell>
          <table:table-cell table:formula="of:=[.G55]*[.$G$3]" office:value-type="currency" office:currency="USD" office:value="8532" calcext:value-type="currency">
            <text:p>$8,532.00</text:p>
          </table:table-cell>
          <table:table-cell/>
          <table:table-cell table:formula="of:=IF([.$A55]&lt;[.$D$4];0;IF([.$A55]&gt;[.$E$4];[.$E$4]-[.$D$4];[.$A55]-[.$D$4]))" office:value-type="currency" office:currency="USD" office:value="10750" calcext:value-type="currency">
            <text:p>$10,750.00</text:p>
          </table:table-cell>
          <table:table-cell table:formula="of:=[.J55]*[.$G$4]" office:value-type="currency" office:currency="USD" office:value="2365" calcext:value-type="currency">
            <text:p>$2,365.00</text:p>
          </table:table-cell>
          <table:table-cell/>
          <table:table-cell table:formula="of:=IF([.$A55]&lt;[.$D$5];0;IF([.$A55]&gt;[.$E$5];[.$E$5]-[.$D$5];[.$A55]-[.$D$5]))" office:value-type="currency" office:currency="USD" office:value="0" calcext:value-type="currency">
            <text:p>$0.00</text:p>
          </table:table-cell>
          <table:table-cell table:formula="of:=[.M55]*[.$G$5]" office:value-type="currency" office:currency="USD" office:value="0" calcext:value-type="currency">
            <text:p>$0.00</text:p>
          </table:table-cell>
          <table:table-cell/>
          <table:table-cell table:formula="of:=IF([.$A55]&lt;[.$D$6];0;IF([.$A55]&gt;[.$E$6];[.$E$6]-[.$D$6];[.$A55]-[.$D$6]))" office:value-type="currency" office:currency="USD" office:value="0" calcext:value-type="currency">
            <text:p>$0.00</text:p>
          </table:table-cell>
          <table:table-cell table:formula="of:=[.P55]*[.$G$6]" office:value-type="currency" office:currency="USD" office:value="0" calcext:value-type="currency">
            <text:p>$0.00</text:p>
          </table:table-cell>
          <table:table-cell/>
          <table:table-cell table:formula="of:=IF([.$A55]&lt;[.$D$7];0;IF([.$A55]&gt;[.$E$7];[.$E$7]-[.$D$7];[.$A55]-[.$D$7]))" office:value-type="currency" office:currency="USD" office:value="0" calcext:value-type="currency">
            <text:p>$0.00</text:p>
          </table:table-cell>
          <table:table-cell table:formula="of:=[.S55]*[.$G$7]" office:value-type="currency" office:currency="USD" office:value="0" calcext:value-type="currency">
            <text:p>$0.00</text:p>
          </table:table-cell>
          <table:table-cell/>
          <table:table-cell table:formula="of:=IF([.$A55]&lt;[.$D$8];0;IF([.$A55]&gt;[.$E$8];[.$E$8]-[.$D$8];[.$A55]-[.$D$8]))" office:value-type="currency" office:currency="USD" office:value="0" calcext:value-type="currency">
            <text:p>$0.00</text:p>
          </table:table-cell>
          <table:table-cell table:formula="of:=[.V5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54:.B55]);0)" office:value-type="currency" office:currency="USD" office:value="13212" calcext:value-type="currency">
            <text:p>$13,212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C13]" office:value-type="currency" office:currency="USD" office:value="29875" calcext:value-type="currency">
            <text:p>$29,875.00</text:p>
          </table:table-cell>
          <table:table-cell table:number-columns-repeated="16383"/>
        </table:table-row>
        <table:table-row table:style-name="ro1">
          <table:table-cell table:formula="of:=FLOOR([.A58]/50)*50" office:value-type="currency" office:currency="USD" office:value="29850" calcext:value-type="currency">
            <text:p>$29,850.00</text:p>
          </table:table-cell>
          <table:table-cell table:formula="of:=ROUND([.E59]+[.H59]+[.K59]+[.N59]+[.Q59]+[.T59]+[.W59];0)" office:value-type="currency" office:currency="USD" office:value="3118" calcext:value-type="currency">
            <text:p>$3,118.00</text:p>
          </table:table-cell>
          <table:table-cell/>
          <table:table-cell table:formula="of:=IF([.$A59]&gt;=[.$E$2];[.$E$2];[.$A59])" office:value-type="currency" office:currency="USD" office:value="23200" calcext:value-type="currency">
            <text:p>$23,200.00</text:p>
          </table:table-cell>
          <table:table-cell table:formula="of:=[.D5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59]&lt;[.$D$3];0;IF([.$A59]&gt;[.$E$3];[.$E$3]-[.$D$3];[.$A59]-[.$D$3]))" office:value-type="currency" office:currency="USD" office:value="6650" calcext:value-type="currency">
            <text:p>$6,650.00</text:p>
          </table:table-cell>
          <table:table-cell table:formula="of:=[.G59]*[.$G$3]" office:value-type="currency" office:currency="USD" office:value="798" calcext:value-type="currency">
            <text:p>$798.00</text:p>
          </table:table-cell>
          <table:table-cell/>
          <table:table-cell table:formula="of:=IF([.$A59]&lt;[.$D$4];0;IF([.$A59]&gt;[.$E$4];[.$E$4]-[.$D$4];[.$A59]-[.$D$4]))" office:value-type="currency" office:currency="USD" office:value="0" calcext:value-type="currency">
            <text:p>$0.00</text:p>
          </table:table-cell>
          <table:table-cell table:formula="of:=[.J59]*[.$G$4]" office:value-type="currency" office:currency="USD" office:value="0" calcext:value-type="currency">
            <text:p>$0.00</text:p>
          </table:table-cell>
          <table:table-cell/>
          <table:table-cell table:formula="of:=IF([.$A59]&lt;[.$D$5];0;IF([.$A59]&gt;[.$E$5];[.$E$5]-[.$D$5];[.$A59]-[.$D$5]))" office:value-type="currency" office:currency="USD" office:value="0" calcext:value-type="currency">
            <text:p>$0.00</text:p>
          </table:table-cell>
          <table:table-cell table:formula="of:=[.M59]*[.$G$5]" office:value-type="currency" office:currency="USD" office:value="0" calcext:value-type="currency">
            <text:p>$0.00</text:p>
          </table:table-cell>
          <table:table-cell/>
          <table:table-cell table:formula="of:=IF([.$A59]&lt;[.$D$6];0;IF([.$A59]&gt;[.$E$6];[.$E$6]-[.$D$6];[.$A59]-[.$D$6]))" office:value-type="currency" office:currency="USD" office:value="0" calcext:value-type="currency">
            <text:p>$0.00</text:p>
          </table:table-cell>
          <table:table-cell table:formula="of:=[.P59]*[.$G$6]" office:value-type="currency" office:currency="USD" office:value="0" calcext:value-type="currency">
            <text:p>$0.00</text:p>
          </table:table-cell>
          <table:table-cell/>
          <table:table-cell table:formula="of:=IF([.$A59]&lt;[.$D$7];0;IF([.$A59]&gt;[.$E$7];[.$E$7]-[.$D$7];[.$A59]-[.$D$7]))" office:value-type="currency" office:currency="USD" office:value="0" calcext:value-type="currency">
            <text:p>$0.00</text:p>
          </table:table-cell>
          <table:table-cell table:formula="of:=[.S59]*[.$G$7]" office:value-type="currency" office:currency="USD" office:value="0" calcext:value-type="currency">
            <text:p>$0.00</text:p>
          </table:table-cell>
          <table:table-cell/>
          <table:table-cell table:formula="of:=IF([.$A59]&lt;[.$D$8];0;IF([.$A59]&gt;[.$E$8];[.$E$8]-[.$D$8];[.$A59]-[.$D$8]))" office:value-type="currency" office:currency="USD" office:value="0" calcext:value-type="currency">
            <text:p>$0.00</text:p>
          </table:table-cell>
          <table:table-cell table:formula="of:=[.V5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58]/50)*50=[.A59];[.A58]+50;CEILING([.A58]/50)*50)" office:value-type="currency" office:currency="USD" office:value="29900" calcext:value-type="currency">
            <text:p>$29,900.00</text:p>
          </table:table-cell>
          <table:table-cell table:formula="of:=ROUND([.E60]+[.H60]+[.K60]+[.N60]+[.Q60]+[.T60]+[.W60];0)" office:value-type="currency" office:currency="USD" office:value="3124" calcext:value-type="currency">
            <text:p>$3,124.00</text:p>
          </table:table-cell>
          <table:table-cell/>
          <table:table-cell table:formula="of:=IF([.$A60]&gt;=[.$E$2];[.$E$2];[.$A60])" office:value-type="currency" office:currency="USD" office:value="23200" calcext:value-type="currency">
            <text:p>$23,200.00</text:p>
          </table:table-cell>
          <table:table-cell table:formula="of:=[.D6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60]&lt;[.$D$3];0;IF([.$A60]&gt;[.$E$3];[.$E$3]-[.$D$3];[.$A60]-[.$D$3]))" office:value-type="currency" office:currency="USD" office:value="6700" calcext:value-type="currency">
            <text:p>$6,700.00</text:p>
          </table:table-cell>
          <table:table-cell table:formula="of:=[.G60]*[.$G$3]" office:value-type="currency" office:currency="USD" office:value="804" calcext:value-type="currency">
            <text:p>$804.00</text:p>
          </table:table-cell>
          <table:table-cell/>
          <table:table-cell table:formula="of:=IF([.$A60]&lt;[.$D$4];0;IF([.$A60]&gt;[.$E$4];[.$E$4]-[.$D$4];[.$A60]-[.$D$4]))" office:value-type="currency" office:currency="USD" office:value="0" calcext:value-type="currency">
            <text:p>$0.00</text:p>
          </table:table-cell>
          <table:table-cell table:formula="of:=[.J60]*[.$G$4]" office:value-type="currency" office:currency="USD" office:value="0" calcext:value-type="currency">
            <text:p>$0.00</text:p>
          </table:table-cell>
          <table:table-cell/>
          <table:table-cell table:formula="of:=IF([.$A60]&lt;[.$D$5];0;IF([.$A60]&gt;[.$E$5];[.$E$5]-[.$D$5];[.$A60]-[.$D$5]))" office:value-type="currency" office:currency="USD" office:value="0" calcext:value-type="currency">
            <text:p>$0.00</text:p>
          </table:table-cell>
          <table:table-cell table:formula="of:=[.M60]*[.$G$5]" office:value-type="currency" office:currency="USD" office:value="0" calcext:value-type="currency">
            <text:p>$0.00</text:p>
          </table:table-cell>
          <table:table-cell/>
          <table:table-cell table:formula="of:=IF([.$A60]&lt;[.$D$6];0;IF([.$A60]&gt;[.$E$6];[.$E$6]-[.$D$6];[.$A60]-[.$D$6]))" office:value-type="currency" office:currency="USD" office:value="0" calcext:value-type="currency">
            <text:p>$0.00</text:p>
          </table:table-cell>
          <table:table-cell table:formula="of:=[.P60]*[.$G$6]" office:value-type="currency" office:currency="USD" office:value="0" calcext:value-type="currency">
            <text:p>$0.00</text:p>
          </table:table-cell>
          <table:table-cell/>
          <table:table-cell table:formula="of:=IF([.$A60]&lt;[.$D$7];0;IF([.$A60]&gt;[.$E$7];[.$E$7]-[.$D$7];[.$A60]-[.$D$7]))" office:value-type="currency" office:currency="USD" office:value="0" calcext:value-type="currency">
            <text:p>$0.00</text:p>
          </table:table-cell>
          <table:table-cell table:formula="of:=[.S60]*[.$G$7]" office:value-type="currency" office:currency="USD" office:value="0" calcext:value-type="currency">
            <text:p>$0.00</text:p>
          </table:table-cell>
          <table:table-cell/>
          <table:table-cell table:formula="of:=IF([.$A60]&lt;[.$D$8];0;IF([.$A60]&gt;[.$E$8];[.$E$8]-[.$D$8];[.$A60]-[.$D$8]))" office:value-type="currency" office:currency="USD" office:value="0" calcext:value-type="currency">
            <text:p>$0.00</text:p>
          </table:table-cell>
          <table:table-cell table:formula="of:=[.V6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59:.B60]);0)" office:value-type="currency" office:currency="USD" office:value="3121" calcext:value-type="currency">
            <text:p>$3,121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C9]" office:value-type="currency" office:currency="USD" office:value="35000" calcext:value-type="currency">
            <text:p>$35,000.00</text:p>
          </table:table-cell>
          <table:table-cell table:formula="of:=ROUND([.E63]+[.H63]+[.K63]+[.N63]+[.Q63]+[.T63]+[.W63];0)" office:value-type="currency" office:currency="USD" office:value="3736" calcext:value-type="currency">
            <text:p>$3,736.00</text:p>
          </table:table-cell>
          <table:table-cell/>
          <table:table-cell table:formula="of:=IF([.$A63]&gt;=[.$E$2];[.$E$2];[.$A63])" office:value-type="currency" office:currency="USD" office:value="23200" calcext:value-type="currency">
            <text:p>$23,200.00</text:p>
          </table:table-cell>
          <table:table-cell table:formula="of:=[.D6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63]&lt;[.$D$3];0;IF([.$A63]&gt;[.$E$3];[.$E$3]-[.$D$3];[.$A63]-[.$D$3]))" office:value-type="currency" office:currency="USD" office:value="11800" calcext:value-type="currency">
            <text:p>$11,800.00</text:p>
          </table:table-cell>
          <table:table-cell table:formula="of:=[.G63]*[.$G$3]" office:value-type="currency" office:currency="USD" office:value="1416" calcext:value-type="currency">
            <text:p>$1,416.00</text:p>
          </table:table-cell>
          <table:table-cell/>
          <table:table-cell table:formula="of:=IF([.$A63]&lt;[.$D$4];0;IF([.$A63]&gt;[.$E$4];[.$E$4]-[.$D$4];[.$A63]-[.$D$4]))" office:value-type="currency" office:currency="USD" office:value="0" calcext:value-type="currency">
            <text:p>$0.00</text:p>
          </table:table-cell>
          <table:table-cell table:formula="of:=[.J63]*[.$G$4]" office:value-type="currency" office:currency="USD" office:value="0" calcext:value-type="currency">
            <text:p>$0.00</text:p>
          </table:table-cell>
          <table:table-cell/>
          <table:table-cell table:formula="of:=IF([.$A63]&lt;[.$D$5];0;IF([.$A63]&gt;[.$E$5];[.$E$5]-[.$D$5];[.$A63]-[.$D$5]))" office:value-type="currency" office:currency="USD" office:value="0" calcext:value-type="currency">
            <text:p>$0.00</text:p>
          </table:table-cell>
          <table:table-cell table:formula="of:=[.M63]*[.$G$5]" office:value-type="currency" office:currency="USD" office:value="0" calcext:value-type="currency">
            <text:p>$0.00</text:p>
          </table:table-cell>
          <table:table-cell/>
          <table:table-cell table:formula="of:=IF([.$A63]&lt;[.$D$6];0;IF([.$A63]&gt;[.$E$6];[.$E$6]-[.$D$6];[.$A63]-[.$D$6]))" office:value-type="currency" office:currency="USD" office:value="0" calcext:value-type="currency">
            <text:p>$0.00</text:p>
          </table:table-cell>
          <table:table-cell table:formula="of:=[.P63]*[.$G$6]" office:value-type="currency" office:currency="USD" office:value="0" calcext:value-type="currency">
            <text:p>$0.00</text:p>
          </table:table-cell>
          <table:table-cell/>
          <table:table-cell table:formula="of:=IF([.$A63]&lt;[.$D$7];0;IF([.$A63]&gt;[.$E$7];[.$E$7]-[.$D$7];[.$A63]-[.$D$7]))" office:value-type="currency" office:currency="USD" office:value="0" calcext:value-type="currency">
            <text:p>$0.00</text:p>
          </table:table-cell>
          <table:table-cell table:formula="of:=[.S63]*[.$G$7]" office:value-type="currency" office:currency="USD" office:value="0" calcext:value-type="currency">
            <text:p>$0.00</text:p>
          </table:table-cell>
          <table:table-cell/>
          <table:table-cell table:formula="of:=IF([.$A63]&lt;[.$D$8];0;IF([.$A63]&gt;[.$E$8];[.$E$8]-[.$D$8];[.$A63]-[.$D$8]))" office:value-type="currency" office:currency="USD" office:value="0" calcext:value-type="currency">
            <text:p>$0.00</text:p>
          </table:table-cell>
          <table:table-cell table:formula="of:=[.V6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63]/50)*50" office:value-type="currency" office:currency="USD" office:value="35000" calcext:value-type="currency">
            <text:p>$35,000.00</text:p>
          </table:table-cell>
          <table:table-cell table:formula="of:=ROUND([.E64]+[.H64]+[.K64]+[.N64]+[.Q64]+[.T64]+[.W64];0)" office:value-type="currency" office:currency="USD" office:value="3736" calcext:value-type="currency">
            <text:p>$3,736.00</text:p>
          </table:table-cell>
          <table:table-cell/>
          <table:table-cell table:formula="of:=IF([.$A64]&gt;=[.$E$2];[.$E$2];[.$A64])" office:value-type="currency" office:currency="USD" office:value="23200" calcext:value-type="currency">
            <text:p>$23,200.00</text:p>
          </table:table-cell>
          <table:table-cell table:formula="of:=[.D6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64]&lt;[.$D$3];0;IF([.$A64]&gt;[.$E$3];[.$E$3]-[.$D$3];[.$A64]-[.$D$3]))" office:value-type="currency" office:currency="USD" office:value="11800" calcext:value-type="currency">
            <text:p>$11,800.00</text:p>
          </table:table-cell>
          <table:table-cell table:formula="of:=[.G64]*[.$G$3]" office:value-type="currency" office:currency="USD" office:value="1416" calcext:value-type="currency">
            <text:p>$1,416.00</text:p>
          </table:table-cell>
          <table:table-cell/>
          <table:table-cell table:formula="of:=IF([.$A64]&lt;[.$D$4];0;IF([.$A64]&gt;[.$E$4];[.$E$4]-[.$D$4];[.$A64]-[.$D$4]))" office:value-type="currency" office:currency="USD" office:value="0" calcext:value-type="currency">
            <text:p>$0.00</text:p>
          </table:table-cell>
          <table:table-cell table:formula="of:=[.J64]*[.$G$4]" office:value-type="currency" office:currency="USD" office:value="0" calcext:value-type="currency">
            <text:p>$0.00</text:p>
          </table:table-cell>
          <table:table-cell/>
          <table:table-cell table:formula="of:=IF([.$A64]&lt;[.$D$5];0;IF([.$A64]&gt;[.$E$5];[.$E$5]-[.$D$5];[.$A64]-[.$D$5]))" office:value-type="currency" office:currency="USD" office:value="0" calcext:value-type="currency">
            <text:p>$0.00</text:p>
          </table:table-cell>
          <table:table-cell table:formula="of:=[.M64]*[.$G$5]" office:value-type="currency" office:currency="USD" office:value="0" calcext:value-type="currency">
            <text:p>$0.00</text:p>
          </table:table-cell>
          <table:table-cell/>
          <table:table-cell table:formula="of:=IF([.$A64]&lt;[.$D$6];0;IF([.$A64]&gt;[.$E$6];[.$E$6]-[.$D$6];[.$A64]-[.$D$6]))" office:value-type="currency" office:currency="USD" office:value="0" calcext:value-type="currency">
            <text:p>$0.00</text:p>
          </table:table-cell>
          <table:table-cell table:formula="of:=[.P64]*[.$G$6]" office:value-type="currency" office:currency="USD" office:value="0" calcext:value-type="currency">
            <text:p>$0.00</text:p>
          </table:table-cell>
          <table:table-cell/>
          <table:table-cell table:formula="of:=IF([.$A64]&lt;[.$D$7];0;IF([.$A64]&gt;[.$E$7];[.$E$7]-[.$D$7];[.$A64]-[.$D$7]))" office:value-type="currency" office:currency="USD" office:value="0" calcext:value-type="currency">
            <text:p>$0.00</text:p>
          </table:table-cell>
          <table:table-cell table:formula="of:=[.S64]*[.$G$7]" office:value-type="currency" office:currency="USD" office:value="0" calcext:value-type="currency">
            <text:p>$0.00</text:p>
          </table:table-cell>
          <table:table-cell/>
          <table:table-cell table:formula="of:=IF([.$A64]&lt;[.$D$8];0;IF([.$A64]&gt;[.$E$8];[.$E$8]-[.$D$8];[.$A64]-[.$D$8]))" office:value-type="currency" office:currency="USD" office:value="0" calcext:value-type="currency">
            <text:p>$0.00</text:p>
          </table:table-cell>
          <table:table-cell table:formula="of:=[.V6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63]/50)*50=[.A64];[.A63]+50;CEILING([.A63]/50)*50)" office:value-type="currency" office:currency="USD" office:value="35050" calcext:value-type="currency">
            <text:p>$35,050.00</text:p>
          </table:table-cell>
          <table:table-cell table:formula="of:=ROUND([.E65]+[.H65]+[.K65]+[.N65]+[.Q65]+[.T65]+[.W65];0)" office:value-type="currency" office:currency="USD" office:value="3742" calcext:value-type="currency">
            <text:p>$3,742.00</text:p>
          </table:table-cell>
          <table:table-cell/>
          <table:table-cell table:formula="of:=IF([.$A65]&gt;=[.$E$2];[.$E$2];[.$A65])" office:value-type="currency" office:currency="USD" office:value="23200" calcext:value-type="currency">
            <text:p>$23,200.00</text:p>
          </table:table-cell>
          <table:table-cell table:formula="of:=[.D6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65]&lt;[.$D$3];0;IF([.$A65]&gt;[.$E$3];[.$E$3]-[.$D$3];[.$A65]-[.$D$3]))" office:value-type="currency" office:currency="USD" office:value="11850" calcext:value-type="currency">
            <text:p>$11,850.00</text:p>
          </table:table-cell>
          <table:table-cell table:formula="of:=[.G65]*[.$G$3]" office:value-type="currency" office:currency="USD" office:value="1422" calcext:value-type="currency">
            <text:p>$1,422.00</text:p>
          </table:table-cell>
          <table:table-cell/>
          <table:table-cell table:formula="of:=IF([.$A65]&lt;[.$D$4];0;IF([.$A65]&gt;[.$E$4];[.$E$4]-[.$D$4];[.$A65]-[.$D$4]))" office:value-type="currency" office:currency="USD" office:value="0" calcext:value-type="currency">
            <text:p>$0.00</text:p>
          </table:table-cell>
          <table:table-cell table:formula="of:=[.J65]*[.$G$4]" office:value-type="currency" office:currency="USD" office:value="0" calcext:value-type="currency">
            <text:p>$0.00</text:p>
          </table:table-cell>
          <table:table-cell/>
          <table:table-cell table:formula="of:=IF([.$A65]&lt;[.$D$5];0;IF([.$A65]&gt;[.$E$5];[.$E$5]-[.$D$5];[.$A65]-[.$D$5]))" office:value-type="currency" office:currency="USD" office:value="0" calcext:value-type="currency">
            <text:p>$0.00</text:p>
          </table:table-cell>
          <table:table-cell table:formula="of:=[.M65]*[.$G$5]" office:value-type="currency" office:currency="USD" office:value="0" calcext:value-type="currency">
            <text:p>$0.00</text:p>
          </table:table-cell>
          <table:table-cell/>
          <table:table-cell table:formula="of:=IF([.$A65]&lt;[.$D$6];0;IF([.$A65]&gt;[.$E$6];[.$E$6]-[.$D$6];[.$A65]-[.$D$6]))" office:value-type="currency" office:currency="USD" office:value="0" calcext:value-type="currency">
            <text:p>$0.00</text:p>
          </table:table-cell>
          <table:table-cell table:formula="of:=[.P65]*[.$G$6]" office:value-type="currency" office:currency="USD" office:value="0" calcext:value-type="currency">
            <text:p>$0.00</text:p>
          </table:table-cell>
          <table:table-cell/>
          <table:table-cell table:formula="of:=IF([.$A65]&lt;[.$D$7];0;IF([.$A65]&gt;[.$E$7];[.$E$7]-[.$D$7];[.$A65]-[.$D$7]))" office:value-type="currency" office:currency="USD" office:value="0" calcext:value-type="currency">
            <text:p>$0.00</text:p>
          </table:table-cell>
          <table:table-cell table:formula="of:=[.S65]*[.$G$7]" office:value-type="currency" office:currency="USD" office:value="0" calcext:value-type="currency">
            <text:p>$0.00</text:p>
          </table:table-cell>
          <table:table-cell/>
          <table:table-cell table:formula="of:=IF([.$A65]&lt;[.$D$8];0;IF([.$A65]&gt;[.$E$8];[.$E$8]-[.$D$8];[.$A65]-[.$D$8]))" office:value-type="currency" office:currency="USD" office:value="0" calcext:value-type="currency">
            <text:p>$0.00</text:p>
          </table:table-cell>
          <table:table-cell table:formula="of:=[.V6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64:.B65]);0)" office:value-type="currency" office:currency="USD" office:value="3739" calcext:value-type="currency">
            <text:p>$3,739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D13]" office:value-type="currency" office:currency="USD" office:value="0" calcext:value-type="currency">
            <text:p>$0.00</text:p>
          </table:table-cell>
          <table:table-cell table:number-columns-repeated="16383"/>
        </table:table-row>
        <table:table-row table:style-name="ro1">
          <table:table-cell table:formula="of:=FLOOR([.A68]/50)*50" office:value-type="currency" office:currency="USD" office:value="0" calcext:value-type="currency">
            <text:p>$0.00</text:p>
          </table:table-cell>
          <table:table-cell table:formula="of:=ROUND([.E69]+[.H69]+[.K69]+[.N69]+[.Q69]+[.T69]+[.W69];0)" office:value-type="currency" office:currency="USD" office:value="0" calcext:value-type="currency">
            <text:p>$0.00</text:p>
          </table:table-cell>
          <table:table-cell/>
          <table:table-cell table:formula="of:=IF([.$A69]&gt;=[.$E$2];[.$E$2];[.$A69])" office:value-type="currency" office:currency="USD" office:value="0" calcext:value-type="currency">
            <text:p>$0.00</text:p>
          </table:table-cell>
          <table:table-cell table:formula="of:=[.D69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69]&lt;[.$D$3];0;IF([.$A69]&gt;[.$E$3];[.$E$3]-[.$D$3];[.$A69]-[.$D$3]))" office:value-type="currency" office:currency="USD" office:value="0" calcext:value-type="currency">
            <text:p>$0.00</text:p>
          </table:table-cell>
          <table:table-cell table:formula="of:=[.G69]*[.$G$3]" office:value-type="currency" office:currency="USD" office:value="0" calcext:value-type="currency">
            <text:p>$0.00</text:p>
          </table:table-cell>
          <table:table-cell/>
          <table:table-cell table:formula="of:=IF([.$A69]&lt;[.$D$4];0;IF([.$A69]&gt;[.$E$4];[.$E$4]-[.$D$4];[.$A69]-[.$D$4]))" office:value-type="currency" office:currency="USD" office:value="0" calcext:value-type="currency">
            <text:p>$0.00</text:p>
          </table:table-cell>
          <table:table-cell table:formula="of:=[.J69]*[.$G$4]" office:value-type="currency" office:currency="USD" office:value="0" calcext:value-type="currency">
            <text:p>$0.00</text:p>
          </table:table-cell>
          <table:table-cell/>
          <table:table-cell table:formula="of:=IF([.$A69]&lt;[.$D$5];0;IF([.$A69]&gt;[.$E$5];[.$E$5]-[.$D$5];[.$A69]-[.$D$5]))" office:value-type="currency" office:currency="USD" office:value="0" calcext:value-type="currency">
            <text:p>$0.00</text:p>
          </table:table-cell>
          <table:table-cell table:formula="of:=[.M69]*[.$G$5]" office:value-type="currency" office:currency="USD" office:value="0" calcext:value-type="currency">
            <text:p>$0.00</text:p>
          </table:table-cell>
          <table:table-cell/>
          <table:table-cell table:formula="of:=IF([.$A69]&lt;[.$D$6];0;IF([.$A69]&gt;[.$E$6];[.$E$6]-[.$D$6];[.$A69]-[.$D$6]))" office:value-type="currency" office:currency="USD" office:value="0" calcext:value-type="currency">
            <text:p>$0.00</text:p>
          </table:table-cell>
          <table:table-cell table:formula="of:=[.P69]*[.$G$6]" office:value-type="currency" office:currency="USD" office:value="0" calcext:value-type="currency">
            <text:p>$0.00</text:p>
          </table:table-cell>
          <table:table-cell/>
          <table:table-cell table:formula="of:=IF([.$A69]&lt;[.$D$7];0;IF([.$A69]&gt;[.$E$7];[.$E$7]-[.$D$7];[.$A69]-[.$D$7]))" office:value-type="currency" office:currency="USD" office:value="0" calcext:value-type="currency">
            <text:p>$0.00</text:p>
          </table:table-cell>
          <table:table-cell table:formula="of:=[.S69]*[.$G$7]" office:value-type="currency" office:currency="USD" office:value="0" calcext:value-type="currency">
            <text:p>$0.00</text:p>
          </table:table-cell>
          <table:table-cell/>
          <table:table-cell table:formula="of:=IF([.$A69]&lt;[.$D$8];0;IF([.$A69]&gt;[.$E$8];[.$E$8]-[.$D$8];[.$A69]-[.$D$8]))" office:value-type="currency" office:currency="USD" office:value="0" calcext:value-type="currency">
            <text:p>$0.00</text:p>
          </table:table-cell>
          <table:table-cell table:formula="of:=[.V6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68]/50)*50=[.A69];[.A68]+50;CEILING([.A68]/50)*50)" office:value-type="currency" office:currency="USD" office:value="50" calcext:value-type="currency">
            <text:p>$50.00</text:p>
          </table:table-cell>
          <table:table-cell table:formula="of:=ROUND([.E70]+[.H70]+[.K70]+[.N70]+[.Q70]+[.T70]+[.W70];0)" office:value-type="currency" office:currency="USD" office:value="5" calcext:value-type="currency">
            <text:p>$5.00</text:p>
          </table:table-cell>
          <table:table-cell/>
          <table:table-cell table:formula="of:=IF([.$A70]&gt;=[.$E$2];[.$E$2];[.$A70])" office:value-type="currency" office:currency="USD" office:value="50" calcext:value-type="currency">
            <text:p>$50.00</text:p>
          </table:table-cell>
          <table:table-cell table:formula="of:=[.D70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70]&lt;[.$D$3];0;IF([.$A70]&gt;[.$E$3];[.$E$3]-[.$D$3];[.$A70]-[.$D$3]))" office:value-type="currency" office:currency="USD" office:value="0" calcext:value-type="currency">
            <text:p>$0.00</text:p>
          </table:table-cell>
          <table:table-cell table:formula="of:=[.G70]*[.$G$3]" office:value-type="currency" office:currency="USD" office:value="0" calcext:value-type="currency">
            <text:p>$0.00</text:p>
          </table:table-cell>
          <table:table-cell/>
          <table:table-cell table:formula="of:=IF([.$A70]&lt;[.$D$4];0;IF([.$A70]&gt;[.$E$4];[.$E$4]-[.$D$4];[.$A70]-[.$D$4]))" office:value-type="currency" office:currency="USD" office:value="0" calcext:value-type="currency">
            <text:p>$0.00</text:p>
          </table:table-cell>
          <table:table-cell table:formula="of:=[.J70]*[.$G$4]" office:value-type="currency" office:currency="USD" office:value="0" calcext:value-type="currency">
            <text:p>$0.00</text:p>
          </table:table-cell>
          <table:table-cell/>
          <table:table-cell table:formula="of:=IF([.$A70]&lt;[.$D$5];0;IF([.$A70]&gt;[.$E$5];[.$E$5]-[.$D$5];[.$A70]-[.$D$5]))" office:value-type="currency" office:currency="USD" office:value="0" calcext:value-type="currency">
            <text:p>$0.00</text:p>
          </table:table-cell>
          <table:table-cell table:formula="of:=[.M70]*[.$G$5]" office:value-type="currency" office:currency="USD" office:value="0" calcext:value-type="currency">
            <text:p>$0.00</text:p>
          </table:table-cell>
          <table:table-cell/>
          <table:table-cell table:formula="of:=IF([.$A70]&lt;[.$D$6];0;IF([.$A70]&gt;[.$E$6];[.$E$6]-[.$D$6];[.$A70]-[.$D$6]))" office:value-type="currency" office:currency="USD" office:value="0" calcext:value-type="currency">
            <text:p>$0.00</text:p>
          </table:table-cell>
          <table:table-cell table:formula="of:=[.P70]*[.$G$6]" office:value-type="currency" office:currency="USD" office:value="0" calcext:value-type="currency">
            <text:p>$0.00</text:p>
          </table:table-cell>
          <table:table-cell/>
          <table:table-cell table:formula="of:=IF([.$A70]&lt;[.$D$7];0;IF([.$A70]&gt;[.$E$7];[.$E$7]-[.$D$7];[.$A70]-[.$D$7]))" office:value-type="currency" office:currency="USD" office:value="0" calcext:value-type="currency">
            <text:p>$0.00</text:p>
          </table:table-cell>
          <table:table-cell table:formula="of:=[.S70]*[.$G$7]" office:value-type="currency" office:currency="USD" office:value="0" calcext:value-type="currency">
            <text:p>$0.00</text:p>
          </table:table-cell>
          <table:table-cell/>
          <table:table-cell table:formula="of:=IF([.$A70]&lt;[.$D$8];0;IF([.$A70]&gt;[.$E$8];[.$E$8]-[.$D$8];[.$A70]-[.$D$8]))" office:value-type="currency" office:currency="USD" office:value="0" calcext:value-type="currency">
            <text:p>$0.00</text:p>
          </table:table-cell>
          <table:table-cell table:formula="of:=[.V7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69:.B70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D9]" office:value-type="currency" office:currency="USD" office:value="35000" calcext:value-type="currency">
            <text:p>$35,000.00</text:p>
          </table:table-cell>
          <table:table-cell table:formula="of:=ROUND([.E73]+[.H73]+[.K73]+[.N73]+[.Q73]+[.T73]+[.W73];0)" office:value-type="currency" office:currency="USD" office:value="3736" calcext:value-type="currency">
            <text:p>$3,736.00</text:p>
          </table:table-cell>
          <table:table-cell/>
          <table:table-cell table:formula="of:=IF([.$A73]&gt;=[.$E$2];[.$E$2];[.$A73])" office:value-type="currency" office:currency="USD" office:value="23200" calcext:value-type="currency">
            <text:p>$23,200.00</text:p>
          </table:table-cell>
          <table:table-cell table:formula="of:=[.D7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73]&lt;[.$D$3];0;IF([.$A73]&gt;[.$E$3];[.$E$3]-[.$D$3];[.$A73]-[.$D$3]))" office:value-type="currency" office:currency="USD" office:value="11800" calcext:value-type="currency">
            <text:p>$11,800.00</text:p>
          </table:table-cell>
          <table:table-cell table:formula="of:=[.G73]*[.$G$3]" office:value-type="currency" office:currency="USD" office:value="1416" calcext:value-type="currency">
            <text:p>$1,416.00</text:p>
          </table:table-cell>
          <table:table-cell/>
          <table:table-cell table:formula="of:=IF([.$A73]&lt;[.$D$4];0;IF([.$A73]&gt;[.$E$4];[.$E$4]-[.$D$4];[.$A73]-[.$D$4]))" office:value-type="currency" office:currency="USD" office:value="0" calcext:value-type="currency">
            <text:p>$0.00</text:p>
          </table:table-cell>
          <table:table-cell table:formula="of:=[.J73]*[.$G$4]" office:value-type="currency" office:currency="USD" office:value="0" calcext:value-type="currency">
            <text:p>$0.00</text:p>
          </table:table-cell>
          <table:table-cell/>
          <table:table-cell table:formula="of:=IF([.$A73]&lt;[.$D$5];0;IF([.$A73]&gt;[.$E$5];[.$E$5]-[.$D$5];[.$A73]-[.$D$5]))" office:value-type="currency" office:currency="USD" office:value="0" calcext:value-type="currency">
            <text:p>$0.00</text:p>
          </table:table-cell>
          <table:table-cell table:formula="of:=[.M73]*[.$G$5]" office:value-type="currency" office:currency="USD" office:value="0" calcext:value-type="currency">
            <text:p>$0.00</text:p>
          </table:table-cell>
          <table:table-cell/>
          <table:table-cell table:formula="of:=IF([.$A73]&lt;[.$D$6];0;IF([.$A73]&gt;[.$E$6];[.$E$6]-[.$D$6];[.$A73]-[.$D$6]))" office:value-type="currency" office:currency="USD" office:value="0" calcext:value-type="currency">
            <text:p>$0.00</text:p>
          </table:table-cell>
          <table:table-cell table:formula="of:=[.P73]*[.$G$6]" office:value-type="currency" office:currency="USD" office:value="0" calcext:value-type="currency">
            <text:p>$0.00</text:p>
          </table:table-cell>
          <table:table-cell/>
          <table:table-cell table:formula="of:=IF([.$A73]&lt;[.$D$7];0;IF([.$A73]&gt;[.$E$7];[.$E$7]-[.$D$7];[.$A73]-[.$D$7]))" office:value-type="currency" office:currency="USD" office:value="0" calcext:value-type="currency">
            <text:p>$0.00</text:p>
          </table:table-cell>
          <table:table-cell table:formula="of:=[.S73]*[.$G$7]" office:value-type="currency" office:currency="USD" office:value="0" calcext:value-type="currency">
            <text:p>$0.00</text:p>
          </table:table-cell>
          <table:table-cell/>
          <table:table-cell table:formula="of:=IF([.$A73]&lt;[.$D$8];0;IF([.$A73]&gt;[.$E$8];[.$E$8]-[.$D$8];[.$A73]-[.$D$8]))" office:value-type="currency" office:currency="USD" office:value="0" calcext:value-type="currency">
            <text:p>$0.00</text:p>
          </table:table-cell>
          <table:table-cell table:formula="of:=[.V7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73]/50)*50" office:value-type="currency" office:currency="USD" office:value="35000" calcext:value-type="currency">
            <text:p>$35,000.00</text:p>
          </table:table-cell>
          <table:table-cell table:formula="of:=ROUND([.E74]+[.H74]+[.K74]+[.N74]+[.Q74]+[.T74]+[.W74];0)" office:value-type="currency" office:currency="USD" office:value="3736" calcext:value-type="currency">
            <text:p>$3,736.00</text:p>
          </table:table-cell>
          <table:table-cell/>
          <table:table-cell table:formula="of:=IF([.$A74]&gt;=[.$E$2];[.$E$2];[.$A74])" office:value-type="currency" office:currency="USD" office:value="23200" calcext:value-type="currency">
            <text:p>$23,200.00</text:p>
          </table:table-cell>
          <table:table-cell table:formula="of:=[.D7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74]&lt;[.$D$3];0;IF([.$A74]&gt;[.$E$3];[.$E$3]-[.$D$3];[.$A74]-[.$D$3]))" office:value-type="currency" office:currency="USD" office:value="11800" calcext:value-type="currency">
            <text:p>$11,800.00</text:p>
          </table:table-cell>
          <table:table-cell table:formula="of:=[.G74]*[.$G$3]" office:value-type="currency" office:currency="USD" office:value="1416" calcext:value-type="currency">
            <text:p>$1,416.00</text:p>
          </table:table-cell>
          <table:table-cell/>
          <table:table-cell table:formula="of:=IF([.$A74]&lt;[.$D$4];0;IF([.$A74]&gt;[.$E$4];[.$E$4]-[.$D$4];[.$A74]-[.$D$4]))" office:value-type="currency" office:currency="USD" office:value="0" calcext:value-type="currency">
            <text:p>$0.00</text:p>
          </table:table-cell>
          <table:table-cell table:formula="of:=[.J74]*[.$G$4]" office:value-type="currency" office:currency="USD" office:value="0" calcext:value-type="currency">
            <text:p>$0.00</text:p>
          </table:table-cell>
          <table:table-cell/>
          <table:table-cell table:formula="of:=IF([.$A74]&lt;[.$D$5];0;IF([.$A74]&gt;[.$E$5];[.$E$5]-[.$D$5];[.$A74]-[.$D$5]))" office:value-type="currency" office:currency="USD" office:value="0" calcext:value-type="currency">
            <text:p>$0.00</text:p>
          </table:table-cell>
          <table:table-cell table:formula="of:=[.M74]*[.$G$5]" office:value-type="currency" office:currency="USD" office:value="0" calcext:value-type="currency">
            <text:p>$0.00</text:p>
          </table:table-cell>
          <table:table-cell/>
          <table:table-cell table:formula="of:=IF([.$A74]&lt;[.$D$6];0;IF([.$A74]&gt;[.$E$6];[.$E$6]-[.$D$6];[.$A74]-[.$D$6]))" office:value-type="currency" office:currency="USD" office:value="0" calcext:value-type="currency">
            <text:p>$0.00</text:p>
          </table:table-cell>
          <table:table-cell table:formula="of:=[.P74]*[.$G$6]" office:value-type="currency" office:currency="USD" office:value="0" calcext:value-type="currency">
            <text:p>$0.00</text:p>
          </table:table-cell>
          <table:table-cell/>
          <table:table-cell table:formula="of:=IF([.$A74]&lt;[.$D$7];0;IF([.$A74]&gt;[.$E$7];[.$E$7]-[.$D$7];[.$A74]-[.$D$7]))" office:value-type="currency" office:currency="USD" office:value="0" calcext:value-type="currency">
            <text:p>$0.00</text:p>
          </table:table-cell>
          <table:table-cell table:formula="of:=[.S74]*[.$G$7]" office:value-type="currency" office:currency="USD" office:value="0" calcext:value-type="currency">
            <text:p>$0.00</text:p>
          </table:table-cell>
          <table:table-cell/>
          <table:table-cell table:formula="of:=IF([.$A74]&lt;[.$D$8];0;IF([.$A74]&gt;[.$E$8];[.$E$8]-[.$D$8];[.$A74]-[.$D$8]))" office:value-type="currency" office:currency="USD" office:value="0" calcext:value-type="currency">
            <text:p>$0.00</text:p>
          </table:table-cell>
          <table:table-cell table:formula="of:=[.V7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73]/50)*50=[.A74];[.A73]+50;CEILING([.A73]/50)*50)" office:value-type="currency" office:currency="USD" office:value="35050" calcext:value-type="currency">
            <text:p>$35,050.00</text:p>
          </table:table-cell>
          <table:table-cell table:formula="of:=ROUND([.E75]+[.H75]+[.K75]+[.N75]+[.Q75]+[.T75]+[.W75];0)" office:value-type="currency" office:currency="USD" office:value="3742" calcext:value-type="currency">
            <text:p>$3,742.00</text:p>
          </table:table-cell>
          <table:table-cell/>
          <table:table-cell table:formula="of:=IF([.$A75]&gt;=[.$E$2];[.$E$2];[.$A75])" office:value-type="currency" office:currency="USD" office:value="23200" calcext:value-type="currency">
            <text:p>$23,200.00</text:p>
          </table:table-cell>
          <table:table-cell table:formula="of:=[.D7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75]&lt;[.$D$3];0;IF([.$A75]&gt;[.$E$3];[.$E$3]-[.$D$3];[.$A75]-[.$D$3]))" office:value-type="currency" office:currency="USD" office:value="11850" calcext:value-type="currency">
            <text:p>$11,850.00</text:p>
          </table:table-cell>
          <table:table-cell table:formula="of:=[.G75]*[.$G$3]" office:value-type="currency" office:currency="USD" office:value="1422" calcext:value-type="currency">
            <text:p>$1,422.00</text:p>
          </table:table-cell>
          <table:table-cell/>
          <table:table-cell table:formula="of:=IF([.$A75]&lt;[.$D$4];0;IF([.$A75]&gt;[.$E$4];[.$E$4]-[.$D$4];[.$A75]-[.$D$4]))" office:value-type="currency" office:currency="USD" office:value="0" calcext:value-type="currency">
            <text:p>$0.00</text:p>
          </table:table-cell>
          <table:table-cell table:formula="of:=[.J75]*[.$G$4]" office:value-type="currency" office:currency="USD" office:value="0" calcext:value-type="currency">
            <text:p>$0.00</text:p>
          </table:table-cell>
          <table:table-cell/>
          <table:table-cell table:formula="of:=IF([.$A75]&lt;[.$D$5];0;IF([.$A75]&gt;[.$E$5];[.$E$5]-[.$D$5];[.$A75]-[.$D$5]))" office:value-type="currency" office:currency="USD" office:value="0" calcext:value-type="currency">
            <text:p>$0.00</text:p>
          </table:table-cell>
          <table:table-cell table:formula="of:=[.M75]*[.$G$5]" office:value-type="currency" office:currency="USD" office:value="0" calcext:value-type="currency">
            <text:p>$0.00</text:p>
          </table:table-cell>
          <table:table-cell/>
          <table:table-cell table:formula="of:=IF([.$A75]&lt;[.$D$6];0;IF([.$A75]&gt;[.$E$6];[.$E$6]-[.$D$6];[.$A75]-[.$D$6]))" office:value-type="currency" office:currency="USD" office:value="0" calcext:value-type="currency">
            <text:p>$0.00</text:p>
          </table:table-cell>
          <table:table-cell table:formula="of:=[.P75]*[.$G$6]" office:value-type="currency" office:currency="USD" office:value="0" calcext:value-type="currency">
            <text:p>$0.00</text:p>
          </table:table-cell>
          <table:table-cell/>
          <table:table-cell table:formula="of:=IF([.$A75]&lt;[.$D$7];0;IF([.$A75]&gt;[.$E$7];[.$E$7]-[.$D$7];[.$A75]-[.$D$7]))" office:value-type="currency" office:currency="USD" office:value="0" calcext:value-type="currency">
            <text:p>$0.00</text:p>
          </table:table-cell>
          <table:table-cell table:formula="of:=[.S75]*[.$G$7]" office:value-type="currency" office:currency="USD" office:value="0" calcext:value-type="currency">
            <text:p>$0.00</text:p>
          </table:table-cell>
          <table:table-cell/>
          <table:table-cell table:formula="of:=IF([.$A75]&lt;[.$D$8];0;IF([.$A75]&gt;[.$E$8];[.$E$8]-[.$D$8];[.$A75]-[.$D$8]))" office:value-type="currency" office:currency="USD" office:value="0" calcext:value-type="currency">
            <text:p>$0.00</text:p>
          </table:table-cell>
          <table:table-cell table:formula="of:=[.V7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74:.B75]);0)" office:value-type="currency" office:currency="USD" office:value="3739" calcext:value-type="currency">
            <text:p>$3,739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E13]" office:value-type="currency" office:currency="USD" office:value="49875" calcext:value-type="currency">
            <text:p>$49,875.00</text:p>
          </table:table-cell>
          <table:table-cell table:number-columns-repeated="16383"/>
        </table:table-row>
        <table:table-row table:style-name="ro1">
          <table:table-cell table:formula="of:=FLOOR([.A78]/50)*50" office:value-type="currency" office:currency="USD" office:value="49850" calcext:value-type="currency">
            <text:p>$49,850.00</text:p>
          </table:table-cell>
          <table:table-cell table:formula="of:=ROUND([.E79]+[.H79]+[.K79]+[.N79]+[.Q79]+[.T79]+[.W79];0)" office:value-type="currency" office:currency="USD" office:value="5518" calcext:value-type="currency">
            <text:p>$5,518.00</text:p>
          </table:table-cell>
          <table:table-cell/>
          <table:table-cell table:formula="of:=IF([.$A79]&gt;=[.$E$2];[.$E$2];[.$A79])" office:value-type="currency" office:currency="USD" office:value="23200" calcext:value-type="currency">
            <text:p>$23,200.00</text:p>
          </table:table-cell>
          <table:table-cell table:formula="of:=[.D7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79]&lt;[.$D$3];0;IF([.$A79]&gt;[.$E$3];[.$E$3]-[.$D$3];[.$A79]-[.$D$3]))" office:value-type="currency" office:currency="USD" office:value="26650" calcext:value-type="currency">
            <text:p>$26,650.00</text:p>
          </table:table-cell>
          <table:table-cell table:formula="of:=[.G79]*[.$G$3]" office:value-type="currency" office:currency="USD" office:value="3198" calcext:value-type="currency">
            <text:p>$3,198.00</text:p>
          </table:table-cell>
          <table:table-cell/>
          <table:table-cell table:formula="of:=IF([.$A79]&lt;[.$D$4];0;IF([.$A79]&gt;[.$E$4];[.$E$4]-[.$D$4];[.$A79]-[.$D$4]))" office:value-type="currency" office:currency="USD" office:value="0" calcext:value-type="currency">
            <text:p>$0.00</text:p>
          </table:table-cell>
          <table:table-cell table:formula="of:=[.J79]*[.$G$4]" office:value-type="currency" office:currency="USD" office:value="0" calcext:value-type="currency">
            <text:p>$0.00</text:p>
          </table:table-cell>
          <table:table-cell/>
          <table:table-cell table:formula="of:=IF([.$A79]&lt;[.$D$5];0;IF([.$A79]&gt;[.$E$5];[.$E$5]-[.$D$5];[.$A79]-[.$D$5]))" office:value-type="currency" office:currency="USD" office:value="0" calcext:value-type="currency">
            <text:p>$0.00</text:p>
          </table:table-cell>
          <table:table-cell table:formula="of:=[.M79]*[.$G$5]" office:value-type="currency" office:currency="USD" office:value="0" calcext:value-type="currency">
            <text:p>$0.00</text:p>
          </table:table-cell>
          <table:table-cell/>
          <table:table-cell table:formula="of:=IF([.$A79]&lt;[.$D$6];0;IF([.$A79]&gt;[.$E$6];[.$E$6]-[.$D$6];[.$A79]-[.$D$6]))" office:value-type="currency" office:currency="USD" office:value="0" calcext:value-type="currency">
            <text:p>$0.00</text:p>
          </table:table-cell>
          <table:table-cell table:formula="of:=[.P79]*[.$G$6]" office:value-type="currency" office:currency="USD" office:value="0" calcext:value-type="currency">
            <text:p>$0.00</text:p>
          </table:table-cell>
          <table:table-cell/>
          <table:table-cell table:formula="of:=IF([.$A79]&lt;[.$D$7];0;IF([.$A79]&gt;[.$E$7];[.$E$7]-[.$D$7];[.$A79]-[.$D$7]))" office:value-type="currency" office:currency="USD" office:value="0" calcext:value-type="currency">
            <text:p>$0.00</text:p>
          </table:table-cell>
          <table:table-cell table:formula="of:=[.S79]*[.$G$7]" office:value-type="currency" office:currency="USD" office:value="0" calcext:value-type="currency">
            <text:p>$0.00</text:p>
          </table:table-cell>
          <table:table-cell/>
          <table:table-cell table:formula="of:=IF([.$A79]&lt;[.$D$8];0;IF([.$A79]&gt;[.$E$8];[.$E$8]-[.$D$8];[.$A79]-[.$D$8]))" office:value-type="currency" office:currency="USD" office:value="0" calcext:value-type="currency">
            <text:p>$0.00</text:p>
          </table:table-cell>
          <table:table-cell table:formula="of:=[.V7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78]/50)*50=[.A79];[.A78]+50;CEILING([.A78]/50)*50)" office:value-type="currency" office:currency="USD" office:value="49900" calcext:value-type="currency">
            <text:p>$49,900.00</text:p>
          </table:table-cell>
          <table:table-cell table:formula="of:=ROUND([.E80]+[.H80]+[.K80]+[.N80]+[.Q80]+[.T80]+[.W80];0)" office:value-type="currency" office:currency="USD" office:value="5524" calcext:value-type="currency">
            <text:p>$5,524.00</text:p>
          </table:table-cell>
          <table:table-cell/>
          <table:table-cell table:formula="of:=IF([.$A80]&gt;=[.$E$2];[.$E$2];[.$A80])" office:value-type="currency" office:currency="USD" office:value="23200" calcext:value-type="currency">
            <text:p>$23,200.00</text:p>
          </table:table-cell>
          <table:table-cell table:formula="of:=[.D8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80]&lt;[.$D$3];0;IF([.$A80]&gt;[.$E$3];[.$E$3]-[.$D$3];[.$A80]-[.$D$3]))" office:value-type="currency" office:currency="USD" office:value="26700" calcext:value-type="currency">
            <text:p>$26,700.00</text:p>
          </table:table-cell>
          <table:table-cell table:formula="of:=[.G80]*[.$G$3]" office:value-type="currency" office:currency="USD" office:value="3204" calcext:value-type="currency">
            <text:p>$3,204.00</text:p>
          </table:table-cell>
          <table:table-cell/>
          <table:table-cell table:formula="of:=IF([.$A80]&lt;[.$D$4];0;IF([.$A80]&gt;[.$E$4];[.$E$4]-[.$D$4];[.$A80]-[.$D$4]))" office:value-type="currency" office:currency="USD" office:value="0" calcext:value-type="currency">
            <text:p>$0.00</text:p>
          </table:table-cell>
          <table:table-cell table:formula="of:=[.J80]*[.$G$4]" office:value-type="currency" office:currency="USD" office:value="0" calcext:value-type="currency">
            <text:p>$0.00</text:p>
          </table:table-cell>
          <table:table-cell/>
          <table:table-cell table:formula="of:=IF([.$A80]&lt;[.$D$5];0;IF([.$A80]&gt;[.$E$5];[.$E$5]-[.$D$5];[.$A80]-[.$D$5]))" office:value-type="currency" office:currency="USD" office:value="0" calcext:value-type="currency">
            <text:p>$0.00</text:p>
          </table:table-cell>
          <table:table-cell table:formula="of:=[.M80]*[.$G$5]" office:value-type="currency" office:currency="USD" office:value="0" calcext:value-type="currency">
            <text:p>$0.00</text:p>
          </table:table-cell>
          <table:table-cell/>
          <table:table-cell table:formula="of:=IF([.$A80]&lt;[.$D$6];0;IF([.$A80]&gt;[.$E$6];[.$E$6]-[.$D$6];[.$A80]-[.$D$6]))" office:value-type="currency" office:currency="USD" office:value="0" calcext:value-type="currency">
            <text:p>$0.00</text:p>
          </table:table-cell>
          <table:table-cell table:formula="of:=[.P80]*[.$G$6]" office:value-type="currency" office:currency="USD" office:value="0" calcext:value-type="currency">
            <text:p>$0.00</text:p>
          </table:table-cell>
          <table:table-cell/>
          <table:table-cell table:formula="of:=IF([.$A80]&lt;[.$D$7];0;IF([.$A80]&gt;[.$E$7];[.$E$7]-[.$D$7];[.$A80]-[.$D$7]))" office:value-type="currency" office:currency="USD" office:value="0" calcext:value-type="currency">
            <text:p>$0.00</text:p>
          </table:table-cell>
          <table:table-cell table:formula="of:=[.S80]*[.$G$7]" office:value-type="currency" office:currency="USD" office:value="0" calcext:value-type="currency">
            <text:p>$0.00</text:p>
          </table:table-cell>
          <table:table-cell/>
          <table:table-cell table:formula="of:=IF([.$A80]&lt;[.$D$8];0;IF([.$A80]&gt;[.$E$8];[.$E$8]-[.$D$8];[.$A80]-[.$D$8]))" office:value-type="currency" office:currency="USD" office:value="0" calcext:value-type="currency">
            <text:p>$0.00</text:p>
          </table:table-cell>
          <table:table-cell table:formula="of:=[.V8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79:.B80]);0)" office:value-type="currency" office:currency="USD" office:value="5521" calcext:value-type="currency">
            <text:p>$5,521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E9]" office:value-type="currency" office:currency="USD" office:value="175000" calcext:value-type="currency">
            <text:p>$175,000.00</text:p>
          </table:table-cell>
          <table:table-cell table:formula="of:=ROUND([.E83]+[.H83]+[.K83]+[.N83]+[.Q83]+[.T83]+[.W83];0)" office:value-type="currency" office:currency="USD" office:value="28606" calcext:value-type="currency">
            <text:p>$28,606.00</text:p>
          </table:table-cell>
          <table:table-cell/>
          <table:table-cell table:formula="of:=IF([.$A83]&gt;=[.$E$2];[.$E$2];[.$A83])" office:value-type="currency" office:currency="USD" office:value="23200" calcext:value-type="currency">
            <text:p>$23,200.00</text:p>
          </table:table-cell>
          <table:table-cell table:formula="of:=[.D8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83]&lt;[.$D$3];0;IF([.$A83]&gt;[.$E$3];[.$E$3]-[.$D$3];[.$A83]-[.$D$3]))" office:value-type="currency" office:currency="USD" office:value="71100" calcext:value-type="currency">
            <text:p>$71,100.00</text:p>
          </table:table-cell>
          <table:table-cell table:formula="of:=[.G83]*[.$G$3]" office:value-type="currency" office:currency="USD" office:value="8532" calcext:value-type="currency">
            <text:p>$8,532.00</text:p>
          </table:table-cell>
          <table:table-cell/>
          <table:table-cell table:formula="of:=IF([.$A83]&lt;[.$D$4];0;IF([.$A83]&gt;[.$E$4];[.$E$4]-[.$D$4];[.$A83]-[.$D$4]))" office:value-type="currency" office:currency="USD" office:value="80700" calcext:value-type="currency">
            <text:p>$80,700.00</text:p>
          </table:table-cell>
          <table:table-cell table:formula="of:=[.J83]*[.$G$4]" office:value-type="currency" office:currency="USD" office:value="17754" calcext:value-type="currency">
            <text:p>$17,754.00</text:p>
          </table:table-cell>
          <table:table-cell/>
          <table:table-cell table:formula="of:=IF([.$A83]&lt;[.$D$5];0;IF([.$A83]&gt;[.$E$5];[.$E$5]-[.$D$5];[.$A83]-[.$D$5]))" office:value-type="currency" office:currency="USD" office:value="0" calcext:value-type="currency">
            <text:p>$0.00</text:p>
          </table:table-cell>
          <table:table-cell table:formula="of:=[.M83]*[.$G$5]" office:value-type="currency" office:currency="USD" office:value="0" calcext:value-type="currency">
            <text:p>$0.00</text:p>
          </table:table-cell>
          <table:table-cell/>
          <table:table-cell table:formula="of:=IF([.$A83]&lt;[.$D$6];0;IF([.$A83]&gt;[.$E$6];[.$E$6]-[.$D$6];[.$A83]-[.$D$6]))" office:value-type="currency" office:currency="USD" office:value="0" calcext:value-type="currency">
            <text:p>$0.00</text:p>
          </table:table-cell>
          <table:table-cell table:formula="of:=[.P83]*[.$G$6]" office:value-type="currency" office:currency="USD" office:value="0" calcext:value-type="currency">
            <text:p>$0.00</text:p>
          </table:table-cell>
          <table:table-cell/>
          <table:table-cell table:formula="of:=IF([.$A83]&lt;[.$D$7];0;IF([.$A83]&gt;[.$E$7];[.$E$7]-[.$D$7];[.$A83]-[.$D$7]))" office:value-type="currency" office:currency="USD" office:value="0" calcext:value-type="currency">
            <text:p>$0.00</text:p>
          </table:table-cell>
          <table:table-cell table:formula="of:=[.S83]*[.$G$7]" office:value-type="currency" office:currency="USD" office:value="0" calcext:value-type="currency">
            <text:p>$0.00</text:p>
          </table:table-cell>
          <table:table-cell/>
          <table:table-cell table:formula="of:=IF([.$A83]&lt;[.$D$8];0;IF([.$A83]&gt;[.$E$8];[.$E$8]-[.$D$8];[.$A83]-[.$D$8]))" office:value-type="currency" office:currency="USD" office:value="0" calcext:value-type="currency">
            <text:p>$0.00</text:p>
          </table:table-cell>
          <table:table-cell table:formula="of:=[.V8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83]/50)*50" office:value-type="currency" office:currency="USD" office:value="175000" calcext:value-type="currency">
            <text:p>$175,000.00</text:p>
          </table:table-cell>
          <table:table-cell table:formula="of:=ROUND([.E84]+[.H84]+[.K84]+[.N84]+[.Q84]+[.T84]+[.W84];0)" office:value-type="currency" office:currency="USD" office:value="28606" calcext:value-type="currency">
            <text:p>$28,606.00</text:p>
          </table:table-cell>
          <table:table-cell/>
          <table:table-cell table:formula="of:=IF([.$A84]&gt;=[.$E$2];[.$E$2];[.$A84])" office:value-type="currency" office:currency="USD" office:value="23200" calcext:value-type="currency">
            <text:p>$23,200.00</text:p>
          </table:table-cell>
          <table:table-cell table:formula="of:=[.D8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84]&lt;[.$D$3];0;IF([.$A84]&gt;[.$E$3];[.$E$3]-[.$D$3];[.$A84]-[.$D$3]))" office:value-type="currency" office:currency="USD" office:value="71100" calcext:value-type="currency">
            <text:p>$71,100.00</text:p>
          </table:table-cell>
          <table:table-cell table:formula="of:=[.G84]*[.$G$3]" office:value-type="currency" office:currency="USD" office:value="8532" calcext:value-type="currency">
            <text:p>$8,532.00</text:p>
          </table:table-cell>
          <table:table-cell/>
          <table:table-cell table:formula="of:=IF([.$A84]&lt;[.$D$4];0;IF([.$A84]&gt;[.$E$4];[.$E$4]-[.$D$4];[.$A84]-[.$D$4]))" office:value-type="currency" office:currency="USD" office:value="80700" calcext:value-type="currency">
            <text:p>$80,700.00</text:p>
          </table:table-cell>
          <table:table-cell table:formula="of:=[.J84]*[.$G$4]" office:value-type="currency" office:currency="USD" office:value="17754" calcext:value-type="currency">
            <text:p>$17,754.00</text:p>
          </table:table-cell>
          <table:table-cell/>
          <table:table-cell table:formula="of:=IF([.$A84]&lt;[.$D$5];0;IF([.$A84]&gt;[.$E$5];[.$E$5]-[.$D$5];[.$A84]-[.$D$5]))" office:value-type="currency" office:currency="USD" office:value="0" calcext:value-type="currency">
            <text:p>$0.00</text:p>
          </table:table-cell>
          <table:table-cell table:formula="of:=[.M84]*[.$G$5]" office:value-type="currency" office:currency="USD" office:value="0" calcext:value-type="currency">
            <text:p>$0.00</text:p>
          </table:table-cell>
          <table:table-cell/>
          <table:table-cell table:formula="of:=IF([.$A84]&lt;[.$D$6];0;IF([.$A84]&gt;[.$E$6];[.$E$6]-[.$D$6];[.$A84]-[.$D$6]))" office:value-type="currency" office:currency="USD" office:value="0" calcext:value-type="currency">
            <text:p>$0.00</text:p>
          </table:table-cell>
          <table:table-cell table:formula="of:=[.P84]*[.$G$6]" office:value-type="currency" office:currency="USD" office:value="0" calcext:value-type="currency">
            <text:p>$0.00</text:p>
          </table:table-cell>
          <table:table-cell/>
          <table:table-cell table:formula="of:=IF([.$A84]&lt;[.$D$7];0;IF([.$A84]&gt;[.$E$7];[.$E$7]-[.$D$7];[.$A84]-[.$D$7]))" office:value-type="currency" office:currency="USD" office:value="0" calcext:value-type="currency">
            <text:p>$0.00</text:p>
          </table:table-cell>
          <table:table-cell table:formula="of:=[.S84]*[.$G$7]" office:value-type="currency" office:currency="USD" office:value="0" calcext:value-type="currency">
            <text:p>$0.00</text:p>
          </table:table-cell>
          <table:table-cell/>
          <table:table-cell table:formula="of:=IF([.$A84]&lt;[.$D$8];0;IF([.$A84]&gt;[.$E$8];[.$E$8]-[.$D$8];[.$A84]-[.$D$8]))" office:value-type="currency" office:currency="USD" office:value="0" calcext:value-type="currency">
            <text:p>$0.00</text:p>
          </table:table-cell>
          <table:table-cell table:formula="of:=[.V8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83]/50)*50=[.A84];[.A83]+50;CEILING([.A83]/50)*50)" office:value-type="currency" office:currency="USD" office:value="175050" calcext:value-type="currency">
            <text:p>$175,050.00</text:p>
          </table:table-cell>
          <table:table-cell table:formula="of:=ROUND([.E85]+[.H85]+[.K85]+[.N85]+[.Q85]+[.T85]+[.W85];0)" office:value-type="currency" office:currency="USD" office:value="28617" calcext:value-type="currency">
            <text:p>$28,617.00</text:p>
          </table:table-cell>
          <table:table-cell/>
          <table:table-cell table:formula="of:=IF([.$A85]&gt;=[.$E$2];[.$E$2];[.$A85])" office:value-type="currency" office:currency="USD" office:value="23200" calcext:value-type="currency">
            <text:p>$23,200.00</text:p>
          </table:table-cell>
          <table:table-cell table:formula="of:=[.D8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85]&lt;[.$D$3];0;IF([.$A85]&gt;[.$E$3];[.$E$3]-[.$D$3];[.$A85]-[.$D$3]))" office:value-type="currency" office:currency="USD" office:value="71100" calcext:value-type="currency">
            <text:p>$71,100.00</text:p>
          </table:table-cell>
          <table:table-cell table:formula="of:=[.G85]*[.$G$3]" office:value-type="currency" office:currency="USD" office:value="8532" calcext:value-type="currency">
            <text:p>$8,532.00</text:p>
          </table:table-cell>
          <table:table-cell/>
          <table:table-cell table:formula="of:=IF([.$A85]&lt;[.$D$4];0;IF([.$A85]&gt;[.$E$4];[.$E$4]-[.$D$4];[.$A85]-[.$D$4]))" office:value-type="currency" office:currency="USD" office:value="80750" calcext:value-type="currency">
            <text:p>$80,750.00</text:p>
          </table:table-cell>
          <table:table-cell table:formula="of:=[.J85]*[.$G$4]" office:value-type="currency" office:currency="USD" office:value="17765" calcext:value-type="currency">
            <text:p>$17,765.00</text:p>
          </table:table-cell>
          <table:table-cell/>
          <table:table-cell table:formula="of:=IF([.$A85]&lt;[.$D$5];0;IF([.$A85]&gt;[.$E$5];[.$E$5]-[.$D$5];[.$A85]-[.$D$5]))" office:value-type="currency" office:currency="USD" office:value="0" calcext:value-type="currency">
            <text:p>$0.00</text:p>
          </table:table-cell>
          <table:table-cell table:formula="of:=[.M85]*[.$G$5]" office:value-type="currency" office:currency="USD" office:value="0" calcext:value-type="currency">
            <text:p>$0.00</text:p>
          </table:table-cell>
          <table:table-cell/>
          <table:table-cell table:formula="of:=IF([.$A85]&lt;[.$D$6];0;IF([.$A85]&gt;[.$E$6];[.$E$6]-[.$D$6];[.$A85]-[.$D$6]))" office:value-type="currency" office:currency="USD" office:value="0" calcext:value-type="currency">
            <text:p>$0.00</text:p>
          </table:table-cell>
          <table:table-cell table:formula="of:=[.P85]*[.$G$6]" office:value-type="currency" office:currency="USD" office:value="0" calcext:value-type="currency">
            <text:p>$0.00</text:p>
          </table:table-cell>
          <table:table-cell/>
          <table:table-cell table:formula="of:=IF([.$A85]&lt;[.$D$7];0;IF([.$A85]&gt;[.$E$7];[.$E$7]-[.$D$7];[.$A85]-[.$D$7]))" office:value-type="currency" office:currency="USD" office:value="0" calcext:value-type="currency">
            <text:p>$0.00</text:p>
          </table:table-cell>
          <table:table-cell table:formula="of:=[.S85]*[.$G$7]" office:value-type="currency" office:currency="USD" office:value="0" calcext:value-type="currency">
            <text:p>$0.00</text:p>
          </table:table-cell>
          <table:table-cell/>
          <table:table-cell table:formula="of:=IF([.$A85]&lt;[.$D$8];0;IF([.$A85]&gt;[.$E$8];[.$E$8]-[.$D$8];[.$A85]-[.$D$8]))" office:value-type="currency" office:currency="USD" office:value="0" calcext:value-type="currency">
            <text:p>$0.00</text:p>
          </table:table-cell>
          <table:table-cell table:formula="of:=[.V8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84:.B85]);0)" office:value-type="currency" office:currency="USD" office:value="28612" calcext:value-type="currency">
            <text:p>$28,612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F13]" office:value-type="currency" office:currency="USD" office:value="397875" calcext:value-type="currency">
            <text:p>$397,875.00</text:p>
          </table:table-cell>
          <table:table-cell table:number-columns-repeated="16383"/>
        </table:table-row>
        <table:table-row table:style-name="ro1">
          <table:table-cell table:formula="of:=FLOOR([.A88]/50)*50" office:value-type="currency" office:currency="USD" office:value="397850" calcext:value-type="currency">
            <text:p>$397,850.00</text:p>
          </table:table-cell>
          <table:table-cell table:formula="of:=ROUND([.E89]+[.H89]+[.K89]+[.N89]+[.Q89]+[.T89]+[.W89];0)" office:value-type="currency" office:currency="USD" office:value="82685" calcext:value-type="currency">
            <text:p>$82,685.00</text:p>
          </table:table-cell>
          <table:table-cell/>
          <table:table-cell table:formula="of:=IF([.$A89]&gt;=[.$E$2];[.$E$2];[.$A89])" office:value-type="currency" office:currency="USD" office:value="23200" calcext:value-type="currency">
            <text:p>$23,200.00</text:p>
          </table:table-cell>
          <table:table-cell table:formula="of:=[.D8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89]&lt;[.$D$3];0;IF([.$A89]&gt;[.$E$3];[.$E$3]-[.$D$3];[.$A89]-[.$D$3]))" office:value-type="currency" office:currency="USD" office:value="71100" calcext:value-type="currency">
            <text:p>$71,100.00</text:p>
          </table:table-cell>
          <table:table-cell table:formula="of:=[.G89]*[.$G$3]" office:value-type="currency" office:currency="USD" office:value="8532" calcext:value-type="currency">
            <text:p>$8,532.00</text:p>
          </table:table-cell>
          <table:table-cell/>
          <table:table-cell table:formula="of:=IF([.$A89]&lt;[.$D$4];0;IF([.$A89]&gt;[.$E$4];[.$E$4]-[.$D$4];[.$A89]-[.$D$4]))" office:value-type="currency" office:currency="USD" office:value="106750" calcext:value-type="currency">
            <text:p>$106,750.00</text:p>
          </table:table-cell>
          <table:table-cell table:formula="of:=[.J89]*[.$G$4]" office:value-type="currency" office:currency="USD" office:value="23485" calcext:value-type="currency">
            <text:p>$23,485.00</text:p>
          </table:table-cell>
          <table:table-cell/>
          <table:table-cell table:formula="of:=IF([.$A89]&lt;[.$D$5];0;IF([.$A89]&gt;[.$E$5];[.$E$5]-[.$D$5];[.$A89]-[.$D$5]))" office:value-type="currency" office:currency="USD" office:value="182850" calcext:value-type="currency">
            <text:p>$182,850.00</text:p>
          </table:table-cell>
          <table:table-cell table:formula="of:=[.M89]*[.$G$5]" office:value-type="currency" office:currency="USD" office:value="43884" calcext:value-type="currency">
            <text:p>$43,884.00</text:p>
          </table:table-cell>
          <table:table-cell/>
          <table:table-cell table:formula="of:=IF([.$A89]&lt;[.$D$6];0;IF([.$A89]&gt;[.$E$6];[.$E$6]-[.$D$6];[.$A89]-[.$D$6]))" office:value-type="currency" office:currency="USD" office:value="13950" calcext:value-type="currency">
            <text:p>$13,950.00</text:p>
          </table:table-cell>
          <table:table-cell table:formula="of:=[.P89]*[.$G$6]" office:value-type="currency" office:currency="USD" office:value="4464" calcext:value-type="currency">
            <text:p>$4,464.00</text:p>
          </table:table-cell>
          <table:table-cell/>
          <table:table-cell table:formula="of:=IF([.$A89]&lt;[.$D$7];0;IF([.$A89]&gt;[.$E$7];[.$E$7]-[.$D$7];[.$A89]-[.$D$7]))" office:value-type="currency" office:currency="USD" office:value="0" calcext:value-type="currency">
            <text:p>$0.00</text:p>
          </table:table-cell>
          <table:table-cell table:formula="of:=[.S89]*[.$G$7]" office:value-type="currency" office:currency="USD" office:value="0" calcext:value-type="currency">
            <text:p>$0.00</text:p>
          </table:table-cell>
          <table:table-cell/>
          <table:table-cell table:formula="of:=IF([.$A89]&lt;[.$D$8];0;IF([.$A89]&gt;[.$E$8];[.$E$8]-[.$D$8];[.$A89]-[.$D$8]))" office:value-type="currency" office:currency="USD" office:value="0" calcext:value-type="currency">
            <text:p>$0.00</text:p>
          </table:table-cell>
          <table:table-cell table:formula="of:=[.V8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88]/50)*50=[.A89];[.A88]+50;CEILING([.A88]/50)*50)" office:value-type="currency" office:currency="USD" office:value="397900" calcext:value-type="currency">
            <text:p>$397,900.00</text:p>
          </table:table-cell>
          <table:table-cell table:formula="of:=ROUND([.E90]+[.H90]+[.K90]+[.N90]+[.Q90]+[.T90]+[.W90];0)" office:value-type="currency" office:currency="USD" office:value="82701" calcext:value-type="currency">
            <text:p>$82,701.00</text:p>
          </table:table-cell>
          <table:table-cell/>
          <table:table-cell table:formula="of:=IF([.$A90]&gt;=[.$E$2];[.$E$2];[.$A90])" office:value-type="currency" office:currency="USD" office:value="23200" calcext:value-type="currency">
            <text:p>$23,200.00</text:p>
          </table:table-cell>
          <table:table-cell table:formula="of:=[.D9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90]&lt;[.$D$3];0;IF([.$A90]&gt;[.$E$3];[.$E$3]-[.$D$3];[.$A90]-[.$D$3]))" office:value-type="currency" office:currency="USD" office:value="71100" calcext:value-type="currency">
            <text:p>$71,100.00</text:p>
          </table:table-cell>
          <table:table-cell table:formula="of:=[.G90]*[.$G$3]" office:value-type="currency" office:currency="USD" office:value="8532" calcext:value-type="currency">
            <text:p>$8,532.00</text:p>
          </table:table-cell>
          <table:table-cell/>
          <table:table-cell table:formula="of:=IF([.$A90]&lt;[.$D$4];0;IF([.$A90]&gt;[.$E$4];[.$E$4]-[.$D$4];[.$A90]-[.$D$4]))" office:value-type="currency" office:currency="USD" office:value="106750" calcext:value-type="currency">
            <text:p>$106,750.00</text:p>
          </table:table-cell>
          <table:table-cell table:formula="of:=[.J90]*[.$G$4]" office:value-type="currency" office:currency="USD" office:value="23485" calcext:value-type="currency">
            <text:p>$23,485.00</text:p>
          </table:table-cell>
          <table:table-cell/>
          <table:table-cell table:formula="of:=IF([.$A90]&lt;[.$D$5];0;IF([.$A90]&gt;[.$E$5];[.$E$5]-[.$D$5];[.$A90]-[.$D$5]))" office:value-type="currency" office:currency="USD" office:value="182850" calcext:value-type="currency">
            <text:p>$182,850.00</text:p>
          </table:table-cell>
          <table:table-cell table:formula="of:=[.M90]*[.$G$5]" office:value-type="currency" office:currency="USD" office:value="43884" calcext:value-type="currency">
            <text:p>$43,884.00</text:p>
          </table:table-cell>
          <table:table-cell/>
          <table:table-cell table:formula="of:=IF([.$A90]&lt;[.$D$6];0;IF([.$A90]&gt;[.$E$6];[.$E$6]-[.$D$6];[.$A90]-[.$D$6]))" office:value-type="currency" office:currency="USD" office:value="14000" calcext:value-type="currency">
            <text:p>$14,000.00</text:p>
          </table:table-cell>
          <table:table-cell table:formula="of:=[.P90]*[.$G$6]" office:value-type="currency" office:currency="USD" office:value="4480" calcext:value-type="currency">
            <text:p>$4,480.00</text:p>
          </table:table-cell>
          <table:table-cell/>
          <table:table-cell table:formula="of:=IF([.$A90]&lt;[.$D$7];0;IF([.$A90]&gt;[.$E$7];[.$E$7]-[.$D$7];[.$A90]-[.$D$7]))" office:value-type="currency" office:currency="USD" office:value="0" calcext:value-type="currency">
            <text:p>$0.00</text:p>
          </table:table-cell>
          <table:table-cell table:formula="of:=[.S90]*[.$G$7]" office:value-type="currency" office:currency="USD" office:value="0" calcext:value-type="currency">
            <text:p>$0.00</text:p>
          </table:table-cell>
          <table:table-cell/>
          <table:table-cell table:formula="of:=IF([.$A90]&lt;[.$D$8];0;IF([.$A90]&gt;[.$E$8];[.$E$8]-[.$D$8];[.$A90]-[.$D$8]))" office:value-type="currency" office:currency="USD" office:value="0" calcext:value-type="currency">
            <text:p>$0.00</text:p>
          </table:table-cell>
          <table:table-cell table:formula="of:=[.V9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89:.B90]);0)" office:value-type="currency" office:currency="USD" office:value="82693" calcext:value-type="currency">
            <text:p>$82,69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F9]" office:value-type="currency" office:currency="USD" office:value="403000" calcext:value-type="currency">
            <text:p>$403,000.00</text:p>
          </table:table-cell>
          <table:table-cell table:formula="of:=ROUND([.E93]+[.H93]+[.K93]+[.N93]+[.Q93]+[.T93]+[.W93];0)" office:value-type="currency" office:currency="USD" office:value="84333" calcext:value-type="currency">
            <text:p>$84,333.00</text:p>
          </table:table-cell>
          <table:table-cell/>
          <table:table-cell table:formula="of:=IF([.$A93]&gt;=[.$E$2];[.$E$2];[.$A93])" office:value-type="currency" office:currency="USD" office:value="23200" calcext:value-type="currency">
            <text:p>$23,200.00</text:p>
          </table:table-cell>
          <table:table-cell table:formula="of:=[.D9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93]&lt;[.$D$3];0;IF([.$A93]&gt;[.$E$3];[.$E$3]-[.$D$3];[.$A93]-[.$D$3]))" office:value-type="currency" office:currency="USD" office:value="71100" calcext:value-type="currency">
            <text:p>$71,100.00</text:p>
          </table:table-cell>
          <table:table-cell table:formula="of:=[.G93]*[.$G$3]" office:value-type="currency" office:currency="USD" office:value="8532" calcext:value-type="currency">
            <text:p>$8,532.00</text:p>
          </table:table-cell>
          <table:table-cell/>
          <table:table-cell table:formula="of:=IF([.$A93]&lt;[.$D$4];0;IF([.$A93]&gt;[.$E$4];[.$E$4]-[.$D$4];[.$A93]-[.$D$4]))" office:value-type="currency" office:currency="USD" office:value="106750" calcext:value-type="currency">
            <text:p>$106,750.00</text:p>
          </table:table-cell>
          <table:table-cell table:formula="of:=[.J93]*[.$G$4]" office:value-type="currency" office:currency="USD" office:value="23485" calcext:value-type="currency">
            <text:p>$23,485.00</text:p>
          </table:table-cell>
          <table:table-cell/>
          <table:table-cell table:formula="of:=IF([.$A93]&lt;[.$D$5];0;IF([.$A93]&gt;[.$E$5];[.$E$5]-[.$D$5];[.$A93]-[.$D$5]))" office:value-type="currency" office:currency="USD" office:value="182850" calcext:value-type="currency">
            <text:p>$182,850.00</text:p>
          </table:table-cell>
          <table:table-cell table:formula="of:=[.M93]*[.$G$5]" office:value-type="currency" office:currency="USD" office:value="43884" calcext:value-type="currency">
            <text:p>$43,884.00</text:p>
          </table:table-cell>
          <table:table-cell/>
          <table:table-cell table:formula="of:=IF([.$A93]&lt;[.$D$6];0;IF([.$A93]&gt;[.$E$6];[.$E$6]-[.$D$6];[.$A93]-[.$D$6]))" office:value-type="currency" office:currency="USD" office:value="19100" calcext:value-type="currency">
            <text:p>$19,100.00</text:p>
          </table:table-cell>
          <table:table-cell table:formula="of:=[.P93]*[.$G$6]" office:value-type="currency" office:currency="USD" office:value="6112" calcext:value-type="currency">
            <text:p>$6,112.00</text:p>
          </table:table-cell>
          <table:table-cell/>
          <table:table-cell table:formula="of:=IF([.$A93]&lt;[.$D$7];0;IF([.$A93]&gt;[.$E$7];[.$E$7]-[.$D$7];[.$A93]-[.$D$7]))" office:value-type="currency" office:currency="USD" office:value="0" calcext:value-type="currency">
            <text:p>$0.00</text:p>
          </table:table-cell>
          <table:table-cell table:formula="of:=[.S93]*[.$G$7]" office:value-type="currency" office:currency="USD" office:value="0" calcext:value-type="currency">
            <text:p>$0.00</text:p>
          </table:table-cell>
          <table:table-cell/>
          <table:table-cell table:formula="of:=IF([.$A93]&lt;[.$D$8];0;IF([.$A93]&gt;[.$E$8];[.$E$8]-[.$D$8];[.$A93]-[.$D$8]))" office:value-type="currency" office:currency="USD" office:value="0" calcext:value-type="currency">
            <text:p>$0.00</text:p>
          </table:table-cell>
          <table:table-cell table:formula="of:=[.V9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93]/50)*50" office:value-type="currency" office:currency="USD" office:value="403000" calcext:value-type="currency">
            <text:p>$403,000.00</text:p>
          </table:table-cell>
          <table:table-cell table:formula="of:=ROUND([.E94]+[.H94]+[.K94]+[.N94]+[.Q94]+[.T94]+[.W94];0)" office:value-type="currency" office:currency="USD" office:value="84333" calcext:value-type="currency">
            <text:p>$84,333.00</text:p>
          </table:table-cell>
          <table:table-cell/>
          <table:table-cell table:formula="of:=IF([.$A94]&gt;=[.$E$2];[.$E$2];[.$A94])" office:value-type="currency" office:currency="USD" office:value="23200" calcext:value-type="currency">
            <text:p>$23,200.00</text:p>
          </table:table-cell>
          <table:table-cell table:formula="of:=[.D9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94]&lt;[.$D$3];0;IF([.$A94]&gt;[.$E$3];[.$E$3]-[.$D$3];[.$A94]-[.$D$3]))" office:value-type="currency" office:currency="USD" office:value="71100" calcext:value-type="currency">
            <text:p>$71,100.00</text:p>
          </table:table-cell>
          <table:table-cell table:formula="of:=[.G94]*[.$G$3]" office:value-type="currency" office:currency="USD" office:value="8532" calcext:value-type="currency">
            <text:p>$8,532.00</text:p>
          </table:table-cell>
          <table:table-cell/>
          <table:table-cell table:formula="of:=IF([.$A94]&lt;[.$D$4];0;IF([.$A94]&gt;[.$E$4];[.$E$4]-[.$D$4];[.$A94]-[.$D$4]))" office:value-type="currency" office:currency="USD" office:value="106750" calcext:value-type="currency">
            <text:p>$106,750.00</text:p>
          </table:table-cell>
          <table:table-cell table:formula="of:=[.J94]*[.$G$4]" office:value-type="currency" office:currency="USD" office:value="23485" calcext:value-type="currency">
            <text:p>$23,485.00</text:p>
          </table:table-cell>
          <table:table-cell/>
          <table:table-cell table:formula="of:=IF([.$A94]&lt;[.$D$5];0;IF([.$A94]&gt;[.$E$5];[.$E$5]-[.$D$5];[.$A94]-[.$D$5]))" office:value-type="currency" office:currency="USD" office:value="182850" calcext:value-type="currency">
            <text:p>$182,850.00</text:p>
          </table:table-cell>
          <table:table-cell table:formula="of:=[.M94]*[.$G$5]" office:value-type="currency" office:currency="USD" office:value="43884" calcext:value-type="currency">
            <text:p>$43,884.00</text:p>
          </table:table-cell>
          <table:table-cell/>
          <table:table-cell table:formula="of:=IF([.$A94]&lt;[.$D$6];0;IF([.$A94]&gt;[.$E$6];[.$E$6]-[.$D$6];[.$A94]-[.$D$6]))" office:value-type="currency" office:currency="USD" office:value="19100" calcext:value-type="currency">
            <text:p>$19,100.00</text:p>
          </table:table-cell>
          <table:table-cell table:formula="of:=[.P94]*[.$G$6]" office:value-type="currency" office:currency="USD" office:value="6112" calcext:value-type="currency">
            <text:p>$6,112.00</text:p>
          </table:table-cell>
          <table:table-cell/>
          <table:table-cell table:formula="of:=IF([.$A94]&lt;[.$D$7];0;IF([.$A94]&gt;[.$E$7];[.$E$7]-[.$D$7];[.$A94]-[.$D$7]))" office:value-type="currency" office:currency="USD" office:value="0" calcext:value-type="currency">
            <text:p>$0.00</text:p>
          </table:table-cell>
          <table:table-cell table:formula="of:=[.S94]*[.$G$7]" office:value-type="currency" office:currency="USD" office:value="0" calcext:value-type="currency">
            <text:p>$0.00</text:p>
          </table:table-cell>
          <table:table-cell/>
          <table:table-cell table:formula="of:=IF([.$A94]&lt;[.$D$8];0;IF([.$A94]&gt;[.$E$8];[.$E$8]-[.$D$8];[.$A94]-[.$D$8]))" office:value-type="currency" office:currency="USD" office:value="0" calcext:value-type="currency">
            <text:p>$0.00</text:p>
          </table:table-cell>
          <table:table-cell table:formula="of:=[.V9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93]/50)*50=[.A94];[.A93]+50;CEILING([.A93]/50)*50)" office:value-type="currency" office:currency="USD" office:value="403050" calcext:value-type="currency">
            <text:p>$403,050.00</text:p>
          </table:table-cell>
          <table:table-cell table:formula="of:=ROUND([.E95]+[.H95]+[.K95]+[.N95]+[.Q95]+[.T95]+[.W95];0)" office:value-type="currency" office:currency="USD" office:value="84349" calcext:value-type="currency">
            <text:p>$84,349.00</text:p>
          </table:table-cell>
          <table:table-cell/>
          <table:table-cell table:formula="of:=IF([.$A95]&gt;=[.$E$2];[.$E$2];[.$A95])" office:value-type="currency" office:currency="USD" office:value="23200" calcext:value-type="currency">
            <text:p>$23,200.00</text:p>
          </table:table-cell>
          <table:table-cell table:formula="of:=[.D9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95]&lt;[.$D$3];0;IF([.$A95]&gt;[.$E$3];[.$E$3]-[.$D$3];[.$A95]-[.$D$3]))" office:value-type="currency" office:currency="USD" office:value="71100" calcext:value-type="currency">
            <text:p>$71,100.00</text:p>
          </table:table-cell>
          <table:table-cell table:formula="of:=[.G95]*[.$G$3]" office:value-type="currency" office:currency="USD" office:value="8532" calcext:value-type="currency">
            <text:p>$8,532.00</text:p>
          </table:table-cell>
          <table:table-cell/>
          <table:table-cell table:formula="of:=IF([.$A95]&lt;[.$D$4];0;IF([.$A95]&gt;[.$E$4];[.$E$4]-[.$D$4];[.$A95]-[.$D$4]))" office:value-type="currency" office:currency="USD" office:value="106750" calcext:value-type="currency">
            <text:p>$106,750.00</text:p>
          </table:table-cell>
          <table:table-cell table:formula="of:=[.J95]*[.$G$4]" office:value-type="currency" office:currency="USD" office:value="23485" calcext:value-type="currency">
            <text:p>$23,485.00</text:p>
          </table:table-cell>
          <table:table-cell/>
          <table:table-cell table:formula="of:=IF([.$A95]&lt;[.$D$5];0;IF([.$A95]&gt;[.$E$5];[.$E$5]-[.$D$5];[.$A95]-[.$D$5]))" office:value-type="currency" office:currency="USD" office:value="182850" calcext:value-type="currency">
            <text:p>$182,850.00</text:p>
          </table:table-cell>
          <table:table-cell table:formula="of:=[.M95]*[.$G$5]" office:value-type="currency" office:currency="USD" office:value="43884" calcext:value-type="currency">
            <text:p>$43,884.00</text:p>
          </table:table-cell>
          <table:table-cell/>
          <table:table-cell table:formula="of:=IF([.$A95]&lt;[.$D$6];0;IF([.$A95]&gt;[.$E$6];[.$E$6]-[.$D$6];[.$A95]-[.$D$6]))" office:value-type="currency" office:currency="USD" office:value="19150" calcext:value-type="currency">
            <text:p>$19,150.00</text:p>
          </table:table-cell>
          <table:table-cell table:formula="of:=[.P95]*[.$G$6]" office:value-type="currency" office:currency="USD" office:value="6128" calcext:value-type="currency">
            <text:p>$6,128.00</text:p>
          </table:table-cell>
          <table:table-cell/>
          <table:table-cell table:formula="of:=IF([.$A95]&lt;[.$D$7];0;IF([.$A95]&gt;[.$E$7];[.$E$7]-[.$D$7];[.$A95]-[.$D$7]))" office:value-type="currency" office:currency="USD" office:value="0" calcext:value-type="currency">
            <text:p>$0.00</text:p>
          </table:table-cell>
          <table:table-cell table:formula="of:=[.S95]*[.$G$7]" office:value-type="currency" office:currency="USD" office:value="0" calcext:value-type="currency">
            <text:p>$0.00</text:p>
          </table:table-cell>
          <table:table-cell/>
          <table:table-cell table:formula="of:=IF([.$A95]&lt;[.$D$8];0;IF([.$A95]&gt;[.$E$8];[.$E$8]-[.$D$8];[.$A95]-[.$D$8]))" office:value-type="currency" office:currency="USD" office:value="0" calcext:value-type="currency">
            <text:p>$0.00</text:p>
          </table:table-cell>
          <table:table-cell table:formula="of:=[.V9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94:.B95]);0)" office:value-type="currency" office:currency="USD" office:value="84341" calcext:value-type="currency">
            <text:p>$84,341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G13]" office:value-type="currency" office:currency="USD" office:value="34875" calcext:value-type="currency">
            <text:p>$34,875.00</text:p>
          </table:table-cell>
          <table:table-cell table:number-columns-repeated="16383"/>
        </table:table-row>
        <table:table-row table:style-name="ro1">
          <table:table-cell table:formula="of:=FLOOR([.A98]/50)*50" office:value-type="currency" office:currency="USD" office:value="34850" calcext:value-type="currency">
            <text:p>$34,850.00</text:p>
          </table:table-cell>
          <table:table-cell table:formula="of:=ROUND([.E99]+[.H99]+[.K99]+[.N99]+[.Q99]+[.T99]+[.W99];0)" office:value-type="currency" office:currency="USD" office:value="3718" calcext:value-type="currency">
            <text:p>$3,718.00</text:p>
          </table:table-cell>
          <table:table-cell/>
          <table:table-cell table:formula="of:=IF([.$A99]&gt;=[.$E$2];[.$E$2];[.$A99])" office:value-type="currency" office:currency="USD" office:value="23200" calcext:value-type="currency">
            <text:p>$23,200.00</text:p>
          </table:table-cell>
          <table:table-cell table:formula="of:=[.D9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99]&lt;[.$D$3];0;IF([.$A99]&gt;[.$E$3];[.$E$3]-[.$D$3];[.$A99]-[.$D$3]))" office:value-type="currency" office:currency="USD" office:value="11650" calcext:value-type="currency">
            <text:p>$11,650.00</text:p>
          </table:table-cell>
          <table:table-cell table:formula="of:=[.G99]*[.$G$3]" office:value-type="currency" office:currency="USD" office:value="1398" calcext:value-type="currency">
            <text:p>$1,398.00</text:p>
          </table:table-cell>
          <table:table-cell/>
          <table:table-cell table:formula="of:=IF([.$A99]&lt;[.$D$4];0;IF([.$A99]&gt;[.$E$4];[.$E$4]-[.$D$4];[.$A99]-[.$D$4]))" office:value-type="currency" office:currency="USD" office:value="0" calcext:value-type="currency">
            <text:p>$0.00</text:p>
          </table:table-cell>
          <table:table-cell table:formula="of:=[.J99]*[.$G$4]" office:value-type="currency" office:currency="USD" office:value="0" calcext:value-type="currency">
            <text:p>$0.00</text:p>
          </table:table-cell>
          <table:table-cell/>
          <table:table-cell table:formula="of:=IF([.$A99]&lt;[.$D$5];0;IF([.$A99]&gt;[.$E$5];[.$E$5]-[.$D$5];[.$A99]-[.$D$5]))" office:value-type="currency" office:currency="USD" office:value="0" calcext:value-type="currency">
            <text:p>$0.00</text:p>
          </table:table-cell>
          <table:table-cell table:formula="of:=[.M99]*[.$G$5]" office:value-type="currency" office:currency="USD" office:value="0" calcext:value-type="currency">
            <text:p>$0.00</text:p>
          </table:table-cell>
          <table:table-cell/>
          <table:table-cell table:formula="of:=IF([.$A99]&lt;[.$D$6];0;IF([.$A99]&gt;[.$E$6];[.$E$6]-[.$D$6];[.$A99]-[.$D$6]))" office:value-type="currency" office:currency="USD" office:value="0" calcext:value-type="currency">
            <text:p>$0.00</text:p>
          </table:table-cell>
          <table:table-cell table:formula="of:=[.P99]*[.$G$6]" office:value-type="currency" office:currency="USD" office:value="0" calcext:value-type="currency">
            <text:p>$0.00</text:p>
          </table:table-cell>
          <table:table-cell/>
          <table:table-cell table:formula="of:=IF([.$A99]&lt;[.$D$7];0;IF([.$A99]&gt;[.$E$7];[.$E$7]-[.$D$7];[.$A99]-[.$D$7]))" office:value-type="currency" office:currency="USD" office:value="0" calcext:value-type="currency">
            <text:p>$0.00</text:p>
          </table:table-cell>
          <table:table-cell table:formula="of:=[.S99]*[.$G$7]" office:value-type="currency" office:currency="USD" office:value="0" calcext:value-type="currency">
            <text:p>$0.00</text:p>
          </table:table-cell>
          <table:table-cell/>
          <table:table-cell table:formula="of:=IF([.$A99]&lt;[.$D$8];0;IF([.$A99]&gt;[.$E$8];[.$E$8]-[.$D$8];[.$A99]-[.$D$8]))" office:value-type="currency" office:currency="USD" office:value="0" calcext:value-type="currency">
            <text:p>$0.00</text:p>
          </table:table-cell>
          <table:table-cell table:formula="of:=[.V9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98]/50)*50=[.A99];[.A98]+50;CEILING([.A98]/50)*50)" office:value-type="currency" office:currency="USD" office:value="34900" calcext:value-type="currency">
            <text:p>$34,900.00</text:p>
          </table:table-cell>
          <table:table-cell table:formula="of:=ROUND([.E100]+[.H100]+[.K100]+[.N100]+[.Q100]+[.T100]+[.W100];0)" office:value-type="currency" office:currency="USD" office:value="3724" calcext:value-type="currency">
            <text:p>$3,724.00</text:p>
          </table:table-cell>
          <table:table-cell/>
          <table:table-cell table:formula="of:=IF([.$A100]&gt;=[.$E$2];[.$E$2];[.$A100])" office:value-type="currency" office:currency="USD" office:value="23200" calcext:value-type="currency">
            <text:p>$23,200.00</text:p>
          </table:table-cell>
          <table:table-cell table:formula="of:=[.D10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00]&lt;[.$D$3];0;IF([.$A100]&gt;[.$E$3];[.$E$3]-[.$D$3];[.$A100]-[.$D$3]))" office:value-type="currency" office:currency="USD" office:value="11700" calcext:value-type="currency">
            <text:p>$11,700.00</text:p>
          </table:table-cell>
          <table:table-cell table:formula="of:=[.G100]*[.$G$3]" office:value-type="currency" office:currency="USD" office:value="1404" calcext:value-type="currency">
            <text:p>$1,404.00</text:p>
          </table:table-cell>
          <table:table-cell/>
          <table:table-cell table:formula="of:=IF([.$A100]&lt;[.$D$4];0;IF([.$A100]&gt;[.$E$4];[.$E$4]-[.$D$4];[.$A100]-[.$D$4]))" office:value-type="currency" office:currency="USD" office:value="0" calcext:value-type="currency">
            <text:p>$0.00</text:p>
          </table:table-cell>
          <table:table-cell table:formula="of:=[.J100]*[.$G$4]" office:value-type="currency" office:currency="USD" office:value="0" calcext:value-type="currency">
            <text:p>$0.00</text:p>
          </table:table-cell>
          <table:table-cell/>
          <table:table-cell table:formula="of:=IF([.$A100]&lt;[.$D$5];0;IF([.$A100]&gt;[.$E$5];[.$E$5]-[.$D$5];[.$A100]-[.$D$5]))" office:value-type="currency" office:currency="USD" office:value="0" calcext:value-type="currency">
            <text:p>$0.00</text:p>
          </table:table-cell>
          <table:table-cell table:formula="of:=[.M100]*[.$G$5]" office:value-type="currency" office:currency="USD" office:value="0" calcext:value-type="currency">
            <text:p>$0.00</text:p>
          </table:table-cell>
          <table:table-cell/>
          <table:table-cell table:formula="of:=IF([.$A100]&lt;[.$D$6];0;IF([.$A100]&gt;[.$E$6];[.$E$6]-[.$D$6];[.$A100]-[.$D$6]))" office:value-type="currency" office:currency="USD" office:value="0" calcext:value-type="currency">
            <text:p>$0.00</text:p>
          </table:table-cell>
          <table:table-cell table:formula="of:=[.P100]*[.$G$6]" office:value-type="currency" office:currency="USD" office:value="0" calcext:value-type="currency">
            <text:p>$0.00</text:p>
          </table:table-cell>
          <table:table-cell/>
          <table:table-cell table:formula="of:=IF([.$A100]&lt;[.$D$7];0;IF([.$A100]&gt;[.$E$7];[.$E$7]-[.$D$7];[.$A100]-[.$D$7]))" office:value-type="currency" office:currency="USD" office:value="0" calcext:value-type="currency">
            <text:p>$0.00</text:p>
          </table:table-cell>
          <table:table-cell table:formula="of:=[.S100]*[.$G$7]" office:value-type="currency" office:currency="USD" office:value="0" calcext:value-type="currency">
            <text:p>$0.00</text:p>
          </table:table-cell>
          <table:table-cell/>
          <table:table-cell table:formula="of:=IF([.$A100]&lt;[.$D$8];0;IF([.$A100]&gt;[.$E$8];[.$E$8]-[.$D$8];[.$A100]-[.$D$8]))" office:value-type="currency" office:currency="USD" office:value="0" calcext:value-type="currency">
            <text:p>$0.00</text:p>
          </table:table-cell>
          <table:table-cell table:formula="of:=[.V10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99:.B100]);0)" office:value-type="currency" office:currency="USD" office:value="3721" calcext:value-type="currency">
            <text:p>$3,721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G9]" office:value-type="currency" office:currency="USD" office:value="35000" calcext:value-type="currency">
            <text:p>$35,000.00</text:p>
          </table:table-cell>
          <table:table-cell table:formula="of:=ROUND([.E103]+[.H103]+[.K103]+[.N103]+[.Q103]+[.T103]+[.W103];0)" office:value-type="currency" office:currency="USD" office:value="3736" calcext:value-type="currency">
            <text:p>$3,736.00</text:p>
          </table:table-cell>
          <table:table-cell/>
          <table:table-cell table:formula="of:=IF([.$A103]&gt;=[.$E$2];[.$E$2];[.$A103])" office:value-type="currency" office:currency="USD" office:value="23200" calcext:value-type="currency">
            <text:p>$23,200.00</text:p>
          </table:table-cell>
          <table:table-cell table:formula="of:=[.D10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03]&lt;[.$D$3];0;IF([.$A103]&gt;[.$E$3];[.$E$3]-[.$D$3];[.$A103]-[.$D$3]))" office:value-type="currency" office:currency="USD" office:value="11800" calcext:value-type="currency">
            <text:p>$11,800.00</text:p>
          </table:table-cell>
          <table:table-cell table:formula="of:=[.G103]*[.$G$3]" office:value-type="currency" office:currency="USD" office:value="1416" calcext:value-type="currency">
            <text:p>$1,416.00</text:p>
          </table:table-cell>
          <table:table-cell/>
          <table:table-cell table:formula="of:=IF([.$A103]&lt;[.$D$4];0;IF([.$A103]&gt;[.$E$4];[.$E$4]-[.$D$4];[.$A103]-[.$D$4]))" office:value-type="currency" office:currency="USD" office:value="0" calcext:value-type="currency">
            <text:p>$0.00</text:p>
          </table:table-cell>
          <table:table-cell table:formula="of:=[.J103]*[.$G$4]" office:value-type="currency" office:currency="USD" office:value="0" calcext:value-type="currency">
            <text:p>$0.00</text:p>
          </table:table-cell>
          <table:table-cell/>
          <table:table-cell table:formula="of:=IF([.$A103]&lt;[.$D$5];0;IF([.$A103]&gt;[.$E$5];[.$E$5]-[.$D$5];[.$A103]-[.$D$5]))" office:value-type="currency" office:currency="USD" office:value="0" calcext:value-type="currency">
            <text:p>$0.00</text:p>
          </table:table-cell>
          <table:table-cell table:formula="of:=[.M103]*[.$G$5]" office:value-type="currency" office:currency="USD" office:value="0" calcext:value-type="currency">
            <text:p>$0.00</text:p>
          </table:table-cell>
          <table:table-cell/>
          <table:table-cell table:formula="of:=IF([.$A103]&lt;[.$D$6];0;IF([.$A103]&gt;[.$E$6];[.$E$6]-[.$D$6];[.$A103]-[.$D$6]))" office:value-type="currency" office:currency="USD" office:value="0" calcext:value-type="currency">
            <text:p>$0.00</text:p>
          </table:table-cell>
          <table:table-cell table:formula="of:=[.P103]*[.$G$6]" office:value-type="currency" office:currency="USD" office:value="0" calcext:value-type="currency">
            <text:p>$0.00</text:p>
          </table:table-cell>
          <table:table-cell/>
          <table:table-cell table:formula="of:=IF([.$A103]&lt;[.$D$7];0;IF([.$A103]&gt;[.$E$7];[.$E$7]-[.$D$7];[.$A103]-[.$D$7]))" office:value-type="currency" office:currency="USD" office:value="0" calcext:value-type="currency">
            <text:p>$0.00</text:p>
          </table:table-cell>
          <table:table-cell table:formula="of:=[.S103]*[.$G$7]" office:value-type="currency" office:currency="USD" office:value="0" calcext:value-type="currency">
            <text:p>$0.00</text:p>
          </table:table-cell>
          <table:table-cell/>
          <table:table-cell table:formula="of:=IF([.$A103]&lt;[.$D$8];0;IF([.$A103]&gt;[.$E$8];[.$E$8]-[.$D$8];[.$A103]-[.$D$8]))" office:value-type="currency" office:currency="USD" office:value="0" calcext:value-type="currency">
            <text:p>$0.00</text:p>
          </table:table-cell>
          <table:table-cell table:formula="of:=[.V10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103]/50)*50" office:value-type="currency" office:currency="USD" office:value="35000" calcext:value-type="currency">
            <text:p>$35,000.00</text:p>
          </table:table-cell>
          <table:table-cell table:formula="of:=ROUND([.E104]+[.H104]+[.K104]+[.N104]+[.Q104]+[.T104]+[.W104];0)" office:value-type="currency" office:currency="USD" office:value="3736" calcext:value-type="currency">
            <text:p>$3,736.00</text:p>
          </table:table-cell>
          <table:table-cell/>
          <table:table-cell table:formula="of:=IF([.$A104]&gt;=[.$E$2];[.$E$2];[.$A104])" office:value-type="currency" office:currency="USD" office:value="23200" calcext:value-type="currency">
            <text:p>$23,200.00</text:p>
          </table:table-cell>
          <table:table-cell table:formula="of:=[.D10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04]&lt;[.$D$3];0;IF([.$A104]&gt;[.$E$3];[.$E$3]-[.$D$3];[.$A104]-[.$D$3]))" office:value-type="currency" office:currency="USD" office:value="11800" calcext:value-type="currency">
            <text:p>$11,800.00</text:p>
          </table:table-cell>
          <table:table-cell table:formula="of:=[.G104]*[.$G$3]" office:value-type="currency" office:currency="USD" office:value="1416" calcext:value-type="currency">
            <text:p>$1,416.00</text:p>
          </table:table-cell>
          <table:table-cell/>
          <table:table-cell table:formula="of:=IF([.$A104]&lt;[.$D$4];0;IF([.$A104]&gt;[.$E$4];[.$E$4]-[.$D$4];[.$A104]-[.$D$4]))" office:value-type="currency" office:currency="USD" office:value="0" calcext:value-type="currency">
            <text:p>$0.00</text:p>
          </table:table-cell>
          <table:table-cell table:formula="of:=[.J104]*[.$G$4]" office:value-type="currency" office:currency="USD" office:value="0" calcext:value-type="currency">
            <text:p>$0.00</text:p>
          </table:table-cell>
          <table:table-cell/>
          <table:table-cell table:formula="of:=IF([.$A104]&lt;[.$D$5];0;IF([.$A104]&gt;[.$E$5];[.$E$5]-[.$D$5];[.$A104]-[.$D$5]))" office:value-type="currency" office:currency="USD" office:value="0" calcext:value-type="currency">
            <text:p>$0.00</text:p>
          </table:table-cell>
          <table:table-cell table:formula="of:=[.M104]*[.$G$5]" office:value-type="currency" office:currency="USD" office:value="0" calcext:value-type="currency">
            <text:p>$0.00</text:p>
          </table:table-cell>
          <table:table-cell/>
          <table:table-cell table:formula="of:=IF([.$A104]&lt;[.$D$6];0;IF([.$A104]&gt;[.$E$6];[.$E$6]-[.$D$6];[.$A104]-[.$D$6]))" office:value-type="currency" office:currency="USD" office:value="0" calcext:value-type="currency">
            <text:p>$0.00</text:p>
          </table:table-cell>
          <table:table-cell table:formula="of:=[.P104]*[.$G$6]" office:value-type="currency" office:currency="USD" office:value="0" calcext:value-type="currency">
            <text:p>$0.00</text:p>
          </table:table-cell>
          <table:table-cell/>
          <table:table-cell table:formula="of:=IF([.$A104]&lt;[.$D$7];0;IF([.$A104]&gt;[.$E$7];[.$E$7]-[.$D$7];[.$A104]-[.$D$7]))" office:value-type="currency" office:currency="USD" office:value="0" calcext:value-type="currency">
            <text:p>$0.00</text:p>
          </table:table-cell>
          <table:table-cell table:formula="of:=[.S104]*[.$G$7]" office:value-type="currency" office:currency="USD" office:value="0" calcext:value-type="currency">
            <text:p>$0.00</text:p>
          </table:table-cell>
          <table:table-cell/>
          <table:table-cell table:formula="of:=IF([.$A104]&lt;[.$D$8];0;IF([.$A104]&gt;[.$E$8];[.$E$8]-[.$D$8];[.$A104]-[.$D$8]))" office:value-type="currency" office:currency="USD" office:value="0" calcext:value-type="currency">
            <text:p>$0.00</text:p>
          </table:table-cell>
          <table:table-cell table:formula="of:=[.V10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103]/50)*50=[.A104];[.A103]+50;CEILING([.A103]/50)*50)" office:value-type="currency" office:currency="USD" office:value="35050" calcext:value-type="currency">
            <text:p>$35,050.00</text:p>
          </table:table-cell>
          <table:table-cell table:formula="of:=ROUND([.E105]+[.H105]+[.K105]+[.N105]+[.Q105]+[.T105]+[.W105];0)" office:value-type="currency" office:currency="USD" office:value="3742" calcext:value-type="currency">
            <text:p>$3,742.00</text:p>
          </table:table-cell>
          <table:table-cell/>
          <table:table-cell table:formula="of:=IF([.$A105]&gt;=[.$E$2];[.$E$2];[.$A105])" office:value-type="currency" office:currency="USD" office:value="23200" calcext:value-type="currency">
            <text:p>$23,200.00</text:p>
          </table:table-cell>
          <table:table-cell table:formula="of:=[.D10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05]&lt;[.$D$3];0;IF([.$A105]&gt;[.$E$3];[.$E$3]-[.$D$3];[.$A105]-[.$D$3]))" office:value-type="currency" office:currency="USD" office:value="11850" calcext:value-type="currency">
            <text:p>$11,850.00</text:p>
          </table:table-cell>
          <table:table-cell table:formula="of:=[.G105]*[.$G$3]" office:value-type="currency" office:currency="USD" office:value="1422" calcext:value-type="currency">
            <text:p>$1,422.00</text:p>
          </table:table-cell>
          <table:table-cell/>
          <table:table-cell table:formula="of:=IF([.$A105]&lt;[.$D$4];0;IF([.$A105]&gt;[.$E$4];[.$E$4]-[.$D$4];[.$A105]-[.$D$4]))" office:value-type="currency" office:currency="USD" office:value="0" calcext:value-type="currency">
            <text:p>$0.00</text:p>
          </table:table-cell>
          <table:table-cell table:formula="of:=[.J105]*[.$G$4]" office:value-type="currency" office:currency="USD" office:value="0" calcext:value-type="currency">
            <text:p>$0.00</text:p>
          </table:table-cell>
          <table:table-cell/>
          <table:table-cell table:formula="of:=IF([.$A105]&lt;[.$D$5];0;IF([.$A105]&gt;[.$E$5];[.$E$5]-[.$D$5];[.$A105]-[.$D$5]))" office:value-type="currency" office:currency="USD" office:value="0" calcext:value-type="currency">
            <text:p>$0.00</text:p>
          </table:table-cell>
          <table:table-cell table:formula="of:=[.M105]*[.$G$5]" office:value-type="currency" office:currency="USD" office:value="0" calcext:value-type="currency">
            <text:p>$0.00</text:p>
          </table:table-cell>
          <table:table-cell/>
          <table:table-cell table:formula="of:=IF([.$A105]&lt;[.$D$6];0;IF([.$A105]&gt;[.$E$6];[.$E$6]-[.$D$6];[.$A105]-[.$D$6]))" office:value-type="currency" office:currency="USD" office:value="0" calcext:value-type="currency">
            <text:p>$0.00</text:p>
          </table:table-cell>
          <table:table-cell table:formula="of:=[.P105]*[.$G$6]" office:value-type="currency" office:currency="USD" office:value="0" calcext:value-type="currency">
            <text:p>$0.00</text:p>
          </table:table-cell>
          <table:table-cell/>
          <table:table-cell table:formula="of:=IF([.$A105]&lt;[.$D$7];0;IF([.$A105]&gt;[.$E$7];[.$E$7]-[.$D$7];[.$A105]-[.$D$7]))" office:value-type="currency" office:currency="USD" office:value="0" calcext:value-type="currency">
            <text:p>$0.00</text:p>
          </table:table-cell>
          <table:table-cell table:formula="of:=[.S105]*[.$G$7]" office:value-type="currency" office:currency="USD" office:value="0" calcext:value-type="currency">
            <text:p>$0.00</text:p>
          </table:table-cell>
          <table:table-cell/>
          <table:table-cell table:formula="of:=IF([.$A105]&lt;[.$D$8];0;IF([.$A105]&gt;[.$E$8];[.$E$8]-[.$D$8];[.$A105]-[.$D$8]))" office:value-type="currency" office:currency="USD" office:value="0" calcext:value-type="currency">
            <text:p>$0.00</text:p>
          </table:table-cell>
          <table:table-cell table:formula="of:=[.V10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104:.B105]);0)" office:value-type="currency" office:currency="USD" office:value="3739" calcext:value-type="currency">
            <text:p>$3,739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H13]" office:value-type="currency" office:currency="USD" office:value="308596" calcext:value-type="currency">
            <text:p>$308,596.00</text:p>
          </table:table-cell>
          <table:table-cell table:number-columns-repeated="16383"/>
        </table:table-row>
        <table:table-row table:style-name="ro1">
          <table:table-cell table:formula="of:=FLOOR([.A108]/50)*50" office:value-type="currency" office:currency="USD" office:value="308550" calcext:value-type="currency">
            <text:p>$308,550.00</text:p>
          </table:table-cell>
          <table:table-cell table:formula="of:=ROUND([.E109]+[.H109]+[.K109]+[.N109]+[.Q109]+[.T109]+[.W109];0)" office:value-type="currency" office:currency="USD" office:value="60137" calcext:value-type="currency">
            <text:p>$60,137.00</text:p>
          </table:table-cell>
          <table:table-cell/>
          <table:table-cell table:formula="of:=IF([.$A109]&gt;=[.$E$2];[.$E$2];[.$A109])" office:value-type="currency" office:currency="USD" office:value="23200" calcext:value-type="currency">
            <text:p>$23,200.00</text:p>
          </table:table-cell>
          <table:table-cell table:formula="of:=[.D10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09]&lt;[.$D$3];0;IF([.$A109]&gt;[.$E$3];[.$E$3]-[.$D$3];[.$A109]-[.$D$3]))" office:value-type="currency" office:currency="USD" office:value="71100" calcext:value-type="currency">
            <text:p>$71,100.00</text:p>
          </table:table-cell>
          <table:table-cell table:formula="of:=[.G109]*[.$G$3]" office:value-type="currency" office:currency="USD" office:value="8532" calcext:value-type="currency">
            <text:p>$8,532.00</text:p>
          </table:table-cell>
          <table:table-cell/>
          <table:table-cell table:formula="of:=IF([.$A109]&lt;[.$D$4];0;IF([.$A109]&gt;[.$E$4];[.$E$4]-[.$D$4];[.$A109]-[.$D$4]))" office:value-type="currency" office:currency="USD" office:value="106750" calcext:value-type="currency">
            <text:p>$106,750.00</text:p>
          </table:table-cell>
          <table:table-cell table:formula="of:=[.J109]*[.$G$4]" office:value-type="currency" office:currency="USD" office:value="23485" calcext:value-type="currency">
            <text:p>$23,485.00</text:p>
          </table:table-cell>
          <table:table-cell/>
          <table:table-cell table:formula="of:=IF([.$A109]&lt;[.$D$5];0;IF([.$A109]&gt;[.$E$5];[.$E$5]-[.$D$5];[.$A109]-[.$D$5]))" office:value-type="currency" office:currency="USD" office:value="107500" calcext:value-type="currency">
            <text:p>$107,500.00</text:p>
          </table:table-cell>
          <table:table-cell table:formula="of:=[.M109]*[.$G$5]" office:value-type="currency" office:currency="USD" office:value="25800" calcext:value-type="currency">
            <text:p>$25,800.00</text:p>
          </table:table-cell>
          <table:table-cell/>
          <table:table-cell table:formula="of:=IF([.$A109]&lt;[.$D$6];0;IF([.$A109]&gt;[.$E$6];[.$E$6]-[.$D$6];[.$A109]-[.$D$6]))" office:value-type="currency" office:currency="USD" office:value="0" calcext:value-type="currency">
            <text:p>$0.00</text:p>
          </table:table-cell>
          <table:table-cell table:formula="of:=[.P109]*[.$G$6]" office:value-type="currency" office:currency="USD" office:value="0" calcext:value-type="currency">
            <text:p>$0.00</text:p>
          </table:table-cell>
          <table:table-cell/>
          <table:table-cell table:formula="of:=IF([.$A109]&lt;[.$D$7];0;IF([.$A109]&gt;[.$E$7];[.$E$7]-[.$D$7];[.$A109]-[.$D$7]))" office:value-type="currency" office:currency="USD" office:value="0" calcext:value-type="currency">
            <text:p>$0.00</text:p>
          </table:table-cell>
          <table:table-cell table:formula="of:=[.S109]*[.$G$7]" office:value-type="currency" office:currency="USD" office:value="0" calcext:value-type="currency">
            <text:p>$0.00</text:p>
          </table:table-cell>
          <table:table-cell/>
          <table:table-cell table:formula="of:=IF([.$A109]&lt;[.$D$8];0;IF([.$A109]&gt;[.$E$8];[.$E$8]-[.$D$8];[.$A109]-[.$D$8]))" office:value-type="currency" office:currency="USD" office:value="0" calcext:value-type="currency">
            <text:p>$0.00</text:p>
          </table:table-cell>
          <table:table-cell table:formula="of:=[.V10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108]/50)*50=[.A109];[.A108]+50;CEILING([.A108]/50)*50)" office:value-type="currency" office:currency="USD" office:value="308600" calcext:value-type="currency">
            <text:p>$308,600.00</text:p>
          </table:table-cell>
          <table:table-cell table:formula="of:=ROUND([.E110]+[.H110]+[.K110]+[.N110]+[.Q110]+[.T110]+[.W110];0)" office:value-type="currency" office:currency="USD" office:value="60149" calcext:value-type="currency">
            <text:p>$60,149.00</text:p>
          </table:table-cell>
          <table:table-cell/>
          <table:table-cell table:formula="of:=IF([.$A110]&gt;=[.$E$2];[.$E$2];[.$A110])" office:value-type="currency" office:currency="USD" office:value="23200" calcext:value-type="currency">
            <text:p>$23,200.00</text:p>
          </table:table-cell>
          <table:table-cell table:formula="of:=[.D11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10]&lt;[.$D$3];0;IF([.$A110]&gt;[.$E$3];[.$E$3]-[.$D$3];[.$A110]-[.$D$3]))" office:value-type="currency" office:currency="USD" office:value="71100" calcext:value-type="currency">
            <text:p>$71,100.00</text:p>
          </table:table-cell>
          <table:table-cell table:formula="of:=[.G110]*[.$G$3]" office:value-type="currency" office:currency="USD" office:value="8532" calcext:value-type="currency">
            <text:p>$8,532.00</text:p>
          </table:table-cell>
          <table:table-cell/>
          <table:table-cell table:formula="of:=IF([.$A110]&lt;[.$D$4];0;IF([.$A110]&gt;[.$E$4];[.$E$4]-[.$D$4];[.$A110]-[.$D$4]))" office:value-type="currency" office:currency="USD" office:value="106750" calcext:value-type="currency">
            <text:p>$106,750.00</text:p>
          </table:table-cell>
          <table:table-cell table:formula="of:=[.J110]*[.$G$4]" office:value-type="currency" office:currency="USD" office:value="23485" calcext:value-type="currency">
            <text:p>$23,485.00</text:p>
          </table:table-cell>
          <table:table-cell/>
          <table:table-cell table:formula="of:=IF([.$A110]&lt;[.$D$5];0;IF([.$A110]&gt;[.$E$5];[.$E$5]-[.$D$5];[.$A110]-[.$D$5]))" office:value-type="currency" office:currency="USD" office:value="107550" calcext:value-type="currency">
            <text:p>$107,550.00</text:p>
          </table:table-cell>
          <table:table-cell table:formula="of:=[.M110]*[.$G$5]" office:value-type="currency" office:currency="USD" office:value="25812" calcext:value-type="currency">
            <text:p>$25,812.00</text:p>
          </table:table-cell>
          <table:table-cell/>
          <table:table-cell table:formula="of:=IF([.$A110]&lt;[.$D$6];0;IF([.$A110]&gt;[.$E$6];[.$E$6]-[.$D$6];[.$A110]-[.$D$6]))" office:value-type="currency" office:currency="USD" office:value="0" calcext:value-type="currency">
            <text:p>$0.00</text:p>
          </table:table-cell>
          <table:table-cell table:formula="of:=[.P110]*[.$G$6]" office:value-type="currency" office:currency="USD" office:value="0" calcext:value-type="currency">
            <text:p>$0.00</text:p>
          </table:table-cell>
          <table:table-cell/>
          <table:table-cell table:formula="of:=IF([.$A110]&lt;[.$D$7];0;IF([.$A110]&gt;[.$E$7];[.$E$7]-[.$D$7];[.$A110]-[.$D$7]))" office:value-type="currency" office:currency="USD" office:value="0" calcext:value-type="currency">
            <text:p>$0.00</text:p>
          </table:table-cell>
          <table:table-cell table:formula="of:=[.S110]*[.$G$7]" office:value-type="currency" office:currency="USD" office:value="0" calcext:value-type="currency">
            <text:p>$0.00</text:p>
          </table:table-cell>
          <table:table-cell/>
          <table:table-cell table:formula="of:=IF([.$A110]&lt;[.$D$8];0;IF([.$A110]&gt;[.$E$8];[.$E$8]-[.$D$8];[.$A110]-[.$D$8]))" office:value-type="currency" office:currency="USD" office:value="0" calcext:value-type="currency">
            <text:p>$0.00</text:p>
          </table:table-cell>
          <table:table-cell table:formula="of:=[.V11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109:.B110]);0)" office:value-type="currency" office:currency="USD" office:value="60143" calcext:value-type="currency">
            <text:p>$60,14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H9]" office:value-type="currency" office:currency="USD" office:value="308721" calcext:value-type="currency">
            <text:p>$308,721.00</text:p>
          </table:table-cell>
          <table:table-cell table:formula="of:=ROUND([.E113]+[.H113]+[.K113]+[.N113]+[.Q113]+[.T113]+[.W113];0)" office:value-type="currency" office:currency="USD" office:value="60178" calcext:value-type="currency">
            <text:p>$60,178.00</text:p>
          </table:table-cell>
          <table:table-cell/>
          <table:table-cell table:formula="of:=IF([.$A113]&gt;=[.$E$2];[.$E$2];[.$A113])" office:value-type="currency" office:currency="USD" office:value="23200" calcext:value-type="currency">
            <text:p>$23,200.00</text:p>
          </table:table-cell>
          <table:table-cell table:formula="of:=[.D11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13]&lt;[.$D$3];0;IF([.$A113]&gt;[.$E$3];[.$E$3]-[.$D$3];[.$A113]-[.$D$3]))" office:value-type="currency" office:currency="USD" office:value="71100" calcext:value-type="currency">
            <text:p>$71,100.00</text:p>
          </table:table-cell>
          <table:table-cell table:formula="of:=[.G113]*[.$G$3]" office:value-type="currency" office:currency="USD" office:value="8532" calcext:value-type="currency">
            <text:p>$8,532.00</text:p>
          </table:table-cell>
          <table:table-cell/>
          <table:table-cell table:formula="of:=IF([.$A113]&lt;[.$D$4];0;IF([.$A113]&gt;[.$E$4];[.$E$4]-[.$D$4];[.$A113]-[.$D$4]))" office:value-type="currency" office:currency="USD" office:value="106750" calcext:value-type="currency">
            <text:p>$106,750.00</text:p>
          </table:table-cell>
          <table:table-cell table:formula="of:=[.J113]*[.$G$4]" office:value-type="currency" office:currency="USD" office:value="23485" calcext:value-type="currency">
            <text:p>$23,485.00</text:p>
          </table:table-cell>
          <table:table-cell/>
          <table:table-cell table:formula="of:=IF([.$A113]&lt;[.$D$5];0;IF([.$A113]&gt;[.$E$5];[.$E$5]-[.$D$5];[.$A113]-[.$D$5]))" office:value-type="currency" office:currency="USD" office:value="107671" calcext:value-type="currency">
            <text:p>$107,671.00</text:p>
          </table:table-cell>
          <table:table-cell table:formula="of:=[.M113]*[.$G$5]" office:value-type="currency" office:currency="USD" office:value="25841.04" calcext:value-type="currency">
            <text:p>$25,841.04</text:p>
          </table:table-cell>
          <table:table-cell/>
          <table:table-cell table:formula="of:=IF([.$A113]&lt;[.$D$6];0;IF([.$A113]&gt;[.$E$6];[.$E$6]-[.$D$6];[.$A113]-[.$D$6]))" office:value-type="currency" office:currency="USD" office:value="0" calcext:value-type="currency">
            <text:p>$0.00</text:p>
          </table:table-cell>
          <table:table-cell table:formula="of:=[.P113]*[.$G$6]" office:value-type="currency" office:currency="USD" office:value="0" calcext:value-type="currency">
            <text:p>$0.00</text:p>
          </table:table-cell>
          <table:table-cell/>
          <table:table-cell table:formula="of:=IF([.$A113]&lt;[.$D$7];0;IF([.$A113]&gt;[.$E$7];[.$E$7]-[.$D$7];[.$A113]-[.$D$7]))" office:value-type="currency" office:currency="USD" office:value="0" calcext:value-type="currency">
            <text:p>$0.00</text:p>
          </table:table-cell>
          <table:table-cell table:formula="of:=[.S113]*[.$G$7]" office:value-type="currency" office:currency="USD" office:value="0" calcext:value-type="currency">
            <text:p>$0.00</text:p>
          </table:table-cell>
          <table:table-cell/>
          <table:table-cell table:formula="of:=IF([.$A113]&lt;[.$D$8];0;IF([.$A113]&gt;[.$E$8];[.$E$8]-[.$D$8];[.$A113]-[.$D$8]))" office:value-type="currency" office:currency="USD" office:value="0" calcext:value-type="currency">
            <text:p>$0.00</text:p>
          </table:table-cell>
          <table:table-cell table:formula="of:=[.V11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113]/50)*50" office:value-type="currency" office:currency="USD" office:value="308700" calcext:value-type="currency">
            <text:p>$308,700.00</text:p>
          </table:table-cell>
          <table:table-cell table:formula="of:=ROUND([.E114]+[.H114]+[.K114]+[.N114]+[.Q114]+[.T114]+[.W114];0)" office:value-type="currency" office:currency="USD" office:value="60173" calcext:value-type="currency">
            <text:p>$60,173.00</text:p>
          </table:table-cell>
          <table:table-cell/>
          <table:table-cell table:formula="of:=IF([.$A114]&gt;=[.$E$2];[.$E$2];[.$A114])" office:value-type="currency" office:currency="USD" office:value="23200" calcext:value-type="currency">
            <text:p>$23,200.00</text:p>
          </table:table-cell>
          <table:table-cell table:formula="of:=[.D11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14]&lt;[.$D$3];0;IF([.$A114]&gt;[.$E$3];[.$E$3]-[.$D$3];[.$A114]-[.$D$3]))" office:value-type="currency" office:currency="USD" office:value="71100" calcext:value-type="currency">
            <text:p>$71,100.00</text:p>
          </table:table-cell>
          <table:table-cell table:formula="of:=[.G114]*[.$G$3]" office:value-type="currency" office:currency="USD" office:value="8532" calcext:value-type="currency">
            <text:p>$8,532.00</text:p>
          </table:table-cell>
          <table:table-cell/>
          <table:table-cell table:formula="of:=IF([.$A114]&lt;[.$D$4];0;IF([.$A114]&gt;[.$E$4];[.$E$4]-[.$D$4];[.$A114]-[.$D$4]))" office:value-type="currency" office:currency="USD" office:value="106750" calcext:value-type="currency">
            <text:p>$106,750.00</text:p>
          </table:table-cell>
          <table:table-cell table:formula="of:=[.J114]*[.$G$4]" office:value-type="currency" office:currency="USD" office:value="23485" calcext:value-type="currency">
            <text:p>$23,485.00</text:p>
          </table:table-cell>
          <table:table-cell/>
          <table:table-cell table:formula="of:=IF([.$A114]&lt;[.$D$5];0;IF([.$A114]&gt;[.$E$5];[.$E$5]-[.$D$5];[.$A114]-[.$D$5]))" office:value-type="currency" office:currency="USD" office:value="107650" calcext:value-type="currency">
            <text:p>$107,650.00</text:p>
          </table:table-cell>
          <table:table-cell table:formula="of:=[.M114]*[.$G$5]" office:value-type="currency" office:currency="USD" office:value="25836" calcext:value-type="currency">
            <text:p>$25,836.00</text:p>
          </table:table-cell>
          <table:table-cell/>
          <table:table-cell table:formula="of:=IF([.$A114]&lt;[.$D$6];0;IF([.$A114]&gt;[.$E$6];[.$E$6]-[.$D$6];[.$A114]-[.$D$6]))" office:value-type="currency" office:currency="USD" office:value="0" calcext:value-type="currency">
            <text:p>$0.00</text:p>
          </table:table-cell>
          <table:table-cell table:formula="of:=[.P114]*[.$G$6]" office:value-type="currency" office:currency="USD" office:value="0" calcext:value-type="currency">
            <text:p>$0.00</text:p>
          </table:table-cell>
          <table:table-cell/>
          <table:table-cell table:formula="of:=IF([.$A114]&lt;[.$D$7];0;IF([.$A114]&gt;[.$E$7];[.$E$7]-[.$D$7];[.$A114]-[.$D$7]))" office:value-type="currency" office:currency="USD" office:value="0" calcext:value-type="currency">
            <text:p>$0.00</text:p>
          </table:table-cell>
          <table:table-cell table:formula="of:=[.S114]*[.$G$7]" office:value-type="currency" office:currency="USD" office:value="0" calcext:value-type="currency">
            <text:p>$0.00</text:p>
          </table:table-cell>
          <table:table-cell/>
          <table:table-cell table:formula="of:=IF([.$A114]&lt;[.$D$8];0;IF([.$A114]&gt;[.$E$8];[.$E$8]-[.$D$8];[.$A114]-[.$D$8]))" office:value-type="currency" office:currency="USD" office:value="0" calcext:value-type="currency">
            <text:p>$0.00</text:p>
          </table:table-cell>
          <table:table-cell table:formula="of:=[.V11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113]/50)*50=[.A114];[.A113]+50;CEILING([.A113]/50)*50)" office:value-type="currency" office:currency="USD" office:value="308750" calcext:value-type="currency">
            <text:p>$308,750.00</text:p>
          </table:table-cell>
          <table:table-cell table:formula="of:=ROUND([.E115]+[.H115]+[.K115]+[.N115]+[.Q115]+[.T115]+[.W115];0)" office:value-type="currency" office:currency="USD" office:value="60185" calcext:value-type="currency">
            <text:p>$60,185.00</text:p>
          </table:table-cell>
          <table:table-cell/>
          <table:table-cell table:formula="of:=IF([.$A115]&gt;=[.$E$2];[.$E$2];[.$A115])" office:value-type="currency" office:currency="USD" office:value="23200" calcext:value-type="currency">
            <text:p>$23,200.00</text:p>
          </table:table-cell>
          <table:table-cell table:formula="of:=[.D11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15]&lt;[.$D$3];0;IF([.$A115]&gt;[.$E$3];[.$E$3]-[.$D$3];[.$A115]-[.$D$3]))" office:value-type="currency" office:currency="USD" office:value="71100" calcext:value-type="currency">
            <text:p>$71,100.00</text:p>
          </table:table-cell>
          <table:table-cell table:formula="of:=[.G115]*[.$G$3]" office:value-type="currency" office:currency="USD" office:value="8532" calcext:value-type="currency">
            <text:p>$8,532.00</text:p>
          </table:table-cell>
          <table:table-cell/>
          <table:table-cell table:formula="of:=IF([.$A115]&lt;[.$D$4];0;IF([.$A115]&gt;[.$E$4];[.$E$4]-[.$D$4];[.$A115]-[.$D$4]))" office:value-type="currency" office:currency="USD" office:value="106750" calcext:value-type="currency">
            <text:p>$106,750.00</text:p>
          </table:table-cell>
          <table:table-cell table:formula="of:=[.J115]*[.$G$4]" office:value-type="currency" office:currency="USD" office:value="23485" calcext:value-type="currency">
            <text:p>$23,485.00</text:p>
          </table:table-cell>
          <table:table-cell/>
          <table:table-cell table:formula="of:=IF([.$A115]&lt;[.$D$5];0;IF([.$A115]&gt;[.$E$5];[.$E$5]-[.$D$5];[.$A115]-[.$D$5]))" office:value-type="currency" office:currency="USD" office:value="107700" calcext:value-type="currency">
            <text:p>$107,700.00</text:p>
          </table:table-cell>
          <table:table-cell table:formula="of:=[.M115]*[.$G$5]" office:value-type="currency" office:currency="USD" office:value="25848" calcext:value-type="currency">
            <text:p>$25,848.00</text:p>
          </table:table-cell>
          <table:table-cell/>
          <table:table-cell table:formula="of:=IF([.$A115]&lt;[.$D$6];0;IF([.$A115]&gt;[.$E$6];[.$E$6]-[.$D$6];[.$A115]-[.$D$6]))" office:value-type="currency" office:currency="USD" office:value="0" calcext:value-type="currency">
            <text:p>$0.00</text:p>
          </table:table-cell>
          <table:table-cell table:formula="of:=[.P115]*[.$G$6]" office:value-type="currency" office:currency="USD" office:value="0" calcext:value-type="currency">
            <text:p>$0.00</text:p>
          </table:table-cell>
          <table:table-cell/>
          <table:table-cell table:formula="of:=IF([.$A115]&lt;[.$D$7];0;IF([.$A115]&gt;[.$E$7];[.$E$7]-[.$D$7];[.$A115]-[.$D$7]))" office:value-type="currency" office:currency="USD" office:value="0" calcext:value-type="currency">
            <text:p>$0.00</text:p>
          </table:table-cell>
          <table:table-cell table:formula="of:=[.S115]*[.$G$7]" office:value-type="currency" office:currency="USD" office:value="0" calcext:value-type="currency">
            <text:p>$0.00</text:p>
          </table:table-cell>
          <table:table-cell/>
          <table:table-cell table:formula="of:=IF([.$A115]&lt;[.$D$8];0;IF([.$A115]&gt;[.$E$8];[.$E$8]-[.$D$8];[.$A115]-[.$D$8]))" office:value-type="currency" office:currency="USD" office:value="0" calcext:value-type="currency">
            <text:p>$0.00</text:p>
          </table:table-cell>
          <table:table-cell table:formula="of:=[.V11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114:.B115]);0)" office:value-type="currency" office:currency="USD" office:value="60179" calcext:value-type="currency">
            <text:p>$60,179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I13]" office:value-type="currency" office:currency="USD" office:value="29875" calcext:value-type="currency">
            <text:p>$29,875.00</text:p>
          </table:table-cell>
          <table:table-cell table:number-columns-repeated="16383"/>
        </table:table-row>
        <table:table-row table:style-name="ro1">
          <table:table-cell table:formula="of:=FLOOR([.A118]/50)*50" office:value-type="currency" office:currency="USD" office:value="29850" calcext:value-type="currency">
            <text:p>$29,850.00</text:p>
          </table:table-cell>
          <table:table-cell table:formula="of:=ROUND([.E119]+[.H119]+[.K119]+[.N119]+[.Q119]+[.T119]+[.W119];0)" office:value-type="currency" office:currency="USD" office:value="3118" calcext:value-type="currency">
            <text:p>$3,118.00</text:p>
          </table:table-cell>
          <table:table-cell/>
          <table:table-cell table:formula="of:=IF([.$A119]&gt;=[.$E$2];[.$E$2];[.$A119])" office:value-type="currency" office:currency="USD" office:value="23200" calcext:value-type="currency">
            <text:p>$23,200.00</text:p>
          </table:table-cell>
          <table:table-cell table:formula="of:=[.D11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19]&lt;[.$D$3];0;IF([.$A119]&gt;[.$E$3];[.$E$3]-[.$D$3];[.$A119]-[.$D$3]))" office:value-type="currency" office:currency="USD" office:value="6650" calcext:value-type="currency">
            <text:p>$6,650.00</text:p>
          </table:table-cell>
          <table:table-cell table:formula="of:=[.G119]*[.$G$3]" office:value-type="currency" office:currency="USD" office:value="798" calcext:value-type="currency">
            <text:p>$798.00</text:p>
          </table:table-cell>
          <table:table-cell/>
          <table:table-cell table:formula="of:=IF([.$A119]&lt;[.$D$4];0;IF([.$A119]&gt;[.$E$4];[.$E$4]-[.$D$4];[.$A119]-[.$D$4]))" office:value-type="currency" office:currency="USD" office:value="0" calcext:value-type="currency">
            <text:p>$0.00</text:p>
          </table:table-cell>
          <table:table-cell table:formula="of:=[.J119]*[.$G$4]" office:value-type="currency" office:currency="USD" office:value="0" calcext:value-type="currency">
            <text:p>$0.00</text:p>
          </table:table-cell>
          <table:table-cell/>
          <table:table-cell table:formula="of:=IF([.$A119]&lt;[.$D$5];0;IF([.$A119]&gt;[.$E$5];[.$E$5]-[.$D$5];[.$A119]-[.$D$5]))" office:value-type="currency" office:currency="USD" office:value="0" calcext:value-type="currency">
            <text:p>$0.00</text:p>
          </table:table-cell>
          <table:table-cell table:formula="of:=[.M119]*[.$G$5]" office:value-type="currency" office:currency="USD" office:value="0" calcext:value-type="currency">
            <text:p>$0.00</text:p>
          </table:table-cell>
          <table:table-cell/>
          <table:table-cell table:formula="of:=IF([.$A119]&lt;[.$D$6];0;IF([.$A119]&gt;[.$E$6];[.$E$6]-[.$D$6];[.$A119]-[.$D$6]))" office:value-type="currency" office:currency="USD" office:value="0" calcext:value-type="currency">
            <text:p>$0.00</text:p>
          </table:table-cell>
          <table:table-cell table:formula="of:=[.P119]*[.$G$6]" office:value-type="currency" office:currency="USD" office:value="0" calcext:value-type="currency">
            <text:p>$0.00</text:p>
          </table:table-cell>
          <table:table-cell/>
          <table:table-cell table:formula="of:=IF([.$A119]&lt;[.$D$7];0;IF([.$A119]&gt;[.$E$7];[.$E$7]-[.$D$7];[.$A119]-[.$D$7]))" office:value-type="currency" office:currency="USD" office:value="0" calcext:value-type="currency">
            <text:p>$0.00</text:p>
          </table:table-cell>
          <table:table-cell table:formula="of:=[.S119]*[.$G$7]" office:value-type="currency" office:currency="USD" office:value="0" calcext:value-type="currency">
            <text:p>$0.00</text:p>
          </table:table-cell>
          <table:table-cell/>
          <table:table-cell table:formula="of:=IF([.$A119]&lt;[.$D$8];0;IF([.$A119]&gt;[.$E$8];[.$E$8]-[.$D$8];[.$A119]-[.$D$8]))" office:value-type="currency" office:currency="USD" office:value="0" calcext:value-type="currency">
            <text:p>$0.00</text:p>
          </table:table-cell>
          <table:table-cell table:formula="of:=[.V11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118]/50)*50=[.A119];[.A118]+50;CEILING([.A118]/50)*50)" office:value-type="currency" office:currency="USD" office:value="29900" calcext:value-type="currency">
            <text:p>$29,900.00</text:p>
          </table:table-cell>
          <table:table-cell table:formula="of:=ROUND([.E120]+[.H120]+[.K120]+[.N120]+[.Q120]+[.T120]+[.W120];0)" office:value-type="currency" office:currency="USD" office:value="3124" calcext:value-type="currency">
            <text:p>$3,124.00</text:p>
          </table:table-cell>
          <table:table-cell/>
          <table:table-cell table:formula="of:=IF([.$A120]&gt;=[.$E$2];[.$E$2];[.$A120])" office:value-type="currency" office:currency="USD" office:value="23200" calcext:value-type="currency">
            <text:p>$23,200.00</text:p>
          </table:table-cell>
          <table:table-cell table:formula="of:=[.D12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20]&lt;[.$D$3];0;IF([.$A120]&gt;[.$E$3];[.$E$3]-[.$D$3];[.$A120]-[.$D$3]))" office:value-type="currency" office:currency="USD" office:value="6700" calcext:value-type="currency">
            <text:p>$6,700.00</text:p>
          </table:table-cell>
          <table:table-cell table:formula="of:=[.G120]*[.$G$3]" office:value-type="currency" office:currency="USD" office:value="804" calcext:value-type="currency">
            <text:p>$804.00</text:p>
          </table:table-cell>
          <table:table-cell/>
          <table:table-cell table:formula="of:=IF([.$A120]&lt;[.$D$4];0;IF([.$A120]&gt;[.$E$4];[.$E$4]-[.$D$4];[.$A120]-[.$D$4]))" office:value-type="currency" office:currency="USD" office:value="0" calcext:value-type="currency">
            <text:p>$0.00</text:p>
          </table:table-cell>
          <table:table-cell table:formula="of:=[.J120]*[.$G$4]" office:value-type="currency" office:currency="USD" office:value="0" calcext:value-type="currency">
            <text:p>$0.00</text:p>
          </table:table-cell>
          <table:table-cell/>
          <table:table-cell table:formula="of:=IF([.$A120]&lt;[.$D$5];0;IF([.$A120]&gt;[.$E$5];[.$E$5]-[.$D$5];[.$A120]-[.$D$5]))" office:value-type="currency" office:currency="USD" office:value="0" calcext:value-type="currency">
            <text:p>$0.00</text:p>
          </table:table-cell>
          <table:table-cell table:formula="of:=[.M120]*[.$G$5]" office:value-type="currency" office:currency="USD" office:value="0" calcext:value-type="currency">
            <text:p>$0.00</text:p>
          </table:table-cell>
          <table:table-cell/>
          <table:table-cell table:formula="of:=IF([.$A120]&lt;[.$D$6];0;IF([.$A120]&gt;[.$E$6];[.$E$6]-[.$D$6];[.$A120]-[.$D$6]))" office:value-type="currency" office:currency="USD" office:value="0" calcext:value-type="currency">
            <text:p>$0.00</text:p>
          </table:table-cell>
          <table:table-cell table:formula="of:=[.P120]*[.$G$6]" office:value-type="currency" office:currency="USD" office:value="0" calcext:value-type="currency">
            <text:p>$0.00</text:p>
          </table:table-cell>
          <table:table-cell/>
          <table:table-cell table:formula="of:=IF([.$A120]&lt;[.$D$7];0;IF([.$A120]&gt;[.$E$7];[.$E$7]-[.$D$7];[.$A120]-[.$D$7]))" office:value-type="currency" office:currency="USD" office:value="0" calcext:value-type="currency">
            <text:p>$0.00</text:p>
          </table:table-cell>
          <table:table-cell table:formula="of:=[.S120]*[.$G$7]" office:value-type="currency" office:currency="USD" office:value="0" calcext:value-type="currency">
            <text:p>$0.00</text:p>
          </table:table-cell>
          <table:table-cell/>
          <table:table-cell table:formula="of:=IF([.$A120]&lt;[.$D$8];0;IF([.$A120]&gt;[.$E$8];[.$E$8]-[.$D$8];[.$A120]-[.$D$8]))" office:value-type="currency" office:currency="USD" office:value="0" calcext:value-type="currency">
            <text:p>$0.00</text:p>
          </table:table-cell>
          <table:table-cell table:formula="of:=[.V12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119:.B120]);0)" office:value-type="currency" office:currency="USD" office:value="3121" calcext:value-type="currency">
            <text:p>$3,121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I9]" office:value-type="currency" office:currency="USD" office:value="35000" calcext:value-type="currency">
            <text:p>$35,000.00</text:p>
          </table:table-cell>
          <table:table-cell table:formula="of:=ROUND([.E123]+[.H123]+[.K123]+[.N123]+[.Q123]+[.T123]+[.W123];0)" office:value-type="currency" office:currency="USD" office:value="3736" calcext:value-type="currency">
            <text:p>$3,736.00</text:p>
          </table:table-cell>
          <table:table-cell/>
          <table:table-cell table:formula="of:=IF([.$A123]&gt;=[.$E$2];[.$E$2];[.$A123])" office:value-type="currency" office:currency="USD" office:value="23200" calcext:value-type="currency">
            <text:p>$23,200.00</text:p>
          </table:table-cell>
          <table:table-cell table:formula="of:=[.D12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23]&lt;[.$D$3];0;IF([.$A123]&gt;[.$E$3];[.$E$3]-[.$D$3];[.$A123]-[.$D$3]))" office:value-type="currency" office:currency="USD" office:value="11800" calcext:value-type="currency">
            <text:p>$11,800.00</text:p>
          </table:table-cell>
          <table:table-cell table:formula="of:=[.G123]*[.$G$3]" office:value-type="currency" office:currency="USD" office:value="1416" calcext:value-type="currency">
            <text:p>$1,416.00</text:p>
          </table:table-cell>
          <table:table-cell/>
          <table:table-cell table:formula="of:=IF([.$A123]&lt;[.$D$4];0;IF([.$A123]&gt;[.$E$4];[.$E$4]-[.$D$4];[.$A123]-[.$D$4]))" office:value-type="currency" office:currency="USD" office:value="0" calcext:value-type="currency">
            <text:p>$0.00</text:p>
          </table:table-cell>
          <table:table-cell table:formula="of:=[.J123]*[.$G$4]" office:value-type="currency" office:currency="USD" office:value="0" calcext:value-type="currency">
            <text:p>$0.00</text:p>
          </table:table-cell>
          <table:table-cell/>
          <table:table-cell table:formula="of:=IF([.$A123]&lt;[.$D$5];0;IF([.$A123]&gt;[.$E$5];[.$E$5]-[.$D$5];[.$A123]-[.$D$5]))" office:value-type="currency" office:currency="USD" office:value="0" calcext:value-type="currency">
            <text:p>$0.00</text:p>
          </table:table-cell>
          <table:table-cell table:formula="of:=[.M123]*[.$G$5]" office:value-type="currency" office:currency="USD" office:value="0" calcext:value-type="currency">
            <text:p>$0.00</text:p>
          </table:table-cell>
          <table:table-cell/>
          <table:table-cell table:formula="of:=IF([.$A123]&lt;[.$D$6];0;IF([.$A123]&gt;[.$E$6];[.$E$6]-[.$D$6];[.$A123]-[.$D$6]))" office:value-type="currency" office:currency="USD" office:value="0" calcext:value-type="currency">
            <text:p>$0.00</text:p>
          </table:table-cell>
          <table:table-cell table:formula="of:=[.P123]*[.$G$6]" office:value-type="currency" office:currency="USD" office:value="0" calcext:value-type="currency">
            <text:p>$0.00</text:p>
          </table:table-cell>
          <table:table-cell/>
          <table:table-cell table:formula="of:=IF([.$A123]&lt;[.$D$7];0;IF([.$A123]&gt;[.$E$7];[.$E$7]-[.$D$7];[.$A123]-[.$D$7]))" office:value-type="currency" office:currency="USD" office:value="0" calcext:value-type="currency">
            <text:p>$0.00</text:p>
          </table:table-cell>
          <table:table-cell table:formula="of:=[.S123]*[.$G$7]" office:value-type="currency" office:currency="USD" office:value="0" calcext:value-type="currency">
            <text:p>$0.00</text:p>
          </table:table-cell>
          <table:table-cell/>
          <table:table-cell table:formula="of:=IF([.$A123]&lt;[.$D$8];0;IF([.$A123]&gt;[.$E$8];[.$E$8]-[.$D$8];[.$A123]-[.$D$8]))" office:value-type="currency" office:currency="USD" office:value="0" calcext:value-type="currency">
            <text:p>$0.00</text:p>
          </table:table-cell>
          <table:table-cell table:formula="of:=[.V12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123]/50)*50" office:value-type="currency" office:currency="USD" office:value="35000" calcext:value-type="currency">
            <text:p>$35,000.00</text:p>
          </table:table-cell>
          <table:table-cell table:formula="of:=ROUND([.E124]+[.H124]+[.K124]+[.N124]+[.Q124]+[.T124]+[.W124];0)" office:value-type="currency" office:currency="USD" office:value="3736" calcext:value-type="currency">
            <text:p>$3,736.00</text:p>
          </table:table-cell>
          <table:table-cell/>
          <table:table-cell table:formula="of:=IF([.$A124]&gt;=[.$E$2];[.$E$2];[.$A124])" office:value-type="currency" office:currency="USD" office:value="23200" calcext:value-type="currency">
            <text:p>$23,200.00</text:p>
          </table:table-cell>
          <table:table-cell table:formula="of:=[.D12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24]&lt;[.$D$3];0;IF([.$A124]&gt;[.$E$3];[.$E$3]-[.$D$3];[.$A124]-[.$D$3]))" office:value-type="currency" office:currency="USD" office:value="11800" calcext:value-type="currency">
            <text:p>$11,800.00</text:p>
          </table:table-cell>
          <table:table-cell table:formula="of:=[.G124]*[.$G$3]" office:value-type="currency" office:currency="USD" office:value="1416" calcext:value-type="currency">
            <text:p>$1,416.00</text:p>
          </table:table-cell>
          <table:table-cell/>
          <table:table-cell table:formula="of:=IF([.$A124]&lt;[.$D$4];0;IF([.$A124]&gt;[.$E$4];[.$E$4]-[.$D$4];[.$A124]-[.$D$4]))" office:value-type="currency" office:currency="USD" office:value="0" calcext:value-type="currency">
            <text:p>$0.00</text:p>
          </table:table-cell>
          <table:table-cell table:formula="of:=[.J124]*[.$G$4]" office:value-type="currency" office:currency="USD" office:value="0" calcext:value-type="currency">
            <text:p>$0.00</text:p>
          </table:table-cell>
          <table:table-cell/>
          <table:table-cell table:formula="of:=IF([.$A124]&lt;[.$D$5];0;IF([.$A124]&gt;[.$E$5];[.$E$5]-[.$D$5];[.$A124]-[.$D$5]))" office:value-type="currency" office:currency="USD" office:value="0" calcext:value-type="currency">
            <text:p>$0.00</text:p>
          </table:table-cell>
          <table:table-cell table:formula="of:=[.M124]*[.$G$5]" office:value-type="currency" office:currency="USD" office:value="0" calcext:value-type="currency">
            <text:p>$0.00</text:p>
          </table:table-cell>
          <table:table-cell/>
          <table:table-cell table:formula="of:=IF([.$A124]&lt;[.$D$6];0;IF([.$A124]&gt;[.$E$6];[.$E$6]-[.$D$6];[.$A124]-[.$D$6]))" office:value-type="currency" office:currency="USD" office:value="0" calcext:value-type="currency">
            <text:p>$0.00</text:p>
          </table:table-cell>
          <table:table-cell table:formula="of:=[.P124]*[.$G$6]" office:value-type="currency" office:currency="USD" office:value="0" calcext:value-type="currency">
            <text:p>$0.00</text:p>
          </table:table-cell>
          <table:table-cell/>
          <table:table-cell table:formula="of:=IF([.$A124]&lt;[.$D$7];0;IF([.$A124]&gt;[.$E$7];[.$E$7]-[.$D$7];[.$A124]-[.$D$7]))" office:value-type="currency" office:currency="USD" office:value="0" calcext:value-type="currency">
            <text:p>$0.00</text:p>
          </table:table-cell>
          <table:table-cell table:formula="of:=[.S124]*[.$G$7]" office:value-type="currency" office:currency="USD" office:value="0" calcext:value-type="currency">
            <text:p>$0.00</text:p>
          </table:table-cell>
          <table:table-cell/>
          <table:table-cell table:formula="of:=IF([.$A124]&lt;[.$D$8];0;IF([.$A124]&gt;[.$E$8];[.$E$8]-[.$D$8];[.$A124]-[.$D$8]))" office:value-type="currency" office:currency="USD" office:value="0" calcext:value-type="currency">
            <text:p>$0.00</text:p>
          </table:table-cell>
          <table:table-cell table:formula="of:=[.V12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123]/50)*50=[.A124];[.A123]+50;CEILING([.A123]/50)*50)" office:value-type="currency" office:currency="USD" office:value="35050" calcext:value-type="currency">
            <text:p>$35,050.00</text:p>
          </table:table-cell>
          <table:table-cell table:formula="of:=ROUND([.E125]+[.H125]+[.K125]+[.N125]+[.Q125]+[.T125]+[.W125];0)" office:value-type="currency" office:currency="USD" office:value="3742" calcext:value-type="currency">
            <text:p>$3,742.00</text:p>
          </table:table-cell>
          <table:table-cell/>
          <table:table-cell table:formula="of:=IF([.$A125]&gt;=[.$E$2];[.$E$2];[.$A125])" office:value-type="currency" office:currency="USD" office:value="23200" calcext:value-type="currency">
            <text:p>$23,200.00</text:p>
          </table:table-cell>
          <table:table-cell table:formula="of:=[.D12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25]&lt;[.$D$3];0;IF([.$A125]&gt;[.$E$3];[.$E$3]-[.$D$3];[.$A125]-[.$D$3]))" office:value-type="currency" office:currency="USD" office:value="11850" calcext:value-type="currency">
            <text:p>$11,850.00</text:p>
          </table:table-cell>
          <table:table-cell table:formula="of:=[.G125]*[.$G$3]" office:value-type="currency" office:currency="USD" office:value="1422" calcext:value-type="currency">
            <text:p>$1,422.00</text:p>
          </table:table-cell>
          <table:table-cell/>
          <table:table-cell table:formula="of:=IF([.$A125]&lt;[.$D$4];0;IF([.$A125]&gt;[.$E$4];[.$E$4]-[.$D$4];[.$A125]-[.$D$4]))" office:value-type="currency" office:currency="USD" office:value="0" calcext:value-type="currency">
            <text:p>$0.00</text:p>
          </table:table-cell>
          <table:table-cell table:formula="of:=[.J125]*[.$G$4]" office:value-type="currency" office:currency="USD" office:value="0" calcext:value-type="currency">
            <text:p>$0.00</text:p>
          </table:table-cell>
          <table:table-cell/>
          <table:table-cell table:formula="of:=IF([.$A125]&lt;[.$D$5];0;IF([.$A125]&gt;[.$E$5];[.$E$5]-[.$D$5];[.$A125]-[.$D$5]))" office:value-type="currency" office:currency="USD" office:value="0" calcext:value-type="currency">
            <text:p>$0.00</text:p>
          </table:table-cell>
          <table:table-cell table:formula="of:=[.M125]*[.$G$5]" office:value-type="currency" office:currency="USD" office:value="0" calcext:value-type="currency">
            <text:p>$0.00</text:p>
          </table:table-cell>
          <table:table-cell/>
          <table:table-cell table:formula="of:=IF([.$A125]&lt;[.$D$6];0;IF([.$A125]&gt;[.$E$6];[.$E$6]-[.$D$6];[.$A125]-[.$D$6]))" office:value-type="currency" office:currency="USD" office:value="0" calcext:value-type="currency">
            <text:p>$0.00</text:p>
          </table:table-cell>
          <table:table-cell table:formula="of:=[.P125]*[.$G$6]" office:value-type="currency" office:currency="USD" office:value="0" calcext:value-type="currency">
            <text:p>$0.00</text:p>
          </table:table-cell>
          <table:table-cell/>
          <table:table-cell table:formula="of:=IF([.$A125]&lt;[.$D$7];0;IF([.$A125]&gt;[.$E$7];[.$E$7]-[.$D$7];[.$A125]-[.$D$7]))" office:value-type="currency" office:currency="USD" office:value="0" calcext:value-type="currency">
            <text:p>$0.00</text:p>
          </table:table-cell>
          <table:table-cell table:formula="of:=[.S125]*[.$G$7]" office:value-type="currency" office:currency="USD" office:value="0" calcext:value-type="currency">
            <text:p>$0.00</text:p>
          </table:table-cell>
          <table:table-cell/>
          <table:table-cell table:formula="of:=IF([.$A125]&lt;[.$D$8];0;IF([.$A125]&gt;[.$E$8];[.$E$8]-[.$D$8];[.$A125]-[.$D$8]))" office:value-type="currency" office:currency="USD" office:value="0" calcext:value-type="currency">
            <text:p>$0.00</text:p>
          </table:table-cell>
          <table:table-cell table:formula="of:=[.V12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124:.B125]);0)" office:value-type="currency" office:currency="USD" office:value="3739" calcext:value-type="currency">
            <text:p>$3,739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K13]" office:value-type="string" office:string-value="" calcext:value-type="error">
            <text:p>#REF!</text:p>
          </table:table-cell>
          <table:table-cell table:formula="of:=ROUND([.E128]+[.H128]+[.K128]+[.N128]+[.Q128]+[.T128]+[.W128];0)" office:value-type="string" office:string-value="" calcext:value-type="error">
            <text:p>#REF!</text:p>
          </table:table-cell>
          <table:table-cell/>
          <table:table-cell table:formula="of:=IF([.$A128]&gt;=[.$E$2];[.$E$2];[.$A128])" office:value-type="string" office:string-value="" calcext:value-type="error">
            <text:p>#REF!</text:p>
          </table:table-cell>
          <table:table-cell table:formula="of:=[.D128]*[.$G$2]" office:value-type="string" office:string-value="" calcext:value-type="error">
            <text:p>#REF!</text:p>
          </table:table-cell>
          <table:table-cell table:style-name="ce12"/>
          <table:table-cell table:formula="of:=IF([.$A128]&lt;[.$D$3];0;IF([.$A128]&gt;[.$E$3];[.$E$3]-[.$D$3];[.$A128]-[.$D$3]))" office:value-type="string" office:string-value="" calcext:value-type="error">
            <text:p>#REF!</text:p>
          </table:table-cell>
          <table:table-cell table:formula="of:=[.G128]*[.$G$3]" office:value-type="string" office:string-value="" calcext:value-type="error">
            <text:p>#REF!</text:p>
          </table:table-cell>
          <table:table-cell/>
          <table:table-cell table:formula="of:=IF([.$A128]&lt;[.$D$4];0;IF([.$A128]&gt;[.$E$4];[.$E$4]-[.$D$4];[.$A128]-[.$D$4]))" office:value-type="string" office:string-value="" calcext:value-type="error">
            <text:p>#REF!</text:p>
          </table:table-cell>
          <table:table-cell table:formula="of:=[.J128]*[.$G$4]" office:value-type="string" office:string-value="" calcext:value-type="error">
            <text:p>#REF!</text:p>
          </table:table-cell>
          <table:table-cell/>
          <table:table-cell table:formula="of:=IF([.$A128]&lt;[.$D$5];0;IF([.$A128]&gt;[.$E$5];[.$E$5]-[.$D$5];[.$A128]-[.$D$5]))" office:value-type="string" office:string-value="" calcext:value-type="error">
            <text:p>#REF!</text:p>
          </table:table-cell>
          <table:table-cell table:formula="of:=[.M128]*[.$G$5]" office:value-type="string" office:string-value="" calcext:value-type="error">
            <text:p>#REF!</text:p>
          </table:table-cell>
          <table:table-cell/>
          <table:table-cell table:formula="of:=IF([.$A128]&lt;[.$D$6];0;IF([.$A128]&gt;[.$E$6];[.$E$6]-[.$D$6];[.$A128]-[.$D$6]))" office:value-type="string" office:string-value="" calcext:value-type="error">
            <text:p>#REF!</text:p>
          </table:table-cell>
          <table:table-cell table:formula="of:=[.P128]*[.$G$6]" office:value-type="string" office:string-value="" calcext:value-type="error">
            <text:p>#REF!</text:p>
          </table:table-cell>
          <table:table-cell/>
          <table:table-cell table:formula="of:=IF([.$A128]&lt;[.$D$7];0;IF([.$A128]&gt;[.$E$7];[.$E$7]-[.$D$7];[.$A128]-[.$D$7]))" office:value-type="string" office:string-value="" calcext:value-type="error">
            <text:p>#REF!</text:p>
          </table:table-cell>
          <table:table-cell table:formula="of:=[.S128]*[.$G$7]" office:value-type="string" office:string-value="" calcext:value-type="error">
            <text:p>#REF!</text:p>
          </table:table-cell>
          <table:table-cell/>
          <table:table-cell table:formula="of:=IF([.$A128]&lt;[.$D$8];0;IF([.$A128]&gt;[.$E$8];[.$E$8]-[.$D$8];[.$A128]-[.$D$8]))" office:value-type="string" office:string-value="" calcext:value-type="error">
            <text:p>#REF!</text:p>
          </table:table-cell>
          <table:table-cell table:formula="of:=[.V128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28]/50)*50" office:value-type="string" office:string-value="" calcext:value-type="error">
            <text:p>#REF!</text:p>
          </table:table-cell>
          <table:table-cell table:formula="of:=ROUND([.E129]+[.H129]+[.K129]+[.N129]+[.Q129]+[.T129]+[.W129];0)" office:value-type="string" office:string-value="" calcext:value-type="error">
            <text:p>#REF!</text:p>
          </table:table-cell>
          <table:table-cell/>
          <table:table-cell table:formula="of:=IF([.$A129]&gt;=[.$E$2];[.$E$2];[.$A129])" office:value-type="string" office:string-value="" calcext:value-type="error">
            <text:p>#REF!</text:p>
          </table:table-cell>
          <table:table-cell table:formula="of:=[.D129]*[.$G$2]" office:value-type="string" office:string-value="" calcext:value-type="error">
            <text:p>#REF!</text:p>
          </table:table-cell>
          <table:table-cell table:style-name="ce12"/>
          <table:table-cell table:formula="of:=IF([.$A129]&lt;[.$D$3];0;IF([.$A129]&gt;[.$E$3];[.$E$3]-[.$D$3];[.$A129]-[.$D$3]))" office:value-type="string" office:string-value="" calcext:value-type="error">
            <text:p>#REF!</text:p>
          </table:table-cell>
          <table:table-cell table:formula="of:=[.G129]*[.$G$3]" office:value-type="string" office:string-value="" calcext:value-type="error">
            <text:p>#REF!</text:p>
          </table:table-cell>
          <table:table-cell/>
          <table:table-cell table:formula="of:=IF([.$A129]&lt;[.$D$4];0;IF([.$A129]&gt;[.$E$4];[.$E$4]-[.$D$4];[.$A129]-[.$D$4]))" office:value-type="string" office:string-value="" calcext:value-type="error">
            <text:p>#REF!</text:p>
          </table:table-cell>
          <table:table-cell table:formula="of:=[.J129]*[.$G$4]" office:value-type="string" office:string-value="" calcext:value-type="error">
            <text:p>#REF!</text:p>
          </table:table-cell>
          <table:table-cell/>
          <table:table-cell table:formula="of:=IF([.$A129]&lt;[.$D$5];0;IF([.$A129]&gt;[.$E$5];[.$E$5]-[.$D$5];[.$A129]-[.$D$5]))" office:value-type="string" office:string-value="" calcext:value-type="error">
            <text:p>#REF!</text:p>
          </table:table-cell>
          <table:table-cell table:formula="of:=[.M129]*[.$G$5]" office:value-type="string" office:string-value="" calcext:value-type="error">
            <text:p>#REF!</text:p>
          </table:table-cell>
          <table:table-cell/>
          <table:table-cell table:formula="of:=IF([.$A129]&lt;[.$D$6];0;IF([.$A129]&gt;[.$E$6];[.$E$6]-[.$D$6];[.$A129]-[.$D$6]))" office:value-type="string" office:string-value="" calcext:value-type="error">
            <text:p>#REF!</text:p>
          </table:table-cell>
          <table:table-cell table:formula="of:=[.P129]*[.$G$6]" office:value-type="string" office:string-value="" calcext:value-type="error">
            <text:p>#REF!</text:p>
          </table:table-cell>
          <table:table-cell/>
          <table:table-cell table:formula="of:=IF([.$A129]&lt;[.$D$7];0;IF([.$A129]&gt;[.$E$7];[.$E$7]-[.$D$7];[.$A129]-[.$D$7]))" office:value-type="string" office:string-value="" calcext:value-type="error">
            <text:p>#REF!</text:p>
          </table:table-cell>
          <table:table-cell table:formula="of:=[.S129]*[.$G$7]" office:value-type="string" office:string-value="" calcext:value-type="error">
            <text:p>#REF!</text:p>
          </table:table-cell>
          <table:table-cell/>
          <table:table-cell table:formula="of:=IF([.$A129]&lt;[.$D$8];0;IF([.$A129]&gt;[.$E$8];[.$E$8]-[.$D$8];[.$A129]-[.$D$8]))" office:value-type="string" office:string-value="" calcext:value-type="error">
            <text:p>#REF!</text:p>
          </table:table-cell>
          <table:table-cell table:formula="of:=[.V129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28]/50)*50=[.A129];[.A128]+50;CEILING([.A128]/50)*50)" office:value-type="string" office:string-value="" calcext:value-type="error">
            <text:p>#REF!</text:p>
          </table:table-cell>
          <table:table-cell table:formula="of:=ROUND([.E130]+[.H130]+[.K130]+[.N130]+[.Q130]+[.T130]+[.W130];0)" office:value-type="string" office:string-value="" calcext:value-type="error">
            <text:p>#REF!</text:p>
          </table:table-cell>
          <table:table-cell/>
          <table:table-cell table:formula="of:=IF([.$A130]&gt;=[.$E$2];[.$E$2];[.$A130])" office:value-type="string" office:string-value="" calcext:value-type="error">
            <text:p>#REF!</text:p>
          </table:table-cell>
          <table:table-cell table:formula="of:=[.D130]*[.$G$2]" office:value-type="string" office:string-value="" calcext:value-type="error">
            <text:p>#REF!</text:p>
          </table:table-cell>
          <table:table-cell table:style-name="ce12"/>
          <table:table-cell table:formula="of:=IF([.$A130]&lt;[.$D$3];0;IF([.$A130]&gt;[.$E$3];[.$E$3]-[.$D$3];[.$A130]-[.$D$3]))" office:value-type="string" office:string-value="" calcext:value-type="error">
            <text:p>#REF!</text:p>
          </table:table-cell>
          <table:table-cell table:formula="of:=[.G130]*[.$G$3]" office:value-type="string" office:string-value="" calcext:value-type="error">
            <text:p>#REF!</text:p>
          </table:table-cell>
          <table:table-cell/>
          <table:table-cell table:formula="of:=IF([.$A130]&lt;[.$D$4];0;IF([.$A130]&gt;[.$E$4];[.$E$4]-[.$D$4];[.$A130]-[.$D$4]))" office:value-type="string" office:string-value="" calcext:value-type="error">
            <text:p>#REF!</text:p>
          </table:table-cell>
          <table:table-cell table:formula="of:=[.J130]*[.$G$4]" office:value-type="string" office:string-value="" calcext:value-type="error">
            <text:p>#REF!</text:p>
          </table:table-cell>
          <table:table-cell/>
          <table:table-cell table:formula="of:=IF([.$A130]&lt;[.$D$5];0;IF([.$A130]&gt;[.$E$5];[.$E$5]-[.$D$5];[.$A130]-[.$D$5]))" office:value-type="string" office:string-value="" calcext:value-type="error">
            <text:p>#REF!</text:p>
          </table:table-cell>
          <table:table-cell table:formula="of:=[.M130]*[.$G$5]" office:value-type="string" office:string-value="" calcext:value-type="error">
            <text:p>#REF!</text:p>
          </table:table-cell>
          <table:table-cell/>
          <table:table-cell table:formula="of:=IF([.$A130]&lt;[.$D$6];0;IF([.$A130]&gt;[.$E$6];[.$E$6]-[.$D$6];[.$A130]-[.$D$6]))" office:value-type="string" office:string-value="" calcext:value-type="error">
            <text:p>#REF!</text:p>
          </table:table-cell>
          <table:table-cell table:formula="of:=[.P130]*[.$G$6]" office:value-type="string" office:string-value="" calcext:value-type="error">
            <text:p>#REF!</text:p>
          </table:table-cell>
          <table:table-cell/>
          <table:table-cell table:formula="of:=IF([.$A130]&lt;[.$D$7];0;IF([.$A130]&gt;[.$E$7];[.$E$7]-[.$D$7];[.$A130]-[.$D$7]))" office:value-type="string" office:string-value="" calcext:value-type="error">
            <text:p>#REF!</text:p>
          </table:table-cell>
          <table:table-cell table:formula="of:=[.S130]*[.$G$7]" office:value-type="string" office:string-value="" calcext:value-type="error">
            <text:p>#REF!</text:p>
          </table:table-cell>
          <table:table-cell/>
          <table:table-cell table:formula="of:=IF([.$A130]&lt;[.$D$8];0;IF([.$A130]&gt;[.$E$8];[.$E$8]-[.$D$8];[.$A130]-[.$D$8]))" office:value-type="string" office:string-value="" calcext:value-type="error">
            <text:p>#REF!</text:p>
          </table:table-cell>
          <table:table-cell table:formula="of:=[.V130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29:.B130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K9]" office:value-type="string" office:string-value="" calcext:value-type="error">
            <text:p>#REF!</text:p>
          </table:table-cell>
          <table:table-cell table:formula="of:=ROUND([.E133]+[.H133]+[.K133]+[.N133]+[.Q133]+[.T133]+[.W133];0)" office:value-type="string" office:string-value="" calcext:value-type="error">
            <text:p>#REF!</text:p>
          </table:table-cell>
          <table:table-cell/>
          <table:table-cell table:formula="of:=IF([.$A133]&gt;=[.$E$2];[.$E$2];[.$A133])" office:value-type="string" office:string-value="" calcext:value-type="error">
            <text:p>#REF!</text:p>
          </table:table-cell>
          <table:table-cell table:formula="of:=[.D133]*[.$G$2]" office:value-type="string" office:string-value="" calcext:value-type="error">
            <text:p>#REF!</text:p>
          </table:table-cell>
          <table:table-cell table:style-name="ce12"/>
          <table:table-cell table:formula="of:=IF([.$A133]&lt;[.$D$3];0;IF([.$A133]&gt;[.$E$3];[.$E$3]-[.$D$3];[.$A133]-[.$D$3]))" office:value-type="string" office:string-value="" calcext:value-type="error">
            <text:p>#REF!</text:p>
          </table:table-cell>
          <table:table-cell table:formula="of:=[.G133]*[.$G$3]" office:value-type="string" office:string-value="" calcext:value-type="error">
            <text:p>#REF!</text:p>
          </table:table-cell>
          <table:table-cell/>
          <table:table-cell table:formula="of:=IF([.$A133]&lt;[.$D$4];0;IF([.$A133]&gt;[.$E$4];[.$E$4]-[.$D$4];[.$A133]-[.$D$4]))" office:value-type="string" office:string-value="" calcext:value-type="error">
            <text:p>#REF!</text:p>
          </table:table-cell>
          <table:table-cell table:formula="of:=[.J133]*[.$G$4]" office:value-type="string" office:string-value="" calcext:value-type="error">
            <text:p>#REF!</text:p>
          </table:table-cell>
          <table:table-cell/>
          <table:table-cell table:formula="of:=IF([.$A133]&lt;[.$D$5];0;IF([.$A133]&gt;[.$E$5];[.$E$5]-[.$D$5];[.$A133]-[.$D$5]))" office:value-type="string" office:string-value="" calcext:value-type="error">
            <text:p>#REF!</text:p>
          </table:table-cell>
          <table:table-cell table:formula="of:=[.M133]*[.$G$5]" office:value-type="string" office:string-value="" calcext:value-type="error">
            <text:p>#REF!</text:p>
          </table:table-cell>
          <table:table-cell/>
          <table:table-cell table:formula="of:=IF([.$A133]&lt;[.$D$6];0;IF([.$A133]&gt;[.$E$6];[.$E$6]-[.$D$6];[.$A133]-[.$D$6]))" office:value-type="string" office:string-value="" calcext:value-type="error">
            <text:p>#REF!</text:p>
          </table:table-cell>
          <table:table-cell table:formula="of:=[.P133]*[.$G$6]" office:value-type="string" office:string-value="" calcext:value-type="error">
            <text:p>#REF!</text:p>
          </table:table-cell>
          <table:table-cell/>
          <table:table-cell table:formula="of:=IF([.$A133]&lt;[.$D$7];0;IF([.$A133]&gt;[.$E$7];[.$E$7]-[.$D$7];[.$A133]-[.$D$7]))" office:value-type="string" office:string-value="" calcext:value-type="error">
            <text:p>#REF!</text:p>
          </table:table-cell>
          <table:table-cell table:formula="of:=[.S133]*[.$G$7]" office:value-type="string" office:string-value="" calcext:value-type="error">
            <text:p>#REF!</text:p>
          </table:table-cell>
          <table:table-cell/>
          <table:table-cell table:formula="of:=IF([.$A133]&lt;[.$D$8];0;IF([.$A133]&gt;[.$E$8];[.$E$8]-[.$D$8];[.$A133]-[.$D$8]))" office:value-type="string" office:string-value="" calcext:value-type="error">
            <text:p>#REF!</text:p>
          </table:table-cell>
          <table:table-cell table:formula="of:=[.V133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33]/50)*50" office:value-type="string" office:string-value="" calcext:value-type="error">
            <text:p>#REF!</text:p>
          </table:table-cell>
          <table:table-cell table:formula="of:=ROUND([.E134]+[.H134]+[.K134]+[.N134]+[.Q134]+[.T134]+[.W134];0)" office:value-type="string" office:string-value="" calcext:value-type="error">
            <text:p>#REF!</text:p>
          </table:table-cell>
          <table:table-cell/>
          <table:table-cell table:formula="of:=IF([.$A134]&gt;=[.$E$2];[.$E$2];[.$A134])" office:value-type="string" office:string-value="" calcext:value-type="error">
            <text:p>#REF!</text:p>
          </table:table-cell>
          <table:table-cell table:formula="of:=[.D134]*[.$G$2]" office:value-type="string" office:string-value="" calcext:value-type="error">
            <text:p>#REF!</text:p>
          </table:table-cell>
          <table:table-cell table:style-name="ce12"/>
          <table:table-cell table:formula="of:=IF([.$A134]&lt;[.$D$3];0;IF([.$A134]&gt;[.$E$3];[.$E$3]-[.$D$3];[.$A134]-[.$D$3]))" office:value-type="string" office:string-value="" calcext:value-type="error">
            <text:p>#REF!</text:p>
          </table:table-cell>
          <table:table-cell table:formula="of:=[.G134]*[.$G$3]" office:value-type="string" office:string-value="" calcext:value-type="error">
            <text:p>#REF!</text:p>
          </table:table-cell>
          <table:table-cell/>
          <table:table-cell table:formula="of:=IF([.$A134]&lt;[.$D$4];0;IF([.$A134]&gt;[.$E$4];[.$E$4]-[.$D$4];[.$A134]-[.$D$4]))" office:value-type="string" office:string-value="" calcext:value-type="error">
            <text:p>#REF!</text:p>
          </table:table-cell>
          <table:table-cell table:formula="of:=[.J134]*[.$G$4]" office:value-type="string" office:string-value="" calcext:value-type="error">
            <text:p>#REF!</text:p>
          </table:table-cell>
          <table:table-cell/>
          <table:table-cell table:formula="of:=IF([.$A134]&lt;[.$D$5];0;IF([.$A134]&gt;[.$E$5];[.$E$5]-[.$D$5];[.$A134]-[.$D$5]))" office:value-type="string" office:string-value="" calcext:value-type="error">
            <text:p>#REF!</text:p>
          </table:table-cell>
          <table:table-cell table:formula="of:=[.M134]*[.$G$5]" office:value-type="string" office:string-value="" calcext:value-type="error">
            <text:p>#REF!</text:p>
          </table:table-cell>
          <table:table-cell/>
          <table:table-cell table:formula="of:=IF([.$A134]&lt;[.$D$6];0;IF([.$A134]&gt;[.$E$6];[.$E$6]-[.$D$6];[.$A134]-[.$D$6]))" office:value-type="string" office:string-value="" calcext:value-type="error">
            <text:p>#REF!</text:p>
          </table:table-cell>
          <table:table-cell table:formula="of:=[.P134]*[.$G$6]" office:value-type="string" office:string-value="" calcext:value-type="error">
            <text:p>#REF!</text:p>
          </table:table-cell>
          <table:table-cell/>
          <table:table-cell table:formula="of:=IF([.$A134]&lt;[.$D$7];0;IF([.$A134]&gt;[.$E$7];[.$E$7]-[.$D$7];[.$A134]-[.$D$7]))" office:value-type="string" office:string-value="" calcext:value-type="error">
            <text:p>#REF!</text:p>
          </table:table-cell>
          <table:table-cell table:formula="of:=[.S134]*[.$G$7]" office:value-type="string" office:string-value="" calcext:value-type="error">
            <text:p>#REF!</text:p>
          </table:table-cell>
          <table:table-cell/>
          <table:table-cell table:formula="of:=IF([.$A134]&lt;[.$D$8];0;IF([.$A134]&gt;[.$E$8];[.$E$8]-[.$D$8];[.$A134]-[.$D$8]))" office:value-type="string" office:string-value="" calcext:value-type="error">
            <text:p>#REF!</text:p>
          </table:table-cell>
          <table:table-cell table:formula="of:=[.V134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33]/50)*50=[.A134];[.A133]+50;CEILING([.A133]/50)*50)" office:value-type="string" office:string-value="" calcext:value-type="error">
            <text:p>#REF!</text:p>
          </table:table-cell>
          <table:table-cell table:formula="of:=ROUND([.E135]+[.H135]+[.K135]+[.N135]+[.Q135]+[.T135]+[.W135];0)" office:value-type="string" office:string-value="" calcext:value-type="error">
            <text:p>#REF!</text:p>
          </table:table-cell>
          <table:table-cell/>
          <table:table-cell table:formula="of:=IF([.$A135]&gt;=[.$E$2];[.$E$2];[.$A135])" office:value-type="string" office:string-value="" calcext:value-type="error">
            <text:p>#REF!</text:p>
          </table:table-cell>
          <table:table-cell table:formula="of:=[.D135]*[.$G$2]" office:value-type="string" office:string-value="" calcext:value-type="error">
            <text:p>#REF!</text:p>
          </table:table-cell>
          <table:table-cell table:style-name="ce12"/>
          <table:table-cell table:formula="of:=IF([.$A135]&lt;[.$D$3];0;IF([.$A135]&gt;[.$E$3];[.$E$3]-[.$D$3];[.$A135]-[.$D$3]))" office:value-type="string" office:string-value="" calcext:value-type="error">
            <text:p>#REF!</text:p>
          </table:table-cell>
          <table:table-cell table:formula="of:=[.G135]*[.$G$3]" office:value-type="string" office:string-value="" calcext:value-type="error">
            <text:p>#REF!</text:p>
          </table:table-cell>
          <table:table-cell/>
          <table:table-cell table:formula="of:=IF([.$A135]&lt;[.$D$4];0;IF([.$A135]&gt;[.$E$4];[.$E$4]-[.$D$4];[.$A135]-[.$D$4]))" office:value-type="string" office:string-value="" calcext:value-type="error">
            <text:p>#REF!</text:p>
          </table:table-cell>
          <table:table-cell table:formula="of:=[.J135]*[.$G$4]" office:value-type="string" office:string-value="" calcext:value-type="error">
            <text:p>#REF!</text:p>
          </table:table-cell>
          <table:table-cell/>
          <table:table-cell table:formula="of:=IF([.$A135]&lt;[.$D$5];0;IF([.$A135]&gt;[.$E$5];[.$E$5]-[.$D$5];[.$A135]-[.$D$5]))" office:value-type="string" office:string-value="" calcext:value-type="error">
            <text:p>#REF!</text:p>
          </table:table-cell>
          <table:table-cell table:formula="of:=[.M135]*[.$G$5]" office:value-type="string" office:string-value="" calcext:value-type="error">
            <text:p>#REF!</text:p>
          </table:table-cell>
          <table:table-cell/>
          <table:table-cell table:formula="of:=IF([.$A135]&lt;[.$D$6];0;IF([.$A135]&gt;[.$E$6];[.$E$6]-[.$D$6];[.$A135]-[.$D$6]))" office:value-type="string" office:string-value="" calcext:value-type="error">
            <text:p>#REF!</text:p>
          </table:table-cell>
          <table:table-cell table:formula="of:=[.P135]*[.$G$6]" office:value-type="string" office:string-value="" calcext:value-type="error">
            <text:p>#REF!</text:p>
          </table:table-cell>
          <table:table-cell/>
          <table:table-cell table:formula="of:=IF([.$A135]&lt;[.$D$7];0;IF([.$A135]&gt;[.$E$7];[.$E$7]-[.$D$7];[.$A135]-[.$D$7]))" office:value-type="string" office:string-value="" calcext:value-type="error">
            <text:p>#REF!</text:p>
          </table:table-cell>
          <table:table-cell table:formula="of:=[.S135]*[.$G$7]" office:value-type="string" office:string-value="" calcext:value-type="error">
            <text:p>#REF!</text:p>
          </table:table-cell>
          <table:table-cell/>
          <table:table-cell table:formula="of:=IF([.$A135]&lt;[.$D$8];0;IF([.$A135]&gt;[.$E$8];[.$E$8]-[.$D$8];[.$A135]-[.$D$8]))" office:value-type="string" office:string-value="" calcext:value-type="error">
            <text:p>#REF!</text:p>
          </table:table-cell>
          <table:table-cell table:formula="of:=[.V135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34:.B135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L13]" office:value-type="string" office:string-value="" calcext:value-type="error">
            <text:p>#REF!</text:p>
          </table:table-cell>
          <table:table-cell table:formula="of:=ROUND([.E138]+[.H138]+[.K138]+[.N138]+[.Q138]+[.T138]+[.W138];0)" office:value-type="string" office:string-value="" calcext:value-type="error">
            <text:p>#REF!</text:p>
          </table:table-cell>
          <table:table-cell/>
          <table:table-cell table:formula="of:=IF([.$A138]&gt;=[.$E$2];[.$E$2];[.$A138])" office:value-type="string" office:string-value="" calcext:value-type="error">
            <text:p>#REF!</text:p>
          </table:table-cell>
          <table:table-cell table:formula="of:=[.D138]*[.$G$2]" office:value-type="string" office:string-value="" calcext:value-type="error">
            <text:p>#REF!</text:p>
          </table:table-cell>
          <table:table-cell table:style-name="ce12"/>
          <table:table-cell table:formula="of:=IF([.$A138]&lt;[.$D$3];0;IF([.$A138]&gt;[.$E$3];[.$E$3]-[.$D$3];[.$A138]-[.$D$3]))" office:value-type="string" office:string-value="" calcext:value-type="error">
            <text:p>#REF!</text:p>
          </table:table-cell>
          <table:table-cell table:formula="of:=[.G138]*[.$G$3]" office:value-type="string" office:string-value="" calcext:value-type="error">
            <text:p>#REF!</text:p>
          </table:table-cell>
          <table:table-cell/>
          <table:table-cell table:formula="of:=IF([.$A138]&lt;[.$D$4];0;IF([.$A138]&gt;[.$E$4];[.$E$4]-[.$D$4];[.$A138]-[.$D$4]))" office:value-type="string" office:string-value="" calcext:value-type="error">
            <text:p>#REF!</text:p>
          </table:table-cell>
          <table:table-cell table:formula="of:=[.J138]*[.$G$4]" office:value-type="string" office:string-value="" calcext:value-type="error">
            <text:p>#REF!</text:p>
          </table:table-cell>
          <table:table-cell/>
          <table:table-cell table:formula="of:=IF([.$A138]&lt;[.$D$5];0;IF([.$A138]&gt;[.$E$5];[.$E$5]-[.$D$5];[.$A138]-[.$D$5]))" office:value-type="string" office:string-value="" calcext:value-type="error">
            <text:p>#REF!</text:p>
          </table:table-cell>
          <table:table-cell table:formula="of:=[.M138]*[.$G$5]" office:value-type="string" office:string-value="" calcext:value-type="error">
            <text:p>#REF!</text:p>
          </table:table-cell>
          <table:table-cell/>
          <table:table-cell table:formula="of:=IF([.$A138]&lt;[.$D$6];0;IF([.$A138]&gt;[.$E$6];[.$E$6]-[.$D$6];[.$A138]-[.$D$6]))" office:value-type="string" office:string-value="" calcext:value-type="error">
            <text:p>#REF!</text:p>
          </table:table-cell>
          <table:table-cell table:formula="of:=[.P138]*[.$G$6]" office:value-type="string" office:string-value="" calcext:value-type="error">
            <text:p>#REF!</text:p>
          </table:table-cell>
          <table:table-cell/>
          <table:table-cell table:formula="of:=IF([.$A138]&lt;[.$D$7];0;IF([.$A138]&gt;[.$E$7];[.$E$7]-[.$D$7];[.$A138]-[.$D$7]))" office:value-type="string" office:string-value="" calcext:value-type="error">
            <text:p>#REF!</text:p>
          </table:table-cell>
          <table:table-cell table:formula="of:=[.S138]*[.$G$7]" office:value-type="string" office:string-value="" calcext:value-type="error">
            <text:p>#REF!</text:p>
          </table:table-cell>
          <table:table-cell/>
          <table:table-cell table:formula="of:=IF([.$A138]&lt;[.$D$8];0;IF([.$A138]&gt;[.$E$8];[.$E$8]-[.$D$8];[.$A138]-[.$D$8]))" office:value-type="string" office:string-value="" calcext:value-type="error">
            <text:p>#REF!</text:p>
          </table:table-cell>
          <table:table-cell table:formula="of:=[.V138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38]/50)*50" office:value-type="string" office:string-value="" calcext:value-type="error">
            <text:p>#REF!</text:p>
          </table:table-cell>
          <table:table-cell table:formula="of:=ROUND([.E139]+[.H139]+[.K139]+[.N139]+[.Q139]+[.T139]+[.W139];0)" office:value-type="string" office:string-value="" calcext:value-type="error">
            <text:p>#REF!</text:p>
          </table:table-cell>
          <table:table-cell/>
          <table:table-cell table:formula="of:=IF([.$A139]&gt;=[.$E$2];[.$E$2];[.$A139])" office:value-type="string" office:string-value="" calcext:value-type="error">
            <text:p>#REF!</text:p>
          </table:table-cell>
          <table:table-cell table:formula="of:=[.D139]*[.$G$2]" office:value-type="string" office:string-value="" calcext:value-type="error">
            <text:p>#REF!</text:p>
          </table:table-cell>
          <table:table-cell table:style-name="ce12"/>
          <table:table-cell table:formula="of:=IF([.$A139]&lt;[.$D$3];0;IF([.$A139]&gt;[.$E$3];[.$E$3]-[.$D$3];[.$A139]-[.$D$3]))" office:value-type="string" office:string-value="" calcext:value-type="error">
            <text:p>#REF!</text:p>
          </table:table-cell>
          <table:table-cell table:formula="of:=[.G139]*[.$G$3]" office:value-type="string" office:string-value="" calcext:value-type="error">
            <text:p>#REF!</text:p>
          </table:table-cell>
          <table:table-cell/>
          <table:table-cell table:formula="of:=IF([.$A139]&lt;[.$D$4];0;IF([.$A139]&gt;[.$E$4];[.$E$4]-[.$D$4];[.$A139]-[.$D$4]))" office:value-type="string" office:string-value="" calcext:value-type="error">
            <text:p>#REF!</text:p>
          </table:table-cell>
          <table:table-cell table:formula="of:=[.J139]*[.$G$4]" office:value-type="string" office:string-value="" calcext:value-type="error">
            <text:p>#REF!</text:p>
          </table:table-cell>
          <table:table-cell/>
          <table:table-cell table:formula="of:=IF([.$A139]&lt;[.$D$5];0;IF([.$A139]&gt;[.$E$5];[.$E$5]-[.$D$5];[.$A139]-[.$D$5]))" office:value-type="string" office:string-value="" calcext:value-type="error">
            <text:p>#REF!</text:p>
          </table:table-cell>
          <table:table-cell table:formula="of:=[.M139]*[.$G$5]" office:value-type="string" office:string-value="" calcext:value-type="error">
            <text:p>#REF!</text:p>
          </table:table-cell>
          <table:table-cell/>
          <table:table-cell table:formula="of:=IF([.$A139]&lt;[.$D$6];0;IF([.$A139]&gt;[.$E$6];[.$E$6]-[.$D$6];[.$A139]-[.$D$6]))" office:value-type="string" office:string-value="" calcext:value-type="error">
            <text:p>#REF!</text:p>
          </table:table-cell>
          <table:table-cell table:formula="of:=[.P139]*[.$G$6]" office:value-type="string" office:string-value="" calcext:value-type="error">
            <text:p>#REF!</text:p>
          </table:table-cell>
          <table:table-cell/>
          <table:table-cell table:formula="of:=IF([.$A139]&lt;[.$D$7];0;IF([.$A139]&gt;[.$E$7];[.$E$7]-[.$D$7];[.$A139]-[.$D$7]))" office:value-type="string" office:string-value="" calcext:value-type="error">
            <text:p>#REF!</text:p>
          </table:table-cell>
          <table:table-cell table:formula="of:=[.S139]*[.$G$7]" office:value-type="string" office:string-value="" calcext:value-type="error">
            <text:p>#REF!</text:p>
          </table:table-cell>
          <table:table-cell/>
          <table:table-cell table:formula="of:=IF([.$A139]&lt;[.$D$8];0;IF([.$A139]&gt;[.$E$8];[.$E$8]-[.$D$8];[.$A139]-[.$D$8]))" office:value-type="string" office:string-value="" calcext:value-type="error">
            <text:p>#REF!</text:p>
          </table:table-cell>
          <table:table-cell table:formula="of:=[.V139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38]/50)*50=[.A139];[.A138]+50;CEILING([.A138]/50)*50)" office:value-type="string" office:string-value="" calcext:value-type="error">
            <text:p>#REF!</text:p>
          </table:table-cell>
          <table:table-cell table:formula="of:=ROUND([.E140]+[.H140]+[.K140]+[.N140]+[.Q140]+[.T140]+[.W140];0)" office:value-type="string" office:string-value="" calcext:value-type="error">
            <text:p>#REF!</text:p>
          </table:table-cell>
          <table:table-cell/>
          <table:table-cell table:formula="of:=IF([.$A140]&gt;=[.$E$2];[.$E$2];[.$A140])" office:value-type="string" office:string-value="" calcext:value-type="error">
            <text:p>#REF!</text:p>
          </table:table-cell>
          <table:table-cell table:formula="of:=[.D140]*[.$G$2]" office:value-type="string" office:string-value="" calcext:value-type="error">
            <text:p>#REF!</text:p>
          </table:table-cell>
          <table:table-cell table:style-name="ce12"/>
          <table:table-cell table:formula="of:=IF([.$A140]&lt;[.$D$3];0;IF([.$A140]&gt;[.$E$3];[.$E$3]-[.$D$3];[.$A140]-[.$D$3]))" office:value-type="string" office:string-value="" calcext:value-type="error">
            <text:p>#REF!</text:p>
          </table:table-cell>
          <table:table-cell table:formula="of:=[.G140]*[.$G$3]" office:value-type="string" office:string-value="" calcext:value-type="error">
            <text:p>#REF!</text:p>
          </table:table-cell>
          <table:table-cell/>
          <table:table-cell table:formula="of:=IF([.$A140]&lt;[.$D$4];0;IF([.$A140]&gt;[.$E$4];[.$E$4]-[.$D$4];[.$A140]-[.$D$4]))" office:value-type="string" office:string-value="" calcext:value-type="error">
            <text:p>#REF!</text:p>
          </table:table-cell>
          <table:table-cell table:formula="of:=[.J140]*[.$G$4]" office:value-type="string" office:string-value="" calcext:value-type="error">
            <text:p>#REF!</text:p>
          </table:table-cell>
          <table:table-cell/>
          <table:table-cell table:formula="of:=IF([.$A140]&lt;[.$D$5];0;IF([.$A140]&gt;[.$E$5];[.$E$5]-[.$D$5];[.$A140]-[.$D$5]))" office:value-type="string" office:string-value="" calcext:value-type="error">
            <text:p>#REF!</text:p>
          </table:table-cell>
          <table:table-cell table:formula="of:=[.M140]*[.$G$5]" office:value-type="string" office:string-value="" calcext:value-type="error">
            <text:p>#REF!</text:p>
          </table:table-cell>
          <table:table-cell/>
          <table:table-cell table:formula="of:=IF([.$A140]&lt;[.$D$6];0;IF([.$A140]&gt;[.$E$6];[.$E$6]-[.$D$6];[.$A140]-[.$D$6]))" office:value-type="string" office:string-value="" calcext:value-type="error">
            <text:p>#REF!</text:p>
          </table:table-cell>
          <table:table-cell table:formula="of:=[.P140]*[.$G$6]" office:value-type="string" office:string-value="" calcext:value-type="error">
            <text:p>#REF!</text:p>
          </table:table-cell>
          <table:table-cell/>
          <table:table-cell table:formula="of:=IF([.$A140]&lt;[.$D$7];0;IF([.$A140]&gt;[.$E$7];[.$E$7]-[.$D$7];[.$A140]-[.$D$7]))" office:value-type="string" office:string-value="" calcext:value-type="error">
            <text:p>#REF!</text:p>
          </table:table-cell>
          <table:table-cell table:formula="of:=[.S140]*[.$G$7]" office:value-type="string" office:string-value="" calcext:value-type="error">
            <text:p>#REF!</text:p>
          </table:table-cell>
          <table:table-cell/>
          <table:table-cell table:formula="of:=IF([.$A140]&lt;[.$D$8];0;IF([.$A140]&gt;[.$E$8];[.$E$8]-[.$D$8];[.$A140]-[.$D$8]))" office:value-type="string" office:string-value="" calcext:value-type="error">
            <text:p>#REF!</text:p>
          </table:table-cell>
          <table:table-cell table:formula="of:=[.V140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39:.B140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L9]" office:value-type="string" office:string-value="" calcext:value-type="error">
            <text:p>#REF!</text:p>
          </table:table-cell>
          <table:table-cell table:formula="of:=ROUND([.E143]+[.H143]+[.K143]+[.N143]+[.Q143]+[.T143]+[.W143];0)" office:value-type="string" office:string-value="" calcext:value-type="error">
            <text:p>#REF!</text:p>
          </table:table-cell>
          <table:table-cell/>
          <table:table-cell table:formula="of:=IF([.$A143]&gt;=[.$E$2];[.$E$2];[.$A143])" office:value-type="string" office:string-value="" calcext:value-type="error">
            <text:p>#REF!</text:p>
          </table:table-cell>
          <table:table-cell table:formula="of:=[.D143]*[.$G$2]" office:value-type="string" office:string-value="" calcext:value-type="error">
            <text:p>#REF!</text:p>
          </table:table-cell>
          <table:table-cell table:style-name="ce12"/>
          <table:table-cell table:formula="of:=IF([.$A143]&lt;[.$D$3];0;IF([.$A143]&gt;[.$E$3];[.$E$3]-[.$D$3];[.$A143]-[.$D$3]))" office:value-type="string" office:string-value="" calcext:value-type="error">
            <text:p>#REF!</text:p>
          </table:table-cell>
          <table:table-cell table:formula="of:=[.G143]*[.$G$3]" office:value-type="string" office:string-value="" calcext:value-type="error">
            <text:p>#REF!</text:p>
          </table:table-cell>
          <table:table-cell/>
          <table:table-cell table:formula="of:=IF([.$A143]&lt;[.$D$4];0;IF([.$A143]&gt;[.$E$4];[.$E$4]-[.$D$4];[.$A143]-[.$D$4]))" office:value-type="string" office:string-value="" calcext:value-type="error">
            <text:p>#REF!</text:p>
          </table:table-cell>
          <table:table-cell table:formula="of:=[.J143]*[.$G$4]" office:value-type="string" office:string-value="" calcext:value-type="error">
            <text:p>#REF!</text:p>
          </table:table-cell>
          <table:table-cell/>
          <table:table-cell table:formula="of:=IF([.$A143]&lt;[.$D$5];0;IF([.$A143]&gt;[.$E$5];[.$E$5]-[.$D$5];[.$A143]-[.$D$5]))" office:value-type="string" office:string-value="" calcext:value-type="error">
            <text:p>#REF!</text:p>
          </table:table-cell>
          <table:table-cell table:formula="of:=[.M143]*[.$G$5]" office:value-type="string" office:string-value="" calcext:value-type="error">
            <text:p>#REF!</text:p>
          </table:table-cell>
          <table:table-cell/>
          <table:table-cell table:formula="of:=IF([.$A143]&lt;[.$D$6];0;IF([.$A143]&gt;[.$E$6];[.$E$6]-[.$D$6];[.$A143]-[.$D$6]))" office:value-type="string" office:string-value="" calcext:value-type="error">
            <text:p>#REF!</text:p>
          </table:table-cell>
          <table:table-cell table:formula="of:=[.P143]*[.$G$6]" office:value-type="string" office:string-value="" calcext:value-type="error">
            <text:p>#REF!</text:p>
          </table:table-cell>
          <table:table-cell/>
          <table:table-cell table:formula="of:=IF([.$A143]&lt;[.$D$7];0;IF([.$A143]&gt;[.$E$7];[.$E$7]-[.$D$7];[.$A143]-[.$D$7]))" office:value-type="string" office:string-value="" calcext:value-type="error">
            <text:p>#REF!</text:p>
          </table:table-cell>
          <table:table-cell table:formula="of:=[.S143]*[.$G$7]" office:value-type="string" office:string-value="" calcext:value-type="error">
            <text:p>#REF!</text:p>
          </table:table-cell>
          <table:table-cell/>
          <table:table-cell table:formula="of:=IF([.$A143]&lt;[.$D$8];0;IF([.$A143]&gt;[.$E$8];[.$E$8]-[.$D$8];[.$A143]-[.$D$8]))" office:value-type="string" office:string-value="" calcext:value-type="error">
            <text:p>#REF!</text:p>
          </table:table-cell>
          <table:table-cell table:formula="of:=[.V143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43]/50)*50" office:value-type="string" office:string-value="" calcext:value-type="error">
            <text:p>#REF!</text:p>
          </table:table-cell>
          <table:table-cell table:formula="of:=ROUND([.E144]+[.H144]+[.K144]+[.N144]+[.Q144]+[.T144]+[.W144];0)" office:value-type="string" office:string-value="" calcext:value-type="error">
            <text:p>#REF!</text:p>
          </table:table-cell>
          <table:table-cell/>
          <table:table-cell table:formula="of:=IF([.$A144]&gt;=[.$E$2];[.$E$2];[.$A144])" office:value-type="string" office:string-value="" calcext:value-type="error">
            <text:p>#REF!</text:p>
          </table:table-cell>
          <table:table-cell table:formula="of:=[.D144]*[.$G$2]" office:value-type="string" office:string-value="" calcext:value-type="error">
            <text:p>#REF!</text:p>
          </table:table-cell>
          <table:table-cell table:style-name="ce12"/>
          <table:table-cell table:formula="of:=IF([.$A144]&lt;[.$D$3];0;IF([.$A144]&gt;[.$E$3];[.$E$3]-[.$D$3];[.$A144]-[.$D$3]))" office:value-type="string" office:string-value="" calcext:value-type="error">
            <text:p>#REF!</text:p>
          </table:table-cell>
          <table:table-cell table:formula="of:=[.G144]*[.$G$3]" office:value-type="string" office:string-value="" calcext:value-type="error">
            <text:p>#REF!</text:p>
          </table:table-cell>
          <table:table-cell/>
          <table:table-cell table:formula="of:=IF([.$A144]&lt;[.$D$4];0;IF([.$A144]&gt;[.$E$4];[.$E$4]-[.$D$4];[.$A144]-[.$D$4]))" office:value-type="string" office:string-value="" calcext:value-type="error">
            <text:p>#REF!</text:p>
          </table:table-cell>
          <table:table-cell table:formula="of:=[.J144]*[.$G$4]" office:value-type="string" office:string-value="" calcext:value-type="error">
            <text:p>#REF!</text:p>
          </table:table-cell>
          <table:table-cell/>
          <table:table-cell table:formula="of:=IF([.$A144]&lt;[.$D$5];0;IF([.$A144]&gt;[.$E$5];[.$E$5]-[.$D$5];[.$A144]-[.$D$5]))" office:value-type="string" office:string-value="" calcext:value-type="error">
            <text:p>#REF!</text:p>
          </table:table-cell>
          <table:table-cell table:formula="of:=[.M144]*[.$G$5]" office:value-type="string" office:string-value="" calcext:value-type="error">
            <text:p>#REF!</text:p>
          </table:table-cell>
          <table:table-cell/>
          <table:table-cell table:formula="of:=IF([.$A144]&lt;[.$D$6];0;IF([.$A144]&gt;[.$E$6];[.$E$6]-[.$D$6];[.$A144]-[.$D$6]))" office:value-type="string" office:string-value="" calcext:value-type="error">
            <text:p>#REF!</text:p>
          </table:table-cell>
          <table:table-cell table:formula="of:=[.P144]*[.$G$6]" office:value-type="string" office:string-value="" calcext:value-type="error">
            <text:p>#REF!</text:p>
          </table:table-cell>
          <table:table-cell/>
          <table:table-cell table:formula="of:=IF([.$A144]&lt;[.$D$7];0;IF([.$A144]&gt;[.$E$7];[.$E$7]-[.$D$7];[.$A144]-[.$D$7]))" office:value-type="string" office:string-value="" calcext:value-type="error">
            <text:p>#REF!</text:p>
          </table:table-cell>
          <table:table-cell table:formula="of:=[.S144]*[.$G$7]" office:value-type="string" office:string-value="" calcext:value-type="error">
            <text:p>#REF!</text:p>
          </table:table-cell>
          <table:table-cell/>
          <table:table-cell table:formula="of:=IF([.$A144]&lt;[.$D$8];0;IF([.$A144]&gt;[.$E$8];[.$E$8]-[.$D$8];[.$A144]-[.$D$8]))" office:value-type="string" office:string-value="" calcext:value-type="error">
            <text:p>#REF!</text:p>
          </table:table-cell>
          <table:table-cell table:formula="of:=[.V144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43]/50)*50=[.A144];[.A143]+50;CEILING([.A143]/50)*50)" office:value-type="string" office:string-value="" calcext:value-type="error">
            <text:p>#REF!</text:p>
          </table:table-cell>
          <table:table-cell table:formula="of:=ROUND([.E145]+[.H145]+[.K145]+[.N145]+[.Q145]+[.T145]+[.W145];0)" office:value-type="string" office:string-value="" calcext:value-type="error">
            <text:p>#REF!</text:p>
          </table:table-cell>
          <table:table-cell/>
          <table:table-cell table:formula="of:=IF([.$A145]&gt;=[.$E$2];[.$E$2];[.$A145])" office:value-type="string" office:string-value="" calcext:value-type="error">
            <text:p>#REF!</text:p>
          </table:table-cell>
          <table:table-cell table:formula="of:=[.D145]*[.$G$2]" office:value-type="string" office:string-value="" calcext:value-type="error">
            <text:p>#REF!</text:p>
          </table:table-cell>
          <table:table-cell table:style-name="ce12"/>
          <table:table-cell table:formula="of:=IF([.$A145]&lt;[.$D$3];0;IF([.$A145]&gt;[.$E$3];[.$E$3]-[.$D$3];[.$A145]-[.$D$3]))" office:value-type="string" office:string-value="" calcext:value-type="error">
            <text:p>#REF!</text:p>
          </table:table-cell>
          <table:table-cell table:formula="of:=[.G145]*[.$G$3]" office:value-type="string" office:string-value="" calcext:value-type="error">
            <text:p>#REF!</text:p>
          </table:table-cell>
          <table:table-cell/>
          <table:table-cell table:formula="of:=IF([.$A145]&lt;[.$D$4];0;IF([.$A145]&gt;[.$E$4];[.$E$4]-[.$D$4];[.$A145]-[.$D$4]))" office:value-type="string" office:string-value="" calcext:value-type="error">
            <text:p>#REF!</text:p>
          </table:table-cell>
          <table:table-cell table:formula="of:=[.J145]*[.$G$4]" office:value-type="string" office:string-value="" calcext:value-type="error">
            <text:p>#REF!</text:p>
          </table:table-cell>
          <table:table-cell/>
          <table:table-cell table:formula="of:=IF([.$A145]&lt;[.$D$5];0;IF([.$A145]&gt;[.$E$5];[.$E$5]-[.$D$5];[.$A145]-[.$D$5]))" office:value-type="string" office:string-value="" calcext:value-type="error">
            <text:p>#REF!</text:p>
          </table:table-cell>
          <table:table-cell table:formula="of:=[.M145]*[.$G$5]" office:value-type="string" office:string-value="" calcext:value-type="error">
            <text:p>#REF!</text:p>
          </table:table-cell>
          <table:table-cell/>
          <table:table-cell table:formula="of:=IF([.$A145]&lt;[.$D$6];0;IF([.$A145]&gt;[.$E$6];[.$E$6]-[.$D$6];[.$A145]-[.$D$6]))" office:value-type="string" office:string-value="" calcext:value-type="error">
            <text:p>#REF!</text:p>
          </table:table-cell>
          <table:table-cell table:formula="of:=[.P145]*[.$G$6]" office:value-type="string" office:string-value="" calcext:value-type="error">
            <text:p>#REF!</text:p>
          </table:table-cell>
          <table:table-cell/>
          <table:table-cell table:formula="of:=IF([.$A145]&lt;[.$D$7];0;IF([.$A145]&gt;[.$E$7];[.$E$7]-[.$D$7];[.$A145]-[.$D$7]))" office:value-type="string" office:string-value="" calcext:value-type="error">
            <text:p>#REF!</text:p>
          </table:table-cell>
          <table:table-cell table:formula="of:=[.S145]*[.$G$7]" office:value-type="string" office:string-value="" calcext:value-type="error">
            <text:p>#REF!</text:p>
          </table:table-cell>
          <table:table-cell/>
          <table:table-cell table:formula="of:=IF([.$A145]&lt;[.$D$8];0;IF([.$A145]&gt;[.$E$8];[.$E$8]-[.$D$8];[.$A145]-[.$D$8]))" office:value-type="string" office:string-value="" calcext:value-type="error">
            <text:p>#REF!</text:p>
          </table:table-cell>
          <table:table-cell table:formula="of:=[.V145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44:.B145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M13]" office:value-type="string" office:string-value="" calcext:value-type="error">
            <text:p>#REF!</text:p>
          </table:table-cell>
          <table:table-cell table:formula="of:=ROUND([.E148]+[.H148]+[.K148]+[.N148]+[.Q148]+[.T148]+[.W148];0)" office:value-type="string" office:string-value="" calcext:value-type="error">
            <text:p>#REF!</text:p>
          </table:table-cell>
          <table:table-cell/>
          <table:table-cell table:formula="of:=IF([.$A148]&gt;=[.$E$2];[.$E$2];[.$A148])" office:value-type="string" office:string-value="" calcext:value-type="error">
            <text:p>#REF!</text:p>
          </table:table-cell>
          <table:table-cell table:formula="of:=[.D148]*[.$G$2]" office:value-type="string" office:string-value="" calcext:value-type="error">
            <text:p>#REF!</text:p>
          </table:table-cell>
          <table:table-cell table:style-name="ce12"/>
          <table:table-cell table:formula="of:=IF([.$A148]&lt;[.$D$3];0;IF([.$A148]&gt;[.$E$3];[.$E$3]-[.$D$3];[.$A148]-[.$D$3]))" office:value-type="string" office:string-value="" calcext:value-type="error">
            <text:p>#REF!</text:p>
          </table:table-cell>
          <table:table-cell table:formula="of:=[.G148]*[.$G$3]" office:value-type="string" office:string-value="" calcext:value-type="error">
            <text:p>#REF!</text:p>
          </table:table-cell>
          <table:table-cell/>
          <table:table-cell table:formula="of:=IF([.$A148]&lt;[.$D$4];0;IF([.$A148]&gt;[.$E$4];[.$E$4]-[.$D$4];[.$A148]-[.$D$4]))" office:value-type="string" office:string-value="" calcext:value-type="error">
            <text:p>#REF!</text:p>
          </table:table-cell>
          <table:table-cell table:formula="of:=[.J148]*[.$G$4]" office:value-type="string" office:string-value="" calcext:value-type="error">
            <text:p>#REF!</text:p>
          </table:table-cell>
          <table:table-cell/>
          <table:table-cell table:formula="of:=IF([.$A148]&lt;[.$D$5];0;IF([.$A148]&gt;[.$E$5];[.$E$5]-[.$D$5];[.$A148]-[.$D$5]))" office:value-type="string" office:string-value="" calcext:value-type="error">
            <text:p>#REF!</text:p>
          </table:table-cell>
          <table:table-cell table:formula="of:=[.M148]*[.$G$5]" office:value-type="string" office:string-value="" calcext:value-type="error">
            <text:p>#REF!</text:p>
          </table:table-cell>
          <table:table-cell/>
          <table:table-cell table:formula="of:=IF([.$A148]&lt;[.$D$6];0;IF([.$A148]&gt;[.$E$6];[.$E$6]-[.$D$6];[.$A148]-[.$D$6]))" office:value-type="string" office:string-value="" calcext:value-type="error">
            <text:p>#REF!</text:p>
          </table:table-cell>
          <table:table-cell table:formula="of:=[.P148]*[.$G$6]" office:value-type="string" office:string-value="" calcext:value-type="error">
            <text:p>#REF!</text:p>
          </table:table-cell>
          <table:table-cell/>
          <table:table-cell table:formula="of:=IF([.$A148]&lt;[.$D$7];0;IF([.$A148]&gt;[.$E$7];[.$E$7]-[.$D$7];[.$A148]-[.$D$7]))" office:value-type="string" office:string-value="" calcext:value-type="error">
            <text:p>#REF!</text:p>
          </table:table-cell>
          <table:table-cell table:formula="of:=[.S148]*[.$G$7]" office:value-type="string" office:string-value="" calcext:value-type="error">
            <text:p>#REF!</text:p>
          </table:table-cell>
          <table:table-cell/>
          <table:table-cell table:formula="of:=IF([.$A148]&lt;[.$D$8];0;IF([.$A148]&gt;[.$E$8];[.$E$8]-[.$D$8];[.$A148]-[.$D$8]))" office:value-type="string" office:string-value="" calcext:value-type="error">
            <text:p>#REF!</text:p>
          </table:table-cell>
          <table:table-cell table:formula="of:=[.V148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48]/50)*50" office:value-type="string" office:string-value="" calcext:value-type="error">
            <text:p>#REF!</text:p>
          </table:table-cell>
          <table:table-cell table:formula="of:=ROUND([.E149]+[.H149]+[.K149]+[.N149]+[.Q149]+[.T149]+[.W149];0)" office:value-type="string" office:string-value="" calcext:value-type="error">
            <text:p>#REF!</text:p>
          </table:table-cell>
          <table:table-cell/>
          <table:table-cell table:formula="of:=IF([.$A149]&gt;=[.$E$2];[.$E$2];[.$A149])" office:value-type="string" office:string-value="" calcext:value-type="error">
            <text:p>#REF!</text:p>
          </table:table-cell>
          <table:table-cell table:formula="of:=[.D149]*[.$G$2]" office:value-type="string" office:string-value="" calcext:value-type="error">
            <text:p>#REF!</text:p>
          </table:table-cell>
          <table:table-cell table:style-name="ce12"/>
          <table:table-cell table:formula="of:=IF([.$A149]&lt;[.$D$3];0;IF([.$A149]&gt;[.$E$3];[.$E$3]-[.$D$3];[.$A149]-[.$D$3]))" office:value-type="string" office:string-value="" calcext:value-type="error">
            <text:p>#REF!</text:p>
          </table:table-cell>
          <table:table-cell table:formula="of:=[.G149]*[.$G$3]" office:value-type="string" office:string-value="" calcext:value-type="error">
            <text:p>#REF!</text:p>
          </table:table-cell>
          <table:table-cell/>
          <table:table-cell table:formula="of:=IF([.$A149]&lt;[.$D$4];0;IF([.$A149]&gt;[.$E$4];[.$E$4]-[.$D$4];[.$A149]-[.$D$4]))" office:value-type="string" office:string-value="" calcext:value-type="error">
            <text:p>#REF!</text:p>
          </table:table-cell>
          <table:table-cell table:formula="of:=[.J149]*[.$G$4]" office:value-type="string" office:string-value="" calcext:value-type="error">
            <text:p>#REF!</text:p>
          </table:table-cell>
          <table:table-cell/>
          <table:table-cell table:formula="of:=IF([.$A149]&lt;[.$D$5];0;IF([.$A149]&gt;[.$E$5];[.$E$5]-[.$D$5];[.$A149]-[.$D$5]))" office:value-type="string" office:string-value="" calcext:value-type="error">
            <text:p>#REF!</text:p>
          </table:table-cell>
          <table:table-cell table:formula="of:=[.M149]*[.$G$5]" office:value-type="string" office:string-value="" calcext:value-type="error">
            <text:p>#REF!</text:p>
          </table:table-cell>
          <table:table-cell/>
          <table:table-cell table:formula="of:=IF([.$A149]&lt;[.$D$6];0;IF([.$A149]&gt;[.$E$6];[.$E$6]-[.$D$6];[.$A149]-[.$D$6]))" office:value-type="string" office:string-value="" calcext:value-type="error">
            <text:p>#REF!</text:p>
          </table:table-cell>
          <table:table-cell table:formula="of:=[.P149]*[.$G$6]" office:value-type="string" office:string-value="" calcext:value-type="error">
            <text:p>#REF!</text:p>
          </table:table-cell>
          <table:table-cell/>
          <table:table-cell table:formula="of:=IF([.$A149]&lt;[.$D$7];0;IF([.$A149]&gt;[.$E$7];[.$E$7]-[.$D$7];[.$A149]-[.$D$7]))" office:value-type="string" office:string-value="" calcext:value-type="error">
            <text:p>#REF!</text:p>
          </table:table-cell>
          <table:table-cell table:formula="of:=[.S149]*[.$G$7]" office:value-type="string" office:string-value="" calcext:value-type="error">
            <text:p>#REF!</text:p>
          </table:table-cell>
          <table:table-cell/>
          <table:table-cell table:formula="of:=IF([.$A149]&lt;[.$D$8];0;IF([.$A149]&gt;[.$E$8];[.$E$8]-[.$D$8];[.$A149]-[.$D$8]))" office:value-type="string" office:string-value="" calcext:value-type="error">
            <text:p>#REF!</text:p>
          </table:table-cell>
          <table:table-cell table:formula="of:=[.V149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48]/50)*50=[.A149];[.A148]+50;CEILING([.A148]/50)*50)" office:value-type="string" office:string-value="" calcext:value-type="error">
            <text:p>#REF!</text:p>
          </table:table-cell>
          <table:table-cell table:formula="of:=ROUND([.E150]+[.H150]+[.K150]+[.N150]+[.Q150]+[.T150]+[.W150];0)" office:value-type="string" office:string-value="" calcext:value-type="error">
            <text:p>#REF!</text:p>
          </table:table-cell>
          <table:table-cell/>
          <table:table-cell table:formula="of:=IF([.$A150]&gt;=[.$E$2];[.$E$2];[.$A150])" office:value-type="string" office:string-value="" calcext:value-type="error">
            <text:p>#REF!</text:p>
          </table:table-cell>
          <table:table-cell table:formula="of:=[.D150]*[.$G$2]" office:value-type="string" office:string-value="" calcext:value-type="error">
            <text:p>#REF!</text:p>
          </table:table-cell>
          <table:table-cell table:style-name="ce12"/>
          <table:table-cell table:formula="of:=IF([.$A150]&lt;[.$D$3];0;IF([.$A150]&gt;[.$E$3];[.$E$3]-[.$D$3];[.$A150]-[.$D$3]))" office:value-type="string" office:string-value="" calcext:value-type="error">
            <text:p>#REF!</text:p>
          </table:table-cell>
          <table:table-cell table:formula="of:=[.G150]*[.$G$3]" office:value-type="string" office:string-value="" calcext:value-type="error">
            <text:p>#REF!</text:p>
          </table:table-cell>
          <table:table-cell/>
          <table:table-cell table:formula="of:=IF([.$A150]&lt;[.$D$4];0;IF([.$A150]&gt;[.$E$4];[.$E$4]-[.$D$4];[.$A150]-[.$D$4]))" office:value-type="string" office:string-value="" calcext:value-type="error">
            <text:p>#REF!</text:p>
          </table:table-cell>
          <table:table-cell table:formula="of:=[.J150]*[.$G$4]" office:value-type="string" office:string-value="" calcext:value-type="error">
            <text:p>#REF!</text:p>
          </table:table-cell>
          <table:table-cell/>
          <table:table-cell table:formula="of:=IF([.$A150]&lt;[.$D$5];0;IF([.$A150]&gt;[.$E$5];[.$E$5]-[.$D$5];[.$A150]-[.$D$5]))" office:value-type="string" office:string-value="" calcext:value-type="error">
            <text:p>#REF!</text:p>
          </table:table-cell>
          <table:table-cell table:formula="of:=[.M150]*[.$G$5]" office:value-type="string" office:string-value="" calcext:value-type="error">
            <text:p>#REF!</text:p>
          </table:table-cell>
          <table:table-cell/>
          <table:table-cell table:formula="of:=IF([.$A150]&lt;[.$D$6];0;IF([.$A150]&gt;[.$E$6];[.$E$6]-[.$D$6];[.$A150]-[.$D$6]))" office:value-type="string" office:string-value="" calcext:value-type="error">
            <text:p>#REF!</text:p>
          </table:table-cell>
          <table:table-cell table:formula="of:=[.P150]*[.$G$6]" office:value-type="string" office:string-value="" calcext:value-type="error">
            <text:p>#REF!</text:p>
          </table:table-cell>
          <table:table-cell/>
          <table:table-cell table:formula="of:=IF([.$A150]&lt;[.$D$7];0;IF([.$A150]&gt;[.$E$7];[.$E$7]-[.$D$7];[.$A150]-[.$D$7]))" office:value-type="string" office:string-value="" calcext:value-type="error">
            <text:p>#REF!</text:p>
          </table:table-cell>
          <table:table-cell table:formula="of:=[.S150]*[.$G$7]" office:value-type="string" office:string-value="" calcext:value-type="error">
            <text:p>#REF!</text:p>
          </table:table-cell>
          <table:table-cell/>
          <table:table-cell table:formula="of:=IF([.$A150]&lt;[.$D$8];0;IF([.$A150]&gt;[.$E$8];[.$E$8]-[.$D$8];[.$A150]-[.$D$8]))" office:value-type="string" office:string-value="" calcext:value-type="error">
            <text:p>#REF!</text:p>
          </table:table-cell>
          <table:table-cell table:formula="of:=[.V150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49:.B150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M9]" office:value-type="string" office:string-value="" calcext:value-type="error">
            <text:p>#REF!</text:p>
          </table:table-cell>
          <table:table-cell table:formula="of:=ROUND([.E153]+[.H153]+[.K153]+[.N153]+[.Q153]+[.T153]+[.W153];0)" office:value-type="string" office:string-value="" calcext:value-type="error">
            <text:p>#REF!</text:p>
          </table:table-cell>
          <table:table-cell/>
          <table:table-cell table:formula="of:=IF([.$A153]&gt;=[.$E$2];[.$E$2];[.$A153])" office:value-type="string" office:string-value="" calcext:value-type="error">
            <text:p>#REF!</text:p>
          </table:table-cell>
          <table:table-cell table:formula="of:=[.D153]*[.$G$2]" office:value-type="string" office:string-value="" calcext:value-type="error">
            <text:p>#REF!</text:p>
          </table:table-cell>
          <table:table-cell table:style-name="ce12"/>
          <table:table-cell table:formula="of:=IF([.$A153]&lt;[.$D$3];0;IF([.$A153]&gt;[.$E$3];[.$E$3]-[.$D$3];[.$A153]-[.$D$3]))" office:value-type="string" office:string-value="" calcext:value-type="error">
            <text:p>#REF!</text:p>
          </table:table-cell>
          <table:table-cell table:formula="of:=[.G153]*[.$G$3]" office:value-type="string" office:string-value="" calcext:value-type="error">
            <text:p>#REF!</text:p>
          </table:table-cell>
          <table:table-cell/>
          <table:table-cell table:formula="of:=IF([.$A153]&lt;[.$D$4];0;IF([.$A153]&gt;[.$E$4];[.$E$4]-[.$D$4];[.$A153]-[.$D$4]))" office:value-type="string" office:string-value="" calcext:value-type="error">
            <text:p>#REF!</text:p>
          </table:table-cell>
          <table:table-cell table:formula="of:=[.J153]*[.$G$4]" office:value-type="string" office:string-value="" calcext:value-type="error">
            <text:p>#REF!</text:p>
          </table:table-cell>
          <table:table-cell/>
          <table:table-cell table:formula="of:=IF([.$A153]&lt;[.$D$5];0;IF([.$A153]&gt;[.$E$5];[.$E$5]-[.$D$5];[.$A153]-[.$D$5]))" office:value-type="string" office:string-value="" calcext:value-type="error">
            <text:p>#REF!</text:p>
          </table:table-cell>
          <table:table-cell table:formula="of:=[.M153]*[.$G$5]" office:value-type="string" office:string-value="" calcext:value-type="error">
            <text:p>#REF!</text:p>
          </table:table-cell>
          <table:table-cell/>
          <table:table-cell table:formula="of:=IF([.$A153]&lt;[.$D$6];0;IF([.$A153]&gt;[.$E$6];[.$E$6]-[.$D$6];[.$A153]-[.$D$6]))" office:value-type="string" office:string-value="" calcext:value-type="error">
            <text:p>#REF!</text:p>
          </table:table-cell>
          <table:table-cell table:formula="of:=[.P153]*[.$G$6]" office:value-type="string" office:string-value="" calcext:value-type="error">
            <text:p>#REF!</text:p>
          </table:table-cell>
          <table:table-cell/>
          <table:table-cell table:formula="of:=IF([.$A153]&lt;[.$D$7];0;IF([.$A153]&gt;[.$E$7];[.$E$7]-[.$D$7];[.$A153]-[.$D$7]))" office:value-type="string" office:string-value="" calcext:value-type="error">
            <text:p>#REF!</text:p>
          </table:table-cell>
          <table:table-cell table:formula="of:=[.S153]*[.$G$7]" office:value-type="string" office:string-value="" calcext:value-type="error">
            <text:p>#REF!</text:p>
          </table:table-cell>
          <table:table-cell/>
          <table:table-cell table:formula="of:=IF([.$A153]&lt;[.$D$8];0;IF([.$A153]&gt;[.$E$8];[.$E$8]-[.$D$8];[.$A153]-[.$D$8]))" office:value-type="string" office:string-value="" calcext:value-type="error">
            <text:p>#REF!</text:p>
          </table:table-cell>
          <table:table-cell table:formula="of:=[.V153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53]/50)*50" office:value-type="string" office:string-value="" calcext:value-type="error">
            <text:p>#REF!</text:p>
          </table:table-cell>
          <table:table-cell table:formula="of:=ROUND([.E154]+[.H154]+[.K154]+[.N154]+[.Q154]+[.T154]+[.W154];0)" office:value-type="string" office:string-value="" calcext:value-type="error">
            <text:p>#REF!</text:p>
          </table:table-cell>
          <table:table-cell/>
          <table:table-cell table:formula="of:=IF([.$A154]&gt;=[.$E$2];[.$E$2];[.$A154])" office:value-type="string" office:string-value="" calcext:value-type="error">
            <text:p>#REF!</text:p>
          </table:table-cell>
          <table:table-cell table:formula="of:=[.D154]*[.$G$2]" office:value-type="string" office:string-value="" calcext:value-type="error">
            <text:p>#REF!</text:p>
          </table:table-cell>
          <table:table-cell table:style-name="ce12"/>
          <table:table-cell table:formula="of:=IF([.$A154]&lt;[.$D$3];0;IF([.$A154]&gt;[.$E$3];[.$E$3]-[.$D$3];[.$A154]-[.$D$3]))" office:value-type="string" office:string-value="" calcext:value-type="error">
            <text:p>#REF!</text:p>
          </table:table-cell>
          <table:table-cell table:formula="of:=[.G154]*[.$G$3]" office:value-type="string" office:string-value="" calcext:value-type="error">
            <text:p>#REF!</text:p>
          </table:table-cell>
          <table:table-cell/>
          <table:table-cell table:formula="of:=IF([.$A154]&lt;[.$D$4];0;IF([.$A154]&gt;[.$E$4];[.$E$4]-[.$D$4];[.$A154]-[.$D$4]))" office:value-type="string" office:string-value="" calcext:value-type="error">
            <text:p>#REF!</text:p>
          </table:table-cell>
          <table:table-cell table:formula="of:=[.J154]*[.$G$4]" office:value-type="string" office:string-value="" calcext:value-type="error">
            <text:p>#REF!</text:p>
          </table:table-cell>
          <table:table-cell/>
          <table:table-cell table:formula="of:=IF([.$A154]&lt;[.$D$5];0;IF([.$A154]&gt;[.$E$5];[.$E$5]-[.$D$5];[.$A154]-[.$D$5]))" office:value-type="string" office:string-value="" calcext:value-type="error">
            <text:p>#REF!</text:p>
          </table:table-cell>
          <table:table-cell table:formula="of:=[.M154]*[.$G$5]" office:value-type="string" office:string-value="" calcext:value-type="error">
            <text:p>#REF!</text:p>
          </table:table-cell>
          <table:table-cell/>
          <table:table-cell table:formula="of:=IF([.$A154]&lt;[.$D$6];0;IF([.$A154]&gt;[.$E$6];[.$E$6]-[.$D$6];[.$A154]-[.$D$6]))" office:value-type="string" office:string-value="" calcext:value-type="error">
            <text:p>#REF!</text:p>
          </table:table-cell>
          <table:table-cell table:formula="of:=[.P154]*[.$G$6]" office:value-type="string" office:string-value="" calcext:value-type="error">
            <text:p>#REF!</text:p>
          </table:table-cell>
          <table:table-cell/>
          <table:table-cell table:formula="of:=IF([.$A154]&lt;[.$D$7];0;IF([.$A154]&gt;[.$E$7];[.$E$7]-[.$D$7];[.$A154]-[.$D$7]))" office:value-type="string" office:string-value="" calcext:value-type="error">
            <text:p>#REF!</text:p>
          </table:table-cell>
          <table:table-cell table:formula="of:=[.S154]*[.$G$7]" office:value-type="string" office:string-value="" calcext:value-type="error">
            <text:p>#REF!</text:p>
          </table:table-cell>
          <table:table-cell/>
          <table:table-cell table:formula="of:=IF([.$A154]&lt;[.$D$8];0;IF([.$A154]&gt;[.$E$8];[.$E$8]-[.$D$8];[.$A154]-[.$D$8]))" office:value-type="string" office:string-value="" calcext:value-type="error">
            <text:p>#REF!</text:p>
          </table:table-cell>
          <table:table-cell table:formula="of:=[.V154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53]/50)*50=[.A154];[.A153]+50;CEILING([.A153]/50)*50)" office:value-type="string" office:string-value="" calcext:value-type="error">
            <text:p>#REF!</text:p>
          </table:table-cell>
          <table:table-cell table:formula="of:=ROUND([.E155]+[.H155]+[.K155]+[.N155]+[.Q155]+[.T155]+[.W155];0)" office:value-type="string" office:string-value="" calcext:value-type="error">
            <text:p>#REF!</text:p>
          </table:table-cell>
          <table:table-cell/>
          <table:table-cell table:formula="of:=IF([.$A155]&gt;=[.$E$2];[.$E$2];[.$A155])" office:value-type="string" office:string-value="" calcext:value-type="error">
            <text:p>#REF!</text:p>
          </table:table-cell>
          <table:table-cell table:formula="of:=[.D155]*[.$G$2]" office:value-type="string" office:string-value="" calcext:value-type="error">
            <text:p>#REF!</text:p>
          </table:table-cell>
          <table:table-cell table:style-name="ce12"/>
          <table:table-cell table:formula="of:=IF([.$A155]&lt;[.$D$3];0;IF([.$A155]&gt;[.$E$3];[.$E$3]-[.$D$3];[.$A155]-[.$D$3]))" office:value-type="string" office:string-value="" calcext:value-type="error">
            <text:p>#REF!</text:p>
          </table:table-cell>
          <table:table-cell table:formula="of:=[.G155]*[.$G$3]" office:value-type="string" office:string-value="" calcext:value-type="error">
            <text:p>#REF!</text:p>
          </table:table-cell>
          <table:table-cell/>
          <table:table-cell table:formula="of:=IF([.$A155]&lt;[.$D$4];0;IF([.$A155]&gt;[.$E$4];[.$E$4]-[.$D$4];[.$A155]-[.$D$4]))" office:value-type="string" office:string-value="" calcext:value-type="error">
            <text:p>#REF!</text:p>
          </table:table-cell>
          <table:table-cell table:formula="of:=[.J155]*[.$G$4]" office:value-type="string" office:string-value="" calcext:value-type="error">
            <text:p>#REF!</text:p>
          </table:table-cell>
          <table:table-cell/>
          <table:table-cell table:formula="of:=IF([.$A155]&lt;[.$D$5];0;IF([.$A155]&gt;[.$E$5];[.$E$5]-[.$D$5];[.$A155]-[.$D$5]))" office:value-type="string" office:string-value="" calcext:value-type="error">
            <text:p>#REF!</text:p>
          </table:table-cell>
          <table:table-cell table:formula="of:=[.M155]*[.$G$5]" office:value-type="string" office:string-value="" calcext:value-type="error">
            <text:p>#REF!</text:p>
          </table:table-cell>
          <table:table-cell/>
          <table:table-cell table:formula="of:=IF([.$A155]&lt;[.$D$6];0;IF([.$A155]&gt;[.$E$6];[.$E$6]-[.$D$6];[.$A155]-[.$D$6]))" office:value-type="string" office:string-value="" calcext:value-type="error">
            <text:p>#REF!</text:p>
          </table:table-cell>
          <table:table-cell table:formula="of:=[.P155]*[.$G$6]" office:value-type="string" office:string-value="" calcext:value-type="error">
            <text:p>#REF!</text:p>
          </table:table-cell>
          <table:table-cell/>
          <table:table-cell table:formula="of:=IF([.$A155]&lt;[.$D$7];0;IF([.$A155]&gt;[.$E$7];[.$E$7]-[.$D$7];[.$A155]-[.$D$7]))" office:value-type="string" office:string-value="" calcext:value-type="error">
            <text:p>#REF!</text:p>
          </table:table-cell>
          <table:table-cell table:formula="of:=[.S155]*[.$G$7]" office:value-type="string" office:string-value="" calcext:value-type="error">
            <text:p>#REF!</text:p>
          </table:table-cell>
          <table:table-cell/>
          <table:table-cell table:formula="of:=IF([.$A155]&lt;[.$D$8];0;IF([.$A155]&gt;[.$E$8];[.$E$8]-[.$D$8];[.$A155]-[.$D$8]))" office:value-type="string" office:string-value="" calcext:value-type="error">
            <text:p>#REF!</text:p>
          </table:table-cell>
          <table:table-cell table:formula="of:=[.V155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54:.B155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N13]" office:value-type="string" office:string-value="" calcext:value-type="error">
            <text:p>#REF!</text:p>
          </table:table-cell>
          <table:table-cell table:formula="of:=ROUND([.E158]+[.H158]+[.K158]+[.N158]+[.Q158]+[.T158]+[.W158];0)" office:value-type="string" office:string-value="" calcext:value-type="error">
            <text:p>#REF!</text:p>
          </table:table-cell>
          <table:table-cell/>
          <table:table-cell table:formula="of:=IF([.$A158]&gt;=[.$E$2];[.$E$2];[.$A158])" office:value-type="string" office:string-value="" calcext:value-type="error">
            <text:p>#REF!</text:p>
          </table:table-cell>
          <table:table-cell table:formula="of:=[.D158]*[.$G$2]" office:value-type="string" office:string-value="" calcext:value-type="error">
            <text:p>#REF!</text:p>
          </table:table-cell>
          <table:table-cell table:style-name="ce12"/>
          <table:table-cell table:formula="of:=IF([.$A158]&lt;[.$D$3];0;IF([.$A158]&gt;[.$E$3];[.$E$3]-[.$D$3];[.$A158]-[.$D$3]))" office:value-type="string" office:string-value="" calcext:value-type="error">
            <text:p>#REF!</text:p>
          </table:table-cell>
          <table:table-cell table:formula="of:=[.G158]*[.$G$3]" office:value-type="string" office:string-value="" calcext:value-type="error">
            <text:p>#REF!</text:p>
          </table:table-cell>
          <table:table-cell/>
          <table:table-cell table:formula="of:=IF([.$A158]&lt;[.$D$4];0;IF([.$A158]&gt;[.$E$4];[.$E$4]-[.$D$4];[.$A158]-[.$D$4]))" office:value-type="string" office:string-value="" calcext:value-type="error">
            <text:p>#REF!</text:p>
          </table:table-cell>
          <table:table-cell table:formula="of:=[.J158]*[.$G$4]" office:value-type="string" office:string-value="" calcext:value-type="error">
            <text:p>#REF!</text:p>
          </table:table-cell>
          <table:table-cell/>
          <table:table-cell table:formula="of:=IF([.$A158]&lt;[.$D$5];0;IF([.$A158]&gt;[.$E$5];[.$E$5]-[.$D$5];[.$A158]-[.$D$5]))" office:value-type="string" office:string-value="" calcext:value-type="error">
            <text:p>#REF!</text:p>
          </table:table-cell>
          <table:table-cell table:formula="of:=[.M158]*[.$G$5]" office:value-type="string" office:string-value="" calcext:value-type="error">
            <text:p>#REF!</text:p>
          </table:table-cell>
          <table:table-cell/>
          <table:table-cell table:formula="of:=IF([.$A158]&lt;[.$D$6];0;IF([.$A158]&gt;[.$E$6];[.$E$6]-[.$D$6];[.$A158]-[.$D$6]))" office:value-type="string" office:string-value="" calcext:value-type="error">
            <text:p>#REF!</text:p>
          </table:table-cell>
          <table:table-cell table:formula="of:=[.P158]*[.$G$6]" office:value-type="string" office:string-value="" calcext:value-type="error">
            <text:p>#REF!</text:p>
          </table:table-cell>
          <table:table-cell/>
          <table:table-cell table:formula="of:=IF([.$A158]&lt;[.$D$7];0;IF([.$A158]&gt;[.$E$7];[.$E$7]-[.$D$7];[.$A158]-[.$D$7]))" office:value-type="string" office:string-value="" calcext:value-type="error">
            <text:p>#REF!</text:p>
          </table:table-cell>
          <table:table-cell table:formula="of:=[.S158]*[.$G$7]" office:value-type="string" office:string-value="" calcext:value-type="error">
            <text:p>#REF!</text:p>
          </table:table-cell>
          <table:table-cell/>
          <table:table-cell table:formula="of:=IF([.$A158]&lt;[.$D$8];0;IF([.$A158]&gt;[.$E$8];[.$E$8]-[.$D$8];[.$A158]-[.$D$8]))" office:value-type="string" office:string-value="" calcext:value-type="error">
            <text:p>#REF!</text:p>
          </table:table-cell>
          <table:table-cell table:formula="of:=[.V158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58]/50)*50" office:value-type="string" office:string-value="" calcext:value-type="error">
            <text:p>#REF!</text:p>
          </table:table-cell>
          <table:table-cell table:formula="of:=ROUND([.E159]+[.H159]+[.K159]+[.N159]+[.Q159]+[.T159]+[.W159];0)" office:value-type="string" office:string-value="" calcext:value-type="error">
            <text:p>#REF!</text:p>
          </table:table-cell>
          <table:table-cell/>
          <table:table-cell table:formula="of:=IF([.$A159]&gt;=[.$E$2];[.$E$2];[.$A159])" office:value-type="string" office:string-value="" calcext:value-type="error">
            <text:p>#REF!</text:p>
          </table:table-cell>
          <table:table-cell table:formula="of:=[.D159]*[.$G$2]" office:value-type="string" office:string-value="" calcext:value-type="error">
            <text:p>#REF!</text:p>
          </table:table-cell>
          <table:table-cell table:style-name="ce12"/>
          <table:table-cell table:formula="of:=IF([.$A159]&lt;[.$D$3];0;IF([.$A159]&gt;[.$E$3];[.$E$3]-[.$D$3];[.$A159]-[.$D$3]))" office:value-type="string" office:string-value="" calcext:value-type="error">
            <text:p>#REF!</text:p>
          </table:table-cell>
          <table:table-cell table:formula="of:=[.G159]*[.$G$3]" office:value-type="string" office:string-value="" calcext:value-type="error">
            <text:p>#REF!</text:p>
          </table:table-cell>
          <table:table-cell/>
          <table:table-cell table:formula="of:=IF([.$A159]&lt;[.$D$4];0;IF([.$A159]&gt;[.$E$4];[.$E$4]-[.$D$4];[.$A159]-[.$D$4]))" office:value-type="string" office:string-value="" calcext:value-type="error">
            <text:p>#REF!</text:p>
          </table:table-cell>
          <table:table-cell table:formula="of:=[.J159]*[.$G$4]" office:value-type="string" office:string-value="" calcext:value-type="error">
            <text:p>#REF!</text:p>
          </table:table-cell>
          <table:table-cell/>
          <table:table-cell table:formula="of:=IF([.$A159]&lt;[.$D$5];0;IF([.$A159]&gt;[.$E$5];[.$E$5]-[.$D$5];[.$A159]-[.$D$5]))" office:value-type="string" office:string-value="" calcext:value-type="error">
            <text:p>#REF!</text:p>
          </table:table-cell>
          <table:table-cell table:formula="of:=[.M159]*[.$G$5]" office:value-type="string" office:string-value="" calcext:value-type="error">
            <text:p>#REF!</text:p>
          </table:table-cell>
          <table:table-cell/>
          <table:table-cell table:formula="of:=IF([.$A159]&lt;[.$D$6];0;IF([.$A159]&gt;[.$E$6];[.$E$6]-[.$D$6];[.$A159]-[.$D$6]))" office:value-type="string" office:string-value="" calcext:value-type="error">
            <text:p>#REF!</text:p>
          </table:table-cell>
          <table:table-cell table:formula="of:=[.P159]*[.$G$6]" office:value-type="string" office:string-value="" calcext:value-type="error">
            <text:p>#REF!</text:p>
          </table:table-cell>
          <table:table-cell/>
          <table:table-cell table:formula="of:=IF([.$A159]&lt;[.$D$7];0;IF([.$A159]&gt;[.$E$7];[.$E$7]-[.$D$7];[.$A159]-[.$D$7]))" office:value-type="string" office:string-value="" calcext:value-type="error">
            <text:p>#REF!</text:p>
          </table:table-cell>
          <table:table-cell table:formula="of:=[.S159]*[.$G$7]" office:value-type="string" office:string-value="" calcext:value-type="error">
            <text:p>#REF!</text:p>
          </table:table-cell>
          <table:table-cell/>
          <table:table-cell table:formula="of:=IF([.$A159]&lt;[.$D$8];0;IF([.$A159]&gt;[.$E$8];[.$E$8]-[.$D$8];[.$A159]-[.$D$8]))" office:value-type="string" office:string-value="" calcext:value-type="error">
            <text:p>#REF!</text:p>
          </table:table-cell>
          <table:table-cell table:formula="of:=[.V159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58]/50)*50=[.A159];[.A158]+50;CEILING([.A158]/50)*50)" office:value-type="string" office:string-value="" calcext:value-type="error">
            <text:p>#REF!</text:p>
          </table:table-cell>
          <table:table-cell table:formula="of:=ROUND([.E160]+[.H160]+[.K160]+[.N160]+[.Q160]+[.T160]+[.W160];0)" office:value-type="string" office:string-value="" calcext:value-type="error">
            <text:p>#REF!</text:p>
          </table:table-cell>
          <table:table-cell/>
          <table:table-cell table:formula="of:=IF([.$A160]&gt;=[.$E$2];[.$E$2];[.$A160])" office:value-type="string" office:string-value="" calcext:value-type="error">
            <text:p>#REF!</text:p>
          </table:table-cell>
          <table:table-cell table:formula="of:=[.D160]*[.$G$2]" office:value-type="string" office:string-value="" calcext:value-type="error">
            <text:p>#REF!</text:p>
          </table:table-cell>
          <table:table-cell table:style-name="ce12"/>
          <table:table-cell table:formula="of:=IF([.$A160]&lt;[.$D$3];0;IF([.$A160]&gt;[.$E$3];[.$E$3]-[.$D$3];[.$A160]-[.$D$3]))" office:value-type="string" office:string-value="" calcext:value-type="error">
            <text:p>#REF!</text:p>
          </table:table-cell>
          <table:table-cell table:formula="of:=[.G160]*[.$G$3]" office:value-type="string" office:string-value="" calcext:value-type="error">
            <text:p>#REF!</text:p>
          </table:table-cell>
          <table:table-cell/>
          <table:table-cell table:formula="of:=IF([.$A160]&lt;[.$D$4];0;IF([.$A160]&gt;[.$E$4];[.$E$4]-[.$D$4];[.$A160]-[.$D$4]))" office:value-type="string" office:string-value="" calcext:value-type="error">
            <text:p>#REF!</text:p>
          </table:table-cell>
          <table:table-cell table:formula="of:=[.J160]*[.$G$4]" office:value-type="string" office:string-value="" calcext:value-type="error">
            <text:p>#REF!</text:p>
          </table:table-cell>
          <table:table-cell/>
          <table:table-cell table:formula="of:=IF([.$A160]&lt;[.$D$5];0;IF([.$A160]&gt;[.$E$5];[.$E$5]-[.$D$5];[.$A160]-[.$D$5]))" office:value-type="string" office:string-value="" calcext:value-type="error">
            <text:p>#REF!</text:p>
          </table:table-cell>
          <table:table-cell table:formula="of:=[.M160]*[.$G$5]" office:value-type="string" office:string-value="" calcext:value-type="error">
            <text:p>#REF!</text:p>
          </table:table-cell>
          <table:table-cell/>
          <table:table-cell table:formula="of:=IF([.$A160]&lt;[.$D$6];0;IF([.$A160]&gt;[.$E$6];[.$E$6]-[.$D$6];[.$A160]-[.$D$6]))" office:value-type="string" office:string-value="" calcext:value-type="error">
            <text:p>#REF!</text:p>
          </table:table-cell>
          <table:table-cell table:formula="of:=[.P160]*[.$G$6]" office:value-type="string" office:string-value="" calcext:value-type="error">
            <text:p>#REF!</text:p>
          </table:table-cell>
          <table:table-cell/>
          <table:table-cell table:formula="of:=IF([.$A160]&lt;[.$D$7];0;IF([.$A160]&gt;[.$E$7];[.$E$7]-[.$D$7];[.$A160]-[.$D$7]))" office:value-type="string" office:string-value="" calcext:value-type="error">
            <text:p>#REF!</text:p>
          </table:table-cell>
          <table:table-cell table:formula="of:=[.S160]*[.$G$7]" office:value-type="string" office:string-value="" calcext:value-type="error">
            <text:p>#REF!</text:p>
          </table:table-cell>
          <table:table-cell/>
          <table:table-cell table:formula="of:=IF([.$A160]&lt;[.$D$8];0;IF([.$A160]&gt;[.$E$8];[.$E$8]-[.$D$8];[.$A160]-[.$D$8]))" office:value-type="string" office:string-value="" calcext:value-type="error">
            <text:p>#REF!</text:p>
          </table:table-cell>
          <table:table-cell table:formula="of:=[.V160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59:.B160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N9]" office:value-type="string" office:string-value="" calcext:value-type="error">
            <text:p>#REF!</text:p>
          </table:table-cell>
          <table:table-cell table:formula="of:=ROUND([.E163]+[.H163]+[.K163]+[.N163]+[.Q163]+[.T163]+[.W163];0)" office:value-type="string" office:string-value="" calcext:value-type="error">
            <text:p>#REF!</text:p>
          </table:table-cell>
          <table:table-cell/>
          <table:table-cell table:formula="of:=IF([.$A163]&gt;=[.$E$2];[.$E$2];[.$A163])" office:value-type="string" office:string-value="" calcext:value-type="error">
            <text:p>#REF!</text:p>
          </table:table-cell>
          <table:table-cell table:formula="of:=[.D163]*[.$G$2]" office:value-type="string" office:string-value="" calcext:value-type="error">
            <text:p>#REF!</text:p>
          </table:table-cell>
          <table:table-cell table:style-name="ce12"/>
          <table:table-cell table:formula="of:=IF([.$A163]&lt;[.$D$3];0;IF([.$A163]&gt;[.$E$3];[.$E$3]-[.$D$3];[.$A163]-[.$D$3]))" office:value-type="string" office:string-value="" calcext:value-type="error">
            <text:p>#REF!</text:p>
          </table:table-cell>
          <table:table-cell table:formula="of:=[.G163]*[.$G$3]" office:value-type="string" office:string-value="" calcext:value-type="error">
            <text:p>#REF!</text:p>
          </table:table-cell>
          <table:table-cell/>
          <table:table-cell table:formula="of:=IF([.$A163]&lt;[.$D$4];0;IF([.$A163]&gt;[.$E$4];[.$E$4]-[.$D$4];[.$A163]-[.$D$4]))" office:value-type="string" office:string-value="" calcext:value-type="error">
            <text:p>#REF!</text:p>
          </table:table-cell>
          <table:table-cell table:formula="of:=[.J163]*[.$G$4]" office:value-type="string" office:string-value="" calcext:value-type="error">
            <text:p>#REF!</text:p>
          </table:table-cell>
          <table:table-cell/>
          <table:table-cell table:formula="of:=IF([.$A163]&lt;[.$D$5];0;IF([.$A163]&gt;[.$E$5];[.$E$5]-[.$D$5];[.$A163]-[.$D$5]))" office:value-type="string" office:string-value="" calcext:value-type="error">
            <text:p>#REF!</text:p>
          </table:table-cell>
          <table:table-cell table:formula="of:=[.M163]*[.$G$5]" office:value-type="string" office:string-value="" calcext:value-type="error">
            <text:p>#REF!</text:p>
          </table:table-cell>
          <table:table-cell/>
          <table:table-cell table:formula="of:=IF([.$A163]&lt;[.$D$6];0;IF([.$A163]&gt;[.$E$6];[.$E$6]-[.$D$6];[.$A163]-[.$D$6]))" office:value-type="string" office:string-value="" calcext:value-type="error">
            <text:p>#REF!</text:p>
          </table:table-cell>
          <table:table-cell table:formula="of:=[.P163]*[.$G$6]" office:value-type="string" office:string-value="" calcext:value-type="error">
            <text:p>#REF!</text:p>
          </table:table-cell>
          <table:table-cell/>
          <table:table-cell table:formula="of:=IF([.$A163]&lt;[.$D$7];0;IF([.$A163]&gt;[.$E$7];[.$E$7]-[.$D$7];[.$A163]-[.$D$7]))" office:value-type="string" office:string-value="" calcext:value-type="error">
            <text:p>#REF!</text:p>
          </table:table-cell>
          <table:table-cell table:formula="of:=[.S163]*[.$G$7]" office:value-type="string" office:string-value="" calcext:value-type="error">
            <text:p>#REF!</text:p>
          </table:table-cell>
          <table:table-cell/>
          <table:table-cell table:formula="of:=IF([.$A163]&lt;[.$D$8];0;IF([.$A163]&gt;[.$E$8];[.$E$8]-[.$D$8];[.$A163]-[.$D$8]))" office:value-type="string" office:string-value="" calcext:value-type="error">
            <text:p>#REF!</text:p>
          </table:table-cell>
          <table:table-cell table:formula="of:=[.V163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63]/50)*50" office:value-type="string" office:string-value="" calcext:value-type="error">
            <text:p>#REF!</text:p>
          </table:table-cell>
          <table:table-cell table:formula="of:=ROUND([.E164]+[.H164]+[.K164]+[.N164]+[.Q164]+[.T164]+[.W164];0)" office:value-type="string" office:string-value="" calcext:value-type="error">
            <text:p>#REF!</text:p>
          </table:table-cell>
          <table:table-cell/>
          <table:table-cell table:formula="of:=IF([.$A164]&gt;=[.$E$2];[.$E$2];[.$A164])" office:value-type="string" office:string-value="" calcext:value-type="error">
            <text:p>#REF!</text:p>
          </table:table-cell>
          <table:table-cell table:formula="of:=[.D164]*[.$G$2]" office:value-type="string" office:string-value="" calcext:value-type="error">
            <text:p>#REF!</text:p>
          </table:table-cell>
          <table:table-cell table:style-name="ce12"/>
          <table:table-cell table:formula="of:=IF([.$A164]&lt;[.$D$3];0;IF([.$A164]&gt;[.$E$3];[.$E$3]-[.$D$3];[.$A164]-[.$D$3]))" office:value-type="string" office:string-value="" calcext:value-type="error">
            <text:p>#REF!</text:p>
          </table:table-cell>
          <table:table-cell table:formula="of:=[.G164]*[.$G$3]" office:value-type="string" office:string-value="" calcext:value-type="error">
            <text:p>#REF!</text:p>
          </table:table-cell>
          <table:table-cell/>
          <table:table-cell table:formula="of:=IF([.$A164]&lt;[.$D$4];0;IF([.$A164]&gt;[.$E$4];[.$E$4]-[.$D$4];[.$A164]-[.$D$4]))" office:value-type="string" office:string-value="" calcext:value-type="error">
            <text:p>#REF!</text:p>
          </table:table-cell>
          <table:table-cell table:formula="of:=[.J164]*[.$G$4]" office:value-type="string" office:string-value="" calcext:value-type="error">
            <text:p>#REF!</text:p>
          </table:table-cell>
          <table:table-cell/>
          <table:table-cell table:formula="of:=IF([.$A164]&lt;[.$D$5];0;IF([.$A164]&gt;[.$E$5];[.$E$5]-[.$D$5];[.$A164]-[.$D$5]))" office:value-type="string" office:string-value="" calcext:value-type="error">
            <text:p>#REF!</text:p>
          </table:table-cell>
          <table:table-cell table:formula="of:=[.M164]*[.$G$5]" office:value-type="string" office:string-value="" calcext:value-type="error">
            <text:p>#REF!</text:p>
          </table:table-cell>
          <table:table-cell/>
          <table:table-cell table:formula="of:=IF([.$A164]&lt;[.$D$6];0;IF([.$A164]&gt;[.$E$6];[.$E$6]-[.$D$6];[.$A164]-[.$D$6]))" office:value-type="string" office:string-value="" calcext:value-type="error">
            <text:p>#REF!</text:p>
          </table:table-cell>
          <table:table-cell table:formula="of:=[.P164]*[.$G$6]" office:value-type="string" office:string-value="" calcext:value-type="error">
            <text:p>#REF!</text:p>
          </table:table-cell>
          <table:table-cell/>
          <table:table-cell table:formula="of:=IF([.$A164]&lt;[.$D$7];0;IF([.$A164]&gt;[.$E$7];[.$E$7]-[.$D$7];[.$A164]-[.$D$7]))" office:value-type="string" office:string-value="" calcext:value-type="error">
            <text:p>#REF!</text:p>
          </table:table-cell>
          <table:table-cell table:formula="of:=[.S164]*[.$G$7]" office:value-type="string" office:string-value="" calcext:value-type="error">
            <text:p>#REF!</text:p>
          </table:table-cell>
          <table:table-cell/>
          <table:table-cell table:formula="of:=IF([.$A164]&lt;[.$D$8];0;IF([.$A164]&gt;[.$E$8];[.$E$8]-[.$D$8];[.$A164]-[.$D$8]))" office:value-type="string" office:string-value="" calcext:value-type="error">
            <text:p>#REF!</text:p>
          </table:table-cell>
          <table:table-cell table:formula="of:=[.V164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63]/50)*50=[.A164];[.A163]+50;CEILING([.A163]/50)*50)" office:value-type="string" office:string-value="" calcext:value-type="error">
            <text:p>#REF!</text:p>
          </table:table-cell>
          <table:table-cell table:formula="of:=ROUND([.E165]+[.H165]+[.K165]+[.N165]+[.Q165]+[.T165]+[.W165];0)" office:value-type="string" office:string-value="" calcext:value-type="error">
            <text:p>#REF!</text:p>
          </table:table-cell>
          <table:table-cell/>
          <table:table-cell table:formula="of:=IF([.$A165]&gt;=[.$E$2];[.$E$2];[.$A165])" office:value-type="string" office:string-value="" calcext:value-type="error">
            <text:p>#REF!</text:p>
          </table:table-cell>
          <table:table-cell table:formula="of:=[.D165]*[.$G$2]" office:value-type="string" office:string-value="" calcext:value-type="error">
            <text:p>#REF!</text:p>
          </table:table-cell>
          <table:table-cell table:style-name="ce12"/>
          <table:table-cell table:formula="of:=IF([.$A165]&lt;[.$D$3];0;IF([.$A165]&gt;[.$E$3];[.$E$3]-[.$D$3];[.$A165]-[.$D$3]))" office:value-type="string" office:string-value="" calcext:value-type="error">
            <text:p>#REF!</text:p>
          </table:table-cell>
          <table:table-cell table:formula="of:=[.G165]*[.$G$3]" office:value-type="string" office:string-value="" calcext:value-type="error">
            <text:p>#REF!</text:p>
          </table:table-cell>
          <table:table-cell/>
          <table:table-cell table:formula="of:=IF([.$A165]&lt;[.$D$4];0;IF([.$A165]&gt;[.$E$4];[.$E$4]-[.$D$4];[.$A165]-[.$D$4]))" office:value-type="string" office:string-value="" calcext:value-type="error">
            <text:p>#REF!</text:p>
          </table:table-cell>
          <table:table-cell table:formula="of:=[.J165]*[.$G$4]" office:value-type="string" office:string-value="" calcext:value-type="error">
            <text:p>#REF!</text:p>
          </table:table-cell>
          <table:table-cell/>
          <table:table-cell table:formula="of:=IF([.$A165]&lt;[.$D$5];0;IF([.$A165]&gt;[.$E$5];[.$E$5]-[.$D$5];[.$A165]-[.$D$5]))" office:value-type="string" office:string-value="" calcext:value-type="error">
            <text:p>#REF!</text:p>
          </table:table-cell>
          <table:table-cell table:formula="of:=[.M165]*[.$G$5]" office:value-type="string" office:string-value="" calcext:value-type="error">
            <text:p>#REF!</text:p>
          </table:table-cell>
          <table:table-cell/>
          <table:table-cell table:formula="of:=IF([.$A165]&lt;[.$D$6];0;IF([.$A165]&gt;[.$E$6];[.$E$6]-[.$D$6];[.$A165]-[.$D$6]))" office:value-type="string" office:string-value="" calcext:value-type="error">
            <text:p>#REF!</text:p>
          </table:table-cell>
          <table:table-cell table:formula="of:=[.P165]*[.$G$6]" office:value-type="string" office:string-value="" calcext:value-type="error">
            <text:p>#REF!</text:p>
          </table:table-cell>
          <table:table-cell/>
          <table:table-cell table:formula="of:=IF([.$A165]&lt;[.$D$7];0;IF([.$A165]&gt;[.$E$7];[.$E$7]-[.$D$7];[.$A165]-[.$D$7]))" office:value-type="string" office:string-value="" calcext:value-type="error">
            <text:p>#REF!</text:p>
          </table:table-cell>
          <table:table-cell table:formula="of:=[.S165]*[.$G$7]" office:value-type="string" office:string-value="" calcext:value-type="error">
            <text:p>#REF!</text:p>
          </table:table-cell>
          <table:table-cell/>
          <table:table-cell table:formula="of:=IF([.$A165]&lt;[.$D$8];0;IF([.$A165]&gt;[.$E$8];[.$E$8]-[.$D$8];[.$A165]-[.$D$8]))" office:value-type="string" office:string-value="" calcext:value-type="error">
            <text:p>#REF!</text:p>
          </table:table-cell>
          <table:table-cell table:formula="of:=[.V165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64:.B165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O13]" office:value-type="string" office:string-value="" calcext:value-type="error">
            <text:p>#REF!</text:p>
          </table:table-cell>
          <table:table-cell table:formula="of:=ROUND([.E168]+[.H168]+[.K168]+[.N168]+[.Q168]+[.T168]+[.W168];0)" office:value-type="string" office:string-value="" calcext:value-type="error">
            <text:p>#REF!</text:p>
          </table:table-cell>
          <table:table-cell/>
          <table:table-cell table:formula="of:=IF([.$A168]&gt;=[.$E$2];[.$E$2];[.$A168])" office:value-type="string" office:string-value="" calcext:value-type="error">
            <text:p>#REF!</text:p>
          </table:table-cell>
          <table:table-cell table:formula="of:=[.D168]*[.$G$2]" office:value-type="string" office:string-value="" calcext:value-type="error">
            <text:p>#REF!</text:p>
          </table:table-cell>
          <table:table-cell table:style-name="ce12"/>
          <table:table-cell table:formula="of:=IF([.$A168]&lt;[.$D$3];0;IF([.$A168]&gt;[.$E$3];[.$E$3]-[.$D$3];[.$A168]-[.$D$3]))" office:value-type="string" office:string-value="" calcext:value-type="error">
            <text:p>#REF!</text:p>
          </table:table-cell>
          <table:table-cell table:formula="of:=[.G168]*[.$G$3]" office:value-type="string" office:string-value="" calcext:value-type="error">
            <text:p>#REF!</text:p>
          </table:table-cell>
          <table:table-cell/>
          <table:table-cell table:formula="of:=IF([.$A168]&lt;[.$D$4];0;IF([.$A168]&gt;[.$E$4];[.$E$4]-[.$D$4];[.$A168]-[.$D$4]))" office:value-type="string" office:string-value="" calcext:value-type="error">
            <text:p>#REF!</text:p>
          </table:table-cell>
          <table:table-cell table:formula="of:=[.J168]*[.$G$4]" office:value-type="string" office:string-value="" calcext:value-type="error">
            <text:p>#REF!</text:p>
          </table:table-cell>
          <table:table-cell/>
          <table:table-cell table:formula="of:=IF([.$A168]&lt;[.$D$5];0;IF([.$A168]&gt;[.$E$5];[.$E$5]-[.$D$5];[.$A168]-[.$D$5]))" office:value-type="string" office:string-value="" calcext:value-type="error">
            <text:p>#REF!</text:p>
          </table:table-cell>
          <table:table-cell table:formula="of:=[.M168]*[.$G$5]" office:value-type="string" office:string-value="" calcext:value-type="error">
            <text:p>#REF!</text:p>
          </table:table-cell>
          <table:table-cell/>
          <table:table-cell table:formula="of:=IF([.$A168]&lt;[.$D$6];0;IF([.$A168]&gt;[.$E$6];[.$E$6]-[.$D$6];[.$A168]-[.$D$6]))" office:value-type="string" office:string-value="" calcext:value-type="error">
            <text:p>#REF!</text:p>
          </table:table-cell>
          <table:table-cell table:formula="of:=[.P168]*[.$G$6]" office:value-type="string" office:string-value="" calcext:value-type="error">
            <text:p>#REF!</text:p>
          </table:table-cell>
          <table:table-cell/>
          <table:table-cell table:formula="of:=IF([.$A168]&lt;[.$D$7];0;IF([.$A168]&gt;[.$E$7];[.$E$7]-[.$D$7];[.$A168]-[.$D$7]))" office:value-type="string" office:string-value="" calcext:value-type="error">
            <text:p>#REF!</text:p>
          </table:table-cell>
          <table:table-cell table:formula="of:=[.S168]*[.$G$7]" office:value-type="string" office:string-value="" calcext:value-type="error">
            <text:p>#REF!</text:p>
          </table:table-cell>
          <table:table-cell/>
          <table:table-cell table:formula="of:=IF([.$A168]&lt;[.$D$8];0;IF([.$A168]&gt;[.$E$8];[.$E$8]-[.$D$8];[.$A168]-[.$D$8]))" office:value-type="string" office:string-value="" calcext:value-type="error">
            <text:p>#REF!</text:p>
          </table:table-cell>
          <table:table-cell table:formula="of:=[.V168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68]/50)*50" office:value-type="string" office:string-value="" calcext:value-type="error">
            <text:p>#REF!</text:p>
          </table:table-cell>
          <table:table-cell table:formula="of:=ROUND([.E169]+[.H169]+[.K169]+[.N169]+[.Q169]+[.T169]+[.W169];0)" office:value-type="string" office:string-value="" calcext:value-type="error">
            <text:p>#REF!</text:p>
          </table:table-cell>
          <table:table-cell/>
          <table:table-cell table:formula="of:=IF([.$A169]&gt;=[.$E$2];[.$E$2];[.$A169])" office:value-type="string" office:string-value="" calcext:value-type="error">
            <text:p>#REF!</text:p>
          </table:table-cell>
          <table:table-cell table:formula="of:=[.D169]*[.$G$2]" office:value-type="string" office:string-value="" calcext:value-type="error">
            <text:p>#REF!</text:p>
          </table:table-cell>
          <table:table-cell table:style-name="ce12"/>
          <table:table-cell table:formula="of:=IF([.$A169]&lt;[.$D$3];0;IF([.$A169]&gt;[.$E$3];[.$E$3]-[.$D$3];[.$A169]-[.$D$3]))" office:value-type="string" office:string-value="" calcext:value-type="error">
            <text:p>#REF!</text:p>
          </table:table-cell>
          <table:table-cell table:formula="of:=[.G169]*[.$G$3]" office:value-type="string" office:string-value="" calcext:value-type="error">
            <text:p>#REF!</text:p>
          </table:table-cell>
          <table:table-cell/>
          <table:table-cell table:formula="of:=IF([.$A169]&lt;[.$D$4];0;IF([.$A169]&gt;[.$E$4];[.$E$4]-[.$D$4];[.$A169]-[.$D$4]))" office:value-type="string" office:string-value="" calcext:value-type="error">
            <text:p>#REF!</text:p>
          </table:table-cell>
          <table:table-cell table:formula="of:=[.J169]*[.$G$4]" office:value-type="string" office:string-value="" calcext:value-type="error">
            <text:p>#REF!</text:p>
          </table:table-cell>
          <table:table-cell/>
          <table:table-cell table:formula="of:=IF([.$A169]&lt;[.$D$5];0;IF([.$A169]&gt;[.$E$5];[.$E$5]-[.$D$5];[.$A169]-[.$D$5]))" office:value-type="string" office:string-value="" calcext:value-type="error">
            <text:p>#REF!</text:p>
          </table:table-cell>
          <table:table-cell table:formula="of:=[.M169]*[.$G$5]" office:value-type="string" office:string-value="" calcext:value-type="error">
            <text:p>#REF!</text:p>
          </table:table-cell>
          <table:table-cell/>
          <table:table-cell table:formula="of:=IF([.$A169]&lt;[.$D$6];0;IF([.$A169]&gt;[.$E$6];[.$E$6]-[.$D$6];[.$A169]-[.$D$6]))" office:value-type="string" office:string-value="" calcext:value-type="error">
            <text:p>#REF!</text:p>
          </table:table-cell>
          <table:table-cell table:formula="of:=[.P169]*[.$G$6]" office:value-type="string" office:string-value="" calcext:value-type="error">
            <text:p>#REF!</text:p>
          </table:table-cell>
          <table:table-cell/>
          <table:table-cell table:formula="of:=IF([.$A169]&lt;[.$D$7];0;IF([.$A169]&gt;[.$E$7];[.$E$7]-[.$D$7];[.$A169]-[.$D$7]))" office:value-type="string" office:string-value="" calcext:value-type="error">
            <text:p>#REF!</text:p>
          </table:table-cell>
          <table:table-cell table:formula="of:=[.S169]*[.$G$7]" office:value-type="string" office:string-value="" calcext:value-type="error">
            <text:p>#REF!</text:p>
          </table:table-cell>
          <table:table-cell/>
          <table:table-cell table:formula="of:=IF([.$A169]&lt;[.$D$8];0;IF([.$A169]&gt;[.$E$8];[.$E$8]-[.$D$8];[.$A169]-[.$D$8]))" office:value-type="string" office:string-value="" calcext:value-type="error">
            <text:p>#REF!</text:p>
          </table:table-cell>
          <table:table-cell table:formula="of:=[.V169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68]/50)*50=[.A169];[.A168]+50;CEILING([.A168]/50)*50)" office:value-type="string" office:string-value="" calcext:value-type="error">
            <text:p>#REF!</text:p>
          </table:table-cell>
          <table:table-cell table:formula="of:=ROUND([.E170]+[.H170]+[.K170]+[.N170]+[.Q170]+[.T170]+[.W170];0)" office:value-type="string" office:string-value="" calcext:value-type="error">
            <text:p>#REF!</text:p>
          </table:table-cell>
          <table:table-cell/>
          <table:table-cell table:formula="of:=IF([.$A170]&gt;=[.$E$2];[.$E$2];[.$A170])" office:value-type="string" office:string-value="" calcext:value-type="error">
            <text:p>#REF!</text:p>
          </table:table-cell>
          <table:table-cell table:formula="of:=[.D170]*[.$G$2]" office:value-type="string" office:string-value="" calcext:value-type="error">
            <text:p>#REF!</text:p>
          </table:table-cell>
          <table:table-cell table:style-name="ce12"/>
          <table:table-cell table:formula="of:=IF([.$A170]&lt;[.$D$3];0;IF([.$A170]&gt;[.$E$3];[.$E$3]-[.$D$3];[.$A170]-[.$D$3]))" office:value-type="string" office:string-value="" calcext:value-type="error">
            <text:p>#REF!</text:p>
          </table:table-cell>
          <table:table-cell table:formula="of:=[.G170]*[.$G$3]" office:value-type="string" office:string-value="" calcext:value-type="error">
            <text:p>#REF!</text:p>
          </table:table-cell>
          <table:table-cell/>
          <table:table-cell table:formula="of:=IF([.$A170]&lt;[.$D$4];0;IF([.$A170]&gt;[.$E$4];[.$E$4]-[.$D$4];[.$A170]-[.$D$4]))" office:value-type="string" office:string-value="" calcext:value-type="error">
            <text:p>#REF!</text:p>
          </table:table-cell>
          <table:table-cell table:formula="of:=[.J170]*[.$G$4]" office:value-type="string" office:string-value="" calcext:value-type="error">
            <text:p>#REF!</text:p>
          </table:table-cell>
          <table:table-cell/>
          <table:table-cell table:formula="of:=IF([.$A170]&lt;[.$D$5];0;IF([.$A170]&gt;[.$E$5];[.$E$5]-[.$D$5];[.$A170]-[.$D$5]))" office:value-type="string" office:string-value="" calcext:value-type="error">
            <text:p>#REF!</text:p>
          </table:table-cell>
          <table:table-cell table:formula="of:=[.M170]*[.$G$5]" office:value-type="string" office:string-value="" calcext:value-type="error">
            <text:p>#REF!</text:p>
          </table:table-cell>
          <table:table-cell/>
          <table:table-cell table:formula="of:=IF([.$A170]&lt;[.$D$6];0;IF([.$A170]&gt;[.$E$6];[.$E$6]-[.$D$6];[.$A170]-[.$D$6]))" office:value-type="string" office:string-value="" calcext:value-type="error">
            <text:p>#REF!</text:p>
          </table:table-cell>
          <table:table-cell table:formula="of:=[.P170]*[.$G$6]" office:value-type="string" office:string-value="" calcext:value-type="error">
            <text:p>#REF!</text:p>
          </table:table-cell>
          <table:table-cell/>
          <table:table-cell table:formula="of:=IF([.$A170]&lt;[.$D$7];0;IF([.$A170]&gt;[.$E$7];[.$E$7]-[.$D$7];[.$A170]-[.$D$7]))" office:value-type="string" office:string-value="" calcext:value-type="error">
            <text:p>#REF!</text:p>
          </table:table-cell>
          <table:table-cell table:formula="of:=[.S170]*[.$G$7]" office:value-type="string" office:string-value="" calcext:value-type="error">
            <text:p>#REF!</text:p>
          </table:table-cell>
          <table:table-cell/>
          <table:table-cell table:formula="of:=IF([.$A170]&lt;[.$D$8];0;IF([.$A170]&gt;[.$E$8];[.$E$8]-[.$D$8];[.$A170]-[.$D$8]))" office:value-type="string" office:string-value="" calcext:value-type="error">
            <text:p>#REF!</text:p>
          </table:table-cell>
          <table:table-cell table:formula="of:=[.V170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69:.B170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O9]" office:value-type="string" office:string-value="" calcext:value-type="error">
            <text:p>#REF!</text:p>
          </table:table-cell>
          <table:table-cell table:formula="of:=ROUND([.E173]+[.H173]+[.K173]+[.N173]+[.Q173]+[.T173]+[.W173];0)" office:value-type="string" office:string-value="" calcext:value-type="error">
            <text:p>#REF!</text:p>
          </table:table-cell>
          <table:table-cell/>
          <table:table-cell table:formula="of:=IF([.$A173]&gt;=[.$E$2];[.$E$2];[.$A173])" office:value-type="string" office:string-value="" calcext:value-type="error">
            <text:p>#REF!</text:p>
          </table:table-cell>
          <table:table-cell table:formula="of:=[.D173]*[.$G$2]" office:value-type="string" office:string-value="" calcext:value-type="error">
            <text:p>#REF!</text:p>
          </table:table-cell>
          <table:table-cell table:style-name="ce12"/>
          <table:table-cell table:formula="of:=IF([.$A173]&lt;[.$D$3];0;IF([.$A173]&gt;[.$E$3];[.$E$3]-[.$D$3];[.$A173]-[.$D$3]))" office:value-type="string" office:string-value="" calcext:value-type="error">
            <text:p>#REF!</text:p>
          </table:table-cell>
          <table:table-cell table:formula="of:=[.G173]*[.$G$3]" office:value-type="string" office:string-value="" calcext:value-type="error">
            <text:p>#REF!</text:p>
          </table:table-cell>
          <table:table-cell/>
          <table:table-cell table:formula="of:=IF([.$A173]&lt;[.$D$4];0;IF([.$A173]&gt;[.$E$4];[.$E$4]-[.$D$4];[.$A173]-[.$D$4]))" office:value-type="string" office:string-value="" calcext:value-type="error">
            <text:p>#REF!</text:p>
          </table:table-cell>
          <table:table-cell table:formula="of:=[.J173]*[.$G$4]" office:value-type="string" office:string-value="" calcext:value-type="error">
            <text:p>#REF!</text:p>
          </table:table-cell>
          <table:table-cell/>
          <table:table-cell table:formula="of:=IF([.$A173]&lt;[.$D$5];0;IF([.$A173]&gt;[.$E$5];[.$E$5]-[.$D$5];[.$A173]-[.$D$5]))" office:value-type="string" office:string-value="" calcext:value-type="error">
            <text:p>#REF!</text:p>
          </table:table-cell>
          <table:table-cell table:formula="of:=[.M173]*[.$G$5]" office:value-type="string" office:string-value="" calcext:value-type="error">
            <text:p>#REF!</text:p>
          </table:table-cell>
          <table:table-cell/>
          <table:table-cell table:formula="of:=IF([.$A173]&lt;[.$D$6];0;IF([.$A173]&gt;[.$E$6];[.$E$6]-[.$D$6];[.$A173]-[.$D$6]))" office:value-type="string" office:string-value="" calcext:value-type="error">
            <text:p>#REF!</text:p>
          </table:table-cell>
          <table:table-cell table:formula="of:=[.P173]*[.$G$6]" office:value-type="string" office:string-value="" calcext:value-type="error">
            <text:p>#REF!</text:p>
          </table:table-cell>
          <table:table-cell/>
          <table:table-cell table:formula="of:=IF([.$A173]&lt;[.$D$7];0;IF([.$A173]&gt;[.$E$7];[.$E$7]-[.$D$7];[.$A173]-[.$D$7]))" office:value-type="string" office:string-value="" calcext:value-type="error">
            <text:p>#REF!</text:p>
          </table:table-cell>
          <table:table-cell table:formula="of:=[.S173]*[.$G$7]" office:value-type="string" office:string-value="" calcext:value-type="error">
            <text:p>#REF!</text:p>
          </table:table-cell>
          <table:table-cell/>
          <table:table-cell table:formula="of:=IF([.$A173]&lt;[.$D$8];0;IF([.$A173]&gt;[.$E$8];[.$E$8]-[.$D$8];[.$A173]-[.$D$8]))" office:value-type="string" office:string-value="" calcext:value-type="error">
            <text:p>#REF!</text:p>
          </table:table-cell>
          <table:table-cell table:formula="of:=[.V173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73]/50)*50" office:value-type="string" office:string-value="" calcext:value-type="error">
            <text:p>#REF!</text:p>
          </table:table-cell>
          <table:table-cell table:formula="of:=ROUND([.E174]+[.H174]+[.K174]+[.N174]+[.Q174]+[.T174]+[.W174];0)" office:value-type="string" office:string-value="" calcext:value-type="error">
            <text:p>#REF!</text:p>
          </table:table-cell>
          <table:table-cell/>
          <table:table-cell table:formula="of:=IF([.$A174]&gt;=[.$E$2];[.$E$2];[.$A174])" office:value-type="string" office:string-value="" calcext:value-type="error">
            <text:p>#REF!</text:p>
          </table:table-cell>
          <table:table-cell table:formula="of:=[.D174]*[.$G$2]" office:value-type="string" office:string-value="" calcext:value-type="error">
            <text:p>#REF!</text:p>
          </table:table-cell>
          <table:table-cell table:style-name="ce12"/>
          <table:table-cell table:formula="of:=IF([.$A174]&lt;[.$D$3];0;IF([.$A174]&gt;[.$E$3];[.$E$3]-[.$D$3];[.$A174]-[.$D$3]))" office:value-type="string" office:string-value="" calcext:value-type="error">
            <text:p>#REF!</text:p>
          </table:table-cell>
          <table:table-cell table:formula="of:=[.G174]*[.$G$3]" office:value-type="string" office:string-value="" calcext:value-type="error">
            <text:p>#REF!</text:p>
          </table:table-cell>
          <table:table-cell/>
          <table:table-cell table:formula="of:=IF([.$A174]&lt;[.$D$4];0;IF([.$A174]&gt;[.$E$4];[.$E$4]-[.$D$4];[.$A174]-[.$D$4]))" office:value-type="string" office:string-value="" calcext:value-type="error">
            <text:p>#REF!</text:p>
          </table:table-cell>
          <table:table-cell table:formula="of:=[.J174]*[.$G$4]" office:value-type="string" office:string-value="" calcext:value-type="error">
            <text:p>#REF!</text:p>
          </table:table-cell>
          <table:table-cell/>
          <table:table-cell table:formula="of:=IF([.$A174]&lt;[.$D$5];0;IF([.$A174]&gt;[.$E$5];[.$E$5]-[.$D$5];[.$A174]-[.$D$5]))" office:value-type="string" office:string-value="" calcext:value-type="error">
            <text:p>#REF!</text:p>
          </table:table-cell>
          <table:table-cell table:formula="of:=[.M174]*[.$G$5]" office:value-type="string" office:string-value="" calcext:value-type="error">
            <text:p>#REF!</text:p>
          </table:table-cell>
          <table:table-cell/>
          <table:table-cell table:formula="of:=IF([.$A174]&lt;[.$D$6];0;IF([.$A174]&gt;[.$E$6];[.$E$6]-[.$D$6];[.$A174]-[.$D$6]))" office:value-type="string" office:string-value="" calcext:value-type="error">
            <text:p>#REF!</text:p>
          </table:table-cell>
          <table:table-cell table:formula="of:=[.P174]*[.$G$6]" office:value-type="string" office:string-value="" calcext:value-type="error">
            <text:p>#REF!</text:p>
          </table:table-cell>
          <table:table-cell/>
          <table:table-cell table:formula="of:=IF([.$A174]&lt;[.$D$7];0;IF([.$A174]&gt;[.$E$7];[.$E$7]-[.$D$7];[.$A174]-[.$D$7]))" office:value-type="string" office:string-value="" calcext:value-type="error">
            <text:p>#REF!</text:p>
          </table:table-cell>
          <table:table-cell table:formula="of:=[.S174]*[.$G$7]" office:value-type="string" office:string-value="" calcext:value-type="error">
            <text:p>#REF!</text:p>
          </table:table-cell>
          <table:table-cell/>
          <table:table-cell table:formula="of:=IF([.$A174]&lt;[.$D$8];0;IF([.$A174]&gt;[.$E$8];[.$E$8]-[.$D$8];[.$A174]-[.$D$8]))" office:value-type="string" office:string-value="" calcext:value-type="error">
            <text:p>#REF!</text:p>
          </table:table-cell>
          <table:table-cell table:formula="of:=[.V174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73]/50)*50=[.A174];[.A173]+50;CEILING([.A173]/50)*50)" office:value-type="string" office:string-value="" calcext:value-type="error">
            <text:p>#REF!</text:p>
          </table:table-cell>
          <table:table-cell table:formula="of:=ROUND([.E175]+[.H175]+[.K175]+[.N175]+[.Q175]+[.T175]+[.W175];0)" office:value-type="string" office:string-value="" calcext:value-type="error">
            <text:p>#REF!</text:p>
          </table:table-cell>
          <table:table-cell/>
          <table:table-cell table:formula="of:=IF([.$A175]&gt;=[.$E$2];[.$E$2];[.$A175])" office:value-type="string" office:string-value="" calcext:value-type="error">
            <text:p>#REF!</text:p>
          </table:table-cell>
          <table:table-cell table:formula="of:=[.D175]*[.$G$2]" office:value-type="string" office:string-value="" calcext:value-type="error">
            <text:p>#REF!</text:p>
          </table:table-cell>
          <table:table-cell table:style-name="ce12"/>
          <table:table-cell table:formula="of:=IF([.$A175]&lt;[.$D$3];0;IF([.$A175]&gt;[.$E$3];[.$E$3]-[.$D$3];[.$A175]-[.$D$3]))" office:value-type="string" office:string-value="" calcext:value-type="error">
            <text:p>#REF!</text:p>
          </table:table-cell>
          <table:table-cell table:formula="of:=[.G175]*[.$G$3]" office:value-type="string" office:string-value="" calcext:value-type="error">
            <text:p>#REF!</text:p>
          </table:table-cell>
          <table:table-cell/>
          <table:table-cell table:formula="of:=IF([.$A175]&lt;[.$D$4];0;IF([.$A175]&gt;[.$E$4];[.$E$4]-[.$D$4];[.$A175]-[.$D$4]))" office:value-type="string" office:string-value="" calcext:value-type="error">
            <text:p>#REF!</text:p>
          </table:table-cell>
          <table:table-cell table:formula="of:=[.J175]*[.$G$4]" office:value-type="string" office:string-value="" calcext:value-type="error">
            <text:p>#REF!</text:p>
          </table:table-cell>
          <table:table-cell/>
          <table:table-cell table:formula="of:=IF([.$A175]&lt;[.$D$5];0;IF([.$A175]&gt;[.$E$5];[.$E$5]-[.$D$5];[.$A175]-[.$D$5]))" office:value-type="string" office:string-value="" calcext:value-type="error">
            <text:p>#REF!</text:p>
          </table:table-cell>
          <table:table-cell table:formula="of:=[.M175]*[.$G$5]" office:value-type="string" office:string-value="" calcext:value-type="error">
            <text:p>#REF!</text:p>
          </table:table-cell>
          <table:table-cell/>
          <table:table-cell table:formula="of:=IF([.$A175]&lt;[.$D$6];0;IF([.$A175]&gt;[.$E$6];[.$E$6]-[.$D$6];[.$A175]-[.$D$6]))" office:value-type="string" office:string-value="" calcext:value-type="error">
            <text:p>#REF!</text:p>
          </table:table-cell>
          <table:table-cell table:formula="of:=[.P175]*[.$G$6]" office:value-type="string" office:string-value="" calcext:value-type="error">
            <text:p>#REF!</text:p>
          </table:table-cell>
          <table:table-cell/>
          <table:table-cell table:formula="of:=IF([.$A175]&lt;[.$D$7];0;IF([.$A175]&gt;[.$E$7];[.$E$7]-[.$D$7];[.$A175]-[.$D$7]))" office:value-type="string" office:string-value="" calcext:value-type="error">
            <text:p>#REF!</text:p>
          </table:table-cell>
          <table:table-cell table:formula="of:=[.S175]*[.$G$7]" office:value-type="string" office:string-value="" calcext:value-type="error">
            <text:p>#REF!</text:p>
          </table:table-cell>
          <table:table-cell/>
          <table:table-cell table:formula="of:=IF([.$A175]&lt;[.$D$8];0;IF([.$A175]&gt;[.$E$8];[.$E$8]-[.$D$8];[.$A175]-[.$D$8]))" office:value-type="string" office:string-value="" calcext:value-type="error">
            <text:p>#REF!</text:p>
          </table:table-cell>
          <table:table-cell table:formula="of:=[.V175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74:.B175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P13]" office:value-type="string" office:string-value="" calcext:value-type="error">
            <text:p>#REF!</text:p>
          </table:table-cell>
          <table:table-cell table:formula="of:=ROUND([.E178]+[.H178]+[.K178]+[.N178]+[.Q178]+[.T178]+[.W178];0)" office:value-type="string" office:string-value="" calcext:value-type="error">
            <text:p>#REF!</text:p>
          </table:table-cell>
          <table:table-cell/>
          <table:table-cell table:formula="of:=IF([.$A178]&gt;=[.$E$2];[.$E$2];[.$A178])" office:value-type="string" office:string-value="" calcext:value-type="error">
            <text:p>#REF!</text:p>
          </table:table-cell>
          <table:table-cell table:formula="of:=[.D178]*[.$G$2]" office:value-type="string" office:string-value="" calcext:value-type="error">
            <text:p>#REF!</text:p>
          </table:table-cell>
          <table:table-cell table:style-name="ce12"/>
          <table:table-cell table:formula="of:=IF([.$A178]&lt;[.$D$3];0;IF([.$A178]&gt;[.$E$3];[.$E$3]-[.$D$3];[.$A178]-[.$D$3]))" office:value-type="string" office:string-value="" calcext:value-type="error">
            <text:p>#REF!</text:p>
          </table:table-cell>
          <table:table-cell table:formula="of:=[.G178]*[.$G$3]" office:value-type="string" office:string-value="" calcext:value-type="error">
            <text:p>#REF!</text:p>
          </table:table-cell>
          <table:table-cell/>
          <table:table-cell table:formula="of:=IF([.$A178]&lt;[.$D$4];0;IF([.$A178]&gt;[.$E$4];[.$E$4]-[.$D$4];[.$A178]-[.$D$4]))" office:value-type="string" office:string-value="" calcext:value-type="error">
            <text:p>#REF!</text:p>
          </table:table-cell>
          <table:table-cell table:formula="of:=[.J178]*[.$G$4]" office:value-type="string" office:string-value="" calcext:value-type="error">
            <text:p>#REF!</text:p>
          </table:table-cell>
          <table:table-cell/>
          <table:table-cell table:formula="of:=IF([.$A178]&lt;[.$D$5];0;IF([.$A178]&gt;[.$E$5];[.$E$5]-[.$D$5];[.$A178]-[.$D$5]))" office:value-type="string" office:string-value="" calcext:value-type="error">
            <text:p>#REF!</text:p>
          </table:table-cell>
          <table:table-cell table:formula="of:=[.M178]*[.$G$5]" office:value-type="string" office:string-value="" calcext:value-type="error">
            <text:p>#REF!</text:p>
          </table:table-cell>
          <table:table-cell/>
          <table:table-cell table:formula="of:=IF([.$A178]&lt;[.$D$6];0;IF([.$A178]&gt;[.$E$6];[.$E$6]-[.$D$6];[.$A178]-[.$D$6]))" office:value-type="string" office:string-value="" calcext:value-type="error">
            <text:p>#REF!</text:p>
          </table:table-cell>
          <table:table-cell table:formula="of:=[.P178]*[.$G$6]" office:value-type="string" office:string-value="" calcext:value-type="error">
            <text:p>#REF!</text:p>
          </table:table-cell>
          <table:table-cell/>
          <table:table-cell table:formula="of:=IF([.$A178]&lt;[.$D$7];0;IF([.$A178]&gt;[.$E$7];[.$E$7]-[.$D$7];[.$A178]-[.$D$7]))" office:value-type="string" office:string-value="" calcext:value-type="error">
            <text:p>#REF!</text:p>
          </table:table-cell>
          <table:table-cell table:formula="of:=[.S178]*[.$G$7]" office:value-type="string" office:string-value="" calcext:value-type="error">
            <text:p>#REF!</text:p>
          </table:table-cell>
          <table:table-cell/>
          <table:table-cell table:formula="of:=IF([.$A178]&lt;[.$D$8];0;IF([.$A178]&gt;[.$E$8];[.$E$8]-[.$D$8];[.$A178]-[.$D$8]))" office:value-type="string" office:string-value="" calcext:value-type="error">
            <text:p>#REF!</text:p>
          </table:table-cell>
          <table:table-cell table:formula="of:=[.V178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78]/50)*50" office:value-type="string" office:string-value="" calcext:value-type="error">
            <text:p>#REF!</text:p>
          </table:table-cell>
          <table:table-cell table:formula="of:=ROUND([.E179]+[.H179]+[.K179]+[.N179]+[.Q179]+[.T179]+[.W179];0)" office:value-type="string" office:string-value="" calcext:value-type="error">
            <text:p>#REF!</text:p>
          </table:table-cell>
          <table:table-cell/>
          <table:table-cell table:formula="of:=IF([.$A179]&gt;=[.$E$2];[.$E$2];[.$A179])" office:value-type="string" office:string-value="" calcext:value-type="error">
            <text:p>#REF!</text:p>
          </table:table-cell>
          <table:table-cell table:formula="of:=[.D179]*[.$G$2]" office:value-type="string" office:string-value="" calcext:value-type="error">
            <text:p>#REF!</text:p>
          </table:table-cell>
          <table:table-cell table:style-name="ce12"/>
          <table:table-cell table:formula="of:=IF([.$A179]&lt;[.$D$3];0;IF([.$A179]&gt;[.$E$3];[.$E$3]-[.$D$3];[.$A179]-[.$D$3]))" office:value-type="string" office:string-value="" calcext:value-type="error">
            <text:p>#REF!</text:p>
          </table:table-cell>
          <table:table-cell table:formula="of:=[.G179]*[.$G$3]" office:value-type="string" office:string-value="" calcext:value-type="error">
            <text:p>#REF!</text:p>
          </table:table-cell>
          <table:table-cell/>
          <table:table-cell table:formula="of:=IF([.$A179]&lt;[.$D$4];0;IF([.$A179]&gt;[.$E$4];[.$E$4]-[.$D$4];[.$A179]-[.$D$4]))" office:value-type="string" office:string-value="" calcext:value-type="error">
            <text:p>#REF!</text:p>
          </table:table-cell>
          <table:table-cell table:formula="of:=[.J179]*[.$G$4]" office:value-type="string" office:string-value="" calcext:value-type="error">
            <text:p>#REF!</text:p>
          </table:table-cell>
          <table:table-cell/>
          <table:table-cell table:formula="of:=IF([.$A179]&lt;[.$D$5];0;IF([.$A179]&gt;[.$E$5];[.$E$5]-[.$D$5];[.$A179]-[.$D$5]))" office:value-type="string" office:string-value="" calcext:value-type="error">
            <text:p>#REF!</text:p>
          </table:table-cell>
          <table:table-cell table:formula="of:=[.M179]*[.$G$5]" office:value-type="string" office:string-value="" calcext:value-type="error">
            <text:p>#REF!</text:p>
          </table:table-cell>
          <table:table-cell/>
          <table:table-cell table:formula="of:=IF([.$A179]&lt;[.$D$6];0;IF([.$A179]&gt;[.$E$6];[.$E$6]-[.$D$6];[.$A179]-[.$D$6]))" office:value-type="string" office:string-value="" calcext:value-type="error">
            <text:p>#REF!</text:p>
          </table:table-cell>
          <table:table-cell table:formula="of:=[.P179]*[.$G$6]" office:value-type="string" office:string-value="" calcext:value-type="error">
            <text:p>#REF!</text:p>
          </table:table-cell>
          <table:table-cell/>
          <table:table-cell table:formula="of:=IF([.$A179]&lt;[.$D$7];0;IF([.$A179]&gt;[.$E$7];[.$E$7]-[.$D$7];[.$A179]-[.$D$7]))" office:value-type="string" office:string-value="" calcext:value-type="error">
            <text:p>#REF!</text:p>
          </table:table-cell>
          <table:table-cell table:formula="of:=[.S179]*[.$G$7]" office:value-type="string" office:string-value="" calcext:value-type="error">
            <text:p>#REF!</text:p>
          </table:table-cell>
          <table:table-cell/>
          <table:table-cell table:formula="of:=IF([.$A179]&lt;[.$D$8];0;IF([.$A179]&gt;[.$E$8];[.$E$8]-[.$D$8];[.$A179]-[.$D$8]))" office:value-type="string" office:string-value="" calcext:value-type="error">
            <text:p>#REF!</text:p>
          </table:table-cell>
          <table:table-cell table:formula="of:=[.V179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78]/50)*50=[.A179];[.A178]+50;CEILING([.A178]/50)*50)" office:value-type="string" office:string-value="" calcext:value-type="error">
            <text:p>#REF!</text:p>
          </table:table-cell>
          <table:table-cell table:formula="of:=ROUND([.E180]+[.H180]+[.K180]+[.N180]+[.Q180]+[.T180]+[.W180];0)" office:value-type="string" office:string-value="" calcext:value-type="error">
            <text:p>#REF!</text:p>
          </table:table-cell>
          <table:table-cell/>
          <table:table-cell table:formula="of:=IF([.$A180]&gt;=[.$E$2];[.$E$2];[.$A180])" office:value-type="string" office:string-value="" calcext:value-type="error">
            <text:p>#REF!</text:p>
          </table:table-cell>
          <table:table-cell table:formula="of:=[.D180]*[.$G$2]" office:value-type="string" office:string-value="" calcext:value-type="error">
            <text:p>#REF!</text:p>
          </table:table-cell>
          <table:table-cell table:style-name="ce12"/>
          <table:table-cell table:formula="of:=IF([.$A180]&lt;[.$D$3];0;IF([.$A180]&gt;[.$E$3];[.$E$3]-[.$D$3];[.$A180]-[.$D$3]))" office:value-type="string" office:string-value="" calcext:value-type="error">
            <text:p>#REF!</text:p>
          </table:table-cell>
          <table:table-cell table:formula="of:=[.G180]*[.$G$3]" office:value-type="string" office:string-value="" calcext:value-type="error">
            <text:p>#REF!</text:p>
          </table:table-cell>
          <table:table-cell/>
          <table:table-cell table:formula="of:=IF([.$A180]&lt;[.$D$4];0;IF([.$A180]&gt;[.$E$4];[.$E$4]-[.$D$4];[.$A180]-[.$D$4]))" office:value-type="string" office:string-value="" calcext:value-type="error">
            <text:p>#REF!</text:p>
          </table:table-cell>
          <table:table-cell table:formula="of:=[.J180]*[.$G$4]" office:value-type="string" office:string-value="" calcext:value-type="error">
            <text:p>#REF!</text:p>
          </table:table-cell>
          <table:table-cell/>
          <table:table-cell table:formula="of:=IF([.$A180]&lt;[.$D$5];0;IF([.$A180]&gt;[.$E$5];[.$E$5]-[.$D$5];[.$A180]-[.$D$5]))" office:value-type="string" office:string-value="" calcext:value-type="error">
            <text:p>#REF!</text:p>
          </table:table-cell>
          <table:table-cell table:formula="of:=[.M180]*[.$G$5]" office:value-type="string" office:string-value="" calcext:value-type="error">
            <text:p>#REF!</text:p>
          </table:table-cell>
          <table:table-cell/>
          <table:table-cell table:formula="of:=IF([.$A180]&lt;[.$D$6];0;IF([.$A180]&gt;[.$E$6];[.$E$6]-[.$D$6];[.$A180]-[.$D$6]))" office:value-type="string" office:string-value="" calcext:value-type="error">
            <text:p>#REF!</text:p>
          </table:table-cell>
          <table:table-cell table:formula="of:=[.P180]*[.$G$6]" office:value-type="string" office:string-value="" calcext:value-type="error">
            <text:p>#REF!</text:p>
          </table:table-cell>
          <table:table-cell/>
          <table:table-cell table:formula="of:=IF([.$A180]&lt;[.$D$7];0;IF([.$A180]&gt;[.$E$7];[.$E$7]-[.$D$7];[.$A180]-[.$D$7]))" office:value-type="string" office:string-value="" calcext:value-type="error">
            <text:p>#REF!</text:p>
          </table:table-cell>
          <table:table-cell table:formula="of:=[.S180]*[.$G$7]" office:value-type="string" office:string-value="" calcext:value-type="error">
            <text:p>#REF!</text:p>
          </table:table-cell>
          <table:table-cell/>
          <table:table-cell table:formula="of:=IF([.$A180]&lt;[.$D$8];0;IF([.$A180]&gt;[.$E$8];[.$E$8]-[.$D$8];[.$A180]-[.$D$8]))" office:value-type="string" office:string-value="" calcext:value-type="error">
            <text:p>#REF!</text:p>
          </table:table-cell>
          <table:table-cell table:formula="of:=[.V180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79:.B180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P9]" office:value-type="string" office:string-value="" calcext:value-type="error">
            <text:p>#REF!</text:p>
          </table:table-cell>
          <table:table-cell table:formula="of:=ROUND([.E183]+[.H183]+[.K183]+[.N183]+[.Q183]+[.T183]+[.W183];0)" office:value-type="string" office:string-value="" calcext:value-type="error">
            <text:p>#REF!</text:p>
          </table:table-cell>
          <table:table-cell/>
          <table:table-cell table:formula="of:=IF([.$A183]&gt;=[.$E$2];[.$E$2];[.$A183])" office:value-type="string" office:string-value="" calcext:value-type="error">
            <text:p>#REF!</text:p>
          </table:table-cell>
          <table:table-cell table:formula="of:=[.D183]*[.$G$2]" office:value-type="string" office:string-value="" calcext:value-type="error">
            <text:p>#REF!</text:p>
          </table:table-cell>
          <table:table-cell table:style-name="ce12"/>
          <table:table-cell table:formula="of:=IF([.$A183]&lt;[.$D$3];0;IF([.$A183]&gt;[.$E$3];[.$E$3]-[.$D$3];[.$A183]-[.$D$3]))" office:value-type="string" office:string-value="" calcext:value-type="error">
            <text:p>#REF!</text:p>
          </table:table-cell>
          <table:table-cell table:formula="of:=[.G183]*[.$G$3]" office:value-type="string" office:string-value="" calcext:value-type="error">
            <text:p>#REF!</text:p>
          </table:table-cell>
          <table:table-cell/>
          <table:table-cell table:formula="of:=IF([.$A183]&lt;[.$D$4];0;IF([.$A183]&gt;[.$E$4];[.$E$4]-[.$D$4];[.$A183]-[.$D$4]))" office:value-type="string" office:string-value="" calcext:value-type="error">
            <text:p>#REF!</text:p>
          </table:table-cell>
          <table:table-cell table:formula="of:=[.J183]*[.$G$4]" office:value-type="string" office:string-value="" calcext:value-type="error">
            <text:p>#REF!</text:p>
          </table:table-cell>
          <table:table-cell/>
          <table:table-cell table:formula="of:=IF([.$A183]&lt;[.$D$5];0;IF([.$A183]&gt;[.$E$5];[.$E$5]-[.$D$5];[.$A183]-[.$D$5]))" office:value-type="string" office:string-value="" calcext:value-type="error">
            <text:p>#REF!</text:p>
          </table:table-cell>
          <table:table-cell table:formula="of:=[.M183]*[.$G$5]" office:value-type="string" office:string-value="" calcext:value-type="error">
            <text:p>#REF!</text:p>
          </table:table-cell>
          <table:table-cell/>
          <table:table-cell table:formula="of:=IF([.$A183]&lt;[.$D$6];0;IF([.$A183]&gt;[.$E$6];[.$E$6]-[.$D$6];[.$A183]-[.$D$6]))" office:value-type="string" office:string-value="" calcext:value-type="error">
            <text:p>#REF!</text:p>
          </table:table-cell>
          <table:table-cell table:formula="of:=[.P183]*[.$G$6]" office:value-type="string" office:string-value="" calcext:value-type="error">
            <text:p>#REF!</text:p>
          </table:table-cell>
          <table:table-cell/>
          <table:table-cell table:formula="of:=IF([.$A183]&lt;[.$D$7];0;IF([.$A183]&gt;[.$E$7];[.$E$7]-[.$D$7];[.$A183]-[.$D$7]))" office:value-type="string" office:string-value="" calcext:value-type="error">
            <text:p>#REF!</text:p>
          </table:table-cell>
          <table:table-cell table:formula="of:=[.S183]*[.$G$7]" office:value-type="string" office:string-value="" calcext:value-type="error">
            <text:p>#REF!</text:p>
          </table:table-cell>
          <table:table-cell/>
          <table:table-cell table:formula="of:=IF([.$A183]&lt;[.$D$8];0;IF([.$A183]&gt;[.$E$8];[.$E$8]-[.$D$8];[.$A183]-[.$D$8]))" office:value-type="string" office:string-value="" calcext:value-type="error">
            <text:p>#REF!</text:p>
          </table:table-cell>
          <table:table-cell table:formula="of:=[.V183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83]/50)*50" office:value-type="string" office:string-value="" calcext:value-type="error">
            <text:p>#REF!</text:p>
          </table:table-cell>
          <table:table-cell table:formula="of:=ROUND([.E184]+[.H184]+[.K184]+[.N184]+[.Q184]+[.T184]+[.W184];0)" office:value-type="string" office:string-value="" calcext:value-type="error">
            <text:p>#REF!</text:p>
          </table:table-cell>
          <table:table-cell/>
          <table:table-cell table:formula="of:=IF([.$A184]&gt;=[.$E$2];[.$E$2];[.$A184])" office:value-type="string" office:string-value="" calcext:value-type="error">
            <text:p>#REF!</text:p>
          </table:table-cell>
          <table:table-cell table:formula="of:=[.D184]*[.$G$2]" office:value-type="string" office:string-value="" calcext:value-type="error">
            <text:p>#REF!</text:p>
          </table:table-cell>
          <table:table-cell table:style-name="ce12"/>
          <table:table-cell table:formula="of:=IF([.$A184]&lt;[.$D$3];0;IF([.$A184]&gt;[.$E$3];[.$E$3]-[.$D$3];[.$A184]-[.$D$3]))" office:value-type="string" office:string-value="" calcext:value-type="error">
            <text:p>#REF!</text:p>
          </table:table-cell>
          <table:table-cell table:formula="of:=[.G184]*[.$G$3]" office:value-type="string" office:string-value="" calcext:value-type="error">
            <text:p>#REF!</text:p>
          </table:table-cell>
          <table:table-cell/>
          <table:table-cell table:formula="of:=IF([.$A184]&lt;[.$D$4];0;IF([.$A184]&gt;[.$E$4];[.$E$4]-[.$D$4];[.$A184]-[.$D$4]))" office:value-type="string" office:string-value="" calcext:value-type="error">
            <text:p>#REF!</text:p>
          </table:table-cell>
          <table:table-cell table:formula="of:=[.J184]*[.$G$4]" office:value-type="string" office:string-value="" calcext:value-type="error">
            <text:p>#REF!</text:p>
          </table:table-cell>
          <table:table-cell/>
          <table:table-cell table:formula="of:=IF([.$A184]&lt;[.$D$5];0;IF([.$A184]&gt;[.$E$5];[.$E$5]-[.$D$5];[.$A184]-[.$D$5]))" office:value-type="string" office:string-value="" calcext:value-type="error">
            <text:p>#REF!</text:p>
          </table:table-cell>
          <table:table-cell table:formula="of:=[.M184]*[.$G$5]" office:value-type="string" office:string-value="" calcext:value-type="error">
            <text:p>#REF!</text:p>
          </table:table-cell>
          <table:table-cell/>
          <table:table-cell table:formula="of:=IF([.$A184]&lt;[.$D$6];0;IF([.$A184]&gt;[.$E$6];[.$E$6]-[.$D$6];[.$A184]-[.$D$6]))" office:value-type="string" office:string-value="" calcext:value-type="error">
            <text:p>#REF!</text:p>
          </table:table-cell>
          <table:table-cell table:formula="of:=[.P184]*[.$G$6]" office:value-type="string" office:string-value="" calcext:value-type="error">
            <text:p>#REF!</text:p>
          </table:table-cell>
          <table:table-cell/>
          <table:table-cell table:formula="of:=IF([.$A184]&lt;[.$D$7];0;IF([.$A184]&gt;[.$E$7];[.$E$7]-[.$D$7];[.$A184]-[.$D$7]))" office:value-type="string" office:string-value="" calcext:value-type="error">
            <text:p>#REF!</text:p>
          </table:table-cell>
          <table:table-cell table:formula="of:=[.S184]*[.$G$7]" office:value-type="string" office:string-value="" calcext:value-type="error">
            <text:p>#REF!</text:p>
          </table:table-cell>
          <table:table-cell/>
          <table:table-cell table:formula="of:=IF([.$A184]&lt;[.$D$8];0;IF([.$A184]&gt;[.$E$8];[.$E$8]-[.$D$8];[.$A184]-[.$D$8]))" office:value-type="string" office:string-value="" calcext:value-type="error">
            <text:p>#REF!</text:p>
          </table:table-cell>
          <table:table-cell table:formula="of:=[.V184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83]/50)*50=[.A184];[.A183]+50;CEILING([.A183]/50)*50)" office:value-type="string" office:string-value="" calcext:value-type="error">
            <text:p>#REF!</text:p>
          </table:table-cell>
          <table:table-cell table:formula="of:=ROUND([.E185]+[.H185]+[.K185]+[.N185]+[.Q185]+[.T185]+[.W185];0)" office:value-type="string" office:string-value="" calcext:value-type="error">
            <text:p>#REF!</text:p>
          </table:table-cell>
          <table:table-cell/>
          <table:table-cell table:formula="of:=IF([.$A185]&gt;=[.$E$2];[.$E$2];[.$A185])" office:value-type="string" office:string-value="" calcext:value-type="error">
            <text:p>#REF!</text:p>
          </table:table-cell>
          <table:table-cell table:formula="of:=[.D185]*[.$G$2]" office:value-type="string" office:string-value="" calcext:value-type="error">
            <text:p>#REF!</text:p>
          </table:table-cell>
          <table:table-cell table:style-name="ce12"/>
          <table:table-cell table:formula="of:=IF([.$A185]&lt;[.$D$3];0;IF([.$A185]&gt;[.$E$3];[.$E$3]-[.$D$3];[.$A185]-[.$D$3]))" office:value-type="string" office:string-value="" calcext:value-type="error">
            <text:p>#REF!</text:p>
          </table:table-cell>
          <table:table-cell table:formula="of:=[.G185]*[.$G$3]" office:value-type="string" office:string-value="" calcext:value-type="error">
            <text:p>#REF!</text:p>
          </table:table-cell>
          <table:table-cell/>
          <table:table-cell table:formula="of:=IF([.$A185]&lt;[.$D$4];0;IF([.$A185]&gt;[.$E$4];[.$E$4]-[.$D$4];[.$A185]-[.$D$4]))" office:value-type="string" office:string-value="" calcext:value-type="error">
            <text:p>#REF!</text:p>
          </table:table-cell>
          <table:table-cell table:formula="of:=[.J185]*[.$G$4]" office:value-type="string" office:string-value="" calcext:value-type="error">
            <text:p>#REF!</text:p>
          </table:table-cell>
          <table:table-cell/>
          <table:table-cell table:formula="of:=IF([.$A185]&lt;[.$D$5];0;IF([.$A185]&gt;[.$E$5];[.$E$5]-[.$D$5];[.$A185]-[.$D$5]))" office:value-type="string" office:string-value="" calcext:value-type="error">
            <text:p>#REF!</text:p>
          </table:table-cell>
          <table:table-cell table:formula="of:=[.M185]*[.$G$5]" office:value-type="string" office:string-value="" calcext:value-type="error">
            <text:p>#REF!</text:p>
          </table:table-cell>
          <table:table-cell/>
          <table:table-cell table:formula="of:=IF([.$A185]&lt;[.$D$6];0;IF([.$A185]&gt;[.$E$6];[.$E$6]-[.$D$6];[.$A185]-[.$D$6]))" office:value-type="string" office:string-value="" calcext:value-type="error">
            <text:p>#REF!</text:p>
          </table:table-cell>
          <table:table-cell table:formula="of:=[.P185]*[.$G$6]" office:value-type="string" office:string-value="" calcext:value-type="error">
            <text:p>#REF!</text:p>
          </table:table-cell>
          <table:table-cell/>
          <table:table-cell table:formula="of:=IF([.$A185]&lt;[.$D$7];0;IF([.$A185]&gt;[.$E$7];[.$E$7]-[.$D$7];[.$A185]-[.$D$7]))" office:value-type="string" office:string-value="" calcext:value-type="error">
            <text:p>#REF!</text:p>
          </table:table-cell>
          <table:table-cell table:formula="of:=[.S185]*[.$G$7]" office:value-type="string" office:string-value="" calcext:value-type="error">
            <text:p>#REF!</text:p>
          </table:table-cell>
          <table:table-cell/>
          <table:table-cell table:formula="of:=IF([.$A185]&lt;[.$D$8];0;IF([.$A185]&gt;[.$E$8];[.$E$8]-[.$D$8];[.$A185]-[.$D$8]))" office:value-type="string" office:string-value="" calcext:value-type="error">
            <text:p>#REF!</text:p>
          </table:table-cell>
          <table:table-cell table:formula="of:=[.V185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84:.B185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Q13]" office:value-type="string" office:string-value="" calcext:value-type="error">
            <text:p>#REF!</text:p>
          </table:table-cell>
          <table:table-cell table:formula="of:=ROUND([.E188]+[.H188]+[.K188]+[.N188]+[.Q188]+[.T188]+[.W188];0)" office:value-type="string" office:string-value="" calcext:value-type="error">
            <text:p>#REF!</text:p>
          </table:table-cell>
          <table:table-cell/>
          <table:table-cell table:formula="of:=IF([.$A188]&gt;=[.$E$2];[.$E$2];[.$A188])" office:value-type="string" office:string-value="" calcext:value-type="error">
            <text:p>#REF!</text:p>
          </table:table-cell>
          <table:table-cell table:formula="of:=[.D188]*[.$G$2]" office:value-type="string" office:string-value="" calcext:value-type="error">
            <text:p>#REF!</text:p>
          </table:table-cell>
          <table:table-cell table:style-name="ce12"/>
          <table:table-cell table:formula="of:=IF([.$A188]&lt;[.$D$3];0;IF([.$A188]&gt;[.$E$3];[.$E$3]-[.$D$3];[.$A188]-[.$D$3]))" office:value-type="string" office:string-value="" calcext:value-type="error">
            <text:p>#REF!</text:p>
          </table:table-cell>
          <table:table-cell table:formula="of:=[.G188]*[.$G$3]" office:value-type="string" office:string-value="" calcext:value-type="error">
            <text:p>#REF!</text:p>
          </table:table-cell>
          <table:table-cell/>
          <table:table-cell table:formula="of:=IF([.$A188]&lt;[.$D$4];0;IF([.$A188]&gt;[.$E$4];[.$E$4]-[.$D$4];[.$A188]-[.$D$4]))" office:value-type="string" office:string-value="" calcext:value-type="error">
            <text:p>#REF!</text:p>
          </table:table-cell>
          <table:table-cell table:formula="of:=[.J188]*[.$G$4]" office:value-type="string" office:string-value="" calcext:value-type="error">
            <text:p>#REF!</text:p>
          </table:table-cell>
          <table:table-cell/>
          <table:table-cell table:formula="of:=IF([.$A188]&lt;[.$D$5];0;IF([.$A188]&gt;[.$E$5];[.$E$5]-[.$D$5];[.$A188]-[.$D$5]))" office:value-type="string" office:string-value="" calcext:value-type="error">
            <text:p>#REF!</text:p>
          </table:table-cell>
          <table:table-cell table:formula="of:=[.M188]*[.$G$5]" office:value-type="string" office:string-value="" calcext:value-type="error">
            <text:p>#REF!</text:p>
          </table:table-cell>
          <table:table-cell/>
          <table:table-cell table:formula="of:=IF([.$A188]&lt;[.$D$6];0;IF([.$A188]&gt;[.$E$6];[.$E$6]-[.$D$6];[.$A188]-[.$D$6]))" office:value-type="string" office:string-value="" calcext:value-type="error">
            <text:p>#REF!</text:p>
          </table:table-cell>
          <table:table-cell table:formula="of:=[.P188]*[.$G$6]" office:value-type="string" office:string-value="" calcext:value-type="error">
            <text:p>#REF!</text:p>
          </table:table-cell>
          <table:table-cell/>
          <table:table-cell table:formula="of:=IF([.$A188]&lt;[.$D$7];0;IF([.$A188]&gt;[.$E$7];[.$E$7]-[.$D$7];[.$A188]-[.$D$7]))" office:value-type="string" office:string-value="" calcext:value-type="error">
            <text:p>#REF!</text:p>
          </table:table-cell>
          <table:table-cell table:formula="of:=[.S188]*[.$G$7]" office:value-type="string" office:string-value="" calcext:value-type="error">
            <text:p>#REF!</text:p>
          </table:table-cell>
          <table:table-cell/>
          <table:table-cell table:formula="of:=IF([.$A188]&lt;[.$D$8];0;IF([.$A188]&gt;[.$E$8];[.$E$8]-[.$D$8];[.$A188]-[.$D$8]))" office:value-type="string" office:string-value="" calcext:value-type="error">
            <text:p>#REF!</text:p>
          </table:table-cell>
          <table:table-cell table:formula="of:=[.V188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88]/50)*50" office:value-type="string" office:string-value="" calcext:value-type="error">
            <text:p>#REF!</text:p>
          </table:table-cell>
          <table:table-cell table:formula="of:=ROUND([.E189]+[.H189]+[.K189]+[.N189]+[.Q189]+[.T189]+[.W189];0)" office:value-type="string" office:string-value="" calcext:value-type="error">
            <text:p>#REF!</text:p>
          </table:table-cell>
          <table:table-cell/>
          <table:table-cell table:formula="of:=IF([.$A189]&gt;=[.$E$2];[.$E$2];[.$A189])" office:value-type="string" office:string-value="" calcext:value-type="error">
            <text:p>#REF!</text:p>
          </table:table-cell>
          <table:table-cell table:formula="of:=[.D189]*[.$G$2]" office:value-type="string" office:string-value="" calcext:value-type="error">
            <text:p>#REF!</text:p>
          </table:table-cell>
          <table:table-cell table:style-name="ce12"/>
          <table:table-cell table:formula="of:=IF([.$A189]&lt;[.$D$3];0;IF([.$A189]&gt;[.$E$3];[.$E$3]-[.$D$3];[.$A189]-[.$D$3]))" office:value-type="string" office:string-value="" calcext:value-type="error">
            <text:p>#REF!</text:p>
          </table:table-cell>
          <table:table-cell table:formula="of:=[.G189]*[.$G$3]" office:value-type="string" office:string-value="" calcext:value-type="error">
            <text:p>#REF!</text:p>
          </table:table-cell>
          <table:table-cell/>
          <table:table-cell table:formula="of:=IF([.$A189]&lt;[.$D$4];0;IF([.$A189]&gt;[.$E$4];[.$E$4]-[.$D$4];[.$A189]-[.$D$4]))" office:value-type="string" office:string-value="" calcext:value-type="error">
            <text:p>#REF!</text:p>
          </table:table-cell>
          <table:table-cell table:formula="of:=[.J189]*[.$G$4]" office:value-type="string" office:string-value="" calcext:value-type="error">
            <text:p>#REF!</text:p>
          </table:table-cell>
          <table:table-cell/>
          <table:table-cell table:formula="of:=IF([.$A189]&lt;[.$D$5];0;IF([.$A189]&gt;[.$E$5];[.$E$5]-[.$D$5];[.$A189]-[.$D$5]))" office:value-type="string" office:string-value="" calcext:value-type="error">
            <text:p>#REF!</text:p>
          </table:table-cell>
          <table:table-cell table:formula="of:=[.M189]*[.$G$5]" office:value-type="string" office:string-value="" calcext:value-type="error">
            <text:p>#REF!</text:p>
          </table:table-cell>
          <table:table-cell/>
          <table:table-cell table:formula="of:=IF([.$A189]&lt;[.$D$6];0;IF([.$A189]&gt;[.$E$6];[.$E$6]-[.$D$6];[.$A189]-[.$D$6]))" office:value-type="string" office:string-value="" calcext:value-type="error">
            <text:p>#REF!</text:p>
          </table:table-cell>
          <table:table-cell table:formula="of:=[.P189]*[.$G$6]" office:value-type="string" office:string-value="" calcext:value-type="error">
            <text:p>#REF!</text:p>
          </table:table-cell>
          <table:table-cell/>
          <table:table-cell table:formula="of:=IF([.$A189]&lt;[.$D$7];0;IF([.$A189]&gt;[.$E$7];[.$E$7]-[.$D$7];[.$A189]-[.$D$7]))" office:value-type="string" office:string-value="" calcext:value-type="error">
            <text:p>#REF!</text:p>
          </table:table-cell>
          <table:table-cell table:formula="of:=[.S189]*[.$G$7]" office:value-type="string" office:string-value="" calcext:value-type="error">
            <text:p>#REF!</text:p>
          </table:table-cell>
          <table:table-cell/>
          <table:table-cell table:formula="of:=IF([.$A189]&lt;[.$D$8];0;IF([.$A189]&gt;[.$E$8];[.$E$8]-[.$D$8];[.$A189]-[.$D$8]))" office:value-type="string" office:string-value="" calcext:value-type="error">
            <text:p>#REF!</text:p>
          </table:table-cell>
          <table:table-cell table:formula="of:=[.V189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88]/50)*50=[.A189];[.A188]+50;CEILING([.A188]/50)*50)" office:value-type="string" office:string-value="" calcext:value-type="error">
            <text:p>#REF!</text:p>
          </table:table-cell>
          <table:table-cell table:formula="of:=ROUND([.E190]+[.H190]+[.K190]+[.N190]+[.Q190]+[.T190]+[.W190];0)" office:value-type="string" office:string-value="" calcext:value-type="error">
            <text:p>#REF!</text:p>
          </table:table-cell>
          <table:table-cell/>
          <table:table-cell table:formula="of:=IF([.$A190]&gt;=[.$E$2];[.$E$2];[.$A190])" office:value-type="string" office:string-value="" calcext:value-type="error">
            <text:p>#REF!</text:p>
          </table:table-cell>
          <table:table-cell table:formula="of:=[.D190]*[.$G$2]" office:value-type="string" office:string-value="" calcext:value-type="error">
            <text:p>#REF!</text:p>
          </table:table-cell>
          <table:table-cell table:style-name="ce12"/>
          <table:table-cell table:formula="of:=IF([.$A190]&lt;[.$D$3];0;IF([.$A190]&gt;[.$E$3];[.$E$3]-[.$D$3];[.$A190]-[.$D$3]))" office:value-type="string" office:string-value="" calcext:value-type="error">
            <text:p>#REF!</text:p>
          </table:table-cell>
          <table:table-cell table:formula="of:=[.G190]*[.$G$3]" office:value-type="string" office:string-value="" calcext:value-type="error">
            <text:p>#REF!</text:p>
          </table:table-cell>
          <table:table-cell/>
          <table:table-cell table:formula="of:=IF([.$A190]&lt;[.$D$4];0;IF([.$A190]&gt;[.$E$4];[.$E$4]-[.$D$4];[.$A190]-[.$D$4]))" office:value-type="string" office:string-value="" calcext:value-type="error">
            <text:p>#REF!</text:p>
          </table:table-cell>
          <table:table-cell table:formula="of:=[.J190]*[.$G$4]" office:value-type="string" office:string-value="" calcext:value-type="error">
            <text:p>#REF!</text:p>
          </table:table-cell>
          <table:table-cell/>
          <table:table-cell table:formula="of:=IF([.$A190]&lt;[.$D$5];0;IF([.$A190]&gt;[.$E$5];[.$E$5]-[.$D$5];[.$A190]-[.$D$5]))" office:value-type="string" office:string-value="" calcext:value-type="error">
            <text:p>#REF!</text:p>
          </table:table-cell>
          <table:table-cell table:formula="of:=[.M190]*[.$G$5]" office:value-type="string" office:string-value="" calcext:value-type="error">
            <text:p>#REF!</text:p>
          </table:table-cell>
          <table:table-cell/>
          <table:table-cell table:formula="of:=IF([.$A190]&lt;[.$D$6];0;IF([.$A190]&gt;[.$E$6];[.$E$6]-[.$D$6];[.$A190]-[.$D$6]))" office:value-type="string" office:string-value="" calcext:value-type="error">
            <text:p>#REF!</text:p>
          </table:table-cell>
          <table:table-cell table:formula="of:=[.P190]*[.$G$6]" office:value-type="string" office:string-value="" calcext:value-type="error">
            <text:p>#REF!</text:p>
          </table:table-cell>
          <table:table-cell/>
          <table:table-cell table:formula="of:=IF([.$A190]&lt;[.$D$7];0;IF([.$A190]&gt;[.$E$7];[.$E$7]-[.$D$7];[.$A190]-[.$D$7]))" office:value-type="string" office:string-value="" calcext:value-type="error">
            <text:p>#REF!</text:p>
          </table:table-cell>
          <table:table-cell table:formula="of:=[.S190]*[.$G$7]" office:value-type="string" office:string-value="" calcext:value-type="error">
            <text:p>#REF!</text:p>
          </table:table-cell>
          <table:table-cell/>
          <table:table-cell table:formula="of:=IF([.$A190]&lt;[.$D$8];0;IF([.$A190]&gt;[.$E$8];[.$E$8]-[.$D$8];[.$A190]-[.$D$8]))" office:value-type="string" office:string-value="" calcext:value-type="error">
            <text:p>#REF!</text:p>
          </table:table-cell>
          <table:table-cell table:formula="of:=[.V190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89:.B190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Q9]" office:value-type="string" office:string-value="" calcext:value-type="error">
            <text:p>#REF!</text:p>
          </table:table-cell>
          <table:table-cell table:formula="of:=ROUND([.E193]+[.H193]+[.K193]+[.N193]+[.Q193]+[.T193]+[.W193];0)" office:value-type="string" office:string-value="" calcext:value-type="error">
            <text:p>#REF!</text:p>
          </table:table-cell>
          <table:table-cell/>
          <table:table-cell table:formula="of:=IF([.$A193]&gt;=[.$E$2];[.$E$2];[.$A193])" office:value-type="string" office:string-value="" calcext:value-type="error">
            <text:p>#REF!</text:p>
          </table:table-cell>
          <table:table-cell table:formula="of:=[.D193]*[.$G$2]" office:value-type="string" office:string-value="" calcext:value-type="error">
            <text:p>#REF!</text:p>
          </table:table-cell>
          <table:table-cell table:style-name="ce12"/>
          <table:table-cell table:formula="of:=IF([.$A193]&lt;[.$D$3];0;IF([.$A193]&gt;[.$E$3];[.$E$3]-[.$D$3];[.$A193]-[.$D$3]))" office:value-type="string" office:string-value="" calcext:value-type="error">
            <text:p>#REF!</text:p>
          </table:table-cell>
          <table:table-cell table:formula="of:=[.G193]*[.$G$3]" office:value-type="string" office:string-value="" calcext:value-type="error">
            <text:p>#REF!</text:p>
          </table:table-cell>
          <table:table-cell/>
          <table:table-cell table:formula="of:=IF([.$A193]&lt;[.$D$4];0;IF([.$A193]&gt;[.$E$4];[.$E$4]-[.$D$4];[.$A193]-[.$D$4]))" office:value-type="string" office:string-value="" calcext:value-type="error">
            <text:p>#REF!</text:p>
          </table:table-cell>
          <table:table-cell table:formula="of:=[.J193]*[.$G$4]" office:value-type="string" office:string-value="" calcext:value-type="error">
            <text:p>#REF!</text:p>
          </table:table-cell>
          <table:table-cell/>
          <table:table-cell table:formula="of:=IF([.$A193]&lt;[.$D$5];0;IF([.$A193]&gt;[.$E$5];[.$E$5]-[.$D$5];[.$A193]-[.$D$5]))" office:value-type="string" office:string-value="" calcext:value-type="error">
            <text:p>#REF!</text:p>
          </table:table-cell>
          <table:table-cell table:formula="of:=[.M193]*[.$G$5]" office:value-type="string" office:string-value="" calcext:value-type="error">
            <text:p>#REF!</text:p>
          </table:table-cell>
          <table:table-cell/>
          <table:table-cell table:formula="of:=IF([.$A193]&lt;[.$D$6];0;IF([.$A193]&gt;[.$E$6];[.$E$6]-[.$D$6];[.$A193]-[.$D$6]))" office:value-type="string" office:string-value="" calcext:value-type="error">
            <text:p>#REF!</text:p>
          </table:table-cell>
          <table:table-cell table:formula="of:=[.P193]*[.$G$6]" office:value-type="string" office:string-value="" calcext:value-type="error">
            <text:p>#REF!</text:p>
          </table:table-cell>
          <table:table-cell/>
          <table:table-cell table:formula="of:=IF([.$A193]&lt;[.$D$7];0;IF([.$A193]&gt;[.$E$7];[.$E$7]-[.$D$7];[.$A193]-[.$D$7]))" office:value-type="string" office:string-value="" calcext:value-type="error">
            <text:p>#REF!</text:p>
          </table:table-cell>
          <table:table-cell table:formula="of:=[.S193]*[.$G$7]" office:value-type="string" office:string-value="" calcext:value-type="error">
            <text:p>#REF!</text:p>
          </table:table-cell>
          <table:table-cell/>
          <table:table-cell table:formula="of:=IF([.$A193]&lt;[.$D$8];0;IF([.$A193]&gt;[.$E$8];[.$E$8]-[.$D$8];[.$A193]-[.$D$8]))" office:value-type="string" office:string-value="" calcext:value-type="error">
            <text:p>#REF!</text:p>
          </table:table-cell>
          <table:table-cell table:formula="of:=[.V193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93]/50)*50" office:value-type="string" office:string-value="" calcext:value-type="error">
            <text:p>#REF!</text:p>
          </table:table-cell>
          <table:table-cell table:formula="of:=ROUND([.E194]+[.H194]+[.K194]+[.N194]+[.Q194]+[.T194]+[.W194];0)" office:value-type="string" office:string-value="" calcext:value-type="error">
            <text:p>#REF!</text:p>
          </table:table-cell>
          <table:table-cell/>
          <table:table-cell table:formula="of:=IF([.$A194]&gt;=[.$E$2];[.$E$2];[.$A194])" office:value-type="string" office:string-value="" calcext:value-type="error">
            <text:p>#REF!</text:p>
          </table:table-cell>
          <table:table-cell table:formula="of:=[.D194]*[.$G$2]" office:value-type="string" office:string-value="" calcext:value-type="error">
            <text:p>#REF!</text:p>
          </table:table-cell>
          <table:table-cell table:style-name="ce12"/>
          <table:table-cell table:formula="of:=IF([.$A194]&lt;[.$D$3];0;IF([.$A194]&gt;[.$E$3];[.$E$3]-[.$D$3];[.$A194]-[.$D$3]))" office:value-type="string" office:string-value="" calcext:value-type="error">
            <text:p>#REF!</text:p>
          </table:table-cell>
          <table:table-cell table:formula="of:=[.G194]*[.$G$3]" office:value-type="string" office:string-value="" calcext:value-type="error">
            <text:p>#REF!</text:p>
          </table:table-cell>
          <table:table-cell/>
          <table:table-cell table:formula="of:=IF([.$A194]&lt;[.$D$4];0;IF([.$A194]&gt;[.$E$4];[.$E$4]-[.$D$4];[.$A194]-[.$D$4]))" office:value-type="string" office:string-value="" calcext:value-type="error">
            <text:p>#REF!</text:p>
          </table:table-cell>
          <table:table-cell table:formula="of:=[.J194]*[.$G$4]" office:value-type="string" office:string-value="" calcext:value-type="error">
            <text:p>#REF!</text:p>
          </table:table-cell>
          <table:table-cell/>
          <table:table-cell table:formula="of:=IF([.$A194]&lt;[.$D$5];0;IF([.$A194]&gt;[.$E$5];[.$E$5]-[.$D$5];[.$A194]-[.$D$5]))" office:value-type="string" office:string-value="" calcext:value-type="error">
            <text:p>#REF!</text:p>
          </table:table-cell>
          <table:table-cell table:formula="of:=[.M194]*[.$G$5]" office:value-type="string" office:string-value="" calcext:value-type="error">
            <text:p>#REF!</text:p>
          </table:table-cell>
          <table:table-cell/>
          <table:table-cell table:formula="of:=IF([.$A194]&lt;[.$D$6];0;IF([.$A194]&gt;[.$E$6];[.$E$6]-[.$D$6];[.$A194]-[.$D$6]))" office:value-type="string" office:string-value="" calcext:value-type="error">
            <text:p>#REF!</text:p>
          </table:table-cell>
          <table:table-cell table:formula="of:=[.P194]*[.$G$6]" office:value-type="string" office:string-value="" calcext:value-type="error">
            <text:p>#REF!</text:p>
          </table:table-cell>
          <table:table-cell/>
          <table:table-cell table:formula="of:=IF([.$A194]&lt;[.$D$7];0;IF([.$A194]&gt;[.$E$7];[.$E$7]-[.$D$7];[.$A194]-[.$D$7]))" office:value-type="string" office:string-value="" calcext:value-type="error">
            <text:p>#REF!</text:p>
          </table:table-cell>
          <table:table-cell table:formula="of:=[.S194]*[.$G$7]" office:value-type="string" office:string-value="" calcext:value-type="error">
            <text:p>#REF!</text:p>
          </table:table-cell>
          <table:table-cell/>
          <table:table-cell table:formula="of:=IF([.$A194]&lt;[.$D$8];0;IF([.$A194]&gt;[.$E$8];[.$E$8]-[.$D$8];[.$A194]-[.$D$8]))" office:value-type="string" office:string-value="" calcext:value-type="error">
            <text:p>#REF!</text:p>
          </table:table-cell>
          <table:table-cell table:formula="of:=[.V194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93]/50)*50=[.A194];[.A193]+50;CEILING([.A193]/50)*50)" office:value-type="string" office:string-value="" calcext:value-type="error">
            <text:p>#REF!</text:p>
          </table:table-cell>
          <table:table-cell table:formula="of:=ROUND([.E195]+[.H195]+[.K195]+[.N195]+[.Q195]+[.T195]+[.W195];0)" office:value-type="string" office:string-value="" calcext:value-type="error">
            <text:p>#REF!</text:p>
          </table:table-cell>
          <table:table-cell/>
          <table:table-cell table:formula="of:=IF([.$A195]&gt;=[.$E$2];[.$E$2];[.$A195])" office:value-type="string" office:string-value="" calcext:value-type="error">
            <text:p>#REF!</text:p>
          </table:table-cell>
          <table:table-cell table:formula="of:=[.D195]*[.$G$2]" office:value-type="string" office:string-value="" calcext:value-type="error">
            <text:p>#REF!</text:p>
          </table:table-cell>
          <table:table-cell table:style-name="ce12"/>
          <table:table-cell table:formula="of:=IF([.$A195]&lt;[.$D$3];0;IF([.$A195]&gt;[.$E$3];[.$E$3]-[.$D$3];[.$A195]-[.$D$3]))" office:value-type="string" office:string-value="" calcext:value-type="error">
            <text:p>#REF!</text:p>
          </table:table-cell>
          <table:table-cell table:formula="of:=[.G195]*[.$G$3]" office:value-type="string" office:string-value="" calcext:value-type="error">
            <text:p>#REF!</text:p>
          </table:table-cell>
          <table:table-cell/>
          <table:table-cell table:formula="of:=IF([.$A195]&lt;[.$D$4];0;IF([.$A195]&gt;[.$E$4];[.$E$4]-[.$D$4];[.$A195]-[.$D$4]))" office:value-type="string" office:string-value="" calcext:value-type="error">
            <text:p>#REF!</text:p>
          </table:table-cell>
          <table:table-cell table:formula="of:=[.J195]*[.$G$4]" office:value-type="string" office:string-value="" calcext:value-type="error">
            <text:p>#REF!</text:p>
          </table:table-cell>
          <table:table-cell/>
          <table:table-cell table:formula="of:=IF([.$A195]&lt;[.$D$5];0;IF([.$A195]&gt;[.$E$5];[.$E$5]-[.$D$5];[.$A195]-[.$D$5]))" office:value-type="string" office:string-value="" calcext:value-type="error">
            <text:p>#REF!</text:p>
          </table:table-cell>
          <table:table-cell table:formula="of:=[.M195]*[.$G$5]" office:value-type="string" office:string-value="" calcext:value-type="error">
            <text:p>#REF!</text:p>
          </table:table-cell>
          <table:table-cell/>
          <table:table-cell table:formula="of:=IF([.$A195]&lt;[.$D$6];0;IF([.$A195]&gt;[.$E$6];[.$E$6]-[.$D$6];[.$A195]-[.$D$6]))" office:value-type="string" office:string-value="" calcext:value-type="error">
            <text:p>#REF!</text:p>
          </table:table-cell>
          <table:table-cell table:formula="of:=[.P195]*[.$G$6]" office:value-type="string" office:string-value="" calcext:value-type="error">
            <text:p>#REF!</text:p>
          </table:table-cell>
          <table:table-cell/>
          <table:table-cell table:formula="of:=IF([.$A195]&lt;[.$D$7];0;IF([.$A195]&gt;[.$E$7];[.$E$7]-[.$D$7];[.$A195]-[.$D$7]))" office:value-type="string" office:string-value="" calcext:value-type="error">
            <text:p>#REF!</text:p>
          </table:table-cell>
          <table:table-cell table:formula="of:=[.S195]*[.$G$7]" office:value-type="string" office:string-value="" calcext:value-type="error">
            <text:p>#REF!</text:p>
          </table:table-cell>
          <table:table-cell/>
          <table:table-cell table:formula="of:=IF([.$A195]&lt;[.$D$8];0;IF([.$A195]&gt;[.$E$8];[.$E$8]-[.$D$8];[.$A195]-[.$D$8]))" office:value-type="string" office:string-value="" calcext:value-type="error">
            <text:p>#REF!</text:p>
          </table:table-cell>
          <table:table-cell table:formula="of:=[.V195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94:.B195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R13]" office:value-type="string" office:string-value="" calcext:value-type="error">
            <text:p>#REF!</text:p>
          </table:table-cell>
          <table:table-cell table:formula="of:=ROUND([.E198]+[.H198]+[.K198]+[.N198]+[.Q198]+[.T198]+[.W198];0)" office:value-type="string" office:string-value="" calcext:value-type="error">
            <text:p>#REF!</text:p>
          </table:table-cell>
          <table:table-cell/>
          <table:table-cell table:formula="of:=IF([.$A198]&gt;=[.$E$2];[.$E$2];[.$A198])" office:value-type="string" office:string-value="" calcext:value-type="error">
            <text:p>#REF!</text:p>
          </table:table-cell>
          <table:table-cell table:formula="of:=[.D198]*[.$G$2]" office:value-type="string" office:string-value="" calcext:value-type="error">
            <text:p>#REF!</text:p>
          </table:table-cell>
          <table:table-cell table:style-name="ce12"/>
          <table:table-cell table:formula="of:=IF([.$A198]&lt;[.$D$3];0;IF([.$A198]&gt;[.$E$3];[.$E$3]-[.$D$3];[.$A198]-[.$D$3]))" office:value-type="string" office:string-value="" calcext:value-type="error">
            <text:p>#REF!</text:p>
          </table:table-cell>
          <table:table-cell table:formula="of:=[.G198]*[.$G$3]" office:value-type="string" office:string-value="" calcext:value-type="error">
            <text:p>#REF!</text:p>
          </table:table-cell>
          <table:table-cell/>
          <table:table-cell table:formula="of:=IF([.$A198]&lt;[.$D$4];0;IF([.$A198]&gt;[.$E$4];[.$E$4]-[.$D$4];[.$A198]-[.$D$4]))" office:value-type="string" office:string-value="" calcext:value-type="error">
            <text:p>#REF!</text:p>
          </table:table-cell>
          <table:table-cell table:formula="of:=[.J198]*[.$G$4]" office:value-type="string" office:string-value="" calcext:value-type="error">
            <text:p>#REF!</text:p>
          </table:table-cell>
          <table:table-cell/>
          <table:table-cell table:formula="of:=IF([.$A198]&lt;[.$D$5];0;IF([.$A198]&gt;[.$E$5];[.$E$5]-[.$D$5];[.$A198]-[.$D$5]))" office:value-type="string" office:string-value="" calcext:value-type="error">
            <text:p>#REF!</text:p>
          </table:table-cell>
          <table:table-cell table:formula="of:=[.M198]*[.$G$5]" office:value-type="string" office:string-value="" calcext:value-type="error">
            <text:p>#REF!</text:p>
          </table:table-cell>
          <table:table-cell/>
          <table:table-cell table:formula="of:=IF([.$A198]&lt;[.$D$6];0;IF([.$A198]&gt;[.$E$6];[.$E$6]-[.$D$6];[.$A198]-[.$D$6]))" office:value-type="string" office:string-value="" calcext:value-type="error">
            <text:p>#REF!</text:p>
          </table:table-cell>
          <table:table-cell table:formula="of:=[.P198]*[.$G$6]" office:value-type="string" office:string-value="" calcext:value-type="error">
            <text:p>#REF!</text:p>
          </table:table-cell>
          <table:table-cell/>
          <table:table-cell table:formula="of:=IF([.$A198]&lt;[.$D$7];0;IF([.$A198]&gt;[.$E$7];[.$E$7]-[.$D$7];[.$A198]-[.$D$7]))" office:value-type="string" office:string-value="" calcext:value-type="error">
            <text:p>#REF!</text:p>
          </table:table-cell>
          <table:table-cell table:formula="of:=[.S198]*[.$G$7]" office:value-type="string" office:string-value="" calcext:value-type="error">
            <text:p>#REF!</text:p>
          </table:table-cell>
          <table:table-cell/>
          <table:table-cell table:formula="of:=IF([.$A198]&lt;[.$D$8];0;IF([.$A198]&gt;[.$E$8];[.$E$8]-[.$D$8];[.$A198]-[.$D$8]))" office:value-type="string" office:string-value="" calcext:value-type="error">
            <text:p>#REF!</text:p>
          </table:table-cell>
          <table:table-cell table:formula="of:=[.V198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98]/50)*50" office:value-type="string" office:string-value="" calcext:value-type="error">
            <text:p>#REF!</text:p>
          </table:table-cell>
          <table:table-cell table:formula="of:=ROUND([.E199]+[.H199]+[.K199]+[.N199]+[.Q199]+[.T199]+[.W199];0)" office:value-type="string" office:string-value="" calcext:value-type="error">
            <text:p>#REF!</text:p>
          </table:table-cell>
          <table:table-cell/>
          <table:table-cell table:formula="of:=IF([.$A199]&gt;=[.$E$2];[.$E$2];[.$A199])" office:value-type="string" office:string-value="" calcext:value-type="error">
            <text:p>#REF!</text:p>
          </table:table-cell>
          <table:table-cell table:formula="of:=[.D199]*[.$G$2]" office:value-type="string" office:string-value="" calcext:value-type="error">
            <text:p>#REF!</text:p>
          </table:table-cell>
          <table:table-cell table:style-name="ce12"/>
          <table:table-cell table:formula="of:=IF([.$A199]&lt;[.$D$3];0;IF([.$A199]&gt;[.$E$3];[.$E$3]-[.$D$3];[.$A199]-[.$D$3]))" office:value-type="string" office:string-value="" calcext:value-type="error">
            <text:p>#REF!</text:p>
          </table:table-cell>
          <table:table-cell table:formula="of:=[.G199]*[.$G$3]" office:value-type="string" office:string-value="" calcext:value-type="error">
            <text:p>#REF!</text:p>
          </table:table-cell>
          <table:table-cell/>
          <table:table-cell table:formula="of:=IF([.$A199]&lt;[.$D$4];0;IF([.$A199]&gt;[.$E$4];[.$E$4]-[.$D$4];[.$A199]-[.$D$4]))" office:value-type="string" office:string-value="" calcext:value-type="error">
            <text:p>#REF!</text:p>
          </table:table-cell>
          <table:table-cell table:formula="of:=[.J199]*[.$G$4]" office:value-type="string" office:string-value="" calcext:value-type="error">
            <text:p>#REF!</text:p>
          </table:table-cell>
          <table:table-cell/>
          <table:table-cell table:formula="of:=IF([.$A199]&lt;[.$D$5];0;IF([.$A199]&gt;[.$E$5];[.$E$5]-[.$D$5];[.$A199]-[.$D$5]))" office:value-type="string" office:string-value="" calcext:value-type="error">
            <text:p>#REF!</text:p>
          </table:table-cell>
          <table:table-cell table:formula="of:=[.M199]*[.$G$5]" office:value-type="string" office:string-value="" calcext:value-type="error">
            <text:p>#REF!</text:p>
          </table:table-cell>
          <table:table-cell/>
          <table:table-cell table:formula="of:=IF([.$A199]&lt;[.$D$6];0;IF([.$A199]&gt;[.$E$6];[.$E$6]-[.$D$6];[.$A199]-[.$D$6]))" office:value-type="string" office:string-value="" calcext:value-type="error">
            <text:p>#REF!</text:p>
          </table:table-cell>
          <table:table-cell table:formula="of:=[.P199]*[.$G$6]" office:value-type="string" office:string-value="" calcext:value-type="error">
            <text:p>#REF!</text:p>
          </table:table-cell>
          <table:table-cell/>
          <table:table-cell table:formula="of:=IF([.$A199]&lt;[.$D$7];0;IF([.$A199]&gt;[.$E$7];[.$E$7]-[.$D$7];[.$A199]-[.$D$7]))" office:value-type="string" office:string-value="" calcext:value-type="error">
            <text:p>#REF!</text:p>
          </table:table-cell>
          <table:table-cell table:formula="of:=[.S199]*[.$G$7]" office:value-type="string" office:string-value="" calcext:value-type="error">
            <text:p>#REF!</text:p>
          </table:table-cell>
          <table:table-cell/>
          <table:table-cell table:formula="of:=IF([.$A199]&lt;[.$D$8];0;IF([.$A199]&gt;[.$E$8];[.$E$8]-[.$D$8];[.$A199]-[.$D$8]))" office:value-type="string" office:string-value="" calcext:value-type="error">
            <text:p>#REF!</text:p>
          </table:table-cell>
          <table:table-cell table:formula="of:=[.V199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98]/50)*50=[.A199];[.A198]+50;CEILING([.A198]/50)*50)" office:value-type="string" office:string-value="" calcext:value-type="error">
            <text:p>#REF!</text:p>
          </table:table-cell>
          <table:table-cell table:formula="of:=ROUND([.E200]+[.H200]+[.K200]+[.N200]+[.Q200]+[.T200]+[.W200];0)" office:value-type="string" office:string-value="" calcext:value-type="error">
            <text:p>#REF!</text:p>
          </table:table-cell>
          <table:table-cell/>
          <table:table-cell table:formula="of:=IF([.$A200]&gt;=[.$E$2];[.$E$2];[.$A200])" office:value-type="string" office:string-value="" calcext:value-type="error">
            <text:p>#REF!</text:p>
          </table:table-cell>
          <table:table-cell table:formula="of:=[.D200]*[.$G$2]" office:value-type="string" office:string-value="" calcext:value-type="error">
            <text:p>#REF!</text:p>
          </table:table-cell>
          <table:table-cell table:style-name="ce12"/>
          <table:table-cell table:formula="of:=IF([.$A200]&lt;[.$D$3];0;IF([.$A200]&gt;[.$E$3];[.$E$3]-[.$D$3];[.$A200]-[.$D$3]))" office:value-type="string" office:string-value="" calcext:value-type="error">
            <text:p>#REF!</text:p>
          </table:table-cell>
          <table:table-cell table:formula="of:=[.G200]*[.$G$3]" office:value-type="string" office:string-value="" calcext:value-type="error">
            <text:p>#REF!</text:p>
          </table:table-cell>
          <table:table-cell/>
          <table:table-cell table:formula="of:=IF([.$A200]&lt;[.$D$4];0;IF([.$A200]&gt;[.$E$4];[.$E$4]-[.$D$4];[.$A200]-[.$D$4]))" office:value-type="string" office:string-value="" calcext:value-type="error">
            <text:p>#REF!</text:p>
          </table:table-cell>
          <table:table-cell table:formula="of:=[.J200]*[.$G$4]" office:value-type="string" office:string-value="" calcext:value-type="error">
            <text:p>#REF!</text:p>
          </table:table-cell>
          <table:table-cell/>
          <table:table-cell table:formula="of:=IF([.$A200]&lt;[.$D$5];0;IF([.$A200]&gt;[.$E$5];[.$E$5]-[.$D$5];[.$A200]-[.$D$5]))" office:value-type="string" office:string-value="" calcext:value-type="error">
            <text:p>#REF!</text:p>
          </table:table-cell>
          <table:table-cell table:formula="of:=[.M200]*[.$G$5]" office:value-type="string" office:string-value="" calcext:value-type="error">
            <text:p>#REF!</text:p>
          </table:table-cell>
          <table:table-cell/>
          <table:table-cell table:formula="of:=IF([.$A200]&lt;[.$D$6];0;IF([.$A200]&gt;[.$E$6];[.$E$6]-[.$D$6];[.$A200]-[.$D$6]))" office:value-type="string" office:string-value="" calcext:value-type="error">
            <text:p>#REF!</text:p>
          </table:table-cell>
          <table:table-cell table:formula="of:=[.P200]*[.$G$6]" office:value-type="string" office:string-value="" calcext:value-type="error">
            <text:p>#REF!</text:p>
          </table:table-cell>
          <table:table-cell/>
          <table:table-cell table:formula="of:=IF([.$A200]&lt;[.$D$7];0;IF([.$A200]&gt;[.$E$7];[.$E$7]-[.$D$7];[.$A200]-[.$D$7]))" office:value-type="string" office:string-value="" calcext:value-type="error">
            <text:p>#REF!</text:p>
          </table:table-cell>
          <table:table-cell table:formula="of:=[.S200]*[.$G$7]" office:value-type="string" office:string-value="" calcext:value-type="error">
            <text:p>#REF!</text:p>
          </table:table-cell>
          <table:table-cell/>
          <table:table-cell table:formula="of:=IF([.$A200]&lt;[.$D$8];0;IF([.$A200]&gt;[.$E$8];[.$E$8]-[.$D$8];[.$A200]-[.$D$8]))" office:value-type="string" office:string-value="" calcext:value-type="error">
            <text:p>#REF!</text:p>
          </table:table-cell>
          <table:table-cell table:formula="of:=[.V200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99:.B200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R9]" office:value-type="string" office:string-value="" calcext:value-type="error">
            <text:p>#REF!</text:p>
          </table:table-cell>
          <table:table-cell table:formula="of:=ROUND([.E203]+[.H203]+[.K203]+[.N203]+[.Q203]+[.T203]+[.W203];0)" office:value-type="string" office:string-value="" calcext:value-type="error">
            <text:p>#REF!</text:p>
          </table:table-cell>
          <table:table-cell/>
          <table:table-cell table:formula="of:=IF([.$A203]&gt;=[.$E$2];[.$E$2];[.$A203])" office:value-type="string" office:string-value="" calcext:value-type="error">
            <text:p>#REF!</text:p>
          </table:table-cell>
          <table:table-cell table:formula="of:=[.D203]*[.$G$2]" office:value-type="string" office:string-value="" calcext:value-type="error">
            <text:p>#REF!</text:p>
          </table:table-cell>
          <table:table-cell table:style-name="ce12"/>
          <table:table-cell table:formula="of:=IF([.$A203]&lt;[.$D$3];0;IF([.$A203]&gt;[.$E$3];[.$E$3]-[.$D$3];[.$A203]-[.$D$3]))" office:value-type="string" office:string-value="" calcext:value-type="error">
            <text:p>#REF!</text:p>
          </table:table-cell>
          <table:table-cell table:formula="of:=[.G203]*[.$G$3]" office:value-type="string" office:string-value="" calcext:value-type="error">
            <text:p>#REF!</text:p>
          </table:table-cell>
          <table:table-cell/>
          <table:table-cell table:formula="of:=IF([.$A203]&lt;[.$D$4];0;IF([.$A203]&gt;[.$E$4];[.$E$4]-[.$D$4];[.$A203]-[.$D$4]))" office:value-type="string" office:string-value="" calcext:value-type="error">
            <text:p>#REF!</text:p>
          </table:table-cell>
          <table:table-cell table:formula="of:=[.J203]*[.$G$4]" office:value-type="string" office:string-value="" calcext:value-type="error">
            <text:p>#REF!</text:p>
          </table:table-cell>
          <table:table-cell/>
          <table:table-cell table:formula="of:=IF([.$A203]&lt;[.$D$5];0;IF([.$A203]&gt;[.$E$5];[.$E$5]-[.$D$5];[.$A203]-[.$D$5]))" office:value-type="string" office:string-value="" calcext:value-type="error">
            <text:p>#REF!</text:p>
          </table:table-cell>
          <table:table-cell table:formula="of:=[.M203]*[.$G$5]" office:value-type="string" office:string-value="" calcext:value-type="error">
            <text:p>#REF!</text:p>
          </table:table-cell>
          <table:table-cell/>
          <table:table-cell table:formula="of:=IF([.$A203]&lt;[.$D$6];0;IF([.$A203]&gt;[.$E$6];[.$E$6]-[.$D$6];[.$A203]-[.$D$6]))" office:value-type="string" office:string-value="" calcext:value-type="error">
            <text:p>#REF!</text:p>
          </table:table-cell>
          <table:table-cell table:formula="of:=[.P203]*[.$G$6]" office:value-type="string" office:string-value="" calcext:value-type="error">
            <text:p>#REF!</text:p>
          </table:table-cell>
          <table:table-cell/>
          <table:table-cell table:formula="of:=IF([.$A203]&lt;[.$D$7];0;IF([.$A203]&gt;[.$E$7];[.$E$7]-[.$D$7];[.$A203]-[.$D$7]))" office:value-type="string" office:string-value="" calcext:value-type="error">
            <text:p>#REF!</text:p>
          </table:table-cell>
          <table:table-cell table:formula="of:=[.S203]*[.$G$7]" office:value-type="string" office:string-value="" calcext:value-type="error">
            <text:p>#REF!</text:p>
          </table:table-cell>
          <table:table-cell/>
          <table:table-cell table:formula="of:=IF([.$A203]&lt;[.$D$8];0;IF([.$A203]&gt;[.$E$8];[.$E$8]-[.$D$8];[.$A203]-[.$D$8]))" office:value-type="string" office:string-value="" calcext:value-type="error">
            <text:p>#REF!</text:p>
          </table:table-cell>
          <table:table-cell table:formula="of:=[.V203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203]/50)*50" office:value-type="string" office:string-value="" calcext:value-type="error">
            <text:p>#REF!</text:p>
          </table:table-cell>
          <table:table-cell table:formula="of:=ROUND([.E204]+[.H204]+[.K204]+[.N204]+[.Q204]+[.T204]+[.W204];0)" office:value-type="string" office:string-value="" calcext:value-type="error">
            <text:p>#REF!</text:p>
          </table:table-cell>
          <table:table-cell/>
          <table:table-cell table:formula="of:=IF([.$A204]&gt;=[.$E$2];[.$E$2];[.$A204])" office:value-type="string" office:string-value="" calcext:value-type="error">
            <text:p>#REF!</text:p>
          </table:table-cell>
          <table:table-cell table:formula="of:=[.D204]*[.$G$2]" office:value-type="string" office:string-value="" calcext:value-type="error">
            <text:p>#REF!</text:p>
          </table:table-cell>
          <table:table-cell table:style-name="ce12"/>
          <table:table-cell table:formula="of:=IF([.$A204]&lt;[.$D$3];0;IF([.$A204]&gt;[.$E$3];[.$E$3]-[.$D$3];[.$A204]-[.$D$3]))" office:value-type="string" office:string-value="" calcext:value-type="error">
            <text:p>#REF!</text:p>
          </table:table-cell>
          <table:table-cell table:formula="of:=[.G204]*[.$G$3]" office:value-type="string" office:string-value="" calcext:value-type="error">
            <text:p>#REF!</text:p>
          </table:table-cell>
          <table:table-cell/>
          <table:table-cell table:formula="of:=IF([.$A204]&lt;[.$D$4];0;IF([.$A204]&gt;[.$E$4];[.$E$4]-[.$D$4];[.$A204]-[.$D$4]))" office:value-type="string" office:string-value="" calcext:value-type="error">
            <text:p>#REF!</text:p>
          </table:table-cell>
          <table:table-cell table:formula="of:=[.J204]*[.$G$4]" office:value-type="string" office:string-value="" calcext:value-type="error">
            <text:p>#REF!</text:p>
          </table:table-cell>
          <table:table-cell/>
          <table:table-cell table:formula="of:=IF([.$A204]&lt;[.$D$5];0;IF([.$A204]&gt;[.$E$5];[.$E$5]-[.$D$5];[.$A204]-[.$D$5]))" office:value-type="string" office:string-value="" calcext:value-type="error">
            <text:p>#REF!</text:p>
          </table:table-cell>
          <table:table-cell table:formula="of:=[.M204]*[.$G$5]" office:value-type="string" office:string-value="" calcext:value-type="error">
            <text:p>#REF!</text:p>
          </table:table-cell>
          <table:table-cell/>
          <table:table-cell table:formula="of:=IF([.$A204]&lt;[.$D$6];0;IF([.$A204]&gt;[.$E$6];[.$E$6]-[.$D$6];[.$A204]-[.$D$6]))" office:value-type="string" office:string-value="" calcext:value-type="error">
            <text:p>#REF!</text:p>
          </table:table-cell>
          <table:table-cell table:formula="of:=[.P204]*[.$G$6]" office:value-type="string" office:string-value="" calcext:value-type="error">
            <text:p>#REF!</text:p>
          </table:table-cell>
          <table:table-cell/>
          <table:table-cell table:formula="of:=IF([.$A204]&lt;[.$D$7];0;IF([.$A204]&gt;[.$E$7];[.$E$7]-[.$D$7];[.$A204]-[.$D$7]))" office:value-type="string" office:string-value="" calcext:value-type="error">
            <text:p>#REF!</text:p>
          </table:table-cell>
          <table:table-cell table:formula="of:=[.S204]*[.$G$7]" office:value-type="string" office:string-value="" calcext:value-type="error">
            <text:p>#REF!</text:p>
          </table:table-cell>
          <table:table-cell/>
          <table:table-cell table:formula="of:=IF([.$A204]&lt;[.$D$8];0;IF([.$A204]&gt;[.$E$8];[.$E$8]-[.$D$8];[.$A204]-[.$D$8]))" office:value-type="string" office:string-value="" calcext:value-type="error">
            <text:p>#REF!</text:p>
          </table:table-cell>
          <table:table-cell table:formula="of:=[.V204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203]/50)*50=[.A204];[.A203]+50;CEILING([.A203]/50)*50)" office:value-type="string" office:string-value="" calcext:value-type="error">
            <text:p>#REF!</text:p>
          </table:table-cell>
          <table:table-cell table:formula="of:=ROUND([.E205]+[.H205]+[.K205]+[.N205]+[.Q205]+[.T205]+[.W205];0)" office:value-type="string" office:string-value="" calcext:value-type="error">
            <text:p>#REF!</text:p>
          </table:table-cell>
          <table:table-cell/>
          <table:table-cell table:formula="of:=IF([.$A205]&gt;=[.$E$2];[.$E$2];[.$A205])" office:value-type="string" office:string-value="" calcext:value-type="error">
            <text:p>#REF!</text:p>
          </table:table-cell>
          <table:table-cell table:formula="of:=[.D205]*[.$G$2]" office:value-type="string" office:string-value="" calcext:value-type="error">
            <text:p>#REF!</text:p>
          </table:table-cell>
          <table:table-cell table:style-name="ce12"/>
          <table:table-cell table:formula="of:=IF([.$A205]&lt;[.$D$3];0;IF([.$A205]&gt;[.$E$3];[.$E$3]-[.$D$3];[.$A205]-[.$D$3]))" office:value-type="string" office:string-value="" calcext:value-type="error">
            <text:p>#REF!</text:p>
          </table:table-cell>
          <table:table-cell table:formula="of:=[.G205]*[.$G$3]" office:value-type="string" office:string-value="" calcext:value-type="error">
            <text:p>#REF!</text:p>
          </table:table-cell>
          <table:table-cell/>
          <table:table-cell table:formula="of:=IF([.$A205]&lt;[.$D$4];0;IF([.$A205]&gt;[.$E$4];[.$E$4]-[.$D$4];[.$A205]-[.$D$4]))" office:value-type="string" office:string-value="" calcext:value-type="error">
            <text:p>#REF!</text:p>
          </table:table-cell>
          <table:table-cell table:formula="of:=[.J205]*[.$G$4]" office:value-type="string" office:string-value="" calcext:value-type="error">
            <text:p>#REF!</text:p>
          </table:table-cell>
          <table:table-cell/>
          <table:table-cell table:formula="of:=IF([.$A205]&lt;[.$D$5];0;IF([.$A205]&gt;[.$E$5];[.$E$5]-[.$D$5];[.$A205]-[.$D$5]))" office:value-type="string" office:string-value="" calcext:value-type="error">
            <text:p>#REF!</text:p>
          </table:table-cell>
          <table:table-cell table:formula="of:=[.M205]*[.$G$5]" office:value-type="string" office:string-value="" calcext:value-type="error">
            <text:p>#REF!</text:p>
          </table:table-cell>
          <table:table-cell/>
          <table:table-cell table:formula="of:=IF([.$A205]&lt;[.$D$6];0;IF([.$A205]&gt;[.$E$6];[.$E$6]-[.$D$6];[.$A205]-[.$D$6]))" office:value-type="string" office:string-value="" calcext:value-type="error">
            <text:p>#REF!</text:p>
          </table:table-cell>
          <table:table-cell table:formula="of:=[.P205]*[.$G$6]" office:value-type="string" office:string-value="" calcext:value-type="error">
            <text:p>#REF!</text:p>
          </table:table-cell>
          <table:table-cell/>
          <table:table-cell table:formula="of:=IF([.$A205]&lt;[.$D$7];0;IF([.$A205]&gt;[.$E$7];[.$E$7]-[.$D$7];[.$A205]-[.$D$7]))" office:value-type="string" office:string-value="" calcext:value-type="error">
            <text:p>#REF!</text:p>
          </table:table-cell>
          <table:table-cell table:formula="of:=[.S205]*[.$G$7]" office:value-type="string" office:string-value="" calcext:value-type="error">
            <text:p>#REF!</text:p>
          </table:table-cell>
          <table:table-cell/>
          <table:table-cell table:formula="of:=IF([.$A205]&lt;[.$D$8];0;IF([.$A205]&gt;[.$E$8];[.$E$8]-[.$D$8];[.$A205]-[.$D$8]))" office:value-type="string" office:string-value="" calcext:value-type="error">
            <text:p>#REF!</text:p>
          </table:table-cell>
          <table:table-cell table:formula="of:=[.V205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204:.B205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08]+[.H208]+[.K208]+[.N208]+[.Q208]+[.T208]+[.W208];0)" office:value-type="currency" office:currency="USD" office:value="0" calcext:value-type="currency">
            <text:p>$0.00</text:p>
          </table:table-cell>
          <table:table-cell/>
          <table:table-cell table:formula="of:=IF([.$A208]&gt;=[.$E$2];[.$E$2];[.$A208])" office:value-type="currency" office:currency="USD" office:value="0" calcext:value-type="currency">
            <text:p>$0.00</text:p>
          </table:table-cell>
          <table:table-cell table:formula="of:=[.D208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08]&lt;[.$D$3];0;IF([.$A208]&gt;[.$E$3];[.$E$3]-[.$D$3];[.$A208]-[.$D$3]))" office:value-type="currency" office:currency="USD" office:value="0" calcext:value-type="currency">
            <text:p>$0.00</text:p>
          </table:table-cell>
          <table:table-cell table:formula="of:=[.G208]*[.$G$3]" office:value-type="currency" office:currency="USD" office:value="0" calcext:value-type="currency">
            <text:p>$0.00</text:p>
          </table:table-cell>
          <table:table-cell/>
          <table:table-cell table:formula="of:=IF([.$A208]&lt;[.$D$4];0;IF([.$A208]&gt;[.$E$4];[.$E$4]-[.$D$4];[.$A208]-[.$D$4]))" office:value-type="currency" office:currency="USD" office:value="0" calcext:value-type="currency">
            <text:p>$0.00</text:p>
          </table:table-cell>
          <table:table-cell table:formula="of:=[.J208]*[.$G$4]" office:value-type="currency" office:currency="USD" office:value="0" calcext:value-type="currency">
            <text:p>$0.00</text:p>
          </table:table-cell>
          <table:table-cell/>
          <table:table-cell table:formula="of:=IF([.$A208]&lt;[.$D$5];0;IF([.$A208]&gt;[.$E$5];[.$E$5]-[.$D$5];[.$A208]-[.$D$5]))" office:value-type="currency" office:currency="USD" office:value="0" calcext:value-type="currency">
            <text:p>$0.00</text:p>
          </table:table-cell>
          <table:table-cell table:formula="of:=[.M208]*[.$G$5]" office:value-type="currency" office:currency="USD" office:value="0" calcext:value-type="currency">
            <text:p>$0.00</text:p>
          </table:table-cell>
          <table:table-cell/>
          <table:table-cell table:formula="of:=IF([.$A208]&lt;[.$D$6];0;IF([.$A208]&gt;[.$E$6];[.$E$6]-[.$D$6];[.$A208]-[.$D$6]))" office:value-type="currency" office:currency="USD" office:value="0" calcext:value-type="currency">
            <text:p>$0.00</text:p>
          </table:table-cell>
          <table:table-cell table:formula="of:=[.P208]*[.$G$6]" office:value-type="currency" office:currency="USD" office:value="0" calcext:value-type="currency">
            <text:p>$0.00</text:p>
          </table:table-cell>
          <table:table-cell/>
          <table:table-cell table:formula="of:=IF([.$A208]&lt;[.$D$7];0;IF([.$A208]&gt;[.$E$7];[.$E$7]-[.$D$7];[.$A208]-[.$D$7]))" office:value-type="currency" office:currency="USD" office:value="0" calcext:value-type="currency">
            <text:p>$0.00</text:p>
          </table:table-cell>
          <table:table-cell table:formula="of:=[.S208]*[.$G$7]" office:value-type="currency" office:currency="USD" office:value="0" calcext:value-type="currency">
            <text:p>$0.00</text:p>
          </table:table-cell>
          <table:table-cell/>
          <table:table-cell table:formula="of:=IF([.$A208]&lt;[.$D$8];0;IF([.$A208]&gt;[.$E$8];[.$E$8]-[.$D$8];[.$A208]-[.$D$8]))" office:value-type="currency" office:currency="USD" office:value="0" calcext:value-type="currency">
            <text:p>$0.00</text:p>
          </table:table-cell>
          <table:table-cell table:formula="of:=[.V208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08]/50)*50" office:value-type="currency" office:currency="USD" office:value="0" calcext:value-type="currency">
            <text:p>$0.00</text:p>
          </table:table-cell>
          <table:table-cell table:formula="of:=ROUND([.E209]+[.H209]+[.K209]+[.N209]+[.Q209]+[.T209]+[.W209];0)" office:value-type="currency" office:currency="USD" office:value="0" calcext:value-type="currency">
            <text:p>$0.00</text:p>
          </table:table-cell>
          <table:table-cell/>
          <table:table-cell table:formula="of:=IF([.$A209]&gt;=[.$E$2];[.$E$2];[.$A209])" office:value-type="currency" office:currency="USD" office:value="0" calcext:value-type="currency">
            <text:p>$0.00</text:p>
          </table:table-cell>
          <table:table-cell table:formula="of:=[.D209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09]&lt;[.$D$3];0;IF([.$A209]&gt;[.$E$3];[.$E$3]-[.$D$3];[.$A209]-[.$D$3]))" office:value-type="currency" office:currency="USD" office:value="0" calcext:value-type="currency">
            <text:p>$0.00</text:p>
          </table:table-cell>
          <table:table-cell table:formula="of:=[.G209]*[.$G$3]" office:value-type="currency" office:currency="USD" office:value="0" calcext:value-type="currency">
            <text:p>$0.00</text:p>
          </table:table-cell>
          <table:table-cell/>
          <table:table-cell table:formula="of:=IF([.$A209]&lt;[.$D$4];0;IF([.$A209]&gt;[.$E$4];[.$E$4]-[.$D$4];[.$A209]-[.$D$4]))" office:value-type="currency" office:currency="USD" office:value="0" calcext:value-type="currency">
            <text:p>$0.00</text:p>
          </table:table-cell>
          <table:table-cell table:formula="of:=[.J209]*[.$G$4]" office:value-type="currency" office:currency="USD" office:value="0" calcext:value-type="currency">
            <text:p>$0.00</text:p>
          </table:table-cell>
          <table:table-cell/>
          <table:table-cell table:formula="of:=IF([.$A209]&lt;[.$D$5];0;IF([.$A209]&gt;[.$E$5];[.$E$5]-[.$D$5];[.$A209]-[.$D$5]))" office:value-type="currency" office:currency="USD" office:value="0" calcext:value-type="currency">
            <text:p>$0.00</text:p>
          </table:table-cell>
          <table:table-cell table:formula="of:=[.M209]*[.$G$5]" office:value-type="currency" office:currency="USD" office:value="0" calcext:value-type="currency">
            <text:p>$0.00</text:p>
          </table:table-cell>
          <table:table-cell/>
          <table:table-cell table:formula="of:=IF([.$A209]&lt;[.$D$6];0;IF([.$A209]&gt;[.$E$6];[.$E$6]-[.$D$6];[.$A209]-[.$D$6]))" office:value-type="currency" office:currency="USD" office:value="0" calcext:value-type="currency">
            <text:p>$0.00</text:p>
          </table:table-cell>
          <table:table-cell table:formula="of:=[.P209]*[.$G$6]" office:value-type="currency" office:currency="USD" office:value="0" calcext:value-type="currency">
            <text:p>$0.00</text:p>
          </table:table-cell>
          <table:table-cell/>
          <table:table-cell table:formula="of:=IF([.$A209]&lt;[.$D$7];0;IF([.$A209]&gt;[.$E$7];[.$E$7]-[.$D$7];[.$A209]-[.$D$7]))" office:value-type="currency" office:currency="USD" office:value="0" calcext:value-type="currency">
            <text:p>$0.00</text:p>
          </table:table-cell>
          <table:table-cell table:formula="of:=[.S209]*[.$G$7]" office:value-type="currency" office:currency="USD" office:value="0" calcext:value-type="currency">
            <text:p>$0.00</text:p>
          </table:table-cell>
          <table:table-cell/>
          <table:table-cell table:formula="of:=IF([.$A209]&lt;[.$D$8];0;IF([.$A209]&gt;[.$E$8];[.$E$8]-[.$D$8];[.$A209]-[.$D$8]))" office:value-type="currency" office:currency="USD" office:value="0" calcext:value-type="currency">
            <text:p>$0.00</text:p>
          </table:table-cell>
          <table:table-cell table:formula="of:=[.V20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08]/50)*50=[.A209];[.A208]+50;CEILING([.A208]/50)*50)" office:value-type="currency" office:currency="USD" office:value="50" calcext:value-type="currency">
            <text:p>$50.00</text:p>
          </table:table-cell>
          <table:table-cell table:formula="of:=ROUND([.E210]+[.H210]+[.K210]+[.N210]+[.Q210]+[.T210]+[.W210];0)" office:value-type="currency" office:currency="USD" office:value="5" calcext:value-type="currency">
            <text:p>$5.00</text:p>
          </table:table-cell>
          <table:table-cell/>
          <table:table-cell table:formula="of:=IF([.$A210]&gt;=[.$E$2];[.$E$2];[.$A210])" office:value-type="currency" office:currency="USD" office:value="50" calcext:value-type="currency">
            <text:p>$50.00</text:p>
          </table:table-cell>
          <table:table-cell table:formula="of:=[.D210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10]&lt;[.$D$3];0;IF([.$A210]&gt;[.$E$3];[.$E$3]-[.$D$3];[.$A210]-[.$D$3]))" office:value-type="currency" office:currency="USD" office:value="0" calcext:value-type="currency">
            <text:p>$0.00</text:p>
          </table:table-cell>
          <table:table-cell table:formula="of:=[.G210]*[.$G$3]" office:value-type="currency" office:currency="USD" office:value="0" calcext:value-type="currency">
            <text:p>$0.00</text:p>
          </table:table-cell>
          <table:table-cell/>
          <table:table-cell table:formula="of:=IF([.$A210]&lt;[.$D$4];0;IF([.$A210]&gt;[.$E$4];[.$E$4]-[.$D$4];[.$A210]-[.$D$4]))" office:value-type="currency" office:currency="USD" office:value="0" calcext:value-type="currency">
            <text:p>$0.00</text:p>
          </table:table-cell>
          <table:table-cell table:formula="of:=[.J210]*[.$G$4]" office:value-type="currency" office:currency="USD" office:value="0" calcext:value-type="currency">
            <text:p>$0.00</text:p>
          </table:table-cell>
          <table:table-cell/>
          <table:table-cell table:formula="of:=IF([.$A210]&lt;[.$D$5];0;IF([.$A210]&gt;[.$E$5];[.$E$5]-[.$D$5];[.$A210]-[.$D$5]))" office:value-type="currency" office:currency="USD" office:value="0" calcext:value-type="currency">
            <text:p>$0.00</text:p>
          </table:table-cell>
          <table:table-cell table:formula="of:=[.M210]*[.$G$5]" office:value-type="currency" office:currency="USD" office:value="0" calcext:value-type="currency">
            <text:p>$0.00</text:p>
          </table:table-cell>
          <table:table-cell/>
          <table:table-cell table:formula="of:=IF([.$A210]&lt;[.$D$6];0;IF([.$A210]&gt;[.$E$6];[.$E$6]-[.$D$6];[.$A210]-[.$D$6]))" office:value-type="currency" office:currency="USD" office:value="0" calcext:value-type="currency">
            <text:p>$0.00</text:p>
          </table:table-cell>
          <table:table-cell table:formula="of:=[.P210]*[.$G$6]" office:value-type="currency" office:currency="USD" office:value="0" calcext:value-type="currency">
            <text:p>$0.00</text:p>
          </table:table-cell>
          <table:table-cell/>
          <table:table-cell table:formula="of:=IF([.$A210]&lt;[.$D$7];0;IF([.$A210]&gt;[.$E$7];[.$E$7]-[.$D$7];[.$A210]-[.$D$7]))" office:value-type="currency" office:currency="USD" office:value="0" calcext:value-type="currency">
            <text:p>$0.00</text:p>
          </table:table-cell>
          <table:table-cell table:formula="of:=[.S210]*[.$G$7]" office:value-type="currency" office:currency="USD" office:value="0" calcext:value-type="currency">
            <text:p>$0.00</text:p>
          </table:table-cell>
          <table:table-cell/>
          <table:table-cell table:formula="of:=IF([.$A210]&lt;[.$D$8];0;IF([.$A210]&gt;[.$E$8];[.$E$8]-[.$D$8];[.$A210]-[.$D$8]))" office:value-type="currency" office:currency="USD" office:value="0" calcext:value-type="currency">
            <text:p>$0.00</text:p>
          </table:table-cell>
          <table:table-cell table:formula="of:=[.V21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09:.B210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13]+[.H213]+[.K213]+[.N213]+[.Q213]+[.T213]+[.W213];0)" office:value-type="currency" office:currency="USD" office:value="0" calcext:value-type="currency">
            <text:p>$0.00</text:p>
          </table:table-cell>
          <table:table-cell/>
          <table:table-cell table:formula="of:=IF([.$A213]&gt;=[.$E$2];[.$E$2];[.$A213])" office:value-type="currency" office:currency="USD" office:value="0" calcext:value-type="currency">
            <text:p>$0.00</text:p>
          </table:table-cell>
          <table:table-cell table:formula="of:=[.D213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13]&lt;[.$D$3];0;IF([.$A213]&gt;[.$E$3];[.$E$3]-[.$D$3];[.$A213]-[.$D$3]))" office:value-type="currency" office:currency="USD" office:value="0" calcext:value-type="currency">
            <text:p>$0.00</text:p>
          </table:table-cell>
          <table:table-cell table:formula="of:=[.G213]*[.$G$3]" office:value-type="currency" office:currency="USD" office:value="0" calcext:value-type="currency">
            <text:p>$0.00</text:p>
          </table:table-cell>
          <table:table-cell/>
          <table:table-cell table:formula="of:=IF([.$A213]&lt;[.$D$4];0;IF([.$A213]&gt;[.$E$4];[.$E$4]-[.$D$4];[.$A213]-[.$D$4]))" office:value-type="currency" office:currency="USD" office:value="0" calcext:value-type="currency">
            <text:p>$0.00</text:p>
          </table:table-cell>
          <table:table-cell table:formula="of:=[.J213]*[.$G$4]" office:value-type="currency" office:currency="USD" office:value="0" calcext:value-type="currency">
            <text:p>$0.00</text:p>
          </table:table-cell>
          <table:table-cell/>
          <table:table-cell table:formula="of:=IF([.$A213]&lt;[.$D$5];0;IF([.$A213]&gt;[.$E$5];[.$E$5]-[.$D$5];[.$A213]-[.$D$5]))" office:value-type="currency" office:currency="USD" office:value="0" calcext:value-type="currency">
            <text:p>$0.00</text:p>
          </table:table-cell>
          <table:table-cell table:formula="of:=[.M213]*[.$G$5]" office:value-type="currency" office:currency="USD" office:value="0" calcext:value-type="currency">
            <text:p>$0.00</text:p>
          </table:table-cell>
          <table:table-cell/>
          <table:table-cell table:formula="of:=IF([.$A213]&lt;[.$D$6];0;IF([.$A213]&gt;[.$E$6];[.$E$6]-[.$D$6];[.$A213]-[.$D$6]))" office:value-type="currency" office:currency="USD" office:value="0" calcext:value-type="currency">
            <text:p>$0.00</text:p>
          </table:table-cell>
          <table:table-cell table:formula="of:=[.P213]*[.$G$6]" office:value-type="currency" office:currency="USD" office:value="0" calcext:value-type="currency">
            <text:p>$0.00</text:p>
          </table:table-cell>
          <table:table-cell/>
          <table:table-cell table:formula="of:=IF([.$A213]&lt;[.$D$7];0;IF([.$A213]&gt;[.$E$7];[.$E$7]-[.$D$7];[.$A213]-[.$D$7]))" office:value-type="currency" office:currency="USD" office:value="0" calcext:value-type="currency">
            <text:p>$0.00</text:p>
          </table:table-cell>
          <table:table-cell table:formula="of:=[.S213]*[.$G$7]" office:value-type="currency" office:currency="USD" office:value="0" calcext:value-type="currency">
            <text:p>$0.00</text:p>
          </table:table-cell>
          <table:table-cell/>
          <table:table-cell table:formula="of:=IF([.$A213]&lt;[.$D$8];0;IF([.$A213]&gt;[.$E$8];[.$E$8]-[.$D$8];[.$A213]-[.$D$8]))" office:value-type="currency" office:currency="USD" office:value="0" calcext:value-type="currency">
            <text:p>$0.00</text:p>
          </table:table-cell>
          <table:table-cell table:formula="of:=[.V21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13]/50)*50" office:value-type="currency" office:currency="USD" office:value="0" calcext:value-type="currency">
            <text:p>$0.00</text:p>
          </table:table-cell>
          <table:table-cell table:formula="of:=ROUND([.E214]+[.H214]+[.K214]+[.N214]+[.Q214]+[.T214]+[.W214];0)" office:value-type="currency" office:currency="USD" office:value="0" calcext:value-type="currency">
            <text:p>$0.00</text:p>
          </table:table-cell>
          <table:table-cell/>
          <table:table-cell table:formula="of:=IF([.$A214]&gt;=[.$E$2];[.$E$2];[.$A214])" office:value-type="currency" office:currency="USD" office:value="0" calcext:value-type="currency">
            <text:p>$0.00</text:p>
          </table:table-cell>
          <table:table-cell table:formula="of:=[.D214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14]&lt;[.$D$3];0;IF([.$A214]&gt;[.$E$3];[.$E$3]-[.$D$3];[.$A214]-[.$D$3]))" office:value-type="currency" office:currency="USD" office:value="0" calcext:value-type="currency">
            <text:p>$0.00</text:p>
          </table:table-cell>
          <table:table-cell table:formula="of:=[.G214]*[.$G$3]" office:value-type="currency" office:currency="USD" office:value="0" calcext:value-type="currency">
            <text:p>$0.00</text:p>
          </table:table-cell>
          <table:table-cell/>
          <table:table-cell table:formula="of:=IF([.$A214]&lt;[.$D$4];0;IF([.$A214]&gt;[.$E$4];[.$E$4]-[.$D$4];[.$A214]-[.$D$4]))" office:value-type="currency" office:currency="USD" office:value="0" calcext:value-type="currency">
            <text:p>$0.00</text:p>
          </table:table-cell>
          <table:table-cell table:formula="of:=[.J214]*[.$G$4]" office:value-type="currency" office:currency="USD" office:value="0" calcext:value-type="currency">
            <text:p>$0.00</text:p>
          </table:table-cell>
          <table:table-cell/>
          <table:table-cell table:formula="of:=IF([.$A214]&lt;[.$D$5];0;IF([.$A214]&gt;[.$E$5];[.$E$5]-[.$D$5];[.$A214]-[.$D$5]))" office:value-type="currency" office:currency="USD" office:value="0" calcext:value-type="currency">
            <text:p>$0.00</text:p>
          </table:table-cell>
          <table:table-cell table:formula="of:=[.M214]*[.$G$5]" office:value-type="currency" office:currency="USD" office:value="0" calcext:value-type="currency">
            <text:p>$0.00</text:p>
          </table:table-cell>
          <table:table-cell/>
          <table:table-cell table:formula="of:=IF([.$A214]&lt;[.$D$6];0;IF([.$A214]&gt;[.$E$6];[.$E$6]-[.$D$6];[.$A214]-[.$D$6]))" office:value-type="currency" office:currency="USD" office:value="0" calcext:value-type="currency">
            <text:p>$0.00</text:p>
          </table:table-cell>
          <table:table-cell table:formula="of:=[.P214]*[.$G$6]" office:value-type="currency" office:currency="USD" office:value="0" calcext:value-type="currency">
            <text:p>$0.00</text:p>
          </table:table-cell>
          <table:table-cell/>
          <table:table-cell table:formula="of:=IF([.$A214]&lt;[.$D$7];0;IF([.$A214]&gt;[.$E$7];[.$E$7]-[.$D$7];[.$A214]-[.$D$7]))" office:value-type="currency" office:currency="USD" office:value="0" calcext:value-type="currency">
            <text:p>$0.00</text:p>
          </table:table-cell>
          <table:table-cell table:formula="of:=[.S214]*[.$G$7]" office:value-type="currency" office:currency="USD" office:value="0" calcext:value-type="currency">
            <text:p>$0.00</text:p>
          </table:table-cell>
          <table:table-cell/>
          <table:table-cell table:formula="of:=IF([.$A214]&lt;[.$D$8];0;IF([.$A214]&gt;[.$E$8];[.$E$8]-[.$D$8];[.$A214]-[.$D$8]))" office:value-type="currency" office:currency="USD" office:value="0" calcext:value-type="currency">
            <text:p>$0.00</text:p>
          </table:table-cell>
          <table:table-cell table:formula="of:=[.V21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13]/50)*50=[.A214];[.A213]+50;CEILING([.A213]/50)*50)" office:value-type="currency" office:currency="USD" office:value="50" calcext:value-type="currency">
            <text:p>$50.00</text:p>
          </table:table-cell>
          <table:table-cell table:formula="of:=ROUND([.E215]+[.H215]+[.K215]+[.N215]+[.Q215]+[.T215]+[.W215];0)" office:value-type="currency" office:currency="USD" office:value="5" calcext:value-type="currency">
            <text:p>$5.00</text:p>
          </table:table-cell>
          <table:table-cell/>
          <table:table-cell table:formula="of:=IF([.$A215]&gt;=[.$E$2];[.$E$2];[.$A215])" office:value-type="currency" office:currency="USD" office:value="50" calcext:value-type="currency">
            <text:p>$50.00</text:p>
          </table:table-cell>
          <table:table-cell table:formula="of:=[.D215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15]&lt;[.$D$3];0;IF([.$A215]&gt;[.$E$3];[.$E$3]-[.$D$3];[.$A215]-[.$D$3]))" office:value-type="currency" office:currency="USD" office:value="0" calcext:value-type="currency">
            <text:p>$0.00</text:p>
          </table:table-cell>
          <table:table-cell table:formula="of:=[.G215]*[.$G$3]" office:value-type="currency" office:currency="USD" office:value="0" calcext:value-type="currency">
            <text:p>$0.00</text:p>
          </table:table-cell>
          <table:table-cell/>
          <table:table-cell table:formula="of:=IF([.$A215]&lt;[.$D$4];0;IF([.$A215]&gt;[.$E$4];[.$E$4]-[.$D$4];[.$A215]-[.$D$4]))" office:value-type="currency" office:currency="USD" office:value="0" calcext:value-type="currency">
            <text:p>$0.00</text:p>
          </table:table-cell>
          <table:table-cell table:formula="of:=[.J215]*[.$G$4]" office:value-type="currency" office:currency="USD" office:value="0" calcext:value-type="currency">
            <text:p>$0.00</text:p>
          </table:table-cell>
          <table:table-cell/>
          <table:table-cell table:formula="of:=IF([.$A215]&lt;[.$D$5];0;IF([.$A215]&gt;[.$E$5];[.$E$5]-[.$D$5];[.$A215]-[.$D$5]))" office:value-type="currency" office:currency="USD" office:value="0" calcext:value-type="currency">
            <text:p>$0.00</text:p>
          </table:table-cell>
          <table:table-cell table:formula="of:=[.M215]*[.$G$5]" office:value-type="currency" office:currency="USD" office:value="0" calcext:value-type="currency">
            <text:p>$0.00</text:p>
          </table:table-cell>
          <table:table-cell/>
          <table:table-cell table:formula="of:=IF([.$A215]&lt;[.$D$6];0;IF([.$A215]&gt;[.$E$6];[.$E$6]-[.$D$6];[.$A215]-[.$D$6]))" office:value-type="currency" office:currency="USD" office:value="0" calcext:value-type="currency">
            <text:p>$0.00</text:p>
          </table:table-cell>
          <table:table-cell table:formula="of:=[.P215]*[.$G$6]" office:value-type="currency" office:currency="USD" office:value="0" calcext:value-type="currency">
            <text:p>$0.00</text:p>
          </table:table-cell>
          <table:table-cell/>
          <table:table-cell table:formula="of:=IF([.$A215]&lt;[.$D$7];0;IF([.$A215]&gt;[.$E$7];[.$E$7]-[.$D$7];[.$A215]-[.$D$7]))" office:value-type="currency" office:currency="USD" office:value="0" calcext:value-type="currency">
            <text:p>$0.00</text:p>
          </table:table-cell>
          <table:table-cell table:formula="of:=[.S215]*[.$G$7]" office:value-type="currency" office:currency="USD" office:value="0" calcext:value-type="currency">
            <text:p>$0.00</text:p>
          </table:table-cell>
          <table:table-cell/>
          <table:table-cell table:formula="of:=IF([.$A215]&lt;[.$D$8];0;IF([.$A215]&gt;[.$E$8];[.$E$8]-[.$D$8];[.$A215]-[.$D$8]))" office:value-type="currency" office:currency="USD" office:value="0" calcext:value-type="currency">
            <text:p>$0.00</text:p>
          </table:table-cell>
          <table:table-cell table:formula="of:=[.V21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14:.B215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18]+[.H218]+[.K218]+[.N218]+[.Q218]+[.T218]+[.W218];0)" office:value-type="currency" office:currency="USD" office:value="0" calcext:value-type="currency">
            <text:p>$0.00</text:p>
          </table:table-cell>
          <table:table-cell/>
          <table:table-cell table:formula="of:=IF([.$A218]&gt;=[.$E$2];[.$E$2];[.$A218])" office:value-type="currency" office:currency="USD" office:value="0" calcext:value-type="currency">
            <text:p>$0.00</text:p>
          </table:table-cell>
          <table:table-cell table:formula="of:=[.D218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18]&lt;[.$D$3];0;IF([.$A218]&gt;[.$E$3];[.$E$3]-[.$D$3];[.$A218]-[.$D$3]))" office:value-type="currency" office:currency="USD" office:value="0" calcext:value-type="currency">
            <text:p>$0.00</text:p>
          </table:table-cell>
          <table:table-cell table:formula="of:=[.G218]*[.$G$3]" office:value-type="currency" office:currency="USD" office:value="0" calcext:value-type="currency">
            <text:p>$0.00</text:p>
          </table:table-cell>
          <table:table-cell/>
          <table:table-cell table:formula="of:=IF([.$A218]&lt;[.$D$4];0;IF([.$A218]&gt;[.$E$4];[.$E$4]-[.$D$4];[.$A218]-[.$D$4]))" office:value-type="currency" office:currency="USD" office:value="0" calcext:value-type="currency">
            <text:p>$0.00</text:p>
          </table:table-cell>
          <table:table-cell table:formula="of:=[.J218]*[.$G$4]" office:value-type="currency" office:currency="USD" office:value="0" calcext:value-type="currency">
            <text:p>$0.00</text:p>
          </table:table-cell>
          <table:table-cell/>
          <table:table-cell table:formula="of:=IF([.$A218]&lt;[.$D$5];0;IF([.$A218]&gt;[.$E$5];[.$E$5]-[.$D$5];[.$A218]-[.$D$5]))" office:value-type="currency" office:currency="USD" office:value="0" calcext:value-type="currency">
            <text:p>$0.00</text:p>
          </table:table-cell>
          <table:table-cell table:formula="of:=[.M218]*[.$G$5]" office:value-type="currency" office:currency="USD" office:value="0" calcext:value-type="currency">
            <text:p>$0.00</text:p>
          </table:table-cell>
          <table:table-cell/>
          <table:table-cell table:formula="of:=IF([.$A218]&lt;[.$D$6];0;IF([.$A218]&gt;[.$E$6];[.$E$6]-[.$D$6];[.$A218]-[.$D$6]))" office:value-type="currency" office:currency="USD" office:value="0" calcext:value-type="currency">
            <text:p>$0.00</text:p>
          </table:table-cell>
          <table:table-cell table:formula="of:=[.P218]*[.$G$6]" office:value-type="currency" office:currency="USD" office:value="0" calcext:value-type="currency">
            <text:p>$0.00</text:p>
          </table:table-cell>
          <table:table-cell/>
          <table:table-cell table:formula="of:=IF([.$A218]&lt;[.$D$7];0;IF([.$A218]&gt;[.$E$7];[.$E$7]-[.$D$7];[.$A218]-[.$D$7]))" office:value-type="currency" office:currency="USD" office:value="0" calcext:value-type="currency">
            <text:p>$0.00</text:p>
          </table:table-cell>
          <table:table-cell table:formula="of:=[.S218]*[.$G$7]" office:value-type="currency" office:currency="USD" office:value="0" calcext:value-type="currency">
            <text:p>$0.00</text:p>
          </table:table-cell>
          <table:table-cell/>
          <table:table-cell table:formula="of:=IF([.$A218]&lt;[.$D$8];0;IF([.$A218]&gt;[.$E$8];[.$E$8]-[.$D$8];[.$A218]-[.$D$8]))" office:value-type="currency" office:currency="USD" office:value="0" calcext:value-type="currency">
            <text:p>$0.00</text:p>
          </table:table-cell>
          <table:table-cell table:formula="of:=[.V218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18]/50)*50" office:value-type="currency" office:currency="USD" office:value="0" calcext:value-type="currency">
            <text:p>$0.00</text:p>
          </table:table-cell>
          <table:table-cell table:formula="of:=ROUND([.E219]+[.H219]+[.K219]+[.N219]+[.Q219]+[.T219]+[.W219];0)" office:value-type="currency" office:currency="USD" office:value="0" calcext:value-type="currency">
            <text:p>$0.00</text:p>
          </table:table-cell>
          <table:table-cell/>
          <table:table-cell table:formula="of:=IF([.$A219]&gt;=[.$E$2];[.$E$2];[.$A219])" office:value-type="currency" office:currency="USD" office:value="0" calcext:value-type="currency">
            <text:p>$0.00</text:p>
          </table:table-cell>
          <table:table-cell table:formula="of:=[.D219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19]&lt;[.$D$3];0;IF([.$A219]&gt;[.$E$3];[.$E$3]-[.$D$3];[.$A219]-[.$D$3]))" office:value-type="currency" office:currency="USD" office:value="0" calcext:value-type="currency">
            <text:p>$0.00</text:p>
          </table:table-cell>
          <table:table-cell table:formula="of:=[.G219]*[.$G$3]" office:value-type="currency" office:currency="USD" office:value="0" calcext:value-type="currency">
            <text:p>$0.00</text:p>
          </table:table-cell>
          <table:table-cell/>
          <table:table-cell table:formula="of:=IF([.$A219]&lt;[.$D$4];0;IF([.$A219]&gt;[.$E$4];[.$E$4]-[.$D$4];[.$A219]-[.$D$4]))" office:value-type="currency" office:currency="USD" office:value="0" calcext:value-type="currency">
            <text:p>$0.00</text:p>
          </table:table-cell>
          <table:table-cell table:formula="of:=[.J219]*[.$G$4]" office:value-type="currency" office:currency="USD" office:value="0" calcext:value-type="currency">
            <text:p>$0.00</text:p>
          </table:table-cell>
          <table:table-cell/>
          <table:table-cell table:formula="of:=IF([.$A219]&lt;[.$D$5];0;IF([.$A219]&gt;[.$E$5];[.$E$5]-[.$D$5];[.$A219]-[.$D$5]))" office:value-type="currency" office:currency="USD" office:value="0" calcext:value-type="currency">
            <text:p>$0.00</text:p>
          </table:table-cell>
          <table:table-cell table:formula="of:=[.M219]*[.$G$5]" office:value-type="currency" office:currency="USD" office:value="0" calcext:value-type="currency">
            <text:p>$0.00</text:p>
          </table:table-cell>
          <table:table-cell/>
          <table:table-cell table:formula="of:=IF([.$A219]&lt;[.$D$6];0;IF([.$A219]&gt;[.$E$6];[.$E$6]-[.$D$6];[.$A219]-[.$D$6]))" office:value-type="currency" office:currency="USD" office:value="0" calcext:value-type="currency">
            <text:p>$0.00</text:p>
          </table:table-cell>
          <table:table-cell table:formula="of:=[.P219]*[.$G$6]" office:value-type="currency" office:currency="USD" office:value="0" calcext:value-type="currency">
            <text:p>$0.00</text:p>
          </table:table-cell>
          <table:table-cell/>
          <table:table-cell table:formula="of:=IF([.$A219]&lt;[.$D$7];0;IF([.$A219]&gt;[.$E$7];[.$E$7]-[.$D$7];[.$A219]-[.$D$7]))" office:value-type="currency" office:currency="USD" office:value="0" calcext:value-type="currency">
            <text:p>$0.00</text:p>
          </table:table-cell>
          <table:table-cell table:formula="of:=[.S219]*[.$G$7]" office:value-type="currency" office:currency="USD" office:value="0" calcext:value-type="currency">
            <text:p>$0.00</text:p>
          </table:table-cell>
          <table:table-cell/>
          <table:table-cell table:formula="of:=IF([.$A219]&lt;[.$D$8];0;IF([.$A219]&gt;[.$E$8];[.$E$8]-[.$D$8];[.$A219]-[.$D$8]))" office:value-type="currency" office:currency="USD" office:value="0" calcext:value-type="currency">
            <text:p>$0.00</text:p>
          </table:table-cell>
          <table:table-cell table:formula="of:=[.V21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18]/50)*50=[.A219];[.A218]+50;CEILING([.A218]/50)*50)" office:value-type="currency" office:currency="USD" office:value="50" calcext:value-type="currency">
            <text:p>$50.00</text:p>
          </table:table-cell>
          <table:table-cell table:formula="of:=ROUND([.E220]+[.H220]+[.K220]+[.N220]+[.Q220]+[.T220]+[.W220];0)" office:value-type="currency" office:currency="USD" office:value="5" calcext:value-type="currency">
            <text:p>$5.00</text:p>
          </table:table-cell>
          <table:table-cell/>
          <table:table-cell table:formula="of:=IF([.$A220]&gt;=[.$E$2];[.$E$2];[.$A220])" office:value-type="currency" office:currency="USD" office:value="50" calcext:value-type="currency">
            <text:p>$50.00</text:p>
          </table:table-cell>
          <table:table-cell table:formula="of:=[.D220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20]&lt;[.$D$3];0;IF([.$A220]&gt;[.$E$3];[.$E$3]-[.$D$3];[.$A220]-[.$D$3]))" office:value-type="currency" office:currency="USD" office:value="0" calcext:value-type="currency">
            <text:p>$0.00</text:p>
          </table:table-cell>
          <table:table-cell table:formula="of:=[.G220]*[.$G$3]" office:value-type="currency" office:currency="USD" office:value="0" calcext:value-type="currency">
            <text:p>$0.00</text:p>
          </table:table-cell>
          <table:table-cell/>
          <table:table-cell table:formula="of:=IF([.$A220]&lt;[.$D$4];0;IF([.$A220]&gt;[.$E$4];[.$E$4]-[.$D$4];[.$A220]-[.$D$4]))" office:value-type="currency" office:currency="USD" office:value="0" calcext:value-type="currency">
            <text:p>$0.00</text:p>
          </table:table-cell>
          <table:table-cell table:formula="of:=[.J220]*[.$G$4]" office:value-type="currency" office:currency="USD" office:value="0" calcext:value-type="currency">
            <text:p>$0.00</text:p>
          </table:table-cell>
          <table:table-cell/>
          <table:table-cell table:formula="of:=IF([.$A220]&lt;[.$D$5];0;IF([.$A220]&gt;[.$E$5];[.$E$5]-[.$D$5];[.$A220]-[.$D$5]))" office:value-type="currency" office:currency="USD" office:value="0" calcext:value-type="currency">
            <text:p>$0.00</text:p>
          </table:table-cell>
          <table:table-cell table:formula="of:=[.M220]*[.$G$5]" office:value-type="currency" office:currency="USD" office:value="0" calcext:value-type="currency">
            <text:p>$0.00</text:p>
          </table:table-cell>
          <table:table-cell/>
          <table:table-cell table:formula="of:=IF([.$A220]&lt;[.$D$6];0;IF([.$A220]&gt;[.$E$6];[.$E$6]-[.$D$6];[.$A220]-[.$D$6]))" office:value-type="currency" office:currency="USD" office:value="0" calcext:value-type="currency">
            <text:p>$0.00</text:p>
          </table:table-cell>
          <table:table-cell table:formula="of:=[.P220]*[.$G$6]" office:value-type="currency" office:currency="USD" office:value="0" calcext:value-type="currency">
            <text:p>$0.00</text:p>
          </table:table-cell>
          <table:table-cell/>
          <table:table-cell table:formula="of:=IF([.$A220]&lt;[.$D$7];0;IF([.$A220]&gt;[.$E$7];[.$E$7]-[.$D$7];[.$A220]-[.$D$7]))" office:value-type="currency" office:currency="USD" office:value="0" calcext:value-type="currency">
            <text:p>$0.00</text:p>
          </table:table-cell>
          <table:table-cell table:formula="of:=[.S220]*[.$G$7]" office:value-type="currency" office:currency="USD" office:value="0" calcext:value-type="currency">
            <text:p>$0.00</text:p>
          </table:table-cell>
          <table:table-cell/>
          <table:table-cell table:formula="of:=IF([.$A220]&lt;[.$D$8];0;IF([.$A220]&gt;[.$E$8];[.$E$8]-[.$D$8];[.$A220]-[.$D$8]))" office:value-type="currency" office:currency="USD" office:value="0" calcext:value-type="currency">
            <text:p>$0.00</text:p>
          </table:table-cell>
          <table:table-cell table:formula="of:=[.V22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19:.B220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23]+[.H223]+[.K223]+[.N223]+[.Q223]+[.T223]+[.W223];0)" office:value-type="currency" office:currency="USD" office:value="0" calcext:value-type="currency">
            <text:p>$0.00</text:p>
          </table:table-cell>
          <table:table-cell/>
          <table:table-cell table:formula="of:=IF([.$A223]&gt;=[.$E$2];[.$E$2];[.$A223])" office:value-type="currency" office:currency="USD" office:value="0" calcext:value-type="currency">
            <text:p>$0.00</text:p>
          </table:table-cell>
          <table:table-cell table:formula="of:=[.D223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23]&lt;[.$D$3];0;IF([.$A223]&gt;[.$E$3];[.$E$3]-[.$D$3];[.$A223]-[.$D$3]))" office:value-type="currency" office:currency="USD" office:value="0" calcext:value-type="currency">
            <text:p>$0.00</text:p>
          </table:table-cell>
          <table:table-cell table:formula="of:=[.G223]*[.$G$3]" office:value-type="currency" office:currency="USD" office:value="0" calcext:value-type="currency">
            <text:p>$0.00</text:p>
          </table:table-cell>
          <table:table-cell/>
          <table:table-cell table:formula="of:=IF([.$A223]&lt;[.$D$4];0;IF([.$A223]&gt;[.$E$4];[.$E$4]-[.$D$4];[.$A223]-[.$D$4]))" office:value-type="currency" office:currency="USD" office:value="0" calcext:value-type="currency">
            <text:p>$0.00</text:p>
          </table:table-cell>
          <table:table-cell table:formula="of:=[.J223]*[.$G$4]" office:value-type="currency" office:currency="USD" office:value="0" calcext:value-type="currency">
            <text:p>$0.00</text:p>
          </table:table-cell>
          <table:table-cell/>
          <table:table-cell table:formula="of:=IF([.$A223]&lt;[.$D$5];0;IF([.$A223]&gt;[.$E$5];[.$E$5]-[.$D$5];[.$A223]-[.$D$5]))" office:value-type="currency" office:currency="USD" office:value="0" calcext:value-type="currency">
            <text:p>$0.00</text:p>
          </table:table-cell>
          <table:table-cell table:formula="of:=[.M223]*[.$G$5]" office:value-type="currency" office:currency="USD" office:value="0" calcext:value-type="currency">
            <text:p>$0.00</text:p>
          </table:table-cell>
          <table:table-cell/>
          <table:table-cell table:formula="of:=IF([.$A223]&lt;[.$D$6];0;IF([.$A223]&gt;[.$E$6];[.$E$6]-[.$D$6];[.$A223]-[.$D$6]))" office:value-type="currency" office:currency="USD" office:value="0" calcext:value-type="currency">
            <text:p>$0.00</text:p>
          </table:table-cell>
          <table:table-cell table:formula="of:=[.P223]*[.$G$6]" office:value-type="currency" office:currency="USD" office:value="0" calcext:value-type="currency">
            <text:p>$0.00</text:p>
          </table:table-cell>
          <table:table-cell/>
          <table:table-cell table:formula="of:=IF([.$A223]&lt;[.$D$7];0;IF([.$A223]&gt;[.$E$7];[.$E$7]-[.$D$7];[.$A223]-[.$D$7]))" office:value-type="currency" office:currency="USD" office:value="0" calcext:value-type="currency">
            <text:p>$0.00</text:p>
          </table:table-cell>
          <table:table-cell table:formula="of:=[.S223]*[.$G$7]" office:value-type="currency" office:currency="USD" office:value="0" calcext:value-type="currency">
            <text:p>$0.00</text:p>
          </table:table-cell>
          <table:table-cell/>
          <table:table-cell table:formula="of:=IF([.$A223]&lt;[.$D$8];0;IF([.$A223]&gt;[.$E$8];[.$E$8]-[.$D$8];[.$A223]-[.$D$8]))" office:value-type="currency" office:currency="USD" office:value="0" calcext:value-type="currency">
            <text:p>$0.00</text:p>
          </table:table-cell>
          <table:table-cell table:formula="of:=[.V22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23]/50)*50" office:value-type="currency" office:currency="USD" office:value="0" calcext:value-type="currency">
            <text:p>$0.00</text:p>
          </table:table-cell>
          <table:table-cell table:formula="of:=ROUND([.E224]+[.H224]+[.K224]+[.N224]+[.Q224]+[.T224]+[.W224];0)" office:value-type="currency" office:currency="USD" office:value="0" calcext:value-type="currency">
            <text:p>$0.00</text:p>
          </table:table-cell>
          <table:table-cell/>
          <table:table-cell table:formula="of:=IF([.$A224]&gt;=[.$E$2];[.$E$2];[.$A224])" office:value-type="currency" office:currency="USD" office:value="0" calcext:value-type="currency">
            <text:p>$0.00</text:p>
          </table:table-cell>
          <table:table-cell table:formula="of:=[.D224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24]&lt;[.$D$3];0;IF([.$A224]&gt;[.$E$3];[.$E$3]-[.$D$3];[.$A224]-[.$D$3]))" office:value-type="currency" office:currency="USD" office:value="0" calcext:value-type="currency">
            <text:p>$0.00</text:p>
          </table:table-cell>
          <table:table-cell table:formula="of:=[.G224]*[.$G$3]" office:value-type="currency" office:currency="USD" office:value="0" calcext:value-type="currency">
            <text:p>$0.00</text:p>
          </table:table-cell>
          <table:table-cell/>
          <table:table-cell table:formula="of:=IF([.$A224]&lt;[.$D$4];0;IF([.$A224]&gt;[.$E$4];[.$E$4]-[.$D$4];[.$A224]-[.$D$4]))" office:value-type="currency" office:currency="USD" office:value="0" calcext:value-type="currency">
            <text:p>$0.00</text:p>
          </table:table-cell>
          <table:table-cell table:formula="of:=[.J224]*[.$G$4]" office:value-type="currency" office:currency="USD" office:value="0" calcext:value-type="currency">
            <text:p>$0.00</text:p>
          </table:table-cell>
          <table:table-cell/>
          <table:table-cell table:formula="of:=IF([.$A224]&lt;[.$D$5];0;IF([.$A224]&gt;[.$E$5];[.$E$5]-[.$D$5];[.$A224]-[.$D$5]))" office:value-type="currency" office:currency="USD" office:value="0" calcext:value-type="currency">
            <text:p>$0.00</text:p>
          </table:table-cell>
          <table:table-cell table:formula="of:=[.M224]*[.$G$5]" office:value-type="currency" office:currency="USD" office:value="0" calcext:value-type="currency">
            <text:p>$0.00</text:p>
          </table:table-cell>
          <table:table-cell/>
          <table:table-cell table:formula="of:=IF([.$A224]&lt;[.$D$6];0;IF([.$A224]&gt;[.$E$6];[.$E$6]-[.$D$6];[.$A224]-[.$D$6]))" office:value-type="currency" office:currency="USD" office:value="0" calcext:value-type="currency">
            <text:p>$0.00</text:p>
          </table:table-cell>
          <table:table-cell table:formula="of:=[.P224]*[.$G$6]" office:value-type="currency" office:currency="USD" office:value="0" calcext:value-type="currency">
            <text:p>$0.00</text:p>
          </table:table-cell>
          <table:table-cell/>
          <table:table-cell table:formula="of:=IF([.$A224]&lt;[.$D$7];0;IF([.$A224]&gt;[.$E$7];[.$E$7]-[.$D$7];[.$A224]-[.$D$7]))" office:value-type="currency" office:currency="USD" office:value="0" calcext:value-type="currency">
            <text:p>$0.00</text:p>
          </table:table-cell>
          <table:table-cell table:formula="of:=[.S224]*[.$G$7]" office:value-type="currency" office:currency="USD" office:value="0" calcext:value-type="currency">
            <text:p>$0.00</text:p>
          </table:table-cell>
          <table:table-cell/>
          <table:table-cell table:formula="of:=IF([.$A224]&lt;[.$D$8];0;IF([.$A224]&gt;[.$E$8];[.$E$8]-[.$D$8];[.$A224]-[.$D$8]))" office:value-type="currency" office:currency="USD" office:value="0" calcext:value-type="currency">
            <text:p>$0.00</text:p>
          </table:table-cell>
          <table:table-cell table:formula="of:=[.V22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23]/50)*50=[.A224];[.A223]+50;CEILING([.A223]/50)*50)" office:value-type="currency" office:currency="USD" office:value="50" calcext:value-type="currency">
            <text:p>$50.00</text:p>
          </table:table-cell>
          <table:table-cell table:formula="of:=ROUND([.E225]+[.H225]+[.K225]+[.N225]+[.Q225]+[.T225]+[.W225];0)" office:value-type="currency" office:currency="USD" office:value="5" calcext:value-type="currency">
            <text:p>$5.00</text:p>
          </table:table-cell>
          <table:table-cell/>
          <table:table-cell table:formula="of:=IF([.$A225]&gt;=[.$E$2];[.$E$2];[.$A225])" office:value-type="currency" office:currency="USD" office:value="50" calcext:value-type="currency">
            <text:p>$50.00</text:p>
          </table:table-cell>
          <table:table-cell table:formula="of:=[.D225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25]&lt;[.$D$3];0;IF([.$A225]&gt;[.$E$3];[.$E$3]-[.$D$3];[.$A225]-[.$D$3]))" office:value-type="currency" office:currency="USD" office:value="0" calcext:value-type="currency">
            <text:p>$0.00</text:p>
          </table:table-cell>
          <table:table-cell table:formula="of:=[.G225]*[.$G$3]" office:value-type="currency" office:currency="USD" office:value="0" calcext:value-type="currency">
            <text:p>$0.00</text:p>
          </table:table-cell>
          <table:table-cell/>
          <table:table-cell table:formula="of:=IF([.$A225]&lt;[.$D$4];0;IF([.$A225]&gt;[.$E$4];[.$E$4]-[.$D$4];[.$A225]-[.$D$4]))" office:value-type="currency" office:currency="USD" office:value="0" calcext:value-type="currency">
            <text:p>$0.00</text:p>
          </table:table-cell>
          <table:table-cell table:formula="of:=[.J225]*[.$G$4]" office:value-type="currency" office:currency="USD" office:value="0" calcext:value-type="currency">
            <text:p>$0.00</text:p>
          </table:table-cell>
          <table:table-cell/>
          <table:table-cell table:formula="of:=IF([.$A225]&lt;[.$D$5];0;IF([.$A225]&gt;[.$E$5];[.$E$5]-[.$D$5];[.$A225]-[.$D$5]))" office:value-type="currency" office:currency="USD" office:value="0" calcext:value-type="currency">
            <text:p>$0.00</text:p>
          </table:table-cell>
          <table:table-cell table:formula="of:=[.M225]*[.$G$5]" office:value-type="currency" office:currency="USD" office:value="0" calcext:value-type="currency">
            <text:p>$0.00</text:p>
          </table:table-cell>
          <table:table-cell/>
          <table:table-cell table:formula="of:=IF([.$A225]&lt;[.$D$6];0;IF([.$A225]&gt;[.$E$6];[.$E$6]-[.$D$6];[.$A225]-[.$D$6]))" office:value-type="currency" office:currency="USD" office:value="0" calcext:value-type="currency">
            <text:p>$0.00</text:p>
          </table:table-cell>
          <table:table-cell table:formula="of:=[.P225]*[.$G$6]" office:value-type="currency" office:currency="USD" office:value="0" calcext:value-type="currency">
            <text:p>$0.00</text:p>
          </table:table-cell>
          <table:table-cell/>
          <table:table-cell table:formula="of:=IF([.$A225]&lt;[.$D$7];0;IF([.$A225]&gt;[.$E$7];[.$E$7]-[.$D$7];[.$A225]-[.$D$7]))" office:value-type="currency" office:currency="USD" office:value="0" calcext:value-type="currency">
            <text:p>$0.00</text:p>
          </table:table-cell>
          <table:table-cell table:formula="of:=[.S225]*[.$G$7]" office:value-type="currency" office:currency="USD" office:value="0" calcext:value-type="currency">
            <text:p>$0.00</text:p>
          </table:table-cell>
          <table:table-cell/>
          <table:table-cell table:formula="of:=IF([.$A225]&lt;[.$D$8];0;IF([.$A225]&gt;[.$E$8];[.$E$8]-[.$D$8];[.$A225]-[.$D$8]))" office:value-type="currency" office:currency="USD" office:value="0" calcext:value-type="currency">
            <text:p>$0.00</text:p>
          </table:table-cell>
          <table:table-cell table:formula="of:=[.V22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24:.B225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28]+[.H228]+[.K228]+[.N228]+[.Q228]+[.T228]+[.W228];0)" office:value-type="currency" office:currency="USD" office:value="0" calcext:value-type="currency">
            <text:p>$0.00</text:p>
          </table:table-cell>
          <table:table-cell/>
          <table:table-cell table:formula="of:=IF([.$A228]&gt;=[.$E$2];[.$E$2];[.$A228])" office:value-type="currency" office:currency="USD" office:value="0" calcext:value-type="currency">
            <text:p>$0.00</text:p>
          </table:table-cell>
          <table:table-cell table:formula="of:=[.D228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28]&lt;[.$D$3];0;IF([.$A228]&gt;[.$E$3];[.$E$3]-[.$D$3];[.$A228]-[.$D$3]))" office:value-type="currency" office:currency="USD" office:value="0" calcext:value-type="currency">
            <text:p>$0.00</text:p>
          </table:table-cell>
          <table:table-cell table:formula="of:=[.G228]*[.$G$3]" office:value-type="currency" office:currency="USD" office:value="0" calcext:value-type="currency">
            <text:p>$0.00</text:p>
          </table:table-cell>
          <table:table-cell/>
          <table:table-cell table:formula="of:=IF([.$A228]&lt;[.$D$4];0;IF([.$A228]&gt;[.$E$4];[.$E$4]-[.$D$4];[.$A228]-[.$D$4]))" office:value-type="currency" office:currency="USD" office:value="0" calcext:value-type="currency">
            <text:p>$0.00</text:p>
          </table:table-cell>
          <table:table-cell table:formula="of:=[.J228]*[.$G$4]" office:value-type="currency" office:currency="USD" office:value="0" calcext:value-type="currency">
            <text:p>$0.00</text:p>
          </table:table-cell>
          <table:table-cell/>
          <table:table-cell table:formula="of:=IF([.$A228]&lt;[.$D$5];0;IF([.$A228]&gt;[.$E$5];[.$E$5]-[.$D$5];[.$A228]-[.$D$5]))" office:value-type="currency" office:currency="USD" office:value="0" calcext:value-type="currency">
            <text:p>$0.00</text:p>
          </table:table-cell>
          <table:table-cell table:formula="of:=[.M228]*[.$G$5]" office:value-type="currency" office:currency="USD" office:value="0" calcext:value-type="currency">
            <text:p>$0.00</text:p>
          </table:table-cell>
          <table:table-cell/>
          <table:table-cell table:formula="of:=IF([.$A228]&lt;[.$D$6];0;IF([.$A228]&gt;[.$E$6];[.$E$6]-[.$D$6];[.$A228]-[.$D$6]))" office:value-type="currency" office:currency="USD" office:value="0" calcext:value-type="currency">
            <text:p>$0.00</text:p>
          </table:table-cell>
          <table:table-cell table:formula="of:=[.P228]*[.$G$6]" office:value-type="currency" office:currency="USD" office:value="0" calcext:value-type="currency">
            <text:p>$0.00</text:p>
          </table:table-cell>
          <table:table-cell/>
          <table:table-cell table:formula="of:=IF([.$A228]&lt;[.$D$7];0;IF([.$A228]&gt;[.$E$7];[.$E$7]-[.$D$7];[.$A228]-[.$D$7]))" office:value-type="currency" office:currency="USD" office:value="0" calcext:value-type="currency">
            <text:p>$0.00</text:p>
          </table:table-cell>
          <table:table-cell table:formula="of:=[.S228]*[.$G$7]" office:value-type="currency" office:currency="USD" office:value="0" calcext:value-type="currency">
            <text:p>$0.00</text:p>
          </table:table-cell>
          <table:table-cell/>
          <table:table-cell table:formula="of:=IF([.$A228]&lt;[.$D$8];0;IF([.$A228]&gt;[.$E$8];[.$E$8]-[.$D$8];[.$A228]-[.$D$8]))" office:value-type="currency" office:currency="USD" office:value="0" calcext:value-type="currency">
            <text:p>$0.00</text:p>
          </table:table-cell>
          <table:table-cell table:formula="of:=[.V228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28]/50)*50" office:value-type="currency" office:currency="USD" office:value="0" calcext:value-type="currency">
            <text:p>$0.00</text:p>
          </table:table-cell>
          <table:table-cell table:formula="of:=ROUND([.E229]+[.H229]+[.K229]+[.N229]+[.Q229]+[.T229]+[.W229];0)" office:value-type="currency" office:currency="USD" office:value="0" calcext:value-type="currency">
            <text:p>$0.00</text:p>
          </table:table-cell>
          <table:table-cell/>
          <table:table-cell table:formula="of:=IF([.$A229]&gt;=[.$E$2];[.$E$2];[.$A229])" office:value-type="currency" office:currency="USD" office:value="0" calcext:value-type="currency">
            <text:p>$0.00</text:p>
          </table:table-cell>
          <table:table-cell table:formula="of:=[.D229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29]&lt;[.$D$3];0;IF([.$A229]&gt;[.$E$3];[.$E$3]-[.$D$3];[.$A229]-[.$D$3]))" office:value-type="currency" office:currency="USD" office:value="0" calcext:value-type="currency">
            <text:p>$0.00</text:p>
          </table:table-cell>
          <table:table-cell table:formula="of:=[.G229]*[.$G$3]" office:value-type="currency" office:currency="USD" office:value="0" calcext:value-type="currency">
            <text:p>$0.00</text:p>
          </table:table-cell>
          <table:table-cell/>
          <table:table-cell table:formula="of:=IF([.$A229]&lt;[.$D$4];0;IF([.$A229]&gt;[.$E$4];[.$E$4]-[.$D$4];[.$A229]-[.$D$4]))" office:value-type="currency" office:currency="USD" office:value="0" calcext:value-type="currency">
            <text:p>$0.00</text:p>
          </table:table-cell>
          <table:table-cell table:formula="of:=[.J229]*[.$G$4]" office:value-type="currency" office:currency="USD" office:value="0" calcext:value-type="currency">
            <text:p>$0.00</text:p>
          </table:table-cell>
          <table:table-cell/>
          <table:table-cell table:formula="of:=IF([.$A229]&lt;[.$D$5];0;IF([.$A229]&gt;[.$E$5];[.$E$5]-[.$D$5];[.$A229]-[.$D$5]))" office:value-type="currency" office:currency="USD" office:value="0" calcext:value-type="currency">
            <text:p>$0.00</text:p>
          </table:table-cell>
          <table:table-cell table:formula="of:=[.M229]*[.$G$5]" office:value-type="currency" office:currency="USD" office:value="0" calcext:value-type="currency">
            <text:p>$0.00</text:p>
          </table:table-cell>
          <table:table-cell/>
          <table:table-cell table:formula="of:=IF([.$A229]&lt;[.$D$6];0;IF([.$A229]&gt;[.$E$6];[.$E$6]-[.$D$6];[.$A229]-[.$D$6]))" office:value-type="currency" office:currency="USD" office:value="0" calcext:value-type="currency">
            <text:p>$0.00</text:p>
          </table:table-cell>
          <table:table-cell table:formula="of:=[.P229]*[.$G$6]" office:value-type="currency" office:currency="USD" office:value="0" calcext:value-type="currency">
            <text:p>$0.00</text:p>
          </table:table-cell>
          <table:table-cell/>
          <table:table-cell table:formula="of:=IF([.$A229]&lt;[.$D$7];0;IF([.$A229]&gt;[.$E$7];[.$E$7]-[.$D$7];[.$A229]-[.$D$7]))" office:value-type="currency" office:currency="USD" office:value="0" calcext:value-type="currency">
            <text:p>$0.00</text:p>
          </table:table-cell>
          <table:table-cell table:formula="of:=[.S229]*[.$G$7]" office:value-type="currency" office:currency="USD" office:value="0" calcext:value-type="currency">
            <text:p>$0.00</text:p>
          </table:table-cell>
          <table:table-cell/>
          <table:table-cell table:formula="of:=IF([.$A229]&lt;[.$D$8];0;IF([.$A229]&gt;[.$E$8];[.$E$8]-[.$D$8];[.$A229]-[.$D$8]))" office:value-type="currency" office:currency="USD" office:value="0" calcext:value-type="currency">
            <text:p>$0.00</text:p>
          </table:table-cell>
          <table:table-cell table:formula="of:=[.V22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28]/50)*50=[.A229];[.A228]+50;CEILING([.A228]/50)*50)" office:value-type="currency" office:currency="USD" office:value="50" calcext:value-type="currency">
            <text:p>$50.00</text:p>
          </table:table-cell>
          <table:table-cell table:formula="of:=ROUND([.E230]+[.H230]+[.K230]+[.N230]+[.Q230]+[.T230]+[.W230];0)" office:value-type="currency" office:currency="USD" office:value="5" calcext:value-type="currency">
            <text:p>$5.00</text:p>
          </table:table-cell>
          <table:table-cell/>
          <table:table-cell table:formula="of:=IF([.$A230]&gt;=[.$E$2];[.$E$2];[.$A230])" office:value-type="currency" office:currency="USD" office:value="50" calcext:value-type="currency">
            <text:p>$50.00</text:p>
          </table:table-cell>
          <table:table-cell table:formula="of:=[.D230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30]&lt;[.$D$3];0;IF([.$A230]&gt;[.$E$3];[.$E$3]-[.$D$3];[.$A230]-[.$D$3]))" office:value-type="currency" office:currency="USD" office:value="0" calcext:value-type="currency">
            <text:p>$0.00</text:p>
          </table:table-cell>
          <table:table-cell table:formula="of:=[.G230]*[.$G$3]" office:value-type="currency" office:currency="USD" office:value="0" calcext:value-type="currency">
            <text:p>$0.00</text:p>
          </table:table-cell>
          <table:table-cell/>
          <table:table-cell table:formula="of:=IF([.$A230]&lt;[.$D$4];0;IF([.$A230]&gt;[.$E$4];[.$E$4]-[.$D$4];[.$A230]-[.$D$4]))" office:value-type="currency" office:currency="USD" office:value="0" calcext:value-type="currency">
            <text:p>$0.00</text:p>
          </table:table-cell>
          <table:table-cell table:formula="of:=[.J230]*[.$G$4]" office:value-type="currency" office:currency="USD" office:value="0" calcext:value-type="currency">
            <text:p>$0.00</text:p>
          </table:table-cell>
          <table:table-cell/>
          <table:table-cell table:formula="of:=IF([.$A230]&lt;[.$D$5];0;IF([.$A230]&gt;[.$E$5];[.$E$5]-[.$D$5];[.$A230]-[.$D$5]))" office:value-type="currency" office:currency="USD" office:value="0" calcext:value-type="currency">
            <text:p>$0.00</text:p>
          </table:table-cell>
          <table:table-cell table:formula="of:=[.M230]*[.$G$5]" office:value-type="currency" office:currency="USD" office:value="0" calcext:value-type="currency">
            <text:p>$0.00</text:p>
          </table:table-cell>
          <table:table-cell/>
          <table:table-cell table:formula="of:=IF([.$A230]&lt;[.$D$6];0;IF([.$A230]&gt;[.$E$6];[.$E$6]-[.$D$6];[.$A230]-[.$D$6]))" office:value-type="currency" office:currency="USD" office:value="0" calcext:value-type="currency">
            <text:p>$0.00</text:p>
          </table:table-cell>
          <table:table-cell table:formula="of:=[.P230]*[.$G$6]" office:value-type="currency" office:currency="USD" office:value="0" calcext:value-type="currency">
            <text:p>$0.00</text:p>
          </table:table-cell>
          <table:table-cell/>
          <table:table-cell table:formula="of:=IF([.$A230]&lt;[.$D$7];0;IF([.$A230]&gt;[.$E$7];[.$E$7]-[.$D$7];[.$A230]-[.$D$7]))" office:value-type="currency" office:currency="USD" office:value="0" calcext:value-type="currency">
            <text:p>$0.00</text:p>
          </table:table-cell>
          <table:table-cell table:formula="of:=[.S230]*[.$G$7]" office:value-type="currency" office:currency="USD" office:value="0" calcext:value-type="currency">
            <text:p>$0.00</text:p>
          </table:table-cell>
          <table:table-cell/>
          <table:table-cell table:formula="of:=IF([.$A230]&lt;[.$D$8];0;IF([.$A230]&gt;[.$E$8];[.$E$8]-[.$D$8];[.$A230]-[.$D$8]))" office:value-type="currency" office:currency="USD" office:value="0" calcext:value-type="currency">
            <text:p>$0.00</text:p>
          </table:table-cell>
          <table:table-cell table:formula="of:=[.V23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29:.B230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33]+[.H233]+[.K233]+[.N233]+[.Q233]+[.T233]+[.W233];0)" office:value-type="currency" office:currency="USD" office:value="0" calcext:value-type="currency">
            <text:p>$0.00</text:p>
          </table:table-cell>
          <table:table-cell/>
          <table:table-cell table:formula="of:=IF([.$A233]&gt;=[.$E$2];[.$E$2];[.$A233])" office:value-type="currency" office:currency="USD" office:value="0" calcext:value-type="currency">
            <text:p>$0.00</text:p>
          </table:table-cell>
          <table:table-cell table:formula="of:=[.D233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33]&lt;[.$D$3];0;IF([.$A233]&gt;[.$E$3];[.$E$3]-[.$D$3];[.$A233]-[.$D$3]))" office:value-type="currency" office:currency="USD" office:value="0" calcext:value-type="currency">
            <text:p>$0.00</text:p>
          </table:table-cell>
          <table:table-cell table:formula="of:=[.G233]*[.$G$3]" office:value-type="currency" office:currency="USD" office:value="0" calcext:value-type="currency">
            <text:p>$0.00</text:p>
          </table:table-cell>
          <table:table-cell/>
          <table:table-cell table:formula="of:=IF([.$A233]&lt;[.$D$4];0;IF([.$A233]&gt;[.$E$4];[.$E$4]-[.$D$4];[.$A233]-[.$D$4]))" office:value-type="currency" office:currency="USD" office:value="0" calcext:value-type="currency">
            <text:p>$0.00</text:p>
          </table:table-cell>
          <table:table-cell table:formula="of:=[.J233]*[.$G$4]" office:value-type="currency" office:currency="USD" office:value="0" calcext:value-type="currency">
            <text:p>$0.00</text:p>
          </table:table-cell>
          <table:table-cell/>
          <table:table-cell table:formula="of:=IF([.$A233]&lt;[.$D$5];0;IF([.$A233]&gt;[.$E$5];[.$E$5]-[.$D$5];[.$A233]-[.$D$5]))" office:value-type="currency" office:currency="USD" office:value="0" calcext:value-type="currency">
            <text:p>$0.00</text:p>
          </table:table-cell>
          <table:table-cell table:formula="of:=[.M233]*[.$G$5]" office:value-type="currency" office:currency="USD" office:value="0" calcext:value-type="currency">
            <text:p>$0.00</text:p>
          </table:table-cell>
          <table:table-cell/>
          <table:table-cell table:formula="of:=IF([.$A233]&lt;[.$D$6];0;IF([.$A233]&gt;[.$E$6];[.$E$6]-[.$D$6];[.$A233]-[.$D$6]))" office:value-type="currency" office:currency="USD" office:value="0" calcext:value-type="currency">
            <text:p>$0.00</text:p>
          </table:table-cell>
          <table:table-cell table:formula="of:=[.P233]*[.$G$6]" office:value-type="currency" office:currency="USD" office:value="0" calcext:value-type="currency">
            <text:p>$0.00</text:p>
          </table:table-cell>
          <table:table-cell/>
          <table:table-cell table:formula="of:=IF([.$A233]&lt;[.$D$7];0;IF([.$A233]&gt;[.$E$7];[.$E$7]-[.$D$7];[.$A233]-[.$D$7]))" office:value-type="currency" office:currency="USD" office:value="0" calcext:value-type="currency">
            <text:p>$0.00</text:p>
          </table:table-cell>
          <table:table-cell table:formula="of:=[.S233]*[.$G$7]" office:value-type="currency" office:currency="USD" office:value="0" calcext:value-type="currency">
            <text:p>$0.00</text:p>
          </table:table-cell>
          <table:table-cell/>
          <table:table-cell table:formula="of:=IF([.$A233]&lt;[.$D$8];0;IF([.$A233]&gt;[.$E$8];[.$E$8]-[.$D$8];[.$A233]-[.$D$8]))" office:value-type="currency" office:currency="USD" office:value="0" calcext:value-type="currency">
            <text:p>$0.00</text:p>
          </table:table-cell>
          <table:table-cell table:formula="of:=[.V23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33]/50)*50" office:value-type="currency" office:currency="USD" office:value="0" calcext:value-type="currency">
            <text:p>$0.00</text:p>
          </table:table-cell>
          <table:table-cell table:formula="of:=ROUND([.E234]+[.H234]+[.K234]+[.N234]+[.Q234]+[.T234]+[.W234];0)" office:value-type="currency" office:currency="USD" office:value="0" calcext:value-type="currency">
            <text:p>$0.00</text:p>
          </table:table-cell>
          <table:table-cell/>
          <table:table-cell table:formula="of:=IF([.$A234]&gt;=[.$E$2];[.$E$2];[.$A234])" office:value-type="currency" office:currency="USD" office:value="0" calcext:value-type="currency">
            <text:p>$0.00</text:p>
          </table:table-cell>
          <table:table-cell table:formula="of:=[.D234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34]&lt;[.$D$3];0;IF([.$A234]&gt;[.$E$3];[.$E$3]-[.$D$3];[.$A234]-[.$D$3]))" office:value-type="currency" office:currency="USD" office:value="0" calcext:value-type="currency">
            <text:p>$0.00</text:p>
          </table:table-cell>
          <table:table-cell table:formula="of:=[.G234]*[.$G$3]" office:value-type="currency" office:currency="USD" office:value="0" calcext:value-type="currency">
            <text:p>$0.00</text:p>
          </table:table-cell>
          <table:table-cell/>
          <table:table-cell table:formula="of:=IF([.$A234]&lt;[.$D$4];0;IF([.$A234]&gt;[.$E$4];[.$E$4]-[.$D$4];[.$A234]-[.$D$4]))" office:value-type="currency" office:currency="USD" office:value="0" calcext:value-type="currency">
            <text:p>$0.00</text:p>
          </table:table-cell>
          <table:table-cell table:formula="of:=[.J234]*[.$G$4]" office:value-type="currency" office:currency="USD" office:value="0" calcext:value-type="currency">
            <text:p>$0.00</text:p>
          </table:table-cell>
          <table:table-cell/>
          <table:table-cell table:formula="of:=IF([.$A234]&lt;[.$D$5];0;IF([.$A234]&gt;[.$E$5];[.$E$5]-[.$D$5];[.$A234]-[.$D$5]))" office:value-type="currency" office:currency="USD" office:value="0" calcext:value-type="currency">
            <text:p>$0.00</text:p>
          </table:table-cell>
          <table:table-cell table:formula="of:=[.M234]*[.$G$5]" office:value-type="currency" office:currency="USD" office:value="0" calcext:value-type="currency">
            <text:p>$0.00</text:p>
          </table:table-cell>
          <table:table-cell/>
          <table:table-cell table:formula="of:=IF([.$A234]&lt;[.$D$6];0;IF([.$A234]&gt;[.$E$6];[.$E$6]-[.$D$6];[.$A234]-[.$D$6]))" office:value-type="currency" office:currency="USD" office:value="0" calcext:value-type="currency">
            <text:p>$0.00</text:p>
          </table:table-cell>
          <table:table-cell table:formula="of:=[.P234]*[.$G$6]" office:value-type="currency" office:currency="USD" office:value="0" calcext:value-type="currency">
            <text:p>$0.00</text:p>
          </table:table-cell>
          <table:table-cell/>
          <table:table-cell table:formula="of:=IF([.$A234]&lt;[.$D$7];0;IF([.$A234]&gt;[.$E$7];[.$E$7]-[.$D$7];[.$A234]-[.$D$7]))" office:value-type="currency" office:currency="USD" office:value="0" calcext:value-type="currency">
            <text:p>$0.00</text:p>
          </table:table-cell>
          <table:table-cell table:formula="of:=[.S234]*[.$G$7]" office:value-type="currency" office:currency="USD" office:value="0" calcext:value-type="currency">
            <text:p>$0.00</text:p>
          </table:table-cell>
          <table:table-cell/>
          <table:table-cell table:formula="of:=IF([.$A234]&lt;[.$D$8];0;IF([.$A234]&gt;[.$E$8];[.$E$8]-[.$D$8];[.$A234]-[.$D$8]))" office:value-type="currency" office:currency="USD" office:value="0" calcext:value-type="currency">
            <text:p>$0.00</text:p>
          </table:table-cell>
          <table:table-cell table:formula="of:=[.V23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33]/50)*50=[.A234];[.A233]+50;CEILING([.A233]/50)*50)" office:value-type="currency" office:currency="USD" office:value="50" calcext:value-type="currency">
            <text:p>$50.00</text:p>
          </table:table-cell>
          <table:table-cell table:formula="of:=ROUND([.E235]+[.H235]+[.K235]+[.N235]+[.Q235]+[.T235]+[.W235];0)" office:value-type="currency" office:currency="USD" office:value="5" calcext:value-type="currency">
            <text:p>$5.00</text:p>
          </table:table-cell>
          <table:table-cell/>
          <table:table-cell table:formula="of:=IF([.$A235]&gt;=[.$E$2];[.$E$2];[.$A235])" office:value-type="currency" office:currency="USD" office:value="50" calcext:value-type="currency">
            <text:p>$50.00</text:p>
          </table:table-cell>
          <table:table-cell table:formula="of:=[.D235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35]&lt;[.$D$3];0;IF([.$A235]&gt;[.$E$3];[.$E$3]-[.$D$3];[.$A235]-[.$D$3]))" office:value-type="currency" office:currency="USD" office:value="0" calcext:value-type="currency">
            <text:p>$0.00</text:p>
          </table:table-cell>
          <table:table-cell table:formula="of:=[.G235]*[.$G$3]" office:value-type="currency" office:currency="USD" office:value="0" calcext:value-type="currency">
            <text:p>$0.00</text:p>
          </table:table-cell>
          <table:table-cell/>
          <table:table-cell table:formula="of:=IF([.$A235]&lt;[.$D$4];0;IF([.$A235]&gt;[.$E$4];[.$E$4]-[.$D$4];[.$A235]-[.$D$4]))" office:value-type="currency" office:currency="USD" office:value="0" calcext:value-type="currency">
            <text:p>$0.00</text:p>
          </table:table-cell>
          <table:table-cell table:formula="of:=[.J235]*[.$G$4]" office:value-type="currency" office:currency="USD" office:value="0" calcext:value-type="currency">
            <text:p>$0.00</text:p>
          </table:table-cell>
          <table:table-cell/>
          <table:table-cell table:formula="of:=IF([.$A235]&lt;[.$D$5];0;IF([.$A235]&gt;[.$E$5];[.$E$5]-[.$D$5];[.$A235]-[.$D$5]))" office:value-type="currency" office:currency="USD" office:value="0" calcext:value-type="currency">
            <text:p>$0.00</text:p>
          </table:table-cell>
          <table:table-cell table:formula="of:=[.M235]*[.$G$5]" office:value-type="currency" office:currency="USD" office:value="0" calcext:value-type="currency">
            <text:p>$0.00</text:p>
          </table:table-cell>
          <table:table-cell/>
          <table:table-cell table:formula="of:=IF([.$A235]&lt;[.$D$6];0;IF([.$A235]&gt;[.$E$6];[.$E$6]-[.$D$6];[.$A235]-[.$D$6]))" office:value-type="currency" office:currency="USD" office:value="0" calcext:value-type="currency">
            <text:p>$0.00</text:p>
          </table:table-cell>
          <table:table-cell table:formula="of:=[.P235]*[.$G$6]" office:value-type="currency" office:currency="USD" office:value="0" calcext:value-type="currency">
            <text:p>$0.00</text:p>
          </table:table-cell>
          <table:table-cell/>
          <table:table-cell table:formula="of:=IF([.$A235]&lt;[.$D$7];0;IF([.$A235]&gt;[.$E$7];[.$E$7]-[.$D$7];[.$A235]-[.$D$7]))" office:value-type="currency" office:currency="USD" office:value="0" calcext:value-type="currency">
            <text:p>$0.00</text:p>
          </table:table-cell>
          <table:table-cell table:formula="of:=[.S235]*[.$G$7]" office:value-type="currency" office:currency="USD" office:value="0" calcext:value-type="currency">
            <text:p>$0.00</text:p>
          </table:table-cell>
          <table:table-cell/>
          <table:table-cell table:formula="of:=IF([.$A235]&lt;[.$D$8];0;IF([.$A235]&gt;[.$E$8];[.$E$8]-[.$D$8];[.$A235]-[.$D$8]))" office:value-type="currency" office:currency="USD" office:value="0" calcext:value-type="currency">
            <text:p>$0.00</text:p>
          </table:table-cell>
          <table:table-cell table:formula="of:=[.V23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34:.B235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38]+[.H238]+[.K238]+[.N238]+[.Q238]+[.T238]+[.W238];0)" office:value-type="currency" office:currency="USD" office:value="0" calcext:value-type="currency">
            <text:p>$0.00</text:p>
          </table:table-cell>
          <table:table-cell/>
          <table:table-cell table:formula="of:=IF([.$A238]&gt;=[.$E$2];[.$E$2];[.$A238])" office:value-type="currency" office:currency="USD" office:value="0" calcext:value-type="currency">
            <text:p>$0.00</text:p>
          </table:table-cell>
          <table:table-cell table:formula="of:=[.D238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38]&lt;[.$D$3];0;IF([.$A238]&gt;[.$E$3];[.$E$3]-[.$D$3];[.$A238]-[.$D$3]))" office:value-type="currency" office:currency="USD" office:value="0" calcext:value-type="currency">
            <text:p>$0.00</text:p>
          </table:table-cell>
          <table:table-cell table:formula="of:=[.G238]*[.$G$3]" office:value-type="currency" office:currency="USD" office:value="0" calcext:value-type="currency">
            <text:p>$0.00</text:p>
          </table:table-cell>
          <table:table-cell/>
          <table:table-cell table:formula="of:=IF([.$A238]&lt;[.$D$4];0;IF([.$A238]&gt;[.$E$4];[.$E$4]-[.$D$4];[.$A238]-[.$D$4]))" office:value-type="currency" office:currency="USD" office:value="0" calcext:value-type="currency">
            <text:p>$0.00</text:p>
          </table:table-cell>
          <table:table-cell table:formula="of:=[.J238]*[.$G$4]" office:value-type="currency" office:currency="USD" office:value="0" calcext:value-type="currency">
            <text:p>$0.00</text:p>
          </table:table-cell>
          <table:table-cell/>
          <table:table-cell table:formula="of:=IF([.$A238]&lt;[.$D$5];0;IF([.$A238]&gt;[.$E$5];[.$E$5]-[.$D$5];[.$A238]-[.$D$5]))" office:value-type="currency" office:currency="USD" office:value="0" calcext:value-type="currency">
            <text:p>$0.00</text:p>
          </table:table-cell>
          <table:table-cell table:formula="of:=[.M238]*[.$G$5]" office:value-type="currency" office:currency="USD" office:value="0" calcext:value-type="currency">
            <text:p>$0.00</text:p>
          </table:table-cell>
          <table:table-cell/>
          <table:table-cell table:formula="of:=IF([.$A238]&lt;[.$D$6];0;IF([.$A238]&gt;[.$E$6];[.$E$6]-[.$D$6];[.$A238]-[.$D$6]))" office:value-type="currency" office:currency="USD" office:value="0" calcext:value-type="currency">
            <text:p>$0.00</text:p>
          </table:table-cell>
          <table:table-cell table:formula="of:=[.P238]*[.$G$6]" office:value-type="currency" office:currency="USD" office:value="0" calcext:value-type="currency">
            <text:p>$0.00</text:p>
          </table:table-cell>
          <table:table-cell/>
          <table:table-cell table:formula="of:=IF([.$A238]&lt;[.$D$7];0;IF([.$A238]&gt;[.$E$7];[.$E$7]-[.$D$7];[.$A238]-[.$D$7]))" office:value-type="currency" office:currency="USD" office:value="0" calcext:value-type="currency">
            <text:p>$0.00</text:p>
          </table:table-cell>
          <table:table-cell table:formula="of:=[.S238]*[.$G$7]" office:value-type="currency" office:currency="USD" office:value="0" calcext:value-type="currency">
            <text:p>$0.00</text:p>
          </table:table-cell>
          <table:table-cell/>
          <table:table-cell table:formula="of:=IF([.$A238]&lt;[.$D$8];0;IF([.$A238]&gt;[.$E$8];[.$E$8]-[.$D$8];[.$A238]-[.$D$8]))" office:value-type="currency" office:currency="USD" office:value="0" calcext:value-type="currency">
            <text:p>$0.00</text:p>
          </table:table-cell>
          <table:table-cell table:formula="of:=[.V238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38]/50)*50" office:value-type="currency" office:currency="USD" office:value="0" calcext:value-type="currency">
            <text:p>$0.00</text:p>
          </table:table-cell>
          <table:table-cell table:formula="of:=ROUND([.E239]+[.H239]+[.K239]+[.N239]+[.Q239]+[.T239]+[.W239];0)" office:value-type="currency" office:currency="USD" office:value="0" calcext:value-type="currency">
            <text:p>$0.00</text:p>
          </table:table-cell>
          <table:table-cell/>
          <table:table-cell table:formula="of:=IF([.$A239]&gt;=[.$E$2];[.$E$2];[.$A239])" office:value-type="currency" office:currency="USD" office:value="0" calcext:value-type="currency">
            <text:p>$0.00</text:p>
          </table:table-cell>
          <table:table-cell table:formula="of:=[.D239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39]&lt;[.$D$3];0;IF([.$A239]&gt;[.$E$3];[.$E$3]-[.$D$3];[.$A239]-[.$D$3]))" office:value-type="currency" office:currency="USD" office:value="0" calcext:value-type="currency">
            <text:p>$0.00</text:p>
          </table:table-cell>
          <table:table-cell table:formula="of:=[.G239]*[.$G$3]" office:value-type="currency" office:currency="USD" office:value="0" calcext:value-type="currency">
            <text:p>$0.00</text:p>
          </table:table-cell>
          <table:table-cell/>
          <table:table-cell table:formula="of:=IF([.$A239]&lt;[.$D$4];0;IF([.$A239]&gt;[.$E$4];[.$E$4]-[.$D$4];[.$A239]-[.$D$4]))" office:value-type="currency" office:currency="USD" office:value="0" calcext:value-type="currency">
            <text:p>$0.00</text:p>
          </table:table-cell>
          <table:table-cell table:formula="of:=[.J239]*[.$G$4]" office:value-type="currency" office:currency="USD" office:value="0" calcext:value-type="currency">
            <text:p>$0.00</text:p>
          </table:table-cell>
          <table:table-cell/>
          <table:table-cell table:formula="of:=IF([.$A239]&lt;[.$D$5];0;IF([.$A239]&gt;[.$E$5];[.$E$5]-[.$D$5];[.$A239]-[.$D$5]))" office:value-type="currency" office:currency="USD" office:value="0" calcext:value-type="currency">
            <text:p>$0.00</text:p>
          </table:table-cell>
          <table:table-cell table:formula="of:=[.M239]*[.$G$5]" office:value-type="currency" office:currency="USD" office:value="0" calcext:value-type="currency">
            <text:p>$0.00</text:p>
          </table:table-cell>
          <table:table-cell/>
          <table:table-cell table:formula="of:=IF([.$A239]&lt;[.$D$6];0;IF([.$A239]&gt;[.$E$6];[.$E$6]-[.$D$6];[.$A239]-[.$D$6]))" office:value-type="currency" office:currency="USD" office:value="0" calcext:value-type="currency">
            <text:p>$0.00</text:p>
          </table:table-cell>
          <table:table-cell table:formula="of:=[.P239]*[.$G$6]" office:value-type="currency" office:currency="USD" office:value="0" calcext:value-type="currency">
            <text:p>$0.00</text:p>
          </table:table-cell>
          <table:table-cell/>
          <table:table-cell table:formula="of:=IF([.$A239]&lt;[.$D$7];0;IF([.$A239]&gt;[.$E$7];[.$E$7]-[.$D$7];[.$A239]-[.$D$7]))" office:value-type="currency" office:currency="USD" office:value="0" calcext:value-type="currency">
            <text:p>$0.00</text:p>
          </table:table-cell>
          <table:table-cell table:formula="of:=[.S239]*[.$G$7]" office:value-type="currency" office:currency="USD" office:value="0" calcext:value-type="currency">
            <text:p>$0.00</text:p>
          </table:table-cell>
          <table:table-cell/>
          <table:table-cell table:formula="of:=IF([.$A239]&lt;[.$D$8];0;IF([.$A239]&gt;[.$E$8];[.$E$8]-[.$D$8];[.$A239]-[.$D$8]))" office:value-type="currency" office:currency="USD" office:value="0" calcext:value-type="currency">
            <text:p>$0.00</text:p>
          </table:table-cell>
          <table:table-cell table:formula="of:=[.V23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38]/50)*50=[.A239];[.A238]+50;CEILING([.A238]/50)*50)" office:value-type="currency" office:currency="USD" office:value="50" calcext:value-type="currency">
            <text:p>$50.00</text:p>
          </table:table-cell>
          <table:table-cell table:formula="of:=ROUND([.E240]+[.H240]+[.K240]+[.N240]+[.Q240]+[.T240]+[.W240];0)" office:value-type="currency" office:currency="USD" office:value="5" calcext:value-type="currency">
            <text:p>$5.00</text:p>
          </table:table-cell>
          <table:table-cell/>
          <table:table-cell table:formula="of:=IF([.$A240]&gt;=[.$E$2];[.$E$2];[.$A240])" office:value-type="currency" office:currency="USD" office:value="50" calcext:value-type="currency">
            <text:p>$50.00</text:p>
          </table:table-cell>
          <table:table-cell table:formula="of:=[.D240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40]&lt;[.$D$3];0;IF([.$A240]&gt;[.$E$3];[.$E$3]-[.$D$3];[.$A240]-[.$D$3]))" office:value-type="currency" office:currency="USD" office:value="0" calcext:value-type="currency">
            <text:p>$0.00</text:p>
          </table:table-cell>
          <table:table-cell table:formula="of:=[.G240]*[.$G$3]" office:value-type="currency" office:currency="USD" office:value="0" calcext:value-type="currency">
            <text:p>$0.00</text:p>
          </table:table-cell>
          <table:table-cell/>
          <table:table-cell table:formula="of:=IF([.$A240]&lt;[.$D$4];0;IF([.$A240]&gt;[.$E$4];[.$E$4]-[.$D$4];[.$A240]-[.$D$4]))" office:value-type="currency" office:currency="USD" office:value="0" calcext:value-type="currency">
            <text:p>$0.00</text:p>
          </table:table-cell>
          <table:table-cell table:formula="of:=[.J240]*[.$G$4]" office:value-type="currency" office:currency="USD" office:value="0" calcext:value-type="currency">
            <text:p>$0.00</text:p>
          </table:table-cell>
          <table:table-cell/>
          <table:table-cell table:formula="of:=IF([.$A240]&lt;[.$D$5];0;IF([.$A240]&gt;[.$E$5];[.$E$5]-[.$D$5];[.$A240]-[.$D$5]))" office:value-type="currency" office:currency="USD" office:value="0" calcext:value-type="currency">
            <text:p>$0.00</text:p>
          </table:table-cell>
          <table:table-cell table:formula="of:=[.M240]*[.$G$5]" office:value-type="currency" office:currency="USD" office:value="0" calcext:value-type="currency">
            <text:p>$0.00</text:p>
          </table:table-cell>
          <table:table-cell/>
          <table:table-cell table:formula="of:=IF([.$A240]&lt;[.$D$6];0;IF([.$A240]&gt;[.$E$6];[.$E$6]-[.$D$6];[.$A240]-[.$D$6]))" office:value-type="currency" office:currency="USD" office:value="0" calcext:value-type="currency">
            <text:p>$0.00</text:p>
          </table:table-cell>
          <table:table-cell table:formula="of:=[.P240]*[.$G$6]" office:value-type="currency" office:currency="USD" office:value="0" calcext:value-type="currency">
            <text:p>$0.00</text:p>
          </table:table-cell>
          <table:table-cell/>
          <table:table-cell table:formula="of:=IF([.$A240]&lt;[.$D$7];0;IF([.$A240]&gt;[.$E$7];[.$E$7]-[.$D$7];[.$A240]-[.$D$7]))" office:value-type="currency" office:currency="USD" office:value="0" calcext:value-type="currency">
            <text:p>$0.00</text:p>
          </table:table-cell>
          <table:table-cell table:formula="of:=[.S240]*[.$G$7]" office:value-type="currency" office:currency="USD" office:value="0" calcext:value-type="currency">
            <text:p>$0.00</text:p>
          </table:table-cell>
          <table:table-cell/>
          <table:table-cell table:formula="of:=IF([.$A240]&lt;[.$D$8];0;IF([.$A240]&gt;[.$E$8];[.$E$8]-[.$D$8];[.$A240]-[.$D$8]))" office:value-type="currency" office:currency="USD" office:value="0" calcext:value-type="currency">
            <text:p>$0.00</text:p>
          </table:table-cell>
          <table:table-cell table:formula="of:=[.V24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39:.B240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43]+[.H243]+[.K243]+[.N243]+[.Q243]+[.T243]+[.W243];0)" office:value-type="currency" office:currency="USD" office:value="0" calcext:value-type="currency">
            <text:p>$0.00</text:p>
          </table:table-cell>
          <table:table-cell/>
          <table:table-cell table:formula="of:=IF([.$A243]&gt;=[.$E$2];[.$E$2];[.$A243])" office:value-type="currency" office:currency="USD" office:value="0" calcext:value-type="currency">
            <text:p>$0.00</text:p>
          </table:table-cell>
          <table:table-cell table:formula="of:=[.D243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43]&lt;[.$D$3];0;IF([.$A243]&gt;[.$E$3];[.$E$3]-[.$D$3];[.$A243]-[.$D$3]))" office:value-type="currency" office:currency="USD" office:value="0" calcext:value-type="currency">
            <text:p>$0.00</text:p>
          </table:table-cell>
          <table:table-cell table:formula="of:=[.G243]*[.$G$3]" office:value-type="currency" office:currency="USD" office:value="0" calcext:value-type="currency">
            <text:p>$0.00</text:p>
          </table:table-cell>
          <table:table-cell/>
          <table:table-cell table:formula="of:=IF([.$A243]&lt;[.$D$4];0;IF([.$A243]&gt;[.$E$4];[.$E$4]-[.$D$4];[.$A243]-[.$D$4]))" office:value-type="currency" office:currency="USD" office:value="0" calcext:value-type="currency">
            <text:p>$0.00</text:p>
          </table:table-cell>
          <table:table-cell table:formula="of:=[.J243]*[.$G$4]" office:value-type="currency" office:currency="USD" office:value="0" calcext:value-type="currency">
            <text:p>$0.00</text:p>
          </table:table-cell>
          <table:table-cell/>
          <table:table-cell table:formula="of:=IF([.$A243]&lt;[.$D$5];0;IF([.$A243]&gt;[.$E$5];[.$E$5]-[.$D$5];[.$A243]-[.$D$5]))" office:value-type="currency" office:currency="USD" office:value="0" calcext:value-type="currency">
            <text:p>$0.00</text:p>
          </table:table-cell>
          <table:table-cell table:formula="of:=[.M243]*[.$G$5]" office:value-type="currency" office:currency="USD" office:value="0" calcext:value-type="currency">
            <text:p>$0.00</text:p>
          </table:table-cell>
          <table:table-cell/>
          <table:table-cell table:formula="of:=IF([.$A243]&lt;[.$D$6];0;IF([.$A243]&gt;[.$E$6];[.$E$6]-[.$D$6];[.$A243]-[.$D$6]))" office:value-type="currency" office:currency="USD" office:value="0" calcext:value-type="currency">
            <text:p>$0.00</text:p>
          </table:table-cell>
          <table:table-cell table:formula="of:=[.P243]*[.$G$6]" office:value-type="currency" office:currency="USD" office:value="0" calcext:value-type="currency">
            <text:p>$0.00</text:p>
          </table:table-cell>
          <table:table-cell/>
          <table:table-cell table:formula="of:=IF([.$A243]&lt;[.$D$7];0;IF([.$A243]&gt;[.$E$7];[.$E$7]-[.$D$7];[.$A243]-[.$D$7]))" office:value-type="currency" office:currency="USD" office:value="0" calcext:value-type="currency">
            <text:p>$0.00</text:p>
          </table:table-cell>
          <table:table-cell table:formula="of:=[.S243]*[.$G$7]" office:value-type="currency" office:currency="USD" office:value="0" calcext:value-type="currency">
            <text:p>$0.00</text:p>
          </table:table-cell>
          <table:table-cell/>
          <table:table-cell table:formula="of:=IF([.$A243]&lt;[.$D$8];0;IF([.$A243]&gt;[.$E$8];[.$E$8]-[.$D$8];[.$A243]-[.$D$8]))" office:value-type="currency" office:currency="USD" office:value="0" calcext:value-type="currency">
            <text:p>$0.00</text:p>
          </table:table-cell>
          <table:table-cell table:formula="of:=[.V24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43]/50)*50" office:value-type="currency" office:currency="USD" office:value="0" calcext:value-type="currency">
            <text:p>$0.00</text:p>
          </table:table-cell>
          <table:table-cell table:formula="of:=ROUND([.E244]+[.H244]+[.K244]+[.N244]+[.Q244]+[.T244]+[.W244];0)" office:value-type="currency" office:currency="USD" office:value="0" calcext:value-type="currency">
            <text:p>$0.00</text:p>
          </table:table-cell>
          <table:table-cell/>
          <table:table-cell table:formula="of:=IF([.$A244]&gt;=[.$E$2];[.$E$2];[.$A244])" office:value-type="currency" office:currency="USD" office:value="0" calcext:value-type="currency">
            <text:p>$0.00</text:p>
          </table:table-cell>
          <table:table-cell table:formula="of:=[.D244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44]&lt;[.$D$3];0;IF([.$A244]&gt;[.$E$3];[.$E$3]-[.$D$3];[.$A244]-[.$D$3]))" office:value-type="currency" office:currency="USD" office:value="0" calcext:value-type="currency">
            <text:p>$0.00</text:p>
          </table:table-cell>
          <table:table-cell table:formula="of:=[.G244]*[.$G$3]" office:value-type="currency" office:currency="USD" office:value="0" calcext:value-type="currency">
            <text:p>$0.00</text:p>
          </table:table-cell>
          <table:table-cell/>
          <table:table-cell table:formula="of:=IF([.$A244]&lt;[.$D$4];0;IF([.$A244]&gt;[.$E$4];[.$E$4]-[.$D$4];[.$A244]-[.$D$4]))" office:value-type="currency" office:currency="USD" office:value="0" calcext:value-type="currency">
            <text:p>$0.00</text:p>
          </table:table-cell>
          <table:table-cell table:formula="of:=[.J244]*[.$G$4]" office:value-type="currency" office:currency="USD" office:value="0" calcext:value-type="currency">
            <text:p>$0.00</text:p>
          </table:table-cell>
          <table:table-cell/>
          <table:table-cell table:formula="of:=IF([.$A244]&lt;[.$D$5];0;IF([.$A244]&gt;[.$E$5];[.$E$5]-[.$D$5];[.$A244]-[.$D$5]))" office:value-type="currency" office:currency="USD" office:value="0" calcext:value-type="currency">
            <text:p>$0.00</text:p>
          </table:table-cell>
          <table:table-cell table:formula="of:=[.M244]*[.$G$5]" office:value-type="currency" office:currency="USD" office:value="0" calcext:value-type="currency">
            <text:p>$0.00</text:p>
          </table:table-cell>
          <table:table-cell/>
          <table:table-cell table:formula="of:=IF([.$A244]&lt;[.$D$6];0;IF([.$A244]&gt;[.$E$6];[.$E$6]-[.$D$6];[.$A244]-[.$D$6]))" office:value-type="currency" office:currency="USD" office:value="0" calcext:value-type="currency">
            <text:p>$0.00</text:p>
          </table:table-cell>
          <table:table-cell table:formula="of:=[.P244]*[.$G$6]" office:value-type="currency" office:currency="USD" office:value="0" calcext:value-type="currency">
            <text:p>$0.00</text:p>
          </table:table-cell>
          <table:table-cell/>
          <table:table-cell table:formula="of:=IF([.$A244]&lt;[.$D$7];0;IF([.$A244]&gt;[.$E$7];[.$E$7]-[.$D$7];[.$A244]-[.$D$7]))" office:value-type="currency" office:currency="USD" office:value="0" calcext:value-type="currency">
            <text:p>$0.00</text:p>
          </table:table-cell>
          <table:table-cell table:formula="of:=[.S244]*[.$G$7]" office:value-type="currency" office:currency="USD" office:value="0" calcext:value-type="currency">
            <text:p>$0.00</text:p>
          </table:table-cell>
          <table:table-cell/>
          <table:table-cell table:formula="of:=IF([.$A244]&lt;[.$D$8];0;IF([.$A244]&gt;[.$E$8];[.$E$8]-[.$D$8];[.$A244]-[.$D$8]))" office:value-type="currency" office:currency="USD" office:value="0" calcext:value-type="currency">
            <text:p>$0.00</text:p>
          </table:table-cell>
          <table:table-cell table:formula="of:=[.V24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43]/50)*50=[.A244];[.A243]+50;CEILING([.A243]/50)*50)" office:value-type="currency" office:currency="USD" office:value="50" calcext:value-type="currency">
            <text:p>$50.00</text:p>
          </table:table-cell>
          <table:table-cell table:formula="of:=ROUND([.E245]+[.H245]+[.K245]+[.N245]+[.Q245]+[.T245]+[.W245];0)" office:value-type="currency" office:currency="USD" office:value="5" calcext:value-type="currency">
            <text:p>$5.00</text:p>
          </table:table-cell>
          <table:table-cell/>
          <table:table-cell table:formula="of:=IF([.$A245]&gt;=[.$E$2];[.$E$2];[.$A245])" office:value-type="currency" office:currency="USD" office:value="50" calcext:value-type="currency">
            <text:p>$50.00</text:p>
          </table:table-cell>
          <table:table-cell table:formula="of:=[.D245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45]&lt;[.$D$3];0;IF([.$A245]&gt;[.$E$3];[.$E$3]-[.$D$3];[.$A245]-[.$D$3]))" office:value-type="currency" office:currency="USD" office:value="0" calcext:value-type="currency">
            <text:p>$0.00</text:p>
          </table:table-cell>
          <table:table-cell table:formula="of:=[.G245]*[.$G$3]" office:value-type="currency" office:currency="USD" office:value="0" calcext:value-type="currency">
            <text:p>$0.00</text:p>
          </table:table-cell>
          <table:table-cell/>
          <table:table-cell table:formula="of:=IF([.$A245]&lt;[.$D$4];0;IF([.$A245]&gt;[.$E$4];[.$E$4]-[.$D$4];[.$A245]-[.$D$4]))" office:value-type="currency" office:currency="USD" office:value="0" calcext:value-type="currency">
            <text:p>$0.00</text:p>
          </table:table-cell>
          <table:table-cell table:formula="of:=[.J245]*[.$G$4]" office:value-type="currency" office:currency="USD" office:value="0" calcext:value-type="currency">
            <text:p>$0.00</text:p>
          </table:table-cell>
          <table:table-cell/>
          <table:table-cell table:formula="of:=IF([.$A245]&lt;[.$D$5];0;IF([.$A245]&gt;[.$E$5];[.$E$5]-[.$D$5];[.$A245]-[.$D$5]))" office:value-type="currency" office:currency="USD" office:value="0" calcext:value-type="currency">
            <text:p>$0.00</text:p>
          </table:table-cell>
          <table:table-cell table:formula="of:=[.M245]*[.$G$5]" office:value-type="currency" office:currency="USD" office:value="0" calcext:value-type="currency">
            <text:p>$0.00</text:p>
          </table:table-cell>
          <table:table-cell/>
          <table:table-cell table:formula="of:=IF([.$A245]&lt;[.$D$6];0;IF([.$A245]&gt;[.$E$6];[.$E$6]-[.$D$6];[.$A245]-[.$D$6]))" office:value-type="currency" office:currency="USD" office:value="0" calcext:value-type="currency">
            <text:p>$0.00</text:p>
          </table:table-cell>
          <table:table-cell table:formula="of:=[.P245]*[.$G$6]" office:value-type="currency" office:currency="USD" office:value="0" calcext:value-type="currency">
            <text:p>$0.00</text:p>
          </table:table-cell>
          <table:table-cell/>
          <table:table-cell table:formula="of:=IF([.$A245]&lt;[.$D$7];0;IF([.$A245]&gt;[.$E$7];[.$E$7]-[.$D$7];[.$A245]-[.$D$7]))" office:value-type="currency" office:currency="USD" office:value="0" calcext:value-type="currency">
            <text:p>$0.00</text:p>
          </table:table-cell>
          <table:table-cell table:formula="of:=[.S245]*[.$G$7]" office:value-type="currency" office:currency="USD" office:value="0" calcext:value-type="currency">
            <text:p>$0.00</text:p>
          </table:table-cell>
          <table:table-cell/>
          <table:table-cell table:formula="of:=IF([.$A245]&lt;[.$D$8];0;IF([.$A245]&gt;[.$E$8];[.$E$8]-[.$D$8];[.$A245]-[.$D$8]))" office:value-type="currency" office:currency="USD" office:value="0" calcext:value-type="currency">
            <text:p>$0.00</text:p>
          </table:table-cell>
          <table:table-cell table:formula="of:=[.V24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44:.B245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48]+[.H248]+[.K248]+[.N248]+[.Q248]+[.T248]+[.W248];0)" office:value-type="currency" office:currency="USD" office:value="0" calcext:value-type="currency">
            <text:p>$0.00</text:p>
          </table:table-cell>
          <table:table-cell/>
          <table:table-cell table:formula="of:=IF([.$A248]&gt;=[.$E$2];[.$E$2];[.$A248])" office:value-type="currency" office:currency="USD" office:value="0" calcext:value-type="currency">
            <text:p>$0.00</text:p>
          </table:table-cell>
          <table:table-cell table:formula="of:=[.D248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48]&lt;[.$D$3];0;IF([.$A248]&gt;[.$E$3];[.$E$3]-[.$D$3];[.$A248]-[.$D$3]))" office:value-type="currency" office:currency="USD" office:value="0" calcext:value-type="currency">
            <text:p>$0.00</text:p>
          </table:table-cell>
          <table:table-cell table:formula="of:=[.G248]*[.$G$3]" office:value-type="currency" office:currency="USD" office:value="0" calcext:value-type="currency">
            <text:p>$0.00</text:p>
          </table:table-cell>
          <table:table-cell/>
          <table:table-cell table:formula="of:=IF([.$A248]&lt;[.$D$4];0;IF([.$A248]&gt;[.$E$4];[.$E$4]-[.$D$4];[.$A248]-[.$D$4]))" office:value-type="currency" office:currency="USD" office:value="0" calcext:value-type="currency">
            <text:p>$0.00</text:p>
          </table:table-cell>
          <table:table-cell table:formula="of:=[.J248]*[.$G$4]" office:value-type="currency" office:currency="USD" office:value="0" calcext:value-type="currency">
            <text:p>$0.00</text:p>
          </table:table-cell>
          <table:table-cell/>
          <table:table-cell table:formula="of:=IF([.$A248]&lt;[.$D$5];0;IF([.$A248]&gt;[.$E$5];[.$E$5]-[.$D$5];[.$A248]-[.$D$5]))" office:value-type="currency" office:currency="USD" office:value="0" calcext:value-type="currency">
            <text:p>$0.00</text:p>
          </table:table-cell>
          <table:table-cell table:formula="of:=[.M248]*[.$G$5]" office:value-type="currency" office:currency="USD" office:value="0" calcext:value-type="currency">
            <text:p>$0.00</text:p>
          </table:table-cell>
          <table:table-cell/>
          <table:table-cell table:formula="of:=IF([.$A248]&lt;[.$D$6];0;IF([.$A248]&gt;[.$E$6];[.$E$6]-[.$D$6];[.$A248]-[.$D$6]))" office:value-type="currency" office:currency="USD" office:value="0" calcext:value-type="currency">
            <text:p>$0.00</text:p>
          </table:table-cell>
          <table:table-cell table:formula="of:=[.P248]*[.$G$6]" office:value-type="currency" office:currency="USD" office:value="0" calcext:value-type="currency">
            <text:p>$0.00</text:p>
          </table:table-cell>
          <table:table-cell/>
          <table:table-cell table:formula="of:=IF([.$A248]&lt;[.$D$7];0;IF([.$A248]&gt;[.$E$7];[.$E$7]-[.$D$7];[.$A248]-[.$D$7]))" office:value-type="currency" office:currency="USD" office:value="0" calcext:value-type="currency">
            <text:p>$0.00</text:p>
          </table:table-cell>
          <table:table-cell table:formula="of:=[.S248]*[.$G$7]" office:value-type="currency" office:currency="USD" office:value="0" calcext:value-type="currency">
            <text:p>$0.00</text:p>
          </table:table-cell>
          <table:table-cell/>
          <table:table-cell table:formula="of:=IF([.$A248]&lt;[.$D$8];0;IF([.$A248]&gt;[.$E$8];[.$E$8]-[.$D$8];[.$A248]-[.$D$8]))" office:value-type="currency" office:currency="USD" office:value="0" calcext:value-type="currency">
            <text:p>$0.00</text:p>
          </table:table-cell>
          <table:table-cell table:formula="of:=[.V248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48]/50)*50" office:value-type="currency" office:currency="USD" office:value="0" calcext:value-type="currency">
            <text:p>$0.00</text:p>
          </table:table-cell>
          <table:table-cell table:formula="of:=ROUND([.E249]+[.H249]+[.K249]+[.N249]+[.Q249]+[.T249]+[.W249];0)" office:value-type="currency" office:currency="USD" office:value="0" calcext:value-type="currency">
            <text:p>$0.00</text:p>
          </table:table-cell>
          <table:table-cell/>
          <table:table-cell table:formula="of:=IF([.$A249]&gt;=[.$E$2];[.$E$2];[.$A249])" office:value-type="currency" office:currency="USD" office:value="0" calcext:value-type="currency">
            <text:p>$0.00</text:p>
          </table:table-cell>
          <table:table-cell table:formula="of:=[.D249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49]&lt;[.$D$3];0;IF([.$A249]&gt;[.$E$3];[.$E$3]-[.$D$3];[.$A249]-[.$D$3]))" office:value-type="currency" office:currency="USD" office:value="0" calcext:value-type="currency">
            <text:p>$0.00</text:p>
          </table:table-cell>
          <table:table-cell table:formula="of:=[.G249]*[.$G$3]" office:value-type="currency" office:currency="USD" office:value="0" calcext:value-type="currency">
            <text:p>$0.00</text:p>
          </table:table-cell>
          <table:table-cell/>
          <table:table-cell table:formula="of:=IF([.$A249]&lt;[.$D$4];0;IF([.$A249]&gt;[.$E$4];[.$E$4]-[.$D$4];[.$A249]-[.$D$4]))" office:value-type="currency" office:currency="USD" office:value="0" calcext:value-type="currency">
            <text:p>$0.00</text:p>
          </table:table-cell>
          <table:table-cell table:formula="of:=[.J249]*[.$G$4]" office:value-type="currency" office:currency="USD" office:value="0" calcext:value-type="currency">
            <text:p>$0.00</text:p>
          </table:table-cell>
          <table:table-cell/>
          <table:table-cell table:formula="of:=IF([.$A249]&lt;[.$D$5];0;IF([.$A249]&gt;[.$E$5];[.$E$5]-[.$D$5];[.$A249]-[.$D$5]))" office:value-type="currency" office:currency="USD" office:value="0" calcext:value-type="currency">
            <text:p>$0.00</text:p>
          </table:table-cell>
          <table:table-cell table:formula="of:=[.M249]*[.$G$5]" office:value-type="currency" office:currency="USD" office:value="0" calcext:value-type="currency">
            <text:p>$0.00</text:p>
          </table:table-cell>
          <table:table-cell/>
          <table:table-cell table:formula="of:=IF([.$A249]&lt;[.$D$6];0;IF([.$A249]&gt;[.$E$6];[.$E$6]-[.$D$6];[.$A249]-[.$D$6]))" office:value-type="currency" office:currency="USD" office:value="0" calcext:value-type="currency">
            <text:p>$0.00</text:p>
          </table:table-cell>
          <table:table-cell table:formula="of:=[.P249]*[.$G$6]" office:value-type="currency" office:currency="USD" office:value="0" calcext:value-type="currency">
            <text:p>$0.00</text:p>
          </table:table-cell>
          <table:table-cell/>
          <table:table-cell table:formula="of:=IF([.$A249]&lt;[.$D$7];0;IF([.$A249]&gt;[.$E$7];[.$E$7]-[.$D$7];[.$A249]-[.$D$7]))" office:value-type="currency" office:currency="USD" office:value="0" calcext:value-type="currency">
            <text:p>$0.00</text:p>
          </table:table-cell>
          <table:table-cell table:formula="of:=[.S249]*[.$G$7]" office:value-type="currency" office:currency="USD" office:value="0" calcext:value-type="currency">
            <text:p>$0.00</text:p>
          </table:table-cell>
          <table:table-cell/>
          <table:table-cell table:formula="of:=IF([.$A249]&lt;[.$D$8];0;IF([.$A249]&gt;[.$E$8];[.$E$8]-[.$D$8];[.$A249]-[.$D$8]))" office:value-type="currency" office:currency="USD" office:value="0" calcext:value-type="currency">
            <text:p>$0.00</text:p>
          </table:table-cell>
          <table:table-cell table:formula="of:=[.V24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48]/50)*50=[.A249];[.A248]+50;CEILING([.A248]/50)*50)" office:value-type="currency" office:currency="USD" office:value="50" calcext:value-type="currency">
            <text:p>$50.00</text:p>
          </table:table-cell>
          <table:table-cell table:formula="of:=ROUND([.E250]+[.H250]+[.K250]+[.N250]+[.Q250]+[.T250]+[.W250];0)" office:value-type="currency" office:currency="USD" office:value="5" calcext:value-type="currency">
            <text:p>$5.00</text:p>
          </table:table-cell>
          <table:table-cell/>
          <table:table-cell table:formula="of:=IF([.$A250]&gt;=[.$E$2];[.$E$2];[.$A250])" office:value-type="currency" office:currency="USD" office:value="50" calcext:value-type="currency">
            <text:p>$50.00</text:p>
          </table:table-cell>
          <table:table-cell table:formula="of:=[.D250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50]&lt;[.$D$3];0;IF([.$A250]&gt;[.$E$3];[.$E$3]-[.$D$3];[.$A250]-[.$D$3]))" office:value-type="currency" office:currency="USD" office:value="0" calcext:value-type="currency">
            <text:p>$0.00</text:p>
          </table:table-cell>
          <table:table-cell table:formula="of:=[.G250]*[.$G$3]" office:value-type="currency" office:currency="USD" office:value="0" calcext:value-type="currency">
            <text:p>$0.00</text:p>
          </table:table-cell>
          <table:table-cell/>
          <table:table-cell table:formula="of:=IF([.$A250]&lt;[.$D$4];0;IF([.$A250]&gt;[.$E$4];[.$E$4]-[.$D$4];[.$A250]-[.$D$4]))" office:value-type="currency" office:currency="USD" office:value="0" calcext:value-type="currency">
            <text:p>$0.00</text:p>
          </table:table-cell>
          <table:table-cell table:formula="of:=[.J250]*[.$G$4]" office:value-type="currency" office:currency="USD" office:value="0" calcext:value-type="currency">
            <text:p>$0.00</text:p>
          </table:table-cell>
          <table:table-cell/>
          <table:table-cell table:formula="of:=IF([.$A250]&lt;[.$D$5];0;IF([.$A250]&gt;[.$E$5];[.$E$5]-[.$D$5];[.$A250]-[.$D$5]))" office:value-type="currency" office:currency="USD" office:value="0" calcext:value-type="currency">
            <text:p>$0.00</text:p>
          </table:table-cell>
          <table:table-cell table:formula="of:=[.M250]*[.$G$5]" office:value-type="currency" office:currency="USD" office:value="0" calcext:value-type="currency">
            <text:p>$0.00</text:p>
          </table:table-cell>
          <table:table-cell/>
          <table:table-cell table:formula="of:=IF([.$A250]&lt;[.$D$6];0;IF([.$A250]&gt;[.$E$6];[.$E$6]-[.$D$6];[.$A250]-[.$D$6]))" office:value-type="currency" office:currency="USD" office:value="0" calcext:value-type="currency">
            <text:p>$0.00</text:p>
          </table:table-cell>
          <table:table-cell table:formula="of:=[.P250]*[.$G$6]" office:value-type="currency" office:currency="USD" office:value="0" calcext:value-type="currency">
            <text:p>$0.00</text:p>
          </table:table-cell>
          <table:table-cell/>
          <table:table-cell table:formula="of:=IF([.$A250]&lt;[.$D$7];0;IF([.$A250]&gt;[.$E$7];[.$E$7]-[.$D$7];[.$A250]-[.$D$7]))" office:value-type="currency" office:currency="USD" office:value="0" calcext:value-type="currency">
            <text:p>$0.00</text:p>
          </table:table-cell>
          <table:table-cell table:formula="of:=[.S250]*[.$G$7]" office:value-type="currency" office:currency="USD" office:value="0" calcext:value-type="currency">
            <text:p>$0.00</text:p>
          </table:table-cell>
          <table:table-cell/>
          <table:table-cell table:formula="of:=IF([.$A250]&lt;[.$D$8];0;IF([.$A250]&gt;[.$E$8];[.$E$8]-[.$D$8];[.$A250]-[.$D$8]))" office:value-type="currency" office:currency="USD" office:value="0" calcext:value-type="currency">
            <text:p>$0.00</text:p>
          </table:table-cell>
          <table:table-cell table:formula="of:=[.V25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49:.B250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 table:number-rows-repeated="104832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QualifiedDividendsAndCapitalGainTaxWorksheet" table:style-name="ta1">
        <table:table-column table:style-name="co6" table:default-cell-style-name="Default"/>
        <table:table-column table:style-name="co1" table:number-columns-repeated="3" table:default-cell-style-name="ce6"/>
        <table:table-column table:style-name="co1" table:default-cell-style-name="ce14"/>
        <table:table-column table:style-name="co1" table:number-columns-repeated="4" table:default-cell-style-name="ce6"/>
        <table:table-column table:style-name="co7" table:default-cell-style-name="Default"/>
        <table:table-column table:style-name="co1" table:number-columns-repeated="8" table:default-cell-style-name="ce6"/>
        <table:table-column table:style-name="co1" table:default-cell-style-name="Default"/>
        <table:table-row table:style-name="ro4">
          <table:table-cell office:value-type="string" calcext:value-type="string">
            <text:p><text:a xlink:href="https://www.irs.gov/pub/irs-pdf/i1040gi.pdf?os=wtmbzegmu5hwrefapp&amp;ref=app" xlink:type="simple">https://www.irs.gov/pub/irs-pdf/i1040gi.pdf?os=wtmbzegmu5hwrefapp&amp;ref=app</text:a></text:p>
          </table:table-cell>
          <table:table-cell table:style-name="Default" table:number-columns-repeated="8"/>
          <table:table-cell/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Page 36</text:p>
          </table:table-cell>
          <table:table-cell table:style-name="ce13" office:value-type="string" calcext:value-type="string" table:number-columns-spanned="8" table:number-rows-spanned="1">
            <text:p>lines used to test just the worksheet</text:p>
          </table:table-cell>
          <table:covered-table-cell table:number-columns-repeated="7" table:style-name="Default"/>
          <table:table-cell/>
          <table:table-cell table:style-name="Default" office:value-type="string" calcext:value-type="string">
            <text:p>lines used to test the overall 1040</text:p>
          </table:table-cell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office:value-type="string" calcext:value-type="string">
            <text:p>// setup scenario</text:p>
          </table:table-cell>
          <table:table-cell table:style-name="Default" office:value-type="string" calcext:value-type="string">
            <text:p>// low income, low gains</text:p>
          </table:table-cell>
          <table:table-cell table:style-name="Default" office:value-type="string" calcext:value-type="string">
            <text:p>// low income, high gains</text:p>
          </table:table-cell>
          <table:table-cell table:style-name="Default" office:value-type="string" calcext:value-type="string">
            <text:p>// high income, high gains</text:p>
          </table:table-cell>
          <table:table-cell table:style-name="Default" office:value-type="string" calcext:value-type="string">
            <text:p>// high income, low gains</text:p>
          </table:table-cell>
          <table:table-cell table:style-name="Default" office:value-type="string" calcext:value-type="string">
            <text:p>// low income, loss gains</text:p>
          </table:table-cell>
          <table:table-cell table:style-name="Default" office:value-type="string" calcext:value-type="string">
            <text:p>// high income loss gains</text:p>
          </table:table-cell>
          <table:table-cell table:style-name="Default" office:value-type="string" calcext:value-type="string">
            <text:p>// tbd</text:p>
          </table:table-cell>
          <table:table-cell/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1040 line 15 (taxable income)</text:p>
          </table:table-cell>
          <table:table-cell office:value-type="currency" office:currency="USD" office:value="105000" calcext:value-type="currency">
            <text:p>$105,000.00</text:p>
          </table:table-cell>
          <table:table-cell table:number-columns-repeated="2" office:value-type="currency" office:currency="USD" office:value="35000" calcext:value-type="currency">
            <text:p>$35,000.00</text:p>
          </table:table-cell>
          <table:table-cell office:value-type="currency" office:currency="USD" office:value="175000" calcext:value-type="currency">
            <text:p>$175,000.00</text:p>
          </table:table-cell>
          <table:table-cell office:value-type="currency" office:currency="USD" office:value="403000" calcext:value-type="currency">
            <text:p>$403,000.00</text:p>
          </table:table-cell>
          <table:table-cell office:value-type="currency" office:currency="USD" office:value="35000" calcext:value-type="currency">
            <text:p>$35,000.00</text:p>
          </table:table-cell>
          <table:table-cell office:value-type="currency" office:currency="USD" office:value="308721" calcext:value-type="currency">
            <text:p>$308,721.00</text:p>
          </table:table-cell>
          <table:table-cell office:value-type="currency" office:currency="USD" office:value="35000" calcext:value-type="currency">
            <text:p>$35,000.00</text:p>
          </table:table-cell>
          <table:table-cell/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6"/>
        </table:table-row>
        <table:table-row table:style-name="ro1">
          <table:table-cell office:value-type="string" calcext:value-type="string">
            <text:p>1040 line 3a (qualified dividends)</text:p>
          </table:table-cell>
          <table:table-cell table:number-columns-repeated="8" office:value-type="currency" office:currency="USD" office:value="125" calcext:value-type="currency">
            <text:p>$125.00</text:p>
          </table:table-cell>
          <table:table-cell/>
          <table:table-cell table:number-columns-repeated="8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sched D line 15 (net long term)</text:p>
          </table:table-cell>
          <table:table-cell office:value-type="currency" office:currency="USD" office:value="10000" calcext:value-type="currency">
            <text:p>$10,000.00</text:p>
          </table:table-cell>
          <table:table-cell office:value-type="currency" office:currency="USD" office:value="5000" calcext:value-type="currency">
            <text:p>$5,000.00</text:p>
          </table:table-cell>
          <table:table-cell office:value-type="currency" office:currency="USD" office:value="185000" calcext:value-type="currency">
            <text:p>$185,000.00</text:p>
          </table:table-cell>
          <table:table-cell office:value-type="currency" office:currency="USD" office:value="125000" calcext:value-type="currency">
            <text:p>$125,000.00</text:p>
          </table:table-cell>
          <table:table-cell office:value-type="currency" office:currency="USD" office:value="5000" calcext:value-type="currency">
            <text:p>$5,000.00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currency" office:currency="USD" office:value="-1123" calcext:value-type="currency">
            <text:p>-$1,123.00</text:p>
          </table:table-cell>
          <table:table-cell office:value-type="currency" office:currency="USD" office:value="5000" calcext:value-type="currency">
            <text:p>$5,000.00</text:p>
          </table:table-cell>
          <table:table-cell/>
          <table:table-cell table:formula="of:=[$FedScheduleD.B2]" office:value-type="currency" office:currency="USD" office:value="20000" calcext:value-type="currency">
            <text:p>$20,000.00</text:p>
          </table:table-cell>
          <table:table-cell table:formula="of:=[$FedScheduleD.C2]" office:value-type="currency" office:currency="USD" office:value="-1500" calcext:value-type="currency">
            <text:p>-$1,500.00</text:p>
          </table:table-cell>
          <table:table-cell table:formula="of:=[$FedScheduleD.D2]" office:value-type="currency" office:currency="USD" office:value="-4000" calcext:value-type="currency">
            <text:p>-$4,000.00</text:p>
          </table:table-cell>
          <table:table-cell table:formula="of:=[$FedScheduleD.E2]" office:value-type="currency" office:currency="USD" office:value="10000" calcext:value-type="currency">
            <text:p>$10,000.00</text:p>
          </table:table-cell>
          <table:table-cell table:formula="of:=[$FedScheduleD.F2]" office:value-type="currency" office:currency="USD" office:value="-900" calcext:value-type="currency">
            <text:p>-$900.00</text:p>
          </table:table-cell>
          <table:table-cell table:formula="of:=[$FedScheduleD.G2]" office:value-type="currency" office:currency="USD" office:value="1000" calcext:value-type="currency">
            <text:p>$1,000.00</text:p>
          </table:table-cell>
          <table:table-cell table:formula="of:=[$FedScheduleD.H2]" office:value-type="currency" office:currency="USD" office:value="-9000" calcext:value-type="currency">
            <text:p>-$9,000.00</text:p>
          </table:table-cell>
          <table:table-cell table:formula="of:=[$FedScheduleD.I2]" office:value-type="currency" office:currency="USD" office:value="115000" calcext:value-type="currency">
            <text:p>$115,000.00</text:p>
          </table:table-cell>
          <table:table-cell/>
        </table:table-row>
        <table:table-row table:style-name="ro1">
          <table:table-cell office:value-type="string" calcext:value-type="string">
            <text:p>schedule D line 16 (combined cap gains)</text:p>
          </table:table-cell>
          <table:table-cell office:value-type="currency" office:currency="USD" office:value="5000" calcext:value-type="currency">
            <text:p>$5,000.00</text:p>
          </table:table-cell>
          <table:table-cell office:value-type="currency" office:currency="USD" office:value="6000" calcext:value-type="currency">
            <text:p>$6,000.00</text:p>
          </table:table-cell>
          <table:table-cell office:value-type="currency" office:currency="USD" office:value="215044" calcext:value-type="currency">
            <text:p>$215,044.00</text:p>
          </table:table-cell>
          <table:table-cell office:value-type="currency" office:currency="USD" office:value="184000" calcext:value-type="currency">
            <text:p>$184,000.00</text:p>
          </table:table-cell>
          <table:table-cell office:value-type="currency" office:currency="USD" office:value="6000" calcext:value-type="currency">
            <text:p>$6,000.00</text:p>
          </table:table-cell>
          <table:table-cell table:number-columns-repeated="2" office:value-type="currency" office:currency="USD" office:value="-3000" calcext:value-type="currency">
            <text:p>-$3,000.00</text:p>
          </table:table-cell>
          <table:table-cell office:value-type="currency" office:currency="USD" office:value="6000" calcext:value-type="currency">
            <text:p>$6,000.00</text:p>
          </table:table-cell>
          <table:table-cell/>
          <table:table-cell table:formula="of:=[$FedScheduleD.B3]" office:value-type="currency" office:currency="USD" office:value="21000" calcext:value-type="currency">
            <text:p>$21,000.00</text:p>
          </table:table-cell>
          <table:table-cell table:formula="of:=[$FedScheduleD.C3]" office:value-type="currency" office:currency="USD" office:value="-2400" calcext:value-type="currency">
            <text:p>-$2,400.00</text:p>
          </table:table-cell>
          <table:table-cell table:formula="of:=[$FedScheduleD.D3]" office:value-type="currency" office:currency="USD" office:value="-3000" calcext:value-type="currency">
            <text:p>-$3,000.00</text:p>
          </table:table-cell>
          <table:table-cell table:formula="of:=[$FedScheduleD.E3]" office:value-type="currency" office:currency="USD" office:value="9100" calcext:value-type="currency">
            <text:p>$9,100.00</text:p>
          </table:table-cell>
          <table:table-cell table:formula="of:=[$FedScheduleD.F3]" office:value-type="currency" office:currency="USD" office:value="9100" calcext:value-type="currency">
            <text:p>$9,100.00</text:p>
          </table:table-cell>
          <table:table-cell table:formula="of:=[$FedScheduleD.G3]" office:value-type="currency" office:currency="USD" office:value="-3000" calcext:value-type="currency">
            <text:p>-$3,000.00</text:p>
          </table:table-cell>
          <table:table-cell table:formula="of:=[$FedScheduleD.H3]" office:value-type="currency" office:currency="USD" office:value="-3000" calcext:value-type="currency">
            <text:p>-$3,000.00</text:p>
          </table:table-cell>
          <table:table-cell table:formula="of:=[$FedScheduleD.I3]" office:value-type="currency" office:currency="USD" office:value="135000" calcext:value-type="currency">
            <text:p>$135,000.00</text:p>
          </table:table-cell>
          <table:table-cell/>
        </table:table-row>
        <table:table-row table:style-name="ro1">
          <table:table-cell table:number-columns-repeated="10"/>
          <table:table-cell table:style-name="Default" table:number-columns-repeated="8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]" office:value-type="currency" office:currency="USD" office:value="105000" calcext:value-type="currency">
            <text:p>$105,000.00</text:p>
          </table:table-cell>
          <table:table-cell table:formula="of:=[.C4]" office:value-type="currency" office:currency="USD" office:value="35000" calcext:value-type="currency">
            <text:p>$35,000.00</text:p>
          </table:table-cell>
          <table:table-cell table:formula="of:=[.D4]" office:value-type="currency" office:currency="USD" office:value="35000" calcext:value-type="currency">
            <text:p>$35,000.00</text:p>
          </table:table-cell>
          <table:table-cell table:formula="of:=[.E4]" office:value-type="currency" office:currency="USD" office:value="175000" calcext:value-type="currency">
            <text:p>$175,000.00</text:p>
          </table:table-cell>
          <table:table-cell table:formula="of:=[.F4]" office:value-type="currency" office:currency="USD" office:value="403000" calcext:value-type="currency">
            <text:p>$403,000.00</text:p>
          </table:table-cell>
          <table:table-cell table:formula="of:=[.G4]" office:value-type="currency" office:currency="USD" office:value="35000" calcext:value-type="currency">
            <text:p>$35,000.00</text:p>
          </table:table-cell>
          <table:table-cell table:formula="of:=[.H4]" office:value-type="currency" office:currency="USD" office:value="308721" calcext:value-type="currency">
            <text:p>$308,721.00</text:p>
          </table:table-cell>
          <table:table-cell table:formula="of:=[.I4]" office:value-type="currency" office:currency="USD" office:value="35000" calcext:value-type="currency">
            <text:p>$35,000.00</text:p>
          </table:table-cell>
          <table:table-cell/>
          <table:table-cell table:formula="of:=[.K4]" office:value-type="string" office:string-value="" calcext:value-type="error">
            <text:p>#REF!</text:p>
          </table:table-cell>
          <table:table-cell table:formula="of:=[.L4]" office:value-type="string" office:string-value="" calcext:value-type="error">
            <text:p>#REF!</text:p>
          </table:table-cell>
          <table:table-cell table:formula="of:=[.M4]" office:value-type="string" office:string-value="" calcext:value-type="error">
            <text:p>#REF!</text:p>
          </table:table-cell>
          <table:table-cell table:formula="of:=[.N4]" office:value-type="string" office:string-value="" calcext:value-type="error">
            <text:p>#REF!</text:p>
          </table:table-cell>
          <table:table-cell table:formula="of:=[.O4]" office:value-type="string" office:string-value="" calcext:value-type="error">
            <text:p>#REF!</text:p>
          </table:table-cell>
          <table:table-cell table:formula="of:=[.P4]" office:value-type="string" office:string-value="" calcext:value-type="error">
            <text:p>#REF!</text:p>
          </table:table-cell>
          <table:table-cell table:formula="of:=[.Q4]" office:value-type="string" office:string-value="" calcext:value-type="error">
            <text:p>#REF!</text:p>
          </table:table-cell>
          <table:table-cell table:formula="of:=[.R4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]" office:value-type="currency" office:currency="USD" office:value="125" calcext:value-type="currency">
            <text:p>$125.00</text:p>
          </table:table-cell>
          <table:table-cell table:formula="of:=[.C5]" office:value-type="currency" office:currency="USD" office:value="125" calcext:value-type="currency">
            <text:p>$125.00</text:p>
          </table:table-cell>
          <table:table-cell table:formula="of:=[.D5]" office:value-type="currency" office:currency="USD" office:value="125" calcext:value-type="currency">
            <text:p>$125.00</text:p>
          </table:table-cell>
          <table:table-cell table:formula="of:=[.E5]" office:value-type="currency" office:currency="USD" office:value="125" calcext:value-type="currency">
            <text:p>$125.00</text:p>
          </table:table-cell>
          <table:table-cell table:formula="of:=[.F5]" office:value-type="currency" office:currency="USD" office:value="125" calcext:value-type="currency">
            <text:p>$125.00</text:p>
          </table:table-cell>
          <table:table-cell table:formula="of:=[.G5]" office:value-type="currency" office:currency="USD" office:value="125" calcext:value-type="currency">
            <text:p>$125.00</text:p>
          </table:table-cell>
          <table:table-cell table:formula="of:=[.H5]" office:value-type="currency" office:currency="USD" office:value="125" calcext:value-type="currency">
            <text:p>$125.00</text:p>
          </table:table-cell>
          <table:table-cell table:formula="of:=[.I5]" office:value-type="currency" office:currency="USD" office:value="125" calcext:value-type="currency">
            <text:p>$125.00</text:p>
          </table:table-cell>
          <table:table-cell/>
          <table:table-cell table:formula="of:=[.K5]" office:value-type="currency" office:currency="USD" office:value="0" calcext:value-type="currency">
            <text:p>$0.00</text:p>
          </table:table-cell>
          <table:table-cell table:formula="of:=[.L5]" office:value-type="currency" office:currency="USD" office:value="0" calcext:value-type="currency">
            <text:p>$0.00</text:p>
          </table:table-cell>
          <table:table-cell table:formula="of:=[.M5]" office:value-type="currency" office:currency="USD" office:value="0" calcext:value-type="currency">
            <text:p>$0.00</text:p>
          </table:table-cell>
          <table:table-cell table:formula="of:=[.N5]" office:value-type="currency" office:currency="USD" office:value="0" calcext:value-type="currency">
            <text:p>$0.00</text:p>
          </table:table-cell>
          <table:table-cell table:formula="of:=[.O5]" office:value-type="currency" office:currency="USD" office:value="0" calcext:value-type="currency">
            <text:p>$0.00</text:p>
          </table:table-cell>
          <table:table-cell table:formula="of:=[.P5]" office:value-type="currency" office:currency="USD" office:value="0" calcext:value-type="currency">
            <text:p>$0.00</text:p>
          </table:table-cell>
          <table:table-cell table:formula="of:=[.Q5]" office:value-type="currency" office:currency="USD" office:value="0" calcext:value-type="currency">
            <text:p>$0.00</text:p>
          </table:table-cell>
          <table:table-cell table:formula="of:=[.R5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formula="of:=[.A10]+1" office:value-type="float" office:value="3" calcext:value-type="float">
            <text:p>3</text:p>
          </table:table-cell>
          <table:table-cell table:formula="of:=IF(OR([.B6]&lt;0;[.B7]&lt;0);0;MIN([.B6];[.B7]))" office:value-type="currency" office:currency="USD" office:value="5000" calcext:value-type="currency">
            <text:p>$5,000.00</text:p>
          </table:table-cell>
          <table:table-cell table:formula="of:=IF(OR([.C6]&lt;0;[.C7]&lt;0);0;MIN([.C6];[.C7]))" office:value-type="currency" office:currency="USD" office:value="5000" calcext:value-type="currency">
            <text:p>$5,000.00</text:p>
          </table:table-cell>
          <table:table-cell table:formula="of:=IF(OR([.D6]&lt;0;[.D7]&lt;0);0;MIN([.D6];[.D7]))" office:value-type="currency" office:currency="USD" office:value="185000" calcext:value-type="currency">
            <text:p>$185,000.00</text:p>
          </table:table-cell>
          <table:table-cell table:formula="of:=IF(OR([.E6]&lt;0;[.E7]&lt;0);0;MIN([.E6];[.E7]))" office:value-type="currency" office:currency="USD" office:value="125000" calcext:value-type="currency">
            <text:p>$125,000.00</text:p>
          </table:table-cell>
          <table:table-cell table:formula="of:=IF(OR([.F6]&lt;0;[.F7]&lt;0);0;MIN([.F6];[.F7]))" office:value-type="currency" office:currency="USD" office:value="5000" calcext:value-type="currency">
            <text:p>$5,000.00</text:p>
          </table:table-cell>
          <table:table-cell table:formula="of:=IF(OR([.G6]&lt;0;[.G7]&lt;0);0;MIN([.G6];[.G7]))" office:value-type="currency" office:currency="USD" office:value="0" calcext:value-type="currency">
            <text:p>$0.00</text:p>
          </table:table-cell>
          <table:table-cell table:formula="of:=IF(OR([.H6]&lt;0;[.H7]&lt;0);0;MIN([.H6];[.H7]))" office:value-type="currency" office:currency="USD" office:value="0" calcext:value-type="currency">
            <text:p>$0.00</text:p>
          </table:table-cell>
          <table:table-cell table:formula="of:=IF(OR([.I6]&lt;0;[.I7]&lt;0);0;MIN([.I6];[.I7]))" office:value-type="currency" office:currency="USD" office:value="5000" calcext:value-type="currency">
            <text:p>$5,000.00</text:p>
          </table:table-cell>
          <table:table-cell/>
          <table:table-cell table:formula="of:=IF(OR([.K6]&lt;0;[.K7]&lt;0);0;MIN([.K6];[.K7]))" office:value-type="currency" office:currency="USD" office:value="20000" calcext:value-type="currency">
            <text:p>$20,000.00</text:p>
          </table:table-cell>
          <table:table-cell table:formula="of:=IF(OR([.L6]&lt;0;[.L7]&lt;0);0;MIN([.L6];[.L7]))" office:value-type="currency" office:currency="USD" office:value="0" calcext:value-type="currency">
            <text:p>$0.00</text:p>
          </table:table-cell>
          <table:table-cell table:formula="of:=IF(OR([.M6]&lt;0;[.M7]&lt;0);0;MIN([.M6];[.M7]))" office:value-type="currency" office:currency="USD" office:value="0" calcext:value-type="currency">
            <text:p>$0.00</text:p>
          </table:table-cell>
          <table:table-cell table:formula="of:=IF(OR([.N6]&lt;0;[.N7]&lt;0);0;MIN([.N6];[.N7]))" office:value-type="currency" office:currency="USD" office:value="9100" calcext:value-type="currency">
            <text:p>$9,100.00</text:p>
          </table:table-cell>
          <table:table-cell table:formula="of:=IF(OR([.O6]&lt;0;[.O7]&lt;0);0;MIN([.O6];[.O7]))" office:value-type="currency" office:currency="USD" office:value="0" calcext:value-type="currency">
            <text:p>$0.00</text:p>
          </table:table-cell>
          <table:table-cell table:formula="of:=IF(OR([.P6]&lt;0;[.P7]&lt;0);0;MIN([.P6];[.P7]))" office:value-type="currency" office:currency="USD" office:value="0" calcext:value-type="currency">
            <text:p>$0.00</text:p>
          </table:table-cell>
          <table:table-cell table:formula="of:=IF(OR([.Q6]&lt;0;[.Q7]&lt;0);0;MIN([.Q6];[.Q7]))" office:value-type="currency" office:currency="USD" office:value="0" calcext:value-type="currency">
            <text:p>$0.00</text:p>
          </table:table-cell>
          <table:table-cell table:formula="of:=IF(OR([.R6]&lt;0;[.R7]&lt;0);0;MIN([.R6];[.R7]))" office:value-type="currency" office:currency="USD" office:value="115000" calcext:value-type="currency">
            <text:p>$115,000.00</text:p>
          </table:table-cell>
          <table:table-cell/>
        </table:table-row>
        <table:table-row table:style-name="ro1">
          <table:table-cell table:formula="of:=[.A11]+1" office:value-type="float" office:value="4" calcext:value-type="float">
            <text:p>4</text:p>
          </table:table-cell>
          <table:table-cell table:formula="of:=[.B11]+[.B10]" office:value-type="currency" office:currency="USD" office:value="5125" calcext:value-type="currency">
            <text:p>$5,125.00</text:p>
          </table:table-cell>
          <table:table-cell table:formula="of:=[.C11]+[.C10]" office:value-type="currency" office:currency="USD" office:value="5125" calcext:value-type="currency">
            <text:p>$5,125.00</text:p>
          </table:table-cell>
          <table:table-cell table:formula="of:=[.D11]+[.D10]" office:value-type="currency" office:currency="USD" office:value="185125" calcext:value-type="currency">
            <text:p>$185,125.00</text:p>
          </table:table-cell>
          <table:table-cell table:formula="of:=[.E11]+[.E10]" office:value-type="currency" office:currency="USD" office:value="125125" calcext:value-type="currency">
            <text:p>$125,125.00</text:p>
          </table:table-cell>
          <table:table-cell table:formula="of:=[.F11]+[.F10]" office:value-type="currency" office:currency="USD" office:value="5125" calcext:value-type="currency">
            <text:p>$5,125.00</text:p>
          </table:table-cell>
          <table:table-cell table:formula="of:=[.G11]+[.G10]" office:value-type="currency" office:currency="USD" office:value="125" calcext:value-type="currency">
            <text:p>$125.00</text:p>
          </table:table-cell>
          <table:table-cell table:formula="of:=[.H11]+[.H10]" office:value-type="currency" office:currency="USD" office:value="125" calcext:value-type="currency">
            <text:p>$125.00</text:p>
          </table:table-cell>
          <table:table-cell table:formula="of:=[.I11]+[.I10]" office:value-type="currency" office:currency="USD" office:value="5125" calcext:value-type="currency">
            <text:p>$5,125.00</text:p>
          </table:table-cell>
          <table:table-cell/>
          <table:table-cell table:formula="of:=[.K11]+[.K10]" office:value-type="currency" office:currency="USD" office:value="20000" calcext:value-type="currency">
            <text:p>$20,000.00</text:p>
          </table:table-cell>
          <table:table-cell table:formula="of:=[.L11]+[.L10]" office:value-type="currency" office:currency="USD" office:value="0" calcext:value-type="currency">
            <text:p>$0.00</text:p>
          </table:table-cell>
          <table:table-cell table:formula="of:=[.M11]+[.M10]" office:value-type="currency" office:currency="USD" office:value="0" calcext:value-type="currency">
            <text:p>$0.00</text:p>
          </table:table-cell>
          <table:table-cell table:formula="of:=[.N11]+[.N10]" office:value-type="currency" office:currency="USD" office:value="9100" calcext:value-type="currency">
            <text:p>$9,100.00</text:p>
          </table:table-cell>
          <table:table-cell table:formula="of:=[.O11]+[.O10]" office:value-type="currency" office:currency="USD" office:value="0" calcext:value-type="currency">
            <text:p>$0.00</text:p>
          </table:table-cell>
          <table:table-cell table:formula="of:=[.P11]+[.P10]" office:value-type="currency" office:currency="USD" office:value="0" calcext:value-type="currency">
            <text:p>$0.00</text:p>
          </table:table-cell>
          <table:table-cell table:formula="of:=[.Q11]+[.Q10]" office:value-type="currency" office:currency="USD" office:value="0" calcext:value-type="currency">
            <text:p>$0.00</text:p>
          </table:table-cell>
          <table:table-cell table:formula="of:=[.R11]+[.R10]" office:value-type="currency" office:currency="USD" office:value="115000" calcext:value-type="currency">
            <text:p>$115,000.00</text:p>
          </table:table-cell>
          <table:table-cell/>
        </table:table-row>
        <table:table-row table:style-name="ro1">
          <table:table-cell table:formula="of:=[.A12]+1" office:value-type="float" office:value="5" calcext:value-type="float">
            <text:p>5</text:p>
          </table:table-cell>
          <table:table-cell table:formula="of:=MAX(0;[.B9]-[.B12])" office:value-type="currency" office:currency="USD" office:value="99875" calcext:value-type="currency">
            <text:p>$99,875.00</text:p>
          </table:table-cell>
          <table:table-cell table:formula="of:=MAX(0;[.C9]-[.C12])" office:value-type="currency" office:currency="USD" office:value="29875" calcext:value-type="currency">
            <text:p>$29,875.00</text:p>
          </table:table-cell>
          <table:table-cell table:formula="of:=MAX(0;[.D9]-[.D12])" office:value-type="currency" office:currency="USD" office:value="0" calcext:value-type="currency">
            <text:p>$0.00</text:p>
          </table:table-cell>
          <table:table-cell table:formula="of:=MAX(0;[.E9]-[.E12])" office:value-type="currency" office:currency="USD" office:value="49875" calcext:value-type="currency">
            <text:p>$49,875.00</text:p>
          </table:table-cell>
          <table:table-cell table:formula="of:=MAX(0;[.F9]-[.F12])" office:value-type="currency" office:currency="USD" office:value="397875" calcext:value-type="currency">
            <text:p>$397,875.00</text:p>
          </table:table-cell>
          <table:table-cell table:formula="of:=MAX(0;[.G9]-[.G12])" office:value-type="currency" office:currency="USD" office:value="34875" calcext:value-type="currency">
            <text:p>$34,875.00</text:p>
          </table:table-cell>
          <table:table-cell table:formula="of:=MAX(0;[.H9]-[.H12])" office:value-type="currency" office:currency="USD" office:value="308596" calcext:value-type="currency">
            <text:p>$308,596.00</text:p>
          </table:table-cell>
          <table:table-cell table:formula="of:=MAX(0;[.I9]-[.I12])" office:value-type="currency" office:currency="USD" office:value="29875" calcext:value-type="currency">
            <text:p>$29,875.00</text:p>
          </table:table-cell>
          <table:table-cell/>
          <table:table-cell table:style-name="ce15" table:formula="of:=MAX(0;[.K9]-[.K12])" office:value-type="string" office:string-value="" calcext:value-type="error">
            <text:p>#REF!</text:p>
          </table:table-cell>
          <table:table-cell table:style-name="ce15" table:formula="of:=MAX(0;[.L9]-[.L12])" office:value-type="string" office:string-value="" calcext:value-type="error">
            <text:p>#REF!</text:p>
          </table:table-cell>
          <table:table-cell table:style-name="ce15" table:formula="of:=MAX(0;[.M9]-[.M12])" office:value-type="string" office:string-value="" calcext:value-type="error">
            <text:p>#REF!</text:p>
          </table:table-cell>
          <table:table-cell table:style-name="ce15" table:formula="of:=MAX(0;[.N9]-[.N12])" office:value-type="string" office:string-value="" calcext:value-type="error">
            <text:p>#REF!</text:p>
          </table:table-cell>
          <table:table-cell table:style-name="ce15" table:formula="of:=MAX(0;[.O9]-[.O12])" office:value-type="string" office:string-value="" calcext:value-type="error">
            <text:p>#REF!</text:p>
          </table:table-cell>
          <table:table-cell table:style-name="ce15" table:formula="of:=MAX(0;[.P9]-[.P12])" office:value-type="string" office:string-value="" calcext:value-type="error">
            <text:p>#REF!</text:p>
          </table:table-cell>
          <table:table-cell table:style-name="ce15" table:formula="of:=MAX(0;[.Q9]-[.Q12])" office:value-type="string" office:string-value="" calcext:value-type="error">
            <text:p>#REF!</text:p>
          </table:table-cell>
          <table:table-cell table:style-name="ce15" table:formula="of:=MAX(0;[.R9]-[.R12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formula="of:=[.A13]+1" office:value-type="float" office:value="6" calcext:value-type="float">
            <text:p>6</text:p>
          </table:table-cell>
          <table:table-cell table:number-columns-repeated="8" office:value-type="currency" office:currency="USD" office:value="94050" calcext:value-type="currency">
            <text:p>$94,050.00</text:p>
          </table:table-cell>
          <table:table-cell/>
          <table:table-cell table:number-columns-repeated="8" office:value-type="currency" office:currency="USD" office:value="94050" calcext:value-type="currency">
            <text:p>$94,050.00</text:p>
          </table:table-cell>
          <table:table-cell/>
        </table:table-row>
        <table:table-row table:style-name="ro1">
          <table:table-cell table:formula="of:=[.A14]+1" office:value-type="float" office:value="7" calcext:value-type="float">
            <text:p>7</text:p>
          </table:table-cell>
          <table:table-cell table:formula="of:=MIN([.B9];[.B14])" office:value-type="currency" office:currency="USD" office:value="94050" calcext:value-type="currency">
            <text:p>$94,050.00</text:p>
          </table:table-cell>
          <table:table-cell table:formula="of:=MIN([.C9];[.C14])" office:value-type="currency" office:currency="USD" office:value="35000" calcext:value-type="currency">
            <text:p>$35,000.00</text:p>
          </table:table-cell>
          <table:table-cell table:formula="of:=MIN([.D9];[.D14])" office:value-type="currency" office:currency="USD" office:value="35000" calcext:value-type="currency">
            <text:p>$35,000.00</text:p>
          </table:table-cell>
          <table:table-cell table:formula="of:=MIN([.E9];[.E14])" office:value-type="currency" office:currency="USD" office:value="94050" calcext:value-type="currency">
            <text:p>$94,050.00</text:p>
          </table:table-cell>
          <table:table-cell table:formula="of:=MIN([.F9];[.F14])" office:value-type="currency" office:currency="USD" office:value="94050" calcext:value-type="currency">
            <text:p>$94,050.00</text:p>
          </table:table-cell>
          <table:table-cell table:formula="of:=MIN([.G9];[.G14])" office:value-type="currency" office:currency="USD" office:value="35000" calcext:value-type="currency">
            <text:p>$35,000.00</text:p>
          </table:table-cell>
          <table:table-cell table:formula="of:=MIN([.H9];[.H14])" office:value-type="currency" office:currency="USD" office:value="94050" calcext:value-type="currency">
            <text:p>$94,050.00</text:p>
          </table:table-cell>
          <table:table-cell table:formula="of:=MIN([.I9];[.I14])" office:value-type="currency" office:currency="USD" office:value="35000" calcext:value-type="currency">
            <text:p>$35,000.00</text:p>
          </table:table-cell>
          <table:table-cell/>
          <table:table-cell table:formula="of:=MIN([.K9];[.K14])" office:value-type="string" office:string-value="" calcext:value-type="error">
            <text:p>#REF!</text:p>
          </table:table-cell>
          <table:table-cell table:formula="of:=MIN([.L9];[.L14])" office:value-type="string" office:string-value="" calcext:value-type="error">
            <text:p>#REF!</text:p>
          </table:table-cell>
          <table:table-cell table:formula="of:=MIN([.M9];[.M14])" office:value-type="string" office:string-value="" calcext:value-type="error">
            <text:p>#REF!</text:p>
          </table:table-cell>
          <table:table-cell table:formula="of:=MIN([.N9];[.N14])" office:value-type="string" office:string-value="" calcext:value-type="error">
            <text:p>#REF!</text:p>
          </table:table-cell>
          <table:table-cell table:formula="of:=MIN([.O9];[.O14])" office:value-type="string" office:string-value="" calcext:value-type="error">
            <text:p>#REF!</text:p>
          </table:table-cell>
          <table:table-cell table:formula="of:=MIN([.P9];[.P14])" office:value-type="string" office:string-value="" calcext:value-type="error">
            <text:p>#REF!</text:p>
          </table:table-cell>
          <table:table-cell table:formula="of:=MIN([.Q9];[.Q14])" office:value-type="string" office:string-value="" calcext:value-type="error">
            <text:p>#REF!</text:p>
          </table:table-cell>
          <table:table-cell table:formula="of:=MIN([.R9];[.R14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formula="of:=[.A15]+1" office:value-type="float" office:value="8" calcext:value-type="float">
            <text:p>8</text:p>
          </table:table-cell>
          <table:table-cell table:formula="of:=MIN([.B13];[.B15])" office:value-type="currency" office:currency="USD" office:value="94050" calcext:value-type="currency">
            <text:p>$94,050.00</text:p>
          </table:table-cell>
          <table:table-cell table:formula="of:=MIN([.C13];[.C15])" office:value-type="currency" office:currency="USD" office:value="29875" calcext:value-type="currency">
            <text:p>$29,875.00</text:p>
          </table:table-cell>
          <table:table-cell table:formula="of:=MIN([.D13];[.D15])" office:value-type="currency" office:currency="USD" office:value="0" calcext:value-type="currency">
            <text:p>$0.00</text:p>
          </table:table-cell>
          <table:table-cell table:formula="of:=MIN([.E13];[.E15])" office:value-type="currency" office:currency="USD" office:value="49875" calcext:value-type="currency">
            <text:p>$49,875.00</text:p>
          </table:table-cell>
          <table:table-cell table:formula="of:=MIN([.F13];[.F15])" office:value-type="currency" office:currency="USD" office:value="94050" calcext:value-type="currency">
            <text:p>$94,050.00</text:p>
          </table:table-cell>
          <table:table-cell table:formula="of:=MIN([.G13];[.G15])" office:value-type="currency" office:currency="USD" office:value="34875" calcext:value-type="currency">
            <text:p>$34,875.00</text:p>
          </table:table-cell>
          <table:table-cell table:formula="of:=MIN([.H13];[.H15])" office:value-type="currency" office:currency="USD" office:value="94050" calcext:value-type="currency">
            <text:p>$94,050.00</text:p>
          </table:table-cell>
          <table:table-cell table:formula="of:=MIN([.I13];[.I15])" office:value-type="currency" office:currency="USD" office:value="29875" calcext:value-type="currency">
            <text:p>$29,875.00</text:p>
          </table:table-cell>
          <table:table-cell/>
          <table:table-cell table:formula="of:=MIN([.K13];[.K15])" office:value-type="string" office:string-value="" calcext:value-type="error">
            <text:p>#REF!</text:p>
          </table:table-cell>
          <table:table-cell table:formula="of:=MIN([.L13];[.L15])" office:value-type="string" office:string-value="" calcext:value-type="error">
            <text:p>#REF!</text:p>
          </table:table-cell>
          <table:table-cell table:formula="of:=MIN([.M13];[.M15])" office:value-type="string" office:string-value="" calcext:value-type="error">
            <text:p>#REF!</text:p>
          </table:table-cell>
          <table:table-cell table:formula="of:=MIN([.N13];[.N15])" office:value-type="string" office:string-value="" calcext:value-type="error">
            <text:p>#REF!</text:p>
          </table:table-cell>
          <table:table-cell table:formula="of:=MIN([.O13];[.O15])" office:value-type="string" office:string-value="" calcext:value-type="error">
            <text:p>#REF!</text:p>
          </table:table-cell>
          <table:table-cell table:formula="of:=MIN([.P13];[.P15])" office:value-type="string" office:string-value="" calcext:value-type="error">
            <text:p>#REF!</text:p>
          </table:table-cell>
          <table:table-cell table:formula="of:=MIN([.Q13];[.Q15])" office:value-type="string" office:string-value="" calcext:value-type="error">
            <text:p>#REF!</text:p>
          </table:table-cell>
          <table:table-cell table:formula="of:=MIN([.R13];[.R15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9 (amount taxed at 0%)</text:p>
          </table:table-cell>
          <table:table-cell table:formula="of:=[.B15]-[.B16]" office:value-type="currency" office:currency="USD" office:value="0" calcext:value-type="currency">
            <text:p>$0.00</text:p>
          </table:table-cell>
          <table:table-cell table:formula="of:=[.C15]-[.C16]" office:value-type="currency" office:currency="USD" office:value="5125" calcext:value-type="currency">
            <text:p>$5,125.00</text:p>
          </table:table-cell>
          <table:table-cell table:formula="of:=[.D15]-[.D16]" office:value-type="currency" office:currency="USD" office:value="35000" calcext:value-type="currency">
            <text:p>$35,000.00</text:p>
          </table:table-cell>
          <table:table-cell table:formula="of:=[.E15]-[.E16]" office:value-type="currency" office:currency="USD" office:value="44175" calcext:value-type="currency">
            <text:p>$44,175.00</text:p>
          </table:table-cell>
          <table:table-cell table:formula="of:=[.F15]-[.F16]" office:value-type="currency" office:currency="USD" office:value="0" calcext:value-type="currency">
            <text:p>$0.00</text:p>
          </table:table-cell>
          <table:table-cell table:formula="of:=[.G15]-[.G16]" office:value-type="currency" office:currency="USD" office:value="125" calcext:value-type="currency">
            <text:p>$125.00</text:p>
          </table:table-cell>
          <table:table-cell table:formula="of:=[.H15]-[.H16]" office:value-type="currency" office:currency="USD" office:value="0" calcext:value-type="currency">
            <text:p>$0.00</text:p>
          </table:table-cell>
          <table:table-cell table:formula="of:=[.I15]-[.I16]" office:value-type="currency" office:currency="USD" office:value="5125" calcext:value-type="currency">
            <text:p>$5,125.00</text:p>
          </table:table-cell>
          <table:table-cell/>
          <table:table-cell table:formula="of:=[.K15]-[.K16]" office:value-type="string" office:string-value="" calcext:value-type="error">
            <text:p>#REF!</text:p>
          </table:table-cell>
          <table:table-cell table:formula="of:=[.L15]-[.L16]" office:value-type="string" office:string-value="" calcext:value-type="error">
            <text:p>#REF!</text:p>
          </table:table-cell>
          <table:table-cell table:formula="of:=[.M15]-[.M16]" office:value-type="string" office:string-value="" calcext:value-type="error">
            <text:p>#REF!</text:p>
          </table:table-cell>
          <table:table-cell table:formula="of:=[.N15]-[.N16]" office:value-type="string" office:string-value="" calcext:value-type="error">
            <text:p>#REF!</text:p>
          </table:table-cell>
          <table:table-cell table:formula="of:=[.O15]-[.O16]" office:value-type="string" office:string-value="" calcext:value-type="error">
            <text:p>#REF!</text:p>
          </table:table-cell>
          <table:table-cell table:formula="of:=[.P15]-[.P16]" office:value-type="string" office:string-value="" calcext:value-type="error">
            <text:p>#REF!</text:p>
          </table:table-cell>
          <table:table-cell table:formula="of:=[.Q15]-[.Q16]" office:value-type="string" office:string-value="" calcext:value-type="error">
            <text:p>#REF!</text:p>
          </table:table-cell>
          <table:table-cell table:formula="of:=[.R15]-[.R16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IN([.B9];[.B12])" office:value-type="currency" office:currency="USD" office:value="5125" calcext:value-type="currency">
            <text:p>$5,125.00</text:p>
          </table:table-cell>
          <table:table-cell table:formula="of:=MIN([.C9];[.C12])" office:value-type="currency" office:currency="USD" office:value="5125" calcext:value-type="currency">
            <text:p>$5,125.00</text:p>
          </table:table-cell>
          <table:table-cell table:formula="of:=MIN([.D9];[.D12])" office:value-type="currency" office:currency="USD" office:value="35000" calcext:value-type="currency">
            <text:p>$35,000.00</text:p>
          </table:table-cell>
          <table:table-cell table:formula="of:=MIN([.E9];[.E12])" office:value-type="currency" office:currency="USD" office:value="125125" calcext:value-type="currency">
            <text:p>$125,125.00</text:p>
          </table:table-cell>
          <table:table-cell table:formula="of:=MIN([.F9];[.F12])" office:value-type="currency" office:currency="USD" office:value="5125" calcext:value-type="currency">
            <text:p>$5,125.00</text:p>
          </table:table-cell>
          <table:table-cell table:formula="of:=MIN([.G9];[.G12])" office:value-type="currency" office:currency="USD" office:value="125" calcext:value-type="currency">
            <text:p>$125.00</text:p>
          </table:table-cell>
          <table:table-cell table:formula="of:=MIN([.H9];[.H12])" office:value-type="currency" office:currency="USD" office:value="125" calcext:value-type="currency">
            <text:p>$125.00</text:p>
          </table:table-cell>
          <table:table-cell table:formula="of:=MIN([.I9];[.I12])" office:value-type="currency" office:currency="USD" office:value="5125" calcext:value-type="currency">
            <text:p>$5,125.00</text:p>
          </table:table-cell>
          <table:table-cell/>
          <table:table-cell table:formula="of:=MIN([.K9];[.K12])" office:value-type="string" office:string-value="" calcext:value-type="error">
            <text:p>#REF!</text:p>
          </table:table-cell>
          <table:table-cell table:formula="of:=MIN([.L9];[.L12])" office:value-type="string" office:string-value="" calcext:value-type="error">
            <text:p>#REF!</text:p>
          </table:table-cell>
          <table:table-cell table:formula="of:=MIN([.M9];[.M12])" office:value-type="string" office:string-value="" calcext:value-type="error">
            <text:p>#REF!</text:p>
          </table:table-cell>
          <table:table-cell table:formula="of:=MIN([.N9];[.N12])" office:value-type="string" office:string-value="" calcext:value-type="error">
            <text:p>#REF!</text:p>
          </table:table-cell>
          <table:table-cell table:formula="of:=MIN([.O9];[.O12])" office:value-type="string" office:string-value="" calcext:value-type="error">
            <text:p>#REF!</text:p>
          </table:table-cell>
          <table:table-cell table:formula="of:=MIN([.P9];[.P12])" office:value-type="string" office:string-value="" calcext:value-type="error">
            <text:p>#REF!</text:p>
          </table:table-cell>
          <table:table-cell table:formula="of:=MIN([.Q9];[.Q12])" office:value-type="string" office:string-value="" calcext:value-type="error">
            <text:p>#REF!</text:p>
          </table:table-cell>
          <table:table-cell table:formula="of:=MIN([.R9];[.R12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formula="of:=[.A18]+1" office:value-type="float" office:value="11" calcext:value-type="float">
            <text:p>11</text:p>
          </table:table-cell>
          <table:table-cell table:formula="of:=[.B17]" office:value-type="currency" office:currency="USD" office:value="0" calcext:value-type="currency">
            <text:p>$0.00</text:p>
          </table:table-cell>
          <table:table-cell table:formula="of:=[.C17]" office:value-type="currency" office:currency="USD" office:value="5125" calcext:value-type="currency">
            <text:p>$5,125.00</text:p>
          </table:table-cell>
          <table:table-cell table:formula="of:=[.D17]" office:value-type="currency" office:currency="USD" office:value="35000" calcext:value-type="currency">
            <text:p>$35,000.00</text:p>
          </table:table-cell>
          <table:table-cell table:formula="of:=[.E17]" office:value-type="currency" office:currency="USD" office:value="44175" calcext:value-type="currency">
            <text:p>$44,175.00</text:p>
          </table:table-cell>
          <table:table-cell table:formula="of:=[.F17]" office:value-type="currency" office:currency="USD" office:value="0" calcext:value-type="currency">
            <text:p>$0.00</text:p>
          </table:table-cell>
          <table:table-cell table:formula="of:=[.G17]" office:value-type="currency" office:currency="USD" office:value="125" calcext:value-type="currency">
            <text:p>$125.00</text:p>
          </table:table-cell>
          <table:table-cell table:formula="of:=[.H17]" office:value-type="currency" office:currency="USD" office:value="0" calcext:value-type="currency">
            <text:p>$0.00</text:p>
          </table:table-cell>
          <table:table-cell table:formula="of:=[.I17]" office:value-type="currency" office:currency="USD" office:value="5125" calcext:value-type="currency">
            <text:p>$5,125.00</text:p>
          </table:table-cell>
          <table:table-cell/>
          <table:table-cell table:formula="of:=[.K17]" office:value-type="string" office:string-value="" calcext:value-type="error">
            <text:p>#REF!</text:p>
          </table:table-cell>
          <table:table-cell table:formula="of:=[.L17]" office:value-type="string" office:string-value="" calcext:value-type="error">
            <text:p>#REF!</text:p>
          </table:table-cell>
          <table:table-cell table:formula="of:=[.M17]" office:value-type="string" office:string-value="" calcext:value-type="error">
            <text:p>#REF!</text:p>
          </table:table-cell>
          <table:table-cell table:formula="of:=[.N17]" office:value-type="string" office:string-value="" calcext:value-type="error">
            <text:p>#REF!</text:p>
          </table:table-cell>
          <table:table-cell table:formula="of:=[.O17]" office:value-type="string" office:string-value="" calcext:value-type="error">
            <text:p>#REF!</text:p>
          </table:table-cell>
          <table:table-cell table:formula="of:=[.P17]" office:value-type="string" office:string-value="" calcext:value-type="error">
            <text:p>#REF!</text:p>
          </table:table-cell>
          <table:table-cell table:formula="of:=[.Q17]" office:value-type="string" office:string-value="" calcext:value-type="error">
            <text:p>#REF!</text:p>
          </table:table-cell>
          <table:table-cell table:formula="of:=[.R17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formula="of:=[.A19]+1" office:value-type="float" office:value="12" calcext:value-type="float">
            <text:p>12</text:p>
          </table:table-cell>
          <table:table-cell table:formula="of:=[.B18]-[.B19]" office:value-type="currency" office:currency="USD" office:value="5125" calcext:value-type="currency">
            <text:p>$5,125.00</text:p>
          </table:table-cell>
          <table:table-cell table:formula="of:=[.C18]-[.C19]" office:value-type="currency" office:currency="USD" office:value="0" calcext:value-type="currency">
            <text:p>$0.00</text:p>
          </table:table-cell>
          <table:table-cell table:formula="of:=[.D18]-[.D19]" office:value-type="currency" office:currency="USD" office:value="0" calcext:value-type="currency">
            <text:p>$0.00</text:p>
          </table:table-cell>
          <table:table-cell table:formula="of:=[.E18]-[.E19]" office:value-type="currency" office:currency="USD" office:value="80950" calcext:value-type="currency">
            <text:p>$80,950.00</text:p>
          </table:table-cell>
          <table:table-cell table:formula="of:=[.F18]-[.F19]" office:value-type="currency" office:currency="USD" office:value="5125" calcext:value-type="currency">
            <text:p>$5,125.00</text:p>
          </table:table-cell>
          <table:table-cell table:formula="of:=[.G18]-[.G19]" office:value-type="currency" office:currency="USD" office:value="0" calcext:value-type="currency">
            <text:p>$0.00</text:p>
          </table:table-cell>
          <table:table-cell table:formula="of:=[.H18]-[.H19]" office:value-type="currency" office:currency="USD" office:value="125" calcext:value-type="currency">
            <text:p>$125.00</text:p>
          </table:table-cell>
          <table:table-cell table:formula="of:=[.I18]-[.I19]" office:value-type="currency" office:currency="USD" office:value="0" calcext:value-type="currency">
            <text:p>$0.00</text:p>
          </table:table-cell>
          <table:table-cell/>
          <table:table-cell table:formula="of:=[.K18]-[.K19]" office:value-type="string" office:string-value="" calcext:value-type="error">
            <text:p>#REF!</text:p>
          </table:table-cell>
          <table:table-cell table:formula="of:=[.L18]-[.L19]" office:value-type="string" office:string-value="" calcext:value-type="error">
            <text:p>#REF!</text:p>
          </table:table-cell>
          <table:table-cell table:formula="of:=[.M18]-[.M19]" office:value-type="string" office:string-value="" calcext:value-type="error">
            <text:p>#REF!</text:p>
          </table:table-cell>
          <table:table-cell table:formula="of:=[.N18]-[.N19]" office:value-type="string" office:string-value="" calcext:value-type="error">
            <text:p>#REF!</text:p>
          </table:table-cell>
          <table:table-cell table:formula="of:=[.O18]-[.O19]" office:value-type="string" office:string-value="" calcext:value-type="error">
            <text:p>#REF!</text:p>
          </table:table-cell>
          <table:table-cell table:formula="of:=[.P18]-[.P19]" office:value-type="string" office:string-value="" calcext:value-type="error">
            <text:p>#REF!</text:p>
          </table:table-cell>
          <table:table-cell table:formula="of:=[.Q18]-[.Q19]" office:value-type="string" office:string-value="" calcext:value-type="error">
            <text:p>#REF!</text:p>
          </table:table-cell>
          <table:table-cell table:formula="of:=[.R18]-[.R19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formula="of:=[.A20]+1" office:value-type="float" office:value="13" calcext:value-type="float">
            <text:p>13</text:p>
          </table:table-cell>
          <table:table-cell table:number-columns-repeated="8" office:value-type="currency" office:currency="USD" office:value="583750" calcext:value-type="currency">
            <text:p>$583,750.00</text:p>
          </table:table-cell>
          <table:table-cell/>
          <table:table-cell table:number-columns-repeated="8" office:value-type="currency" office:currency="USD" office:value="583750" calcext:value-type="currency">
            <text:p>$583,750.00</text:p>
          </table:table-cell>
          <table:table-cell/>
        </table:table-row>
        <table:table-row table:style-name="ro1">
          <table:table-cell table:formula="of:=[.A21]+1" office:value-type="float" office:value="14" calcext:value-type="float">
            <text:p>14</text:p>
          </table:table-cell>
          <table:table-cell table:formula="of:=MIN([.B9];[.B21])" office:value-type="currency" office:currency="USD" office:value="105000" calcext:value-type="currency">
            <text:p>$105,000.00</text:p>
          </table:table-cell>
          <table:table-cell table:formula="of:=MIN([.C9];[.C21])" office:value-type="currency" office:currency="USD" office:value="35000" calcext:value-type="currency">
            <text:p>$35,000.00</text:p>
          </table:table-cell>
          <table:table-cell table:formula="of:=MIN([.D9];[.D21])" office:value-type="currency" office:currency="USD" office:value="35000" calcext:value-type="currency">
            <text:p>$35,000.00</text:p>
          </table:table-cell>
          <table:table-cell table:formula="of:=MIN([.E9];[.E21])" office:value-type="currency" office:currency="USD" office:value="175000" calcext:value-type="currency">
            <text:p>$175,000.00</text:p>
          </table:table-cell>
          <table:table-cell table:formula="of:=MIN([.F9];[.F21])" office:value-type="currency" office:currency="USD" office:value="403000" calcext:value-type="currency">
            <text:p>$403,000.00</text:p>
          </table:table-cell>
          <table:table-cell table:formula="of:=MIN([.G9];[.G21])" office:value-type="currency" office:currency="USD" office:value="35000" calcext:value-type="currency">
            <text:p>$35,000.00</text:p>
          </table:table-cell>
          <table:table-cell table:formula="of:=MIN([.H9];[.H21])" office:value-type="currency" office:currency="USD" office:value="308721" calcext:value-type="currency">
            <text:p>$308,721.00</text:p>
          </table:table-cell>
          <table:table-cell table:formula="of:=MIN([.I9];[.I21])" office:value-type="currency" office:currency="USD" office:value="35000" calcext:value-type="currency">
            <text:p>$35,000.00</text:p>
          </table:table-cell>
          <table:table-cell/>
          <table:table-cell table:formula="of:=MIN([.K9];[.K21])" office:value-type="string" office:string-value="" calcext:value-type="error">
            <text:p>#REF!</text:p>
          </table:table-cell>
          <table:table-cell table:formula="of:=MIN([.L9];[.L21])" office:value-type="string" office:string-value="" calcext:value-type="error">
            <text:p>#REF!</text:p>
          </table:table-cell>
          <table:table-cell table:formula="of:=MIN([.M9];[.M21])" office:value-type="string" office:string-value="" calcext:value-type="error">
            <text:p>#REF!</text:p>
          </table:table-cell>
          <table:table-cell table:formula="of:=MIN([.N9];[.N21])" office:value-type="string" office:string-value="" calcext:value-type="error">
            <text:p>#REF!</text:p>
          </table:table-cell>
          <table:table-cell table:formula="of:=MIN([.O9];[.O21])" office:value-type="string" office:string-value="" calcext:value-type="error">
            <text:p>#REF!</text:p>
          </table:table-cell>
          <table:table-cell table:formula="of:=MIN([.P9];[.P21])" office:value-type="string" office:string-value="" calcext:value-type="error">
            <text:p>#REF!</text:p>
          </table:table-cell>
          <table:table-cell table:formula="of:=MIN([.Q9];[.Q21])" office:value-type="string" office:string-value="" calcext:value-type="error">
            <text:p>#REF!</text:p>
          </table:table-cell>
          <table:table-cell table:formula="of:=MIN([.R9];[.R21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formula="of:=[.A22]+1" office:value-type="float" office:value="15" calcext:value-type="float">
            <text:p>15</text:p>
          </table:table-cell>
          <table:table-cell table:formula="of:=[.B13]+[.B17]" office:value-type="currency" office:currency="USD" office:value="99875" calcext:value-type="currency">
            <text:p>$99,875.00</text:p>
          </table:table-cell>
          <table:table-cell table:formula="of:=[.C13]+[.C17]" office:value-type="currency" office:currency="USD" office:value="35000" calcext:value-type="currency">
            <text:p>$35,000.00</text:p>
          </table:table-cell>
          <table:table-cell table:formula="of:=[.D13]+[.D17]" office:value-type="currency" office:currency="USD" office:value="35000" calcext:value-type="currency">
            <text:p>$35,000.00</text:p>
          </table:table-cell>
          <table:table-cell table:formula="of:=[.E13]+[.E17]" office:value-type="currency" office:currency="USD" office:value="94050" calcext:value-type="currency">
            <text:p>$94,050.00</text:p>
          </table:table-cell>
          <table:table-cell table:formula="of:=[.F13]+[.F17]" office:value-type="currency" office:currency="USD" office:value="397875" calcext:value-type="currency">
            <text:p>$397,875.00</text:p>
          </table:table-cell>
          <table:table-cell table:formula="of:=[.G13]+[.G17]" office:value-type="currency" office:currency="USD" office:value="35000" calcext:value-type="currency">
            <text:p>$35,000.00</text:p>
          </table:table-cell>
          <table:table-cell table:formula="of:=[.H13]+[.H17]" office:value-type="currency" office:currency="USD" office:value="308596" calcext:value-type="currency">
            <text:p>$308,596.00</text:p>
          </table:table-cell>
          <table:table-cell table:formula="of:=[.I13]+[.I17]" office:value-type="currency" office:currency="USD" office:value="35000" calcext:value-type="currency">
            <text:p>$35,000.00</text:p>
          </table:table-cell>
          <table:table-cell/>
          <table:table-cell table:formula="of:=[.K13]+[.K17]" office:value-type="string" office:string-value="" calcext:value-type="error">
            <text:p>#REF!</text:p>
          </table:table-cell>
          <table:table-cell table:formula="of:=[.L13]+[.L17]" office:value-type="string" office:string-value="" calcext:value-type="error">
            <text:p>#REF!</text:p>
          </table:table-cell>
          <table:table-cell table:formula="of:=[.M13]+[.M17]" office:value-type="string" office:string-value="" calcext:value-type="error">
            <text:p>#REF!</text:p>
          </table:table-cell>
          <table:table-cell table:formula="of:=[.N13]+[.N17]" office:value-type="string" office:string-value="" calcext:value-type="error">
            <text:p>#REF!</text:p>
          </table:table-cell>
          <table:table-cell table:formula="of:=[.O13]+[.O17]" office:value-type="string" office:string-value="" calcext:value-type="error">
            <text:p>#REF!</text:p>
          </table:table-cell>
          <table:table-cell table:formula="of:=[.P13]+[.P17]" office:value-type="string" office:string-value="" calcext:value-type="error">
            <text:p>#REF!</text:p>
          </table:table-cell>
          <table:table-cell table:formula="of:=[.Q13]+[.Q17]" office:value-type="string" office:string-value="" calcext:value-type="error">
            <text:p>#REF!</text:p>
          </table:table-cell>
          <table:table-cell table:formula="of:=[.R13]+[.R17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AX(0;[.B22]-[.B23])" office:value-type="currency" office:currency="USD" office:value="5125" calcext:value-type="currency">
            <text:p>$5,125.00</text:p>
          </table:table-cell>
          <table:table-cell table:formula="of:=MAX(0;[.C22]-[.C23])" office:value-type="currency" office:currency="USD" office:value="0" calcext:value-type="currency">
            <text:p>$0.00</text:p>
          </table:table-cell>
          <table:table-cell table:formula="of:=MAX(0;[.D22]-[.D23])" office:value-type="currency" office:currency="USD" office:value="0" calcext:value-type="currency">
            <text:p>$0.00</text:p>
          </table:table-cell>
          <table:table-cell table:formula="of:=MAX(0;[.E22]-[.E23])" office:value-type="currency" office:currency="USD" office:value="80950" calcext:value-type="currency">
            <text:p>$80,950.00</text:p>
          </table:table-cell>
          <table:table-cell table:formula="of:=MAX(0;[.F22]-[.F23])" office:value-type="currency" office:currency="USD" office:value="5125" calcext:value-type="currency">
            <text:p>$5,125.00</text:p>
          </table:table-cell>
          <table:table-cell table:formula="of:=MAX(0;[.G22]-[.G23])" office:value-type="currency" office:currency="USD" office:value="0" calcext:value-type="currency">
            <text:p>$0.00</text:p>
          </table:table-cell>
          <table:table-cell table:formula="of:=MAX(0;[.H22]-[.H23])" office:value-type="currency" office:currency="USD" office:value="125" calcext:value-type="currency">
            <text:p>$125.00</text:p>
          </table:table-cell>
          <table:table-cell table:formula="of:=MAX(0;[.I22]-[.I23])" office:value-type="currency" office:currency="USD" office:value="0" calcext:value-type="currency">
            <text:p>$0.00</text:p>
          </table:table-cell>
          <table:table-cell/>
          <table:table-cell table:formula="of:=MAX(0;[.K22]-[.K23])" office:value-type="string" office:string-value="" calcext:value-type="error">
            <text:p>#REF!</text:p>
          </table:table-cell>
          <table:table-cell table:formula="of:=MAX(0;[.L22]-[.L23])" office:value-type="string" office:string-value="" calcext:value-type="error">
            <text:p>#REF!</text:p>
          </table:table-cell>
          <table:table-cell table:formula="of:=MAX(0;[.M22]-[.M23])" office:value-type="string" office:string-value="" calcext:value-type="error">
            <text:p>#REF!</text:p>
          </table:table-cell>
          <table:table-cell table:formula="of:=MAX(0;[.N22]-[.N23])" office:value-type="string" office:string-value="" calcext:value-type="error">
            <text:p>#REF!</text:p>
          </table:table-cell>
          <table:table-cell table:formula="of:=MAX(0;[.O22]-[.O23])" office:value-type="string" office:string-value="" calcext:value-type="error">
            <text:p>#REF!</text:p>
          </table:table-cell>
          <table:table-cell table:formula="of:=MAX(0;[.P22]-[.P23])" office:value-type="string" office:string-value="" calcext:value-type="error">
            <text:p>#REF!</text:p>
          </table:table-cell>
          <table:table-cell table:formula="of:=MAX(0;[.Q22]-[.Q23])" office:value-type="string" office:string-value="" calcext:value-type="error">
            <text:p>#REF!</text:p>
          </table:table-cell>
          <table:table-cell table:formula="of:=MAX(0;[.R22]-[.R23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17 (amount taxed at 15%)</text:p>
          </table:table-cell>
          <table:table-cell table:formula="of:=MIN([.B20];[.B24])" office:value-type="currency" office:currency="USD" office:value="5125" calcext:value-type="currency">
            <text:p>$5,125.00</text:p>
          </table:table-cell>
          <table:table-cell table:formula="of:=MIN([.C20];[.C24])" office:value-type="currency" office:currency="USD" office:value="0" calcext:value-type="currency">
            <text:p>$0.00</text:p>
          </table:table-cell>
          <table:table-cell table:formula="of:=MIN([.D20];[.D24])" office:value-type="currency" office:currency="USD" office:value="0" calcext:value-type="currency">
            <text:p>$0.00</text:p>
          </table:table-cell>
          <table:table-cell table:formula="of:=MIN([.E20];[.E24])" office:value-type="currency" office:currency="USD" office:value="80950" calcext:value-type="currency">
            <text:p>$80,950.00</text:p>
          </table:table-cell>
          <table:table-cell table:formula="of:=MIN([.F20];[.F24])" office:value-type="currency" office:currency="USD" office:value="5125" calcext:value-type="currency">
            <text:p>$5,125.00</text:p>
          </table:table-cell>
          <table:table-cell table:formula="of:=MIN([.G20];[.G24])" office:value-type="currency" office:currency="USD" office:value="0" calcext:value-type="currency">
            <text:p>$0.00</text:p>
          </table:table-cell>
          <table:table-cell table:formula="of:=MIN([.H20];[.H24])" office:value-type="currency" office:currency="USD" office:value="125" calcext:value-type="currency">
            <text:p>$125.00</text:p>
          </table:table-cell>
          <table:table-cell table:formula="of:=MIN([.I20];[.I24])" office:value-type="currency" office:currency="USD" office:value="0" calcext:value-type="currency">
            <text:p>$0.00</text:p>
          </table:table-cell>
          <table:table-cell/>
          <table:table-cell table:formula="of:=MIN([.K20];[.K24])" office:value-type="string" office:string-value="" calcext:value-type="error">
            <text:p>#REF!</text:p>
          </table:table-cell>
          <table:table-cell table:formula="of:=MIN([.L20];[.L24])" office:value-type="string" office:string-value="" calcext:value-type="error">
            <text:p>#REF!</text:p>
          </table:table-cell>
          <table:table-cell table:formula="of:=MIN([.M20];[.M24])" office:value-type="string" office:string-value="" calcext:value-type="error">
            <text:p>#REF!</text:p>
          </table:table-cell>
          <table:table-cell table:formula="of:=MIN([.N20];[.N24])" office:value-type="string" office:string-value="" calcext:value-type="error">
            <text:p>#REF!</text:p>
          </table:table-cell>
          <table:table-cell table:formula="of:=MIN([.O20];[.O24])" office:value-type="string" office:string-value="" calcext:value-type="error">
            <text:p>#REF!</text:p>
          </table:table-cell>
          <table:table-cell table:formula="of:=MIN([.P20];[.P24])" office:value-type="string" office:string-value="" calcext:value-type="error">
            <text:p>#REF!</text:p>
          </table:table-cell>
          <table:table-cell table:formula="of:=MIN([.Q20];[.Q24])" office:value-type="string" office:string-value="" calcext:value-type="error">
            <text:p>#REF!</text:p>
          </table:table-cell>
          <table:table-cell table:formula="of:=MIN([.R20];[.R24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5]*0.15" office:value-type="currency" office:currency="USD" office:value="768.75" calcext:value-type="currency">
            <text:p>$768.75</text:p>
          </table:table-cell>
          <table:table-cell table:formula="of:=[.C25]*0.15" office:value-type="currency" office:currency="USD" office:value="0" calcext:value-type="currency">
            <text:p>$0.00</text:p>
          </table:table-cell>
          <table:table-cell table:formula="of:=[.D25]*0.15" office:value-type="currency" office:currency="USD" office:value="0" calcext:value-type="currency">
            <text:p>$0.00</text:p>
          </table:table-cell>
          <table:table-cell table:formula="of:=[.E25]*0.15" office:value-type="currency" office:currency="USD" office:value="12142.5" calcext:value-type="currency">
            <text:p>$12,142.50</text:p>
          </table:table-cell>
          <table:table-cell table:formula="of:=[.F25]*0.15" office:value-type="currency" office:currency="USD" office:value="768.75" calcext:value-type="currency">
            <text:p>$768.75</text:p>
          </table:table-cell>
          <table:table-cell table:formula="of:=[.G25]*0.15" office:value-type="currency" office:currency="USD" office:value="0" calcext:value-type="currency">
            <text:p>$0.00</text:p>
          </table:table-cell>
          <table:table-cell table:formula="of:=[.H25]*0.15" office:value-type="currency" office:currency="USD" office:value="18.75" calcext:value-type="currency">
            <text:p>$18.75</text:p>
          </table:table-cell>
          <table:table-cell table:formula="of:=[.I25]*0.15" office:value-type="currency" office:currency="USD" office:value="0" calcext:value-type="currency">
            <text:p>$0.00</text:p>
          </table:table-cell>
          <table:table-cell/>
          <table:table-cell table:formula="of:=[.K25]*0.15" office:value-type="string" office:string-value="" calcext:value-type="error">
            <text:p>#REF!</text:p>
          </table:table-cell>
          <table:table-cell table:formula="of:=[.L25]*0.15" office:value-type="string" office:string-value="" calcext:value-type="error">
            <text:p>#REF!</text:p>
          </table:table-cell>
          <table:table-cell table:formula="of:=[.M25]*0.15" office:value-type="string" office:string-value="" calcext:value-type="error">
            <text:p>#REF!</text:p>
          </table:table-cell>
          <table:table-cell table:formula="of:=[.N25]*0.15" office:value-type="string" office:string-value="" calcext:value-type="error">
            <text:p>#REF!</text:p>
          </table:table-cell>
          <table:table-cell table:formula="of:=[.O25]*0.15" office:value-type="string" office:string-value="" calcext:value-type="error">
            <text:p>#REF!</text:p>
          </table:table-cell>
          <table:table-cell table:formula="of:=[.P25]*0.15" office:value-type="string" office:string-value="" calcext:value-type="error">
            <text:p>#REF!</text:p>
          </table:table-cell>
          <table:table-cell table:formula="of:=[.Q25]*0.15" office:value-type="string" office:string-value="" calcext:value-type="error">
            <text:p>#REF!</text:p>
          </table:table-cell>
          <table:table-cell table:formula="of:=[.R25]*0.15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formula="of:=[.A26]+1" office:value-type="float" office:value="19" calcext:value-type="float">
            <text:p>19</text:p>
          </table:table-cell>
          <table:table-cell table:formula="of:=[.B25]+[.B17]" office:value-type="currency" office:currency="USD" office:value="5125" calcext:value-type="currency">
            <text:p>$5,125.00</text:p>
          </table:table-cell>
          <table:table-cell table:formula="of:=[.C25]+[.C17]" office:value-type="currency" office:currency="USD" office:value="5125" calcext:value-type="currency">
            <text:p>$5,125.00</text:p>
          </table:table-cell>
          <table:table-cell table:formula="of:=[.D25]+[.D17]" office:value-type="currency" office:currency="USD" office:value="35000" calcext:value-type="currency">
            <text:p>$35,000.00</text:p>
          </table:table-cell>
          <table:table-cell table:style-name="ce6" table:formula="of:=[.E25]+[.E17]" office:value-type="currency" office:currency="USD" office:value="125125" calcext:value-type="currency">
            <text:p>$125,125.00</text:p>
          </table:table-cell>
          <table:table-cell table:formula="of:=[.F25]+[.F17]" office:value-type="currency" office:currency="USD" office:value="5125" calcext:value-type="currency">
            <text:p>$5,125.00</text:p>
          </table:table-cell>
          <table:table-cell table:formula="of:=[.G25]+[.G17]" office:value-type="currency" office:currency="USD" office:value="125" calcext:value-type="currency">
            <text:p>$125.00</text:p>
          </table:table-cell>
          <table:table-cell table:formula="of:=[.H25]+[.H17]" office:value-type="currency" office:currency="USD" office:value="125" calcext:value-type="currency">
            <text:p>$125.00</text:p>
          </table:table-cell>
          <table:table-cell table:formula="of:=[.I25]+[.I17]" office:value-type="currency" office:currency="USD" office:value="5125" calcext:value-type="currency">
            <text:p>$5,125.00</text:p>
          </table:table-cell>
          <table:table-cell/>
          <table:table-cell table:formula="of:=[.K25]+[.K17]" office:value-type="string" office:string-value="" calcext:value-type="error">
            <text:p>#REF!</text:p>
          </table:table-cell>
          <table:table-cell table:formula="of:=[.L25]+[.L17]" office:value-type="string" office:string-value="" calcext:value-type="error">
            <text:p>#REF!</text:p>
          </table:table-cell>
          <table:table-cell table:formula="of:=[.M25]+[.M17]" office:value-type="string" office:string-value="" calcext:value-type="error">
            <text:p>#REF!</text:p>
          </table:table-cell>
          <table:table-cell table:formula="of:=[.N25]+[.N17]" office:value-type="string" office:string-value="" calcext:value-type="error">
            <text:p>#REF!</text:p>
          </table:table-cell>
          <table:table-cell table:formula="of:=[.O25]+[.O17]" office:value-type="string" office:string-value="" calcext:value-type="error">
            <text:p>#REF!</text:p>
          </table:table-cell>
          <table:table-cell table:formula="of:=[.P25]+[.P17]" office:value-type="string" office:string-value="" calcext:value-type="error">
            <text:p>#REF!</text:p>
          </table:table-cell>
          <table:table-cell table:formula="of:=[.Q25]+[.Q17]" office:value-type="string" office:string-value="" calcext:value-type="error">
            <text:p>#REF!</text:p>
          </table:table-cell>
          <table:table-cell table:formula="of:=[.R25]+[.R17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20 (amount taxed at 20%)</text:p>
          </table:table-cell>
          <table:table-cell table:formula="of:=[.B18]-[.B27]" office:value-type="currency" office:currency="USD" office:value="0" calcext:value-type="currency">
            <text:p>$0.00</text:p>
          </table:table-cell>
          <table:table-cell table:formula="of:=[.C18]-[.C27]" office:value-type="currency" office:currency="USD" office:value="0" calcext:value-type="currency">
            <text:p>$0.00</text:p>
          </table:table-cell>
          <table:table-cell table:formula="of:=[.D18]-[.D27]" office:value-type="currency" office:currency="USD" office:value="0" calcext:value-type="currency">
            <text:p>$0.00</text:p>
          </table:table-cell>
          <table:table-cell table:style-name="ce6" table:formula="of:=[.E18]-[.E27]" office:value-type="currency" office:currency="USD" office:value="0" calcext:value-type="currency">
            <text:p>$0.00</text:p>
          </table:table-cell>
          <table:table-cell table:formula="of:=[.F18]-[.F27]" office:value-type="currency" office:currency="USD" office:value="0" calcext:value-type="currency">
            <text:p>$0.00</text:p>
          </table:table-cell>
          <table:table-cell table:formula="of:=[.G18]-[.G27]" office:value-type="currency" office:currency="USD" office:value="0" calcext:value-type="currency">
            <text:p>$0.00</text:p>
          </table:table-cell>
          <table:table-cell table:formula="of:=[.H18]-[.H27]" office:value-type="currency" office:currency="USD" office:value="0" calcext:value-type="currency">
            <text:p>$0.00</text:p>
          </table:table-cell>
          <table:table-cell table:formula="of:=[.I18]-[.I27]" office:value-type="currency" office:currency="USD" office:value="0" calcext:value-type="currency">
            <text:p>$0.00</text:p>
          </table:table-cell>
          <table:table-cell/>
          <table:table-cell table:formula="of:=[.K18]-[.K27]" office:value-type="string" office:string-value="" calcext:value-type="error">
            <text:p>#REF!</text:p>
          </table:table-cell>
          <table:table-cell table:formula="of:=[.L18]-[.L27]" office:value-type="string" office:string-value="" calcext:value-type="error">
            <text:p>#REF!</text:p>
          </table:table-cell>
          <table:table-cell table:formula="of:=[.M18]-[.M27]" office:value-type="string" office:string-value="" calcext:value-type="error">
            <text:p>#REF!</text:p>
          </table:table-cell>
          <table:table-cell table:formula="of:=[.N18]-[.N27]" office:value-type="string" office:string-value="" calcext:value-type="error">
            <text:p>#REF!</text:p>
          </table:table-cell>
          <table:table-cell table:formula="of:=[.O18]-[.O27]" office:value-type="string" office:string-value="" calcext:value-type="error">
            <text:p>#REF!</text:p>
          </table:table-cell>
          <table:table-cell table:formula="of:=[.P18]-[.P27]" office:value-type="string" office:string-value="" calcext:value-type="error">
            <text:p>#REF!</text:p>
          </table:table-cell>
          <table:table-cell table:formula="of:=[.Q18]-[.Q27]" office:value-type="string" office:string-value="" calcext:value-type="error">
            <text:p>#REF!</text:p>
          </table:table-cell>
          <table:table-cell table:formula="of:=[.R18]-[.R27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8]*0.2" office:value-type="currency" office:currency="USD" office:value="0" calcext:value-type="currency">
            <text:p>$0.00</text:p>
          </table:table-cell>
          <table:table-cell table:formula="of:=[.C28]*0.2" office:value-type="currency" office:currency="USD" office:value="0" calcext:value-type="currency">
            <text:p>$0.00</text:p>
          </table:table-cell>
          <table:table-cell table:formula="of:=[.D28]*0.2" office:value-type="currency" office:currency="USD" office:value="0" calcext:value-type="currency">
            <text:p>$0.00</text:p>
          </table:table-cell>
          <table:table-cell table:style-name="ce6" table:formula="of:=[.E28]*0.2" office:value-type="currency" office:currency="USD" office:value="0" calcext:value-type="currency">
            <text:p>$0.00</text:p>
          </table:table-cell>
          <table:table-cell table:formula="of:=[.F28]*0.2" office:value-type="currency" office:currency="USD" office:value="0" calcext:value-type="currency">
            <text:p>$0.00</text:p>
          </table:table-cell>
          <table:table-cell table:formula="of:=[.G28]*0.2" office:value-type="currency" office:currency="USD" office:value="0" calcext:value-type="currency">
            <text:p>$0.00</text:p>
          </table:table-cell>
          <table:table-cell table:formula="of:=[.H28]*0.2" office:value-type="currency" office:currency="USD" office:value="0" calcext:value-type="currency">
            <text:p>$0.00</text:p>
          </table:table-cell>
          <table:table-cell table:formula="of:=[.I28]*0.2" office:value-type="currency" office:currency="USD" office:value="0" calcext:value-type="currency">
            <text:p>$0.00</text:p>
          </table:table-cell>
          <table:table-cell/>
          <table:table-cell table:formula="of:=[.K28]*0.2" office:value-type="string" office:string-value="" calcext:value-type="error">
            <text:p>#REF!</text:p>
          </table:table-cell>
          <table:table-cell table:formula="of:=[.L28]*0.2" office:value-type="string" office:string-value="" calcext:value-type="error">
            <text:p>#REF!</text:p>
          </table:table-cell>
          <table:table-cell table:formula="of:=[.M28]*0.2" office:value-type="string" office:string-value="" calcext:value-type="error">
            <text:p>#REF!</text:p>
          </table:table-cell>
          <table:table-cell table:formula="of:=[.N28]*0.2" office:value-type="string" office:string-value="" calcext:value-type="error">
            <text:p>#REF!</text:p>
          </table:table-cell>
          <table:table-cell table:formula="of:=[.O28]*0.2" office:value-type="string" office:string-value="" calcext:value-type="error">
            <text:p>#REF!</text:p>
          </table:table-cell>
          <table:table-cell table:formula="of:=[.P28]*0.2" office:value-type="string" office:string-value="" calcext:value-type="error">
            <text:p>#REF!</text:p>
          </table:table-cell>
          <table:table-cell table:formula="of:=[.Q28]*0.2" office:value-type="string" office:string-value="" calcext:value-type="error">
            <text:p>#REF!</text:p>
          </table:table-cell>
          <table:table-cell table:formula="of:=[.R28]*0.2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formula="of:=[.A29]+1" office:value-type="float" office:value="22" calcext:value-type="float">
            <text:p>22</text:p>
          </table:table-cell>
          <table:table-cell table:style-name="ce9" table:formula="of:=IF([.B13]&lt;100000;[$FedTaxTableWorksheet.B51];[$FedTaxComputationWorksheet.B43])" office:value-type="currency" office:currency="USD" office:value="12079" calcext:value-type="currency">
            <text:p>$12,079.00</text:p>
          </table:table-cell>
          <table:table-cell table:style-name="ce9" table:formula="of:=IF([.C13]&lt;100000;[$FedTaxTableWorksheet.B61];[$FedTaxComputationWorksheet.B45])" office:value-type="currency" office:currency="USD" office:value="3121" calcext:value-type="currency">
            <text:p>$3,121.00</text:p>
          </table:table-cell>
          <table:table-cell table:style-name="ce9" table:formula="of:=IF([.D13]&lt;100000;[$FedTaxTableWorksheet.B71];[$FedTaxComputationWorksheet.B47])" office:value-type="currency" office:currency="USD" office:value="3" calcext:value-type="currency">
            <text:p>$3.00</text:p>
          </table:table-cell>
          <table:table-cell table:style-name="ce9" table:formula="of:=IF([.E13]&lt;100000;[$FedTaxTableWorksheet.B81];[$FedTaxComputationWorksheet.B49])" office:value-type="currency" office:currency="USD" office:value="5521" calcext:value-type="currency">
            <text:p>$5,521.00</text:p>
          </table:table-cell>
          <table:table-cell table:style-name="ce9" table:formula="of:=IF([.F13]&lt;100000;[$FedTaxTableWorksheet.B91];[$FedTaxComputationWorksheet.B51])" office:value-type="currency" office:currency="USD" office:value="82693" calcext:value-type="currency">
            <text:p>$82,693.00</text:p>
          </table:table-cell>
          <table:table-cell table:style-name="ce9" table:formula="of:=IF([.G13]&lt;100000;[$FedTaxTableWorksheet.B101];[$FedTaxComputationWorksheet.B53])" office:value-type="currency" office:currency="USD" office:value="3721" calcext:value-type="currency">
            <text:p>$3,721.00</text:p>
          </table:table-cell>
          <table:table-cell table:style-name="ce9" table:formula="of:=IF([.H13]&lt;100000;[$FedTaxTableWorksheet.B111];[$FedTaxComputationWorksheet.B55])" office:value-type="currency" office:currency="USD" office:value="60148.04" calcext:value-type="currency">
            <text:p>$60,148.04</text:p>
          </table:table-cell>
          <table:table-cell table:style-name="ce9" table:formula="of:=IF([.I13]&lt;100000;[$FedTaxTableWorksheet.B121];[$FedTaxComputationWorksheet.B57])" office:value-type="currency" office:currency="USD" office:value="3121" calcext:value-type="currency">
            <text:p>$3,121.00</text:p>
          </table:table-cell>
          <table:table-cell/>
          <table:table-cell table:style-name="ce9" table:formula="of:=IF(IF([.K13]&lt;=0;0;IF([.K13]&lt;100000;[$FedTaxTableWorksheet.B131];[$FedTaxComputationWorksheet.B60])))" office:value-type="string" office:string-value="" calcext:value-type="error">
            <text:p>#REF!</text:p>
          </table:table-cell>
          <table:table-cell table:style-name="ce9" table:formula="of:=IF(IF([.L13]&lt;=0;0;IF([.L13]&lt;100000;[$FedTaxTableWorksheet.B141];[$FedTaxComputationWorksheet.B62])))" office:value-type="string" office:string-value="" calcext:value-type="error">
            <text:p>#REF!</text:p>
          </table:table-cell>
          <table:table-cell table:style-name="ce9" table:formula="of:=IF(IF([.M13]&lt;=0;0;IF([.M13]&lt;100000;[$FedTaxTableWorksheet.B151];[$FedTaxComputationWorksheet.B64])))" office:value-type="string" office:string-value="" calcext:value-type="error">
            <text:p>#REF!</text:p>
          </table:table-cell>
          <table:table-cell table:style-name="ce9" table:formula="of:=IF(IF([.N13]&lt;=0;0;IF([.N13]&lt;100000;[$FedTaxTableWorksheet.B161];[$FedTaxComputationWorksheet.B66])))" office:value-type="string" office:string-value="" calcext:value-type="error">
            <text:p>#REF!</text:p>
          </table:table-cell>
          <table:table-cell table:style-name="ce9" table:formula="of:=IF(IF([.O13]&lt;=0;0;IF([.O13]&lt;100000;[$FedTaxTableWorksheet.B171];[$FedTaxComputationWorksheet.B68])))" office:value-type="string" office:string-value="" calcext:value-type="error">
            <text:p>#REF!</text:p>
          </table:table-cell>
          <table:table-cell table:style-name="ce9" table:formula="of:=IF(IF([.P13]&lt;=0;0;IF([.P13]&lt;100000;[$FedTaxTableWorksheet.B181];[$FedTaxComputationWorksheet.B70])))" office:value-type="string" office:string-value="" calcext:value-type="error">
            <text:p>#REF!</text:p>
          </table:table-cell>
          <table:table-cell table:style-name="ce9" table:formula="of:=IF(IF([.Q13]&lt;=0;0;IF([.Q13]&lt;100000;[$FedTaxTableWorksheet.B191];[$FedTaxComputationWorksheet.B72])))" office:value-type="string" office:string-value="" calcext:value-type="error">
            <text:p>#REF!</text:p>
          </table:table-cell>
          <table:table-cell table:style-name="ce9" table:formula="of:=IF(IF([.R13]&lt;=0;0;IF([.R13]&lt;100000;[$FedTaxTableWorksheet.B201];[$FedTaxComputationWorksheet.B74]))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formula="of:=[.A30]+1" office:value-type="float" office:value="23" calcext:value-type="float">
            <text:p>23</text:p>
          </table:table-cell>
          <table:table-cell table:formula="of:=[.B26]+[.B29]+[.B30]" office:value-type="currency" office:currency="USD" office:value="12847.75" calcext:value-type="currency">
            <text:p>$12,847.75</text:p>
          </table:table-cell>
          <table:table-cell table:formula="of:=[.C26]+[.C29]+[.C30]" office:value-type="currency" office:currency="USD" office:value="3121" calcext:value-type="currency">
            <text:p>$3,121.00</text:p>
          </table:table-cell>
          <table:table-cell table:formula="of:=[.D26]+[.D29]+[.D30]" office:value-type="currency" office:currency="USD" office:value="3" calcext:value-type="currency">
            <text:p>$3.00</text:p>
          </table:table-cell>
          <table:table-cell table:style-name="ce6" table:formula="of:=[.E26]+[.E29]+[.E30]" office:value-type="currency" office:currency="USD" office:value="17663.5" calcext:value-type="currency">
            <text:p>$17,663.50</text:p>
          </table:table-cell>
          <table:table-cell table:formula="of:=[.F26]+[.F29]+[.F30]" office:value-type="currency" office:currency="USD" office:value="83461.75" calcext:value-type="currency">
            <text:p>$83,461.75</text:p>
          </table:table-cell>
          <table:table-cell table:formula="of:=[.G26]+[.G29]+[.G30]" office:value-type="currency" office:currency="USD" office:value="3721" calcext:value-type="currency">
            <text:p>$3,721.00</text:p>
          </table:table-cell>
          <table:table-cell table:formula="of:=[.H26]+[.H29]+[.H30]" office:value-type="currency" office:currency="USD" office:value="60166.79" calcext:value-type="currency">
            <text:p>$60,166.79</text:p>
          </table:table-cell>
          <table:table-cell table:formula="of:=[.I26]+[.I29]+[.I30]" office:value-type="currency" office:currency="USD" office:value="3121" calcext:value-type="currency">
            <text:p>$3,121.00</text:p>
          </table:table-cell>
          <table:table-cell/>
          <table:table-cell table:formula="of:=[.K26]+[.K29]+[.K30]" office:value-type="string" office:string-value="" calcext:value-type="error">
            <text:p>#REF!</text:p>
          </table:table-cell>
          <table:table-cell table:formula="of:=[.L26]+[.L29]+[.L30]" office:value-type="string" office:string-value="" calcext:value-type="error">
            <text:p>#REF!</text:p>
          </table:table-cell>
          <table:table-cell table:formula="of:=[.M26]+[.M29]+[.M30]" office:value-type="string" office:string-value="" calcext:value-type="error">
            <text:p>#REF!</text:p>
          </table:table-cell>
          <table:table-cell table:formula="of:=[.N26]+[.N29]+[.N30]" office:value-type="string" office:string-value="" calcext:value-type="error">
            <text:p>#REF!</text:p>
          </table:table-cell>
          <table:table-cell table:formula="of:=[.O26]+[.O29]+[.O30]" office:value-type="string" office:string-value="" calcext:value-type="error">
            <text:p>#REF!</text:p>
          </table:table-cell>
          <table:table-cell table:formula="of:=[.P26]+[.P29]+[.P30]" office:value-type="string" office:string-value="" calcext:value-type="error">
            <text:p>#REF!</text:p>
          </table:table-cell>
          <table:table-cell table:formula="of:=[.Q26]+[.Q29]+[.Q30]" office:value-type="string" office:string-value="" calcext:value-type="error">
            <text:p>#REF!</text:p>
          </table:table-cell>
          <table:table-cell table:formula="of:=[.R26]+[.R29]+[.R30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formula="of:=[.A31]+1" office:value-type="float" office:value="24" calcext:value-type="float">
            <text:p>24</text:p>
          </table:table-cell>
          <table:table-cell table:style-name="ce9" table:formula="of:=IF([.B9]&lt;100000;[$FedTaxTableWorksheet.B56];[$FedTaxComputationWorksheet.B44])" office:value-type="currency" office:currency="USD" office:value="13206" calcext:value-type="currency">
            <text:p>$13,206.00</text:p>
          </table:table-cell>
          <table:table-cell table:style-name="ce9" table:formula="of:=IF([.C9]&lt;100000;[$FedTaxTableWorksheet.B66];[$FedTaxComputationWorksheet.B46])" office:value-type="currency" office:currency="USD" office:value="3739" calcext:value-type="currency">
            <text:p>$3,739.00</text:p>
          </table:table-cell>
          <table:table-cell table:style-name="ce9" table:formula="of:=IF([.D9]&lt;100000;[$FedTaxTableWorksheet.B76];[$FedTaxComputationWorksheet.B48])" office:value-type="currency" office:currency="USD" office:value="3739" calcext:value-type="currency">
            <text:p>$3,739.00</text:p>
          </table:table-cell>
          <table:table-cell table:style-name="ce9" table:formula="of:=IF([.E9]&lt;100000;[$FedTaxTableWorksheet.B86];[$FedTaxComputationWorksheet.B50])" office:value-type="currency" office:currency="USD" office:value="28606" calcext:value-type="currency">
            <text:p>$28,606.00</text:p>
          </table:table-cell>
          <table:table-cell table:style-name="ce9" table:formula="of:=IF([.F9]&lt;100000;[$FedTaxTableWorksheet.B96];[$FedTaxComputationWorksheet.B52])" office:value-type="currency" office:currency="USD" office:value="84333" calcext:value-type="currency">
            <text:p>$84,333.00</text:p>
          </table:table-cell>
          <table:table-cell table:style-name="ce9" table:formula="of:=IF([.G9]&lt;100000;[$FedTaxTableWorksheet.B106];[$FedTaxComputationWorksheet.B54])" office:value-type="currency" office:currency="USD" office:value="3739" calcext:value-type="currency">
            <text:p>$3,739.00</text:p>
          </table:table-cell>
          <table:table-cell table:style-name="ce9" table:formula="of:=IF([.H9]&lt;100000;[$FedTaxTableWorksheet.B116];[$FedTaxComputationWorksheet.B56])" office:value-type="currency" office:currency="USD" office:value="60178.04" calcext:value-type="currency">
            <text:p>$60,178.04</text:p>
          </table:table-cell>
          <table:table-cell table:style-name="ce9" table:formula="of:=IF([.I9]&lt;100000;[$FedTaxTableWorksheet.B126];[$FedTaxComputationWorksheet.B58])" office:value-type="currency" office:currency="USD" office:value="3739" calcext:value-type="currency">
            <text:p>$3,739.00</text:p>
          </table:table-cell>
          <table:table-cell/>
          <table:table-cell table:style-name="ce9" table:formula="of:=IF([.K9]&lt;= 0;0;IF([.K9]&lt;100000;[$FedTaxTableWorksheet.B136];[$FedTaxComputationWorksheet.B61]))" office:value-type="string" office:string-value="" calcext:value-type="error">
            <text:p>#REF!</text:p>
          </table:table-cell>
          <table:table-cell table:style-name="ce9" table:formula="of:=IF([.L9]&lt;= 0;0;IF([.L9]&lt;100000;[$FedTaxTableWorksheet.B146];[$FedTaxComputationWorksheet.B63]))" office:value-type="string" office:string-value="" calcext:value-type="error">
            <text:p>#REF!</text:p>
          </table:table-cell>
          <table:table-cell table:style-name="ce9" table:formula="of:=IF([.M9]&lt;= 0;0;IF([.M9]&lt;100000;[$FedTaxTableWorksheet.B156];[$FedTaxComputationWorksheet.B65]))" office:value-type="string" office:string-value="" calcext:value-type="error">
            <text:p>#REF!</text:p>
          </table:table-cell>
          <table:table-cell table:style-name="ce9" table:formula="of:=IF([.N9]&lt;= 0;0;IF([.N9]&lt;100000;[$FedTaxTableWorksheet.B166];[$FedTaxComputationWorksheet.B67]))" office:value-type="string" office:string-value="" calcext:value-type="error">
            <text:p>#REF!</text:p>
          </table:table-cell>
          <table:table-cell table:style-name="ce9" table:formula="of:=IF([.O9]&lt;= 0;0;IF([.O9]&lt;100000;[$FedTaxTableWorksheet.B176];[$FedTaxComputationWorksheet.B69]))" office:value-type="string" office:string-value="" calcext:value-type="error">
            <text:p>#REF!</text:p>
          </table:table-cell>
          <table:table-cell table:style-name="ce9" table:formula="of:=IF([.P9]&lt;= 0;0;IF([.P9]&lt;100000;[$FedTaxTableWorksheet.B186];[$FedTaxComputationWorksheet.B71]))" office:value-type="string" office:string-value="" calcext:value-type="error">
            <text:p>#REF!</text:p>
          </table:table-cell>
          <table:table-cell table:style-name="ce9" table:formula="of:=IF([.Q9]&lt;= 0;0;IF([.Q9]&lt;100000;[$FedTaxTableWorksheet.B196];[$FedTaxComputationWorksheet.B73]))" office:value-type="string" office:string-value="" calcext:value-type="error">
            <text:p>#REF!</text:p>
          </table:table-cell>
          <table:table-cell table:style-name="ce9" table:formula="of:=IF([.R9]&lt;= 0;0;IF([.R9]&lt;100000;[$FedTaxTableWorksheet.B206];[$FedTaxComputationWorksheet.B75])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25 (tax on all taxable income)</text:p>
          </table:table-cell>
          <table:table-cell table:formula="of:=MIN([.B31];[.B32])" office:value-type="currency" office:currency="USD" office:value="12847.75" calcext:value-type="currency">
            <text:p>$12,847.75</text:p>
          </table:table-cell>
          <table:table-cell table:formula="of:=MIN([.C31];[.C32])" office:value-type="currency" office:currency="USD" office:value="3121" calcext:value-type="currency">
            <text:p>$3,121.00</text:p>
          </table:table-cell>
          <table:table-cell table:formula="of:=MIN([.D31];[.D32])" office:value-type="currency" office:currency="USD" office:value="3" calcext:value-type="currency">
            <text:p>$3.00</text:p>
          </table:table-cell>
          <table:table-cell table:style-name="ce6" table:formula="of:=MIN([.E31];[.E32])" office:value-type="currency" office:currency="USD" office:value="17663.5" calcext:value-type="currency">
            <text:p>$17,663.50</text:p>
          </table:table-cell>
          <table:table-cell table:formula="of:=MIN([.F31];[.F32])" office:value-type="currency" office:currency="USD" office:value="83461.75" calcext:value-type="currency">
            <text:p>$83,461.75</text:p>
          </table:table-cell>
          <table:table-cell table:formula="of:=MIN([.G31];[.G32])" office:value-type="currency" office:currency="USD" office:value="3721" calcext:value-type="currency">
            <text:p>$3,721.00</text:p>
          </table:table-cell>
          <table:table-cell table:formula="of:=MIN([.H31];[.H32])" office:value-type="currency" office:currency="USD" office:value="60166.79" calcext:value-type="currency">
            <text:p>$60,166.79</text:p>
          </table:table-cell>
          <table:table-cell table:formula="of:=MIN([.I31];[.I32])" office:value-type="currency" office:currency="USD" office:value="3121" calcext:value-type="currency">
            <text:p>$3,121.00</text:p>
          </table:table-cell>
          <table:table-cell/>
          <table:table-cell table:formula="of:=MIN([.K31];[.K32])" office:value-type="string" office:string-value="" calcext:value-type="error">
            <text:p>#REF!</text:p>
          </table:table-cell>
          <table:table-cell table:formula="of:=MIN([.L31];[.L32])" office:value-type="string" office:string-value="" calcext:value-type="error">
            <text:p>#REF!</text:p>
          </table:table-cell>
          <table:table-cell table:formula="of:=MIN([.M31];[.M32])" office:value-type="string" office:string-value="" calcext:value-type="error">
            <text:p>#REF!</text:p>
          </table:table-cell>
          <table:table-cell table:formula="of:=MIN([.N31];[.N32])" office:value-type="string" office:string-value="" calcext:value-type="error">
            <text:p>#REF!</text:p>
          </table:table-cell>
          <table:table-cell table:formula="of:=MIN([.O31];[.O32])" office:value-type="string" office:string-value="" calcext:value-type="error">
            <text:p>#REF!</text:p>
          </table:table-cell>
          <table:table-cell table:formula="of:=MIN([.P31];[.P32])" office:value-type="string" office:string-value="" calcext:value-type="error">
            <text:p>#REF!</text:p>
          </table:table-cell>
          <table:table-cell table:formula="of:=MIN([.Q31];[.Q32])" office:value-type="string" office:string-value="" calcext:value-type="error">
            <text:p>#REF!</text:p>
          </table:table-cell>
          <table:table-cell table:formula="of:=MIN([.R31];[.R32])" office:value-type="string" office:string-value="" calcext:value-type="error">
            <text:p>#REF!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&quot;[InlineData(&quot;&amp;ROUND([.B4];2)&amp;&quot;, &quot;&amp;ROUND([.B5];2)&amp;&quot;, &quot;&amp;ROUND([.B6];2)&amp;&quot;, &quot;&amp;ROUND([.B7];2)&amp;&quot;, &quot;&amp;ROUND([.B33];2)&amp;&quot;)] &quot;&amp;[.B3]" office:value-type="string" office:string-value="[InlineData(105000, 125, 10000, 5000, 12847.75)] // setup scenario" calcext:value-type="string">
            <text:p>[InlineData(105000, 125, 10000, 5000, 12847.75)] // setup scenario</text:p>
          </table:table-cell>
          <table:table-cell table:style-name="Default" table:formula="of:=&quot;[InlineData(&quot;&amp;ROUND([.C4];2)&amp;&quot;, &quot;&amp;ROUND([.C5];2)&amp;&quot;, &quot;&amp;ROUND([.C6];2)&amp;&quot;, &quot;&amp;ROUND([.C7];2)&amp;&quot;, &quot;&amp;ROUND([.C33];2)&amp;&quot;)] &quot;&amp;[.C3]" office:value-type="string" office:string-value="[InlineData(35000, 125, 5000, 6000, 3121)] // low income, low gains" calcext:value-type="string">
            <text:p>[InlineData(35000, 125, 5000, 6000, 3121)] // low income, low gains</text:p>
          </table:table-cell>
          <table:table-cell table:style-name="Default" table:formula="of:=&quot;[InlineData(&quot;&amp;ROUND([.D4];2)&amp;&quot;, &quot;&amp;ROUND([.D5];2)&amp;&quot;, &quot;&amp;ROUND([.D6];2)&amp;&quot;, &quot;&amp;ROUND([.D7];2)&amp;&quot;, &quot;&amp;ROUND([.D33];2)&amp;&quot;)] &quot;&amp;[.D3]" office:value-type="string" office:string-value="[InlineData(35000, 125, 185000, 215044, 3)] // low income, high gains" calcext:value-type="string">
            <text:p>[InlineData(35000, 125, 185000, 215044, 3)] // low income, high gains</text:p>
          </table:table-cell>
          <table:table-cell table:style-name="Default" table:formula="of:=&quot;[InlineData(&quot;&amp;ROUND([.E4];2)&amp;&quot;, &quot;&amp;ROUND([.E5];2)&amp;&quot;, &quot;&amp;ROUND([.E6];2)&amp;&quot;, &quot;&amp;ROUND([.E7];2)&amp;&quot;, &quot;&amp;ROUND([.E33];2)&amp;&quot;)] &quot;&amp;[.E3]" office:value-type="string" office:string-value="[InlineData(175000, 125, 125000, 184000, 17663.5)] // high income, high gains" calcext:value-type="string">
            <text:p>[InlineData(175000, 125, 125000, 184000, 17663.5)] // high income, high gains</text:p>
          </table:table-cell>
          <table:table-cell table:style-name="Default" table:formula="of:=&quot;[InlineData(&quot;&amp;ROUND([.F4];2)&amp;&quot;, &quot;&amp;ROUND([.F5];2)&amp;&quot;, &quot;&amp;ROUND([.F6];2)&amp;&quot;, &quot;&amp;ROUND([.F7];2)&amp;&quot;, &quot;&amp;ROUND([.F33];2)&amp;&quot;)] &quot;&amp;[.F3]" office:value-type="string" office:string-value="[InlineData(403000, 125, 5000, 6000, 83461.75)] // high income, low gains" calcext:value-type="string">
            <text:p>[InlineData(403000, 125, 5000, 6000, 83461.75)] // high income, low gains</text:p>
          </table:table-cell>
          <table:table-cell table:style-name="Default" table:formula="of:=&quot;[InlineData(&quot;&amp;ROUND([.G4];2)&amp;&quot;, &quot;&amp;ROUND([.G5];2)&amp;&quot;, &quot;&amp;ROUND([.G6];2)&amp;&quot;, &quot;&amp;ROUND([.G7];2)&amp;&quot;, &quot;&amp;ROUND([.G33];2)&amp;&quot;)] &quot;&amp;[.G3]" office:value-type="string" office:string-value="[InlineData(35000, 125, 500, -3000, 3721)] // low income, loss gains" calcext:value-type="string">
            <text:p>[InlineData(35000, 125, 500, -3000, 3721)] // low income, loss gains</text:p>
          </table:table-cell>
          <table:table-cell table:style-name="Default" table:formula="of:=&quot;[InlineData(&quot;&amp;ROUND([.H4];2)&amp;&quot;, &quot;&amp;ROUND([.H5];2)&amp;&quot;, &quot;&amp;ROUND([.H6];2)&amp;&quot;, &quot;&amp;ROUND([.H7];2)&amp;&quot;, &quot;&amp;ROUND([.H33];2)&amp;&quot;)] &quot;&amp;[.H3]" office:value-type="string" office:string-value="[InlineData(308721, 125, -1123, -3000, 60166.79)] // high income loss gains" calcext:value-type="string">
            <text:p>[InlineData(308721, 125, -1123, -3000, 60166.79)] // high income loss gains</text:p>
          </table:table-cell>
          <table:table-cell table:style-name="Default" table:formula="of:=&quot;[InlineData(&quot;&amp;ROUND([.I4];2)&amp;&quot;, &quot;&amp;ROUND([.I5];2)&amp;&quot;, &quot;&amp;ROUND([.I6];2)&amp;&quot;, &quot;&amp;ROUND([.I7];2)&amp;&quot;, &quot;&amp;ROUND([.I33];2)&amp;&quot;)] &quot;&amp;[.I3]" office:value-type="string" office:string-value="[InlineData(35000, 125, 5000, 6000, 3121)] // tbd" calcext:value-type="string">
            <text:p>[InlineData(35000, 125, 5000, 6000, 3121)] // tbd</text:p>
          </table:table-cell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[.B36]" office:value-type="string" office:string-value="[InlineData(105000, 125, 10000, 5000, 12847.75)] // setup scenario" calcext:value-type="string">
            <text:p>[InlineData(105000, 125, 10000, 5000, 12847.75)] // setup scenario</text:p>
          </table:table-cell>
          <table:table-cell table:style-name="Default" table:number-columns-repeated="7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[.C36]" office:value-type="string" office:string-value="[InlineData(35000, 125, 5000, 6000, 3121)] // low income, low gains" calcext:value-type="string">
            <text:p>[InlineData(35000, 125, 5000, 6000, 3121)] // low income, low gains</text:p>
          </table:table-cell>
          <table:table-cell table:style-name="Default" table:number-columns-repeated="7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[.D36]" office:value-type="string" office:string-value="[InlineData(35000, 125, 185000, 215044, 3)] // low income, high gains" calcext:value-type="string">
            <text:p>[InlineData(35000, 125, 185000, 215044, 3)] // low income, high gains</text:p>
          </table:table-cell>
          <table:table-cell table:style-name="Default" table:number-columns-repeated="7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[.E36]" office:value-type="string" office:string-value="[InlineData(175000, 125, 125000, 184000, 17663.5)] // high income, high gains" calcext:value-type="string">
            <text:p>[InlineData(175000, 125, 125000, 184000, 17663.5)] // high income, high gains</text:p>
          </table:table-cell>
          <table:table-cell table:style-name="Default" table:number-columns-repeated="7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[.F36]" office:value-type="string" office:string-value="[InlineData(403000, 125, 5000, 6000, 83461.75)] // high income, low gains" calcext:value-type="string">
            <text:p>[InlineData(403000, 125, 5000, 6000, 83461.75)] // high income, low gains</text:p>
          </table:table-cell>
          <table:table-cell table:style-name="Default" table:number-columns-repeated="7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[.G36]" office:value-type="string" office:string-value="[InlineData(35000, 125, 500, -3000, 3721)] // low income, loss gains" calcext:value-type="string">
            <text:p>[InlineData(35000, 125, 500, -3000, 3721)] // low income, loss gains</text:p>
          </table:table-cell>
          <table:table-cell table:style-name="Default" table:number-columns-repeated="7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[.H36]" office:value-type="string" office:string-value="[InlineData(308721, 125, -1123, -3000, 60166.79)] // high income loss gains" calcext:value-type="string">
            <text:p>[InlineData(308721, 125, -1123, -3000, 60166.79)] // high income loss gains</text:p>
          </table:table-cell>
          <table:table-cell table:style-name="Default" table:number-columns-repeated="7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[.I36]" office:value-type="string" office:string-value="[InlineData(35000, 125, 5000, 6000, 3121)] // tbd" calcext:value-type="string">
            <text:p>[InlineData(35000, 125, 5000, 6000, 3121)] // tbd</text:p>
          </table:table-cell>
          <table:table-cell table:style-name="Default" table:number-columns-repeated="7"/>
          <table:table-cell/>
          <table:table-cell table:style-name="Default" table:number-columns-repeated="8"/>
          <table:table-cell/>
        </table:table-row>
        <table:table-row table:style-name="ro1" table:number-rows-repeated="5"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number-columns-repeated="3"/>
          <table:table-cell table:style-name="ce6" table:formula="of:=([.E6]-30000)*0.22" office:value-type="currency" office:currency="USD" office:value="20900" calcext:value-type="currency">
            <text:p>$20,900.0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/>
        </table:table-row>
      </table:table>
      <table:table table:name="Fed1040" table:style-name="ta1">
        <office:forms form:automatic-focus="false" form:apply-design-mode="false"/>
        <table:table-column table:style-name="co8" table:default-cell-style-name="Default"/>
        <table:table-column table:style-name="co9" table:number-columns-repeated="2" table:default-cell-style-name="ce6"/>
        <table:table-column table:style-name="co1" table:number-columns-repeated="2" table:default-cell-style-name="ce6"/>
        <table:table-column table:style-name="co10" table:default-cell-style-name="ce6"/>
        <table:table-column table:style-name="co1" table:number-columns-repeated="7" table:default-cell-style-name="ce6"/>
        <table:table-column table:style-name="co1" table:number-columns-repeated="16371" table:default-cell-style-name="Default"/>
        <table:table-row table:style-name="ro1">
          <table:table-cell table:style-name="ce16"/>
          <table:table-cell table:style-name="Default" office:value-type="string" calcext:value-type="string">
            <text:p>setup 1</text:p>
          </table:table-cell>
          <table:table-cell table:style-name="Default" office:value-type="string" calcext:value-type="string">
            <text:p>setup 2</text:p>
          </table:table-cell>
          <table:table-cell table:style-name="Default" office:value-type="string" calcext:value-type="string">
            <text:p>all wages + withholding</text:p>
          </table:table-cell>
          <table:table-cell table:style-name="Default" office:value-type="string" calcext:value-type="string">
            <text:p>early retirement</text:p>
          </table:table-cell>
          <table:table-cell table:style-name="Default" office:value-type="string" calcext:value-type="string">
            <text:p>lavish retirement</text:p>
          </table:table-cell>
          <table:table-cell table:style-name="Default" office:value-type="string" calcext:value-type="string">
            <text:p>broke</text:p>
          </table:table-cell>
          <table:table-cell table:style-name="Default" office:value-type="string" calcext:value-type="string">
            <text:p>maximize low bracket</text:p>
          </table:table-cell>
          <table:table-cell table:number-columns-repeated="5" table:style-name="Default" office:value-type="string" calcext:value-type="string">
            <text:p>test</text:p>
          </table:table-cell>
          <table:table-cell table:number-columns-repeated="16371"/>
        </table:table-row>
        <table:table-row table:style-name="ro1">
          <table:table-cell table:style-name="ce17" office:value-type="float" office:value="1040" calcext:value-type="float" table:number-columns-spanned="2" table:number-rows-spanned="1">
            <text:p>1040</text:p>
          </table:table-cell>
          <table:covered-table-cell table:style-name="ce26"/>
          <table:table-cell table:style-name="ce26" table:number-columns-repeated="16381"/>
          <table:table-cell/>
        </table:table-row>
        <table:table-row table:style-name="ro1">
          <table:table-cell table:style-name="ce18" office:value-type="string" calcext:value-type="string">
            <text:p>SocialSecurityIncome</text:p>
          </table:table-cell>
          <table:table-cell table:number-columns-repeated="2" table:style-name="ce28" office:value-type="currency" office:currency="USD" office:value="48000" calcext:value-type="currency">
            <text:p>$48,000.00</text:p>
          </table:table-cell>
          <table:table-cell table:style-name="ce28" office:value-type="currency" office:currency="USD" office:value="0" calcext:value-type="currency">
            <text:p>$0.00</text:p>
          </table:table-cell>
          <table:table-cell table:number-columns-repeated="2" table:style-name="ce28" office:value-type="currency" office:currency="USD" office:value="48000" calcext:value-type="currency">
            <text:p>$48,000.00</text:p>
          </table:table-cell>
          <table:table-cell table:style-name="ce28" office:value-type="currency" office:currency="USD" office:value="32000" calcext:value-type="currency">
            <text:p>$32,000.00</text:p>
          </table:table-cell>
          <table:table-cell table:number-columns-repeated="2" table:style-name="ce28" office:value-type="currency" office:currency="USD" office:value="50000" calcext:value-type="currency">
            <text:p>$50,000.00</text:p>
          </table:table-cell>
          <table:table-cell table:number-columns-repeated="2" table:style-name="ce28" office:value-type="currency" office:currency="USD" office:value="0" calcext:value-type="currency">
            <text:p>$0.00</text:p>
          </table:table-cell>
          <table:table-cell table:style-name="ce28" office:value-type="currency" office:currency="USD" office:value="48000" calcext:value-type="currency">
            <text:p>$48,000.00</text:p>
          </table:table-cell>
          <table:table-cell table:style-name="ce28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8" office:value-type="string" calcext:value-type="string">
            <text:p>W2Income</text:p>
          </table:table-cell>
          <table:table-cell table:style-name="ce29" office:value-type="currency" office:currency="USD" office:value="200000" calcext:value-type="currency">
            <text:p>$200,000.00</text:p>
          </table:table-cell>
          <table:table-cell table:style-name="ce29" office:value-type="currency" office:currency="USD" office:value="50000" calcext:value-type="currency">
            <text:p>$50,000.00</text:p>
          </table:table-cell>
          <table:table-cell table:style-name="ce29" office:value-type="currency" office:currency="USD" office:value="324000" calcext:value-type="currency">
            <text:p>$324,000.00</text:p>
          </table:table-cell>
          <table:table-cell table:number-columns-repeated="4" table:style-name="ce29" office:value-type="currency" office:currency="USD" office:value="0" calcext:value-type="currency">
            <text:p>$0.00</text:p>
          </table:table-cell>
          <table:table-cell table:style-name="ce29" office:value-type="currency" office:currency="USD" office:value="100000" calcext:value-type="currency">
            <text:p>$100,000.00</text:p>
          </table:table-cell>
          <table:table-cell table:number-columns-repeated="4" table:style-name="ce29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8" office:value-type="string" calcext:value-type="string">
            <text:p>TaxableIraDistribution</text:p>
          </table:table-cell>
          <table:table-cell table:number-columns-repeated="3" table:style-name="ce15" office:value-type="currency" office:currency="USD" office:value="0" calcext:value-type="currency">
            <text:p>$0.00</text:p>
          </table:table-cell>
          <table:table-cell table:style-name="ce15" office:value-type="currency" office:currency="USD" office:value="60000" calcext:value-type="currency">
            <text:p>$60,000.00</text:p>
          </table:table-cell>
          <table:table-cell table:style-name="ce15" office:value-type="currency" office:currency="USD" office:value="100000" calcext:value-type="currency">
            <text:p>$100,000.00</text:p>
          </table:table-cell>
          <table:table-cell table:style-name="ce15" office:value-type="currency" office:currency="USD" office:value="0" calcext:value-type="currency">
            <text:p>$0.00</text:p>
          </table:table-cell>
          <table:table-cell table:style-name="ce15" office:value-type="currency" office:currency="USD" office:value="81000" calcext:value-type="currency">
            <text:p>$81,000.00</text:p>
          </table:table-cell>
          <table:table-cell table:style-name="ce15" table:formula="of:=[.I149]-([.I3]*0.85)+[.I31]" office:value-type="currency" office:currency="USD" office:value="81000" calcext:value-type="currency">
            <text:p>$81,000.00</text:p>
          </table:table-cell>
          <table:table-cell table:style-name="ce15" table:formula="of:=40000+[.J31]" office:value-type="currency" office:currency="USD" office:value="69200" calcext:value-type="currency">
            <text:p>$69,200.00</text:p>
          </table:table-cell>
          <table:table-cell table:number-columns-repeated="3" table:style-name="ce15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8" office:value-type="string" calcext:value-type="string">
            <text:p>TaxableInterestReceived</text:p>
          </table:table-cell>
          <table:table-cell table:number-columns-repeated="12" table:style-name="ce30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8" office:value-type="string" calcext:value-type="string">
            <text:p>Dividends rec’d total</text:p>
          </table:table-cell>
          <table:table-cell table:number-columns-repeated="2" table:style-name="ce31" office:value-type="currency" office:currency="USD" office:value="2100" calcext:value-type="currency">
            <text:p>$2,100.00</text:p>
          </table:table-cell>
          <table:table-cell table:style-name="ce31" office:value-type="currency" office:currency="USD" office:value="0" calcext:value-type="currency">
            <text:p>$0.00</text:p>
          </table:table-cell>
          <table:table-cell table:style-name="ce31" office:value-type="currency" office:currency="USD" office:value="1000" calcext:value-type="currency">
            <text:p>$1,000.00</text:p>
          </table:table-cell>
          <table:table-cell table:style-name="ce31" office:value-type="currency" office:currency="USD" office:value="2100" calcext:value-type="currency">
            <text:p>$2,100.00</text:p>
          </table:table-cell>
          <table:table-cell table:number-columns-repeated="7" table:style-name="ce31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8" office:value-type="string" calcext:value-type="string">
            <text:p>Qualified dividends</text:p>
          </table:table-cell>
          <table:table-cell table:number-columns-repeated="2" table:style-name="ce32" office:value-type="currency" office:currency="USD" office:value="2000" calcext:value-type="currency">
            <text:p>$2,000.00</text:p>
          </table:table-cell>
          <table:table-cell table:number-columns-repeated="2" table:style-name="ce32" office:value-type="currency" office:currency="USD" office:value="0" calcext:value-type="currency">
            <text:p>$0.00</text:p>
          </table:table-cell>
          <table:table-cell table:style-name="ce32" office:value-type="currency" office:currency="USD" office:value="2000" calcext:value-type="currency">
            <text:p>$2,000.00</text:p>
          </table:table-cell>
          <table:table-cell table:number-columns-repeated="7" table:style-name="ce3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8" office:value-type="string" calcext:value-type="string">
            <text:p>FederalWithholdings</text:p>
          </table:table-cell>
          <table:table-cell table:style-name="ce33" office:value-type="currency" office:currency="USD" office:value="73000" calcext:value-type="currency">
            <text:p>$73,000.00</text:p>
          </table:table-cell>
          <table:table-cell table:style-name="ce33" office:value-type="currency" office:currency="USD" office:value="0" calcext:value-type="currency">
            <text:p>$0.00</text:p>
          </table:table-cell>
          <table:table-cell table:style-name="ce33" office:value-type="currency" office:currency="USD" office:value="40000" calcext:value-type="currency">
            <text:p>$40,000.00</text:p>
          </table:table-cell>
          <table:table-cell table:number-columns-repeated="9" table:style-name="ce33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8" office:value-type="string" calcext:value-type="string">
            <text:p>StateWithholdings</text:p>
          </table:table-cell>
          <table:table-cell table:style-name="ce34" office:value-type="currency" office:currency="USD" office:value="7000" calcext:value-type="currency">
            <text:p>$7,000.00</text:p>
          </table:table-cell>
          <table:table-cell table:style-name="ce14" office:value-type="currency" office:currency="USD" office:value="0" calcext:value-type="currency">
            <text:p>$0.00</text:p>
          </table:table-cell>
          <table:table-cell table:style-name="ce14" office:value-type="currency" office:currency="USD" office:value="12000" calcext:value-type="currency">
            <text:p>$12,000.00</text:p>
          </table:table-cell>
          <table:table-cell table:number-columns-repeated="9" table:style-name="ce14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8" office:value-type="string" calcext:value-type="string">
            <text:p>LongTermCapitalGains</text:p>
          </table:table-cell>
          <table:table-cell table:style-name="ce35" office:value-type="currency" office:currency="USD" office:value="125000" calcext:value-type="currency">
            <text:p>$125,000.00</text:p>
          </table:table-cell>
          <table:table-cell table:style-name="ce35" office:value-type="currency" office:currency="USD" office:value="7000" calcext:value-type="currency">
            <text:p>$7,000.00</text:p>
          </table:table-cell>
          <table:table-cell table:style-name="ce35" office:value-type="currency" office:currency="USD" office:value="0" calcext:value-type="currency">
            <text:p>$0.00</text:p>
          </table:table-cell>
          <table:table-cell table:style-name="ce35" office:value-type="currency" office:currency="USD" office:value="10000" calcext:value-type="currency">
            <text:p>$10,000.00</text:p>
          </table:table-cell>
          <table:table-cell table:style-name="ce35" office:value-type="currency" office:currency="USD" office:value="50000" calcext:value-type="currency">
            <text:p>$50,000.00</text:p>
          </table:table-cell>
          <table:table-cell table:number-columns-repeated="3" table:style-name="ce35" office:value-type="currency" office:currency="USD" office:value="0" calcext:value-type="currency">
            <text:p>$0.00</text:p>
          </table:table-cell>
          <table:table-cell table:style-name="ce35" office:value-type="currency" office:currency="USD" office:value="90000" calcext:value-type="currency">
            <text:p>$90,000.00</text:p>
          </table:table-cell>
          <table:table-cell table:style-name="ce35" table:formula="of:=[.J11]+10000" office:value-type="currency" office:currency="USD" office:value="100000" calcext:value-type="currency">
            <text:p>$100,000.00</text:p>
          </table:table-cell>
          <table:table-cell table:style-name="ce35" office:value-type="currency" office:currency="USD" office:value="122000" calcext:value-type="currency">
            <text:p>$122,000.00</text:p>
          </table:table-cell>
          <table:table-cell table:style-name="ce35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table:style-name="ce18" office:value-type="string" calcext:value-type="string">
            <text:p>ShortTermCapitalGains</text:p>
          </table:table-cell>
          <table:table-cell table:style-name="ce36" office:value-type="currency" office:currency="USD" office:value="1535" calcext:value-type="currency">
            <text:p>$1,535.00</text:p>
          </table:table-cell>
          <table:table-cell table:style-name="ce36" office:value-type="currency" office:currency="USD" office:value="-8000" calcext:value-type="currency">
            <text:p>-$8,000.00</text:p>
          </table:table-cell>
          <table:table-cell table:number-columns-repeated="2" table:style-name="ce36" office:value-type="currency" office:currency="USD" office:value="0" calcext:value-type="currency">
            <text:p>$0.00</text:p>
          </table:table-cell>
          <table:table-cell table:style-name="ce36" office:value-type="currency" office:currency="USD" office:value="-4500" calcext:value-type="currency">
            <text:p>-$4,500.00</text:p>
          </table:table-cell>
          <table:table-cell table:number-columns-repeated="7" table:style-name="ce36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9" office:value-type="string" calcext:value-type="string">
            <text:p>FINAL TAX</text:p>
          </table:table-cell>
          <table:table-cell table:style-name="ce37" table:formula="of:=[.B506]+[.B61]" office:value-type="currency" office:currency="USD" office:value="-8211.525" calcext:value-type="currency">
            <text:p>-$8,211.53</text:p>
          </table:table-cell>
          <table:table-cell table:style-name="ce37" table:formula="of:=[.C506]+[.C61]" office:value-type="currency" office:currency="USD" office:value="8426.575" calcext:value-type="currency">
            <text:p>$8,426.58</text:p>
          </table:table-cell>
          <table:table-cell table:style-name="ce37" table:formula="of:=[.D506]+[.D61]" office:value-type="currency" office:currency="USD" office:value="18269.5" calcext:value-type="currency">
            <text:p>$18,269.50</text:p>
          </table:table-cell>
          <table:table-cell table:style-name="ce37" table:formula="of:=[.E506]+[.E61]" office:value-type="currency" office:currency="USD" office:value="12134.5" calcext:value-type="currency">
            <text:p>$12,134.50</text:p>
          </table:table-cell>
          <table:table-cell table:style-name="ce37" table:formula="of:=[.F506]+[.F61]" office:value-type="currency" office:currency="USD" office:value="29135.5" calcext:value-type="currency">
            <text:p>$29,135.50</text:p>
          </table:table-cell>
          <table:table-cell table:style-name="ce37" table:formula="of:=[.G506]+[.G61]" office:value-type="currency" office:currency="USD" office:value="0" calcext:value-type="currency">
            <text:p>$0.00</text:p>
          </table:table-cell>
          <table:table-cell table:style-name="ce37" table:formula="of:=[.H506]+[.H61]" office:value-type="currency" office:currency="USD" office:value="15268" calcext:value-type="currency">
            <text:p>$15,268.00</text:p>
          </table:table-cell>
          <table:table-cell table:style-name="ce37" table:formula="of:=[.I506]+[.I61]" office:value-type="currency" office:currency="USD" office:value="41762" calcext:value-type="currency">
            <text:p>$41,762.00</text:p>
          </table:table-cell>
          <table:table-cell table:style-name="ce37" table:formula="of:=[.J506]+[.J61]" office:value-type="currency" office:currency="USD" office:value="15748" calcext:value-type="currency">
            <text:p>$15,748.00</text:p>
          </table:table-cell>
          <table:table-cell table:style-name="ce37" table:formula="of:=[.K506]+[.K61]" office:value-type="currency" office:currency="USD" office:value="3352.5" calcext:value-type="currency">
            <text:p>$3,352.50</text:p>
          </table:table-cell>
          <table:table-cell table:style-name="ce37" table:formula="of:=[.L506]+[.L61]" office:value-type="currency" office:currency="USD" office:value="13274" calcext:value-type="currency">
            <text:p>$13,274.00</text:p>
          </table:table-cell>
          <table:table-cell table:style-name="ce37" table:formula="of:=[.M506]+[.M61]" office:value-type="currency" office:currency="USD" office:value="6690" calcext:value-type="currency">
            <text:p>$6,690.00</text:p>
          </table:table-cell>
          <table:table-cell table:style-name="ce18" table:number-columns-repeated="16370"/>
          <table:table-cell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1a</text:p>
          </table:table-cell>
          <table:table-cell table:style-name="ce38" table:formula="of:=[.B4]" office:value-type="currency" office:currency="USD" office:value="200000" calcext:value-type="currency">
            <text:p>$200,000.00</text:p>
          </table:table-cell>
          <table:table-cell table:style-name="ce38" table:formula="of:=[.C4]" office:value-type="currency" office:currency="USD" office:value="50000" calcext:value-type="currency">
            <text:p>$50,000.00</text:p>
          </table:table-cell>
          <table:table-cell table:style-name="ce38" table:formula="of:=[.D4]" office:value-type="currency" office:currency="USD" office:value="324000" calcext:value-type="currency">
            <text:p>$324,000.00</text:p>
          </table:table-cell>
          <table:table-cell table:style-name="ce38" table:formula="of:=[.E4]" office:value-type="currency" office:currency="USD" office:value="0" calcext:value-type="currency">
            <text:p>$0.00</text:p>
          </table:table-cell>
          <table:table-cell table:style-name="ce38" table:formula="of:=[.F4]" office:value-type="currency" office:currency="USD" office:value="0" calcext:value-type="currency">
            <text:p>$0.00</text:p>
          </table:table-cell>
          <table:table-cell table:style-name="ce38" table:formula="of:=[.G4]" office:value-type="currency" office:currency="USD" office:value="0" calcext:value-type="currency">
            <text:p>$0.00</text:p>
          </table:table-cell>
          <table:table-cell table:style-name="ce38" table:formula="of:=[.H4]" office:value-type="currency" office:currency="USD" office:value="0" calcext:value-type="currency">
            <text:p>$0.00</text:p>
          </table:table-cell>
          <table:table-cell table:style-name="ce38" table:formula="of:=[.I4]" office:value-type="currency" office:currency="USD" office:value="100000" calcext:value-type="currency">
            <text:p>$100,000.00</text:p>
          </table:table-cell>
          <table:table-cell table:style-name="ce38" table:formula="of:=[.J4]" office:value-type="currency" office:currency="USD" office:value="0" calcext:value-type="currency">
            <text:p>$0.00</text:p>
          </table:table-cell>
          <table:table-cell table:style-name="ce38" table:formula="of:=[.K4]" office:value-type="currency" office:currency="USD" office:value="0" calcext:value-type="currency">
            <text:p>$0.00</text:p>
          </table:table-cell>
          <table:table-cell table:style-name="ce38" table:formula="of:=[.L4]" office:value-type="currency" office:currency="USD" office:value="0" calcext:value-type="currency">
            <text:p>$0.00</text:p>
          </table:table-cell>
          <table:table-cell table:style-name="ce38" table:formula="of:=[.M4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z</text:p>
          </table:table-cell>
          <table:table-cell table:formula="of:=[.B15]" office:value-type="currency" office:currency="USD" office:value="200000" calcext:value-type="currency">
            <text:p>$200,000.00</text:p>
          </table:table-cell>
          <table:table-cell table:formula="of:=[.C15]" office:value-type="currency" office:currency="USD" office:value="50000" calcext:value-type="currency">
            <text:p>$50,000.00</text:p>
          </table:table-cell>
          <table:table-cell table:formula="of:=[.D15]" office:value-type="currency" office:currency="USD" office:value="324000" calcext:value-type="currency">
            <text:p>$324,000.00</text:p>
          </table:table-cell>
          <table:table-cell table:formula="of:=[.E15]" office:value-type="currency" office:currency="USD" office:value="0" calcext:value-type="currency">
            <text:p>$0.00</text:p>
          </table:table-cell>
          <table:table-cell table:formula="of:=[.F15]" office:value-type="currency" office:currency="USD" office:value="0" calcext:value-type="currency">
            <text:p>$0.00</text:p>
          </table:table-cell>
          <table:table-cell table:formula="of:=[.G15]" office:value-type="currency" office:currency="USD" office:value="0" calcext:value-type="currency">
            <text:p>$0.00</text:p>
          </table:table-cell>
          <table:table-cell table:formula="of:=[.H15]" office:value-type="currency" office:currency="USD" office:value="0" calcext:value-type="currency">
            <text:p>$0.00</text:p>
          </table:table-cell>
          <table:table-cell table:formula="of:=[.I15]" office:value-type="currency" office:currency="USD" office:value="100000" calcext:value-type="currency">
            <text:p>$100,000.00</text:p>
          </table:table-cell>
          <table:table-cell table:formula="of:=[.J15]" office:value-type="currency" office:currency="USD" office:value="0" calcext:value-type="currency">
            <text:p>$0.00</text:p>
          </table:table-cell>
          <table:table-cell table:formula="of:=[.K15]" office:value-type="currency" office:currency="USD" office:value="0" calcext:value-type="currency">
            <text:p>$0.00</text:p>
          </table:table-cell>
          <table:table-cell table:formula="of:=[.L15]" office:value-type="currency" office:currency="USD" office:value="0" calcext:value-type="currency">
            <text:p>$0.00</text:p>
          </table:table-cell>
          <table:table-cell table:formula="of:=[.M15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b</text:p>
          </table:table-cell>
          <table:table-cell table:style-name="ce30" table:formula="of:=[.B6]" office:value-type="currency" office:currency="USD" office:value="0" calcext:value-type="currency">
            <text:p>$0.00</text:p>
          </table:table-cell>
          <table:table-cell table:style-name="ce30" table:formula="of:=[.C6]" office:value-type="currency" office:currency="USD" office:value="0" calcext:value-type="currency">
            <text:p>$0.00</text:p>
          </table:table-cell>
          <table:table-cell table:style-name="ce30" table:formula="of:=[.D6]" office:value-type="currency" office:currency="USD" office:value="0" calcext:value-type="currency">
            <text:p>$0.00</text:p>
          </table:table-cell>
          <table:table-cell table:style-name="ce30" table:formula="of:=[.E6]" office:value-type="currency" office:currency="USD" office:value="0" calcext:value-type="currency">
            <text:p>$0.00</text:p>
          </table:table-cell>
          <table:table-cell table:style-name="ce30" table:formula="of:=[.F6]" office:value-type="currency" office:currency="USD" office:value="0" calcext:value-type="currency">
            <text:p>$0.00</text:p>
          </table:table-cell>
          <table:table-cell table:style-name="ce30" table:formula="of:=[.G6]" office:value-type="currency" office:currency="USD" office:value="0" calcext:value-type="currency">
            <text:p>$0.00</text:p>
          </table:table-cell>
          <table:table-cell table:style-name="ce30" table:formula="of:=[.H6]" office:value-type="currency" office:currency="USD" office:value="0" calcext:value-type="currency">
            <text:p>$0.00</text:p>
          </table:table-cell>
          <table:table-cell table:style-name="ce30" table:formula="of:=[.I6]" office:value-type="currency" office:currency="USD" office:value="0" calcext:value-type="currency">
            <text:p>$0.00</text:p>
          </table:table-cell>
          <table:table-cell table:style-name="ce30" table:formula="of:=[.J6]" office:value-type="currency" office:currency="USD" office:value="0" calcext:value-type="currency">
            <text:p>$0.00</text:p>
          </table:table-cell>
          <table:table-cell table:style-name="ce30" table:formula="of:=[.K6]" office:value-type="currency" office:currency="USD" office:value="0" calcext:value-type="currency">
            <text:p>$0.00</text:p>
          </table:table-cell>
          <table:table-cell table:style-name="ce30" table:formula="of:=[.L6]" office:value-type="currency" office:currency="USD" office:value="0" calcext:value-type="currency">
            <text:p>$0.00</text:p>
          </table:table-cell>
          <table:table-cell table:style-name="ce30" table:formula="of:=[.M6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3a</text:p>
          </table:table-cell>
          <table:table-cell table:style-name="ce32" table:formula="of:=[.B8]" office:value-type="currency" office:currency="USD" office:value="2000" calcext:value-type="currency">
            <text:p>$2,000.00</text:p>
          </table:table-cell>
          <table:table-cell table:style-name="ce32" table:formula="of:=[.C8]" office:value-type="currency" office:currency="USD" office:value="2000" calcext:value-type="currency">
            <text:p>$2,000.00</text:p>
          </table:table-cell>
          <table:table-cell table:style-name="ce32" table:formula="of:=[.D8]" office:value-type="currency" office:currency="USD" office:value="0" calcext:value-type="currency">
            <text:p>$0.00</text:p>
          </table:table-cell>
          <table:table-cell table:style-name="ce32" table:formula="of:=[.E8]" office:value-type="currency" office:currency="USD" office:value="0" calcext:value-type="currency">
            <text:p>$0.00</text:p>
          </table:table-cell>
          <table:table-cell table:style-name="ce32" table:formula="of:=[.F8]" office:value-type="currency" office:currency="USD" office:value="2000" calcext:value-type="currency">
            <text:p>$2,000.00</text:p>
          </table:table-cell>
          <table:table-cell table:style-name="ce32" table:formula="of:=[.G8]" office:value-type="currency" office:currency="USD" office:value="0" calcext:value-type="currency">
            <text:p>$0.00</text:p>
          </table:table-cell>
          <table:table-cell table:style-name="ce32" table:formula="of:=[.H8]" office:value-type="currency" office:currency="USD" office:value="0" calcext:value-type="currency">
            <text:p>$0.00</text:p>
          </table:table-cell>
          <table:table-cell table:style-name="ce32" table:formula="of:=[.I8]" office:value-type="currency" office:currency="USD" office:value="0" calcext:value-type="currency">
            <text:p>$0.00</text:p>
          </table:table-cell>
          <table:table-cell table:style-name="ce32" table:formula="of:=[.J8]" office:value-type="currency" office:currency="USD" office:value="0" calcext:value-type="currency">
            <text:p>$0.00</text:p>
          </table:table-cell>
          <table:table-cell table:style-name="ce32" table:formula="of:=[.K8]" office:value-type="currency" office:currency="USD" office:value="0" calcext:value-type="currency">
            <text:p>$0.00</text:p>
          </table:table-cell>
          <table:table-cell table:style-name="ce32" table:formula="of:=[.L8]" office:value-type="currency" office:currency="USD" office:value="0" calcext:value-type="currency">
            <text:p>$0.00</text:p>
          </table:table-cell>
          <table:table-cell table:style-name="ce32" table:formula="of:=[.M8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3b</text:p>
          </table:table-cell>
          <table:table-cell table:style-name="ce31" table:formula="of:=[.B7]" office:value-type="currency" office:currency="USD" office:value="2100" calcext:value-type="currency">
            <text:p>$2,100.00</text:p>
          </table:table-cell>
          <table:table-cell table:style-name="ce31" table:formula="of:=[.C7]" office:value-type="currency" office:currency="USD" office:value="2100" calcext:value-type="currency">
            <text:p>$2,100.00</text:p>
          </table:table-cell>
          <table:table-cell table:style-name="ce31" table:formula="of:=[.D7]" office:value-type="currency" office:currency="USD" office:value="0" calcext:value-type="currency">
            <text:p>$0.00</text:p>
          </table:table-cell>
          <table:table-cell table:style-name="ce31" table:formula="of:=[.E7]" office:value-type="currency" office:currency="USD" office:value="1000" calcext:value-type="currency">
            <text:p>$1,000.00</text:p>
          </table:table-cell>
          <table:table-cell table:style-name="ce31" table:formula="of:=[.F7]" office:value-type="currency" office:currency="USD" office:value="2100" calcext:value-type="currency">
            <text:p>$2,100.00</text:p>
          </table:table-cell>
          <table:table-cell table:style-name="ce31" table:formula="of:=[.G7]" office:value-type="currency" office:currency="USD" office:value="0" calcext:value-type="currency">
            <text:p>$0.00</text:p>
          </table:table-cell>
          <table:table-cell table:style-name="ce31" table:formula="of:=[.H7]" office:value-type="currency" office:currency="USD" office:value="0" calcext:value-type="currency">
            <text:p>$0.00</text:p>
          </table:table-cell>
          <table:table-cell table:style-name="ce31" table:formula="of:=[.I7]" office:value-type="currency" office:currency="USD" office:value="0" calcext:value-type="currency">
            <text:p>$0.00</text:p>
          </table:table-cell>
          <table:table-cell table:style-name="ce31" table:formula="of:=[.J7]" office:value-type="currency" office:currency="USD" office:value="0" calcext:value-type="currency">
            <text:p>$0.00</text:p>
          </table:table-cell>
          <table:table-cell table:style-name="ce31" table:formula="of:=[.K7]" office:value-type="currency" office:currency="USD" office:value="0" calcext:value-type="currency">
            <text:p>$0.00</text:p>
          </table:table-cell>
          <table:table-cell table:style-name="ce31" table:formula="of:=[.L7]" office:value-type="currency" office:currency="USD" office:value="0" calcext:value-type="currency">
            <text:p>$0.00</text:p>
          </table:table-cell>
          <table:table-cell table:style-name="ce31" table:formula="of:=[.M7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4b</text:p>
          </table:table-cell>
          <table:table-cell table:style-name="ce15" table:formula="of:=[.B5]" office:value-type="currency" office:currency="USD" office:value="0" calcext:value-type="currency">
            <text:p>$0.00</text:p>
          </table:table-cell>
          <table:table-cell table:style-name="ce15" table:formula="of:=[.C5]" office:value-type="currency" office:currency="USD" office:value="0" calcext:value-type="currency">
            <text:p>$0.00</text:p>
          </table:table-cell>
          <table:table-cell table:style-name="ce15" table:formula="of:=[.D5]" office:value-type="currency" office:currency="USD" office:value="0" calcext:value-type="currency">
            <text:p>$0.00</text:p>
          </table:table-cell>
          <table:table-cell table:style-name="ce15" table:formula="of:=[.E5]" office:value-type="currency" office:currency="USD" office:value="60000" calcext:value-type="currency">
            <text:p>$60,000.00</text:p>
          </table:table-cell>
          <table:table-cell table:style-name="ce15" table:formula="of:=[.F5]" office:value-type="currency" office:currency="USD" office:value="100000" calcext:value-type="currency">
            <text:p>$100,000.00</text:p>
          </table:table-cell>
          <table:table-cell table:style-name="ce15" table:formula="of:=[.G5]" office:value-type="currency" office:currency="USD" office:value="0" calcext:value-type="currency">
            <text:p>$0.00</text:p>
          </table:table-cell>
          <table:table-cell table:style-name="ce15" table:formula="of:=[.H5]" office:value-type="currency" office:currency="USD" office:value="81000" calcext:value-type="currency">
            <text:p>$81,000.00</text:p>
          </table:table-cell>
          <table:table-cell table:style-name="ce15" table:formula="of:=[.I5]" office:value-type="currency" office:currency="USD" office:value="81000" calcext:value-type="currency">
            <text:p>$81,000.00</text:p>
          </table:table-cell>
          <table:table-cell table:style-name="ce15" table:formula="of:=[.J5]" office:value-type="currency" office:currency="USD" office:value="69200" calcext:value-type="currency">
            <text:p>$69,200.00</text:p>
          </table:table-cell>
          <table:table-cell table:style-name="ce15" table:formula="of:=[.K5]" office:value-type="currency" office:currency="USD" office:value="0" calcext:value-type="currency">
            <text:p>$0.00</text:p>
          </table:table-cell>
          <table:table-cell table:style-name="ce15" table:formula="of:=[.L5]" office:value-type="currency" office:currency="USD" office:value="0" calcext:value-type="currency">
            <text:p>$0.00</text:p>
          </table:table-cell>
          <table:table-cell table:style-name="ce15" table:formula="of:=[.M5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5b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B67]=&quot;Yes&quot;;[.B66];IF([.B68]=&quot;Yes&quot;;[.B75];IF([.B69]=&quot;Yes&quot;;0;&quot;not implemented&quot;)))" office:value-type="currency" office:currency="USD" office:value="126535" calcext:value-type="currency">
            <text:p>$126,535.00</text:p>
          </table:table-cell>
          <table:table-cell table:formula="of:=IF([.C67]=&quot;Yes&quot;;[.C66];IF([.C68]=&quot;Yes&quot;;[.C75];IF([.C69]=&quot;Yes&quot;;0;&quot;not implemented&quot;)))" office:value-type="currency" office:currency="USD" office:value="-1000" calcext:value-type="currency">
            <text:p>-$1,000.00</text:p>
          </table:table-cell>
          <table:table-cell table:formula="of:=IF([.D67]=&quot;Yes&quot;;[.D66];IF([.D68]=&quot;Yes&quot;;[.D75];IF([.D69]=&quot;Yes&quot;;0;&quot;not implemented&quot;)))" office:value-type="currency" office:currency="USD" office:value="0" calcext:value-type="currency">
            <text:p>$0.00</text:p>
          </table:table-cell>
          <table:table-cell table:formula="of:=IF([.E67]=&quot;Yes&quot;;[.E66];IF([.E68]=&quot;Yes&quot;;[.E75];IF([.E69]=&quot;Yes&quot;;0;&quot;not implemented&quot;)))" office:value-type="currency" office:currency="USD" office:value="10000" calcext:value-type="currency">
            <text:p>$10,000.00</text:p>
          </table:table-cell>
          <table:table-cell table:formula="of:=IF([.F67]=&quot;Yes&quot;;[.F66];IF([.F68]=&quot;Yes&quot;;[.F75];IF([.F69]=&quot;Yes&quot;;0;&quot;not implemented&quot;)))" office:value-type="currency" office:currency="USD" office:value="45500" calcext:value-type="currency">
            <text:p>$45,500.00</text:p>
          </table:table-cell>
          <table:table-cell table:formula="of:=IF([.G67]=&quot;Yes&quot;;[.G66];IF([.G68]=&quot;Yes&quot;;[.G75];IF([.G69]=&quot;Yes&quot;;0;&quot;not implemented&quot;)))" office:value-type="currency" office:currency="USD" office:value="0" calcext:value-type="currency">
            <text:p>$0.00</text:p>
          </table:table-cell>
          <table:table-cell table:formula="of:=IF([.H67]=&quot;Yes&quot;;[.H66];IF([.H68]=&quot;Yes&quot;;[.H75];IF([.H69]=&quot;Yes&quot;;0;&quot;not implemented&quot;)))" office:value-type="currency" office:currency="USD" office:value="0" calcext:value-type="currency">
            <text:p>$0.00</text:p>
          </table:table-cell>
          <table:table-cell table:formula="of:=IF([.I67]=&quot;Yes&quot;;[.I66];IF([.I68]=&quot;Yes&quot;;[.I75];IF([.I69]=&quot;Yes&quot;;0;&quot;not implemented&quot;)))" office:value-type="currency" office:currency="USD" office:value="0" calcext:value-type="currency">
            <text:p>$0.00</text:p>
          </table:table-cell>
          <table:table-cell table:formula="of:=IF([.J67]=&quot;Yes&quot;;[.J66];IF([.J68]=&quot;Yes&quot;;[.J75];IF([.J69]=&quot;Yes&quot;;0;&quot;not implemented&quot;)))" office:value-type="currency" office:currency="USD" office:value="90000" calcext:value-type="currency">
            <text:p>$90,000.00</text:p>
          </table:table-cell>
          <table:table-cell table:formula="of:=IF([.K67]=&quot;Yes&quot;;[.K66];IF([.K68]=&quot;Yes&quot;;[.K75];IF([.K69]=&quot;Yes&quot;;0;&quot;not implemented&quot;)))" office:value-type="currency" office:currency="USD" office:value="100000" calcext:value-type="currency">
            <text:p>$100,000.00</text:p>
          </table:table-cell>
          <table:table-cell table:formula="of:=IF([.L67]=&quot;Yes&quot;;[.L66];IF([.L68]=&quot;Yes&quot;;[.L75];IF([.L69]=&quot;Yes&quot;;0;&quot;not implemented&quot;)))" office:value-type="currency" office:currency="USD" office:value="122000" calcext:value-type="currency">
            <text:p>$122,000.00</text:p>
          </table:table-cell>
          <table:table-cell table:formula="of:=IF([.M67]=&quot;Yes&quot;;[.M66];IF([.M68]=&quot;Yes&quot;;[.M75];IF([.M69]=&quot;Yes&quot;;0;&quot;not implemented&quot;)))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mbined income</text:p>
          </table:table-cell>
          <table:table-cell table:formula="of:=[.B16]+[.B17]+[.B19]+[.B20]+[.B21]+[.B22]+[.B23]" office:value-type="currency" office:currency="USD" office:value="328635" calcext:value-type="currency">
            <text:p>$328,635.00</text:p>
          </table:table-cell>
          <table:table-cell table:formula="of:=[.C16]+[.C17]+[.C19]+[.C20]+[.C21]+[.C22]+[.C23]" office:value-type="currency" office:currency="USD" office:value="51100" calcext:value-type="currency">
            <text:p>$51,100.00</text:p>
          </table:table-cell>
          <table:table-cell table:formula="of:=[.D16]+[.D17]+[.D19]+[.D20]+[.D21]+[.D22]+[.D23]" office:value-type="currency" office:currency="USD" office:value="324000" calcext:value-type="currency">
            <text:p>$324,000.00</text:p>
          </table:table-cell>
          <table:table-cell table:formula="of:=[.E16]+[.E17]+[.E19]+[.E20]+[.E21]+[.E22]+[.E23]" office:value-type="currency" office:currency="USD" office:value="71000" calcext:value-type="currency">
            <text:p>$71,000.00</text:p>
          </table:table-cell>
          <table:table-cell table:formula="of:=[.F16]+[.F17]+[.F19]+[.F20]+[.F21]+[.F22]+[.F23]" office:value-type="currency" office:currency="USD" office:value="147600" calcext:value-type="currency">
            <text:p>$147,600.00</text:p>
          </table:table-cell>
          <table:table-cell table:formula="of:=[.G16]+[.G17]+[.G19]+[.G20]+[.G21]+[.G22]+[.G23]" office:value-type="currency" office:currency="USD" office:value="0" calcext:value-type="currency">
            <text:p>$0.00</text:p>
          </table:table-cell>
          <table:table-cell table:formula="of:=[.H16]+[.H17]+[.H19]+[.H20]+[.H21]+[.H22]+[.H23]" office:value-type="currency" office:currency="USD" office:value="81000" calcext:value-type="currency">
            <text:p>$81,000.00</text:p>
          </table:table-cell>
          <table:table-cell table:formula="of:=[.I16]+[.I17]+[.I19]+[.I20]+[.I21]+[.I22]+[.I23]" office:value-type="currency" office:currency="USD" office:value="181000" calcext:value-type="currency">
            <text:p>$181,000.00</text:p>
          </table:table-cell>
          <table:table-cell table:formula="of:=[.J16]+[.J17]+[.J19]+[.J20]+[.J21]+[.J22]+[.J23]" office:value-type="currency" office:currency="USD" office:value="159200" calcext:value-type="currency">
            <text:p>$159,200.00</text:p>
          </table:table-cell>
          <table:table-cell table:formula="of:=[.K16]+[.K17]+[.K19]+[.K20]+[.K21]+[.K22]+[.K23]" office:value-type="currency" office:currency="USD" office:value="100000" calcext:value-type="currency">
            <text:p>$100,000.00</text:p>
          </table:table-cell>
          <table:table-cell table:formula="of:=[.L16]+[.L17]+[.L19]+[.L20]+[.L21]+[.L22]+[.L23]" office:value-type="currency" office:currency="USD" office:value="122000" calcext:value-type="currency">
            <text:p>$122,000.00</text:p>
          </table:table-cell>
          <table:table-cell table:formula="of:=[.M16]+[.M17]+[.M19]+[.M20]+[.M21]+[.M22]+[.M23]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6b</text:p>
          </table:table-cell>
          <table:table-cell table:formula="of:=IF([.B121]=&quot;No&quot;;0;IF([.B124]=&quot;No&quot;;0;[.B134]))" office:value-type="currency" office:currency="USD" office:value="40800" calcext:value-type="currency">
            <text:p>$40,800.00</text:p>
          </table:table-cell>
          <table:table-cell table:formula="of:=IF([.C121]=&quot;No&quot;;0;IF([.C124]=&quot;No&quot;;0;[.C134]))" office:value-type="currency" office:currency="USD" office:value="32435" calcext:value-type="currency">
            <text:p>$32,435.00</text:p>
          </table:table-cell>
          <table:table-cell table:formula="of:=IF([.D121]=&quot;No&quot;;0;IF([.D124]=&quot;No&quot;;0;[.D134]))" office:value-type="currency" office:currency="USD" office:value="0" calcext:value-type="currency">
            <text:p>$0.00</text:p>
          </table:table-cell>
          <table:table-cell table:formula="of:=IF([.E121]=&quot;No&quot;;0;IF([.E124]=&quot;No&quot;;0;[.E134]))" office:value-type="currency" office:currency="USD" office:value="40800" calcext:value-type="currency">
            <text:p>$40,800.00</text:p>
          </table:table-cell>
          <table:table-cell table:formula="of:=IF([.F121]=&quot;No&quot;;0;IF([.F124]=&quot;No&quot;;0;[.F134]))" office:value-type="currency" office:currency="USD" office:value="40800" calcext:value-type="currency">
            <text:p>$40,800.00</text:p>
          </table:table-cell>
          <table:table-cell table:formula="of:=IF([.G121]=&quot;No&quot;;0;IF([.G124]=&quot;No&quot;;0;[.G134]))" office:value-type="currency" office:currency="USD" office:value="0" calcext:value-type="currency">
            <text:p>$0.00</text:p>
          </table:table-cell>
          <table:table-cell table:formula="of:=IF([.H121]=&quot;No&quot;;0;IF([.H124]=&quot;No&quot;;0;[.H134]))" office:value-type="currency" office:currency="USD" office:value="42500" calcext:value-type="currency">
            <text:p>$42,500.00</text:p>
          </table:table-cell>
          <table:table-cell table:formula="of:=IF([.I121]=&quot;No&quot;;0;IF([.I124]=&quot;No&quot;;0;[.I134]))" office:value-type="currency" office:currency="USD" office:value="42500" calcext:value-type="currency">
            <text:p>$42,500.00</text:p>
          </table:table-cell>
          <table:table-cell table:formula="of:=IF([.J121]=&quot;No&quot;;0;IF([.J124]=&quot;No&quot;;0;[.J134]))" office:value-type="currency" office:currency="USD" office:value="0" calcext:value-type="currency">
            <text:p>$0.00</text:p>
          </table:table-cell>
          <table:table-cell table:formula="of:=IF([.K121]=&quot;No&quot;;0;IF([.K124]=&quot;No&quot;;0;[.K134]))" office:value-type="currency" office:currency="USD" office:value="0" calcext:value-type="currency">
            <text:p>$0.00</text:p>
          </table:table-cell>
          <table:table-cell table:formula="of:=IF([.L121]=&quot;No&quot;;0;IF([.L124]=&quot;No&quot;;0;[.L134]))" office:value-type="currency" office:currency="USD" office:value="40800" calcext:value-type="currency">
            <text:p>$40,800.00</text:p>
          </table:table-cell>
          <table:table-cell table:formula="of:=IF([.M121]=&quot;No&quot;;0;IF([.M124]=&quot;No&quot;;0;[.M134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20" office:value-type="string" calcext:value-type="string">
            <text:p>9 total income</text:p>
          </table:table-cell>
          <table:table-cell table:formula="of:=[.B16]+[.B17]+[.B19]+[.B20]+[.B21]+[.B25]+[.B22]+[.B23]" office:value-type="currency" office:currency="USD" office:value="369435" calcext:value-type="currency">
            <text:p>$369,435.00</text:p>
          </table:table-cell>
          <table:table-cell table:formula="of:=[.C16]+[.C17]+[.C19]+[.C20]+[.C21]+[.C25]+[.C22]+[.C23]" office:value-type="currency" office:currency="USD" office:value="83535" calcext:value-type="currency">
            <text:p>$83,535.00</text:p>
          </table:table-cell>
          <table:table-cell table:formula="of:=[.D16]+[.D17]+[.D19]+[.D20]+[.D21]+[.D25]+[.D22]+[.D23]" office:value-type="currency" office:currency="USD" office:value="324000" calcext:value-type="currency">
            <text:p>$324,000.00</text:p>
          </table:table-cell>
          <table:table-cell table:formula="of:=[.E16]+[.E17]+[.E19]+[.E20]+[.E21]+[.E25]+[.E22]+[.E23]" office:value-type="currency" office:currency="USD" office:value="111800" calcext:value-type="currency">
            <text:p>$111,800.00</text:p>
          </table:table-cell>
          <table:table-cell table:formula="of:=[.F16]+[.F17]+[.F19]+[.F20]+[.F21]+[.F25]+[.F22]+[.F23]" office:value-type="currency" office:currency="USD" office:value="188400" calcext:value-type="currency">
            <text:p>$188,400.00</text:p>
          </table:table-cell>
          <table:table-cell table:formula="of:=[.G16]+[.G17]+[.G19]+[.G20]+[.G21]+[.G25]+[.G22]+[.G23]" office:value-type="currency" office:currency="USD" office:value="0" calcext:value-type="currency">
            <text:p>$0.00</text:p>
          </table:table-cell>
          <table:table-cell table:formula="of:=[.H16]+[.H17]+[.H19]+[.H20]+[.H21]+[.H25]+[.H22]+[.H23]" office:value-type="currency" office:currency="USD" office:value="123500" calcext:value-type="currency">
            <text:p>$123,500.00</text:p>
          </table:table-cell>
          <table:table-cell table:formula="of:=[.I16]+[.I17]+[.I19]+[.I20]+[.I21]+[.I25]+[.I22]+[.I23]" office:value-type="currency" office:currency="USD" office:value="223500" calcext:value-type="currency">
            <text:p>$223,500.00</text:p>
          </table:table-cell>
          <table:table-cell table:formula="of:=[.J16]+[.J17]+[.J19]+[.J20]+[.J21]+[.J25]+[.J22]+[.J23]" office:value-type="currency" office:currency="USD" office:value="159200" calcext:value-type="currency">
            <text:p>$159,200.00</text:p>
          </table:table-cell>
          <table:table-cell table:formula="of:=[.K16]+[.K17]+[.K19]+[.K20]+[.K21]+[.K25]+[.K22]+[.K23]" office:value-type="currency" office:currency="USD" office:value="100000" calcext:value-type="currency">
            <text:p>$100,000.00</text:p>
          </table:table-cell>
          <table:table-cell table:formula="of:=[.L16]+[.L17]+[.L19]+[.L20]+[.L21]+[.L25]+[.L22]+[.L23]" office:value-type="currency" office:currency="USD" office:value="162800" calcext:value-type="currency">
            <text:p>$162,800.00</text:p>
          </table:table-cell>
          <table:table-cell table:formula="of:=[.M16]+[.M17]+[.M19]+[.M20]+[.M21]+[.M25]+[.M22]+[.M23]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1 AGI</text:p>
          </table:table-cell>
          <table:table-cell table:formula="of:=[.B27]-[.B29]" office:value-type="currency" office:currency="USD" office:value="369435" calcext:value-type="currency">
            <text:p>$369,435.00</text:p>
          </table:table-cell>
          <table:table-cell table:formula="of:=[.C27]-[.C29]" office:value-type="currency" office:currency="USD" office:value="83535" calcext:value-type="currency">
            <text:p>$83,535.00</text:p>
          </table:table-cell>
          <table:table-cell table:formula="of:=[.D27]-[.D29]" office:value-type="currency" office:currency="USD" office:value="324000" calcext:value-type="currency">
            <text:p>$324,000.00</text:p>
          </table:table-cell>
          <table:table-cell table:formula="of:=[.E27]-[.E29]" office:value-type="currency" office:currency="USD" office:value="111800" calcext:value-type="currency">
            <text:p>$111,800.00</text:p>
          </table:table-cell>
          <table:table-cell table:formula="of:=[.F27]-[.F29]" office:value-type="currency" office:currency="USD" office:value="188400" calcext:value-type="currency">
            <text:p>$188,400.00</text:p>
          </table:table-cell>
          <table:table-cell table:formula="of:=[.G27]-[.G29]" office:value-type="currency" office:currency="USD" office:value="0" calcext:value-type="currency">
            <text:p>$0.00</text:p>
          </table:table-cell>
          <table:table-cell table:formula="of:=[.H27]-[.H29]" office:value-type="currency" office:currency="USD" office:value="123500" calcext:value-type="currency">
            <text:p>$123,500.00</text:p>
          </table:table-cell>
          <table:table-cell table:formula="of:=[.I27]-[.I29]" office:value-type="currency" office:currency="USD" office:value="223500" calcext:value-type="currency">
            <text:p>$223,500.00</text:p>
          </table:table-cell>
          <table:table-cell table:formula="of:=[.J27]-[.J29]" office:value-type="currency" office:currency="USD" office:value="159200" calcext:value-type="currency">
            <text:p>$159,200.00</text:p>
          </table:table-cell>
          <table:table-cell table:formula="of:=[.K27]-[.K29]" office:value-type="currency" office:currency="USD" office:value="100000" calcext:value-type="currency">
            <text:p>$100,000.00</text:p>
          </table:table-cell>
          <table:table-cell table:formula="of:=[.L27]-[.L29]" office:value-type="currency" office:currency="USD" office:value="162800" calcext:value-type="currency">
            <text:p>$162,800.00</text:p>
          </table:table-cell>
          <table:table-cell table:formula="of:=[.M27]-[.M29]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2" office:value-type="currency" office:currency="USD" office:value="29200" calcext:value-type="currency">
            <text:p>$29,200.00</text:p>
          </table:table-cell>
          <table:table-cell table:number-columns-repeated="1637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31]+[.B32]" office:value-type="currency" office:currency="USD" office:value="29200" calcext:value-type="currency">
            <text:p>$29,200.00</text:p>
          </table:table-cell>
          <table:table-cell table:formula="of:=[.C31]+[.C32]" office:value-type="currency" office:currency="USD" office:value="29200" calcext:value-type="currency">
            <text:p>$29,200.00</text:p>
          </table:table-cell>
          <table:table-cell table:formula="of:=[.D31]+[.D32]" office:value-type="currency" office:currency="USD" office:value="29200" calcext:value-type="currency">
            <text:p>$29,200.00</text:p>
          </table:table-cell>
          <table:table-cell table:formula="of:=[.E31]+[.E32]" office:value-type="currency" office:currency="USD" office:value="29200" calcext:value-type="currency">
            <text:p>$29,200.00</text:p>
          </table:table-cell>
          <table:table-cell table:formula="of:=[.F31]+[.F32]" office:value-type="currency" office:currency="USD" office:value="29200" calcext:value-type="currency">
            <text:p>$29,200.00</text:p>
          </table:table-cell>
          <table:table-cell table:formula="of:=[.G31]+[.G32]" office:value-type="currency" office:currency="USD" office:value="29200" calcext:value-type="currency">
            <text:p>$29,200.00</text:p>
          </table:table-cell>
          <table:table-cell table:formula="of:=[.H31]+[.H32]" office:value-type="currency" office:currency="USD" office:value="29200" calcext:value-type="currency">
            <text:p>$29,200.00</text:p>
          </table:table-cell>
          <table:table-cell table:formula="of:=[.I31]+[.I32]" office:value-type="currency" office:currency="USD" office:value="29200" calcext:value-type="currency">
            <text:p>$29,200.00</text:p>
          </table:table-cell>
          <table:table-cell table:formula="of:=[.J31]+[.J32]" office:value-type="currency" office:currency="USD" office:value="29200" calcext:value-type="currency">
            <text:p>$29,200.00</text:p>
          </table:table-cell>
          <table:table-cell table:formula="of:=[.K31]+[.K32]" office:value-type="currency" office:currency="USD" office:value="29200" calcext:value-type="currency">
            <text:p>$29,200.00</text:p>
          </table:table-cell>
          <table:table-cell table:formula="of:=[.L31]+[.L32]" office:value-type="currency" office:currency="USD" office:value="29200" calcext:value-type="currency">
            <text:p>$29,200.00</text:p>
          </table:table-cell>
          <table:table-cell table:formula="of:=[.M31]+[.M32]" office:value-type="currency" office:currency="USD" office:value="29200" calcext:value-type="currency">
            <text:p>$29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5 taxable income</text:p>
          </table:table-cell>
          <table:table-cell table:formula="of:=MAX(0;[.B30]-[.B33])" office:value-type="currency" office:currency="USD" office:value="340235" calcext:value-type="currency">
            <text:p>$340,235.00</text:p>
          </table:table-cell>
          <table:table-cell table:formula="of:=MAX(0;[.C30]-[.C33])" office:value-type="currency" office:currency="USD" office:value="54335" calcext:value-type="currency">
            <text:p>$54,335.00</text:p>
          </table:table-cell>
          <table:table-cell table:formula="of:=MAX(0;[.D30]-[.D33])" office:value-type="currency" office:currency="USD" office:value="294800" calcext:value-type="currency">
            <text:p>$294,800.00</text:p>
          </table:table-cell>
          <table:table-cell table:formula="of:=MAX(0;[.E30]-[.E33])" office:value-type="currency" office:currency="USD" office:value="82600" calcext:value-type="currency">
            <text:p>$82,600.00</text:p>
          </table:table-cell>
          <table:table-cell table:formula="of:=MAX(0;[.F30]-[.F33])" office:value-type="currency" office:currency="USD" office:value="159200" calcext:value-type="currency">
            <text:p>$159,200.00</text:p>
          </table:table-cell>
          <table:table-cell table:formula="of:=MAX(0;[.G30]-[.G33])" office:value-type="currency" office:currency="USD" office:value="0" calcext:value-type="currency">
            <text:p>$0.00</text:p>
          </table:table-cell>
          <table:table-cell table:formula="of:=MAX(0;[.H30]-[.H33])" office:value-type="currency" office:currency="USD" office:value="94300" calcext:value-type="currency">
            <text:p>$94,300.00</text:p>
          </table:table-cell>
          <table:table-cell table:formula="of:=MAX(0;[.I30]-[.I33])" office:value-type="currency" office:currency="USD" office:value="194300" calcext:value-type="currency">
            <text:p>$194,300.00</text:p>
          </table:table-cell>
          <table:table-cell table:formula="of:=MAX(0;[.J30]-[.J33])" office:value-type="currency" office:currency="USD" office:value="130000" calcext:value-type="currency">
            <text:p>$130,000.00</text:p>
          </table:table-cell>
          <table:table-cell table:formula="of:=MAX(0;[.K30]-[.K33])" office:value-type="currency" office:currency="USD" office:value="70800" calcext:value-type="currency">
            <text:p>$70,800.00</text:p>
          </table:table-cell>
          <table:table-cell table:formula="of:=MAX(0;[.L30]-[.L33])" office:value-type="currency" office:currency="USD" office:value="133600" calcext:value-type="currency">
            <text:p>$133,600.00</text:p>
          </table:table-cell>
          <table:table-cell table:formula="of:=MAX(0;[.M30]-[.M33])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5">
          <table:table-cell table:style-name="ce21" office:value-type="string" calcext:value-type="string">
            <text:p>Do we have to complete the qualified dividends worksheet per schedule D?</text:p>
          </table:table-cell>
          <table:table-cell table:formula="of:=IF([.B76]=&quot;Yes&quot;;&quot;Yes&quot;;IF([.B74]=&quot;Yes&quot;;&quot;Yes&quot;;&quot;No&quot;))" office:value-type="string" office:string-value="Yes" calcext:value-type="string">
            <text:p>Yes</text:p>
          </table:table-cell>
          <table:table-cell table:formula="of:=IF([.C76]=&quot;Yes&quot;;&quot;Yes&quot;;IF([.C74]=&quot;Yes&quot;;&quot;Yes&quot;;&quot;No&quot;))" office:value-type="string" office:string-value="Yes" calcext:value-type="string">
            <text:p>Yes</text:p>
          </table:table-cell>
          <table:table-cell table:formula="of:=IF([.D76]=&quot;Yes&quot;;&quot;Yes&quot;;IF([.D74]=&quot;Yes&quot;;&quot;Yes&quot;;&quot;No&quot;))" office:value-type="string" office:string-value="No" calcext:value-type="string">
            <text:p>No</text:p>
          </table:table-cell>
          <table:table-cell table:formula="of:=IF([.E76]=&quot;Yes&quot;;&quot;Yes&quot;;IF([.E74]=&quot;Yes&quot;;&quot;Yes&quot;;&quot;No&quot;))" office:value-type="string" office:string-value="Yes" calcext:value-type="string">
            <text:p>Yes</text:p>
          </table:table-cell>
          <table:table-cell table:formula="of:=IF([.F76]=&quot;Yes&quot;;&quot;Yes&quot;;IF([.F74]=&quot;Yes&quot;;&quot;Yes&quot;;&quot;No&quot;))" office:value-type="string" office:string-value="Yes" calcext:value-type="string">
            <text:p>Yes</text:p>
          </table:table-cell>
          <table:table-cell table:formula="of:=IF([.G76]=&quot;Yes&quot;;&quot;Yes&quot;;IF([.G74]=&quot;Yes&quot;;&quot;Yes&quot;;&quot;No&quot;))" office:value-type="string" office:string-value="No" calcext:value-type="string">
            <text:p>No</text:p>
          </table:table-cell>
          <table:table-cell table:formula="of:=IF([.H76]=&quot;Yes&quot;;&quot;Yes&quot;;IF([.H74]=&quot;Yes&quot;;&quot;Yes&quot;;&quot;No&quot;))" office:value-type="string" office:string-value="No" calcext:value-type="string">
            <text:p>No</text:p>
          </table:table-cell>
          <table:table-cell table:formula="of:=IF([.I76]=&quot;Yes&quot;;&quot;Yes&quot;;IF([.I74]=&quot;Yes&quot;;&quot;Yes&quot;;&quot;No&quot;))" office:value-type="string" office:string-value="No" calcext:value-type="string">
            <text:p>No</text:p>
          </table:table-cell>
          <table:table-cell table:formula="of:=IF([.J76]=&quot;Yes&quot;;&quot;Yes&quot;;IF([.J74]=&quot;Yes&quot;;&quot;Yes&quot;;&quot;No&quot;))" office:value-type="string" office:string-value="Yes" calcext:value-type="string">
            <text:p>Yes</text:p>
          </table:table-cell>
          <table:table-cell table:formula="of:=IF([.K76]=&quot;Yes&quot;;&quot;Yes&quot;;IF([.K74]=&quot;Yes&quot;;&quot;Yes&quot;;&quot;No&quot;))" office:value-type="string" office:string-value="Yes" calcext:value-type="string">
            <text:p>Yes</text:p>
          </table:table-cell>
          <table:table-cell table:formula="of:=IF([.L76]=&quot;Yes&quot;;&quot;Yes&quot;;IF([.L74]=&quot;Yes&quot;;&quot;Yes&quot;;&quot;No&quot;))" office:value-type="string" office:string-value="Yes" calcext:value-type="string">
            <text:p>Yes</text:p>
          </table:table-cell>
          <table:table-cell table:formula="of:=IF([.M76]=&quot;Yes&quot;;&quot;Yes&quot;;IF([.M74]=&quot;Yes&quot;;&quot;Yes&quot;;&quot;No&quot;))" office:value-type="string" office:string-value="Yes" calcext:value-type="string">
            <text:p>Yes</text:p>
          </table:table-cell>
          <table:table-cell table:number-columns-repeated="16371"/>
        </table:table-row>
        <table:table-row table:style-name="ro6">
          <table:table-cell table:style-name="ce21" office:value-type="string" calcext:value-type="string">
            <text:p>Do we have to use the tax table?</text:p>
          </table:table-cell>
          <table:table-cell table:formula="of:=IF([.B34]&lt;100000;&quot;Yes&quot;;&quot;No&quot;)" office:value-type="string" office:string-value="No" calcext:value-type="string">
            <text:p>No</text:p>
          </table:table-cell>
          <table:table-cell table:formula="of:=IF([.C34]&lt;100000;&quot;Yes&quot;;&quot;No&quot;)" office:value-type="string" office:string-value="Yes" calcext:value-type="string">
            <text:p>Yes</text:p>
          </table:table-cell>
          <table:table-cell table:formula="of:=IF([.D34]&lt;100000;&quot;Yes&quot;;&quot;No&quot;)" office:value-type="string" office:string-value="No" calcext:value-type="string">
            <text:p>No</text:p>
          </table:table-cell>
          <table:table-cell table:formula="of:=IF([.E34]&lt;100000;&quot;Yes&quot;;&quot;No&quot;)" office:value-type="string" office:string-value="Yes" calcext:value-type="string">
            <text:p>Yes</text:p>
          </table:table-cell>
          <table:table-cell table:formula="of:=IF([.F34]&lt;100000;&quot;Yes&quot;;&quot;No&quot;)" office:value-type="string" office:string-value="No" calcext:value-type="string">
            <text:p>No</text:p>
          </table:table-cell>
          <table:table-cell table:formula="of:=IF([.G34]&lt;100000;&quot;Yes&quot;;&quot;No&quot;)" office:value-type="string" office:string-value="Yes" calcext:value-type="string">
            <text:p>Yes</text:p>
          </table:table-cell>
          <table:table-cell table:formula="of:=IF([.H34]&lt;100000;&quot;Yes&quot;;&quot;No&quot;)" office:value-type="string" office:string-value="Yes" calcext:value-type="string">
            <text:p>Yes</text:p>
          </table:table-cell>
          <table:table-cell table:formula="of:=IF([.I34]&lt;100000;&quot;Yes&quot;;&quot;No&quot;)" office:value-type="string" office:string-value="No" calcext:value-type="string">
            <text:p>No</text:p>
          </table:table-cell>
          <table:table-cell table:formula="of:=IF([.J34]&lt;100000;&quot;Yes&quot;;&quot;No&quot;)" office:value-type="string" office:string-value="No" calcext:value-type="string">
            <text:p>No</text:p>
          </table:table-cell>
          <table:table-cell table:formula="of:=IF([.K34]&lt;100000;&quot;Yes&quot;;&quot;No&quot;)" office:value-type="string" office:string-value="Yes" calcext:value-type="string">
            <text:p>Yes</text:p>
          </table:table-cell>
          <table:table-cell table:formula="of:=IF([.L34]&lt;100000;&quot;Yes&quot;;&quot;No&quot;)" office:value-type="string" office:string-value="No" calcext:value-type="string">
            <text:p>No</text:p>
          </table:table-cell>
          <table:table-cell table:formula="of:=IF([.M34]&lt;100000;&quot;Yes&quot;;&quot;No&quot;)" office:value-type="string" office:string-value="No" calcext:value-type="string">
            <text:p>No</text:p>
          </table:table-cell>
          <table:table-cell table:number-columns-repeated="16371"/>
        </table:table-row>
        <table:table-row table:style-name="ro6">
          <table:table-cell table:style-name="ce21" office:value-type="string" calcext:value-type="string">
            <text:p>Do we have to use the tax Worksheet?</text:p>
          </table:table-cell>
          <table:table-cell table:formula="of:=IF(AND([.B36]&lt;&gt;&quot;Yes&quot;;[.B34]&gt;=100000);&quot;Yes&quot;;&quot;No&quot;)" office:value-type="string" office:string-value="No" calcext:value-type="string">
            <text:p>No</text:p>
          </table:table-cell>
          <table:table-cell table:formula="of:=IF(AND([.C36]&lt;&gt;&quot;Yes&quot;;[.C34]&gt;=100000);&quot;Yes&quot;;&quot;No&quot;)" office:value-type="string" office:string-value="No" calcext:value-type="string">
            <text:p>No</text:p>
          </table:table-cell>
          <table:table-cell table:formula="of:=IF(AND([.D36]&lt;&gt;&quot;Yes&quot;;[.D34]&gt;=100000);&quot;Yes&quot;;&quot;No&quot;)" office:value-type="string" office:string-value="Yes" calcext:value-type="string">
            <text:p>Yes</text:p>
          </table:table-cell>
          <table:table-cell table:formula="of:=IF(AND([.E36]&lt;&gt;&quot;Yes&quot;;[.E34]&gt;=100000);&quot;Yes&quot;;&quot;No&quot;)" office:value-type="string" office:string-value="No" calcext:value-type="string">
            <text:p>No</text:p>
          </table:table-cell>
          <table:table-cell table:formula="of:=IF(AND([.F36]&lt;&gt;&quot;Yes&quot;;[.F34]&gt;=100000);&quot;Yes&quot;;&quot;No&quot;)" office:value-type="string" office:string-value="No" calcext:value-type="string">
            <text:p>No</text:p>
          </table:table-cell>
          <table:table-cell table:formula="of:=IF(AND([.G36]&lt;&gt;&quot;Yes&quot;;[.G34]&gt;=100000);&quot;Yes&quot;;&quot;No&quot;)" office:value-type="string" office:string-value="No" calcext:value-type="string">
            <text:p>No</text:p>
          </table:table-cell>
          <table:table-cell table:formula="of:=IF(AND([.H36]&lt;&gt;&quot;Yes&quot;;[.H34]&gt;=100000);&quot;Yes&quot;;&quot;No&quot;)" office:value-type="string" office:string-value="No" calcext:value-type="string">
            <text:p>No</text:p>
          </table:table-cell>
          <table:table-cell table:formula="of:=IF(AND([.I36]&lt;&gt;&quot;Yes&quot;;[.I34]&gt;=100000);&quot;Yes&quot;;&quot;No&quot;)" office:value-type="string" office:string-value="Yes" calcext:value-type="string">
            <text:p>Yes</text:p>
          </table:table-cell>
          <table:table-cell table:formula="of:=IF(AND([.J36]&lt;&gt;&quot;Yes&quot;;[.J34]&gt;=100000);&quot;Yes&quot;;&quot;No&quot;)" office:value-type="string" office:string-value="No" calcext:value-type="string">
            <text:p>No</text:p>
          </table:table-cell>
          <table:table-cell table:formula="of:=IF(AND([.K36]&lt;&gt;&quot;Yes&quot;;[.K34]&gt;=100000);&quot;Yes&quot;;&quot;No&quot;)" office:value-type="string" office:string-value="No" calcext:value-type="string">
            <text:p>No</text:p>
          </table:table-cell>
          <table:table-cell table:formula="of:=IF(AND([.L36]&lt;&gt;&quot;Yes&quot;;[.L34]&gt;=100000);&quot;Yes&quot;;&quot;No&quot;)" office:value-type="string" office:string-value="No" calcext:value-type="string">
            <text:p>No</text:p>
          </table:table-cell>
          <table:table-cell table:formula="of:=IF(AND([.M36]&lt;&gt;&quot;Yes&quot;;[.M34]&gt;=100000);&quot;Yes&quot;;&quot;No&quot;)" office:value-type="string" office:string-value="No" calcext:value-type="string">
            <text:p>No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6 tax</text:p>
          </table:table-cell>
          <table:table-cell table:formula="of:=IF([.B37]=&quot;Yes&quot;;[.B216];IF([.B38]=&quot;Yes&quot;;[.B416];IF([.B36]=&quot;Yes&quot;; [.B111])))" office:value-type="currency" office:currency="USD" office:value="56311.4" calcext:value-type="currency">
            <text:p>$56,311.40</text:p>
          </table:table-cell>
          <table:table-cell table:formula="of:=IF([.C36]=&quot;Yes&quot;; [.C111];IF([.C37]=&quot;Yes&quot;;[.C216];[.C416]))" office:value-type="currency" office:currency="USD" office:value="5815" calcext:value-type="currency">
            <text:p>$5,815.00</text:p>
          </table:table-cell>
          <table:table-cell table:formula="of:=IF([.D36]=&quot;Yes&quot;; [.D111];IF([.D37]=&quot;Yes&quot;;[.D216];[.D416]))" office:value-type="currency" office:currency="USD" office:value="56837" calcext:value-type="currency">
            <text:p>$56,837.00</text:p>
          </table:table-cell>
          <table:table-cell table:formula="of:=IF([.E36]=&quot;Yes&quot;; [.E111];IF([.E37]=&quot;Yes&quot;;[.E216];[.E416]))" office:value-type="currency" office:currency="USD" office:value="8251" calcext:value-type="currency">
            <text:p>$8,251.00</text:p>
          </table:table-cell>
          <table:table-cell table:formula="of:=IF([.F36]=&quot;Yes&quot;; [.F111];IF([.F37]=&quot;Yes&quot;;[.F216];[.F416]))" office:value-type="currency" office:currency="USD" office:value="21805" calcext:value-type="currency">
            <text:p>$21,805.00</text:p>
          </table:table-cell>
          <table:table-cell table:formula="of:=IF([.G36]=&quot;Yes&quot;; [.G111];IF([.G37]=&quot;Yes&quot;;[.G216];[.G416]))" office:value-type="currency" office:currency="USD" office:value="0" calcext:value-type="currency">
            <text:p>$0.00</text:p>
          </table:table-cell>
          <table:table-cell table:formula="of:=IF([.H36]=&quot;Yes&quot;; [.H111];IF([.H37]=&quot;Yes&quot;;[.H216];[.H416]))" office:value-type="currency" office:currency="USD" office:value="10858" calcext:value-type="currency">
            <text:p>$10,858.00</text:p>
          </table:table-cell>
          <table:table-cell table:formula="of:=IF([.I36]=&quot;Yes&quot;; [.I111];IF([.I37]=&quot;Yes&quot;;[.I216];[.I416]))" office:value-type="currency" office:currency="USD" office:value="32852" calcext:value-type="currency">
            <text:p>$32,852.00</text:p>
          </table:table-cell>
          <table:table-cell table:formula="of:=IF([.J36]=&quot;Yes&quot;; [.J111];IF([.J37]=&quot;Yes&quot;;[.J216];[.J416]))" office:value-type="currency" office:currency="USD" office:value="9731.5" calcext:value-type="currency">
            <text:p>$9,731.50</text:p>
          </table:table-cell>
          <table:table-cell table:formula="of:=IF([.K36]=&quot;Yes&quot;; [.K111];IF([.K37]=&quot;Yes&quot;;[.K216];[.K416]))" office:value-type="currency" office:currency="USD" office:value="0" calcext:value-type="currency">
            <text:p>$0.00</text:p>
          </table:table-cell>
          <table:table-cell table:formula="of:=IF([.L36]=&quot;Yes&quot;; [.L111];IF([.L37]=&quot;Yes&quot;;[.L216];[.L416]))" office:value-type="currency" office:currency="USD" office:value="7095.5" calcext:value-type="currency">
            <text:p>$7,095.50</text:p>
          </table:table-cell>
          <table:table-cell table:formula="of:=IF([.M36]=&quot;Yes&quot;; [.M111];IF([.M37]=&quot;Yes&quot;;[.M216];[.M416]))" office:value-type="currency" office:currency="USD" office:value="1762.5" calcext:value-type="currency">
            <text:p>$1,762.50</text:p>
          </table:table-cell>
          <table:table-cell table:number-columns-repeated="1637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9]+[.B40]" office:value-type="currency" office:currency="USD" office:value="56311.4" calcext:value-type="currency">
            <text:p>$56,311.40</text:p>
          </table:table-cell>
          <table:table-cell table:formula="of:=[.C39]+[.C40]" office:value-type="currency" office:currency="USD" office:value="5815" calcext:value-type="currency">
            <text:p>$5,815.00</text:p>
          </table:table-cell>
          <table:table-cell table:formula="of:=[.D39]+[.D40]" office:value-type="currency" office:currency="USD" office:value="56837" calcext:value-type="currency">
            <text:p>$56,837.00</text:p>
          </table:table-cell>
          <table:table-cell table:formula="of:=[.E39]+[.E40]" office:value-type="currency" office:currency="USD" office:value="8251" calcext:value-type="currency">
            <text:p>$8,251.00</text:p>
          </table:table-cell>
          <table:table-cell table:formula="of:=[.F39]+[.F40]" office:value-type="currency" office:currency="USD" office:value="21805" calcext:value-type="currency">
            <text:p>$21,805.00</text:p>
          </table:table-cell>
          <table:table-cell table:formula="of:=[.G39]+[.G40]" office:value-type="currency" office:currency="USD" office:value="0" calcext:value-type="currency">
            <text:p>$0.00</text:p>
          </table:table-cell>
          <table:table-cell table:formula="of:=[.H39]+[.H40]" office:value-type="currency" office:currency="USD" office:value="10858" calcext:value-type="currency">
            <text:p>$10,858.00</text:p>
          </table:table-cell>
          <table:table-cell table:formula="of:=[.I39]+[.I40]" office:value-type="currency" office:currency="USD" office:value="32852" calcext:value-type="currency">
            <text:p>$32,852.00</text:p>
          </table:table-cell>
          <table:table-cell table:formula="of:=[.J39]+[.J40]" office:value-type="currency" office:currency="USD" office:value="9731.5" calcext:value-type="currency">
            <text:p>$9,731.50</text:p>
          </table:table-cell>
          <table:table-cell table:formula="of:=[.K39]+[.K40]" office:value-type="currency" office:currency="USD" office:value="0" calcext:value-type="currency">
            <text:p>$0.00</text:p>
          </table:table-cell>
          <table:table-cell table:formula="of:=[.L39]+[.L40]" office:value-type="currency" office:currency="USD" office:value="7095.5" calcext:value-type="currency">
            <text:p>$7,095.50</text:p>
          </table:table-cell>
          <table:table-cell table:formula="of:=[.M39]+[.M40]" office:value-type="currency" office:currency="USD" office:value="1762.5" calcext:value-type="currency">
            <text:p>$1,762.50</text:p>
          </table:table-cell>
          <table:table-cell table:number-columns-repeated="16371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2]+[.B43]" office:value-type="currency" office:currency="USD" office:value="0" calcext:value-type="currency">
            <text:p>$0.00</text:p>
          </table:table-cell>
          <table:table-cell table:formula="of:=[.C42]+[.C43]" office:value-type="currency" office:currency="USD" office:value="0" calcext:value-type="currency">
            <text:p>$0.00</text:p>
          </table:table-cell>
          <table:table-cell table:formula="of:=[.D42]+[.D43]" office:value-type="currency" office:currency="USD" office:value="0" calcext:value-type="currency">
            <text:p>$0.00</text:p>
          </table:table-cell>
          <table:table-cell table:formula="of:=[.E42]+[.E43]" office:value-type="currency" office:currency="USD" office:value="0" calcext:value-type="currency">
            <text:p>$0.00</text:p>
          </table:table-cell>
          <table:table-cell table:formula="of:=[.F42]+[.F43]" office:value-type="currency" office:currency="USD" office:value="0" calcext:value-type="currency">
            <text:p>$0.00</text:p>
          </table:table-cell>
          <table:table-cell table:formula="of:=[.G42]+[.G43]" office:value-type="currency" office:currency="USD" office:value="0" calcext:value-type="currency">
            <text:p>$0.00</text:p>
          </table:table-cell>
          <table:table-cell table:formula="of:=[.H42]+[.H43]" office:value-type="currency" office:currency="USD" office:value="0" calcext:value-type="currency">
            <text:p>$0.00</text:p>
          </table:table-cell>
          <table:table-cell table:formula="of:=[.I42]+[.I43]" office:value-type="currency" office:currency="USD" office:value="0" calcext:value-type="currency">
            <text:p>$0.00</text:p>
          </table:table-cell>
          <table:table-cell table:formula="of:=[.J42]+[.J43]" office:value-type="currency" office:currency="USD" office:value="0" calcext:value-type="currency">
            <text:p>$0.00</text:p>
          </table:table-cell>
          <table:table-cell table:formula="of:=[.K42]+[.K43]" office:value-type="currency" office:currency="USD" office:value="0" calcext:value-type="currency">
            <text:p>$0.00</text:p>
          </table:table-cell>
          <table:table-cell table:formula="of:=[.L42]+[.L43]" office:value-type="currency" office:currency="USD" office:value="0" calcext:value-type="currency">
            <text:p>$0.00</text:p>
          </table:table-cell>
          <table:table-cell table:formula="of:=[.M42]+[.M43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MAX(0;[.B41]-[.B44])" office:value-type="currency" office:currency="USD" office:value="56311.4" calcext:value-type="currency">
            <text:p>$56,311.40</text:p>
          </table:table-cell>
          <table:table-cell table:formula="of:=MAX(0;[.C41]-[.C44])" office:value-type="currency" office:currency="USD" office:value="5815" calcext:value-type="currency">
            <text:p>$5,815.00</text:p>
          </table:table-cell>
          <table:table-cell table:formula="of:=MAX(0;[.D41]-[.D44])" office:value-type="currency" office:currency="USD" office:value="56837" calcext:value-type="currency">
            <text:p>$56,837.00</text:p>
          </table:table-cell>
          <table:table-cell table:formula="of:=MAX(0;[.E41]-[.E44])" office:value-type="currency" office:currency="USD" office:value="8251" calcext:value-type="currency">
            <text:p>$8,251.00</text:p>
          </table:table-cell>
          <table:table-cell table:formula="of:=MAX(0;[.F41]-[.F44])" office:value-type="currency" office:currency="USD" office:value="21805" calcext:value-type="currency">
            <text:p>$21,805.00</text:p>
          </table:table-cell>
          <table:table-cell table:formula="of:=MAX(0;[.G41]-[.G44])" office:value-type="currency" office:currency="USD" office:value="0" calcext:value-type="currency">
            <text:p>$0.00</text:p>
          </table:table-cell>
          <table:table-cell table:formula="of:=MAX(0;[.H41]-[.H44])" office:value-type="currency" office:currency="USD" office:value="10858" calcext:value-type="currency">
            <text:p>$10,858.00</text:p>
          </table:table-cell>
          <table:table-cell table:formula="of:=MAX(0;[.I41]-[.I44])" office:value-type="currency" office:currency="USD" office:value="32852" calcext:value-type="currency">
            <text:p>$32,852.00</text:p>
          </table:table-cell>
          <table:table-cell table:formula="of:=MAX(0;[.J41]-[.J44])" office:value-type="currency" office:currency="USD" office:value="9731.5" calcext:value-type="currency">
            <text:p>$9,731.50</text:p>
          </table:table-cell>
          <table:table-cell table:formula="of:=MAX(0;[.K41]-[.K44])" office:value-type="currency" office:currency="USD" office:value="0" calcext:value-type="currency">
            <text:p>$0.00</text:p>
          </table:table-cell>
          <table:table-cell table:formula="of:=MAX(0;[.L41]-[.L44])" office:value-type="currency" office:currency="USD" office:value="7095.5" calcext:value-type="currency">
            <text:p>$7,095.50</text:p>
          </table:table-cell>
          <table:table-cell table:formula="of:=MAX(0;[.M41]-[.M44])" office:value-type="currency" office:currency="USD" office:value="1762.5" calcext:value-type="currency">
            <text:p>$1,762.50</text:p>
          </table:table-cell>
          <table:table-cell table:number-columns-repeated="1637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4 total tax</text:p>
          </table:table-cell>
          <table:table-cell table:formula="of:=[.B46]+[.B45]" office:value-type="currency" office:currency="USD" office:value="56311.4" calcext:value-type="currency">
            <text:p>$56,311.40</text:p>
          </table:table-cell>
          <table:table-cell table:formula="of:=[.C46]+[.C45]" office:value-type="currency" office:currency="USD" office:value="5815" calcext:value-type="currency">
            <text:p>$5,815.00</text:p>
          </table:table-cell>
          <table:table-cell table:formula="of:=[.D46]+[.D45]" office:value-type="currency" office:currency="USD" office:value="56837" calcext:value-type="currency">
            <text:p>$56,837.00</text:p>
          </table:table-cell>
          <table:table-cell table:formula="of:=[.E46]+[.E45]" office:value-type="currency" office:currency="USD" office:value="8251" calcext:value-type="currency">
            <text:p>$8,251.00</text:p>
          </table:table-cell>
          <table:table-cell table:formula="of:=[.F46]+[.F45]" office:value-type="currency" office:currency="USD" office:value="21805" calcext:value-type="currency">
            <text:p>$21,805.00</text:p>
          </table:table-cell>
          <table:table-cell table:formula="of:=[.G46]+[.G45]" office:value-type="currency" office:currency="USD" office:value="0" calcext:value-type="currency">
            <text:p>$0.00</text:p>
          </table:table-cell>
          <table:table-cell table:formula="of:=[.H46]+[.H45]" office:value-type="currency" office:currency="USD" office:value="10858" calcext:value-type="currency">
            <text:p>$10,858.00</text:p>
          </table:table-cell>
          <table:table-cell table:formula="of:=[.I46]+[.I45]" office:value-type="currency" office:currency="USD" office:value="32852" calcext:value-type="currency">
            <text:p>$32,852.00</text:p>
          </table:table-cell>
          <table:table-cell table:formula="of:=[.J46]+[.J45]" office:value-type="currency" office:currency="USD" office:value="9731.5" calcext:value-type="currency">
            <text:p>$9,731.50</text:p>
          </table:table-cell>
          <table:table-cell table:formula="of:=[.K46]+[.K45]" office:value-type="currency" office:currency="USD" office:value="0" calcext:value-type="currency">
            <text:p>$0.00</text:p>
          </table:table-cell>
          <table:table-cell table:formula="of:=[.L46]+[.L45]" office:value-type="currency" office:currency="USD" office:value="7095.5" calcext:value-type="currency">
            <text:p>$7,095.50</text:p>
          </table:table-cell>
          <table:table-cell table:formula="of:=[.M46]+[.M45]" office:value-type="currency" office:currency="USD" office:value="1762.5" calcext:value-type="currency">
            <text:p>$1,762.5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5d</text:p>
          </table:table-cell>
          <table:table-cell table:style-name="ce33" table:formula="of:=[.B9]" office:value-type="currency" office:currency="USD" office:value="73000" calcext:value-type="currency">
            <text:p>$73,000.00</text:p>
          </table:table-cell>
          <table:table-cell table:style-name="ce33" table:formula="of:=[.C9]" office:value-type="currency" office:currency="USD" office:value="0" calcext:value-type="currency">
            <text:p>$0.00</text:p>
          </table:table-cell>
          <table:table-cell table:style-name="ce33" table:formula="of:=[.D9]" office:value-type="currency" office:currency="USD" office:value="40000" calcext:value-type="currency">
            <text:p>$40,000.00</text:p>
          </table:table-cell>
          <table:table-cell table:style-name="ce33" table:formula="of:=[.E9]" office:value-type="currency" office:currency="USD" office:value="0" calcext:value-type="currency">
            <text:p>$0.00</text:p>
          </table:table-cell>
          <table:table-cell table:style-name="ce33" table:formula="of:=[.F9]" office:value-type="currency" office:currency="USD" office:value="0" calcext:value-type="currency">
            <text:p>$0.00</text:p>
          </table:table-cell>
          <table:table-cell table:style-name="ce33" table:formula="of:=[.G9]" office:value-type="currency" office:currency="USD" office:value="0" calcext:value-type="currency">
            <text:p>$0.00</text:p>
          </table:table-cell>
          <table:table-cell table:style-name="ce33" table:formula="of:=[.H9]" office:value-type="currency" office:currency="USD" office:value="0" calcext:value-type="currency">
            <text:p>$0.00</text:p>
          </table:table-cell>
          <table:table-cell table:style-name="ce33" table:formula="of:=[.I9]" office:value-type="currency" office:currency="USD" office:value="0" calcext:value-type="currency">
            <text:p>$0.00</text:p>
          </table:table-cell>
          <table:table-cell table:style-name="ce33" table:formula="of:=[.J9]" office:value-type="currency" office:currency="USD" office:value="0" calcext:value-type="currency">
            <text:p>$0.00</text:p>
          </table:table-cell>
          <table:table-cell table:style-name="ce33" table:formula="of:=[.K9]" office:value-type="currency" office:currency="USD" office:value="0" calcext:value-type="currency">
            <text:p>$0.00</text:p>
          </table:table-cell>
          <table:table-cell table:style-name="ce33" table:formula="of:=[.L9]" office:value-type="currency" office:currency="USD" office:value="0" calcext:value-type="currency">
            <text:p>$0.00</text:p>
          </table:table-cell>
          <table:table-cell table:style-name="ce33" table:formula="of:=[.M9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B50:.B54])" office:value-type="currency" office:currency="USD" office:value="0" calcext:value-type="currency">
            <text:p>$0.00</text:p>
          </table:table-cell>
          <table:table-cell table:formula="of:=SUM([.C50:.C54])" office:value-type="currency" office:currency="USD" office:value="0" calcext:value-type="currency">
            <text:p>$0.00</text:p>
          </table:table-cell>
          <table:table-cell table:formula="of:=SUM([.D50:.D54])" office:value-type="currency" office:currency="USD" office:value="0" calcext:value-type="currency">
            <text:p>$0.00</text:p>
          </table:table-cell>
          <table:table-cell table:formula="of:=SUM([.E50:.E54])" office:value-type="currency" office:currency="USD" office:value="0" calcext:value-type="currency">
            <text:p>$0.00</text:p>
          </table:table-cell>
          <table:table-cell table:formula="of:=SUM([.F50:.F54])" office:value-type="currency" office:currency="USD" office:value="0" calcext:value-type="currency">
            <text:p>$0.00</text:p>
          </table:table-cell>
          <table:table-cell table:formula="of:=SUM([.G50:.G54])" office:value-type="currency" office:currency="USD" office:value="0" calcext:value-type="currency">
            <text:p>$0.00</text:p>
          </table:table-cell>
          <table:table-cell table:formula="of:=SUM([.H50:.H54])" office:value-type="currency" office:currency="USD" office:value="0" calcext:value-type="currency">
            <text:p>$0.00</text:p>
          </table:table-cell>
          <table:table-cell table:formula="of:=SUM([.I50:.I54])" office:value-type="currency" office:currency="USD" office:value="0" calcext:value-type="currency">
            <text:p>$0.00</text:p>
          </table:table-cell>
          <table:table-cell table:formula="of:=SUM([.J50:.J54])" office:value-type="currency" office:currency="USD" office:value="0" calcext:value-type="currency">
            <text:p>$0.00</text:p>
          </table:table-cell>
          <table:table-cell table:formula="of:=SUM([.K50:.K54])" office:value-type="currency" office:currency="USD" office:value="0" calcext:value-type="currency">
            <text:p>$0.00</text:p>
          </table:table-cell>
          <table:table-cell table:formula="of:=SUM([.L50:.L54])" office:value-type="currency" office:currency="USD" office:value="0" calcext:value-type="currency">
            <text:p>$0.00</text:p>
          </table:table-cell>
          <table:table-cell table:formula="of:=SUM([.M50:.M54]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4" table:formula="of:=[.B48]+[.B49]+[.B55]" office:value-type="currency" office:currency="USD" office:value="73000" calcext:value-type="currency">
            <text:p>$73,000.00</text:p>
          </table:table-cell>
          <table:table-cell table:style-name="ce14" table:formula="of:=[.C48]+[.C49]+[.C55]" office:value-type="currency" office:currency="USD" office:value="0" calcext:value-type="currency">
            <text:p>$0.00</text:p>
          </table:table-cell>
          <table:table-cell table:style-name="ce14" table:formula="of:=[.D48]+[.D49]+[.D55]" office:value-type="currency" office:currency="USD" office:value="40000" calcext:value-type="currency">
            <text:p>$40,000.00</text:p>
          </table:table-cell>
          <table:table-cell table:style-name="ce14" table:formula="of:=[.E48]+[.E49]+[.E55]" office:value-type="currency" office:currency="USD" office:value="0" calcext:value-type="currency">
            <text:p>$0.00</text:p>
          </table:table-cell>
          <table:table-cell table:style-name="ce14" table:formula="of:=[.F48]+[.F49]+[.F55]" office:value-type="currency" office:currency="USD" office:value="0" calcext:value-type="currency">
            <text:p>$0.00</text:p>
          </table:table-cell>
          <table:table-cell table:style-name="ce14" table:formula="of:=[.G48]+[.G49]+[.G55]" office:value-type="currency" office:currency="USD" office:value="0" calcext:value-type="currency">
            <text:p>$0.00</text:p>
          </table:table-cell>
          <table:table-cell table:style-name="ce14" table:formula="of:=[.H48]+[.H49]+[.H55]" office:value-type="currency" office:currency="USD" office:value="0" calcext:value-type="currency">
            <text:p>$0.00</text:p>
          </table:table-cell>
          <table:table-cell table:style-name="ce14" table:formula="of:=[.I48]+[.I49]+[.I55]" office:value-type="currency" office:currency="USD" office:value="0" calcext:value-type="currency">
            <text:p>$0.00</text:p>
          </table:table-cell>
          <table:table-cell table:style-name="ce14" table:formula="of:=[.J48]+[.J49]+[.J55]" office:value-type="currency" office:currency="USD" office:value="0" calcext:value-type="currency">
            <text:p>$0.00</text:p>
          </table:table-cell>
          <table:table-cell table:style-name="ce14" table:formula="of:=[.K48]+[.K49]+[.K55]" office:value-type="currency" office:currency="USD" office:value="0" calcext:value-type="currency">
            <text:p>$0.00</text:p>
          </table:table-cell>
          <table:table-cell table:style-name="ce14" table:formula="of:=[.L48]+[.L49]+[.L55]" office:value-type="currency" office:currency="USD" office:value="0" calcext:value-type="currency">
            <text:p>$0.00</text:p>
          </table:table-cell>
          <table:table-cell table:style-name="ce14" table:formula="of:=[.M48]+[.M49]+[.M55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34 refund</text:p>
          </table:table-cell>
          <table:table-cell table:formula="of:=IF([.B56]&gt;[.B47];[.B56]-[.B47])" office:value-type="currency" office:currency="USD" office:value="16688.6" calcext:value-type="currency">
            <text:p>$16,688.60</text:p>
          </table:table-cell>
          <table:table-cell table:style-name="ce5" table:formula="of:=IF([.C56]&gt;[.C47];[.C56]-[.C47])" office:value-type="boolean" office:boolean-value="false" calcext:value-type="boolean">
            <text:p>FALSE</text:p>
          </table:table-cell>
          <table:table-cell table:style-name="ce5" table:formula="of:=IF([.D56]&gt;[.D47];[.D56]-[.D47])" office:value-type="boolean" office:boolean-value="false" calcext:value-type="boolean">
            <text:p>FALSE</text:p>
          </table:table-cell>
          <table:table-cell table:style-name="ce5" table:formula="of:=IF([.E56]&gt;[.E47];[.E56]-[.E47])" office:value-type="boolean" office:boolean-value="false" calcext:value-type="boolean">
            <text:p>FALSE</text:p>
          </table:table-cell>
          <table:table-cell table:style-name="ce5" table:formula="of:=IF([.F56]&gt;[.F47];[.F56]-[.F47])" office:value-type="boolean" office:boolean-value="false" calcext:value-type="boolean">
            <text:p>FALSE</text:p>
          </table:table-cell>
          <table:table-cell table:style-name="ce5" table:formula="of:=IF([.G56]&gt;[.G47];[.G56]-[.G47])" office:value-type="boolean" office:boolean-value="false" calcext:value-type="boolean">
            <text:p>FALSE</text:p>
          </table:table-cell>
          <table:table-cell table:style-name="ce5" table:formula="of:=IF([.H56]&gt;[.H47];[.H56]-[.H47])" office:value-type="boolean" office:boolean-value="false" calcext:value-type="boolean">
            <text:p>FALSE</text:p>
          </table:table-cell>
          <table:table-cell table:style-name="ce5" table:formula="of:=IF([.I56]&gt;[.I47];[.I56]-[.I47])" office:value-type="boolean" office:boolean-value="false" calcext:value-type="boolean">
            <text:p>FALSE</text:p>
          </table:table-cell>
          <table:table-cell table:style-name="ce5" table:formula="of:=IF([.J56]&gt;[.J47];[.J56]-[.J47])" office:value-type="boolean" office:boolean-value="false" calcext:value-type="boolean">
            <text:p>FALSE</text:p>
          </table:table-cell>
          <table:table-cell table:style-name="ce5" table:formula="of:=IF([.K56]&gt;[.K47];[.K56]-[.K47])" office:value-type="boolean" office:boolean-value="false" calcext:value-type="boolean">
            <text:p>FALSE</text:p>
          </table:table-cell>
          <table:table-cell table:style-name="ce5" table:formula="of:=IF([.L56]&gt;[.L47];[.L56]-[.L47])" office:value-type="boolean" office:boolean-value="false" calcext:value-type="boolean">
            <text:p>FALSE</text:p>
          </table:table-cell>
          <table:table-cell table:style-name="ce5" table:formula="of:=IF([.M56]&gt;[.M47];[.M56]-[.M47]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37 amount you owe</text:p>
          </table:table-cell>
          <table:table-cell table:formula="of:=[.B47]-[.B56]" office:value-type="currency" office:currency="USD" office:value="-16688.6" calcext:value-type="currency">
            <text:p>-$16,688.60</text:p>
          </table:table-cell>
          <table:table-cell table:formula="of:=[.C47]-[.C56]" office:value-type="currency" office:currency="USD" office:value="5815" calcext:value-type="currency">
            <text:p>$5,815.00</text:p>
          </table:table-cell>
          <table:table-cell table:formula="of:=[.D47]-[.D56]" office:value-type="currency" office:currency="USD" office:value="16837" calcext:value-type="currency">
            <text:p>$16,837.00</text:p>
          </table:table-cell>
          <table:table-cell table:formula="of:=[.E47]-[.E56]" office:value-type="currency" office:currency="USD" office:value="8251" calcext:value-type="currency">
            <text:p>$8,251.00</text:p>
          </table:table-cell>
          <table:table-cell table:formula="of:=[.F47]-[.F56]" office:value-type="currency" office:currency="USD" office:value="21805" calcext:value-type="currency">
            <text:p>$21,805.00</text:p>
          </table:table-cell>
          <table:table-cell table:formula="of:=[.G47]-[.G56]" office:value-type="currency" office:currency="USD" office:value="0" calcext:value-type="currency">
            <text:p>$0.00</text:p>
          </table:table-cell>
          <table:table-cell table:formula="of:=[.H47]-[.H56]" office:value-type="currency" office:currency="USD" office:value="10858" calcext:value-type="currency">
            <text:p>$10,858.00</text:p>
          </table:table-cell>
          <table:table-cell table:formula="of:=[.I47]-[.I56]" office:value-type="currency" office:currency="USD" office:value="32852" calcext:value-type="currency">
            <text:p>$32,852.00</text:p>
          </table:table-cell>
          <table:table-cell table:formula="of:=[.J47]-[.J56]" office:value-type="currency" office:currency="USD" office:value="9731.5" calcext:value-type="currency">
            <text:p>$9,731.50</text:p>
          </table:table-cell>
          <table:table-cell table:formula="of:=[.K47]-[.K56]" office:value-type="currency" office:currency="USD" office:value="0" calcext:value-type="currency">
            <text:p>$0.00</text:p>
          </table:table-cell>
          <table:table-cell table:formula="of:=[.L47]-[.L56]" office:value-type="currency" office:currency="USD" office:value="7095.5" calcext:value-type="currency">
            <text:p>$7,095.50</text:p>
          </table:table-cell>
          <table:table-cell table:formula="of:=[.M47]-[.M56]" office:value-type="currency" office:currency="USD" office:value="1762.5" calcext:value-type="currency">
            <text:p>$1,762.50</text:p>
          </table:table-cell>
          <table:table-cell table:number-columns-repeated="16371"/>
        </table:table-row>
        <table:table-row table:style-name="ro1">
          <table:table-cell table:style-name="ce22" office:value-type="string" calcext:value-type="string">
            <text:p>RETURN amount</text:p>
          </table:table-cell>
          <table:table-cell table:style-name="ce39" table:formula="of:=IF([.B57]=0;[.B60];-[.B57])" office:value-type="currency" office:currency="USD" office:value="-16688.6" calcext:value-type="currency">
            <text:p>-$16,688.60</text:p>
          </table:table-cell>
          <table:table-cell table:style-name="ce39" table:formula="of:=IF([.C57]=0;[.C60];-[.C57])" office:value-type="currency" office:currency="USD" office:value="5815" calcext:value-type="currency">
            <text:p>$5,815.00</text:p>
          </table:table-cell>
          <table:table-cell table:style-name="ce39" table:formula="of:=IF([.D57]=0;[.D60];-[.D57])" office:value-type="currency" office:currency="USD" office:value="16837" calcext:value-type="currency">
            <text:p>$16,837.00</text:p>
          </table:table-cell>
          <table:table-cell table:style-name="ce39" table:formula="of:=IF([.E57]=0;[.E60];-[.E57])" office:value-type="currency" office:currency="USD" office:value="8251" calcext:value-type="currency">
            <text:p>$8,251.00</text:p>
          </table:table-cell>
          <table:table-cell table:style-name="ce39" table:formula="of:=IF([.F57]=0;[.F60];-[.F57])" office:value-type="currency" office:currency="USD" office:value="21805" calcext:value-type="currency">
            <text:p>$21,805.00</text:p>
          </table:table-cell>
          <table:table-cell table:style-name="ce39" table:formula="of:=IF([.G57]=0;[.G60];-[.G57])" office:value-type="currency" office:currency="USD" office:value="0" calcext:value-type="currency">
            <text:p>$0.00</text:p>
          </table:table-cell>
          <table:table-cell table:style-name="ce39" table:formula="of:=IF([.H57]=0;[.H60];-[.H57])" office:value-type="currency" office:currency="USD" office:value="10858" calcext:value-type="currency">
            <text:p>$10,858.00</text:p>
          </table:table-cell>
          <table:table-cell table:style-name="ce39" table:formula="of:=IF([.I57]=0;[.I60];-[.I57])" office:value-type="currency" office:currency="USD" office:value="32852" calcext:value-type="currency">
            <text:p>$32,852.00</text:p>
          </table:table-cell>
          <table:table-cell table:style-name="ce39" table:formula="of:=IF([.J57]=0;[.J60];-[.J57])" office:value-type="currency" office:currency="USD" office:value="9731.5" calcext:value-type="currency">
            <text:p>$9,731.50</text:p>
          </table:table-cell>
          <table:table-cell table:style-name="ce39" table:formula="of:=IF([.K57]=0;[.K60];-[.K57])" office:value-type="currency" office:currency="USD" office:value="0" calcext:value-type="currency">
            <text:p>$0.00</text:p>
          </table:table-cell>
          <table:table-cell table:style-name="ce39" table:formula="of:=IF([.L57]=0;[.L60];-[.L57])" office:value-type="currency" office:currency="USD" office:value="7095.5" calcext:value-type="currency">
            <text:p>$7,095.50</text:p>
          </table:table-cell>
          <table:table-cell table:style-name="ce39" table:formula="of:=IF([.M57]=0;[.M60];-[.M57])" office:value-type="currency" office:currency="USD" office:value="1762.5" calcext:value-type="currency">
            <text:p>$1,762.5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17" office:value-type="string" calcext:value-type="string" table:number-columns-spanned="2" table:number-rows-spanned="1">
            <text:p>sched D</text:p>
          </table:table-cell>
          <table:covered-table-cell table:style-name="ce26"/>
          <table:table-cell table:style-name="ce26" table:number-columns-repeated="16381"/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6" table:formula="of:=[.B12]" office:value-type="currency" office:currency="USD" office:value="1535" calcext:value-type="currency">
            <text:p>$1,535.00</text:p>
          </table:table-cell>
          <table:table-cell table:style-name="ce36" table:formula="of:=[.C12]" office:value-type="currency" office:currency="USD" office:value="-8000" calcext:value-type="currency">
            <text:p>-$8,000.00</text:p>
          </table:table-cell>
          <table:table-cell table:style-name="ce36" table:formula="of:=[.D12]" office:value-type="currency" office:currency="USD" office:value="0" calcext:value-type="currency">
            <text:p>$0.00</text:p>
          </table:table-cell>
          <table:table-cell table:style-name="ce36" table:formula="of:=[.E12]" office:value-type="currency" office:currency="USD" office:value="0" calcext:value-type="currency">
            <text:p>$0.00</text:p>
          </table:table-cell>
          <table:table-cell table:style-name="ce36" table:formula="of:=[.F12]" office:value-type="currency" office:currency="USD" office:value="-4500" calcext:value-type="currency">
            <text:p>-$4,500.00</text:p>
          </table:table-cell>
          <table:table-cell table:style-name="ce36" table:formula="of:=[.G12]" office:value-type="currency" office:currency="USD" office:value="0" calcext:value-type="currency">
            <text:p>$0.00</text:p>
          </table:table-cell>
          <table:table-cell table:style-name="ce36" table:formula="of:=[.H12]" office:value-type="currency" office:currency="USD" office:value="0" calcext:value-type="currency">
            <text:p>$0.00</text:p>
          </table:table-cell>
          <table:table-cell table:style-name="ce36" table:formula="of:=[.I12]" office:value-type="currency" office:currency="USD" office:value="0" calcext:value-type="currency">
            <text:p>$0.00</text:p>
          </table:table-cell>
          <table:table-cell table:style-name="ce36" table:formula="of:=[.J12]" office:value-type="currency" office:currency="USD" office:value="0" calcext:value-type="currency">
            <text:p>$0.00</text:p>
          </table:table-cell>
          <table:table-cell table:style-name="ce36" table:formula="of:=[.K12]" office:value-type="currency" office:currency="USD" office:value="0" calcext:value-type="currency">
            <text:p>$0.00</text:p>
          </table:table-cell>
          <table:table-cell table:style-name="ce36" table:formula="of:=[.L12]" office:value-type="currency" office:currency="USD" office:value="0" calcext:value-type="currency">
            <text:p>$0.00</text:p>
          </table:table-cell>
          <table:table-cell table:style-name="ce36" table:formula="of:=[.M12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5" table:formula="of:=[.B11]" office:value-type="currency" office:currency="USD" office:value="125000" calcext:value-type="currency">
            <text:p>$125,000.00</text:p>
          </table:table-cell>
          <table:table-cell table:style-name="ce35" table:formula="of:=[.C11]" office:value-type="currency" office:currency="USD" office:value="7000" calcext:value-type="currency">
            <text:p>$7,000.00</text:p>
          </table:table-cell>
          <table:table-cell table:style-name="ce35" table:formula="of:=[.D11]" office:value-type="currency" office:currency="USD" office:value="0" calcext:value-type="currency">
            <text:p>$0.00</text:p>
          </table:table-cell>
          <table:table-cell table:style-name="ce35" table:formula="of:=[.E11]" office:value-type="currency" office:currency="USD" office:value="10000" calcext:value-type="currency">
            <text:p>$10,000.00</text:p>
          </table:table-cell>
          <table:table-cell table:style-name="ce35" table:formula="of:=[.F11]" office:value-type="currency" office:currency="USD" office:value="50000" calcext:value-type="currency">
            <text:p>$50,000.00</text:p>
          </table:table-cell>
          <table:table-cell table:style-name="ce35" table:formula="of:=[.G11]" office:value-type="currency" office:currency="USD" office:value="0" calcext:value-type="currency">
            <text:p>$0.00</text:p>
          </table:table-cell>
          <table:table-cell table:style-name="ce35" table:formula="of:=[.H11]" office:value-type="currency" office:currency="USD" office:value="0" calcext:value-type="currency">
            <text:p>$0.00</text:p>
          </table:table-cell>
          <table:table-cell table:style-name="ce35" table:formula="of:=[.I11]" office:value-type="currency" office:currency="USD" office:value="0" calcext:value-type="currency">
            <text:p>$0.00</text:p>
          </table:table-cell>
          <table:table-cell table:style-name="ce35" table:formula="of:=[.J11]" office:value-type="currency" office:currency="USD" office:value="90000" calcext:value-type="currency">
            <text:p>$90,000.00</text:p>
          </table:table-cell>
          <table:table-cell table:style-name="ce35" table:formula="of:=[.K11]" office:value-type="currency" office:currency="USD" office:value="100000" calcext:value-type="currency">
            <text:p>$100,000.00</text:p>
          </table:table-cell>
          <table:table-cell table:style-name="ce35" table:formula="of:=[.L11]" office:value-type="currency" office:currency="USD" office:value="122000" calcext:value-type="currency">
            <text:p>$122,000.00</text:p>
          </table:table-cell>
          <table:table-cell table:style-name="ce35" table:formula="of:=[.M11]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formula="of:=[.B65]+[.B64]" office:value-type="currency" office:currency="USD" office:value="126535" calcext:value-type="currency">
            <text:p>$126,535.00</text:p>
          </table:table-cell>
          <table:table-cell table:formula="of:=[.C65]+[.C64]" office:value-type="currency" office:currency="USD" office:value="-1000" calcext:value-type="currency">
            <text:p>-$1,000.00</text:p>
          </table:table-cell>
          <table:table-cell table:formula="of:=[.D65]+[.D64]" office:value-type="currency" office:currency="USD" office:value="0" calcext:value-type="currency">
            <text:p>$0.00</text:p>
          </table:table-cell>
          <table:table-cell table:formula="of:=[.E65]+[.E64]" office:value-type="currency" office:currency="USD" office:value="10000" calcext:value-type="currency">
            <text:p>$10,000.00</text:p>
          </table:table-cell>
          <table:table-cell table:formula="of:=[.F65]+[.F64]" office:value-type="currency" office:currency="USD" office:value="45500" calcext:value-type="currency">
            <text:p>$45,500.00</text:p>
          </table:table-cell>
          <table:table-cell table:formula="of:=[.G65]+[.G64]" office:value-type="currency" office:currency="USD" office:value="0" calcext:value-type="currency">
            <text:p>$0.00</text:p>
          </table:table-cell>
          <table:table-cell table:formula="of:=[.H65]+[.H64]" office:value-type="currency" office:currency="USD" office:value="0" calcext:value-type="currency">
            <text:p>$0.00</text:p>
          </table:table-cell>
          <table:table-cell table:formula="of:=[.I65]+[.I64]" office:value-type="currency" office:currency="USD" office:value="0" calcext:value-type="currency">
            <text:p>$0.00</text:p>
          </table:table-cell>
          <table:table-cell table:formula="of:=[.J65]+[.J64]" office:value-type="currency" office:currency="USD" office:value="90000" calcext:value-type="currency">
            <text:p>$90,000.00</text:p>
          </table:table-cell>
          <table:table-cell table:formula="of:=[.K65]+[.K64]" office:value-type="currency" office:currency="USD" office:value="100000" calcext:value-type="currency">
            <text:p>$100,000.00</text:p>
          </table:table-cell>
          <table:table-cell table:formula="of:=[.L65]+[.L64]" office:value-type="currency" office:currency="USD" office:value="122000" calcext:value-type="currency">
            <text:p>$122,000.00</text:p>
          </table:table-cell>
          <table:table-cell table:formula="of:=[.M65]+[.M64]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Is 16 a gain</text:p>
          </table:table-cell>
          <table:table-cell table:formula="of:=IF([.B66]&gt;0;&quot;Yes&quot;;&quot;No&quot;)" office:value-type="string" office:string-value="Yes" calcext:value-type="string">
            <text:p>Yes</text:p>
          </table:table-cell>
          <table:table-cell table:formula="of:=IF([.C66]&gt;0;&quot;Yes&quot;;&quot;No&quot;)" office:value-type="string" office:string-value="No" calcext:value-type="string">
            <text:p>No</text:p>
          </table:table-cell>
          <table:table-cell table:formula="of:=IF([.D66]&gt;0;&quot;Yes&quot;;&quot;No&quot;)" office:value-type="string" office:string-value="No" calcext:value-type="string">
            <text:p>No</text:p>
          </table:table-cell>
          <table:table-cell table:formula="of:=IF([.E66]&gt;0;&quot;Yes&quot;;&quot;No&quot;)" office:value-type="string" office:string-value="Yes" calcext:value-type="string">
            <text:p>Yes</text:p>
          </table:table-cell>
          <table:table-cell table:formula="of:=IF([.F66]&gt;0;&quot;Yes&quot;;&quot;No&quot;)" office:value-type="string" office:string-value="Yes" calcext:value-type="string">
            <text:p>Yes</text:p>
          </table:table-cell>
          <table:table-cell table:formula="of:=IF([.G66]&gt;0;&quot;Yes&quot;;&quot;No&quot;)" office:value-type="string" office:string-value="No" calcext:value-type="string">
            <text:p>No</text:p>
          </table:table-cell>
          <table:table-cell table:formula="of:=IF([.H66]&gt;0;&quot;Yes&quot;;&quot;No&quot;)" office:value-type="string" office:string-value="No" calcext:value-type="string">
            <text:p>No</text:p>
          </table:table-cell>
          <table:table-cell table:formula="of:=IF([.I66]&gt;0;&quot;Yes&quot;;&quot;No&quot;)" office:value-type="string" office:string-value="No" calcext:value-type="string">
            <text:p>No</text:p>
          </table:table-cell>
          <table:table-cell table:formula="of:=IF([.J66]&gt;0;&quot;Yes&quot;;&quot;No&quot;)" office:value-type="string" office:string-value="Yes" calcext:value-type="string">
            <text:p>Yes</text:p>
          </table:table-cell>
          <table:table-cell table:formula="of:=IF([.K66]&gt;0;&quot;Yes&quot;;&quot;No&quot;)" office:value-type="string" office:string-value="Yes" calcext:value-type="string">
            <text:p>Yes</text:p>
          </table:table-cell>
          <table:table-cell table:formula="of:=IF([.L66]&gt;0;&quot;Yes&quot;;&quot;No&quot;)" office:value-type="string" office:string-value="Yes" calcext:value-type="string">
            <text:p>Yes</text:p>
          </table:table-cell>
          <table:table-cell table:formula="of:=IF([.M66]&gt;0;&quot;Yes&quot;;&quot;No&quot;)" office:value-type="string" office:string-value="Yes" calcext:value-type="string">
            <text:p>Yes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Is 16 a loss</text:p>
          </table:table-cell>
          <table:table-cell table:formula="of:=IF([.B66]&lt;0;&quot;Yes&quot;;&quot;No&quot;)" office:value-type="string" office:string-value="No" calcext:value-type="string">
            <text:p>No</text:p>
          </table:table-cell>
          <table:table-cell table:formula="of:=IF([.C66]&lt;0;&quot;Yes&quot;;&quot;No&quot;)" office:value-type="string" office:string-value="Yes" calcext:value-type="string">
            <text:p>Yes</text:p>
          </table:table-cell>
          <table:table-cell table:formula="of:=IF([.D66]&lt;0;&quot;Yes&quot;;&quot;No&quot;)" office:value-type="string" office:string-value="No" calcext:value-type="string">
            <text:p>No</text:p>
          </table:table-cell>
          <table:table-cell table:formula="of:=IF([.E66]&lt;0;&quot;Yes&quot;;&quot;No&quot;)" office:value-type="string" office:string-value="No" calcext:value-type="string">
            <text:p>No</text:p>
          </table:table-cell>
          <table:table-cell table:formula="of:=IF([.F66]&lt;0;&quot;Yes&quot;;&quot;No&quot;)" office:value-type="string" office:string-value="No" calcext:value-type="string">
            <text:p>No</text:p>
          </table:table-cell>
          <table:table-cell table:formula="of:=IF([.G66]&lt;0;&quot;Yes&quot;;&quot;No&quot;)" office:value-type="string" office:string-value="No" calcext:value-type="string">
            <text:p>No</text:p>
          </table:table-cell>
          <table:table-cell table:formula="of:=IF([.H66]&lt;0;&quot;Yes&quot;;&quot;No&quot;)" office:value-type="string" office:string-value="No" calcext:value-type="string">
            <text:p>No</text:p>
          </table:table-cell>
          <table:table-cell table:formula="of:=IF([.I66]&lt;0;&quot;Yes&quot;;&quot;No&quot;)" office:value-type="string" office:string-value="No" calcext:value-type="string">
            <text:p>No</text:p>
          </table:table-cell>
          <table:table-cell table:formula="of:=IF([.J66]&lt;0;&quot;Yes&quot;;&quot;No&quot;)" office:value-type="string" office:string-value="No" calcext:value-type="string">
            <text:p>No</text:p>
          </table:table-cell>
          <table:table-cell table:formula="of:=IF([.K66]&lt;0;&quot;Yes&quot;;&quot;No&quot;)" office:value-type="string" office:string-value="No" calcext:value-type="string">
            <text:p>No</text:p>
          </table:table-cell>
          <table:table-cell table:formula="of:=IF([.L66]&lt;0;&quot;Yes&quot;;&quot;No&quot;)" office:value-type="string" office:string-value="No" calcext:value-type="string">
            <text:p>No</text:p>
          </table:table-cell>
          <table:table-cell table:formula="of:=IF([.M66]&lt;0;&quot;Yes&quot;;&quot;No&quot;)" office:value-type="string" office:string-value="No" calcext:value-type="string">
            <text:p>No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Is 16 0</text:p>
          </table:table-cell>
          <table:table-cell table:formula="of:=IF([.B66]=0;&quot;Yes&quot;;&quot;No&quot;)" office:value-type="string" office:string-value="No" calcext:value-type="string">
            <text:p>No</text:p>
          </table:table-cell>
          <table:table-cell table:formula="of:=IF([.C66]=0;&quot;Yes&quot;;&quot;No&quot;)" office:value-type="string" office:string-value="No" calcext:value-type="string">
            <text:p>No</text:p>
          </table:table-cell>
          <table:table-cell table:formula="of:=IF([.D66]=0;&quot;Yes&quot;;&quot;No&quot;)" office:value-type="string" office:string-value="Yes" calcext:value-type="string">
            <text:p>Yes</text:p>
          </table:table-cell>
          <table:table-cell table:formula="of:=IF([.E66]=0;&quot;Yes&quot;;&quot;No&quot;)" office:value-type="string" office:string-value="No" calcext:value-type="string">
            <text:p>No</text:p>
          </table:table-cell>
          <table:table-cell table:formula="of:=IF([.F66]=0;&quot;Yes&quot;;&quot;No&quot;)" office:value-type="string" office:string-value="No" calcext:value-type="string">
            <text:p>No</text:p>
          </table:table-cell>
          <table:table-cell table:formula="of:=IF([.G66]=0;&quot;Yes&quot;;&quot;No&quot;)" office:value-type="string" office:string-value="Yes" calcext:value-type="string">
            <text:p>Yes</text:p>
          </table:table-cell>
          <table:table-cell table:formula="of:=IF([.H66]=0;&quot;Yes&quot;;&quot;No&quot;)" office:value-type="string" office:string-value="Yes" calcext:value-type="string">
            <text:p>Yes</text:p>
          </table:table-cell>
          <table:table-cell table:formula="of:=IF([.I66]=0;&quot;Yes&quot;;&quot;No&quot;)" office:value-type="string" office:string-value="Yes" calcext:value-type="string">
            <text:p>Yes</text:p>
          </table:table-cell>
          <table:table-cell table:formula="of:=IF([.J66]=0;&quot;Yes&quot;;&quot;No&quot;)" office:value-type="string" office:string-value="No" calcext:value-type="string">
            <text:p>No</text:p>
          </table:table-cell>
          <table:table-cell table:formula="of:=IF([.K66]=0;&quot;Yes&quot;;&quot;No&quot;)" office:value-type="string" office:string-value="No" calcext:value-type="string">
            <text:p>No</text:p>
          </table:table-cell>
          <table:table-cell table:formula="of:=IF([.L66]=0;&quot;Yes&quot;;&quot;No&quot;)" office:value-type="string" office:string-value="No" calcext:value-type="string">
            <text:p>No</text:p>
          </table:table-cell>
          <table:table-cell table:formula="of:=IF([.M66]=0;&quot;Yes&quot;;&quot;No&quot;)" office:value-type="string" office:string-value="No" calcext:value-type="string">
            <text:p>No</text:p>
          </table:table-cell>
          <table:table-cell table:number-columns-repeated="16371"/>
        </table:table-row>
        <table:table-row table:style-name="ro1">
          <table:table-cell table:style-name="ce2"/>
          <table:table-cell table:style-name="ce5" table:number-columns-repeated="12"/>
          <table:table-cell table:number-columns-repeated="1637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7" table:formula="of:=IF(OR([.B68]=&quot;Yes&quot;;[.B69]=&quot;Yes&quot;);&quot;Skipped&quot;;IF(MIN([.B65:.B66])&gt;0;&quot;Yes&quot;;&quot;No&quot;))" office:value-type="string" office:string-value="Yes" calcext:value-type="string">
            <text:p>Yes</text:p>
          </table:table-cell>
          <table:table-cell table:style-name="ce7" table:formula="of:=IF(OR([.C68]=&quot;Yes&quot;;[.C69]=&quot;Yes&quot;);&quot;Skipped&quot;;IF(MIN([.C65:.C66])&gt;0;&quot;Yes&quot;;&quot;No&quot;))" office:value-type="string" office:string-value="Skipped" calcext:value-type="string">
            <text:p>Skipped</text:p>
          </table:table-cell>
          <table:table-cell table:style-name="ce7" table:formula="of:=IF(OR([.D68]=&quot;Yes&quot;;[.D69]=&quot;Yes&quot;);&quot;Skipped&quot;;IF(MIN([.D65:.D66])&gt;0;&quot;Yes&quot;;&quot;No&quot;))" office:value-type="string" office:string-value="Skipped" calcext:value-type="string">
            <text:p>Skipped</text:p>
          </table:table-cell>
          <table:table-cell table:style-name="ce7" table:formula="of:=IF(OR([.E68]=&quot;Yes&quot;;[.E69]=&quot;Yes&quot;);&quot;Skipped&quot;;IF(MIN([.E65:.E66])&gt;0;&quot;Yes&quot;;&quot;No&quot;))" office:value-type="string" office:string-value="Yes" calcext:value-type="string">
            <text:p>Yes</text:p>
          </table:table-cell>
          <table:table-cell table:style-name="ce7" table:formula="of:=IF(OR([.F68]=&quot;Yes&quot;;[.F69]=&quot;Yes&quot;);&quot;Skipped&quot;;IF(MIN([.F65:.F66])&gt;0;&quot;Yes&quot;;&quot;No&quot;))" office:value-type="string" office:string-value="Yes" calcext:value-type="string">
            <text:p>Yes</text:p>
          </table:table-cell>
          <table:table-cell table:style-name="ce7" table:formula="of:=IF(OR([.G68]=&quot;Yes&quot;;[.G69]=&quot;Yes&quot;);&quot;Skipped&quot;;IF(MIN([.G65:.G66])&gt;0;&quot;Yes&quot;;&quot;No&quot;))" office:value-type="string" office:string-value="Skipped" calcext:value-type="string">
            <text:p>Skipped</text:p>
          </table:table-cell>
          <table:table-cell table:style-name="ce7" table:formula="of:=IF(OR([.H68]=&quot;Yes&quot;;[.H69]=&quot;Yes&quot;);&quot;Skipped&quot;;IF(MIN([.H65:.H66])&gt;0;&quot;Yes&quot;;&quot;No&quot;))" office:value-type="string" office:string-value="Skipped" calcext:value-type="string">
            <text:p>Skipped</text:p>
          </table:table-cell>
          <table:table-cell table:style-name="ce7" table:formula="of:=IF(OR([.I68]=&quot;Yes&quot;;[.I69]=&quot;Yes&quot;);&quot;Skipped&quot;;IF(MIN([.I65:.I66])&gt;0;&quot;Yes&quot;;&quot;No&quot;))" office:value-type="string" office:string-value="Skipped" calcext:value-type="string">
            <text:p>Skipped</text:p>
          </table:table-cell>
          <table:table-cell table:style-name="ce7" table:formula="of:=IF(OR([.J68]=&quot;Yes&quot;;[.J69]=&quot;Yes&quot;);&quot;Skipped&quot;;IF(MIN([.J65:.J66])&gt;0;&quot;Yes&quot;;&quot;No&quot;))" office:value-type="string" office:string-value="Yes" calcext:value-type="string">
            <text:p>Yes</text:p>
          </table:table-cell>
          <table:table-cell table:style-name="ce7" table:formula="of:=IF(OR([.K68]=&quot;Yes&quot;;[.K69]=&quot;Yes&quot;);&quot;Skipped&quot;;IF(MIN([.K65:.K66])&gt;0;&quot;Yes&quot;;&quot;No&quot;))" office:value-type="string" office:string-value="Yes" calcext:value-type="string">
            <text:p>Yes</text:p>
          </table:table-cell>
          <table:table-cell table:style-name="ce7" table:formula="of:=IF(OR([.L68]=&quot;Yes&quot;;[.L69]=&quot;Yes&quot;);&quot;Skipped&quot;;IF(MIN([.L65:.L66])&gt;0;&quot;Yes&quot;;&quot;No&quot;))" office:value-type="string" office:string-value="Yes" calcext:value-type="string">
            <text:p>Yes</text:p>
          </table:table-cell>
          <table:table-cell table:style-name="ce7" table:formula="of:=IF(OR([.M68]=&quot;Yes&quot;;[.M69]=&quot;Yes&quot;);&quot;Skipped&quot;;IF(MIN([.M65:.M66])&gt;0;&quot;Yes&quot;;&quot;No&quot;))" office:value-type="string" office:string-value="Yes" calcext:value-type="string">
            <text:p>Yes</text:p>
          </table:table-cell>
          <table:table-cell table:number-columns-repeated="1637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7" table:formula="of:=IF(OR([.B68]=&quot;Yes&quot;;[.B69]=&quot;Yes&quot;);&quot;Skipped&quot;;&quot;&quot;)">
            <text:p/>
          </table:table-cell>
          <table:table-cell table:style-name="ce7" table:formula="of:=IF(OR([.C68]=&quot;Yes&quot;;[.C69]=&quot;Yes&quot;);&quot;Skipped&quot;;&quot;&quot;)" office:value-type="string" office:string-value="Skipped" calcext:value-type="string">
            <text:p>Skipped</text:p>
          </table:table-cell>
          <table:table-cell table:style-name="ce7" table:formula="of:=IF(OR([.D68]=&quot;Yes&quot;;[.D69]=&quot;Yes&quot;);&quot;Skipped&quot;;&quot;&quot;)" office:value-type="string" office:string-value="Skipped" calcext:value-type="string">
            <text:p>Skipped</text:p>
          </table:table-cell>
          <table:table-cell table:style-name="ce7" table:formula="of:=IF(OR([.E68]=&quot;Yes&quot;;[.E69]=&quot;Yes&quot;);&quot;Skipped&quot;;&quot;&quot;)">
            <text:p/>
          </table:table-cell>
          <table:table-cell table:style-name="ce7" table:formula="of:=IF(OR([.F68]=&quot;Yes&quot;;[.F69]=&quot;Yes&quot;);&quot;Skipped&quot;;&quot;&quot;)">
            <text:p/>
          </table:table-cell>
          <table:table-cell table:style-name="ce7" table:formula="of:=IF(OR([.G68]=&quot;Yes&quot;;[.G69]=&quot;Yes&quot;);&quot;Skipped&quot;;&quot;&quot;)" office:value-type="string" office:string-value="Skipped" calcext:value-type="string">
            <text:p>Skipped</text:p>
          </table:table-cell>
          <table:table-cell table:style-name="ce7" table:formula="of:=IF(OR([.H68]=&quot;Yes&quot;;[.H69]=&quot;Yes&quot;);&quot;Skipped&quot;;&quot;&quot;)" office:value-type="string" office:string-value="Skipped" calcext:value-type="string">
            <text:p>Skipped</text:p>
          </table:table-cell>
          <table:table-cell table:style-name="ce7" table:formula="of:=IF(OR([.I68]=&quot;Yes&quot;;[.I69]=&quot;Yes&quot;);&quot;Skipped&quot;;&quot;&quot;)" office:value-type="string" office:string-value="Skipped" calcext:value-type="string">
            <text:p>Skipped</text:p>
          </table:table-cell>
          <table:table-cell table:style-name="ce7" table:formula="of:=IF(OR([.J68]=&quot;Yes&quot;;[.J69]=&quot;Yes&quot;);&quot;Skipped&quot;;&quot;&quot;)">
            <text:p/>
          </table:table-cell>
          <table:table-cell table:style-name="ce7" table:formula="of:=IF(OR([.K68]=&quot;Yes&quot;;[.K69]=&quot;Yes&quot;);&quot;Skipped&quot;;&quot;&quot;)">
            <text:p/>
          </table:table-cell>
          <table:table-cell table:style-name="ce7" table:formula="of:=IF(OR([.L68]=&quot;Yes&quot;;[.L69]=&quot;Yes&quot;);&quot;Skipped&quot;;&quot;&quot;)">
            <text:p/>
          </table:table-cell>
          <table:table-cell table:style-name="ce7" table:formula="of:=IF(OR([.M68]=&quot;Yes&quot;;[.M69]=&quot;Yes&quot;);&quot;Skipped&quot;;&quot;&quot;)">
            <text:p/>
          </table:table-cell>
          <table:table-cell table:number-columns-repeated="1637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7" table:formula="of:=IF(OR([.B68]=&quot;Yes&quot;;[.B69]=&quot;Yes&quot;);&quot;Skipped&quot;;&quot;&quot;)">
            <text:p/>
          </table:table-cell>
          <table:table-cell table:style-name="ce7" table:formula="of:=IF(OR([.C68]=&quot;Yes&quot;;[.C69]=&quot;Yes&quot;);&quot;Skipped&quot;;&quot;&quot;)" office:value-type="string" office:string-value="Skipped" calcext:value-type="string">
            <text:p>Skipped</text:p>
          </table:table-cell>
          <table:table-cell table:style-name="ce7" table:formula="of:=IF(OR([.D68]=&quot;Yes&quot;;[.D69]=&quot;Yes&quot;);&quot;Skipped&quot;;&quot;&quot;)" office:value-type="string" office:string-value="Skipped" calcext:value-type="string">
            <text:p>Skipped</text:p>
          </table:table-cell>
          <table:table-cell table:style-name="ce7" table:formula="of:=IF(OR([.E68]=&quot;Yes&quot;;[.E69]=&quot;Yes&quot;);&quot;Skipped&quot;;&quot;&quot;)">
            <text:p/>
          </table:table-cell>
          <table:table-cell table:style-name="ce7" table:formula="of:=IF(OR([.F68]=&quot;Yes&quot;;[.F69]=&quot;Yes&quot;);&quot;Skipped&quot;;&quot;&quot;)">
            <text:p/>
          </table:table-cell>
          <table:table-cell table:style-name="ce7" table:formula="of:=IF(OR([.G68]=&quot;Yes&quot;;[.G69]=&quot;Yes&quot;);&quot;Skipped&quot;;&quot;&quot;)" office:value-type="string" office:string-value="Skipped" calcext:value-type="string">
            <text:p>Skipped</text:p>
          </table:table-cell>
          <table:table-cell table:style-name="ce7" table:formula="of:=IF(OR([.H68]=&quot;Yes&quot;;[.H69]=&quot;Yes&quot;);&quot;Skipped&quot;;&quot;&quot;)" office:value-type="string" office:string-value="Skipped" calcext:value-type="string">
            <text:p>Skipped</text:p>
          </table:table-cell>
          <table:table-cell table:style-name="ce7" table:formula="of:=IF(OR([.I68]=&quot;Yes&quot;;[.I69]=&quot;Yes&quot;);&quot;Skipped&quot;;&quot;&quot;)" office:value-type="string" office:string-value="Skipped" calcext:value-type="string">
            <text:p>Skipped</text:p>
          </table:table-cell>
          <table:table-cell table:style-name="ce7" table:formula="of:=IF(OR([.J68]=&quot;Yes&quot;;[.J69]=&quot;Yes&quot;);&quot;Skipped&quot;;&quot;&quot;)">
            <text:p/>
          </table:table-cell>
          <table:table-cell table:style-name="ce7" table:formula="of:=IF(OR([.K68]=&quot;Yes&quot;;[.K69]=&quot;Yes&quot;);&quot;Skipped&quot;;&quot;&quot;)">
            <text:p/>
          </table:table-cell>
          <table:table-cell table:style-name="ce7" table:formula="of:=IF(OR([.L68]=&quot;Yes&quot;;[.L69]=&quot;Yes&quot;);&quot;Skipped&quot;;&quot;&quot;)">
            <text:p/>
          </table:table-cell>
          <table:table-cell table:style-name="ce7" table:formula="of:=IF(OR([.M68]=&quot;Yes&quot;;[.M69]=&quot;Yes&quot;);&quot;Skipped&quot;;&quot;&quot;)">
            <text:p/>
          </table:table-cell>
          <table:table-cell table:number-columns-repeated="16371"/>
        </table:table-row>
        <table:table-row table:style-name="ro3">
          <table:table-cell table:style-name="ce1" office:value-type="string" calcext:value-type="string">
            <text:p>20 do you need to complete the qualified dividends and cap gains worksheet</text:p>
          </table:table-cell>
          <table:table-cell table:style-name="ce7" table:formula="of:=IF(OR([.B68]=&quot;Yes&quot;;[.B69]=&quot;Yes&quot;);&quot;Skipped&quot;;IF(AND([.B72]=&quot;&quot;;[.B73]=&quot;&quot;);&quot;Yes&quot;;&quot;&quot;))" office:value-type="string" office:string-value="Yes" calcext:value-type="string">
            <text:p>Yes</text:p>
          </table:table-cell>
          <table:table-cell table:style-name="ce7" table:formula="of:=IF(OR([.C68]=&quot;Yes&quot;;[.C69]=&quot;Yes&quot;);&quot;Skipped&quot;;IF(AND([.C72]=&quot;&quot;;[.C73]=&quot;&quot;);&quot;Yes&quot;;&quot;&quot;))" office:value-type="string" office:string-value="Skipped" calcext:value-type="string">
            <text:p>Skipped</text:p>
          </table:table-cell>
          <table:table-cell table:style-name="ce7" table:formula="of:=IF(OR([.D68]=&quot;Yes&quot;;[.D69]=&quot;Yes&quot;);&quot;Skipped&quot;;IF(AND([.D72]=&quot;&quot;;[.D73]=&quot;&quot;);&quot;Yes&quot;;&quot;&quot;))" office:value-type="string" office:string-value="Skipped" calcext:value-type="string">
            <text:p>Skipped</text:p>
          </table:table-cell>
          <table:table-cell table:style-name="ce7" table:formula="of:=IF(OR([.E68]=&quot;Yes&quot;;[.E69]=&quot;Yes&quot;);&quot;Skipped&quot;;IF(AND([.E72]=&quot;&quot;;[.E73]=&quot;&quot;);&quot;Yes&quot;;&quot;&quot;))" office:value-type="string" office:string-value="Yes" calcext:value-type="string">
            <text:p>Yes</text:p>
          </table:table-cell>
          <table:table-cell table:style-name="ce7" table:formula="of:=IF(OR([.F68]=&quot;Yes&quot;;[.F69]=&quot;Yes&quot;);&quot;Skipped&quot;;IF(AND([.F72]=&quot;&quot;;[.F73]=&quot;&quot;);&quot;Yes&quot;;&quot;&quot;))" office:value-type="string" office:string-value="Yes" calcext:value-type="string">
            <text:p>Yes</text:p>
          </table:table-cell>
          <table:table-cell table:style-name="ce7" table:formula="of:=IF(OR([.G68]=&quot;Yes&quot;;[.G69]=&quot;Yes&quot;);&quot;Skipped&quot;;IF(AND([.G72]=&quot;&quot;;[.G73]=&quot;&quot;);&quot;Yes&quot;;&quot;&quot;))" office:value-type="string" office:string-value="Skipped" calcext:value-type="string">
            <text:p>Skipped</text:p>
          </table:table-cell>
          <table:table-cell table:style-name="ce7" table:formula="of:=IF(OR([.H68]=&quot;Yes&quot;;[.H69]=&quot;Yes&quot;);&quot;Skipped&quot;;IF(AND([.H72]=&quot;&quot;;[.H73]=&quot;&quot;);&quot;Yes&quot;;&quot;&quot;))" office:value-type="string" office:string-value="Skipped" calcext:value-type="string">
            <text:p>Skipped</text:p>
          </table:table-cell>
          <table:table-cell table:style-name="ce7" table:formula="of:=IF(OR([.I68]=&quot;Yes&quot;;[.I69]=&quot;Yes&quot;);&quot;Skipped&quot;;IF(AND([.I72]=&quot;&quot;;[.I73]=&quot;&quot;);&quot;Yes&quot;;&quot;&quot;))" office:value-type="string" office:string-value="Skipped" calcext:value-type="string">
            <text:p>Skipped</text:p>
          </table:table-cell>
          <table:table-cell table:style-name="ce7" table:formula="of:=IF(OR([.J68]=&quot;Yes&quot;;[.J69]=&quot;Yes&quot;);&quot;Skipped&quot;;IF(AND([.J72]=&quot;&quot;;[.J73]=&quot;&quot;);&quot;Yes&quot;;&quot;&quot;))" office:value-type="string" office:string-value="Yes" calcext:value-type="string">
            <text:p>Yes</text:p>
          </table:table-cell>
          <table:table-cell table:style-name="ce7" table:formula="of:=IF(OR([.K68]=&quot;Yes&quot;;[.K69]=&quot;Yes&quot;);&quot;Skipped&quot;;IF(AND([.K72]=&quot;&quot;;[.K73]=&quot;&quot;);&quot;Yes&quot;;&quot;&quot;))" office:value-type="string" office:string-value="Yes" calcext:value-type="string">
            <text:p>Yes</text:p>
          </table:table-cell>
          <table:table-cell table:style-name="ce7" table:formula="of:=IF(OR([.L68]=&quot;Yes&quot;;[.L69]=&quot;Yes&quot;);&quot;Skipped&quot;;IF(AND([.L72]=&quot;&quot;;[.L73]=&quot;&quot;);&quot;Yes&quot;;&quot;&quot;))" office:value-type="string" office:string-value="Yes" calcext:value-type="string">
            <text:p>Yes</text:p>
          </table:table-cell>
          <table:table-cell table:style-name="ce7" table:formula="of:=IF(OR([.M68]=&quot;Yes&quot;;[.M69]=&quot;Yes&quot;);&quot;Skipped&quot;;IF(AND([.M72]=&quot;&quot;;[.M73]=&quot;&quot;);&quot;Yes&quot;;&quot;&quot;))" office:value-type="string" office:string-value="Yes" calcext:value-type="string">
            <text:p>Yes</text:p>
          </table:table-cell>
          <table:table-cell table:number-columns-repeated="1637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formula="of:=IF([.B69]=&quot;Yes&quot;;&quot;Skipped&quot;;IF([.B68]=&quot;Yes&quot;;MAX([.B66];-3000);&quot;Skipped&quot;))" office:value-type="string" office:string-value="Skipped" calcext:value-type="string">
            <text:p>Skipped</text:p>
          </table:table-cell>
          <table:table-cell table:formula="of:=IF([.C69]=&quot;Yes&quot;;&quot;Skipped&quot;;IF([.C68]=&quot;Yes&quot;;MAX([.C66];-3000);&quot;Skipped&quot;))" office:value-type="currency" office:currency="USD" office:value="-1000" calcext:value-type="currency">
            <text:p>-$1,000.00</text:p>
          </table:table-cell>
          <table:table-cell table:formula="of:=IF([.D69]=&quot;Yes&quot;;&quot;Skipped&quot;;IF([.D68]=&quot;Yes&quot;;MAX([.D66];-3000);&quot;Skipped&quot;))" office:value-type="string" office:string-value="Skipped" calcext:value-type="string">
            <text:p>Skipped</text:p>
          </table:table-cell>
          <table:table-cell table:formula="of:=IF([.E69]=&quot;Yes&quot;;&quot;Skipped&quot;;IF([.E68]=&quot;Yes&quot;;MAX([.E66];-3000);&quot;Skipped&quot;))" office:value-type="string" office:string-value="Skipped" calcext:value-type="string">
            <text:p>Skipped</text:p>
          </table:table-cell>
          <table:table-cell table:formula="of:=IF([.F69]=&quot;Yes&quot;;&quot;Skipped&quot;;IF([.F68]=&quot;Yes&quot;;MAX([.F66];-3000);&quot;Skipped&quot;))" office:value-type="string" office:string-value="Skipped" calcext:value-type="string">
            <text:p>Skipped</text:p>
          </table:table-cell>
          <table:table-cell table:formula="of:=IF([.G69]=&quot;Yes&quot;;&quot;Skipped&quot;;IF([.G68]=&quot;Yes&quot;;MAX([.G66];-3000);&quot;Skipped&quot;))" office:value-type="string" office:string-value="Skipped" calcext:value-type="string">
            <text:p>Skipped</text:p>
          </table:table-cell>
          <table:table-cell table:formula="of:=IF([.H69]=&quot;Yes&quot;;&quot;Skipped&quot;;IF([.H68]=&quot;Yes&quot;;MAX([.H66];-3000);&quot;Skipped&quot;))" office:value-type="string" office:string-value="Skipped" calcext:value-type="string">
            <text:p>Skipped</text:p>
          </table:table-cell>
          <table:table-cell table:formula="of:=IF([.I69]=&quot;Yes&quot;;&quot;Skipped&quot;;IF([.I68]=&quot;Yes&quot;;MAX([.I66];-3000);&quot;Skipped&quot;))" office:value-type="string" office:string-value="Skipped" calcext:value-type="string">
            <text:p>Skipped</text:p>
          </table:table-cell>
          <table:table-cell table:formula="of:=IF([.J69]=&quot;Yes&quot;;&quot;Skipped&quot;;IF([.J68]=&quot;Yes&quot;;MAX([.J66];-3000);&quot;Skipped&quot;))" office:value-type="string" office:string-value="Skipped" calcext:value-type="string">
            <text:p>Skipped</text:p>
          </table:table-cell>
          <table:table-cell table:formula="of:=IF([.K69]=&quot;Yes&quot;;&quot;Skipped&quot;;IF([.K68]=&quot;Yes&quot;;MAX([.K66];-3000);&quot;Skipped&quot;))" office:value-type="string" office:string-value="Skipped" calcext:value-type="string">
            <text:p>Skipped</text:p>
          </table:table-cell>
          <table:table-cell table:formula="of:=IF([.L69]=&quot;Yes&quot;;&quot;Skipped&quot;;IF([.L68]=&quot;Yes&quot;;MAX([.L66];-3000);&quot;Skipped&quot;))" office:value-type="string" office:string-value="Skipped" calcext:value-type="string">
            <text:p>Skipped</text:p>
          </table:table-cell>
          <table:table-cell table:formula="of:=IF([.M69]=&quot;Yes&quot;;&quot;Skipped&quot;;IF([.M68]=&quot;Yes&quot;;MAX([.M66];-3000);&quot;Skipped&quot;))" office:value-type="string" office:string-value="Skipped" calcext:value-type="string">
            <text:p>Skipped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22 Do you have dividends</text:p>
          </table:table-cell>
          <table:table-cell table:style-name="Default" table:formula="of:=IF([.B8]&gt;0;&quot;Yes&quot;;&quot;No&quot;)" office:value-type="string" office:string-value="Yes" calcext:value-type="string">
            <text:p>Yes</text:p>
          </table:table-cell>
          <table:table-cell table:style-name="Default" table:formula="of:=IF([.C8]&gt;0;&quot;Yes&quot;;&quot;No&quot;)" office:value-type="string" office:string-value="Yes" calcext:value-type="string">
            <text:p>Yes</text:p>
          </table:table-cell>
          <table:table-cell table:style-name="Default" table:formula="of:=IF([.D8]&gt;0;&quot;Yes&quot;;&quot;No&quot;)" office:value-type="string" office:string-value="No" calcext:value-type="string">
            <text:p>No</text:p>
          </table:table-cell>
          <table:table-cell table:style-name="Default" table:formula="of:=IF([.E8]&gt;0;&quot;Yes&quot;;&quot;No&quot;)" office:value-type="string" office:string-value="No" calcext:value-type="string">
            <text:p>No</text:p>
          </table:table-cell>
          <table:table-cell table:style-name="Default" table:formula="of:=IF([.F8]&gt;0;&quot;Yes&quot;;&quot;No&quot;)" office:value-type="string" office:string-value="Yes" calcext:value-type="string">
            <text:p>Yes</text:p>
          </table:table-cell>
          <table:table-cell table:style-name="Default" table:formula="of:=IF([.G8]&gt;0;&quot;Yes&quot;;&quot;No&quot;)" office:value-type="string" office:string-value="No" calcext:value-type="string">
            <text:p>No</text:p>
          </table:table-cell>
          <table:table-cell table:style-name="Default" table:formula="of:=IF([.H8]&gt;0;&quot;Yes&quot;;&quot;No&quot;)" office:value-type="string" office:string-value="No" calcext:value-type="string">
            <text:p>No</text:p>
          </table:table-cell>
          <table:table-cell table:style-name="Default" table:formula="of:=IF([.I8]&gt;0;&quot;Yes&quot;;&quot;No&quot;)" office:value-type="string" office:string-value="No" calcext:value-type="string">
            <text:p>No</text:p>
          </table:table-cell>
          <table:table-cell table:style-name="Default" table:formula="of:=IF([.J8]&gt;0;&quot;Yes&quot;;&quot;No&quot;)" office:value-type="string" office:string-value="No" calcext:value-type="string">
            <text:p>No</text:p>
          </table:table-cell>
          <table:table-cell table:style-name="Default" table:formula="of:=IF([.K8]&gt;0;&quot;Yes&quot;;&quot;No&quot;)" office:value-type="string" office:string-value="No" calcext:value-type="string">
            <text:p>No</text:p>
          </table:table-cell>
          <table:table-cell table:style-name="Default" table:formula="of:=IF([.L8]&gt;0;&quot;Yes&quot;;&quot;No&quot;)" office:value-type="string" office:string-value="No" calcext:value-type="string">
            <text:p>No</text:p>
          </table:table-cell>
          <table:table-cell table:style-name="Default" table:formula="of:=IF([.M8]&gt;0;&quot;Yes&quot;;&quot;No&quot;)" office:value-type="string" office:string-value="No" calcext:value-type="string">
            <text:p>No</text:p>
          </table:table-cell>
          <table:table-cell table:number-columns-repeated="16371"/>
        </table:table-row>
        <table:table-row table:style-name="ro1" table:number-rows-repeated="2">
          <table:table-cell table:style-name="ce1"/>
          <table:table-cell table:style-name="ce5" table:number-columns-repeated="12"/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17" office:value-type="string" calcext:value-type="string" table:number-columns-spanned="2" table:number-rows-spanned="1">
            <text:p>qualified div and cap gains worksheet page 36</text:p>
          </table:table-cell>
          <table:covered-table-cell table:style-name="ce26"/>
          <table:table-cell table:style-name="ce26" table:number-columns-repeated="16381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4]" office:value-type="currency" office:currency="USD" office:value="340235" calcext:value-type="currency">
            <text:p>$340,235.00</text:p>
          </table:table-cell>
          <table:table-cell table:formula="of:=[.C34]" office:value-type="currency" office:currency="USD" office:value="54335" calcext:value-type="currency">
            <text:p>$54,335.00</text:p>
          </table:table-cell>
          <table:table-cell table:formula="of:=[.D34]" office:value-type="currency" office:currency="USD" office:value="294800" calcext:value-type="currency">
            <text:p>$294,800.00</text:p>
          </table:table-cell>
          <table:table-cell table:formula="of:=[.E34]" office:value-type="currency" office:currency="USD" office:value="82600" calcext:value-type="currency">
            <text:p>$82,600.00</text:p>
          </table:table-cell>
          <table:table-cell table:formula="of:=[.F34]" office:value-type="currency" office:currency="USD" office:value="159200" calcext:value-type="currency">
            <text:p>$159,200.00</text:p>
          </table:table-cell>
          <table:table-cell table:formula="of:=[.G34]" office:value-type="currency" office:currency="USD" office:value="0" calcext:value-type="currency">
            <text:p>$0.00</text:p>
          </table:table-cell>
          <table:table-cell table:formula="of:=[.H34]" office:value-type="currency" office:currency="USD" office:value="94300" calcext:value-type="currency">
            <text:p>$94,300.00</text:p>
          </table:table-cell>
          <table:table-cell table:formula="of:=[.I34]" office:value-type="currency" office:currency="USD" office:value="194300" calcext:value-type="currency">
            <text:p>$194,300.00</text:p>
          </table:table-cell>
          <table:table-cell table:formula="of:=[.J34]" office:value-type="currency" office:currency="USD" office:value="130000" calcext:value-type="currency">
            <text:p>$130,000.00</text:p>
          </table:table-cell>
          <table:table-cell table:formula="of:=[.K34]" office:value-type="currency" office:currency="USD" office:value="70800" calcext:value-type="currency">
            <text:p>$70,800.00</text:p>
          </table:table-cell>
          <table:table-cell table:formula="of:=[.L34]" office:value-type="currency" office:currency="USD" office:value="133600" calcext:value-type="currency">
            <text:p>$133,600.00</text:p>
          </table:table-cell>
          <table:table-cell table:formula="of:=[.M34]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8]" office:value-type="currency" office:currency="USD" office:value="2000" calcext:value-type="currency">
            <text:p>$2,000.00</text:p>
          </table:table-cell>
          <table:table-cell table:formula="of:=[.C18]" office:value-type="currency" office:currency="USD" office:value="2000" calcext:value-type="currency">
            <text:p>$2,000.00</text:p>
          </table:table-cell>
          <table:table-cell table:formula="of:=[.D18]" office:value-type="currency" office:currency="USD" office:value="0" calcext:value-type="currency">
            <text:p>$0.00</text:p>
          </table:table-cell>
          <table:table-cell table:formula="of:=[.E18]" office:value-type="currency" office:currency="USD" office:value="0" calcext:value-type="currency">
            <text:p>$0.00</text:p>
          </table:table-cell>
          <table:table-cell table:formula="of:=[.F18]" office:value-type="currency" office:currency="USD" office:value="2000" calcext:value-type="currency">
            <text:p>$2,000.00</text:p>
          </table:table-cell>
          <table:table-cell table:formula="of:=[.G18]" office:value-type="currency" office:currency="USD" office:value="0" calcext:value-type="currency">
            <text:p>$0.00</text:p>
          </table:table-cell>
          <table:table-cell table:formula="of:=[.H18]" office:value-type="currency" office:currency="USD" office:value="0" calcext:value-type="currency">
            <text:p>$0.00</text:p>
          </table:table-cell>
          <table:table-cell table:formula="of:=[.I18]" office:value-type="currency" office:currency="USD" office:value="0" calcext:value-type="currency">
            <text:p>$0.00</text:p>
          </table:table-cell>
          <table:table-cell table:formula="of:=[.J18]" office:value-type="currency" office:currency="USD" office:value="0" calcext:value-type="currency">
            <text:p>$0.00</text:p>
          </table:table-cell>
          <table:table-cell table:formula="of:=[.K18]" office:value-type="currency" office:currency="USD" office:value="0" calcext:value-type="currency">
            <text:p>$0.00</text:p>
          </table:table-cell>
          <table:table-cell table:formula="of:=[.L18]" office:value-type="currency" office:currency="USD" office:value="0" calcext:value-type="currency">
            <text:p>$0.00</text:p>
          </table:table-cell>
          <table:table-cell table:formula="of:=[.M18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formula="of:=MAX(0;MIN([.B65:.B66]))" office:value-type="currency" office:currency="USD" office:value="125000" calcext:value-type="currency">
            <text:p>$125,000.00</text:p>
          </table:table-cell>
          <table:table-cell table:formula="of:=MAX(0;MIN([.C65:.C66]))" office:value-type="currency" office:currency="USD" office:value="0" calcext:value-type="currency">
            <text:p>$0.00</text:p>
          </table:table-cell>
          <table:table-cell table:formula="of:=MAX(0;MIN([.D65:.D66]))" office:value-type="currency" office:currency="USD" office:value="0" calcext:value-type="currency">
            <text:p>$0.00</text:p>
          </table:table-cell>
          <table:table-cell table:formula="of:=MAX(0;MIN([.E65:.E66]))" office:value-type="currency" office:currency="USD" office:value="10000" calcext:value-type="currency">
            <text:p>$10,000.00</text:p>
          </table:table-cell>
          <table:table-cell table:formula="of:=MAX(0;MIN([.F65:.F66]))" office:value-type="currency" office:currency="USD" office:value="45500" calcext:value-type="currency">
            <text:p>$45,500.00</text:p>
          </table:table-cell>
          <table:table-cell table:formula="of:=MAX(0;MIN([.G65:.G66]))" office:value-type="currency" office:currency="USD" office:value="0" calcext:value-type="currency">
            <text:p>$0.00</text:p>
          </table:table-cell>
          <table:table-cell table:formula="of:=MAX(0;MIN([.H65:.H66]))" office:value-type="currency" office:currency="USD" office:value="0" calcext:value-type="currency">
            <text:p>$0.00</text:p>
          </table:table-cell>
          <table:table-cell table:formula="of:=MAX(0;MIN([.I65:.I66]))" office:value-type="currency" office:currency="USD" office:value="0" calcext:value-type="currency">
            <text:p>$0.00</text:p>
          </table:table-cell>
          <table:table-cell table:formula="of:=MAX(0;MIN([.J65:.J66]))" office:value-type="currency" office:currency="USD" office:value="90000" calcext:value-type="currency">
            <text:p>$90,000.00</text:p>
          </table:table-cell>
          <table:table-cell table:formula="of:=MAX(0;MIN([.K65:.K66]))" office:value-type="currency" office:currency="USD" office:value="100000" calcext:value-type="currency">
            <text:p>$100,000.00</text:p>
          </table:table-cell>
          <table:table-cell table:formula="of:=MAX(0;MIN([.L65:.L66]))" office:value-type="currency" office:currency="USD" office:value="122000" calcext:value-type="currency">
            <text:p>$122,000.00</text:p>
          </table:table-cell>
          <table:table-cell table:formula="of:=MAX(0;MIN([.M65:.M66]))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formula="of:=[.B83]+[.B82]" office:value-type="currency" office:currency="USD" office:value="127000" calcext:value-type="currency">
            <text:p>$127,000.00</text:p>
          </table:table-cell>
          <table:table-cell table:formula="of:=[.C83]+[.C82]" office:value-type="currency" office:currency="USD" office:value="2000" calcext:value-type="currency">
            <text:p>$2,000.00</text:p>
          </table:table-cell>
          <table:table-cell table:formula="of:=[.D83]+[.D82]" office:value-type="currency" office:currency="USD" office:value="0" calcext:value-type="currency">
            <text:p>$0.00</text:p>
          </table:table-cell>
          <table:table-cell table:formula="of:=[.E83]+[.E82]" office:value-type="currency" office:currency="USD" office:value="10000" calcext:value-type="currency">
            <text:p>$10,000.00</text:p>
          </table:table-cell>
          <table:table-cell table:formula="of:=[.F83]+[.F82]" office:value-type="currency" office:currency="USD" office:value="47500" calcext:value-type="currency">
            <text:p>$47,500.00</text:p>
          </table:table-cell>
          <table:table-cell table:formula="of:=[.G83]+[.G82]" office:value-type="currency" office:currency="USD" office:value="0" calcext:value-type="currency">
            <text:p>$0.00</text:p>
          </table:table-cell>
          <table:table-cell table:formula="of:=[.H83]+[.H82]" office:value-type="currency" office:currency="USD" office:value="0" calcext:value-type="currency">
            <text:p>$0.00</text:p>
          </table:table-cell>
          <table:table-cell table:formula="of:=[.I83]+[.I82]" office:value-type="currency" office:currency="USD" office:value="0" calcext:value-type="currency">
            <text:p>$0.00</text:p>
          </table:table-cell>
          <table:table-cell table:formula="of:=[.J83]+[.J82]" office:value-type="currency" office:currency="USD" office:value="90000" calcext:value-type="currency">
            <text:p>$90,000.00</text:p>
          </table:table-cell>
          <table:table-cell table:formula="of:=[.K83]+[.K82]" office:value-type="currency" office:currency="USD" office:value="100000" calcext:value-type="currency">
            <text:p>$100,000.00</text:p>
          </table:table-cell>
          <table:table-cell table:formula="of:=[.L83]+[.L82]" office:value-type="currency" office:currency="USD" office:value="122000" calcext:value-type="currency">
            <text:p>$122,000.00</text:p>
          </table:table-cell>
          <table:table-cell table:formula="of:=[.M83]+[.M82]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formula="of:=MAX(0;[.B81]-[.B84])" office:value-type="currency" office:currency="USD" office:value="213235" calcext:value-type="currency">
            <text:p>$213,235.00</text:p>
          </table:table-cell>
          <table:table-cell table:formula="of:=MAX(0;[.C81]-[.C84])" office:value-type="currency" office:currency="USD" office:value="52335" calcext:value-type="currency">
            <text:p>$52,335.00</text:p>
          </table:table-cell>
          <table:table-cell table:formula="of:=MAX(0;[.D81]-[.D84])" office:value-type="currency" office:currency="USD" office:value="294800" calcext:value-type="currency">
            <text:p>$294,800.00</text:p>
          </table:table-cell>
          <table:table-cell table:formula="of:=MAX(0;[.E81]-[.E84])" office:value-type="currency" office:currency="USD" office:value="72600" calcext:value-type="currency">
            <text:p>$72,600.00</text:p>
          </table:table-cell>
          <table:table-cell table:formula="of:=MAX(0;[.F81]-[.F84])" office:value-type="currency" office:currency="USD" office:value="111700" calcext:value-type="currency">
            <text:p>$111,700.00</text:p>
          </table:table-cell>
          <table:table-cell table:formula="of:=MAX(0;[.G81]-[.G84])" office:value-type="currency" office:currency="USD" office:value="0" calcext:value-type="currency">
            <text:p>$0.00</text:p>
          </table:table-cell>
          <table:table-cell table:formula="of:=MAX(0;[.H81]-[.H84])" office:value-type="currency" office:currency="USD" office:value="94300" calcext:value-type="currency">
            <text:p>$94,300.00</text:p>
          </table:table-cell>
          <table:table-cell table:formula="of:=MAX(0;[.I81]-[.I84])" office:value-type="currency" office:currency="USD" office:value="194300" calcext:value-type="currency">
            <text:p>$194,300.00</text:p>
          </table:table-cell>
          <table:table-cell table:formula="of:=MAX(0;[.J81]-[.J84])" office:value-type="currency" office:currency="USD" office:value="40000" calcext:value-type="currency">
            <text:p>$40,000.00</text:p>
          </table:table-cell>
          <table:table-cell table:formula="of:=MAX(0;[.K81]-[.K84])" office:value-type="currency" office:currency="USD" office:value="0" calcext:value-type="currency">
            <text:p>$0.00</text:p>
          </table:table-cell>
          <table:table-cell table:formula="of:=MAX(0;[.L81]-[.L84])" office:value-type="currency" office:currency="USD" office:value="11600" calcext:value-type="currency">
            <text:p>$11,600.00</text:p>
          </table:table-cell>
          <table:table-cell table:formula="of:=MAX(0;[.M81]-[.M84]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number-columns-repeated="12" office:value-type="currency" office:currency="USD" office:value="94050" calcext:value-type="currency">
            <text:p>$94,050.00</text:p>
          </table:table-cell>
          <table:table-cell table:number-columns-repeated="16371"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formula="of:=MIN([.B81];[.B86])" office:value-type="currency" office:currency="USD" office:value="94050" calcext:value-type="currency">
            <text:p>$94,050.00</text:p>
          </table:table-cell>
          <table:table-cell table:formula="of:=MIN([.C81];[.C86])" office:value-type="currency" office:currency="USD" office:value="54335" calcext:value-type="currency">
            <text:p>$54,335.00</text:p>
          </table:table-cell>
          <table:table-cell table:formula="of:=MIN([.D81];[.D86])" office:value-type="currency" office:currency="USD" office:value="94050" calcext:value-type="currency">
            <text:p>$94,050.00</text:p>
          </table:table-cell>
          <table:table-cell table:formula="of:=MIN([.E81];[.E86])" office:value-type="currency" office:currency="USD" office:value="82600" calcext:value-type="currency">
            <text:p>$82,600.00</text:p>
          </table:table-cell>
          <table:table-cell table:formula="of:=MIN([.F81];[.F86])" office:value-type="currency" office:currency="USD" office:value="94050" calcext:value-type="currency">
            <text:p>$94,050.00</text:p>
          </table:table-cell>
          <table:table-cell table:formula="of:=MIN([.G81];[.G86])" office:value-type="currency" office:currency="USD" office:value="0" calcext:value-type="currency">
            <text:p>$0.00</text:p>
          </table:table-cell>
          <table:table-cell table:formula="of:=MIN([.H81];[.H86])" office:value-type="currency" office:currency="USD" office:value="94050" calcext:value-type="currency">
            <text:p>$94,050.00</text:p>
          </table:table-cell>
          <table:table-cell table:formula="of:=MIN([.I81];[.I86])" office:value-type="currency" office:currency="USD" office:value="94050" calcext:value-type="currency">
            <text:p>$94,050.00</text:p>
          </table:table-cell>
          <table:table-cell table:formula="of:=MIN([.J81];[.J86])" office:value-type="currency" office:currency="USD" office:value="94050" calcext:value-type="currency">
            <text:p>$94,050.00</text:p>
          </table:table-cell>
          <table:table-cell table:formula="of:=MIN([.K81];[.K86])" office:value-type="currency" office:currency="USD" office:value="70800" calcext:value-type="currency">
            <text:p>$70,800.00</text:p>
          </table:table-cell>
          <table:table-cell table:formula="of:=MIN([.L81];[.L86])" office:value-type="currency" office:currency="USD" office:value="94050" calcext:value-type="currency">
            <text:p>$94,050.00</text:p>
          </table:table-cell>
          <table:table-cell table:formula="of:=MIN([.M81];[.M86])" office:value-type="currency" office:currency="USD" office:value="94050" calcext:value-type="currency">
            <text:p>$94,050.00</text:p>
          </table:table-cell>
          <table:table-cell table:number-columns-repeated="16371"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formula="of:=MIN([.B85];[.B87])" office:value-type="currency" office:currency="USD" office:value="94050" calcext:value-type="currency">
            <text:p>$94,050.00</text:p>
          </table:table-cell>
          <table:table-cell table:formula="of:=MIN([.C85];[.C87])" office:value-type="currency" office:currency="USD" office:value="52335" calcext:value-type="currency">
            <text:p>$52,335.00</text:p>
          </table:table-cell>
          <table:table-cell table:formula="of:=MIN([.D85];[.D87])" office:value-type="currency" office:currency="USD" office:value="94050" calcext:value-type="currency">
            <text:p>$94,050.00</text:p>
          </table:table-cell>
          <table:table-cell table:formula="of:=MIN([.E85];[.E87])" office:value-type="currency" office:currency="USD" office:value="72600" calcext:value-type="currency">
            <text:p>$72,600.00</text:p>
          </table:table-cell>
          <table:table-cell table:formula="of:=MIN([.F85];[.F87])" office:value-type="currency" office:currency="USD" office:value="94050" calcext:value-type="currency">
            <text:p>$94,050.00</text:p>
          </table:table-cell>
          <table:table-cell table:formula="of:=MIN([.G85];[.G87])" office:value-type="currency" office:currency="USD" office:value="0" calcext:value-type="currency">
            <text:p>$0.00</text:p>
          </table:table-cell>
          <table:table-cell table:formula="of:=MIN([.H85];[.H87])" office:value-type="currency" office:currency="USD" office:value="94050" calcext:value-type="currency">
            <text:p>$94,050.00</text:p>
          </table:table-cell>
          <table:table-cell table:formula="of:=MIN([.I85];[.I87])" office:value-type="currency" office:currency="USD" office:value="94050" calcext:value-type="currency">
            <text:p>$94,050.00</text:p>
          </table:table-cell>
          <table:table-cell table:formula="of:=MIN([.J85];[.J87])" office:value-type="currency" office:currency="USD" office:value="40000" calcext:value-type="currency">
            <text:p>$40,000.00</text:p>
          </table:table-cell>
          <table:table-cell table:formula="of:=MIN([.K85];[.K87])" office:value-type="currency" office:currency="USD" office:value="0" calcext:value-type="currency">
            <text:p>$0.00</text:p>
          </table:table-cell>
          <table:table-cell table:formula="of:=MIN([.L85];[.L87])" office:value-type="currency" office:currency="USD" office:value="11600" calcext:value-type="currency">
            <text:p>$11,600.00</text:p>
          </table:table-cell>
          <table:table-cell table:formula="of:=MIN([.M85];[.M87]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9 (amount taxed at 0%)</text:p>
          </table:table-cell>
          <table:table-cell table:formula="of:=[.B87]-[.B88]" office:value-type="currency" office:currency="USD" office:value="0" calcext:value-type="currency">
            <text:p>$0.00</text:p>
          </table:table-cell>
          <table:table-cell table:formula="of:=[.C87]-[.C88]" office:value-type="currency" office:currency="USD" office:value="2000" calcext:value-type="currency">
            <text:p>$2,000.00</text:p>
          </table:table-cell>
          <table:table-cell table:formula="of:=[.D87]-[.D88]" office:value-type="currency" office:currency="USD" office:value="0" calcext:value-type="currency">
            <text:p>$0.00</text:p>
          </table:table-cell>
          <table:table-cell table:formula="of:=[.E87]-[.E88]" office:value-type="currency" office:currency="USD" office:value="10000" calcext:value-type="currency">
            <text:p>$10,000.00</text:p>
          </table:table-cell>
          <table:table-cell table:formula="of:=[.F87]-[.F88]" office:value-type="currency" office:currency="USD" office:value="0" calcext:value-type="currency">
            <text:p>$0.00</text:p>
          </table:table-cell>
          <table:table-cell table:formula="of:=[.G87]-[.G88]" office:value-type="currency" office:currency="USD" office:value="0" calcext:value-type="currency">
            <text:p>$0.00</text:p>
          </table:table-cell>
          <table:table-cell table:formula="of:=[.H87]-[.H88]" office:value-type="currency" office:currency="USD" office:value="0" calcext:value-type="currency">
            <text:p>$0.00</text:p>
          </table:table-cell>
          <table:table-cell table:formula="of:=[.I87]-[.I88]" office:value-type="currency" office:currency="USD" office:value="0" calcext:value-type="currency">
            <text:p>$0.00</text:p>
          </table:table-cell>
          <table:table-cell table:formula="of:=[.J87]-[.J88]" office:value-type="currency" office:currency="USD" office:value="54050" calcext:value-type="currency">
            <text:p>$54,050.00</text:p>
          </table:table-cell>
          <table:table-cell table:formula="of:=[.K87]-[.K88]" office:value-type="currency" office:currency="USD" office:value="70800" calcext:value-type="currency">
            <text:p>$70,800.00</text:p>
          </table:table-cell>
          <table:table-cell table:formula="of:=[.L87]-[.L88]" office:value-type="currency" office:currency="USD" office:value="82450" calcext:value-type="currency">
            <text:p>$82,450.00</text:p>
          </table:table-cell>
          <table:table-cell table:formula="of:=[.M87]-[.M88]" office:value-type="currency" office:currency="USD" office:value="94050" calcext:value-type="currency">
            <text:p>$94,050.00</text:p>
          </table:table-cell>
          <table:table-cell table:number-columns-repeated="1637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IN([.B81];[.B84])" office:value-type="currency" office:currency="USD" office:value="127000" calcext:value-type="currency">
            <text:p>$127,000.00</text:p>
          </table:table-cell>
          <table:table-cell table:formula="of:=MIN([.C81];[.C84])" office:value-type="currency" office:currency="USD" office:value="2000" calcext:value-type="currency">
            <text:p>$2,000.00</text:p>
          </table:table-cell>
          <table:table-cell table:formula="of:=MIN([.D81];[.D84])" office:value-type="currency" office:currency="USD" office:value="0" calcext:value-type="currency">
            <text:p>$0.00</text:p>
          </table:table-cell>
          <table:table-cell table:formula="of:=MIN([.E81];[.E84])" office:value-type="currency" office:currency="USD" office:value="10000" calcext:value-type="currency">
            <text:p>$10,000.00</text:p>
          </table:table-cell>
          <table:table-cell table:formula="of:=MIN([.F81];[.F84])" office:value-type="currency" office:currency="USD" office:value="47500" calcext:value-type="currency">
            <text:p>$47,500.00</text:p>
          </table:table-cell>
          <table:table-cell table:formula="of:=MIN([.G81];[.G84])" office:value-type="currency" office:currency="USD" office:value="0" calcext:value-type="currency">
            <text:p>$0.00</text:p>
          </table:table-cell>
          <table:table-cell table:formula="of:=MIN([.H81];[.H84])" office:value-type="currency" office:currency="USD" office:value="0" calcext:value-type="currency">
            <text:p>$0.00</text:p>
          </table:table-cell>
          <table:table-cell table:formula="of:=MIN([.I81];[.I84])" office:value-type="currency" office:currency="USD" office:value="0" calcext:value-type="currency">
            <text:p>$0.00</text:p>
          </table:table-cell>
          <table:table-cell table:formula="of:=MIN([.J81];[.J84])" office:value-type="currency" office:currency="USD" office:value="90000" calcext:value-type="currency">
            <text:p>$90,000.00</text:p>
          </table:table-cell>
          <table:table-cell table:formula="of:=MIN([.K81];[.K84])" office:value-type="currency" office:currency="USD" office:value="70800" calcext:value-type="currency">
            <text:p>$70,800.00</text:p>
          </table:table-cell>
          <table:table-cell table:formula="of:=MIN([.L81];[.L84])" office:value-type="currency" office:currency="USD" office:value="122000" calcext:value-type="currency">
            <text:p>$122,000.00</text:p>
          </table:table-cell>
          <table:table-cell table:formula="of:=MIN([.M81];[.M84])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formula="of:=[.B89]" office:value-type="currency" office:currency="USD" office:value="0" calcext:value-type="currency">
            <text:p>$0.00</text:p>
          </table:table-cell>
          <table:table-cell table:formula="of:=[.C89]" office:value-type="currency" office:currency="USD" office:value="2000" calcext:value-type="currency">
            <text:p>$2,000.00</text:p>
          </table:table-cell>
          <table:table-cell table:formula="of:=[.D89]" office:value-type="currency" office:currency="USD" office:value="0" calcext:value-type="currency">
            <text:p>$0.00</text:p>
          </table:table-cell>
          <table:table-cell table:formula="of:=[.E89]" office:value-type="currency" office:currency="USD" office:value="10000" calcext:value-type="currency">
            <text:p>$10,000.00</text:p>
          </table:table-cell>
          <table:table-cell table:formula="of:=[.F89]" office:value-type="currency" office:currency="USD" office:value="0" calcext:value-type="currency">
            <text:p>$0.00</text:p>
          </table:table-cell>
          <table:table-cell table:formula="of:=[.G89]" office:value-type="currency" office:currency="USD" office:value="0" calcext:value-type="currency">
            <text:p>$0.00</text:p>
          </table:table-cell>
          <table:table-cell table:formula="of:=[.H89]" office:value-type="currency" office:currency="USD" office:value="0" calcext:value-type="currency">
            <text:p>$0.00</text:p>
          </table:table-cell>
          <table:table-cell table:formula="of:=[.I89]" office:value-type="currency" office:currency="USD" office:value="0" calcext:value-type="currency">
            <text:p>$0.00</text:p>
          </table:table-cell>
          <table:table-cell table:formula="of:=[.J89]" office:value-type="currency" office:currency="USD" office:value="54050" calcext:value-type="currency">
            <text:p>$54,050.00</text:p>
          </table:table-cell>
          <table:table-cell table:formula="of:=[.K89]" office:value-type="currency" office:currency="USD" office:value="70800" calcext:value-type="currency">
            <text:p>$70,800.00</text:p>
          </table:table-cell>
          <table:table-cell table:formula="of:=[.L89]" office:value-type="currency" office:currency="USD" office:value="82450" calcext:value-type="currency">
            <text:p>$82,450.00</text:p>
          </table:table-cell>
          <table:table-cell table:formula="of:=[.M89]" office:value-type="currency" office:currency="USD" office:value="94050" calcext:value-type="currency">
            <text:p>$94,050.00</text:p>
          </table:table-cell>
          <table:table-cell table:number-columns-repeated="16371"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formula="of:=[.B90]-[.B91]" office:value-type="currency" office:currency="USD" office:value="127000" calcext:value-type="currency">
            <text:p>$127,000.00</text:p>
          </table:table-cell>
          <table:table-cell table:formula="of:=[.C90]-[.C91]" office:value-type="currency" office:currency="USD" office:value="0" calcext:value-type="currency">
            <text:p>$0.00</text:p>
          </table:table-cell>
          <table:table-cell table:formula="of:=[.D90]-[.D91]" office:value-type="currency" office:currency="USD" office:value="0" calcext:value-type="currency">
            <text:p>$0.00</text:p>
          </table:table-cell>
          <table:table-cell table:formula="of:=[.E90]-[.E91]" office:value-type="currency" office:currency="USD" office:value="0" calcext:value-type="currency">
            <text:p>$0.00</text:p>
          </table:table-cell>
          <table:table-cell table:formula="of:=[.F90]-[.F91]" office:value-type="currency" office:currency="USD" office:value="47500" calcext:value-type="currency">
            <text:p>$47,500.00</text:p>
          </table:table-cell>
          <table:table-cell table:formula="of:=[.G90]-[.G91]" office:value-type="currency" office:currency="USD" office:value="0" calcext:value-type="currency">
            <text:p>$0.00</text:p>
          </table:table-cell>
          <table:table-cell table:formula="of:=[.H90]-[.H91]" office:value-type="currency" office:currency="USD" office:value="0" calcext:value-type="currency">
            <text:p>$0.00</text:p>
          </table:table-cell>
          <table:table-cell table:formula="of:=[.I90]-[.I91]" office:value-type="currency" office:currency="USD" office:value="0" calcext:value-type="currency">
            <text:p>$0.00</text:p>
          </table:table-cell>
          <table:table-cell table:formula="of:=[.J90]-[.J91]" office:value-type="currency" office:currency="USD" office:value="35950" calcext:value-type="currency">
            <text:p>$35,950.00</text:p>
          </table:table-cell>
          <table:table-cell table:formula="of:=[.K90]-[.K91]" office:value-type="currency" office:currency="USD" office:value="0" calcext:value-type="currency">
            <text:p>$0.00</text:p>
          </table:table-cell>
          <table:table-cell table:formula="of:=[.L90]-[.L91]" office:value-type="currency" office:currency="USD" office:value="39550" calcext:value-type="currency">
            <text:p>$39,550.00</text:p>
          </table:table-cell>
          <table:table-cell table:formula="of:=[.M90]-[.M91]" office:value-type="currency" office:currency="USD" office:value="11750" calcext:value-type="currency">
            <text:p>$11,750.00</text:p>
          </table:table-cell>
          <table:table-cell table:number-columns-repeated="16371"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number-columns-repeated="12" office:value-type="currency" office:currency="USD" office:value="583750" calcext:value-type="currency">
            <text:p>$583,750.00</text:p>
          </table:table-cell>
          <table:table-cell table:number-columns-repeated="16371"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formula="of:=MIN([.B81];[.B93])" office:value-type="currency" office:currency="USD" office:value="340235" calcext:value-type="currency">
            <text:p>$340,235.00</text:p>
          </table:table-cell>
          <table:table-cell table:formula="of:=MIN([.C81];[.C93])" office:value-type="currency" office:currency="USD" office:value="54335" calcext:value-type="currency">
            <text:p>$54,335.00</text:p>
          </table:table-cell>
          <table:table-cell table:formula="of:=MIN([.D81];[.D93])" office:value-type="currency" office:currency="USD" office:value="294800" calcext:value-type="currency">
            <text:p>$294,800.00</text:p>
          </table:table-cell>
          <table:table-cell table:formula="of:=MIN([.E81];[.E93])" office:value-type="currency" office:currency="USD" office:value="82600" calcext:value-type="currency">
            <text:p>$82,600.00</text:p>
          </table:table-cell>
          <table:table-cell table:formula="of:=MIN([.F81];[.F93])" office:value-type="currency" office:currency="USD" office:value="159200" calcext:value-type="currency">
            <text:p>$159,200.00</text:p>
          </table:table-cell>
          <table:table-cell table:formula="of:=MIN([.G81];[.G93])" office:value-type="currency" office:currency="USD" office:value="0" calcext:value-type="currency">
            <text:p>$0.00</text:p>
          </table:table-cell>
          <table:table-cell table:formula="of:=MIN([.H81];[.H93])" office:value-type="currency" office:currency="USD" office:value="94300" calcext:value-type="currency">
            <text:p>$94,300.00</text:p>
          </table:table-cell>
          <table:table-cell table:formula="of:=MIN([.I81];[.I93])" office:value-type="currency" office:currency="USD" office:value="194300" calcext:value-type="currency">
            <text:p>$194,300.00</text:p>
          </table:table-cell>
          <table:table-cell table:formula="of:=MIN([.J81];[.J93])" office:value-type="currency" office:currency="USD" office:value="130000" calcext:value-type="currency">
            <text:p>$130,000.00</text:p>
          </table:table-cell>
          <table:table-cell table:formula="of:=MIN([.K81];[.K93])" office:value-type="currency" office:currency="USD" office:value="70800" calcext:value-type="currency">
            <text:p>$70,800.00</text:p>
          </table:table-cell>
          <table:table-cell table:formula="of:=MIN([.L81];[.L93])" office:value-type="currency" office:currency="USD" office:value="133600" calcext:value-type="currency">
            <text:p>$133,600.00</text:p>
          </table:table-cell>
          <table:table-cell table:formula="of:=MIN([.M81];[.M93])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formula="of:=[.B85]+[.B89]" office:value-type="currency" office:currency="USD" office:value="213235" calcext:value-type="currency">
            <text:p>$213,235.00</text:p>
          </table:table-cell>
          <table:table-cell table:formula="of:=[.C85]+[.C89]" office:value-type="currency" office:currency="USD" office:value="54335" calcext:value-type="currency">
            <text:p>$54,335.00</text:p>
          </table:table-cell>
          <table:table-cell table:formula="of:=[.D85]+[.D89]" office:value-type="currency" office:currency="USD" office:value="294800" calcext:value-type="currency">
            <text:p>$294,800.00</text:p>
          </table:table-cell>
          <table:table-cell table:formula="of:=[.E85]+[.E89]" office:value-type="currency" office:currency="USD" office:value="82600" calcext:value-type="currency">
            <text:p>$82,600.00</text:p>
          </table:table-cell>
          <table:table-cell table:formula="of:=[.F85]+[.F89]" office:value-type="currency" office:currency="USD" office:value="111700" calcext:value-type="currency">
            <text:p>$111,700.00</text:p>
          </table:table-cell>
          <table:table-cell table:formula="of:=[.G85]+[.G89]" office:value-type="currency" office:currency="USD" office:value="0" calcext:value-type="currency">
            <text:p>$0.00</text:p>
          </table:table-cell>
          <table:table-cell table:formula="of:=[.H85]+[.H89]" office:value-type="currency" office:currency="USD" office:value="94300" calcext:value-type="currency">
            <text:p>$94,300.00</text:p>
          </table:table-cell>
          <table:table-cell table:formula="of:=[.I85]+[.I89]" office:value-type="currency" office:currency="USD" office:value="194300" calcext:value-type="currency">
            <text:p>$194,300.00</text:p>
          </table:table-cell>
          <table:table-cell table:formula="of:=[.J85]+[.J89]" office:value-type="currency" office:currency="USD" office:value="94050" calcext:value-type="currency">
            <text:p>$94,050.00</text:p>
          </table:table-cell>
          <table:table-cell table:formula="of:=[.K85]+[.K89]" office:value-type="currency" office:currency="USD" office:value="70800" calcext:value-type="currency">
            <text:p>$70,800.00</text:p>
          </table:table-cell>
          <table:table-cell table:formula="of:=[.L85]+[.L89]" office:value-type="currency" office:currency="USD" office:value="94050" calcext:value-type="currency">
            <text:p>$94,050.00</text:p>
          </table:table-cell>
          <table:table-cell table:formula="of:=[.M85]+[.M89]" office:value-type="currency" office:currency="USD" office:value="94050" calcext:value-type="currency">
            <text:p>$94,050.00</text:p>
          </table:table-cell>
          <table:table-cell table:number-columns-repeated="16371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AX(0;[.B94]-[.B95])" office:value-type="currency" office:currency="USD" office:value="127000" calcext:value-type="currency">
            <text:p>$127,000.00</text:p>
          </table:table-cell>
          <table:table-cell table:formula="of:=MAX(0;[.C94]-[.C95])" office:value-type="currency" office:currency="USD" office:value="0" calcext:value-type="currency">
            <text:p>$0.00</text:p>
          </table:table-cell>
          <table:table-cell table:formula="of:=MAX(0;[.D94]-[.D95])" office:value-type="currency" office:currency="USD" office:value="0" calcext:value-type="currency">
            <text:p>$0.00</text:p>
          </table:table-cell>
          <table:table-cell table:formula="of:=MAX(0;[.E94]-[.E95])" office:value-type="currency" office:currency="USD" office:value="0" calcext:value-type="currency">
            <text:p>$0.00</text:p>
          </table:table-cell>
          <table:table-cell table:formula="of:=MAX(0;[.F94]-[.F95])" office:value-type="currency" office:currency="USD" office:value="47500" calcext:value-type="currency">
            <text:p>$47,500.00</text:p>
          </table:table-cell>
          <table:table-cell table:formula="of:=MAX(0;[.G94]-[.G95])" office:value-type="currency" office:currency="USD" office:value="0" calcext:value-type="currency">
            <text:p>$0.00</text:p>
          </table:table-cell>
          <table:table-cell table:formula="of:=MAX(0;[.H94]-[.H95])" office:value-type="currency" office:currency="USD" office:value="0" calcext:value-type="currency">
            <text:p>$0.00</text:p>
          </table:table-cell>
          <table:table-cell table:formula="of:=MAX(0;[.I94]-[.I95])" office:value-type="currency" office:currency="USD" office:value="0" calcext:value-type="currency">
            <text:p>$0.00</text:p>
          </table:table-cell>
          <table:table-cell table:formula="of:=MAX(0;[.J94]-[.J95])" office:value-type="currency" office:currency="USD" office:value="35950" calcext:value-type="currency">
            <text:p>$35,950.00</text:p>
          </table:table-cell>
          <table:table-cell table:formula="of:=MAX(0;[.K94]-[.K95])" office:value-type="currency" office:currency="USD" office:value="0" calcext:value-type="currency">
            <text:p>$0.00</text:p>
          </table:table-cell>
          <table:table-cell table:formula="of:=MAX(0;[.L94]-[.L95])" office:value-type="currency" office:currency="USD" office:value="39550" calcext:value-type="currency">
            <text:p>$39,550.00</text:p>
          </table:table-cell>
          <table:table-cell table:formula="of:=MAX(0;[.M94]-[.M95])" office:value-type="currency" office:currency="USD" office:value="11750" calcext:value-type="currency">
            <text:p>$11,7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7 (amount taxed at 15%)</text:p>
          </table:table-cell>
          <table:table-cell table:formula="of:=MIN([.B92];[.B96])" office:value-type="currency" office:currency="USD" office:value="127000" calcext:value-type="currency">
            <text:p>$127,000.00</text:p>
          </table:table-cell>
          <table:table-cell table:formula="of:=MIN([.C92];[.C96])" office:value-type="currency" office:currency="USD" office:value="0" calcext:value-type="currency">
            <text:p>$0.00</text:p>
          </table:table-cell>
          <table:table-cell table:formula="of:=MIN([.D92];[.D96])" office:value-type="currency" office:currency="USD" office:value="0" calcext:value-type="currency">
            <text:p>$0.00</text:p>
          </table:table-cell>
          <table:table-cell table:formula="of:=MIN([.E92];[.E96])" office:value-type="currency" office:currency="USD" office:value="0" calcext:value-type="currency">
            <text:p>$0.00</text:p>
          </table:table-cell>
          <table:table-cell table:formula="of:=MIN([.F92];[.F96])" office:value-type="currency" office:currency="USD" office:value="47500" calcext:value-type="currency">
            <text:p>$47,500.00</text:p>
          </table:table-cell>
          <table:table-cell table:formula="of:=MIN([.G92];[.G96])" office:value-type="currency" office:currency="USD" office:value="0" calcext:value-type="currency">
            <text:p>$0.00</text:p>
          </table:table-cell>
          <table:table-cell table:formula="of:=MIN([.H92];[.H96])" office:value-type="currency" office:currency="USD" office:value="0" calcext:value-type="currency">
            <text:p>$0.00</text:p>
          </table:table-cell>
          <table:table-cell table:formula="of:=MIN([.I92];[.I96])" office:value-type="currency" office:currency="USD" office:value="0" calcext:value-type="currency">
            <text:p>$0.00</text:p>
          </table:table-cell>
          <table:table-cell table:formula="of:=MIN([.J92];[.J96])" office:value-type="currency" office:currency="USD" office:value="35950" calcext:value-type="currency">
            <text:p>$35,950.00</text:p>
          </table:table-cell>
          <table:table-cell table:formula="of:=MIN([.K92];[.K96])" office:value-type="currency" office:currency="USD" office:value="0" calcext:value-type="currency">
            <text:p>$0.00</text:p>
          </table:table-cell>
          <table:table-cell table:formula="of:=MIN([.L92];[.L96])" office:value-type="currency" office:currency="USD" office:value="39550" calcext:value-type="currency">
            <text:p>$39,550.00</text:p>
          </table:table-cell>
          <table:table-cell table:formula="of:=MIN([.M92];[.M96])" office:value-type="currency" office:currency="USD" office:value="11750" calcext:value-type="currency">
            <text:p>$11,750.00</text:p>
          </table:table-cell>
          <table:table-cell table:number-columns-repeated="16371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97]*0.15" office:value-type="currency" office:currency="USD" office:value="19050" calcext:value-type="currency">
            <text:p>$19,050.00</text:p>
          </table:table-cell>
          <table:table-cell table:formula="of:=[.C97]*0.15" office:value-type="currency" office:currency="USD" office:value="0" calcext:value-type="currency">
            <text:p>$0.00</text:p>
          </table:table-cell>
          <table:table-cell table:formula="of:=[.D97]*0.15" office:value-type="currency" office:currency="USD" office:value="0" calcext:value-type="currency">
            <text:p>$0.00</text:p>
          </table:table-cell>
          <table:table-cell table:formula="of:=[.E97]*0.15" office:value-type="currency" office:currency="USD" office:value="0" calcext:value-type="currency">
            <text:p>$0.00</text:p>
          </table:table-cell>
          <table:table-cell table:formula="of:=[.F97]*0.15" office:value-type="currency" office:currency="USD" office:value="7125" calcext:value-type="currency">
            <text:p>$7,125.00</text:p>
          </table:table-cell>
          <table:table-cell table:formula="of:=[.G97]*0.15" office:value-type="currency" office:currency="USD" office:value="0" calcext:value-type="currency">
            <text:p>$0.00</text:p>
          </table:table-cell>
          <table:table-cell table:formula="of:=[.H97]*0.15" office:value-type="currency" office:currency="USD" office:value="0" calcext:value-type="currency">
            <text:p>$0.00</text:p>
          </table:table-cell>
          <table:table-cell table:formula="of:=[.I97]*0.15" office:value-type="currency" office:currency="USD" office:value="0" calcext:value-type="currency">
            <text:p>$0.00</text:p>
          </table:table-cell>
          <table:table-cell table:formula="of:=[.J97]*0.15" office:value-type="currency" office:currency="USD" office:value="5392.5" calcext:value-type="currency">
            <text:p>$5,392.50</text:p>
          </table:table-cell>
          <table:table-cell table:formula="of:=[.K97]*0.15" office:value-type="currency" office:currency="USD" office:value="0" calcext:value-type="currency">
            <text:p>$0.00</text:p>
          </table:table-cell>
          <table:table-cell table:formula="of:=[.L97]*0.15" office:value-type="currency" office:currency="USD" office:value="5932.5" calcext:value-type="currency">
            <text:p>$5,932.50</text:p>
          </table:table-cell>
          <table:table-cell table:formula="of:=[.M97]*0.15" office:value-type="currency" office:currency="USD" office:value="1762.5" calcext:value-type="currency">
            <text:p>$1,762.50</text:p>
          </table:table-cell>
          <table:table-cell table:number-columns-repeated="16371"/>
        </table:table-row>
        <table:table-row table:style-name="ro1">
          <table:table-cell table:formula="of:=[.A98]+1" office:value-type="float" office:value="19" calcext:value-type="float">
            <text:p>19</text:p>
          </table:table-cell>
          <table:table-cell table:formula="of:=[.B97]+[.B89]" office:value-type="currency" office:currency="USD" office:value="127000" calcext:value-type="currency">
            <text:p>$127,000.00</text:p>
          </table:table-cell>
          <table:table-cell table:formula="of:=[.C97]+[.C89]" office:value-type="currency" office:currency="USD" office:value="2000" calcext:value-type="currency">
            <text:p>$2,000.00</text:p>
          </table:table-cell>
          <table:table-cell table:formula="of:=[.D97]+[.D89]" office:value-type="currency" office:currency="USD" office:value="0" calcext:value-type="currency">
            <text:p>$0.00</text:p>
          </table:table-cell>
          <table:table-cell table:formula="of:=[.E97]+[.E89]" office:value-type="currency" office:currency="USD" office:value="10000" calcext:value-type="currency">
            <text:p>$10,000.00</text:p>
          </table:table-cell>
          <table:table-cell table:formula="of:=[.F97]+[.F89]" office:value-type="currency" office:currency="USD" office:value="47500" calcext:value-type="currency">
            <text:p>$47,500.00</text:p>
          </table:table-cell>
          <table:table-cell table:formula="of:=[.G97]+[.G89]" office:value-type="currency" office:currency="USD" office:value="0" calcext:value-type="currency">
            <text:p>$0.00</text:p>
          </table:table-cell>
          <table:table-cell table:formula="of:=[.H97]+[.H89]" office:value-type="currency" office:currency="USD" office:value="0" calcext:value-type="currency">
            <text:p>$0.00</text:p>
          </table:table-cell>
          <table:table-cell table:formula="of:=[.I97]+[.I89]" office:value-type="currency" office:currency="USD" office:value="0" calcext:value-type="currency">
            <text:p>$0.00</text:p>
          </table:table-cell>
          <table:table-cell table:formula="of:=[.J97]+[.J89]" office:value-type="currency" office:currency="USD" office:value="90000" calcext:value-type="currency">
            <text:p>$90,000.00</text:p>
          </table:table-cell>
          <table:table-cell table:formula="of:=[.K97]+[.K89]" office:value-type="currency" office:currency="USD" office:value="70800" calcext:value-type="currency">
            <text:p>$70,800.00</text:p>
          </table:table-cell>
          <table:table-cell table:formula="of:=[.L97]+[.L89]" office:value-type="currency" office:currency="USD" office:value="122000" calcext:value-type="currency">
            <text:p>$122,000.00</text:p>
          </table:table-cell>
          <table:table-cell table:formula="of:=[.M97]+[.M89]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 (amount taxed at 20%)</text:p>
          </table:table-cell>
          <table:table-cell table:formula="of:=[.B90]-[.B99]" office:value-type="currency" office:currency="USD" office:value="0" calcext:value-type="currency">
            <text:p>$0.00</text:p>
          </table:table-cell>
          <table:table-cell table:formula="of:=[.C90]-[.C99]" office:value-type="currency" office:currency="USD" office:value="0" calcext:value-type="currency">
            <text:p>$0.00</text:p>
          </table:table-cell>
          <table:table-cell table:formula="of:=[.D90]-[.D99]" office:value-type="currency" office:currency="USD" office:value="0" calcext:value-type="currency">
            <text:p>$0.00</text:p>
          </table:table-cell>
          <table:table-cell table:formula="of:=[.E90]-[.E99]" office:value-type="currency" office:currency="USD" office:value="0" calcext:value-type="currency">
            <text:p>$0.00</text:p>
          </table:table-cell>
          <table:table-cell table:formula="of:=[.F90]-[.F99]" office:value-type="currency" office:currency="USD" office:value="0" calcext:value-type="currency">
            <text:p>$0.00</text:p>
          </table:table-cell>
          <table:table-cell table:formula="of:=[.G90]-[.G99]" office:value-type="currency" office:currency="USD" office:value="0" calcext:value-type="currency">
            <text:p>$0.00</text:p>
          </table:table-cell>
          <table:table-cell table:formula="of:=[.H90]-[.H99]" office:value-type="currency" office:currency="USD" office:value="0" calcext:value-type="currency">
            <text:p>$0.00</text:p>
          </table:table-cell>
          <table:table-cell table:formula="of:=[.I90]-[.I99]" office:value-type="currency" office:currency="USD" office:value="0" calcext:value-type="currency">
            <text:p>$0.00</text:p>
          </table:table-cell>
          <table:table-cell table:formula="of:=[.J90]-[.J99]" office:value-type="currency" office:currency="USD" office:value="0" calcext:value-type="currency">
            <text:p>$0.00</text:p>
          </table:table-cell>
          <table:table-cell table:formula="of:=[.K90]-[.K99]" office:value-type="currency" office:currency="USD" office:value="0" calcext:value-type="currency">
            <text:p>$0.00</text:p>
          </table:table-cell>
          <table:table-cell table:formula="of:=[.L90]-[.L99]" office:value-type="currency" office:currency="USD" office:value="0" calcext:value-type="currency">
            <text:p>$0.00</text:p>
          </table:table-cell>
          <table:table-cell table:formula="of:=[.M90]-[.M99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100]*0.2" office:value-type="currency" office:currency="USD" office:value="0" calcext:value-type="currency">
            <text:p>$0.00</text:p>
          </table:table-cell>
          <table:table-cell table:formula="of:=[.C100]*0.2" office:value-type="currency" office:currency="USD" office:value="0" calcext:value-type="currency">
            <text:p>$0.00</text:p>
          </table:table-cell>
          <table:table-cell table:formula="of:=[.D100]*0.2" office:value-type="currency" office:currency="USD" office:value="0" calcext:value-type="currency">
            <text:p>$0.00</text:p>
          </table:table-cell>
          <table:table-cell table:formula="of:=[.E100]*0.2" office:value-type="currency" office:currency="USD" office:value="0" calcext:value-type="currency">
            <text:p>$0.00</text:p>
          </table:table-cell>
          <table:table-cell table:formula="of:=[.F100]*0.2" office:value-type="currency" office:currency="USD" office:value="0" calcext:value-type="currency">
            <text:p>$0.00</text:p>
          </table:table-cell>
          <table:table-cell table:formula="of:=[.G100]*0.2" office:value-type="currency" office:currency="USD" office:value="0" calcext:value-type="currency">
            <text:p>$0.00</text:p>
          </table:table-cell>
          <table:table-cell table:formula="of:=[.H100]*0.2" office:value-type="currency" office:currency="USD" office:value="0" calcext:value-type="currency">
            <text:p>$0.00</text:p>
          </table:table-cell>
          <table:table-cell table:formula="of:=[.I100]*0.2" office:value-type="currency" office:currency="USD" office:value="0" calcext:value-type="currency">
            <text:p>$0.00</text:p>
          </table:table-cell>
          <table:table-cell table:formula="of:=[.J100]*0.2" office:value-type="currency" office:currency="USD" office:value="0" calcext:value-type="currency">
            <text:p>$0.00</text:p>
          </table:table-cell>
          <table:table-cell table:formula="of:=[.K100]*0.2" office:value-type="currency" office:currency="USD" office:value="0" calcext:value-type="currency">
            <text:p>$0.00</text:p>
          </table:table-cell>
          <table:table-cell table:formula="of:=[.L100]*0.2" office:value-type="currency" office:currency="USD" office:value="0" calcext:value-type="currency">
            <text:p>$0.00</text:p>
          </table:table-cell>
          <table:table-cell table:formula="of:=[.M100]*0.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lc tax on line 5</text:p>
          </table:table-cell>
          <table:table-cell table:number-columns-repeated="16383"/>
        </table:table-row>
        <table:table-row table:style-name="ro1">
          <table:table-cell table:style-name="ce23" office:value-type="string" calcext:value-type="string">
            <text:p>use the table?</text:p>
          </table:table-cell>
          <table:table-cell table:formula="of:=IF([.B85]&lt;100000;&quot;Yes&quot;; &quot;No&quot;)" office:value-type="string" office:string-value="No" calcext:value-type="string">
            <text:p>No</text:p>
          </table:table-cell>
          <table:table-cell table:formula="of:=IF([.C85]&lt;100000;&quot;Yes&quot;; &quot;No&quot;)" office:value-type="string" office:string-value="Yes" calcext:value-type="string">
            <text:p>Yes</text:p>
          </table:table-cell>
          <table:table-cell table:formula="of:=IF([.D85]&lt;100000;&quot;Yes&quot;; &quot;No&quot;)" office:value-type="string" office:string-value="No" calcext:value-type="string">
            <text:p>No</text:p>
          </table:table-cell>
          <table:table-cell table:formula="of:=IF([.E85]&lt;100000;&quot;Yes&quot;; &quot;No&quot;)" office:value-type="string" office:string-value="Yes" calcext:value-type="string">
            <text:p>Yes</text:p>
          </table:table-cell>
          <table:table-cell table:formula="of:=IF([.F85]&lt;100000;&quot;Yes&quot;; &quot;No&quot;)" office:value-type="string" office:string-value="No" calcext:value-type="string">
            <text:p>No</text:p>
          </table:table-cell>
          <table:table-cell table:formula="of:=IF([.G85]&lt;100000;&quot;Yes&quot;; &quot;No&quot;)" office:value-type="string" office:string-value="Yes" calcext:value-type="string">
            <text:p>Yes</text:p>
          </table:table-cell>
          <table:table-cell table:formula="of:=IF([.H85]&lt;100000;&quot;Yes&quot;; &quot;No&quot;)" office:value-type="string" office:string-value="Yes" calcext:value-type="string">
            <text:p>Yes</text:p>
          </table:table-cell>
          <table:table-cell table:formula="of:=IF([.I85]&lt;100000;&quot;Yes&quot;; &quot;No&quot;)" office:value-type="string" office:string-value="No" calcext:value-type="string">
            <text:p>No</text:p>
          </table:table-cell>
          <table:table-cell table:formula="of:=IF([.J85]&lt;100000;&quot;Yes&quot;; &quot;No&quot;)" office:value-type="string" office:string-value="Yes" calcext:value-type="string">
            <text:p>Yes</text:p>
          </table:table-cell>
          <table:table-cell table:formula="of:=IF([.K85]&lt;100000;&quot;Yes&quot;; &quot;No&quot;)" office:value-type="string" office:string-value="Yes" calcext:value-type="string">
            <text:p>Yes</text:p>
          </table:table-cell>
          <table:table-cell table:formula="of:=IF([.L85]&lt;100000;&quot;Yes&quot;; &quot;No&quot;)" office:value-type="string" office:string-value="Yes" calcext:value-type="string">
            <text:p>Yes</text:p>
          </table:table-cell>
          <table:table-cell table:formula="of:=IF([.M85]&lt;100000;&quot;Yes&quot;; &quot;No&quot;)" office:value-type="string" office:string-value="Yes" calcext:value-type="string">
            <text:p>Yes</text:p>
          </table:table-cell>
          <table:table-cell table:number-columns-repeated="16371"/>
        </table:table-row>
        <table:table-row table:style-name="ro1">
          <table:table-cell table:style-name="ce23" office:value-type="string" calcext:value-type="string">
            <text:p>use the worksheet?</text:p>
          </table:table-cell>
          <table:table-cell table:formula="of:=IF([.B85]&gt;=100000;&quot;Yes&quot;; &quot;No&quot;)" office:value-type="string" office:string-value="Yes" calcext:value-type="string">
            <text:p>Yes</text:p>
          </table:table-cell>
          <table:table-cell table:formula="of:=IF([.C85]&gt;=100000;&quot;Yes&quot;; &quot;No&quot;)" office:value-type="string" office:string-value="No" calcext:value-type="string">
            <text:p>No</text:p>
          </table:table-cell>
          <table:table-cell table:formula="of:=IF([.D85]&gt;=100000;&quot;Yes&quot;; &quot;No&quot;)" office:value-type="string" office:string-value="Yes" calcext:value-type="string">
            <text:p>Yes</text:p>
          </table:table-cell>
          <table:table-cell table:formula="of:=IF([.E85]&gt;=100000;&quot;Yes&quot;; &quot;No&quot;)" office:value-type="string" office:string-value="No" calcext:value-type="string">
            <text:p>No</text:p>
          </table:table-cell>
          <table:table-cell table:formula="of:=IF([.F85]&gt;=100000;&quot;Yes&quot;; &quot;No&quot;)" office:value-type="string" office:string-value="Yes" calcext:value-type="string">
            <text:p>Yes</text:p>
          </table:table-cell>
          <table:table-cell table:formula="of:=IF([.G85]&gt;=100000;&quot;Yes&quot;; &quot;No&quot;)" office:value-type="string" office:string-value="No" calcext:value-type="string">
            <text:p>No</text:p>
          </table:table-cell>
          <table:table-cell table:formula="of:=IF([.H85]&gt;=100000;&quot;Yes&quot;; &quot;No&quot;)" office:value-type="string" office:string-value="No" calcext:value-type="string">
            <text:p>No</text:p>
          </table:table-cell>
          <table:table-cell table:formula="of:=IF([.I85]&gt;=100000;&quot;Yes&quot;; &quot;No&quot;)" office:value-type="string" office:string-value="Yes" calcext:value-type="string">
            <text:p>Yes</text:p>
          </table:table-cell>
          <table:table-cell table:formula="of:=IF([.J85]&gt;=100000;&quot;Yes&quot;; &quot;No&quot;)" office:value-type="string" office:string-value="No" calcext:value-type="string">
            <text:p>No</text:p>
          </table:table-cell>
          <table:table-cell table:formula="of:=IF([.K85]&gt;=100000;&quot;Yes&quot;; &quot;No&quot;)" office:value-type="string" office:string-value="No" calcext:value-type="string">
            <text:p>No</text:p>
          </table:table-cell>
          <table:table-cell table:formula="of:=IF([.L85]&gt;=100000;&quot;Yes&quot;; &quot;No&quot;)" office:value-type="string" office:string-value="No" calcext:value-type="string">
            <text:p>No</text:p>
          </table:table-cell>
          <table:table-cell table:formula="of:=IF([.M85]&gt;=100000;&quot;Yes&quot;; &quot;No&quot;)" office:value-type="string" office:string-value="No" calcext:value-type="string">
            <text:p>No</text:p>
          </table:table-cell>
          <table:table-cell table:number-columns-repeated="16371"/>
        </table:table-row>
        <table:table-row table:style-name="ro1">
          <table:table-cell table:style-name="ce21" office:value-type="string" calcext:value-type="string">
            <text:p>22 Tax owed line 5 income</text:p>
          </table:table-cell>
          <table:table-cell table:formula="of:=IF([.B103]=&quot;Yes&quot;;[.B298];[.B452])" office:value-type="currency" office:currency="USD" office:value="37261.4" calcext:value-type="currency">
            <text:p>$37,261.40</text:p>
          </table:table-cell>
          <table:table-cell table:formula="of:=IF([.C103]=&quot;Yes&quot;;[.C298];[.C452])" office:value-type="currency" office:currency="USD" office:value="5815" calcext:value-type="currency">
            <text:p>$5,815.00</text:p>
          </table:table-cell>
          <table:table-cell table:formula="of:=IF([.D103]=&quot;Yes&quot;;[.D298];[.D452])" office:value-type="currency" office:currency="USD" office:value="56837" calcext:value-type="currency">
            <text:p>$56,837.00</text:p>
          </table:table-cell>
          <table:table-cell table:formula="of:=IF([.E103]=&quot;Yes&quot;;[.E298];[.E452])" office:value-type="currency" office:currency="USD" office:value="8251" calcext:value-type="currency">
            <text:p>$8,251.00</text:p>
          </table:table-cell>
          <table:table-cell table:formula="of:=IF([.F103]=&quot;Yes&quot;;[.F298];[.F452])" office:value-type="currency" office:currency="USD" office:value="14680" calcext:value-type="currency">
            <text:p>$14,680.00</text:p>
          </table:table-cell>
          <table:table-cell table:formula="of:=IF([.G103]=&quot;Yes&quot;;[.G298];[.G452])" office:value-type="currency" office:currency="USD" office:value="0" calcext:value-type="currency">
            <text:p>$0.00</text:p>
          </table:table-cell>
          <table:table-cell table:formula="of:=IF([.H103]=&quot;Yes&quot;;[.H298];[.H452])" office:value-type="currency" office:currency="USD" office:value="10858" calcext:value-type="currency">
            <text:p>$10,858.00</text:p>
          </table:table-cell>
          <table:table-cell table:formula="of:=IF([.I103]=&quot;Yes&quot;;[.I298];[.I452])" office:value-type="currency" office:currency="USD" office:value="32852" calcext:value-type="currency">
            <text:p>$32,852.00</text:p>
          </table:table-cell>
          <table:table-cell table:formula="of:=IF([.J103]=&quot;Yes&quot;;[.J298];[.J452])" office:value-type="currency" office:currency="USD" office:value="4339" calcext:value-type="currency">
            <text:p>$4,339.00</text:p>
          </table:table-cell>
          <table:table-cell table:formula="of:=IF([.K103]=&quot;Yes&quot;;[.K298];[.K452])" office:value-type="currency" office:currency="USD" office:value="0" calcext:value-type="currency">
            <text:p>$0.00</text:p>
          </table:table-cell>
          <table:table-cell table:formula="of:=IF([.L103]=&quot;Yes&quot;;[.L298];[.L452])" office:value-type="currency" office:currency="USD" office:value="1163" calcext:value-type="currency">
            <text:p>$1,163.00</text:p>
          </table:table-cell>
          <table:table-cell table:formula="of:=IF([.M103]=&quot;Yes&quot;;[.M298];[.M452]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6">
          <table:table-cell table:style-name="ce21" office:value-type="string" calcext:value-type="string">
            <text:p>23 tax owed on all cap gains + line 5</text:p>
          </table:table-cell>
          <table:table-cell table:formula="of:=[.B98]+[.B101]+[.B105]" office:value-type="currency" office:currency="USD" office:value="56311.4" calcext:value-type="currency">
            <text:p>$56,311.40</text:p>
          </table:table-cell>
          <table:table-cell table:formula="of:=[.C98]+[.C101]+[.C105]" office:value-type="currency" office:currency="USD" office:value="5815" calcext:value-type="currency">
            <text:p>$5,815.00</text:p>
          </table:table-cell>
          <table:table-cell table:formula="of:=[.D98]+[.D101]+[.D105]" office:value-type="currency" office:currency="USD" office:value="56837" calcext:value-type="currency">
            <text:p>$56,837.00</text:p>
          </table:table-cell>
          <table:table-cell table:formula="of:=[.E98]+[.E101]+[.E105]" office:value-type="currency" office:currency="USD" office:value="8251" calcext:value-type="currency">
            <text:p>$8,251.00</text:p>
          </table:table-cell>
          <table:table-cell table:formula="of:=[.F98]+[.F101]+[.F105]" office:value-type="currency" office:currency="USD" office:value="21805" calcext:value-type="currency">
            <text:p>$21,805.00</text:p>
          </table:table-cell>
          <table:table-cell table:formula="of:=[.G98]+[.G101]+[.G105]" office:value-type="currency" office:currency="USD" office:value="0" calcext:value-type="currency">
            <text:p>$0.00</text:p>
          </table:table-cell>
          <table:table-cell table:formula="of:=[.H98]+[.H101]+[.H105]" office:value-type="currency" office:currency="USD" office:value="10858" calcext:value-type="currency">
            <text:p>$10,858.00</text:p>
          </table:table-cell>
          <table:table-cell table:formula="of:=[.I98]+[.I101]+[.I105]" office:value-type="currency" office:currency="USD" office:value="32852" calcext:value-type="currency">
            <text:p>$32,852.00</text:p>
          </table:table-cell>
          <table:table-cell table:formula="of:=[.J98]+[.J101]+[.J105]" office:value-type="currency" office:currency="USD" office:value="9731.5" calcext:value-type="currency">
            <text:p>$9,731.50</text:p>
          </table:table-cell>
          <table:table-cell table:formula="of:=[.K98]+[.K101]+[.K105]" office:value-type="currency" office:currency="USD" office:value="0" calcext:value-type="currency">
            <text:p>$0.00</text:p>
          </table:table-cell>
          <table:table-cell table:formula="of:=[.L98]+[.L101]+[.L105]" office:value-type="currency" office:currency="USD" office:value="7095.5" calcext:value-type="currency">
            <text:p>$7,095.50</text:p>
          </table:table-cell>
          <table:table-cell table:formula="of:=[.M98]+[.M101]+[.M105]" office:value-type="currency" office:currency="USD" office:value="1762.5" calcext:value-type="currency">
            <text:p>$1,762.5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lc tax on line 1</text:p>
          </table:table-cell>
          <table:table-cell table:number-columns-repeated="16383"/>
        </table:table-row>
        <table:table-row table:style-name="ro1">
          <table:table-cell table:style-name="ce23" office:value-type="string" calcext:value-type="string">
            <text:p>use the table?</text:p>
          </table:table-cell>
          <table:table-cell table:formula="of:=IF([.B81]&lt;100000;&quot;Yes&quot;; &quot;No&quot;)" office:value-type="string" office:string-value="No" calcext:value-type="string">
            <text:p>No</text:p>
          </table:table-cell>
          <table:table-cell table:formula="of:=IF([.C89]&lt;100000;&quot;Yes&quot;; &quot;No&quot;)" office:value-type="string" office:string-value="Yes" calcext:value-type="string">
            <text:p>Yes</text:p>
          </table:table-cell>
          <table:table-cell table:formula="of:=IF([.D89]&lt;100000;&quot;Yes&quot;; &quot;No&quot;)" office:value-type="string" office:string-value="Yes" calcext:value-type="string">
            <text:p>Yes</text:p>
          </table:table-cell>
          <table:table-cell table:formula="of:=IF([.E89]&lt;100000;&quot;Yes&quot;; &quot;No&quot;)" office:value-type="string" office:string-value="Yes" calcext:value-type="string">
            <text:p>Yes</text:p>
          </table:table-cell>
          <table:table-cell table:formula="of:=IF([.F89]&lt;100000;&quot;Yes&quot;; &quot;No&quot;)" office:value-type="string" office:string-value="Yes" calcext:value-type="string">
            <text:p>Yes</text:p>
          </table:table-cell>
          <table:table-cell table:formula="of:=IF([.G89]&lt;100000;&quot;Yes&quot;; &quot;No&quot;)" office:value-type="string" office:string-value="Yes" calcext:value-type="string">
            <text:p>Yes</text:p>
          </table:table-cell>
          <table:table-cell table:formula="of:=IF([.H89]&lt;100000;&quot;Yes&quot;; &quot;No&quot;)" office:value-type="string" office:string-value="Yes" calcext:value-type="string">
            <text:p>Yes</text:p>
          </table:table-cell>
          <table:table-cell table:formula="of:=IF([.I89]&lt;100000;&quot;Yes&quot;; &quot;No&quot;)" office:value-type="string" office:string-value="Yes" calcext:value-type="string">
            <text:p>Yes</text:p>
          </table:table-cell>
          <table:table-cell table:formula="of:=IF([.J89]&lt;100000;&quot;Yes&quot;; &quot;No&quot;)" office:value-type="string" office:string-value="Yes" calcext:value-type="string">
            <text:p>Yes</text:p>
          </table:table-cell>
          <table:table-cell table:formula="of:=IF([.K89]&lt;100000;&quot;Yes&quot;; &quot;No&quot;)" office:value-type="string" office:string-value="Yes" calcext:value-type="string">
            <text:p>Yes</text:p>
          </table:table-cell>
          <table:table-cell table:formula="of:=IF([.L89]&lt;100000;&quot;Yes&quot;; &quot;No&quot;)" office:value-type="string" office:string-value="Yes" calcext:value-type="string">
            <text:p>Yes</text:p>
          </table:table-cell>
          <table:table-cell table:formula="of:=IF([.M89]&lt;100000;&quot;Yes&quot;; &quot;No&quot;)" office:value-type="string" office:string-value="Yes" calcext:value-type="string">
            <text:p>Yes</text:p>
          </table:table-cell>
          <table:table-cell table:number-columns-repeated="16371"/>
        </table:table-row>
        <table:table-row table:style-name="ro1">
          <table:table-cell table:style-name="ce23" office:value-type="string" calcext:value-type="string">
            <text:p>use the worksheet?</text:p>
          </table:table-cell>
          <table:table-cell table:formula="of:=IF([.B81]&gt;=100000;&quot;Yes&quot;; &quot;No&quot;)" office:value-type="string" office:string-value="Yes" calcext:value-type="string">
            <text:p>Yes</text:p>
          </table:table-cell>
          <table:table-cell table:formula="of:=IF([.C89]&gt;=100000;&quot;Yes&quot;; &quot;No&quot;)" office:value-type="string" office:string-value="No" calcext:value-type="string">
            <text:p>No</text:p>
          </table:table-cell>
          <table:table-cell table:formula="of:=IF([.D89]&gt;=100000;&quot;Yes&quot;; &quot;No&quot;)" office:value-type="string" office:string-value="No" calcext:value-type="string">
            <text:p>No</text:p>
          </table:table-cell>
          <table:table-cell table:formula="of:=IF([.E89]&gt;=100000;&quot;Yes&quot;; &quot;No&quot;)" office:value-type="string" office:string-value="No" calcext:value-type="string">
            <text:p>No</text:p>
          </table:table-cell>
          <table:table-cell table:formula="of:=IF([.F89]&gt;=100000;&quot;Yes&quot;; &quot;No&quot;)" office:value-type="string" office:string-value="No" calcext:value-type="string">
            <text:p>No</text:p>
          </table:table-cell>
          <table:table-cell table:formula="of:=IF([.G89]&gt;=100000;&quot;Yes&quot;; &quot;No&quot;)" office:value-type="string" office:string-value="No" calcext:value-type="string">
            <text:p>No</text:p>
          </table:table-cell>
          <table:table-cell table:formula="of:=IF([.H89]&gt;=100000;&quot;Yes&quot;; &quot;No&quot;)" office:value-type="string" office:string-value="No" calcext:value-type="string">
            <text:p>No</text:p>
          </table:table-cell>
          <table:table-cell table:formula="of:=IF([.I89]&gt;=100000;&quot;Yes&quot;; &quot;No&quot;)" office:value-type="string" office:string-value="No" calcext:value-type="string">
            <text:p>No</text:p>
          </table:table-cell>
          <table:table-cell table:formula="of:=IF([.J89]&gt;=100000;&quot;Yes&quot;; &quot;No&quot;)" office:value-type="string" office:string-value="No" calcext:value-type="string">
            <text:p>No</text:p>
          </table:table-cell>
          <table:table-cell table:formula="of:=IF([.K89]&gt;=100000;&quot;Yes&quot;; &quot;No&quot;)" office:value-type="string" office:string-value="No" calcext:value-type="string">
            <text:p>No</text:p>
          </table:table-cell>
          <table:table-cell table:formula="of:=IF([.L89]&gt;=100000;&quot;Yes&quot;; &quot;No&quot;)" office:value-type="string" office:string-value="No" calcext:value-type="string">
            <text:p>No</text:p>
          </table:table-cell>
          <table:table-cell table:formula="of:=IF([.M89]&gt;=100000;&quot;Yes&quot;; &quot;No&quot;)" office:value-type="string" office:string-value="No" calcext:value-type="string">
            <text:p>No</text:p>
          </table:table-cell>
          <table:table-cell table:number-columns-repeated="16371"/>
        </table:table-row>
        <table:table-row table:style-name="ro1">
          <table:table-cell table:style-name="ce21" office:value-type="string" calcext:value-type="string">
            <text:p>24 tax owed on line 1 income</text:p>
          </table:table-cell>
          <table:table-cell table:formula="of:=IF([.B108]=&quot;Yes&quot;;[.B380];[.B488])" office:value-type="currency" office:currency="USD" office:value="67741.4" calcext:value-type="currency">
            <text:p>$67,741.40</text:p>
          </table:table-cell>
          <table:table-cell table:formula="of:=IF([.C108]=&quot;Yes&quot;;[.C380];[.C488])" office:value-type="currency" office:currency="USD" office:value="6055" calcext:value-type="currency">
            <text:p>$6,055.00</text:p>
          </table:table-cell>
          <table:table-cell table:formula="of:=IF([.D108]=&quot;Yes&quot;;[.D380];[.D488])" office:value-type="currency" office:currency="USD" office:value="56843" calcext:value-type="currency">
            <text:p>$56,843.00</text:p>
          </table:table-cell>
          <table:table-cell table:formula="of:=IF([.E108]=&quot;Yes&quot;;[.E380];[.E488])" office:value-type="currency" office:currency="USD" office:value="9451" calcext:value-type="currency">
            <text:p>$9,451.00</text:p>
          </table:table-cell>
          <table:table-cell table:formula="of:=IF([.F108]=&quot;Yes&quot;;[.F380];[.F488])" office:value-type="currency" office:currency="USD" office:value="25136" calcext:value-type="currency">
            <text:p>$25,136.00</text:p>
          </table:table-cell>
          <table:table-cell table:formula="of:=IF([.G108]=&quot;Yes&quot;;[.G380];[.G488])" office:value-type="currency" office:currency="USD" office:value="0" calcext:value-type="currency">
            <text:p>$0.00</text:p>
          </table:table-cell>
          <table:table-cell table:formula="of:=IF([.H108]=&quot;Yes&quot;;[.H380];[.H488])" office:value-type="currency" office:currency="USD" office:value="10858" calcext:value-type="currency">
            <text:p>$10,858.00</text:p>
          </table:table-cell>
          <table:table-cell table:formula="of:=IF([.I108]=&quot;Yes&quot;;[.I380];[.I488])" office:value-type="currency" office:currency="USD" office:value="32858" calcext:value-type="currency">
            <text:p>$32,858.00</text:p>
          </table:table-cell>
          <table:table-cell table:formula="of:=IF([.J108]=&quot;Yes&quot;;[.J380];[.J488])" office:value-type="currency" office:currency="USD" office:value="18712" calcext:value-type="currency">
            <text:p>$18,712.00</text:p>
          </table:table-cell>
          <table:table-cell table:formula="of:=IF([.K108]=&quot;Yes&quot;;[.K380];[.K488])" office:value-type="currency" office:currency="USD" office:value="8035" calcext:value-type="currency">
            <text:p>$8,035.00</text:p>
          </table:table-cell>
          <table:table-cell table:formula="of:=IF([.L108]=&quot;Yes&quot;;[.L380];[.L488])" office:value-type="currency" office:currency="USD" office:value="19504" calcext:value-type="currency">
            <text:p>$19,504.00</text:p>
          </table:table-cell>
          <table:table-cell table:formula="of:=IF([.M108]=&quot;Yes&quot;;[.M380];[.M488])" office:value-type="currency" office:currency="USD" office:value="13388" calcext:value-type="currency">
            <text:p>$13,388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5 (tax on all taxable income)</text:p>
          </table:table-cell>
          <table:table-cell table:formula="of:=MIN([.B106];[.B110])" office:value-type="currency" office:currency="USD" office:value="56311.4" calcext:value-type="currency">
            <text:p>$56,311.40</text:p>
          </table:table-cell>
          <table:table-cell table:formula="of:=MIN([.C106];[.C110])" office:value-type="currency" office:currency="USD" office:value="5815" calcext:value-type="currency">
            <text:p>$5,815.00</text:p>
          </table:table-cell>
          <table:table-cell table:formula="of:=MIN([.D106];[.D110])" office:value-type="currency" office:currency="USD" office:value="56837" calcext:value-type="currency">
            <text:p>$56,837.00</text:p>
          </table:table-cell>
          <table:table-cell table:formula="of:=MIN([.E106];[.E110])" office:value-type="currency" office:currency="USD" office:value="8251" calcext:value-type="currency">
            <text:p>$8,251.00</text:p>
          </table:table-cell>
          <table:table-cell table:formula="of:=MIN([.F106];[.F110])" office:value-type="currency" office:currency="USD" office:value="21805" calcext:value-type="currency">
            <text:p>$21,805.00</text:p>
          </table:table-cell>
          <table:table-cell table:formula="of:=MIN([.G106];[.G110])" office:value-type="currency" office:currency="USD" office:value="0" calcext:value-type="currency">
            <text:p>$0.00</text:p>
          </table:table-cell>
          <table:table-cell table:formula="of:=MIN([.H106];[.H110])" office:value-type="currency" office:currency="USD" office:value="10858" calcext:value-type="currency">
            <text:p>$10,858.00</text:p>
          </table:table-cell>
          <table:table-cell table:formula="of:=MIN([.I106];[.I110])" office:value-type="currency" office:currency="USD" office:value="32852" calcext:value-type="currency">
            <text:p>$32,852.00</text:p>
          </table:table-cell>
          <table:table-cell table:formula="of:=MIN([.J106];[.J110])" office:value-type="currency" office:currency="USD" office:value="9731.5" calcext:value-type="currency">
            <text:p>$9,731.50</text:p>
          </table:table-cell>
          <table:table-cell table:formula="of:=MIN([.K106];[.K110])" office:value-type="currency" office:currency="USD" office:value="0" calcext:value-type="currency">
            <text:p>$0.00</text:p>
          </table:table-cell>
          <table:table-cell table:formula="of:=MIN([.L106];[.L110])" office:value-type="currency" office:currency="USD" office:value="7095.5" calcext:value-type="currency">
            <text:p>$7,095.50</text:p>
          </table:table-cell>
          <table:table-cell table:formula="of:=MIN([.M106];[.M110])" office:value-type="currency" office:currency="USD" office:value="1762.5" calcext:value-type="currency">
            <text:p>$1,762.50</text:p>
          </table:table-cell>
          <table:table-cell table:number-columns-repeated="16371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17" office:value-type="string" calcext:value-type="string" table:number-columns-spanned="2" table:number-rows-spanned="1">
            <text:p>Social security worksheet page 32</text:p>
          </table:table-cell>
          <table:covered-table-cell table:style-name="ce26"/>
          <table:table-cell table:style-name="ce26" table:number-columns-repeated="16381"/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0" table:formula="of:=[.B3]" office:value-type="currency" office:currency="USD" office:value="48000" calcext:value-type="currency">
            <text:p>$48,000.00</text:p>
          </table:table-cell>
          <table:table-cell table:style-name="ce40" table:formula="of:=[.C3]" office:value-type="currency" office:currency="USD" office:value="48000" calcext:value-type="currency">
            <text:p>$48,000.00</text:p>
          </table:table-cell>
          <table:table-cell table:style-name="ce40" table:formula="of:=[.D3]" office:value-type="currency" office:currency="USD" office:value="0" calcext:value-type="currency">
            <text:p>$0.00</text:p>
          </table:table-cell>
          <table:table-cell table:style-name="ce40" table:formula="of:=[.E3]" office:value-type="currency" office:currency="USD" office:value="48000" calcext:value-type="currency">
            <text:p>$48,000.00</text:p>
          </table:table-cell>
          <table:table-cell table:style-name="ce40" table:formula="of:=[.F3]" office:value-type="currency" office:currency="USD" office:value="48000" calcext:value-type="currency">
            <text:p>$48,000.00</text:p>
          </table:table-cell>
          <table:table-cell table:style-name="ce40" table:formula="of:=[.G3]" office:value-type="currency" office:currency="USD" office:value="32000" calcext:value-type="currency">
            <text:p>$32,000.00</text:p>
          </table:table-cell>
          <table:table-cell table:style-name="ce40" table:formula="of:=[.H3]" office:value-type="currency" office:currency="USD" office:value="50000" calcext:value-type="currency">
            <text:p>$50,000.00</text:p>
          </table:table-cell>
          <table:table-cell table:style-name="ce40" table:formula="of:=[.I3]" office:value-type="currency" office:currency="USD" office:value="50000" calcext:value-type="currency">
            <text:p>$50,000.00</text:p>
          </table:table-cell>
          <table:table-cell table:style-name="ce40" table:formula="of:=[.J3]" office:value-type="currency" office:currency="USD" office:value="0" calcext:value-type="currency">
            <text:p>$0.00</text:p>
          </table:table-cell>
          <table:table-cell table:style-name="ce40" table:formula="of:=[.K3]" office:value-type="currency" office:currency="USD" office:value="0" calcext:value-type="currency">
            <text:p>$0.00</text:p>
          </table:table-cell>
          <table:table-cell table:style-name="ce40" table:formula="of:=[.L3]" office:value-type="currency" office:currency="USD" office:value="48000" calcext:value-type="currency">
            <text:p>$48,000.00</text:p>
          </table:table-cell>
          <table:table-cell table:style-name="ce40" table:formula="of:=[.M3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1" table:formula="of:=[.B115]/2" office:value-type="currency" office:currency="USD" office:value="24000" calcext:value-type="currency">
            <text:p>$24,000.00</text:p>
          </table:table-cell>
          <table:table-cell table:style-name="ce41" table:formula="of:=[.C115]/2" office:value-type="currency" office:currency="USD" office:value="24000" calcext:value-type="currency">
            <text:p>$24,000.00</text:p>
          </table:table-cell>
          <table:table-cell table:style-name="ce41" table:formula="of:=[.D115]/2" office:value-type="currency" office:currency="USD" office:value="0" calcext:value-type="currency">
            <text:p>$0.00</text:p>
          </table:table-cell>
          <table:table-cell table:style-name="ce41" table:formula="of:=[.E115]/2" office:value-type="currency" office:currency="USD" office:value="24000" calcext:value-type="currency">
            <text:p>$24,000.00</text:p>
          </table:table-cell>
          <table:table-cell table:style-name="ce41" table:formula="of:=[.F115]/2" office:value-type="currency" office:currency="USD" office:value="24000" calcext:value-type="currency">
            <text:p>$24,000.00</text:p>
          </table:table-cell>
          <table:table-cell table:style-name="ce41" table:formula="of:=[.G115]/2" office:value-type="currency" office:currency="USD" office:value="16000" calcext:value-type="currency">
            <text:p>$16,000.00</text:p>
          </table:table-cell>
          <table:table-cell table:style-name="ce41" table:formula="of:=[.H115]/2" office:value-type="currency" office:currency="USD" office:value="25000" calcext:value-type="currency">
            <text:p>$25,000.00</text:p>
          </table:table-cell>
          <table:table-cell table:style-name="ce41" table:formula="of:=[.I115]/2" office:value-type="currency" office:currency="USD" office:value="25000" calcext:value-type="currency">
            <text:p>$25,000.00</text:p>
          </table:table-cell>
          <table:table-cell table:style-name="ce41" table:formula="of:=[.J115]/2" office:value-type="currency" office:currency="USD" office:value="0" calcext:value-type="currency">
            <text:p>$0.00</text:p>
          </table:table-cell>
          <table:table-cell table:style-name="ce41" table:formula="of:=[.K115]/2" office:value-type="currency" office:currency="USD" office:value="0" calcext:value-type="currency">
            <text:p>$0.00</text:p>
          </table:table-cell>
          <table:table-cell table:style-name="ce41" table:formula="of:=[.L115]/2" office:value-type="currency" office:currency="USD" office:value="24000" calcext:value-type="currency">
            <text:p>$24,000.00</text:p>
          </table:table-cell>
          <table:table-cell table:style-name="ce41" table:formula="of:=[.M115]/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1" table:formula="of:=[.B16]+[.B17]+[.B19]+[.B20]+[.B21]+[.B22]+[.B23]" office:value-type="currency" office:currency="USD" office:value="328635" calcext:value-type="currency">
            <text:p>$328,635.00</text:p>
          </table:table-cell>
          <table:table-cell table:style-name="ce41" table:formula="of:=[.C16]+[.C17]+[.C19]+[.C20]+[.C21]+[.C22]+[.C23]" office:value-type="currency" office:currency="USD" office:value="51100" calcext:value-type="currency">
            <text:p>$51,100.00</text:p>
          </table:table-cell>
          <table:table-cell table:style-name="ce41" table:formula="of:=[.D16]+[.D17]+[.D19]+[.D20]+[.D21]+[.D22]+[.D23]" office:value-type="currency" office:currency="USD" office:value="324000" calcext:value-type="currency">
            <text:p>$324,000.00</text:p>
          </table:table-cell>
          <table:table-cell table:style-name="ce41" table:formula="of:=[.E16]+[.E17]+[.E19]+[.E20]+[.E21]+[.E22]+[.E23]" office:value-type="currency" office:currency="USD" office:value="71000" calcext:value-type="currency">
            <text:p>$71,000.00</text:p>
          </table:table-cell>
          <table:table-cell table:style-name="ce41" table:formula="of:=[.F16]+[.F17]+[.F19]+[.F20]+[.F21]+[.F22]+[.F23]" office:value-type="currency" office:currency="USD" office:value="147600" calcext:value-type="currency">
            <text:p>$147,600.00</text:p>
          </table:table-cell>
          <table:table-cell table:style-name="ce41" table:formula="of:=[.G16]+[.G17]+[.G19]+[.G20]+[.G21]+[.G22]+[.G23]" office:value-type="currency" office:currency="USD" office:value="0" calcext:value-type="currency">
            <text:p>$0.00</text:p>
          </table:table-cell>
          <table:table-cell table:style-name="ce41" table:formula="of:=[.H16]+[.H17]+[.H19]+[.H20]+[.H21]+[.H22]+[.H23]" office:value-type="currency" office:currency="USD" office:value="81000" calcext:value-type="currency">
            <text:p>$81,000.00</text:p>
          </table:table-cell>
          <table:table-cell table:style-name="ce41" table:formula="of:=[.I16]+[.I17]+[.I19]+[.I20]+[.I21]+[.I22]+[.I23]" office:value-type="currency" office:currency="USD" office:value="181000" calcext:value-type="currency">
            <text:p>$181,000.00</text:p>
          </table:table-cell>
          <table:table-cell table:style-name="ce41" table:formula="of:=[.J16]+[.J17]+[.J19]+[.J20]+[.J21]+[.J22]+[.J23]" office:value-type="currency" office:currency="USD" office:value="159200" calcext:value-type="currency">
            <text:p>$159,200.00</text:p>
          </table:table-cell>
          <table:table-cell table:style-name="ce41" table:formula="of:=[.K16]+[.K17]+[.K19]+[.K20]+[.K21]+[.K22]+[.K23]" office:value-type="currency" office:currency="USD" office:value="100000" calcext:value-type="currency">
            <text:p>$100,000.00</text:p>
          </table:table-cell>
          <table:table-cell table:style-name="ce41" table:formula="of:=[.L16]+[.L17]+[.L19]+[.L20]+[.L21]+[.L22]+[.L23]" office:value-type="currency" office:currency="USD" office:value="122000" calcext:value-type="currency">
            <text:p>$122,000.00</text:p>
          </table:table-cell>
          <table:table-cell table:style-name="ce41" table:formula="of:=[.M16]+[.M17]+[.M19]+[.M20]+[.M21]+[.M22]+[.M23]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12" table:style-name="ce41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1" table:formula="of:=SUM([.B116:.B118])" office:value-type="currency" office:currency="USD" office:value="352635" calcext:value-type="currency">
            <text:p>$352,635.00</text:p>
          </table:table-cell>
          <table:table-cell table:style-name="ce41" table:formula="of:=SUM([.C116:.C118])" office:value-type="currency" office:currency="USD" office:value="75100" calcext:value-type="currency">
            <text:p>$75,100.00</text:p>
          </table:table-cell>
          <table:table-cell table:style-name="ce41" table:formula="of:=SUM([.D116:.D118])" office:value-type="currency" office:currency="USD" office:value="324000" calcext:value-type="currency">
            <text:p>$324,000.00</text:p>
          </table:table-cell>
          <table:table-cell table:style-name="ce41" table:formula="of:=SUM([.E116:.E118])" office:value-type="currency" office:currency="USD" office:value="95000" calcext:value-type="currency">
            <text:p>$95,000.00</text:p>
          </table:table-cell>
          <table:table-cell table:style-name="ce41" table:formula="of:=SUM([.F116:.F118])" office:value-type="currency" office:currency="USD" office:value="171600" calcext:value-type="currency">
            <text:p>$171,600.00</text:p>
          </table:table-cell>
          <table:table-cell table:style-name="ce41" table:formula="of:=SUM([.G116:.G118])" office:value-type="currency" office:currency="USD" office:value="16000" calcext:value-type="currency">
            <text:p>$16,000.00</text:p>
          </table:table-cell>
          <table:table-cell table:style-name="ce41" table:formula="of:=SUM([.H116:.H118])" office:value-type="currency" office:currency="USD" office:value="106000" calcext:value-type="currency">
            <text:p>$106,000.00</text:p>
          </table:table-cell>
          <table:table-cell table:style-name="ce41" table:formula="of:=SUM([.I116:.I118])" office:value-type="currency" office:currency="USD" office:value="206000" calcext:value-type="currency">
            <text:p>$206,000.00</text:p>
          </table:table-cell>
          <table:table-cell table:style-name="ce41" table:formula="of:=SUM([.J116:.J118])" office:value-type="currency" office:currency="USD" office:value="159200" calcext:value-type="currency">
            <text:p>$159,200.00</text:p>
          </table:table-cell>
          <table:table-cell table:style-name="ce41" table:formula="of:=SUM([.K116:.K118])" office:value-type="currency" office:currency="USD" office:value="100000" calcext:value-type="currency">
            <text:p>$100,000.00</text:p>
          </table:table-cell>
          <table:table-cell table:style-name="ce41" table:formula="of:=SUM([.L116:.L118])" office:value-type="currency" office:currency="USD" office:value="146000" calcext:value-type="currency">
            <text:p>$146,000.00</text:p>
          </table:table-cell>
          <table:table-cell table:style-name="ce41" table:formula="of:=SUM([.M116:.M118])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12" table:style-name="ce41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Pre-7 question</text:p>
          </table:table-cell>
          <table:table-cell table:style-name="ce41" table:formula="of:=IF([.B120]&lt;[.B119];&quot;Yes&quot;;&quot;No&quot;)" office:value-type="string" office:string-value="Yes" calcext:value-type="string">
            <text:p>Yes</text:p>
          </table:table-cell>
          <table:table-cell table:style-name="ce41" table:formula="of:=IF([.C120]&lt;[.C119];&quot;Yes&quot;;&quot;No&quot;)" office:value-type="string" office:string-value="Yes" calcext:value-type="string">
            <text:p>Yes</text:p>
          </table:table-cell>
          <table:table-cell table:style-name="ce41" table:formula="of:=IF([.D120]&lt;[.D119];&quot;Yes&quot;;&quot;No&quot;)" office:value-type="string" office:string-value="Yes" calcext:value-type="string">
            <text:p>Yes</text:p>
          </table:table-cell>
          <table:table-cell table:style-name="ce41" table:formula="of:=IF([.E120]&lt;[.E119];&quot;Yes&quot;;&quot;No&quot;)" office:value-type="string" office:string-value="Yes" calcext:value-type="string">
            <text:p>Yes</text:p>
          </table:table-cell>
          <table:table-cell table:style-name="ce41" table:formula="of:=IF([.F120]&lt;[.F119];&quot;Yes&quot;;&quot;No&quot;)" office:value-type="string" office:string-value="Yes" calcext:value-type="string">
            <text:p>Yes</text:p>
          </table:table-cell>
          <table:table-cell table:style-name="ce41" table:formula="of:=IF([.G120]&lt;[.G119];&quot;Yes&quot;;&quot;No&quot;)" office:value-type="string" office:string-value="Yes" calcext:value-type="string">
            <text:p>Yes</text:p>
          </table:table-cell>
          <table:table-cell table:style-name="ce41" table:formula="of:=IF([.H120]&lt;[.H119];&quot;Yes&quot;;&quot;No&quot;)" office:value-type="string" office:string-value="Yes" calcext:value-type="string">
            <text:p>Yes</text:p>
          </table:table-cell>
          <table:table-cell table:style-name="ce41" table:formula="of:=IF([.I120]&lt;[.I119];&quot;Yes&quot;;&quot;No&quot;)" office:value-type="string" office:string-value="Yes" calcext:value-type="string">
            <text:p>Yes</text:p>
          </table:table-cell>
          <table:table-cell table:style-name="ce41" table:formula="of:=IF([.J120]&lt;[.J119];&quot;Yes&quot;;&quot;No&quot;)" office:value-type="string" office:string-value="Yes" calcext:value-type="string">
            <text:p>Yes</text:p>
          </table:table-cell>
          <table:table-cell table:style-name="ce41" table:formula="of:=IF([.K120]&lt;[.K119];&quot;Yes&quot;;&quot;No&quot;)" office:value-type="string" office:string-value="Yes" calcext:value-type="string">
            <text:p>Yes</text:p>
          </table:table-cell>
          <table:table-cell table:style-name="ce41" table:formula="of:=IF([.L120]&lt;[.L119];&quot;Yes&quot;;&quot;No&quot;)" office:value-type="string" office:string-value="Yes" calcext:value-type="string">
            <text:p>Yes</text:p>
          </table:table-cell>
          <table:table-cell table:style-name="ce41" table:formula="of:=IF([.M120]&lt;[.M119];&quot;Yes&quot;;&quot;No&quot;)" office:value-type="string" office:string-value="Yes" calcext:value-type="string">
            <text:p>Yes</text:p>
          </table:table-cell>
          <table:table-cell table:number-columns-repeated="1637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1" table:formula="of:=[.B119]-[.B120]" office:value-type="currency" office:currency="USD" office:value="352635" calcext:value-type="currency">
            <text:p>$352,635.00</text:p>
          </table:table-cell>
          <table:table-cell table:style-name="ce41" table:formula="of:=[.C119]-[.C120]" office:value-type="currency" office:currency="USD" office:value="75100" calcext:value-type="currency">
            <text:p>$75,100.00</text:p>
          </table:table-cell>
          <table:table-cell table:style-name="ce41" table:formula="of:=[.D119]-[.D120]" office:value-type="currency" office:currency="USD" office:value="324000" calcext:value-type="currency">
            <text:p>$324,000.00</text:p>
          </table:table-cell>
          <table:table-cell table:style-name="ce41" table:formula="of:=[.E119]-[.E120]" office:value-type="currency" office:currency="USD" office:value="95000" calcext:value-type="currency">
            <text:p>$95,000.00</text:p>
          </table:table-cell>
          <table:table-cell table:style-name="ce41" table:formula="of:=[.F119]-[.F120]" office:value-type="currency" office:currency="USD" office:value="171600" calcext:value-type="currency">
            <text:p>$171,600.00</text:p>
          </table:table-cell>
          <table:table-cell table:style-name="ce41" table:formula="of:=[.G119]-[.G120]" office:value-type="currency" office:currency="USD" office:value="16000" calcext:value-type="currency">
            <text:p>$16,000.00</text:p>
          </table:table-cell>
          <table:table-cell table:style-name="ce41" table:formula="of:=[.H119]-[.H120]" office:value-type="currency" office:currency="USD" office:value="106000" calcext:value-type="currency">
            <text:p>$106,000.00</text:p>
          </table:table-cell>
          <table:table-cell table:style-name="ce41" table:formula="of:=[.I119]-[.I120]" office:value-type="currency" office:currency="USD" office:value="206000" calcext:value-type="currency">
            <text:p>$206,000.00</text:p>
          </table:table-cell>
          <table:table-cell table:style-name="ce41" table:formula="of:=[.J119]-[.J120]" office:value-type="currency" office:currency="USD" office:value="159200" calcext:value-type="currency">
            <text:p>$159,200.00</text:p>
          </table:table-cell>
          <table:table-cell table:style-name="ce41" table:formula="of:=[.K119]-[.K120]" office:value-type="currency" office:currency="USD" office:value="100000" calcext:value-type="currency">
            <text:p>$100,000.00</text:p>
          </table:table-cell>
          <table:table-cell table:style-name="ce41" table:formula="of:=[.L119]-[.L120]" office:value-type="currency" office:currency="USD" office:value="146000" calcext:value-type="currency">
            <text:p>$146,000.00</text:p>
          </table:table-cell>
          <table:table-cell table:style-name="ce41" table:formula="of:=[.M119]-[.M120]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12" table:style-name="ce41" office:value-type="currency" office:currency="USD" office:value="32000" calcext:value-type="currency">
            <text:p>$32,000.00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Pre-9 question</text:p>
          </table:table-cell>
          <table:table-cell table:style-name="ce41" table:formula="of:=IF([.B123]&lt;[.B122];&quot;Yes&quot;;&quot;No&quot;)" office:value-type="string" office:string-value="Yes" calcext:value-type="string">
            <text:p>Yes</text:p>
          </table:table-cell>
          <table:table-cell table:style-name="ce41" table:formula="of:=IF([.C123]&lt;[.C122];&quot;Yes&quot;;&quot;No&quot;)" office:value-type="string" office:string-value="Yes" calcext:value-type="string">
            <text:p>Yes</text:p>
          </table:table-cell>
          <table:table-cell table:style-name="ce41" table:formula="of:=IF([.D123]&lt;[.D122];&quot;Yes&quot;;&quot;No&quot;)" office:value-type="string" office:string-value="Yes" calcext:value-type="string">
            <text:p>Yes</text:p>
          </table:table-cell>
          <table:table-cell table:style-name="ce41" table:formula="of:=IF([.E123]&lt;[.E122];&quot;Yes&quot;;&quot;No&quot;)" office:value-type="string" office:string-value="Yes" calcext:value-type="string">
            <text:p>Yes</text:p>
          </table:table-cell>
          <table:table-cell table:style-name="ce41" table:formula="of:=IF([.F123]&lt;[.F122];&quot;Yes&quot;;&quot;No&quot;)" office:value-type="string" office:string-value="Yes" calcext:value-type="string">
            <text:p>Yes</text:p>
          </table:table-cell>
          <table:table-cell table:style-name="ce41" table:formula="of:=IF([.G123]&lt;[.G122];&quot;Yes&quot;;&quot;No&quot;)" office:value-type="string" office:string-value="No" calcext:value-type="string">
            <text:p>No</text:p>
          </table:table-cell>
          <table:table-cell table:style-name="ce41" table:formula="of:=IF([.H123]&lt;[.H122];&quot;Yes&quot;;&quot;No&quot;)" office:value-type="string" office:string-value="Yes" calcext:value-type="string">
            <text:p>Yes</text:p>
          </table:table-cell>
          <table:table-cell table:style-name="ce41" table:formula="of:=IF([.I123]&lt;[.I122];&quot;Yes&quot;;&quot;No&quot;)" office:value-type="string" office:string-value="Yes" calcext:value-type="string">
            <text:p>Yes</text:p>
          </table:table-cell>
          <table:table-cell table:style-name="ce41" table:formula="of:=IF([.J123]&lt;[.J122];&quot;Yes&quot;;&quot;No&quot;)" office:value-type="string" office:string-value="Yes" calcext:value-type="string">
            <text:p>Yes</text:p>
          </table:table-cell>
          <table:table-cell table:style-name="ce41" table:formula="of:=IF([.K123]&lt;[.K122];&quot;Yes&quot;;&quot;No&quot;)" office:value-type="string" office:string-value="Yes" calcext:value-type="string">
            <text:p>Yes</text:p>
          </table:table-cell>
          <table:table-cell table:style-name="ce41" table:formula="of:=IF([.L123]&lt;[.L122];&quot;Yes&quot;;&quot;No&quot;)" office:value-type="string" office:string-value="Yes" calcext:value-type="string">
            <text:p>Yes</text:p>
          </table:table-cell>
          <table:table-cell table:style-name="ce41" table:formula="of:=IF([.M123]&lt;[.M122];&quot;Yes&quot;;&quot;No&quot;)" office:value-type="string" office:string-value="Yes" calcext:value-type="string">
            <text:p>Yes</text:p>
          </table:table-cell>
          <table:table-cell table:number-columns-repeated="1637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1" table:formula="of:=[.B122]-[.B123]" office:value-type="currency" office:currency="USD" office:value="320635" calcext:value-type="currency">
            <text:p>$320,635.00</text:p>
          </table:table-cell>
          <table:table-cell table:style-name="ce41" table:formula="of:=[.C122]-[.C123]" office:value-type="currency" office:currency="USD" office:value="43100" calcext:value-type="currency">
            <text:p>$43,100.00</text:p>
          </table:table-cell>
          <table:table-cell table:style-name="ce41" table:formula="of:=[.D122]-[.D123]" office:value-type="currency" office:currency="USD" office:value="292000" calcext:value-type="currency">
            <text:p>$292,000.00</text:p>
          </table:table-cell>
          <table:table-cell table:style-name="ce41" table:formula="of:=[.E122]-[.E123]" office:value-type="currency" office:currency="USD" office:value="63000" calcext:value-type="currency">
            <text:p>$63,000.00</text:p>
          </table:table-cell>
          <table:table-cell table:style-name="ce41" table:formula="of:=[.F122]-[.F123]" office:value-type="currency" office:currency="USD" office:value="139600" calcext:value-type="currency">
            <text:p>$139,600.00</text:p>
          </table:table-cell>
          <table:table-cell table:style-name="ce41" table:formula="of:=[.G122]-[.G123]" office:value-type="currency" office:currency="USD" office:value="-16000" calcext:value-type="currency">
            <text:p>-$16,000.00</text:p>
          </table:table-cell>
          <table:table-cell table:style-name="ce41" table:formula="of:=[.H122]-[.H123]" office:value-type="currency" office:currency="USD" office:value="74000" calcext:value-type="currency">
            <text:p>$74,000.00</text:p>
          </table:table-cell>
          <table:table-cell table:style-name="ce41" table:formula="of:=[.I122]-[.I123]" office:value-type="currency" office:currency="USD" office:value="174000" calcext:value-type="currency">
            <text:p>$174,000.00</text:p>
          </table:table-cell>
          <table:table-cell table:style-name="ce41" table:formula="of:=[.J122]-[.J123]" office:value-type="currency" office:currency="USD" office:value="127200" calcext:value-type="currency">
            <text:p>$127,200.00</text:p>
          </table:table-cell>
          <table:table-cell table:style-name="ce41" table:formula="of:=[.K122]-[.K123]" office:value-type="currency" office:currency="USD" office:value="68000" calcext:value-type="currency">
            <text:p>$68,000.00</text:p>
          </table:table-cell>
          <table:table-cell table:style-name="ce41" table:formula="of:=[.L122]-[.L123]" office:value-type="currency" office:currency="USD" office:value="114000" calcext:value-type="currency">
            <text:p>$114,000.00</text:p>
          </table:table-cell>
          <table:table-cell table:style-name="ce41" table:formula="of:=[.M122]-[.M123]" office:value-type="currency" office:currency="USD" office:value="103000" calcext:value-type="currency">
            <text:p>$103,000.00</text:p>
          </table:table-cell>
          <table:table-cell table:number-columns-repeated="1637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12" table:style-name="ce41" office:value-type="currency" office:currency="USD" office:value="12000" calcext:value-type="currency">
            <text:p>$12,000.00</text:p>
          </table:table-cell>
          <table:table-cell table:number-columns-repeated="1637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1" table:formula="of:=MAX(0;[.B125]-[.B126])" office:value-type="currency" office:currency="USD" office:value="308635" calcext:value-type="currency">
            <text:p>$308,635.00</text:p>
          </table:table-cell>
          <table:table-cell table:style-name="ce41" table:formula="of:=MAX(0;[.C125]-[.C126])" office:value-type="currency" office:currency="USD" office:value="31100" calcext:value-type="currency">
            <text:p>$31,100.00</text:p>
          </table:table-cell>
          <table:table-cell table:style-name="ce41" table:formula="of:=MAX(0;[.D125]-[.D126])" office:value-type="currency" office:currency="USD" office:value="280000" calcext:value-type="currency">
            <text:p>$280,000.00</text:p>
          </table:table-cell>
          <table:table-cell table:style-name="ce41" table:formula="of:=MAX(0;[.E125]-[.E126])" office:value-type="currency" office:currency="USD" office:value="51000" calcext:value-type="currency">
            <text:p>$51,000.00</text:p>
          </table:table-cell>
          <table:table-cell table:style-name="ce41" table:formula="of:=MAX(0;[.F125]-[.F126])" office:value-type="currency" office:currency="USD" office:value="127600" calcext:value-type="currency">
            <text:p>$127,600.00</text:p>
          </table:table-cell>
          <table:table-cell table:style-name="ce41" table:formula="of:=MAX(0;[.G125]-[.G126])" office:value-type="currency" office:currency="USD" office:value="0" calcext:value-type="currency">
            <text:p>$0.00</text:p>
          </table:table-cell>
          <table:table-cell table:style-name="ce41" table:formula="of:=MAX(0;[.H125]-[.H126])" office:value-type="currency" office:currency="USD" office:value="62000" calcext:value-type="currency">
            <text:p>$62,000.00</text:p>
          </table:table-cell>
          <table:table-cell table:style-name="ce41" table:formula="of:=MAX(0;[.I125]-[.I126])" office:value-type="currency" office:currency="USD" office:value="162000" calcext:value-type="currency">
            <text:p>$162,000.00</text:p>
          </table:table-cell>
          <table:table-cell table:style-name="ce41" table:formula="of:=MAX(0;[.J125]-[.J126])" office:value-type="currency" office:currency="USD" office:value="115200" calcext:value-type="currency">
            <text:p>$115,200.00</text:p>
          </table:table-cell>
          <table:table-cell table:style-name="ce41" table:formula="of:=MAX(0;[.K125]-[.K126])" office:value-type="currency" office:currency="USD" office:value="56000" calcext:value-type="currency">
            <text:p>$56,000.00</text:p>
          </table:table-cell>
          <table:table-cell table:style-name="ce41" table:formula="of:=MAX(0;[.L125]-[.L126])" office:value-type="currency" office:currency="USD" office:value="102000" calcext:value-type="currency">
            <text:p>$102,000.00</text:p>
          </table:table-cell>
          <table:table-cell table:style-name="ce41" table:formula="of:=MAX(0;[.M125]-[.M126])" office:value-type="currency" office:currency="USD" office:value="91000" calcext:value-type="currency">
            <text:p>$91,000.00</text:p>
          </table:table-cell>
          <table:table-cell table:number-columns-repeated="1637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1" table:formula="of:=MIN([.B125:.B126])" office:value-type="currency" office:currency="USD" office:value="12000" calcext:value-type="currency">
            <text:p>$12,000.00</text:p>
          </table:table-cell>
          <table:table-cell table:style-name="ce41" table:formula="of:=MIN([.C125:.C126])" office:value-type="currency" office:currency="USD" office:value="12000" calcext:value-type="currency">
            <text:p>$12,000.00</text:p>
          </table:table-cell>
          <table:table-cell table:style-name="ce41" table:formula="of:=MIN([.D125:.D126])" office:value-type="currency" office:currency="USD" office:value="12000" calcext:value-type="currency">
            <text:p>$12,000.00</text:p>
          </table:table-cell>
          <table:table-cell table:style-name="ce41" table:formula="of:=MIN([.E125:.E126])" office:value-type="currency" office:currency="USD" office:value="12000" calcext:value-type="currency">
            <text:p>$12,000.00</text:p>
          </table:table-cell>
          <table:table-cell table:style-name="ce41" table:formula="of:=MIN([.F125:.F126])" office:value-type="currency" office:currency="USD" office:value="12000" calcext:value-type="currency">
            <text:p>$12,000.00</text:p>
          </table:table-cell>
          <table:table-cell table:style-name="ce41" table:formula="of:=MIN([.G125:.G126])" office:value-type="currency" office:currency="USD" office:value="-16000" calcext:value-type="currency">
            <text:p>-$16,000.00</text:p>
          </table:table-cell>
          <table:table-cell table:style-name="ce41" table:formula="of:=MIN([.H125:.H126])" office:value-type="currency" office:currency="USD" office:value="12000" calcext:value-type="currency">
            <text:p>$12,000.00</text:p>
          </table:table-cell>
          <table:table-cell table:style-name="ce41" table:formula="of:=MIN([.I125:.I126])" office:value-type="currency" office:currency="USD" office:value="12000" calcext:value-type="currency">
            <text:p>$12,000.00</text:p>
          </table:table-cell>
          <table:table-cell table:style-name="ce41" table:formula="of:=MIN([.J125:.J126])" office:value-type="currency" office:currency="USD" office:value="12000" calcext:value-type="currency">
            <text:p>$12,000.00</text:p>
          </table:table-cell>
          <table:table-cell table:style-name="ce41" table:formula="of:=MIN([.K125:.K126])" office:value-type="currency" office:currency="USD" office:value="12000" calcext:value-type="currency">
            <text:p>$12,000.00</text:p>
          </table:table-cell>
          <table:table-cell table:style-name="ce41" table:formula="of:=MIN([.L125:.L126])" office:value-type="currency" office:currency="USD" office:value="12000" calcext:value-type="currency">
            <text:p>$12,000.00</text:p>
          </table:table-cell>
          <table:table-cell table:style-name="ce41" table:formula="of:=MIN([.M125:.M126])" office:value-type="currency" office:currency="USD" office:value="12000" calcext:value-type="currency">
            <text:p>$12,000.00</text:p>
          </table:table-cell>
          <table:table-cell table:number-columns-repeated="1637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1" table:formula="of:=[.B128]/2" office:value-type="currency" office:currency="USD" office:value="6000" calcext:value-type="currency">
            <text:p>$6,000.00</text:p>
          </table:table-cell>
          <table:table-cell table:style-name="ce41" table:formula="of:=[.C128]/2" office:value-type="currency" office:currency="USD" office:value="6000" calcext:value-type="currency">
            <text:p>$6,000.00</text:p>
          </table:table-cell>
          <table:table-cell table:style-name="ce41" table:formula="of:=[.D128]/2" office:value-type="currency" office:currency="USD" office:value="6000" calcext:value-type="currency">
            <text:p>$6,000.00</text:p>
          </table:table-cell>
          <table:table-cell table:style-name="ce41" table:formula="of:=[.E128]/2" office:value-type="currency" office:currency="USD" office:value="6000" calcext:value-type="currency">
            <text:p>$6,000.00</text:p>
          </table:table-cell>
          <table:table-cell table:style-name="ce41" table:formula="of:=[.F128]/2" office:value-type="currency" office:currency="USD" office:value="6000" calcext:value-type="currency">
            <text:p>$6,000.00</text:p>
          </table:table-cell>
          <table:table-cell table:style-name="ce41" table:formula="of:=[.G128]/2" office:value-type="currency" office:currency="USD" office:value="-8000" calcext:value-type="currency">
            <text:p>-$8,000.00</text:p>
          </table:table-cell>
          <table:table-cell table:style-name="ce41" table:formula="of:=[.H128]/2" office:value-type="currency" office:currency="USD" office:value="6000" calcext:value-type="currency">
            <text:p>$6,000.00</text:p>
          </table:table-cell>
          <table:table-cell table:style-name="ce41" table:formula="of:=[.I128]/2" office:value-type="currency" office:currency="USD" office:value="6000" calcext:value-type="currency">
            <text:p>$6,000.00</text:p>
          </table:table-cell>
          <table:table-cell table:style-name="ce41" table:formula="of:=[.J128]/2" office:value-type="currency" office:currency="USD" office:value="6000" calcext:value-type="currency">
            <text:p>$6,000.00</text:p>
          </table:table-cell>
          <table:table-cell table:style-name="ce41" table:formula="of:=[.K128]/2" office:value-type="currency" office:currency="USD" office:value="6000" calcext:value-type="currency">
            <text:p>$6,000.00</text:p>
          </table:table-cell>
          <table:table-cell table:style-name="ce41" table:formula="of:=[.L128]/2" office:value-type="currency" office:currency="USD" office:value="6000" calcext:value-type="currency">
            <text:p>$6,000.00</text:p>
          </table:table-cell>
          <table:table-cell table:style-name="ce41" table:formula="of:=[.M128]/2" office:value-type="currency" office:currency="USD" office:value="6000" calcext:value-type="currency">
            <text:p>$6,000.00</text:p>
          </table:table-cell>
          <table:table-cell table:number-columns-repeated="1637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1" table:formula="of:=MIN([.B129];[.B116])" office:value-type="currency" office:currency="USD" office:value="6000" calcext:value-type="currency">
            <text:p>$6,000.00</text:p>
          </table:table-cell>
          <table:table-cell table:style-name="ce41" table:formula="of:=MIN([.C129];[.C116])" office:value-type="currency" office:currency="USD" office:value="6000" calcext:value-type="currency">
            <text:p>$6,000.00</text:p>
          </table:table-cell>
          <table:table-cell table:style-name="ce41" table:formula="of:=MIN([.D129];[.D116])" office:value-type="currency" office:currency="USD" office:value="0" calcext:value-type="currency">
            <text:p>$0.00</text:p>
          </table:table-cell>
          <table:table-cell table:style-name="ce41" table:formula="of:=MIN([.E129];[.E116])" office:value-type="currency" office:currency="USD" office:value="6000" calcext:value-type="currency">
            <text:p>$6,000.00</text:p>
          </table:table-cell>
          <table:table-cell table:style-name="ce41" table:formula="of:=MIN([.F129];[.F116])" office:value-type="currency" office:currency="USD" office:value="6000" calcext:value-type="currency">
            <text:p>$6,000.00</text:p>
          </table:table-cell>
          <table:table-cell table:style-name="ce41" table:formula="of:=MIN([.G129];[.G116])" office:value-type="currency" office:currency="USD" office:value="-8000" calcext:value-type="currency">
            <text:p>-$8,000.00</text:p>
          </table:table-cell>
          <table:table-cell table:style-name="ce41" table:formula="of:=MIN([.H129];[.H116])" office:value-type="currency" office:currency="USD" office:value="6000" calcext:value-type="currency">
            <text:p>$6,000.00</text:p>
          </table:table-cell>
          <table:table-cell table:style-name="ce41" table:formula="of:=MIN([.I129];[.I116])" office:value-type="currency" office:currency="USD" office:value="6000" calcext:value-type="currency">
            <text:p>$6,000.00</text:p>
          </table:table-cell>
          <table:table-cell table:style-name="ce41" table:formula="of:=MIN([.J129];[.J116])" office:value-type="currency" office:currency="USD" office:value="0" calcext:value-type="currency">
            <text:p>$0.00</text:p>
          </table:table-cell>
          <table:table-cell table:style-name="ce41" table:formula="of:=MIN([.K129];[.K116])" office:value-type="currency" office:currency="USD" office:value="0" calcext:value-type="currency">
            <text:p>$0.00</text:p>
          </table:table-cell>
          <table:table-cell table:style-name="ce41" table:formula="of:=MIN([.L129];[.L116])" office:value-type="currency" office:currency="USD" office:value="6000" calcext:value-type="currency">
            <text:p>$6,000.00</text:p>
          </table:table-cell>
          <table:table-cell table:style-name="ce41" table:formula="of:=MIN([.M129];[.M116]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1" table:formula="of:=[.B127]*0.85" office:value-type="currency" office:currency="USD" office:value="262339.75" calcext:value-type="currency">
            <text:p>$262,339.75</text:p>
          </table:table-cell>
          <table:table-cell table:style-name="ce41" table:formula="of:=[.C127]*0.85" office:value-type="currency" office:currency="USD" office:value="26435" calcext:value-type="currency">
            <text:p>$26,435.00</text:p>
          </table:table-cell>
          <table:table-cell table:style-name="ce41" table:formula="of:=[.D127]*0.85" office:value-type="currency" office:currency="USD" office:value="238000" calcext:value-type="currency">
            <text:p>$238,000.00</text:p>
          </table:table-cell>
          <table:table-cell table:style-name="ce41" table:formula="of:=[.E127]*0.85" office:value-type="currency" office:currency="USD" office:value="43350" calcext:value-type="currency">
            <text:p>$43,350.00</text:p>
          </table:table-cell>
          <table:table-cell table:style-name="ce41" table:formula="of:=[.F127]*0.85" office:value-type="currency" office:currency="USD" office:value="108460" calcext:value-type="currency">
            <text:p>$108,460.00</text:p>
          </table:table-cell>
          <table:table-cell table:style-name="ce41" table:formula="of:=[.G127]*0.85" office:value-type="currency" office:currency="USD" office:value="0" calcext:value-type="currency">
            <text:p>$0.00</text:p>
          </table:table-cell>
          <table:table-cell table:style-name="ce41" table:formula="of:=[.H127]*0.85" office:value-type="currency" office:currency="USD" office:value="52700" calcext:value-type="currency">
            <text:p>$52,700.00</text:p>
          </table:table-cell>
          <table:table-cell table:style-name="ce41" table:formula="of:=[.I127]*0.85" office:value-type="currency" office:currency="USD" office:value="137700" calcext:value-type="currency">
            <text:p>$137,700.00</text:p>
          </table:table-cell>
          <table:table-cell table:style-name="ce41" table:formula="of:=[.J127]*0.85" office:value-type="currency" office:currency="USD" office:value="97920" calcext:value-type="currency">
            <text:p>$97,920.00</text:p>
          </table:table-cell>
          <table:table-cell table:style-name="ce41" table:formula="of:=[.K127]*0.85" office:value-type="currency" office:currency="USD" office:value="47600" calcext:value-type="currency">
            <text:p>$47,600.00</text:p>
          </table:table-cell>
          <table:table-cell table:style-name="ce41" table:formula="of:=[.L127]*0.85" office:value-type="currency" office:currency="USD" office:value="86700" calcext:value-type="currency">
            <text:p>$86,700.00</text:p>
          </table:table-cell>
          <table:table-cell table:style-name="ce41" table:formula="of:=[.M127]*0.85" office:value-type="currency" office:currency="USD" office:value="77350" calcext:value-type="currency">
            <text:p>$77,350.00</text:p>
          </table:table-cell>
          <table:table-cell table:number-columns-repeated="1637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1" table:formula="of:=[.B131]+[.B130]" office:value-type="currency" office:currency="USD" office:value="268339.75" calcext:value-type="currency">
            <text:p>$268,339.75</text:p>
          </table:table-cell>
          <table:table-cell table:style-name="ce41" table:formula="of:=[.C131]+[.C130]" office:value-type="currency" office:currency="USD" office:value="32435" calcext:value-type="currency">
            <text:p>$32,435.00</text:p>
          </table:table-cell>
          <table:table-cell table:style-name="ce41" table:formula="of:=[.D131]+[.D130]" office:value-type="currency" office:currency="USD" office:value="238000" calcext:value-type="currency">
            <text:p>$238,000.00</text:p>
          </table:table-cell>
          <table:table-cell table:style-name="ce41" table:formula="of:=[.E131]+[.E130]" office:value-type="currency" office:currency="USD" office:value="49350" calcext:value-type="currency">
            <text:p>$49,350.00</text:p>
          </table:table-cell>
          <table:table-cell table:style-name="ce41" table:formula="of:=[.F131]+[.F130]" office:value-type="currency" office:currency="USD" office:value="114460" calcext:value-type="currency">
            <text:p>$114,460.00</text:p>
          </table:table-cell>
          <table:table-cell table:style-name="ce41" table:formula="of:=[.G131]+[.G130]" office:value-type="currency" office:currency="USD" office:value="-8000" calcext:value-type="currency">
            <text:p>-$8,000.00</text:p>
          </table:table-cell>
          <table:table-cell table:style-name="ce41" table:formula="of:=[.H131]+[.H130]" office:value-type="currency" office:currency="USD" office:value="58700" calcext:value-type="currency">
            <text:p>$58,700.00</text:p>
          </table:table-cell>
          <table:table-cell table:style-name="ce41" table:formula="of:=[.I131]+[.I130]" office:value-type="currency" office:currency="USD" office:value="143700" calcext:value-type="currency">
            <text:p>$143,700.00</text:p>
          </table:table-cell>
          <table:table-cell table:style-name="ce41" table:formula="of:=[.J131]+[.J130]" office:value-type="currency" office:currency="USD" office:value="97920" calcext:value-type="currency">
            <text:p>$97,920.00</text:p>
          </table:table-cell>
          <table:table-cell table:style-name="ce41" table:formula="of:=[.K131]+[.K130]" office:value-type="currency" office:currency="USD" office:value="47600" calcext:value-type="currency">
            <text:p>$47,600.00</text:p>
          </table:table-cell>
          <table:table-cell table:style-name="ce41" table:formula="of:=[.L131]+[.L130]" office:value-type="currency" office:currency="USD" office:value="92700" calcext:value-type="currency">
            <text:p>$92,700.00</text:p>
          </table:table-cell>
          <table:table-cell table:style-name="ce41" table:formula="of:=[.M131]+[.M130]" office:value-type="currency" office:currency="USD" office:value="77350" calcext:value-type="currency">
            <text:p>$77,350.00</text:p>
          </table:table-cell>
          <table:table-cell table:number-columns-repeated="1637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1" table:formula="of:=[.B115]*0.85" office:value-type="currency" office:currency="USD" office:value="40800" calcext:value-type="currency">
            <text:p>$40,800.00</text:p>
          </table:table-cell>
          <table:table-cell table:style-name="ce41" table:formula="of:=[.C115]*0.85" office:value-type="currency" office:currency="USD" office:value="40800" calcext:value-type="currency">
            <text:p>$40,800.00</text:p>
          </table:table-cell>
          <table:table-cell table:style-name="ce41" table:formula="of:=[.D115]*0.85" office:value-type="currency" office:currency="USD" office:value="0" calcext:value-type="currency">
            <text:p>$0.00</text:p>
          </table:table-cell>
          <table:table-cell table:style-name="ce41" table:formula="of:=[.E115]*0.85" office:value-type="currency" office:currency="USD" office:value="40800" calcext:value-type="currency">
            <text:p>$40,800.00</text:p>
          </table:table-cell>
          <table:table-cell table:style-name="ce41" table:formula="of:=[.F115]*0.85" office:value-type="currency" office:currency="USD" office:value="40800" calcext:value-type="currency">
            <text:p>$40,800.00</text:p>
          </table:table-cell>
          <table:table-cell table:style-name="ce41" table:formula="of:=[.G115]*0.85" office:value-type="currency" office:currency="USD" office:value="27200" calcext:value-type="currency">
            <text:p>$27,200.00</text:p>
          </table:table-cell>
          <table:table-cell table:style-name="ce41" table:formula="of:=[.H115]*0.85" office:value-type="currency" office:currency="USD" office:value="42500" calcext:value-type="currency">
            <text:p>$42,500.00</text:p>
          </table:table-cell>
          <table:table-cell table:style-name="ce41" table:formula="of:=[.I115]*0.85" office:value-type="currency" office:currency="USD" office:value="42500" calcext:value-type="currency">
            <text:p>$42,500.00</text:p>
          </table:table-cell>
          <table:table-cell table:style-name="ce41" table:formula="of:=[.J115]*0.85" office:value-type="currency" office:currency="USD" office:value="0" calcext:value-type="currency">
            <text:p>$0.00</text:p>
          </table:table-cell>
          <table:table-cell table:style-name="ce41" table:formula="of:=[.K115]*0.85" office:value-type="currency" office:currency="USD" office:value="0" calcext:value-type="currency">
            <text:p>$0.00</text:p>
          </table:table-cell>
          <table:table-cell table:style-name="ce41" table:formula="of:=[.L115]*0.85" office:value-type="currency" office:currency="USD" office:value="40800" calcext:value-type="currency">
            <text:p>$40,800.00</text:p>
          </table:table-cell>
          <table:table-cell table:style-name="ce41" table:formula="of:=[.M115]*0.85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1" table:formula="of:=MIN([.B132:.B133])" office:value-type="currency" office:currency="USD" office:value="40800" calcext:value-type="currency">
            <text:p>$40,800.00</text:p>
          </table:table-cell>
          <table:table-cell table:style-name="ce41" table:formula="of:=MIN([.C132:.C133])" office:value-type="currency" office:currency="USD" office:value="32435" calcext:value-type="currency">
            <text:p>$32,435.00</text:p>
          </table:table-cell>
          <table:table-cell table:style-name="ce41" table:formula="of:=MIN([.D132:.D133])" office:value-type="currency" office:currency="USD" office:value="0" calcext:value-type="currency">
            <text:p>$0.00</text:p>
          </table:table-cell>
          <table:table-cell table:style-name="ce41" table:formula="of:=MIN([.E132:.E133])" office:value-type="currency" office:currency="USD" office:value="40800" calcext:value-type="currency">
            <text:p>$40,800.00</text:p>
          </table:table-cell>
          <table:table-cell table:style-name="ce41" table:formula="of:=MIN([.F132:.F133])" office:value-type="currency" office:currency="USD" office:value="40800" calcext:value-type="currency">
            <text:p>$40,800.00</text:p>
          </table:table-cell>
          <table:table-cell table:style-name="ce41" table:formula="of:=MIN([.G132:.G133])" office:value-type="currency" office:currency="USD" office:value="-8000" calcext:value-type="currency">
            <text:p>-$8,000.00</text:p>
          </table:table-cell>
          <table:table-cell table:style-name="ce41" table:formula="of:=MIN([.H132:.H133])" office:value-type="currency" office:currency="USD" office:value="42500" calcext:value-type="currency">
            <text:p>$42,500.00</text:p>
          </table:table-cell>
          <table:table-cell table:style-name="ce41" table:formula="of:=MIN([.I132:.I133])" office:value-type="currency" office:currency="USD" office:value="42500" calcext:value-type="currency">
            <text:p>$42,500.00</text:p>
          </table:table-cell>
          <table:table-cell table:style-name="ce41" table:formula="of:=MIN([.J132:.J133])" office:value-type="currency" office:currency="USD" office:value="0" calcext:value-type="currency">
            <text:p>$0.00</text:p>
          </table:table-cell>
          <table:table-cell table:style-name="ce41" table:formula="of:=MIN([.K132:.K133])" office:value-type="currency" office:currency="USD" office:value="0" calcext:value-type="currency">
            <text:p>$0.00</text:p>
          </table:table-cell>
          <table:table-cell table:style-name="ce41" table:formula="of:=MIN([.L132:.L133])" office:value-type="currency" office:currency="USD" office:value="40800" calcext:value-type="currency">
            <text:p>$40,800.00</text:p>
          </table:table-cell>
          <table:table-cell table:style-name="ce41" table:formula="of:=MIN([.M132:.M133]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17" office:value-type="string" calcext:value-type="string" table:number-columns-spanned="2" table:number-rows-spanned="1">
            <text:p>Tax Table 1 (used by 1040, line 16)</text:p>
          </table:table-cell>
          <table:covered-table-cell table:style-name="ce26"/>
          <table:table-cell table:style-name="ce26" table:number-columns-repeated="16381"/>
          <table:table-cell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1040 line 15 taxable income</text:p>
          </table:table-cell>
          <table:table-cell table:formula="of:=[.B34]" office:value-type="currency" office:currency="USD" office:value="340235" calcext:value-type="currency">
            <text:p>$340,235.00</text:p>
          </table:table-cell>
          <table:table-cell table:formula="of:=[.C34]" office:value-type="currency" office:currency="USD" office:value="54335" calcext:value-type="currency">
            <text:p>$54,335.00</text:p>
          </table:table-cell>
          <table:table-cell table:formula="of:=[.D34]" office:value-type="currency" office:currency="USD" office:value="294800" calcext:value-type="currency">
            <text:p>$294,800.00</text:p>
          </table:table-cell>
          <table:table-cell table:formula="of:=[.E34]" office:value-type="currency" office:currency="USD" office:value="82600" calcext:value-type="currency">
            <text:p>$82,600.00</text:p>
          </table:table-cell>
          <table:table-cell table:formula="of:=[.F34]" office:value-type="currency" office:currency="USD" office:value="159200" calcext:value-type="currency">
            <text:p>$159,200.00</text:p>
          </table:table-cell>
          <table:table-cell table:formula="of:=[.G34]" office:value-type="currency" office:currency="USD" office:value="0" calcext:value-type="currency">
            <text:p>$0.00</text:p>
          </table:table-cell>
          <table:table-cell table:formula="of:=[.H34]" office:value-type="currency" office:currency="USD" office:value="94300" calcext:value-type="currency">
            <text:p>$94,300.00</text:p>
          </table:table-cell>
          <table:table-cell table:formula="of:=[.I34]" office:value-type="currency" office:currency="USD" office:value="194300" calcext:value-type="currency">
            <text:p>$194,300.00</text:p>
          </table:table-cell>
          <table:table-cell table:formula="of:=[.J34]" office:value-type="currency" office:currency="USD" office:value="130000" calcext:value-type="currency">
            <text:p>$130,000.00</text:p>
          </table:table-cell>
          <table:table-cell table:formula="of:=[.K34]" office:value-type="currency" office:currency="USD" office:value="70800" calcext:value-type="currency">
            <text:p>$70,800.00</text:p>
          </table:table-cell>
          <table:table-cell table:formula="of:=[.L34]" office:value-type="currency" office:currency="USD" office:value="133600" calcext:value-type="currency">
            <text:p>$133,600.00</text:p>
          </table:table-cell>
          <table:table-cell table:formula="of:=[.M34]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min</text:p>
          </table:table-cell>
          <table:table-cell office:value-type="currency" office:currency="USD" office:value="0" calcext:value-type="currency">
            <text:p>$0.00</text:p>
          </table:table-cell>
          <table:table-cell table:formula="of:=[.B140]" office:value-type="currency" office:currency="USD" office:value="0" calcext:value-type="currency">
            <text:p>$0.00</text:p>
          </table:table-cell>
          <table:table-cell table:formula="of:=[.C140]" office:value-type="currency" office:currency="USD" office:value="0" calcext:value-type="currency">
            <text:p>$0.00</text:p>
          </table:table-cell>
          <table:table-cell table:formula="of:=[.D140]" office:value-type="currency" office:currency="USD" office:value="0" calcext:value-type="currency">
            <text:p>$0.00</text:p>
          </table:table-cell>
          <table:table-cell table:formula="of:=[.E140]" office:value-type="currency" office:currency="USD" office:value="0" calcext:value-type="currency">
            <text:p>$0.00</text:p>
          </table:table-cell>
          <table:table-cell table:formula="of:=[.F140]" office:value-type="currency" office:currency="USD" office:value="0" calcext:value-type="currency">
            <text:p>$0.00</text:p>
          </table:table-cell>
          <table:table-cell table:formula="of:=[.G140]" office:value-type="currency" office:currency="USD" office:value="0" calcext:value-type="currency">
            <text:p>$0.00</text:p>
          </table:table-cell>
          <table:table-cell table:formula="of:=[.H140]" office:value-type="currency" office:currency="USD" office:value="0" calcext:value-type="currency">
            <text:p>$0.00</text:p>
          </table:table-cell>
          <table:table-cell table:formula="of:=[.I140]" office:value-type="currency" office:currency="USD" office:value="0" calcext:value-type="currency">
            <text:p>$0.00</text:p>
          </table:table-cell>
          <table:table-cell table:formula="of:=[.J140]" office:value-type="currency" office:currency="USD" office:value="0" calcext:value-type="currency">
            <text:p>$0.00</text:p>
          </table:table-cell>
          <table:table-cell table:formula="of:=[.K140]" office:value-type="currency" office:currency="USD" office:value="0" calcext:value-type="currency">
            <text:p>$0.00</text:p>
          </table:table-cell>
          <table:table-cell table:formula="of:=[.L140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min</text:p>
          </table:table-cell>
          <table:table-cell table:formula="of:=[.B148]" office:value-type="currency" office:currency="USD" office:value="23200" calcext:value-type="currency">
            <text:p>$23,200.00</text:p>
          </table:table-cell>
          <table:table-cell table:formula="of:=[.B141]" office:value-type="currency" office:currency="USD" office:value="23200" calcext:value-type="currency">
            <text:p>$23,200.00</text:p>
          </table:table-cell>
          <table:table-cell table:formula="of:=[.C141]" office:value-type="currency" office:currency="USD" office:value="23200" calcext:value-type="currency">
            <text:p>$23,200.00</text:p>
          </table:table-cell>
          <table:table-cell table:formula="of:=[.D141]" office:value-type="currency" office:currency="USD" office:value="23200" calcext:value-type="currency">
            <text:p>$23,200.00</text:p>
          </table:table-cell>
          <table:table-cell table:formula="of:=[.E141]" office:value-type="currency" office:currency="USD" office:value="23200" calcext:value-type="currency">
            <text:p>$23,200.00</text:p>
          </table:table-cell>
          <table:table-cell table:formula="of:=[.F141]" office:value-type="currency" office:currency="USD" office:value="23200" calcext:value-type="currency">
            <text:p>$23,200.00</text:p>
          </table:table-cell>
          <table:table-cell table:formula="of:=[.G141]" office:value-type="currency" office:currency="USD" office:value="23200" calcext:value-type="currency">
            <text:p>$23,200.00</text:p>
          </table:table-cell>
          <table:table-cell table:formula="of:=[.H141]" office:value-type="currency" office:currency="USD" office:value="23200" calcext:value-type="currency">
            <text:p>$23,200.00</text:p>
          </table:table-cell>
          <table:table-cell table:formula="of:=[.I141]" office:value-type="currency" office:currency="USD" office:value="23200" calcext:value-type="currency">
            <text:p>$23,200.00</text:p>
          </table:table-cell>
          <table:table-cell table:formula="of:=[.J141]" office:value-type="currency" office:currency="USD" office:value="23200" calcext:value-type="currency">
            <text:p>$23,200.00</text:p>
          </table:table-cell>
          <table:table-cell table:formula="of:=[.K141]" office:value-type="currency" office:currency="USD" office:value="23200" calcext:value-type="currency">
            <text:p>$23,200.00</text:p>
          </table:table-cell>
          <table:table-cell table:formula="of:=[.L141]" office:value-type="currency" office:currency="USD" office:value="23200" calcext:value-type="currency">
            <text:p>$23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min</text:p>
          </table:table-cell>
          <table:table-cell table:formula="of:=[.B149]" office:value-type="currency" office:currency="USD" office:value="94300" calcext:value-type="currency">
            <text:p>$94,300.00</text:p>
          </table:table-cell>
          <table:table-cell table:formula="of:=[.B142]" office:value-type="currency" office:currency="USD" office:value="94300" calcext:value-type="currency">
            <text:p>$94,300.00</text:p>
          </table:table-cell>
          <table:table-cell table:formula="of:=[.C142]" office:value-type="currency" office:currency="USD" office:value="94300" calcext:value-type="currency">
            <text:p>$94,300.00</text:p>
          </table:table-cell>
          <table:table-cell table:formula="of:=[.D142]" office:value-type="currency" office:currency="USD" office:value="94300" calcext:value-type="currency">
            <text:p>$94,300.00</text:p>
          </table:table-cell>
          <table:table-cell table:formula="of:=[.E142]" office:value-type="currency" office:currency="USD" office:value="94300" calcext:value-type="currency">
            <text:p>$94,300.00</text:p>
          </table:table-cell>
          <table:table-cell table:formula="of:=[.F142]" office:value-type="currency" office:currency="USD" office:value="94300" calcext:value-type="currency">
            <text:p>$94,300.00</text:p>
          </table:table-cell>
          <table:table-cell table:formula="of:=[.G142]" office:value-type="currency" office:currency="USD" office:value="94300" calcext:value-type="currency">
            <text:p>$94,300.00</text:p>
          </table:table-cell>
          <table:table-cell table:formula="of:=[.H142]" office:value-type="currency" office:currency="USD" office:value="94300" calcext:value-type="currency">
            <text:p>$94,300.00</text:p>
          </table:table-cell>
          <table:table-cell table:formula="of:=[.I142]" office:value-type="currency" office:currency="USD" office:value="94300" calcext:value-type="currency">
            <text:p>$94,300.00</text:p>
          </table:table-cell>
          <table:table-cell table:formula="of:=[.J142]" office:value-type="currency" office:currency="USD" office:value="94300" calcext:value-type="currency">
            <text:p>$94,300.00</text:p>
          </table:table-cell>
          <table:table-cell table:formula="of:=[.K142]" office:value-type="currency" office:currency="USD" office:value="94300" calcext:value-type="currency">
            <text:p>$94,300.00</text:p>
          </table:table-cell>
          <table:table-cell table:formula="of:=[.L142]" office:value-type="currency" office:currency="USD" office:value="94300" calcext:value-type="currency">
            <text:p>$94,3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min</text:p>
          </table:table-cell>
          <table:table-cell table:formula="of:=[.B150]" office:value-type="currency" office:currency="USD" office:value="201050" calcext:value-type="currency">
            <text:p>$201,050.00</text:p>
          </table:table-cell>
          <table:table-cell table:formula="of:=[.B143]" office:value-type="currency" office:currency="USD" office:value="201050" calcext:value-type="currency">
            <text:p>$201,050.00</text:p>
          </table:table-cell>
          <table:table-cell table:formula="of:=[.C143]" office:value-type="currency" office:currency="USD" office:value="201050" calcext:value-type="currency">
            <text:p>$201,050.00</text:p>
          </table:table-cell>
          <table:table-cell table:formula="of:=[.D143]" office:value-type="currency" office:currency="USD" office:value="201050" calcext:value-type="currency">
            <text:p>$201,050.00</text:p>
          </table:table-cell>
          <table:table-cell table:formula="of:=[.E143]" office:value-type="currency" office:currency="USD" office:value="201050" calcext:value-type="currency">
            <text:p>$201,050.00</text:p>
          </table:table-cell>
          <table:table-cell table:formula="of:=[.F143]" office:value-type="currency" office:currency="USD" office:value="201050" calcext:value-type="currency">
            <text:p>$201,050.00</text:p>
          </table:table-cell>
          <table:table-cell table:formula="of:=[.G143]" office:value-type="currency" office:currency="USD" office:value="201050" calcext:value-type="currency">
            <text:p>$201,050.00</text:p>
          </table:table-cell>
          <table:table-cell table:formula="of:=[.H143]" office:value-type="currency" office:currency="USD" office:value="201050" calcext:value-type="currency">
            <text:p>$201,050.00</text:p>
          </table:table-cell>
          <table:table-cell table:formula="of:=[.I143]" office:value-type="currency" office:currency="USD" office:value="201050" calcext:value-type="currency">
            <text:p>$201,050.00</text:p>
          </table:table-cell>
          <table:table-cell table:formula="of:=[.J143]" office:value-type="currency" office:currency="USD" office:value="201050" calcext:value-type="currency">
            <text:p>$201,050.00</text:p>
          </table:table-cell>
          <table:table-cell table:formula="of:=[.K143]" office:value-type="currency" office:currency="USD" office:value="201050" calcext:value-type="currency">
            <text:p>$201,050.00</text:p>
          </table:table-cell>
          <table:table-cell table:formula="of:=[.L143]" office:value-type="currency" office:currency="USD" office:value="201050" calcext:value-type="currency">
            <text:p>$201,0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min</text:p>
          </table:table-cell>
          <table:table-cell table:formula="of:=[.B151]" office:value-type="currency" office:currency="USD" office:value="383900" calcext:value-type="currency">
            <text:p>$383,900.00</text:p>
          </table:table-cell>
          <table:table-cell table:formula="of:=[.B144]" office:value-type="currency" office:currency="USD" office:value="383900" calcext:value-type="currency">
            <text:p>$383,900.00</text:p>
          </table:table-cell>
          <table:table-cell table:formula="of:=[.C144]" office:value-type="currency" office:currency="USD" office:value="383900" calcext:value-type="currency">
            <text:p>$383,900.00</text:p>
          </table:table-cell>
          <table:table-cell table:formula="of:=[.D144]" office:value-type="currency" office:currency="USD" office:value="383900" calcext:value-type="currency">
            <text:p>$383,900.00</text:p>
          </table:table-cell>
          <table:table-cell table:formula="of:=[.E144]" office:value-type="currency" office:currency="USD" office:value="383900" calcext:value-type="currency">
            <text:p>$383,900.00</text:p>
          </table:table-cell>
          <table:table-cell table:formula="of:=[.F144]" office:value-type="currency" office:currency="USD" office:value="383900" calcext:value-type="currency">
            <text:p>$383,900.00</text:p>
          </table:table-cell>
          <table:table-cell table:formula="of:=[.G144]" office:value-type="currency" office:currency="USD" office:value="383900" calcext:value-type="currency">
            <text:p>$383,900.00</text:p>
          </table:table-cell>
          <table:table-cell table:formula="of:=[.H144]" office:value-type="currency" office:currency="USD" office:value="383900" calcext:value-type="currency">
            <text:p>$383,900.00</text:p>
          </table:table-cell>
          <table:table-cell table:formula="of:=[.I144]" office:value-type="currency" office:currency="USD" office:value="383900" calcext:value-type="currency">
            <text:p>$383,900.00</text:p>
          </table:table-cell>
          <table:table-cell table:formula="of:=[.J144]" office:value-type="currency" office:currency="USD" office:value="383900" calcext:value-type="currency">
            <text:p>$383,900.00</text:p>
          </table:table-cell>
          <table:table-cell table:formula="of:=[.K144]" office:value-type="currency" office:currency="USD" office:value="383900" calcext:value-type="currency">
            <text:p>$383,900.00</text:p>
          </table:table-cell>
          <table:table-cell table:formula="of:=[.L144]" office:value-type="currency" office:currency="USD" office:value="383900" calcext:value-type="currency">
            <text:p>$383,9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6 min</text:p>
          </table:table-cell>
          <table:table-cell table:formula="of:=[.B152]" office:value-type="currency" office:currency="USD" office:value="487450" calcext:value-type="currency">
            <text:p>$487,450.00</text:p>
          </table:table-cell>
          <table:table-cell table:formula="of:=[.B145]" office:value-type="currency" office:currency="USD" office:value="487450" calcext:value-type="currency">
            <text:p>$487,450.00</text:p>
          </table:table-cell>
          <table:table-cell table:formula="of:=[.C145]" office:value-type="currency" office:currency="USD" office:value="487450" calcext:value-type="currency">
            <text:p>$487,450.00</text:p>
          </table:table-cell>
          <table:table-cell table:formula="of:=[.D145]" office:value-type="currency" office:currency="USD" office:value="487450" calcext:value-type="currency">
            <text:p>$487,450.00</text:p>
          </table:table-cell>
          <table:table-cell table:formula="of:=[.E145]" office:value-type="currency" office:currency="USD" office:value="487450" calcext:value-type="currency">
            <text:p>$487,450.00</text:p>
          </table:table-cell>
          <table:table-cell table:formula="of:=[.F145]" office:value-type="currency" office:currency="USD" office:value="487450" calcext:value-type="currency">
            <text:p>$487,450.00</text:p>
          </table:table-cell>
          <table:table-cell table:formula="of:=[.G145]" office:value-type="currency" office:currency="USD" office:value="487450" calcext:value-type="currency">
            <text:p>$487,450.00</text:p>
          </table:table-cell>
          <table:table-cell table:formula="of:=[.H145]" office:value-type="currency" office:currency="USD" office:value="487450" calcext:value-type="currency">
            <text:p>$487,450.00</text:p>
          </table:table-cell>
          <table:table-cell table:formula="of:=[.I145]" office:value-type="currency" office:currency="USD" office:value="487450" calcext:value-type="currency">
            <text:p>$487,450.00</text:p>
          </table:table-cell>
          <table:table-cell table:formula="of:=[.J145]" office:value-type="currency" office:currency="USD" office:value="487450" calcext:value-type="currency">
            <text:p>$487,450.00</text:p>
          </table:table-cell>
          <table:table-cell table:formula="of:=[.K145]" office:value-type="currency" office:currency="USD" office:value="487450" calcext:value-type="currency">
            <text:p>$487,450.00</text:p>
          </table:table-cell>
          <table:table-cell table:formula="of:=[.L145]" office:value-type="currency" office:currency="USD" office:value="487450" calcext:value-type="currency">
            <text:p>$487,4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7 min</text:p>
          </table:table-cell>
          <table:table-cell table:formula="of:=[.B153]" office:value-type="currency" office:currency="USD" office:value="731200" calcext:value-type="currency">
            <text:p>$731,200.00</text:p>
          </table:table-cell>
          <table:table-cell table:formula="of:=[.B146]" office:value-type="currency" office:currency="USD" office:value="731200" calcext:value-type="currency">
            <text:p>$731,200.00</text:p>
          </table:table-cell>
          <table:table-cell table:formula="of:=[.C146]" office:value-type="currency" office:currency="USD" office:value="731200" calcext:value-type="currency">
            <text:p>$731,200.00</text:p>
          </table:table-cell>
          <table:table-cell table:formula="of:=[.D146]" office:value-type="currency" office:currency="USD" office:value="731200" calcext:value-type="currency">
            <text:p>$731,200.00</text:p>
          </table:table-cell>
          <table:table-cell table:formula="of:=[.E146]" office:value-type="currency" office:currency="USD" office:value="731200" calcext:value-type="currency">
            <text:p>$731,200.00</text:p>
          </table:table-cell>
          <table:table-cell table:formula="of:=[.F146]" office:value-type="currency" office:currency="USD" office:value="731200" calcext:value-type="currency">
            <text:p>$731,200.00</text:p>
          </table:table-cell>
          <table:table-cell table:formula="of:=[.G146]" office:value-type="currency" office:currency="USD" office:value="731200" calcext:value-type="currency">
            <text:p>$731,200.00</text:p>
          </table:table-cell>
          <table:table-cell table:formula="of:=[.H146]" office:value-type="currency" office:currency="USD" office:value="731200" calcext:value-type="currency">
            <text:p>$731,200.00</text:p>
          </table:table-cell>
          <table:table-cell table:formula="of:=[.I146]" office:value-type="currency" office:currency="USD" office:value="731200" calcext:value-type="currency">
            <text:p>$731,200.00</text:p>
          </table:table-cell>
          <table:table-cell table:formula="of:=[.J146]" office:value-type="currency" office:currency="USD" office:value="731200" calcext:value-type="currency">
            <text:p>$731,200.00</text:p>
          </table:table-cell>
          <table:table-cell table:formula="of:=[.K146]" office:value-type="currency" office:currency="USD" office:value="731200" calcext:value-type="currency">
            <text:p>$731,200.00</text:p>
          </table:table-cell>
          <table:table-cell table:formula="of:=[.L146]" office:value-type="currency" office:currency="USD" office:value="731200" calcext:value-type="currency">
            <text:p>$731,200.00</text:p>
          </table:table-cell>
          <table:table-cell table:number-columns-repeated="16371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bracket 1 max</text:p>
          </table:table-cell>
          <table:table-cell office:value-type="currency" office:currency="USD" office:value="23200" calcext:value-type="currency">
            <text:p>$23,200.00</text:p>
          </table:table-cell>
          <table:table-cell table:formula="of:=[.B148]" office:value-type="currency" office:currency="USD" office:value="23200" calcext:value-type="currency">
            <text:p>$23,200.00</text:p>
          </table:table-cell>
          <table:table-cell table:formula="of:=[.C148]" office:value-type="currency" office:currency="USD" office:value="23200" calcext:value-type="currency">
            <text:p>$23,200.00</text:p>
          </table:table-cell>
          <table:table-cell table:formula="of:=[.D148]" office:value-type="currency" office:currency="USD" office:value="23200" calcext:value-type="currency">
            <text:p>$23,200.00</text:p>
          </table:table-cell>
          <table:table-cell table:formula="of:=[.E148]" office:value-type="currency" office:currency="USD" office:value="23200" calcext:value-type="currency">
            <text:p>$23,200.00</text:p>
          </table:table-cell>
          <table:table-cell table:formula="of:=[.F148]" office:value-type="currency" office:currency="USD" office:value="23200" calcext:value-type="currency">
            <text:p>$23,200.00</text:p>
          </table:table-cell>
          <table:table-cell table:formula="of:=[.G148]" office:value-type="currency" office:currency="USD" office:value="23200" calcext:value-type="currency">
            <text:p>$23,200.00</text:p>
          </table:table-cell>
          <table:table-cell table:formula="of:=[.H148]" office:value-type="currency" office:currency="USD" office:value="23200" calcext:value-type="currency">
            <text:p>$23,200.00</text:p>
          </table:table-cell>
          <table:table-cell table:formula="of:=[.I148]" office:value-type="currency" office:currency="USD" office:value="23200" calcext:value-type="currency">
            <text:p>$23,200.00</text:p>
          </table:table-cell>
          <table:table-cell table:formula="of:=[.J148]" office:value-type="currency" office:currency="USD" office:value="23200" calcext:value-type="currency">
            <text:p>$23,200.00</text:p>
          </table:table-cell>
          <table:table-cell table:formula="of:=[.K148]" office:value-type="currency" office:currency="USD" office:value="23200" calcext:value-type="currency">
            <text:p>$23,200.00</text:p>
          </table:table-cell>
          <table:table-cell table:formula="of:=[.L148]" office:value-type="currency" office:currency="USD" office:value="23200" calcext:value-type="currency">
            <text:p>$23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max</text:p>
          </table:table-cell>
          <table:table-cell office:value-type="currency" office:currency="USD" office:value="94300" calcext:value-type="currency">
            <text:p>$94,300.00</text:p>
          </table:table-cell>
          <table:table-cell table:formula="of:=[.B149]" office:value-type="currency" office:currency="USD" office:value="94300" calcext:value-type="currency">
            <text:p>$94,300.00</text:p>
          </table:table-cell>
          <table:table-cell table:formula="of:=[.C149]" office:value-type="currency" office:currency="USD" office:value="94300" calcext:value-type="currency">
            <text:p>$94,300.00</text:p>
          </table:table-cell>
          <table:table-cell table:formula="of:=[.D149]" office:value-type="currency" office:currency="USD" office:value="94300" calcext:value-type="currency">
            <text:p>$94,300.00</text:p>
          </table:table-cell>
          <table:table-cell table:formula="of:=[.E149]" office:value-type="currency" office:currency="USD" office:value="94300" calcext:value-type="currency">
            <text:p>$94,300.00</text:p>
          </table:table-cell>
          <table:table-cell table:formula="of:=[.F149]" office:value-type="currency" office:currency="USD" office:value="94300" calcext:value-type="currency">
            <text:p>$94,300.00</text:p>
          </table:table-cell>
          <table:table-cell table:formula="of:=[.G149]" office:value-type="currency" office:currency="USD" office:value="94300" calcext:value-type="currency">
            <text:p>$94,300.00</text:p>
          </table:table-cell>
          <table:table-cell table:formula="of:=[.H149]" office:value-type="currency" office:currency="USD" office:value="94300" calcext:value-type="currency">
            <text:p>$94,300.00</text:p>
          </table:table-cell>
          <table:table-cell table:formula="of:=[.I149]" office:value-type="currency" office:currency="USD" office:value="94300" calcext:value-type="currency">
            <text:p>$94,300.00</text:p>
          </table:table-cell>
          <table:table-cell table:formula="of:=[.J149]" office:value-type="currency" office:currency="USD" office:value="94300" calcext:value-type="currency">
            <text:p>$94,300.00</text:p>
          </table:table-cell>
          <table:table-cell table:formula="of:=[.K149]" office:value-type="currency" office:currency="USD" office:value="94300" calcext:value-type="currency">
            <text:p>$94,300.00</text:p>
          </table:table-cell>
          <table:table-cell table:formula="of:=[.L149]" office:value-type="currency" office:currency="USD" office:value="94300" calcext:value-type="currency">
            <text:p>$94,3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max</text:p>
          </table:table-cell>
          <table:table-cell office:value-type="currency" office:currency="USD" office:value="201050" calcext:value-type="currency">
            <text:p>$201,050.00</text:p>
          </table:table-cell>
          <table:table-cell table:formula="of:=[.B150]" office:value-type="currency" office:currency="USD" office:value="201050" calcext:value-type="currency">
            <text:p>$201,050.00</text:p>
          </table:table-cell>
          <table:table-cell table:formula="of:=[.C150]" office:value-type="currency" office:currency="USD" office:value="201050" calcext:value-type="currency">
            <text:p>$201,050.00</text:p>
          </table:table-cell>
          <table:table-cell table:formula="of:=[.D150]" office:value-type="currency" office:currency="USD" office:value="201050" calcext:value-type="currency">
            <text:p>$201,050.00</text:p>
          </table:table-cell>
          <table:table-cell table:formula="of:=[.E150]" office:value-type="currency" office:currency="USD" office:value="201050" calcext:value-type="currency">
            <text:p>$201,050.00</text:p>
          </table:table-cell>
          <table:table-cell table:formula="of:=[.F150]" office:value-type="currency" office:currency="USD" office:value="201050" calcext:value-type="currency">
            <text:p>$201,050.00</text:p>
          </table:table-cell>
          <table:table-cell table:formula="of:=[.G150]" office:value-type="currency" office:currency="USD" office:value="201050" calcext:value-type="currency">
            <text:p>$201,050.00</text:p>
          </table:table-cell>
          <table:table-cell table:formula="of:=[.H150]" office:value-type="currency" office:currency="USD" office:value="201050" calcext:value-type="currency">
            <text:p>$201,050.00</text:p>
          </table:table-cell>
          <table:table-cell table:formula="of:=[.I150]" office:value-type="currency" office:currency="USD" office:value="201050" calcext:value-type="currency">
            <text:p>$201,050.00</text:p>
          </table:table-cell>
          <table:table-cell table:formula="of:=[.J150]" office:value-type="currency" office:currency="USD" office:value="201050" calcext:value-type="currency">
            <text:p>$201,050.00</text:p>
          </table:table-cell>
          <table:table-cell table:formula="of:=[.K150]" office:value-type="currency" office:currency="USD" office:value="201050" calcext:value-type="currency">
            <text:p>$201,050.00</text:p>
          </table:table-cell>
          <table:table-cell table:formula="of:=[.L150]" office:value-type="currency" office:currency="USD" office:value="201050" calcext:value-type="currency">
            <text:p>$201,0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max</text:p>
          </table:table-cell>
          <table:table-cell office:value-type="currency" office:currency="USD" office:value="383900" calcext:value-type="currency">
            <text:p>$383,900.00</text:p>
          </table:table-cell>
          <table:table-cell table:formula="of:=[.B151]" office:value-type="currency" office:currency="USD" office:value="383900" calcext:value-type="currency">
            <text:p>$383,900.00</text:p>
          </table:table-cell>
          <table:table-cell table:formula="of:=[.C151]" office:value-type="currency" office:currency="USD" office:value="383900" calcext:value-type="currency">
            <text:p>$383,900.00</text:p>
          </table:table-cell>
          <table:table-cell table:formula="of:=[.D151]" office:value-type="currency" office:currency="USD" office:value="383900" calcext:value-type="currency">
            <text:p>$383,900.00</text:p>
          </table:table-cell>
          <table:table-cell table:formula="of:=[.E151]" office:value-type="currency" office:currency="USD" office:value="383900" calcext:value-type="currency">
            <text:p>$383,900.00</text:p>
          </table:table-cell>
          <table:table-cell table:formula="of:=[.F151]" office:value-type="currency" office:currency="USD" office:value="383900" calcext:value-type="currency">
            <text:p>$383,900.00</text:p>
          </table:table-cell>
          <table:table-cell table:formula="of:=[.G151]" office:value-type="currency" office:currency="USD" office:value="383900" calcext:value-type="currency">
            <text:p>$383,900.00</text:p>
          </table:table-cell>
          <table:table-cell table:formula="of:=[.H151]" office:value-type="currency" office:currency="USD" office:value="383900" calcext:value-type="currency">
            <text:p>$383,900.00</text:p>
          </table:table-cell>
          <table:table-cell table:formula="of:=[.I151]" office:value-type="currency" office:currency="USD" office:value="383900" calcext:value-type="currency">
            <text:p>$383,900.00</text:p>
          </table:table-cell>
          <table:table-cell table:formula="of:=[.J151]" office:value-type="currency" office:currency="USD" office:value="383900" calcext:value-type="currency">
            <text:p>$383,900.00</text:p>
          </table:table-cell>
          <table:table-cell table:formula="of:=[.K151]" office:value-type="currency" office:currency="USD" office:value="383900" calcext:value-type="currency">
            <text:p>$383,900.00</text:p>
          </table:table-cell>
          <table:table-cell table:formula="of:=[.L151]" office:value-type="currency" office:currency="USD" office:value="383900" calcext:value-type="currency">
            <text:p>$383,9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max</text:p>
          </table:table-cell>
          <table:table-cell office:value-type="currency" office:currency="USD" office:value="487450" calcext:value-type="currency">
            <text:p>$487,450.00</text:p>
          </table:table-cell>
          <table:table-cell table:formula="of:=[.B152]" office:value-type="currency" office:currency="USD" office:value="487450" calcext:value-type="currency">
            <text:p>$487,450.00</text:p>
          </table:table-cell>
          <table:table-cell table:formula="of:=[.C152]" office:value-type="currency" office:currency="USD" office:value="487450" calcext:value-type="currency">
            <text:p>$487,450.00</text:p>
          </table:table-cell>
          <table:table-cell table:formula="of:=[.D152]" office:value-type="currency" office:currency="USD" office:value="487450" calcext:value-type="currency">
            <text:p>$487,450.00</text:p>
          </table:table-cell>
          <table:table-cell table:formula="of:=[.E152]" office:value-type="currency" office:currency="USD" office:value="487450" calcext:value-type="currency">
            <text:p>$487,450.00</text:p>
          </table:table-cell>
          <table:table-cell table:formula="of:=[.F152]" office:value-type="currency" office:currency="USD" office:value="487450" calcext:value-type="currency">
            <text:p>$487,450.00</text:p>
          </table:table-cell>
          <table:table-cell table:formula="of:=[.G152]" office:value-type="currency" office:currency="USD" office:value="487450" calcext:value-type="currency">
            <text:p>$487,450.00</text:p>
          </table:table-cell>
          <table:table-cell table:formula="of:=[.H152]" office:value-type="currency" office:currency="USD" office:value="487450" calcext:value-type="currency">
            <text:p>$487,450.00</text:p>
          </table:table-cell>
          <table:table-cell table:formula="of:=[.I152]" office:value-type="currency" office:currency="USD" office:value="487450" calcext:value-type="currency">
            <text:p>$487,450.00</text:p>
          </table:table-cell>
          <table:table-cell table:formula="of:=[.J152]" office:value-type="currency" office:currency="USD" office:value="487450" calcext:value-type="currency">
            <text:p>$487,450.00</text:p>
          </table:table-cell>
          <table:table-cell table:formula="of:=[.K152]" office:value-type="currency" office:currency="USD" office:value="487450" calcext:value-type="currency">
            <text:p>$487,450.00</text:p>
          </table:table-cell>
          <table:table-cell table:formula="of:=[.L152]" office:value-type="currency" office:currency="USD" office:value="487450" calcext:value-type="currency">
            <text:p>$487,4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6 max</text:p>
          </table:table-cell>
          <table:table-cell office:value-type="currency" office:currency="USD" office:value="731200" calcext:value-type="currency">
            <text:p>$731,200.00</text:p>
          </table:table-cell>
          <table:table-cell table:formula="of:=[.B153]" office:value-type="currency" office:currency="USD" office:value="731200" calcext:value-type="currency">
            <text:p>$731,200.00</text:p>
          </table:table-cell>
          <table:table-cell table:formula="of:=[.C153]" office:value-type="currency" office:currency="USD" office:value="731200" calcext:value-type="currency">
            <text:p>$731,200.00</text:p>
          </table:table-cell>
          <table:table-cell table:formula="of:=[.D153]" office:value-type="currency" office:currency="USD" office:value="731200" calcext:value-type="currency">
            <text:p>$731,200.00</text:p>
          </table:table-cell>
          <table:table-cell table:formula="of:=[.E153]" office:value-type="currency" office:currency="USD" office:value="731200" calcext:value-type="currency">
            <text:p>$731,200.00</text:p>
          </table:table-cell>
          <table:table-cell table:formula="of:=[.F153]" office:value-type="currency" office:currency="USD" office:value="731200" calcext:value-type="currency">
            <text:p>$731,200.00</text:p>
          </table:table-cell>
          <table:table-cell table:formula="of:=[.G153]" office:value-type="currency" office:currency="USD" office:value="731200" calcext:value-type="currency">
            <text:p>$731,200.00</text:p>
          </table:table-cell>
          <table:table-cell table:formula="of:=[.H153]" office:value-type="currency" office:currency="USD" office:value="731200" calcext:value-type="currency">
            <text:p>$731,200.00</text:p>
          </table:table-cell>
          <table:table-cell table:formula="of:=[.I153]" office:value-type="currency" office:currency="USD" office:value="731200" calcext:value-type="currency">
            <text:p>$731,200.00</text:p>
          </table:table-cell>
          <table:table-cell table:formula="of:=[.J153]" office:value-type="currency" office:currency="USD" office:value="731200" calcext:value-type="currency">
            <text:p>$731,200.00</text:p>
          </table:table-cell>
          <table:table-cell table:formula="of:=[.K153]" office:value-type="currency" office:currency="USD" office:value="731200" calcext:value-type="currency">
            <text:p>$731,200.00</text:p>
          </table:table-cell>
          <table:table-cell table:formula="of:=[.L153]" office:value-type="currency" office:currency="USD" office:value="731200" calcext:value-type="currency">
            <text:p>$731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7 max</text:p>
          </table:table-cell>
          <table:table-cell office:value-type="currency" office:currency="USD" office:value="10000000" calcext:value-type="currency">
            <text:p>$10,000,000.00</text:p>
          </table:table-cell>
          <table:table-cell table:number-columns-repeated="16382"/>
        </table:table-row>
        <table:table-row table:style-name="ro1">
          <table:table-cell/>
          <table:table-cell table:style-name="Default"/>
          <table:table-cell table:formula="of:=[.B155]" office:value-type="currency" office:currency="USD" office:value="0" calcext:value-type="currency">
            <text:p>$0.00</text:p>
          </table:table-cell>
          <table:table-cell table:formula="of:=[.C155]" office:value-type="currency" office:currency="USD" office:value="0" calcext:value-type="currency">
            <text:p>$0.00</text:p>
          </table:table-cell>
          <table:table-cell table:formula="of:=[.D155]" office:value-type="currency" office:currency="USD" office:value="0" calcext:value-type="currency">
            <text:p>$0.00</text:p>
          </table:table-cell>
          <table:table-cell table:formula="of:=[.E155]" office:value-type="currency" office:currency="USD" office:value="0" calcext:value-type="currency">
            <text:p>$0.00</text:p>
          </table:table-cell>
          <table:table-cell table:formula="of:=[.F155]" office:value-type="currency" office:currency="USD" office:value="0" calcext:value-type="currency">
            <text:p>$0.00</text:p>
          </table:table-cell>
          <table:table-cell table:formula="of:=[.G155]" office:value-type="currency" office:currency="USD" office:value="0" calcext:value-type="currency">
            <text:p>$0.00</text:p>
          </table:table-cell>
          <table:table-cell table:formula="of:=[.H155]" office:value-type="currency" office:currency="USD" office:value="0" calcext:value-type="currency">
            <text:p>$0.00</text:p>
          </table:table-cell>
          <table:table-cell table:formula="of:=[.I155]" office:value-type="currency" office:currency="USD" office:value="0" calcext:value-type="currency">
            <text:p>$0.00</text:p>
          </table:table-cell>
          <table:table-cell table:formula="of:=[.J155]" office:value-type="currency" office:currency="USD" office:value="0" calcext:value-type="currency">
            <text:p>$0.00</text:p>
          </table:table-cell>
          <table:table-cell table:formula="of:=[.K155]" office:value-type="currency" office:currency="USD" office:value="0" calcext:value-type="currency">
            <text:p>$0.00</text:p>
          </table:table-cell>
          <table:table-cell table:formula="of:=[.L155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1 rate</text:p>
          </table:table-cell>
          <table:table-cell table:style-name="ce12" office:value-type="percentage" office:value="0.1" calcext:value-type="percentage">
            <text:p>10%</text:p>
          </table:table-cell>
          <table:table-cell table:formula="of:=[.B156]" office:value-type="currency" office:currency="USD" office:value="0.1" calcext:value-type="currency">
            <text:p>$0.10</text:p>
          </table:table-cell>
          <table:table-cell table:formula="of:=[.C156]" office:value-type="currency" office:currency="USD" office:value="0.1" calcext:value-type="currency">
            <text:p>$0.10</text:p>
          </table:table-cell>
          <table:table-cell table:formula="of:=[.D156]" office:value-type="currency" office:currency="USD" office:value="0.1" calcext:value-type="currency">
            <text:p>$0.10</text:p>
          </table:table-cell>
          <table:table-cell table:formula="of:=[.E156]" office:value-type="currency" office:currency="USD" office:value="0.1" calcext:value-type="currency">
            <text:p>$0.10</text:p>
          </table:table-cell>
          <table:table-cell table:formula="of:=[.F156]" office:value-type="currency" office:currency="USD" office:value="0.1" calcext:value-type="currency">
            <text:p>$0.10</text:p>
          </table:table-cell>
          <table:table-cell table:formula="of:=[.G156]" office:value-type="currency" office:currency="USD" office:value="0.1" calcext:value-type="currency">
            <text:p>$0.10</text:p>
          </table:table-cell>
          <table:table-cell table:formula="of:=[.H156]" office:value-type="currency" office:currency="USD" office:value="0.1" calcext:value-type="currency">
            <text:p>$0.10</text:p>
          </table:table-cell>
          <table:table-cell table:formula="of:=[.I156]" office:value-type="currency" office:currency="USD" office:value="0.1" calcext:value-type="currency">
            <text:p>$0.10</text:p>
          </table:table-cell>
          <table:table-cell table:formula="of:=[.J156]" office:value-type="currency" office:currency="USD" office:value="0.1" calcext:value-type="currency">
            <text:p>$0.10</text:p>
          </table:table-cell>
          <table:table-cell table:formula="of:=[.K156]" office:value-type="currency" office:currency="USD" office:value="0.1" calcext:value-type="currency">
            <text:p>$0.10</text:p>
          </table:table-cell>
          <table:table-cell table:formula="of:=[.L156]" office:value-type="currency" office:currency="USD" office:value="0.1" calcext:value-type="currency">
            <text:p>$0.1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rate</text:p>
          </table:table-cell>
          <table:table-cell table:style-name="ce12" office:value-type="percentage" office:value="0.12" calcext:value-type="percentage">
            <text:p>12%</text:p>
          </table:table-cell>
          <table:table-cell table:formula="of:=[.B157]" office:value-type="currency" office:currency="USD" office:value="0.12" calcext:value-type="currency">
            <text:p>$0.12</text:p>
          </table:table-cell>
          <table:table-cell table:formula="of:=[.C157]" office:value-type="currency" office:currency="USD" office:value="0.12" calcext:value-type="currency">
            <text:p>$0.12</text:p>
          </table:table-cell>
          <table:table-cell table:formula="of:=[.D157]" office:value-type="currency" office:currency="USD" office:value="0.12" calcext:value-type="currency">
            <text:p>$0.12</text:p>
          </table:table-cell>
          <table:table-cell table:formula="of:=[.E157]" office:value-type="currency" office:currency="USD" office:value="0.12" calcext:value-type="currency">
            <text:p>$0.12</text:p>
          </table:table-cell>
          <table:table-cell table:formula="of:=[.F157]" office:value-type="currency" office:currency="USD" office:value="0.12" calcext:value-type="currency">
            <text:p>$0.12</text:p>
          </table:table-cell>
          <table:table-cell table:formula="of:=[.G157]" office:value-type="currency" office:currency="USD" office:value="0.12" calcext:value-type="currency">
            <text:p>$0.12</text:p>
          </table:table-cell>
          <table:table-cell table:formula="of:=[.H157]" office:value-type="currency" office:currency="USD" office:value="0.12" calcext:value-type="currency">
            <text:p>$0.12</text:p>
          </table:table-cell>
          <table:table-cell table:formula="of:=[.I157]" office:value-type="currency" office:currency="USD" office:value="0.12" calcext:value-type="currency">
            <text:p>$0.12</text:p>
          </table:table-cell>
          <table:table-cell table:formula="of:=[.J157]" office:value-type="currency" office:currency="USD" office:value="0.12" calcext:value-type="currency">
            <text:p>$0.12</text:p>
          </table:table-cell>
          <table:table-cell table:formula="of:=[.K157]" office:value-type="currency" office:currency="USD" office:value="0.12" calcext:value-type="currency">
            <text:p>$0.12</text:p>
          </table:table-cell>
          <table:table-cell table:formula="of:=[.L157]" office:value-type="currency" office:currency="USD" office:value="0.12" calcext:value-type="currency">
            <text:p>$0.1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rate</text:p>
          </table:table-cell>
          <table:table-cell table:style-name="ce12" office:value-type="percentage" office:value="0.22" calcext:value-type="percentage">
            <text:p>22%</text:p>
          </table:table-cell>
          <table:table-cell table:formula="of:=[.B158]" office:value-type="currency" office:currency="USD" office:value="0.22" calcext:value-type="currency">
            <text:p>$0.22</text:p>
          </table:table-cell>
          <table:table-cell table:formula="of:=[.C158]" office:value-type="currency" office:currency="USD" office:value="0.22" calcext:value-type="currency">
            <text:p>$0.22</text:p>
          </table:table-cell>
          <table:table-cell table:formula="of:=[.D158]" office:value-type="currency" office:currency="USD" office:value="0.22" calcext:value-type="currency">
            <text:p>$0.22</text:p>
          </table:table-cell>
          <table:table-cell table:formula="of:=[.E158]" office:value-type="currency" office:currency="USD" office:value="0.22" calcext:value-type="currency">
            <text:p>$0.22</text:p>
          </table:table-cell>
          <table:table-cell table:formula="of:=[.F158]" office:value-type="currency" office:currency="USD" office:value="0.22" calcext:value-type="currency">
            <text:p>$0.22</text:p>
          </table:table-cell>
          <table:table-cell table:formula="of:=[.G158]" office:value-type="currency" office:currency="USD" office:value="0.22" calcext:value-type="currency">
            <text:p>$0.22</text:p>
          </table:table-cell>
          <table:table-cell table:formula="of:=[.H158]" office:value-type="currency" office:currency="USD" office:value="0.22" calcext:value-type="currency">
            <text:p>$0.22</text:p>
          </table:table-cell>
          <table:table-cell table:formula="of:=[.I158]" office:value-type="currency" office:currency="USD" office:value="0.22" calcext:value-type="currency">
            <text:p>$0.22</text:p>
          </table:table-cell>
          <table:table-cell table:formula="of:=[.J158]" office:value-type="currency" office:currency="USD" office:value="0.22" calcext:value-type="currency">
            <text:p>$0.22</text:p>
          </table:table-cell>
          <table:table-cell table:formula="of:=[.K158]" office:value-type="currency" office:currency="USD" office:value="0.22" calcext:value-type="currency">
            <text:p>$0.22</text:p>
          </table:table-cell>
          <table:table-cell table:formula="of:=[.L158]" office:value-type="currency" office:currency="USD" office:value="0.22" calcext:value-type="currency">
            <text:p>$0.2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rate</text:p>
          </table:table-cell>
          <table:table-cell table:style-name="ce12" office:value-type="percentage" office:value="0.24" calcext:value-type="percentage">
            <text:p>24%</text:p>
          </table:table-cell>
          <table:table-cell table:formula="of:=[.B159]" office:value-type="currency" office:currency="USD" office:value="0.24" calcext:value-type="currency">
            <text:p>$0.24</text:p>
          </table:table-cell>
          <table:table-cell table:formula="of:=[.C159]" office:value-type="currency" office:currency="USD" office:value="0.24" calcext:value-type="currency">
            <text:p>$0.24</text:p>
          </table:table-cell>
          <table:table-cell table:formula="of:=[.D159]" office:value-type="currency" office:currency="USD" office:value="0.24" calcext:value-type="currency">
            <text:p>$0.24</text:p>
          </table:table-cell>
          <table:table-cell table:formula="of:=[.E159]" office:value-type="currency" office:currency="USD" office:value="0.24" calcext:value-type="currency">
            <text:p>$0.24</text:p>
          </table:table-cell>
          <table:table-cell table:formula="of:=[.F159]" office:value-type="currency" office:currency="USD" office:value="0.24" calcext:value-type="currency">
            <text:p>$0.24</text:p>
          </table:table-cell>
          <table:table-cell table:formula="of:=[.G159]" office:value-type="currency" office:currency="USD" office:value="0.24" calcext:value-type="currency">
            <text:p>$0.24</text:p>
          </table:table-cell>
          <table:table-cell table:formula="of:=[.H159]" office:value-type="currency" office:currency="USD" office:value="0.24" calcext:value-type="currency">
            <text:p>$0.24</text:p>
          </table:table-cell>
          <table:table-cell table:formula="of:=[.I159]" office:value-type="currency" office:currency="USD" office:value="0.24" calcext:value-type="currency">
            <text:p>$0.24</text:p>
          </table:table-cell>
          <table:table-cell table:formula="of:=[.J159]" office:value-type="currency" office:currency="USD" office:value="0.24" calcext:value-type="currency">
            <text:p>$0.24</text:p>
          </table:table-cell>
          <table:table-cell table:formula="of:=[.K159]" office:value-type="currency" office:currency="USD" office:value="0.24" calcext:value-type="currency">
            <text:p>$0.24</text:p>
          </table:table-cell>
          <table:table-cell table:formula="of:=[.L159]" office:value-type="currency" office:currency="USD" office:value="0.24" calcext:value-type="currency">
            <text:p>$0.2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rate</text:p>
          </table:table-cell>
          <table:table-cell table:style-name="ce12" office:value-type="percentage" office:value="0.32" calcext:value-type="percentage">
            <text:p>32%</text:p>
          </table:table-cell>
          <table:table-cell table:formula="of:=[.B160]" office:value-type="currency" office:currency="USD" office:value="0.32" calcext:value-type="currency">
            <text:p>$0.32</text:p>
          </table:table-cell>
          <table:table-cell table:formula="of:=[.C160]" office:value-type="currency" office:currency="USD" office:value="0.32" calcext:value-type="currency">
            <text:p>$0.32</text:p>
          </table:table-cell>
          <table:table-cell table:formula="of:=[.D160]" office:value-type="currency" office:currency="USD" office:value="0.32" calcext:value-type="currency">
            <text:p>$0.32</text:p>
          </table:table-cell>
          <table:table-cell table:formula="of:=[.E160]" office:value-type="currency" office:currency="USD" office:value="0.32" calcext:value-type="currency">
            <text:p>$0.32</text:p>
          </table:table-cell>
          <table:table-cell table:formula="of:=[.F160]" office:value-type="currency" office:currency="USD" office:value="0.32" calcext:value-type="currency">
            <text:p>$0.32</text:p>
          </table:table-cell>
          <table:table-cell table:formula="of:=[.G160]" office:value-type="currency" office:currency="USD" office:value="0.32" calcext:value-type="currency">
            <text:p>$0.32</text:p>
          </table:table-cell>
          <table:table-cell table:formula="of:=[.H160]" office:value-type="currency" office:currency="USD" office:value="0.32" calcext:value-type="currency">
            <text:p>$0.32</text:p>
          </table:table-cell>
          <table:table-cell table:formula="of:=[.I160]" office:value-type="currency" office:currency="USD" office:value="0.32" calcext:value-type="currency">
            <text:p>$0.32</text:p>
          </table:table-cell>
          <table:table-cell table:formula="of:=[.J160]" office:value-type="currency" office:currency="USD" office:value="0.32" calcext:value-type="currency">
            <text:p>$0.32</text:p>
          </table:table-cell>
          <table:table-cell table:formula="of:=[.K160]" office:value-type="currency" office:currency="USD" office:value="0.32" calcext:value-type="currency">
            <text:p>$0.32</text:p>
          </table:table-cell>
          <table:table-cell table:formula="of:=[.L160]" office:value-type="currency" office:currency="USD" office:value="0.32" calcext:value-type="currency">
            <text:p>$0.3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6 rate</text:p>
          </table:table-cell>
          <table:table-cell table:style-name="ce12" office:value-type="percentage" office:value="0.35" calcext:value-type="percentage">
            <text:p>35%</text:p>
          </table:table-cell>
          <table:table-cell table:formula="of:=[.B161]" office:value-type="currency" office:currency="USD" office:value="0.35" calcext:value-type="currency">
            <text:p>$0.35</text:p>
          </table:table-cell>
          <table:table-cell table:formula="of:=[.C161]" office:value-type="currency" office:currency="USD" office:value="0.35" calcext:value-type="currency">
            <text:p>$0.35</text:p>
          </table:table-cell>
          <table:table-cell table:formula="of:=[.D161]" office:value-type="currency" office:currency="USD" office:value="0.35" calcext:value-type="currency">
            <text:p>$0.35</text:p>
          </table:table-cell>
          <table:table-cell table:formula="of:=[.E161]" office:value-type="currency" office:currency="USD" office:value="0.35" calcext:value-type="currency">
            <text:p>$0.35</text:p>
          </table:table-cell>
          <table:table-cell table:formula="of:=[.F161]" office:value-type="currency" office:currency="USD" office:value="0.35" calcext:value-type="currency">
            <text:p>$0.35</text:p>
          </table:table-cell>
          <table:table-cell table:formula="of:=[.G161]" office:value-type="currency" office:currency="USD" office:value="0.35" calcext:value-type="currency">
            <text:p>$0.35</text:p>
          </table:table-cell>
          <table:table-cell table:formula="of:=[.H161]" office:value-type="currency" office:currency="USD" office:value="0.35" calcext:value-type="currency">
            <text:p>$0.35</text:p>
          </table:table-cell>
          <table:table-cell table:formula="of:=[.I161]" office:value-type="currency" office:currency="USD" office:value="0.35" calcext:value-type="currency">
            <text:p>$0.35</text:p>
          </table:table-cell>
          <table:table-cell table:formula="of:=[.J161]" office:value-type="currency" office:currency="USD" office:value="0.35" calcext:value-type="currency">
            <text:p>$0.35</text:p>
          </table:table-cell>
          <table:table-cell table:formula="of:=[.K161]" office:value-type="currency" office:currency="USD" office:value="0.35" calcext:value-type="currency">
            <text:p>$0.35</text:p>
          </table:table-cell>
          <table:table-cell table:formula="of:=[.L161]" office:value-type="currency" office:currency="USD" office:value="0.35" calcext:value-type="currency">
            <text:p>$0.3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7 rate</text:p>
          </table:table-cell>
          <table:table-cell table:style-name="ce12" office:value-type="percentage" office:value="0.37" calcext:value-type="percentage">
            <text:p>37%</text:p>
          </table:table-cell>
          <table:table-cell table:formula="of:=[.B162]" office:value-type="currency" office:currency="USD" office:value="0.37" calcext:value-type="currency">
            <text:p>$0.37</text:p>
          </table:table-cell>
          <table:table-cell table:formula="of:=[.C162]" office:value-type="currency" office:currency="USD" office:value="0.37" calcext:value-type="currency">
            <text:p>$0.37</text:p>
          </table:table-cell>
          <table:table-cell table:formula="of:=[.D162]" office:value-type="currency" office:currency="USD" office:value="0.37" calcext:value-type="currency">
            <text:p>$0.37</text:p>
          </table:table-cell>
          <table:table-cell table:formula="of:=[.E162]" office:value-type="currency" office:currency="USD" office:value="0.37" calcext:value-type="currency">
            <text:p>$0.37</text:p>
          </table:table-cell>
          <table:table-cell table:formula="of:=[.F162]" office:value-type="currency" office:currency="USD" office:value="0.37" calcext:value-type="currency">
            <text:p>$0.37</text:p>
          </table:table-cell>
          <table:table-cell table:formula="of:=[.G162]" office:value-type="currency" office:currency="USD" office:value="0.37" calcext:value-type="currency">
            <text:p>$0.37</text:p>
          </table:table-cell>
          <table:table-cell table:formula="of:=[.H162]" office:value-type="currency" office:currency="USD" office:value="0.37" calcext:value-type="currency">
            <text:p>$0.37</text:p>
          </table:table-cell>
          <table:table-cell table:formula="of:=[.I162]" office:value-type="currency" office:currency="USD" office:value="0.37" calcext:value-type="currency">
            <text:p>$0.37</text:p>
          </table:table-cell>
          <table:table-cell table:formula="of:=[.J162]" office:value-type="currency" office:currency="USD" office:value="0.37" calcext:value-type="currency">
            <text:p>$0.37</text:p>
          </table:table-cell>
          <table:table-cell table:formula="of:=[.K162]" office:value-type="currency" office:currency="USD" office:value="0.37" calcext:value-type="currency">
            <text:p>$0.37</text:p>
          </table:table-cell>
          <table:table-cell table:formula="of:=[.L162]" office:value-type="currency" office:currency="USD" office:value="0.37" calcext:value-type="currency">
            <text:p>$0.37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granularity</text:p>
          </table:table-cell>
          <table:table-cell table:formula="of:=IF([.B138]&lt;3000;25;50)" office:value-type="currency" office:currency="USD" office:value="50" calcext:value-type="currency">
            <text:p>$50.00</text:p>
          </table:table-cell>
          <table:table-cell table:formula="of:=IF([.C138]&lt;3000;25;50)" office:value-type="currency" office:currency="USD" office:value="50" calcext:value-type="currency">
            <text:p>$50.00</text:p>
          </table:table-cell>
          <table:table-cell table:formula="of:=IF([.D138]&lt;3000;25;50)" office:value-type="currency" office:currency="USD" office:value="50" calcext:value-type="currency">
            <text:p>$50.00</text:p>
          </table:table-cell>
          <table:table-cell table:formula="of:=IF([.E138]&lt;3000;25;50)" office:value-type="currency" office:currency="USD" office:value="50" calcext:value-type="currency">
            <text:p>$50.00</text:p>
          </table:table-cell>
          <table:table-cell table:formula="of:=IF([.F138]&lt;3000;25;50)" office:value-type="currency" office:currency="USD" office:value="50" calcext:value-type="currency">
            <text:p>$50.00</text:p>
          </table:table-cell>
          <table:table-cell table:formula="of:=IF([.G138]&lt;3000;25;50)" office:value-type="currency" office:currency="USD" office:value="25" calcext:value-type="currency">
            <text:p>$25.00</text:p>
          </table:table-cell>
          <table:table-cell table:formula="of:=IF([.H138]&lt;3000;25;50)" office:value-type="currency" office:currency="USD" office:value="50" calcext:value-type="currency">
            <text:p>$50.00</text:p>
          </table:table-cell>
          <table:table-cell table:formula="of:=IF([.I138]&lt;3000;25;50)" office:value-type="currency" office:currency="USD" office:value="50" calcext:value-type="currency">
            <text:p>$50.00</text:p>
          </table:table-cell>
          <table:table-cell table:formula="of:=IF([.J138]&lt;3000;25;50)" office:value-type="currency" office:currency="USD" office:value="50" calcext:value-type="currency">
            <text:p>$50.00</text:p>
          </table:table-cell>
          <table:table-cell table:formula="of:=IF([.K138]&lt;3000;25;50)" office:value-type="currency" office:currency="USD" office:value="50" calcext:value-type="currency">
            <text:p>$50.00</text:p>
          </table:table-cell>
          <table:table-cell table:formula="of:=IF([.L138]&lt;3000;25;50)" office:value-type="currency" office:currency="USD" office:value="50" calcext:value-type="currency">
            <text:p>$50.00</text:p>
          </table:table-cell>
          <table:table-cell table:formula="of:=IF([.M138]&lt;3000;25;50)" office:value-type="currency" office:currency="USD" office:value="50" calcext:value-type="currency">
            <text:p>$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oor</text:p>
          </table:table-cell>
          <table:table-cell table:formula="of:=FLOOR([.B138]/[.B164])*[.B164]" office:value-type="currency" office:currency="USD" office:value="340200" calcext:value-type="currency">
            <text:p>$340,200.00</text:p>
          </table:table-cell>
          <table:table-cell table:formula="of:=FLOOR([.C138]/[.C164])*[.C164]" office:value-type="currency" office:currency="USD" office:value="54300" calcext:value-type="currency">
            <text:p>$54,300.00</text:p>
          </table:table-cell>
          <table:table-cell table:formula="of:=FLOOR([.D138]/[.D164])*[.D164]" office:value-type="currency" office:currency="USD" office:value="294800" calcext:value-type="currency">
            <text:p>$294,800.00</text:p>
          </table:table-cell>
          <table:table-cell table:formula="of:=FLOOR([.E138]/[.E164])*[.E164]" office:value-type="currency" office:currency="USD" office:value="82600" calcext:value-type="currency">
            <text:p>$82,600.00</text:p>
          </table:table-cell>
          <table:table-cell table:formula="of:=FLOOR([.F138]/[.F164])*[.F164]" office:value-type="currency" office:currency="USD" office:value="159200" calcext:value-type="currency">
            <text:p>$159,200.00</text:p>
          </table:table-cell>
          <table:table-cell table:formula="of:=FLOOR([.G138]/[.G164])*[.G164]" office:value-type="currency" office:currency="USD" office:value="0" calcext:value-type="currency">
            <text:p>$0.00</text:p>
          </table:table-cell>
          <table:table-cell table:formula="of:=FLOOR([.H138]/[.H164])*[.H164]" office:value-type="currency" office:currency="USD" office:value="94300" calcext:value-type="currency">
            <text:p>$94,300.00</text:p>
          </table:table-cell>
          <table:table-cell table:formula="of:=FLOOR([.I138]/[.I164])*[.I164]" office:value-type="currency" office:currency="USD" office:value="194300" calcext:value-type="currency">
            <text:p>$194,300.00</text:p>
          </table:table-cell>
          <table:table-cell table:formula="of:=FLOOR([.J138]/[.J164])*[.J164]" office:value-type="currency" office:currency="USD" office:value="130000" calcext:value-type="currency">
            <text:p>$130,000.00</text:p>
          </table:table-cell>
          <table:table-cell table:formula="of:=FLOOR([.K138]/[.K164])*[.K164]" office:value-type="currency" office:currency="USD" office:value="70800" calcext:value-type="currency">
            <text:p>$70,800.00</text:p>
          </table:table-cell>
          <table:table-cell table:formula="of:=FLOOR([.L138]/[.L164])*[.L164]" office:value-type="currency" office:currency="USD" office:value="133600" calcext:value-type="currency">
            <text:p>$133,600.00</text:p>
          </table:table-cell>
          <table:table-cell table:formula="of:=FLOOR([.M138]/[.M164])*[.M164]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eiling</text:p>
          </table:table-cell>
          <table:table-cell table:formula="of:=CEILING([.B138]/[.B164])*[.B164]" office:value-type="currency" office:currency="USD" office:value="340250" calcext:value-type="currency">
            <text:p>$340,250.00</text:p>
          </table:table-cell>
          <table:table-cell table:formula="of:=CEILING([.C138]/[.C164])*[.C164]" office:value-type="currency" office:currency="USD" office:value="54350" calcext:value-type="currency">
            <text:p>$54,350.00</text:p>
          </table:table-cell>
          <table:table-cell table:formula="of:=CEILING([.D138]/[.D164])*[.D164]" office:value-type="currency" office:currency="USD" office:value="294800" calcext:value-type="currency">
            <text:p>$294,800.00</text:p>
          </table:table-cell>
          <table:table-cell table:formula="of:=CEILING([.E138]/[.E164])*[.E164]" office:value-type="currency" office:currency="USD" office:value="82600" calcext:value-type="currency">
            <text:p>$82,600.00</text:p>
          </table:table-cell>
          <table:table-cell table:formula="of:=CEILING([.F138]/[.F164])*[.F164]" office:value-type="currency" office:currency="USD" office:value="159200" calcext:value-type="currency">
            <text:p>$159,200.00</text:p>
          </table:table-cell>
          <table:table-cell table:formula="of:=CEILING([.G138]/[.G164])*[.G164]" office:value-type="currency" office:currency="USD" office:value="0" calcext:value-type="currency">
            <text:p>$0.00</text:p>
          </table:table-cell>
          <table:table-cell table:formula="of:=CEILING([.H138]/[.H164])*[.H164]" office:value-type="currency" office:currency="USD" office:value="94300" calcext:value-type="currency">
            <text:p>$94,300.00</text:p>
          </table:table-cell>
          <table:table-cell table:formula="of:=CEILING([.I138]/[.I164])*[.I164]" office:value-type="currency" office:currency="USD" office:value="194300" calcext:value-type="currency">
            <text:p>$194,300.00</text:p>
          </table:table-cell>
          <table:table-cell table:formula="of:=CEILING([.J138]/[.J164])*[.J164]" office:value-type="currency" office:currency="USD" office:value="130000" calcext:value-type="currency">
            <text:p>$130,000.00</text:p>
          </table:table-cell>
          <table:table-cell table:formula="of:=CEILING([.K138]/[.K164])*[.K164]" office:value-type="currency" office:currency="USD" office:value="70800" calcext:value-type="currency">
            <text:p>$70,800.00</text:p>
          </table:table-cell>
          <table:table-cell table:formula="of:=CEILING([.L138]/[.L164])*[.L164]" office:value-type="currency" office:currency="USD" office:value="133600" calcext:value-type="currency">
            <text:p>$133,600.00</text:p>
          </table:table-cell>
          <table:table-cell table:formula="of:=CEILING([.M138]/[.M164])*[.M164]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eiling revised</text:p>
          </table:table-cell>
          <table:table-cell table:formula="of:=IF([.B166]=[.B165];[.B165]+[.B164];[.B166])" office:value-type="currency" office:currency="USD" office:value="340250" calcext:value-type="currency">
            <text:p>$340,250.00</text:p>
          </table:table-cell>
          <table:table-cell table:formula="of:=IF([.C166]=[.C165];[.C165]+[.C164];[.C166])" office:value-type="currency" office:currency="USD" office:value="54350" calcext:value-type="currency">
            <text:p>$54,350.00</text:p>
          </table:table-cell>
          <table:table-cell table:formula="of:=IF([.D166]=[.D165];[.D165]+[.D164];[.D166])" office:value-type="currency" office:currency="USD" office:value="294850" calcext:value-type="currency">
            <text:p>$294,850.00</text:p>
          </table:table-cell>
          <table:table-cell table:formula="of:=IF([.E166]=[.E165];[.E165]+[.E164];[.E166])" office:value-type="currency" office:currency="USD" office:value="82650" calcext:value-type="currency">
            <text:p>$82,650.00</text:p>
          </table:table-cell>
          <table:table-cell table:formula="of:=IF([.F166]=[.F165];[.F165]+[.F164];[.F166])" office:value-type="currency" office:currency="USD" office:value="159250" calcext:value-type="currency">
            <text:p>$159,250.00</text:p>
          </table:table-cell>
          <table:table-cell table:formula="of:=IF([.G166]=[.G165];[.G165]+[.G164];[.G166])" office:value-type="currency" office:currency="USD" office:value="25" calcext:value-type="currency">
            <text:p>$25.00</text:p>
          </table:table-cell>
          <table:table-cell table:formula="of:=IF([.H166]=[.H165];[.H165]+[.H164];[.H166])" office:value-type="currency" office:currency="USD" office:value="94350" calcext:value-type="currency">
            <text:p>$94,350.00</text:p>
          </table:table-cell>
          <table:table-cell table:formula="of:=IF([.I166]=[.I165];[.I165]+[.I164];[.I166])" office:value-type="currency" office:currency="USD" office:value="194350" calcext:value-type="currency">
            <text:p>$194,350.00</text:p>
          </table:table-cell>
          <table:table-cell table:formula="of:=IF([.J166]=[.J165];[.J165]+[.J164];[.J166])" office:value-type="currency" office:currency="USD" office:value="130050" calcext:value-type="currency">
            <text:p>$130,050.00</text:p>
          </table:table-cell>
          <table:table-cell table:formula="of:=IF([.K166]=[.K165];[.K165]+[.K164];[.K166])" office:value-type="currency" office:currency="USD" office:value="70850" calcext:value-type="currency">
            <text:p>$70,850.00</text:p>
          </table:table-cell>
          <table:table-cell table:formula="of:=IF([.L166]=[.L165];[.L165]+[.L164];[.L166])" office:value-type="currency" office:currency="USD" office:value="133650" calcext:value-type="currency">
            <text:p>$133,650.00</text:p>
          </table:table-cell>
          <table:table-cell table:formula="of:=IF([.M166]=[.M165];[.M165]+[.M164];[.M166])" office:value-type="currency" office:currency="USD" office:value="105850" calcext:value-type="currency">
            <text:p>$105,85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floor</text:p>
          </table:table-cell>
          <table:table-cell table:style-name="ce4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amt in bracket 1 </text:p>
          </table:table-cell>
          <table:table-cell table:formula="of:=IF([.B$165]&gt;=[.B148];[.B148];[.B165])" office:value-type="currency" office:currency="USD" office:value="23200" calcext:value-type="currency">
            <text:p>$23,200.00</text:p>
          </table:table-cell>
          <table:table-cell table:formula="of:=IF([.C$165]&gt;=[.C148];[.C148];[.C165])" office:value-type="currency" office:currency="USD" office:value="23200" calcext:value-type="currency">
            <text:p>$23,200.00</text:p>
          </table:table-cell>
          <table:table-cell table:formula="of:=IF([.D$165]&gt;=[.D148];[.D148];[.D165])" office:value-type="currency" office:currency="USD" office:value="23200" calcext:value-type="currency">
            <text:p>$23,200.00</text:p>
          </table:table-cell>
          <table:table-cell table:formula="of:=IF([.E$165]&gt;=[.E148];[.E148];[.E165])" office:value-type="currency" office:currency="USD" office:value="23200" calcext:value-type="currency">
            <text:p>$23,200.00</text:p>
          </table:table-cell>
          <table:table-cell table:formula="of:=IF([.F$165]&gt;=[.F148];[.F148];[.F165])" office:value-type="currency" office:currency="USD" office:value="23200" calcext:value-type="currency">
            <text:p>$23,200.00</text:p>
          </table:table-cell>
          <table:table-cell table:formula="of:=IF([.G$165]&gt;=[.G148];[.G148];[.G165])" office:value-type="currency" office:currency="USD" office:value="0" calcext:value-type="currency">
            <text:p>$0.00</text:p>
          </table:table-cell>
          <table:table-cell table:formula="of:=IF([.H$165]&gt;=[.H148];[.H148];[.H165])" office:value-type="currency" office:currency="USD" office:value="23200" calcext:value-type="currency">
            <text:p>$23,200.00</text:p>
          </table:table-cell>
          <table:table-cell table:formula="of:=IF([.I$165]&gt;=[.I148];[.I148];[.I165])" office:value-type="currency" office:currency="USD" office:value="23200" calcext:value-type="currency">
            <text:p>$23,200.00</text:p>
          </table:table-cell>
          <table:table-cell table:formula="of:=IF([.J$165]&gt;=[.J148];[.J148];[.J165])" office:value-type="currency" office:currency="USD" office:value="23200" calcext:value-type="currency">
            <text:p>$23,200.00</text:p>
          </table:table-cell>
          <table:table-cell table:formula="of:=IF([.K$165]&gt;=[.K148];[.K148];[.K165])" office:value-type="currency" office:currency="USD" office:value="23200" calcext:value-type="currency">
            <text:p>$23,200.00</text:p>
          </table:table-cell>
          <table:table-cell table:formula="of:=IF([.L$165]&gt;=[.L148];[.L148];[.L165])" office:value-type="currency" office:currency="USD" office:value="23200" calcext:value-type="currency">
            <text:p>$23,200.00</text:p>
          </table:table-cell>
          <table:table-cell table:formula="of:=IF([.M$165]&gt;=[.M148];[.M148];[.M165])" office:value-type="currency" office:currency="USD" office:value="23200" calcext:value-type="currency">
            <text:p>$23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2</text:p>
          </table:table-cell>
          <table:table-cell table:formula="of:=IF([.B$165]&lt;[.B141];0;IF([.B$165]&gt;[.B149];[.B149]-[.B141];[.B$165]-[.B141]))" office:value-type="currency" office:currency="USD" office:value="71100" calcext:value-type="currency">
            <text:p>$71,100.00</text:p>
          </table:table-cell>
          <table:table-cell table:formula="of:=IF([.C$165]&lt;[.C141];0;IF([.C$165]&gt;[.C149];[.C149]-[.C141];[.C$165]-[.C141]))" office:value-type="currency" office:currency="USD" office:value="31100" calcext:value-type="currency">
            <text:p>$31,100.00</text:p>
          </table:table-cell>
          <table:table-cell table:formula="of:=IF([.D$165]&lt;[.D141];0;IF([.D$165]&gt;[.D149];[.D149]-[.D141];[.D$165]-[.D141]))" office:value-type="currency" office:currency="USD" office:value="71100" calcext:value-type="currency">
            <text:p>$71,100.00</text:p>
          </table:table-cell>
          <table:table-cell table:formula="of:=IF([.E$165]&lt;[.E141];0;IF([.E$165]&gt;[.E149];[.E149]-[.E141];[.E$165]-[.E141]))" office:value-type="currency" office:currency="USD" office:value="59400" calcext:value-type="currency">
            <text:p>$59,400.00</text:p>
          </table:table-cell>
          <table:table-cell table:formula="of:=IF([.F$165]&lt;[.F141];0;IF([.F$165]&gt;[.F149];[.F149]-[.F141];[.F$165]-[.F141]))" office:value-type="currency" office:currency="USD" office:value="71100" calcext:value-type="currency">
            <text:p>$71,100.00</text:p>
          </table:table-cell>
          <table:table-cell table:formula="of:=IF([.G$165]&lt;[.G141];0;IF([.G$165]&gt;[.G149];[.G149]-[.G141];[.G$165]-[.G141]))" office:value-type="currency" office:currency="USD" office:value="0" calcext:value-type="currency">
            <text:p>$0.00</text:p>
          </table:table-cell>
          <table:table-cell table:formula="of:=IF([.H$165]&lt;[.H141];0;IF([.H$165]&gt;[.H149];[.H149]-[.H141];[.H$165]-[.H141]))" office:value-type="currency" office:currency="USD" office:value="71100" calcext:value-type="currency">
            <text:p>$71,100.00</text:p>
          </table:table-cell>
          <table:table-cell table:formula="of:=IF([.I$165]&lt;[.I141];0;IF([.I$165]&gt;[.I149];[.I149]-[.I141];[.I$165]-[.I141]))" office:value-type="currency" office:currency="USD" office:value="71100" calcext:value-type="currency">
            <text:p>$71,100.00</text:p>
          </table:table-cell>
          <table:table-cell table:formula="of:=IF([.J$165]&lt;[.J141];0;IF([.J$165]&gt;[.J149];[.J149]-[.J141];[.J$165]-[.J141]))" office:value-type="currency" office:currency="USD" office:value="71100" calcext:value-type="currency">
            <text:p>$71,100.00</text:p>
          </table:table-cell>
          <table:table-cell table:formula="of:=IF([.K$165]&lt;[.K141];0;IF([.K$165]&gt;[.K149];[.K149]-[.K141];[.K$165]-[.K141]))" office:value-type="currency" office:currency="USD" office:value="47600" calcext:value-type="currency">
            <text:p>$47,600.00</text:p>
          </table:table-cell>
          <table:table-cell table:formula="of:=IF([.L$165]&lt;[.L141];0;IF([.L$165]&gt;[.L149];[.L149]-[.L141];[.L$165]-[.L141]))" office:value-type="currency" office:currency="USD" office:value="71100" calcext:value-type="currency">
            <text:p>$71,100.00</text:p>
          </table:table-cell>
          <table:table-cell table:formula="of:=IF([.M$165]&lt;[.M141];0;IF([.M$165]&gt;[.M149];[.M149]-[.M141];[.M$165]-[.M141]))" office:value-type="currency" office:currency="USD" office:value="71100" calcext:value-type="currency">
            <text:p>$71,1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3</text:p>
          </table:table-cell>
          <table:table-cell table:formula="of:=IF([.B$165]&lt;[.B142];0;IF([.B$165]&gt;[.B150];[.B150]-[.B142];[.B$165]-[.B142]))" office:value-type="currency" office:currency="USD" office:value="106750" calcext:value-type="currency">
            <text:p>$106,750.00</text:p>
          </table:table-cell>
          <table:table-cell table:formula="of:=IF([.C$165]&lt;[.C142];0;IF([.C$165]&gt;[.C150];[.C150]-[.C142];[.C$165]-[.C142]))" office:value-type="currency" office:currency="USD" office:value="0" calcext:value-type="currency">
            <text:p>$0.00</text:p>
          </table:table-cell>
          <table:table-cell table:formula="of:=IF([.D$165]&lt;[.D142];0;IF([.D$165]&gt;[.D150];[.D150]-[.D142];[.D$165]-[.D142]))" office:value-type="currency" office:currency="USD" office:value="106750" calcext:value-type="currency">
            <text:p>$106,750.00</text:p>
          </table:table-cell>
          <table:table-cell table:formula="of:=IF([.E$165]&lt;[.E142];0;IF([.E$165]&gt;[.E150];[.E150]-[.E142];[.E$165]-[.E142]))" office:value-type="currency" office:currency="USD" office:value="0" calcext:value-type="currency">
            <text:p>$0.00</text:p>
          </table:table-cell>
          <table:table-cell table:formula="of:=IF([.F$165]&lt;[.F142];0;IF([.F$165]&gt;[.F150];[.F150]-[.F142];[.F$165]-[.F142]))" office:value-type="currency" office:currency="USD" office:value="64900" calcext:value-type="currency">
            <text:p>$64,900.00</text:p>
          </table:table-cell>
          <table:table-cell table:formula="of:=IF([.G$165]&lt;[.G142];0;IF([.G$165]&gt;[.G150];[.G150]-[.G142];[.G$165]-[.G142]))" office:value-type="currency" office:currency="USD" office:value="0" calcext:value-type="currency">
            <text:p>$0.00</text:p>
          </table:table-cell>
          <table:table-cell table:formula="of:=IF([.H$165]&lt;[.H142];0;IF([.H$165]&gt;[.H150];[.H150]-[.H142];[.H$165]-[.H142]))" office:value-type="currency" office:currency="USD" office:value="0" calcext:value-type="currency">
            <text:p>$0.00</text:p>
          </table:table-cell>
          <table:table-cell table:formula="of:=IF([.I$165]&lt;[.I142];0;IF([.I$165]&gt;[.I150];[.I150]-[.I142];[.I$165]-[.I142]))" office:value-type="currency" office:currency="USD" office:value="100000" calcext:value-type="currency">
            <text:p>$100,000.00</text:p>
          </table:table-cell>
          <table:table-cell table:formula="of:=IF([.J$165]&lt;[.J142];0;IF([.J$165]&gt;[.J150];[.J150]-[.J142];[.J$165]-[.J142]))" office:value-type="currency" office:currency="USD" office:value="35700" calcext:value-type="currency">
            <text:p>$35,700.00</text:p>
          </table:table-cell>
          <table:table-cell table:formula="of:=IF([.K$165]&lt;[.K142];0;IF([.K$165]&gt;[.K150];[.K150]-[.K142];[.K$165]-[.K142]))" office:value-type="currency" office:currency="USD" office:value="0" calcext:value-type="currency">
            <text:p>$0.00</text:p>
          </table:table-cell>
          <table:table-cell table:formula="of:=IF([.L$165]&lt;[.L142];0;IF([.L$165]&gt;[.L150];[.L150]-[.L142];[.L$165]-[.L142]))" office:value-type="currency" office:currency="USD" office:value="39300" calcext:value-type="currency">
            <text:p>$39,300.00</text:p>
          </table:table-cell>
          <table:table-cell table:formula="of:=IF([.M$165]&lt;[.M142];0;IF([.M$165]&gt;[.M150];[.M150]-[.M142];[.M$165]-[.M142]))" office:value-type="currency" office:currency="USD" office:value="11500" calcext:value-type="currency">
            <text:p>$11,5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4</text:p>
          </table:table-cell>
          <table:table-cell table:formula="of:=IF([.B$165]&lt;[.B143];0;IF([.B$165]&gt;[.B151];[.B151]-[.B143];[.B$165]-[.B143]))" office:value-type="currency" office:currency="USD" office:value="139150" calcext:value-type="currency">
            <text:p>$139,150.00</text:p>
          </table:table-cell>
          <table:table-cell table:formula="of:=IF([.C$165]&lt;[.C143];0;IF([.C$165]&gt;[.C151];[.C151]-[.C143];[.C$165]-[.C143]))" office:value-type="currency" office:currency="USD" office:value="0" calcext:value-type="currency">
            <text:p>$0.00</text:p>
          </table:table-cell>
          <table:table-cell table:formula="of:=IF([.D$165]&lt;[.D143];0;IF([.D$165]&gt;[.D151];[.D151]-[.D143];[.D$165]-[.D143]))" office:value-type="currency" office:currency="USD" office:value="93750" calcext:value-type="currency">
            <text:p>$93,750.00</text:p>
          </table:table-cell>
          <table:table-cell table:formula="of:=IF([.E$165]&lt;[.E143];0;IF([.E$165]&gt;[.E151];[.E151]-[.E143];[.E$165]-[.E143]))" office:value-type="currency" office:currency="USD" office:value="0" calcext:value-type="currency">
            <text:p>$0.00</text:p>
          </table:table-cell>
          <table:table-cell table:formula="of:=IF([.F$165]&lt;[.F143];0;IF([.F$165]&gt;[.F151];[.F151]-[.F143];[.F$165]-[.F143]))" office:value-type="currency" office:currency="USD" office:value="0" calcext:value-type="currency">
            <text:p>$0.00</text:p>
          </table:table-cell>
          <table:table-cell table:formula="of:=IF([.G$165]&lt;[.G143];0;IF([.G$165]&gt;[.G151];[.G151]-[.G143];[.G$165]-[.G143]))" office:value-type="currency" office:currency="USD" office:value="0" calcext:value-type="currency">
            <text:p>$0.00</text:p>
          </table:table-cell>
          <table:table-cell table:formula="of:=IF([.H$165]&lt;[.H143];0;IF([.H$165]&gt;[.H151];[.H151]-[.H143];[.H$165]-[.H143]))" office:value-type="currency" office:currency="USD" office:value="0" calcext:value-type="currency">
            <text:p>$0.00</text:p>
          </table:table-cell>
          <table:table-cell table:formula="of:=IF([.I$165]&lt;[.I143];0;IF([.I$165]&gt;[.I151];[.I151]-[.I143];[.I$165]-[.I143]))" office:value-type="currency" office:currency="USD" office:value="0" calcext:value-type="currency">
            <text:p>$0.00</text:p>
          </table:table-cell>
          <table:table-cell table:formula="of:=IF([.J$165]&lt;[.J143];0;IF([.J$165]&gt;[.J151];[.J151]-[.J143];[.J$165]-[.J143]))" office:value-type="currency" office:currency="USD" office:value="0" calcext:value-type="currency">
            <text:p>$0.00</text:p>
          </table:table-cell>
          <table:table-cell table:formula="of:=IF([.K$165]&lt;[.K143];0;IF([.K$165]&gt;[.K151];[.K151]-[.K143];[.K$165]-[.K143]))" office:value-type="currency" office:currency="USD" office:value="0" calcext:value-type="currency">
            <text:p>$0.00</text:p>
          </table:table-cell>
          <table:table-cell table:formula="of:=IF([.L$165]&lt;[.L143];0;IF([.L$165]&gt;[.L151];[.L151]-[.L143];[.L$165]-[.L143]))" office:value-type="currency" office:currency="USD" office:value="0" calcext:value-type="currency">
            <text:p>$0.00</text:p>
          </table:table-cell>
          <table:table-cell table:formula="of:=IF([.M$165]&lt;[.M143];0;IF([.M$165]&gt;[.M151];[.M151]-[.M143];[.M$165]-[.M143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5</text:p>
          </table:table-cell>
          <table:table-cell table:formula="of:=IF([.B$165]&lt;[.B144];0;IF([.B$165]&gt;[.B152];[.B152]-[.B144];[.B$165]-[.B144]))" office:value-type="currency" office:currency="USD" office:value="0" calcext:value-type="currency">
            <text:p>$0.00</text:p>
          </table:table-cell>
          <table:table-cell table:formula="of:=IF([.C$165]&lt;[.C144];0;IF([.C$165]&gt;[.C152];[.C152]-[.C144];[.C$165]-[.C144]))" office:value-type="currency" office:currency="USD" office:value="0" calcext:value-type="currency">
            <text:p>$0.00</text:p>
          </table:table-cell>
          <table:table-cell table:formula="of:=IF([.D$165]&lt;[.D144];0;IF([.D$165]&gt;[.D152];[.D152]-[.D144];[.D$165]-[.D144]))" office:value-type="currency" office:currency="USD" office:value="0" calcext:value-type="currency">
            <text:p>$0.00</text:p>
          </table:table-cell>
          <table:table-cell table:formula="of:=IF([.E$165]&lt;[.E144];0;IF([.E$165]&gt;[.E152];[.E152]-[.E144];[.E$165]-[.E144]))" office:value-type="currency" office:currency="USD" office:value="0" calcext:value-type="currency">
            <text:p>$0.00</text:p>
          </table:table-cell>
          <table:table-cell table:formula="of:=IF([.F$165]&lt;[.F144];0;IF([.F$165]&gt;[.F152];[.F152]-[.F144];[.F$165]-[.F144]))" office:value-type="currency" office:currency="USD" office:value="0" calcext:value-type="currency">
            <text:p>$0.00</text:p>
          </table:table-cell>
          <table:table-cell table:formula="of:=IF([.G$165]&lt;[.G144];0;IF([.G$165]&gt;[.G152];[.G152]-[.G144];[.G$165]-[.G144]))" office:value-type="currency" office:currency="USD" office:value="0" calcext:value-type="currency">
            <text:p>$0.00</text:p>
          </table:table-cell>
          <table:table-cell table:formula="of:=IF([.H$165]&lt;[.H144];0;IF([.H$165]&gt;[.H152];[.H152]-[.H144];[.H$165]-[.H144]))" office:value-type="currency" office:currency="USD" office:value="0" calcext:value-type="currency">
            <text:p>$0.00</text:p>
          </table:table-cell>
          <table:table-cell table:formula="of:=IF([.I$165]&lt;[.I144];0;IF([.I$165]&gt;[.I152];[.I152]-[.I144];[.I$165]-[.I144]))" office:value-type="currency" office:currency="USD" office:value="0" calcext:value-type="currency">
            <text:p>$0.00</text:p>
          </table:table-cell>
          <table:table-cell table:formula="of:=IF([.J$165]&lt;[.J144];0;IF([.J$165]&gt;[.J152];[.J152]-[.J144];[.J$165]-[.J144]))" office:value-type="currency" office:currency="USD" office:value="0" calcext:value-type="currency">
            <text:p>$0.00</text:p>
          </table:table-cell>
          <table:table-cell table:formula="of:=IF([.K$165]&lt;[.K144];0;IF([.K$165]&gt;[.K152];[.K152]-[.K144];[.K$165]-[.K144]))" office:value-type="currency" office:currency="USD" office:value="0" calcext:value-type="currency">
            <text:p>$0.00</text:p>
          </table:table-cell>
          <table:table-cell table:formula="of:=IF([.L$165]&lt;[.L144];0;IF([.L$165]&gt;[.L152];[.L152]-[.L144];[.L$165]-[.L144]))" office:value-type="currency" office:currency="USD" office:value="0" calcext:value-type="currency">
            <text:p>$0.00</text:p>
          </table:table-cell>
          <table:table-cell table:formula="of:=IF([.M$165]&lt;[.M144];0;IF([.M$165]&gt;[.M152];[.M152]-[.M144];[.M$165]-[.M144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6</text:p>
          </table:table-cell>
          <table:table-cell table:formula="of:=IF([.B$165]&lt;[.B145];0;IF([.B$165]&gt;[.B153];[.B153]-[.B145];[.B$165]-[.B145]))" office:value-type="currency" office:currency="USD" office:value="0" calcext:value-type="currency">
            <text:p>$0.00</text:p>
          </table:table-cell>
          <table:table-cell table:formula="of:=IF([.C$165]&lt;[.C145];0;IF([.C$165]&gt;[.C153];[.C153]-[.C145];[.C$165]-[.C145]))" office:value-type="currency" office:currency="USD" office:value="0" calcext:value-type="currency">
            <text:p>$0.00</text:p>
          </table:table-cell>
          <table:table-cell table:formula="of:=IF([.D$165]&lt;[.D145];0;IF([.D$165]&gt;[.D153];[.D153]-[.D145];[.D$165]-[.D145]))" office:value-type="currency" office:currency="USD" office:value="0" calcext:value-type="currency">
            <text:p>$0.00</text:p>
          </table:table-cell>
          <table:table-cell table:formula="of:=IF([.E$165]&lt;[.E145];0;IF([.E$165]&gt;[.E153];[.E153]-[.E145];[.E$165]-[.E145]))" office:value-type="currency" office:currency="USD" office:value="0" calcext:value-type="currency">
            <text:p>$0.00</text:p>
          </table:table-cell>
          <table:table-cell table:formula="of:=IF([.F$165]&lt;[.F145];0;IF([.F$165]&gt;[.F153];[.F153]-[.F145];[.F$165]-[.F145]))" office:value-type="currency" office:currency="USD" office:value="0" calcext:value-type="currency">
            <text:p>$0.00</text:p>
          </table:table-cell>
          <table:table-cell table:formula="of:=IF([.G$165]&lt;[.G145];0;IF([.G$165]&gt;[.G153];[.G153]-[.G145];[.G$165]-[.G145]))" office:value-type="currency" office:currency="USD" office:value="0" calcext:value-type="currency">
            <text:p>$0.00</text:p>
          </table:table-cell>
          <table:table-cell table:formula="of:=IF([.H$165]&lt;[.H145];0;IF([.H$165]&gt;[.H153];[.H153]-[.H145];[.H$165]-[.H145]))" office:value-type="currency" office:currency="USD" office:value="0" calcext:value-type="currency">
            <text:p>$0.00</text:p>
          </table:table-cell>
          <table:table-cell table:formula="of:=IF([.I$165]&lt;[.I145];0;IF([.I$165]&gt;[.I153];[.I153]-[.I145];[.I$165]-[.I145]))" office:value-type="currency" office:currency="USD" office:value="0" calcext:value-type="currency">
            <text:p>$0.00</text:p>
          </table:table-cell>
          <table:table-cell table:formula="of:=IF([.J$165]&lt;[.J145];0;IF([.J$165]&gt;[.J153];[.J153]-[.J145];[.J$165]-[.J145]))" office:value-type="currency" office:currency="USD" office:value="0" calcext:value-type="currency">
            <text:p>$0.00</text:p>
          </table:table-cell>
          <table:table-cell table:formula="of:=IF([.K$165]&lt;[.K145];0;IF([.K$165]&gt;[.K153];[.K153]-[.K145];[.K$165]-[.K145]))" office:value-type="currency" office:currency="USD" office:value="0" calcext:value-type="currency">
            <text:p>$0.00</text:p>
          </table:table-cell>
          <table:table-cell table:formula="of:=IF([.L$165]&lt;[.L145];0;IF([.L$165]&gt;[.L153];[.L153]-[.L145];[.L$165]-[.L145]))" office:value-type="currency" office:currency="USD" office:value="0" calcext:value-type="currency">
            <text:p>$0.00</text:p>
          </table:table-cell>
          <table:table-cell table:formula="of:=IF([.M$165]&lt;[.M145];0;IF([.M$165]&gt;[.M153];[.M153]-[.M145];[.M$165]-[.M145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7</text:p>
          </table:table-cell>
          <table:table-cell table:formula="of:=IF([.B$165]&lt;[.B146];0;IF([.B$165]&gt;[.B154];[.B154]-[.B146];[.B$165]-[.B146]))" office:value-type="currency" office:currency="USD" office:value="0" calcext:value-type="currency">
            <text:p>$0.00</text:p>
          </table:table-cell>
          <table:table-cell table:formula="of:=IF([.C$165]&lt;[.C146];0;IF([.C$165]&gt;[.C154];[.C154]-[.C146];[.C$165]-[.C146]))" office:value-type="currency" office:currency="USD" office:value="0" calcext:value-type="currency">
            <text:p>$0.00</text:p>
          </table:table-cell>
          <table:table-cell table:formula="of:=IF([.D$165]&lt;[.D146];0;IF([.D$165]&gt;[.D154];[.D154]-[.D146];[.D$165]-[.D146]))" office:value-type="currency" office:currency="USD" office:value="0" calcext:value-type="currency">
            <text:p>$0.00</text:p>
          </table:table-cell>
          <table:table-cell table:formula="of:=IF([.E$165]&lt;[.E146];0;IF([.E$165]&gt;[.E154];[.E154]-[.E146];[.E$165]-[.E146]))" office:value-type="currency" office:currency="USD" office:value="0" calcext:value-type="currency">
            <text:p>$0.00</text:p>
          </table:table-cell>
          <table:table-cell table:formula="of:=IF([.F$165]&lt;[.F146];0;IF([.F$165]&gt;[.F154];[.F154]-[.F146];[.F$165]-[.F146]))" office:value-type="currency" office:currency="USD" office:value="0" calcext:value-type="currency">
            <text:p>$0.00</text:p>
          </table:table-cell>
          <table:table-cell table:formula="of:=IF([.G$165]&lt;[.G146];0;IF([.G$165]&gt;[.G154];[.G154]-[.G146];[.G$165]-[.G146]))" office:value-type="currency" office:currency="USD" office:value="0" calcext:value-type="currency">
            <text:p>$0.00</text:p>
          </table:table-cell>
          <table:table-cell table:formula="of:=IF([.H$165]&lt;[.H146];0;IF([.H$165]&gt;[.H154];[.H154]-[.H146];[.H$165]-[.H146]))" office:value-type="currency" office:currency="USD" office:value="0" calcext:value-type="currency">
            <text:p>$0.00</text:p>
          </table:table-cell>
          <table:table-cell table:formula="of:=IF([.I$165]&lt;[.I146];0;IF([.I$165]&gt;[.I154];[.I154]-[.I146];[.I$165]-[.I146]))" office:value-type="currency" office:currency="USD" office:value="0" calcext:value-type="currency">
            <text:p>$0.00</text:p>
          </table:table-cell>
          <table:table-cell table:formula="of:=IF([.J$165]&lt;[.J146];0;IF([.J$165]&gt;[.J154];[.J154]-[.J146];[.J$165]-[.J146]))" office:value-type="currency" office:currency="USD" office:value="0" calcext:value-type="currency">
            <text:p>$0.00</text:p>
          </table:table-cell>
          <table:table-cell table:formula="of:=IF([.K$165]&lt;[.K146];0;IF([.K$165]&gt;[.K154];[.K154]-[.K146];[.K$165]-[.K146]))" office:value-type="currency" office:currency="USD" office:value="0" calcext:value-type="currency">
            <text:p>$0.00</text:p>
          </table:table-cell>
          <table:table-cell table:formula="of:=IF([.L$165]&lt;[.L146];0;IF([.L$165]&gt;[.L154];[.L154]-[.L146];[.L$165]-[.L146]))" office:value-type="currency" office:currency="USD" office:value="0" calcext:value-type="currency">
            <text:p>$0.00</text:p>
          </table:table-cell>
          <table:table-cell table:formula="of:=IF([.M$165]&lt;[.M146];0;IF([.M$165]&gt;[.M154];[.M154]-[.M146];[.M$165]-[.M146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[.B170]*[.B156]" office:value-type="currency" office:currency="USD" office:value="2320" calcext:value-type="currency">
            <text:p>$2,320.00</text:p>
          </table:table-cell>
          <table:table-cell table:formula="of:=[.C170]*[.C156]" office:value-type="currency" office:currency="USD" office:value="2320" calcext:value-type="currency">
            <text:p>$2,320.00</text:p>
          </table:table-cell>
          <table:table-cell table:formula="of:=[.D170]*[.D156]" office:value-type="currency" office:currency="USD" office:value="2320" calcext:value-type="currency">
            <text:p>$2,320.00</text:p>
          </table:table-cell>
          <table:table-cell table:formula="of:=[.E170]*[.E156]" office:value-type="currency" office:currency="USD" office:value="2320" calcext:value-type="currency">
            <text:p>$2,320.00</text:p>
          </table:table-cell>
          <table:table-cell table:formula="of:=[.F170]*[.F156]" office:value-type="currency" office:currency="USD" office:value="2320" calcext:value-type="currency">
            <text:p>$2,320.00</text:p>
          </table:table-cell>
          <table:table-cell table:formula="of:=[.G170]*[.G156]" office:value-type="currency" office:currency="USD" office:value="0" calcext:value-type="currency">
            <text:p>$0.00</text:p>
          </table:table-cell>
          <table:table-cell table:formula="of:=[.H170]*[.H156]" office:value-type="currency" office:currency="USD" office:value="2320" calcext:value-type="currency">
            <text:p>$2,320.00</text:p>
          </table:table-cell>
          <table:table-cell table:formula="of:=[.I170]*[.I156]" office:value-type="currency" office:currency="USD" office:value="2320" calcext:value-type="currency">
            <text:p>$2,320.00</text:p>
          </table:table-cell>
          <table:table-cell table:formula="of:=[.J170]*[.J156]" office:value-type="currency" office:currency="USD" office:value="2320" calcext:value-type="currency">
            <text:p>$2,320.00</text:p>
          </table:table-cell>
          <table:table-cell table:formula="of:=[.K170]*[.K156]" office:value-type="currency" office:currency="USD" office:value="2320" calcext:value-type="currency">
            <text:p>$2,320.00</text:p>
          </table:table-cell>
          <table:table-cell table:formula="of:=[.L170]*[.L156]" office:value-type="currency" office:currency="USD" office:value="2320" calcext:value-type="currency">
            <text:p>$2,320.00</text:p>
          </table:table-cell>
          <table:table-cell table:formula="of:=[.M170]*[.M156]" office:value-type="currency" office:currency="USD" office:value="2320" calcext:value-type="currency">
            <text:p>$2,32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[.B171]*[.B157]" office:value-type="currency" office:currency="USD" office:value="8532" calcext:value-type="currency">
            <text:p>$8,532.00</text:p>
          </table:table-cell>
          <table:table-cell table:formula="of:=[.C171]*[.C157]" office:value-type="currency" office:currency="USD" office:value="3732" calcext:value-type="currency">
            <text:p>$3,732.00</text:p>
          </table:table-cell>
          <table:table-cell table:formula="of:=[.D171]*[.D157]" office:value-type="currency" office:currency="USD" office:value="8532" calcext:value-type="currency">
            <text:p>$8,532.00</text:p>
          </table:table-cell>
          <table:table-cell table:formula="of:=[.E171]*[.E157]" office:value-type="currency" office:currency="USD" office:value="7128" calcext:value-type="currency">
            <text:p>$7,128.00</text:p>
          </table:table-cell>
          <table:table-cell table:formula="of:=[.F171]*[.F157]" office:value-type="currency" office:currency="USD" office:value="8532" calcext:value-type="currency">
            <text:p>$8,532.00</text:p>
          </table:table-cell>
          <table:table-cell table:formula="of:=[.G171]*[.G157]" office:value-type="currency" office:currency="USD" office:value="0" calcext:value-type="currency">
            <text:p>$0.00</text:p>
          </table:table-cell>
          <table:table-cell table:formula="of:=[.H171]*[.H157]" office:value-type="currency" office:currency="USD" office:value="8532" calcext:value-type="currency">
            <text:p>$8,532.00</text:p>
          </table:table-cell>
          <table:table-cell table:formula="of:=[.I171]*[.I157]" office:value-type="currency" office:currency="USD" office:value="8532" calcext:value-type="currency">
            <text:p>$8,532.00</text:p>
          </table:table-cell>
          <table:table-cell table:formula="of:=[.J171]*[.J157]" office:value-type="currency" office:currency="USD" office:value="8532" calcext:value-type="currency">
            <text:p>$8,532.00</text:p>
          </table:table-cell>
          <table:table-cell table:formula="of:=[.K171]*[.K157]" office:value-type="currency" office:currency="USD" office:value="5712" calcext:value-type="currency">
            <text:p>$5,712.00</text:p>
          </table:table-cell>
          <table:table-cell table:formula="of:=[.L171]*[.L157]" office:value-type="currency" office:currency="USD" office:value="8532" calcext:value-type="currency">
            <text:p>$8,532.00</text:p>
          </table:table-cell>
          <table:table-cell table:formula="of:=[.M171]*[.M157]" office:value-type="currency" office:currency="USD" office:value="8532" calcext:value-type="currency">
            <text:p>$8,532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[.B172]*[.B158]" office:value-type="currency" office:currency="USD" office:value="23485" calcext:value-type="currency">
            <text:p>$23,485.00</text:p>
          </table:table-cell>
          <table:table-cell table:formula="of:=[.C172]*[.C158]" office:value-type="currency" office:currency="USD" office:value="0" calcext:value-type="currency">
            <text:p>$0.00</text:p>
          </table:table-cell>
          <table:table-cell table:formula="of:=[.D172]*[.D158]" office:value-type="currency" office:currency="USD" office:value="23485" calcext:value-type="currency">
            <text:p>$23,485.00</text:p>
          </table:table-cell>
          <table:table-cell table:formula="of:=[.E172]*[.E158]" office:value-type="currency" office:currency="USD" office:value="0" calcext:value-type="currency">
            <text:p>$0.00</text:p>
          </table:table-cell>
          <table:table-cell table:formula="of:=[.F172]*[.F158]" office:value-type="currency" office:currency="USD" office:value="14278" calcext:value-type="currency">
            <text:p>$14,278.00</text:p>
          </table:table-cell>
          <table:table-cell table:formula="of:=[.G172]*[.G158]" office:value-type="currency" office:currency="USD" office:value="0" calcext:value-type="currency">
            <text:p>$0.00</text:p>
          </table:table-cell>
          <table:table-cell table:formula="of:=[.H172]*[.H158]" office:value-type="currency" office:currency="USD" office:value="0" calcext:value-type="currency">
            <text:p>$0.00</text:p>
          </table:table-cell>
          <table:table-cell table:formula="of:=[.I172]*[.I158]" office:value-type="currency" office:currency="USD" office:value="22000" calcext:value-type="currency">
            <text:p>$22,000.00</text:p>
          </table:table-cell>
          <table:table-cell table:formula="of:=[.J172]*[.J158]" office:value-type="currency" office:currency="USD" office:value="7854" calcext:value-type="currency">
            <text:p>$7,854.00</text:p>
          </table:table-cell>
          <table:table-cell table:formula="of:=[.K172]*[.K158]" office:value-type="currency" office:currency="USD" office:value="0" calcext:value-type="currency">
            <text:p>$0.00</text:p>
          </table:table-cell>
          <table:table-cell table:formula="of:=[.L172]*[.L158]" office:value-type="currency" office:currency="USD" office:value="8646" calcext:value-type="currency">
            <text:p>$8,646.00</text:p>
          </table:table-cell>
          <table:table-cell table:formula="of:=[.M172]*[.M158]" office:value-type="currency" office:currency="USD" office:value="2530" calcext:value-type="currency">
            <text:p>$2,53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[.B173]*[.B159]" office:value-type="currency" office:currency="USD" office:value="33396" calcext:value-type="currency">
            <text:p>$33,396.00</text:p>
          </table:table-cell>
          <table:table-cell table:formula="of:=[.C173]*[.C159]" office:value-type="currency" office:currency="USD" office:value="0" calcext:value-type="currency">
            <text:p>$0.00</text:p>
          </table:table-cell>
          <table:table-cell table:formula="of:=[.D173]*[.D159]" office:value-type="currency" office:currency="USD" office:value="22500" calcext:value-type="currency">
            <text:p>$22,500.00</text:p>
          </table:table-cell>
          <table:table-cell table:formula="of:=[.E173]*[.E159]" office:value-type="currency" office:currency="USD" office:value="0" calcext:value-type="currency">
            <text:p>$0.00</text:p>
          </table:table-cell>
          <table:table-cell table:formula="of:=[.F173]*[.F159]" office:value-type="currency" office:currency="USD" office:value="0" calcext:value-type="currency">
            <text:p>$0.00</text:p>
          </table:table-cell>
          <table:table-cell table:formula="of:=[.G173]*[.G159]" office:value-type="currency" office:currency="USD" office:value="0" calcext:value-type="currency">
            <text:p>$0.00</text:p>
          </table:table-cell>
          <table:table-cell table:formula="of:=[.H173]*[.H159]" office:value-type="currency" office:currency="USD" office:value="0" calcext:value-type="currency">
            <text:p>$0.00</text:p>
          </table:table-cell>
          <table:table-cell table:formula="of:=[.I173]*[.I159]" office:value-type="currency" office:currency="USD" office:value="0" calcext:value-type="currency">
            <text:p>$0.00</text:p>
          </table:table-cell>
          <table:table-cell table:formula="of:=[.J173]*[.J159]" office:value-type="currency" office:currency="USD" office:value="0" calcext:value-type="currency">
            <text:p>$0.00</text:p>
          </table:table-cell>
          <table:table-cell table:formula="of:=[.K173]*[.K159]" office:value-type="currency" office:currency="USD" office:value="0" calcext:value-type="currency">
            <text:p>$0.00</text:p>
          </table:table-cell>
          <table:table-cell table:formula="of:=[.L173]*[.L159]" office:value-type="currency" office:currency="USD" office:value="0" calcext:value-type="currency">
            <text:p>$0.00</text:p>
          </table:table-cell>
          <table:table-cell table:formula="of:=[.M173]*[.M159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[.B174]*[.B160]" office:value-type="currency" office:currency="USD" office:value="0" calcext:value-type="currency">
            <text:p>$0.00</text:p>
          </table:table-cell>
          <table:table-cell table:formula="of:=[.C174]*[.C160]" office:value-type="currency" office:currency="USD" office:value="0" calcext:value-type="currency">
            <text:p>$0.00</text:p>
          </table:table-cell>
          <table:table-cell table:formula="of:=[.D174]*[.D160]" office:value-type="currency" office:currency="USD" office:value="0" calcext:value-type="currency">
            <text:p>$0.00</text:p>
          </table:table-cell>
          <table:table-cell table:formula="of:=[.E174]*[.E160]" office:value-type="currency" office:currency="USD" office:value="0" calcext:value-type="currency">
            <text:p>$0.00</text:p>
          </table:table-cell>
          <table:table-cell table:formula="of:=[.F174]*[.F160]" office:value-type="currency" office:currency="USD" office:value="0" calcext:value-type="currency">
            <text:p>$0.00</text:p>
          </table:table-cell>
          <table:table-cell table:formula="of:=[.G174]*[.G160]" office:value-type="currency" office:currency="USD" office:value="0" calcext:value-type="currency">
            <text:p>$0.00</text:p>
          </table:table-cell>
          <table:table-cell table:formula="of:=[.H174]*[.H160]" office:value-type="currency" office:currency="USD" office:value="0" calcext:value-type="currency">
            <text:p>$0.00</text:p>
          </table:table-cell>
          <table:table-cell table:formula="of:=[.I174]*[.I160]" office:value-type="currency" office:currency="USD" office:value="0" calcext:value-type="currency">
            <text:p>$0.00</text:p>
          </table:table-cell>
          <table:table-cell table:formula="of:=[.J174]*[.J160]" office:value-type="currency" office:currency="USD" office:value="0" calcext:value-type="currency">
            <text:p>$0.00</text:p>
          </table:table-cell>
          <table:table-cell table:formula="of:=[.K174]*[.K160]" office:value-type="currency" office:currency="USD" office:value="0" calcext:value-type="currency">
            <text:p>$0.00</text:p>
          </table:table-cell>
          <table:table-cell table:formula="of:=[.L174]*[.L160]" office:value-type="currency" office:currency="USD" office:value="0" calcext:value-type="currency">
            <text:p>$0.00</text:p>
          </table:table-cell>
          <table:table-cell table:formula="of:=[.M174]*[.M160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6</text:p>
          </table:table-cell>
          <table:table-cell table:formula="of:=[.B175]*[.B161]" office:value-type="currency" office:currency="USD" office:value="0" calcext:value-type="currency">
            <text:p>$0.00</text:p>
          </table:table-cell>
          <table:table-cell table:formula="of:=[.C175]*[.C161]" office:value-type="currency" office:currency="USD" office:value="0" calcext:value-type="currency">
            <text:p>$0.00</text:p>
          </table:table-cell>
          <table:table-cell table:formula="of:=[.D175]*[.D161]" office:value-type="currency" office:currency="USD" office:value="0" calcext:value-type="currency">
            <text:p>$0.00</text:p>
          </table:table-cell>
          <table:table-cell table:formula="of:=[.E175]*[.E161]" office:value-type="currency" office:currency="USD" office:value="0" calcext:value-type="currency">
            <text:p>$0.00</text:p>
          </table:table-cell>
          <table:table-cell table:formula="of:=[.F175]*[.F161]" office:value-type="currency" office:currency="USD" office:value="0" calcext:value-type="currency">
            <text:p>$0.00</text:p>
          </table:table-cell>
          <table:table-cell table:formula="of:=[.G175]*[.G161]" office:value-type="currency" office:currency="USD" office:value="0" calcext:value-type="currency">
            <text:p>$0.00</text:p>
          </table:table-cell>
          <table:table-cell table:formula="of:=[.H175]*[.H161]" office:value-type="currency" office:currency="USD" office:value="0" calcext:value-type="currency">
            <text:p>$0.00</text:p>
          </table:table-cell>
          <table:table-cell table:formula="of:=[.I175]*[.I161]" office:value-type="currency" office:currency="USD" office:value="0" calcext:value-type="currency">
            <text:p>$0.00</text:p>
          </table:table-cell>
          <table:table-cell table:formula="of:=[.J175]*[.J161]" office:value-type="currency" office:currency="USD" office:value="0" calcext:value-type="currency">
            <text:p>$0.00</text:p>
          </table:table-cell>
          <table:table-cell table:formula="of:=[.K175]*[.K161]" office:value-type="currency" office:currency="USD" office:value="0" calcext:value-type="currency">
            <text:p>$0.00</text:p>
          </table:table-cell>
          <table:table-cell table:formula="of:=[.L175]*[.L161]" office:value-type="currency" office:currency="USD" office:value="0" calcext:value-type="currency">
            <text:p>$0.00</text:p>
          </table:table-cell>
          <table:table-cell table:formula="of:=[.M175]*[.M161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7</text:p>
          </table:table-cell>
          <table:table-cell table:formula="of:=[.B176]*[.B162]" office:value-type="currency" office:currency="USD" office:value="0" calcext:value-type="currency">
            <text:p>$0.00</text:p>
          </table:table-cell>
          <table:table-cell table:formula="of:=[.C176]*[.C162]" office:value-type="currency" office:currency="USD" office:value="0" calcext:value-type="currency">
            <text:p>$0.00</text:p>
          </table:table-cell>
          <table:table-cell table:formula="of:=[.D176]*[.D162]" office:value-type="currency" office:currency="USD" office:value="0" calcext:value-type="currency">
            <text:p>$0.00</text:p>
          </table:table-cell>
          <table:table-cell table:formula="of:=[.E176]*[.E162]" office:value-type="currency" office:currency="USD" office:value="0" calcext:value-type="currency">
            <text:p>$0.00</text:p>
          </table:table-cell>
          <table:table-cell table:formula="of:=[.F176]*[.F162]" office:value-type="currency" office:currency="USD" office:value="0" calcext:value-type="currency">
            <text:p>$0.00</text:p>
          </table:table-cell>
          <table:table-cell table:formula="of:=[.G176]*[.G162]" office:value-type="currency" office:currency="USD" office:value="0" calcext:value-type="currency">
            <text:p>$0.00</text:p>
          </table:table-cell>
          <table:table-cell table:formula="of:=[.H176]*[.H162]" office:value-type="currency" office:currency="USD" office:value="0" calcext:value-type="currency">
            <text:p>$0.00</text:p>
          </table:table-cell>
          <table:table-cell table:formula="of:=[.I176]*[.I162]" office:value-type="currency" office:currency="USD" office:value="0" calcext:value-type="currency">
            <text:p>$0.00</text:p>
          </table:table-cell>
          <table:table-cell table:formula="of:=[.J176]*[.J162]" office:value-type="currency" office:currency="USD" office:value="0" calcext:value-type="currency">
            <text:p>$0.00</text:p>
          </table:table-cell>
          <table:table-cell table:formula="of:=[.K176]*[.K162]" office:value-type="currency" office:currency="USD" office:value="0" calcext:value-type="currency">
            <text:p>$0.00</text:p>
          </table:table-cell>
          <table:table-cell table:formula="of:=[.L176]*[.L162]" office:value-type="currency" office:currency="USD" office:value="0" calcext:value-type="currency">
            <text:p>$0.00</text:p>
          </table:table-cell>
          <table:table-cell table:formula="of:=[.M176]*[.M162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78:.B184])" office:value-type="currency" office:currency="USD" office:value="67733" calcext:value-type="currency">
            <text:p>$67,733.00</text:p>
          </table:table-cell>
          <table:table-cell table:formula="of:=SUM([.C178:.C184])" office:value-type="currency" office:currency="USD" office:value="6052" calcext:value-type="currency">
            <text:p>$6,052.00</text:p>
          </table:table-cell>
          <table:table-cell table:formula="of:=SUM([.D178:.D184])" office:value-type="currency" office:currency="USD" office:value="56837" calcext:value-type="currency">
            <text:p>$56,837.00</text:p>
          </table:table-cell>
          <table:table-cell table:formula="of:=SUM([.E178:.E184])" office:value-type="currency" office:currency="USD" office:value="9448" calcext:value-type="currency">
            <text:p>$9,448.00</text:p>
          </table:table-cell>
          <table:table-cell table:formula="of:=SUM([.F178:.F184])" office:value-type="currency" office:currency="USD" office:value="25130" calcext:value-type="currency">
            <text:p>$25,130.00</text:p>
          </table:table-cell>
          <table:table-cell table:formula="of:=SUM([.G178:.G184])" office:value-type="currency" office:currency="USD" office:value="0" calcext:value-type="currency">
            <text:p>$0.00</text:p>
          </table:table-cell>
          <table:table-cell table:formula="of:=SUM([.H178:.H184])" office:value-type="currency" office:currency="USD" office:value="10852" calcext:value-type="currency">
            <text:p>$10,852.00</text:p>
          </table:table-cell>
          <table:table-cell table:formula="of:=SUM([.I178:.I184])" office:value-type="currency" office:currency="USD" office:value="32852" calcext:value-type="currency">
            <text:p>$32,852.00</text:p>
          </table:table-cell>
          <table:table-cell table:formula="of:=SUM([.J178:.J184])" office:value-type="currency" office:currency="USD" office:value="18706" calcext:value-type="currency">
            <text:p>$18,706.00</text:p>
          </table:table-cell>
          <table:table-cell table:formula="of:=SUM([.K178:.K184])" office:value-type="currency" office:currency="USD" office:value="8032" calcext:value-type="currency">
            <text:p>$8,032.00</text:p>
          </table:table-cell>
          <table:table-cell table:formula="of:=SUM([.L178:.L184])" office:value-type="currency" office:currency="USD" office:value="19498" calcext:value-type="currency">
            <text:p>$19,498.00</text:p>
          </table:table-cell>
          <table:table-cell table:formula="of:=SUM([.M178:.M184])" office:value-type="currency" office:currency="USD" office:value="13382" calcext:value-type="currency">
            <text:p>$13,382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24" office:value-type="string" calcext:value-type="string">
            <text:p>ceiling</text:p>
          </table:table-cell>
          <table:table-cell table:style-name="ce4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amt in bracket 1 </text:p>
          </table:table-cell>
          <table:table-cell table:formula="of:=IF([.B$167]&gt;=[.B148];[.B148];[.B167])" office:value-type="currency" office:currency="USD" office:value="23200" calcext:value-type="currency">
            <text:p>$23,200.00</text:p>
          </table:table-cell>
          <table:table-cell table:formula="of:=IF([.C$167]&gt;=[.C148];[.C148];[.C167])" office:value-type="currency" office:currency="USD" office:value="23200" calcext:value-type="currency">
            <text:p>$23,200.00</text:p>
          </table:table-cell>
          <table:table-cell table:formula="of:=IF([.D$167]&gt;=[.D148];[.D148];[.D167])" office:value-type="currency" office:currency="USD" office:value="23200" calcext:value-type="currency">
            <text:p>$23,200.00</text:p>
          </table:table-cell>
          <table:table-cell table:formula="of:=IF([.E$167]&gt;=[.E148];[.E148];[.E167])" office:value-type="currency" office:currency="USD" office:value="23200" calcext:value-type="currency">
            <text:p>$23,200.00</text:p>
          </table:table-cell>
          <table:table-cell table:formula="of:=IF([.F$167]&gt;=[.F148];[.F148];[.F167])" office:value-type="currency" office:currency="USD" office:value="23200" calcext:value-type="currency">
            <text:p>$23,200.00</text:p>
          </table:table-cell>
          <table:table-cell table:formula="of:=IF([.G$167]&gt;=[.G148];[.G148];[.G167])" office:value-type="currency" office:currency="USD" office:value="25" calcext:value-type="currency">
            <text:p>$25.00</text:p>
          </table:table-cell>
          <table:table-cell table:formula="of:=IF([.H$167]&gt;=[.H148];[.H148];[.H167])" office:value-type="currency" office:currency="USD" office:value="23200" calcext:value-type="currency">
            <text:p>$23,200.00</text:p>
          </table:table-cell>
          <table:table-cell table:formula="of:=IF([.I$167]&gt;=[.I148];[.I148];[.I167])" office:value-type="currency" office:currency="USD" office:value="23200" calcext:value-type="currency">
            <text:p>$23,200.00</text:p>
          </table:table-cell>
          <table:table-cell table:formula="of:=IF([.J$167]&gt;=[.J148];[.J148];[.J167])" office:value-type="currency" office:currency="USD" office:value="23200" calcext:value-type="currency">
            <text:p>$23,200.00</text:p>
          </table:table-cell>
          <table:table-cell table:formula="of:=IF([.K$167]&gt;=[.K148];[.K148];[.K167])" office:value-type="currency" office:currency="USD" office:value="23200" calcext:value-type="currency">
            <text:p>$23,200.00</text:p>
          </table:table-cell>
          <table:table-cell table:formula="of:=IF([.L$167]&gt;=[.L148];[.L148];[.L167])" office:value-type="currency" office:currency="USD" office:value="23200" calcext:value-type="currency">
            <text:p>$23,200.00</text:p>
          </table:table-cell>
          <table:table-cell table:formula="of:=IF([.M$167]&gt;=[.M148];[.M148];[.M167])" office:value-type="currency" office:currency="USD" office:value="23200" calcext:value-type="currency">
            <text:p>$23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2</text:p>
          </table:table-cell>
          <table:table-cell table:formula="of:=IF([.B$167]&lt;[.B141];0;IF([.B$167]&gt;[.B149];[.B149]-[.B141];[.B$167]-[.B141]))" office:value-type="currency" office:currency="USD" office:value="71100" calcext:value-type="currency">
            <text:p>$71,100.00</text:p>
          </table:table-cell>
          <table:table-cell table:formula="of:=IF([.C$167]&lt;[.C141];0;IF([.C$167]&gt;[.C149];[.C149]-[.C141];[.C$167]-[.C141]))" office:value-type="currency" office:currency="USD" office:value="31150" calcext:value-type="currency">
            <text:p>$31,150.00</text:p>
          </table:table-cell>
          <table:table-cell table:formula="of:=IF([.D$167]&lt;[.D141];0;IF([.D$167]&gt;[.D149];[.D149]-[.D141];[.D$167]-[.D141]))" office:value-type="currency" office:currency="USD" office:value="71100" calcext:value-type="currency">
            <text:p>$71,100.00</text:p>
          </table:table-cell>
          <table:table-cell table:formula="of:=IF([.E$167]&lt;[.E141];0;IF([.E$167]&gt;[.E149];[.E149]-[.E141];[.E$167]-[.E141]))" office:value-type="currency" office:currency="USD" office:value="59450" calcext:value-type="currency">
            <text:p>$59,450.00</text:p>
          </table:table-cell>
          <table:table-cell table:formula="of:=IF([.F$167]&lt;[.F141];0;IF([.F$167]&gt;[.F149];[.F149]-[.F141];[.F$167]-[.F141]))" office:value-type="currency" office:currency="USD" office:value="71100" calcext:value-type="currency">
            <text:p>$71,100.00</text:p>
          </table:table-cell>
          <table:table-cell table:formula="of:=IF([.G$167]&lt;[.G141];0;IF([.G$167]&gt;[.G149];[.G149]-[.G141];[.G$167]-[.G141]))" office:value-type="currency" office:currency="USD" office:value="0" calcext:value-type="currency">
            <text:p>$0.00</text:p>
          </table:table-cell>
          <table:table-cell table:formula="of:=IF([.H$167]&lt;[.H141];0;IF([.H$167]&gt;[.H149];[.H149]-[.H141];[.H$167]-[.H141]))" office:value-type="currency" office:currency="USD" office:value="71100" calcext:value-type="currency">
            <text:p>$71,100.00</text:p>
          </table:table-cell>
          <table:table-cell table:formula="of:=IF([.I$167]&lt;[.I141];0;IF([.I$167]&gt;[.I149];[.I149]-[.I141];[.I$167]-[.I141]))" office:value-type="currency" office:currency="USD" office:value="71100" calcext:value-type="currency">
            <text:p>$71,100.00</text:p>
          </table:table-cell>
          <table:table-cell table:formula="of:=IF([.J$167]&lt;[.J141];0;IF([.J$167]&gt;[.J149];[.J149]-[.J141];[.J$167]-[.J141]))" office:value-type="currency" office:currency="USD" office:value="71100" calcext:value-type="currency">
            <text:p>$71,100.00</text:p>
          </table:table-cell>
          <table:table-cell table:formula="of:=IF([.K$167]&lt;[.K141];0;IF([.K$167]&gt;[.K149];[.K149]-[.K141];[.K$167]-[.K141]))" office:value-type="currency" office:currency="USD" office:value="47650" calcext:value-type="currency">
            <text:p>$47,650.00</text:p>
          </table:table-cell>
          <table:table-cell table:formula="of:=IF([.L$167]&lt;[.L141];0;IF([.L$167]&gt;[.L149];[.L149]-[.L141];[.L$167]-[.L141]))" office:value-type="currency" office:currency="USD" office:value="71100" calcext:value-type="currency">
            <text:p>$71,100.00</text:p>
          </table:table-cell>
          <table:table-cell table:formula="of:=IF([.M$167]&lt;[.M141];0;IF([.M$167]&gt;[.M149];[.M149]-[.M141];[.M$167]-[.M141]))" office:value-type="currency" office:currency="USD" office:value="71100" calcext:value-type="currency">
            <text:p>$71,1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3</text:p>
          </table:table-cell>
          <table:table-cell table:formula="of:=IF([.B$167]&lt;[.B142];0;IF([.B$167]&gt;[.B150];[.B150]-[.B142];[.B$167]-[.B142]))" office:value-type="currency" office:currency="USD" office:value="106750" calcext:value-type="currency">
            <text:p>$106,750.00</text:p>
          </table:table-cell>
          <table:table-cell table:formula="of:=IF([.C$167]&lt;[.C142];0;IF([.C$167]&gt;[.C150];[.C150]-[.C142];[.C$167]-[.C142]))" office:value-type="currency" office:currency="USD" office:value="0" calcext:value-type="currency">
            <text:p>$0.00</text:p>
          </table:table-cell>
          <table:table-cell table:formula="of:=IF([.D$167]&lt;[.D142];0;IF([.D$167]&gt;[.D150];[.D150]-[.D142];[.D$167]-[.D142]))" office:value-type="currency" office:currency="USD" office:value="106750" calcext:value-type="currency">
            <text:p>$106,750.00</text:p>
          </table:table-cell>
          <table:table-cell table:formula="of:=IF([.E$167]&lt;[.E142];0;IF([.E$167]&gt;[.E150];[.E150]-[.E142];[.E$167]-[.E142]))" office:value-type="currency" office:currency="USD" office:value="0" calcext:value-type="currency">
            <text:p>$0.00</text:p>
          </table:table-cell>
          <table:table-cell table:formula="of:=IF([.F$167]&lt;[.F142];0;IF([.F$167]&gt;[.F150];[.F150]-[.F142];[.F$167]-[.F142]))" office:value-type="currency" office:currency="USD" office:value="64950" calcext:value-type="currency">
            <text:p>$64,950.00</text:p>
          </table:table-cell>
          <table:table-cell table:formula="of:=IF([.G$167]&lt;[.G142];0;IF([.G$167]&gt;[.G150];[.G150]-[.G142];[.G$167]-[.G142]))" office:value-type="currency" office:currency="USD" office:value="0" calcext:value-type="currency">
            <text:p>$0.00</text:p>
          </table:table-cell>
          <table:table-cell table:formula="of:=IF([.H$167]&lt;[.H142];0;IF([.H$167]&gt;[.H150];[.H150]-[.H142];[.H$167]-[.H142]))" office:value-type="currency" office:currency="USD" office:value="50" calcext:value-type="currency">
            <text:p>$50.00</text:p>
          </table:table-cell>
          <table:table-cell table:formula="of:=IF([.I$167]&lt;[.I142];0;IF([.I$167]&gt;[.I150];[.I150]-[.I142];[.I$167]-[.I142]))" office:value-type="currency" office:currency="USD" office:value="100050" calcext:value-type="currency">
            <text:p>$100,050.00</text:p>
          </table:table-cell>
          <table:table-cell table:formula="of:=IF([.J$167]&lt;[.J142];0;IF([.J$167]&gt;[.J150];[.J150]-[.J142];[.J$167]-[.J142]))" office:value-type="currency" office:currency="USD" office:value="35750" calcext:value-type="currency">
            <text:p>$35,750.00</text:p>
          </table:table-cell>
          <table:table-cell table:formula="of:=IF([.K$167]&lt;[.K142];0;IF([.K$167]&gt;[.K150];[.K150]-[.K142];[.K$167]-[.K142]))" office:value-type="currency" office:currency="USD" office:value="0" calcext:value-type="currency">
            <text:p>$0.00</text:p>
          </table:table-cell>
          <table:table-cell table:formula="of:=IF([.L$167]&lt;[.L142];0;IF([.L$167]&gt;[.L150];[.L150]-[.L142];[.L$167]-[.L142]))" office:value-type="currency" office:currency="USD" office:value="39350" calcext:value-type="currency">
            <text:p>$39,350.00</text:p>
          </table:table-cell>
          <table:table-cell table:formula="of:=IF([.M$167]&lt;[.M142];0;IF([.M$167]&gt;[.M150];[.M150]-[.M142];[.M$167]-[.M142]))" office:value-type="currency" office:currency="USD" office:value="11550" calcext:value-type="currency">
            <text:p>$11,5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4</text:p>
          </table:table-cell>
          <table:table-cell table:formula="of:=IF([.B$167]&lt;[.B143];0;IF([.B$167]&gt;[.B151];[.B151]-[.B143];[.B$167]-[.B143]))" office:value-type="currency" office:currency="USD" office:value="139200" calcext:value-type="currency">
            <text:p>$139,200.00</text:p>
          </table:table-cell>
          <table:table-cell table:formula="of:=IF([.C$167]&lt;[.C143];0;IF([.C$167]&gt;[.C151];[.C151]-[.C143];[.C$167]-[.C143]))" office:value-type="currency" office:currency="USD" office:value="0" calcext:value-type="currency">
            <text:p>$0.00</text:p>
          </table:table-cell>
          <table:table-cell table:formula="of:=IF([.D$167]&lt;[.D143];0;IF([.D$167]&gt;[.D151];[.D151]-[.D143];[.D$167]-[.D143]))" office:value-type="currency" office:currency="USD" office:value="93800" calcext:value-type="currency">
            <text:p>$93,800.00</text:p>
          </table:table-cell>
          <table:table-cell table:formula="of:=IF([.E$167]&lt;[.E143];0;IF([.E$167]&gt;[.E151];[.E151]-[.E143];[.E$167]-[.E143]))" office:value-type="currency" office:currency="USD" office:value="0" calcext:value-type="currency">
            <text:p>$0.00</text:p>
          </table:table-cell>
          <table:table-cell table:formula="of:=IF([.F$167]&lt;[.F143];0;IF([.F$167]&gt;[.F151];[.F151]-[.F143];[.F$167]-[.F143]))" office:value-type="currency" office:currency="USD" office:value="0" calcext:value-type="currency">
            <text:p>$0.00</text:p>
          </table:table-cell>
          <table:table-cell table:formula="of:=IF([.G$167]&lt;[.G143];0;IF([.G$167]&gt;[.G151];[.G151]-[.G143];[.G$167]-[.G143]))" office:value-type="currency" office:currency="USD" office:value="0" calcext:value-type="currency">
            <text:p>$0.00</text:p>
          </table:table-cell>
          <table:table-cell table:formula="of:=IF([.H$167]&lt;[.H143];0;IF([.H$167]&gt;[.H151];[.H151]-[.H143];[.H$167]-[.H143]))" office:value-type="currency" office:currency="USD" office:value="0" calcext:value-type="currency">
            <text:p>$0.00</text:p>
          </table:table-cell>
          <table:table-cell table:formula="of:=IF([.I$167]&lt;[.I143];0;IF([.I$167]&gt;[.I151];[.I151]-[.I143];[.I$167]-[.I143]))" office:value-type="currency" office:currency="USD" office:value="0" calcext:value-type="currency">
            <text:p>$0.00</text:p>
          </table:table-cell>
          <table:table-cell table:formula="of:=IF([.J$167]&lt;[.J143];0;IF([.J$167]&gt;[.J151];[.J151]-[.J143];[.J$167]-[.J143]))" office:value-type="currency" office:currency="USD" office:value="0" calcext:value-type="currency">
            <text:p>$0.00</text:p>
          </table:table-cell>
          <table:table-cell table:formula="of:=IF([.K$167]&lt;[.K143];0;IF([.K$167]&gt;[.K151];[.K151]-[.K143];[.K$167]-[.K143]))" office:value-type="currency" office:currency="USD" office:value="0" calcext:value-type="currency">
            <text:p>$0.00</text:p>
          </table:table-cell>
          <table:table-cell table:formula="of:=IF([.L$167]&lt;[.L143];0;IF([.L$167]&gt;[.L151];[.L151]-[.L143];[.L$167]-[.L143]))" office:value-type="currency" office:currency="USD" office:value="0" calcext:value-type="currency">
            <text:p>$0.00</text:p>
          </table:table-cell>
          <table:table-cell table:formula="of:=IF([.M$167]&lt;[.M143];0;IF([.M$167]&gt;[.M151];[.M151]-[.M143];[.M$167]-[.M143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5</text:p>
          </table:table-cell>
          <table:table-cell table:formula="of:=IF([.B$167]&lt;[.B144];0;IF([.B$167]&gt;[.B152];[.B152]-[.B144];[.B$167]-[.B144]))" office:value-type="currency" office:currency="USD" office:value="0" calcext:value-type="currency">
            <text:p>$0.00</text:p>
          </table:table-cell>
          <table:table-cell table:formula="of:=IF([.C$167]&lt;[.C144];0;IF([.C$167]&gt;[.C152];[.C152]-[.C144];[.C$167]-[.C144]))" office:value-type="currency" office:currency="USD" office:value="0" calcext:value-type="currency">
            <text:p>$0.00</text:p>
          </table:table-cell>
          <table:table-cell table:formula="of:=IF([.D$167]&lt;[.D144];0;IF([.D$167]&gt;[.D152];[.D152]-[.D144];[.D$167]-[.D144]))" office:value-type="currency" office:currency="USD" office:value="0" calcext:value-type="currency">
            <text:p>$0.00</text:p>
          </table:table-cell>
          <table:table-cell table:formula="of:=IF([.E$167]&lt;[.E144];0;IF([.E$167]&gt;[.E152];[.E152]-[.E144];[.E$167]-[.E144]))" office:value-type="currency" office:currency="USD" office:value="0" calcext:value-type="currency">
            <text:p>$0.00</text:p>
          </table:table-cell>
          <table:table-cell table:formula="of:=IF([.F$167]&lt;[.F144];0;IF([.F$167]&gt;[.F152];[.F152]-[.F144];[.F$167]-[.F144]))" office:value-type="currency" office:currency="USD" office:value="0" calcext:value-type="currency">
            <text:p>$0.00</text:p>
          </table:table-cell>
          <table:table-cell table:formula="of:=IF([.G$167]&lt;[.G144];0;IF([.G$167]&gt;[.G152];[.G152]-[.G144];[.G$167]-[.G144]))" office:value-type="currency" office:currency="USD" office:value="0" calcext:value-type="currency">
            <text:p>$0.00</text:p>
          </table:table-cell>
          <table:table-cell table:formula="of:=IF([.H$167]&lt;[.H144];0;IF([.H$167]&gt;[.H152];[.H152]-[.H144];[.H$167]-[.H144]))" office:value-type="currency" office:currency="USD" office:value="0" calcext:value-type="currency">
            <text:p>$0.00</text:p>
          </table:table-cell>
          <table:table-cell table:formula="of:=IF([.I$167]&lt;[.I144];0;IF([.I$167]&gt;[.I152];[.I152]-[.I144];[.I$167]-[.I144]))" office:value-type="currency" office:currency="USD" office:value="0" calcext:value-type="currency">
            <text:p>$0.00</text:p>
          </table:table-cell>
          <table:table-cell table:formula="of:=IF([.J$167]&lt;[.J144];0;IF([.J$167]&gt;[.J152];[.J152]-[.J144];[.J$167]-[.J144]))" office:value-type="currency" office:currency="USD" office:value="0" calcext:value-type="currency">
            <text:p>$0.00</text:p>
          </table:table-cell>
          <table:table-cell table:formula="of:=IF([.K$167]&lt;[.K144];0;IF([.K$167]&gt;[.K152];[.K152]-[.K144];[.K$167]-[.K144]))" office:value-type="currency" office:currency="USD" office:value="0" calcext:value-type="currency">
            <text:p>$0.00</text:p>
          </table:table-cell>
          <table:table-cell table:formula="of:=IF([.L$167]&lt;[.L144];0;IF([.L$167]&gt;[.L152];[.L152]-[.L144];[.L$167]-[.L144]))" office:value-type="currency" office:currency="USD" office:value="0" calcext:value-type="currency">
            <text:p>$0.00</text:p>
          </table:table-cell>
          <table:table-cell table:formula="of:=IF([.M$167]&lt;[.M144];0;IF([.M$167]&gt;[.M152];[.M152]-[.M144];[.M$167]-[.M144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6</text:p>
          </table:table-cell>
          <table:table-cell table:formula="of:=IF([.B$167]&lt;[.B145];0;IF([.B$167]&gt;[.B153];[.B153]-[.B145];[.B$167]-[.B145]))" office:value-type="currency" office:currency="USD" office:value="0" calcext:value-type="currency">
            <text:p>$0.00</text:p>
          </table:table-cell>
          <table:table-cell table:formula="of:=IF([.C$167]&lt;[.C145];0;IF([.C$167]&gt;[.C153];[.C153]-[.C145];[.C$167]-[.C145]))" office:value-type="currency" office:currency="USD" office:value="0" calcext:value-type="currency">
            <text:p>$0.00</text:p>
          </table:table-cell>
          <table:table-cell table:formula="of:=IF([.D$167]&lt;[.D145];0;IF([.D$167]&gt;[.D153];[.D153]-[.D145];[.D$167]-[.D145]))" office:value-type="currency" office:currency="USD" office:value="0" calcext:value-type="currency">
            <text:p>$0.00</text:p>
          </table:table-cell>
          <table:table-cell table:formula="of:=IF([.E$167]&lt;[.E145];0;IF([.E$167]&gt;[.E153];[.E153]-[.E145];[.E$167]-[.E145]))" office:value-type="currency" office:currency="USD" office:value="0" calcext:value-type="currency">
            <text:p>$0.00</text:p>
          </table:table-cell>
          <table:table-cell table:formula="of:=IF([.F$167]&lt;[.F145];0;IF([.F$167]&gt;[.F153];[.F153]-[.F145];[.F$167]-[.F145]))" office:value-type="currency" office:currency="USD" office:value="0" calcext:value-type="currency">
            <text:p>$0.00</text:p>
          </table:table-cell>
          <table:table-cell table:formula="of:=IF([.G$167]&lt;[.G145];0;IF([.G$167]&gt;[.G153];[.G153]-[.G145];[.G$167]-[.G145]))" office:value-type="currency" office:currency="USD" office:value="0" calcext:value-type="currency">
            <text:p>$0.00</text:p>
          </table:table-cell>
          <table:table-cell table:formula="of:=IF([.H$167]&lt;[.H145];0;IF([.H$167]&gt;[.H153];[.H153]-[.H145];[.H$167]-[.H145]))" office:value-type="currency" office:currency="USD" office:value="0" calcext:value-type="currency">
            <text:p>$0.00</text:p>
          </table:table-cell>
          <table:table-cell table:formula="of:=IF([.I$167]&lt;[.I145];0;IF([.I$167]&gt;[.I153];[.I153]-[.I145];[.I$167]-[.I145]))" office:value-type="currency" office:currency="USD" office:value="0" calcext:value-type="currency">
            <text:p>$0.00</text:p>
          </table:table-cell>
          <table:table-cell table:formula="of:=IF([.J$167]&lt;[.J145];0;IF([.J$167]&gt;[.J153];[.J153]-[.J145];[.J$167]-[.J145]))" office:value-type="currency" office:currency="USD" office:value="0" calcext:value-type="currency">
            <text:p>$0.00</text:p>
          </table:table-cell>
          <table:table-cell table:formula="of:=IF([.K$167]&lt;[.K145];0;IF([.K$167]&gt;[.K153];[.K153]-[.K145];[.K$167]-[.K145]))" office:value-type="currency" office:currency="USD" office:value="0" calcext:value-type="currency">
            <text:p>$0.00</text:p>
          </table:table-cell>
          <table:table-cell table:formula="of:=IF([.L$167]&lt;[.L145];0;IF([.L$167]&gt;[.L153];[.L153]-[.L145];[.L$167]-[.L145]))" office:value-type="currency" office:currency="USD" office:value="0" calcext:value-type="currency">
            <text:p>$0.00</text:p>
          </table:table-cell>
          <table:table-cell table:formula="of:=IF([.M$167]&lt;[.M145];0;IF([.M$167]&gt;[.M153];[.M153]-[.M145];[.M$167]-[.M145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7</text:p>
          </table:table-cell>
          <table:table-cell table:formula="of:=IF([.B$167]&lt;[.B146];0;IF([.B$167]&gt;[.B154];[.B154]-[.B146];[.B$167]-[.B146]))" office:value-type="currency" office:currency="USD" office:value="0" calcext:value-type="currency">
            <text:p>$0.00</text:p>
          </table:table-cell>
          <table:table-cell table:formula="of:=IF([.C$167]&lt;[.C146];0;IF([.C$167]&gt;[.C154];[.C154]-[.C146];[.C$167]-[.C146]))" office:value-type="currency" office:currency="USD" office:value="0" calcext:value-type="currency">
            <text:p>$0.00</text:p>
          </table:table-cell>
          <table:table-cell table:formula="of:=IF([.D$167]&lt;[.D146];0;IF([.D$167]&gt;[.D154];[.D154]-[.D146];[.D$167]-[.D146]))" office:value-type="currency" office:currency="USD" office:value="0" calcext:value-type="currency">
            <text:p>$0.00</text:p>
          </table:table-cell>
          <table:table-cell table:formula="of:=IF([.E$167]&lt;[.E146];0;IF([.E$167]&gt;[.E154];[.E154]-[.E146];[.E$167]-[.E146]))" office:value-type="currency" office:currency="USD" office:value="0" calcext:value-type="currency">
            <text:p>$0.00</text:p>
          </table:table-cell>
          <table:table-cell table:formula="of:=IF([.F$167]&lt;[.F146];0;IF([.F$167]&gt;[.F154];[.F154]-[.F146];[.F$167]-[.F146]))" office:value-type="currency" office:currency="USD" office:value="0" calcext:value-type="currency">
            <text:p>$0.00</text:p>
          </table:table-cell>
          <table:table-cell table:formula="of:=IF([.G$167]&lt;[.G146];0;IF([.G$167]&gt;[.G154];[.G154]-[.G146];[.G$167]-[.G146]))" office:value-type="currency" office:currency="USD" office:value="0" calcext:value-type="currency">
            <text:p>$0.00</text:p>
          </table:table-cell>
          <table:table-cell table:formula="of:=IF([.H$167]&lt;[.H146];0;IF([.H$167]&gt;[.H154];[.H154]-[.H146];[.H$167]-[.H146]))" office:value-type="currency" office:currency="USD" office:value="0" calcext:value-type="currency">
            <text:p>$0.00</text:p>
          </table:table-cell>
          <table:table-cell table:formula="of:=IF([.I$167]&lt;[.I146];0;IF([.I$167]&gt;[.I154];[.I154]-[.I146];[.I$167]-[.I146]))" office:value-type="currency" office:currency="USD" office:value="0" calcext:value-type="currency">
            <text:p>$0.00</text:p>
          </table:table-cell>
          <table:table-cell table:formula="of:=IF([.J$167]&lt;[.J146];0;IF([.J$167]&gt;[.J154];[.J154]-[.J146];[.J$167]-[.J146]))" office:value-type="currency" office:currency="USD" office:value="0" calcext:value-type="currency">
            <text:p>$0.00</text:p>
          </table:table-cell>
          <table:table-cell table:formula="of:=IF([.K$167]&lt;[.K146];0;IF([.K$167]&gt;[.K154];[.K154]-[.K146];[.K$167]-[.K146]))" office:value-type="currency" office:currency="USD" office:value="0" calcext:value-type="currency">
            <text:p>$0.00</text:p>
          </table:table-cell>
          <table:table-cell table:formula="of:=IF([.L$167]&lt;[.L146];0;IF([.L$167]&gt;[.L154];[.L154]-[.L146];[.L$167]-[.L146]))" office:value-type="currency" office:currency="USD" office:value="0" calcext:value-type="currency">
            <text:p>$0.00</text:p>
          </table:table-cell>
          <table:table-cell table:formula="of:=IF([.M$167]&lt;[.M146];0;IF([.M$167]&gt;[.M154];[.M154]-[.M146];[.M$167]-[.M146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[.B189]*[.B156]" office:value-type="currency" office:currency="USD" office:value="2320" calcext:value-type="currency">
            <text:p>$2,320.00</text:p>
          </table:table-cell>
          <table:table-cell table:formula="of:=[.C189]*[.C156]" office:value-type="currency" office:currency="USD" office:value="2320" calcext:value-type="currency">
            <text:p>$2,320.00</text:p>
          </table:table-cell>
          <table:table-cell table:formula="of:=[.D189]*[.D156]" office:value-type="currency" office:currency="USD" office:value="2320" calcext:value-type="currency">
            <text:p>$2,320.00</text:p>
          </table:table-cell>
          <table:table-cell table:formula="of:=[.E189]*[.E156]" office:value-type="currency" office:currency="USD" office:value="2320" calcext:value-type="currency">
            <text:p>$2,320.00</text:p>
          </table:table-cell>
          <table:table-cell table:formula="of:=[.F189]*[.F156]" office:value-type="currency" office:currency="USD" office:value="2320" calcext:value-type="currency">
            <text:p>$2,320.00</text:p>
          </table:table-cell>
          <table:table-cell table:formula="of:=[.G189]*[.G156]" office:value-type="currency" office:currency="USD" office:value="2.5" calcext:value-type="currency">
            <text:p>$2.50</text:p>
          </table:table-cell>
          <table:table-cell table:formula="of:=[.H189]*[.H156]" office:value-type="currency" office:currency="USD" office:value="2320" calcext:value-type="currency">
            <text:p>$2,320.00</text:p>
          </table:table-cell>
          <table:table-cell table:formula="of:=[.I189]*[.I156]" office:value-type="currency" office:currency="USD" office:value="2320" calcext:value-type="currency">
            <text:p>$2,320.00</text:p>
          </table:table-cell>
          <table:table-cell table:formula="of:=[.J189]*[.J156]" office:value-type="currency" office:currency="USD" office:value="2320" calcext:value-type="currency">
            <text:p>$2,320.00</text:p>
          </table:table-cell>
          <table:table-cell table:formula="of:=[.K189]*[.K156]" office:value-type="currency" office:currency="USD" office:value="2320" calcext:value-type="currency">
            <text:p>$2,320.00</text:p>
          </table:table-cell>
          <table:table-cell table:formula="of:=[.L189]*[.L156]" office:value-type="currency" office:currency="USD" office:value="2320" calcext:value-type="currency">
            <text:p>$2,320.00</text:p>
          </table:table-cell>
          <table:table-cell table:formula="of:=[.M189]*[.M156]" office:value-type="currency" office:currency="USD" office:value="2320" calcext:value-type="currency">
            <text:p>$2,32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[.B190]*[.B157]" office:value-type="currency" office:currency="USD" office:value="8532" calcext:value-type="currency">
            <text:p>$8,532.00</text:p>
          </table:table-cell>
          <table:table-cell table:formula="of:=[.C190]*[.C157]" office:value-type="currency" office:currency="USD" office:value="3738" calcext:value-type="currency">
            <text:p>$3,738.00</text:p>
          </table:table-cell>
          <table:table-cell table:formula="of:=[.D190]*[.D157]" office:value-type="currency" office:currency="USD" office:value="8532" calcext:value-type="currency">
            <text:p>$8,532.00</text:p>
          </table:table-cell>
          <table:table-cell table:formula="of:=[.E190]*[.E157]" office:value-type="currency" office:currency="USD" office:value="7134" calcext:value-type="currency">
            <text:p>$7,134.00</text:p>
          </table:table-cell>
          <table:table-cell table:formula="of:=[.F190]*[.F157]" office:value-type="currency" office:currency="USD" office:value="8532" calcext:value-type="currency">
            <text:p>$8,532.00</text:p>
          </table:table-cell>
          <table:table-cell table:formula="of:=[.G190]*[.G157]" office:value-type="currency" office:currency="USD" office:value="0" calcext:value-type="currency">
            <text:p>$0.00</text:p>
          </table:table-cell>
          <table:table-cell table:formula="of:=[.H190]*[.H157]" office:value-type="currency" office:currency="USD" office:value="8532" calcext:value-type="currency">
            <text:p>$8,532.00</text:p>
          </table:table-cell>
          <table:table-cell table:formula="of:=[.I190]*[.I157]" office:value-type="currency" office:currency="USD" office:value="8532" calcext:value-type="currency">
            <text:p>$8,532.00</text:p>
          </table:table-cell>
          <table:table-cell table:formula="of:=[.J190]*[.J157]" office:value-type="currency" office:currency="USD" office:value="8532" calcext:value-type="currency">
            <text:p>$8,532.00</text:p>
          </table:table-cell>
          <table:table-cell table:formula="of:=[.K190]*[.K157]" office:value-type="currency" office:currency="USD" office:value="5718" calcext:value-type="currency">
            <text:p>$5,718.00</text:p>
          </table:table-cell>
          <table:table-cell table:formula="of:=[.L190]*[.L157]" office:value-type="currency" office:currency="USD" office:value="8532" calcext:value-type="currency">
            <text:p>$8,532.00</text:p>
          </table:table-cell>
          <table:table-cell table:formula="of:=[.M190]*[.M157]" office:value-type="currency" office:currency="USD" office:value="8532" calcext:value-type="currency">
            <text:p>$8,532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[.B191]*[.B158]" office:value-type="currency" office:currency="USD" office:value="23485" calcext:value-type="currency">
            <text:p>$23,485.00</text:p>
          </table:table-cell>
          <table:table-cell table:formula="of:=[.C191]*[.C158]" office:value-type="currency" office:currency="USD" office:value="0" calcext:value-type="currency">
            <text:p>$0.00</text:p>
          </table:table-cell>
          <table:table-cell table:formula="of:=[.D191]*[.D158]" office:value-type="currency" office:currency="USD" office:value="23485" calcext:value-type="currency">
            <text:p>$23,485.00</text:p>
          </table:table-cell>
          <table:table-cell table:formula="of:=[.E191]*[.E158]" office:value-type="currency" office:currency="USD" office:value="0" calcext:value-type="currency">
            <text:p>$0.00</text:p>
          </table:table-cell>
          <table:table-cell table:formula="of:=[.F191]*[.F158]" office:value-type="currency" office:currency="USD" office:value="14289" calcext:value-type="currency">
            <text:p>$14,289.00</text:p>
          </table:table-cell>
          <table:table-cell table:formula="of:=[.G191]*[.G158]" office:value-type="currency" office:currency="USD" office:value="0" calcext:value-type="currency">
            <text:p>$0.00</text:p>
          </table:table-cell>
          <table:table-cell table:formula="of:=[.H191]*[.H158]" office:value-type="currency" office:currency="USD" office:value="11" calcext:value-type="currency">
            <text:p>$11.00</text:p>
          </table:table-cell>
          <table:table-cell table:formula="of:=[.I191]*[.I158]" office:value-type="currency" office:currency="USD" office:value="22011" calcext:value-type="currency">
            <text:p>$22,011.00</text:p>
          </table:table-cell>
          <table:table-cell table:formula="of:=[.J191]*[.J158]" office:value-type="currency" office:currency="USD" office:value="7865" calcext:value-type="currency">
            <text:p>$7,865.00</text:p>
          </table:table-cell>
          <table:table-cell table:formula="of:=[.K191]*[.K158]" office:value-type="currency" office:currency="USD" office:value="0" calcext:value-type="currency">
            <text:p>$0.00</text:p>
          </table:table-cell>
          <table:table-cell table:formula="of:=[.L191]*[.L158]" office:value-type="currency" office:currency="USD" office:value="8657" calcext:value-type="currency">
            <text:p>$8,657.00</text:p>
          </table:table-cell>
          <table:table-cell table:formula="of:=[.M191]*[.M158]" office:value-type="currency" office:currency="USD" office:value="2541" calcext:value-type="currency">
            <text:p>$2,541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[.B192]*[.B159]" office:value-type="currency" office:currency="USD" office:value="33408" calcext:value-type="currency">
            <text:p>$33,408.00</text:p>
          </table:table-cell>
          <table:table-cell table:formula="of:=[.C192]*[.C159]" office:value-type="currency" office:currency="USD" office:value="0" calcext:value-type="currency">
            <text:p>$0.00</text:p>
          </table:table-cell>
          <table:table-cell table:formula="of:=[.D192]*[.D159]" office:value-type="currency" office:currency="USD" office:value="22512" calcext:value-type="currency">
            <text:p>$22,512.00</text:p>
          </table:table-cell>
          <table:table-cell table:formula="of:=[.E192]*[.E159]" office:value-type="currency" office:currency="USD" office:value="0" calcext:value-type="currency">
            <text:p>$0.00</text:p>
          </table:table-cell>
          <table:table-cell table:formula="of:=[.F192]*[.F159]" office:value-type="currency" office:currency="USD" office:value="0" calcext:value-type="currency">
            <text:p>$0.00</text:p>
          </table:table-cell>
          <table:table-cell table:formula="of:=[.G192]*[.G159]" office:value-type="currency" office:currency="USD" office:value="0" calcext:value-type="currency">
            <text:p>$0.00</text:p>
          </table:table-cell>
          <table:table-cell table:formula="of:=[.H192]*[.H159]" office:value-type="currency" office:currency="USD" office:value="0" calcext:value-type="currency">
            <text:p>$0.00</text:p>
          </table:table-cell>
          <table:table-cell table:formula="of:=[.I192]*[.I159]" office:value-type="currency" office:currency="USD" office:value="0" calcext:value-type="currency">
            <text:p>$0.00</text:p>
          </table:table-cell>
          <table:table-cell table:formula="of:=[.J192]*[.J159]" office:value-type="currency" office:currency="USD" office:value="0" calcext:value-type="currency">
            <text:p>$0.00</text:p>
          </table:table-cell>
          <table:table-cell table:formula="of:=[.K192]*[.K159]" office:value-type="currency" office:currency="USD" office:value="0" calcext:value-type="currency">
            <text:p>$0.00</text:p>
          </table:table-cell>
          <table:table-cell table:formula="of:=[.L192]*[.L159]" office:value-type="currency" office:currency="USD" office:value="0" calcext:value-type="currency">
            <text:p>$0.00</text:p>
          </table:table-cell>
          <table:table-cell table:formula="of:=[.M192]*[.M159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[.B193]*[.B160]" office:value-type="currency" office:currency="USD" office:value="0" calcext:value-type="currency">
            <text:p>$0.00</text:p>
          </table:table-cell>
          <table:table-cell table:formula="of:=[.C193]*[.C160]" office:value-type="currency" office:currency="USD" office:value="0" calcext:value-type="currency">
            <text:p>$0.00</text:p>
          </table:table-cell>
          <table:table-cell table:formula="of:=[.D193]*[.D160]" office:value-type="currency" office:currency="USD" office:value="0" calcext:value-type="currency">
            <text:p>$0.00</text:p>
          </table:table-cell>
          <table:table-cell table:formula="of:=[.E193]*[.E160]" office:value-type="currency" office:currency="USD" office:value="0" calcext:value-type="currency">
            <text:p>$0.00</text:p>
          </table:table-cell>
          <table:table-cell table:formula="of:=[.F193]*[.F160]" office:value-type="currency" office:currency="USD" office:value="0" calcext:value-type="currency">
            <text:p>$0.00</text:p>
          </table:table-cell>
          <table:table-cell table:formula="of:=[.G193]*[.G160]" office:value-type="currency" office:currency="USD" office:value="0" calcext:value-type="currency">
            <text:p>$0.00</text:p>
          </table:table-cell>
          <table:table-cell table:formula="of:=[.H193]*[.H160]" office:value-type="currency" office:currency="USD" office:value="0" calcext:value-type="currency">
            <text:p>$0.00</text:p>
          </table:table-cell>
          <table:table-cell table:formula="of:=[.I193]*[.I160]" office:value-type="currency" office:currency="USD" office:value="0" calcext:value-type="currency">
            <text:p>$0.00</text:p>
          </table:table-cell>
          <table:table-cell table:formula="of:=[.J193]*[.J160]" office:value-type="currency" office:currency="USD" office:value="0" calcext:value-type="currency">
            <text:p>$0.00</text:p>
          </table:table-cell>
          <table:table-cell table:formula="of:=[.K193]*[.K160]" office:value-type="currency" office:currency="USD" office:value="0" calcext:value-type="currency">
            <text:p>$0.00</text:p>
          </table:table-cell>
          <table:table-cell table:formula="of:=[.L193]*[.L160]" office:value-type="currency" office:currency="USD" office:value="0" calcext:value-type="currency">
            <text:p>$0.00</text:p>
          </table:table-cell>
          <table:table-cell table:formula="of:=[.M193]*[.M160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6</text:p>
          </table:table-cell>
          <table:table-cell table:formula="of:=[.B194]*[.B161]" office:value-type="currency" office:currency="USD" office:value="0" calcext:value-type="currency">
            <text:p>$0.00</text:p>
          </table:table-cell>
          <table:table-cell table:formula="of:=[.C194]*[.C161]" office:value-type="currency" office:currency="USD" office:value="0" calcext:value-type="currency">
            <text:p>$0.00</text:p>
          </table:table-cell>
          <table:table-cell table:formula="of:=[.D194]*[.D161]" office:value-type="currency" office:currency="USD" office:value="0" calcext:value-type="currency">
            <text:p>$0.00</text:p>
          </table:table-cell>
          <table:table-cell table:formula="of:=[.E194]*[.E161]" office:value-type="currency" office:currency="USD" office:value="0" calcext:value-type="currency">
            <text:p>$0.00</text:p>
          </table:table-cell>
          <table:table-cell table:formula="of:=[.F194]*[.F161]" office:value-type="currency" office:currency="USD" office:value="0" calcext:value-type="currency">
            <text:p>$0.00</text:p>
          </table:table-cell>
          <table:table-cell table:formula="of:=[.G194]*[.G161]" office:value-type="currency" office:currency="USD" office:value="0" calcext:value-type="currency">
            <text:p>$0.00</text:p>
          </table:table-cell>
          <table:table-cell table:formula="of:=[.H194]*[.H161]" office:value-type="currency" office:currency="USD" office:value="0" calcext:value-type="currency">
            <text:p>$0.00</text:p>
          </table:table-cell>
          <table:table-cell table:formula="of:=[.I194]*[.I161]" office:value-type="currency" office:currency="USD" office:value="0" calcext:value-type="currency">
            <text:p>$0.00</text:p>
          </table:table-cell>
          <table:table-cell table:formula="of:=[.J194]*[.J161]" office:value-type="currency" office:currency="USD" office:value="0" calcext:value-type="currency">
            <text:p>$0.00</text:p>
          </table:table-cell>
          <table:table-cell table:formula="of:=[.K194]*[.K161]" office:value-type="currency" office:currency="USD" office:value="0" calcext:value-type="currency">
            <text:p>$0.00</text:p>
          </table:table-cell>
          <table:table-cell table:formula="of:=[.L194]*[.L161]" office:value-type="currency" office:currency="USD" office:value="0" calcext:value-type="currency">
            <text:p>$0.00</text:p>
          </table:table-cell>
          <table:table-cell table:formula="of:=[.M194]*[.M161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7</text:p>
          </table:table-cell>
          <table:table-cell table:formula="of:=[.B195]*[.B162]" office:value-type="currency" office:currency="USD" office:value="0" calcext:value-type="currency">
            <text:p>$0.00</text:p>
          </table:table-cell>
          <table:table-cell table:formula="of:=[.C195]*[.C162]" office:value-type="currency" office:currency="USD" office:value="0" calcext:value-type="currency">
            <text:p>$0.00</text:p>
          </table:table-cell>
          <table:table-cell table:formula="of:=[.D195]*[.D162]" office:value-type="currency" office:currency="USD" office:value="0" calcext:value-type="currency">
            <text:p>$0.00</text:p>
          </table:table-cell>
          <table:table-cell table:formula="of:=[.E195]*[.E162]" office:value-type="currency" office:currency="USD" office:value="0" calcext:value-type="currency">
            <text:p>$0.00</text:p>
          </table:table-cell>
          <table:table-cell table:formula="of:=[.F195]*[.F162]" office:value-type="currency" office:currency="USD" office:value="0" calcext:value-type="currency">
            <text:p>$0.00</text:p>
          </table:table-cell>
          <table:table-cell table:formula="of:=[.G195]*[.G162]" office:value-type="currency" office:currency="USD" office:value="0" calcext:value-type="currency">
            <text:p>$0.00</text:p>
          </table:table-cell>
          <table:table-cell table:formula="of:=[.H195]*[.H162]" office:value-type="currency" office:currency="USD" office:value="0" calcext:value-type="currency">
            <text:p>$0.00</text:p>
          </table:table-cell>
          <table:table-cell table:formula="of:=[.I195]*[.I162]" office:value-type="currency" office:currency="USD" office:value="0" calcext:value-type="currency">
            <text:p>$0.00</text:p>
          </table:table-cell>
          <table:table-cell table:formula="of:=[.J195]*[.J162]" office:value-type="currency" office:currency="USD" office:value="0" calcext:value-type="currency">
            <text:p>$0.00</text:p>
          </table:table-cell>
          <table:table-cell table:formula="of:=[.K195]*[.K162]" office:value-type="currency" office:currency="USD" office:value="0" calcext:value-type="currency">
            <text:p>$0.00</text:p>
          </table:table-cell>
          <table:table-cell table:formula="of:=[.L195]*[.L162]" office:value-type="currency" office:currency="USD" office:value="0" calcext:value-type="currency">
            <text:p>$0.00</text:p>
          </table:table-cell>
          <table:table-cell table:formula="of:=[.M195]*[.M162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97:.B203])" office:value-type="currency" office:currency="USD" office:value="67745" calcext:value-type="currency">
            <text:p>$67,745.00</text:p>
          </table:table-cell>
          <table:table-cell table:formula="of:=SUM([.C197:.C203])" office:value-type="currency" office:currency="USD" office:value="6058" calcext:value-type="currency">
            <text:p>$6,058.00</text:p>
          </table:table-cell>
          <table:table-cell table:formula="of:=SUM([.D197:.D203])" office:value-type="currency" office:currency="USD" office:value="56849" calcext:value-type="currency">
            <text:p>$56,849.00</text:p>
          </table:table-cell>
          <table:table-cell table:formula="of:=SUM([.E197:.E203])" office:value-type="currency" office:currency="USD" office:value="9454" calcext:value-type="currency">
            <text:p>$9,454.00</text:p>
          </table:table-cell>
          <table:table-cell table:formula="of:=SUM([.F197:.F203])" office:value-type="currency" office:currency="USD" office:value="25141" calcext:value-type="currency">
            <text:p>$25,141.00</text:p>
          </table:table-cell>
          <table:table-cell table:formula="of:=SUM([.G197:.G203])" office:value-type="currency" office:currency="USD" office:value="2.5" calcext:value-type="currency">
            <text:p>$2.50</text:p>
          </table:table-cell>
          <table:table-cell table:formula="of:=SUM([.H197:.H203])" office:value-type="currency" office:currency="USD" office:value="10863" calcext:value-type="currency">
            <text:p>$10,863.00</text:p>
          </table:table-cell>
          <table:table-cell table:formula="of:=SUM([.I197:.I203])" office:value-type="currency" office:currency="USD" office:value="32863" calcext:value-type="currency">
            <text:p>$32,863.00</text:p>
          </table:table-cell>
          <table:table-cell table:formula="of:=SUM([.J197:.J203])" office:value-type="currency" office:currency="USD" office:value="18717" calcext:value-type="currency">
            <text:p>$18,717.00</text:p>
          </table:table-cell>
          <table:table-cell table:formula="of:=SUM([.K197:.K203])" office:value-type="currency" office:currency="USD" office:value="8038" calcext:value-type="currency">
            <text:p>$8,038.00</text:p>
          </table:table-cell>
          <table:table-cell table:formula="of:=SUM([.L197:.L203])" office:value-type="currency" office:currency="USD" office:value="19509" calcext:value-type="currency">
            <text:p>$19,509.00</text:p>
          </table:table-cell>
          <table:table-cell table:formula="of:=SUM([.M197:.M203])" office:value-type="currency" office:currency="USD" office:value="13393" calcext:value-type="currency">
            <text:p>$13,393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4"/>
          <table:table-cell table:style-name="ce4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average</text:p>
          </table:table-cell>
          <table:table-cell table:formula="of:=ROUND(AVERAGE([.B205];[.B186]))" office:value-type="currency" office:currency="USD" office:value="67739" calcext:value-type="currency">
            <text:p>$67,739.00</text:p>
          </table:table-cell>
          <table:table-cell table:formula="of:=ROUND(AVERAGE([.C205];[.C186]))" office:value-type="currency" office:currency="USD" office:value="6055" calcext:value-type="currency">
            <text:p>$6,055.00</text:p>
          </table:table-cell>
          <table:table-cell table:formula="of:=ROUND(AVERAGE([.D205];[.D186]))" office:value-type="currency" office:currency="USD" office:value="56843" calcext:value-type="currency">
            <text:p>$56,843.00</text:p>
          </table:table-cell>
          <table:table-cell table:formula="of:=ROUND(AVERAGE([.E205];[.E186]))" office:value-type="currency" office:currency="USD" office:value="9451" calcext:value-type="currency">
            <text:p>$9,451.00</text:p>
          </table:table-cell>
          <table:table-cell table:formula="of:=ROUND(AVERAGE([.F205];[.F186]))" office:value-type="currency" office:currency="USD" office:value="25136" calcext:value-type="currency">
            <text:p>$25,136.00</text:p>
          </table:table-cell>
          <table:table-cell table:formula="of:=ROUND(AVERAGE([.G205];[.G186]))" office:value-type="currency" office:currency="USD" office:value="1" calcext:value-type="currency">
            <text:p>$1.00</text:p>
          </table:table-cell>
          <table:table-cell table:formula="of:=ROUND(AVERAGE([.H205];[.H186]))" office:value-type="currency" office:currency="USD" office:value="10858" calcext:value-type="currency">
            <text:p>$10,858.00</text:p>
          </table:table-cell>
          <table:table-cell table:formula="of:=ROUND(AVERAGE([.I205];[.I186]))" office:value-type="currency" office:currency="USD" office:value="32858" calcext:value-type="currency">
            <text:p>$32,858.00</text:p>
          </table:table-cell>
          <table:table-cell table:formula="of:=ROUND(AVERAGE([.J205];[.J186]))" office:value-type="currency" office:currency="USD" office:value="18712" calcext:value-type="currency">
            <text:p>$18,712.00</text:p>
          </table:table-cell>
          <table:table-cell table:formula="of:=ROUND(AVERAGE([.K205];[.K186]))" office:value-type="currency" office:currency="USD" office:value="8035" calcext:value-type="currency">
            <text:p>$8,035.00</text:p>
          </table:table-cell>
          <table:table-cell table:formula="of:=ROUND(AVERAGE([.L205];[.L186]))" office:value-type="currency" office:currency="USD" office:value="19504" calcext:value-type="currency">
            <text:p>$19,504.00</text:p>
          </table:table-cell>
          <table:table-cell table:formula="of:=ROUND(AVERAGE([.M205];[.M186]))" office:value-type="currency" office:currency="USD" office:value="13388" calcext:value-type="currency">
            <text:p>$13,388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amount too low?</text:p>
          </table:table-cell>
          <table:table-cell table:style-name="ce42" table:number-columns-repeated="12"/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6">
          <table:table-cell table:style-name="ce21" office:value-type="string" calcext:value-type="string">
            <text:p>special override due to small amounts needed?</text:p>
          </table:table-cell>
          <table:table-cell table:style-name="Default" table:formula="of:=IF([.B138]&lt;25;&quot;Yes&quot;;&quot;No&quot;)" office:value-type="string" office:string-value="No" calcext:value-type="string">
            <text:p>No</text:p>
          </table:table-cell>
          <table:table-cell table:style-name="Default" table:formula="of:=IF([.C138]&lt;25;&quot;Yes&quot;;&quot;No&quot;)" office:value-type="string" office:string-value="No" calcext:value-type="string">
            <text:p>No</text:p>
          </table:table-cell>
          <table:table-cell table:style-name="Default" table:formula="of:=IF([.D138]&lt;25;&quot;Yes&quot;;&quot;No&quot;)" office:value-type="string" office:string-value="No" calcext:value-type="string">
            <text:p>No</text:p>
          </table:table-cell>
          <table:table-cell table:style-name="Default" table:formula="of:=IF([.E138]&lt;25;&quot;Yes&quot;;&quot;No&quot;)" office:value-type="string" office:string-value="No" calcext:value-type="string">
            <text:p>No</text:p>
          </table:table-cell>
          <table:table-cell table:style-name="Default" table:formula="of:=IF([.F138]&lt;25;&quot;Yes&quot;;&quot;No&quot;)" office:value-type="string" office:string-value="No" calcext:value-type="string">
            <text:p>No</text:p>
          </table:table-cell>
          <table:table-cell table:style-name="Default" table:formula="of:=IF([.G138]&lt;25;&quot;Yes&quot;;&quot;No&quot;)" office:value-type="string" office:string-value="Yes" calcext:value-type="string">
            <text:p>Yes</text:p>
          </table:table-cell>
          <table:table-cell table:style-name="Default" table:formula="of:=IF([.H138]&lt;25;&quot;Yes&quot;;&quot;No&quot;)" office:value-type="string" office:string-value="No" calcext:value-type="string">
            <text:p>No</text:p>
          </table:table-cell>
          <table:table-cell table:style-name="Default" table:formula="of:=IF([.I138]&lt;25;&quot;Yes&quot;;&quot;No&quot;)" office:value-type="string" office:string-value="No" calcext:value-type="string">
            <text:p>No</text:p>
          </table:table-cell>
          <table:table-cell table:style-name="Default" table:formula="of:=IF([.J138]&lt;25;&quot;Yes&quot;;&quot;No&quot;)" office:value-type="string" office:string-value="No" calcext:value-type="string">
            <text:p>No</text:p>
          </table:table-cell>
          <table:table-cell table:style-name="Default" table:formula="of:=IF([.K138]&lt;25;&quot;Yes&quot;;&quot;No&quot;)" office:value-type="string" office:string-value="No" calcext:value-type="string">
            <text:p>No</text:p>
          </table:table-cell>
          <table:table-cell table:style-name="Default" table:formula="of:=IF([.L138]&lt;25;&quot;Yes&quot;;&quot;No&quot;)" office:value-type="string" office:string-value="No" calcext:value-type="string">
            <text:p>No</text:p>
          </table:table-cell>
          <table:table-cell table:style-name="Default" table:formula="of:=IF([.M138]&lt;25;&quot;Yes&quot;;&quot;No&quot;)" office:value-type="string" office:string-value="No" calcext:value-type="string">
            <text:p>No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pecial override</text:p>
          </table:table-cell>
          <table:table-cell table:style-name="Default" table:formula="of:=IF([.B138]&lt;5;0;IF([.B138]&lt;15;1;2))" office:value-type="float" office:value="2" calcext:value-type="float">
            <text:p>2</text:p>
          </table:table-cell>
          <table:table-cell table:style-name="Default" table:formula="of:=IF([.C138]&lt;5;0;IF([.C138]&lt;15;1;2))" office:value-type="float" office:value="2" calcext:value-type="float">
            <text:p>2</text:p>
          </table:table-cell>
          <table:table-cell table:style-name="Default" table:formula="of:=IF([.D138]&lt;5;0;IF([.D138]&lt;15;1;2))" office:value-type="float" office:value="2" calcext:value-type="float">
            <text:p>2</text:p>
          </table:table-cell>
          <table:table-cell table:style-name="Default" table:formula="of:=IF([.E138]&lt;5;0;IF([.E138]&lt;15;1;2))" office:value-type="float" office:value="2" calcext:value-type="float">
            <text:p>2</text:p>
          </table:table-cell>
          <table:table-cell table:style-name="Default" table:formula="of:=IF([.F138]&lt;5;0;IF([.F138]&lt;15;1;2))" office:value-type="float" office:value="2" calcext:value-type="float">
            <text:p>2</text:p>
          </table:table-cell>
          <table:table-cell table:style-name="Default" table:formula="of:=IF([.G138]&lt;5;0;IF([.G138]&lt;15;1;2))" office:value-type="float" office:value="0" calcext:value-type="float">
            <text:p>0</text:p>
          </table:table-cell>
          <table:table-cell table:style-name="Default" table:formula="of:=IF([.H138]&lt;5;0;IF([.H138]&lt;15;1;2))" office:value-type="float" office:value="2" calcext:value-type="float">
            <text:p>2</text:p>
          </table:table-cell>
          <table:table-cell table:style-name="Default" table:formula="of:=IF([.I138]&lt;5;0;IF([.I138]&lt;15;1;2))" office:value-type="float" office:value="2" calcext:value-type="float">
            <text:p>2</text:p>
          </table:table-cell>
          <table:table-cell table:style-name="Default" table:formula="of:=IF([.J138]&lt;5;0;IF([.J138]&lt;15;1;2))" office:value-type="float" office:value="2" calcext:value-type="float">
            <text:p>2</text:p>
          </table:table-cell>
          <table:table-cell table:style-name="Default" table:formula="of:=IF([.K138]&lt;5;0;IF([.K138]&lt;15;1;2))" office:value-type="float" office:value="2" calcext:value-type="float">
            <text:p>2</text:p>
          </table:table-cell>
          <table:table-cell table:style-name="Default" table:formula="of:=IF([.L138]&lt;5;0;IF([.L138]&lt;15;1;2))" office:value-type="float" office:value="2" calcext:value-type="float">
            <text:p>2</text:p>
          </table:table-cell>
          <table:table-cell table:style-name="Default" table:formula="of:=IF([.M138]&lt;5;0;IF([.M138]&lt;15;1;2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24" office:value-type="string" calcext:value-type="string">
            <text:p>final</text:p>
          </table:table-cell>
          <table:table-cell table:style-name="ce4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final tax table</text:p>
          </table:table-cell>
          <table:table-cell table:formula="of:=IF([.B212]=&quot;Yes&quot;;[.B213];[.B208])" office:value-type="currency" office:currency="USD" office:value="67739" calcext:value-type="currency">
            <text:p>$67,739.00</text:p>
          </table:table-cell>
          <table:table-cell table:formula="of:=IF([.C212]=&quot;Yes&quot;;[.C213];[.C208])" office:value-type="currency" office:currency="USD" office:value="6055" calcext:value-type="currency">
            <text:p>$6,055.00</text:p>
          </table:table-cell>
          <table:table-cell table:formula="of:=IF([.D212]=&quot;Yes&quot;;[.D213];[.D208])" office:value-type="currency" office:currency="USD" office:value="56843" calcext:value-type="currency">
            <text:p>$56,843.00</text:p>
          </table:table-cell>
          <table:table-cell table:formula="of:=IF([.E212]=&quot;Yes&quot;;[.E213];[.E208])" office:value-type="currency" office:currency="USD" office:value="9451" calcext:value-type="currency">
            <text:p>$9,451.00</text:p>
          </table:table-cell>
          <table:table-cell table:formula="of:=IF([.F212]=&quot;Yes&quot;;[.F213];[.F208])" office:value-type="currency" office:currency="USD" office:value="25136" calcext:value-type="currency">
            <text:p>$25,136.00</text:p>
          </table:table-cell>
          <table:table-cell table:formula="of:=IF([.G212]=&quot;Yes&quot;;[.G213];[.G208])" office:value-type="currency" office:currency="USD" office:value="0" calcext:value-type="currency">
            <text:p>$0.00</text:p>
          </table:table-cell>
          <table:table-cell table:formula="of:=IF([.H212]=&quot;Yes&quot;;[.H213];[.H208])" office:value-type="currency" office:currency="USD" office:value="10858" calcext:value-type="currency">
            <text:p>$10,858.00</text:p>
          </table:table-cell>
          <table:table-cell table:formula="of:=IF([.I212]=&quot;Yes&quot;;[.I213];[.I208])" office:value-type="currency" office:currency="USD" office:value="32858" calcext:value-type="currency">
            <text:p>$32,858.00</text:p>
          </table:table-cell>
          <table:table-cell table:formula="of:=IF([.J212]=&quot;Yes&quot;;[.J213];[.J208])" office:value-type="currency" office:currency="USD" office:value="18712" calcext:value-type="currency">
            <text:p>$18,712.00</text:p>
          </table:table-cell>
          <table:table-cell table:formula="of:=IF([.K212]=&quot;Yes&quot;;[.K213];[.K208])" office:value-type="currency" office:currency="USD" office:value="8035" calcext:value-type="currency">
            <text:p>$8,035.00</text:p>
          </table:table-cell>
          <table:table-cell table:formula="of:=IF([.L212]=&quot;Yes&quot;;[.L213];[.L208])" office:value-type="currency" office:currency="USD" office:value="19504" calcext:value-type="currency">
            <text:p>$19,504.00</text:p>
          </table:table-cell>
          <table:table-cell table:formula="of:=IF([.M212]=&quot;Yes&quot;;[.M213];[.M208])" office:value-type="currency" office:currency="USD" office:value="13388" calcext:value-type="currency">
            <text:p>$13,388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25" office:value-type="string" calcext:value-type="string">
            <text:p>Tax Table 2 (used by by qual div and cap gains worksheet line 22)</text:p>
          </table:table-cell>
          <table:table-cell table:style-name="ce26" table:number-columns-repeated="16382"/>
          <table:table-cell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1040 line 15 taxable income</text:p>
          </table:table-cell>
          <table:table-cell table:formula="of:=[.B85]" office:value-type="currency" office:currency="USD" office:value="213235" calcext:value-type="currency">
            <text:p>$213,235.00</text:p>
          </table:table-cell>
          <table:table-cell table:formula="of:=[.C85]" office:value-type="currency" office:currency="USD" office:value="52335" calcext:value-type="currency">
            <text:p>$52,335.00</text:p>
          </table:table-cell>
          <table:table-cell table:formula="of:=[.D85]" office:value-type="currency" office:currency="USD" office:value="294800" calcext:value-type="currency">
            <text:p>$294,800.00</text:p>
          </table:table-cell>
          <table:table-cell table:formula="of:=[.E85]" office:value-type="currency" office:currency="USD" office:value="72600" calcext:value-type="currency">
            <text:p>$72,600.00</text:p>
          </table:table-cell>
          <table:table-cell table:formula="of:=[.F85]" office:value-type="currency" office:currency="USD" office:value="111700" calcext:value-type="currency">
            <text:p>$111,700.00</text:p>
          </table:table-cell>
          <table:table-cell table:formula="of:=[.G85]" office:value-type="currency" office:currency="USD" office:value="0" calcext:value-type="currency">
            <text:p>$0.00</text:p>
          </table:table-cell>
          <table:table-cell table:formula="of:=[.H85]" office:value-type="currency" office:currency="USD" office:value="94300" calcext:value-type="currency">
            <text:p>$94,300.00</text:p>
          </table:table-cell>
          <table:table-cell table:formula="of:=[.I85]" office:value-type="currency" office:currency="USD" office:value="194300" calcext:value-type="currency">
            <text:p>$194,300.00</text:p>
          </table:table-cell>
          <table:table-cell table:formula="of:=[.J85]" office:value-type="currency" office:currency="USD" office:value="40000" calcext:value-type="currency">
            <text:p>$40,000.00</text:p>
          </table:table-cell>
          <table:table-cell table:formula="of:=[.K85]" office:value-type="currency" office:currency="USD" office:value="0" calcext:value-type="currency">
            <text:p>$0.00</text:p>
          </table:table-cell>
          <table:table-cell table:formula="of:=[.L85]" office:value-type="currency" office:currency="USD" office:value="11600" calcext:value-type="currency">
            <text:p>$11,600.00</text:p>
          </table:table-cell>
          <table:table-cell table:formula="of:=[.M85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min</text:p>
          </table:table-cell>
          <table:table-cell table:formula="of:=[.B140]" office:value-type="currency" office:currency="USD" office:value="0" calcext:value-type="currency">
            <text:p>$0.00</text:p>
          </table:table-cell>
          <table:table-cell table:formula="of:=[.C140]" office:value-type="currency" office:currency="USD" office:value="0" calcext:value-type="currency">
            <text:p>$0.00</text:p>
          </table:table-cell>
          <table:table-cell table:formula="of:=[.D140]" office:value-type="currency" office:currency="USD" office:value="0" calcext:value-type="currency">
            <text:p>$0.00</text:p>
          </table:table-cell>
          <table:table-cell table:formula="of:=[.E140]" office:value-type="currency" office:currency="USD" office:value="0" calcext:value-type="currency">
            <text:p>$0.00</text:p>
          </table:table-cell>
          <table:table-cell table:formula="of:=[.F140]" office:value-type="currency" office:currency="USD" office:value="0" calcext:value-type="currency">
            <text:p>$0.00</text:p>
          </table:table-cell>
          <table:table-cell table:formula="of:=[.G140]" office:value-type="currency" office:currency="USD" office:value="0" calcext:value-type="currency">
            <text:p>$0.00</text:p>
          </table:table-cell>
          <table:table-cell table:formula="of:=[.H140]" office:value-type="currency" office:currency="USD" office:value="0" calcext:value-type="currency">
            <text:p>$0.00</text:p>
          </table:table-cell>
          <table:table-cell table:formula="of:=[.I140]" office:value-type="currency" office:currency="USD" office:value="0" calcext:value-type="currency">
            <text:p>$0.00</text:p>
          </table:table-cell>
          <table:table-cell table:formula="of:=[.J140]" office:value-type="currency" office:currency="USD" office:value="0" calcext:value-type="currency">
            <text:p>$0.00</text:p>
          </table:table-cell>
          <table:table-cell table:formula="of:=[.K140]" office:value-type="currency" office:currency="USD" office:value="0" calcext:value-type="currency">
            <text:p>$0.00</text:p>
          </table:table-cell>
          <table:table-cell table:formula="of:=[.L140]" office:value-type="currency" office:currency="USD" office:value="0" calcext:value-type="currency">
            <text:p>$0.00</text:p>
          </table:table-cell>
          <table:table-cell table:formula="of:=[.M140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min</text:p>
          </table:table-cell>
          <table:table-cell table:formula="of:=[.B141]" office:value-type="currency" office:currency="USD" office:value="23200" calcext:value-type="currency">
            <text:p>$23,200.00</text:p>
          </table:table-cell>
          <table:table-cell table:formula="of:=[.C141]" office:value-type="currency" office:currency="USD" office:value="23200" calcext:value-type="currency">
            <text:p>$23,200.00</text:p>
          </table:table-cell>
          <table:table-cell table:formula="of:=[.D141]" office:value-type="currency" office:currency="USD" office:value="23200" calcext:value-type="currency">
            <text:p>$23,200.00</text:p>
          </table:table-cell>
          <table:table-cell table:formula="of:=[.E141]" office:value-type="currency" office:currency="USD" office:value="23200" calcext:value-type="currency">
            <text:p>$23,200.00</text:p>
          </table:table-cell>
          <table:table-cell table:formula="of:=[.F141]" office:value-type="currency" office:currency="USD" office:value="23200" calcext:value-type="currency">
            <text:p>$23,200.00</text:p>
          </table:table-cell>
          <table:table-cell table:formula="of:=[.G141]" office:value-type="currency" office:currency="USD" office:value="23200" calcext:value-type="currency">
            <text:p>$23,200.00</text:p>
          </table:table-cell>
          <table:table-cell table:formula="of:=[.H141]" office:value-type="currency" office:currency="USD" office:value="23200" calcext:value-type="currency">
            <text:p>$23,200.00</text:p>
          </table:table-cell>
          <table:table-cell table:formula="of:=[.I141]" office:value-type="currency" office:currency="USD" office:value="23200" calcext:value-type="currency">
            <text:p>$23,200.00</text:p>
          </table:table-cell>
          <table:table-cell table:formula="of:=[.J141]" office:value-type="currency" office:currency="USD" office:value="23200" calcext:value-type="currency">
            <text:p>$23,200.00</text:p>
          </table:table-cell>
          <table:table-cell table:formula="of:=[.K141]" office:value-type="currency" office:currency="USD" office:value="23200" calcext:value-type="currency">
            <text:p>$23,200.00</text:p>
          </table:table-cell>
          <table:table-cell table:formula="of:=[.L141]" office:value-type="currency" office:currency="USD" office:value="23200" calcext:value-type="currency">
            <text:p>$23,200.00</text:p>
          </table:table-cell>
          <table:table-cell table:formula="of:=[.M141]" office:value-type="currency" office:currency="USD" office:value="23200" calcext:value-type="currency">
            <text:p>$23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min</text:p>
          </table:table-cell>
          <table:table-cell table:formula="of:=[.B142]" office:value-type="currency" office:currency="USD" office:value="94300" calcext:value-type="currency">
            <text:p>$94,300.00</text:p>
          </table:table-cell>
          <table:table-cell table:formula="of:=[.C142]" office:value-type="currency" office:currency="USD" office:value="94300" calcext:value-type="currency">
            <text:p>$94,300.00</text:p>
          </table:table-cell>
          <table:table-cell table:formula="of:=[.D142]" office:value-type="currency" office:currency="USD" office:value="94300" calcext:value-type="currency">
            <text:p>$94,300.00</text:p>
          </table:table-cell>
          <table:table-cell table:formula="of:=[.E142]" office:value-type="currency" office:currency="USD" office:value="94300" calcext:value-type="currency">
            <text:p>$94,300.00</text:p>
          </table:table-cell>
          <table:table-cell table:formula="of:=[.F142]" office:value-type="currency" office:currency="USD" office:value="94300" calcext:value-type="currency">
            <text:p>$94,300.00</text:p>
          </table:table-cell>
          <table:table-cell table:formula="of:=[.G142]" office:value-type="currency" office:currency="USD" office:value="94300" calcext:value-type="currency">
            <text:p>$94,300.00</text:p>
          </table:table-cell>
          <table:table-cell table:formula="of:=[.H142]" office:value-type="currency" office:currency="USD" office:value="94300" calcext:value-type="currency">
            <text:p>$94,300.00</text:p>
          </table:table-cell>
          <table:table-cell table:formula="of:=[.I142]" office:value-type="currency" office:currency="USD" office:value="94300" calcext:value-type="currency">
            <text:p>$94,300.00</text:p>
          </table:table-cell>
          <table:table-cell table:formula="of:=[.J142]" office:value-type="currency" office:currency="USD" office:value="94300" calcext:value-type="currency">
            <text:p>$94,300.00</text:p>
          </table:table-cell>
          <table:table-cell table:formula="of:=[.K142]" office:value-type="currency" office:currency="USD" office:value="94300" calcext:value-type="currency">
            <text:p>$94,300.00</text:p>
          </table:table-cell>
          <table:table-cell table:formula="of:=[.L142]" office:value-type="currency" office:currency="USD" office:value="94300" calcext:value-type="currency">
            <text:p>$94,300.00</text:p>
          </table:table-cell>
          <table:table-cell table:formula="of:=[.M142]" office:value-type="currency" office:currency="USD" office:value="94300" calcext:value-type="currency">
            <text:p>$94,3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min</text:p>
          </table:table-cell>
          <table:table-cell table:formula="of:=[.B143]" office:value-type="currency" office:currency="USD" office:value="201050" calcext:value-type="currency">
            <text:p>$201,050.00</text:p>
          </table:table-cell>
          <table:table-cell table:formula="of:=[.C143]" office:value-type="currency" office:currency="USD" office:value="201050" calcext:value-type="currency">
            <text:p>$201,050.00</text:p>
          </table:table-cell>
          <table:table-cell table:formula="of:=[.D143]" office:value-type="currency" office:currency="USD" office:value="201050" calcext:value-type="currency">
            <text:p>$201,050.00</text:p>
          </table:table-cell>
          <table:table-cell table:formula="of:=[.E143]" office:value-type="currency" office:currency="USD" office:value="201050" calcext:value-type="currency">
            <text:p>$201,050.00</text:p>
          </table:table-cell>
          <table:table-cell table:formula="of:=[.F143]" office:value-type="currency" office:currency="USD" office:value="201050" calcext:value-type="currency">
            <text:p>$201,050.00</text:p>
          </table:table-cell>
          <table:table-cell table:formula="of:=[.G143]" office:value-type="currency" office:currency="USD" office:value="201050" calcext:value-type="currency">
            <text:p>$201,050.00</text:p>
          </table:table-cell>
          <table:table-cell table:formula="of:=[.H143]" office:value-type="currency" office:currency="USD" office:value="201050" calcext:value-type="currency">
            <text:p>$201,050.00</text:p>
          </table:table-cell>
          <table:table-cell table:formula="of:=[.I143]" office:value-type="currency" office:currency="USD" office:value="201050" calcext:value-type="currency">
            <text:p>$201,050.00</text:p>
          </table:table-cell>
          <table:table-cell table:formula="of:=[.J143]" office:value-type="currency" office:currency="USD" office:value="201050" calcext:value-type="currency">
            <text:p>$201,050.00</text:p>
          </table:table-cell>
          <table:table-cell table:formula="of:=[.K143]" office:value-type="currency" office:currency="USD" office:value="201050" calcext:value-type="currency">
            <text:p>$201,050.00</text:p>
          </table:table-cell>
          <table:table-cell table:formula="of:=[.L143]" office:value-type="currency" office:currency="USD" office:value="201050" calcext:value-type="currency">
            <text:p>$201,050.00</text:p>
          </table:table-cell>
          <table:table-cell table:formula="of:=[.M143]" office:value-type="currency" office:currency="USD" office:value="201050" calcext:value-type="currency">
            <text:p>$201,0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min</text:p>
          </table:table-cell>
          <table:table-cell table:formula="of:=[.B144]" office:value-type="currency" office:currency="USD" office:value="383900" calcext:value-type="currency">
            <text:p>$383,900.00</text:p>
          </table:table-cell>
          <table:table-cell table:formula="of:=[.C144]" office:value-type="currency" office:currency="USD" office:value="383900" calcext:value-type="currency">
            <text:p>$383,900.00</text:p>
          </table:table-cell>
          <table:table-cell table:formula="of:=[.D144]" office:value-type="currency" office:currency="USD" office:value="383900" calcext:value-type="currency">
            <text:p>$383,900.00</text:p>
          </table:table-cell>
          <table:table-cell table:formula="of:=[.E144]" office:value-type="currency" office:currency="USD" office:value="383900" calcext:value-type="currency">
            <text:p>$383,900.00</text:p>
          </table:table-cell>
          <table:table-cell table:formula="of:=[.F144]" office:value-type="currency" office:currency="USD" office:value="383900" calcext:value-type="currency">
            <text:p>$383,900.00</text:p>
          </table:table-cell>
          <table:table-cell table:formula="of:=[.G144]" office:value-type="currency" office:currency="USD" office:value="383900" calcext:value-type="currency">
            <text:p>$383,900.00</text:p>
          </table:table-cell>
          <table:table-cell table:formula="of:=[.H144]" office:value-type="currency" office:currency="USD" office:value="383900" calcext:value-type="currency">
            <text:p>$383,900.00</text:p>
          </table:table-cell>
          <table:table-cell table:formula="of:=[.I144]" office:value-type="currency" office:currency="USD" office:value="383900" calcext:value-type="currency">
            <text:p>$383,900.00</text:p>
          </table:table-cell>
          <table:table-cell table:formula="of:=[.J144]" office:value-type="currency" office:currency="USD" office:value="383900" calcext:value-type="currency">
            <text:p>$383,900.00</text:p>
          </table:table-cell>
          <table:table-cell table:formula="of:=[.K144]" office:value-type="currency" office:currency="USD" office:value="383900" calcext:value-type="currency">
            <text:p>$383,900.00</text:p>
          </table:table-cell>
          <table:table-cell table:formula="of:=[.L144]" office:value-type="currency" office:currency="USD" office:value="383900" calcext:value-type="currency">
            <text:p>$383,900.00</text:p>
          </table:table-cell>
          <table:table-cell table:formula="of:=[.M144]" office:value-type="currency" office:currency="USD" office:value="383900" calcext:value-type="currency">
            <text:p>$383,9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6 min</text:p>
          </table:table-cell>
          <table:table-cell table:formula="of:=[.B145]" office:value-type="currency" office:currency="USD" office:value="487450" calcext:value-type="currency">
            <text:p>$487,450.00</text:p>
          </table:table-cell>
          <table:table-cell table:formula="of:=[.C145]" office:value-type="currency" office:currency="USD" office:value="487450" calcext:value-type="currency">
            <text:p>$487,450.00</text:p>
          </table:table-cell>
          <table:table-cell table:formula="of:=[.D145]" office:value-type="currency" office:currency="USD" office:value="487450" calcext:value-type="currency">
            <text:p>$487,450.00</text:p>
          </table:table-cell>
          <table:table-cell table:formula="of:=[.E145]" office:value-type="currency" office:currency="USD" office:value="487450" calcext:value-type="currency">
            <text:p>$487,450.00</text:p>
          </table:table-cell>
          <table:table-cell table:formula="of:=[.F145]" office:value-type="currency" office:currency="USD" office:value="487450" calcext:value-type="currency">
            <text:p>$487,450.00</text:p>
          </table:table-cell>
          <table:table-cell table:formula="of:=[.G145]" office:value-type="currency" office:currency="USD" office:value="487450" calcext:value-type="currency">
            <text:p>$487,450.00</text:p>
          </table:table-cell>
          <table:table-cell table:formula="of:=[.H145]" office:value-type="currency" office:currency="USD" office:value="487450" calcext:value-type="currency">
            <text:p>$487,450.00</text:p>
          </table:table-cell>
          <table:table-cell table:formula="of:=[.I145]" office:value-type="currency" office:currency="USD" office:value="487450" calcext:value-type="currency">
            <text:p>$487,450.00</text:p>
          </table:table-cell>
          <table:table-cell table:formula="of:=[.J145]" office:value-type="currency" office:currency="USD" office:value="487450" calcext:value-type="currency">
            <text:p>$487,450.00</text:p>
          </table:table-cell>
          <table:table-cell table:formula="of:=[.K145]" office:value-type="currency" office:currency="USD" office:value="487450" calcext:value-type="currency">
            <text:p>$487,450.00</text:p>
          </table:table-cell>
          <table:table-cell table:formula="of:=[.L145]" office:value-type="currency" office:currency="USD" office:value="487450" calcext:value-type="currency">
            <text:p>$487,450.00</text:p>
          </table:table-cell>
          <table:table-cell table:formula="of:=[.M145]" office:value-type="currency" office:currency="USD" office:value="487450" calcext:value-type="currency">
            <text:p>$487,4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7 min</text:p>
          </table:table-cell>
          <table:table-cell table:formula="of:=[.B146]" office:value-type="currency" office:currency="USD" office:value="731200" calcext:value-type="currency">
            <text:p>$731,200.00</text:p>
          </table:table-cell>
          <table:table-cell table:formula="of:=[.C146]" office:value-type="currency" office:currency="USD" office:value="731200" calcext:value-type="currency">
            <text:p>$731,200.00</text:p>
          </table:table-cell>
          <table:table-cell table:formula="of:=[.D146]" office:value-type="currency" office:currency="USD" office:value="731200" calcext:value-type="currency">
            <text:p>$731,200.00</text:p>
          </table:table-cell>
          <table:table-cell table:formula="of:=[.E146]" office:value-type="currency" office:currency="USD" office:value="731200" calcext:value-type="currency">
            <text:p>$731,200.00</text:p>
          </table:table-cell>
          <table:table-cell table:formula="of:=[.F146]" office:value-type="currency" office:currency="USD" office:value="731200" calcext:value-type="currency">
            <text:p>$731,200.00</text:p>
          </table:table-cell>
          <table:table-cell table:formula="of:=[.G146]" office:value-type="currency" office:currency="USD" office:value="731200" calcext:value-type="currency">
            <text:p>$731,200.00</text:p>
          </table:table-cell>
          <table:table-cell table:formula="of:=[.H146]" office:value-type="currency" office:currency="USD" office:value="731200" calcext:value-type="currency">
            <text:p>$731,200.00</text:p>
          </table:table-cell>
          <table:table-cell table:formula="of:=[.I146]" office:value-type="currency" office:currency="USD" office:value="731200" calcext:value-type="currency">
            <text:p>$731,200.00</text:p>
          </table:table-cell>
          <table:table-cell table:formula="of:=[.J146]" office:value-type="currency" office:currency="USD" office:value="731200" calcext:value-type="currency">
            <text:p>$731,200.00</text:p>
          </table:table-cell>
          <table:table-cell table:formula="of:=[.K146]" office:value-type="currency" office:currency="USD" office:value="731200" calcext:value-type="currency">
            <text:p>$731,200.00</text:p>
          </table:table-cell>
          <table:table-cell table:formula="of:=[.L146]" office:value-type="currency" office:currency="USD" office:value="731200" calcext:value-type="currency">
            <text:p>$731,200.00</text:p>
          </table:table-cell>
          <table:table-cell table:formula="of:=[.M146]" office:value-type="currency" office:currency="USD" office:value="731200" calcext:value-type="currency">
            <text:p>$731,20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max</text:p>
          </table:table-cell>
          <table:table-cell table:formula="of:=[.B148]" office:value-type="currency" office:currency="USD" office:value="23200" calcext:value-type="currency">
            <text:p>$23,200.00</text:p>
          </table:table-cell>
          <table:table-cell table:formula="of:=[.C148]" office:value-type="currency" office:currency="USD" office:value="23200" calcext:value-type="currency">
            <text:p>$23,200.00</text:p>
          </table:table-cell>
          <table:table-cell table:formula="of:=[.D148]" office:value-type="currency" office:currency="USD" office:value="23200" calcext:value-type="currency">
            <text:p>$23,200.00</text:p>
          </table:table-cell>
          <table:table-cell table:formula="of:=[.E148]" office:value-type="currency" office:currency="USD" office:value="23200" calcext:value-type="currency">
            <text:p>$23,200.00</text:p>
          </table:table-cell>
          <table:table-cell table:formula="of:=[.F148]" office:value-type="currency" office:currency="USD" office:value="23200" calcext:value-type="currency">
            <text:p>$23,200.00</text:p>
          </table:table-cell>
          <table:table-cell table:formula="of:=[.G148]" office:value-type="currency" office:currency="USD" office:value="23200" calcext:value-type="currency">
            <text:p>$23,200.00</text:p>
          </table:table-cell>
          <table:table-cell table:formula="of:=[.H148]" office:value-type="currency" office:currency="USD" office:value="23200" calcext:value-type="currency">
            <text:p>$23,200.00</text:p>
          </table:table-cell>
          <table:table-cell table:formula="of:=[.I148]" office:value-type="currency" office:currency="USD" office:value="23200" calcext:value-type="currency">
            <text:p>$23,200.00</text:p>
          </table:table-cell>
          <table:table-cell table:formula="of:=[.J148]" office:value-type="currency" office:currency="USD" office:value="23200" calcext:value-type="currency">
            <text:p>$23,200.00</text:p>
          </table:table-cell>
          <table:table-cell table:formula="of:=[.K148]" office:value-type="currency" office:currency="USD" office:value="23200" calcext:value-type="currency">
            <text:p>$23,200.00</text:p>
          </table:table-cell>
          <table:table-cell table:formula="of:=[.L148]" office:value-type="currency" office:currency="USD" office:value="23200" calcext:value-type="currency">
            <text:p>$23,200.00</text:p>
          </table:table-cell>
          <table:table-cell table:formula="of:=[.M148]" office:value-type="currency" office:currency="USD" office:value="23200" calcext:value-type="currency">
            <text:p>$23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max</text:p>
          </table:table-cell>
          <table:table-cell table:formula="of:=[.B149]" office:value-type="currency" office:currency="USD" office:value="94300" calcext:value-type="currency">
            <text:p>$94,300.00</text:p>
          </table:table-cell>
          <table:table-cell table:formula="of:=[.C149]" office:value-type="currency" office:currency="USD" office:value="94300" calcext:value-type="currency">
            <text:p>$94,300.00</text:p>
          </table:table-cell>
          <table:table-cell table:formula="of:=[.D149]" office:value-type="currency" office:currency="USD" office:value="94300" calcext:value-type="currency">
            <text:p>$94,300.00</text:p>
          </table:table-cell>
          <table:table-cell table:formula="of:=[.E149]" office:value-type="currency" office:currency="USD" office:value="94300" calcext:value-type="currency">
            <text:p>$94,300.00</text:p>
          </table:table-cell>
          <table:table-cell table:formula="of:=[.F149]" office:value-type="currency" office:currency="USD" office:value="94300" calcext:value-type="currency">
            <text:p>$94,300.00</text:p>
          </table:table-cell>
          <table:table-cell table:formula="of:=[.G149]" office:value-type="currency" office:currency="USD" office:value="94300" calcext:value-type="currency">
            <text:p>$94,300.00</text:p>
          </table:table-cell>
          <table:table-cell table:formula="of:=[.H149]" office:value-type="currency" office:currency="USD" office:value="94300" calcext:value-type="currency">
            <text:p>$94,300.00</text:p>
          </table:table-cell>
          <table:table-cell table:formula="of:=[.I149]" office:value-type="currency" office:currency="USD" office:value="94300" calcext:value-type="currency">
            <text:p>$94,300.00</text:p>
          </table:table-cell>
          <table:table-cell table:formula="of:=[.J149]" office:value-type="currency" office:currency="USD" office:value="94300" calcext:value-type="currency">
            <text:p>$94,300.00</text:p>
          </table:table-cell>
          <table:table-cell table:formula="of:=[.K149]" office:value-type="currency" office:currency="USD" office:value="94300" calcext:value-type="currency">
            <text:p>$94,300.00</text:p>
          </table:table-cell>
          <table:table-cell table:formula="of:=[.L149]" office:value-type="currency" office:currency="USD" office:value="94300" calcext:value-type="currency">
            <text:p>$94,300.00</text:p>
          </table:table-cell>
          <table:table-cell table:formula="of:=[.M149]" office:value-type="currency" office:currency="USD" office:value="94300" calcext:value-type="currency">
            <text:p>$94,3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max</text:p>
          </table:table-cell>
          <table:table-cell table:formula="of:=[.B150]" office:value-type="currency" office:currency="USD" office:value="201050" calcext:value-type="currency">
            <text:p>$201,050.00</text:p>
          </table:table-cell>
          <table:table-cell table:formula="of:=[.C150]" office:value-type="currency" office:currency="USD" office:value="201050" calcext:value-type="currency">
            <text:p>$201,050.00</text:p>
          </table:table-cell>
          <table:table-cell table:formula="of:=[.D150]" office:value-type="currency" office:currency="USD" office:value="201050" calcext:value-type="currency">
            <text:p>$201,050.00</text:p>
          </table:table-cell>
          <table:table-cell table:formula="of:=[.E150]" office:value-type="currency" office:currency="USD" office:value="201050" calcext:value-type="currency">
            <text:p>$201,050.00</text:p>
          </table:table-cell>
          <table:table-cell table:formula="of:=[.F150]" office:value-type="currency" office:currency="USD" office:value="201050" calcext:value-type="currency">
            <text:p>$201,050.00</text:p>
          </table:table-cell>
          <table:table-cell table:formula="of:=[.G150]" office:value-type="currency" office:currency="USD" office:value="201050" calcext:value-type="currency">
            <text:p>$201,050.00</text:p>
          </table:table-cell>
          <table:table-cell table:formula="of:=[.H150]" office:value-type="currency" office:currency="USD" office:value="201050" calcext:value-type="currency">
            <text:p>$201,050.00</text:p>
          </table:table-cell>
          <table:table-cell table:formula="of:=[.I150]" office:value-type="currency" office:currency="USD" office:value="201050" calcext:value-type="currency">
            <text:p>$201,050.00</text:p>
          </table:table-cell>
          <table:table-cell table:formula="of:=[.J150]" office:value-type="currency" office:currency="USD" office:value="201050" calcext:value-type="currency">
            <text:p>$201,050.00</text:p>
          </table:table-cell>
          <table:table-cell table:formula="of:=[.K150]" office:value-type="currency" office:currency="USD" office:value="201050" calcext:value-type="currency">
            <text:p>$201,050.00</text:p>
          </table:table-cell>
          <table:table-cell table:formula="of:=[.L150]" office:value-type="currency" office:currency="USD" office:value="201050" calcext:value-type="currency">
            <text:p>$201,050.00</text:p>
          </table:table-cell>
          <table:table-cell table:formula="of:=[.M150]" office:value-type="currency" office:currency="USD" office:value="201050" calcext:value-type="currency">
            <text:p>$201,0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max</text:p>
          </table:table-cell>
          <table:table-cell table:formula="of:=[.B151]" office:value-type="currency" office:currency="USD" office:value="383900" calcext:value-type="currency">
            <text:p>$383,900.00</text:p>
          </table:table-cell>
          <table:table-cell table:formula="of:=[.C151]" office:value-type="currency" office:currency="USD" office:value="383900" calcext:value-type="currency">
            <text:p>$383,900.00</text:p>
          </table:table-cell>
          <table:table-cell table:formula="of:=[.D151]" office:value-type="currency" office:currency="USD" office:value="383900" calcext:value-type="currency">
            <text:p>$383,900.00</text:p>
          </table:table-cell>
          <table:table-cell table:formula="of:=[.E151]" office:value-type="currency" office:currency="USD" office:value="383900" calcext:value-type="currency">
            <text:p>$383,900.00</text:p>
          </table:table-cell>
          <table:table-cell table:formula="of:=[.F151]" office:value-type="currency" office:currency="USD" office:value="383900" calcext:value-type="currency">
            <text:p>$383,900.00</text:p>
          </table:table-cell>
          <table:table-cell table:formula="of:=[.G151]" office:value-type="currency" office:currency="USD" office:value="383900" calcext:value-type="currency">
            <text:p>$383,900.00</text:p>
          </table:table-cell>
          <table:table-cell table:formula="of:=[.H151]" office:value-type="currency" office:currency="USD" office:value="383900" calcext:value-type="currency">
            <text:p>$383,900.00</text:p>
          </table:table-cell>
          <table:table-cell table:formula="of:=[.I151]" office:value-type="currency" office:currency="USD" office:value="383900" calcext:value-type="currency">
            <text:p>$383,900.00</text:p>
          </table:table-cell>
          <table:table-cell table:formula="of:=[.J151]" office:value-type="currency" office:currency="USD" office:value="383900" calcext:value-type="currency">
            <text:p>$383,900.00</text:p>
          </table:table-cell>
          <table:table-cell table:formula="of:=[.K151]" office:value-type="currency" office:currency="USD" office:value="383900" calcext:value-type="currency">
            <text:p>$383,900.00</text:p>
          </table:table-cell>
          <table:table-cell table:formula="of:=[.L151]" office:value-type="currency" office:currency="USD" office:value="383900" calcext:value-type="currency">
            <text:p>$383,900.00</text:p>
          </table:table-cell>
          <table:table-cell table:formula="of:=[.M151]" office:value-type="currency" office:currency="USD" office:value="383900" calcext:value-type="currency">
            <text:p>$383,9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max</text:p>
          </table:table-cell>
          <table:table-cell table:formula="of:=[.B152]" office:value-type="currency" office:currency="USD" office:value="487450" calcext:value-type="currency">
            <text:p>$487,450.00</text:p>
          </table:table-cell>
          <table:table-cell table:formula="of:=[.C152]" office:value-type="currency" office:currency="USD" office:value="487450" calcext:value-type="currency">
            <text:p>$487,450.00</text:p>
          </table:table-cell>
          <table:table-cell table:formula="of:=[.D152]" office:value-type="currency" office:currency="USD" office:value="487450" calcext:value-type="currency">
            <text:p>$487,450.00</text:p>
          </table:table-cell>
          <table:table-cell table:formula="of:=[.E152]" office:value-type="currency" office:currency="USD" office:value="487450" calcext:value-type="currency">
            <text:p>$487,450.00</text:p>
          </table:table-cell>
          <table:table-cell table:formula="of:=[.F152]" office:value-type="currency" office:currency="USD" office:value="487450" calcext:value-type="currency">
            <text:p>$487,450.00</text:p>
          </table:table-cell>
          <table:table-cell table:formula="of:=[.G152]" office:value-type="currency" office:currency="USD" office:value="487450" calcext:value-type="currency">
            <text:p>$487,450.00</text:p>
          </table:table-cell>
          <table:table-cell table:formula="of:=[.H152]" office:value-type="currency" office:currency="USD" office:value="487450" calcext:value-type="currency">
            <text:p>$487,450.00</text:p>
          </table:table-cell>
          <table:table-cell table:formula="of:=[.I152]" office:value-type="currency" office:currency="USD" office:value="487450" calcext:value-type="currency">
            <text:p>$487,450.00</text:p>
          </table:table-cell>
          <table:table-cell table:formula="of:=[.J152]" office:value-type="currency" office:currency="USD" office:value="487450" calcext:value-type="currency">
            <text:p>$487,450.00</text:p>
          </table:table-cell>
          <table:table-cell table:formula="of:=[.K152]" office:value-type="currency" office:currency="USD" office:value="487450" calcext:value-type="currency">
            <text:p>$487,450.00</text:p>
          </table:table-cell>
          <table:table-cell table:formula="of:=[.L152]" office:value-type="currency" office:currency="USD" office:value="487450" calcext:value-type="currency">
            <text:p>$487,450.00</text:p>
          </table:table-cell>
          <table:table-cell table:formula="of:=[.M152]" office:value-type="currency" office:currency="USD" office:value="487450" calcext:value-type="currency">
            <text:p>$487,4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6 max</text:p>
          </table:table-cell>
          <table:table-cell table:formula="of:=[.B153]" office:value-type="currency" office:currency="USD" office:value="731200" calcext:value-type="currency">
            <text:p>$731,200.00</text:p>
          </table:table-cell>
          <table:table-cell table:formula="of:=[.C153]" office:value-type="currency" office:currency="USD" office:value="731200" calcext:value-type="currency">
            <text:p>$731,200.00</text:p>
          </table:table-cell>
          <table:table-cell table:formula="of:=[.D153]" office:value-type="currency" office:currency="USD" office:value="731200" calcext:value-type="currency">
            <text:p>$731,200.00</text:p>
          </table:table-cell>
          <table:table-cell table:formula="of:=[.E153]" office:value-type="currency" office:currency="USD" office:value="731200" calcext:value-type="currency">
            <text:p>$731,200.00</text:p>
          </table:table-cell>
          <table:table-cell table:formula="of:=[.F153]" office:value-type="currency" office:currency="USD" office:value="731200" calcext:value-type="currency">
            <text:p>$731,200.00</text:p>
          </table:table-cell>
          <table:table-cell table:formula="of:=[.G153]" office:value-type="currency" office:currency="USD" office:value="731200" calcext:value-type="currency">
            <text:p>$731,200.00</text:p>
          </table:table-cell>
          <table:table-cell table:formula="of:=[.H153]" office:value-type="currency" office:currency="USD" office:value="731200" calcext:value-type="currency">
            <text:p>$731,200.00</text:p>
          </table:table-cell>
          <table:table-cell table:formula="of:=[.I153]" office:value-type="currency" office:currency="USD" office:value="731200" calcext:value-type="currency">
            <text:p>$731,200.00</text:p>
          </table:table-cell>
          <table:table-cell table:formula="of:=[.J153]" office:value-type="currency" office:currency="USD" office:value="731200" calcext:value-type="currency">
            <text:p>$731,200.00</text:p>
          </table:table-cell>
          <table:table-cell table:formula="of:=[.K153]" office:value-type="currency" office:currency="USD" office:value="731200" calcext:value-type="currency">
            <text:p>$731,200.00</text:p>
          </table:table-cell>
          <table:table-cell table:formula="of:=[.L153]" office:value-type="currency" office:currency="USD" office:value="731200" calcext:value-type="currency">
            <text:p>$731,200.00</text:p>
          </table:table-cell>
          <table:table-cell table:formula="of:=[.M153]" office:value-type="currency" office:currency="USD" office:value="731200" calcext:value-type="currency">
            <text:p>$731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7 max</text:p>
          </table:table-cell>
          <table:table-cell table:formula="of:=[.B154]" office:value-type="currency" office:currency="USD" office:value="10000000" calcext:value-type="currency">
            <text:p>$10,000,000.00</text:p>
          </table:table-cell>
          <table:table-cell table:formula="of:=[.C154]" office:value-type="currency" office:currency="USD" office:value="0" calcext:value-type="currency">
            <text:p>$0.00</text:p>
          </table:table-cell>
          <table:table-cell table:formula="of:=[.D154]" office:value-type="currency" office:currency="USD" office:value="0" calcext:value-type="currency">
            <text:p>$0.00</text:p>
          </table:table-cell>
          <table:table-cell table:formula="of:=[.E154]" office:value-type="currency" office:currency="USD" office:value="0" calcext:value-type="currency">
            <text:p>$0.00</text:p>
          </table:table-cell>
          <table:table-cell table:formula="of:=[.F154]" office:value-type="currency" office:currency="USD" office:value="0" calcext:value-type="currency">
            <text:p>$0.00</text:p>
          </table:table-cell>
          <table:table-cell table:formula="of:=[.G154]" office:value-type="currency" office:currency="USD" office:value="0" calcext:value-type="currency">
            <text:p>$0.00</text:p>
          </table:table-cell>
          <table:table-cell table:formula="of:=[.H154]" office:value-type="currency" office:currency="USD" office:value="0" calcext:value-type="currency">
            <text:p>$0.00</text:p>
          </table:table-cell>
          <table:table-cell table:formula="of:=[.I154]" office:value-type="currency" office:currency="USD" office:value="0" calcext:value-type="currency">
            <text:p>$0.00</text:p>
          </table:table-cell>
          <table:table-cell table:formula="of:=[.J154]" office:value-type="currency" office:currency="USD" office:value="0" calcext:value-type="currency">
            <text:p>$0.00</text:p>
          </table:table-cell>
          <table:table-cell table:formula="of:=[.K154]" office:value-type="currency" office:currency="USD" office:value="0" calcext:value-type="currency">
            <text:p>$0.00</text:p>
          </table:table-cell>
          <table:table-cell table:formula="of:=[.L154]" office:value-type="currency" office:currency="USD" office:value="0" calcext:value-type="currency">
            <text:p>$0.00</text:p>
          </table:table-cell>
          <table:table-cell table:formula="of:=[.M154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rate</text:p>
          </table:table-cell>
          <table:table-cell table:formula="of:=[.B156]" office:value-type="currency" office:currency="USD" office:value="0.1" calcext:value-type="currency">
            <text:p>$0.10</text:p>
          </table:table-cell>
          <table:table-cell table:formula="of:=[.C156]" office:value-type="currency" office:currency="USD" office:value="0.1" calcext:value-type="currency">
            <text:p>$0.10</text:p>
          </table:table-cell>
          <table:table-cell table:formula="of:=[.D156]" office:value-type="currency" office:currency="USD" office:value="0.1" calcext:value-type="currency">
            <text:p>$0.10</text:p>
          </table:table-cell>
          <table:table-cell table:formula="of:=[.E156]" office:value-type="currency" office:currency="USD" office:value="0.1" calcext:value-type="currency">
            <text:p>$0.10</text:p>
          </table:table-cell>
          <table:table-cell table:formula="of:=[.F156]" office:value-type="currency" office:currency="USD" office:value="0.1" calcext:value-type="currency">
            <text:p>$0.10</text:p>
          </table:table-cell>
          <table:table-cell table:formula="of:=[.G156]" office:value-type="currency" office:currency="USD" office:value="0.1" calcext:value-type="currency">
            <text:p>$0.10</text:p>
          </table:table-cell>
          <table:table-cell table:formula="of:=[.H156]" office:value-type="currency" office:currency="USD" office:value="0.1" calcext:value-type="currency">
            <text:p>$0.10</text:p>
          </table:table-cell>
          <table:table-cell table:formula="of:=[.I156]" office:value-type="currency" office:currency="USD" office:value="0.1" calcext:value-type="currency">
            <text:p>$0.10</text:p>
          </table:table-cell>
          <table:table-cell table:formula="of:=[.J156]" office:value-type="currency" office:currency="USD" office:value="0.1" calcext:value-type="currency">
            <text:p>$0.10</text:p>
          </table:table-cell>
          <table:table-cell table:formula="of:=[.K156]" office:value-type="currency" office:currency="USD" office:value="0.1" calcext:value-type="currency">
            <text:p>$0.10</text:p>
          </table:table-cell>
          <table:table-cell table:formula="of:=[.L156]" office:value-type="currency" office:currency="USD" office:value="0.1" calcext:value-type="currency">
            <text:p>$0.10</text:p>
          </table:table-cell>
          <table:table-cell table:formula="of:=[.M156]" office:value-type="currency" office:currency="USD" office:value="0.1" calcext:value-type="currency">
            <text:p>$0.1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rate</text:p>
          </table:table-cell>
          <table:table-cell table:formula="of:=[.B157]" office:value-type="currency" office:currency="USD" office:value="0.12" calcext:value-type="currency">
            <text:p>$0.12</text:p>
          </table:table-cell>
          <table:table-cell table:formula="of:=[.C157]" office:value-type="currency" office:currency="USD" office:value="0.12" calcext:value-type="currency">
            <text:p>$0.12</text:p>
          </table:table-cell>
          <table:table-cell table:formula="of:=[.D157]" office:value-type="currency" office:currency="USD" office:value="0.12" calcext:value-type="currency">
            <text:p>$0.12</text:p>
          </table:table-cell>
          <table:table-cell table:formula="of:=[.E157]" office:value-type="currency" office:currency="USD" office:value="0.12" calcext:value-type="currency">
            <text:p>$0.12</text:p>
          </table:table-cell>
          <table:table-cell table:formula="of:=[.F157]" office:value-type="currency" office:currency="USD" office:value="0.12" calcext:value-type="currency">
            <text:p>$0.12</text:p>
          </table:table-cell>
          <table:table-cell table:formula="of:=[.G157]" office:value-type="currency" office:currency="USD" office:value="0.12" calcext:value-type="currency">
            <text:p>$0.12</text:p>
          </table:table-cell>
          <table:table-cell table:formula="of:=[.H157]" office:value-type="currency" office:currency="USD" office:value="0.12" calcext:value-type="currency">
            <text:p>$0.12</text:p>
          </table:table-cell>
          <table:table-cell table:formula="of:=[.I157]" office:value-type="currency" office:currency="USD" office:value="0.12" calcext:value-type="currency">
            <text:p>$0.12</text:p>
          </table:table-cell>
          <table:table-cell table:formula="of:=[.J157]" office:value-type="currency" office:currency="USD" office:value="0.12" calcext:value-type="currency">
            <text:p>$0.12</text:p>
          </table:table-cell>
          <table:table-cell table:formula="of:=[.K157]" office:value-type="currency" office:currency="USD" office:value="0.12" calcext:value-type="currency">
            <text:p>$0.12</text:p>
          </table:table-cell>
          <table:table-cell table:formula="of:=[.L157]" office:value-type="currency" office:currency="USD" office:value="0.12" calcext:value-type="currency">
            <text:p>$0.12</text:p>
          </table:table-cell>
          <table:table-cell table:formula="of:=[.M157]" office:value-type="currency" office:currency="USD" office:value="0.12" calcext:value-type="currency">
            <text:p>$0.1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rate</text:p>
          </table:table-cell>
          <table:table-cell table:formula="of:=[.B158]" office:value-type="currency" office:currency="USD" office:value="0.22" calcext:value-type="currency">
            <text:p>$0.22</text:p>
          </table:table-cell>
          <table:table-cell table:formula="of:=[.C158]" office:value-type="currency" office:currency="USD" office:value="0.22" calcext:value-type="currency">
            <text:p>$0.22</text:p>
          </table:table-cell>
          <table:table-cell table:formula="of:=[.D158]" office:value-type="currency" office:currency="USD" office:value="0.22" calcext:value-type="currency">
            <text:p>$0.22</text:p>
          </table:table-cell>
          <table:table-cell table:formula="of:=[.E158]" office:value-type="currency" office:currency="USD" office:value="0.22" calcext:value-type="currency">
            <text:p>$0.22</text:p>
          </table:table-cell>
          <table:table-cell table:formula="of:=[.F158]" office:value-type="currency" office:currency="USD" office:value="0.22" calcext:value-type="currency">
            <text:p>$0.22</text:p>
          </table:table-cell>
          <table:table-cell table:formula="of:=[.G158]" office:value-type="currency" office:currency="USD" office:value="0.22" calcext:value-type="currency">
            <text:p>$0.22</text:p>
          </table:table-cell>
          <table:table-cell table:formula="of:=[.H158]" office:value-type="currency" office:currency="USD" office:value="0.22" calcext:value-type="currency">
            <text:p>$0.22</text:p>
          </table:table-cell>
          <table:table-cell table:formula="of:=[.I158]" office:value-type="currency" office:currency="USD" office:value="0.22" calcext:value-type="currency">
            <text:p>$0.22</text:p>
          </table:table-cell>
          <table:table-cell table:formula="of:=[.J158]" office:value-type="currency" office:currency="USD" office:value="0.22" calcext:value-type="currency">
            <text:p>$0.22</text:p>
          </table:table-cell>
          <table:table-cell table:formula="of:=[.K158]" office:value-type="currency" office:currency="USD" office:value="0.22" calcext:value-type="currency">
            <text:p>$0.22</text:p>
          </table:table-cell>
          <table:table-cell table:formula="of:=[.L158]" office:value-type="currency" office:currency="USD" office:value="0.22" calcext:value-type="currency">
            <text:p>$0.22</text:p>
          </table:table-cell>
          <table:table-cell table:formula="of:=[.M158]" office:value-type="currency" office:currency="USD" office:value="0.22" calcext:value-type="currency">
            <text:p>$0.2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rate</text:p>
          </table:table-cell>
          <table:table-cell table:formula="of:=[.B159]" office:value-type="currency" office:currency="USD" office:value="0.24" calcext:value-type="currency">
            <text:p>$0.24</text:p>
          </table:table-cell>
          <table:table-cell table:formula="of:=[.C159]" office:value-type="currency" office:currency="USD" office:value="0.24" calcext:value-type="currency">
            <text:p>$0.24</text:p>
          </table:table-cell>
          <table:table-cell table:formula="of:=[.D159]" office:value-type="currency" office:currency="USD" office:value="0.24" calcext:value-type="currency">
            <text:p>$0.24</text:p>
          </table:table-cell>
          <table:table-cell table:formula="of:=[.E159]" office:value-type="currency" office:currency="USD" office:value="0.24" calcext:value-type="currency">
            <text:p>$0.24</text:p>
          </table:table-cell>
          <table:table-cell table:formula="of:=[.F159]" office:value-type="currency" office:currency="USD" office:value="0.24" calcext:value-type="currency">
            <text:p>$0.24</text:p>
          </table:table-cell>
          <table:table-cell table:formula="of:=[.G159]" office:value-type="currency" office:currency="USD" office:value="0.24" calcext:value-type="currency">
            <text:p>$0.24</text:p>
          </table:table-cell>
          <table:table-cell table:formula="of:=[.H159]" office:value-type="currency" office:currency="USD" office:value="0.24" calcext:value-type="currency">
            <text:p>$0.24</text:p>
          </table:table-cell>
          <table:table-cell table:formula="of:=[.I159]" office:value-type="currency" office:currency="USD" office:value="0.24" calcext:value-type="currency">
            <text:p>$0.24</text:p>
          </table:table-cell>
          <table:table-cell table:formula="of:=[.J159]" office:value-type="currency" office:currency="USD" office:value="0.24" calcext:value-type="currency">
            <text:p>$0.24</text:p>
          </table:table-cell>
          <table:table-cell table:formula="of:=[.K159]" office:value-type="currency" office:currency="USD" office:value="0.24" calcext:value-type="currency">
            <text:p>$0.24</text:p>
          </table:table-cell>
          <table:table-cell table:formula="of:=[.L159]" office:value-type="currency" office:currency="USD" office:value="0.24" calcext:value-type="currency">
            <text:p>$0.24</text:p>
          </table:table-cell>
          <table:table-cell table:formula="of:=[.M159]" office:value-type="currency" office:currency="USD" office:value="0.24" calcext:value-type="currency">
            <text:p>$0.2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rate</text:p>
          </table:table-cell>
          <table:table-cell table:formula="of:=[.B160]" office:value-type="currency" office:currency="USD" office:value="0.32" calcext:value-type="currency">
            <text:p>$0.32</text:p>
          </table:table-cell>
          <table:table-cell table:formula="of:=[.C160]" office:value-type="currency" office:currency="USD" office:value="0.32" calcext:value-type="currency">
            <text:p>$0.32</text:p>
          </table:table-cell>
          <table:table-cell table:formula="of:=[.D160]" office:value-type="currency" office:currency="USD" office:value="0.32" calcext:value-type="currency">
            <text:p>$0.32</text:p>
          </table:table-cell>
          <table:table-cell table:formula="of:=[.E160]" office:value-type="currency" office:currency="USD" office:value="0.32" calcext:value-type="currency">
            <text:p>$0.32</text:p>
          </table:table-cell>
          <table:table-cell table:formula="of:=[.F160]" office:value-type="currency" office:currency="USD" office:value="0.32" calcext:value-type="currency">
            <text:p>$0.32</text:p>
          </table:table-cell>
          <table:table-cell table:formula="of:=[.G160]" office:value-type="currency" office:currency="USD" office:value="0.32" calcext:value-type="currency">
            <text:p>$0.32</text:p>
          </table:table-cell>
          <table:table-cell table:formula="of:=[.H160]" office:value-type="currency" office:currency="USD" office:value="0.32" calcext:value-type="currency">
            <text:p>$0.32</text:p>
          </table:table-cell>
          <table:table-cell table:formula="of:=[.I160]" office:value-type="currency" office:currency="USD" office:value="0.32" calcext:value-type="currency">
            <text:p>$0.32</text:p>
          </table:table-cell>
          <table:table-cell table:formula="of:=[.J160]" office:value-type="currency" office:currency="USD" office:value="0.32" calcext:value-type="currency">
            <text:p>$0.32</text:p>
          </table:table-cell>
          <table:table-cell table:formula="of:=[.K160]" office:value-type="currency" office:currency="USD" office:value="0.32" calcext:value-type="currency">
            <text:p>$0.32</text:p>
          </table:table-cell>
          <table:table-cell table:formula="of:=[.L160]" office:value-type="currency" office:currency="USD" office:value="0.32" calcext:value-type="currency">
            <text:p>$0.32</text:p>
          </table:table-cell>
          <table:table-cell table:formula="of:=[.M160]" office:value-type="currency" office:currency="USD" office:value="0.32" calcext:value-type="currency">
            <text:p>$0.3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6 rate</text:p>
          </table:table-cell>
          <table:table-cell table:formula="of:=[.B161]" office:value-type="currency" office:currency="USD" office:value="0.35" calcext:value-type="currency">
            <text:p>$0.35</text:p>
          </table:table-cell>
          <table:table-cell table:formula="of:=[.C161]" office:value-type="currency" office:currency="USD" office:value="0.35" calcext:value-type="currency">
            <text:p>$0.35</text:p>
          </table:table-cell>
          <table:table-cell table:formula="of:=[.D161]" office:value-type="currency" office:currency="USD" office:value="0.35" calcext:value-type="currency">
            <text:p>$0.35</text:p>
          </table:table-cell>
          <table:table-cell table:formula="of:=[.E161]" office:value-type="currency" office:currency="USD" office:value="0.35" calcext:value-type="currency">
            <text:p>$0.35</text:p>
          </table:table-cell>
          <table:table-cell table:formula="of:=[.F161]" office:value-type="currency" office:currency="USD" office:value="0.35" calcext:value-type="currency">
            <text:p>$0.35</text:p>
          </table:table-cell>
          <table:table-cell table:formula="of:=[.G161]" office:value-type="currency" office:currency="USD" office:value="0.35" calcext:value-type="currency">
            <text:p>$0.35</text:p>
          </table:table-cell>
          <table:table-cell table:formula="of:=[.H161]" office:value-type="currency" office:currency="USD" office:value="0.35" calcext:value-type="currency">
            <text:p>$0.35</text:p>
          </table:table-cell>
          <table:table-cell table:formula="of:=[.I161]" office:value-type="currency" office:currency="USD" office:value="0.35" calcext:value-type="currency">
            <text:p>$0.35</text:p>
          </table:table-cell>
          <table:table-cell table:formula="of:=[.J161]" office:value-type="currency" office:currency="USD" office:value="0.35" calcext:value-type="currency">
            <text:p>$0.35</text:p>
          </table:table-cell>
          <table:table-cell table:formula="of:=[.K161]" office:value-type="currency" office:currency="USD" office:value="0.35" calcext:value-type="currency">
            <text:p>$0.35</text:p>
          </table:table-cell>
          <table:table-cell table:formula="of:=[.L161]" office:value-type="currency" office:currency="USD" office:value="0.35" calcext:value-type="currency">
            <text:p>$0.35</text:p>
          </table:table-cell>
          <table:table-cell table:formula="of:=[.M161]" office:value-type="currency" office:currency="USD" office:value="0.35" calcext:value-type="currency">
            <text:p>$0.3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7 rate</text:p>
          </table:table-cell>
          <table:table-cell table:formula="of:=[.B162]" office:value-type="currency" office:currency="USD" office:value="0.37" calcext:value-type="currency">
            <text:p>$0.37</text:p>
          </table:table-cell>
          <table:table-cell table:formula="of:=[.C162]" office:value-type="currency" office:currency="USD" office:value="0.37" calcext:value-type="currency">
            <text:p>$0.37</text:p>
          </table:table-cell>
          <table:table-cell table:formula="of:=[.D162]" office:value-type="currency" office:currency="USD" office:value="0.37" calcext:value-type="currency">
            <text:p>$0.37</text:p>
          </table:table-cell>
          <table:table-cell table:formula="of:=[.E162]" office:value-type="currency" office:currency="USD" office:value="0.37" calcext:value-type="currency">
            <text:p>$0.37</text:p>
          </table:table-cell>
          <table:table-cell table:formula="of:=[.F162]" office:value-type="currency" office:currency="USD" office:value="0.37" calcext:value-type="currency">
            <text:p>$0.37</text:p>
          </table:table-cell>
          <table:table-cell table:formula="of:=[.G162]" office:value-type="currency" office:currency="USD" office:value="0.37" calcext:value-type="currency">
            <text:p>$0.37</text:p>
          </table:table-cell>
          <table:table-cell table:formula="of:=[.H162]" office:value-type="currency" office:currency="USD" office:value="0.37" calcext:value-type="currency">
            <text:p>$0.37</text:p>
          </table:table-cell>
          <table:table-cell table:formula="of:=[.I162]" office:value-type="currency" office:currency="USD" office:value="0.37" calcext:value-type="currency">
            <text:p>$0.37</text:p>
          </table:table-cell>
          <table:table-cell table:formula="of:=[.J162]" office:value-type="currency" office:currency="USD" office:value="0.37" calcext:value-type="currency">
            <text:p>$0.37</text:p>
          </table:table-cell>
          <table:table-cell table:formula="of:=[.K162]" office:value-type="currency" office:currency="USD" office:value="0.37" calcext:value-type="currency">
            <text:p>$0.37</text:p>
          </table:table-cell>
          <table:table-cell table:formula="of:=[.L162]" office:value-type="currency" office:currency="USD" office:value="0.37" calcext:value-type="currency">
            <text:p>$0.37</text:p>
          </table:table-cell>
          <table:table-cell table:formula="of:=[.M162]" office:value-type="currency" office:currency="USD" office:value="0.37" calcext:value-type="currency">
            <text:p>$0.37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granularity</text:p>
          </table:table-cell>
          <table:table-cell table:formula="of:=IF([.B220]&lt;3000;25;50)" office:value-type="currency" office:currency="USD" office:value="50" calcext:value-type="currency">
            <text:p>$50.00</text:p>
          </table:table-cell>
          <table:table-cell table:formula="of:=IF([.C220]&lt;3000;25;50)" office:value-type="currency" office:currency="USD" office:value="50" calcext:value-type="currency">
            <text:p>$50.00</text:p>
          </table:table-cell>
          <table:table-cell table:formula="of:=IF([.D220]&lt;3000;25;50)" office:value-type="currency" office:currency="USD" office:value="50" calcext:value-type="currency">
            <text:p>$50.00</text:p>
          </table:table-cell>
          <table:table-cell table:formula="of:=IF([.E220]&lt;3000;25;50)" office:value-type="currency" office:currency="USD" office:value="50" calcext:value-type="currency">
            <text:p>$50.00</text:p>
          </table:table-cell>
          <table:table-cell table:formula="of:=IF([.F220]&lt;3000;25;50)" office:value-type="currency" office:currency="USD" office:value="50" calcext:value-type="currency">
            <text:p>$50.00</text:p>
          </table:table-cell>
          <table:table-cell table:formula="of:=IF([.G220]&lt;3000;25;50)" office:value-type="currency" office:currency="USD" office:value="25" calcext:value-type="currency">
            <text:p>$25.00</text:p>
          </table:table-cell>
          <table:table-cell table:formula="of:=IF([.H220]&lt;3000;25;50)" office:value-type="currency" office:currency="USD" office:value="50" calcext:value-type="currency">
            <text:p>$50.00</text:p>
          </table:table-cell>
          <table:table-cell table:formula="of:=IF([.I220]&lt;3000;25;50)" office:value-type="currency" office:currency="USD" office:value="50" calcext:value-type="currency">
            <text:p>$50.00</text:p>
          </table:table-cell>
          <table:table-cell table:formula="of:=IF([.J220]&lt;3000;25;50)" office:value-type="currency" office:currency="USD" office:value="50" calcext:value-type="currency">
            <text:p>$50.00</text:p>
          </table:table-cell>
          <table:table-cell table:formula="of:=IF([.K220]&lt;3000;25;50)" office:value-type="currency" office:currency="USD" office:value="25" calcext:value-type="currency">
            <text:p>$25.00</text:p>
          </table:table-cell>
          <table:table-cell table:formula="of:=IF([.L220]&lt;3000;25;50)" office:value-type="currency" office:currency="USD" office:value="50" calcext:value-type="currency">
            <text:p>$50.00</text:p>
          </table:table-cell>
          <table:table-cell table:formula="of:=IF([.M220]&lt;3000;25;50)" office:value-type="currency" office:currency="USD" office:value="25" calcext:value-type="currency">
            <text:p>$25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oor</text:p>
          </table:table-cell>
          <table:table-cell table:formula="of:=FLOOR([.B220]/[.B246])*[.B246]" office:value-type="currency" office:currency="USD" office:value="213200" calcext:value-type="currency">
            <text:p>$213,200.00</text:p>
          </table:table-cell>
          <table:table-cell table:formula="of:=FLOOR([.C220]/[.C246])*[.C246]" office:value-type="currency" office:currency="USD" office:value="52300" calcext:value-type="currency">
            <text:p>$52,300.00</text:p>
          </table:table-cell>
          <table:table-cell table:formula="of:=FLOOR([.D220]/[.D246])*[.D246]" office:value-type="currency" office:currency="USD" office:value="294800" calcext:value-type="currency">
            <text:p>$294,800.00</text:p>
          </table:table-cell>
          <table:table-cell table:formula="of:=FLOOR([.E220]/[.E246])*[.E246]" office:value-type="currency" office:currency="USD" office:value="72600" calcext:value-type="currency">
            <text:p>$72,600.00</text:p>
          </table:table-cell>
          <table:table-cell table:formula="of:=FLOOR([.F220]/[.F246])*[.F246]" office:value-type="currency" office:currency="USD" office:value="111700" calcext:value-type="currency">
            <text:p>$111,700.00</text:p>
          </table:table-cell>
          <table:table-cell table:formula="of:=FLOOR([.G220]/[.G246])*[.G246]" office:value-type="currency" office:currency="USD" office:value="0" calcext:value-type="currency">
            <text:p>$0.00</text:p>
          </table:table-cell>
          <table:table-cell table:formula="of:=FLOOR([.H220]/[.H246])*[.H246]" office:value-type="currency" office:currency="USD" office:value="94300" calcext:value-type="currency">
            <text:p>$94,300.00</text:p>
          </table:table-cell>
          <table:table-cell table:formula="of:=FLOOR([.I220]/[.I246])*[.I246]" office:value-type="currency" office:currency="USD" office:value="194300" calcext:value-type="currency">
            <text:p>$194,300.00</text:p>
          </table:table-cell>
          <table:table-cell table:formula="of:=FLOOR([.J220]/[.J246])*[.J246]" office:value-type="currency" office:currency="USD" office:value="40000" calcext:value-type="currency">
            <text:p>$40,000.00</text:p>
          </table:table-cell>
          <table:table-cell table:formula="of:=FLOOR([.K220]/[.K246])*[.K246]" office:value-type="currency" office:currency="USD" office:value="0" calcext:value-type="currency">
            <text:p>$0.00</text:p>
          </table:table-cell>
          <table:table-cell table:formula="of:=FLOOR([.L220]/[.L246])*[.L246]" office:value-type="currency" office:currency="USD" office:value="11600" calcext:value-type="currency">
            <text:p>$11,600.00</text:p>
          </table:table-cell>
          <table:table-cell table:formula="of:=FLOOR([.M220]/[.M246])*[.M246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eiling</text:p>
          </table:table-cell>
          <table:table-cell table:formula="of:=CEILING([.B220]/[.B246])*[.B246]" office:value-type="currency" office:currency="USD" office:value="213250" calcext:value-type="currency">
            <text:p>$213,250.00</text:p>
          </table:table-cell>
          <table:table-cell table:formula="of:=CEILING([.C220]/[.C246])*[.C246]" office:value-type="currency" office:currency="USD" office:value="52350" calcext:value-type="currency">
            <text:p>$52,350.00</text:p>
          </table:table-cell>
          <table:table-cell table:formula="of:=CEILING([.D220]/[.D246])*[.D246]" office:value-type="currency" office:currency="USD" office:value="294800" calcext:value-type="currency">
            <text:p>$294,800.00</text:p>
          </table:table-cell>
          <table:table-cell table:formula="of:=CEILING([.E220]/[.E246])*[.E246]" office:value-type="currency" office:currency="USD" office:value="72600" calcext:value-type="currency">
            <text:p>$72,600.00</text:p>
          </table:table-cell>
          <table:table-cell table:formula="of:=CEILING([.F220]/[.F246])*[.F246]" office:value-type="currency" office:currency="USD" office:value="111700" calcext:value-type="currency">
            <text:p>$111,700.00</text:p>
          </table:table-cell>
          <table:table-cell table:formula="of:=CEILING([.G220]/[.G246])*[.G246]" office:value-type="currency" office:currency="USD" office:value="0" calcext:value-type="currency">
            <text:p>$0.00</text:p>
          </table:table-cell>
          <table:table-cell table:formula="of:=CEILING([.H220]/[.H246])*[.H246]" office:value-type="currency" office:currency="USD" office:value="94300" calcext:value-type="currency">
            <text:p>$94,300.00</text:p>
          </table:table-cell>
          <table:table-cell table:formula="of:=CEILING([.I220]/[.I246])*[.I246]" office:value-type="currency" office:currency="USD" office:value="194300" calcext:value-type="currency">
            <text:p>$194,300.00</text:p>
          </table:table-cell>
          <table:table-cell table:formula="of:=CEILING([.J220]/[.J246])*[.J246]" office:value-type="currency" office:currency="USD" office:value="40000" calcext:value-type="currency">
            <text:p>$40,000.00</text:p>
          </table:table-cell>
          <table:table-cell table:formula="of:=CEILING([.K220]/[.K246])*[.K246]" office:value-type="currency" office:currency="USD" office:value="0" calcext:value-type="currency">
            <text:p>$0.00</text:p>
          </table:table-cell>
          <table:table-cell table:formula="of:=CEILING([.L220]/[.L246])*[.L246]" office:value-type="currency" office:currency="USD" office:value="11600" calcext:value-type="currency">
            <text:p>$11,600.00</text:p>
          </table:table-cell>
          <table:table-cell table:formula="of:=CEILING([.M220]/[.M246])*[.M246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eiling revised</text:p>
          </table:table-cell>
          <table:table-cell table:formula="of:=IF([.B248]=[.B247];[.B247]+[.B246];[.B248])" office:value-type="currency" office:currency="USD" office:value="213250" calcext:value-type="currency">
            <text:p>$213,250.00</text:p>
          </table:table-cell>
          <table:table-cell table:formula="of:=IF([.C248]=[.C247];[.C247]+[.C246];[.C248])" office:value-type="currency" office:currency="USD" office:value="52350" calcext:value-type="currency">
            <text:p>$52,350.00</text:p>
          </table:table-cell>
          <table:table-cell table:formula="of:=IF([.D248]=[.D247];[.D247]+[.D246];[.D248])" office:value-type="currency" office:currency="USD" office:value="294850" calcext:value-type="currency">
            <text:p>$294,850.00</text:p>
          </table:table-cell>
          <table:table-cell table:formula="of:=IF([.E248]=[.E247];[.E247]+[.E246];[.E248])" office:value-type="currency" office:currency="USD" office:value="72650" calcext:value-type="currency">
            <text:p>$72,650.00</text:p>
          </table:table-cell>
          <table:table-cell table:formula="of:=IF([.F248]=[.F247];[.F247]+[.F246];[.F248])" office:value-type="currency" office:currency="USD" office:value="111750" calcext:value-type="currency">
            <text:p>$111,750.00</text:p>
          </table:table-cell>
          <table:table-cell table:formula="of:=IF([.G248]=[.G247];[.G247]+[.G246];[.G248])" office:value-type="currency" office:currency="USD" office:value="25" calcext:value-type="currency">
            <text:p>$25.00</text:p>
          </table:table-cell>
          <table:table-cell table:formula="of:=IF([.H248]=[.H247];[.H247]+[.H246];[.H248])" office:value-type="currency" office:currency="USD" office:value="94350" calcext:value-type="currency">
            <text:p>$94,350.00</text:p>
          </table:table-cell>
          <table:table-cell table:formula="of:=IF([.I248]=[.I247];[.I247]+[.I246];[.I248])" office:value-type="currency" office:currency="USD" office:value="194350" calcext:value-type="currency">
            <text:p>$194,350.00</text:p>
          </table:table-cell>
          <table:table-cell table:formula="of:=IF([.J248]=[.J247];[.J247]+[.J246];[.J248])" office:value-type="currency" office:currency="USD" office:value="40050" calcext:value-type="currency">
            <text:p>$40,050.00</text:p>
          </table:table-cell>
          <table:table-cell table:formula="of:=IF([.K248]=[.K247];[.K247]+[.K246];[.K248])" office:value-type="currency" office:currency="USD" office:value="25" calcext:value-type="currency">
            <text:p>$25.00</text:p>
          </table:table-cell>
          <table:table-cell table:formula="of:=IF([.L248]=[.L247];[.L247]+[.L246];[.L248])" office:value-type="currency" office:currency="USD" office:value="11650" calcext:value-type="currency">
            <text:p>$11,650.00</text:p>
          </table:table-cell>
          <table:table-cell table:formula="of:=IF([.M248]=[.M247];[.M247]+[.M246];[.M248])" office:value-type="currency" office:currency="USD" office:value="25" calcext:value-type="currency">
            <text:p>$25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floor</text:p>
          </table:table-cell>
          <table:table-cell table:style-name="ce4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amt in bracket 1 </text:p>
          </table:table-cell>
          <table:table-cell table:formula="of:=IF([.B$247]&gt;=[.B230];[.B230];[.B247])" office:value-type="currency" office:currency="USD" office:value="23200" calcext:value-type="currency">
            <text:p>$23,200.00</text:p>
          </table:table-cell>
          <table:table-cell table:formula="of:=IF([.C$247]&gt;=[.C230];[.C230];[.C247])" office:value-type="currency" office:currency="USD" office:value="23200" calcext:value-type="currency">
            <text:p>$23,200.00</text:p>
          </table:table-cell>
          <table:table-cell table:formula="of:=IF([.D$247]&gt;=[.D230];[.D230];[.D247])" office:value-type="currency" office:currency="USD" office:value="23200" calcext:value-type="currency">
            <text:p>$23,200.00</text:p>
          </table:table-cell>
          <table:table-cell table:formula="of:=IF([.E$247]&gt;=[.E230];[.E230];[.E247])" office:value-type="currency" office:currency="USD" office:value="23200" calcext:value-type="currency">
            <text:p>$23,200.00</text:p>
          </table:table-cell>
          <table:table-cell table:formula="of:=IF([.F$247]&gt;=[.F230];[.F230];[.F247])" office:value-type="currency" office:currency="USD" office:value="23200" calcext:value-type="currency">
            <text:p>$23,200.00</text:p>
          </table:table-cell>
          <table:table-cell table:formula="of:=IF([.G$247]&gt;=[.G230];[.G230];[.G247])" office:value-type="currency" office:currency="USD" office:value="0" calcext:value-type="currency">
            <text:p>$0.00</text:p>
          </table:table-cell>
          <table:table-cell table:formula="of:=IF([.H$247]&gt;=[.H230];[.H230];[.H247])" office:value-type="currency" office:currency="USD" office:value="23200" calcext:value-type="currency">
            <text:p>$23,200.00</text:p>
          </table:table-cell>
          <table:table-cell table:formula="of:=IF([.I$247]&gt;=[.I230];[.I230];[.I247])" office:value-type="currency" office:currency="USD" office:value="23200" calcext:value-type="currency">
            <text:p>$23,200.00</text:p>
          </table:table-cell>
          <table:table-cell table:formula="of:=IF([.J$247]&gt;=[.J230];[.J230];[.J247])" office:value-type="currency" office:currency="USD" office:value="23200" calcext:value-type="currency">
            <text:p>$23,200.00</text:p>
          </table:table-cell>
          <table:table-cell table:formula="of:=IF([.K$247]&gt;=[.K230];[.K230];[.K247])" office:value-type="currency" office:currency="USD" office:value="0" calcext:value-type="currency">
            <text:p>$0.00</text:p>
          </table:table-cell>
          <table:table-cell table:formula="of:=IF([.L$247]&gt;=[.L230];[.L230];[.L247])" office:value-type="currency" office:currency="USD" office:value="11600" calcext:value-type="currency">
            <text:p>$11,600.00</text:p>
          </table:table-cell>
          <table:table-cell table:formula="of:=IF([.M$247]&gt;=[.M230];[.M230];[.M247]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2</text:p>
          </table:table-cell>
          <table:table-cell table:formula="of:=IF([.B$247]&lt;[.B223];0;IF([.B$247]&gt;[.B231];[.B231]-[.B223];[.B$247]-[.B223]))" office:value-type="currency" office:currency="USD" office:value="71100" calcext:value-type="currency">
            <text:p>$71,100.00</text:p>
          </table:table-cell>
          <table:table-cell table:formula="of:=IF([.C$247]&lt;[.C223];0;IF([.C$247]&gt;[.C231];[.C231]-[.C223];[.C$247]-[.C223]))" office:value-type="currency" office:currency="USD" office:value="29100" calcext:value-type="currency">
            <text:p>$29,100.00</text:p>
          </table:table-cell>
          <table:table-cell table:formula="of:=IF([.D$247]&lt;[.D223];0;IF([.D$247]&gt;[.D231];[.D231]-[.D223];[.D$247]-[.D223]))" office:value-type="currency" office:currency="USD" office:value="71100" calcext:value-type="currency">
            <text:p>$71,100.00</text:p>
          </table:table-cell>
          <table:table-cell table:formula="of:=IF([.E$247]&lt;[.E223];0;IF([.E$247]&gt;[.E231];[.E231]-[.E223];[.E$247]-[.E223]))" office:value-type="currency" office:currency="USD" office:value="49400" calcext:value-type="currency">
            <text:p>$49,400.00</text:p>
          </table:table-cell>
          <table:table-cell table:formula="of:=IF([.F$247]&lt;[.F223];0;IF([.F$247]&gt;[.F231];[.F231]-[.F223];[.F$247]-[.F223]))" office:value-type="currency" office:currency="USD" office:value="71100" calcext:value-type="currency">
            <text:p>$71,100.00</text:p>
          </table:table-cell>
          <table:table-cell table:formula="of:=IF([.G$247]&lt;[.G223];0;IF([.G$247]&gt;[.G231];[.G231]-[.G223];[.G$247]-[.G223]))" office:value-type="currency" office:currency="USD" office:value="0" calcext:value-type="currency">
            <text:p>$0.00</text:p>
          </table:table-cell>
          <table:table-cell table:formula="of:=IF([.H$247]&lt;[.H223];0;IF([.H$247]&gt;[.H231];[.H231]-[.H223];[.H$247]-[.H223]))" office:value-type="currency" office:currency="USD" office:value="71100" calcext:value-type="currency">
            <text:p>$71,100.00</text:p>
          </table:table-cell>
          <table:table-cell table:formula="of:=IF([.I$247]&lt;[.I223];0;IF([.I$247]&gt;[.I231];[.I231]-[.I223];[.I$247]-[.I223]))" office:value-type="currency" office:currency="USD" office:value="71100" calcext:value-type="currency">
            <text:p>$71,100.00</text:p>
          </table:table-cell>
          <table:table-cell table:formula="of:=IF([.J$247]&lt;[.J223];0;IF([.J$247]&gt;[.J231];[.J231]-[.J223];[.J$247]-[.J223]))" office:value-type="currency" office:currency="USD" office:value="16800" calcext:value-type="currency">
            <text:p>$16,800.00</text:p>
          </table:table-cell>
          <table:table-cell table:formula="of:=IF([.K$247]&lt;[.K223];0;IF([.K$247]&gt;[.K231];[.K231]-[.K223];[.K$247]-[.K223]))" office:value-type="currency" office:currency="USD" office:value="0" calcext:value-type="currency">
            <text:p>$0.00</text:p>
          </table:table-cell>
          <table:table-cell table:formula="of:=IF([.L$247]&lt;[.L223];0;IF([.L$247]&gt;[.L231];[.L231]-[.L223];[.L$247]-[.L223]))" office:value-type="currency" office:currency="USD" office:value="0" calcext:value-type="currency">
            <text:p>$0.00</text:p>
          </table:table-cell>
          <table:table-cell table:formula="of:=IF([.M$247]&lt;[.M223];0;IF([.M$247]&gt;[.M231];[.M231]-[.M223];[.M$247]-[.M223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3</text:p>
          </table:table-cell>
          <table:table-cell table:formula="of:=IF([.B$247]&lt;[.B224];0;IF([.B$247]&gt;[.B232];[.B232]-[.B224];[.B$247]-[.B224]))" office:value-type="currency" office:currency="USD" office:value="106750" calcext:value-type="currency">
            <text:p>$106,750.00</text:p>
          </table:table-cell>
          <table:table-cell table:formula="of:=IF([.C$247]&lt;[.C224];0;IF([.C$247]&gt;[.C232];[.C232]-[.C224];[.C$247]-[.C224]))" office:value-type="currency" office:currency="USD" office:value="0" calcext:value-type="currency">
            <text:p>$0.00</text:p>
          </table:table-cell>
          <table:table-cell table:formula="of:=IF([.D$247]&lt;[.D224];0;IF([.D$247]&gt;[.D232];[.D232]-[.D224];[.D$247]-[.D224]))" office:value-type="currency" office:currency="USD" office:value="106750" calcext:value-type="currency">
            <text:p>$106,750.00</text:p>
          </table:table-cell>
          <table:table-cell table:formula="of:=IF([.E$247]&lt;[.E224];0;IF([.E$247]&gt;[.E232];[.E232]-[.E224];[.E$247]-[.E224]))" office:value-type="currency" office:currency="USD" office:value="0" calcext:value-type="currency">
            <text:p>$0.00</text:p>
          </table:table-cell>
          <table:table-cell table:formula="of:=IF([.F$247]&lt;[.F224];0;IF([.F$247]&gt;[.F232];[.F232]-[.F224];[.F$247]-[.F224]))" office:value-type="currency" office:currency="USD" office:value="17400" calcext:value-type="currency">
            <text:p>$17,400.00</text:p>
          </table:table-cell>
          <table:table-cell table:formula="of:=IF([.G$247]&lt;[.G224];0;IF([.G$247]&gt;[.G232];[.G232]-[.G224];[.G$247]-[.G224]))" office:value-type="currency" office:currency="USD" office:value="0" calcext:value-type="currency">
            <text:p>$0.00</text:p>
          </table:table-cell>
          <table:table-cell table:formula="of:=IF([.H$247]&lt;[.H224];0;IF([.H$247]&gt;[.H232];[.H232]-[.H224];[.H$247]-[.H224]))" office:value-type="currency" office:currency="USD" office:value="0" calcext:value-type="currency">
            <text:p>$0.00</text:p>
          </table:table-cell>
          <table:table-cell table:formula="of:=IF([.I$247]&lt;[.I224];0;IF([.I$247]&gt;[.I232];[.I232]-[.I224];[.I$247]-[.I224]))" office:value-type="currency" office:currency="USD" office:value="100000" calcext:value-type="currency">
            <text:p>$100,000.00</text:p>
          </table:table-cell>
          <table:table-cell table:formula="of:=IF([.J$247]&lt;[.J224];0;IF([.J$247]&gt;[.J232];[.J232]-[.J224];[.J$247]-[.J224]))" office:value-type="currency" office:currency="USD" office:value="0" calcext:value-type="currency">
            <text:p>$0.00</text:p>
          </table:table-cell>
          <table:table-cell table:formula="of:=IF([.K$247]&lt;[.K224];0;IF([.K$247]&gt;[.K232];[.K232]-[.K224];[.K$247]-[.K224]))" office:value-type="currency" office:currency="USD" office:value="0" calcext:value-type="currency">
            <text:p>$0.00</text:p>
          </table:table-cell>
          <table:table-cell table:formula="of:=IF([.L$247]&lt;[.L224];0;IF([.L$247]&gt;[.L232];[.L232]-[.L224];[.L$247]-[.L224]))" office:value-type="currency" office:currency="USD" office:value="0" calcext:value-type="currency">
            <text:p>$0.00</text:p>
          </table:table-cell>
          <table:table-cell table:formula="of:=IF([.M$247]&lt;[.M224];0;IF([.M$247]&gt;[.M232];[.M232]-[.M224];[.M$247]-[.M224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4</text:p>
          </table:table-cell>
          <table:table-cell table:formula="of:=IF([.B$247]&lt;[.B225];0;IF([.B$247]&gt;[.B233];[.B233]-[.B225];[.B$247]-[.B225]))" office:value-type="currency" office:currency="USD" office:value="12150" calcext:value-type="currency">
            <text:p>$12,150.00</text:p>
          </table:table-cell>
          <table:table-cell table:formula="of:=IF([.C$247]&lt;[.C225];0;IF([.C$247]&gt;[.C233];[.C233]-[.C225];[.C$247]-[.C225]))" office:value-type="currency" office:currency="USD" office:value="0" calcext:value-type="currency">
            <text:p>$0.00</text:p>
          </table:table-cell>
          <table:table-cell table:formula="of:=IF([.D$247]&lt;[.D225];0;IF([.D$247]&gt;[.D233];[.D233]-[.D225];[.D$247]-[.D225]))" office:value-type="currency" office:currency="USD" office:value="93750" calcext:value-type="currency">
            <text:p>$93,750.00</text:p>
          </table:table-cell>
          <table:table-cell table:formula="of:=IF([.E$247]&lt;[.E225];0;IF([.E$247]&gt;[.E233];[.E233]-[.E225];[.E$247]-[.E225]))" office:value-type="currency" office:currency="USD" office:value="0" calcext:value-type="currency">
            <text:p>$0.00</text:p>
          </table:table-cell>
          <table:table-cell table:formula="of:=IF([.F$247]&lt;[.F225];0;IF([.F$247]&gt;[.F233];[.F233]-[.F225];[.F$247]-[.F225]))" office:value-type="currency" office:currency="USD" office:value="0" calcext:value-type="currency">
            <text:p>$0.00</text:p>
          </table:table-cell>
          <table:table-cell table:formula="of:=IF([.G$247]&lt;[.G225];0;IF([.G$247]&gt;[.G233];[.G233]-[.G225];[.G$247]-[.G225]))" office:value-type="currency" office:currency="USD" office:value="0" calcext:value-type="currency">
            <text:p>$0.00</text:p>
          </table:table-cell>
          <table:table-cell table:formula="of:=IF([.H$247]&lt;[.H225];0;IF([.H$247]&gt;[.H233];[.H233]-[.H225];[.H$247]-[.H225]))" office:value-type="currency" office:currency="USD" office:value="0" calcext:value-type="currency">
            <text:p>$0.00</text:p>
          </table:table-cell>
          <table:table-cell table:formula="of:=IF([.I$247]&lt;[.I225];0;IF([.I$247]&gt;[.I233];[.I233]-[.I225];[.I$247]-[.I225]))" office:value-type="currency" office:currency="USD" office:value="0" calcext:value-type="currency">
            <text:p>$0.00</text:p>
          </table:table-cell>
          <table:table-cell table:formula="of:=IF([.J$247]&lt;[.J225];0;IF([.J$247]&gt;[.J233];[.J233]-[.J225];[.J$247]-[.J225]))" office:value-type="currency" office:currency="USD" office:value="0" calcext:value-type="currency">
            <text:p>$0.00</text:p>
          </table:table-cell>
          <table:table-cell table:formula="of:=IF([.K$247]&lt;[.K225];0;IF([.K$247]&gt;[.K233];[.K233]-[.K225];[.K$247]-[.K225]))" office:value-type="currency" office:currency="USD" office:value="0" calcext:value-type="currency">
            <text:p>$0.00</text:p>
          </table:table-cell>
          <table:table-cell table:formula="of:=IF([.L$247]&lt;[.L225];0;IF([.L$247]&gt;[.L233];[.L233]-[.L225];[.L$247]-[.L225]))" office:value-type="currency" office:currency="USD" office:value="0" calcext:value-type="currency">
            <text:p>$0.00</text:p>
          </table:table-cell>
          <table:table-cell table:formula="of:=IF([.M$247]&lt;[.M225];0;IF([.M$247]&gt;[.M233];[.M233]-[.M225];[.M$247]-[.M225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5</text:p>
          </table:table-cell>
          <table:table-cell table:formula="of:=IF([.B$247]&lt;[.B226];0;IF([.B$247]&gt;[.B234];[.B234]-[.B226];[.B$247]-[.B226]))" office:value-type="currency" office:currency="USD" office:value="0" calcext:value-type="currency">
            <text:p>$0.00</text:p>
          </table:table-cell>
          <table:table-cell table:formula="of:=IF([.C$247]&lt;[.C226];0;IF([.C$247]&gt;[.C234];[.C234]-[.C226];[.C$247]-[.C226]))" office:value-type="currency" office:currency="USD" office:value="0" calcext:value-type="currency">
            <text:p>$0.00</text:p>
          </table:table-cell>
          <table:table-cell table:formula="of:=IF([.D$247]&lt;[.D226];0;IF([.D$247]&gt;[.D234];[.D234]-[.D226];[.D$247]-[.D226]))" office:value-type="currency" office:currency="USD" office:value="0" calcext:value-type="currency">
            <text:p>$0.00</text:p>
          </table:table-cell>
          <table:table-cell table:formula="of:=IF([.E$247]&lt;[.E226];0;IF([.E$247]&gt;[.E234];[.E234]-[.E226];[.E$247]-[.E226]))" office:value-type="currency" office:currency="USD" office:value="0" calcext:value-type="currency">
            <text:p>$0.00</text:p>
          </table:table-cell>
          <table:table-cell table:formula="of:=IF([.F$247]&lt;[.F226];0;IF([.F$247]&gt;[.F234];[.F234]-[.F226];[.F$247]-[.F226]))" office:value-type="currency" office:currency="USD" office:value="0" calcext:value-type="currency">
            <text:p>$0.00</text:p>
          </table:table-cell>
          <table:table-cell table:formula="of:=IF([.G$247]&lt;[.G226];0;IF([.G$247]&gt;[.G234];[.G234]-[.G226];[.G$247]-[.G226]))" office:value-type="currency" office:currency="USD" office:value="0" calcext:value-type="currency">
            <text:p>$0.00</text:p>
          </table:table-cell>
          <table:table-cell table:formula="of:=IF([.H$247]&lt;[.H226];0;IF([.H$247]&gt;[.H234];[.H234]-[.H226];[.H$247]-[.H226]))" office:value-type="currency" office:currency="USD" office:value="0" calcext:value-type="currency">
            <text:p>$0.00</text:p>
          </table:table-cell>
          <table:table-cell table:formula="of:=IF([.I$247]&lt;[.I226];0;IF([.I$247]&gt;[.I234];[.I234]-[.I226];[.I$247]-[.I226]))" office:value-type="currency" office:currency="USD" office:value="0" calcext:value-type="currency">
            <text:p>$0.00</text:p>
          </table:table-cell>
          <table:table-cell table:formula="of:=IF([.J$247]&lt;[.J226];0;IF([.J$247]&gt;[.J234];[.J234]-[.J226];[.J$247]-[.J226]))" office:value-type="currency" office:currency="USD" office:value="0" calcext:value-type="currency">
            <text:p>$0.00</text:p>
          </table:table-cell>
          <table:table-cell table:formula="of:=IF([.K$247]&lt;[.K226];0;IF([.K$247]&gt;[.K234];[.K234]-[.K226];[.K$247]-[.K226]))" office:value-type="currency" office:currency="USD" office:value="0" calcext:value-type="currency">
            <text:p>$0.00</text:p>
          </table:table-cell>
          <table:table-cell table:formula="of:=IF([.L$247]&lt;[.L226];0;IF([.L$247]&gt;[.L234];[.L234]-[.L226];[.L$247]-[.L226]))" office:value-type="currency" office:currency="USD" office:value="0" calcext:value-type="currency">
            <text:p>$0.00</text:p>
          </table:table-cell>
          <table:table-cell table:formula="of:=IF([.M$247]&lt;[.M226];0;IF([.M$247]&gt;[.M234];[.M234]-[.M226];[.M$247]-[.M226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6</text:p>
          </table:table-cell>
          <table:table-cell table:formula="of:=IF([.B$247]&lt;[.B227];0;IF([.B$247]&gt;[.B235];[.B235]-[.B227];[.B$247]-[.B227]))" office:value-type="currency" office:currency="USD" office:value="0" calcext:value-type="currency">
            <text:p>$0.00</text:p>
          </table:table-cell>
          <table:table-cell table:formula="of:=IF([.C$247]&lt;[.C227];0;IF([.C$247]&gt;[.C235];[.C235]-[.C227];[.C$247]-[.C227]))" office:value-type="currency" office:currency="USD" office:value="0" calcext:value-type="currency">
            <text:p>$0.00</text:p>
          </table:table-cell>
          <table:table-cell table:formula="of:=IF([.D$247]&lt;[.D227];0;IF([.D$247]&gt;[.D235];[.D235]-[.D227];[.D$247]-[.D227]))" office:value-type="currency" office:currency="USD" office:value="0" calcext:value-type="currency">
            <text:p>$0.00</text:p>
          </table:table-cell>
          <table:table-cell table:formula="of:=IF([.E$247]&lt;[.E227];0;IF([.E$247]&gt;[.E235];[.E235]-[.E227];[.E$247]-[.E227]))" office:value-type="currency" office:currency="USD" office:value="0" calcext:value-type="currency">
            <text:p>$0.00</text:p>
          </table:table-cell>
          <table:table-cell table:formula="of:=IF([.F$247]&lt;[.F227];0;IF([.F$247]&gt;[.F235];[.F235]-[.F227];[.F$247]-[.F227]))" office:value-type="currency" office:currency="USD" office:value="0" calcext:value-type="currency">
            <text:p>$0.00</text:p>
          </table:table-cell>
          <table:table-cell table:formula="of:=IF([.G$247]&lt;[.G227];0;IF([.G$247]&gt;[.G235];[.G235]-[.G227];[.G$247]-[.G227]))" office:value-type="currency" office:currency="USD" office:value="0" calcext:value-type="currency">
            <text:p>$0.00</text:p>
          </table:table-cell>
          <table:table-cell table:formula="of:=IF([.H$247]&lt;[.H227];0;IF([.H$247]&gt;[.H235];[.H235]-[.H227];[.H$247]-[.H227]))" office:value-type="currency" office:currency="USD" office:value="0" calcext:value-type="currency">
            <text:p>$0.00</text:p>
          </table:table-cell>
          <table:table-cell table:formula="of:=IF([.I$247]&lt;[.I227];0;IF([.I$247]&gt;[.I235];[.I235]-[.I227];[.I$247]-[.I227]))" office:value-type="currency" office:currency="USD" office:value="0" calcext:value-type="currency">
            <text:p>$0.00</text:p>
          </table:table-cell>
          <table:table-cell table:formula="of:=IF([.J$247]&lt;[.J227];0;IF([.J$247]&gt;[.J235];[.J235]-[.J227];[.J$247]-[.J227]))" office:value-type="currency" office:currency="USD" office:value="0" calcext:value-type="currency">
            <text:p>$0.00</text:p>
          </table:table-cell>
          <table:table-cell table:formula="of:=IF([.K$247]&lt;[.K227];0;IF([.K$247]&gt;[.K235];[.K235]-[.K227];[.K$247]-[.K227]))" office:value-type="currency" office:currency="USD" office:value="0" calcext:value-type="currency">
            <text:p>$0.00</text:p>
          </table:table-cell>
          <table:table-cell table:formula="of:=IF([.L$247]&lt;[.L227];0;IF([.L$247]&gt;[.L235];[.L235]-[.L227];[.L$247]-[.L227]))" office:value-type="currency" office:currency="USD" office:value="0" calcext:value-type="currency">
            <text:p>$0.00</text:p>
          </table:table-cell>
          <table:table-cell table:formula="of:=IF([.M$247]&lt;[.M227];0;IF([.M$247]&gt;[.M235];[.M235]-[.M227];[.M$247]-[.M227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7</text:p>
          </table:table-cell>
          <table:table-cell table:formula="of:=IF([.B$247]&lt;[.B228];0;IF([.B$247]&gt;[.B236];[.B236]-[.B228];[.B$247]-[.B228]))" office:value-type="currency" office:currency="USD" office:value="0" calcext:value-type="currency">
            <text:p>$0.00</text:p>
          </table:table-cell>
          <table:table-cell table:formula="of:=IF([.C$247]&lt;[.C228];0;IF([.C$247]&gt;[.C236];[.C236]-[.C228];[.C$247]-[.C228]))" office:value-type="currency" office:currency="USD" office:value="0" calcext:value-type="currency">
            <text:p>$0.00</text:p>
          </table:table-cell>
          <table:table-cell table:formula="of:=IF([.D$247]&lt;[.D228];0;IF([.D$247]&gt;[.D236];[.D236]-[.D228];[.D$247]-[.D228]))" office:value-type="currency" office:currency="USD" office:value="0" calcext:value-type="currency">
            <text:p>$0.00</text:p>
          </table:table-cell>
          <table:table-cell table:formula="of:=IF([.E$247]&lt;[.E228];0;IF([.E$247]&gt;[.E236];[.E236]-[.E228];[.E$247]-[.E228]))" office:value-type="currency" office:currency="USD" office:value="0" calcext:value-type="currency">
            <text:p>$0.00</text:p>
          </table:table-cell>
          <table:table-cell table:formula="of:=IF([.F$247]&lt;[.F228];0;IF([.F$247]&gt;[.F236];[.F236]-[.F228];[.F$247]-[.F228]))" office:value-type="currency" office:currency="USD" office:value="0" calcext:value-type="currency">
            <text:p>$0.00</text:p>
          </table:table-cell>
          <table:table-cell table:formula="of:=IF([.G$247]&lt;[.G228];0;IF([.G$247]&gt;[.G236];[.G236]-[.G228];[.G$247]-[.G228]))" office:value-type="currency" office:currency="USD" office:value="0" calcext:value-type="currency">
            <text:p>$0.00</text:p>
          </table:table-cell>
          <table:table-cell table:formula="of:=IF([.H$247]&lt;[.H228];0;IF([.H$247]&gt;[.H236];[.H236]-[.H228];[.H$247]-[.H228]))" office:value-type="currency" office:currency="USD" office:value="0" calcext:value-type="currency">
            <text:p>$0.00</text:p>
          </table:table-cell>
          <table:table-cell table:formula="of:=IF([.I$247]&lt;[.I228];0;IF([.I$247]&gt;[.I236];[.I236]-[.I228];[.I$247]-[.I228]))" office:value-type="currency" office:currency="USD" office:value="0" calcext:value-type="currency">
            <text:p>$0.00</text:p>
          </table:table-cell>
          <table:table-cell table:formula="of:=IF([.J$247]&lt;[.J228];0;IF([.J$247]&gt;[.J236];[.J236]-[.J228];[.J$247]-[.J228]))" office:value-type="currency" office:currency="USD" office:value="0" calcext:value-type="currency">
            <text:p>$0.00</text:p>
          </table:table-cell>
          <table:table-cell table:formula="of:=IF([.K$247]&lt;[.K228];0;IF([.K$247]&gt;[.K236];[.K236]-[.K228];[.K$247]-[.K228]))" office:value-type="currency" office:currency="USD" office:value="0" calcext:value-type="currency">
            <text:p>$0.00</text:p>
          </table:table-cell>
          <table:table-cell table:formula="of:=IF([.L$247]&lt;[.L228];0;IF([.L$247]&gt;[.L236];[.L236]-[.L228];[.L$247]-[.L228]))" office:value-type="currency" office:currency="USD" office:value="0" calcext:value-type="currency">
            <text:p>$0.00</text:p>
          </table:table-cell>
          <table:table-cell table:formula="of:=IF([.M$247]&lt;[.M228];0;IF([.M$247]&gt;[.M236];[.M236]-[.M228];[.M$247]-[.M228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[.B252]*[.B238]" office:value-type="currency" office:currency="USD" office:value="2320" calcext:value-type="currency">
            <text:p>$2,320.00</text:p>
          </table:table-cell>
          <table:table-cell table:formula="of:=[.C252]*[.C238]" office:value-type="currency" office:currency="USD" office:value="2320" calcext:value-type="currency">
            <text:p>$2,320.00</text:p>
          </table:table-cell>
          <table:table-cell table:formula="of:=[.D252]*[.D238]" office:value-type="currency" office:currency="USD" office:value="2320" calcext:value-type="currency">
            <text:p>$2,320.00</text:p>
          </table:table-cell>
          <table:table-cell table:formula="of:=[.E252]*[.E238]" office:value-type="currency" office:currency="USD" office:value="2320" calcext:value-type="currency">
            <text:p>$2,320.00</text:p>
          </table:table-cell>
          <table:table-cell table:formula="of:=[.F252]*[.F238]" office:value-type="currency" office:currency="USD" office:value="2320" calcext:value-type="currency">
            <text:p>$2,320.00</text:p>
          </table:table-cell>
          <table:table-cell table:formula="of:=[.G252]*[.G238]" office:value-type="currency" office:currency="USD" office:value="0" calcext:value-type="currency">
            <text:p>$0.00</text:p>
          </table:table-cell>
          <table:table-cell table:formula="of:=[.H252]*[.H238]" office:value-type="currency" office:currency="USD" office:value="2320" calcext:value-type="currency">
            <text:p>$2,320.00</text:p>
          </table:table-cell>
          <table:table-cell table:formula="of:=[.I252]*[.I238]" office:value-type="currency" office:currency="USD" office:value="2320" calcext:value-type="currency">
            <text:p>$2,320.00</text:p>
          </table:table-cell>
          <table:table-cell table:formula="of:=[.J252]*[.J238]" office:value-type="currency" office:currency="USD" office:value="2320" calcext:value-type="currency">
            <text:p>$2,320.00</text:p>
          </table:table-cell>
          <table:table-cell table:formula="of:=[.K252]*[.K238]" office:value-type="currency" office:currency="USD" office:value="0" calcext:value-type="currency">
            <text:p>$0.00</text:p>
          </table:table-cell>
          <table:table-cell table:formula="of:=[.L252]*[.L238]" office:value-type="currency" office:currency="USD" office:value="1160" calcext:value-type="currency">
            <text:p>$1,160.00</text:p>
          </table:table-cell>
          <table:table-cell table:formula="of:=[.M252]*[.M238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[.B253]*[.B239]" office:value-type="currency" office:currency="USD" office:value="8532" calcext:value-type="currency">
            <text:p>$8,532.00</text:p>
          </table:table-cell>
          <table:table-cell table:formula="of:=[.C253]*[.C239]" office:value-type="currency" office:currency="USD" office:value="3492" calcext:value-type="currency">
            <text:p>$3,492.00</text:p>
          </table:table-cell>
          <table:table-cell table:formula="of:=[.D253]*[.D239]" office:value-type="currency" office:currency="USD" office:value="8532" calcext:value-type="currency">
            <text:p>$8,532.00</text:p>
          </table:table-cell>
          <table:table-cell table:formula="of:=[.E253]*[.E239]" office:value-type="currency" office:currency="USD" office:value="5928" calcext:value-type="currency">
            <text:p>$5,928.00</text:p>
          </table:table-cell>
          <table:table-cell table:formula="of:=[.F253]*[.F239]" office:value-type="currency" office:currency="USD" office:value="8532" calcext:value-type="currency">
            <text:p>$8,532.00</text:p>
          </table:table-cell>
          <table:table-cell table:formula="of:=[.G253]*[.G239]" office:value-type="currency" office:currency="USD" office:value="0" calcext:value-type="currency">
            <text:p>$0.00</text:p>
          </table:table-cell>
          <table:table-cell table:formula="of:=[.H253]*[.H239]" office:value-type="currency" office:currency="USD" office:value="8532" calcext:value-type="currency">
            <text:p>$8,532.00</text:p>
          </table:table-cell>
          <table:table-cell table:formula="of:=[.I253]*[.I239]" office:value-type="currency" office:currency="USD" office:value="8532" calcext:value-type="currency">
            <text:p>$8,532.00</text:p>
          </table:table-cell>
          <table:table-cell table:formula="of:=[.J253]*[.J239]" office:value-type="currency" office:currency="USD" office:value="2016" calcext:value-type="currency">
            <text:p>$2,016.00</text:p>
          </table:table-cell>
          <table:table-cell table:formula="of:=[.K253]*[.K239]" office:value-type="currency" office:currency="USD" office:value="0" calcext:value-type="currency">
            <text:p>$0.00</text:p>
          </table:table-cell>
          <table:table-cell table:formula="of:=[.L253]*[.L239]" office:value-type="currency" office:currency="USD" office:value="0" calcext:value-type="currency">
            <text:p>$0.00</text:p>
          </table:table-cell>
          <table:table-cell table:formula="of:=[.M253]*[.M239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[.B254]*[.B240]" office:value-type="currency" office:currency="USD" office:value="23485" calcext:value-type="currency">
            <text:p>$23,485.00</text:p>
          </table:table-cell>
          <table:table-cell table:formula="of:=[.C254]*[.C240]" office:value-type="currency" office:currency="USD" office:value="0" calcext:value-type="currency">
            <text:p>$0.00</text:p>
          </table:table-cell>
          <table:table-cell table:formula="of:=[.D254]*[.D240]" office:value-type="currency" office:currency="USD" office:value="23485" calcext:value-type="currency">
            <text:p>$23,485.00</text:p>
          </table:table-cell>
          <table:table-cell table:formula="of:=[.E254]*[.E240]" office:value-type="currency" office:currency="USD" office:value="0" calcext:value-type="currency">
            <text:p>$0.00</text:p>
          </table:table-cell>
          <table:table-cell table:formula="of:=[.F254]*[.F240]" office:value-type="currency" office:currency="USD" office:value="3828" calcext:value-type="currency">
            <text:p>$3,828.00</text:p>
          </table:table-cell>
          <table:table-cell table:formula="of:=[.G254]*[.G240]" office:value-type="currency" office:currency="USD" office:value="0" calcext:value-type="currency">
            <text:p>$0.00</text:p>
          </table:table-cell>
          <table:table-cell table:formula="of:=[.H254]*[.H240]" office:value-type="currency" office:currency="USD" office:value="0" calcext:value-type="currency">
            <text:p>$0.00</text:p>
          </table:table-cell>
          <table:table-cell table:formula="of:=[.I254]*[.I240]" office:value-type="currency" office:currency="USD" office:value="22000" calcext:value-type="currency">
            <text:p>$22,000.00</text:p>
          </table:table-cell>
          <table:table-cell table:formula="of:=[.J254]*[.J240]" office:value-type="currency" office:currency="USD" office:value="0" calcext:value-type="currency">
            <text:p>$0.00</text:p>
          </table:table-cell>
          <table:table-cell table:formula="of:=[.K254]*[.K240]" office:value-type="currency" office:currency="USD" office:value="0" calcext:value-type="currency">
            <text:p>$0.00</text:p>
          </table:table-cell>
          <table:table-cell table:formula="of:=[.L254]*[.L240]" office:value-type="currency" office:currency="USD" office:value="0" calcext:value-type="currency">
            <text:p>$0.00</text:p>
          </table:table-cell>
          <table:table-cell table:formula="of:=[.M254]*[.M240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[.B255]*[.B241]" office:value-type="currency" office:currency="USD" office:value="2916" calcext:value-type="currency">
            <text:p>$2,916.00</text:p>
          </table:table-cell>
          <table:table-cell table:formula="of:=[.C255]*[.C241]" office:value-type="currency" office:currency="USD" office:value="0" calcext:value-type="currency">
            <text:p>$0.00</text:p>
          </table:table-cell>
          <table:table-cell table:formula="of:=[.D255]*[.D241]" office:value-type="currency" office:currency="USD" office:value="22500" calcext:value-type="currency">
            <text:p>$22,500.00</text:p>
          </table:table-cell>
          <table:table-cell table:formula="of:=[.E255]*[.E241]" office:value-type="currency" office:currency="USD" office:value="0" calcext:value-type="currency">
            <text:p>$0.00</text:p>
          </table:table-cell>
          <table:table-cell table:formula="of:=[.F255]*[.F241]" office:value-type="currency" office:currency="USD" office:value="0" calcext:value-type="currency">
            <text:p>$0.00</text:p>
          </table:table-cell>
          <table:table-cell table:formula="of:=[.G255]*[.G241]" office:value-type="currency" office:currency="USD" office:value="0" calcext:value-type="currency">
            <text:p>$0.00</text:p>
          </table:table-cell>
          <table:table-cell table:formula="of:=[.H255]*[.H241]" office:value-type="currency" office:currency="USD" office:value="0" calcext:value-type="currency">
            <text:p>$0.00</text:p>
          </table:table-cell>
          <table:table-cell table:formula="of:=[.I255]*[.I241]" office:value-type="currency" office:currency="USD" office:value="0" calcext:value-type="currency">
            <text:p>$0.00</text:p>
          </table:table-cell>
          <table:table-cell table:formula="of:=[.J255]*[.J241]" office:value-type="currency" office:currency="USD" office:value="0" calcext:value-type="currency">
            <text:p>$0.00</text:p>
          </table:table-cell>
          <table:table-cell table:formula="of:=[.K255]*[.K241]" office:value-type="currency" office:currency="USD" office:value="0" calcext:value-type="currency">
            <text:p>$0.00</text:p>
          </table:table-cell>
          <table:table-cell table:formula="of:=[.L255]*[.L241]" office:value-type="currency" office:currency="USD" office:value="0" calcext:value-type="currency">
            <text:p>$0.00</text:p>
          </table:table-cell>
          <table:table-cell table:formula="of:=[.M255]*[.M241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[.B256]*[.B242]" office:value-type="currency" office:currency="USD" office:value="0" calcext:value-type="currency">
            <text:p>$0.00</text:p>
          </table:table-cell>
          <table:table-cell table:formula="of:=[.C256]*[.C242]" office:value-type="currency" office:currency="USD" office:value="0" calcext:value-type="currency">
            <text:p>$0.00</text:p>
          </table:table-cell>
          <table:table-cell table:formula="of:=[.D256]*[.D242]" office:value-type="currency" office:currency="USD" office:value="0" calcext:value-type="currency">
            <text:p>$0.00</text:p>
          </table:table-cell>
          <table:table-cell table:formula="of:=[.E256]*[.E242]" office:value-type="currency" office:currency="USD" office:value="0" calcext:value-type="currency">
            <text:p>$0.00</text:p>
          </table:table-cell>
          <table:table-cell table:formula="of:=[.F256]*[.F242]" office:value-type="currency" office:currency="USD" office:value="0" calcext:value-type="currency">
            <text:p>$0.00</text:p>
          </table:table-cell>
          <table:table-cell table:formula="of:=[.G256]*[.G242]" office:value-type="currency" office:currency="USD" office:value="0" calcext:value-type="currency">
            <text:p>$0.00</text:p>
          </table:table-cell>
          <table:table-cell table:formula="of:=[.H256]*[.H242]" office:value-type="currency" office:currency="USD" office:value="0" calcext:value-type="currency">
            <text:p>$0.00</text:p>
          </table:table-cell>
          <table:table-cell table:formula="of:=[.I256]*[.I242]" office:value-type="currency" office:currency="USD" office:value="0" calcext:value-type="currency">
            <text:p>$0.00</text:p>
          </table:table-cell>
          <table:table-cell table:formula="of:=[.J256]*[.J242]" office:value-type="currency" office:currency="USD" office:value="0" calcext:value-type="currency">
            <text:p>$0.00</text:p>
          </table:table-cell>
          <table:table-cell table:formula="of:=[.K256]*[.K242]" office:value-type="currency" office:currency="USD" office:value="0" calcext:value-type="currency">
            <text:p>$0.00</text:p>
          </table:table-cell>
          <table:table-cell table:formula="of:=[.L256]*[.L242]" office:value-type="currency" office:currency="USD" office:value="0" calcext:value-type="currency">
            <text:p>$0.00</text:p>
          </table:table-cell>
          <table:table-cell table:formula="of:=[.M256]*[.M242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6</text:p>
          </table:table-cell>
          <table:table-cell table:formula="of:=[.B257]*[.B243]" office:value-type="currency" office:currency="USD" office:value="0" calcext:value-type="currency">
            <text:p>$0.00</text:p>
          </table:table-cell>
          <table:table-cell table:formula="of:=[.C257]*[.C243]" office:value-type="currency" office:currency="USD" office:value="0" calcext:value-type="currency">
            <text:p>$0.00</text:p>
          </table:table-cell>
          <table:table-cell table:formula="of:=[.D257]*[.D243]" office:value-type="currency" office:currency="USD" office:value="0" calcext:value-type="currency">
            <text:p>$0.00</text:p>
          </table:table-cell>
          <table:table-cell table:formula="of:=[.E257]*[.E243]" office:value-type="currency" office:currency="USD" office:value="0" calcext:value-type="currency">
            <text:p>$0.00</text:p>
          </table:table-cell>
          <table:table-cell table:formula="of:=[.F257]*[.F243]" office:value-type="currency" office:currency="USD" office:value="0" calcext:value-type="currency">
            <text:p>$0.00</text:p>
          </table:table-cell>
          <table:table-cell table:formula="of:=[.G257]*[.G243]" office:value-type="currency" office:currency="USD" office:value="0" calcext:value-type="currency">
            <text:p>$0.00</text:p>
          </table:table-cell>
          <table:table-cell table:formula="of:=[.H257]*[.H243]" office:value-type="currency" office:currency="USD" office:value="0" calcext:value-type="currency">
            <text:p>$0.00</text:p>
          </table:table-cell>
          <table:table-cell table:formula="of:=[.I257]*[.I243]" office:value-type="currency" office:currency="USD" office:value="0" calcext:value-type="currency">
            <text:p>$0.00</text:p>
          </table:table-cell>
          <table:table-cell table:formula="of:=[.J257]*[.J243]" office:value-type="currency" office:currency="USD" office:value="0" calcext:value-type="currency">
            <text:p>$0.00</text:p>
          </table:table-cell>
          <table:table-cell table:formula="of:=[.K257]*[.K243]" office:value-type="currency" office:currency="USD" office:value="0" calcext:value-type="currency">
            <text:p>$0.00</text:p>
          </table:table-cell>
          <table:table-cell table:formula="of:=[.L257]*[.L243]" office:value-type="currency" office:currency="USD" office:value="0" calcext:value-type="currency">
            <text:p>$0.00</text:p>
          </table:table-cell>
          <table:table-cell table:formula="of:=[.M257]*[.M243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7</text:p>
          </table:table-cell>
          <table:table-cell table:formula="of:=[.B258]*[.B244]" office:value-type="currency" office:currency="USD" office:value="0" calcext:value-type="currency">
            <text:p>$0.00</text:p>
          </table:table-cell>
          <table:table-cell table:formula="of:=[.C258]*[.C244]" office:value-type="currency" office:currency="USD" office:value="0" calcext:value-type="currency">
            <text:p>$0.00</text:p>
          </table:table-cell>
          <table:table-cell table:formula="of:=[.D258]*[.D244]" office:value-type="currency" office:currency="USD" office:value="0" calcext:value-type="currency">
            <text:p>$0.00</text:p>
          </table:table-cell>
          <table:table-cell table:formula="of:=[.E258]*[.E244]" office:value-type="currency" office:currency="USD" office:value="0" calcext:value-type="currency">
            <text:p>$0.00</text:p>
          </table:table-cell>
          <table:table-cell table:formula="of:=[.F258]*[.F244]" office:value-type="currency" office:currency="USD" office:value="0" calcext:value-type="currency">
            <text:p>$0.00</text:p>
          </table:table-cell>
          <table:table-cell table:formula="of:=[.G258]*[.G244]" office:value-type="currency" office:currency="USD" office:value="0" calcext:value-type="currency">
            <text:p>$0.00</text:p>
          </table:table-cell>
          <table:table-cell table:formula="of:=[.H258]*[.H244]" office:value-type="currency" office:currency="USD" office:value="0" calcext:value-type="currency">
            <text:p>$0.00</text:p>
          </table:table-cell>
          <table:table-cell table:formula="of:=[.I258]*[.I244]" office:value-type="currency" office:currency="USD" office:value="0" calcext:value-type="currency">
            <text:p>$0.00</text:p>
          </table:table-cell>
          <table:table-cell table:formula="of:=[.J258]*[.J244]" office:value-type="currency" office:currency="USD" office:value="0" calcext:value-type="currency">
            <text:p>$0.00</text:p>
          </table:table-cell>
          <table:table-cell table:formula="of:=[.K258]*[.K244]" office:value-type="currency" office:currency="USD" office:value="0" calcext:value-type="currency">
            <text:p>$0.00</text:p>
          </table:table-cell>
          <table:table-cell table:formula="of:=[.L258]*[.L244]" office:value-type="currency" office:currency="USD" office:value="0" calcext:value-type="currency">
            <text:p>$0.00</text:p>
          </table:table-cell>
          <table:table-cell table:formula="of:=[.M258]*[.M244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60:.B266])" office:value-type="currency" office:currency="USD" office:value="37253" calcext:value-type="currency">
            <text:p>$37,253.00</text:p>
          </table:table-cell>
          <table:table-cell table:formula="of:=SUM([.C260:.C266])" office:value-type="currency" office:currency="USD" office:value="5812" calcext:value-type="currency">
            <text:p>$5,812.00</text:p>
          </table:table-cell>
          <table:table-cell table:formula="of:=SUM([.D260:.D266])" office:value-type="currency" office:currency="USD" office:value="56837" calcext:value-type="currency">
            <text:p>$56,837.00</text:p>
          </table:table-cell>
          <table:table-cell table:formula="of:=SUM([.E260:.E266])" office:value-type="currency" office:currency="USD" office:value="8248" calcext:value-type="currency">
            <text:p>$8,248.00</text:p>
          </table:table-cell>
          <table:table-cell table:formula="of:=SUM([.F260:.F266])" office:value-type="currency" office:currency="USD" office:value="14680" calcext:value-type="currency">
            <text:p>$14,680.00</text:p>
          </table:table-cell>
          <table:table-cell table:formula="of:=SUM([.G260:.G266])" office:value-type="currency" office:currency="USD" office:value="0" calcext:value-type="currency">
            <text:p>$0.00</text:p>
          </table:table-cell>
          <table:table-cell table:formula="of:=SUM([.H260:.H266])" office:value-type="currency" office:currency="USD" office:value="10852" calcext:value-type="currency">
            <text:p>$10,852.00</text:p>
          </table:table-cell>
          <table:table-cell table:formula="of:=SUM([.I260:.I266])" office:value-type="currency" office:currency="USD" office:value="32852" calcext:value-type="currency">
            <text:p>$32,852.00</text:p>
          </table:table-cell>
          <table:table-cell table:formula="of:=SUM([.J260:.J266])" office:value-type="currency" office:currency="USD" office:value="4336" calcext:value-type="currency">
            <text:p>$4,336.00</text:p>
          </table:table-cell>
          <table:table-cell table:formula="of:=SUM([.K260:.K266])" office:value-type="currency" office:currency="USD" office:value="0" calcext:value-type="currency">
            <text:p>$0.00</text:p>
          </table:table-cell>
          <table:table-cell table:formula="of:=SUM([.L260:.L266])" office:value-type="currency" office:currency="USD" office:value="1160" calcext:value-type="currency">
            <text:p>$1,160.00</text:p>
          </table:table-cell>
          <table:table-cell table:formula="of:=SUM([.M260:.M266]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24" office:value-type="string" calcext:value-type="string">
            <text:p>ceiling</text:p>
          </table:table-cell>
          <table:table-cell table:style-name="ce4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amt in bracket 1 </text:p>
          </table:table-cell>
          <table:table-cell table:formula="of:=IF([.B$249]&gt;=[.B230];[.B230];[.B249])" office:value-type="currency" office:currency="USD" office:value="23200" calcext:value-type="currency">
            <text:p>$23,200.00</text:p>
          </table:table-cell>
          <table:table-cell table:formula="of:=IF([.C$249]&gt;=[.C230];[.C230];[.C249])" office:value-type="currency" office:currency="USD" office:value="23200" calcext:value-type="currency">
            <text:p>$23,200.00</text:p>
          </table:table-cell>
          <table:table-cell table:formula="of:=IF([.D$249]&gt;=[.D230];[.D230];[.D249])" office:value-type="currency" office:currency="USD" office:value="23200" calcext:value-type="currency">
            <text:p>$23,200.00</text:p>
          </table:table-cell>
          <table:table-cell table:formula="of:=IF([.E$249]&gt;=[.E230];[.E230];[.E249])" office:value-type="currency" office:currency="USD" office:value="23200" calcext:value-type="currency">
            <text:p>$23,200.00</text:p>
          </table:table-cell>
          <table:table-cell table:formula="of:=IF([.F$249]&gt;=[.F230];[.F230];[.F249])" office:value-type="currency" office:currency="USD" office:value="23200" calcext:value-type="currency">
            <text:p>$23,200.00</text:p>
          </table:table-cell>
          <table:table-cell table:formula="of:=IF([.G$249]&gt;=[.G230];[.G230];[.G249])" office:value-type="currency" office:currency="USD" office:value="25" calcext:value-type="currency">
            <text:p>$25.00</text:p>
          </table:table-cell>
          <table:table-cell table:formula="of:=IF([.H$249]&gt;=[.H230];[.H230];[.H249])" office:value-type="currency" office:currency="USD" office:value="23200" calcext:value-type="currency">
            <text:p>$23,200.00</text:p>
          </table:table-cell>
          <table:table-cell table:formula="of:=IF([.I$249]&gt;=[.I230];[.I230];[.I249])" office:value-type="currency" office:currency="USD" office:value="23200" calcext:value-type="currency">
            <text:p>$23,200.00</text:p>
          </table:table-cell>
          <table:table-cell table:formula="of:=IF([.J$249]&gt;=[.J230];[.J230];[.J249])" office:value-type="currency" office:currency="USD" office:value="23200" calcext:value-type="currency">
            <text:p>$23,200.00</text:p>
          </table:table-cell>
          <table:table-cell table:formula="of:=IF([.K$249]&gt;=[.K230];[.K230];[.K249])" office:value-type="currency" office:currency="USD" office:value="25" calcext:value-type="currency">
            <text:p>$25.00</text:p>
          </table:table-cell>
          <table:table-cell table:formula="of:=IF([.L$249]&gt;=[.L230];[.L230];[.L249])" office:value-type="currency" office:currency="USD" office:value="11650" calcext:value-type="currency">
            <text:p>$11,650.00</text:p>
          </table:table-cell>
          <table:table-cell table:formula="of:=IF([.M$249]&gt;=[.M230];[.M230];[.M249])" office:value-type="currency" office:currency="USD" office:value="25" calcext:value-type="currency">
            <text:p>$25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2</text:p>
          </table:table-cell>
          <table:table-cell table:formula="of:=IF([.B$249]&lt;[.B223];0;IF([.B$249]&gt;[.B231];[.B231]-[.B223];[.B$249]-[.B223]))" office:value-type="currency" office:currency="USD" office:value="71100" calcext:value-type="currency">
            <text:p>$71,100.00</text:p>
          </table:table-cell>
          <table:table-cell table:formula="of:=IF([.C$249]&lt;[.C223];0;IF([.C$249]&gt;[.C231];[.C231]-[.C223];[.C$249]-[.C223]))" office:value-type="currency" office:currency="USD" office:value="29150" calcext:value-type="currency">
            <text:p>$29,150.00</text:p>
          </table:table-cell>
          <table:table-cell table:formula="of:=IF([.D$249]&lt;[.D223];0;IF([.D$249]&gt;[.D231];[.D231]-[.D223];[.D$249]-[.D223]))" office:value-type="currency" office:currency="USD" office:value="71100" calcext:value-type="currency">
            <text:p>$71,100.00</text:p>
          </table:table-cell>
          <table:table-cell table:formula="of:=IF([.E$249]&lt;[.E223];0;IF([.E$249]&gt;[.E231];[.E231]-[.E223];[.E$249]-[.E223]))" office:value-type="currency" office:currency="USD" office:value="49450" calcext:value-type="currency">
            <text:p>$49,450.00</text:p>
          </table:table-cell>
          <table:table-cell table:formula="of:=IF([.F$249]&lt;[.F223];0;IF([.F$249]&gt;[.F231];[.F231]-[.F223];[.F$249]-[.F223]))" office:value-type="currency" office:currency="USD" office:value="71100" calcext:value-type="currency">
            <text:p>$71,100.00</text:p>
          </table:table-cell>
          <table:table-cell table:formula="of:=IF([.G$249]&lt;[.G223];0;IF([.G$249]&gt;[.G231];[.G231]-[.G223];[.G$249]-[.G223]))" office:value-type="currency" office:currency="USD" office:value="0" calcext:value-type="currency">
            <text:p>$0.00</text:p>
          </table:table-cell>
          <table:table-cell table:formula="of:=IF([.H$249]&lt;[.H223];0;IF([.H$249]&gt;[.H231];[.H231]-[.H223];[.H$249]-[.H223]))" office:value-type="currency" office:currency="USD" office:value="71100" calcext:value-type="currency">
            <text:p>$71,100.00</text:p>
          </table:table-cell>
          <table:table-cell table:formula="of:=IF([.I$249]&lt;[.I223];0;IF([.I$249]&gt;[.I231];[.I231]-[.I223];[.I$249]-[.I223]))" office:value-type="currency" office:currency="USD" office:value="71100" calcext:value-type="currency">
            <text:p>$71,100.00</text:p>
          </table:table-cell>
          <table:table-cell table:formula="of:=IF([.J$249]&lt;[.J223];0;IF([.J$249]&gt;[.J231];[.J231]-[.J223];[.J$249]-[.J223]))" office:value-type="currency" office:currency="USD" office:value="16850" calcext:value-type="currency">
            <text:p>$16,850.00</text:p>
          </table:table-cell>
          <table:table-cell table:formula="of:=IF([.K$249]&lt;[.K223];0;IF([.K$249]&gt;[.K231];[.K231]-[.K223];[.K$249]-[.K223]))" office:value-type="currency" office:currency="USD" office:value="0" calcext:value-type="currency">
            <text:p>$0.00</text:p>
          </table:table-cell>
          <table:table-cell table:formula="of:=IF([.L$249]&lt;[.L223];0;IF([.L$249]&gt;[.L231];[.L231]-[.L223];[.L$249]-[.L223]))" office:value-type="currency" office:currency="USD" office:value="0" calcext:value-type="currency">
            <text:p>$0.00</text:p>
          </table:table-cell>
          <table:table-cell table:formula="of:=IF([.M$249]&lt;[.M223];0;IF([.M$249]&gt;[.M231];[.M231]-[.M223];[.M$249]-[.M223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3</text:p>
          </table:table-cell>
          <table:table-cell table:formula="of:=IF([.B$249]&lt;[.B224];0;IF([.B$249]&gt;[.B232];[.B232]-[.B224];[.B$249]-[.B224]))" office:value-type="currency" office:currency="USD" office:value="106750" calcext:value-type="currency">
            <text:p>$106,750.00</text:p>
          </table:table-cell>
          <table:table-cell table:formula="of:=IF([.C$249]&lt;[.C224];0;IF([.C$249]&gt;[.C232];[.C232]-[.C224];[.C$249]-[.C224]))" office:value-type="currency" office:currency="USD" office:value="0" calcext:value-type="currency">
            <text:p>$0.00</text:p>
          </table:table-cell>
          <table:table-cell table:formula="of:=IF([.D$249]&lt;[.D224];0;IF([.D$249]&gt;[.D232];[.D232]-[.D224];[.D$249]-[.D224]))" office:value-type="currency" office:currency="USD" office:value="106750" calcext:value-type="currency">
            <text:p>$106,750.00</text:p>
          </table:table-cell>
          <table:table-cell table:formula="of:=IF([.E$249]&lt;[.E224];0;IF([.E$249]&gt;[.E232];[.E232]-[.E224];[.E$249]-[.E224]))" office:value-type="currency" office:currency="USD" office:value="0" calcext:value-type="currency">
            <text:p>$0.00</text:p>
          </table:table-cell>
          <table:table-cell table:formula="of:=IF([.F$249]&lt;[.F224];0;IF([.F$249]&gt;[.F232];[.F232]-[.F224];[.F$249]-[.F224]))" office:value-type="currency" office:currency="USD" office:value="17450" calcext:value-type="currency">
            <text:p>$17,450.00</text:p>
          </table:table-cell>
          <table:table-cell table:formula="of:=IF([.G$249]&lt;[.G224];0;IF([.G$249]&gt;[.G232];[.G232]-[.G224];[.G$249]-[.G224]))" office:value-type="currency" office:currency="USD" office:value="0" calcext:value-type="currency">
            <text:p>$0.00</text:p>
          </table:table-cell>
          <table:table-cell table:formula="of:=IF([.H$249]&lt;[.H224];0;IF([.H$249]&gt;[.H232];[.H232]-[.H224];[.H$249]-[.H224]))" office:value-type="currency" office:currency="USD" office:value="50" calcext:value-type="currency">
            <text:p>$50.00</text:p>
          </table:table-cell>
          <table:table-cell table:formula="of:=IF([.I$249]&lt;[.I224];0;IF([.I$249]&gt;[.I232];[.I232]-[.I224];[.I$249]-[.I224]))" office:value-type="currency" office:currency="USD" office:value="100050" calcext:value-type="currency">
            <text:p>$100,050.00</text:p>
          </table:table-cell>
          <table:table-cell table:formula="of:=IF([.J$249]&lt;[.J224];0;IF([.J$249]&gt;[.J232];[.J232]-[.J224];[.J$249]-[.J224]))" office:value-type="currency" office:currency="USD" office:value="0" calcext:value-type="currency">
            <text:p>$0.00</text:p>
          </table:table-cell>
          <table:table-cell table:formula="of:=IF([.K$249]&lt;[.K224];0;IF([.K$249]&gt;[.K232];[.K232]-[.K224];[.K$249]-[.K224]))" office:value-type="currency" office:currency="USD" office:value="0" calcext:value-type="currency">
            <text:p>$0.00</text:p>
          </table:table-cell>
          <table:table-cell table:formula="of:=IF([.L$249]&lt;[.L224];0;IF([.L$249]&gt;[.L232];[.L232]-[.L224];[.L$249]-[.L224]))" office:value-type="currency" office:currency="USD" office:value="0" calcext:value-type="currency">
            <text:p>$0.00</text:p>
          </table:table-cell>
          <table:table-cell table:formula="of:=IF([.M$249]&lt;[.M224];0;IF([.M$249]&gt;[.M232];[.M232]-[.M224];[.M$249]-[.M224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4</text:p>
          </table:table-cell>
          <table:table-cell table:formula="of:=IF([.B$249]&lt;[.B225];0;IF([.B$249]&gt;[.B233];[.B233]-[.B225];[.B$249]-[.B225]))" office:value-type="currency" office:currency="USD" office:value="12200" calcext:value-type="currency">
            <text:p>$12,200.00</text:p>
          </table:table-cell>
          <table:table-cell table:formula="of:=IF([.C$249]&lt;[.C225];0;IF([.C$249]&gt;[.C233];[.C233]-[.C225];[.C$249]-[.C225]))" office:value-type="currency" office:currency="USD" office:value="0" calcext:value-type="currency">
            <text:p>$0.00</text:p>
          </table:table-cell>
          <table:table-cell table:formula="of:=IF([.D$249]&lt;[.D225];0;IF([.D$249]&gt;[.D233];[.D233]-[.D225];[.D$249]-[.D225]))" office:value-type="currency" office:currency="USD" office:value="93800" calcext:value-type="currency">
            <text:p>$93,800.00</text:p>
          </table:table-cell>
          <table:table-cell table:formula="of:=IF([.E$249]&lt;[.E225];0;IF([.E$249]&gt;[.E233];[.E233]-[.E225];[.E$249]-[.E225]))" office:value-type="currency" office:currency="USD" office:value="0" calcext:value-type="currency">
            <text:p>$0.00</text:p>
          </table:table-cell>
          <table:table-cell table:formula="of:=IF([.F$249]&lt;[.F225];0;IF([.F$249]&gt;[.F233];[.F233]-[.F225];[.F$249]-[.F225]))" office:value-type="currency" office:currency="USD" office:value="0" calcext:value-type="currency">
            <text:p>$0.00</text:p>
          </table:table-cell>
          <table:table-cell table:formula="of:=IF([.G$249]&lt;[.G225];0;IF([.G$249]&gt;[.G233];[.G233]-[.G225];[.G$249]-[.G225]))" office:value-type="currency" office:currency="USD" office:value="0" calcext:value-type="currency">
            <text:p>$0.00</text:p>
          </table:table-cell>
          <table:table-cell table:formula="of:=IF([.H$249]&lt;[.H225];0;IF([.H$249]&gt;[.H233];[.H233]-[.H225];[.H$249]-[.H225]))" office:value-type="currency" office:currency="USD" office:value="0" calcext:value-type="currency">
            <text:p>$0.00</text:p>
          </table:table-cell>
          <table:table-cell table:formula="of:=IF([.I$249]&lt;[.I225];0;IF([.I$249]&gt;[.I233];[.I233]-[.I225];[.I$249]-[.I225]))" office:value-type="currency" office:currency="USD" office:value="0" calcext:value-type="currency">
            <text:p>$0.00</text:p>
          </table:table-cell>
          <table:table-cell table:formula="of:=IF([.J$249]&lt;[.J225];0;IF([.J$249]&gt;[.J233];[.J233]-[.J225];[.J$249]-[.J225]))" office:value-type="currency" office:currency="USD" office:value="0" calcext:value-type="currency">
            <text:p>$0.00</text:p>
          </table:table-cell>
          <table:table-cell table:formula="of:=IF([.K$249]&lt;[.K225];0;IF([.K$249]&gt;[.K233];[.K233]-[.K225];[.K$249]-[.K225]))" office:value-type="currency" office:currency="USD" office:value="0" calcext:value-type="currency">
            <text:p>$0.00</text:p>
          </table:table-cell>
          <table:table-cell table:formula="of:=IF([.L$249]&lt;[.L225];0;IF([.L$249]&gt;[.L233];[.L233]-[.L225];[.L$249]-[.L225]))" office:value-type="currency" office:currency="USD" office:value="0" calcext:value-type="currency">
            <text:p>$0.00</text:p>
          </table:table-cell>
          <table:table-cell table:formula="of:=IF([.M$249]&lt;[.M225];0;IF([.M$249]&gt;[.M233];[.M233]-[.M225];[.M$249]-[.M225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5</text:p>
          </table:table-cell>
          <table:table-cell table:formula="of:=IF([.B$249]&lt;[.B226];0;IF([.B$249]&gt;[.B234];[.B234]-[.B226];[.B$249]-[.B226]))" office:value-type="currency" office:currency="USD" office:value="0" calcext:value-type="currency">
            <text:p>$0.00</text:p>
          </table:table-cell>
          <table:table-cell table:formula="of:=IF([.C$249]&lt;[.C226];0;IF([.C$249]&gt;[.C234];[.C234]-[.C226];[.C$249]-[.C226]))" office:value-type="currency" office:currency="USD" office:value="0" calcext:value-type="currency">
            <text:p>$0.00</text:p>
          </table:table-cell>
          <table:table-cell table:formula="of:=IF([.D$249]&lt;[.D226];0;IF([.D$249]&gt;[.D234];[.D234]-[.D226];[.D$249]-[.D226]))" office:value-type="currency" office:currency="USD" office:value="0" calcext:value-type="currency">
            <text:p>$0.00</text:p>
          </table:table-cell>
          <table:table-cell table:formula="of:=IF([.E$249]&lt;[.E226];0;IF([.E$249]&gt;[.E234];[.E234]-[.E226];[.E$249]-[.E226]))" office:value-type="currency" office:currency="USD" office:value="0" calcext:value-type="currency">
            <text:p>$0.00</text:p>
          </table:table-cell>
          <table:table-cell table:formula="of:=IF([.F$249]&lt;[.F226];0;IF([.F$249]&gt;[.F234];[.F234]-[.F226];[.F$249]-[.F226]))" office:value-type="currency" office:currency="USD" office:value="0" calcext:value-type="currency">
            <text:p>$0.00</text:p>
          </table:table-cell>
          <table:table-cell table:formula="of:=IF([.G$249]&lt;[.G226];0;IF([.G$249]&gt;[.G234];[.G234]-[.G226];[.G$249]-[.G226]))" office:value-type="currency" office:currency="USD" office:value="0" calcext:value-type="currency">
            <text:p>$0.00</text:p>
          </table:table-cell>
          <table:table-cell table:formula="of:=IF([.H$249]&lt;[.H226];0;IF([.H$249]&gt;[.H234];[.H234]-[.H226];[.H$249]-[.H226]))" office:value-type="currency" office:currency="USD" office:value="0" calcext:value-type="currency">
            <text:p>$0.00</text:p>
          </table:table-cell>
          <table:table-cell table:formula="of:=IF([.I$249]&lt;[.I226];0;IF([.I$249]&gt;[.I234];[.I234]-[.I226];[.I$249]-[.I226]))" office:value-type="currency" office:currency="USD" office:value="0" calcext:value-type="currency">
            <text:p>$0.00</text:p>
          </table:table-cell>
          <table:table-cell table:formula="of:=IF([.J$249]&lt;[.J226];0;IF([.J$249]&gt;[.J234];[.J234]-[.J226];[.J$249]-[.J226]))" office:value-type="currency" office:currency="USD" office:value="0" calcext:value-type="currency">
            <text:p>$0.00</text:p>
          </table:table-cell>
          <table:table-cell table:formula="of:=IF([.K$249]&lt;[.K226];0;IF([.K$249]&gt;[.K234];[.K234]-[.K226];[.K$249]-[.K226]))" office:value-type="currency" office:currency="USD" office:value="0" calcext:value-type="currency">
            <text:p>$0.00</text:p>
          </table:table-cell>
          <table:table-cell table:formula="of:=IF([.L$249]&lt;[.L226];0;IF([.L$249]&gt;[.L234];[.L234]-[.L226];[.L$249]-[.L226]))" office:value-type="currency" office:currency="USD" office:value="0" calcext:value-type="currency">
            <text:p>$0.00</text:p>
          </table:table-cell>
          <table:table-cell table:formula="of:=IF([.M$249]&lt;[.M226];0;IF([.M$249]&gt;[.M234];[.M234]-[.M226];[.M$249]-[.M226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6</text:p>
          </table:table-cell>
          <table:table-cell table:formula="of:=IF([.B$249]&lt;[.B227];0;IF([.B$249]&gt;[.B235];[.B235]-[.B227];[.B$249]-[.B227]))" office:value-type="currency" office:currency="USD" office:value="0" calcext:value-type="currency">
            <text:p>$0.00</text:p>
          </table:table-cell>
          <table:table-cell table:formula="of:=IF([.C$249]&lt;[.C227];0;IF([.C$249]&gt;[.C235];[.C235]-[.C227];[.C$249]-[.C227]))" office:value-type="currency" office:currency="USD" office:value="0" calcext:value-type="currency">
            <text:p>$0.00</text:p>
          </table:table-cell>
          <table:table-cell table:formula="of:=IF([.D$249]&lt;[.D227];0;IF([.D$249]&gt;[.D235];[.D235]-[.D227];[.D$249]-[.D227]))" office:value-type="currency" office:currency="USD" office:value="0" calcext:value-type="currency">
            <text:p>$0.00</text:p>
          </table:table-cell>
          <table:table-cell table:formula="of:=IF([.E$249]&lt;[.E227];0;IF([.E$249]&gt;[.E235];[.E235]-[.E227];[.E$249]-[.E227]))" office:value-type="currency" office:currency="USD" office:value="0" calcext:value-type="currency">
            <text:p>$0.00</text:p>
          </table:table-cell>
          <table:table-cell table:formula="of:=IF([.F$249]&lt;[.F227];0;IF([.F$249]&gt;[.F235];[.F235]-[.F227];[.F$249]-[.F227]))" office:value-type="currency" office:currency="USD" office:value="0" calcext:value-type="currency">
            <text:p>$0.00</text:p>
          </table:table-cell>
          <table:table-cell table:formula="of:=IF([.G$249]&lt;[.G227];0;IF([.G$249]&gt;[.G235];[.G235]-[.G227];[.G$249]-[.G227]))" office:value-type="currency" office:currency="USD" office:value="0" calcext:value-type="currency">
            <text:p>$0.00</text:p>
          </table:table-cell>
          <table:table-cell table:formula="of:=IF([.H$249]&lt;[.H227];0;IF([.H$249]&gt;[.H235];[.H235]-[.H227];[.H$249]-[.H227]))" office:value-type="currency" office:currency="USD" office:value="0" calcext:value-type="currency">
            <text:p>$0.00</text:p>
          </table:table-cell>
          <table:table-cell table:formula="of:=IF([.I$249]&lt;[.I227];0;IF([.I$249]&gt;[.I235];[.I235]-[.I227];[.I$249]-[.I227]))" office:value-type="currency" office:currency="USD" office:value="0" calcext:value-type="currency">
            <text:p>$0.00</text:p>
          </table:table-cell>
          <table:table-cell table:formula="of:=IF([.J$249]&lt;[.J227];0;IF([.J$249]&gt;[.J235];[.J235]-[.J227];[.J$249]-[.J227]))" office:value-type="currency" office:currency="USD" office:value="0" calcext:value-type="currency">
            <text:p>$0.00</text:p>
          </table:table-cell>
          <table:table-cell table:formula="of:=IF([.K$249]&lt;[.K227];0;IF([.K$249]&gt;[.K235];[.K235]-[.K227];[.K$249]-[.K227]))" office:value-type="currency" office:currency="USD" office:value="0" calcext:value-type="currency">
            <text:p>$0.00</text:p>
          </table:table-cell>
          <table:table-cell table:formula="of:=IF([.L$249]&lt;[.L227];0;IF([.L$249]&gt;[.L235];[.L235]-[.L227];[.L$249]-[.L227]))" office:value-type="currency" office:currency="USD" office:value="0" calcext:value-type="currency">
            <text:p>$0.00</text:p>
          </table:table-cell>
          <table:table-cell table:formula="of:=IF([.M$249]&lt;[.M227];0;IF([.M$249]&gt;[.M235];[.M235]-[.M227];[.M$249]-[.M227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7</text:p>
          </table:table-cell>
          <table:table-cell table:formula="of:=IF([.B$249]&lt;[.B228];0;IF([.B$249]&gt;[.B236];[.B236]-[.B228];[.B$249]-[.B228]))" office:value-type="currency" office:currency="USD" office:value="0" calcext:value-type="currency">
            <text:p>$0.00</text:p>
          </table:table-cell>
          <table:table-cell table:formula="of:=IF([.C$249]&lt;[.C228];0;IF([.C$249]&gt;[.C236];[.C236]-[.C228];[.C$249]-[.C228]))" office:value-type="currency" office:currency="USD" office:value="0" calcext:value-type="currency">
            <text:p>$0.00</text:p>
          </table:table-cell>
          <table:table-cell table:formula="of:=IF([.D$249]&lt;[.D228];0;IF([.D$249]&gt;[.D236];[.D236]-[.D228];[.D$249]-[.D228]))" office:value-type="currency" office:currency="USD" office:value="0" calcext:value-type="currency">
            <text:p>$0.00</text:p>
          </table:table-cell>
          <table:table-cell table:formula="of:=IF([.E$249]&lt;[.E228];0;IF([.E$249]&gt;[.E236];[.E236]-[.E228];[.E$249]-[.E228]))" office:value-type="currency" office:currency="USD" office:value="0" calcext:value-type="currency">
            <text:p>$0.00</text:p>
          </table:table-cell>
          <table:table-cell table:formula="of:=IF([.F$249]&lt;[.F228];0;IF([.F$249]&gt;[.F236];[.F236]-[.F228];[.F$249]-[.F228]))" office:value-type="currency" office:currency="USD" office:value="0" calcext:value-type="currency">
            <text:p>$0.00</text:p>
          </table:table-cell>
          <table:table-cell table:formula="of:=IF([.G$249]&lt;[.G228];0;IF([.G$249]&gt;[.G236];[.G236]-[.G228];[.G$249]-[.G228]))" office:value-type="currency" office:currency="USD" office:value="0" calcext:value-type="currency">
            <text:p>$0.00</text:p>
          </table:table-cell>
          <table:table-cell table:formula="of:=IF([.H$249]&lt;[.H228];0;IF([.H$249]&gt;[.H236];[.H236]-[.H228];[.H$249]-[.H228]))" office:value-type="currency" office:currency="USD" office:value="0" calcext:value-type="currency">
            <text:p>$0.00</text:p>
          </table:table-cell>
          <table:table-cell table:formula="of:=IF([.I$249]&lt;[.I228];0;IF([.I$249]&gt;[.I236];[.I236]-[.I228];[.I$249]-[.I228]))" office:value-type="currency" office:currency="USD" office:value="0" calcext:value-type="currency">
            <text:p>$0.00</text:p>
          </table:table-cell>
          <table:table-cell table:formula="of:=IF([.J$249]&lt;[.J228];0;IF([.J$249]&gt;[.J236];[.J236]-[.J228];[.J$249]-[.J228]))" office:value-type="currency" office:currency="USD" office:value="0" calcext:value-type="currency">
            <text:p>$0.00</text:p>
          </table:table-cell>
          <table:table-cell table:formula="of:=IF([.K$249]&lt;[.K228];0;IF([.K$249]&gt;[.K236];[.K236]-[.K228];[.K$249]-[.K228]))" office:value-type="currency" office:currency="USD" office:value="0" calcext:value-type="currency">
            <text:p>$0.00</text:p>
          </table:table-cell>
          <table:table-cell table:formula="of:=IF([.L$249]&lt;[.L228];0;IF([.L$249]&gt;[.L236];[.L236]-[.L228];[.L$249]-[.L228]))" office:value-type="currency" office:currency="USD" office:value="0" calcext:value-type="currency">
            <text:p>$0.00</text:p>
          </table:table-cell>
          <table:table-cell table:formula="of:=IF([.M$249]&lt;[.M228];0;IF([.M$249]&gt;[.M236];[.M236]-[.M228];[.M$249]-[.M228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[.B271]*[.B238]" office:value-type="currency" office:currency="USD" office:value="2320" calcext:value-type="currency">
            <text:p>$2,320.00</text:p>
          </table:table-cell>
          <table:table-cell table:formula="of:=[.C271]*[.C238]" office:value-type="currency" office:currency="USD" office:value="2320" calcext:value-type="currency">
            <text:p>$2,320.00</text:p>
          </table:table-cell>
          <table:table-cell table:formula="of:=[.D271]*[.D238]" office:value-type="currency" office:currency="USD" office:value="2320" calcext:value-type="currency">
            <text:p>$2,320.00</text:p>
          </table:table-cell>
          <table:table-cell table:formula="of:=[.E271]*[.E238]" office:value-type="currency" office:currency="USD" office:value="2320" calcext:value-type="currency">
            <text:p>$2,320.00</text:p>
          </table:table-cell>
          <table:table-cell table:formula="of:=[.F271]*[.F238]" office:value-type="currency" office:currency="USD" office:value="2320" calcext:value-type="currency">
            <text:p>$2,320.00</text:p>
          </table:table-cell>
          <table:table-cell table:formula="of:=[.G271]*[.G238]" office:value-type="currency" office:currency="USD" office:value="2.5" calcext:value-type="currency">
            <text:p>$2.50</text:p>
          </table:table-cell>
          <table:table-cell table:formula="of:=[.H271]*[.H238]" office:value-type="currency" office:currency="USD" office:value="2320" calcext:value-type="currency">
            <text:p>$2,320.00</text:p>
          </table:table-cell>
          <table:table-cell table:formula="of:=[.I271]*[.I238]" office:value-type="currency" office:currency="USD" office:value="2320" calcext:value-type="currency">
            <text:p>$2,320.00</text:p>
          </table:table-cell>
          <table:table-cell table:formula="of:=[.J271]*[.J238]" office:value-type="currency" office:currency="USD" office:value="2320" calcext:value-type="currency">
            <text:p>$2,320.00</text:p>
          </table:table-cell>
          <table:table-cell table:formula="of:=[.K271]*[.K238]" office:value-type="currency" office:currency="USD" office:value="2.5" calcext:value-type="currency">
            <text:p>$2.50</text:p>
          </table:table-cell>
          <table:table-cell table:formula="of:=[.L271]*[.L238]" office:value-type="currency" office:currency="USD" office:value="1165" calcext:value-type="currency">
            <text:p>$1,165.00</text:p>
          </table:table-cell>
          <table:table-cell table:formula="of:=[.M271]*[.M238]" office:value-type="currency" office:currency="USD" office:value="2.5" calcext:value-type="currency">
            <text:p>$2.5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[.B272]*[.B239]" office:value-type="currency" office:currency="USD" office:value="8532" calcext:value-type="currency">
            <text:p>$8,532.00</text:p>
          </table:table-cell>
          <table:table-cell table:formula="of:=[.C272]*[.C239]" office:value-type="currency" office:currency="USD" office:value="3498" calcext:value-type="currency">
            <text:p>$3,498.00</text:p>
          </table:table-cell>
          <table:table-cell table:formula="of:=[.D272]*[.D239]" office:value-type="currency" office:currency="USD" office:value="8532" calcext:value-type="currency">
            <text:p>$8,532.00</text:p>
          </table:table-cell>
          <table:table-cell table:formula="of:=[.E272]*[.E239]" office:value-type="currency" office:currency="USD" office:value="5934" calcext:value-type="currency">
            <text:p>$5,934.00</text:p>
          </table:table-cell>
          <table:table-cell table:formula="of:=[.F272]*[.F239]" office:value-type="currency" office:currency="USD" office:value="8532" calcext:value-type="currency">
            <text:p>$8,532.00</text:p>
          </table:table-cell>
          <table:table-cell table:formula="of:=[.G272]*[.G239]" office:value-type="currency" office:currency="USD" office:value="0" calcext:value-type="currency">
            <text:p>$0.00</text:p>
          </table:table-cell>
          <table:table-cell table:formula="of:=[.H272]*[.H239]" office:value-type="currency" office:currency="USD" office:value="8532" calcext:value-type="currency">
            <text:p>$8,532.00</text:p>
          </table:table-cell>
          <table:table-cell table:formula="of:=[.I272]*[.I239]" office:value-type="currency" office:currency="USD" office:value="8532" calcext:value-type="currency">
            <text:p>$8,532.00</text:p>
          </table:table-cell>
          <table:table-cell table:formula="of:=[.J272]*[.J239]" office:value-type="currency" office:currency="USD" office:value="2022" calcext:value-type="currency">
            <text:p>$2,022.00</text:p>
          </table:table-cell>
          <table:table-cell table:formula="of:=[.K272]*[.K239]" office:value-type="currency" office:currency="USD" office:value="0" calcext:value-type="currency">
            <text:p>$0.00</text:p>
          </table:table-cell>
          <table:table-cell table:formula="of:=[.L272]*[.L239]" office:value-type="currency" office:currency="USD" office:value="0" calcext:value-type="currency">
            <text:p>$0.00</text:p>
          </table:table-cell>
          <table:table-cell table:formula="of:=[.M272]*[.M239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[.B273]*[.B240]" office:value-type="currency" office:currency="USD" office:value="23485" calcext:value-type="currency">
            <text:p>$23,485.00</text:p>
          </table:table-cell>
          <table:table-cell table:formula="of:=[.C273]*[.C240]" office:value-type="currency" office:currency="USD" office:value="0" calcext:value-type="currency">
            <text:p>$0.00</text:p>
          </table:table-cell>
          <table:table-cell table:formula="of:=[.D273]*[.D240]" office:value-type="currency" office:currency="USD" office:value="23485" calcext:value-type="currency">
            <text:p>$23,485.00</text:p>
          </table:table-cell>
          <table:table-cell table:formula="of:=[.E273]*[.E240]" office:value-type="currency" office:currency="USD" office:value="0" calcext:value-type="currency">
            <text:p>$0.00</text:p>
          </table:table-cell>
          <table:table-cell table:formula="of:=[.F273]*[.F240]" office:value-type="currency" office:currency="USD" office:value="3839" calcext:value-type="currency">
            <text:p>$3,839.00</text:p>
          </table:table-cell>
          <table:table-cell table:formula="of:=[.G273]*[.G240]" office:value-type="currency" office:currency="USD" office:value="0" calcext:value-type="currency">
            <text:p>$0.00</text:p>
          </table:table-cell>
          <table:table-cell table:formula="of:=[.H273]*[.H240]" office:value-type="currency" office:currency="USD" office:value="11" calcext:value-type="currency">
            <text:p>$11.00</text:p>
          </table:table-cell>
          <table:table-cell table:formula="of:=[.I273]*[.I240]" office:value-type="currency" office:currency="USD" office:value="22011" calcext:value-type="currency">
            <text:p>$22,011.00</text:p>
          </table:table-cell>
          <table:table-cell table:formula="of:=[.J273]*[.J240]" office:value-type="currency" office:currency="USD" office:value="0" calcext:value-type="currency">
            <text:p>$0.00</text:p>
          </table:table-cell>
          <table:table-cell table:formula="of:=[.K273]*[.K240]" office:value-type="currency" office:currency="USD" office:value="0" calcext:value-type="currency">
            <text:p>$0.00</text:p>
          </table:table-cell>
          <table:table-cell table:formula="of:=[.L273]*[.L240]" office:value-type="currency" office:currency="USD" office:value="0" calcext:value-type="currency">
            <text:p>$0.00</text:p>
          </table:table-cell>
          <table:table-cell table:formula="of:=[.M273]*[.M240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[.B274]*[.B241]" office:value-type="currency" office:currency="USD" office:value="2928" calcext:value-type="currency">
            <text:p>$2,928.00</text:p>
          </table:table-cell>
          <table:table-cell table:formula="of:=[.C274]*[.C241]" office:value-type="currency" office:currency="USD" office:value="0" calcext:value-type="currency">
            <text:p>$0.00</text:p>
          </table:table-cell>
          <table:table-cell table:formula="of:=[.D274]*[.D241]" office:value-type="currency" office:currency="USD" office:value="22512" calcext:value-type="currency">
            <text:p>$22,512.00</text:p>
          </table:table-cell>
          <table:table-cell table:formula="of:=[.E274]*[.E241]" office:value-type="currency" office:currency="USD" office:value="0" calcext:value-type="currency">
            <text:p>$0.00</text:p>
          </table:table-cell>
          <table:table-cell table:formula="of:=[.F274]*[.F241]" office:value-type="currency" office:currency="USD" office:value="0" calcext:value-type="currency">
            <text:p>$0.00</text:p>
          </table:table-cell>
          <table:table-cell table:formula="of:=[.G274]*[.G241]" office:value-type="currency" office:currency="USD" office:value="0" calcext:value-type="currency">
            <text:p>$0.00</text:p>
          </table:table-cell>
          <table:table-cell table:formula="of:=[.H274]*[.H241]" office:value-type="currency" office:currency="USD" office:value="0" calcext:value-type="currency">
            <text:p>$0.00</text:p>
          </table:table-cell>
          <table:table-cell table:formula="of:=[.I274]*[.I241]" office:value-type="currency" office:currency="USD" office:value="0" calcext:value-type="currency">
            <text:p>$0.00</text:p>
          </table:table-cell>
          <table:table-cell table:formula="of:=[.J274]*[.J241]" office:value-type="currency" office:currency="USD" office:value="0" calcext:value-type="currency">
            <text:p>$0.00</text:p>
          </table:table-cell>
          <table:table-cell table:formula="of:=[.K274]*[.K241]" office:value-type="currency" office:currency="USD" office:value="0" calcext:value-type="currency">
            <text:p>$0.00</text:p>
          </table:table-cell>
          <table:table-cell table:formula="of:=[.L274]*[.L241]" office:value-type="currency" office:currency="USD" office:value="0" calcext:value-type="currency">
            <text:p>$0.00</text:p>
          </table:table-cell>
          <table:table-cell table:formula="of:=[.M274]*[.M241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[.B275]*[.B242]" office:value-type="currency" office:currency="USD" office:value="0" calcext:value-type="currency">
            <text:p>$0.00</text:p>
          </table:table-cell>
          <table:table-cell table:formula="of:=[.C275]*[.C242]" office:value-type="currency" office:currency="USD" office:value="0" calcext:value-type="currency">
            <text:p>$0.00</text:p>
          </table:table-cell>
          <table:table-cell table:formula="of:=[.D275]*[.D242]" office:value-type="currency" office:currency="USD" office:value="0" calcext:value-type="currency">
            <text:p>$0.00</text:p>
          </table:table-cell>
          <table:table-cell table:formula="of:=[.E275]*[.E242]" office:value-type="currency" office:currency="USD" office:value="0" calcext:value-type="currency">
            <text:p>$0.00</text:p>
          </table:table-cell>
          <table:table-cell table:formula="of:=[.F275]*[.F242]" office:value-type="currency" office:currency="USD" office:value="0" calcext:value-type="currency">
            <text:p>$0.00</text:p>
          </table:table-cell>
          <table:table-cell table:formula="of:=[.G275]*[.G242]" office:value-type="currency" office:currency="USD" office:value="0" calcext:value-type="currency">
            <text:p>$0.00</text:p>
          </table:table-cell>
          <table:table-cell table:formula="of:=[.H275]*[.H242]" office:value-type="currency" office:currency="USD" office:value="0" calcext:value-type="currency">
            <text:p>$0.00</text:p>
          </table:table-cell>
          <table:table-cell table:formula="of:=[.I275]*[.I242]" office:value-type="currency" office:currency="USD" office:value="0" calcext:value-type="currency">
            <text:p>$0.00</text:p>
          </table:table-cell>
          <table:table-cell table:formula="of:=[.J275]*[.J242]" office:value-type="currency" office:currency="USD" office:value="0" calcext:value-type="currency">
            <text:p>$0.00</text:p>
          </table:table-cell>
          <table:table-cell table:formula="of:=[.K275]*[.K242]" office:value-type="currency" office:currency="USD" office:value="0" calcext:value-type="currency">
            <text:p>$0.00</text:p>
          </table:table-cell>
          <table:table-cell table:formula="of:=[.L275]*[.L242]" office:value-type="currency" office:currency="USD" office:value="0" calcext:value-type="currency">
            <text:p>$0.00</text:p>
          </table:table-cell>
          <table:table-cell table:formula="of:=[.M275]*[.M242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6</text:p>
          </table:table-cell>
          <table:table-cell table:formula="of:=[.B276]*[.B243]" office:value-type="currency" office:currency="USD" office:value="0" calcext:value-type="currency">
            <text:p>$0.00</text:p>
          </table:table-cell>
          <table:table-cell table:formula="of:=[.C276]*[.C243]" office:value-type="currency" office:currency="USD" office:value="0" calcext:value-type="currency">
            <text:p>$0.00</text:p>
          </table:table-cell>
          <table:table-cell table:formula="of:=[.D276]*[.D243]" office:value-type="currency" office:currency="USD" office:value="0" calcext:value-type="currency">
            <text:p>$0.00</text:p>
          </table:table-cell>
          <table:table-cell table:formula="of:=[.E276]*[.E243]" office:value-type="currency" office:currency="USD" office:value="0" calcext:value-type="currency">
            <text:p>$0.00</text:p>
          </table:table-cell>
          <table:table-cell table:formula="of:=[.F276]*[.F243]" office:value-type="currency" office:currency="USD" office:value="0" calcext:value-type="currency">
            <text:p>$0.00</text:p>
          </table:table-cell>
          <table:table-cell table:formula="of:=[.G276]*[.G243]" office:value-type="currency" office:currency="USD" office:value="0" calcext:value-type="currency">
            <text:p>$0.00</text:p>
          </table:table-cell>
          <table:table-cell table:formula="of:=[.H276]*[.H243]" office:value-type="currency" office:currency="USD" office:value="0" calcext:value-type="currency">
            <text:p>$0.00</text:p>
          </table:table-cell>
          <table:table-cell table:formula="of:=[.I276]*[.I243]" office:value-type="currency" office:currency="USD" office:value="0" calcext:value-type="currency">
            <text:p>$0.00</text:p>
          </table:table-cell>
          <table:table-cell table:formula="of:=[.J276]*[.J243]" office:value-type="currency" office:currency="USD" office:value="0" calcext:value-type="currency">
            <text:p>$0.00</text:p>
          </table:table-cell>
          <table:table-cell table:formula="of:=[.K276]*[.K243]" office:value-type="currency" office:currency="USD" office:value="0" calcext:value-type="currency">
            <text:p>$0.00</text:p>
          </table:table-cell>
          <table:table-cell table:formula="of:=[.L276]*[.L243]" office:value-type="currency" office:currency="USD" office:value="0" calcext:value-type="currency">
            <text:p>$0.00</text:p>
          </table:table-cell>
          <table:table-cell table:formula="of:=[.M276]*[.M243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7</text:p>
          </table:table-cell>
          <table:table-cell table:formula="of:=[.B277]*[.B244]" office:value-type="currency" office:currency="USD" office:value="0" calcext:value-type="currency">
            <text:p>$0.00</text:p>
          </table:table-cell>
          <table:table-cell table:formula="of:=[.C277]*[.C244]" office:value-type="currency" office:currency="USD" office:value="0" calcext:value-type="currency">
            <text:p>$0.00</text:p>
          </table:table-cell>
          <table:table-cell table:formula="of:=[.D277]*[.D244]" office:value-type="currency" office:currency="USD" office:value="0" calcext:value-type="currency">
            <text:p>$0.00</text:p>
          </table:table-cell>
          <table:table-cell table:formula="of:=[.E277]*[.E244]" office:value-type="currency" office:currency="USD" office:value="0" calcext:value-type="currency">
            <text:p>$0.00</text:p>
          </table:table-cell>
          <table:table-cell table:formula="of:=[.F277]*[.F244]" office:value-type="currency" office:currency="USD" office:value="0" calcext:value-type="currency">
            <text:p>$0.00</text:p>
          </table:table-cell>
          <table:table-cell table:formula="of:=[.G277]*[.G244]" office:value-type="currency" office:currency="USD" office:value="0" calcext:value-type="currency">
            <text:p>$0.00</text:p>
          </table:table-cell>
          <table:table-cell table:formula="of:=[.H277]*[.H244]" office:value-type="currency" office:currency="USD" office:value="0" calcext:value-type="currency">
            <text:p>$0.00</text:p>
          </table:table-cell>
          <table:table-cell table:formula="of:=[.I277]*[.I244]" office:value-type="currency" office:currency="USD" office:value="0" calcext:value-type="currency">
            <text:p>$0.00</text:p>
          </table:table-cell>
          <table:table-cell table:formula="of:=[.J277]*[.J244]" office:value-type="currency" office:currency="USD" office:value="0" calcext:value-type="currency">
            <text:p>$0.00</text:p>
          </table:table-cell>
          <table:table-cell table:formula="of:=[.K277]*[.K244]" office:value-type="currency" office:currency="USD" office:value="0" calcext:value-type="currency">
            <text:p>$0.00</text:p>
          </table:table-cell>
          <table:table-cell table:formula="of:=[.L277]*[.L244]" office:value-type="currency" office:currency="USD" office:value="0" calcext:value-type="currency">
            <text:p>$0.00</text:p>
          </table:table-cell>
          <table:table-cell table:formula="of:=[.M277]*[.M244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79:.B285])" office:value-type="currency" office:currency="USD" office:value="37265" calcext:value-type="currency">
            <text:p>$37,265.00</text:p>
          </table:table-cell>
          <table:table-cell table:formula="of:=SUM([.C279:.C285])" office:value-type="currency" office:currency="USD" office:value="5818" calcext:value-type="currency">
            <text:p>$5,818.00</text:p>
          </table:table-cell>
          <table:table-cell table:formula="of:=SUM([.D279:.D285])" office:value-type="currency" office:currency="USD" office:value="56849" calcext:value-type="currency">
            <text:p>$56,849.00</text:p>
          </table:table-cell>
          <table:table-cell table:formula="of:=SUM([.E279:.E285])" office:value-type="currency" office:currency="USD" office:value="8254" calcext:value-type="currency">
            <text:p>$8,254.00</text:p>
          </table:table-cell>
          <table:table-cell table:formula="of:=SUM([.F279:.F285])" office:value-type="currency" office:currency="USD" office:value="14691" calcext:value-type="currency">
            <text:p>$14,691.00</text:p>
          </table:table-cell>
          <table:table-cell table:formula="of:=SUM([.G279:.G285])" office:value-type="currency" office:currency="USD" office:value="2.5" calcext:value-type="currency">
            <text:p>$2.50</text:p>
          </table:table-cell>
          <table:table-cell table:formula="of:=SUM([.H279:.H285])" office:value-type="currency" office:currency="USD" office:value="10863" calcext:value-type="currency">
            <text:p>$10,863.00</text:p>
          </table:table-cell>
          <table:table-cell table:formula="of:=SUM([.I279:.I285])" office:value-type="currency" office:currency="USD" office:value="32863" calcext:value-type="currency">
            <text:p>$32,863.00</text:p>
          </table:table-cell>
          <table:table-cell table:formula="of:=SUM([.J279:.J285])" office:value-type="currency" office:currency="USD" office:value="4342" calcext:value-type="currency">
            <text:p>$4,342.00</text:p>
          </table:table-cell>
          <table:table-cell table:formula="of:=SUM([.K279:.K285])" office:value-type="currency" office:currency="USD" office:value="2.5" calcext:value-type="currency">
            <text:p>$2.50</text:p>
          </table:table-cell>
          <table:table-cell table:formula="of:=SUM([.L279:.L285])" office:value-type="currency" office:currency="USD" office:value="1165" calcext:value-type="currency">
            <text:p>$1,165.00</text:p>
          </table:table-cell>
          <table:table-cell table:formula="of:=SUM([.M279:.M285])" office:value-type="currency" office:currency="USD" office:value="2.5" calcext:value-type="currency">
            <text:p>$2.5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4"/>
          <table:table-cell table:style-name="ce4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average</text:p>
          </table:table-cell>
          <table:table-cell table:formula="of:=ROUND(AVERAGE([.B287];[.B268]))" office:value-type="currency" office:currency="USD" office:value="37259" calcext:value-type="currency">
            <text:p>$37,259.00</text:p>
          </table:table-cell>
          <table:table-cell table:formula="of:=ROUND(AVERAGE([.C287];[.C268]))" office:value-type="currency" office:currency="USD" office:value="5815" calcext:value-type="currency">
            <text:p>$5,815.00</text:p>
          </table:table-cell>
          <table:table-cell table:formula="of:=ROUND(AVERAGE([.D287];[.D268]))" office:value-type="currency" office:currency="USD" office:value="56843" calcext:value-type="currency">
            <text:p>$56,843.00</text:p>
          </table:table-cell>
          <table:table-cell table:formula="of:=ROUND(AVERAGE([.E287];[.E268]))" office:value-type="currency" office:currency="USD" office:value="8251" calcext:value-type="currency">
            <text:p>$8,251.00</text:p>
          </table:table-cell>
          <table:table-cell table:formula="of:=ROUND(AVERAGE([.F287];[.F268]))" office:value-type="currency" office:currency="USD" office:value="14686" calcext:value-type="currency">
            <text:p>$14,686.00</text:p>
          </table:table-cell>
          <table:table-cell table:formula="of:=ROUND(AVERAGE([.G287];[.G268]))" office:value-type="currency" office:currency="USD" office:value="1" calcext:value-type="currency">
            <text:p>$1.00</text:p>
          </table:table-cell>
          <table:table-cell table:formula="of:=ROUND(AVERAGE([.H287];[.H268]))" office:value-type="currency" office:currency="USD" office:value="10858" calcext:value-type="currency">
            <text:p>$10,858.00</text:p>
          </table:table-cell>
          <table:table-cell table:formula="of:=ROUND(AVERAGE([.I287];[.I268]))" office:value-type="currency" office:currency="USD" office:value="32858" calcext:value-type="currency">
            <text:p>$32,858.00</text:p>
          </table:table-cell>
          <table:table-cell table:formula="of:=ROUND(AVERAGE([.J287];[.J268]))" office:value-type="currency" office:currency="USD" office:value="4339" calcext:value-type="currency">
            <text:p>$4,339.00</text:p>
          </table:table-cell>
          <table:table-cell table:formula="of:=ROUND(AVERAGE([.K287];[.K268]))" office:value-type="currency" office:currency="USD" office:value="1" calcext:value-type="currency">
            <text:p>$1.00</text:p>
          </table:table-cell>
          <table:table-cell table:formula="of:=ROUND(AVERAGE([.L287];[.L268]))" office:value-type="currency" office:currency="USD" office:value="1163" calcext:value-type="currency">
            <text:p>$1,163.00</text:p>
          </table:table-cell>
          <table:table-cell table:formula="of:=ROUND(AVERAGE([.M287];[.M268]))" office:value-type="currency" office:currency="USD" office:value="1" calcext:value-type="currency">
            <text:p>$1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amount too low?</text:p>
          </table:table-cell>
          <table:table-cell table:style-name="ce42" table:number-columns-repeated="12"/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6">
          <table:table-cell table:style-name="ce21" office:value-type="string" calcext:value-type="string">
            <text:p>special override due to small amounts needed?</text:p>
          </table:table-cell>
          <table:table-cell table:style-name="Default" table:formula="of:=IF([.B220]&lt;25;&quot;Yes&quot;;&quot;No&quot;)" office:value-type="string" office:string-value="No" calcext:value-type="string">
            <text:p>No</text:p>
          </table:table-cell>
          <table:table-cell table:style-name="Default" table:formula="of:=IF([.C220]&lt;25;&quot;Yes&quot;;&quot;No&quot;)" office:value-type="string" office:string-value="No" calcext:value-type="string">
            <text:p>No</text:p>
          </table:table-cell>
          <table:table-cell table:style-name="Default" table:formula="of:=IF([.D220]&lt;25;&quot;Yes&quot;;&quot;No&quot;)" office:value-type="string" office:string-value="No" calcext:value-type="string">
            <text:p>No</text:p>
          </table:table-cell>
          <table:table-cell table:style-name="Default" table:formula="of:=IF([.E220]&lt;25;&quot;Yes&quot;;&quot;No&quot;)" office:value-type="string" office:string-value="No" calcext:value-type="string">
            <text:p>No</text:p>
          </table:table-cell>
          <table:table-cell table:style-name="Default" table:formula="of:=IF([.F220]&lt;25;&quot;Yes&quot;;&quot;No&quot;)" office:value-type="string" office:string-value="No" calcext:value-type="string">
            <text:p>No</text:p>
          </table:table-cell>
          <table:table-cell table:style-name="Default" table:formula="of:=IF([.G220]&lt;25;&quot;Yes&quot;;&quot;No&quot;)" office:value-type="string" office:string-value="Yes" calcext:value-type="string">
            <text:p>Yes</text:p>
          </table:table-cell>
          <table:table-cell table:style-name="Default" table:formula="of:=IF([.H220]&lt;25;&quot;Yes&quot;;&quot;No&quot;)" office:value-type="string" office:string-value="No" calcext:value-type="string">
            <text:p>No</text:p>
          </table:table-cell>
          <table:table-cell table:style-name="Default" table:formula="of:=IF([.I220]&lt;25;&quot;Yes&quot;;&quot;No&quot;)" office:value-type="string" office:string-value="No" calcext:value-type="string">
            <text:p>No</text:p>
          </table:table-cell>
          <table:table-cell table:style-name="Default" table:formula="of:=IF([.J220]&lt;25;&quot;Yes&quot;;&quot;No&quot;)" office:value-type="string" office:string-value="No" calcext:value-type="string">
            <text:p>No</text:p>
          </table:table-cell>
          <table:table-cell table:style-name="Default" table:formula="of:=IF([.K220]&lt;25;&quot;Yes&quot;;&quot;No&quot;)" office:value-type="string" office:string-value="Yes" calcext:value-type="string">
            <text:p>Yes</text:p>
          </table:table-cell>
          <table:table-cell table:style-name="Default" table:formula="of:=IF([.L220]&lt;25;&quot;Yes&quot;;&quot;No&quot;)" office:value-type="string" office:string-value="No" calcext:value-type="string">
            <text:p>No</text:p>
          </table:table-cell>
          <table:table-cell table:style-name="Default" table:formula="of:=IF([.M220]&lt;25;&quot;Yes&quot;;&quot;No&quot;)" office:value-type="string" office:string-value="Yes" calcext:value-type="string">
            <text:p>Ye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pecial override</text:p>
          </table:table-cell>
          <table:table-cell table:style-name="Default" table:formula="of:=IF([.B220]&lt;5;0;IF([.B220]&lt;15;1;2))" office:value-type="float" office:value="2" calcext:value-type="float">
            <text:p>2</text:p>
          </table:table-cell>
          <table:table-cell table:style-name="Default" table:formula="of:=IF([.C220]&lt;5;0;IF([.C220]&lt;15;1;2))" office:value-type="float" office:value="2" calcext:value-type="float">
            <text:p>2</text:p>
          </table:table-cell>
          <table:table-cell table:style-name="Default" table:formula="of:=IF([.D220]&lt;5;0;IF([.D220]&lt;15;1;2))" office:value-type="float" office:value="2" calcext:value-type="float">
            <text:p>2</text:p>
          </table:table-cell>
          <table:table-cell table:style-name="Default" table:formula="of:=IF([.E220]&lt;5;0;IF([.E220]&lt;15;1;2))" office:value-type="float" office:value="2" calcext:value-type="float">
            <text:p>2</text:p>
          </table:table-cell>
          <table:table-cell table:style-name="Default" table:formula="of:=IF([.F220]&lt;5;0;IF([.F220]&lt;15;1;2))" office:value-type="float" office:value="2" calcext:value-type="float">
            <text:p>2</text:p>
          </table:table-cell>
          <table:table-cell table:style-name="Default" table:formula="of:=IF([.G220]&lt;5;0;IF([.G220]&lt;15;1;2))" office:value-type="float" office:value="0" calcext:value-type="float">
            <text:p>0</text:p>
          </table:table-cell>
          <table:table-cell table:style-name="Default" table:formula="of:=IF([.H220]&lt;5;0;IF([.H220]&lt;15;1;2))" office:value-type="float" office:value="2" calcext:value-type="float">
            <text:p>2</text:p>
          </table:table-cell>
          <table:table-cell table:style-name="Default" table:formula="of:=IF([.I220]&lt;5;0;IF([.I220]&lt;15;1;2))" office:value-type="float" office:value="2" calcext:value-type="float">
            <text:p>2</text:p>
          </table:table-cell>
          <table:table-cell table:style-name="Default" table:formula="of:=IF([.J220]&lt;5;0;IF([.J220]&lt;15;1;2))" office:value-type="float" office:value="2" calcext:value-type="float">
            <text:p>2</text:p>
          </table:table-cell>
          <table:table-cell table:style-name="Default" table:formula="of:=IF([.K220]&lt;5;0;IF([.K220]&lt;15;1;2))" office:value-type="float" office:value="0" calcext:value-type="float">
            <text:p>0</text:p>
          </table:table-cell>
          <table:table-cell table:style-name="Default" table:formula="of:=IF([.L220]&lt;5;0;IF([.L220]&lt;15;1;2))" office:value-type="float" office:value="2" calcext:value-type="float">
            <text:p>2</text:p>
          </table:table-cell>
          <table:table-cell table:style-name="Default" table:formula="of:=IF([.M220]&lt;5;0;IF([.M220]&lt;15;1;2)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24" office:value-type="string" calcext:value-type="string">
            <text:p>final</text:p>
          </table:table-cell>
          <table:table-cell table:style-name="ce4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final tax table</text:p>
          </table:table-cell>
          <table:table-cell table:formula="of:=IF([.B294]=&quot;Yes&quot;;[.B295];[.B290])" office:value-type="currency" office:currency="USD" office:value="37259" calcext:value-type="currency">
            <text:p>$37,259.00</text:p>
          </table:table-cell>
          <table:table-cell table:formula="of:=IF([.C294]=&quot;Yes&quot;;[.C295];[.C290])" office:value-type="currency" office:currency="USD" office:value="5815" calcext:value-type="currency">
            <text:p>$5,815.00</text:p>
          </table:table-cell>
          <table:table-cell table:formula="of:=IF([.D294]=&quot;Yes&quot;;[.D295];[.D290])" office:value-type="currency" office:currency="USD" office:value="56843" calcext:value-type="currency">
            <text:p>$56,843.00</text:p>
          </table:table-cell>
          <table:table-cell table:formula="of:=IF([.E294]=&quot;Yes&quot;;[.E295];[.E290])" office:value-type="currency" office:currency="USD" office:value="8251" calcext:value-type="currency">
            <text:p>$8,251.00</text:p>
          </table:table-cell>
          <table:table-cell table:formula="of:=IF([.F294]=&quot;Yes&quot;;[.F295];[.F290])" office:value-type="currency" office:currency="USD" office:value="14686" calcext:value-type="currency">
            <text:p>$14,686.00</text:p>
          </table:table-cell>
          <table:table-cell table:formula="of:=IF([.G294]=&quot;Yes&quot;;[.G295];[.G290])" office:value-type="currency" office:currency="USD" office:value="0" calcext:value-type="currency">
            <text:p>$0.00</text:p>
          </table:table-cell>
          <table:table-cell table:formula="of:=IF([.H294]=&quot;Yes&quot;;[.H295];[.H290])" office:value-type="currency" office:currency="USD" office:value="10858" calcext:value-type="currency">
            <text:p>$10,858.00</text:p>
          </table:table-cell>
          <table:table-cell table:formula="of:=IF([.I294]=&quot;Yes&quot;;[.I295];[.I290])" office:value-type="currency" office:currency="USD" office:value="32858" calcext:value-type="currency">
            <text:p>$32,858.00</text:p>
          </table:table-cell>
          <table:table-cell table:formula="of:=IF([.J294]=&quot;Yes&quot;;[.J295];[.J290])" office:value-type="currency" office:currency="USD" office:value="4339" calcext:value-type="currency">
            <text:p>$4,339.00</text:p>
          </table:table-cell>
          <table:table-cell table:formula="of:=IF([.K294]=&quot;Yes&quot;;[.K295];[.K290])" office:value-type="currency" office:currency="USD" office:value="0" calcext:value-type="currency">
            <text:p>$0.00</text:p>
          </table:table-cell>
          <table:table-cell table:formula="of:=IF([.L294]=&quot;Yes&quot;;[.L295];[.L290])" office:value-type="currency" office:currency="USD" office:value="1163" calcext:value-type="currency">
            <text:p>$1,163.00</text:p>
          </table:table-cell>
          <table:table-cell table:formula="of:=IF([.M294]=&quot;Yes&quot;;[.M295];[.M290]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25" office:value-type="string" calcext:value-type="string">
            <text:p>Tax Table 3 (used by by qual div and cap gains worksheet line 24)</text:p>
          </table:table-cell>
          <table:table-cell table:style-name="ce26" table:number-columns-repeated="16382"/>
          <table:table-cell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1040 line 15 taxable income</text:p>
          </table:table-cell>
          <table:table-cell table:formula="of:=[.B81]" office:value-type="currency" office:currency="USD" office:value="340235" calcext:value-type="currency">
            <text:p>$340,235.00</text:p>
          </table:table-cell>
          <table:table-cell table:formula="of:=[.C81]" office:value-type="currency" office:currency="USD" office:value="54335" calcext:value-type="currency">
            <text:p>$54,335.00</text:p>
          </table:table-cell>
          <table:table-cell table:formula="of:=[.D81]" office:value-type="currency" office:currency="USD" office:value="294800" calcext:value-type="currency">
            <text:p>$294,800.00</text:p>
          </table:table-cell>
          <table:table-cell table:formula="of:=[.E81]" office:value-type="currency" office:currency="USD" office:value="82600" calcext:value-type="currency">
            <text:p>$82,600.00</text:p>
          </table:table-cell>
          <table:table-cell table:formula="of:=[.F81]" office:value-type="currency" office:currency="USD" office:value="159200" calcext:value-type="currency">
            <text:p>$159,200.00</text:p>
          </table:table-cell>
          <table:table-cell table:formula="of:=[.G81]" office:value-type="currency" office:currency="USD" office:value="0" calcext:value-type="currency">
            <text:p>$0.00</text:p>
          </table:table-cell>
          <table:table-cell table:formula="of:=[.H81]" office:value-type="currency" office:currency="USD" office:value="94300" calcext:value-type="currency">
            <text:p>$94,300.00</text:p>
          </table:table-cell>
          <table:table-cell table:formula="of:=[.I81]" office:value-type="currency" office:currency="USD" office:value="194300" calcext:value-type="currency">
            <text:p>$194,300.00</text:p>
          </table:table-cell>
          <table:table-cell table:formula="of:=[.J81]" office:value-type="currency" office:currency="USD" office:value="130000" calcext:value-type="currency">
            <text:p>$130,000.00</text:p>
          </table:table-cell>
          <table:table-cell table:formula="of:=[.K81]" office:value-type="currency" office:currency="USD" office:value="70800" calcext:value-type="currency">
            <text:p>$70,800.00</text:p>
          </table:table-cell>
          <table:table-cell table:formula="of:=[.L81]" office:value-type="currency" office:currency="USD" office:value="133600" calcext:value-type="currency">
            <text:p>$133,600.00</text:p>
          </table:table-cell>
          <table:table-cell table:formula="of:=[.M81]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min</text:p>
          </table:table-cell>
          <table:table-cell table:formula="of:=[.B222]" office:value-type="currency" office:currency="USD" office:value="0" calcext:value-type="currency">
            <text:p>$0.00</text:p>
          </table:table-cell>
          <table:table-cell table:formula="of:=[.C222]" office:value-type="currency" office:currency="USD" office:value="0" calcext:value-type="currency">
            <text:p>$0.00</text:p>
          </table:table-cell>
          <table:table-cell table:formula="of:=[.D222]" office:value-type="currency" office:currency="USD" office:value="0" calcext:value-type="currency">
            <text:p>$0.00</text:p>
          </table:table-cell>
          <table:table-cell table:formula="of:=[.E222]" office:value-type="currency" office:currency="USD" office:value="0" calcext:value-type="currency">
            <text:p>$0.00</text:p>
          </table:table-cell>
          <table:table-cell table:formula="of:=[.F222]" office:value-type="currency" office:currency="USD" office:value="0" calcext:value-type="currency">
            <text:p>$0.00</text:p>
          </table:table-cell>
          <table:table-cell table:formula="of:=[.G222]" office:value-type="currency" office:currency="USD" office:value="0" calcext:value-type="currency">
            <text:p>$0.00</text:p>
          </table:table-cell>
          <table:table-cell table:formula="of:=[.H222]" office:value-type="currency" office:currency="USD" office:value="0" calcext:value-type="currency">
            <text:p>$0.00</text:p>
          </table:table-cell>
          <table:table-cell table:formula="of:=[.I222]" office:value-type="currency" office:currency="USD" office:value="0" calcext:value-type="currency">
            <text:p>$0.00</text:p>
          </table:table-cell>
          <table:table-cell table:formula="of:=[.J222]" office:value-type="currency" office:currency="USD" office:value="0" calcext:value-type="currency">
            <text:p>$0.00</text:p>
          </table:table-cell>
          <table:table-cell table:formula="of:=[.K222]" office:value-type="currency" office:currency="USD" office:value="0" calcext:value-type="currency">
            <text:p>$0.00</text:p>
          </table:table-cell>
          <table:table-cell table:formula="of:=[.L222]" office:value-type="currency" office:currency="USD" office:value="0" calcext:value-type="currency">
            <text:p>$0.00</text:p>
          </table:table-cell>
          <table:table-cell table:formula="of:=[.M222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min</text:p>
          </table:table-cell>
          <table:table-cell table:formula="of:=[.B223]" office:value-type="currency" office:currency="USD" office:value="23200" calcext:value-type="currency">
            <text:p>$23,200.00</text:p>
          </table:table-cell>
          <table:table-cell table:formula="of:=[.C223]" office:value-type="currency" office:currency="USD" office:value="23200" calcext:value-type="currency">
            <text:p>$23,200.00</text:p>
          </table:table-cell>
          <table:table-cell table:formula="of:=[.D223]" office:value-type="currency" office:currency="USD" office:value="23200" calcext:value-type="currency">
            <text:p>$23,200.00</text:p>
          </table:table-cell>
          <table:table-cell table:formula="of:=[.E223]" office:value-type="currency" office:currency="USD" office:value="23200" calcext:value-type="currency">
            <text:p>$23,200.00</text:p>
          </table:table-cell>
          <table:table-cell table:formula="of:=[.F223]" office:value-type="currency" office:currency="USD" office:value="23200" calcext:value-type="currency">
            <text:p>$23,200.00</text:p>
          </table:table-cell>
          <table:table-cell table:formula="of:=[.G223]" office:value-type="currency" office:currency="USD" office:value="23200" calcext:value-type="currency">
            <text:p>$23,200.00</text:p>
          </table:table-cell>
          <table:table-cell table:formula="of:=[.H223]" office:value-type="currency" office:currency="USD" office:value="23200" calcext:value-type="currency">
            <text:p>$23,200.00</text:p>
          </table:table-cell>
          <table:table-cell table:formula="of:=[.I223]" office:value-type="currency" office:currency="USD" office:value="23200" calcext:value-type="currency">
            <text:p>$23,200.00</text:p>
          </table:table-cell>
          <table:table-cell table:formula="of:=[.J223]" office:value-type="currency" office:currency="USD" office:value="23200" calcext:value-type="currency">
            <text:p>$23,200.00</text:p>
          </table:table-cell>
          <table:table-cell table:formula="of:=[.K223]" office:value-type="currency" office:currency="USD" office:value="23200" calcext:value-type="currency">
            <text:p>$23,200.00</text:p>
          </table:table-cell>
          <table:table-cell table:formula="of:=[.L223]" office:value-type="currency" office:currency="USD" office:value="23200" calcext:value-type="currency">
            <text:p>$23,200.00</text:p>
          </table:table-cell>
          <table:table-cell table:formula="of:=[.M223]" office:value-type="currency" office:currency="USD" office:value="23200" calcext:value-type="currency">
            <text:p>$23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min</text:p>
          </table:table-cell>
          <table:table-cell table:formula="of:=[.B224]" office:value-type="currency" office:currency="USD" office:value="94300" calcext:value-type="currency">
            <text:p>$94,300.00</text:p>
          </table:table-cell>
          <table:table-cell table:formula="of:=[.C224]" office:value-type="currency" office:currency="USD" office:value="94300" calcext:value-type="currency">
            <text:p>$94,300.00</text:p>
          </table:table-cell>
          <table:table-cell table:formula="of:=[.D224]" office:value-type="currency" office:currency="USD" office:value="94300" calcext:value-type="currency">
            <text:p>$94,300.00</text:p>
          </table:table-cell>
          <table:table-cell table:formula="of:=[.E224]" office:value-type="currency" office:currency="USD" office:value="94300" calcext:value-type="currency">
            <text:p>$94,300.00</text:p>
          </table:table-cell>
          <table:table-cell table:formula="of:=[.F224]" office:value-type="currency" office:currency="USD" office:value="94300" calcext:value-type="currency">
            <text:p>$94,300.00</text:p>
          </table:table-cell>
          <table:table-cell table:formula="of:=[.G224]" office:value-type="currency" office:currency="USD" office:value="94300" calcext:value-type="currency">
            <text:p>$94,300.00</text:p>
          </table:table-cell>
          <table:table-cell table:formula="of:=[.H224]" office:value-type="currency" office:currency="USD" office:value="94300" calcext:value-type="currency">
            <text:p>$94,300.00</text:p>
          </table:table-cell>
          <table:table-cell table:formula="of:=[.I224]" office:value-type="currency" office:currency="USD" office:value="94300" calcext:value-type="currency">
            <text:p>$94,300.00</text:p>
          </table:table-cell>
          <table:table-cell table:formula="of:=[.J224]" office:value-type="currency" office:currency="USD" office:value="94300" calcext:value-type="currency">
            <text:p>$94,300.00</text:p>
          </table:table-cell>
          <table:table-cell table:formula="of:=[.K224]" office:value-type="currency" office:currency="USD" office:value="94300" calcext:value-type="currency">
            <text:p>$94,300.00</text:p>
          </table:table-cell>
          <table:table-cell table:formula="of:=[.L224]" office:value-type="currency" office:currency="USD" office:value="94300" calcext:value-type="currency">
            <text:p>$94,300.00</text:p>
          </table:table-cell>
          <table:table-cell table:formula="of:=[.M224]" office:value-type="currency" office:currency="USD" office:value="94300" calcext:value-type="currency">
            <text:p>$94,3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min</text:p>
          </table:table-cell>
          <table:table-cell table:formula="of:=[.B225]" office:value-type="currency" office:currency="USD" office:value="201050" calcext:value-type="currency">
            <text:p>$201,050.00</text:p>
          </table:table-cell>
          <table:table-cell table:formula="of:=[.C225]" office:value-type="currency" office:currency="USD" office:value="201050" calcext:value-type="currency">
            <text:p>$201,050.00</text:p>
          </table:table-cell>
          <table:table-cell table:formula="of:=[.D225]" office:value-type="currency" office:currency="USD" office:value="201050" calcext:value-type="currency">
            <text:p>$201,050.00</text:p>
          </table:table-cell>
          <table:table-cell table:formula="of:=[.E225]" office:value-type="currency" office:currency="USD" office:value="201050" calcext:value-type="currency">
            <text:p>$201,050.00</text:p>
          </table:table-cell>
          <table:table-cell table:formula="of:=[.F225]" office:value-type="currency" office:currency="USD" office:value="201050" calcext:value-type="currency">
            <text:p>$201,050.00</text:p>
          </table:table-cell>
          <table:table-cell table:formula="of:=[.G225]" office:value-type="currency" office:currency="USD" office:value="201050" calcext:value-type="currency">
            <text:p>$201,050.00</text:p>
          </table:table-cell>
          <table:table-cell table:formula="of:=[.H225]" office:value-type="currency" office:currency="USD" office:value="201050" calcext:value-type="currency">
            <text:p>$201,050.00</text:p>
          </table:table-cell>
          <table:table-cell table:formula="of:=[.I225]" office:value-type="currency" office:currency="USD" office:value="201050" calcext:value-type="currency">
            <text:p>$201,050.00</text:p>
          </table:table-cell>
          <table:table-cell table:formula="of:=[.J225]" office:value-type="currency" office:currency="USD" office:value="201050" calcext:value-type="currency">
            <text:p>$201,050.00</text:p>
          </table:table-cell>
          <table:table-cell table:formula="of:=[.K225]" office:value-type="currency" office:currency="USD" office:value="201050" calcext:value-type="currency">
            <text:p>$201,050.00</text:p>
          </table:table-cell>
          <table:table-cell table:formula="of:=[.L225]" office:value-type="currency" office:currency="USD" office:value="201050" calcext:value-type="currency">
            <text:p>$201,050.00</text:p>
          </table:table-cell>
          <table:table-cell table:formula="of:=[.M225]" office:value-type="currency" office:currency="USD" office:value="201050" calcext:value-type="currency">
            <text:p>$201,0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min</text:p>
          </table:table-cell>
          <table:table-cell table:formula="of:=[.B226]" office:value-type="currency" office:currency="USD" office:value="383900" calcext:value-type="currency">
            <text:p>$383,900.00</text:p>
          </table:table-cell>
          <table:table-cell table:formula="of:=[.C226]" office:value-type="currency" office:currency="USD" office:value="383900" calcext:value-type="currency">
            <text:p>$383,900.00</text:p>
          </table:table-cell>
          <table:table-cell table:formula="of:=[.D226]" office:value-type="currency" office:currency="USD" office:value="383900" calcext:value-type="currency">
            <text:p>$383,900.00</text:p>
          </table:table-cell>
          <table:table-cell table:formula="of:=[.E226]" office:value-type="currency" office:currency="USD" office:value="383900" calcext:value-type="currency">
            <text:p>$383,900.00</text:p>
          </table:table-cell>
          <table:table-cell table:formula="of:=[.F226]" office:value-type="currency" office:currency="USD" office:value="383900" calcext:value-type="currency">
            <text:p>$383,900.00</text:p>
          </table:table-cell>
          <table:table-cell table:formula="of:=[.G226]" office:value-type="currency" office:currency="USD" office:value="383900" calcext:value-type="currency">
            <text:p>$383,900.00</text:p>
          </table:table-cell>
          <table:table-cell table:formula="of:=[.H226]" office:value-type="currency" office:currency="USD" office:value="383900" calcext:value-type="currency">
            <text:p>$383,900.00</text:p>
          </table:table-cell>
          <table:table-cell table:formula="of:=[.I226]" office:value-type="currency" office:currency="USD" office:value="383900" calcext:value-type="currency">
            <text:p>$383,900.00</text:p>
          </table:table-cell>
          <table:table-cell table:formula="of:=[.J226]" office:value-type="currency" office:currency="USD" office:value="383900" calcext:value-type="currency">
            <text:p>$383,900.00</text:p>
          </table:table-cell>
          <table:table-cell table:formula="of:=[.K226]" office:value-type="currency" office:currency="USD" office:value="383900" calcext:value-type="currency">
            <text:p>$383,900.00</text:p>
          </table:table-cell>
          <table:table-cell table:formula="of:=[.L226]" office:value-type="currency" office:currency="USD" office:value="383900" calcext:value-type="currency">
            <text:p>$383,900.00</text:p>
          </table:table-cell>
          <table:table-cell table:formula="of:=[.M226]" office:value-type="currency" office:currency="USD" office:value="383900" calcext:value-type="currency">
            <text:p>$383,9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6 min</text:p>
          </table:table-cell>
          <table:table-cell table:formula="of:=[.B227]" office:value-type="currency" office:currency="USD" office:value="487450" calcext:value-type="currency">
            <text:p>$487,450.00</text:p>
          </table:table-cell>
          <table:table-cell table:formula="of:=[.C227]" office:value-type="currency" office:currency="USD" office:value="487450" calcext:value-type="currency">
            <text:p>$487,450.00</text:p>
          </table:table-cell>
          <table:table-cell table:formula="of:=[.D227]" office:value-type="currency" office:currency="USD" office:value="487450" calcext:value-type="currency">
            <text:p>$487,450.00</text:p>
          </table:table-cell>
          <table:table-cell table:formula="of:=[.E227]" office:value-type="currency" office:currency="USD" office:value="487450" calcext:value-type="currency">
            <text:p>$487,450.00</text:p>
          </table:table-cell>
          <table:table-cell table:formula="of:=[.F227]" office:value-type="currency" office:currency="USD" office:value="487450" calcext:value-type="currency">
            <text:p>$487,450.00</text:p>
          </table:table-cell>
          <table:table-cell table:formula="of:=[.G227]" office:value-type="currency" office:currency="USD" office:value="487450" calcext:value-type="currency">
            <text:p>$487,450.00</text:p>
          </table:table-cell>
          <table:table-cell table:formula="of:=[.H227]" office:value-type="currency" office:currency="USD" office:value="487450" calcext:value-type="currency">
            <text:p>$487,450.00</text:p>
          </table:table-cell>
          <table:table-cell table:formula="of:=[.I227]" office:value-type="currency" office:currency="USD" office:value="487450" calcext:value-type="currency">
            <text:p>$487,450.00</text:p>
          </table:table-cell>
          <table:table-cell table:formula="of:=[.J227]" office:value-type="currency" office:currency="USD" office:value="487450" calcext:value-type="currency">
            <text:p>$487,450.00</text:p>
          </table:table-cell>
          <table:table-cell table:formula="of:=[.K227]" office:value-type="currency" office:currency="USD" office:value="487450" calcext:value-type="currency">
            <text:p>$487,450.00</text:p>
          </table:table-cell>
          <table:table-cell table:formula="of:=[.L227]" office:value-type="currency" office:currency="USD" office:value="487450" calcext:value-type="currency">
            <text:p>$487,450.00</text:p>
          </table:table-cell>
          <table:table-cell table:formula="of:=[.M227]" office:value-type="currency" office:currency="USD" office:value="487450" calcext:value-type="currency">
            <text:p>$487,4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7 min</text:p>
          </table:table-cell>
          <table:table-cell table:formula="of:=[.B228]" office:value-type="currency" office:currency="USD" office:value="731200" calcext:value-type="currency">
            <text:p>$731,200.00</text:p>
          </table:table-cell>
          <table:table-cell table:formula="of:=[.C228]" office:value-type="currency" office:currency="USD" office:value="731200" calcext:value-type="currency">
            <text:p>$731,200.00</text:p>
          </table:table-cell>
          <table:table-cell table:formula="of:=[.D228]" office:value-type="currency" office:currency="USD" office:value="731200" calcext:value-type="currency">
            <text:p>$731,200.00</text:p>
          </table:table-cell>
          <table:table-cell table:formula="of:=[.E228]" office:value-type="currency" office:currency="USD" office:value="731200" calcext:value-type="currency">
            <text:p>$731,200.00</text:p>
          </table:table-cell>
          <table:table-cell table:formula="of:=[.F228]" office:value-type="currency" office:currency="USD" office:value="731200" calcext:value-type="currency">
            <text:p>$731,200.00</text:p>
          </table:table-cell>
          <table:table-cell table:formula="of:=[.G228]" office:value-type="currency" office:currency="USD" office:value="731200" calcext:value-type="currency">
            <text:p>$731,200.00</text:p>
          </table:table-cell>
          <table:table-cell table:formula="of:=[.H228]" office:value-type="currency" office:currency="USD" office:value="731200" calcext:value-type="currency">
            <text:p>$731,200.00</text:p>
          </table:table-cell>
          <table:table-cell table:formula="of:=[.I228]" office:value-type="currency" office:currency="USD" office:value="731200" calcext:value-type="currency">
            <text:p>$731,200.00</text:p>
          </table:table-cell>
          <table:table-cell table:formula="of:=[.J228]" office:value-type="currency" office:currency="USD" office:value="731200" calcext:value-type="currency">
            <text:p>$731,200.00</text:p>
          </table:table-cell>
          <table:table-cell table:formula="of:=[.K228]" office:value-type="currency" office:currency="USD" office:value="731200" calcext:value-type="currency">
            <text:p>$731,200.00</text:p>
          </table:table-cell>
          <table:table-cell table:formula="of:=[.L228]" office:value-type="currency" office:currency="USD" office:value="731200" calcext:value-type="currency">
            <text:p>$731,200.00</text:p>
          </table:table-cell>
          <table:table-cell table:formula="of:=[.M228]" office:value-type="currency" office:currency="USD" office:value="731200" calcext:value-type="currency">
            <text:p>$731,20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max</text:p>
          </table:table-cell>
          <table:table-cell table:formula="of:=[.B230]" office:value-type="currency" office:currency="USD" office:value="23200" calcext:value-type="currency">
            <text:p>$23,200.00</text:p>
          </table:table-cell>
          <table:table-cell table:formula="of:=[.C230]" office:value-type="currency" office:currency="USD" office:value="23200" calcext:value-type="currency">
            <text:p>$23,200.00</text:p>
          </table:table-cell>
          <table:table-cell table:formula="of:=[.D230]" office:value-type="currency" office:currency="USD" office:value="23200" calcext:value-type="currency">
            <text:p>$23,200.00</text:p>
          </table:table-cell>
          <table:table-cell table:formula="of:=[.E230]" office:value-type="currency" office:currency="USD" office:value="23200" calcext:value-type="currency">
            <text:p>$23,200.00</text:p>
          </table:table-cell>
          <table:table-cell table:formula="of:=[.F230]" office:value-type="currency" office:currency="USD" office:value="23200" calcext:value-type="currency">
            <text:p>$23,200.00</text:p>
          </table:table-cell>
          <table:table-cell table:formula="of:=[.G230]" office:value-type="currency" office:currency="USD" office:value="23200" calcext:value-type="currency">
            <text:p>$23,200.00</text:p>
          </table:table-cell>
          <table:table-cell table:formula="of:=[.H230]" office:value-type="currency" office:currency="USD" office:value="23200" calcext:value-type="currency">
            <text:p>$23,200.00</text:p>
          </table:table-cell>
          <table:table-cell table:formula="of:=[.I230]" office:value-type="currency" office:currency="USD" office:value="23200" calcext:value-type="currency">
            <text:p>$23,200.00</text:p>
          </table:table-cell>
          <table:table-cell table:formula="of:=[.J230]" office:value-type="currency" office:currency="USD" office:value="23200" calcext:value-type="currency">
            <text:p>$23,200.00</text:p>
          </table:table-cell>
          <table:table-cell table:formula="of:=[.K230]" office:value-type="currency" office:currency="USD" office:value="23200" calcext:value-type="currency">
            <text:p>$23,200.00</text:p>
          </table:table-cell>
          <table:table-cell table:formula="of:=[.L230]" office:value-type="currency" office:currency="USD" office:value="23200" calcext:value-type="currency">
            <text:p>$23,200.00</text:p>
          </table:table-cell>
          <table:table-cell table:formula="of:=[.M230]" office:value-type="currency" office:currency="USD" office:value="23200" calcext:value-type="currency">
            <text:p>$23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max</text:p>
          </table:table-cell>
          <table:table-cell table:formula="of:=[.B231]" office:value-type="currency" office:currency="USD" office:value="94300" calcext:value-type="currency">
            <text:p>$94,300.00</text:p>
          </table:table-cell>
          <table:table-cell table:formula="of:=[.C231]" office:value-type="currency" office:currency="USD" office:value="94300" calcext:value-type="currency">
            <text:p>$94,300.00</text:p>
          </table:table-cell>
          <table:table-cell table:formula="of:=[.D231]" office:value-type="currency" office:currency="USD" office:value="94300" calcext:value-type="currency">
            <text:p>$94,300.00</text:p>
          </table:table-cell>
          <table:table-cell table:formula="of:=[.E231]" office:value-type="currency" office:currency="USD" office:value="94300" calcext:value-type="currency">
            <text:p>$94,300.00</text:p>
          </table:table-cell>
          <table:table-cell table:formula="of:=[.F231]" office:value-type="currency" office:currency="USD" office:value="94300" calcext:value-type="currency">
            <text:p>$94,300.00</text:p>
          </table:table-cell>
          <table:table-cell table:formula="of:=[.G231]" office:value-type="currency" office:currency="USD" office:value="94300" calcext:value-type="currency">
            <text:p>$94,300.00</text:p>
          </table:table-cell>
          <table:table-cell table:formula="of:=[.H231]" office:value-type="currency" office:currency="USD" office:value="94300" calcext:value-type="currency">
            <text:p>$94,300.00</text:p>
          </table:table-cell>
          <table:table-cell table:formula="of:=[.I231]" office:value-type="currency" office:currency="USD" office:value="94300" calcext:value-type="currency">
            <text:p>$94,300.00</text:p>
          </table:table-cell>
          <table:table-cell table:formula="of:=[.J231]" office:value-type="currency" office:currency="USD" office:value="94300" calcext:value-type="currency">
            <text:p>$94,300.00</text:p>
          </table:table-cell>
          <table:table-cell table:formula="of:=[.K231]" office:value-type="currency" office:currency="USD" office:value="94300" calcext:value-type="currency">
            <text:p>$94,300.00</text:p>
          </table:table-cell>
          <table:table-cell table:formula="of:=[.L231]" office:value-type="currency" office:currency="USD" office:value="94300" calcext:value-type="currency">
            <text:p>$94,300.00</text:p>
          </table:table-cell>
          <table:table-cell table:formula="of:=[.M231]" office:value-type="currency" office:currency="USD" office:value="94300" calcext:value-type="currency">
            <text:p>$94,3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max</text:p>
          </table:table-cell>
          <table:table-cell table:formula="of:=[.B232]" office:value-type="currency" office:currency="USD" office:value="201050" calcext:value-type="currency">
            <text:p>$201,050.00</text:p>
          </table:table-cell>
          <table:table-cell table:formula="of:=[.C232]" office:value-type="currency" office:currency="USD" office:value="201050" calcext:value-type="currency">
            <text:p>$201,050.00</text:p>
          </table:table-cell>
          <table:table-cell table:formula="of:=[.D232]" office:value-type="currency" office:currency="USD" office:value="201050" calcext:value-type="currency">
            <text:p>$201,050.00</text:p>
          </table:table-cell>
          <table:table-cell table:formula="of:=[.E232]" office:value-type="currency" office:currency="USD" office:value="201050" calcext:value-type="currency">
            <text:p>$201,050.00</text:p>
          </table:table-cell>
          <table:table-cell table:formula="of:=[.F232]" office:value-type="currency" office:currency="USD" office:value="201050" calcext:value-type="currency">
            <text:p>$201,050.00</text:p>
          </table:table-cell>
          <table:table-cell table:formula="of:=[.G232]" office:value-type="currency" office:currency="USD" office:value="201050" calcext:value-type="currency">
            <text:p>$201,050.00</text:p>
          </table:table-cell>
          <table:table-cell table:formula="of:=[.H232]" office:value-type="currency" office:currency="USD" office:value="201050" calcext:value-type="currency">
            <text:p>$201,050.00</text:p>
          </table:table-cell>
          <table:table-cell table:formula="of:=[.I232]" office:value-type="currency" office:currency="USD" office:value="201050" calcext:value-type="currency">
            <text:p>$201,050.00</text:p>
          </table:table-cell>
          <table:table-cell table:formula="of:=[.J232]" office:value-type="currency" office:currency="USD" office:value="201050" calcext:value-type="currency">
            <text:p>$201,050.00</text:p>
          </table:table-cell>
          <table:table-cell table:formula="of:=[.K232]" office:value-type="currency" office:currency="USD" office:value="201050" calcext:value-type="currency">
            <text:p>$201,050.00</text:p>
          </table:table-cell>
          <table:table-cell table:formula="of:=[.L232]" office:value-type="currency" office:currency="USD" office:value="201050" calcext:value-type="currency">
            <text:p>$201,050.00</text:p>
          </table:table-cell>
          <table:table-cell table:formula="of:=[.M232]" office:value-type="currency" office:currency="USD" office:value="201050" calcext:value-type="currency">
            <text:p>$201,0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max</text:p>
          </table:table-cell>
          <table:table-cell table:formula="of:=[.B233]" office:value-type="currency" office:currency="USD" office:value="383900" calcext:value-type="currency">
            <text:p>$383,900.00</text:p>
          </table:table-cell>
          <table:table-cell table:formula="of:=[.C233]" office:value-type="currency" office:currency="USD" office:value="383900" calcext:value-type="currency">
            <text:p>$383,900.00</text:p>
          </table:table-cell>
          <table:table-cell table:formula="of:=[.D233]" office:value-type="currency" office:currency="USD" office:value="383900" calcext:value-type="currency">
            <text:p>$383,900.00</text:p>
          </table:table-cell>
          <table:table-cell table:formula="of:=[.E233]" office:value-type="currency" office:currency="USD" office:value="383900" calcext:value-type="currency">
            <text:p>$383,900.00</text:p>
          </table:table-cell>
          <table:table-cell table:formula="of:=[.F233]" office:value-type="currency" office:currency="USD" office:value="383900" calcext:value-type="currency">
            <text:p>$383,900.00</text:p>
          </table:table-cell>
          <table:table-cell table:formula="of:=[.G233]" office:value-type="currency" office:currency="USD" office:value="383900" calcext:value-type="currency">
            <text:p>$383,900.00</text:p>
          </table:table-cell>
          <table:table-cell table:formula="of:=[.H233]" office:value-type="currency" office:currency="USD" office:value="383900" calcext:value-type="currency">
            <text:p>$383,900.00</text:p>
          </table:table-cell>
          <table:table-cell table:formula="of:=[.I233]" office:value-type="currency" office:currency="USD" office:value="383900" calcext:value-type="currency">
            <text:p>$383,900.00</text:p>
          </table:table-cell>
          <table:table-cell table:formula="of:=[.J233]" office:value-type="currency" office:currency="USD" office:value="383900" calcext:value-type="currency">
            <text:p>$383,900.00</text:p>
          </table:table-cell>
          <table:table-cell table:formula="of:=[.K233]" office:value-type="currency" office:currency="USD" office:value="383900" calcext:value-type="currency">
            <text:p>$383,900.00</text:p>
          </table:table-cell>
          <table:table-cell table:formula="of:=[.L233]" office:value-type="currency" office:currency="USD" office:value="383900" calcext:value-type="currency">
            <text:p>$383,900.00</text:p>
          </table:table-cell>
          <table:table-cell table:formula="of:=[.M233]" office:value-type="currency" office:currency="USD" office:value="383900" calcext:value-type="currency">
            <text:p>$383,9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max</text:p>
          </table:table-cell>
          <table:table-cell table:formula="of:=[.B234]" office:value-type="currency" office:currency="USD" office:value="487450" calcext:value-type="currency">
            <text:p>$487,450.00</text:p>
          </table:table-cell>
          <table:table-cell table:formula="of:=[.C234]" office:value-type="currency" office:currency="USD" office:value="487450" calcext:value-type="currency">
            <text:p>$487,450.00</text:p>
          </table:table-cell>
          <table:table-cell table:formula="of:=[.D234]" office:value-type="currency" office:currency="USD" office:value="487450" calcext:value-type="currency">
            <text:p>$487,450.00</text:p>
          </table:table-cell>
          <table:table-cell table:formula="of:=[.E234]" office:value-type="currency" office:currency="USD" office:value="487450" calcext:value-type="currency">
            <text:p>$487,450.00</text:p>
          </table:table-cell>
          <table:table-cell table:formula="of:=[.F234]" office:value-type="currency" office:currency="USD" office:value="487450" calcext:value-type="currency">
            <text:p>$487,450.00</text:p>
          </table:table-cell>
          <table:table-cell table:formula="of:=[.G234]" office:value-type="currency" office:currency="USD" office:value="487450" calcext:value-type="currency">
            <text:p>$487,450.00</text:p>
          </table:table-cell>
          <table:table-cell table:formula="of:=[.H234]" office:value-type="currency" office:currency="USD" office:value="487450" calcext:value-type="currency">
            <text:p>$487,450.00</text:p>
          </table:table-cell>
          <table:table-cell table:formula="of:=[.I234]" office:value-type="currency" office:currency="USD" office:value="487450" calcext:value-type="currency">
            <text:p>$487,450.00</text:p>
          </table:table-cell>
          <table:table-cell table:formula="of:=[.J234]" office:value-type="currency" office:currency="USD" office:value="487450" calcext:value-type="currency">
            <text:p>$487,450.00</text:p>
          </table:table-cell>
          <table:table-cell table:formula="of:=[.K234]" office:value-type="currency" office:currency="USD" office:value="487450" calcext:value-type="currency">
            <text:p>$487,450.00</text:p>
          </table:table-cell>
          <table:table-cell table:formula="of:=[.L234]" office:value-type="currency" office:currency="USD" office:value="487450" calcext:value-type="currency">
            <text:p>$487,450.00</text:p>
          </table:table-cell>
          <table:table-cell table:formula="of:=[.M234]" office:value-type="currency" office:currency="USD" office:value="487450" calcext:value-type="currency">
            <text:p>$487,4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6 max</text:p>
          </table:table-cell>
          <table:table-cell table:formula="of:=[.B235]" office:value-type="currency" office:currency="USD" office:value="731200" calcext:value-type="currency">
            <text:p>$731,200.00</text:p>
          </table:table-cell>
          <table:table-cell table:formula="of:=[.C235]" office:value-type="currency" office:currency="USD" office:value="731200" calcext:value-type="currency">
            <text:p>$731,200.00</text:p>
          </table:table-cell>
          <table:table-cell table:formula="of:=[.D235]" office:value-type="currency" office:currency="USD" office:value="731200" calcext:value-type="currency">
            <text:p>$731,200.00</text:p>
          </table:table-cell>
          <table:table-cell table:formula="of:=[.E235]" office:value-type="currency" office:currency="USD" office:value="731200" calcext:value-type="currency">
            <text:p>$731,200.00</text:p>
          </table:table-cell>
          <table:table-cell table:formula="of:=[.F235]" office:value-type="currency" office:currency="USD" office:value="731200" calcext:value-type="currency">
            <text:p>$731,200.00</text:p>
          </table:table-cell>
          <table:table-cell table:formula="of:=[.G235]" office:value-type="currency" office:currency="USD" office:value="731200" calcext:value-type="currency">
            <text:p>$731,200.00</text:p>
          </table:table-cell>
          <table:table-cell table:formula="of:=[.H235]" office:value-type="currency" office:currency="USD" office:value="731200" calcext:value-type="currency">
            <text:p>$731,200.00</text:p>
          </table:table-cell>
          <table:table-cell table:formula="of:=[.I235]" office:value-type="currency" office:currency="USD" office:value="731200" calcext:value-type="currency">
            <text:p>$731,200.00</text:p>
          </table:table-cell>
          <table:table-cell table:formula="of:=[.J235]" office:value-type="currency" office:currency="USD" office:value="731200" calcext:value-type="currency">
            <text:p>$731,200.00</text:p>
          </table:table-cell>
          <table:table-cell table:formula="of:=[.K235]" office:value-type="currency" office:currency="USD" office:value="731200" calcext:value-type="currency">
            <text:p>$731,200.00</text:p>
          </table:table-cell>
          <table:table-cell table:formula="of:=[.L235]" office:value-type="currency" office:currency="USD" office:value="731200" calcext:value-type="currency">
            <text:p>$731,200.00</text:p>
          </table:table-cell>
          <table:table-cell table:formula="of:=[.M235]" office:value-type="currency" office:currency="USD" office:value="731200" calcext:value-type="currency">
            <text:p>$731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7 max</text:p>
          </table:table-cell>
          <table:table-cell table:formula="of:=[.B236]" office:value-type="currency" office:currency="USD" office:value="10000000" calcext:value-type="currency">
            <text:p>$10,000,000.00</text:p>
          </table:table-cell>
          <table:table-cell table:formula="of:=[.C236]" office:value-type="currency" office:currency="USD" office:value="0" calcext:value-type="currency">
            <text:p>$0.00</text:p>
          </table:table-cell>
          <table:table-cell table:formula="of:=[.D236]" office:value-type="currency" office:currency="USD" office:value="0" calcext:value-type="currency">
            <text:p>$0.00</text:p>
          </table:table-cell>
          <table:table-cell table:formula="of:=[.E236]" office:value-type="currency" office:currency="USD" office:value="0" calcext:value-type="currency">
            <text:p>$0.00</text:p>
          </table:table-cell>
          <table:table-cell table:formula="of:=[.F236]" office:value-type="currency" office:currency="USD" office:value="0" calcext:value-type="currency">
            <text:p>$0.00</text:p>
          </table:table-cell>
          <table:table-cell table:formula="of:=[.G236]" office:value-type="currency" office:currency="USD" office:value="0" calcext:value-type="currency">
            <text:p>$0.00</text:p>
          </table:table-cell>
          <table:table-cell table:formula="of:=[.H236]" office:value-type="currency" office:currency="USD" office:value="0" calcext:value-type="currency">
            <text:p>$0.00</text:p>
          </table:table-cell>
          <table:table-cell table:formula="of:=[.I236]" office:value-type="currency" office:currency="USD" office:value="0" calcext:value-type="currency">
            <text:p>$0.00</text:p>
          </table:table-cell>
          <table:table-cell table:formula="of:=[.J236]" office:value-type="currency" office:currency="USD" office:value="0" calcext:value-type="currency">
            <text:p>$0.00</text:p>
          </table:table-cell>
          <table:table-cell table:formula="of:=[.K236]" office:value-type="currency" office:currency="USD" office:value="0" calcext:value-type="currency">
            <text:p>$0.00</text:p>
          </table:table-cell>
          <table:table-cell table:formula="of:=[.L236]" office:value-type="currency" office:currency="USD" office:value="0" calcext:value-type="currency">
            <text:p>$0.00</text:p>
          </table:table-cell>
          <table:table-cell table:formula="of:=[.M236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rate</text:p>
          </table:table-cell>
          <table:table-cell table:formula="of:=[.B238]" office:value-type="currency" office:currency="USD" office:value="0.1" calcext:value-type="currency">
            <text:p>$0.10</text:p>
          </table:table-cell>
          <table:table-cell table:formula="of:=[.C238]" office:value-type="currency" office:currency="USD" office:value="0.1" calcext:value-type="currency">
            <text:p>$0.10</text:p>
          </table:table-cell>
          <table:table-cell table:formula="of:=[.D238]" office:value-type="currency" office:currency="USD" office:value="0.1" calcext:value-type="currency">
            <text:p>$0.10</text:p>
          </table:table-cell>
          <table:table-cell table:formula="of:=[.E238]" office:value-type="currency" office:currency="USD" office:value="0.1" calcext:value-type="currency">
            <text:p>$0.10</text:p>
          </table:table-cell>
          <table:table-cell table:formula="of:=[.F238]" office:value-type="currency" office:currency="USD" office:value="0.1" calcext:value-type="currency">
            <text:p>$0.10</text:p>
          </table:table-cell>
          <table:table-cell table:formula="of:=[.G238]" office:value-type="currency" office:currency="USD" office:value="0.1" calcext:value-type="currency">
            <text:p>$0.10</text:p>
          </table:table-cell>
          <table:table-cell table:formula="of:=[.H238]" office:value-type="currency" office:currency="USD" office:value="0.1" calcext:value-type="currency">
            <text:p>$0.10</text:p>
          </table:table-cell>
          <table:table-cell table:formula="of:=[.I238]" office:value-type="currency" office:currency="USD" office:value="0.1" calcext:value-type="currency">
            <text:p>$0.10</text:p>
          </table:table-cell>
          <table:table-cell table:formula="of:=[.J238]" office:value-type="currency" office:currency="USD" office:value="0.1" calcext:value-type="currency">
            <text:p>$0.10</text:p>
          </table:table-cell>
          <table:table-cell table:formula="of:=[.K238]" office:value-type="currency" office:currency="USD" office:value="0.1" calcext:value-type="currency">
            <text:p>$0.10</text:p>
          </table:table-cell>
          <table:table-cell table:formula="of:=[.L238]" office:value-type="currency" office:currency="USD" office:value="0.1" calcext:value-type="currency">
            <text:p>$0.10</text:p>
          </table:table-cell>
          <table:table-cell table:formula="of:=[.M238]" office:value-type="currency" office:currency="USD" office:value="0.1" calcext:value-type="currency">
            <text:p>$0.1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rate</text:p>
          </table:table-cell>
          <table:table-cell table:formula="of:=[.B239]" office:value-type="currency" office:currency="USD" office:value="0.12" calcext:value-type="currency">
            <text:p>$0.12</text:p>
          </table:table-cell>
          <table:table-cell table:formula="of:=[.C239]" office:value-type="currency" office:currency="USD" office:value="0.12" calcext:value-type="currency">
            <text:p>$0.12</text:p>
          </table:table-cell>
          <table:table-cell table:formula="of:=[.D239]" office:value-type="currency" office:currency="USD" office:value="0.12" calcext:value-type="currency">
            <text:p>$0.12</text:p>
          </table:table-cell>
          <table:table-cell table:formula="of:=[.E239]" office:value-type="currency" office:currency="USD" office:value="0.12" calcext:value-type="currency">
            <text:p>$0.12</text:p>
          </table:table-cell>
          <table:table-cell table:formula="of:=[.F239]" office:value-type="currency" office:currency="USD" office:value="0.12" calcext:value-type="currency">
            <text:p>$0.12</text:p>
          </table:table-cell>
          <table:table-cell table:formula="of:=[.G239]" office:value-type="currency" office:currency="USD" office:value="0.12" calcext:value-type="currency">
            <text:p>$0.12</text:p>
          </table:table-cell>
          <table:table-cell table:formula="of:=[.H239]" office:value-type="currency" office:currency="USD" office:value="0.12" calcext:value-type="currency">
            <text:p>$0.12</text:p>
          </table:table-cell>
          <table:table-cell table:formula="of:=[.I239]" office:value-type="currency" office:currency="USD" office:value="0.12" calcext:value-type="currency">
            <text:p>$0.12</text:p>
          </table:table-cell>
          <table:table-cell table:formula="of:=[.J239]" office:value-type="currency" office:currency="USD" office:value="0.12" calcext:value-type="currency">
            <text:p>$0.12</text:p>
          </table:table-cell>
          <table:table-cell table:formula="of:=[.K239]" office:value-type="currency" office:currency="USD" office:value="0.12" calcext:value-type="currency">
            <text:p>$0.12</text:p>
          </table:table-cell>
          <table:table-cell table:formula="of:=[.L239]" office:value-type="currency" office:currency="USD" office:value="0.12" calcext:value-type="currency">
            <text:p>$0.12</text:p>
          </table:table-cell>
          <table:table-cell table:formula="of:=[.M239]" office:value-type="currency" office:currency="USD" office:value="0.12" calcext:value-type="currency">
            <text:p>$0.1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rate</text:p>
          </table:table-cell>
          <table:table-cell table:formula="of:=[.B240]" office:value-type="currency" office:currency="USD" office:value="0.22" calcext:value-type="currency">
            <text:p>$0.22</text:p>
          </table:table-cell>
          <table:table-cell table:formula="of:=[.C240]" office:value-type="currency" office:currency="USD" office:value="0.22" calcext:value-type="currency">
            <text:p>$0.22</text:p>
          </table:table-cell>
          <table:table-cell table:formula="of:=[.D240]" office:value-type="currency" office:currency="USD" office:value="0.22" calcext:value-type="currency">
            <text:p>$0.22</text:p>
          </table:table-cell>
          <table:table-cell table:formula="of:=[.E240]" office:value-type="currency" office:currency="USD" office:value="0.22" calcext:value-type="currency">
            <text:p>$0.22</text:p>
          </table:table-cell>
          <table:table-cell table:formula="of:=[.F240]" office:value-type="currency" office:currency="USD" office:value="0.22" calcext:value-type="currency">
            <text:p>$0.22</text:p>
          </table:table-cell>
          <table:table-cell table:formula="of:=[.G240]" office:value-type="currency" office:currency="USD" office:value="0.22" calcext:value-type="currency">
            <text:p>$0.22</text:p>
          </table:table-cell>
          <table:table-cell table:formula="of:=[.H240]" office:value-type="currency" office:currency="USD" office:value="0.22" calcext:value-type="currency">
            <text:p>$0.22</text:p>
          </table:table-cell>
          <table:table-cell table:formula="of:=[.I240]" office:value-type="currency" office:currency="USD" office:value="0.22" calcext:value-type="currency">
            <text:p>$0.22</text:p>
          </table:table-cell>
          <table:table-cell table:formula="of:=[.J240]" office:value-type="currency" office:currency="USD" office:value="0.22" calcext:value-type="currency">
            <text:p>$0.22</text:p>
          </table:table-cell>
          <table:table-cell table:formula="of:=[.K240]" office:value-type="currency" office:currency="USD" office:value="0.22" calcext:value-type="currency">
            <text:p>$0.22</text:p>
          </table:table-cell>
          <table:table-cell table:formula="of:=[.L240]" office:value-type="currency" office:currency="USD" office:value="0.22" calcext:value-type="currency">
            <text:p>$0.22</text:p>
          </table:table-cell>
          <table:table-cell table:formula="of:=[.M240]" office:value-type="currency" office:currency="USD" office:value="0.22" calcext:value-type="currency">
            <text:p>$0.2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rate</text:p>
          </table:table-cell>
          <table:table-cell table:formula="of:=[.B241]" office:value-type="currency" office:currency="USD" office:value="0.24" calcext:value-type="currency">
            <text:p>$0.24</text:p>
          </table:table-cell>
          <table:table-cell table:formula="of:=[.C241]" office:value-type="currency" office:currency="USD" office:value="0.24" calcext:value-type="currency">
            <text:p>$0.24</text:p>
          </table:table-cell>
          <table:table-cell table:formula="of:=[.D241]" office:value-type="currency" office:currency="USD" office:value="0.24" calcext:value-type="currency">
            <text:p>$0.24</text:p>
          </table:table-cell>
          <table:table-cell table:formula="of:=[.E241]" office:value-type="currency" office:currency="USD" office:value="0.24" calcext:value-type="currency">
            <text:p>$0.24</text:p>
          </table:table-cell>
          <table:table-cell table:formula="of:=[.F241]" office:value-type="currency" office:currency="USD" office:value="0.24" calcext:value-type="currency">
            <text:p>$0.24</text:p>
          </table:table-cell>
          <table:table-cell table:formula="of:=[.G241]" office:value-type="currency" office:currency="USD" office:value="0.24" calcext:value-type="currency">
            <text:p>$0.24</text:p>
          </table:table-cell>
          <table:table-cell table:formula="of:=[.H241]" office:value-type="currency" office:currency="USD" office:value="0.24" calcext:value-type="currency">
            <text:p>$0.24</text:p>
          </table:table-cell>
          <table:table-cell table:formula="of:=[.I241]" office:value-type="currency" office:currency="USD" office:value="0.24" calcext:value-type="currency">
            <text:p>$0.24</text:p>
          </table:table-cell>
          <table:table-cell table:formula="of:=[.J241]" office:value-type="currency" office:currency="USD" office:value="0.24" calcext:value-type="currency">
            <text:p>$0.24</text:p>
          </table:table-cell>
          <table:table-cell table:formula="of:=[.K241]" office:value-type="currency" office:currency="USD" office:value="0.24" calcext:value-type="currency">
            <text:p>$0.24</text:p>
          </table:table-cell>
          <table:table-cell table:formula="of:=[.L241]" office:value-type="currency" office:currency="USD" office:value="0.24" calcext:value-type="currency">
            <text:p>$0.24</text:p>
          </table:table-cell>
          <table:table-cell table:formula="of:=[.M241]" office:value-type="currency" office:currency="USD" office:value="0.24" calcext:value-type="currency">
            <text:p>$0.2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rate</text:p>
          </table:table-cell>
          <table:table-cell table:formula="of:=[.B242]" office:value-type="currency" office:currency="USD" office:value="0.32" calcext:value-type="currency">
            <text:p>$0.32</text:p>
          </table:table-cell>
          <table:table-cell table:formula="of:=[.C242]" office:value-type="currency" office:currency="USD" office:value="0.32" calcext:value-type="currency">
            <text:p>$0.32</text:p>
          </table:table-cell>
          <table:table-cell table:formula="of:=[.D242]" office:value-type="currency" office:currency="USD" office:value="0.32" calcext:value-type="currency">
            <text:p>$0.32</text:p>
          </table:table-cell>
          <table:table-cell table:formula="of:=[.E242]" office:value-type="currency" office:currency="USD" office:value="0.32" calcext:value-type="currency">
            <text:p>$0.32</text:p>
          </table:table-cell>
          <table:table-cell table:formula="of:=[.F242]" office:value-type="currency" office:currency="USD" office:value="0.32" calcext:value-type="currency">
            <text:p>$0.32</text:p>
          </table:table-cell>
          <table:table-cell table:formula="of:=[.G242]" office:value-type="currency" office:currency="USD" office:value="0.32" calcext:value-type="currency">
            <text:p>$0.32</text:p>
          </table:table-cell>
          <table:table-cell table:formula="of:=[.H242]" office:value-type="currency" office:currency="USD" office:value="0.32" calcext:value-type="currency">
            <text:p>$0.32</text:p>
          </table:table-cell>
          <table:table-cell table:formula="of:=[.I242]" office:value-type="currency" office:currency="USD" office:value="0.32" calcext:value-type="currency">
            <text:p>$0.32</text:p>
          </table:table-cell>
          <table:table-cell table:formula="of:=[.J242]" office:value-type="currency" office:currency="USD" office:value="0.32" calcext:value-type="currency">
            <text:p>$0.32</text:p>
          </table:table-cell>
          <table:table-cell table:formula="of:=[.K242]" office:value-type="currency" office:currency="USD" office:value="0.32" calcext:value-type="currency">
            <text:p>$0.32</text:p>
          </table:table-cell>
          <table:table-cell table:formula="of:=[.L242]" office:value-type="currency" office:currency="USD" office:value="0.32" calcext:value-type="currency">
            <text:p>$0.32</text:p>
          </table:table-cell>
          <table:table-cell table:formula="of:=[.M242]" office:value-type="currency" office:currency="USD" office:value="0.32" calcext:value-type="currency">
            <text:p>$0.3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6 rate</text:p>
          </table:table-cell>
          <table:table-cell table:formula="of:=[.B243]" office:value-type="currency" office:currency="USD" office:value="0.35" calcext:value-type="currency">
            <text:p>$0.35</text:p>
          </table:table-cell>
          <table:table-cell table:formula="of:=[.C243]" office:value-type="currency" office:currency="USD" office:value="0.35" calcext:value-type="currency">
            <text:p>$0.35</text:p>
          </table:table-cell>
          <table:table-cell table:formula="of:=[.D243]" office:value-type="currency" office:currency="USD" office:value="0.35" calcext:value-type="currency">
            <text:p>$0.35</text:p>
          </table:table-cell>
          <table:table-cell table:formula="of:=[.E243]" office:value-type="currency" office:currency="USD" office:value="0.35" calcext:value-type="currency">
            <text:p>$0.35</text:p>
          </table:table-cell>
          <table:table-cell table:formula="of:=[.F243]" office:value-type="currency" office:currency="USD" office:value="0.35" calcext:value-type="currency">
            <text:p>$0.35</text:p>
          </table:table-cell>
          <table:table-cell table:formula="of:=[.G243]" office:value-type="currency" office:currency="USD" office:value="0.35" calcext:value-type="currency">
            <text:p>$0.35</text:p>
          </table:table-cell>
          <table:table-cell table:formula="of:=[.H243]" office:value-type="currency" office:currency="USD" office:value="0.35" calcext:value-type="currency">
            <text:p>$0.35</text:p>
          </table:table-cell>
          <table:table-cell table:formula="of:=[.I243]" office:value-type="currency" office:currency="USD" office:value="0.35" calcext:value-type="currency">
            <text:p>$0.35</text:p>
          </table:table-cell>
          <table:table-cell table:formula="of:=[.J243]" office:value-type="currency" office:currency="USD" office:value="0.35" calcext:value-type="currency">
            <text:p>$0.35</text:p>
          </table:table-cell>
          <table:table-cell table:formula="of:=[.K243]" office:value-type="currency" office:currency="USD" office:value="0.35" calcext:value-type="currency">
            <text:p>$0.35</text:p>
          </table:table-cell>
          <table:table-cell table:formula="of:=[.L243]" office:value-type="currency" office:currency="USD" office:value="0.35" calcext:value-type="currency">
            <text:p>$0.35</text:p>
          </table:table-cell>
          <table:table-cell table:formula="of:=[.M243]" office:value-type="currency" office:currency="USD" office:value="0.35" calcext:value-type="currency">
            <text:p>$0.3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7 rate</text:p>
          </table:table-cell>
          <table:table-cell table:formula="of:=[.B244]" office:value-type="currency" office:currency="USD" office:value="0.37" calcext:value-type="currency">
            <text:p>$0.37</text:p>
          </table:table-cell>
          <table:table-cell table:formula="of:=[.C244]" office:value-type="currency" office:currency="USD" office:value="0.37" calcext:value-type="currency">
            <text:p>$0.37</text:p>
          </table:table-cell>
          <table:table-cell table:formula="of:=[.D244]" office:value-type="currency" office:currency="USD" office:value="0.37" calcext:value-type="currency">
            <text:p>$0.37</text:p>
          </table:table-cell>
          <table:table-cell table:formula="of:=[.E244]" office:value-type="currency" office:currency="USD" office:value="0.37" calcext:value-type="currency">
            <text:p>$0.37</text:p>
          </table:table-cell>
          <table:table-cell table:formula="of:=[.F244]" office:value-type="currency" office:currency="USD" office:value="0.37" calcext:value-type="currency">
            <text:p>$0.37</text:p>
          </table:table-cell>
          <table:table-cell table:formula="of:=[.G244]" office:value-type="currency" office:currency="USD" office:value="0.37" calcext:value-type="currency">
            <text:p>$0.37</text:p>
          </table:table-cell>
          <table:table-cell table:formula="of:=[.H244]" office:value-type="currency" office:currency="USD" office:value="0.37" calcext:value-type="currency">
            <text:p>$0.37</text:p>
          </table:table-cell>
          <table:table-cell table:formula="of:=[.I244]" office:value-type="currency" office:currency="USD" office:value="0.37" calcext:value-type="currency">
            <text:p>$0.37</text:p>
          </table:table-cell>
          <table:table-cell table:formula="of:=[.J244]" office:value-type="currency" office:currency="USD" office:value="0.37" calcext:value-type="currency">
            <text:p>$0.37</text:p>
          </table:table-cell>
          <table:table-cell table:formula="of:=[.K244]" office:value-type="currency" office:currency="USD" office:value="0.37" calcext:value-type="currency">
            <text:p>$0.37</text:p>
          </table:table-cell>
          <table:table-cell table:formula="of:=[.L244]" office:value-type="currency" office:currency="USD" office:value="0.37" calcext:value-type="currency">
            <text:p>$0.37</text:p>
          </table:table-cell>
          <table:table-cell table:formula="of:=[.M244]" office:value-type="currency" office:currency="USD" office:value="0.37" calcext:value-type="currency">
            <text:p>$0.37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granularity</text:p>
          </table:table-cell>
          <table:table-cell table:formula="of:=IF([.B302]&lt;3000;25;50)" office:value-type="currency" office:currency="USD" office:value="50" calcext:value-type="currency">
            <text:p>$50.00</text:p>
          </table:table-cell>
          <table:table-cell table:formula="of:=IF([.C302]&lt;3000;25;50)" office:value-type="currency" office:currency="USD" office:value="50" calcext:value-type="currency">
            <text:p>$50.00</text:p>
          </table:table-cell>
          <table:table-cell table:formula="of:=IF([.D302]&lt;3000;25;50)" office:value-type="currency" office:currency="USD" office:value="50" calcext:value-type="currency">
            <text:p>$50.00</text:p>
          </table:table-cell>
          <table:table-cell table:formula="of:=IF([.E302]&lt;3000;25;50)" office:value-type="currency" office:currency="USD" office:value="50" calcext:value-type="currency">
            <text:p>$50.00</text:p>
          </table:table-cell>
          <table:table-cell table:formula="of:=IF([.F302]&lt;3000;25;50)" office:value-type="currency" office:currency="USD" office:value="50" calcext:value-type="currency">
            <text:p>$50.00</text:p>
          </table:table-cell>
          <table:table-cell table:formula="of:=IF([.G302]&lt;3000;25;50)" office:value-type="currency" office:currency="USD" office:value="25" calcext:value-type="currency">
            <text:p>$25.00</text:p>
          </table:table-cell>
          <table:table-cell table:formula="of:=IF([.H302]&lt;3000;25;50)" office:value-type="currency" office:currency="USD" office:value="50" calcext:value-type="currency">
            <text:p>$50.00</text:p>
          </table:table-cell>
          <table:table-cell table:formula="of:=IF([.I302]&lt;3000;25;50)" office:value-type="currency" office:currency="USD" office:value="50" calcext:value-type="currency">
            <text:p>$50.00</text:p>
          </table:table-cell>
          <table:table-cell table:formula="of:=IF([.J302]&lt;3000;25;50)" office:value-type="currency" office:currency="USD" office:value="50" calcext:value-type="currency">
            <text:p>$50.00</text:p>
          </table:table-cell>
          <table:table-cell table:formula="of:=IF([.K302]&lt;3000;25;50)" office:value-type="currency" office:currency="USD" office:value="50" calcext:value-type="currency">
            <text:p>$50.00</text:p>
          </table:table-cell>
          <table:table-cell table:formula="of:=IF([.L302]&lt;3000;25;50)" office:value-type="currency" office:currency="USD" office:value="50" calcext:value-type="currency">
            <text:p>$50.00</text:p>
          </table:table-cell>
          <table:table-cell table:formula="of:=IF([.M302]&lt;3000;25;50)" office:value-type="currency" office:currency="USD" office:value="50" calcext:value-type="currency">
            <text:p>$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oor</text:p>
          </table:table-cell>
          <table:table-cell table:formula="of:=FLOOR([.B302]/[.B328])*[.B328]" office:value-type="currency" office:currency="USD" office:value="340200" calcext:value-type="currency">
            <text:p>$340,200.00</text:p>
          </table:table-cell>
          <table:table-cell table:formula="of:=FLOOR([.C302]/[.C328])*[.C328]" office:value-type="currency" office:currency="USD" office:value="54300" calcext:value-type="currency">
            <text:p>$54,300.00</text:p>
          </table:table-cell>
          <table:table-cell table:formula="of:=FLOOR([.D302]/[.D328])*[.D328]" office:value-type="currency" office:currency="USD" office:value="294800" calcext:value-type="currency">
            <text:p>$294,800.00</text:p>
          </table:table-cell>
          <table:table-cell table:formula="of:=FLOOR([.E302]/[.E328])*[.E328]" office:value-type="currency" office:currency="USD" office:value="82600" calcext:value-type="currency">
            <text:p>$82,600.00</text:p>
          </table:table-cell>
          <table:table-cell table:formula="of:=FLOOR([.F302]/[.F328])*[.F328]" office:value-type="currency" office:currency="USD" office:value="159200" calcext:value-type="currency">
            <text:p>$159,200.00</text:p>
          </table:table-cell>
          <table:table-cell table:formula="of:=FLOOR([.G302]/[.G328])*[.G328]" office:value-type="currency" office:currency="USD" office:value="0" calcext:value-type="currency">
            <text:p>$0.00</text:p>
          </table:table-cell>
          <table:table-cell table:formula="of:=FLOOR([.H302]/[.H328])*[.H328]" office:value-type="currency" office:currency="USD" office:value="94300" calcext:value-type="currency">
            <text:p>$94,300.00</text:p>
          </table:table-cell>
          <table:table-cell table:formula="of:=FLOOR([.I302]/[.I328])*[.I328]" office:value-type="currency" office:currency="USD" office:value="194300" calcext:value-type="currency">
            <text:p>$194,300.00</text:p>
          </table:table-cell>
          <table:table-cell table:formula="of:=FLOOR([.J302]/[.J328])*[.J328]" office:value-type="currency" office:currency="USD" office:value="130000" calcext:value-type="currency">
            <text:p>$130,000.00</text:p>
          </table:table-cell>
          <table:table-cell table:formula="of:=FLOOR([.K302]/[.K328])*[.K328]" office:value-type="currency" office:currency="USD" office:value="70800" calcext:value-type="currency">
            <text:p>$70,800.00</text:p>
          </table:table-cell>
          <table:table-cell table:formula="of:=FLOOR([.L302]/[.L328])*[.L328]" office:value-type="currency" office:currency="USD" office:value="133600" calcext:value-type="currency">
            <text:p>$133,600.00</text:p>
          </table:table-cell>
          <table:table-cell table:formula="of:=FLOOR([.M302]/[.M328])*[.M328]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eiling</text:p>
          </table:table-cell>
          <table:table-cell table:formula="of:=CEILING([.B302]/[.B328])*[.B328]" office:value-type="currency" office:currency="USD" office:value="340250" calcext:value-type="currency">
            <text:p>$340,250.00</text:p>
          </table:table-cell>
          <table:table-cell table:formula="of:=CEILING([.C302]/[.C328])*[.C328]" office:value-type="currency" office:currency="USD" office:value="54350" calcext:value-type="currency">
            <text:p>$54,350.00</text:p>
          </table:table-cell>
          <table:table-cell table:formula="of:=CEILING([.D302]/[.D328])*[.D328]" office:value-type="currency" office:currency="USD" office:value="294800" calcext:value-type="currency">
            <text:p>$294,800.00</text:p>
          </table:table-cell>
          <table:table-cell table:formula="of:=CEILING([.E302]/[.E328])*[.E328]" office:value-type="currency" office:currency="USD" office:value="82600" calcext:value-type="currency">
            <text:p>$82,600.00</text:p>
          </table:table-cell>
          <table:table-cell table:formula="of:=CEILING([.F302]/[.F328])*[.F328]" office:value-type="currency" office:currency="USD" office:value="159200" calcext:value-type="currency">
            <text:p>$159,200.00</text:p>
          </table:table-cell>
          <table:table-cell table:formula="of:=CEILING([.G302]/[.G328])*[.G328]" office:value-type="currency" office:currency="USD" office:value="0" calcext:value-type="currency">
            <text:p>$0.00</text:p>
          </table:table-cell>
          <table:table-cell table:formula="of:=CEILING([.H302]/[.H328])*[.H328]" office:value-type="currency" office:currency="USD" office:value="94300" calcext:value-type="currency">
            <text:p>$94,300.00</text:p>
          </table:table-cell>
          <table:table-cell table:formula="of:=CEILING([.I302]/[.I328])*[.I328]" office:value-type="currency" office:currency="USD" office:value="194300" calcext:value-type="currency">
            <text:p>$194,300.00</text:p>
          </table:table-cell>
          <table:table-cell table:formula="of:=CEILING([.J302]/[.J328])*[.J328]" office:value-type="currency" office:currency="USD" office:value="130000" calcext:value-type="currency">
            <text:p>$130,000.00</text:p>
          </table:table-cell>
          <table:table-cell table:formula="of:=CEILING([.K302]/[.K328])*[.K328]" office:value-type="currency" office:currency="USD" office:value="70800" calcext:value-type="currency">
            <text:p>$70,800.00</text:p>
          </table:table-cell>
          <table:table-cell table:formula="of:=CEILING([.L302]/[.L328])*[.L328]" office:value-type="currency" office:currency="USD" office:value="133600" calcext:value-type="currency">
            <text:p>$133,600.00</text:p>
          </table:table-cell>
          <table:table-cell table:formula="of:=CEILING([.M302]/[.M328])*[.M328]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eiling revised</text:p>
          </table:table-cell>
          <table:table-cell table:formula="of:=IF([.B330]=[.B329];[.B329]+[.B328];[.B330])" office:value-type="currency" office:currency="USD" office:value="340250" calcext:value-type="currency">
            <text:p>$340,250.00</text:p>
          </table:table-cell>
          <table:table-cell table:formula="of:=IF([.C330]=[.C329];[.C329]+[.C328];[.C330])" office:value-type="currency" office:currency="USD" office:value="54350" calcext:value-type="currency">
            <text:p>$54,350.00</text:p>
          </table:table-cell>
          <table:table-cell table:formula="of:=IF([.D330]=[.D329];[.D329]+[.D328];[.D330])" office:value-type="currency" office:currency="USD" office:value="294850" calcext:value-type="currency">
            <text:p>$294,850.00</text:p>
          </table:table-cell>
          <table:table-cell table:formula="of:=IF([.E330]=[.E329];[.E329]+[.E328];[.E330])" office:value-type="currency" office:currency="USD" office:value="82650" calcext:value-type="currency">
            <text:p>$82,650.00</text:p>
          </table:table-cell>
          <table:table-cell table:formula="of:=IF([.F330]=[.F329];[.F329]+[.F328];[.F330])" office:value-type="currency" office:currency="USD" office:value="159250" calcext:value-type="currency">
            <text:p>$159,250.00</text:p>
          </table:table-cell>
          <table:table-cell table:formula="of:=IF([.G330]=[.G329];[.G329]+[.G328];[.G330])" office:value-type="currency" office:currency="USD" office:value="25" calcext:value-type="currency">
            <text:p>$25.00</text:p>
          </table:table-cell>
          <table:table-cell table:formula="of:=IF([.H330]=[.H329];[.H329]+[.H328];[.H330])" office:value-type="currency" office:currency="USD" office:value="94350" calcext:value-type="currency">
            <text:p>$94,350.00</text:p>
          </table:table-cell>
          <table:table-cell table:formula="of:=IF([.I330]=[.I329];[.I329]+[.I328];[.I330])" office:value-type="currency" office:currency="USD" office:value="194350" calcext:value-type="currency">
            <text:p>$194,350.00</text:p>
          </table:table-cell>
          <table:table-cell table:formula="of:=IF([.J330]=[.J329];[.J329]+[.J328];[.J330])" office:value-type="currency" office:currency="USD" office:value="130050" calcext:value-type="currency">
            <text:p>$130,050.00</text:p>
          </table:table-cell>
          <table:table-cell table:formula="of:=IF([.K330]=[.K329];[.K329]+[.K328];[.K330])" office:value-type="currency" office:currency="USD" office:value="70850" calcext:value-type="currency">
            <text:p>$70,850.00</text:p>
          </table:table-cell>
          <table:table-cell table:formula="of:=IF([.L330]=[.L329];[.L329]+[.L328];[.L330])" office:value-type="currency" office:currency="USD" office:value="133650" calcext:value-type="currency">
            <text:p>$133,650.00</text:p>
          </table:table-cell>
          <table:table-cell table:formula="of:=IF([.M330]=[.M329];[.M329]+[.M328];[.M330])" office:value-type="currency" office:currency="USD" office:value="105850" calcext:value-type="currency">
            <text:p>$105,85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floor</text:p>
          </table:table-cell>
          <table:table-cell table:style-name="ce4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amt in bracket 1 </text:p>
          </table:table-cell>
          <table:table-cell table:formula="of:=IF([.B$329]&gt;=[.B312];[.B312];[.B329])" office:value-type="currency" office:currency="USD" office:value="23200" calcext:value-type="currency">
            <text:p>$23,200.00</text:p>
          </table:table-cell>
          <table:table-cell table:formula="of:=IF([.C$329]&gt;=[.C312];[.C312];[.C329])" office:value-type="currency" office:currency="USD" office:value="23200" calcext:value-type="currency">
            <text:p>$23,200.00</text:p>
          </table:table-cell>
          <table:table-cell table:formula="of:=IF([.D$329]&gt;=[.D312];[.D312];[.D329])" office:value-type="currency" office:currency="USD" office:value="23200" calcext:value-type="currency">
            <text:p>$23,200.00</text:p>
          </table:table-cell>
          <table:table-cell table:formula="of:=IF([.E$329]&gt;=[.E312];[.E312];[.E329])" office:value-type="currency" office:currency="USD" office:value="23200" calcext:value-type="currency">
            <text:p>$23,200.00</text:p>
          </table:table-cell>
          <table:table-cell table:formula="of:=IF([.F$329]&gt;=[.F312];[.F312];[.F329])" office:value-type="currency" office:currency="USD" office:value="23200" calcext:value-type="currency">
            <text:p>$23,200.00</text:p>
          </table:table-cell>
          <table:table-cell table:formula="of:=IF([.G$329]&gt;=[.G312];[.G312];[.G329])" office:value-type="currency" office:currency="USD" office:value="0" calcext:value-type="currency">
            <text:p>$0.00</text:p>
          </table:table-cell>
          <table:table-cell table:formula="of:=IF([.H$329]&gt;=[.H312];[.H312];[.H329])" office:value-type="currency" office:currency="USD" office:value="23200" calcext:value-type="currency">
            <text:p>$23,200.00</text:p>
          </table:table-cell>
          <table:table-cell table:formula="of:=IF([.I$329]&gt;=[.I312];[.I312];[.I329])" office:value-type="currency" office:currency="USD" office:value="23200" calcext:value-type="currency">
            <text:p>$23,200.00</text:p>
          </table:table-cell>
          <table:table-cell table:formula="of:=IF([.J$329]&gt;=[.J312];[.J312];[.J329])" office:value-type="currency" office:currency="USD" office:value="23200" calcext:value-type="currency">
            <text:p>$23,200.00</text:p>
          </table:table-cell>
          <table:table-cell table:formula="of:=IF([.K$329]&gt;=[.K312];[.K312];[.K329])" office:value-type="currency" office:currency="USD" office:value="23200" calcext:value-type="currency">
            <text:p>$23,200.00</text:p>
          </table:table-cell>
          <table:table-cell table:formula="of:=IF([.L$329]&gt;=[.L312];[.L312];[.L329])" office:value-type="currency" office:currency="USD" office:value="23200" calcext:value-type="currency">
            <text:p>$23,200.00</text:p>
          </table:table-cell>
          <table:table-cell table:formula="of:=IF([.M$329]&gt;=[.M312];[.M312];[.M329])" office:value-type="currency" office:currency="USD" office:value="23200" calcext:value-type="currency">
            <text:p>$23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2</text:p>
          </table:table-cell>
          <table:table-cell table:formula="of:=IF([.B$329]&lt;[.B305];0;IF([.B$329]&gt;[.B313];[.B313]-[.B305];[.B$329]-[.B305]))" office:value-type="currency" office:currency="USD" office:value="71100" calcext:value-type="currency">
            <text:p>$71,100.00</text:p>
          </table:table-cell>
          <table:table-cell table:formula="of:=IF([.C$329]&lt;[.C305];0;IF([.C$329]&gt;[.C313];[.C313]-[.C305];[.C$329]-[.C305]))" office:value-type="currency" office:currency="USD" office:value="31100" calcext:value-type="currency">
            <text:p>$31,100.00</text:p>
          </table:table-cell>
          <table:table-cell table:formula="of:=IF([.D$329]&lt;[.D305];0;IF([.D$329]&gt;[.D313];[.D313]-[.D305];[.D$329]-[.D305]))" office:value-type="currency" office:currency="USD" office:value="71100" calcext:value-type="currency">
            <text:p>$71,100.00</text:p>
          </table:table-cell>
          <table:table-cell table:formula="of:=IF([.E$329]&lt;[.E305];0;IF([.E$329]&gt;[.E313];[.E313]-[.E305];[.E$329]-[.E305]))" office:value-type="currency" office:currency="USD" office:value="59400" calcext:value-type="currency">
            <text:p>$59,400.00</text:p>
          </table:table-cell>
          <table:table-cell table:formula="of:=IF([.F$329]&lt;[.F305];0;IF([.F$329]&gt;[.F313];[.F313]-[.F305];[.F$329]-[.F305]))" office:value-type="currency" office:currency="USD" office:value="71100" calcext:value-type="currency">
            <text:p>$71,100.00</text:p>
          </table:table-cell>
          <table:table-cell table:formula="of:=IF([.G$329]&lt;[.G305];0;IF([.G$329]&gt;[.G313];[.G313]-[.G305];[.G$329]-[.G305]))" office:value-type="currency" office:currency="USD" office:value="0" calcext:value-type="currency">
            <text:p>$0.00</text:p>
          </table:table-cell>
          <table:table-cell table:formula="of:=IF([.H$329]&lt;[.H305];0;IF([.H$329]&gt;[.H313];[.H313]-[.H305];[.H$329]-[.H305]))" office:value-type="currency" office:currency="USD" office:value="71100" calcext:value-type="currency">
            <text:p>$71,100.00</text:p>
          </table:table-cell>
          <table:table-cell table:formula="of:=IF([.I$329]&lt;[.I305];0;IF([.I$329]&gt;[.I313];[.I313]-[.I305];[.I$329]-[.I305]))" office:value-type="currency" office:currency="USD" office:value="71100" calcext:value-type="currency">
            <text:p>$71,100.00</text:p>
          </table:table-cell>
          <table:table-cell table:formula="of:=IF([.J$329]&lt;[.J305];0;IF([.J$329]&gt;[.J313];[.J313]-[.J305];[.J$329]-[.J305]))" office:value-type="currency" office:currency="USD" office:value="71100" calcext:value-type="currency">
            <text:p>$71,100.00</text:p>
          </table:table-cell>
          <table:table-cell table:formula="of:=IF([.K$329]&lt;[.K305];0;IF([.K$329]&gt;[.K313];[.K313]-[.K305];[.K$329]-[.K305]))" office:value-type="currency" office:currency="USD" office:value="47600" calcext:value-type="currency">
            <text:p>$47,600.00</text:p>
          </table:table-cell>
          <table:table-cell table:formula="of:=IF([.L$329]&lt;[.L305];0;IF([.L$329]&gt;[.L313];[.L313]-[.L305];[.L$329]-[.L305]))" office:value-type="currency" office:currency="USD" office:value="71100" calcext:value-type="currency">
            <text:p>$71,100.00</text:p>
          </table:table-cell>
          <table:table-cell table:formula="of:=IF([.M$329]&lt;[.M305];0;IF([.M$329]&gt;[.M313];[.M313]-[.M305];[.M$329]-[.M305]))" office:value-type="currency" office:currency="USD" office:value="71100" calcext:value-type="currency">
            <text:p>$71,1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3</text:p>
          </table:table-cell>
          <table:table-cell table:formula="of:=IF([.B$329]&lt;[.B306];0;IF([.B$329]&gt;[.B314];[.B314]-[.B306];[.B$329]-[.B306]))" office:value-type="currency" office:currency="USD" office:value="106750" calcext:value-type="currency">
            <text:p>$106,750.00</text:p>
          </table:table-cell>
          <table:table-cell table:formula="of:=IF([.C$329]&lt;[.C306];0;IF([.C$329]&gt;[.C314];[.C314]-[.C306];[.C$329]-[.C306]))" office:value-type="currency" office:currency="USD" office:value="0" calcext:value-type="currency">
            <text:p>$0.00</text:p>
          </table:table-cell>
          <table:table-cell table:formula="of:=IF([.D$329]&lt;[.D306];0;IF([.D$329]&gt;[.D314];[.D314]-[.D306];[.D$329]-[.D306]))" office:value-type="currency" office:currency="USD" office:value="106750" calcext:value-type="currency">
            <text:p>$106,750.00</text:p>
          </table:table-cell>
          <table:table-cell table:formula="of:=IF([.E$329]&lt;[.E306];0;IF([.E$329]&gt;[.E314];[.E314]-[.E306];[.E$329]-[.E306]))" office:value-type="currency" office:currency="USD" office:value="0" calcext:value-type="currency">
            <text:p>$0.00</text:p>
          </table:table-cell>
          <table:table-cell table:formula="of:=IF([.F$329]&lt;[.F306];0;IF([.F$329]&gt;[.F314];[.F314]-[.F306];[.F$329]-[.F306]))" office:value-type="currency" office:currency="USD" office:value="64900" calcext:value-type="currency">
            <text:p>$64,900.00</text:p>
          </table:table-cell>
          <table:table-cell table:formula="of:=IF([.G$329]&lt;[.G306];0;IF([.G$329]&gt;[.G314];[.G314]-[.G306];[.G$329]-[.G306]))" office:value-type="currency" office:currency="USD" office:value="0" calcext:value-type="currency">
            <text:p>$0.00</text:p>
          </table:table-cell>
          <table:table-cell table:formula="of:=IF([.H$329]&lt;[.H306];0;IF([.H$329]&gt;[.H314];[.H314]-[.H306];[.H$329]-[.H306]))" office:value-type="currency" office:currency="USD" office:value="0" calcext:value-type="currency">
            <text:p>$0.00</text:p>
          </table:table-cell>
          <table:table-cell table:formula="of:=IF([.I$329]&lt;[.I306];0;IF([.I$329]&gt;[.I314];[.I314]-[.I306];[.I$329]-[.I306]))" office:value-type="currency" office:currency="USD" office:value="100000" calcext:value-type="currency">
            <text:p>$100,000.00</text:p>
          </table:table-cell>
          <table:table-cell table:formula="of:=IF([.J$329]&lt;[.J306];0;IF([.J$329]&gt;[.J314];[.J314]-[.J306];[.J$329]-[.J306]))" office:value-type="currency" office:currency="USD" office:value="35700" calcext:value-type="currency">
            <text:p>$35,700.00</text:p>
          </table:table-cell>
          <table:table-cell table:formula="of:=IF([.K$329]&lt;[.K306];0;IF([.K$329]&gt;[.K314];[.K314]-[.K306];[.K$329]-[.K306]))" office:value-type="currency" office:currency="USD" office:value="0" calcext:value-type="currency">
            <text:p>$0.00</text:p>
          </table:table-cell>
          <table:table-cell table:formula="of:=IF([.L$329]&lt;[.L306];0;IF([.L$329]&gt;[.L314];[.L314]-[.L306];[.L$329]-[.L306]))" office:value-type="currency" office:currency="USD" office:value="39300" calcext:value-type="currency">
            <text:p>$39,300.00</text:p>
          </table:table-cell>
          <table:table-cell table:formula="of:=IF([.M$329]&lt;[.M306];0;IF([.M$329]&gt;[.M314];[.M314]-[.M306];[.M$329]-[.M306]))" office:value-type="currency" office:currency="USD" office:value="11500" calcext:value-type="currency">
            <text:p>$11,5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4</text:p>
          </table:table-cell>
          <table:table-cell table:formula="of:=IF([.B$329]&lt;[.B307];0;IF([.B$329]&gt;[.B315];[.B315]-[.B307];[.B$329]-[.B307]))" office:value-type="currency" office:currency="USD" office:value="139150" calcext:value-type="currency">
            <text:p>$139,150.00</text:p>
          </table:table-cell>
          <table:table-cell table:formula="of:=IF([.C$329]&lt;[.C307];0;IF([.C$329]&gt;[.C315];[.C315]-[.C307];[.C$329]-[.C307]))" office:value-type="currency" office:currency="USD" office:value="0" calcext:value-type="currency">
            <text:p>$0.00</text:p>
          </table:table-cell>
          <table:table-cell table:formula="of:=IF([.D$329]&lt;[.D307];0;IF([.D$329]&gt;[.D315];[.D315]-[.D307];[.D$329]-[.D307]))" office:value-type="currency" office:currency="USD" office:value="93750" calcext:value-type="currency">
            <text:p>$93,750.00</text:p>
          </table:table-cell>
          <table:table-cell table:formula="of:=IF([.E$329]&lt;[.E307];0;IF([.E$329]&gt;[.E315];[.E315]-[.E307];[.E$329]-[.E307]))" office:value-type="currency" office:currency="USD" office:value="0" calcext:value-type="currency">
            <text:p>$0.00</text:p>
          </table:table-cell>
          <table:table-cell table:formula="of:=IF([.F$329]&lt;[.F307];0;IF([.F$329]&gt;[.F315];[.F315]-[.F307];[.F$329]-[.F307]))" office:value-type="currency" office:currency="USD" office:value="0" calcext:value-type="currency">
            <text:p>$0.00</text:p>
          </table:table-cell>
          <table:table-cell table:formula="of:=IF([.G$329]&lt;[.G307];0;IF([.G$329]&gt;[.G315];[.G315]-[.G307];[.G$329]-[.G307]))" office:value-type="currency" office:currency="USD" office:value="0" calcext:value-type="currency">
            <text:p>$0.00</text:p>
          </table:table-cell>
          <table:table-cell table:formula="of:=IF([.H$329]&lt;[.H307];0;IF([.H$329]&gt;[.H315];[.H315]-[.H307];[.H$329]-[.H307]))" office:value-type="currency" office:currency="USD" office:value="0" calcext:value-type="currency">
            <text:p>$0.00</text:p>
          </table:table-cell>
          <table:table-cell table:formula="of:=IF([.I$329]&lt;[.I307];0;IF([.I$329]&gt;[.I315];[.I315]-[.I307];[.I$329]-[.I307]))" office:value-type="currency" office:currency="USD" office:value="0" calcext:value-type="currency">
            <text:p>$0.00</text:p>
          </table:table-cell>
          <table:table-cell table:formula="of:=IF([.J$329]&lt;[.J307];0;IF([.J$329]&gt;[.J315];[.J315]-[.J307];[.J$329]-[.J307]))" office:value-type="currency" office:currency="USD" office:value="0" calcext:value-type="currency">
            <text:p>$0.00</text:p>
          </table:table-cell>
          <table:table-cell table:formula="of:=IF([.K$329]&lt;[.K307];0;IF([.K$329]&gt;[.K315];[.K315]-[.K307];[.K$329]-[.K307]))" office:value-type="currency" office:currency="USD" office:value="0" calcext:value-type="currency">
            <text:p>$0.00</text:p>
          </table:table-cell>
          <table:table-cell table:formula="of:=IF([.L$329]&lt;[.L307];0;IF([.L$329]&gt;[.L315];[.L315]-[.L307];[.L$329]-[.L307]))" office:value-type="currency" office:currency="USD" office:value="0" calcext:value-type="currency">
            <text:p>$0.00</text:p>
          </table:table-cell>
          <table:table-cell table:formula="of:=IF([.M$329]&lt;[.M307];0;IF([.M$329]&gt;[.M315];[.M315]-[.M307];[.M$329]-[.M307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5</text:p>
          </table:table-cell>
          <table:table-cell table:formula="of:=IF([.B$329]&lt;[.B308];0;IF([.B$329]&gt;[.B316];[.B316]-[.B308];[.B$329]-[.B308]))" office:value-type="currency" office:currency="USD" office:value="0" calcext:value-type="currency">
            <text:p>$0.00</text:p>
          </table:table-cell>
          <table:table-cell table:formula="of:=IF([.C$329]&lt;[.C308];0;IF([.C$329]&gt;[.C316];[.C316]-[.C308];[.C$329]-[.C308]))" office:value-type="currency" office:currency="USD" office:value="0" calcext:value-type="currency">
            <text:p>$0.00</text:p>
          </table:table-cell>
          <table:table-cell table:formula="of:=IF([.D$329]&lt;[.D308];0;IF([.D$329]&gt;[.D316];[.D316]-[.D308];[.D$329]-[.D308]))" office:value-type="currency" office:currency="USD" office:value="0" calcext:value-type="currency">
            <text:p>$0.00</text:p>
          </table:table-cell>
          <table:table-cell table:formula="of:=IF([.E$329]&lt;[.E308];0;IF([.E$329]&gt;[.E316];[.E316]-[.E308];[.E$329]-[.E308]))" office:value-type="currency" office:currency="USD" office:value="0" calcext:value-type="currency">
            <text:p>$0.00</text:p>
          </table:table-cell>
          <table:table-cell table:formula="of:=IF([.F$329]&lt;[.F308];0;IF([.F$329]&gt;[.F316];[.F316]-[.F308];[.F$329]-[.F308]))" office:value-type="currency" office:currency="USD" office:value="0" calcext:value-type="currency">
            <text:p>$0.00</text:p>
          </table:table-cell>
          <table:table-cell table:formula="of:=IF([.G$329]&lt;[.G308];0;IF([.G$329]&gt;[.G316];[.G316]-[.G308];[.G$329]-[.G308]))" office:value-type="currency" office:currency="USD" office:value="0" calcext:value-type="currency">
            <text:p>$0.00</text:p>
          </table:table-cell>
          <table:table-cell table:formula="of:=IF([.H$329]&lt;[.H308];0;IF([.H$329]&gt;[.H316];[.H316]-[.H308];[.H$329]-[.H308]))" office:value-type="currency" office:currency="USD" office:value="0" calcext:value-type="currency">
            <text:p>$0.00</text:p>
          </table:table-cell>
          <table:table-cell table:formula="of:=IF([.I$329]&lt;[.I308];0;IF([.I$329]&gt;[.I316];[.I316]-[.I308];[.I$329]-[.I308]))" office:value-type="currency" office:currency="USD" office:value="0" calcext:value-type="currency">
            <text:p>$0.00</text:p>
          </table:table-cell>
          <table:table-cell table:formula="of:=IF([.J$329]&lt;[.J308];0;IF([.J$329]&gt;[.J316];[.J316]-[.J308];[.J$329]-[.J308]))" office:value-type="currency" office:currency="USD" office:value="0" calcext:value-type="currency">
            <text:p>$0.00</text:p>
          </table:table-cell>
          <table:table-cell table:formula="of:=IF([.K$329]&lt;[.K308];0;IF([.K$329]&gt;[.K316];[.K316]-[.K308];[.K$329]-[.K308]))" office:value-type="currency" office:currency="USD" office:value="0" calcext:value-type="currency">
            <text:p>$0.00</text:p>
          </table:table-cell>
          <table:table-cell table:formula="of:=IF([.L$329]&lt;[.L308];0;IF([.L$329]&gt;[.L316];[.L316]-[.L308];[.L$329]-[.L308]))" office:value-type="currency" office:currency="USD" office:value="0" calcext:value-type="currency">
            <text:p>$0.00</text:p>
          </table:table-cell>
          <table:table-cell table:formula="of:=IF([.M$329]&lt;[.M308];0;IF([.M$329]&gt;[.M316];[.M316]-[.M308];[.M$329]-[.M308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6</text:p>
          </table:table-cell>
          <table:table-cell table:formula="of:=IF([.B$329]&lt;[.B309];0;IF([.B$329]&gt;[.B317];[.B317]-[.B309];[.B$329]-[.B309]))" office:value-type="currency" office:currency="USD" office:value="0" calcext:value-type="currency">
            <text:p>$0.00</text:p>
          </table:table-cell>
          <table:table-cell table:formula="of:=IF([.C$329]&lt;[.C309];0;IF([.C$329]&gt;[.C317];[.C317]-[.C309];[.C$329]-[.C309]))" office:value-type="currency" office:currency="USD" office:value="0" calcext:value-type="currency">
            <text:p>$0.00</text:p>
          </table:table-cell>
          <table:table-cell table:formula="of:=IF([.D$329]&lt;[.D309];0;IF([.D$329]&gt;[.D317];[.D317]-[.D309];[.D$329]-[.D309]))" office:value-type="currency" office:currency="USD" office:value="0" calcext:value-type="currency">
            <text:p>$0.00</text:p>
          </table:table-cell>
          <table:table-cell table:formula="of:=IF([.E$329]&lt;[.E309];0;IF([.E$329]&gt;[.E317];[.E317]-[.E309];[.E$329]-[.E309]))" office:value-type="currency" office:currency="USD" office:value="0" calcext:value-type="currency">
            <text:p>$0.00</text:p>
          </table:table-cell>
          <table:table-cell table:formula="of:=IF([.F$329]&lt;[.F309];0;IF([.F$329]&gt;[.F317];[.F317]-[.F309];[.F$329]-[.F309]))" office:value-type="currency" office:currency="USD" office:value="0" calcext:value-type="currency">
            <text:p>$0.00</text:p>
          </table:table-cell>
          <table:table-cell table:formula="of:=IF([.G$329]&lt;[.G309];0;IF([.G$329]&gt;[.G317];[.G317]-[.G309];[.G$329]-[.G309]))" office:value-type="currency" office:currency="USD" office:value="0" calcext:value-type="currency">
            <text:p>$0.00</text:p>
          </table:table-cell>
          <table:table-cell table:formula="of:=IF([.H$329]&lt;[.H309];0;IF([.H$329]&gt;[.H317];[.H317]-[.H309];[.H$329]-[.H309]))" office:value-type="currency" office:currency="USD" office:value="0" calcext:value-type="currency">
            <text:p>$0.00</text:p>
          </table:table-cell>
          <table:table-cell table:formula="of:=IF([.I$329]&lt;[.I309];0;IF([.I$329]&gt;[.I317];[.I317]-[.I309];[.I$329]-[.I309]))" office:value-type="currency" office:currency="USD" office:value="0" calcext:value-type="currency">
            <text:p>$0.00</text:p>
          </table:table-cell>
          <table:table-cell table:formula="of:=IF([.J$329]&lt;[.J309];0;IF([.J$329]&gt;[.J317];[.J317]-[.J309];[.J$329]-[.J309]))" office:value-type="currency" office:currency="USD" office:value="0" calcext:value-type="currency">
            <text:p>$0.00</text:p>
          </table:table-cell>
          <table:table-cell table:formula="of:=IF([.K$329]&lt;[.K309];0;IF([.K$329]&gt;[.K317];[.K317]-[.K309];[.K$329]-[.K309]))" office:value-type="currency" office:currency="USD" office:value="0" calcext:value-type="currency">
            <text:p>$0.00</text:p>
          </table:table-cell>
          <table:table-cell table:formula="of:=IF([.L$329]&lt;[.L309];0;IF([.L$329]&gt;[.L317];[.L317]-[.L309];[.L$329]-[.L309]))" office:value-type="currency" office:currency="USD" office:value="0" calcext:value-type="currency">
            <text:p>$0.00</text:p>
          </table:table-cell>
          <table:table-cell table:formula="of:=IF([.M$329]&lt;[.M309];0;IF([.M$329]&gt;[.M317];[.M317]-[.M309];[.M$329]-[.M309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7</text:p>
          </table:table-cell>
          <table:table-cell table:formula="of:=IF([.B$329]&lt;[.B310];0;IF([.B$329]&gt;[.B318];[.B318]-[.B310];[.B$329]-[.B310]))" office:value-type="currency" office:currency="USD" office:value="0" calcext:value-type="currency">
            <text:p>$0.00</text:p>
          </table:table-cell>
          <table:table-cell table:formula="of:=IF([.C$329]&lt;[.C310];0;IF([.C$329]&gt;[.C318];[.C318]-[.C310];[.C$329]-[.C310]))" office:value-type="currency" office:currency="USD" office:value="0" calcext:value-type="currency">
            <text:p>$0.00</text:p>
          </table:table-cell>
          <table:table-cell table:formula="of:=IF([.D$329]&lt;[.D310];0;IF([.D$329]&gt;[.D318];[.D318]-[.D310];[.D$329]-[.D310]))" office:value-type="currency" office:currency="USD" office:value="0" calcext:value-type="currency">
            <text:p>$0.00</text:p>
          </table:table-cell>
          <table:table-cell table:formula="of:=IF([.E$329]&lt;[.E310];0;IF([.E$329]&gt;[.E318];[.E318]-[.E310];[.E$329]-[.E310]))" office:value-type="currency" office:currency="USD" office:value="0" calcext:value-type="currency">
            <text:p>$0.00</text:p>
          </table:table-cell>
          <table:table-cell table:formula="of:=IF([.F$329]&lt;[.F310];0;IF([.F$329]&gt;[.F318];[.F318]-[.F310];[.F$329]-[.F310]))" office:value-type="currency" office:currency="USD" office:value="0" calcext:value-type="currency">
            <text:p>$0.00</text:p>
          </table:table-cell>
          <table:table-cell table:formula="of:=IF([.G$329]&lt;[.G310];0;IF([.G$329]&gt;[.G318];[.G318]-[.G310];[.G$329]-[.G310]))" office:value-type="currency" office:currency="USD" office:value="0" calcext:value-type="currency">
            <text:p>$0.00</text:p>
          </table:table-cell>
          <table:table-cell table:formula="of:=IF([.H$329]&lt;[.H310];0;IF([.H$329]&gt;[.H318];[.H318]-[.H310];[.H$329]-[.H310]))" office:value-type="currency" office:currency="USD" office:value="0" calcext:value-type="currency">
            <text:p>$0.00</text:p>
          </table:table-cell>
          <table:table-cell table:formula="of:=IF([.I$329]&lt;[.I310];0;IF([.I$329]&gt;[.I318];[.I318]-[.I310];[.I$329]-[.I310]))" office:value-type="currency" office:currency="USD" office:value="0" calcext:value-type="currency">
            <text:p>$0.00</text:p>
          </table:table-cell>
          <table:table-cell table:formula="of:=IF([.J$329]&lt;[.J310];0;IF([.J$329]&gt;[.J318];[.J318]-[.J310];[.J$329]-[.J310]))" office:value-type="currency" office:currency="USD" office:value="0" calcext:value-type="currency">
            <text:p>$0.00</text:p>
          </table:table-cell>
          <table:table-cell table:formula="of:=IF([.K$329]&lt;[.K310];0;IF([.K$329]&gt;[.K318];[.K318]-[.K310];[.K$329]-[.K310]))" office:value-type="currency" office:currency="USD" office:value="0" calcext:value-type="currency">
            <text:p>$0.00</text:p>
          </table:table-cell>
          <table:table-cell table:formula="of:=IF([.L$329]&lt;[.L310];0;IF([.L$329]&gt;[.L318];[.L318]-[.L310];[.L$329]-[.L310]))" office:value-type="currency" office:currency="USD" office:value="0" calcext:value-type="currency">
            <text:p>$0.00</text:p>
          </table:table-cell>
          <table:table-cell table:formula="of:=IF([.M$329]&lt;[.M310];0;IF([.M$329]&gt;[.M318];[.M318]-[.M310];[.M$329]-[.M310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[.B334]*[.B320]" office:value-type="currency" office:currency="USD" office:value="2320" calcext:value-type="currency">
            <text:p>$2,320.00</text:p>
          </table:table-cell>
          <table:table-cell table:formula="of:=[.C334]*[.C320]" office:value-type="currency" office:currency="USD" office:value="2320" calcext:value-type="currency">
            <text:p>$2,320.00</text:p>
          </table:table-cell>
          <table:table-cell table:formula="of:=[.D334]*[.D320]" office:value-type="currency" office:currency="USD" office:value="2320" calcext:value-type="currency">
            <text:p>$2,320.00</text:p>
          </table:table-cell>
          <table:table-cell table:formula="of:=[.E334]*[.E320]" office:value-type="currency" office:currency="USD" office:value="2320" calcext:value-type="currency">
            <text:p>$2,320.00</text:p>
          </table:table-cell>
          <table:table-cell table:formula="of:=[.F334]*[.F320]" office:value-type="currency" office:currency="USD" office:value="2320" calcext:value-type="currency">
            <text:p>$2,320.00</text:p>
          </table:table-cell>
          <table:table-cell table:formula="of:=[.G334]*[.G320]" office:value-type="currency" office:currency="USD" office:value="0" calcext:value-type="currency">
            <text:p>$0.00</text:p>
          </table:table-cell>
          <table:table-cell table:formula="of:=[.H334]*[.H320]" office:value-type="currency" office:currency="USD" office:value="2320" calcext:value-type="currency">
            <text:p>$2,320.00</text:p>
          </table:table-cell>
          <table:table-cell table:formula="of:=[.I334]*[.I320]" office:value-type="currency" office:currency="USD" office:value="2320" calcext:value-type="currency">
            <text:p>$2,320.00</text:p>
          </table:table-cell>
          <table:table-cell table:formula="of:=[.J334]*[.J320]" office:value-type="currency" office:currency="USD" office:value="2320" calcext:value-type="currency">
            <text:p>$2,320.00</text:p>
          </table:table-cell>
          <table:table-cell table:formula="of:=[.K334]*[.K320]" office:value-type="currency" office:currency="USD" office:value="2320" calcext:value-type="currency">
            <text:p>$2,320.00</text:p>
          </table:table-cell>
          <table:table-cell table:formula="of:=[.L334]*[.L320]" office:value-type="currency" office:currency="USD" office:value="2320" calcext:value-type="currency">
            <text:p>$2,320.00</text:p>
          </table:table-cell>
          <table:table-cell table:formula="of:=[.M334]*[.M320]" office:value-type="currency" office:currency="USD" office:value="2320" calcext:value-type="currency">
            <text:p>$2,32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[.B335]*[.B321]" office:value-type="currency" office:currency="USD" office:value="8532" calcext:value-type="currency">
            <text:p>$8,532.00</text:p>
          </table:table-cell>
          <table:table-cell table:formula="of:=[.C335]*[.C321]" office:value-type="currency" office:currency="USD" office:value="3732" calcext:value-type="currency">
            <text:p>$3,732.00</text:p>
          </table:table-cell>
          <table:table-cell table:formula="of:=[.D335]*[.D321]" office:value-type="currency" office:currency="USD" office:value="8532" calcext:value-type="currency">
            <text:p>$8,532.00</text:p>
          </table:table-cell>
          <table:table-cell table:formula="of:=[.E335]*[.E321]" office:value-type="currency" office:currency="USD" office:value="7128" calcext:value-type="currency">
            <text:p>$7,128.00</text:p>
          </table:table-cell>
          <table:table-cell table:formula="of:=[.F335]*[.F321]" office:value-type="currency" office:currency="USD" office:value="8532" calcext:value-type="currency">
            <text:p>$8,532.00</text:p>
          </table:table-cell>
          <table:table-cell table:formula="of:=[.G335]*[.G321]" office:value-type="currency" office:currency="USD" office:value="0" calcext:value-type="currency">
            <text:p>$0.00</text:p>
          </table:table-cell>
          <table:table-cell table:formula="of:=[.H335]*[.H321]" office:value-type="currency" office:currency="USD" office:value="8532" calcext:value-type="currency">
            <text:p>$8,532.00</text:p>
          </table:table-cell>
          <table:table-cell table:formula="of:=[.I335]*[.I321]" office:value-type="currency" office:currency="USD" office:value="8532" calcext:value-type="currency">
            <text:p>$8,532.00</text:p>
          </table:table-cell>
          <table:table-cell table:formula="of:=[.J335]*[.J321]" office:value-type="currency" office:currency="USD" office:value="8532" calcext:value-type="currency">
            <text:p>$8,532.00</text:p>
          </table:table-cell>
          <table:table-cell table:formula="of:=[.K335]*[.K321]" office:value-type="currency" office:currency="USD" office:value="5712" calcext:value-type="currency">
            <text:p>$5,712.00</text:p>
          </table:table-cell>
          <table:table-cell table:formula="of:=[.L335]*[.L321]" office:value-type="currency" office:currency="USD" office:value="8532" calcext:value-type="currency">
            <text:p>$8,532.00</text:p>
          </table:table-cell>
          <table:table-cell table:formula="of:=[.M335]*[.M321]" office:value-type="currency" office:currency="USD" office:value="8532" calcext:value-type="currency">
            <text:p>$8,532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[.B336]*[.B322]" office:value-type="currency" office:currency="USD" office:value="23485" calcext:value-type="currency">
            <text:p>$23,485.00</text:p>
          </table:table-cell>
          <table:table-cell table:formula="of:=[.C336]*[.C322]" office:value-type="currency" office:currency="USD" office:value="0" calcext:value-type="currency">
            <text:p>$0.00</text:p>
          </table:table-cell>
          <table:table-cell table:formula="of:=[.D336]*[.D322]" office:value-type="currency" office:currency="USD" office:value="23485" calcext:value-type="currency">
            <text:p>$23,485.00</text:p>
          </table:table-cell>
          <table:table-cell table:formula="of:=[.E336]*[.E322]" office:value-type="currency" office:currency="USD" office:value="0" calcext:value-type="currency">
            <text:p>$0.00</text:p>
          </table:table-cell>
          <table:table-cell table:formula="of:=[.F336]*[.F322]" office:value-type="currency" office:currency="USD" office:value="14278" calcext:value-type="currency">
            <text:p>$14,278.00</text:p>
          </table:table-cell>
          <table:table-cell table:formula="of:=[.G336]*[.G322]" office:value-type="currency" office:currency="USD" office:value="0" calcext:value-type="currency">
            <text:p>$0.00</text:p>
          </table:table-cell>
          <table:table-cell table:formula="of:=[.H336]*[.H322]" office:value-type="currency" office:currency="USD" office:value="0" calcext:value-type="currency">
            <text:p>$0.00</text:p>
          </table:table-cell>
          <table:table-cell table:formula="of:=[.I336]*[.I322]" office:value-type="currency" office:currency="USD" office:value="22000" calcext:value-type="currency">
            <text:p>$22,000.00</text:p>
          </table:table-cell>
          <table:table-cell table:formula="of:=[.J336]*[.J322]" office:value-type="currency" office:currency="USD" office:value="7854" calcext:value-type="currency">
            <text:p>$7,854.00</text:p>
          </table:table-cell>
          <table:table-cell table:formula="of:=[.K336]*[.K322]" office:value-type="currency" office:currency="USD" office:value="0" calcext:value-type="currency">
            <text:p>$0.00</text:p>
          </table:table-cell>
          <table:table-cell table:formula="of:=[.L336]*[.L322]" office:value-type="currency" office:currency="USD" office:value="8646" calcext:value-type="currency">
            <text:p>$8,646.00</text:p>
          </table:table-cell>
          <table:table-cell table:formula="of:=[.M336]*[.M322]" office:value-type="currency" office:currency="USD" office:value="2530" calcext:value-type="currency">
            <text:p>$2,53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[.B337]*[.B323]" office:value-type="currency" office:currency="USD" office:value="33396" calcext:value-type="currency">
            <text:p>$33,396.00</text:p>
          </table:table-cell>
          <table:table-cell table:formula="of:=[.C337]*[.C323]" office:value-type="currency" office:currency="USD" office:value="0" calcext:value-type="currency">
            <text:p>$0.00</text:p>
          </table:table-cell>
          <table:table-cell table:formula="of:=[.D337]*[.D323]" office:value-type="currency" office:currency="USD" office:value="22500" calcext:value-type="currency">
            <text:p>$22,500.00</text:p>
          </table:table-cell>
          <table:table-cell table:formula="of:=[.E337]*[.E323]" office:value-type="currency" office:currency="USD" office:value="0" calcext:value-type="currency">
            <text:p>$0.00</text:p>
          </table:table-cell>
          <table:table-cell table:formula="of:=[.F337]*[.F323]" office:value-type="currency" office:currency="USD" office:value="0" calcext:value-type="currency">
            <text:p>$0.00</text:p>
          </table:table-cell>
          <table:table-cell table:formula="of:=[.G337]*[.G323]" office:value-type="currency" office:currency="USD" office:value="0" calcext:value-type="currency">
            <text:p>$0.00</text:p>
          </table:table-cell>
          <table:table-cell table:formula="of:=[.H337]*[.H323]" office:value-type="currency" office:currency="USD" office:value="0" calcext:value-type="currency">
            <text:p>$0.00</text:p>
          </table:table-cell>
          <table:table-cell table:formula="of:=[.I337]*[.I323]" office:value-type="currency" office:currency="USD" office:value="0" calcext:value-type="currency">
            <text:p>$0.00</text:p>
          </table:table-cell>
          <table:table-cell table:formula="of:=[.J337]*[.J323]" office:value-type="currency" office:currency="USD" office:value="0" calcext:value-type="currency">
            <text:p>$0.00</text:p>
          </table:table-cell>
          <table:table-cell table:formula="of:=[.K337]*[.K323]" office:value-type="currency" office:currency="USD" office:value="0" calcext:value-type="currency">
            <text:p>$0.00</text:p>
          </table:table-cell>
          <table:table-cell table:formula="of:=[.L337]*[.L323]" office:value-type="currency" office:currency="USD" office:value="0" calcext:value-type="currency">
            <text:p>$0.00</text:p>
          </table:table-cell>
          <table:table-cell table:formula="of:=[.M337]*[.M323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[.B338]*[.B324]" office:value-type="currency" office:currency="USD" office:value="0" calcext:value-type="currency">
            <text:p>$0.00</text:p>
          </table:table-cell>
          <table:table-cell table:formula="of:=[.C338]*[.C324]" office:value-type="currency" office:currency="USD" office:value="0" calcext:value-type="currency">
            <text:p>$0.00</text:p>
          </table:table-cell>
          <table:table-cell table:formula="of:=[.D338]*[.D324]" office:value-type="currency" office:currency="USD" office:value="0" calcext:value-type="currency">
            <text:p>$0.00</text:p>
          </table:table-cell>
          <table:table-cell table:formula="of:=[.E338]*[.E324]" office:value-type="currency" office:currency="USD" office:value="0" calcext:value-type="currency">
            <text:p>$0.00</text:p>
          </table:table-cell>
          <table:table-cell table:formula="of:=[.F338]*[.F324]" office:value-type="currency" office:currency="USD" office:value="0" calcext:value-type="currency">
            <text:p>$0.00</text:p>
          </table:table-cell>
          <table:table-cell table:formula="of:=[.G338]*[.G324]" office:value-type="currency" office:currency="USD" office:value="0" calcext:value-type="currency">
            <text:p>$0.00</text:p>
          </table:table-cell>
          <table:table-cell table:formula="of:=[.H338]*[.H324]" office:value-type="currency" office:currency="USD" office:value="0" calcext:value-type="currency">
            <text:p>$0.00</text:p>
          </table:table-cell>
          <table:table-cell table:formula="of:=[.I338]*[.I324]" office:value-type="currency" office:currency="USD" office:value="0" calcext:value-type="currency">
            <text:p>$0.00</text:p>
          </table:table-cell>
          <table:table-cell table:formula="of:=[.J338]*[.J324]" office:value-type="currency" office:currency="USD" office:value="0" calcext:value-type="currency">
            <text:p>$0.00</text:p>
          </table:table-cell>
          <table:table-cell table:formula="of:=[.K338]*[.K324]" office:value-type="currency" office:currency="USD" office:value="0" calcext:value-type="currency">
            <text:p>$0.00</text:p>
          </table:table-cell>
          <table:table-cell table:formula="of:=[.L338]*[.L324]" office:value-type="currency" office:currency="USD" office:value="0" calcext:value-type="currency">
            <text:p>$0.00</text:p>
          </table:table-cell>
          <table:table-cell table:formula="of:=[.M338]*[.M324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6</text:p>
          </table:table-cell>
          <table:table-cell table:formula="of:=[.B339]*[.B325]" office:value-type="currency" office:currency="USD" office:value="0" calcext:value-type="currency">
            <text:p>$0.00</text:p>
          </table:table-cell>
          <table:table-cell table:formula="of:=[.C339]*[.C325]" office:value-type="currency" office:currency="USD" office:value="0" calcext:value-type="currency">
            <text:p>$0.00</text:p>
          </table:table-cell>
          <table:table-cell table:formula="of:=[.D339]*[.D325]" office:value-type="currency" office:currency="USD" office:value="0" calcext:value-type="currency">
            <text:p>$0.00</text:p>
          </table:table-cell>
          <table:table-cell table:formula="of:=[.E339]*[.E325]" office:value-type="currency" office:currency="USD" office:value="0" calcext:value-type="currency">
            <text:p>$0.00</text:p>
          </table:table-cell>
          <table:table-cell table:formula="of:=[.F339]*[.F325]" office:value-type="currency" office:currency="USD" office:value="0" calcext:value-type="currency">
            <text:p>$0.00</text:p>
          </table:table-cell>
          <table:table-cell table:formula="of:=[.G339]*[.G325]" office:value-type="currency" office:currency="USD" office:value="0" calcext:value-type="currency">
            <text:p>$0.00</text:p>
          </table:table-cell>
          <table:table-cell table:formula="of:=[.H339]*[.H325]" office:value-type="currency" office:currency="USD" office:value="0" calcext:value-type="currency">
            <text:p>$0.00</text:p>
          </table:table-cell>
          <table:table-cell table:formula="of:=[.I339]*[.I325]" office:value-type="currency" office:currency="USD" office:value="0" calcext:value-type="currency">
            <text:p>$0.00</text:p>
          </table:table-cell>
          <table:table-cell table:formula="of:=[.J339]*[.J325]" office:value-type="currency" office:currency="USD" office:value="0" calcext:value-type="currency">
            <text:p>$0.00</text:p>
          </table:table-cell>
          <table:table-cell table:formula="of:=[.K339]*[.K325]" office:value-type="currency" office:currency="USD" office:value="0" calcext:value-type="currency">
            <text:p>$0.00</text:p>
          </table:table-cell>
          <table:table-cell table:formula="of:=[.L339]*[.L325]" office:value-type="currency" office:currency="USD" office:value="0" calcext:value-type="currency">
            <text:p>$0.00</text:p>
          </table:table-cell>
          <table:table-cell table:formula="of:=[.M339]*[.M325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7</text:p>
          </table:table-cell>
          <table:table-cell table:formula="of:=[.B340]*[.B326]" office:value-type="currency" office:currency="USD" office:value="0" calcext:value-type="currency">
            <text:p>$0.00</text:p>
          </table:table-cell>
          <table:table-cell table:formula="of:=[.C340]*[.C326]" office:value-type="currency" office:currency="USD" office:value="0" calcext:value-type="currency">
            <text:p>$0.00</text:p>
          </table:table-cell>
          <table:table-cell table:formula="of:=[.D340]*[.D326]" office:value-type="currency" office:currency="USD" office:value="0" calcext:value-type="currency">
            <text:p>$0.00</text:p>
          </table:table-cell>
          <table:table-cell table:formula="of:=[.E340]*[.E326]" office:value-type="currency" office:currency="USD" office:value="0" calcext:value-type="currency">
            <text:p>$0.00</text:p>
          </table:table-cell>
          <table:table-cell table:formula="of:=[.F340]*[.F326]" office:value-type="currency" office:currency="USD" office:value="0" calcext:value-type="currency">
            <text:p>$0.00</text:p>
          </table:table-cell>
          <table:table-cell table:formula="of:=[.G340]*[.G326]" office:value-type="currency" office:currency="USD" office:value="0" calcext:value-type="currency">
            <text:p>$0.00</text:p>
          </table:table-cell>
          <table:table-cell table:formula="of:=[.H340]*[.H326]" office:value-type="currency" office:currency="USD" office:value="0" calcext:value-type="currency">
            <text:p>$0.00</text:p>
          </table:table-cell>
          <table:table-cell table:formula="of:=[.I340]*[.I326]" office:value-type="currency" office:currency="USD" office:value="0" calcext:value-type="currency">
            <text:p>$0.00</text:p>
          </table:table-cell>
          <table:table-cell table:formula="of:=[.J340]*[.J326]" office:value-type="currency" office:currency="USD" office:value="0" calcext:value-type="currency">
            <text:p>$0.00</text:p>
          </table:table-cell>
          <table:table-cell table:formula="of:=[.K340]*[.K326]" office:value-type="currency" office:currency="USD" office:value="0" calcext:value-type="currency">
            <text:p>$0.00</text:p>
          </table:table-cell>
          <table:table-cell table:formula="of:=[.L340]*[.L326]" office:value-type="currency" office:currency="USD" office:value="0" calcext:value-type="currency">
            <text:p>$0.00</text:p>
          </table:table-cell>
          <table:table-cell table:formula="of:=[.M340]*[.M326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42:.B348])" office:value-type="currency" office:currency="USD" office:value="67733" calcext:value-type="currency">
            <text:p>$67,733.00</text:p>
          </table:table-cell>
          <table:table-cell table:formula="of:=SUM([.C342:.C348])" office:value-type="currency" office:currency="USD" office:value="6052" calcext:value-type="currency">
            <text:p>$6,052.00</text:p>
          </table:table-cell>
          <table:table-cell table:formula="of:=SUM([.D342:.D348])" office:value-type="currency" office:currency="USD" office:value="56837" calcext:value-type="currency">
            <text:p>$56,837.00</text:p>
          </table:table-cell>
          <table:table-cell table:formula="of:=SUM([.E342:.E348])" office:value-type="currency" office:currency="USD" office:value="9448" calcext:value-type="currency">
            <text:p>$9,448.00</text:p>
          </table:table-cell>
          <table:table-cell table:formula="of:=SUM([.F342:.F348])" office:value-type="currency" office:currency="USD" office:value="25130" calcext:value-type="currency">
            <text:p>$25,130.00</text:p>
          </table:table-cell>
          <table:table-cell table:formula="of:=SUM([.G342:.G348])" office:value-type="currency" office:currency="USD" office:value="0" calcext:value-type="currency">
            <text:p>$0.00</text:p>
          </table:table-cell>
          <table:table-cell table:formula="of:=SUM([.H342:.H348])" office:value-type="currency" office:currency="USD" office:value="10852" calcext:value-type="currency">
            <text:p>$10,852.00</text:p>
          </table:table-cell>
          <table:table-cell table:formula="of:=SUM([.I342:.I348])" office:value-type="currency" office:currency="USD" office:value="32852" calcext:value-type="currency">
            <text:p>$32,852.00</text:p>
          </table:table-cell>
          <table:table-cell table:formula="of:=SUM([.J342:.J348])" office:value-type="currency" office:currency="USD" office:value="18706" calcext:value-type="currency">
            <text:p>$18,706.00</text:p>
          </table:table-cell>
          <table:table-cell table:formula="of:=SUM([.K342:.K348])" office:value-type="currency" office:currency="USD" office:value="8032" calcext:value-type="currency">
            <text:p>$8,032.00</text:p>
          </table:table-cell>
          <table:table-cell table:formula="of:=SUM([.L342:.L348])" office:value-type="currency" office:currency="USD" office:value="19498" calcext:value-type="currency">
            <text:p>$19,498.00</text:p>
          </table:table-cell>
          <table:table-cell table:formula="of:=SUM([.M342:.M348])" office:value-type="currency" office:currency="USD" office:value="13382" calcext:value-type="currency">
            <text:p>$13,382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24" office:value-type="string" calcext:value-type="string">
            <text:p>ceiling</text:p>
          </table:table-cell>
          <table:table-cell table:style-name="ce4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amt in bracket 1 </text:p>
          </table:table-cell>
          <table:table-cell table:formula="of:=IF([.B$331]&gt;=[.B312];[.B312];[.B331])" office:value-type="currency" office:currency="USD" office:value="23200" calcext:value-type="currency">
            <text:p>$23,200.00</text:p>
          </table:table-cell>
          <table:table-cell table:formula="of:=IF([.C$331]&gt;=[.C312];[.C312];[.C331])" office:value-type="currency" office:currency="USD" office:value="23200" calcext:value-type="currency">
            <text:p>$23,200.00</text:p>
          </table:table-cell>
          <table:table-cell table:formula="of:=IF([.D$331]&gt;=[.D312];[.D312];[.D331])" office:value-type="currency" office:currency="USD" office:value="23200" calcext:value-type="currency">
            <text:p>$23,200.00</text:p>
          </table:table-cell>
          <table:table-cell table:formula="of:=IF([.E$331]&gt;=[.E312];[.E312];[.E331])" office:value-type="currency" office:currency="USD" office:value="23200" calcext:value-type="currency">
            <text:p>$23,200.00</text:p>
          </table:table-cell>
          <table:table-cell table:formula="of:=IF([.F$331]&gt;=[.F312];[.F312];[.F331])" office:value-type="currency" office:currency="USD" office:value="23200" calcext:value-type="currency">
            <text:p>$23,200.00</text:p>
          </table:table-cell>
          <table:table-cell table:formula="of:=IF([.G$331]&gt;=[.G312];[.G312];[.G331])" office:value-type="currency" office:currency="USD" office:value="25" calcext:value-type="currency">
            <text:p>$25.00</text:p>
          </table:table-cell>
          <table:table-cell table:formula="of:=IF([.H$331]&gt;=[.H312];[.H312];[.H331])" office:value-type="currency" office:currency="USD" office:value="23200" calcext:value-type="currency">
            <text:p>$23,200.00</text:p>
          </table:table-cell>
          <table:table-cell table:formula="of:=IF([.I$331]&gt;=[.I312];[.I312];[.I331])" office:value-type="currency" office:currency="USD" office:value="23200" calcext:value-type="currency">
            <text:p>$23,200.00</text:p>
          </table:table-cell>
          <table:table-cell table:formula="of:=IF([.J$331]&gt;=[.J312];[.J312];[.J331])" office:value-type="currency" office:currency="USD" office:value="23200" calcext:value-type="currency">
            <text:p>$23,200.00</text:p>
          </table:table-cell>
          <table:table-cell table:formula="of:=IF([.K$331]&gt;=[.K312];[.K312];[.K331])" office:value-type="currency" office:currency="USD" office:value="23200" calcext:value-type="currency">
            <text:p>$23,200.00</text:p>
          </table:table-cell>
          <table:table-cell table:formula="of:=IF([.L$331]&gt;=[.L312];[.L312];[.L331])" office:value-type="currency" office:currency="USD" office:value="23200" calcext:value-type="currency">
            <text:p>$23,200.00</text:p>
          </table:table-cell>
          <table:table-cell table:formula="of:=IF([.M$331]&gt;=[.M312];[.M312];[.M331])" office:value-type="currency" office:currency="USD" office:value="23200" calcext:value-type="currency">
            <text:p>$23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2</text:p>
          </table:table-cell>
          <table:table-cell table:formula="of:=IF([.B$331]&lt;[.B305];0;IF([.B$331]&gt;[.B313];[.B313]-[.B305];[.B$331]-[.B305]))" office:value-type="currency" office:currency="USD" office:value="71100" calcext:value-type="currency">
            <text:p>$71,100.00</text:p>
          </table:table-cell>
          <table:table-cell table:formula="of:=IF([.C$331]&lt;[.C305];0;IF([.C$331]&gt;[.C313];[.C313]-[.C305];[.C$331]-[.C305]))" office:value-type="currency" office:currency="USD" office:value="31150" calcext:value-type="currency">
            <text:p>$31,150.00</text:p>
          </table:table-cell>
          <table:table-cell table:formula="of:=IF([.D$331]&lt;[.D305];0;IF([.D$331]&gt;[.D313];[.D313]-[.D305];[.D$331]-[.D305]))" office:value-type="currency" office:currency="USD" office:value="71100" calcext:value-type="currency">
            <text:p>$71,100.00</text:p>
          </table:table-cell>
          <table:table-cell table:formula="of:=IF([.E$331]&lt;[.E305];0;IF([.E$331]&gt;[.E313];[.E313]-[.E305];[.E$331]-[.E305]))" office:value-type="currency" office:currency="USD" office:value="59450" calcext:value-type="currency">
            <text:p>$59,450.00</text:p>
          </table:table-cell>
          <table:table-cell table:formula="of:=IF([.F$331]&lt;[.F305];0;IF([.F$331]&gt;[.F313];[.F313]-[.F305];[.F$331]-[.F305]))" office:value-type="currency" office:currency="USD" office:value="71100" calcext:value-type="currency">
            <text:p>$71,100.00</text:p>
          </table:table-cell>
          <table:table-cell table:formula="of:=IF([.G$331]&lt;[.G305];0;IF([.G$331]&gt;[.G313];[.G313]-[.G305];[.G$331]-[.G305]))" office:value-type="currency" office:currency="USD" office:value="0" calcext:value-type="currency">
            <text:p>$0.00</text:p>
          </table:table-cell>
          <table:table-cell table:formula="of:=IF([.H$331]&lt;[.H305];0;IF([.H$331]&gt;[.H313];[.H313]-[.H305];[.H$331]-[.H305]))" office:value-type="currency" office:currency="USD" office:value="71100" calcext:value-type="currency">
            <text:p>$71,100.00</text:p>
          </table:table-cell>
          <table:table-cell table:formula="of:=IF([.I$331]&lt;[.I305];0;IF([.I$331]&gt;[.I313];[.I313]-[.I305];[.I$331]-[.I305]))" office:value-type="currency" office:currency="USD" office:value="71100" calcext:value-type="currency">
            <text:p>$71,100.00</text:p>
          </table:table-cell>
          <table:table-cell table:formula="of:=IF([.J$331]&lt;[.J305];0;IF([.J$331]&gt;[.J313];[.J313]-[.J305];[.J$331]-[.J305]))" office:value-type="currency" office:currency="USD" office:value="71100" calcext:value-type="currency">
            <text:p>$71,100.00</text:p>
          </table:table-cell>
          <table:table-cell table:formula="of:=IF([.K$331]&lt;[.K305];0;IF([.K$331]&gt;[.K313];[.K313]-[.K305];[.K$331]-[.K305]))" office:value-type="currency" office:currency="USD" office:value="47650" calcext:value-type="currency">
            <text:p>$47,650.00</text:p>
          </table:table-cell>
          <table:table-cell table:formula="of:=IF([.L$331]&lt;[.L305];0;IF([.L$331]&gt;[.L313];[.L313]-[.L305];[.L$331]-[.L305]))" office:value-type="currency" office:currency="USD" office:value="71100" calcext:value-type="currency">
            <text:p>$71,100.00</text:p>
          </table:table-cell>
          <table:table-cell table:formula="of:=IF([.M$331]&lt;[.M305];0;IF([.M$331]&gt;[.M313];[.M313]-[.M305];[.M$331]-[.M305]))" office:value-type="currency" office:currency="USD" office:value="71100" calcext:value-type="currency">
            <text:p>$71,1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3</text:p>
          </table:table-cell>
          <table:table-cell table:formula="of:=IF([.B$331]&lt;[.B306];0;IF([.B$331]&gt;[.B314];[.B314]-[.B306];[.B$331]-[.B306]))" office:value-type="currency" office:currency="USD" office:value="106750" calcext:value-type="currency">
            <text:p>$106,750.00</text:p>
          </table:table-cell>
          <table:table-cell table:formula="of:=IF([.C$331]&lt;[.C306];0;IF([.C$331]&gt;[.C314];[.C314]-[.C306];[.C$331]-[.C306]))" office:value-type="currency" office:currency="USD" office:value="0" calcext:value-type="currency">
            <text:p>$0.00</text:p>
          </table:table-cell>
          <table:table-cell table:formula="of:=IF([.D$331]&lt;[.D306];0;IF([.D$331]&gt;[.D314];[.D314]-[.D306];[.D$331]-[.D306]))" office:value-type="currency" office:currency="USD" office:value="106750" calcext:value-type="currency">
            <text:p>$106,750.00</text:p>
          </table:table-cell>
          <table:table-cell table:formula="of:=IF([.E$331]&lt;[.E306];0;IF([.E$331]&gt;[.E314];[.E314]-[.E306];[.E$331]-[.E306]))" office:value-type="currency" office:currency="USD" office:value="0" calcext:value-type="currency">
            <text:p>$0.00</text:p>
          </table:table-cell>
          <table:table-cell table:formula="of:=IF([.F$331]&lt;[.F306];0;IF([.F$331]&gt;[.F314];[.F314]-[.F306];[.F$331]-[.F306]))" office:value-type="currency" office:currency="USD" office:value="64950" calcext:value-type="currency">
            <text:p>$64,950.00</text:p>
          </table:table-cell>
          <table:table-cell table:formula="of:=IF([.G$331]&lt;[.G306];0;IF([.G$331]&gt;[.G314];[.G314]-[.G306];[.G$331]-[.G306]))" office:value-type="currency" office:currency="USD" office:value="0" calcext:value-type="currency">
            <text:p>$0.00</text:p>
          </table:table-cell>
          <table:table-cell table:formula="of:=IF([.H$331]&lt;[.H306];0;IF([.H$331]&gt;[.H314];[.H314]-[.H306];[.H$331]-[.H306]))" office:value-type="currency" office:currency="USD" office:value="50" calcext:value-type="currency">
            <text:p>$50.00</text:p>
          </table:table-cell>
          <table:table-cell table:formula="of:=IF([.I$331]&lt;[.I306];0;IF([.I$331]&gt;[.I314];[.I314]-[.I306];[.I$331]-[.I306]))" office:value-type="currency" office:currency="USD" office:value="100050" calcext:value-type="currency">
            <text:p>$100,050.00</text:p>
          </table:table-cell>
          <table:table-cell table:formula="of:=IF([.J$331]&lt;[.J306];0;IF([.J$331]&gt;[.J314];[.J314]-[.J306];[.J$331]-[.J306]))" office:value-type="currency" office:currency="USD" office:value="35750" calcext:value-type="currency">
            <text:p>$35,750.00</text:p>
          </table:table-cell>
          <table:table-cell table:formula="of:=IF([.K$331]&lt;[.K306];0;IF([.K$331]&gt;[.K314];[.K314]-[.K306];[.K$331]-[.K306]))" office:value-type="currency" office:currency="USD" office:value="0" calcext:value-type="currency">
            <text:p>$0.00</text:p>
          </table:table-cell>
          <table:table-cell table:formula="of:=IF([.L$331]&lt;[.L306];0;IF([.L$331]&gt;[.L314];[.L314]-[.L306];[.L$331]-[.L306]))" office:value-type="currency" office:currency="USD" office:value="39350" calcext:value-type="currency">
            <text:p>$39,350.00</text:p>
          </table:table-cell>
          <table:table-cell table:formula="of:=IF([.M$331]&lt;[.M306];0;IF([.M$331]&gt;[.M314];[.M314]-[.M306];[.M$331]-[.M306]))" office:value-type="currency" office:currency="USD" office:value="11550" calcext:value-type="currency">
            <text:p>$11,5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4</text:p>
          </table:table-cell>
          <table:table-cell table:formula="of:=IF([.B$331]&lt;[.B307];0;IF([.B$331]&gt;[.B315];[.B315]-[.B307];[.B$331]-[.B307]))" office:value-type="currency" office:currency="USD" office:value="139200" calcext:value-type="currency">
            <text:p>$139,200.00</text:p>
          </table:table-cell>
          <table:table-cell table:formula="of:=IF([.C$331]&lt;[.C307];0;IF([.C$331]&gt;[.C315];[.C315]-[.C307];[.C$331]-[.C307]))" office:value-type="currency" office:currency="USD" office:value="0" calcext:value-type="currency">
            <text:p>$0.00</text:p>
          </table:table-cell>
          <table:table-cell table:formula="of:=IF([.D$331]&lt;[.D307];0;IF([.D$331]&gt;[.D315];[.D315]-[.D307];[.D$331]-[.D307]))" office:value-type="currency" office:currency="USD" office:value="93800" calcext:value-type="currency">
            <text:p>$93,800.00</text:p>
          </table:table-cell>
          <table:table-cell table:formula="of:=IF([.E$331]&lt;[.E307];0;IF([.E$331]&gt;[.E315];[.E315]-[.E307];[.E$331]-[.E307]))" office:value-type="currency" office:currency="USD" office:value="0" calcext:value-type="currency">
            <text:p>$0.00</text:p>
          </table:table-cell>
          <table:table-cell table:formula="of:=IF([.F$331]&lt;[.F307];0;IF([.F$331]&gt;[.F315];[.F315]-[.F307];[.F$331]-[.F307]))" office:value-type="currency" office:currency="USD" office:value="0" calcext:value-type="currency">
            <text:p>$0.00</text:p>
          </table:table-cell>
          <table:table-cell table:formula="of:=IF([.G$331]&lt;[.G307];0;IF([.G$331]&gt;[.G315];[.G315]-[.G307];[.G$331]-[.G307]))" office:value-type="currency" office:currency="USD" office:value="0" calcext:value-type="currency">
            <text:p>$0.00</text:p>
          </table:table-cell>
          <table:table-cell table:formula="of:=IF([.H$331]&lt;[.H307];0;IF([.H$331]&gt;[.H315];[.H315]-[.H307];[.H$331]-[.H307]))" office:value-type="currency" office:currency="USD" office:value="0" calcext:value-type="currency">
            <text:p>$0.00</text:p>
          </table:table-cell>
          <table:table-cell table:formula="of:=IF([.I$331]&lt;[.I307];0;IF([.I$331]&gt;[.I315];[.I315]-[.I307];[.I$331]-[.I307]))" office:value-type="currency" office:currency="USD" office:value="0" calcext:value-type="currency">
            <text:p>$0.00</text:p>
          </table:table-cell>
          <table:table-cell table:formula="of:=IF([.J$331]&lt;[.J307];0;IF([.J$331]&gt;[.J315];[.J315]-[.J307];[.J$331]-[.J307]))" office:value-type="currency" office:currency="USD" office:value="0" calcext:value-type="currency">
            <text:p>$0.00</text:p>
          </table:table-cell>
          <table:table-cell table:formula="of:=IF([.K$331]&lt;[.K307];0;IF([.K$331]&gt;[.K315];[.K315]-[.K307];[.K$331]-[.K307]))" office:value-type="currency" office:currency="USD" office:value="0" calcext:value-type="currency">
            <text:p>$0.00</text:p>
          </table:table-cell>
          <table:table-cell table:formula="of:=IF([.L$331]&lt;[.L307];0;IF([.L$331]&gt;[.L315];[.L315]-[.L307];[.L$331]-[.L307]))" office:value-type="currency" office:currency="USD" office:value="0" calcext:value-type="currency">
            <text:p>$0.00</text:p>
          </table:table-cell>
          <table:table-cell table:formula="of:=IF([.M$331]&lt;[.M307];0;IF([.M$331]&gt;[.M315];[.M315]-[.M307];[.M$331]-[.M307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5</text:p>
          </table:table-cell>
          <table:table-cell table:formula="of:=IF([.B$331]&lt;[.B308];0;IF([.B$331]&gt;[.B316];[.B316]-[.B308];[.B$331]-[.B308]))" office:value-type="currency" office:currency="USD" office:value="0" calcext:value-type="currency">
            <text:p>$0.00</text:p>
          </table:table-cell>
          <table:table-cell table:formula="of:=IF([.C$331]&lt;[.C308];0;IF([.C$331]&gt;[.C316];[.C316]-[.C308];[.C$331]-[.C308]))" office:value-type="currency" office:currency="USD" office:value="0" calcext:value-type="currency">
            <text:p>$0.00</text:p>
          </table:table-cell>
          <table:table-cell table:formula="of:=IF([.D$331]&lt;[.D308];0;IF([.D$331]&gt;[.D316];[.D316]-[.D308];[.D$331]-[.D308]))" office:value-type="currency" office:currency="USD" office:value="0" calcext:value-type="currency">
            <text:p>$0.00</text:p>
          </table:table-cell>
          <table:table-cell table:formula="of:=IF([.E$331]&lt;[.E308];0;IF([.E$331]&gt;[.E316];[.E316]-[.E308];[.E$331]-[.E308]))" office:value-type="currency" office:currency="USD" office:value="0" calcext:value-type="currency">
            <text:p>$0.00</text:p>
          </table:table-cell>
          <table:table-cell table:formula="of:=IF([.F$331]&lt;[.F308];0;IF([.F$331]&gt;[.F316];[.F316]-[.F308];[.F$331]-[.F308]))" office:value-type="currency" office:currency="USD" office:value="0" calcext:value-type="currency">
            <text:p>$0.00</text:p>
          </table:table-cell>
          <table:table-cell table:formula="of:=IF([.G$331]&lt;[.G308];0;IF([.G$331]&gt;[.G316];[.G316]-[.G308];[.G$331]-[.G308]))" office:value-type="currency" office:currency="USD" office:value="0" calcext:value-type="currency">
            <text:p>$0.00</text:p>
          </table:table-cell>
          <table:table-cell table:formula="of:=IF([.H$331]&lt;[.H308];0;IF([.H$331]&gt;[.H316];[.H316]-[.H308];[.H$331]-[.H308]))" office:value-type="currency" office:currency="USD" office:value="0" calcext:value-type="currency">
            <text:p>$0.00</text:p>
          </table:table-cell>
          <table:table-cell table:formula="of:=IF([.I$331]&lt;[.I308];0;IF([.I$331]&gt;[.I316];[.I316]-[.I308];[.I$331]-[.I308]))" office:value-type="currency" office:currency="USD" office:value="0" calcext:value-type="currency">
            <text:p>$0.00</text:p>
          </table:table-cell>
          <table:table-cell table:formula="of:=IF([.J$331]&lt;[.J308];0;IF([.J$331]&gt;[.J316];[.J316]-[.J308];[.J$331]-[.J308]))" office:value-type="currency" office:currency="USD" office:value="0" calcext:value-type="currency">
            <text:p>$0.00</text:p>
          </table:table-cell>
          <table:table-cell table:formula="of:=IF([.K$331]&lt;[.K308];0;IF([.K$331]&gt;[.K316];[.K316]-[.K308];[.K$331]-[.K308]))" office:value-type="currency" office:currency="USD" office:value="0" calcext:value-type="currency">
            <text:p>$0.00</text:p>
          </table:table-cell>
          <table:table-cell table:formula="of:=IF([.L$331]&lt;[.L308];0;IF([.L$331]&gt;[.L316];[.L316]-[.L308];[.L$331]-[.L308]))" office:value-type="currency" office:currency="USD" office:value="0" calcext:value-type="currency">
            <text:p>$0.00</text:p>
          </table:table-cell>
          <table:table-cell table:formula="of:=IF([.M$331]&lt;[.M308];0;IF([.M$331]&gt;[.M316];[.M316]-[.M308];[.M$331]-[.M308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6</text:p>
          </table:table-cell>
          <table:table-cell table:formula="of:=IF([.B$331]&lt;[.B309];0;IF([.B$331]&gt;[.B317];[.B317]-[.B309];[.B$331]-[.B309]))" office:value-type="currency" office:currency="USD" office:value="0" calcext:value-type="currency">
            <text:p>$0.00</text:p>
          </table:table-cell>
          <table:table-cell table:formula="of:=IF([.C$331]&lt;[.C309];0;IF([.C$331]&gt;[.C317];[.C317]-[.C309];[.C$331]-[.C309]))" office:value-type="currency" office:currency="USD" office:value="0" calcext:value-type="currency">
            <text:p>$0.00</text:p>
          </table:table-cell>
          <table:table-cell table:formula="of:=IF([.D$331]&lt;[.D309];0;IF([.D$331]&gt;[.D317];[.D317]-[.D309];[.D$331]-[.D309]))" office:value-type="currency" office:currency="USD" office:value="0" calcext:value-type="currency">
            <text:p>$0.00</text:p>
          </table:table-cell>
          <table:table-cell table:formula="of:=IF([.E$331]&lt;[.E309];0;IF([.E$331]&gt;[.E317];[.E317]-[.E309];[.E$331]-[.E309]))" office:value-type="currency" office:currency="USD" office:value="0" calcext:value-type="currency">
            <text:p>$0.00</text:p>
          </table:table-cell>
          <table:table-cell table:formula="of:=IF([.F$331]&lt;[.F309];0;IF([.F$331]&gt;[.F317];[.F317]-[.F309];[.F$331]-[.F309]))" office:value-type="currency" office:currency="USD" office:value="0" calcext:value-type="currency">
            <text:p>$0.00</text:p>
          </table:table-cell>
          <table:table-cell table:formula="of:=IF([.G$331]&lt;[.G309];0;IF([.G$331]&gt;[.G317];[.G317]-[.G309];[.G$331]-[.G309]))" office:value-type="currency" office:currency="USD" office:value="0" calcext:value-type="currency">
            <text:p>$0.00</text:p>
          </table:table-cell>
          <table:table-cell table:formula="of:=IF([.H$331]&lt;[.H309];0;IF([.H$331]&gt;[.H317];[.H317]-[.H309];[.H$331]-[.H309]))" office:value-type="currency" office:currency="USD" office:value="0" calcext:value-type="currency">
            <text:p>$0.00</text:p>
          </table:table-cell>
          <table:table-cell table:formula="of:=IF([.I$331]&lt;[.I309];0;IF([.I$331]&gt;[.I317];[.I317]-[.I309];[.I$331]-[.I309]))" office:value-type="currency" office:currency="USD" office:value="0" calcext:value-type="currency">
            <text:p>$0.00</text:p>
          </table:table-cell>
          <table:table-cell table:formula="of:=IF([.J$331]&lt;[.J309];0;IF([.J$331]&gt;[.J317];[.J317]-[.J309];[.J$331]-[.J309]))" office:value-type="currency" office:currency="USD" office:value="0" calcext:value-type="currency">
            <text:p>$0.00</text:p>
          </table:table-cell>
          <table:table-cell table:formula="of:=IF([.K$331]&lt;[.K309];0;IF([.K$331]&gt;[.K317];[.K317]-[.K309];[.K$331]-[.K309]))" office:value-type="currency" office:currency="USD" office:value="0" calcext:value-type="currency">
            <text:p>$0.00</text:p>
          </table:table-cell>
          <table:table-cell table:formula="of:=IF([.L$331]&lt;[.L309];0;IF([.L$331]&gt;[.L317];[.L317]-[.L309];[.L$331]-[.L309]))" office:value-type="currency" office:currency="USD" office:value="0" calcext:value-type="currency">
            <text:p>$0.00</text:p>
          </table:table-cell>
          <table:table-cell table:formula="of:=IF([.M$331]&lt;[.M309];0;IF([.M$331]&gt;[.M317];[.M317]-[.M309];[.M$331]-[.M309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7</text:p>
          </table:table-cell>
          <table:table-cell table:formula="of:=IF([.B$331]&lt;[.B310];0;IF([.B$331]&gt;[.B318];[.B318]-[.B310];[.B$331]-[.B310]))" office:value-type="currency" office:currency="USD" office:value="0" calcext:value-type="currency">
            <text:p>$0.00</text:p>
          </table:table-cell>
          <table:table-cell table:formula="of:=IF([.C$331]&lt;[.C310];0;IF([.C$331]&gt;[.C318];[.C318]-[.C310];[.C$331]-[.C310]))" office:value-type="currency" office:currency="USD" office:value="0" calcext:value-type="currency">
            <text:p>$0.00</text:p>
          </table:table-cell>
          <table:table-cell table:formula="of:=IF([.D$331]&lt;[.D310];0;IF([.D$331]&gt;[.D318];[.D318]-[.D310];[.D$331]-[.D310]))" office:value-type="currency" office:currency="USD" office:value="0" calcext:value-type="currency">
            <text:p>$0.00</text:p>
          </table:table-cell>
          <table:table-cell table:formula="of:=IF([.E$331]&lt;[.E310];0;IF([.E$331]&gt;[.E318];[.E318]-[.E310];[.E$331]-[.E310]))" office:value-type="currency" office:currency="USD" office:value="0" calcext:value-type="currency">
            <text:p>$0.00</text:p>
          </table:table-cell>
          <table:table-cell table:formula="of:=IF([.F$331]&lt;[.F310];0;IF([.F$331]&gt;[.F318];[.F318]-[.F310];[.F$331]-[.F310]))" office:value-type="currency" office:currency="USD" office:value="0" calcext:value-type="currency">
            <text:p>$0.00</text:p>
          </table:table-cell>
          <table:table-cell table:formula="of:=IF([.G$331]&lt;[.G310];0;IF([.G$331]&gt;[.G318];[.G318]-[.G310];[.G$331]-[.G310]))" office:value-type="currency" office:currency="USD" office:value="0" calcext:value-type="currency">
            <text:p>$0.00</text:p>
          </table:table-cell>
          <table:table-cell table:formula="of:=IF([.H$331]&lt;[.H310];0;IF([.H$331]&gt;[.H318];[.H318]-[.H310];[.H$331]-[.H310]))" office:value-type="currency" office:currency="USD" office:value="0" calcext:value-type="currency">
            <text:p>$0.00</text:p>
          </table:table-cell>
          <table:table-cell table:formula="of:=IF([.I$331]&lt;[.I310];0;IF([.I$331]&gt;[.I318];[.I318]-[.I310];[.I$331]-[.I310]))" office:value-type="currency" office:currency="USD" office:value="0" calcext:value-type="currency">
            <text:p>$0.00</text:p>
          </table:table-cell>
          <table:table-cell table:formula="of:=IF([.J$331]&lt;[.J310];0;IF([.J$331]&gt;[.J318];[.J318]-[.J310];[.J$331]-[.J310]))" office:value-type="currency" office:currency="USD" office:value="0" calcext:value-type="currency">
            <text:p>$0.00</text:p>
          </table:table-cell>
          <table:table-cell table:formula="of:=IF([.K$331]&lt;[.K310];0;IF([.K$331]&gt;[.K318];[.K318]-[.K310];[.K$331]-[.K310]))" office:value-type="currency" office:currency="USD" office:value="0" calcext:value-type="currency">
            <text:p>$0.00</text:p>
          </table:table-cell>
          <table:table-cell table:formula="of:=IF([.L$331]&lt;[.L310];0;IF([.L$331]&gt;[.L318];[.L318]-[.L310];[.L$331]-[.L310]))" office:value-type="currency" office:currency="USD" office:value="0" calcext:value-type="currency">
            <text:p>$0.00</text:p>
          </table:table-cell>
          <table:table-cell table:formula="of:=IF([.M$331]&lt;[.M310];0;IF([.M$331]&gt;[.M318];[.M318]-[.M310];[.M$331]-[.M310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[.B353]*[.B320]" office:value-type="currency" office:currency="USD" office:value="2320" calcext:value-type="currency">
            <text:p>$2,320.00</text:p>
          </table:table-cell>
          <table:table-cell table:formula="of:=[.C353]*[.C320]" office:value-type="currency" office:currency="USD" office:value="2320" calcext:value-type="currency">
            <text:p>$2,320.00</text:p>
          </table:table-cell>
          <table:table-cell table:formula="of:=[.D353]*[.D320]" office:value-type="currency" office:currency="USD" office:value="2320" calcext:value-type="currency">
            <text:p>$2,320.00</text:p>
          </table:table-cell>
          <table:table-cell table:formula="of:=[.E353]*[.E320]" office:value-type="currency" office:currency="USD" office:value="2320" calcext:value-type="currency">
            <text:p>$2,320.00</text:p>
          </table:table-cell>
          <table:table-cell table:formula="of:=[.F353]*[.F320]" office:value-type="currency" office:currency="USD" office:value="2320" calcext:value-type="currency">
            <text:p>$2,320.00</text:p>
          </table:table-cell>
          <table:table-cell table:formula="of:=[.G353]*[.G320]" office:value-type="currency" office:currency="USD" office:value="2.5" calcext:value-type="currency">
            <text:p>$2.50</text:p>
          </table:table-cell>
          <table:table-cell table:formula="of:=[.H353]*[.H320]" office:value-type="currency" office:currency="USD" office:value="2320" calcext:value-type="currency">
            <text:p>$2,320.00</text:p>
          </table:table-cell>
          <table:table-cell table:formula="of:=[.I353]*[.I320]" office:value-type="currency" office:currency="USD" office:value="2320" calcext:value-type="currency">
            <text:p>$2,320.00</text:p>
          </table:table-cell>
          <table:table-cell table:formula="of:=[.J353]*[.J320]" office:value-type="currency" office:currency="USD" office:value="2320" calcext:value-type="currency">
            <text:p>$2,320.00</text:p>
          </table:table-cell>
          <table:table-cell table:formula="of:=[.K353]*[.K320]" office:value-type="currency" office:currency="USD" office:value="2320" calcext:value-type="currency">
            <text:p>$2,320.00</text:p>
          </table:table-cell>
          <table:table-cell table:formula="of:=[.L353]*[.L320]" office:value-type="currency" office:currency="USD" office:value="2320" calcext:value-type="currency">
            <text:p>$2,320.00</text:p>
          </table:table-cell>
          <table:table-cell table:formula="of:=[.M353]*[.M320]" office:value-type="currency" office:currency="USD" office:value="2320" calcext:value-type="currency">
            <text:p>$2,32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[.B354]*[.B321]" office:value-type="currency" office:currency="USD" office:value="8532" calcext:value-type="currency">
            <text:p>$8,532.00</text:p>
          </table:table-cell>
          <table:table-cell table:formula="of:=[.C354]*[.C321]" office:value-type="currency" office:currency="USD" office:value="3738" calcext:value-type="currency">
            <text:p>$3,738.00</text:p>
          </table:table-cell>
          <table:table-cell table:formula="of:=[.D354]*[.D321]" office:value-type="currency" office:currency="USD" office:value="8532" calcext:value-type="currency">
            <text:p>$8,532.00</text:p>
          </table:table-cell>
          <table:table-cell table:formula="of:=[.E354]*[.E321]" office:value-type="currency" office:currency="USD" office:value="7134" calcext:value-type="currency">
            <text:p>$7,134.00</text:p>
          </table:table-cell>
          <table:table-cell table:formula="of:=[.F354]*[.F321]" office:value-type="currency" office:currency="USD" office:value="8532" calcext:value-type="currency">
            <text:p>$8,532.00</text:p>
          </table:table-cell>
          <table:table-cell table:formula="of:=[.G354]*[.G321]" office:value-type="currency" office:currency="USD" office:value="0" calcext:value-type="currency">
            <text:p>$0.00</text:p>
          </table:table-cell>
          <table:table-cell table:formula="of:=[.H354]*[.H321]" office:value-type="currency" office:currency="USD" office:value="8532" calcext:value-type="currency">
            <text:p>$8,532.00</text:p>
          </table:table-cell>
          <table:table-cell table:formula="of:=[.I354]*[.I321]" office:value-type="currency" office:currency="USD" office:value="8532" calcext:value-type="currency">
            <text:p>$8,532.00</text:p>
          </table:table-cell>
          <table:table-cell table:formula="of:=[.J354]*[.J321]" office:value-type="currency" office:currency="USD" office:value="8532" calcext:value-type="currency">
            <text:p>$8,532.00</text:p>
          </table:table-cell>
          <table:table-cell table:formula="of:=[.K354]*[.K321]" office:value-type="currency" office:currency="USD" office:value="5718" calcext:value-type="currency">
            <text:p>$5,718.00</text:p>
          </table:table-cell>
          <table:table-cell table:formula="of:=[.L354]*[.L321]" office:value-type="currency" office:currency="USD" office:value="8532" calcext:value-type="currency">
            <text:p>$8,532.00</text:p>
          </table:table-cell>
          <table:table-cell table:formula="of:=[.M354]*[.M321]" office:value-type="currency" office:currency="USD" office:value="8532" calcext:value-type="currency">
            <text:p>$8,532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[.B355]*[.B322]" office:value-type="currency" office:currency="USD" office:value="23485" calcext:value-type="currency">
            <text:p>$23,485.00</text:p>
          </table:table-cell>
          <table:table-cell table:formula="of:=[.C355]*[.C322]" office:value-type="currency" office:currency="USD" office:value="0" calcext:value-type="currency">
            <text:p>$0.00</text:p>
          </table:table-cell>
          <table:table-cell table:formula="of:=[.D355]*[.D322]" office:value-type="currency" office:currency="USD" office:value="23485" calcext:value-type="currency">
            <text:p>$23,485.00</text:p>
          </table:table-cell>
          <table:table-cell table:formula="of:=[.E355]*[.E322]" office:value-type="currency" office:currency="USD" office:value="0" calcext:value-type="currency">
            <text:p>$0.00</text:p>
          </table:table-cell>
          <table:table-cell table:formula="of:=[.F355]*[.F322]" office:value-type="currency" office:currency="USD" office:value="14289" calcext:value-type="currency">
            <text:p>$14,289.00</text:p>
          </table:table-cell>
          <table:table-cell table:formula="of:=[.G355]*[.G322]" office:value-type="currency" office:currency="USD" office:value="0" calcext:value-type="currency">
            <text:p>$0.00</text:p>
          </table:table-cell>
          <table:table-cell table:formula="of:=[.H355]*[.H322]" office:value-type="currency" office:currency="USD" office:value="11" calcext:value-type="currency">
            <text:p>$11.00</text:p>
          </table:table-cell>
          <table:table-cell table:formula="of:=[.I355]*[.I322]" office:value-type="currency" office:currency="USD" office:value="22011" calcext:value-type="currency">
            <text:p>$22,011.00</text:p>
          </table:table-cell>
          <table:table-cell table:formula="of:=[.J355]*[.J322]" office:value-type="currency" office:currency="USD" office:value="7865" calcext:value-type="currency">
            <text:p>$7,865.00</text:p>
          </table:table-cell>
          <table:table-cell table:formula="of:=[.K355]*[.K322]" office:value-type="currency" office:currency="USD" office:value="0" calcext:value-type="currency">
            <text:p>$0.00</text:p>
          </table:table-cell>
          <table:table-cell table:formula="of:=[.L355]*[.L322]" office:value-type="currency" office:currency="USD" office:value="8657" calcext:value-type="currency">
            <text:p>$8,657.00</text:p>
          </table:table-cell>
          <table:table-cell table:formula="of:=[.M355]*[.M322]" office:value-type="currency" office:currency="USD" office:value="2541" calcext:value-type="currency">
            <text:p>$2,541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[.B356]*[.B323]" office:value-type="currency" office:currency="USD" office:value="33408" calcext:value-type="currency">
            <text:p>$33,408.00</text:p>
          </table:table-cell>
          <table:table-cell table:formula="of:=[.C356]*[.C323]" office:value-type="currency" office:currency="USD" office:value="0" calcext:value-type="currency">
            <text:p>$0.00</text:p>
          </table:table-cell>
          <table:table-cell table:formula="of:=[.D356]*[.D323]" office:value-type="currency" office:currency="USD" office:value="22512" calcext:value-type="currency">
            <text:p>$22,512.00</text:p>
          </table:table-cell>
          <table:table-cell table:formula="of:=[.E356]*[.E323]" office:value-type="currency" office:currency="USD" office:value="0" calcext:value-type="currency">
            <text:p>$0.00</text:p>
          </table:table-cell>
          <table:table-cell table:formula="of:=[.F356]*[.F323]" office:value-type="currency" office:currency="USD" office:value="0" calcext:value-type="currency">
            <text:p>$0.00</text:p>
          </table:table-cell>
          <table:table-cell table:formula="of:=[.G356]*[.G323]" office:value-type="currency" office:currency="USD" office:value="0" calcext:value-type="currency">
            <text:p>$0.00</text:p>
          </table:table-cell>
          <table:table-cell table:formula="of:=[.H356]*[.H323]" office:value-type="currency" office:currency="USD" office:value="0" calcext:value-type="currency">
            <text:p>$0.00</text:p>
          </table:table-cell>
          <table:table-cell table:formula="of:=[.I356]*[.I323]" office:value-type="currency" office:currency="USD" office:value="0" calcext:value-type="currency">
            <text:p>$0.00</text:p>
          </table:table-cell>
          <table:table-cell table:formula="of:=[.J356]*[.J323]" office:value-type="currency" office:currency="USD" office:value="0" calcext:value-type="currency">
            <text:p>$0.00</text:p>
          </table:table-cell>
          <table:table-cell table:formula="of:=[.K356]*[.K323]" office:value-type="currency" office:currency="USD" office:value="0" calcext:value-type="currency">
            <text:p>$0.00</text:p>
          </table:table-cell>
          <table:table-cell table:formula="of:=[.L356]*[.L323]" office:value-type="currency" office:currency="USD" office:value="0" calcext:value-type="currency">
            <text:p>$0.00</text:p>
          </table:table-cell>
          <table:table-cell table:formula="of:=[.M356]*[.M323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[.B357]*[.B324]" office:value-type="currency" office:currency="USD" office:value="0" calcext:value-type="currency">
            <text:p>$0.00</text:p>
          </table:table-cell>
          <table:table-cell table:formula="of:=[.C357]*[.C324]" office:value-type="currency" office:currency="USD" office:value="0" calcext:value-type="currency">
            <text:p>$0.00</text:p>
          </table:table-cell>
          <table:table-cell table:formula="of:=[.D357]*[.D324]" office:value-type="currency" office:currency="USD" office:value="0" calcext:value-type="currency">
            <text:p>$0.00</text:p>
          </table:table-cell>
          <table:table-cell table:formula="of:=[.E357]*[.E324]" office:value-type="currency" office:currency="USD" office:value="0" calcext:value-type="currency">
            <text:p>$0.00</text:p>
          </table:table-cell>
          <table:table-cell table:formula="of:=[.F357]*[.F324]" office:value-type="currency" office:currency="USD" office:value="0" calcext:value-type="currency">
            <text:p>$0.00</text:p>
          </table:table-cell>
          <table:table-cell table:formula="of:=[.G357]*[.G324]" office:value-type="currency" office:currency="USD" office:value="0" calcext:value-type="currency">
            <text:p>$0.00</text:p>
          </table:table-cell>
          <table:table-cell table:formula="of:=[.H357]*[.H324]" office:value-type="currency" office:currency="USD" office:value="0" calcext:value-type="currency">
            <text:p>$0.00</text:p>
          </table:table-cell>
          <table:table-cell table:formula="of:=[.I357]*[.I324]" office:value-type="currency" office:currency="USD" office:value="0" calcext:value-type="currency">
            <text:p>$0.00</text:p>
          </table:table-cell>
          <table:table-cell table:formula="of:=[.J357]*[.J324]" office:value-type="currency" office:currency="USD" office:value="0" calcext:value-type="currency">
            <text:p>$0.00</text:p>
          </table:table-cell>
          <table:table-cell table:formula="of:=[.K357]*[.K324]" office:value-type="currency" office:currency="USD" office:value="0" calcext:value-type="currency">
            <text:p>$0.00</text:p>
          </table:table-cell>
          <table:table-cell table:formula="of:=[.L357]*[.L324]" office:value-type="currency" office:currency="USD" office:value="0" calcext:value-type="currency">
            <text:p>$0.00</text:p>
          </table:table-cell>
          <table:table-cell table:formula="of:=[.M357]*[.M324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6</text:p>
          </table:table-cell>
          <table:table-cell table:formula="of:=[.B358]*[.B325]" office:value-type="currency" office:currency="USD" office:value="0" calcext:value-type="currency">
            <text:p>$0.00</text:p>
          </table:table-cell>
          <table:table-cell table:formula="of:=[.C358]*[.C325]" office:value-type="currency" office:currency="USD" office:value="0" calcext:value-type="currency">
            <text:p>$0.00</text:p>
          </table:table-cell>
          <table:table-cell table:formula="of:=[.D358]*[.D325]" office:value-type="currency" office:currency="USD" office:value="0" calcext:value-type="currency">
            <text:p>$0.00</text:p>
          </table:table-cell>
          <table:table-cell table:formula="of:=[.E358]*[.E325]" office:value-type="currency" office:currency="USD" office:value="0" calcext:value-type="currency">
            <text:p>$0.00</text:p>
          </table:table-cell>
          <table:table-cell table:formula="of:=[.F358]*[.F325]" office:value-type="currency" office:currency="USD" office:value="0" calcext:value-type="currency">
            <text:p>$0.00</text:p>
          </table:table-cell>
          <table:table-cell table:formula="of:=[.G358]*[.G325]" office:value-type="currency" office:currency="USD" office:value="0" calcext:value-type="currency">
            <text:p>$0.00</text:p>
          </table:table-cell>
          <table:table-cell table:formula="of:=[.H358]*[.H325]" office:value-type="currency" office:currency="USD" office:value="0" calcext:value-type="currency">
            <text:p>$0.00</text:p>
          </table:table-cell>
          <table:table-cell table:formula="of:=[.I358]*[.I325]" office:value-type="currency" office:currency="USD" office:value="0" calcext:value-type="currency">
            <text:p>$0.00</text:p>
          </table:table-cell>
          <table:table-cell table:formula="of:=[.J358]*[.J325]" office:value-type="currency" office:currency="USD" office:value="0" calcext:value-type="currency">
            <text:p>$0.00</text:p>
          </table:table-cell>
          <table:table-cell table:formula="of:=[.K358]*[.K325]" office:value-type="currency" office:currency="USD" office:value="0" calcext:value-type="currency">
            <text:p>$0.00</text:p>
          </table:table-cell>
          <table:table-cell table:formula="of:=[.L358]*[.L325]" office:value-type="currency" office:currency="USD" office:value="0" calcext:value-type="currency">
            <text:p>$0.00</text:p>
          </table:table-cell>
          <table:table-cell table:formula="of:=[.M358]*[.M325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7</text:p>
          </table:table-cell>
          <table:table-cell table:formula="of:=[.B359]*[.B326]" office:value-type="currency" office:currency="USD" office:value="0" calcext:value-type="currency">
            <text:p>$0.00</text:p>
          </table:table-cell>
          <table:table-cell table:formula="of:=[.C359]*[.C326]" office:value-type="currency" office:currency="USD" office:value="0" calcext:value-type="currency">
            <text:p>$0.00</text:p>
          </table:table-cell>
          <table:table-cell table:formula="of:=[.D359]*[.D326]" office:value-type="currency" office:currency="USD" office:value="0" calcext:value-type="currency">
            <text:p>$0.00</text:p>
          </table:table-cell>
          <table:table-cell table:formula="of:=[.E359]*[.E326]" office:value-type="currency" office:currency="USD" office:value="0" calcext:value-type="currency">
            <text:p>$0.00</text:p>
          </table:table-cell>
          <table:table-cell table:formula="of:=[.F359]*[.F326]" office:value-type="currency" office:currency="USD" office:value="0" calcext:value-type="currency">
            <text:p>$0.00</text:p>
          </table:table-cell>
          <table:table-cell table:formula="of:=[.G359]*[.G326]" office:value-type="currency" office:currency="USD" office:value="0" calcext:value-type="currency">
            <text:p>$0.00</text:p>
          </table:table-cell>
          <table:table-cell table:formula="of:=[.H359]*[.H326]" office:value-type="currency" office:currency="USD" office:value="0" calcext:value-type="currency">
            <text:p>$0.00</text:p>
          </table:table-cell>
          <table:table-cell table:formula="of:=[.I359]*[.I326]" office:value-type="currency" office:currency="USD" office:value="0" calcext:value-type="currency">
            <text:p>$0.00</text:p>
          </table:table-cell>
          <table:table-cell table:formula="of:=[.J359]*[.J326]" office:value-type="currency" office:currency="USD" office:value="0" calcext:value-type="currency">
            <text:p>$0.00</text:p>
          </table:table-cell>
          <table:table-cell table:formula="of:=[.K359]*[.K326]" office:value-type="currency" office:currency="USD" office:value="0" calcext:value-type="currency">
            <text:p>$0.00</text:p>
          </table:table-cell>
          <table:table-cell table:formula="of:=[.L359]*[.L326]" office:value-type="currency" office:currency="USD" office:value="0" calcext:value-type="currency">
            <text:p>$0.00</text:p>
          </table:table-cell>
          <table:table-cell table:formula="of:=[.M359]*[.M326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61:.B367])" office:value-type="currency" office:currency="USD" office:value="67745" calcext:value-type="currency">
            <text:p>$67,745.00</text:p>
          </table:table-cell>
          <table:table-cell table:formula="of:=SUM([.C361:.C367])" office:value-type="currency" office:currency="USD" office:value="6058" calcext:value-type="currency">
            <text:p>$6,058.00</text:p>
          </table:table-cell>
          <table:table-cell table:formula="of:=SUM([.D361:.D367])" office:value-type="currency" office:currency="USD" office:value="56849" calcext:value-type="currency">
            <text:p>$56,849.00</text:p>
          </table:table-cell>
          <table:table-cell table:formula="of:=SUM([.E361:.E367])" office:value-type="currency" office:currency="USD" office:value="9454" calcext:value-type="currency">
            <text:p>$9,454.00</text:p>
          </table:table-cell>
          <table:table-cell table:formula="of:=SUM([.F361:.F367])" office:value-type="currency" office:currency="USD" office:value="25141" calcext:value-type="currency">
            <text:p>$25,141.00</text:p>
          </table:table-cell>
          <table:table-cell table:formula="of:=SUM([.G361:.G367])" office:value-type="currency" office:currency="USD" office:value="2.5" calcext:value-type="currency">
            <text:p>$2.50</text:p>
          </table:table-cell>
          <table:table-cell table:formula="of:=SUM([.H361:.H367])" office:value-type="currency" office:currency="USD" office:value="10863" calcext:value-type="currency">
            <text:p>$10,863.00</text:p>
          </table:table-cell>
          <table:table-cell table:formula="of:=SUM([.I361:.I367])" office:value-type="currency" office:currency="USD" office:value="32863" calcext:value-type="currency">
            <text:p>$32,863.00</text:p>
          </table:table-cell>
          <table:table-cell table:formula="of:=SUM([.J361:.J367])" office:value-type="currency" office:currency="USD" office:value="18717" calcext:value-type="currency">
            <text:p>$18,717.00</text:p>
          </table:table-cell>
          <table:table-cell table:formula="of:=SUM([.K361:.K367])" office:value-type="currency" office:currency="USD" office:value="8038" calcext:value-type="currency">
            <text:p>$8,038.00</text:p>
          </table:table-cell>
          <table:table-cell table:formula="of:=SUM([.L361:.L367])" office:value-type="currency" office:currency="USD" office:value="19509" calcext:value-type="currency">
            <text:p>$19,509.00</text:p>
          </table:table-cell>
          <table:table-cell table:formula="of:=SUM([.M361:.M367])" office:value-type="currency" office:currency="USD" office:value="13393" calcext:value-type="currency">
            <text:p>$13,393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4"/>
          <table:table-cell table:style-name="ce4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average</text:p>
          </table:table-cell>
          <table:table-cell table:formula="of:=ROUND(AVERAGE([.B369];[.B350]))" office:value-type="currency" office:currency="USD" office:value="67739" calcext:value-type="currency">
            <text:p>$67,739.00</text:p>
          </table:table-cell>
          <table:table-cell table:formula="of:=ROUND(AVERAGE([.C369];[.C350]))" office:value-type="currency" office:currency="USD" office:value="6055" calcext:value-type="currency">
            <text:p>$6,055.00</text:p>
          </table:table-cell>
          <table:table-cell table:formula="of:=ROUND(AVERAGE([.D369];[.D350]))" office:value-type="currency" office:currency="USD" office:value="56843" calcext:value-type="currency">
            <text:p>$56,843.00</text:p>
          </table:table-cell>
          <table:table-cell table:formula="of:=ROUND(AVERAGE([.E369];[.E350]))" office:value-type="currency" office:currency="USD" office:value="9451" calcext:value-type="currency">
            <text:p>$9,451.00</text:p>
          </table:table-cell>
          <table:table-cell table:formula="of:=ROUND(AVERAGE([.F369];[.F350]))" office:value-type="currency" office:currency="USD" office:value="25136" calcext:value-type="currency">
            <text:p>$25,136.00</text:p>
          </table:table-cell>
          <table:table-cell table:formula="of:=ROUND(AVERAGE([.G369];[.G350]))" office:value-type="currency" office:currency="USD" office:value="1" calcext:value-type="currency">
            <text:p>$1.00</text:p>
          </table:table-cell>
          <table:table-cell table:formula="of:=ROUND(AVERAGE([.H369];[.H350]))" office:value-type="currency" office:currency="USD" office:value="10858" calcext:value-type="currency">
            <text:p>$10,858.00</text:p>
          </table:table-cell>
          <table:table-cell table:formula="of:=ROUND(AVERAGE([.I369];[.I350]))" office:value-type="currency" office:currency="USD" office:value="32858" calcext:value-type="currency">
            <text:p>$32,858.00</text:p>
          </table:table-cell>
          <table:table-cell table:formula="of:=ROUND(AVERAGE([.J369];[.J350]))" office:value-type="currency" office:currency="USD" office:value="18712" calcext:value-type="currency">
            <text:p>$18,712.00</text:p>
          </table:table-cell>
          <table:table-cell table:formula="of:=ROUND(AVERAGE([.K369];[.K350]))" office:value-type="currency" office:currency="USD" office:value="8035" calcext:value-type="currency">
            <text:p>$8,035.00</text:p>
          </table:table-cell>
          <table:table-cell table:formula="of:=ROUND(AVERAGE([.L369];[.L350]))" office:value-type="currency" office:currency="USD" office:value="19504" calcext:value-type="currency">
            <text:p>$19,504.00</text:p>
          </table:table-cell>
          <table:table-cell table:formula="of:=ROUND(AVERAGE([.M369];[.M350]))" office:value-type="currency" office:currency="USD" office:value="13388" calcext:value-type="currency">
            <text:p>$13,388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amount too low?</text:p>
          </table:table-cell>
          <table:table-cell table:style-name="ce42" table:number-columns-repeated="12"/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6">
          <table:table-cell table:style-name="ce21" office:value-type="string" calcext:value-type="string">
            <text:p>special override due to small amounts needed?</text:p>
          </table:table-cell>
          <table:table-cell table:style-name="Default" table:formula="of:=IF([.B302]&lt;25;&quot;Yes&quot;;&quot;No&quot;)" office:value-type="string" office:string-value="No" calcext:value-type="string">
            <text:p>No</text:p>
          </table:table-cell>
          <table:table-cell table:style-name="Default" table:formula="of:=IF([.C302]&lt;25;&quot;Yes&quot;;&quot;No&quot;)" office:value-type="string" office:string-value="No" calcext:value-type="string">
            <text:p>No</text:p>
          </table:table-cell>
          <table:table-cell table:style-name="Default" table:formula="of:=IF([.D302]&lt;25;&quot;Yes&quot;;&quot;No&quot;)" office:value-type="string" office:string-value="No" calcext:value-type="string">
            <text:p>No</text:p>
          </table:table-cell>
          <table:table-cell table:style-name="Default" table:formula="of:=IF([.E302]&lt;25;&quot;Yes&quot;;&quot;No&quot;)" office:value-type="string" office:string-value="No" calcext:value-type="string">
            <text:p>No</text:p>
          </table:table-cell>
          <table:table-cell table:style-name="Default" table:formula="of:=IF([.F302]&lt;25;&quot;Yes&quot;;&quot;No&quot;)" office:value-type="string" office:string-value="No" calcext:value-type="string">
            <text:p>No</text:p>
          </table:table-cell>
          <table:table-cell table:style-name="Default" table:formula="of:=IF([.G302]&lt;25;&quot;Yes&quot;;&quot;No&quot;)" office:value-type="string" office:string-value="Yes" calcext:value-type="string">
            <text:p>Yes</text:p>
          </table:table-cell>
          <table:table-cell table:style-name="Default" table:formula="of:=IF([.H302]&lt;25;&quot;Yes&quot;;&quot;No&quot;)" office:value-type="string" office:string-value="No" calcext:value-type="string">
            <text:p>No</text:p>
          </table:table-cell>
          <table:table-cell table:style-name="Default" table:formula="of:=IF([.I302]&lt;25;&quot;Yes&quot;;&quot;No&quot;)" office:value-type="string" office:string-value="No" calcext:value-type="string">
            <text:p>No</text:p>
          </table:table-cell>
          <table:table-cell table:style-name="Default" table:formula="of:=IF([.J302]&lt;25;&quot;Yes&quot;;&quot;No&quot;)" office:value-type="string" office:string-value="No" calcext:value-type="string">
            <text:p>No</text:p>
          </table:table-cell>
          <table:table-cell table:style-name="Default" table:formula="of:=IF([.K302]&lt;25;&quot;Yes&quot;;&quot;No&quot;)" office:value-type="string" office:string-value="No" calcext:value-type="string">
            <text:p>No</text:p>
          </table:table-cell>
          <table:table-cell table:style-name="Default" table:formula="of:=IF([.L302]&lt;25;&quot;Yes&quot;;&quot;No&quot;)" office:value-type="string" office:string-value="No" calcext:value-type="string">
            <text:p>No</text:p>
          </table:table-cell>
          <table:table-cell table:style-name="Default" table:formula="of:=IF([.M302]&lt;25;&quot;Yes&quot;;&quot;No&quot;)" office:value-type="string" office:string-value="No" calcext:value-type="string">
            <text:p>No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pecial override</text:p>
          </table:table-cell>
          <table:table-cell table:style-name="Default" table:formula="of:=IF([.B302]&lt;5;0;IF([.B302]&lt;15;1;2))" office:value-type="float" office:value="2" calcext:value-type="float">
            <text:p>2</text:p>
          </table:table-cell>
          <table:table-cell table:style-name="Default" table:formula="of:=IF([.C302]&lt;5;0;IF([.C302]&lt;15;1;2))" office:value-type="float" office:value="2" calcext:value-type="float">
            <text:p>2</text:p>
          </table:table-cell>
          <table:table-cell table:style-name="Default" table:formula="of:=IF([.D302]&lt;5;0;IF([.D302]&lt;15;1;2))" office:value-type="float" office:value="2" calcext:value-type="float">
            <text:p>2</text:p>
          </table:table-cell>
          <table:table-cell table:style-name="Default" table:formula="of:=IF([.E302]&lt;5;0;IF([.E302]&lt;15;1;2))" office:value-type="float" office:value="2" calcext:value-type="float">
            <text:p>2</text:p>
          </table:table-cell>
          <table:table-cell table:style-name="Default" table:formula="of:=IF([.F302]&lt;5;0;IF([.F302]&lt;15;1;2))" office:value-type="float" office:value="2" calcext:value-type="float">
            <text:p>2</text:p>
          </table:table-cell>
          <table:table-cell table:style-name="Default" table:formula="of:=IF([.G302]&lt;5;0;IF([.G302]&lt;15;1;2))" office:value-type="float" office:value="0" calcext:value-type="float">
            <text:p>0</text:p>
          </table:table-cell>
          <table:table-cell table:style-name="Default" table:formula="of:=IF([.H302]&lt;5;0;IF([.H302]&lt;15;1;2))" office:value-type="float" office:value="2" calcext:value-type="float">
            <text:p>2</text:p>
          </table:table-cell>
          <table:table-cell table:style-name="Default" table:formula="of:=IF([.I302]&lt;5;0;IF([.I302]&lt;15;1;2))" office:value-type="float" office:value="2" calcext:value-type="float">
            <text:p>2</text:p>
          </table:table-cell>
          <table:table-cell table:style-name="Default" table:formula="of:=IF([.J302]&lt;5;0;IF([.J302]&lt;15;1;2))" office:value-type="float" office:value="2" calcext:value-type="float">
            <text:p>2</text:p>
          </table:table-cell>
          <table:table-cell table:style-name="Default" table:formula="of:=IF([.K302]&lt;5;0;IF([.K302]&lt;15;1;2))" office:value-type="float" office:value="2" calcext:value-type="float">
            <text:p>2</text:p>
          </table:table-cell>
          <table:table-cell table:style-name="Default" table:formula="of:=IF([.L302]&lt;5;0;IF([.L302]&lt;15;1;2))" office:value-type="float" office:value="2" calcext:value-type="float">
            <text:p>2</text:p>
          </table:table-cell>
          <table:table-cell table:style-name="Default" table:formula="of:=IF([.M302]&lt;5;0;IF([.M302]&lt;15;1;2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24" office:value-type="string" calcext:value-type="string">
            <text:p>final</text:p>
          </table:table-cell>
          <table:table-cell table:style-name="ce4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final tax table</text:p>
          </table:table-cell>
          <table:table-cell table:formula="of:=IF([.B376]=&quot;Yes&quot;;[.B377];[.B372])" office:value-type="currency" office:currency="USD" office:value="67739" calcext:value-type="currency">
            <text:p>$67,739.00</text:p>
          </table:table-cell>
          <table:table-cell table:formula="of:=IF([.C376]=&quot;Yes&quot;;[.C377];[.C372])" office:value-type="currency" office:currency="USD" office:value="6055" calcext:value-type="currency">
            <text:p>$6,055.00</text:p>
          </table:table-cell>
          <table:table-cell table:formula="of:=IF([.D376]=&quot;Yes&quot;;[.D377];[.D372])" office:value-type="currency" office:currency="USD" office:value="56843" calcext:value-type="currency">
            <text:p>$56,843.00</text:p>
          </table:table-cell>
          <table:table-cell table:formula="of:=IF([.E376]=&quot;Yes&quot;;[.E377];[.E372])" office:value-type="currency" office:currency="USD" office:value="9451" calcext:value-type="currency">
            <text:p>$9,451.00</text:p>
          </table:table-cell>
          <table:table-cell table:formula="of:=IF([.F376]=&quot;Yes&quot;;[.F377];[.F372])" office:value-type="currency" office:currency="USD" office:value="25136" calcext:value-type="currency">
            <text:p>$25,136.00</text:p>
          </table:table-cell>
          <table:table-cell table:formula="of:=IF([.G376]=&quot;Yes&quot;;[.G377];[.G372])" office:value-type="currency" office:currency="USD" office:value="0" calcext:value-type="currency">
            <text:p>$0.00</text:p>
          </table:table-cell>
          <table:table-cell table:formula="of:=IF([.H376]=&quot;Yes&quot;;[.H377];[.H372])" office:value-type="currency" office:currency="USD" office:value="10858" calcext:value-type="currency">
            <text:p>$10,858.00</text:p>
          </table:table-cell>
          <table:table-cell table:formula="of:=IF([.I376]=&quot;Yes&quot;;[.I377];[.I372])" office:value-type="currency" office:currency="USD" office:value="32858" calcext:value-type="currency">
            <text:p>$32,858.00</text:p>
          </table:table-cell>
          <table:table-cell table:formula="of:=IF([.J376]=&quot;Yes&quot;;[.J377];[.J372])" office:value-type="currency" office:currency="USD" office:value="18712" calcext:value-type="currency">
            <text:p>$18,712.00</text:p>
          </table:table-cell>
          <table:table-cell table:formula="of:=IF([.K376]=&quot;Yes&quot;;[.K377];[.K372])" office:value-type="currency" office:currency="USD" office:value="8035" calcext:value-type="currency">
            <text:p>$8,035.00</text:p>
          </table:table-cell>
          <table:table-cell table:formula="of:=IF([.L376]=&quot;Yes&quot;;[.L377];[.L372])" office:value-type="currency" office:currency="USD" office:value="19504" calcext:value-type="currency">
            <text:p>$19,504.00</text:p>
          </table:table-cell>
          <table:table-cell table:formula="of:=IF([.M376]=&quot;Yes&quot;;[.M377];[.M372])" office:value-type="currency" office:currency="USD" office:value="13388" calcext:value-type="currency">
            <text:p>$13,388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17" office:value-type="string" calcext:value-type="string" table:number-columns-spanned="2" table:number-rows-spanned="1">
            <text:p>Tax Computation worksheet 1 (used by 1040, line 16)</text:p>
          </table:table-cell>
          <table:covered-table-cell table:style-name="ce26"/>
          <table:table-cell table:style-name="ce26" table:number-columns-repeated="16381"/>
          <table:table-cell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1040 line 15 taxable income</text:p>
          </table:table-cell>
          <table:table-cell table:formula="of:=[.B34]" office:value-type="currency" office:currency="USD" office:value="340235" calcext:value-type="currency">
            <text:p>$340,235.00</text:p>
          </table:table-cell>
          <table:table-cell table:formula="of:=[.C34]" office:value-type="currency" office:currency="USD" office:value="54335" calcext:value-type="currency">
            <text:p>$54,335.00</text:p>
          </table:table-cell>
          <table:table-cell table:formula="of:=[.D34]" office:value-type="currency" office:currency="USD" office:value="294800" calcext:value-type="currency">
            <text:p>$294,800.00</text:p>
          </table:table-cell>
          <table:table-cell table:formula="of:=[.E34]" office:value-type="currency" office:currency="USD" office:value="82600" calcext:value-type="currency">
            <text:p>$82,600.00</text:p>
          </table:table-cell>
          <table:table-cell table:formula="of:=[.F34]" office:value-type="currency" office:currency="USD" office:value="159200" calcext:value-type="currency">
            <text:p>$159,200.00</text:p>
          </table:table-cell>
          <table:table-cell table:formula="of:=[.G34]" office:value-type="currency" office:currency="USD" office:value="0" calcext:value-type="currency">
            <text:p>$0.00</text:p>
          </table:table-cell>
          <table:table-cell table:formula="of:=[.H34]" office:value-type="currency" office:currency="USD" office:value="94300" calcext:value-type="currency">
            <text:p>$94,300.00</text:p>
          </table:table-cell>
          <table:table-cell table:formula="of:=[.I34]" office:value-type="currency" office:currency="USD" office:value="194300" calcext:value-type="currency">
            <text:p>$194,300.00</text:p>
          </table:table-cell>
          <table:table-cell table:formula="of:=[.J34]" office:value-type="currency" office:currency="USD" office:value="130000" calcext:value-type="currency">
            <text:p>$130,000.00</text:p>
          </table:table-cell>
          <table:table-cell table:formula="of:=[.K34]" office:value-type="currency" office:currency="USD" office:value="70800" calcext:value-type="currency">
            <text:p>$70,800.00</text:p>
          </table:table-cell>
          <table:table-cell table:formula="of:=[.L34]" office:value-type="currency" office:currency="USD" office:value="133600" calcext:value-type="currency">
            <text:p>$133,600.00</text:p>
          </table:table-cell>
          <table:table-cell table:formula="of:=[.M34]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bracket 1 min</text:p>
          </table:table-cell>
          <table:table-cell office:value-type="currency" office:currency="USD" office:value="100000" calcext:value-type="currency">
            <text:p>$100,000.00</text:p>
          </table:table-cell>
          <table:table-cell table:formula="of:=[.B386]" office:value-type="currency" office:currency="USD" office:value="100000" calcext:value-type="currency">
            <text:p>$100,000.00</text:p>
          </table:table-cell>
          <table:table-cell table:formula="of:=[.C386]" office:value-type="currency" office:currency="USD" office:value="100000" calcext:value-type="currency">
            <text:p>$100,000.00</text:p>
          </table:table-cell>
          <table:table-cell table:formula="of:=[.D386]" office:value-type="currency" office:currency="USD" office:value="100000" calcext:value-type="currency">
            <text:p>$100,000.00</text:p>
          </table:table-cell>
          <table:table-cell table:formula="of:=[.E386]" office:value-type="currency" office:currency="USD" office:value="100000" calcext:value-type="currency">
            <text:p>$100,000.00</text:p>
          </table:table-cell>
          <table:table-cell table:formula="of:=[.F386]" office:value-type="currency" office:currency="USD" office:value="100000" calcext:value-type="currency">
            <text:p>$100,000.00</text:p>
          </table:table-cell>
          <table:table-cell table:formula="of:=[.G386]" office:value-type="currency" office:currency="USD" office:value="100000" calcext:value-type="currency">
            <text:p>$100,000.00</text:p>
          </table:table-cell>
          <table:table-cell table:formula="of:=[.H386]" office:value-type="currency" office:currency="USD" office:value="100000" calcext:value-type="currency">
            <text:p>$100,000.00</text:p>
          </table:table-cell>
          <table:table-cell table:formula="of:=[.I386]" office:value-type="currency" office:currency="USD" office:value="100000" calcext:value-type="currency">
            <text:p>$100,000.00</text:p>
          </table:table-cell>
          <table:table-cell table:formula="of:=[.J386]" office:value-type="currency" office:currency="USD" office:value="100000" calcext:value-type="currency">
            <text:p>$100,000.00</text:p>
          </table:table-cell>
          <table:table-cell table:formula="of:=[.K386]" office:value-type="currency" office:currency="USD" office:value="100000" calcext:value-type="currency">
            <text:p>$100,000.00</text:p>
          </table:table-cell>
          <table:table-cell table:formula="of:=[.L386]" office:value-type="currency" office:currency="USD" office:value="100000" calcext:value-type="currency">
            <text:p>$100,0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min</text:p>
          </table:table-cell>
          <table:table-cell office:value-type="currency" office:currency="USD" office:value="201050" calcext:value-type="currency">
            <text:p>$201,050.00</text:p>
          </table:table-cell>
          <table:table-cell table:formula="of:=[.B387]" office:value-type="currency" office:currency="USD" office:value="201050" calcext:value-type="currency">
            <text:p>$201,050.00</text:p>
          </table:table-cell>
          <table:table-cell table:formula="of:=[.C387]" office:value-type="currency" office:currency="USD" office:value="201050" calcext:value-type="currency">
            <text:p>$201,050.00</text:p>
          </table:table-cell>
          <table:table-cell table:formula="of:=[.D387]" office:value-type="currency" office:currency="USD" office:value="201050" calcext:value-type="currency">
            <text:p>$201,050.00</text:p>
          </table:table-cell>
          <table:table-cell table:formula="of:=[.E387]" office:value-type="currency" office:currency="USD" office:value="201050" calcext:value-type="currency">
            <text:p>$201,050.00</text:p>
          </table:table-cell>
          <table:table-cell table:formula="of:=[.F387]" office:value-type="currency" office:currency="USD" office:value="201050" calcext:value-type="currency">
            <text:p>$201,050.00</text:p>
          </table:table-cell>
          <table:table-cell table:formula="of:=[.G387]" office:value-type="currency" office:currency="USD" office:value="201050" calcext:value-type="currency">
            <text:p>$201,050.00</text:p>
          </table:table-cell>
          <table:table-cell table:formula="of:=[.H387]" office:value-type="currency" office:currency="USD" office:value="201050" calcext:value-type="currency">
            <text:p>$201,050.00</text:p>
          </table:table-cell>
          <table:table-cell table:formula="of:=[.I387]" office:value-type="currency" office:currency="USD" office:value="201050" calcext:value-type="currency">
            <text:p>$201,050.00</text:p>
          </table:table-cell>
          <table:table-cell table:formula="of:=[.J387]" office:value-type="currency" office:currency="USD" office:value="201050" calcext:value-type="currency">
            <text:p>$201,050.00</text:p>
          </table:table-cell>
          <table:table-cell table:formula="of:=[.K387]" office:value-type="currency" office:currency="USD" office:value="201050" calcext:value-type="currency">
            <text:p>$201,050.00</text:p>
          </table:table-cell>
          <table:table-cell table:formula="of:=[.L387]" office:value-type="currency" office:currency="USD" office:value="201050" calcext:value-type="currency">
            <text:p>$201,0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min</text:p>
          </table:table-cell>
          <table:table-cell office:value-type="currency" office:currency="USD" office:value="383900" calcext:value-type="currency">
            <text:p>$383,900.00</text:p>
          </table:table-cell>
          <table:table-cell table:formula="of:=[.B388]" office:value-type="currency" office:currency="USD" office:value="383900" calcext:value-type="currency">
            <text:p>$383,900.00</text:p>
          </table:table-cell>
          <table:table-cell table:formula="of:=[.C388]" office:value-type="currency" office:currency="USD" office:value="383900" calcext:value-type="currency">
            <text:p>$383,900.00</text:p>
          </table:table-cell>
          <table:table-cell table:formula="of:=[.D388]" office:value-type="currency" office:currency="USD" office:value="383900" calcext:value-type="currency">
            <text:p>$383,900.00</text:p>
          </table:table-cell>
          <table:table-cell table:formula="of:=[.E388]" office:value-type="currency" office:currency="USD" office:value="383900" calcext:value-type="currency">
            <text:p>$383,900.00</text:p>
          </table:table-cell>
          <table:table-cell table:formula="of:=[.F388]" office:value-type="currency" office:currency="USD" office:value="383900" calcext:value-type="currency">
            <text:p>$383,900.00</text:p>
          </table:table-cell>
          <table:table-cell table:formula="of:=[.G388]" office:value-type="currency" office:currency="USD" office:value="383900" calcext:value-type="currency">
            <text:p>$383,900.00</text:p>
          </table:table-cell>
          <table:table-cell table:formula="of:=[.H388]" office:value-type="currency" office:currency="USD" office:value="383900" calcext:value-type="currency">
            <text:p>$383,900.00</text:p>
          </table:table-cell>
          <table:table-cell table:formula="of:=[.I388]" office:value-type="currency" office:currency="USD" office:value="383900" calcext:value-type="currency">
            <text:p>$383,900.00</text:p>
          </table:table-cell>
          <table:table-cell table:formula="of:=[.J388]" office:value-type="currency" office:currency="USD" office:value="383900" calcext:value-type="currency">
            <text:p>$383,900.00</text:p>
          </table:table-cell>
          <table:table-cell table:formula="of:=[.K388]" office:value-type="currency" office:currency="USD" office:value="383900" calcext:value-type="currency">
            <text:p>$383,900.00</text:p>
          </table:table-cell>
          <table:table-cell table:formula="of:=[.L388]" office:value-type="currency" office:currency="USD" office:value="383900" calcext:value-type="currency">
            <text:p>$383,9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min</text:p>
          </table:table-cell>
          <table:table-cell office:value-type="currency" office:currency="USD" office:value="487450" calcext:value-type="currency">
            <text:p>$487,450.00</text:p>
          </table:table-cell>
          <table:table-cell table:formula="of:=[.B389]" office:value-type="currency" office:currency="USD" office:value="487450" calcext:value-type="currency">
            <text:p>$487,450.00</text:p>
          </table:table-cell>
          <table:table-cell table:formula="of:=[.C389]" office:value-type="currency" office:currency="USD" office:value="487450" calcext:value-type="currency">
            <text:p>$487,450.00</text:p>
          </table:table-cell>
          <table:table-cell table:formula="of:=[.D389]" office:value-type="currency" office:currency="USD" office:value="487450" calcext:value-type="currency">
            <text:p>$487,450.00</text:p>
          </table:table-cell>
          <table:table-cell table:formula="of:=[.E389]" office:value-type="currency" office:currency="USD" office:value="487450" calcext:value-type="currency">
            <text:p>$487,450.00</text:p>
          </table:table-cell>
          <table:table-cell table:formula="of:=[.F389]" office:value-type="currency" office:currency="USD" office:value="487450" calcext:value-type="currency">
            <text:p>$487,450.00</text:p>
          </table:table-cell>
          <table:table-cell table:formula="of:=[.G389]" office:value-type="currency" office:currency="USD" office:value="487450" calcext:value-type="currency">
            <text:p>$487,450.00</text:p>
          </table:table-cell>
          <table:table-cell table:formula="of:=[.H389]" office:value-type="currency" office:currency="USD" office:value="487450" calcext:value-type="currency">
            <text:p>$487,450.00</text:p>
          </table:table-cell>
          <table:table-cell table:formula="of:=[.I389]" office:value-type="currency" office:currency="USD" office:value="487450" calcext:value-type="currency">
            <text:p>$487,450.00</text:p>
          </table:table-cell>
          <table:table-cell table:formula="of:=[.J389]" office:value-type="currency" office:currency="USD" office:value="487450" calcext:value-type="currency">
            <text:p>$487,450.00</text:p>
          </table:table-cell>
          <table:table-cell table:formula="of:=[.K389]" office:value-type="currency" office:currency="USD" office:value="487450" calcext:value-type="currency">
            <text:p>$487,450.00</text:p>
          </table:table-cell>
          <table:table-cell table:formula="of:=[.L389]" office:value-type="currency" office:currency="USD" office:value="487450" calcext:value-type="currency">
            <text:p>$487,4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min</text:p>
          </table:table-cell>
          <table:table-cell office:value-type="currency" office:currency="USD" office:value="731200" calcext:value-type="currency">
            <text:p>$731,200.00</text:p>
          </table:table-cell>
          <table:table-cell table:formula="of:=[.B390]" office:value-type="currency" office:currency="USD" office:value="731200" calcext:value-type="currency">
            <text:p>$731,200.00</text:p>
          </table:table-cell>
          <table:table-cell table:formula="of:=[.C390]" office:value-type="currency" office:currency="USD" office:value="731200" calcext:value-type="currency">
            <text:p>$731,200.00</text:p>
          </table:table-cell>
          <table:table-cell table:formula="of:=[.D390]" office:value-type="currency" office:currency="USD" office:value="731200" calcext:value-type="currency">
            <text:p>$731,200.00</text:p>
          </table:table-cell>
          <table:table-cell table:formula="of:=[.E390]" office:value-type="currency" office:currency="USD" office:value="731200" calcext:value-type="currency">
            <text:p>$731,200.00</text:p>
          </table:table-cell>
          <table:table-cell table:formula="of:=[.F390]" office:value-type="currency" office:currency="USD" office:value="731200" calcext:value-type="currency">
            <text:p>$731,200.00</text:p>
          </table:table-cell>
          <table:table-cell table:formula="of:=[.G390]" office:value-type="currency" office:currency="USD" office:value="731200" calcext:value-type="currency">
            <text:p>$731,200.00</text:p>
          </table:table-cell>
          <table:table-cell table:formula="of:=[.H390]" office:value-type="currency" office:currency="USD" office:value="731200" calcext:value-type="currency">
            <text:p>$731,200.00</text:p>
          </table:table-cell>
          <table:table-cell table:formula="of:=[.I390]" office:value-type="currency" office:currency="USD" office:value="731200" calcext:value-type="currency">
            <text:p>$731,200.00</text:p>
          </table:table-cell>
          <table:table-cell table:formula="of:=[.J390]" office:value-type="currency" office:currency="USD" office:value="731200" calcext:value-type="currency">
            <text:p>$731,200.00</text:p>
          </table:table-cell>
          <table:table-cell table:formula="of:=[.K390]" office:value-type="currency" office:currency="USD" office:value="731200" calcext:value-type="currency">
            <text:p>$731,200.00</text:p>
          </table:table-cell>
          <table:table-cell table:formula="of:=[.L390]" office:value-type="currency" office:currency="USD" office:value="731200" calcext:value-type="currency">
            <text:p>$731,20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max</text:p>
          </table:table-cell>
          <table:table-cell table:formula="of:=[.B387]" office:value-type="currency" office:currency="USD" office:value="201050" calcext:value-type="currency">
            <text:p>$201,050.00</text:p>
          </table:table-cell>
          <table:table-cell table:formula="of:=[.B392]" office:value-type="currency" office:currency="USD" office:value="201050" calcext:value-type="currency">
            <text:p>$201,050.00</text:p>
          </table:table-cell>
          <table:table-cell table:formula="of:=[.C392]" office:value-type="currency" office:currency="USD" office:value="201050" calcext:value-type="currency">
            <text:p>$201,050.00</text:p>
          </table:table-cell>
          <table:table-cell table:formula="of:=[.D392]" office:value-type="currency" office:currency="USD" office:value="201050" calcext:value-type="currency">
            <text:p>$201,050.00</text:p>
          </table:table-cell>
          <table:table-cell table:formula="of:=[.E392]" office:value-type="currency" office:currency="USD" office:value="201050" calcext:value-type="currency">
            <text:p>$201,050.00</text:p>
          </table:table-cell>
          <table:table-cell table:formula="of:=[.F392]" office:value-type="currency" office:currency="USD" office:value="201050" calcext:value-type="currency">
            <text:p>$201,050.00</text:p>
          </table:table-cell>
          <table:table-cell table:formula="of:=[.G392]" office:value-type="currency" office:currency="USD" office:value="201050" calcext:value-type="currency">
            <text:p>$201,050.00</text:p>
          </table:table-cell>
          <table:table-cell table:formula="of:=[.H392]" office:value-type="currency" office:currency="USD" office:value="201050" calcext:value-type="currency">
            <text:p>$201,050.00</text:p>
          </table:table-cell>
          <table:table-cell table:formula="of:=[.I392]" office:value-type="currency" office:currency="USD" office:value="201050" calcext:value-type="currency">
            <text:p>$201,050.00</text:p>
          </table:table-cell>
          <table:table-cell table:formula="of:=[.J392]" office:value-type="currency" office:currency="USD" office:value="201050" calcext:value-type="currency">
            <text:p>$201,050.00</text:p>
          </table:table-cell>
          <table:table-cell table:formula="of:=[.K392]" office:value-type="currency" office:currency="USD" office:value="201050" calcext:value-type="currency">
            <text:p>$201,050.00</text:p>
          </table:table-cell>
          <table:table-cell table:formula="of:=[.L392]" office:value-type="currency" office:currency="USD" office:value="201050" calcext:value-type="currency">
            <text:p>$201,0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max</text:p>
          </table:table-cell>
          <table:table-cell table:formula="of:=[.B388]" office:value-type="currency" office:currency="USD" office:value="383900" calcext:value-type="currency">
            <text:p>$383,900.00</text:p>
          </table:table-cell>
          <table:table-cell table:formula="of:=[.B393]" office:value-type="currency" office:currency="USD" office:value="383900" calcext:value-type="currency">
            <text:p>$383,900.00</text:p>
          </table:table-cell>
          <table:table-cell table:formula="of:=[.C393]" office:value-type="currency" office:currency="USD" office:value="383900" calcext:value-type="currency">
            <text:p>$383,900.00</text:p>
          </table:table-cell>
          <table:table-cell table:formula="of:=[.D393]" office:value-type="currency" office:currency="USD" office:value="383900" calcext:value-type="currency">
            <text:p>$383,900.00</text:p>
          </table:table-cell>
          <table:table-cell table:formula="of:=[.E393]" office:value-type="currency" office:currency="USD" office:value="383900" calcext:value-type="currency">
            <text:p>$383,900.00</text:p>
          </table:table-cell>
          <table:table-cell table:formula="of:=[.F393]" office:value-type="currency" office:currency="USD" office:value="383900" calcext:value-type="currency">
            <text:p>$383,900.00</text:p>
          </table:table-cell>
          <table:table-cell table:formula="of:=[.G393]" office:value-type="currency" office:currency="USD" office:value="383900" calcext:value-type="currency">
            <text:p>$383,900.00</text:p>
          </table:table-cell>
          <table:table-cell table:formula="of:=[.H393]" office:value-type="currency" office:currency="USD" office:value="383900" calcext:value-type="currency">
            <text:p>$383,900.00</text:p>
          </table:table-cell>
          <table:table-cell table:formula="of:=[.I393]" office:value-type="currency" office:currency="USD" office:value="383900" calcext:value-type="currency">
            <text:p>$383,900.00</text:p>
          </table:table-cell>
          <table:table-cell table:formula="of:=[.J393]" office:value-type="currency" office:currency="USD" office:value="383900" calcext:value-type="currency">
            <text:p>$383,900.00</text:p>
          </table:table-cell>
          <table:table-cell table:formula="of:=[.K393]" office:value-type="currency" office:currency="USD" office:value="383900" calcext:value-type="currency">
            <text:p>$383,900.00</text:p>
          </table:table-cell>
          <table:table-cell table:formula="of:=[.L393]" office:value-type="currency" office:currency="USD" office:value="383900" calcext:value-type="currency">
            <text:p>$383,9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max</text:p>
          </table:table-cell>
          <table:table-cell table:formula="of:=[.B389]" office:value-type="currency" office:currency="USD" office:value="487450" calcext:value-type="currency">
            <text:p>$487,450.00</text:p>
          </table:table-cell>
          <table:table-cell table:formula="of:=[.B394]" office:value-type="currency" office:currency="USD" office:value="487450" calcext:value-type="currency">
            <text:p>$487,450.00</text:p>
          </table:table-cell>
          <table:table-cell table:formula="of:=[.C394]" office:value-type="currency" office:currency="USD" office:value="487450" calcext:value-type="currency">
            <text:p>$487,450.00</text:p>
          </table:table-cell>
          <table:table-cell table:formula="of:=[.D394]" office:value-type="currency" office:currency="USD" office:value="487450" calcext:value-type="currency">
            <text:p>$487,450.00</text:p>
          </table:table-cell>
          <table:table-cell table:formula="of:=[.E394]" office:value-type="currency" office:currency="USD" office:value="487450" calcext:value-type="currency">
            <text:p>$487,450.00</text:p>
          </table:table-cell>
          <table:table-cell table:formula="of:=[.F394]" office:value-type="currency" office:currency="USD" office:value="487450" calcext:value-type="currency">
            <text:p>$487,450.00</text:p>
          </table:table-cell>
          <table:table-cell table:formula="of:=[.G394]" office:value-type="currency" office:currency="USD" office:value="487450" calcext:value-type="currency">
            <text:p>$487,450.00</text:p>
          </table:table-cell>
          <table:table-cell table:formula="of:=[.H394]" office:value-type="currency" office:currency="USD" office:value="487450" calcext:value-type="currency">
            <text:p>$487,450.00</text:p>
          </table:table-cell>
          <table:table-cell table:formula="of:=[.I394]" office:value-type="currency" office:currency="USD" office:value="487450" calcext:value-type="currency">
            <text:p>$487,450.00</text:p>
          </table:table-cell>
          <table:table-cell table:formula="of:=[.J394]" office:value-type="currency" office:currency="USD" office:value="487450" calcext:value-type="currency">
            <text:p>$487,450.00</text:p>
          </table:table-cell>
          <table:table-cell table:formula="of:=[.K394]" office:value-type="currency" office:currency="USD" office:value="487450" calcext:value-type="currency">
            <text:p>$487,450.00</text:p>
          </table:table-cell>
          <table:table-cell table:formula="of:=[.L394]" office:value-type="currency" office:currency="USD" office:value="487450" calcext:value-type="currency">
            <text:p>$487,4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max</text:p>
          </table:table-cell>
          <table:table-cell table:formula="of:=[.B390]" office:value-type="currency" office:currency="USD" office:value="731200" calcext:value-type="currency">
            <text:p>$731,200.00</text:p>
          </table:table-cell>
          <table:table-cell table:formula="of:=[.B395]" office:value-type="currency" office:currency="USD" office:value="731200" calcext:value-type="currency">
            <text:p>$731,200.00</text:p>
          </table:table-cell>
          <table:table-cell table:formula="of:=[.C395]" office:value-type="currency" office:currency="USD" office:value="731200" calcext:value-type="currency">
            <text:p>$731,200.00</text:p>
          </table:table-cell>
          <table:table-cell table:formula="of:=[.D395]" office:value-type="currency" office:currency="USD" office:value="731200" calcext:value-type="currency">
            <text:p>$731,200.00</text:p>
          </table:table-cell>
          <table:table-cell table:formula="of:=[.E395]" office:value-type="currency" office:currency="USD" office:value="731200" calcext:value-type="currency">
            <text:p>$731,200.00</text:p>
          </table:table-cell>
          <table:table-cell table:formula="of:=[.F395]" office:value-type="currency" office:currency="USD" office:value="731200" calcext:value-type="currency">
            <text:p>$731,200.00</text:p>
          </table:table-cell>
          <table:table-cell table:formula="of:=[.G395]" office:value-type="currency" office:currency="USD" office:value="731200" calcext:value-type="currency">
            <text:p>$731,200.00</text:p>
          </table:table-cell>
          <table:table-cell table:formula="of:=[.H395]" office:value-type="currency" office:currency="USD" office:value="731200" calcext:value-type="currency">
            <text:p>$731,200.00</text:p>
          </table:table-cell>
          <table:table-cell table:formula="of:=[.I395]" office:value-type="currency" office:currency="USD" office:value="731200" calcext:value-type="currency">
            <text:p>$731,200.00</text:p>
          </table:table-cell>
          <table:table-cell table:formula="of:=[.J395]" office:value-type="currency" office:currency="USD" office:value="731200" calcext:value-type="currency">
            <text:p>$731,200.00</text:p>
          </table:table-cell>
          <table:table-cell table:formula="of:=[.K395]" office:value-type="currency" office:currency="USD" office:value="731200" calcext:value-type="currency">
            <text:p>$731,200.00</text:p>
          </table:table-cell>
          <table:table-cell table:formula="of:=[.L395]" office:value-type="currency" office:currency="USD" office:value="731200" calcext:value-type="currency">
            <text:p>$731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max</text:p>
          </table:table-cell>
          <table:table-cell office:value-type="currency" office:currency="USD" office:value="10000000" calcext:value-type="currency">
            <text:p>$10,000,000.00</text:p>
          </table:table-cell>
          <table:table-cell table:formula="of:=[.B396]" office:value-type="currency" office:currency="USD" office:value="10000000" calcext:value-type="currency">
            <text:p>$10,000,000.00</text:p>
          </table:table-cell>
          <table:table-cell table:formula="of:=[.C396]" office:value-type="currency" office:currency="USD" office:value="10000000" calcext:value-type="currency">
            <text:p>$10,000,000.00</text:p>
          </table:table-cell>
          <table:table-cell table:formula="of:=[.D396]" office:value-type="currency" office:currency="USD" office:value="10000000" calcext:value-type="currency">
            <text:p>$10,000,000.00</text:p>
          </table:table-cell>
          <table:table-cell table:formula="of:=[.E396]" office:value-type="currency" office:currency="USD" office:value="10000000" calcext:value-type="currency">
            <text:p>$10,000,000.00</text:p>
          </table:table-cell>
          <table:table-cell table:formula="of:=[.F396]" office:value-type="currency" office:currency="USD" office:value="10000000" calcext:value-type="currency">
            <text:p>$10,000,000.00</text:p>
          </table:table-cell>
          <table:table-cell table:formula="of:=[.G396]" office:value-type="currency" office:currency="USD" office:value="10000000" calcext:value-type="currency">
            <text:p>$10,000,000.00</text:p>
          </table:table-cell>
          <table:table-cell table:formula="of:=[.H396]" office:value-type="currency" office:currency="USD" office:value="10000000" calcext:value-type="currency">
            <text:p>$10,000,000.00</text:p>
          </table:table-cell>
          <table:table-cell table:formula="of:=[.I396]" office:value-type="currency" office:currency="USD" office:value="10000000" calcext:value-type="currency">
            <text:p>$10,000,000.00</text:p>
          </table:table-cell>
          <table:table-cell table:formula="of:=[.J396]" office:value-type="currency" office:currency="USD" office:value="10000000" calcext:value-type="currency">
            <text:p>$10,000,000.00</text:p>
          </table:table-cell>
          <table:table-cell table:formula="of:=[.K396]" office:value-type="currency" office:currency="USD" office:value="10000000" calcext:value-type="currency">
            <text:p>$10,000,000.00</text:p>
          </table:table-cell>
          <table:table-cell table:formula="of:=[.L396]" office:value-type="currency" office:currency="USD" office:value="10000000" calcext:value-type="currency">
            <text:p>$10,000,00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rate</text:p>
          </table:table-cell>
          <table:table-cell table:style-name="ce12" office:value-type="percentage" office:value="0.22" calcext:value-type="percentage">
            <text:p>22%</text:p>
          </table:table-cell>
          <table:table-cell table:formula="of:=[.B398]" office:value-type="currency" office:currency="USD" office:value="0.22" calcext:value-type="currency">
            <text:p>$0.22</text:p>
          </table:table-cell>
          <table:table-cell table:formula="of:=[.C398]" office:value-type="currency" office:currency="USD" office:value="0.22" calcext:value-type="currency">
            <text:p>$0.22</text:p>
          </table:table-cell>
          <table:table-cell table:formula="of:=[.D398]" office:value-type="currency" office:currency="USD" office:value="0.22" calcext:value-type="currency">
            <text:p>$0.22</text:p>
          </table:table-cell>
          <table:table-cell table:formula="of:=[.E398]" office:value-type="currency" office:currency="USD" office:value="0.22" calcext:value-type="currency">
            <text:p>$0.22</text:p>
          </table:table-cell>
          <table:table-cell table:formula="of:=[.F398]" office:value-type="currency" office:currency="USD" office:value="0.22" calcext:value-type="currency">
            <text:p>$0.22</text:p>
          </table:table-cell>
          <table:table-cell table:formula="of:=[.G398]" office:value-type="currency" office:currency="USD" office:value="0.22" calcext:value-type="currency">
            <text:p>$0.22</text:p>
          </table:table-cell>
          <table:table-cell table:formula="of:=[.H398]" office:value-type="currency" office:currency="USD" office:value="0.22" calcext:value-type="currency">
            <text:p>$0.22</text:p>
          </table:table-cell>
          <table:table-cell table:formula="of:=[.I398]" office:value-type="currency" office:currency="USD" office:value="0.22" calcext:value-type="currency">
            <text:p>$0.22</text:p>
          </table:table-cell>
          <table:table-cell table:formula="of:=[.J398]" office:value-type="currency" office:currency="USD" office:value="0.22" calcext:value-type="currency">
            <text:p>$0.22</text:p>
          </table:table-cell>
          <table:table-cell table:formula="of:=[.K398]" office:value-type="currency" office:currency="USD" office:value="0.22" calcext:value-type="currency">
            <text:p>$0.22</text:p>
          </table:table-cell>
          <table:table-cell table:formula="of:=[.L398]" office:value-type="currency" office:currency="USD" office:value="0.22" calcext:value-type="currency">
            <text:p>$0.2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rate</text:p>
          </table:table-cell>
          <table:table-cell table:style-name="ce12" office:value-type="percentage" office:value="0.24" calcext:value-type="percentage">
            <text:p>24%</text:p>
          </table:table-cell>
          <table:table-cell table:formula="of:=[.B399]" office:value-type="currency" office:currency="USD" office:value="0.24" calcext:value-type="currency">
            <text:p>$0.24</text:p>
          </table:table-cell>
          <table:table-cell table:formula="of:=[.C399]" office:value-type="currency" office:currency="USD" office:value="0.24" calcext:value-type="currency">
            <text:p>$0.24</text:p>
          </table:table-cell>
          <table:table-cell table:formula="of:=[.D399]" office:value-type="currency" office:currency="USD" office:value="0.24" calcext:value-type="currency">
            <text:p>$0.24</text:p>
          </table:table-cell>
          <table:table-cell table:formula="of:=[.E399]" office:value-type="currency" office:currency="USD" office:value="0.24" calcext:value-type="currency">
            <text:p>$0.24</text:p>
          </table:table-cell>
          <table:table-cell table:formula="of:=[.F399]" office:value-type="currency" office:currency="USD" office:value="0.24" calcext:value-type="currency">
            <text:p>$0.24</text:p>
          </table:table-cell>
          <table:table-cell table:formula="of:=[.G399]" office:value-type="currency" office:currency="USD" office:value="0.24" calcext:value-type="currency">
            <text:p>$0.24</text:p>
          </table:table-cell>
          <table:table-cell table:formula="of:=[.H399]" office:value-type="currency" office:currency="USD" office:value="0.24" calcext:value-type="currency">
            <text:p>$0.24</text:p>
          </table:table-cell>
          <table:table-cell table:formula="of:=[.I399]" office:value-type="currency" office:currency="USD" office:value="0.24" calcext:value-type="currency">
            <text:p>$0.24</text:p>
          </table:table-cell>
          <table:table-cell table:formula="of:=[.J399]" office:value-type="currency" office:currency="USD" office:value="0.24" calcext:value-type="currency">
            <text:p>$0.24</text:p>
          </table:table-cell>
          <table:table-cell table:formula="of:=[.K399]" office:value-type="currency" office:currency="USD" office:value="0.24" calcext:value-type="currency">
            <text:p>$0.24</text:p>
          </table:table-cell>
          <table:table-cell table:formula="of:=[.L399]" office:value-type="currency" office:currency="USD" office:value="0.24" calcext:value-type="currency">
            <text:p>$0.2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rate</text:p>
          </table:table-cell>
          <table:table-cell table:style-name="ce12" office:value-type="percentage" office:value="0.32" calcext:value-type="percentage">
            <text:p>32%</text:p>
          </table:table-cell>
          <table:table-cell table:formula="of:=[.B400]" office:value-type="currency" office:currency="USD" office:value="0.32" calcext:value-type="currency">
            <text:p>$0.32</text:p>
          </table:table-cell>
          <table:table-cell table:formula="of:=[.C400]" office:value-type="currency" office:currency="USD" office:value="0.32" calcext:value-type="currency">
            <text:p>$0.32</text:p>
          </table:table-cell>
          <table:table-cell table:formula="of:=[.D400]" office:value-type="currency" office:currency="USD" office:value="0.32" calcext:value-type="currency">
            <text:p>$0.32</text:p>
          </table:table-cell>
          <table:table-cell table:formula="of:=[.E400]" office:value-type="currency" office:currency="USD" office:value="0.32" calcext:value-type="currency">
            <text:p>$0.32</text:p>
          </table:table-cell>
          <table:table-cell table:formula="of:=[.F400]" office:value-type="currency" office:currency="USD" office:value="0.32" calcext:value-type="currency">
            <text:p>$0.32</text:p>
          </table:table-cell>
          <table:table-cell table:formula="of:=[.G400]" office:value-type="currency" office:currency="USD" office:value="0.32" calcext:value-type="currency">
            <text:p>$0.32</text:p>
          </table:table-cell>
          <table:table-cell table:formula="of:=[.H400]" office:value-type="currency" office:currency="USD" office:value="0.32" calcext:value-type="currency">
            <text:p>$0.32</text:p>
          </table:table-cell>
          <table:table-cell table:formula="of:=[.I400]" office:value-type="currency" office:currency="USD" office:value="0.32" calcext:value-type="currency">
            <text:p>$0.32</text:p>
          </table:table-cell>
          <table:table-cell table:formula="of:=[.J400]" office:value-type="currency" office:currency="USD" office:value="0.32" calcext:value-type="currency">
            <text:p>$0.32</text:p>
          </table:table-cell>
          <table:table-cell table:formula="of:=[.K400]" office:value-type="currency" office:currency="USD" office:value="0.32" calcext:value-type="currency">
            <text:p>$0.32</text:p>
          </table:table-cell>
          <table:table-cell table:formula="of:=[.L400]" office:value-type="currency" office:currency="USD" office:value="0.32" calcext:value-type="currency">
            <text:p>$0.3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rate</text:p>
          </table:table-cell>
          <table:table-cell table:style-name="ce12" office:value-type="percentage" office:value="0.35" calcext:value-type="percentage">
            <text:p>35%</text:p>
          </table:table-cell>
          <table:table-cell table:formula="of:=[.B401]" office:value-type="currency" office:currency="USD" office:value="0.35" calcext:value-type="currency">
            <text:p>$0.35</text:p>
          </table:table-cell>
          <table:table-cell table:formula="of:=[.C401]" office:value-type="currency" office:currency="USD" office:value="0.35" calcext:value-type="currency">
            <text:p>$0.35</text:p>
          </table:table-cell>
          <table:table-cell table:formula="of:=[.D401]" office:value-type="currency" office:currency="USD" office:value="0.35" calcext:value-type="currency">
            <text:p>$0.35</text:p>
          </table:table-cell>
          <table:table-cell table:formula="of:=[.E401]" office:value-type="currency" office:currency="USD" office:value="0.35" calcext:value-type="currency">
            <text:p>$0.35</text:p>
          </table:table-cell>
          <table:table-cell table:formula="of:=[.F401]" office:value-type="currency" office:currency="USD" office:value="0.35" calcext:value-type="currency">
            <text:p>$0.35</text:p>
          </table:table-cell>
          <table:table-cell table:formula="of:=[.G401]" office:value-type="currency" office:currency="USD" office:value="0.35" calcext:value-type="currency">
            <text:p>$0.35</text:p>
          </table:table-cell>
          <table:table-cell table:formula="of:=[.H401]" office:value-type="currency" office:currency="USD" office:value="0.35" calcext:value-type="currency">
            <text:p>$0.35</text:p>
          </table:table-cell>
          <table:table-cell table:formula="of:=[.I401]" office:value-type="currency" office:currency="USD" office:value="0.35" calcext:value-type="currency">
            <text:p>$0.35</text:p>
          </table:table-cell>
          <table:table-cell table:formula="of:=[.J401]" office:value-type="currency" office:currency="USD" office:value="0.35" calcext:value-type="currency">
            <text:p>$0.35</text:p>
          </table:table-cell>
          <table:table-cell table:formula="of:=[.K401]" office:value-type="currency" office:currency="USD" office:value="0.35" calcext:value-type="currency">
            <text:p>$0.35</text:p>
          </table:table-cell>
          <table:table-cell table:formula="of:=[.L401]" office:value-type="currency" office:currency="USD" office:value="0.35" calcext:value-type="currency">
            <text:p>$0.3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rate</text:p>
          </table:table-cell>
          <table:table-cell table:style-name="ce12" office:value-type="percentage" office:value="0.37" calcext:value-type="percentage">
            <text:p>37%</text:p>
          </table:table-cell>
          <table:table-cell table:formula="of:=[.B402]" office:value-type="currency" office:currency="USD" office:value="0.37" calcext:value-type="currency">
            <text:p>$0.37</text:p>
          </table:table-cell>
          <table:table-cell table:formula="of:=[.C402]" office:value-type="currency" office:currency="USD" office:value="0.37" calcext:value-type="currency">
            <text:p>$0.37</text:p>
          </table:table-cell>
          <table:table-cell table:formula="of:=[.D402]" office:value-type="currency" office:currency="USD" office:value="0.37" calcext:value-type="currency">
            <text:p>$0.37</text:p>
          </table:table-cell>
          <table:table-cell table:formula="of:=[.E402]" office:value-type="currency" office:currency="USD" office:value="0.37" calcext:value-type="currency">
            <text:p>$0.37</text:p>
          </table:table-cell>
          <table:table-cell table:formula="of:=[.F402]" office:value-type="currency" office:currency="USD" office:value="0.37" calcext:value-type="currency">
            <text:p>$0.37</text:p>
          </table:table-cell>
          <table:table-cell table:formula="of:=[.G402]" office:value-type="currency" office:currency="USD" office:value="0.37" calcext:value-type="currency">
            <text:p>$0.37</text:p>
          </table:table-cell>
          <table:table-cell table:formula="of:=[.H402]" office:value-type="currency" office:currency="USD" office:value="0.37" calcext:value-type="currency">
            <text:p>$0.37</text:p>
          </table:table-cell>
          <table:table-cell table:formula="of:=[.I402]" office:value-type="currency" office:currency="USD" office:value="0.37" calcext:value-type="currency">
            <text:p>$0.37</text:p>
          </table:table-cell>
          <table:table-cell table:formula="of:=[.J402]" office:value-type="currency" office:currency="USD" office:value="0.37" calcext:value-type="currency">
            <text:p>$0.37</text:p>
          </table:table-cell>
          <table:table-cell table:formula="of:=[.K402]" office:value-type="currency" office:currency="USD" office:value="0.37" calcext:value-type="currency">
            <text:p>$0.37</text:p>
          </table:table-cell>
          <table:table-cell table:formula="of:=[.L402]" office:value-type="currency" office:currency="USD" office:value="0.37" calcext:value-type="currency">
            <text:p>$0.37</text:p>
          </table:table-cell>
          <table:table-cell table:number-columns-repeated="16371"/>
        </table:table-row>
        <table:table-row table:style-name="ro1">
          <table:table-cell/>
          <table:table-cell table:style-name="ce12"/>
          <table:table-cell table:number-columns-repeated="16382"/>
        </table:table-row>
        <table:table-row table:style-name="ro1">
          <table:table-cell office:value-type="string" calcext:value-type="string">
            <text:p>bracket 1 subtract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[.B404]" office:value-type="currency" office:currency="USD" office:value="9894" calcext:value-type="currency">
            <text:p>$9,894.00</text:p>
          </table:table-cell>
          <table:table-cell table:formula="of:=[.C404]" office:value-type="currency" office:currency="USD" office:value="9894" calcext:value-type="currency">
            <text:p>$9,894.00</text:p>
          </table:table-cell>
          <table:table-cell table:formula="of:=[.D404]" office:value-type="currency" office:currency="USD" office:value="9894" calcext:value-type="currency">
            <text:p>$9,894.00</text:p>
          </table:table-cell>
          <table:table-cell table:formula="of:=[.E404]" office:value-type="currency" office:currency="USD" office:value="9894" calcext:value-type="currency">
            <text:p>$9,894.00</text:p>
          </table:table-cell>
          <table:table-cell table:formula="of:=[.F404]" office:value-type="currency" office:currency="USD" office:value="9894" calcext:value-type="currency">
            <text:p>$9,894.00</text:p>
          </table:table-cell>
          <table:table-cell table:formula="of:=[.G404]" office:value-type="currency" office:currency="USD" office:value="9894" calcext:value-type="currency">
            <text:p>$9,894.00</text:p>
          </table:table-cell>
          <table:table-cell table:formula="of:=[.H404]" office:value-type="currency" office:currency="USD" office:value="9894" calcext:value-type="currency">
            <text:p>$9,894.00</text:p>
          </table:table-cell>
          <table:table-cell table:formula="of:=[.I404]" office:value-type="currency" office:currency="USD" office:value="9894" calcext:value-type="currency">
            <text:p>$9,894.00</text:p>
          </table:table-cell>
          <table:table-cell table:formula="of:=[.J404]" office:value-type="currency" office:currency="USD" office:value="9894" calcext:value-type="currency">
            <text:p>$9,894.00</text:p>
          </table:table-cell>
          <table:table-cell table:formula="of:=[.K404]" office:value-type="currency" office:currency="USD" office:value="9894" calcext:value-type="currency">
            <text:p>$9,894.00</text:p>
          </table:table-cell>
          <table:table-cell table:formula="of:=[.L404]" office:value-type="currency" office:currency="USD" office:value="9894" calcext:value-type="currency">
            <text:p>$9,894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subtract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[.B405]" office:value-type="currency" office:currency="USD" office:value="13915" calcext:value-type="currency">
            <text:p>$13,915.00</text:p>
          </table:table-cell>
          <table:table-cell table:formula="of:=[.C405]" office:value-type="currency" office:currency="USD" office:value="13915" calcext:value-type="currency">
            <text:p>$13,915.00</text:p>
          </table:table-cell>
          <table:table-cell table:formula="of:=[.D405]" office:value-type="currency" office:currency="USD" office:value="13915" calcext:value-type="currency">
            <text:p>$13,915.00</text:p>
          </table:table-cell>
          <table:table-cell table:formula="of:=[.E405]" office:value-type="currency" office:currency="USD" office:value="13915" calcext:value-type="currency">
            <text:p>$13,915.00</text:p>
          </table:table-cell>
          <table:table-cell table:formula="of:=[.F405]" office:value-type="currency" office:currency="USD" office:value="13915" calcext:value-type="currency">
            <text:p>$13,915.00</text:p>
          </table:table-cell>
          <table:table-cell table:formula="of:=[.G405]" office:value-type="currency" office:currency="USD" office:value="13915" calcext:value-type="currency">
            <text:p>$13,915.00</text:p>
          </table:table-cell>
          <table:table-cell table:formula="of:=[.H405]" office:value-type="currency" office:currency="USD" office:value="13915" calcext:value-type="currency">
            <text:p>$13,915.00</text:p>
          </table:table-cell>
          <table:table-cell table:formula="of:=[.I405]" office:value-type="currency" office:currency="USD" office:value="13915" calcext:value-type="currency">
            <text:p>$13,915.00</text:p>
          </table:table-cell>
          <table:table-cell table:formula="of:=[.J405]" office:value-type="currency" office:currency="USD" office:value="13915" calcext:value-type="currency">
            <text:p>$13,915.00</text:p>
          </table:table-cell>
          <table:table-cell table:formula="of:=[.K405]" office:value-type="currency" office:currency="USD" office:value="13915" calcext:value-type="currency">
            <text:p>$13,915.00</text:p>
          </table:table-cell>
          <table:table-cell table:formula="of:=[.L405]" office:value-type="currency" office:currency="USD" office:value="13915" calcext:value-type="currency">
            <text:p>$13,915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subtract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[.B406]" office:value-type="currency" office:currency="USD" office:value="44627" calcext:value-type="currency">
            <text:p>$44,627.00</text:p>
          </table:table-cell>
          <table:table-cell table:formula="of:=[.C406]" office:value-type="currency" office:currency="USD" office:value="44627" calcext:value-type="currency">
            <text:p>$44,627.00</text:p>
          </table:table-cell>
          <table:table-cell table:formula="of:=[.D406]" office:value-type="currency" office:currency="USD" office:value="44627" calcext:value-type="currency">
            <text:p>$44,627.00</text:p>
          </table:table-cell>
          <table:table-cell table:formula="of:=[.E406]" office:value-type="currency" office:currency="USD" office:value="44627" calcext:value-type="currency">
            <text:p>$44,627.00</text:p>
          </table:table-cell>
          <table:table-cell table:formula="of:=[.F406]" office:value-type="currency" office:currency="USD" office:value="44627" calcext:value-type="currency">
            <text:p>$44,627.00</text:p>
          </table:table-cell>
          <table:table-cell table:formula="of:=[.G406]" office:value-type="currency" office:currency="USD" office:value="44627" calcext:value-type="currency">
            <text:p>$44,627.00</text:p>
          </table:table-cell>
          <table:table-cell table:formula="of:=[.H406]" office:value-type="currency" office:currency="USD" office:value="44627" calcext:value-type="currency">
            <text:p>$44,627.00</text:p>
          </table:table-cell>
          <table:table-cell table:formula="of:=[.I406]" office:value-type="currency" office:currency="USD" office:value="44627" calcext:value-type="currency">
            <text:p>$44,627.00</text:p>
          </table:table-cell>
          <table:table-cell table:formula="of:=[.J406]" office:value-type="currency" office:currency="USD" office:value="44627" calcext:value-type="currency">
            <text:p>$44,627.00</text:p>
          </table:table-cell>
          <table:table-cell table:formula="of:=[.K406]" office:value-type="currency" office:currency="USD" office:value="44627" calcext:value-type="currency">
            <text:p>$44,627.00</text:p>
          </table:table-cell>
          <table:table-cell table:formula="of:=[.L406]" office:value-type="currency" office:currency="USD" office:value="44627" calcext:value-type="currency">
            <text:p>$44,627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subtract</text:p>
          </table:table-cell>
          <table:table-cell office:value-type="currency" office:currency="USD" office:value="59250" calcext:value-type="currency">
            <text:p>$59,250.00</text:p>
          </table:table-cell>
          <table:table-cell table:formula="of:=[.B407]" office:value-type="currency" office:currency="USD" office:value="59250" calcext:value-type="currency">
            <text:p>$59,250.00</text:p>
          </table:table-cell>
          <table:table-cell table:formula="of:=[.C407]" office:value-type="currency" office:currency="USD" office:value="59250" calcext:value-type="currency">
            <text:p>$59,250.00</text:p>
          </table:table-cell>
          <table:table-cell table:formula="of:=[.D407]" office:value-type="currency" office:currency="USD" office:value="59250" calcext:value-type="currency">
            <text:p>$59,250.00</text:p>
          </table:table-cell>
          <table:table-cell table:formula="of:=[.E407]" office:value-type="currency" office:currency="USD" office:value="59250" calcext:value-type="currency">
            <text:p>$59,250.00</text:p>
          </table:table-cell>
          <table:table-cell table:formula="of:=[.F407]" office:value-type="currency" office:currency="USD" office:value="59250" calcext:value-type="currency">
            <text:p>$59,250.00</text:p>
          </table:table-cell>
          <table:table-cell table:formula="of:=[.G407]" office:value-type="currency" office:currency="USD" office:value="59250" calcext:value-type="currency">
            <text:p>$59,250.00</text:p>
          </table:table-cell>
          <table:table-cell table:formula="of:=[.H407]" office:value-type="currency" office:currency="USD" office:value="59250" calcext:value-type="currency">
            <text:p>$59,250.00</text:p>
          </table:table-cell>
          <table:table-cell table:formula="of:=[.I407]" office:value-type="currency" office:currency="USD" office:value="59250" calcext:value-type="currency">
            <text:p>$59,250.00</text:p>
          </table:table-cell>
          <table:table-cell table:formula="of:=[.J407]" office:value-type="currency" office:currency="USD" office:value="59250" calcext:value-type="currency">
            <text:p>$59,250.00</text:p>
          </table:table-cell>
          <table:table-cell table:formula="of:=[.K407]" office:value-type="currency" office:currency="USD" office:value="59250" calcext:value-type="currency">
            <text:p>$59,250.00</text:p>
          </table:table-cell>
          <table:table-cell table:formula="of:=[.L407]" office:value-type="currency" office:currency="USD" office:value="59250" calcext:value-type="currency">
            <text:p>$59,2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subtract</text:p>
          </table:table-cell>
          <table:table-cell office:value-type="currency" office:currency="USD" office:value="73874" calcext:value-type="currency">
            <text:p>$73,874.00</text:p>
          </table:table-cell>
          <table:table-cell table:formula="of:=[.B408]" office:value-type="currency" office:currency="USD" office:value="73874" calcext:value-type="currency">
            <text:p>$73,874.00</text:p>
          </table:table-cell>
          <table:table-cell table:formula="of:=[.C408]" office:value-type="currency" office:currency="USD" office:value="73874" calcext:value-type="currency">
            <text:p>$73,874.00</text:p>
          </table:table-cell>
          <table:table-cell table:formula="of:=[.D408]" office:value-type="currency" office:currency="USD" office:value="73874" calcext:value-type="currency">
            <text:p>$73,874.00</text:p>
          </table:table-cell>
          <table:table-cell table:formula="of:=[.E408]" office:value-type="currency" office:currency="USD" office:value="73874" calcext:value-type="currency">
            <text:p>$73,874.00</text:p>
          </table:table-cell>
          <table:table-cell table:formula="of:=[.F408]" office:value-type="currency" office:currency="USD" office:value="73874" calcext:value-type="currency">
            <text:p>$73,874.00</text:p>
          </table:table-cell>
          <table:table-cell table:formula="of:=[.G408]" office:value-type="currency" office:currency="USD" office:value="73874" calcext:value-type="currency">
            <text:p>$73,874.00</text:p>
          </table:table-cell>
          <table:table-cell table:formula="of:=[.H408]" office:value-type="currency" office:currency="USD" office:value="73874" calcext:value-type="currency">
            <text:p>$73,874.00</text:p>
          </table:table-cell>
          <table:table-cell table:formula="of:=[.I408]" office:value-type="currency" office:currency="USD" office:value="73874" calcext:value-type="currency">
            <text:p>$73,874.00</text:p>
          </table:table-cell>
          <table:table-cell table:formula="of:=[.J408]" office:value-type="currency" office:currency="USD" office:value="73874" calcext:value-type="currency">
            <text:p>$73,874.00</text:p>
          </table:table-cell>
          <table:table-cell table:formula="of:=[.K408]" office:value-type="currency" office:currency="USD" office:value="73874" calcext:value-type="currency">
            <text:p>$73,874.00</text:p>
          </table:table-cell>
          <table:table-cell table:formula="of:=[.L408]" office:value-type="currency" office:currency="USD" office:value="73874" calcext:value-type="currency">
            <text:p>$73,874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IF(AND([.B$384]&gt;=[.B386];[.B$384]&lt;=[.B392]);([.B$384]*[.B398])-[.B404];0)" office:value-type="currency" office:currency="USD" office:value="0" calcext:value-type="currency">
            <text:p>$0.00</text:p>
          </table:table-cell>
          <table:table-cell table:formula="of:=IF(AND([.C$384]&gt;=[.C386];[.C$384]&lt;=[.C392]);([.C$384]*[.C398])-[.C404];0)" office:value-type="currency" office:currency="USD" office:value="0" calcext:value-type="currency">
            <text:p>$0.00</text:p>
          </table:table-cell>
          <table:table-cell table:formula="of:=IF(AND([.D$384]&gt;=[.D386];[.D$384]&lt;=[.D392]);([.D$384]*[.D398])-[.D404];0)" office:value-type="currency" office:currency="USD" office:value="0" calcext:value-type="currency">
            <text:p>$0.00</text:p>
          </table:table-cell>
          <table:table-cell table:formula="of:=IF(AND([.E$384]&gt;=[.E386];[.E$384]&lt;=[.E392]);([.E$384]*[.E398])-[.E404];0)" office:value-type="currency" office:currency="USD" office:value="0" calcext:value-type="currency">
            <text:p>$0.00</text:p>
          </table:table-cell>
          <table:table-cell table:formula="of:=IF(AND([.F$384]&gt;=[.F386];[.F$384]&lt;=[.F392]);([.F$384]*[.F398])-[.F404];0)" office:value-type="currency" office:currency="USD" office:value="25130" calcext:value-type="currency">
            <text:p>$25,130.00</text:p>
          </table:table-cell>
          <table:table-cell table:formula="of:=IF(AND([.G$384]&gt;=[.G386];[.G$384]&lt;=[.G392]);([.G$384]*[.G398])-[.G404];0)" office:value-type="currency" office:currency="USD" office:value="0" calcext:value-type="currency">
            <text:p>$0.00</text:p>
          </table:table-cell>
          <table:table-cell table:formula="of:=IF(AND([.H$384]&gt;=[.H386];[.H$384]&lt;=[.H392]);([.H$384]*[.H398])-[.H404];0)" office:value-type="currency" office:currency="USD" office:value="0" calcext:value-type="currency">
            <text:p>$0.00</text:p>
          </table:table-cell>
          <table:table-cell table:formula="of:=IF(AND([.I$384]&gt;=[.I386];[.I$384]&lt;=[.I392]);([.I$384]*[.I398])-[.I404];0)" office:value-type="currency" office:currency="USD" office:value="32852" calcext:value-type="currency">
            <text:p>$32,852.00</text:p>
          </table:table-cell>
          <table:table-cell table:formula="of:=IF(AND([.J$384]&gt;=[.J386];[.J$384]&lt;=[.J392]);([.J$384]*[.J398])-[.J404];0)" office:value-type="currency" office:currency="USD" office:value="18706" calcext:value-type="currency">
            <text:p>$18,706.00</text:p>
          </table:table-cell>
          <table:table-cell table:formula="of:=IF(AND([.K$384]&gt;=[.K386];[.K$384]&lt;=[.K392]);([.K$384]*[.K398])-[.K404];0)" office:value-type="currency" office:currency="USD" office:value="0" calcext:value-type="currency">
            <text:p>$0.00</text:p>
          </table:table-cell>
          <table:table-cell table:formula="of:=IF(AND([.L$384]&gt;=[.L386];[.L$384]&lt;=[.L392]);([.L$384]*[.L398])-[.L404];0)" office:value-type="currency" office:currency="USD" office:value="19498" calcext:value-type="currency">
            <text:p>$19,498.00</text:p>
          </table:table-cell>
          <table:table-cell table:formula="of:=IF(AND([.M$384]&gt;=[.M386];[.M$384]&lt;=[.M392]);([.M$384]*[.M398])-[.M404];0)" office:value-type="currency" office:currency="USD" office:value="13382" calcext:value-type="currency">
            <text:p>$13,382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IF(AND([.B$384]&gt;[.B387];[.B$384]&lt;=[.B393]);([.B$384]*[.B399])-[.B405];0)" office:value-type="currency" office:currency="USD" office:value="67741.4" calcext:value-type="currency">
            <text:p>$67,741.40</text:p>
          </table:table-cell>
          <table:table-cell table:formula="of:=IF(AND([.C$384]&gt;[.C387];[.C$384]&lt;=[.C393]);([.C$384]*[.C399])-[.C405];0)" office:value-type="currency" office:currency="USD" office:value="0" calcext:value-type="currency">
            <text:p>$0.00</text:p>
          </table:table-cell>
          <table:table-cell table:formula="of:=IF(AND([.D$384]&gt;[.D387];[.D$384]&lt;=[.D393]);([.D$384]*[.D399])-[.D405];0)" office:value-type="currency" office:currency="USD" office:value="56837" calcext:value-type="currency">
            <text:p>$56,837.00</text:p>
          </table:table-cell>
          <table:table-cell table:formula="of:=IF(AND([.E$384]&gt;[.E387];[.E$384]&lt;=[.E393]);([.E$384]*[.E399])-[.E405];0)" office:value-type="currency" office:currency="USD" office:value="0" calcext:value-type="currency">
            <text:p>$0.00</text:p>
          </table:table-cell>
          <table:table-cell table:formula="of:=IF(AND([.F$384]&gt;[.F387];[.F$384]&lt;=[.F393]);([.F$384]*[.F399])-[.F405];0)" office:value-type="currency" office:currency="USD" office:value="0" calcext:value-type="currency">
            <text:p>$0.00</text:p>
          </table:table-cell>
          <table:table-cell table:formula="of:=IF(AND([.G$384]&gt;[.G387];[.G$384]&lt;=[.G393]);([.G$384]*[.G399])-[.G405];0)" office:value-type="currency" office:currency="USD" office:value="0" calcext:value-type="currency">
            <text:p>$0.00</text:p>
          </table:table-cell>
          <table:table-cell table:formula="of:=IF(AND([.H$384]&gt;[.H387];[.H$384]&lt;=[.H393]);([.H$384]*[.H399])-[.H405];0)" office:value-type="currency" office:currency="USD" office:value="0" calcext:value-type="currency">
            <text:p>$0.00</text:p>
          </table:table-cell>
          <table:table-cell table:formula="of:=IF(AND([.I$384]&gt;[.I387];[.I$384]&lt;=[.I393]);([.I$384]*[.I399])-[.I405];0)" office:value-type="currency" office:currency="USD" office:value="0" calcext:value-type="currency">
            <text:p>$0.00</text:p>
          </table:table-cell>
          <table:table-cell table:formula="of:=IF(AND([.J$384]&gt;[.J387];[.J$384]&lt;=[.J393]);([.J$384]*[.J399])-[.J405];0)" office:value-type="currency" office:currency="USD" office:value="0" calcext:value-type="currency">
            <text:p>$0.00</text:p>
          </table:table-cell>
          <table:table-cell table:formula="of:=IF(AND([.K$384]&gt;[.K387];[.K$384]&lt;=[.K393]);([.K$384]*[.K399])-[.K405];0)" office:value-type="currency" office:currency="USD" office:value="0" calcext:value-type="currency">
            <text:p>$0.00</text:p>
          </table:table-cell>
          <table:table-cell table:formula="of:=IF(AND([.L$384]&gt;[.L387];[.L$384]&lt;=[.L393]);([.L$384]*[.L399])-[.L405];0)" office:value-type="currency" office:currency="USD" office:value="0" calcext:value-type="currency">
            <text:p>$0.00</text:p>
          </table:table-cell>
          <table:table-cell table:formula="of:=IF(AND([.M$384]&gt;[.M387];[.M$384]&lt;=[.M393]);([.M$384]*[.M399])-[.M405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IF(AND([.B$384]&gt;[.B388];[.B$384]&lt;=[.B394]);([.B$384]*[.B400])-[.B406];0)" office:value-type="currency" office:currency="USD" office:value="0" calcext:value-type="currency">
            <text:p>$0.00</text:p>
          </table:table-cell>
          <table:table-cell table:formula="of:=IF(AND([.C$384]&gt;[.C388];[.C$384]&lt;=[.C394]);([.C$384]*[.C400])-[.C406];0)" office:value-type="currency" office:currency="USD" office:value="0" calcext:value-type="currency">
            <text:p>$0.00</text:p>
          </table:table-cell>
          <table:table-cell table:formula="of:=IF(AND([.D$384]&gt;[.D388];[.D$384]&lt;=[.D394]);([.D$384]*[.D400])-[.D406];0)" office:value-type="currency" office:currency="USD" office:value="0" calcext:value-type="currency">
            <text:p>$0.00</text:p>
          </table:table-cell>
          <table:table-cell table:formula="of:=IF(AND([.E$384]&gt;[.E388];[.E$384]&lt;=[.E394]);([.E$384]*[.E400])-[.E406];0)" office:value-type="currency" office:currency="USD" office:value="0" calcext:value-type="currency">
            <text:p>$0.00</text:p>
          </table:table-cell>
          <table:table-cell table:formula="of:=IF(AND([.F$384]&gt;[.F388];[.F$384]&lt;=[.F394]);([.F$384]*[.F400])-[.F406];0)" office:value-type="currency" office:currency="USD" office:value="0" calcext:value-type="currency">
            <text:p>$0.00</text:p>
          </table:table-cell>
          <table:table-cell table:formula="of:=IF(AND([.G$384]&gt;[.G388];[.G$384]&lt;=[.G394]);([.G$384]*[.G400])-[.G406];0)" office:value-type="currency" office:currency="USD" office:value="0" calcext:value-type="currency">
            <text:p>$0.00</text:p>
          </table:table-cell>
          <table:table-cell table:formula="of:=IF(AND([.H$384]&gt;[.H388];[.H$384]&lt;=[.H394]);([.H$384]*[.H400])-[.H406];0)" office:value-type="currency" office:currency="USD" office:value="0" calcext:value-type="currency">
            <text:p>$0.00</text:p>
          </table:table-cell>
          <table:table-cell table:formula="of:=IF(AND([.I$384]&gt;[.I388];[.I$384]&lt;=[.I394]);([.I$384]*[.I400])-[.I406];0)" office:value-type="currency" office:currency="USD" office:value="0" calcext:value-type="currency">
            <text:p>$0.00</text:p>
          </table:table-cell>
          <table:table-cell table:formula="of:=IF(AND([.J$384]&gt;[.J388];[.J$384]&lt;=[.J394]);([.J$384]*[.J400])-[.J406];0)" office:value-type="currency" office:currency="USD" office:value="0" calcext:value-type="currency">
            <text:p>$0.00</text:p>
          </table:table-cell>
          <table:table-cell table:formula="of:=IF(AND([.K$384]&gt;[.K388];[.K$384]&lt;=[.K394]);([.K$384]*[.K400])-[.K406];0)" office:value-type="currency" office:currency="USD" office:value="0" calcext:value-type="currency">
            <text:p>$0.00</text:p>
          </table:table-cell>
          <table:table-cell table:formula="of:=IF(AND([.L$384]&gt;[.L388];[.L$384]&lt;=[.L394]);([.L$384]*[.L400])-[.L406];0)" office:value-type="currency" office:currency="USD" office:value="0" calcext:value-type="currency">
            <text:p>$0.00</text:p>
          </table:table-cell>
          <table:table-cell table:formula="of:=IF(AND([.M$384]&gt;[.M388];[.M$384]&lt;=[.M394]);([.M$384]*[.M400])-[.M406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IF(AND([.B$384]&gt;[.B389];[.B$384]&lt;=[.B395]);([.B$384]*[.B401])-[.B407];0)" office:value-type="currency" office:currency="USD" office:value="0" calcext:value-type="currency">
            <text:p>$0.00</text:p>
          </table:table-cell>
          <table:table-cell table:formula="of:=IF(AND([.C$384]&gt;[.C389];[.C$384]&lt;=[.C395]);([.C$384]*[.C401])-[.C407];0)" office:value-type="currency" office:currency="USD" office:value="0" calcext:value-type="currency">
            <text:p>$0.00</text:p>
          </table:table-cell>
          <table:table-cell table:formula="of:=IF(AND([.D$384]&gt;[.D389];[.D$384]&lt;=[.D395]);([.D$384]*[.D401])-[.D407];0)" office:value-type="currency" office:currency="USD" office:value="0" calcext:value-type="currency">
            <text:p>$0.00</text:p>
          </table:table-cell>
          <table:table-cell table:formula="of:=IF(AND([.E$384]&gt;[.E389];[.E$384]&lt;=[.E395]);([.E$384]*[.E401])-[.E407];0)" office:value-type="currency" office:currency="USD" office:value="0" calcext:value-type="currency">
            <text:p>$0.00</text:p>
          </table:table-cell>
          <table:table-cell table:formula="of:=IF(AND([.F$384]&gt;[.F389];[.F$384]&lt;=[.F395]);([.F$384]*[.F401])-[.F407];0)" office:value-type="currency" office:currency="USD" office:value="0" calcext:value-type="currency">
            <text:p>$0.00</text:p>
          </table:table-cell>
          <table:table-cell table:formula="of:=IF(AND([.G$384]&gt;[.G389];[.G$384]&lt;=[.G395]);([.G$384]*[.G401])-[.G407];0)" office:value-type="currency" office:currency="USD" office:value="0" calcext:value-type="currency">
            <text:p>$0.00</text:p>
          </table:table-cell>
          <table:table-cell table:formula="of:=IF(AND([.H$384]&gt;[.H389];[.H$384]&lt;=[.H395]);([.H$384]*[.H401])-[.H407];0)" office:value-type="currency" office:currency="USD" office:value="0" calcext:value-type="currency">
            <text:p>$0.00</text:p>
          </table:table-cell>
          <table:table-cell table:formula="of:=IF(AND([.I$384]&gt;[.I389];[.I$384]&lt;=[.I395]);([.I$384]*[.I401])-[.I407];0)" office:value-type="currency" office:currency="USD" office:value="0" calcext:value-type="currency">
            <text:p>$0.00</text:p>
          </table:table-cell>
          <table:table-cell table:formula="of:=IF(AND([.J$384]&gt;[.J389];[.J$384]&lt;=[.J395]);([.J$384]*[.J401])-[.J407];0)" office:value-type="currency" office:currency="USD" office:value="0" calcext:value-type="currency">
            <text:p>$0.00</text:p>
          </table:table-cell>
          <table:table-cell table:formula="of:=IF(AND([.K$384]&gt;[.K389];[.K$384]&lt;=[.K395]);([.K$384]*[.K401])-[.K407];0)" office:value-type="currency" office:currency="USD" office:value="0" calcext:value-type="currency">
            <text:p>$0.00</text:p>
          </table:table-cell>
          <table:table-cell table:formula="of:=IF(AND([.L$384]&gt;[.L389];[.L$384]&lt;=[.L395]);([.L$384]*[.L401])-[.L407];0)" office:value-type="currency" office:currency="USD" office:value="0" calcext:value-type="currency">
            <text:p>$0.00</text:p>
          </table:table-cell>
          <table:table-cell table:formula="of:=IF(AND([.M$384]&gt;[.M389];[.M$384]&lt;=[.M395]);([.M$384]*[.M401])-[.M407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IF(AND([.B$384]&gt;[.B390];[.B$384]&lt;=[.B396]);([.B$384]*[.B402])-[.B408];0)" office:value-type="currency" office:currency="USD" office:value="0" calcext:value-type="currency">
            <text:p>$0.00</text:p>
          </table:table-cell>
          <table:table-cell table:formula="of:=IF(AND([.C$384]&gt;[.C390];[.C$384]&lt;=[.C396]);([.C$384]*[.C402])-[.C408];0)" office:value-type="currency" office:currency="USD" office:value="0" calcext:value-type="currency">
            <text:p>$0.00</text:p>
          </table:table-cell>
          <table:table-cell table:formula="of:=IF(AND([.D$384]&gt;[.D390];[.D$384]&lt;=[.D396]);([.D$384]*[.D402])-[.D408];0)" office:value-type="currency" office:currency="USD" office:value="0" calcext:value-type="currency">
            <text:p>$0.00</text:p>
          </table:table-cell>
          <table:table-cell table:formula="of:=IF(AND([.E$384]&gt;[.E390];[.E$384]&lt;=[.E396]);([.E$384]*[.E402])-[.E408];0)" office:value-type="currency" office:currency="USD" office:value="0" calcext:value-type="currency">
            <text:p>$0.00</text:p>
          </table:table-cell>
          <table:table-cell table:formula="of:=IF(AND([.F$384]&gt;[.F390];[.F$384]&lt;=[.F396]);([.F$384]*[.F402])-[.F408];0)" office:value-type="currency" office:currency="USD" office:value="0" calcext:value-type="currency">
            <text:p>$0.00</text:p>
          </table:table-cell>
          <table:table-cell table:formula="of:=IF(AND([.G$384]&gt;[.G390];[.G$384]&lt;=[.G396]);([.G$384]*[.G402])-[.G408];0)" office:value-type="currency" office:currency="USD" office:value="0" calcext:value-type="currency">
            <text:p>$0.00</text:p>
          </table:table-cell>
          <table:table-cell table:formula="of:=IF(AND([.H$384]&gt;[.H390];[.H$384]&lt;=[.H396]);([.H$384]*[.H402])-[.H408];0)" office:value-type="currency" office:currency="USD" office:value="0" calcext:value-type="currency">
            <text:p>$0.00</text:p>
          </table:table-cell>
          <table:table-cell table:formula="of:=IF(AND([.I$384]&gt;[.I390];[.I$384]&lt;=[.I396]);([.I$384]*[.I402])-[.I408];0)" office:value-type="currency" office:currency="USD" office:value="0" calcext:value-type="currency">
            <text:p>$0.00</text:p>
          </table:table-cell>
          <table:table-cell table:formula="of:=IF(AND([.J$384]&gt;[.J390];[.J$384]&lt;=[.J396]);([.J$384]*[.J402])-[.J408];0)" office:value-type="currency" office:currency="USD" office:value="0" calcext:value-type="currency">
            <text:p>$0.00</text:p>
          </table:table-cell>
          <table:table-cell table:formula="of:=IF(AND([.K$384]&gt;[.K390];[.K$384]&lt;=[.K396]);([.K$384]*[.K402])-[.K408];0)" office:value-type="currency" office:currency="USD" office:value="0" calcext:value-type="currency">
            <text:p>$0.00</text:p>
          </table:table-cell>
          <table:table-cell table:formula="of:=IF(AND([.L$384]&gt;[.L390];[.L$384]&lt;=[.L396]);([.L$384]*[.L402])-[.L408];0)" office:value-type="currency" office:currency="USD" office:value="0" calcext:value-type="currency">
            <text:p>$0.00</text:p>
          </table:table-cell>
          <table:table-cell table:formula="of:=IF(AND([.M$384]&gt;[.M390];[.M$384]&lt;=[.M396]);([.M$384]*[.M402])-[.M408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tax </text:p>
          </table:table-cell>
          <table:table-cell table:formula="of:=SUM([.B410:.B414])" office:value-type="currency" office:currency="USD" office:value="67741.4" calcext:value-type="currency">
            <text:p>$67,741.40</text:p>
          </table:table-cell>
          <table:table-cell table:formula="of:=SUM([.C410:.C414])" office:value-type="currency" office:currency="USD" office:value="0" calcext:value-type="currency">
            <text:p>$0.00</text:p>
          </table:table-cell>
          <table:table-cell table:formula="of:=SUM([.D410:.D414])" office:value-type="currency" office:currency="USD" office:value="56837" calcext:value-type="currency">
            <text:p>$56,837.00</text:p>
          </table:table-cell>
          <table:table-cell table:formula="of:=SUM([.E410:.E414])" office:value-type="currency" office:currency="USD" office:value="0" calcext:value-type="currency">
            <text:p>$0.00</text:p>
          </table:table-cell>
          <table:table-cell table:formula="of:=SUM([.F410:.F414])" office:value-type="currency" office:currency="USD" office:value="25130" calcext:value-type="currency">
            <text:p>$25,130.00</text:p>
          </table:table-cell>
          <table:table-cell table:formula="of:=SUM([.G410:.G414])" office:value-type="currency" office:currency="USD" office:value="0" calcext:value-type="currency">
            <text:p>$0.00</text:p>
          </table:table-cell>
          <table:table-cell table:formula="of:=SUM([.H410:.H414])" office:value-type="currency" office:currency="USD" office:value="0" calcext:value-type="currency">
            <text:p>$0.00</text:p>
          </table:table-cell>
          <table:table-cell table:formula="of:=SUM([.I410:.I414])" office:value-type="currency" office:currency="USD" office:value="32852" calcext:value-type="currency">
            <text:p>$32,852.00</text:p>
          </table:table-cell>
          <table:table-cell table:formula="of:=SUM([.J410:.J414])" office:value-type="currency" office:currency="USD" office:value="18706" calcext:value-type="currency">
            <text:p>$18,706.00</text:p>
          </table:table-cell>
          <table:table-cell table:formula="of:=SUM([.K410:.K414])" office:value-type="currency" office:currency="USD" office:value="0" calcext:value-type="currency">
            <text:p>$0.00</text:p>
          </table:table-cell>
          <table:table-cell table:formula="of:=SUM([.L410:.L414])" office:value-type="currency" office:currency="USD" office:value="19498" calcext:value-type="currency">
            <text:p>$19,498.00</text:p>
          </table:table-cell>
          <table:table-cell table:formula="of:=SUM([.M410:.M414])" office:value-type="currency" office:currency="USD" office:value="13382" calcext:value-type="currency">
            <text:p>$13,382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25" office:value-type="string" calcext:value-type="string">
            <text:p>Tax Computation worksheet 2 (used by Qual div and cap gains worksheet line 22)</text:p>
          </table:table-cell>
          <table:table-cell table:style-name="ce26" table:number-columns-repeated="16382"/>
          <table:table-cell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1040 line 15 taxable income</text:p>
          </table:table-cell>
          <table:table-cell table:formula="of:=[.B85]" office:value-type="currency" office:currency="USD" office:value="213235" calcext:value-type="currency">
            <text:p>$213,235.00</text:p>
          </table:table-cell>
          <table:table-cell table:formula="of:=[.C85]" office:value-type="currency" office:currency="USD" office:value="52335" calcext:value-type="currency">
            <text:p>$52,335.00</text:p>
          </table:table-cell>
          <table:table-cell table:formula="of:=[.D85]" office:value-type="currency" office:currency="USD" office:value="294800" calcext:value-type="currency">
            <text:p>$294,800.00</text:p>
          </table:table-cell>
          <table:table-cell table:formula="of:=[.E85]" office:value-type="currency" office:currency="USD" office:value="72600" calcext:value-type="currency">
            <text:p>$72,600.00</text:p>
          </table:table-cell>
          <table:table-cell table:formula="of:=[.F85]" office:value-type="currency" office:currency="USD" office:value="111700" calcext:value-type="currency">
            <text:p>$111,700.00</text:p>
          </table:table-cell>
          <table:table-cell table:formula="of:=[.G85]" office:value-type="currency" office:currency="USD" office:value="0" calcext:value-type="currency">
            <text:p>$0.00</text:p>
          </table:table-cell>
          <table:table-cell table:formula="of:=[.H85]" office:value-type="currency" office:currency="USD" office:value="94300" calcext:value-type="currency">
            <text:p>$94,300.00</text:p>
          </table:table-cell>
          <table:table-cell table:formula="of:=[.I85]" office:value-type="currency" office:currency="USD" office:value="194300" calcext:value-type="currency">
            <text:p>$194,300.00</text:p>
          </table:table-cell>
          <table:table-cell table:formula="of:=[.J85]" office:value-type="currency" office:currency="USD" office:value="40000" calcext:value-type="currency">
            <text:p>$40,000.00</text:p>
          </table:table-cell>
          <table:table-cell table:formula="of:=[.K85]" office:value-type="currency" office:currency="USD" office:value="0" calcext:value-type="currency">
            <text:p>$0.00</text:p>
          </table:table-cell>
          <table:table-cell table:formula="of:=[.L85]" office:value-type="currency" office:currency="USD" office:value="11600" calcext:value-type="currency">
            <text:p>$11,600.00</text:p>
          </table:table-cell>
          <table:table-cell table:formula="of:=[.M85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bracket 1 min</text:p>
          </table:table-cell>
          <table:table-cell table:formula="of:=[.B386]" office:value-type="currency" office:currency="USD" office:value="100000" calcext:value-type="currency">
            <text:p>$100,000.00</text:p>
          </table:table-cell>
          <table:table-cell table:formula="of:=[.C386]" office:value-type="currency" office:currency="USD" office:value="100000" calcext:value-type="currency">
            <text:p>$100,000.00</text:p>
          </table:table-cell>
          <table:table-cell table:formula="of:=[.D386]" office:value-type="currency" office:currency="USD" office:value="100000" calcext:value-type="currency">
            <text:p>$100,000.00</text:p>
          </table:table-cell>
          <table:table-cell table:formula="of:=[.E386]" office:value-type="currency" office:currency="USD" office:value="100000" calcext:value-type="currency">
            <text:p>$100,000.00</text:p>
          </table:table-cell>
          <table:table-cell table:formula="of:=[.F386]" office:value-type="currency" office:currency="USD" office:value="100000" calcext:value-type="currency">
            <text:p>$100,000.00</text:p>
          </table:table-cell>
          <table:table-cell table:formula="of:=[.G386]" office:value-type="currency" office:currency="USD" office:value="100000" calcext:value-type="currency">
            <text:p>$100,000.00</text:p>
          </table:table-cell>
          <table:table-cell table:formula="of:=[.H386]" office:value-type="currency" office:currency="USD" office:value="100000" calcext:value-type="currency">
            <text:p>$100,000.00</text:p>
          </table:table-cell>
          <table:table-cell table:formula="of:=[.I386]" office:value-type="currency" office:currency="USD" office:value="100000" calcext:value-type="currency">
            <text:p>$100,000.00</text:p>
          </table:table-cell>
          <table:table-cell table:formula="of:=[.J386]" office:value-type="currency" office:currency="USD" office:value="100000" calcext:value-type="currency">
            <text:p>$100,000.00</text:p>
          </table:table-cell>
          <table:table-cell table:formula="of:=[.K386]" office:value-type="currency" office:currency="USD" office:value="100000" calcext:value-type="currency">
            <text:p>$100,000.00</text:p>
          </table:table-cell>
          <table:table-cell table:formula="of:=[.L386]" office:value-type="currency" office:currency="USD" office:value="100000" calcext:value-type="currency">
            <text:p>$100,000.00</text:p>
          </table:table-cell>
          <table:table-cell table:formula="of:=[.M386]" office:value-type="currency" office:currency="USD" office:value="100000" calcext:value-type="currency">
            <text:p>$100,0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min</text:p>
          </table:table-cell>
          <table:table-cell table:formula="of:=[.B387]" office:value-type="currency" office:currency="USD" office:value="201050" calcext:value-type="currency">
            <text:p>$201,050.00</text:p>
          </table:table-cell>
          <table:table-cell table:formula="of:=[.C387]" office:value-type="currency" office:currency="USD" office:value="201050" calcext:value-type="currency">
            <text:p>$201,050.00</text:p>
          </table:table-cell>
          <table:table-cell table:formula="of:=[.D387]" office:value-type="currency" office:currency="USD" office:value="201050" calcext:value-type="currency">
            <text:p>$201,050.00</text:p>
          </table:table-cell>
          <table:table-cell table:formula="of:=[.E387]" office:value-type="currency" office:currency="USD" office:value="201050" calcext:value-type="currency">
            <text:p>$201,050.00</text:p>
          </table:table-cell>
          <table:table-cell table:formula="of:=[.F387]" office:value-type="currency" office:currency="USD" office:value="201050" calcext:value-type="currency">
            <text:p>$201,050.00</text:p>
          </table:table-cell>
          <table:table-cell table:formula="of:=[.G387]" office:value-type="currency" office:currency="USD" office:value="201050" calcext:value-type="currency">
            <text:p>$201,050.00</text:p>
          </table:table-cell>
          <table:table-cell table:formula="of:=[.H387]" office:value-type="currency" office:currency="USD" office:value="201050" calcext:value-type="currency">
            <text:p>$201,050.00</text:p>
          </table:table-cell>
          <table:table-cell table:formula="of:=[.I387]" office:value-type="currency" office:currency="USD" office:value="201050" calcext:value-type="currency">
            <text:p>$201,050.00</text:p>
          </table:table-cell>
          <table:table-cell table:formula="of:=[.J387]" office:value-type="currency" office:currency="USD" office:value="201050" calcext:value-type="currency">
            <text:p>$201,050.00</text:p>
          </table:table-cell>
          <table:table-cell table:formula="of:=[.K387]" office:value-type="currency" office:currency="USD" office:value="201050" calcext:value-type="currency">
            <text:p>$201,050.00</text:p>
          </table:table-cell>
          <table:table-cell table:formula="of:=[.L387]" office:value-type="currency" office:currency="USD" office:value="201050" calcext:value-type="currency">
            <text:p>$201,050.00</text:p>
          </table:table-cell>
          <table:table-cell table:formula="of:=[.M387]" office:value-type="currency" office:currency="USD" office:value="201050" calcext:value-type="currency">
            <text:p>$201,0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min</text:p>
          </table:table-cell>
          <table:table-cell table:formula="of:=[.B388]" office:value-type="currency" office:currency="USD" office:value="383900" calcext:value-type="currency">
            <text:p>$383,900.00</text:p>
          </table:table-cell>
          <table:table-cell table:formula="of:=[.C388]" office:value-type="currency" office:currency="USD" office:value="383900" calcext:value-type="currency">
            <text:p>$383,900.00</text:p>
          </table:table-cell>
          <table:table-cell table:formula="of:=[.D388]" office:value-type="currency" office:currency="USD" office:value="383900" calcext:value-type="currency">
            <text:p>$383,900.00</text:p>
          </table:table-cell>
          <table:table-cell table:formula="of:=[.E388]" office:value-type="currency" office:currency="USD" office:value="383900" calcext:value-type="currency">
            <text:p>$383,900.00</text:p>
          </table:table-cell>
          <table:table-cell table:formula="of:=[.F388]" office:value-type="currency" office:currency="USD" office:value="383900" calcext:value-type="currency">
            <text:p>$383,900.00</text:p>
          </table:table-cell>
          <table:table-cell table:formula="of:=[.G388]" office:value-type="currency" office:currency="USD" office:value="383900" calcext:value-type="currency">
            <text:p>$383,900.00</text:p>
          </table:table-cell>
          <table:table-cell table:formula="of:=[.H388]" office:value-type="currency" office:currency="USD" office:value="383900" calcext:value-type="currency">
            <text:p>$383,900.00</text:p>
          </table:table-cell>
          <table:table-cell table:formula="of:=[.I388]" office:value-type="currency" office:currency="USD" office:value="383900" calcext:value-type="currency">
            <text:p>$383,900.00</text:p>
          </table:table-cell>
          <table:table-cell table:formula="of:=[.J388]" office:value-type="currency" office:currency="USD" office:value="383900" calcext:value-type="currency">
            <text:p>$383,900.00</text:p>
          </table:table-cell>
          <table:table-cell table:formula="of:=[.K388]" office:value-type="currency" office:currency="USD" office:value="383900" calcext:value-type="currency">
            <text:p>$383,900.00</text:p>
          </table:table-cell>
          <table:table-cell table:formula="of:=[.L388]" office:value-type="currency" office:currency="USD" office:value="383900" calcext:value-type="currency">
            <text:p>$383,900.00</text:p>
          </table:table-cell>
          <table:table-cell table:formula="of:=[.M388]" office:value-type="currency" office:currency="USD" office:value="383900" calcext:value-type="currency">
            <text:p>$383,9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min</text:p>
          </table:table-cell>
          <table:table-cell table:formula="of:=[.B389]" office:value-type="currency" office:currency="USD" office:value="487450" calcext:value-type="currency">
            <text:p>$487,450.00</text:p>
          </table:table-cell>
          <table:table-cell table:formula="of:=[.C389]" office:value-type="currency" office:currency="USD" office:value="487450" calcext:value-type="currency">
            <text:p>$487,450.00</text:p>
          </table:table-cell>
          <table:table-cell table:formula="of:=[.D389]" office:value-type="currency" office:currency="USD" office:value="487450" calcext:value-type="currency">
            <text:p>$487,450.00</text:p>
          </table:table-cell>
          <table:table-cell table:formula="of:=[.E389]" office:value-type="currency" office:currency="USD" office:value="487450" calcext:value-type="currency">
            <text:p>$487,450.00</text:p>
          </table:table-cell>
          <table:table-cell table:formula="of:=[.F389]" office:value-type="currency" office:currency="USD" office:value="487450" calcext:value-type="currency">
            <text:p>$487,450.00</text:p>
          </table:table-cell>
          <table:table-cell table:formula="of:=[.G389]" office:value-type="currency" office:currency="USD" office:value="487450" calcext:value-type="currency">
            <text:p>$487,450.00</text:p>
          </table:table-cell>
          <table:table-cell table:formula="of:=[.H389]" office:value-type="currency" office:currency="USD" office:value="487450" calcext:value-type="currency">
            <text:p>$487,450.00</text:p>
          </table:table-cell>
          <table:table-cell table:formula="of:=[.I389]" office:value-type="currency" office:currency="USD" office:value="487450" calcext:value-type="currency">
            <text:p>$487,450.00</text:p>
          </table:table-cell>
          <table:table-cell table:formula="of:=[.J389]" office:value-type="currency" office:currency="USD" office:value="487450" calcext:value-type="currency">
            <text:p>$487,450.00</text:p>
          </table:table-cell>
          <table:table-cell table:formula="of:=[.K389]" office:value-type="currency" office:currency="USD" office:value="487450" calcext:value-type="currency">
            <text:p>$487,450.00</text:p>
          </table:table-cell>
          <table:table-cell table:formula="of:=[.L389]" office:value-type="currency" office:currency="USD" office:value="487450" calcext:value-type="currency">
            <text:p>$487,450.00</text:p>
          </table:table-cell>
          <table:table-cell table:formula="of:=[.M389]" office:value-type="currency" office:currency="USD" office:value="487450" calcext:value-type="currency">
            <text:p>$487,4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min</text:p>
          </table:table-cell>
          <table:table-cell table:formula="of:=[.B390]" office:value-type="currency" office:currency="USD" office:value="731200" calcext:value-type="currency">
            <text:p>$731,200.00</text:p>
          </table:table-cell>
          <table:table-cell table:formula="of:=[.C390]" office:value-type="currency" office:currency="USD" office:value="731200" calcext:value-type="currency">
            <text:p>$731,200.00</text:p>
          </table:table-cell>
          <table:table-cell table:formula="of:=[.D390]" office:value-type="currency" office:currency="USD" office:value="731200" calcext:value-type="currency">
            <text:p>$731,200.00</text:p>
          </table:table-cell>
          <table:table-cell table:formula="of:=[.E390]" office:value-type="currency" office:currency="USD" office:value="731200" calcext:value-type="currency">
            <text:p>$731,200.00</text:p>
          </table:table-cell>
          <table:table-cell table:formula="of:=[.F390]" office:value-type="currency" office:currency="USD" office:value="731200" calcext:value-type="currency">
            <text:p>$731,200.00</text:p>
          </table:table-cell>
          <table:table-cell table:formula="of:=[.G390]" office:value-type="currency" office:currency="USD" office:value="731200" calcext:value-type="currency">
            <text:p>$731,200.00</text:p>
          </table:table-cell>
          <table:table-cell table:formula="of:=[.H390]" office:value-type="currency" office:currency="USD" office:value="731200" calcext:value-type="currency">
            <text:p>$731,200.00</text:p>
          </table:table-cell>
          <table:table-cell table:formula="of:=[.I390]" office:value-type="currency" office:currency="USD" office:value="731200" calcext:value-type="currency">
            <text:p>$731,200.00</text:p>
          </table:table-cell>
          <table:table-cell table:formula="of:=[.J390]" office:value-type="currency" office:currency="USD" office:value="731200" calcext:value-type="currency">
            <text:p>$731,200.00</text:p>
          </table:table-cell>
          <table:table-cell table:formula="of:=[.K390]" office:value-type="currency" office:currency="USD" office:value="731200" calcext:value-type="currency">
            <text:p>$731,200.00</text:p>
          </table:table-cell>
          <table:table-cell table:formula="of:=[.L390]" office:value-type="currency" office:currency="USD" office:value="731200" calcext:value-type="currency">
            <text:p>$731,200.00</text:p>
          </table:table-cell>
          <table:table-cell table:formula="of:=[.M390]" office:value-type="currency" office:currency="USD" office:value="731200" calcext:value-type="currency">
            <text:p>$731,200.00</text:p>
          </table:table-cell>
          <table:table-cell table:number-columns-repeated="16371"/>
        </table:table-row>
        <table:table-row table:style-name="ro1">
          <table:table-cell/>
          <table:table-cell table:formula="of:=[.B391]" office:value-type="currency" office:currency="USD" office:value="0" calcext:value-type="currency">
            <text:p>$0.00</text:p>
          </table:table-cell>
          <table:table-cell table:formula="of:=[.C391]" office:value-type="currency" office:currency="USD" office:value="0" calcext:value-type="currency">
            <text:p>$0.00</text:p>
          </table:table-cell>
          <table:table-cell table:formula="of:=[.D391]" office:value-type="currency" office:currency="USD" office:value="0" calcext:value-type="currency">
            <text:p>$0.00</text:p>
          </table:table-cell>
          <table:table-cell table:formula="of:=[.E391]" office:value-type="currency" office:currency="USD" office:value="0" calcext:value-type="currency">
            <text:p>$0.00</text:p>
          </table:table-cell>
          <table:table-cell table:formula="of:=[.F391]" office:value-type="currency" office:currency="USD" office:value="0" calcext:value-type="currency">
            <text:p>$0.00</text:p>
          </table:table-cell>
          <table:table-cell table:formula="of:=[.G391]" office:value-type="currency" office:currency="USD" office:value="0" calcext:value-type="currency">
            <text:p>$0.00</text:p>
          </table:table-cell>
          <table:table-cell table:formula="of:=[.H391]" office:value-type="currency" office:currency="USD" office:value="0" calcext:value-type="currency">
            <text:p>$0.00</text:p>
          </table:table-cell>
          <table:table-cell table:formula="of:=[.I391]" office:value-type="currency" office:currency="USD" office:value="0" calcext:value-type="currency">
            <text:p>$0.00</text:p>
          </table:table-cell>
          <table:table-cell table:formula="of:=[.J391]" office:value-type="currency" office:currency="USD" office:value="0" calcext:value-type="currency">
            <text:p>$0.00</text:p>
          </table:table-cell>
          <table:table-cell table:formula="of:=[.K391]" office:value-type="currency" office:currency="USD" office:value="0" calcext:value-type="currency">
            <text:p>$0.00</text:p>
          </table:table-cell>
          <table:table-cell table:formula="of:=[.L391]" office:value-type="currency" office:currency="USD" office:value="0" calcext:value-type="currency">
            <text:p>$0.00</text:p>
          </table:table-cell>
          <table:table-cell table:formula="of:=[.M391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1 max</text:p>
          </table:table-cell>
          <table:table-cell table:formula="of:=[.B392]" office:value-type="currency" office:currency="USD" office:value="201050" calcext:value-type="currency">
            <text:p>$201,050.00</text:p>
          </table:table-cell>
          <table:table-cell table:formula="of:=[.C392]" office:value-type="currency" office:currency="USD" office:value="201050" calcext:value-type="currency">
            <text:p>$201,050.00</text:p>
          </table:table-cell>
          <table:table-cell table:formula="of:=[.D392]" office:value-type="currency" office:currency="USD" office:value="201050" calcext:value-type="currency">
            <text:p>$201,050.00</text:p>
          </table:table-cell>
          <table:table-cell table:formula="of:=[.E392]" office:value-type="currency" office:currency="USD" office:value="201050" calcext:value-type="currency">
            <text:p>$201,050.00</text:p>
          </table:table-cell>
          <table:table-cell table:formula="of:=[.F392]" office:value-type="currency" office:currency="USD" office:value="201050" calcext:value-type="currency">
            <text:p>$201,050.00</text:p>
          </table:table-cell>
          <table:table-cell table:formula="of:=[.G392]" office:value-type="currency" office:currency="USD" office:value="201050" calcext:value-type="currency">
            <text:p>$201,050.00</text:p>
          </table:table-cell>
          <table:table-cell table:formula="of:=[.H392]" office:value-type="currency" office:currency="USD" office:value="201050" calcext:value-type="currency">
            <text:p>$201,050.00</text:p>
          </table:table-cell>
          <table:table-cell table:formula="of:=[.I392]" office:value-type="currency" office:currency="USD" office:value="201050" calcext:value-type="currency">
            <text:p>$201,050.00</text:p>
          </table:table-cell>
          <table:table-cell table:formula="of:=[.J392]" office:value-type="currency" office:currency="USD" office:value="201050" calcext:value-type="currency">
            <text:p>$201,050.00</text:p>
          </table:table-cell>
          <table:table-cell table:formula="of:=[.K392]" office:value-type="currency" office:currency="USD" office:value="201050" calcext:value-type="currency">
            <text:p>$201,050.00</text:p>
          </table:table-cell>
          <table:table-cell table:formula="of:=[.L392]" office:value-type="currency" office:currency="USD" office:value="201050" calcext:value-type="currency">
            <text:p>$201,050.00</text:p>
          </table:table-cell>
          <table:table-cell table:formula="of:=[.M392]" office:value-type="currency" office:currency="USD" office:value="201050" calcext:value-type="currency">
            <text:p>$201,0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max</text:p>
          </table:table-cell>
          <table:table-cell table:formula="of:=[.B393]" office:value-type="currency" office:currency="USD" office:value="383900" calcext:value-type="currency">
            <text:p>$383,900.00</text:p>
          </table:table-cell>
          <table:table-cell table:formula="of:=[.C393]" office:value-type="currency" office:currency="USD" office:value="383900" calcext:value-type="currency">
            <text:p>$383,900.00</text:p>
          </table:table-cell>
          <table:table-cell table:formula="of:=[.D393]" office:value-type="currency" office:currency="USD" office:value="383900" calcext:value-type="currency">
            <text:p>$383,900.00</text:p>
          </table:table-cell>
          <table:table-cell table:formula="of:=[.E393]" office:value-type="currency" office:currency="USD" office:value="383900" calcext:value-type="currency">
            <text:p>$383,900.00</text:p>
          </table:table-cell>
          <table:table-cell table:formula="of:=[.F393]" office:value-type="currency" office:currency="USD" office:value="383900" calcext:value-type="currency">
            <text:p>$383,900.00</text:p>
          </table:table-cell>
          <table:table-cell table:formula="of:=[.G393]" office:value-type="currency" office:currency="USD" office:value="383900" calcext:value-type="currency">
            <text:p>$383,900.00</text:p>
          </table:table-cell>
          <table:table-cell table:formula="of:=[.H393]" office:value-type="currency" office:currency="USD" office:value="383900" calcext:value-type="currency">
            <text:p>$383,900.00</text:p>
          </table:table-cell>
          <table:table-cell table:formula="of:=[.I393]" office:value-type="currency" office:currency="USD" office:value="383900" calcext:value-type="currency">
            <text:p>$383,900.00</text:p>
          </table:table-cell>
          <table:table-cell table:formula="of:=[.J393]" office:value-type="currency" office:currency="USD" office:value="383900" calcext:value-type="currency">
            <text:p>$383,900.00</text:p>
          </table:table-cell>
          <table:table-cell table:formula="of:=[.K393]" office:value-type="currency" office:currency="USD" office:value="383900" calcext:value-type="currency">
            <text:p>$383,900.00</text:p>
          </table:table-cell>
          <table:table-cell table:formula="of:=[.L393]" office:value-type="currency" office:currency="USD" office:value="383900" calcext:value-type="currency">
            <text:p>$383,900.00</text:p>
          </table:table-cell>
          <table:table-cell table:formula="of:=[.M393]" office:value-type="currency" office:currency="USD" office:value="383900" calcext:value-type="currency">
            <text:p>$383,9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max</text:p>
          </table:table-cell>
          <table:table-cell table:formula="of:=[.B394]" office:value-type="currency" office:currency="USD" office:value="487450" calcext:value-type="currency">
            <text:p>$487,450.00</text:p>
          </table:table-cell>
          <table:table-cell table:formula="of:=[.C394]" office:value-type="currency" office:currency="USD" office:value="487450" calcext:value-type="currency">
            <text:p>$487,450.00</text:p>
          </table:table-cell>
          <table:table-cell table:formula="of:=[.D394]" office:value-type="currency" office:currency="USD" office:value="487450" calcext:value-type="currency">
            <text:p>$487,450.00</text:p>
          </table:table-cell>
          <table:table-cell table:formula="of:=[.E394]" office:value-type="currency" office:currency="USD" office:value="487450" calcext:value-type="currency">
            <text:p>$487,450.00</text:p>
          </table:table-cell>
          <table:table-cell table:formula="of:=[.F394]" office:value-type="currency" office:currency="USD" office:value="487450" calcext:value-type="currency">
            <text:p>$487,450.00</text:p>
          </table:table-cell>
          <table:table-cell table:formula="of:=[.G394]" office:value-type="currency" office:currency="USD" office:value="487450" calcext:value-type="currency">
            <text:p>$487,450.00</text:p>
          </table:table-cell>
          <table:table-cell table:formula="of:=[.H394]" office:value-type="currency" office:currency="USD" office:value="487450" calcext:value-type="currency">
            <text:p>$487,450.00</text:p>
          </table:table-cell>
          <table:table-cell table:formula="of:=[.I394]" office:value-type="currency" office:currency="USD" office:value="487450" calcext:value-type="currency">
            <text:p>$487,450.00</text:p>
          </table:table-cell>
          <table:table-cell table:formula="of:=[.J394]" office:value-type="currency" office:currency="USD" office:value="487450" calcext:value-type="currency">
            <text:p>$487,450.00</text:p>
          </table:table-cell>
          <table:table-cell table:formula="of:=[.K394]" office:value-type="currency" office:currency="USD" office:value="487450" calcext:value-type="currency">
            <text:p>$487,450.00</text:p>
          </table:table-cell>
          <table:table-cell table:formula="of:=[.L394]" office:value-type="currency" office:currency="USD" office:value="487450" calcext:value-type="currency">
            <text:p>$487,450.00</text:p>
          </table:table-cell>
          <table:table-cell table:formula="of:=[.M394]" office:value-type="currency" office:currency="USD" office:value="487450" calcext:value-type="currency">
            <text:p>$487,4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max</text:p>
          </table:table-cell>
          <table:table-cell table:formula="of:=[.B395]" office:value-type="currency" office:currency="USD" office:value="731200" calcext:value-type="currency">
            <text:p>$731,200.00</text:p>
          </table:table-cell>
          <table:table-cell table:formula="of:=[.C395]" office:value-type="currency" office:currency="USD" office:value="731200" calcext:value-type="currency">
            <text:p>$731,200.00</text:p>
          </table:table-cell>
          <table:table-cell table:formula="of:=[.D395]" office:value-type="currency" office:currency="USD" office:value="731200" calcext:value-type="currency">
            <text:p>$731,200.00</text:p>
          </table:table-cell>
          <table:table-cell table:formula="of:=[.E395]" office:value-type="currency" office:currency="USD" office:value="731200" calcext:value-type="currency">
            <text:p>$731,200.00</text:p>
          </table:table-cell>
          <table:table-cell table:formula="of:=[.F395]" office:value-type="currency" office:currency="USD" office:value="731200" calcext:value-type="currency">
            <text:p>$731,200.00</text:p>
          </table:table-cell>
          <table:table-cell table:formula="of:=[.G395]" office:value-type="currency" office:currency="USD" office:value="731200" calcext:value-type="currency">
            <text:p>$731,200.00</text:p>
          </table:table-cell>
          <table:table-cell table:formula="of:=[.H395]" office:value-type="currency" office:currency="USD" office:value="731200" calcext:value-type="currency">
            <text:p>$731,200.00</text:p>
          </table:table-cell>
          <table:table-cell table:formula="of:=[.I395]" office:value-type="currency" office:currency="USD" office:value="731200" calcext:value-type="currency">
            <text:p>$731,200.00</text:p>
          </table:table-cell>
          <table:table-cell table:formula="of:=[.J395]" office:value-type="currency" office:currency="USD" office:value="731200" calcext:value-type="currency">
            <text:p>$731,200.00</text:p>
          </table:table-cell>
          <table:table-cell table:formula="of:=[.K395]" office:value-type="currency" office:currency="USD" office:value="731200" calcext:value-type="currency">
            <text:p>$731,200.00</text:p>
          </table:table-cell>
          <table:table-cell table:formula="of:=[.L395]" office:value-type="currency" office:currency="USD" office:value="731200" calcext:value-type="currency">
            <text:p>$731,200.00</text:p>
          </table:table-cell>
          <table:table-cell table:formula="of:=[.M395]" office:value-type="currency" office:currency="USD" office:value="731200" calcext:value-type="currency">
            <text:p>$731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max</text:p>
          </table:table-cell>
          <table:table-cell table:formula="of:=[.B396]" office:value-type="currency" office:currency="USD" office:value="10000000" calcext:value-type="currency">
            <text:p>$10,000,000.00</text:p>
          </table:table-cell>
          <table:table-cell table:formula="of:=[.C396]" office:value-type="currency" office:currency="USD" office:value="10000000" calcext:value-type="currency">
            <text:p>$10,000,000.00</text:p>
          </table:table-cell>
          <table:table-cell table:formula="of:=[.D396]" office:value-type="currency" office:currency="USD" office:value="10000000" calcext:value-type="currency">
            <text:p>$10,000,000.00</text:p>
          </table:table-cell>
          <table:table-cell table:formula="of:=[.E396]" office:value-type="currency" office:currency="USD" office:value="10000000" calcext:value-type="currency">
            <text:p>$10,000,000.00</text:p>
          </table:table-cell>
          <table:table-cell table:formula="of:=[.F396]" office:value-type="currency" office:currency="USD" office:value="10000000" calcext:value-type="currency">
            <text:p>$10,000,000.00</text:p>
          </table:table-cell>
          <table:table-cell table:formula="of:=[.G396]" office:value-type="currency" office:currency="USD" office:value="10000000" calcext:value-type="currency">
            <text:p>$10,000,000.00</text:p>
          </table:table-cell>
          <table:table-cell table:formula="of:=[.H396]" office:value-type="currency" office:currency="USD" office:value="10000000" calcext:value-type="currency">
            <text:p>$10,000,000.00</text:p>
          </table:table-cell>
          <table:table-cell table:formula="of:=[.I396]" office:value-type="currency" office:currency="USD" office:value="10000000" calcext:value-type="currency">
            <text:p>$10,000,000.00</text:p>
          </table:table-cell>
          <table:table-cell table:formula="of:=[.J396]" office:value-type="currency" office:currency="USD" office:value="10000000" calcext:value-type="currency">
            <text:p>$10,000,000.00</text:p>
          </table:table-cell>
          <table:table-cell table:formula="of:=[.K396]" office:value-type="currency" office:currency="USD" office:value="10000000" calcext:value-type="currency">
            <text:p>$10,000,000.00</text:p>
          </table:table-cell>
          <table:table-cell table:formula="of:=[.L396]" office:value-type="currency" office:currency="USD" office:value="10000000" calcext:value-type="currency">
            <text:p>$10,000,000.00</text:p>
          </table:table-cell>
          <table:table-cell table:formula="of:=[.M396]" office:value-type="currency" office:currency="USD" office:value="10000000" calcext:value-type="currency">
            <text:p>$10,000,000.00</text:p>
          </table:table-cell>
          <table:table-cell table:number-columns-repeated="16371"/>
        </table:table-row>
        <table:table-row table:style-name="ro1">
          <table:table-cell/>
          <table:table-cell table:formula="of:=[.B397]" office:value-type="currency" office:currency="USD" office:value="0" calcext:value-type="currency">
            <text:p>$0.00</text:p>
          </table:table-cell>
          <table:table-cell table:formula="of:=[.C397]" office:value-type="currency" office:currency="USD" office:value="0" calcext:value-type="currency">
            <text:p>$0.00</text:p>
          </table:table-cell>
          <table:table-cell table:formula="of:=[.D397]" office:value-type="currency" office:currency="USD" office:value="0" calcext:value-type="currency">
            <text:p>$0.00</text:p>
          </table:table-cell>
          <table:table-cell table:formula="of:=[.E397]" office:value-type="currency" office:currency="USD" office:value="0" calcext:value-type="currency">
            <text:p>$0.00</text:p>
          </table:table-cell>
          <table:table-cell table:formula="of:=[.F397]" office:value-type="currency" office:currency="USD" office:value="0" calcext:value-type="currency">
            <text:p>$0.00</text:p>
          </table:table-cell>
          <table:table-cell table:formula="of:=[.G397]" office:value-type="currency" office:currency="USD" office:value="0" calcext:value-type="currency">
            <text:p>$0.00</text:p>
          </table:table-cell>
          <table:table-cell table:formula="of:=[.H397]" office:value-type="currency" office:currency="USD" office:value="0" calcext:value-type="currency">
            <text:p>$0.00</text:p>
          </table:table-cell>
          <table:table-cell table:formula="of:=[.I397]" office:value-type="currency" office:currency="USD" office:value="0" calcext:value-type="currency">
            <text:p>$0.00</text:p>
          </table:table-cell>
          <table:table-cell table:formula="of:=[.J397]" office:value-type="currency" office:currency="USD" office:value="0" calcext:value-type="currency">
            <text:p>$0.00</text:p>
          </table:table-cell>
          <table:table-cell table:formula="of:=[.K397]" office:value-type="currency" office:currency="USD" office:value="0" calcext:value-type="currency">
            <text:p>$0.00</text:p>
          </table:table-cell>
          <table:table-cell table:formula="of:=[.L397]" office:value-type="currency" office:currency="USD" office:value="0" calcext:value-type="currency">
            <text:p>$0.00</text:p>
          </table:table-cell>
          <table:table-cell table:formula="of:=[.M397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1 rate</text:p>
          </table:table-cell>
          <table:table-cell table:formula="of:=[.B398]" office:value-type="currency" office:currency="USD" office:value="0.22" calcext:value-type="currency">
            <text:p>$0.22</text:p>
          </table:table-cell>
          <table:table-cell table:formula="of:=[.C398]" office:value-type="currency" office:currency="USD" office:value="0.22" calcext:value-type="currency">
            <text:p>$0.22</text:p>
          </table:table-cell>
          <table:table-cell table:formula="of:=[.D398]" office:value-type="currency" office:currency="USD" office:value="0.22" calcext:value-type="currency">
            <text:p>$0.22</text:p>
          </table:table-cell>
          <table:table-cell table:formula="of:=[.E398]" office:value-type="currency" office:currency="USD" office:value="0.22" calcext:value-type="currency">
            <text:p>$0.22</text:p>
          </table:table-cell>
          <table:table-cell table:formula="of:=[.F398]" office:value-type="currency" office:currency="USD" office:value="0.22" calcext:value-type="currency">
            <text:p>$0.22</text:p>
          </table:table-cell>
          <table:table-cell table:formula="of:=[.G398]" office:value-type="currency" office:currency="USD" office:value="0.22" calcext:value-type="currency">
            <text:p>$0.22</text:p>
          </table:table-cell>
          <table:table-cell table:formula="of:=[.H398]" office:value-type="currency" office:currency="USD" office:value="0.22" calcext:value-type="currency">
            <text:p>$0.22</text:p>
          </table:table-cell>
          <table:table-cell table:formula="of:=[.I398]" office:value-type="currency" office:currency="USD" office:value="0.22" calcext:value-type="currency">
            <text:p>$0.22</text:p>
          </table:table-cell>
          <table:table-cell table:formula="of:=[.J398]" office:value-type="currency" office:currency="USD" office:value="0.22" calcext:value-type="currency">
            <text:p>$0.22</text:p>
          </table:table-cell>
          <table:table-cell table:formula="of:=[.K398]" office:value-type="currency" office:currency="USD" office:value="0.22" calcext:value-type="currency">
            <text:p>$0.22</text:p>
          </table:table-cell>
          <table:table-cell table:formula="of:=[.L398]" office:value-type="currency" office:currency="USD" office:value="0.22" calcext:value-type="currency">
            <text:p>$0.22</text:p>
          </table:table-cell>
          <table:table-cell table:formula="of:=[.M398]" office:value-type="currency" office:currency="USD" office:value="0.22" calcext:value-type="currency">
            <text:p>$0.2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rate</text:p>
          </table:table-cell>
          <table:table-cell table:formula="of:=[.B399]" office:value-type="currency" office:currency="USD" office:value="0.24" calcext:value-type="currency">
            <text:p>$0.24</text:p>
          </table:table-cell>
          <table:table-cell table:formula="of:=[.C399]" office:value-type="currency" office:currency="USD" office:value="0.24" calcext:value-type="currency">
            <text:p>$0.24</text:p>
          </table:table-cell>
          <table:table-cell table:formula="of:=[.D399]" office:value-type="currency" office:currency="USD" office:value="0.24" calcext:value-type="currency">
            <text:p>$0.24</text:p>
          </table:table-cell>
          <table:table-cell table:formula="of:=[.E399]" office:value-type="currency" office:currency="USD" office:value="0.24" calcext:value-type="currency">
            <text:p>$0.24</text:p>
          </table:table-cell>
          <table:table-cell table:formula="of:=[.F399]" office:value-type="currency" office:currency="USD" office:value="0.24" calcext:value-type="currency">
            <text:p>$0.24</text:p>
          </table:table-cell>
          <table:table-cell table:formula="of:=[.G399]" office:value-type="currency" office:currency="USD" office:value="0.24" calcext:value-type="currency">
            <text:p>$0.24</text:p>
          </table:table-cell>
          <table:table-cell table:formula="of:=[.H399]" office:value-type="currency" office:currency="USD" office:value="0.24" calcext:value-type="currency">
            <text:p>$0.24</text:p>
          </table:table-cell>
          <table:table-cell table:formula="of:=[.I399]" office:value-type="currency" office:currency="USD" office:value="0.24" calcext:value-type="currency">
            <text:p>$0.24</text:p>
          </table:table-cell>
          <table:table-cell table:formula="of:=[.J399]" office:value-type="currency" office:currency="USD" office:value="0.24" calcext:value-type="currency">
            <text:p>$0.24</text:p>
          </table:table-cell>
          <table:table-cell table:formula="of:=[.K399]" office:value-type="currency" office:currency="USD" office:value="0.24" calcext:value-type="currency">
            <text:p>$0.24</text:p>
          </table:table-cell>
          <table:table-cell table:formula="of:=[.L399]" office:value-type="currency" office:currency="USD" office:value="0.24" calcext:value-type="currency">
            <text:p>$0.24</text:p>
          </table:table-cell>
          <table:table-cell table:formula="of:=[.M399]" office:value-type="currency" office:currency="USD" office:value="0.24" calcext:value-type="currency">
            <text:p>$0.2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rate</text:p>
          </table:table-cell>
          <table:table-cell table:formula="of:=[.B400]" office:value-type="currency" office:currency="USD" office:value="0.32" calcext:value-type="currency">
            <text:p>$0.32</text:p>
          </table:table-cell>
          <table:table-cell table:formula="of:=[.C400]" office:value-type="currency" office:currency="USD" office:value="0.32" calcext:value-type="currency">
            <text:p>$0.32</text:p>
          </table:table-cell>
          <table:table-cell table:formula="of:=[.D400]" office:value-type="currency" office:currency="USD" office:value="0.32" calcext:value-type="currency">
            <text:p>$0.32</text:p>
          </table:table-cell>
          <table:table-cell table:formula="of:=[.E400]" office:value-type="currency" office:currency="USD" office:value="0.32" calcext:value-type="currency">
            <text:p>$0.32</text:p>
          </table:table-cell>
          <table:table-cell table:formula="of:=[.F400]" office:value-type="currency" office:currency="USD" office:value="0.32" calcext:value-type="currency">
            <text:p>$0.32</text:p>
          </table:table-cell>
          <table:table-cell table:formula="of:=[.G400]" office:value-type="currency" office:currency="USD" office:value="0.32" calcext:value-type="currency">
            <text:p>$0.32</text:p>
          </table:table-cell>
          <table:table-cell table:formula="of:=[.H400]" office:value-type="currency" office:currency="USD" office:value="0.32" calcext:value-type="currency">
            <text:p>$0.32</text:p>
          </table:table-cell>
          <table:table-cell table:formula="of:=[.I400]" office:value-type="currency" office:currency="USD" office:value="0.32" calcext:value-type="currency">
            <text:p>$0.32</text:p>
          </table:table-cell>
          <table:table-cell table:formula="of:=[.J400]" office:value-type="currency" office:currency="USD" office:value="0.32" calcext:value-type="currency">
            <text:p>$0.32</text:p>
          </table:table-cell>
          <table:table-cell table:formula="of:=[.K400]" office:value-type="currency" office:currency="USD" office:value="0.32" calcext:value-type="currency">
            <text:p>$0.32</text:p>
          </table:table-cell>
          <table:table-cell table:formula="of:=[.L400]" office:value-type="currency" office:currency="USD" office:value="0.32" calcext:value-type="currency">
            <text:p>$0.32</text:p>
          </table:table-cell>
          <table:table-cell table:formula="of:=[.M400]" office:value-type="currency" office:currency="USD" office:value="0.32" calcext:value-type="currency">
            <text:p>$0.3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rate</text:p>
          </table:table-cell>
          <table:table-cell table:formula="of:=[.B401]" office:value-type="currency" office:currency="USD" office:value="0.35" calcext:value-type="currency">
            <text:p>$0.35</text:p>
          </table:table-cell>
          <table:table-cell table:formula="of:=[.C401]" office:value-type="currency" office:currency="USD" office:value="0.35" calcext:value-type="currency">
            <text:p>$0.35</text:p>
          </table:table-cell>
          <table:table-cell table:formula="of:=[.D401]" office:value-type="currency" office:currency="USD" office:value="0.35" calcext:value-type="currency">
            <text:p>$0.35</text:p>
          </table:table-cell>
          <table:table-cell table:formula="of:=[.E401]" office:value-type="currency" office:currency="USD" office:value="0.35" calcext:value-type="currency">
            <text:p>$0.35</text:p>
          </table:table-cell>
          <table:table-cell table:formula="of:=[.F401]" office:value-type="currency" office:currency="USD" office:value="0.35" calcext:value-type="currency">
            <text:p>$0.35</text:p>
          </table:table-cell>
          <table:table-cell table:formula="of:=[.G401]" office:value-type="currency" office:currency="USD" office:value="0.35" calcext:value-type="currency">
            <text:p>$0.35</text:p>
          </table:table-cell>
          <table:table-cell table:formula="of:=[.H401]" office:value-type="currency" office:currency="USD" office:value="0.35" calcext:value-type="currency">
            <text:p>$0.35</text:p>
          </table:table-cell>
          <table:table-cell table:formula="of:=[.I401]" office:value-type="currency" office:currency="USD" office:value="0.35" calcext:value-type="currency">
            <text:p>$0.35</text:p>
          </table:table-cell>
          <table:table-cell table:formula="of:=[.J401]" office:value-type="currency" office:currency="USD" office:value="0.35" calcext:value-type="currency">
            <text:p>$0.35</text:p>
          </table:table-cell>
          <table:table-cell table:formula="of:=[.K401]" office:value-type="currency" office:currency="USD" office:value="0.35" calcext:value-type="currency">
            <text:p>$0.35</text:p>
          </table:table-cell>
          <table:table-cell table:formula="of:=[.L401]" office:value-type="currency" office:currency="USD" office:value="0.35" calcext:value-type="currency">
            <text:p>$0.35</text:p>
          </table:table-cell>
          <table:table-cell table:formula="of:=[.M401]" office:value-type="currency" office:currency="USD" office:value="0.35" calcext:value-type="currency">
            <text:p>$0.3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rate</text:p>
          </table:table-cell>
          <table:table-cell table:formula="of:=[.B402]" office:value-type="currency" office:currency="USD" office:value="0.37" calcext:value-type="currency">
            <text:p>$0.37</text:p>
          </table:table-cell>
          <table:table-cell table:formula="of:=[.C402]" office:value-type="currency" office:currency="USD" office:value="0.37" calcext:value-type="currency">
            <text:p>$0.37</text:p>
          </table:table-cell>
          <table:table-cell table:formula="of:=[.D402]" office:value-type="currency" office:currency="USD" office:value="0.37" calcext:value-type="currency">
            <text:p>$0.37</text:p>
          </table:table-cell>
          <table:table-cell table:formula="of:=[.E402]" office:value-type="currency" office:currency="USD" office:value="0.37" calcext:value-type="currency">
            <text:p>$0.37</text:p>
          </table:table-cell>
          <table:table-cell table:formula="of:=[.F402]" office:value-type="currency" office:currency="USD" office:value="0.37" calcext:value-type="currency">
            <text:p>$0.37</text:p>
          </table:table-cell>
          <table:table-cell table:formula="of:=[.G402]" office:value-type="currency" office:currency="USD" office:value="0.37" calcext:value-type="currency">
            <text:p>$0.37</text:p>
          </table:table-cell>
          <table:table-cell table:formula="of:=[.H402]" office:value-type="currency" office:currency="USD" office:value="0.37" calcext:value-type="currency">
            <text:p>$0.37</text:p>
          </table:table-cell>
          <table:table-cell table:formula="of:=[.I402]" office:value-type="currency" office:currency="USD" office:value="0.37" calcext:value-type="currency">
            <text:p>$0.37</text:p>
          </table:table-cell>
          <table:table-cell table:formula="of:=[.J402]" office:value-type="currency" office:currency="USD" office:value="0.37" calcext:value-type="currency">
            <text:p>$0.37</text:p>
          </table:table-cell>
          <table:table-cell table:formula="of:=[.K402]" office:value-type="currency" office:currency="USD" office:value="0.37" calcext:value-type="currency">
            <text:p>$0.37</text:p>
          </table:table-cell>
          <table:table-cell table:formula="of:=[.L402]" office:value-type="currency" office:currency="USD" office:value="0.37" calcext:value-type="currency">
            <text:p>$0.37</text:p>
          </table:table-cell>
          <table:table-cell table:formula="of:=[.M402]" office:value-type="currency" office:currency="USD" office:value="0.37" calcext:value-type="currency">
            <text:p>$0.37</text:p>
          </table:table-cell>
          <table:table-cell table:number-columns-repeated="16371"/>
        </table:table-row>
        <table:table-row table:style-name="ro1">
          <table:table-cell/>
          <table:table-cell table:formula="of:=[.B403]" office:value-type="currency" office:currency="USD" office:value="0" calcext:value-type="currency">
            <text:p>$0.00</text:p>
          </table:table-cell>
          <table:table-cell table:formula="of:=[.C403]" office:value-type="currency" office:currency="USD" office:value="0" calcext:value-type="currency">
            <text:p>$0.00</text:p>
          </table:table-cell>
          <table:table-cell table:formula="of:=[.D403]" office:value-type="currency" office:currency="USD" office:value="0" calcext:value-type="currency">
            <text:p>$0.00</text:p>
          </table:table-cell>
          <table:table-cell table:formula="of:=[.E403]" office:value-type="currency" office:currency="USD" office:value="0" calcext:value-type="currency">
            <text:p>$0.00</text:p>
          </table:table-cell>
          <table:table-cell table:formula="of:=[.F403]" office:value-type="currency" office:currency="USD" office:value="0" calcext:value-type="currency">
            <text:p>$0.00</text:p>
          </table:table-cell>
          <table:table-cell table:formula="of:=[.G403]" office:value-type="currency" office:currency="USD" office:value="0" calcext:value-type="currency">
            <text:p>$0.00</text:p>
          </table:table-cell>
          <table:table-cell table:formula="of:=[.H403]" office:value-type="currency" office:currency="USD" office:value="0" calcext:value-type="currency">
            <text:p>$0.00</text:p>
          </table:table-cell>
          <table:table-cell table:formula="of:=[.I403]" office:value-type="currency" office:currency="USD" office:value="0" calcext:value-type="currency">
            <text:p>$0.00</text:p>
          </table:table-cell>
          <table:table-cell table:formula="of:=[.J403]" office:value-type="currency" office:currency="USD" office:value="0" calcext:value-type="currency">
            <text:p>$0.00</text:p>
          </table:table-cell>
          <table:table-cell table:formula="of:=[.K403]" office:value-type="currency" office:currency="USD" office:value="0" calcext:value-type="currency">
            <text:p>$0.00</text:p>
          </table:table-cell>
          <table:table-cell table:formula="of:=[.L403]" office:value-type="currency" office:currency="USD" office:value="0" calcext:value-type="currency">
            <text:p>$0.00</text:p>
          </table:table-cell>
          <table:table-cell table:formula="of:=[.M403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1 subtract</text:p>
          </table:table-cell>
          <table:table-cell table:formula="of:=[.B404]" office:value-type="currency" office:currency="USD" office:value="9894" calcext:value-type="currency">
            <text:p>$9,894.00</text:p>
          </table:table-cell>
          <table:table-cell table:formula="of:=[.C404]" office:value-type="currency" office:currency="USD" office:value="9894" calcext:value-type="currency">
            <text:p>$9,894.00</text:p>
          </table:table-cell>
          <table:table-cell table:formula="of:=[.D404]" office:value-type="currency" office:currency="USD" office:value="9894" calcext:value-type="currency">
            <text:p>$9,894.00</text:p>
          </table:table-cell>
          <table:table-cell table:formula="of:=[.E404]" office:value-type="currency" office:currency="USD" office:value="9894" calcext:value-type="currency">
            <text:p>$9,894.00</text:p>
          </table:table-cell>
          <table:table-cell table:formula="of:=[.F404]" office:value-type="currency" office:currency="USD" office:value="9894" calcext:value-type="currency">
            <text:p>$9,894.00</text:p>
          </table:table-cell>
          <table:table-cell table:formula="of:=[.G404]" office:value-type="currency" office:currency="USD" office:value="9894" calcext:value-type="currency">
            <text:p>$9,894.00</text:p>
          </table:table-cell>
          <table:table-cell table:formula="of:=[.H404]" office:value-type="currency" office:currency="USD" office:value="9894" calcext:value-type="currency">
            <text:p>$9,894.00</text:p>
          </table:table-cell>
          <table:table-cell table:formula="of:=[.I404]" office:value-type="currency" office:currency="USD" office:value="9894" calcext:value-type="currency">
            <text:p>$9,894.00</text:p>
          </table:table-cell>
          <table:table-cell table:formula="of:=[.J404]" office:value-type="currency" office:currency="USD" office:value="9894" calcext:value-type="currency">
            <text:p>$9,894.00</text:p>
          </table:table-cell>
          <table:table-cell table:formula="of:=[.K404]" office:value-type="currency" office:currency="USD" office:value="9894" calcext:value-type="currency">
            <text:p>$9,894.00</text:p>
          </table:table-cell>
          <table:table-cell table:formula="of:=[.L404]" office:value-type="currency" office:currency="USD" office:value="9894" calcext:value-type="currency">
            <text:p>$9,894.00</text:p>
          </table:table-cell>
          <table:table-cell table:formula="of:=[.M404]" office:value-type="currency" office:currency="USD" office:value="9894" calcext:value-type="currency">
            <text:p>$9,894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subtract</text:p>
          </table:table-cell>
          <table:table-cell table:formula="of:=[.B405]" office:value-type="currency" office:currency="USD" office:value="13915" calcext:value-type="currency">
            <text:p>$13,915.00</text:p>
          </table:table-cell>
          <table:table-cell table:formula="of:=[.C405]" office:value-type="currency" office:currency="USD" office:value="13915" calcext:value-type="currency">
            <text:p>$13,915.00</text:p>
          </table:table-cell>
          <table:table-cell table:formula="of:=[.D405]" office:value-type="currency" office:currency="USD" office:value="13915" calcext:value-type="currency">
            <text:p>$13,915.00</text:p>
          </table:table-cell>
          <table:table-cell table:formula="of:=[.E405]" office:value-type="currency" office:currency="USD" office:value="13915" calcext:value-type="currency">
            <text:p>$13,915.00</text:p>
          </table:table-cell>
          <table:table-cell table:formula="of:=[.F405]" office:value-type="currency" office:currency="USD" office:value="13915" calcext:value-type="currency">
            <text:p>$13,915.00</text:p>
          </table:table-cell>
          <table:table-cell table:formula="of:=[.G405]" office:value-type="currency" office:currency="USD" office:value="13915" calcext:value-type="currency">
            <text:p>$13,915.00</text:p>
          </table:table-cell>
          <table:table-cell table:formula="of:=[.H405]" office:value-type="currency" office:currency="USD" office:value="13915" calcext:value-type="currency">
            <text:p>$13,915.00</text:p>
          </table:table-cell>
          <table:table-cell table:formula="of:=[.I405]" office:value-type="currency" office:currency="USD" office:value="13915" calcext:value-type="currency">
            <text:p>$13,915.00</text:p>
          </table:table-cell>
          <table:table-cell table:formula="of:=[.J405]" office:value-type="currency" office:currency="USD" office:value="13915" calcext:value-type="currency">
            <text:p>$13,915.00</text:p>
          </table:table-cell>
          <table:table-cell table:formula="of:=[.K405]" office:value-type="currency" office:currency="USD" office:value="13915" calcext:value-type="currency">
            <text:p>$13,915.00</text:p>
          </table:table-cell>
          <table:table-cell table:formula="of:=[.L405]" office:value-type="currency" office:currency="USD" office:value="13915" calcext:value-type="currency">
            <text:p>$13,915.00</text:p>
          </table:table-cell>
          <table:table-cell table:formula="of:=[.M405]" office:value-type="currency" office:currency="USD" office:value="13915" calcext:value-type="currency">
            <text:p>$13,915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subtract</text:p>
          </table:table-cell>
          <table:table-cell table:formula="of:=[.B406]" office:value-type="currency" office:currency="USD" office:value="44627" calcext:value-type="currency">
            <text:p>$44,627.00</text:p>
          </table:table-cell>
          <table:table-cell table:formula="of:=[.C406]" office:value-type="currency" office:currency="USD" office:value="44627" calcext:value-type="currency">
            <text:p>$44,627.00</text:p>
          </table:table-cell>
          <table:table-cell table:formula="of:=[.D406]" office:value-type="currency" office:currency="USD" office:value="44627" calcext:value-type="currency">
            <text:p>$44,627.00</text:p>
          </table:table-cell>
          <table:table-cell table:formula="of:=[.E406]" office:value-type="currency" office:currency="USD" office:value="44627" calcext:value-type="currency">
            <text:p>$44,627.00</text:p>
          </table:table-cell>
          <table:table-cell table:formula="of:=[.F406]" office:value-type="currency" office:currency="USD" office:value="44627" calcext:value-type="currency">
            <text:p>$44,627.00</text:p>
          </table:table-cell>
          <table:table-cell table:formula="of:=[.G406]" office:value-type="currency" office:currency="USD" office:value="44627" calcext:value-type="currency">
            <text:p>$44,627.00</text:p>
          </table:table-cell>
          <table:table-cell table:formula="of:=[.H406]" office:value-type="currency" office:currency="USD" office:value="44627" calcext:value-type="currency">
            <text:p>$44,627.00</text:p>
          </table:table-cell>
          <table:table-cell table:formula="of:=[.I406]" office:value-type="currency" office:currency="USD" office:value="44627" calcext:value-type="currency">
            <text:p>$44,627.00</text:p>
          </table:table-cell>
          <table:table-cell table:formula="of:=[.J406]" office:value-type="currency" office:currency="USD" office:value="44627" calcext:value-type="currency">
            <text:p>$44,627.00</text:p>
          </table:table-cell>
          <table:table-cell table:formula="of:=[.K406]" office:value-type="currency" office:currency="USD" office:value="44627" calcext:value-type="currency">
            <text:p>$44,627.00</text:p>
          </table:table-cell>
          <table:table-cell table:formula="of:=[.L406]" office:value-type="currency" office:currency="USD" office:value="44627" calcext:value-type="currency">
            <text:p>$44,627.00</text:p>
          </table:table-cell>
          <table:table-cell table:formula="of:=[.M406]" office:value-type="currency" office:currency="USD" office:value="44627" calcext:value-type="currency">
            <text:p>$44,627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subtract</text:p>
          </table:table-cell>
          <table:table-cell table:formula="of:=[.B407]" office:value-type="currency" office:currency="USD" office:value="59250" calcext:value-type="currency">
            <text:p>$59,250.00</text:p>
          </table:table-cell>
          <table:table-cell table:formula="of:=[.C407]" office:value-type="currency" office:currency="USD" office:value="59250" calcext:value-type="currency">
            <text:p>$59,250.00</text:p>
          </table:table-cell>
          <table:table-cell table:formula="of:=[.D407]" office:value-type="currency" office:currency="USD" office:value="59250" calcext:value-type="currency">
            <text:p>$59,250.00</text:p>
          </table:table-cell>
          <table:table-cell table:formula="of:=[.E407]" office:value-type="currency" office:currency="USD" office:value="59250" calcext:value-type="currency">
            <text:p>$59,250.00</text:p>
          </table:table-cell>
          <table:table-cell table:formula="of:=[.F407]" office:value-type="currency" office:currency="USD" office:value="59250" calcext:value-type="currency">
            <text:p>$59,250.00</text:p>
          </table:table-cell>
          <table:table-cell table:formula="of:=[.G407]" office:value-type="currency" office:currency="USD" office:value="59250" calcext:value-type="currency">
            <text:p>$59,250.00</text:p>
          </table:table-cell>
          <table:table-cell table:formula="of:=[.H407]" office:value-type="currency" office:currency="USD" office:value="59250" calcext:value-type="currency">
            <text:p>$59,250.00</text:p>
          </table:table-cell>
          <table:table-cell table:formula="of:=[.I407]" office:value-type="currency" office:currency="USD" office:value="59250" calcext:value-type="currency">
            <text:p>$59,250.00</text:p>
          </table:table-cell>
          <table:table-cell table:formula="of:=[.J407]" office:value-type="currency" office:currency="USD" office:value="59250" calcext:value-type="currency">
            <text:p>$59,250.00</text:p>
          </table:table-cell>
          <table:table-cell table:formula="of:=[.K407]" office:value-type="currency" office:currency="USD" office:value="59250" calcext:value-type="currency">
            <text:p>$59,250.00</text:p>
          </table:table-cell>
          <table:table-cell table:formula="of:=[.L407]" office:value-type="currency" office:currency="USD" office:value="59250" calcext:value-type="currency">
            <text:p>$59,250.00</text:p>
          </table:table-cell>
          <table:table-cell table:formula="of:=[.M407]" office:value-type="currency" office:currency="USD" office:value="59250" calcext:value-type="currency">
            <text:p>$59,2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subtract</text:p>
          </table:table-cell>
          <table:table-cell table:formula="of:=[.B408]" office:value-type="currency" office:currency="USD" office:value="73874" calcext:value-type="currency">
            <text:p>$73,874.00</text:p>
          </table:table-cell>
          <table:table-cell table:formula="of:=[.C408]" office:value-type="currency" office:currency="USD" office:value="73874" calcext:value-type="currency">
            <text:p>$73,874.00</text:p>
          </table:table-cell>
          <table:table-cell table:formula="of:=[.D408]" office:value-type="currency" office:currency="USD" office:value="73874" calcext:value-type="currency">
            <text:p>$73,874.00</text:p>
          </table:table-cell>
          <table:table-cell table:formula="of:=[.E408]" office:value-type="currency" office:currency="USD" office:value="73874" calcext:value-type="currency">
            <text:p>$73,874.00</text:p>
          </table:table-cell>
          <table:table-cell table:formula="of:=[.F408]" office:value-type="currency" office:currency="USD" office:value="73874" calcext:value-type="currency">
            <text:p>$73,874.00</text:p>
          </table:table-cell>
          <table:table-cell table:formula="of:=[.G408]" office:value-type="currency" office:currency="USD" office:value="73874" calcext:value-type="currency">
            <text:p>$73,874.00</text:p>
          </table:table-cell>
          <table:table-cell table:formula="of:=[.H408]" office:value-type="currency" office:currency="USD" office:value="73874" calcext:value-type="currency">
            <text:p>$73,874.00</text:p>
          </table:table-cell>
          <table:table-cell table:formula="of:=[.I408]" office:value-type="currency" office:currency="USD" office:value="73874" calcext:value-type="currency">
            <text:p>$73,874.00</text:p>
          </table:table-cell>
          <table:table-cell table:formula="of:=[.J408]" office:value-type="currency" office:currency="USD" office:value="73874" calcext:value-type="currency">
            <text:p>$73,874.00</text:p>
          </table:table-cell>
          <table:table-cell table:formula="of:=[.K408]" office:value-type="currency" office:currency="USD" office:value="73874" calcext:value-type="currency">
            <text:p>$73,874.00</text:p>
          </table:table-cell>
          <table:table-cell table:formula="of:=[.L408]" office:value-type="currency" office:currency="USD" office:value="73874" calcext:value-type="currency">
            <text:p>$73,874.00</text:p>
          </table:table-cell>
          <table:table-cell table:formula="of:=[.M408]" office:value-type="currency" office:currency="USD" office:value="73874" calcext:value-type="currency">
            <text:p>$73,874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IF(AND([.B$420]&gt;=[.B422];[.B$420]&lt;=[.B428]);([.B$420]*[.B434])-[.B440];0)" office:value-type="currency" office:currency="USD" office:value="0" calcext:value-type="currency">
            <text:p>$0.00</text:p>
          </table:table-cell>
          <table:table-cell table:formula="of:=IF(AND([.C$420]&gt;=[.C422];[.C$420]&lt;=[.C428]);([.C$420]*[.C434])-[.C440];0)" office:value-type="currency" office:currency="USD" office:value="0" calcext:value-type="currency">
            <text:p>$0.00</text:p>
          </table:table-cell>
          <table:table-cell table:formula="of:=IF(AND([.D$420]&gt;=[.D422];[.D$420]&lt;=[.D428]);([.D$420]*[.D434])-[.D440];0)" office:value-type="currency" office:currency="USD" office:value="0" calcext:value-type="currency">
            <text:p>$0.00</text:p>
          </table:table-cell>
          <table:table-cell table:formula="of:=IF(AND([.E$420]&gt;=[.E422];[.E$420]&lt;=[.E428]);([.E$420]*[.E434])-[.E440];0)" office:value-type="currency" office:currency="USD" office:value="0" calcext:value-type="currency">
            <text:p>$0.00</text:p>
          </table:table-cell>
          <table:table-cell table:formula="of:=IF(AND([.F$420]&gt;=[.F422];[.F$420]&lt;=[.F428]);([.F$420]*[.F434])-[.F440];0)" office:value-type="currency" office:currency="USD" office:value="14680" calcext:value-type="currency">
            <text:p>$14,680.00</text:p>
          </table:table-cell>
          <table:table-cell table:formula="of:=IF(AND([.G$420]&gt;=[.G422];[.G$420]&lt;=[.G428]);([.G$420]*[.G434])-[.G440];0)" office:value-type="currency" office:currency="USD" office:value="0" calcext:value-type="currency">
            <text:p>$0.00</text:p>
          </table:table-cell>
          <table:table-cell table:formula="of:=IF(AND([.H$420]&gt;=[.H422];[.H$420]&lt;=[.H428]);([.H$420]*[.H434])-[.H440];0)" office:value-type="currency" office:currency="USD" office:value="0" calcext:value-type="currency">
            <text:p>$0.00</text:p>
          </table:table-cell>
          <table:table-cell table:formula="of:=IF(AND([.I$420]&gt;=[.I422];[.I$420]&lt;=[.I428]);([.I$420]*[.I434])-[.I440];0)" office:value-type="currency" office:currency="USD" office:value="32852" calcext:value-type="currency">
            <text:p>$32,852.00</text:p>
          </table:table-cell>
          <table:table-cell table:formula="of:=IF(AND([.J$420]&gt;=[.J422];[.J$420]&lt;=[.J428]);([.J$420]*[.J434])-[.J440];0)" office:value-type="currency" office:currency="USD" office:value="0" calcext:value-type="currency">
            <text:p>$0.00</text:p>
          </table:table-cell>
          <table:table-cell table:formula="of:=IF(AND([.K$420]&gt;=[.K422];[.K$420]&lt;=[.K428]);([.K$420]*[.K434])-[.K440];0)" office:value-type="currency" office:currency="USD" office:value="0" calcext:value-type="currency">
            <text:p>$0.00</text:p>
          </table:table-cell>
          <table:table-cell table:formula="of:=IF(AND([.L$420]&gt;=[.L422];[.L$420]&lt;=[.L428]);([.L$420]*[.L434])-[.L440];0)" office:value-type="currency" office:currency="USD" office:value="0" calcext:value-type="currency">
            <text:p>$0.00</text:p>
          </table:table-cell>
          <table:table-cell table:formula="of:=IF(AND([.M$420]&gt;=[.M422];[.M$420]&lt;=[.M428]);([.M$420]*[.M434])-[.M440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IF(AND([.B$420]&gt;=[.B423];[.B$420]&lt;=[.B429]);([.B$420]*[.B435])-[.B441];0)" office:value-type="currency" office:currency="USD" office:value="37261.4" calcext:value-type="currency">
            <text:p>$37,261.40</text:p>
          </table:table-cell>
          <table:table-cell table:formula="of:=IF(AND([.C$420]&gt;=[.C423];[.C$420]&lt;=[.C429]);([.C$420]*[.C435])-[.C441];0)" office:value-type="currency" office:currency="USD" office:value="0" calcext:value-type="currency">
            <text:p>$0.00</text:p>
          </table:table-cell>
          <table:table-cell table:formula="of:=IF(AND([.D$420]&gt;=[.D423];[.D$420]&lt;=[.D429]);([.D$420]*[.D435])-[.D441];0)" office:value-type="currency" office:currency="USD" office:value="56837" calcext:value-type="currency">
            <text:p>$56,837.00</text:p>
          </table:table-cell>
          <table:table-cell table:formula="of:=IF(AND([.E$420]&gt;=[.E423];[.E$420]&lt;=[.E429]);([.E$420]*[.E435])-[.E441];0)" office:value-type="currency" office:currency="USD" office:value="0" calcext:value-type="currency">
            <text:p>$0.00</text:p>
          </table:table-cell>
          <table:table-cell table:formula="of:=IF(AND([.F$420]&gt;=[.F423];[.F$420]&lt;=[.F429]);([.F$420]*[.F435])-[.F441];0)" office:value-type="currency" office:currency="USD" office:value="0" calcext:value-type="currency">
            <text:p>$0.00</text:p>
          </table:table-cell>
          <table:table-cell table:formula="of:=IF(AND([.G$420]&gt;=[.G423];[.G$420]&lt;=[.G429]);([.G$420]*[.G435])-[.G441];0)" office:value-type="currency" office:currency="USD" office:value="0" calcext:value-type="currency">
            <text:p>$0.00</text:p>
          </table:table-cell>
          <table:table-cell table:formula="of:=IF(AND([.H$420]&gt;=[.H423];[.H$420]&lt;=[.H429]);([.H$420]*[.H435])-[.H441];0)" office:value-type="currency" office:currency="USD" office:value="0" calcext:value-type="currency">
            <text:p>$0.00</text:p>
          </table:table-cell>
          <table:table-cell table:formula="of:=IF(AND([.I$420]&gt;=[.I423];[.I$420]&lt;=[.I429]);([.I$420]*[.I435])-[.I441];0)" office:value-type="currency" office:currency="USD" office:value="0" calcext:value-type="currency">
            <text:p>$0.00</text:p>
          </table:table-cell>
          <table:table-cell table:formula="of:=IF(AND([.J$420]&gt;=[.J423];[.J$420]&lt;=[.J429]);([.J$420]*[.J435])-[.J441];0)" office:value-type="currency" office:currency="USD" office:value="0" calcext:value-type="currency">
            <text:p>$0.00</text:p>
          </table:table-cell>
          <table:table-cell table:formula="of:=IF(AND([.K$420]&gt;=[.K423];[.K$420]&lt;=[.K429]);([.K$420]*[.K435])-[.K441];0)" office:value-type="currency" office:currency="USD" office:value="0" calcext:value-type="currency">
            <text:p>$0.00</text:p>
          </table:table-cell>
          <table:table-cell table:formula="of:=IF(AND([.L$420]&gt;=[.L423];[.L$420]&lt;=[.L429]);([.L$420]*[.L435])-[.L441];0)" office:value-type="currency" office:currency="USD" office:value="0" calcext:value-type="currency">
            <text:p>$0.00</text:p>
          </table:table-cell>
          <table:table-cell table:formula="of:=IF(AND([.M$420]&gt;=[.M423];[.M$420]&lt;=[.M429]);([.M$420]*[.M435])-[.M441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IF(AND([.B$420]&gt;=[.B424];[.B$420]&lt;=[.B430]);([.B$420]*[.B436])-[.B442];0)" office:value-type="currency" office:currency="USD" office:value="0" calcext:value-type="currency">
            <text:p>$0.00</text:p>
          </table:table-cell>
          <table:table-cell table:formula="of:=IF(AND([.C$420]&gt;=[.C424];[.C$420]&lt;=[.C430]);([.C$420]*[.C436])-[.C442];0)" office:value-type="currency" office:currency="USD" office:value="0" calcext:value-type="currency">
            <text:p>$0.00</text:p>
          </table:table-cell>
          <table:table-cell table:formula="of:=IF(AND([.D$420]&gt;=[.D424];[.D$420]&lt;=[.D430]);([.D$420]*[.D436])-[.D442];0)" office:value-type="currency" office:currency="USD" office:value="0" calcext:value-type="currency">
            <text:p>$0.00</text:p>
          </table:table-cell>
          <table:table-cell table:formula="of:=IF(AND([.E$420]&gt;=[.E424];[.E$420]&lt;=[.E430]);([.E$420]*[.E436])-[.E442];0)" office:value-type="currency" office:currency="USD" office:value="0" calcext:value-type="currency">
            <text:p>$0.00</text:p>
          </table:table-cell>
          <table:table-cell table:formula="of:=IF(AND([.F$420]&gt;=[.F424];[.F$420]&lt;=[.F430]);([.F$420]*[.F436])-[.F442];0)" office:value-type="currency" office:currency="USD" office:value="0" calcext:value-type="currency">
            <text:p>$0.00</text:p>
          </table:table-cell>
          <table:table-cell table:formula="of:=IF(AND([.G$420]&gt;=[.G424];[.G$420]&lt;=[.G430]);([.G$420]*[.G436])-[.G442];0)" office:value-type="currency" office:currency="USD" office:value="0" calcext:value-type="currency">
            <text:p>$0.00</text:p>
          </table:table-cell>
          <table:table-cell table:formula="of:=IF(AND([.H$420]&gt;=[.H424];[.H$420]&lt;=[.H430]);([.H$420]*[.H436])-[.H442];0)" office:value-type="currency" office:currency="USD" office:value="0" calcext:value-type="currency">
            <text:p>$0.00</text:p>
          </table:table-cell>
          <table:table-cell table:formula="of:=IF(AND([.I$420]&gt;=[.I424];[.I$420]&lt;=[.I430]);([.I$420]*[.I436])-[.I442];0)" office:value-type="currency" office:currency="USD" office:value="0" calcext:value-type="currency">
            <text:p>$0.00</text:p>
          </table:table-cell>
          <table:table-cell table:formula="of:=IF(AND([.J$420]&gt;=[.J424];[.J$420]&lt;=[.J430]);([.J$420]*[.J436])-[.J442];0)" office:value-type="currency" office:currency="USD" office:value="0" calcext:value-type="currency">
            <text:p>$0.00</text:p>
          </table:table-cell>
          <table:table-cell table:formula="of:=IF(AND([.K$420]&gt;=[.K424];[.K$420]&lt;=[.K430]);([.K$420]*[.K436])-[.K442];0)" office:value-type="currency" office:currency="USD" office:value="0" calcext:value-type="currency">
            <text:p>$0.00</text:p>
          </table:table-cell>
          <table:table-cell table:formula="of:=IF(AND([.L$420]&gt;=[.L424];[.L$420]&lt;=[.L430]);([.L$420]*[.L436])-[.L442];0)" office:value-type="currency" office:currency="USD" office:value="0" calcext:value-type="currency">
            <text:p>$0.00</text:p>
          </table:table-cell>
          <table:table-cell table:formula="of:=IF(AND([.M$420]&gt;=[.M424];[.M$420]&lt;=[.M430]);([.M$420]*[.M436])-[.M442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IF(AND([.B$420]&gt;=[.B425];[.B$420]&lt;=[.B431]);([.B$420]*[.B437])-[.B443];0)" office:value-type="currency" office:currency="USD" office:value="0" calcext:value-type="currency">
            <text:p>$0.00</text:p>
          </table:table-cell>
          <table:table-cell table:formula="of:=IF(AND([.C$420]&gt;=[.C425];[.C$420]&lt;=[.C431]);([.C$420]*[.C437])-[.C443];0)" office:value-type="currency" office:currency="USD" office:value="0" calcext:value-type="currency">
            <text:p>$0.00</text:p>
          </table:table-cell>
          <table:table-cell table:formula="of:=IF(AND([.D$420]&gt;=[.D425];[.D$420]&lt;=[.D431]);([.D$420]*[.D437])-[.D443];0)" office:value-type="currency" office:currency="USD" office:value="0" calcext:value-type="currency">
            <text:p>$0.00</text:p>
          </table:table-cell>
          <table:table-cell table:formula="of:=IF(AND([.E$420]&gt;=[.E425];[.E$420]&lt;=[.E431]);([.E$420]*[.E437])-[.E443];0)" office:value-type="currency" office:currency="USD" office:value="0" calcext:value-type="currency">
            <text:p>$0.00</text:p>
          </table:table-cell>
          <table:table-cell table:formula="of:=IF(AND([.F$420]&gt;=[.F425];[.F$420]&lt;=[.F431]);([.F$420]*[.F437])-[.F443];0)" office:value-type="currency" office:currency="USD" office:value="0" calcext:value-type="currency">
            <text:p>$0.00</text:p>
          </table:table-cell>
          <table:table-cell table:formula="of:=IF(AND([.G$420]&gt;=[.G425];[.G$420]&lt;=[.G431]);([.G$420]*[.G437])-[.G443];0)" office:value-type="currency" office:currency="USD" office:value="0" calcext:value-type="currency">
            <text:p>$0.00</text:p>
          </table:table-cell>
          <table:table-cell table:formula="of:=IF(AND([.H$420]&gt;=[.H425];[.H$420]&lt;=[.H431]);([.H$420]*[.H437])-[.H443];0)" office:value-type="currency" office:currency="USD" office:value="0" calcext:value-type="currency">
            <text:p>$0.00</text:p>
          </table:table-cell>
          <table:table-cell table:formula="of:=IF(AND([.I$420]&gt;=[.I425];[.I$420]&lt;=[.I431]);([.I$420]*[.I437])-[.I443];0)" office:value-type="currency" office:currency="USD" office:value="0" calcext:value-type="currency">
            <text:p>$0.00</text:p>
          </table:table-cell>
          <table:table-cell table:formula="of:=IF(AND([.J$420]&gt;=[.J425];[.J$420]&lt;=[.J431]);([.J$420]*[.J437])-[.J443];0)" office:value-type="currency" office:currency="USD" office:value="0" calcext:value-type="currency">
            <text:p>$0.00</text:p>
          </table:table-cell>
          <table:table-cell table:formula="of:=IF(AND([.K$420]&gt;=[.K425];[.K$420]&lt;=[.K431]);([.K$420]*[.K437])-[.K443];0)" office:value-type="currency" office:currency="USD" office:value="0" calcext:value-type="currency">
            <text:p>$0.00</text:p>
          </table:table-cell>
          <table:table-cell table:formula="of:=IF(AND([.L$420]&gt;=[.L425];[.L$420]&lt;=[.L431]);([.L$420]*[.L437])-[.L443];0)" office:value-type="currency" office:currency="USD" office:value="0" calcext:value-type="currency">
            <text:p>$0.00</text:p>
          </table:table-cell>
          <table:table-cell table:formula="of:=IF(AND([.M$420]&gt;=[.M425];[.M$420]&lt;=[.M431]);([.M$420]*[.M437])-[.M443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IF(AND([.B$420]&gt;=[.B426];[.B$420]&lt;=[.B432]);([.B$420]*[.B438])-[.B444];0)" office:value-type="currency" office:currency="USD" office:value="0" calcext:value-type="currency">
            <text:p>$0.00</text:p>
          </table:table-cell>
          <table:table-cell table:formula="of:=IF(AND([.C$420]&gt;=[.C426];[.C$420]&lt;=[.C432]);([.C$420]*[.C438])-[.C444];0)" office:value-type="currency" office:currency="USD" office:value="0" calcext:value-type="currency">
            <text:p>$0.00</text:p>
          </table:table-cell>
          <table:table-cell table:formula="of:=IF(AND([.D$420]&gt;=[.D426];[.D$420]&lt;=[.D432]);([.D$420]*[.D438])-[.D444];0)" office:value-type="currency" office:currency="USD" office:value="0" calcext:value-type="currency">
            <text:p>$0.00</text:p>
          </table:table-cell>
          <table:table-cell table:formula="of:=IF(AND([.E$420]&gt;=[.E426];[.E$420]&lt;=[.E432]);([.E$420]*[.E438])-[.E444];0)" office:value-type="currency" office:currency="USD" office:value="0" calcext:value-type="currency">
            <text:p>$0.00</text:p>
          </table:table-cell>
          <table:table-cell table:formula="of:=IF(AND([.F$420]&gt;=[.F426];[.F$420]&lt;=[.F432]);([.F$420]*[.F438])-[.F444];0)" office:value-type="currency" office:currency="USD" office:value="0" calcext:value-type="currency">
            <text:p>$0.00</text:p>
          </table:table-cell>
          <table:table-cell table:formula="of:=IF(AND([.G$420]&gt;=[.G426];[.G$420]&lt;=[.G432]);([.G$420]*[.G438])-[.G444];0)" office:value-type="currency" office:currency="USD" office:value="0" calcext:value-type="currency">
            <text:p>$0.00</text:p>
          </table:table-cell>
          <table:table-cell table:formula="of:=IF(AND([.H$420]&gt;=[.H426];[.H$420]&lt;=[.H432]);([.H$420]*[.H438])-[.H444];0)" office:value-type="currency" office:currency="USD" office:value="0" calcext:value-type="currency">
            <text:p>$0.00</text:p>
          </table:table-cell>
          <table:table-cell table:formula="of:=IF(AND([.I$420]&gt;=[.I426];[.I$420]&lt;=[.I432]);([.I$420]*[.I438])-[.I444];0)" office:value-type="currency" office:currency="USD" office:value="0" calcext:value-type="currency">
            <text:p>$0.00</text:p>
          </table:table-cell>
          <table:table-cell table:formula="of:=IF(AND([.J$420]&gt;=[.J426];[.J$420]&lt;=[.J432]);([.J$420]*[.J438])-[.J444];0)" office:value-type="currency" office:currency="USD" office:value="0" calcext:value-type="currency">
            <text:p>$0.00</text:p>
          </table:table-cell>
          <table:table-cell table:formula="of:=IF(AND([.K$420]&gt;=[.K426];[.K$420]&lt;=[.K432]);([.K$420]*[.K438])-[.K444];0)" office:value-type="currency" office:currency="USD" office:value="0" calcext:value-type="currency">
            <text:p>$0.00</text:p>
          </table:table-cell>
          <table:table-cell table:formula="of:=IF(AND([.L$420]&gt;=[.L426];[.L$420]&lt;=[.L432]);([.L$420]*[.L438])-[.L444];0)" office:value-type="currency" office:currency="USD" office:value="0" calcext:value-type="currency">
            <text:p>$0.00</text:p>
          </table:table-cell>
          <table:table-cell table:formula="of:=IF(AND([.M$420]&gt;=[.M426];[.M$420]&lt;=[.M432]);([.M$420]*[.M438])-[.M444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tax </text:p>
          </table:table-cell>
          <table:table-cell table:formula="of:=SUM([.B446:.B450])" office:value-type="currency" office:currency="USD" office:value="37261.4" calcext:value-type="currency">
            <text:p>$37,261.40</text:p>
          </table:table-cell>
          <table:table-cell table:formula="of:=SUM([.C446:.C450])" office:value-type="currency" office:currency="USD" office:value="0" calcext:value-type="currency">
            <text:p>$0.00</text:p>
          </table:table-cell>
          <table:table-cell table:formula="of:=SUM([.D446:.D450])" office:value-type="currency" office:currency="USD" office:value="56837" calcext:value-type="currency">
            <text:p>$56,837.00</text:p>
          </table:table-cell>
          <table:table-cell table:formula="of:=SUM([.E446:.E450])" office:value-type="currency" office:currency="USD" office:value="0" calcext:value-type="currency">
            <text:p>$0.00</text:p>
          </table:table-cell>
          <table:table-cell table:formula="of:=SUM([.F446:.F450])" office:value-type="currency" office:currency="USD" office:value="14680" calcext:value-type="currency">
            <text:p>$14,680.00</text:p>
          </table:table-cell>
          <table:table-cell table:formula="of:=SUM([.G446:.G450])" office:value-type="currency" office:currency="USD" office:value="0" calcext:value-type="currency">
            <text:p>$0.00</text:p>
          </table:table-cell>
          <table:table-cell table:formula="of:=SUM([.H446:.H450])" office:value-type="currency" office:currency="USD" office:value="0" calcext:value-type="currency">
            <text:p>$0.00</text:p>
          </table:table-cell>
          <table:table-cell table:formula="of:=SUM([.I446:.I450])" office:value-type="currency" office:currency="USD" office:value="32852" calcext:value-type="currency">
            <text:p>$32,852.00</text:p>
          </table:table-cell>
          <table:table-cell table:formula="of:=SUM([.J446:.J450])" office:value-type="currency" office:currency="USD" office:value="0" calcext:value-type="currency">
            <text:p>$0.00</text:p>
          </table:table-cell>
          <table:table-cell table:formula="of:=SUM([.K446:.K450])" office:value-type="currency" office:currency="USD" office:value="0" calcext:value-type="currency">
            <text:p>$0.00</text:p>
          </table:table-cell>
          <table:table-cell table:formula="of:=SUM([.L446:.L450])" office:value-type="currency" office:currency="USD" office:value="0" calcext:value-type="currency">
            <text:p>$0.00</text:p>
          </table:table-cell>
          <table:table-cell table:formula="of:=SUM([.M446:.M450]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25" office:value-type="string" calcext:value-type="string">
            <text:p>Tax Computation worksheet 3 (used by Qual div and cap gains worksheet line 24)</text:p>
          </table:table-cell>
          <table:table-cell table:style-name="ce26" table:number-columns-repeated="16382"/>
          <table:table-cell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1040 line 15 taxable income</text:p>
          </table:table-cell>
          <table:table-cell table:formula="of:=[.B81]" office:value-type="currency" office:currency="USD" office:value="340235" calcext:value-type="currency">
            <text:p>$340,235.00</text:p>
          </table:table-cell>
          <table:table-cell table:formula="of:=[.C81]" office:value-type="currency" office:currency="USD" office:value="54335" calcext:value-type="currency">
            <text:p>$54,335.00</text:p>
          </table:table-cell>
          <table:table-cell table:formula="of:=[.D81]" office:value-type="currency" office:currency="USD" office:value="294800" calcext:value-type="currency">
            <text:p>$294,800.00</text:p>
          </table:table-cell>
          <table:table-cell table:formula="of:=[.E81]" office:value-type="currency" office:currency="USD" office:value="82600" calcext:value-type="currency">
            <text:p>$82,600.00</text:p>
          </table:table-cell>
          <table:table-cell table:formula="of:=[.F81]" office:value-type="currency" office:currency="USD" office:value="159200" calcext:value-type="currency">
            <text:p>$159,200.00</text:p>
          </table:table-cell>
          <table:table-cell table:formula="of:=[.G81]" office:value-type="currency" office:currency="USD" office:value="0" calcext:value-type="currency">
            <text:p>$0.00</text:p>
          </table:table-cell>
          <table:table-cell table:formula="of:=[.H81]" office:value-type="currency" office:currency="USD" office:value="94300" calcext:value-type="currency">
            <text:p>$94,300.00</text:p>
          </table:table-cell>
          <table:table-cell table:formula="of:=[.I81]" office:value-type="currency" office:currency="USD" office:value="194300" calcext:value-type="currency">
            <text:p>$194,300.00</text:p>
          </table:table-cell>
          <table:table-cell table:formula="of:=[.J81]" office:value-type="currency" office:currency="USD" office:value="130000" calcext:value-type="currency">
            <text:p>$130,000.00</text:p>
          </table:table-cell>
          <table:table-cell table:formula="of:=[.K81]" office:value-type="currency" office:currency="USD" office:value="70800" calcext:value-type="currency">
            <text:p>$70,800.00</text:p>
          </table:table-cell>
          <table:table-cell table:formula="of:=[.L81]" office:value-type="currency" office:currency="USD" office:value="133600" calcext:value-type="currency">
            <text:p>$133,600.00</text:p>
          </table:table-cell>
          <table:table-cell table:formula="of:=[.M81]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bracket 1 min</text:p>
          </table:table-cell>
          <table:table-cell table:number-columns-repeated="12" office:value-type="currency" office:currency="USD" office:value="100000" calcext:value-type="currency">
            <text:p>$100,0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min</text:p>
          </table:table-cell>
          <table:table-cell table:number-columns-repeated="12" office:value-type="currency" office:currency="USD" office:value="201050" calcext:value-type="currency">
            <text:p>$201,0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min</text:p>
          </table:table-cell>
          <table:table-cell table:number-columns-repeated="12" office:value-type="currency" office:currency="USD" office:value="383900" calcext:value-type="currency">
            <text:p>$383,9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min</text:p>
          </table:table-cell>
          <table:table-cell table:number-columns-repeated="12" office:value-type="currency" office:currency="USD" office:value="487450" calcext:value-type="currency">
            <text:p>$487,4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min</text:p>
          </table:table-cell>
          <table:table-cell table:number-columns-repeated="12" office:value-type="currency" office:currency="USD" office:value="731200" calcext:value-type="currency">
            <text:p>$731,20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max</text:p>
          </table:table-cell>
          <table:table-cell table:formula="of:=[.B459]" office:value-type="currency" office:currency="USD" office:value="201050" calcext:value-type="currency">
            <text:p>$201,050.00</text:p>
          </table:table-cell>
          <table:table-cell table:formula="of:=[.C459]" office:value-type="currency" office:currency="USD" office:value="201050" calcext:value-type="currency">
            <text:p>$201,050.00</text:p>
          </table:table-cell>
          <table:table-cell table:formula="of:=[.D459]" office:value-type="currency" office:currency="USD" office:value="201050" calcext:value-type="currency">
            <text:p>$201,050.00</text:p>
          </table:table-cell>
          <table:table-cell table:formula="of:=[.E459]" office:value-type="currency" office:currency="USD" office:value="201050" calcext:value-type="currency">
            <text:p>$201,050.00</text:p>
          </table:table-cell>
          <table:table-cell table:formula="of:=[.F459]" office:value-type="currency" office:currency="USD" office:value="201050" calcext:value-type="currency">
            <text:p>$201,050.00</text:p>
          </table:table-cell>
          <table:table-cell table:formula="of:=[.G459]" office:value-type="currency" office:currency="USD" office:value="201050" calcext:value-type="currency">
            <text:p>$201,050.00</text:p>
          </table:table-cell>
          <table:table-cell table:formula="of:=[.H459]" office:value-type="currency" office:currency="USD" office:value="201050" calcext:value-type="currency">
            <text:p>$201,050.00</text:p>
          </table:table-cell>
          <table:table-cell table:formula="of:=[.I459]" office:value-type="currency" office:currency="USD" office:value="201050" calcext:value-type="currency">
            <text:p>$201,050.00</text:p>
          </table:table-cell>
          <table:table-cell table:formula="of:=[.J459]" office:value-type="currency" office:currency="USD" office:value="201050" calcext:value-type="currency">
            <text:p>$201,050.00</text:p>
          </table:table-cell>
          <table:table-cell table:formula="of:=[.K459]" office:value-type="currency" office:currency="USD" office:value="201050" calcext:value-type="currency">
            <text:p>$201,050.00</text:p>
          </table:table-cell>
          <table:table-cell table:formula="of:=[.L459]" office:value-type="currency" office:currency="USD" office:value="201050" calcext:value-type="currency">
            <text:p>$201,050.00</text:p>
          </table:table-cell>
          <table:table-cell table:formula="of:=[.M459]" office:value-type="currency" office:currency="USD" office:value="201050" calcext:value-type="currency">
            <text:p>$201,0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max</text:p>
          </table:table-cell>
          <table:table-cell table:formula="of:=[.B460]" office:value-type="currency" office:currency="USD" office:value="383900" calcext:value-type="currency">
            <text:p>$383,900.00</text:p>
          </table:table-cell>
          <table:table-cell table:formula="of:=[.C460]" office:value-type="currency" office:currency="USD" office:value="383900" calcext:value-type="currency">
            <text:p>$383,900.00</text:p>
          </table:table-cell>
          <table:table-cell table:formula="of:=[.D460]" office:value-type="currency" office:currency="USD" office:value="383900" calcext:value-type="currency">
            <text:p>$383,900.00</text:p>
          </table:table-cell>
          <table:table-cell table:formula="of:=[.E460]" office:value-type="currency" office:currency="USD" office:value="383900" calcext:value-type="currency">
            <text:p>$383,900.00</text:p>
          </table:table-cell>
          <table:table-cell table:formula="of:=[.F460]" office:value-type="currency" office:currency="USD" office:value="383900" calcext:value-type="currency">
            <text:p>$383,900.00</text:p>
          </table:table-cell>
          <table:table-cell table:formula="of:=[.G460]" office:value-type="currency" office:currency="USD" office:value="383900" calcext:value-type="currency">
            <text:p>$383,900.00</text:p>
          </table:table-cell>
          <table:table-cell table:formula="of:=[.H460]" office:value-type="currency" office:currency="USD" office:value="383900" calcext:value-type="currency">
            <text:p>$383,900.00</text:p>
          </table:table-cell>
          <table:table-cell table:formula="of:=[.I460]" office:value-type="currency" office:currency="USD" office:value="383900" calcext:value-type="currency">
            <text:p>$383,900.00</text:p>
          </table:table-cell>
          <table:table-cell table:formula="of:=[.J460]" office:value-type="currency" office:currency="USD" office:value="383900" calcext:value-type="currency">
            <text:p>$383,900.00</text:p>
          </table:table-cell>
          <table:table-cell table:formula="of:=[.K460]" office:value-type="currency" office:currency="USD" office:value="383900" calcext:value-type="currency">
            <text:p>$383,900.00</text:p>
          </table:table-cell>
          <table:table-cell table:formula="of:=[.L460]" office:value-type="currency" office:currency="USD" office:value="383900" calcext:value-type="currency">
            <text:p>$383,900.00</text:p>
          </table:table-cell>
          <table:table-cell table:formula="of:=[.M460]" office:value-type="currency" office:currency="USD" office:value="383900" calcext:value-type="currency">
            <text:p>$383,9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max</text:p>
          </table:table-cell>
          <table:table-cell table:formula="of:=[.B461]" office:value-type="currency" office:currency="USD" office:value="487450" calcext:value-type="currency">
            <text:p>$487,450.00</text:p>
          </table:table-cell>
          <table:table-cell table:formula="of:=[.C461]" office:value-type="currency" office:currency="USD" office:value="487450" calcext:value-type="currency">
            <text:p>$487,450.00</text:p>
          </table:table-cell>
          <table:table-cell table:formula="of:=[.D461]" office:value-type="currency" office:currency="USD" office:value="487450" calcext:value-type="currency">
            <text:p>$487,450.00</text:p>
          </table:table-cell>
          <table:table-cell table:formula="of:=[.E461]" office:value-type="currency" office:currency="USD" office:value="487450" calcext:value-type="currency">
            <text:p>$487,450.00</text:p>
          </table:table-cell>
          <table:table-cell table:formula="of:=[.F461]" office:value-type="currency" office:currency="USD" office:value="487450" calcext:value-type="currency">
            <text:p>$487,450.00</text:p>
          </table:table-cell>
          <table:table-cell table:formula="of:=[.G461]" office:value-type="currency" office:currency="USD" office:value="487450" calcext:value-type="currency">
            <text:p>$487,450.00</text:p>
          </table:table-cell>
          <table:table-cell table:formula="of:=[.H461]" office:value-type="currency" office:currency="USD" office:value="487450" calcext:value-type="currency">
            <text:p>$487,450.00</text:p>
          </table:table-cell>
          <table:table-cell table:formula="of:=[.I461]" office:value-type="currency" office:currency="USD" office:value="487450" calcext:value-type="currency">
            <text:p>$487,450.00</text:p>
          </table:table-cell>
          <table:table-cell table:formula="of:=[.J461]" office:value-type="currency" office:currency="USD" office:value="487450" calcext:value-type="currency">
            <text:p>$487,450.00</text:p>
          </table:table-cell>
          <table:table-cell table:formula="of:=[.K461]" office:value-type="currency" office:currency="USD" office:value="487450" calcext:value-type="currency">
            <text:p>$487,450.00</text:p>
          </table:table-cell>
          <table:table-cell table:formula="of:=[.L461]" office:value-type="currency" office:currency="USD" office:value="487450" calcext:value-type="currency">
            <text:p>$487,450.00</text:p>
          </table:table-cell>
          <table:table-cell table:formula="of:=[.M461]" office:value-type="currency" office:currency="USD" office:value="487450" calcext:value-type="currency">
            <text:p>$487,4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max</text:p>
          </table:table-cell>
          <table:table-cell table:formula="of:=[.B462]" office:value-type="currency" office:currency="USD" office:value="731200" calcext:value-type="currency">
            <text:p>$731,200.00</text:p>
          </table:table-cell>
          <table:table-cell table:formula="of:=[.C462]" office:value-type="currency" office:currency="USD" office:value="731200" calcext:value-type="currency">
            <text:p>$731,200.00</text:p>
          </table:table-cell>
          <table:table-cell table:formula="of:=[.D462]" office:value-type="currency" office:currency="USD" office:value="731200" calcext:value-type="currency">
            <text:p>$731,200.00</text:p>
          </table:table-cell>
          <table:table-cell table:formula="of:=[.E462]" office:value-type="currency" office:currency="USD" office:value="731200" calcext:value-type="currency">
            <text:p>$731,200.00</text:p>
          </table:table-cell>
          <table:table-cell table:formula="of:=[.F462]" office:value-type="currency" office:currency="USD" office:value="731200" calcext:value-type="currency">
            <text:p>$731,200.00</text:p>
          </table:table-cell>
          <table:table-cell table:formula="of:=[.G462]" office:value-type="currency" office:currency="USD" office:value="731200" calcext:value-type="currency">
            <text:p>$731,200.00</text:p>
          </table:table-cell>
          <table:table-cell table:formula="of:=[.H462]" office:value-type="currency" office:currency="USD" office:value="731200" calcext:value-type="currency">
            <text:p>$731,200.00</text:p>
          </table:table-cell>
          <table:table-cell table:formula="of:=[.I462]" office:value-type="currency" office:currency="USD" office:value="731200" calcext:value-type="currency">
            <text:p>$731,200.00</text:p>
          </table:table-cell>
          <table:table-cell table:formula="of:=[.J462]" office:value-type="currency" office:currency="USD" office:value="731200" calcext:value-type="currency">
            <text:p>$731,200.00</text:p>
          </table:table-cell>
          <table:table-cell table:formula="of:=[.K462]" office:value-type="currency" office:currency="USD" office:value="731200" calcext:value-type="currency">
            <text:p>$731,200.00</text:p>
          </table:table-cell>
          <table:table-cell table:formula="of:=[.L462]" office:value-type="currency" office:currency="USD" office:value="731200" calcext:value-type="currency">
            <text:p>$731,200.00</text:p>
          </table:table-cell>
          <table:table-cell table:formula="of:=[.M462]" office:value-type="currency" office:currency="USD" office:value="731200" calcext:value-type="currency">
            <text:p>$731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max</text:p>
          </table:table-cell>
          <table:table-cell table:number-columns-repeated="12" office:value-type="currency" office:currency="USD" office:value="10000000" calcext:value-type="currency">
            <text:p>$10,000,00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rate</text:p>
          </table:table-cell>
          <table:table-cell table:number-columns-repeated="12" table:style-name="ce12" office:value-type="percentage" office:value="0.22" calcext:value-type="percentage">
            <text:p>2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rate</text:p>
          </table:table-cell>
          <table:table-cell table:number-columns-repeated="12" table:style-name="ce12" office:value-type="percentage" office:value="0.24" calcext:value-type="percentage">
            <text:p>2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rate</text:p>
          </table:table-cell>
          <table:table-cell table:number-columns-repeated="12" table:style-name="ce12" office:value-type="percentage" office:value="0.32" calcext:value-type="percentage">
            <text:p>3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rate</text:p>
          </table:table-cell>
          <table:table-cell table:number-columns-repeated="12" table:style-name="ce12" office:value-type="percentage" office:value="0.35" calcext:value-type="percentage">
            <text:p>35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rate</text:p>
          </table:table-cell>
          <table:table-cell table:number-columns-repeated="12" table:style-name="ce12" office:value-type="percentage" office:value="0.37" calcext:value-type="percentage">
            <text:p>37%</text:p>
          </table:table-cell>
          <table:table-cell table:number-columns-repeated="16371"/>
        </table:table-row>
        <table:table-row table:style-name="ro1">
          <table:table-cell/>
          <table:table-cell table:style-name="ce1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bracket 1 subtract</text:p>
          </table:table-cell>
          <table:table-cell table:number-columns-repeated="12" office:value-type="currency" office:currency="USD" office:value="9894" calcext:value-type="currency">
            <text:p>$9,894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subtract</text:p>
          </table:table-cell>
          <table:table-cell table:number-columns-repeated="12" office:value-type="currency" office:currency="USD" office:value="13915" calcext:value-type="currency">
            <text:p>$13,915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subtract</text:p>
          </table:table-cell>
          <table:table-cell table:number-columns-repeated="12" office:value-type="currency" office:currency="USD" office:value="44627" calcext:value-type="currency">
            <text:p>$44,627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subtract</text:p>
          </table:table-cell>
          <table:table-cell table:number-columns-repeated="12" office:value-type="currency" office:currency="USD" office:value="59250" calcext:value-type="currency">
            <text:p>$59,2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subtract</text:p>
          </table:table-cell>
          <table:table-cell table:number-columns-repeated="12" office:value-type="currency" office:currency="USD" office:value="73874" calcext:value-type="currency">
            <text:p>$73,874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IF(AND([.B$456]&gt;=[.B458];[.B$456]&lt;=[.B464]);([.B$456]*[.B470])-[.B476];0)" office:value-type="currency" office:currency="USD" office:value="0" calcext:value-type="currency">
            <text:p>$0.00</text:p>
          </table:table-cell>
          <table:table-cell table:formula="of:=IF(AND([.C$456]&gt;=[.C458];[.C$456]&lt;=[.C464]);([.C$456]*[.C470])-[.C476];0)" office:value-type="currency" office:currency="USD" office:value="0" calcext:value-type="currency">
            <text:p>$0.00</text:p>
          </table:table-cell>
          <table:table-cell table:formula="of:=IF(AND([.D$456]&gt;=[.D458];[.D$456]&lt;=[.D464]);([.D$456]*[.D470])-[.D476];0)" office:value-type="currency" office:currency="USD" office:value="0" calcext:value-type="currency">
            <text:p>$0.00</text:p>
          </table:table-cell>
          <table:table-cell table:formula="of:=IF(AND([.E$456]&gt;=[.E458];[.E$456]&lt;=[.E464]);([.E$456]*[.E470])-[.E476];0)" office:value-type="currency" office:currency="USD" office:value="0" calcext:value-type="currency">
            <text:p>$0.00</text:p>
          </table:table-cell>
          <table:table-cell table:formula="of:=IF(AND([.F$456]&gt;=[.F458];[.F$456]&lt;=[.F464]);([.F$456]*[.F470])-[.F476];0)" office:value-type="currency" office:currency="USD" office:value="25130" calcext:value-type="currency">
            <text:p>$25,130.00</text:p>
          </table:table-cell>
          <table:table-cell table:formula="of:=IF(AND([.G$456]&gt;=[.G458];[.G$456]&lt;=[.G464]);([.G$456]*[.G470])-[.G476];0)" office:value-type="currency" office:currency="USD" office:value="0" calcext:value-type="currency">
            <text:p>$0.00</text:p>
          </table:table-cell>
          <table:table-cell table:formula="of:=IF(AND([.H$456]&gt;=[.H458];[.H$456]&lt;=[.H464]);([.H$456]*[.H470])-[.H476];0)" office:value-type="currency" office:currency="USD" office:value="0" calcext:value-type="currency">
            <text:p>$0.00</text:p>
          </table:table-cell>
          <table:table-cell table:formula="of:=IF(AND([.I$456]&gt;=[.I458];[.I$456]&lt;=[.I464]);([.I$456]*[.I470])-[.I476];0)" office:value-type="currency" office:currency="USD" office:value="32852" calcext:value-type="currency">
            <text:p>$32,852.00</text:p>
          </table:table-cell>
          <table:table-cell table:formula="of:=IF(AND([.J$456]&gt;=[.J458];[.J$456]&lt;=[.J464]);([.J$456]*[.J470])-[.J476];0)" office:value-type="currency" office:currency="USD" office:value="18706" calcext:value-type="currency">
            <text:p>$18,706.00</text:p>
          </table:table-cell>
          <table:table-cell table:formula="of:=IF(AND([.K$456]&gt;=[.K458];[.K$456]&lt;=[.K464]);([.K$456]*[.K470])-[.K476];0)" office:value-type="currency" office:currency="USD" office:value="0" calcext:value-type="currency">
            <text:p>$0.00</text:p>
          </table:table-cell>
          <table:table-cell table:formula="of:=IF(AND([.L$456]&gt;=[.L458];[.L$456]&lt;=[.L464]);([.L$456]*[.L470])-[.L476];0)" office:value-type="currency" office:currency="USD" office:value="19498" calcext:value-type="currency">
            <text:p>$19,498.00</text:p>
          </table:table-cell>
          <table:table-cell table:formula="of:=IF(AND([.M$456]&gt;=[.M458];[.M$456]&lt;=[.M464]);([.M$456]*[.M470])-[.M476];0)" office:value-type="currency" office:currency="USD" office:value="13382" calcext:value-type="currency">
            <text:p>$13,382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IF(AND([.B$456]&gt;=[.B459];[.B$456]&lt;=[.B465]);([.B$456]*[.B471])-[.B477];0)" office:value-type="currency" office:currency="USD" office:value="67741.4" calcext:value-type="currency">
            <text:p>$67,741.40</text:p>
          </table:table-cell>
          <table:table-cell table:formula="of:=IF(AND([.C$456]&gt;=[.C459];[.C$456]&lt;=[.C465]);([.C$456]*[.C471])-[.C477];0)" office:value-type="currency" office:currency="USD" office:value="0" calcext:value-type="currency">
            <text:p>$0.00</text:p>
          </table:table-cell>
          <table:table-cell table:formula="of:=IF(AND([.D$456]&gt;=[.D459];[.D$456]&lt;=[.D465]);([.D$456]*[.D471])-[.D477];0)" office:value-type="currency" office:currency="USD" office:value="56837" calcext:value-type="currency">
            <text:p>$56,837.00</text:p>
          </table:table-cell>
          <table:table-cell table:formula="of:=IF(AND([.E$456]&gt;=[.E459];[.E$456]&lt;=[.E465]);([.E$456]*[.E471])-[.E477];0)" office:value-type="currency" office:currency="USD" office:value="0" calcext:value-type="currency">
            <text:p>$0.00</text:p>
          </table:table-cell>
          <table:table-cell table:formula="of:=IF(AND([.F$456]&gt;=[.F459];[.F$456]&lt;=[.F465]);([.F$456]*[.F471])-[.F477];0)" office:value-type="currency" office:currency="USD" office:value="0" calcext:value-type="currency">
            <text:p>$0.00</text:p>
          </table:table-cell>
          <table:table-cell table:formula="of:=IF(AND([.G$456]&gt;=[.G459];[.G$456]&lt;=[.G465]);([.G$456]*[.G471])-[.G477];0)" office:value-type="currency" office:currency="USD" office:value="0" calcext:value-type="currency">
            <text:p>$0.00</text:p>
          </table:table-cell>
          <table:table-cell table:formula="of:=IF(AND([.H$456]&gt;=[.H459];[.H$456]&lt;=[.H465]);([.H$456]*[.H471])-[.H477];0)" office:value-type="currency" office:currency="USD" office:value="0" calcext:value-type="currency">
            <text:p>$0.00</text:p>
          </table:table-cell>
          <table:table-cell table:formula="of:=IF(AND([.I$456]&gt;=[.I459];[.I$456]&lt;=[.I465]);([.I$456]*[.I471])-[.I477];0)" office:value-type="currency" office:currency="USD" office:value="0" calcext:value-type="currency">
            <text:p>$0.00</text:p>
          </table:table-cell>
          <table:table-cell table:formula="of:=IF(AND([.J$456]&gt;=[.J459];[.J$456]&lt;=[.J465]);([.J$456]*[.J471])-[.J477];0)" office:value-type="currency" office:currency="USD" office:value="0" calcext:value-type="currency">
            <text:p>$0.00</text:p>
          </table:table-cell>
          <table:table-cell table:formula="of:=IF(AND([.K$456]&gt;=[.K459];[.K$456]&lt;=[.K465]);([.K$456]*[.K471])-[.K477];0)" office:value-type="currency" office:currency="USD" office:value="0" calcext:value-type="currency">
            <text:p>$0.00</text:p>
          </table:table-cell>
          <table:table-cell table:formula="of:=IF(AND([.L$456]&gt;=[.L459];[.L$456]&lt;=[.L465]);([.L$456]*[.L471])-[.L477];0)" office:value-type="currency" office:currency="USD" office:value="0" calcext:value-type="currency">
            <text:p>$0.00</text:p>
          </table:table-cell>
          <table:table-cell table:formula="of:=IF(AND([.M$456]&gt;=[.M459];[.M$456]&lt;=[.M465]);([.M$456]*[.M471])-[.M477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IF(AND([.B$456]&gt;=[.B460];[.B$456]&lt;=[.B466]);([.B$456]*[.B472])-[.B478];0)" office:value-type="currency" office:currency="USD" office:value="0" calcext:value-type="currency">
            <text:p>$0.00</text:p>
          </table:table-cell>
          <table:table-cell table:formula="of:=IF(AND([.C$456]&gt;=[.C460];[.C$456]&lt;=[.C466]);([.C$456]*[.C472])-[.C478];0)" office:value-type="currency" office:currency="USD" office:value="0" calcext:value-type="currency">
            <text:p>$0.00</text:p>
          </table:table-cell>
          <table:table-cell table:formula="of:=IF(AND([.D$456]&gt;=[.D460];[.D$456]&lt;=[.D466]);([.D$456]*[.D472])-[.D478];0)" office:value-type="currency" office:currency="USD" office:value="0" calcext:value-type="currency">
            <text:p>$0.00</text:p>
          </table:table-cell>
          <table:table-cell table:formula="of:=IF(AND([.E$456]&gt;=[.E460];[.E$456]&lt;=[.E466]);([.E$456]*[.E472])-[.E478];0)" office:value-type="currency" office:currency="USD" office:value="0" calcext:value-type="currency">
            <text:p>$0.00</text:p>
          </table:table-cell>
          <table:table-cell table:formula="of:=IF(AND([.F$456]&gt;=[.F460];[.F$456]&lt;=[.F466]);([.F$456]*[.F472])-[.F478];0)" office:value-type="currency" office:currency="USD" office:value="0" calcext:value-type="currency">
            <text:p>$0.00</text:p>
          </table:table-cell>
          <table:table-cell table:formula="of:=IF(AND([.G$456]&gt;=[.G460];[.G$456]&lt;=[.G466]);([.G$456]*[.G472])-[.G478];0)" office:value-type="currency" office:currency="USD" office:value="0" calcext:value-type="currency">
            <text:p>$0.00</text:p>
          </table:table-cell>
          <table:table-cell table:formula="of:=IF(AND([.H$456]&gt;=[.H460];[.H$456]&lt;=[.H466]);([.H$456]*[.H472])-[.H478];0)" office:value-type="currency" office:currency="USD" office:value="0" calcext:value-type="currency">
            <text:p>$0.00</text:p>
          </table:table-cell>
          <table:table-cell table:formula="of:=IF(AND([.I$456]&gt;=[.I460];[.I$456]&lt;=[.I466]);([.I$456]*[.I472])-[.I478];0)" office:value-type="currency" office:currency="USD" office:value="0" calcext:value-type="currency">
            <text:p>$0.00</text:p>
          </table:table-cell>
          <table:table-cell table:formula="of:=IF(AND([.J$456]&gt;=[.J460];[.J$456]&lt;=[.J466]);([.J$456]*[.J472])-[.J478];0)" office:value-type="currency" office:currency="USD" office:value="0" calcext:value-type="currency">
            <text:p>$0.00</text:p>
          </table:table-cell>
          <table:table-cell table:formula="of:=IF(AND([.K$456]&gt;=[.K460];[.K$456]&lt;=[.K466]);([.K$456]*[.K472])-[.K478];0)" office:value-type="currency" office:currency="USD" office:value="0" calcext:value-type="currency">
            <text:p>$0.00</text:p>
          </table:table-cell>
          <table:table-cell table:formula="of:=IF(AND([.L$456]&gt;=[.L460];[.L$456]&lt;=[.L466]);([.L$456]*[.L472])-[.L478];0)" office:value-type="currency" office:currency="USD" office:value="0" calcext:value-type="currency">
            <text:p>$0.00</text:p>
          </table:table-cell>
          <table:table-cell table:formula="of:=IF(AND([.M$456]&gt;=[.M460];[.M$456]&lt;=[.M466]);([.M$456]*[.M472])-[.M478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IF(AND([.B$456]&gt;=[.B461];[.B$456]&lt;=[.B467]);([.B$456]*[.B473])-[.B479];0)" office:value-type="currency" office:currency="USD" office:value="0" calcext:value-type="currency">
            <text:p>$0.00</text:p>
          </table:table-cell>
          <table:table-cell table:formula="of:=IF(AND([.C$456]&gt;=[.C461];[.C$456]&lt;=[.C467]);([.C$456]*[.C473])-[.C479];0)" office:value-type="currency" office:currency="USD" office:value="0" calcext:value-type="currency">
            <text:p>$0.00</text:p>
          </table:table-cell>
          <table:table-cell table:formula="of:=IF(AND([.D$456]&gt;=[.D461];[.D$456]&lt;=[.D467]);([.D$456]*[.D473])-[.D479];0)" office:value-type="currency" office:currency="USD" office:value="0" calcext:value-type="currency">
            <text:p>$0.00</text:p>
          </table:table-cell>
          <table:table-cell table:formula="of:=IF(AND([.E$456]&gt;=[.E461];[.E$456]&lt;=[.E467]);([.E$456]*[.E473])-[.E479];0)" office:value-type="currency" office:currency="USD" office:value="0" calcext:value-type="currency">
            <text:p>$0.00</text:p>
          </table:table-cell>
          <table:table-cell table:formula="of:=IF(AND([.F$456]&gt;=[.F461];[.F$456]&lt;=[.F467]);([.F$456]*[.F473])-[.F479];0)" office:value-type="currency" office:currency="USD" office:value="0" calcext:value-type="currency">
            <text:p>$0.00</text:p>
          </table:table-cell>
          <table:table-cell table:formula="of:=IF(AND([.G$456]&gt;=[.G461];[.G$456]&lt;=[.G467]);([.G$456]*[.G473])-[.G479];0)" office:value-type="currency" office:currency="USD" office:value="0" calcext:value-type="currency">
            <text:p>$0.00</text:p>
          </table:table-cell>
          <table:table-cell table:formula="of:=IF(AND([.H$456]&gt;=[.H461];[.H$456]&lt;=[.H467]);([.H$456]*[.H473])-[.H479];0)" office:value-type="currency" office:currency="USD" office:value="0" calcext:value-type="currency">
            <text:p>$0.00</text:p>
          </table:table-cell>
          <table:table-cell table:formula="of:=IF(AND([.I$456]&gt;=[.I461];[.I$456]&lt;=[.I467]);([.I$456]*[.I473])-[.I479];0)" office:value-type="currency" office:currency="USD" office:value="0" calcext:value-type="currency">
            <text:p>$0.00</text:p>
          </table:table-cell>
          <table:table-cell table:formula="of:=IF(AND([.J$456]&gt;=[.J461];[.J$456]&lt;=[.J467]);([.J$456]*[.J473])-[.J479];0)" office:value-type="currency" office:currency="USD" office:value="0" calcext:value-type="currency">
            <text:p>$0.00</text:p>
          </table:table-cell>
          <table:table-cell table:formula="of:=IF(AND([.K$456]&gt;=[.K461];[.K$456]&lt;=[.K467]);([.K$456]*[.K473])-[.K479];0)" office:value-type="currency" office:currency="USD" office:value="0" calcext:value-type="currency">
            <text:p>$0.00</text:p>
          </table:table-cell>
          <table:table-cell table:formula="of:=IF(AND([.L$456]&gt;=[.L461];[.L$456]&lt;=[.L467]);([.L$456]*[.L473])-[.L479];0)" office:value-type="currency" office:currency="USD" office:value="0" calcext:value-type="currency">
            <text:p>$0.00</text:p>
          </table:table-cell>
          <table:table-cell table:formula="of:=IF(AND([.M$456]&gt;=[.M461];[.M$456]&lt;=[.M467]);([.M$456]*[.M473])-[.M479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IF(AND([.B$456]&gt;=[.B462];[.B$456]&lt;=[.B468]);([.B$456]*[.B474])-[.B480];0)" office:value-type="currency" office:currency="USD" office:value="0" calcext:value-type="currency">
            <text:p>$0.00</text:p>
          </table:table-cell>
          <table:table-cell table:formula="of:=IF(AND([.C$456]&gt;=[.C462];[.C$456]&lt;=[.C468]);([.C$456]*[.C474])-[.C480];0)" office:value-type="currency" office:currency="USD" office:value="0" calcext:value-type="currency">
            <text:p>$0.00</text:p>
          </table:table-cell>
          <table:table-cell table:formula="of:=IF(AND([.D$456]&gt;=[.D462];[.D$456]&lt;=[.D468]);([.D$456]*[.D474])-[.D480];0)" office:value-type="currency" office:currency="USD" office:value="0" calcext:value-type="currency">
            <text:p>$0.00</text:p>
          </table:table-cell>
          <table:table-cell table:formula="of:=IF(AND([.E$456]&gt;=[.E462];[.E$456]&lt;=[.E468]);([.E$456]*[.E474])-[.E480];0)" office:value-type="currency" office:currency="USD" office:value="0" calcext:value-type="currency">
            <text:p>$0.00</text:p>
          </table:table-cell>
          <table:table-cell table:formula="of:=IF(AND([.F$456]&gt;=[.F462];[.F$456]&lt;=[.F468]);([.F$456]*[.F474])-[.F480];0)" office:value-type="currency" office:currency="USD" office:value="0" calcext:value-type="currency">
            <text:p>$0.00</text:p>
          </table:table-cell>
          <table:table-cell table:formula="of:=IF(AND([.G$456]&gt;=[.G462];[.G$456]&lt;=[.G468]);([.G$456]*[.G474])-[.G480];0)" office:value-type="currency" office:currency="USD" office:value="0" calcext:value-type="currency">
            <text:p>$0.00</text:p>
          </table:table-cell>
          <table:table-cell table:formula="of:=IF(AND([.H$456]&gt;=[.H462];[.H$456]&lt;=[.H468]);([.H$456]*[.H474])-[.H480];0)" office:value-type="currency" office:currency="USD" office:value="0" calcext:value-type="currency">
            <text:p>$0.00</text:p>
          </table:table-cell>
          <table:table-cell table:formula="of:=IF(AND([.I$456]&gt;=[.I462];[.I$456]&lt;=[.I468]);([.I$456]*[.I474])-[.I480];0)" office:value-type="currency" office:currency="USD" office:value="0" calcext:value-type="currency">
            <text:p>$0.00</text:p>
          </table:table-cell>
          <table:table-cell table:formula="of:=IF(AND([.J$456]&gt;=[.J462];[.J$456]&lt;=[.J468]);([.J$456]*[.J474])-[.J480];0)" office:value-type="currency" office:currency="USD" office:value="0" calcext:value-type="currency">
            <text:p>$0.00</text:p>
          </table:table-cell>
          <table:table-cell table:formula="of:=IF(AND([.K$456]&gt;=[.K462];[.K$456]&lt;=[.K468]);([.K$456]*[.K474])-[.K480];0)" office:value-type="currency" office:currency="USD" office:value="0" calcext:value-type="currency">
            <text:p>$0.00</text:p>
          </table:table-cell>
          <table:table-cell table:formula="of:=IF(AND([.L$456]&gt;=[.L462];[.L$456]&lt;=[.L468]);([.L$456]*[.L474])-[.L480];0)" office:value-type="currency" office:currency="USD" office:value="0" calcext:value-type="currency">
            <text:p>$0.00</text:p>
          </table:table-cell>
          <table:table-cell table:formula="of:=IF(AND([.M$456]&gt;=[.M462];[.M$456]&lt;=[.M468]);([.M$456]*[.M474])-[.M480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tax </text:p>
          </table:table-cell>
          <table:table-cell table:formula="of:=SUM([.B482:.B486])" office:value-type="currency" office:currency="USD" office:value="67741.4" calcext:value-type="currency">
            <text:p>$67,741.40</text:p>
          </table:table-cell>
          <table:table-cell table:formula="of:=SUM([.C482:.C486])" office:value-type="currency" office:currency="USD" office:value="0" calcext:value-type="currency">
            <text:p>$0.00</text:p>
          </table:table-cell>
          <table:table-cell table:formula="of:=SUM([.D482:.D486])" office:value-type="currency" office:currency="USD" office:value="56837" calcext:value-type="currency">
            <text:p>$56,837.00</text:p>
          </table:table-cell>
          <table:table-cell table:formula="of:=SUM([.E482:.E486])" office:value-type="currency" office:currency="USD" office:value="0" calcext:value-type="currency">
            <text:p>$0.00</text:p>
          </table:table-cell>
          <table:table-cell table:formula="of:=SUM([.F482:.F486])" office:value-type="currency" office:currency="USD" office:value="25130" calcext:value-type="currency">
            <text:p>$25,130.00</text:p>
          </table:table-cell>
          <table:table-cell table:formula="of:=SUM([.G482:.G486])" office:value-type="currency" office:currency="USD" office:value="0" calcext:value-type="currency">
            <text:p>$0.00</text:p>
          </table:table-cell>
          <table:table-cell table:formula="of:=SUM([.H482:.H486])" office:value-type="currency" office:currency="USD" office:value="0" calcext:value-type="currency">
            <text:p>$0.00</text:p>
          </table:table-cell>
          <table:table-cell table:formula="of:=SUM([.I482:.I486])" office:value-type="currency" office:currency="USD" office:value="32852" calcext:value-type="currency">
            <text:p>$32,852.00</text:p>
          </table:table-cell>
          <table:table-cell table:formula="of:=SUM([.J482:.J486])" office:value-type="currency" office:currency="USD" office:value="18706" calcext:value-type="currency">
            <text:p>$18,706.00</text:p>
          </table:table-cell>
          <table:table-cell table:formula="of:=SUM([.K482:.K486])" office:value-type="currency" office:currency="USD" office:value="0" calcext:value-type="currency">
            <text:p>$0.00</text:p>
          </table:table-cell>
          <table:table-cell table:formula="of:=SUM([.L482:.L486])" office:value-type="currency" office:currency="USD" office:value="19498" calcext:value-type="currency">
            <text:p>$19,498.00</text:p>
          </table:table-cell>
          <table:table-cell table:formula="of:=SUM([.M482:.M486])" office:value-type="currency" office:currency="USD" office:value="13382" calcext:value-type="currency">
            <text:p>$13,382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26" office:value-type="string" calcext:value-type="string">
            <text:p>NC State D-400 <text:a xlink:href="https://www.ncdor.gov/2024-d-400-handwritten-version/open" xlink:type="simple">https://www.ncdor.gov/2024-d-400-handwritten-version/open</text:a></text:p>
          </table:table-cell>
          <table:table-cell table:style-name="ce26" table:number-columns-repeated="16382"/>
          <table:table-cell/>
        </table:table-row>
        <table:table-row table:style-name="ro1">
          <table:table-cell office:value-type="string" calcext:value-type="string">
            <text:p>6 Fed AGI</text:p>
          </table:table-cell>
          <table:table-cell table:formula="of:=[.B30]" office:value-type="currency" office:currency="USD" office:value="369435" calcext:value-type="currency">
            <text:p>$369,435.00</text:p>
          </table:table-cell>
          <table:table-cell table:formula="of:=[.C30]" office:value-type="currency" office:currency="USD" office:value="83535" calcext:value-type="currency">
            <text:p>$83,535.00</text:p>
          </table:table-cell>
          <table:table-cell table:formula="of:=[.D30]" office:value-type="currency" office:currency="USD" office:value="324000" calcext:value-type="currency">
            <text:p>$324,000.00</text:p>
          </table:table-cell>
          <table:table-cell table:formula="of:=[.E30]" office:value-type="currency" office:currency="USD" office:value="111800" calcext:value-type="currency">
            <text:p>$111,800.00</text:p>
          </table:table-cell>
          <table:table-cell table:formula="of:=[.F30]" office:value-type="currency" office:currency="USD" office:value="188400" calcext:value-type="currency">
            <text:p>$188,400.00</text:p>
          </table:table-cell>
          <table:table-cell table:formula="of:=[.G30]" office:value-type="currency" office:currency="USD" office:value="0" calcext:value-type="currency">
            <text:p>$0.00</text:p>
          </table:table-cell>
          <table:table-cell table:formula="of:=[.H30]" office:value-type="currency" office:currency="USD" office:value="123500" calcext:value-type="currency">
            <text:p>$123,500.00</text:p>
          </table:table-cell>
          <table:table-cell table:formula="of:=[.I30]" office:value-type="currency" office:currency="USD" office:value="223500" calcext:value-type="currency">
            <text:p>$223,500.00</text:p>
          </table:table-cell>
          <table:table-cell table:formula="of:=[.J30]" office:value-type="currency" office:currency="USD" office:value="159200" calcext:value-type="currency">
            <text:p>$159,200.00</text:p>
          </table:table-cell>
          <table:table-cell table:formula="of:=[.K30]" office:value-type="currency" office:currency="USD" office:value="100000" calcext:value-type="currency">
            <text:p>$100,000.00</text:p>
          </table:table-cell>
          <table:table-cell table:formula="of:=[.L30]" office:value-type="currency" office:currency="USD" office:value="162800" calcext:value-type="currency">
            <text:p>$162,800.00</text:p>
          </table:table-cell>
          <table:table-cell table:formula="of:=[.M30]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B491:.B492])" office:value-type="currency" office:currency="USD" office:value="369435" calcext:value-type="currency">
            <text:p>$369,435.00</text:p>
          </table:table-cell>
          <table:table-cell table:formula="of:=SUM([.C491:.C492])" office:value-type="currency" office:currency="USD" office:value="83535" calcext:value-type="currency">
            <text:p>$83,535.00</text:p>
          </table:table-cell>
          <table:table-cell table:formula="of:=SUM([.D491:.D492])" office:value-type="currency" office:currency="USD" office:value="324000" calcext:value-type="currency">
            <text:p>$324,000.00</text:p>
          </table:table-cell>
          <table:table-cell table:formula="of:=SUM([.E491:.E492])" office:value-type="currency" office:currency="USD" office:value="111800" calcext:value-type="currency">
            <text:p>$111,800.00</text:p>
          </table:table-cell>
          <table:table-cell table:formula="of:=SUM([.F491:.F492])" office:value-type="currency" office:currency="USD" office:value="188400" calcext:value-type="currency">
            <text:p>$188,400.00</text:p>
          </table:table-cell>
          <table:table-cell table:formula="of:=SUM([.G491:.G492])" office:value-type="currency" office:currency="USD" office:value="0" calcext:value-type="currency">
            <text:p>$0.00</text:p>
          </table:table-cell>
          <table:table-cell table:formula="of:=SUM([.H491:.H492])" office:value-type="currency" office:currency="USD" office:value="123500" calcext:value-type="currency">
            <text:p>$123,500.00</text:p>
          </table:table-cell>
          <table:table-cell table:formula="of:=SUM([.I491:.I492])" office:value-type="currency" office:currency="USD" office:value="223500" calcext:value-type="currency">
            <text:p>$223,500.00</text:p>
          </table:table-cell>
          <table:table-cell table:formula="of:=SUM([.J491:.J492])" office:value-type="currency" office:currency="USD" office:value="159200" calcext:value-type="currency">
            <text:p>$159,200.00</text:p>
          </table:table-cell>
          <table:table-cell table:formula="of:=SUM([.K491:.K492])" office:value-type="currency" office:currency="USD" office:value="100000" calcext:value-type="currency">
            <text:p>$100,000.00</text:p>
          </table:table-cell>
          <table:table-cell table:formula="of:=SUM([.L491:.L492])" office:value-type="currency" office:currency="USD" office:value="162800" calcext:value-type="currency">
            <text:p>$162,800.00</text:p>
          </table:table-cell>
          <table:table-cell table:formula="of:=SUM([.M491:.M492])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1 Standard deduction</text:p>
          </table:table-cell>
          <table:table-cell table:number-columns-repeated="12" office:value-type="currency" office:currency="USD" office:value="25500" calcext:value-type="currency">
            <text:p>$25,5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2a</text:p>
          </table:table-cell>
          <table:table-cell table:formula="of:=[.B496]" office:value-type="currency" office:currency="USD" office:value="25500" calcext:value-type="currency">
            <text:p>$25,500.00</text:p>
          </table:table-cell>
          <table:table-cell table:formula="of:=[.C496]" office:value-type="currency" office:currency="USD" office:value="25500" calcext:value-type="currency">
            <text:p>$25,500.00</text:p>
          </table:table-cell>
          <table:table-cell table:formula="of:=[.D496]" office:value-type="currency" office:currency="USD" office:value="25500" calcext:value-type="currency">
            <text:p>$25,500.00</text:p>
          </table:table-cell>
          <table:table-cell table:formula="of:=[.E496]" office:value-type="currency" office:currency="USD" office:value="25500" calcext:value-type="currency">
            <text:p>$25,500.00</text:p>
          </table:table-cell>
          <table:table-cell table:formula="of:=[.F496]" office:value-type="currency" office:currency="USD" office:value="25500" calcext:value-type="currency">
            <text:p>$25,500.00</text:p>
          </table:table-cell>
          <table:table-cell table:formula="of:=[.G496]" office:value-type="currency" office:currency="USD" office:value="25500" calcext:value-type="currency">
            <text:p>$25,500.00</text:p>
          </table:table-cell>
          <table:table-cell table:formula="of:=[.H496]" office:value-type="currency" office:currency="USD" office:value="25500" calcext:value-type="currency">
            <text:p>$25,500.00</text:p>
          </table:table-cell>
          <table:table-cell table:formula="of:=[.I496]" office:value-type="currency" office:currency="USD" office:value="25500" calcext:value-type="currency">
            <text:p>$25,500.00</text:p>
          </table:table-cell>
          <table:table-cell table:formula="of:=[.J496]" office:value-type="currency" office:currency="USD" office:value="25500" calcext:value-type="currency">
            <text:p>$25,500.00</text:p>
          </table:table-cell>
          <table:table-cell table:formula="of:=[.K496]" office:value-type="currency" office:currency="USD" office:value="25500" calcext:value-type="currency">
            <text:p>$25,500.00</text:p>
          </table:table-cell>
          <table:table-cell table:formula="of:=[.L496]" office:value-type="currency" office:currency="USD" office:value="25500" calcext:value-type="currency">
            <text:p>$25,500.00</text:p>
          </table:table-cell>
          <table:table-cell table:formula="of:=[.M496]" office:value-type="currency" office:currency="USD" office:value="25500" calcext:value-type="currency">
            <text:p>$25,5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2b</text:p>
          </table:table-cell>
          <table:table-cell table:formula="of:=[.B493]-[.B497]" office:value-type="currency" office:currency="USD" office:value="343935" calcext:value-type="currency">
            <text:p>$343,935.00</text:p>
          </table:table-cell>
          <table:table-cell table:formula="of:=[.C493]-[.C497]" office:value-type="currency" office:currency="USD" office:value="58035" calcext:value-type="currency">
            <text:p>$58,035.00</text:p>
          </table:table-cell>
          <table:table-cell table:formula="of:=[.D493]-[.D497]" office:value-type="currency" office:currency="USD" office:value="298500" calcext:value-type="currency">
            <text:p>$298,500.00</text:p>
          </table:table-cell>
          <table:table-cell table:formula="of:=[.E493]-[.E497]" office:value-type="currency" office:currency="USD" office:value="86300" calcext:value-type="currency">
            <text:p>$86,300.00</text:p>
          </table:table-cell>
          <table:table-cell table:formula="of:=[.F493]-[.F497]" office:value-type="currency" office:currency="USD" office:value="162900" calcext:value-type="currency">
            <text:p>$162,900.00</text:p>
          </table:table-cell>
          <table:table-cell table:formula="of:=[.G493]-[.G497]" office:value-type="currency" office:currency="USD" office:value="-25500" calcext:value-type="currency">
            <text:p>-$25,500.00</text:p>
          </table:table-cell>
          <table:table-cell table:formula="of:=[.H493]-[.H497]" office:value-type="currency" office:currency="USD" office:value="98000" calcext:value-type="currency">
            <text:p>$98,000.00</text:p>
          </table:table-cell>
          <table:table-cell table:formula="of:=[.I493]-[.I497]" office:value-type="currency" office:currency="USD" office:value="198000" calcext:value-type="currency">
            <text:p>$198,000.00</text:p>
          </table:table-cell>
          <table:table-cell table:formula="of:=[.J493]-[.J497]" office:value-type="currency" office:currency="USD" office:value="133700" calcext:value-type="currency">
            <text:p>$133,700.00</text:p>
          </table:table-cell>
          <table:table-cell table:formula="of:=[.K493]-[.K497]" office:value-type="currency" office:currency="USD" office:value="74500" calcext:value-type="currency">
            <text:p>$74,500.00</text:p>
          </table:table-cell>
          <table:table-cell table:formula="of:=[.L493]-[.L497]" office:value-type="currency" office:currency="USD" office:value="137300" calcext:value-type="currency">
            <text:p>$137,300.00</text:p>
          </table:table-cell>
          <table:table-cell table:formula="of:=[.M493]-[.M497]" office:value-type="currency" office:currency="USD" office:value="109500" calcext:value-type="currency">
            <text:p>$109,500.00</text:p>
          </table:table-cell>
          <table:table-cell table:number-columns-repeated="1637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498]" office:value-type="currency" office:currency="USD" office:value="343935" calcext:value-type="currency">
            <text:p>$343,935.00</text:p>
          </table:table-cell>
          <table:table-cell table:formula="of:=[.C498]" office:value-type="currency" office:currency="USD" office:value="58035" calcext:value-type="currency">
            <text:p>$58,035.00</text:p>
          </table:table-cell>
          <table:table-cell table:formula="of:=[.D498]" office:value-type="currency" office:currency="USD" office:value="298500" calcext:value-type="currency">
            <text:p>$298,500.00</text:p>
          </table:table-cell>
          <table:table-cell table:formula="of:=[.E498]" office:value-type="currency" office:currency="USD" office:value="86300" calcext:value-type="currency">
            <text:p>$86,300.00</text:p>
          </table:table-cell>
          <table:table-cell table:formula="of:=[.F498]" office:value-type="currency" office:currency="USD" office:value="162900" calcext:value-type="currency">
            <text:p>$162,900.00</text:p>
          </table:table-cell>
          <table:table-cell table:formula="of:=[.G498]" office:value-type="currency" office:currency="USD" office:value="-25500" calcext:value-type="currency">
            <text:p>-$25,500.00</text:p>
          </table:table-cell>
          <table:table-cell table:formula="of:=[.H498]" office:value-type="currency" office:currency="USD" office:value="98000" calcext:value-type="currency">
            <text:p>$98,000.00</text:p>
          </table:table-cell>
          <table:table-cell table:formula="of:=[.I498]" office:value-type="currency" office:currency="USD" office:value="198000" calcext:value-type="currency">
            <text:p>$198,000.00</text:p>
          </table:table-cell>
          <table:table-cell table:formula="of:=[.J498]" office:value-type="currency" office:currency="USD" office:value="133700" calcext:value-type="currency">
            <text:p>$133,700.00</text:p>
          </table:table-cell>
          <table:table-cell table:formula="of:=[.K498]" office:value-type="currency" office:currency="USD" office:value="74500" calcext:value-type="currency">
            <text:p>$74,500.00</text:p>
          </table:table-cell>
          <table:table-cell table:formula="of:=[.L498]" office:value-type="currency" office:currency="USD" office:value="137300" calcext:value-type="currency">
            <text:p>$137,300.00</text:p>
          </table:table-cell>
          <table:table-cell table:formula="of:=[.M498]" office:value-type="currency" office:currency="USD" office:value="109500" calcext:value-type="currency">
            <text:p>$109,5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5 NC income tax</text:p>
          </table:table-cell>
          <table:table-cell table:formula="of:=MAX(0;[.B499]*0.045)" office:value-type="currency" office:currency="USD" office:value="15477.075" calcext:value-type="currency">
            <text:p>$15,477.08</text:p>
          </table:table-cell>
          <table:table-cell table:formula="of:=MAX(0;[.C499]*0.045)" office:value-type="currency" office:currency="USD" office:value="2611.575" calcext:value-type="currency">
            <text:p>$2,611.58</text:p>
          </table:table-cell>
          <table:table-cell table:formula="of:=MAX(0;[.D499]*0.045)" office:value-type="currency" office:currency="USD" office:value="13432.5" calcext:value-type="currency">
            <text:p>$13,432.50</text:p>
          </table:table-cell>
          <table:table-cell table:formula="of:=MAX(0;[.E499]*0.045)" office:value-type="currency" office:currency="USD" office:value="3883.5" calcext:value-type="currency">
            <text:p>$3,883.50</text:p>
          </table:table-cell>
          <table:table-cell table:formula="of:=MAX(0;[.F499]*0.045)" office:value-type="currency" office:currency="USD" office:value="7330.5" calcext:value-type="currency">
            <text:p>$7,330.50</text:p>
          </table:table-cell>
          <table:table-cell table:formula="of:=MAX(0;[.G499]*0.045)" office:value-type="currency" office:currency="USD" office:value="0" calcext:value-type="currency">
            <text:p>$0.00</text:p>
          </table:table-cell>
          <table:table-cell table:formula="of:=MAX(0;[.H499]*0.045)" office:value-type="currency" office:currency="USD" office:value="4410" calcext:value-type="currency">
            <text:p>$4,410.00</text:p>
          </table:table-cell>
          <table:table-cell table:formula="of:=MAX(0;[.I499]*0.045)" office:value-type="currency" office:currency="USD" office:value="8910" calcext:value-type="currency">
            <text:p>$8,910.00</text:p>
          </table:table-cell>
          <table:table-cell table:formula="of:=MAX(0;[.J499]*0.045)" office:value-type="currency" office:currency="USD" office:value="6016.5" calcext:value-type="currency">
            <text:p>$6,016.50</text:p>
          </table:table-cell>
          <table:table-cell table:formula="of:=MAX(0;[.K499]*0.045)" office:value-type="currency" office:currency="USD" office:value="3352.5" calcext:value-type="currency">
            <text:p>$3,352.50</text:p>
          </table:table-cell>
          <table:table-cell table:formula="of:=MAX(0;[.L499]*0.045)" office:value-type="currency" office:currency="USD" office:value="6178.5" calcext:value-type="currency">
            <text:p>$6,178.50</text:p>
          </table:table-cell>
          <table:table-cell table:formula="of:=MAX(0;[.M499]*0.045)" office:value-type="currency" office:currency="USD" office:value="4927.5" calcext:value-type="currency">
            <text:p>$4,927.50</text:p>
          </table:table-cell>
          <table:table-cell table:number-columns-repeated="1637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500]-[.B501]" office:value-type="currency" office:currency="USD" office:value="15477.075" calcext:value-type="currency">
            <text:p>$15,477.08</text:p>
          </table:table-cell>
          <table:table-cell table:formula="of:=[.C500]-[.C501]" office:value-type="currency" office:currency="USD" office:value="2611.575" calcext:value-type="currency">
            <text:p>$2,611.58</text:p>
          </table:table-cell>
          <table:table-cell table:formula="of:=[.D500]-[.D501]" office:value-type="currency" office:currency="USD" office:value="13432.5" calcext:value-type="currency">
            <text:p>$13,432.50</text:p>
          </table:table-cell>
          <table:table-cell table:formula="of:=[.E500]-[.E501]" office:value-type="currency" office:currency="USD" office:value="3883.5" calcext:value-type="currency">
            <text:p>$3,883.50</text:p>
          </table:table-cell>
          <table:table-cell table:formula="of:=[.F500]-[.F501]" office:value-type="currency" office:currency="USD" office:value="7330.5" calcext:value-type="currency">
            <text:p>$7,330.50</text:p>
          </table:table-cell>
          <table:table-cell table:formula="of:=[.G500]-[.G501]" office:value-type="currency" office:currency="USD" office:value="0" calcext:value-type="currency">
            <text:p>$0.00</text:p>
          </table:table-cell>
          <table:table-cell table:formula="of:=[.H500]-[.H501]" office:value-type="currency" office:currency="USD" office:value="4410" calcext:value-type="currency">
            <text:p>$4,410.00</text:p>
          </table:table-cell>
          <table:table-cell table:formula="of:=[.I500]-[.I501]" office:value-type="currency" office:currency="USD" office:value="8910" calcext:value-type="currency">
            <text:p>$8,910.00</text:p>
          </table:table-cell>
          <table:table-cell table:formula="of:=[.J500]-[.J501]" office:value-type="currency" office:currency="USD" office:value="6016.5" calcext:value-type="currency">
            <text:p>$6,016.50</text:p>
          </table:table-cell>
          <table:table-cell table:formula="of:=[.K500]-[.K501]" office:value-type="currency" office:currency="USD" office:value="3352.5" calcext:value-type="currency">
            <text:p>$3,352.50</text:p>
          </table:table-cell>
          <table:table-cell table:formula="of:=[.L500]-[.L501]" office:value-type="currency" office:currency="USD" office:value="6178.5" calcext:value-type="currency">
            <text:p>$6,178.50</text:p>
          </table:table-cell>
          <table:table-cell table:formula="of:=[.M500]-[.M501]" office:value-type="currency" office:currency="USD" office:value="4927.5" calcext:value-type="currency">
            <text:p>$4,927.50</text:p>
          </table:table-cell>
          <table:table-cell table:number-columns-repeated="16371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9 total liability</text:p>
          </table:table-cell>
          <table:table-cell table:formula="of:=[.B502]+[.B503]" office:value-type="currency" office:currency="USD" office:value="15477.075" calcext:value-type="currency">
            <text:p>$15,477.08</text:p>
          </table:table-cell>
          <table:table-cell table:formula="of:=[.C502]+[.C503]" office:value-type="currency" office:currency="USD" office:value="2611.575" calcext:value-type="currency">
            <text:p>$2,611.58</text:p>
          </table:table-cell>
          <table:table-cell table:formula="of:=[.D502]+[.D503]" office:value-type="currency" office:currency="USD" office:value="13432.5" calcext:value-type="currency">
            <text:p>$13,432.50</text:p>
          </table:table-cell>
          <table:table-cell table:formula="of:=[.E502]+[.E503]" office:value-type="currency" office:currency="USD" office:value="3883.5" calcext:value-type="currency">
            <text:p>$3,883.50</text:p>
          </table:table-cell>
          <table:table-cell table:formula="of:=[.F502]+[.F503]" office:value-type="currency" office:currency="USD" office:value="7330.5" calcext:value-type="currency">
            <text:p>$7,330.50</text:p>
          </table:table-cell>
          <table:table-cell table:formula="of:=[.G502]+[.G503]" office:value-type="currency" office:currency="USD" office:value="0" calcext:value-type="currency">
            <text:p>$0.00</text:p>
          </table:table-cell>
          <table:table-cell table:formula="of:=[.H502]+[.H503]" office:value-type="currency" office:currency="USD" office:value="4410" calcext:value-type="currency">
            <text:p>$4,410.00</text:p>
          </table:table-cell>
          <table:table-cell table:formula="of:=[.I502]+[.I503]" office:value-type="currency" office:currency="USD" office:value="8910" calcext:value-type="currency">
            <text:p>$8,910.00</text:p>
          </table:table-cell>
          <table:table-cell table:formula="of:=[.J502]+[.J503]" office:value-type="currency" office:currency="USD" office:value="6016.5" calcext:value-type="currency">
            <text:p>$6,016.50</text:p>
          </table:table-cell>
          <table:table-cell table:formula="of:=[.K502]+[.K503]" office:value-type="currency" office:currency="USD" office:value="3352.5" calcext:value-type="currency">
            <text:p>$3,352.50</text:p>
          </table:table-cell>
          <table:table-cell table:formula="of:=[.L502]+[.L503]" office:value-type="currency" office:currency="USD" office:value="6178.5" calcext:value-type="currency">
            <text:p>$6,178.50</text:p>
          </table:table-cell>
          <table:table-cell table:formula="of:=[.M502]+[.M503]" office:value-type="currency" office:currency="USD" office:value="4927.5" calcext:value-type="currency">
            <text:p>$4,927.5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a</text:p>
          </table:table-cell>
          <table:table-cell table:style-name="ce34" table:formula="of:=[.B10]" office:value-type="currency" office:currency="USD" office:value="7000" calcext:value-type="currency">
            <text:p>$7,000.00</text:p>
          </table:table-cell>
          <table:table-cell table:style-name="ce34" table:formula="of:=[.C10]" office:value-type="currency" office:currency="USD" office:value="0" calcext:value-type="currency">
            <text:p>$0.00</text:p>
          </table:table-cell>
          <table:table-cell table:style-name="ce34" table:formula="of:=[.D10]" office:value-type="currency" office:currency="USD" office:value="12000" calcext:value-type="currency">
            <text:p>$12,000.00</text:p>
          </table:table-cell>
          <table:table-cell table:style-name="ce34" table:formula="of:=[.E10]" office:value-type="currency" office:currency="USD" office:value="0" calcext:value-type="currency">
            <text:p>$0.00</text:p>
          </table:table-cell>
          <table:table-cell table:style-name="ce34" table:formula="of:=[.F10]" office:value-type="currency" office:currency="USD" office:value="0" calcext:value-type="currency">
            <text:p>$0.00</text:p>
          </table:table-cell>
          <table:table-cell table:style-name="ce34" table:formula="of:=[.G10]" office:value-type="currency" office:currency="USD" office:value="0" calcext:value-type="currency">
            <text:p>$0.00</text:p>
          </table:table-cell>
          <table:table-cell table:style-name="ce34" table:formula="of:=[.H10]" office:value-type="currency" office:currency="USD" office:value="0" calcext:value-type="currency">
            <text:p>$0.00</text:p>
          </table:table-cell>
          <table:table-cell table:style-name="ce34" table:formula="of:=[.I10]" office:value-type="currency" office:currency="USD" office:value="0" calcext:value-type="currency">
            <text:p>$0.00</text:p>
          </table:table-cell>
          <table:table-cell table:style-name="ce34" table:formula="of:=[.J10]" office:value-type="currency" office:currency="USD" office:value="0" calcext:value-type="currency">
            <text:p>$0.00</text:p>
          </table:table-cell>
          <table:table-cell table:style-name="ce34" table:formula="of:=[.K10]" office:value-type="currency" office:currency="USD" office:value="0" calcext:value-type="currency">
            <text:p>$0.00</text:p>
          </table:table-cell>
          <table:table-cell table:style-name="ce34" table:formula="of:=[.L10]" office:value-type="currency" office:currency="USD" office:value="0" calcext:value-type="currency">
            <text:p>$0.00</text:p>
          </table:table-cell>
          <table:table-cell table:style-name="ce34" table:formula="of:=[.M10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wed</text:p>
          </table:table-cell>
          <table:table-cell table:formula="of:=[.B504]-[.B505]" office:value-type="currency" office:currency="USD" office:value="8477.075" calcext:value-type="currency">
            <text:p>$8,477.08</text:p>
          </table:table-cell>
          <table:table-cell table:formula="of:=[.C504]-[.C505]" office:value-type="currency" office:currency="USD" office:value="2611.575" calcext:value-type="currency">
            <text:p>$2,611.58</text:p>
          </table:table-cell>
          <table:table-cell table:formula="of:=[.D504]-[.D505]" office:value-type="currency" office:currency="USD" office:value="1432.5" calcext:value-type="currency">
            <text:p>$1,432.50</text:p>
          </table:table-cell>
          <table:table-cell table:formula="of:=[.E504]-[.E505]" office:value-type="currency" office:currency="USD" office:value="3883.5" calcext:value-type="currency">
            <text:p>$3,883.50</text:p>
          </table:table-cell>
          <table:table-cell table:formula="of:=[.F504]-[.F505]" office:value-type="currency" office:currency="USD" office:value="7330.5" calcext:value-type="currency">
            <text:p>$7,330.50</text:p>
          </table:table-cell>
          <table:table-cell table:formula="of:=[.G504]-[.G505]" office:value-type="currency" office:currency="USD" office:value="0" calcext:value-type="currency">
            <text:p>$0.00</text:p>
          </table:table-cell>
          <table:table-cell table:formula="of:=[.H504]-[.H505]" office:value-type="currency" office:currency="USD" office:value="4410" calcext:value-type="currency">
            <text:p>$4,410.00</text:p>
          </table:table-cell>
          <table:table-cell table:formula="of:=[.I504]-[.I505]" office:value-type="currency" office:currency="USD" office:value="8910" calcext:value-type="currency">
            <text:p>$8,910.00</text:p>
          </table:table-cell>
          <table:table-cell table:formula="of:=[.J504]-[.J505]" office:value-type="currency" office:currency="USD" office:value="6016.5" calcext:value-type="currency">
            <text:p>$6,016.50</text:p>
          </table:table-cell>
          <table:table-cell table:formula="of:=[.K504]-[.K505]" office:value-type="currency" office:currency="USD" office:value="3352.5" calcext:value-type="currency">
            <text:p>$3,352.50</text:p>
          </table:table-cell>
          <table:table-cell table:formula="of:=[.L504]-[.L505]" office:value-type="currency" office:currency="USD" office:value="6178.5" calcext:value-type="currency">
            <text:p>$6,178.50</text:p>
          </table:table-cell>
          <table:table-cell table:formula="of:=[.M504]-[.M505]" office:value-type="currency" office:currency="USD" office:value="4927.5" calcext:value-type="currency">
            <text:p>$4,927.5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27" office:value-type="string" calcext:value-type="string">
            <text:p>Just the federal tests</text:p>
          </table:table-cell>
          <table:table-cell table:style-name="ce27" table:number-columns-repeated="16382"/>
          <table:table-cell/>
        </table:table-row>
        <table:table-row table:style-name="ro1">
          <table:table-cell table:style-name="ce18"/>
          <table:table-cell table:style-name="ce18" table:formula="of:=&quot;// &quot;&amp;[.B1]" office:value-type="string" office:string-value="// setup 1" calcext:value-type="string">
            <text:p>// setup 1</text:p>
          </table:table-cell>
          <table:table-cell table:style-name="ce18" table:formula="of:=&quot;// &quot;&amp;[.C1]" office:value-type="string" office:string-value="// setup 2" calcext:value-type="string">
            <text:p>// setup 2</text:p>
          </table:table-cell>
          <table:table-cell table:style-name="ce18" table:formula="of:=&quot;// &quot;&amp;[.D1]" office:value-type="string" office:string-value="// all wages + withholding" calcext:value-type="string">
            <text:p>// all wages + withholding</text:p>
          </table:table-cell>
          <table:table-cell table:style-name="ce18" table:formula="of:=&quot;// &quot;&amp;[.E1]" office:value-type="string" office:string-value="// early retirement" calcext:value-type="string">
            <text:p>// early retirement</text:p>
          </table:table-cell>
          <table:table-cell table:style-name="ce18" table:formula="of:=&quot;// &quot;&amp;[.F1]" office:value-type="string" office:string-value="// lavish retirement" calcext:value-type="string">
            <text:p>// lavish retirement</text:p>
          </table:table-cell>
          <table:table-cell table:style-name="ce18" table:formula="of:=&quot;// &quot;&amp;[.G1]" office:value-type="string" office:string-value="// broke" calcext:value-type="string">
            <text:p>// broke</text:p>
          </table:table-cell>
          <table:table-cell table:style-name="ce18" table:formula="of:=&quot;// &quot;&amp;[.H1]" office:value-type="string" office:string-value="// maximize low bracket" calcext:value-type="string">
            <text:p>// maximize low bracket</text:p>
          </table:table-cell>
          <table:table-cell table:style-name="ce18" table:formula="of:=&quot;// &quot;&amp;[.I1]" office:value-type="string" office:string-value="// test" calcext:value-type="string">
            <text:p>// test</text:p>
          </table:table-cell>
          <table:table-cell table:style-name="ce18" table:formula="of:=&quot;// &quot;&amp;[.J1]" office:value-type="string" office:string-value="// test" calcext:value-type="string">
            <text:p>// test</text:p>
          </table:table-cell>
          <table:table-cell table:style-name="ce18" table:formula="of:=&quot;// &quot;&amp;[.K1]" office:value-type="string" office:string-value="// test" calcext:value-type="string">
            <text:p>// test</text:p>
          </table:table-cell>
          <table:table-cell table:style-name="ce18" table:formula="of:=&quot;// &quot;&amp;[.L1]" office:value-type="string" office:string-value="// test" calcext:value-type="string">
            <text:p>// test</text:p>
          </table:table-cell>
          <table:table-cell table:style-name="ce18" table:formula="of:=&quot;// &quot;&amp;[.M1]" office:value-type="string" office:string-value="// test" calcext:value-type="string">
            <text:p>// test</text:p>
          </table:table-cell>
          <table:table-cell table:style-name="ce18" table:formula="of:=&quot;// &quot;&amp;[.N1]" office:value-type="string" office:string-value="// " calcext:value-type="string">
            <text:p>// </text:p>
          </table:table-cell>
          <table:table-cell table:style-name="ce18" table:formula="of:=&quot;// &quot;&amp;[.O1]" office:value-type="string" office:string-value="// " calcext:value-type="string">
            <text:p>// </text:p>
          </table:table-cell>
          <table:table-cell table:style-name="ce18" table:formula="of:=&quot;// &quot;&amp;[.P1]" office:value-type="string" office:string-value="// " calcext:value-type="string">
            <text:p>// </text:p>
          </table:table-cell>
          <table:table-cell table:style-name="ce18" table:number-columns-repeated="16368"/>
        </table:table-row>
        <table:table-row table:style-name="ro1">
          <table:table-cell/>
          <table:table-cell table:style-name="Default" table:formula="of:=&quot;[InlineData(&quot;&amp;[.B3]&amp;&quot;, &quot;&amp;[.B4]&amp;&quot;,&quot;&amp;[.B5]&amp;&quot;, &quot;&amp;[.B6]&amp;&quot;, &quot;&amp;[.B7]&amp;&quot;, &quot;&amp;[.B8]&amp;&quot;, &quot;&amp;[.B9]&amp;&quot;, &quot;&amp;[.B10]&amp;&quot;, &quot;&amp;[.B11]&amp;&quot;, &quot;&amp;[.B12]&amp;&quot;,&quot;&amp;[.B61]&amp;&quot;)]&quot;" office:value-type="string" office:string-value="[InlineData(48000, 200000,0, 0, 2100, 2000, 73000, 7000, 125000, 1535,-16688.6)]" calcext:value-type="string">
            <text:p>[InlineData(48000, 200000,0, 0, 2100, 2000, 73000, 7000, 125000, 1535,-16688.6)]</text:p>
          </table:table-cell>
          <table:table-cell table:style-name="Default" table:formula="of:=&quot;[InlineData(&quot;&amp;[.C3]&amp;&quot;, &quot;&amp;[.C4]&amp;&quot;,&quot;&amp;[.C5]&amp;&quot;, &quot;&amp;[.C6]&amp;&quot;, &quot;&amp;[.C7]&amp;&quot;, &quot;&amp;[.C8]&amp;&quot;, &quot;&amp;[.C9]&amp;&quot;, &quot;&amp;[.C10]&amp;&quot;, &quot;&amp;[.C11]&amp;&quot;, &quot;&amp;[.C12]&amp;&quot;,&quot;&amp;[.C61]&amp;&quot;)]&quot;" office:value-type="string" office:string-value="[InlineData(48000, 50000,0, 0, 2100, 2000, 0, 0, 7000, -8000,5815)]" calcext:value-type="string">
            <text:p>[InlineData(48000, 50000,0, 0, 2100, 2000, 0, 0, 7000, -8000,5815)]</text:p>
          </table:table-cell>
          <table:table-cell table:style-name="Default" table:formula="of:=&quot;[InlineData(&quot;&amp;[.D3]&amp;&quot;, &quot;&amp;[.D4]&amp;&quot;,&quot;&amp;[.D5]&amp;&quot;, &quot;&amp;[.D6]&amp;&quot;, &quot;&amp;[.D7]&amp;&quot;, &quot;&amp;[.D8]&amp;&quot;, &quot;&amp;[.D9]&amp;&quot;, &quot;&amp;[.D10]&amp;&quot;, &quot;&amp;[.D11]&amp;&quot;, &quot;&amp;[.D12]&amp;&quot;,&quot;&amp;[.D61]&amp;&quot;)]&quot;" office:value-type="string" office:string-value="[InlineData(0, 324000,0, 0, 0, 0, 40000, 12000, 0, 0,16837)]" calcext:value-type="string">
            <text:p>[InlineData(0, 324000,0, 0, 0, 0, 40000, 12000, 0, 0,16837)]</text:p>
          </table:table-cell>
          <table:table-cell table:style-name="Default" table:formula="of:=&quot;[InlineData(&quot;&amp;[.E3]&amp;&quot;, &quot;&amp;[.E4]&amp;&quot;,&quot;&amp;[.E5]&amp;&quot;, &quot;&amp;[.E6]&amp;&quot;, &quot;&amp;[.E7]&amp;&quot;, &quot;&amp;[.E8]&amp;&quot;, &quot;&amp;[.E9]&amp;&quot;, &quot;&amp;[.E10]&amp;&quot;, &quot;&amp;[.E11]&amp;&quot;, &quot;&amp;[.E12]&amp;&quot;,&quot;&amp;[.E61]&amp;&quot;)]&quot;" office:value-type="string" office:string-value="[InlineData(48000, 0,60000, 0, 1000, 0, 0, 0, 10000, 0,8251)]" calcext:value-type="string">
            <text:p>[InlineData(48000, 0,60000, 0, 1000, 0, 0, 0, 10000, 0,8251)]</text:p>
          </table:table-cell>
          <table:table-cell table:style-name="Default" table:formula="of:=&quot;[InlineData(&quot;&amp;[.F3]&amp;&quot;, &quot;&amp;[.F4]&amp;&quot;,&quot;&amp;[.F5]&amp;&quot;, &quot;&amp;[.F6]&amp;&quot;, &quot;&amp;[.F7]&amp;&quot;, &quot;&amp;[.F8]&amp;&quot;, &quot;&amp;[.F9]&amp;&quot;, &quot;&amp;[.F10]&amp;&quot;, &quot;&amp;[.F11]&amp;&quot;, &quot;&amp;[.F12]&amp;&quot;,&quot;&amp;[.F61]&amp;&quot;)]&quot;" office:value-type="string" office:string-value="[InlineData(48000, 0,100000, 0, 2100, 2000, 0, 0, 50000, -4500,21805)]" calcext:value-type="string">
            <text:p>[InlineData(48000, 0,100000, 0, 2100, 2000, 0, 0, 50000, -4500,21805)]</text:p>
          </table:table-cell>
          <table:table-cell table:style-name="Default" table:formula="of:=&quot;[InlineData(&quot;&amp;[.G3]&amp;&quot;, &quot;&amp;[.G4]&amp;&quot;,&quot;&amp;[.G5]&amp;&quot;, &quot;&amp;[.G6]&amp;&quot;, &quot;&amp;[.G7]&amp;&quot;, &quot;&amp;[.G8]&amp;&quot;, &quot;&amp;[.G9]&amp;&quot;, &quot;&amp;[.G10]&amp;&quot;, &quot;&amp;[.G11]&amp;&quot;, &quot;&amp;[.G12]&amp;&quot;,&quot;&amp;[.G61]&amp;&quot;)]&quot;" office:value-type="string" office:string-value="[InlineData(32000, 0,0, 0, 0, 0, 0, 0, 0, 0,0)]" calcext:value-type="string">
            <text:p>[InlineData(32000, 0,0, 0, 0, 0, 0, 0, 0, 0,0)]</text:p>
          </table:table-cell>
          <table:table-cell table:style-name="Default" table:formula="of:=&quot;[InlineData(&quot;&amp;[.H3]&amp;&quot;, &quot;&amp;[.H4]&amp;&quot;,&quot;&amp;[.H5]&amp;&quot;, &quot;&amp;[.H6]&amp;&quot;, &quot;&amp;[.H7]&amp;&quot;, &quot;&amp;[.H8]&amp;&quot;, &quot;&amp;[.H9]&amp;&quot;, &quot;&amp;[.H10]&amp;&quot;, &quot;&amp;[.H11]&amp;&quot;, &quot;&amp;[.H12]&amp;&quot;,&quot;&amp;[.H61]&amp;&quot;)]&quot;" office:value-type="string" office:string-value="[InlineData(50000, 0,81000, 0, 0, 0, 0, 0, 0, 0,10858)]" calcext:value-type="string">
            <text:p>[InlineData(50000, 0,81000, 0, 0, 0, 0, 0, 0, 0,10858)]</text:p>
          </table:table-cell>
          <table:table-cell table:style-name="Default" table:formula="of:=&quot;[InlineData(&quot;&amp;[.I3]&amp;&quot;, &quot;&amp;[.I4]&amp;&quot;,&quot;&amp;[.I5]&amp;&quot;, &quot;&amp;[.I6]&amp;&quot;, &quot;&amp;[.I7]&amp;&quot;, &quot;&amp;[.I8]&amp;&quot;, &quot;&amp;[.I9]&amp;&quot;, &quot;&amp;[.I10]&amp;&quot;, &quot;&amp;[.I11]&amp;&quot;, &quot;&amp;[.I12]&amp;&quot;,&quot;&amp;[.I61]&amp;&quot;)]&quot;" office:value-type="string" office:string-value="[InlineData(50000, 100000,81000, 0, 0, 0, 0, 0, 0, 0,32852)]" calcext:value-type="string">
            <text:p>[InlineData(50000, 100000,81000, 0, 0, 0, 0, 0, 0, 0,32852)]</text:p>
          </table:table-cell>
          <table:table-cell table:style-name="Default" table:formula="of:=&quot;[InlineData(&quot;&amp;[.J3]&amp;&quot;, &quot;&amp;[.J4]&amp;&quot;,&quot;&amp;[.J5]&amp;&quot;, &quot;&amp;[.J6]&amp;&quot;, &quot;&amp;[.J7]&amp;&quot;, &quot;&amp;[.J8]&amp;&quot;, &quot;&amp;[.J9]&amp;&quot;, &quot;&amp;[.J10]&amp;&quot;, &quot;&amp;[.J11]&amp;&quot;, &quot;&amp;[.J12]&amp;&quot;,&quot;&amp;[.J61]&amp;&quot;)]&quot;" office:value-type="string" office:string-value="[InlineData(0, 0,69200, 0, 0, 0, 0, 0, 90000, 0,9731.5)]" calcext:value-type="string">
            <text:p>[InlineData(0, 0,69200, 0, 0, 0, 0, 0, 90000, 0,9731.5)]</text:p>
          </table:table-cell>
          <table:table-cell table:style-name="Default" table:formula="of:=&quot;[InlineData(&quot;&amp;[.K3]&amp;&quot;, &quot;&amp;[.K4]&amp;&quot;,&quot;&amp;[.K5]&amp;&quot;, &quot;&amp;[.K6]&amp;&quot;, &quot;&amp;[.K7]&amp;&quot;, &quot;&amp;[.K8]&amp;&quot;, &quot;&amp;[.K9]&amp;&quot;, &quot;&amp;[.K10]&amp;&quot;, &quot;&amp;[.K11]&amp;&quot;, &quot;&amp;[.K12]&amp;&quot;,&quot;&amp;[.K61]&amp;&quot;)]&quot;" office:value-type="string" office:string-value="[InlineData(0, 0,0, 0, 0, 0, 0, 0, 100000, 0,0)]" calcext:value-type="string">
            <text:p>[InlineData(0, 0,0, 0, 0, 0, 0, 0, 100000, 0,0)]</text:p>
          </table:table-cell>
          <table:table-cell table:style-name="Default" table:formula="of:=&quot;[InlineData(&quot;&amp;[.L3]&amp;&quot;, &quot;&amp;[.L4]&amp;&quot;,&quot;&amp;[.L5]&amp;&quot;, &quot;&amp;[.L6]&amp;&quot;, &quot;&amp;[.L7]&amp;&quot;, &quot;&amp;[.L8]&amp;&quot;, &quot;&amp;[.L9]&amp;&quot;, &quot;&amp;[.L10]&amp;&quot;, &quot;&amp;[.L11]&amp;&quot;, &quot;&amp;[.L12]&amp;&quot;,&quot;&amp;[.L61]&amp;&quot;)]&quot;" office:value-type="string" office:string-value="[InlineData(48000, 0,0, 0, 0, 0, 0, 0, 122000, 0,7095.5)]" calcext:value-type="string">
            <text:p>[InlineData(48000, 0,0, 0, 0, 0, 0, 0, 122000, 0,7095.5)]</text:p>
          </table:table-cell>
          <table:table-cell table:style-name="Default" table:formula="of:=&quot;[InlineData(&quot;&amp;[.M3]&amp;&quot;, &quot;&amp;[.M4]&amp;&quot;,&quot;&amp;[.M5]&amp;&quot;, &quot;&amp;[.M6]&amp;&quot;, &quot;&amp;[.M7]&amp;&quot;, &quot;&amp;[.M8]&amp;&quot;, &quot;&amp;[.M9]&amp;&quot;, &quot;&amp;[.M10]&amp;&quot;, &quot;&amp;[.M11]&amp;&quot;, &quot;&amp;[.M12]&amp;&quot;,&quot;&amp;[.M61]&amp;&quot;)]&quot;" office:value-type="string" office:string-value="[InlineData(0, 0,0, 0, 0, 0, 0, 0, 135000, 0,1762.5)]" calcext:value-type="string">
            <text:p>[InlineData(0, 0,0, 0, 0, 0, 0, 0, 135000, 0,1762.5)]</text:p>
          </table:table-cell>
          <table:table-cell table:formula="of:=&quot;[InlineData(&quot;&amp;[.N3]&amp;&quot;, &quot;&amp;[.N4]&amp;&quot;,&quot;&amp;[.N5]&amp;&quot;, &quot;&amp;[.N6]&amp;&quot;, &quot;&amp;[.N7]&amp;&quot;, &quot;&amp;[.N8]&amp;&quot;, &quot;&amp;[.N9]&amp;&quot;, &quot;&amp;[.N10]&amp;&quot;, &quot;&amp;[.N11]&amp;&quot;, &quot;&amp;[.N12]&amp;&quot;,&quot;&amp;[.N61]&amp;&quot;)]&quot;" office:value-type="string" office:string-value="[InlineData(, ,, , , , , , , ,)]" calcext:value-type="string">
            <text:p>[InlineData(, ,, , , , , , , ,)]</text:p>
          </table:table-cell>
          <table:table-cell table:formula="of:=&quot;[InlineData(&quot;&amp;[.O3]&amp;&quot;, &quot;&amp;[.O4]&amp;&quot;,&quot;&amp;[.O5]&amp;&quot;, &quot;&amp;[.O6]&amp;&quot;, &quot;&amp;[.O7]&amp;&quot;, &quot;&amp;[.O8]&amp;&quot;, &quot;&amp;[.O9]&amp;&quot;, &quot;&amp;[.O10]&amp;&quot;, &quot;&amp;[.O11]&amp;&quot;, &quot;&amp;[.O12]&amp;&quot;,&quot;&amp;[.O61]&amp;&quot;)]&quot;" office:value-type="string" office:string-value="[InlineData(, ,, , , , , , , ,)]" calcext:value-type="string">
            <text:p>[InlineData(, ,, , , , , , , ,)]</text:p>
          </table:table-cell>
          <table:table-cell table:formula="of:=&quot;[InlineData(&quot;&amp;[.P3]&amp;&quot;, &quot;&amp;[.P4]&amp;&quot;,&quot;&amp;[.P5]&amp;&quot;, &quot;&amp;[.P6]&amp;&quot;, &quot;&amp;[.P7]&amp;&quot;, &quot;&amp;[.P8]&amp;&quot;, &quot;&amp;[.P9]&amp;&quot;, &quot;&amp;[.P10]&amp;&quot;, &quot;&amp;[.P11]&amp;&quot;, &quot;&amp;[.P12]&amp;&quot;,&quot;&amp;[.P61]&amp;&quot;)]&quot;" office:value-type="string" office:string-value="[InlineData(, ,, , , , , , , ,)]" calcext:value-type="string">
            <text:p>[InlineData(, ,, , , , , , , ,)]</text:p>
          </table:table-cell>
          <table:table-cell table:number-columns-repeated="16368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/>
          <table:table-cell table:style-name="Default" table:formula="of:=[.B509]" office:value-type="string" office:string-value="// setup 1" calcext:value-type="string">
            <text:p>// setup 1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B510]" office:value-type="string" office:string-value="[InlineData(48000, 200000,0, 0, 2100, 2000, 73000, 7000, 125000, 1535,-16688.6)]" calcext:value-type="string">
            <text:p>[InlineData(48000, 200000,0, 0, 2100, 2000, 73000, 7000, 125000, 1535,-16688.6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C509]" office:value-type="string" office:string-value="// setup 2" calcext:value-type="string">
            <text:p>// setup 2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C510]" office:value-type="string" office:string-value="[InlineData(48000, 50000,0, 0, 2100, 2000, 0, 0, 7000, -8000,5815)]" calcext:value-type="string">
            <text:p>[InlineData(48000, 50000,0, 0, 2100, 2000, 0, 0, 7000, -8000,5815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D509]" office:value-type="string" office:string-value="// all wages + withholding" calcext:value-type="string">
            <text:p>// all wages + withholding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D510]" office:value-type="string" office:string-value="[InlineData(0, 324000,0, 0, 0, 0, 40000, 12000, 0, 0,16837)]" calcext:value-type="string">
            <text:p>[InlineData(0, 324000,0, 0, 0, 0, 40000, 12000, 0, 0,16837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E509]" office:value-type="string" office:string-value="// early retirement" calcext:value-type="string">
            <text:p>// early retirement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E510]" office:value-type="string" office:string-value="[InlineData(48000, 0,60000, 0, 1000, 0, 0, 0, 10000, 0,8251)]" calcext:value-type="string">
            <text:p>[InlineData(48000, 0,60000, 0, 1000, 0, 0, 0, 10000, 0,8251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F509]" office:value-type="string" office:string-value="// lavish retirement" calcext:value-type="string">
            <text:p>// lavish retirement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F510]" office:value-type="string" office:string-value="[InlineData(48000, 0,100000, 0, 2100, 2000, 0, 0, 50000, -4500,21805)]" calcext:value-type="string">
            <text:p>[InlineData(48000, 0,100000, 0, 2100, 2000, 0, 0, 50000, -4500,21805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G509]" office:value-type="string" office:string-value="// broke" calcext:value-type="string">
            <text:p>// broke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G510]" office:value-type="string" office:string-value="[InlineData(32000, 0,0, 0, 0, 0, 0, 0, 0, 0,0)]" calcext:value-type="string">
            <text:p>[InlineData(32000, 0,0, 0, 0, 0, 0, 0, 0, 0,0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H509]" office:value-type="string" office:string-value="// maximize low bracket" calcext:value-type="string">
            <text:p>// maximize low bracket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H510]" office:value-type="string" office:string-value="[InlineData(50000, 0,81000, 0, 0, 0, 0, 0, 0, 0,10858)]" calcext:value-type="string">
            <text:p>[InlineData(50000, 0,81000, 0, 0, 0, 0, 0, 0, 0,10858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I509]" office:value-type="string" office:string-value="// test" calcext:value-type="string">
            <text:p>// test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I510]" office:value-type="string" office:string-value="[InlineData(50000, 100000,81000, 0, 0, 0, 0, 0, 0, 0,32852)]" calcext:value-type="string">
            <text:p>[InlineData(50000, 100000,81000, 0, 0, 0, 0, 0, 0, 0,32852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J509]" office:value-type="string" office:string-value="// test" calcext:value-type="string">
            <text:p>// test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J510]" office:value-type="string" office:string-value="[InlineData(0, 0,69200, 0, 0, 0, 0, 0, 90000, 0,9731.5)]" calcext:value-type="string">
            <text:p>[InlineData(0, 0,69200, 0, 0, 0, 0, 0, 90000, 0,9731.5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K509]" office:value-type="string" office:string-value="// test" calcext:value-type="string">
            <text:p>// test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K510]" office:value-type="string" office:string-value="[InlineData(0, 0,0, 0, 0, 0, 0, 0, 100000, 0,0)]" calcext:value-type="string">
            <text:p>[InlineData(0, 0,0, 0, 0, 0, 0, 0, 100000, 0,0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L509]" office:value-type="string" office:string-value="// test" calcext:value-type="string">
            <text:p>// test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L510]" office:value-type="string" office:string-value="[InlineData(48000, 0,0, 0, 0, 0, 0, 0, 122000, 0,7095.5)]" calcext:value-type="string">
            <text:p>[InlineData(48000, 0,0, 0, 0, 0, 0, 0, 122000, 0,7095.5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M509]" office:value-type="string" office:string-value="// test" calcext:value-type="string">
            <text:p>// test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M510]" office:value-type="string" office:string-value="[InlineData(0, 0,0, 0, 0, 0, 0, 0, 135000, 0,1762.5)]" calcext:value-type="string">
            <text:p>[InlineData(0, 0,0, 0, 0, 0, 0, 0, 135000, 0,1762.5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N509]" office:value-type="string" office:string-value="// " calcext:value-type="string">
            <text:p>// 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N510]" office:value-type="string" office:string-value="[InlineData(, ,, , , , , , , ,)]" calcext:value-type="string">
            <text:p>[InlineData(, ,, , , , , , , ,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O509]" office:value-type="string" office:string-value="// " calcext:value-type="string">
            <text:p>// 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O510]" office:value-type="string" office:string-value="[InlineData(, ,, , , , , , , ,)]" calcext:value-type="string">
            <text:p>[InlineData(, ,, , , , , , , ,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P509]" office:value-type="string" office:string-value="// " calcext:value-type="string">
            <text:p>// 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P510]" office:value-type="string" office:string-value="[InlineData(, ,, , , , , , , ,)]" calcext:value-type="string">
            <text:p>[InlineData(, ,, , , , , , , ,)]</text:p>
          </table:table-cell>
          <table:table-cell table:style-name="Default" table:number-columns-repeated="11"/>
          <table:table-cell table:number-columns-repeated="16371"/>
        </table:table-row>
      </table:table>
      <table:table table:name="NorthCarolinaTaxLiability" table:style-name="ta1">
        <table:table-column table:style-name="co1" table:default-cell-style-name="ce3"/>
        <table:table-column table:style-name="co11" table:default-cell-style-name="ce3"/>
        <table:table-column table:style-name="co1" table:number-columns-repeated="16382" table:default-cell-style-name="ce3"/>
        <table:table-row table:style-name="ro1">
          <table:table-cell office:value-type="string" calcext:value-type="string">
            <text:p>agi</text:p>
          </table:table-cell>
          <table:table-cell office:value-type="string" calcext:value-type="string">
            <text:p>std deduction</text:p>
          </table:table-cell>
          <table:table-cell office:value-type="string" calcext:value-type="string">
            <text:p>withholding</text:p>
          </table:table-cell>
          <table:table-cell office:value-type="string" calcext:value-type="string">
            <text:p>expectation</text:p>
          </table:table-cell>
          <table:table-cell table:number-columns-repeated="16380"/>
        </table:table-row>
        <table:table-row table:style-name="ro1">
          <table:table-cell table:style-name="ce43" office:value-type="currency" office:currency="USD" office:value="10000" calcext:value-type="currency">
            <text:p>$10,000.00</text:p>
          </table:table-cell>
          <table:table-cell table:style-name="ce43" office:value-type="currency" office:currency="USD" office:value="25500" calcext:value-type="currency">
            <text:p>$25,500.00</text:p>
          </table:table-cell>
          <table:table-cell table:style-name="ce43" office:value-type="currency" office:currency="USD" office:value="5" calcext:value-type="currency">
            <text:p>$5.00</text:p>
          </table:table-cell>
          <table:table-cell table:style-name="ce43" table:formula="of:=MAX(0;ROUND(0.045*([.A2]-[.B2]);2))-[.C2]" office:value-type="currency" office:currency="USD" office:value="-5" calcext:value-type="currency">
            <text:p>-$5.00</text:p>
          </table:table-cell>
          <table:table-cell table:style-name="Default"/>
          <table:table-cell table:formula="of:=&quot;[InlineData(&quot;&amp;[.A2]&amp;&quot;,&quot;&amp;[.C2]&amp;&quot;, &quot;&amp;[.D2]&amp;&quot;)]&quot;" office:value-type="string" office:string-value="[InlineData(10000,5, -5)]" calcext:value-type="string">
            <text:p>[InlineData(10000,5, -5)]</text:p>
          </table:table-cell>
          <table:table-cell table:number-columns-repeated="16378"/>
        </table:table-row>
        <table:table-row table:style-name="ro1">
          <table:table-cell table:style-name="ce43" table:formula="of:=[.A2]+([.A2]*1.5)" office:value-type="currency" office:currency="USD" office:value="25000" calcext:value-type="currency">
            <text:p>$25,000.00</text:p>
          </table:table-cell>
          <table:table-cell table:style-name="ce43" office:value-type="currency" office:currency="USD" office:value="25500" calcext:value-type="currency">
            <text:p>$25,500.00</text:p>
          </table:table-cell>
          <table:table-cell table:style-name="ce43" table:formula="of:=[.C2]*2" office:value-type="currency" office:currency="USD" office:value="10" calcext:value-type="currency">
            <text:p>$10.00</text:p>
          </table:table-cell>
          <table:table-cell table:style-name="ce43" table:formula="of:=MAX(0;ROUND(0.045*([.A3]-[.B3]);2))-[.C3]" office:value-type="currency" office:currency="USD" office:value="-10" calcext:value-type="currency">
            <text:p>-$10.00</text:p>
          </table:table-cell>
          <table:table-cell/>
          <table:table-cell table:formula="of:=&quot;[InlineData(&quot;&amp;[.A3]&amp;&quot;,&quot;&amp;[.C3]&amp;&quot;, &quot;&amp;[.D3]&amp;&quot;)]&quot;" office:value-type="string" office:string-value="[InlineData(25000,10, -10)]" calcext:value-type="string">
            <text:p>[InlineData(25000,10, -10)]</text:p>
          </table:table-cell>
          <table:table-cell table:number-columns-repeated="16378"/>
        </table:table-row>
        <table:table-row table:style-name="ro1">
          <table:table-cell table:style-name="ce43" table:formula="of:=[.A3]+([.A3]*1.5)" office:value-type="currency" office:currency="USD" office:value="62500" calcext:value-type="currency">
            <text:p>$62,500.00</text:p>
          </table:table-cell>
          <table:table-cell table:style-name="ce43" office:value-type="currency" office:currency="USD" office:value="25500" calcext:value-type="currency">
            <text:p>$25,500.00</text:p>
          </table:table-cell>
          <table:table-cell table:style-name="ce43" table:formula="of:=[.C3]*2" office:value-type="currency" office:currency="USD" office:value="20" calcext:value-type="currency">
            <text:p>$20.00</text:p>
          </table:table-cell>
          <table:table-cell table:style-name="ce43" table:formula="of:=MAX(0;ROUND(0.045*([.A4]-[.B4]);2))-[.C4]" office:value-type="currency" office:currency="USD" office:value="1645" calcext:value-type="currency">
            <text:p>$1,645.00</text:p>
          </table:table-cell>
          <table:table-cell/>
          <table:table-cell table:formula="of:=&quot;[InlineData(&quot;&amp;[.A4]&amp;&quot;,&quot;&amp;[.C4]&amp;&quot;, &quot;&amp;[.D4]&amp;&quot;)]&quot;" office:value-type="string" office:string-value="[InlineData(62500,20, 1645)]" calcext:value-type="string">
            <text:p>[InlineData(62500,20, 1645)]</text:p>
          </table:table-cell>
          <table:table-cell table:number-columns-repeated="16378"/>
        </table:table-row>
        <table:table-row table:style-name="ro1">
          <table:table-cell table:style-name="ce43" table:formula="of:=[.A4]+([.A4]*1.5)" office:value-type="currency" office:currency="USD" office:value="156250" calcext:value-type="currency">
            <text:p>$156,250.00</text:p>
          </table:table-cell>
          <table:table-cell table:style-name="ce43" office:value-type="currency" office:currency="USD" office:value="25500" calcext:value-type="currency">
            <text:p>$25,500.00</text:p>
          </table:table-cell>
          <table:table-cell table:style-name="ce43" table:formula="of:=[.C4]*2" office:value-type="currency" office:currency="USD" office:value="40" calcext:value-type="currency">
            <text:p>$40.00</text:p>
          </table:table-cell>
          <table:table-cell table:style-name="ce43" table:formula="of:=MAX(0;ROUND(0.045*([.A5]-[.B5]);2))-[.C5]" office:value-type="currency" office:currency="USD" office:value="5843.75" calcext:value-type="currency">
            <text:p>$5,843.75</text:p>
          </table:table-cell>
          <table:table-cell/>
          <table:table-cell table:formula="of:=&quot;[InlineData(&quot;&amp;[.A5]&amp;&quot;,&quot;&amp;[.C5]&amp;&quot;, &quot;&amp;[.D5]&amp;&quot;)]&quot;" office:value-type="string" office:string-value="[InlineData(156250,40, 5843.75)]" calcext:value-type="string">
            <text:p>[InlineData(156250,40, 5843.75)]</text:p>
          </table:table-cell>
          <table:table-cell table:number-columns-repeated="16378"/>
        </table:table-row>
        <table:table-row table:style-name="ro1">
          <table:table-cell table:style-name="ce43" table:formula="of:=[.A5]+([.A5]*1.5)" office:value-type="currency" office:currency="USD" office:value="390625" calcext:value-type="currency">
            <text:p>$390,625.00</text:p>
          </table:table-cell>
          <table:table-cell table:style-name="ce43" office:value-type="currency" office:currency="USD" office:value="25500" calcext:value-type="currency">
            <text:p>$25,500.00</text:p>
          </table:table-cell>
          <table:table-cell table:style-name="ce43" table:formula="of:=[.C5]*2" office:value-type="currency" office:currency="USD" office:value="80" calcext:value-type="currency">
            <text:p>$80.00</text:p>
          </table:table-cell>
          <table:table-cell table:style-name="ce43" table:formula="of:=MAX(0;ROUND(0.045*([.A6]-[.B6]);2))-[.C6]" office:value-type="currency" office:currency="USD" office:value="16350.63" calcext:value-type="currency">
            <text:p>$16,350.63</text:p>
          </table:table-cell>
          <table:table-cell/>
          <table:table-cell table:formula="of:=&quot;[InlineData(&quot;&amp;[.A6]&amp;&quot;,&quot;&amp;[.C6]&amp;&quot;, &quot;&amp;[.D6]&amp;&quot;)]&quot;" office:value-type="string" office:string-value="[InlineData(390625,80, 16350.63)]" calcext:value-type="string">
            <text:p>[InlineData(390625,80, 16350.63)]</text:p>
          </table:table-cell>
          <table:table-cell table:number-columns-repeated="16378"/>
        </table:table-row>
        <table:table-row table:style-name="ro1">
          <table:table-cell table:style-name="ce43" table:formula="of:=[.A6]+([.A6]*1.5)" office:value-type="currency" office:currency="USD" office:value="976562.5" calcext:value-type="currency">
            <text:p>$976,562.50</text:p>
          </table:table-cell>
          <table:table-cell table:style-name="ce43" office:value-type="currency" office:currency="USD" office:value="25500" calcext:value-type="currency">
            <text:p>$25,500.00</text:p>
          </table:table-cell>
          <table:table-cell table:style-name="ce43" table:formula="of:=[.C6]*2" office:value-type="currency" office:currency="USD" office:value="160" calcext:value-type="currency">
            <text:p>$160.00</text:p>
          </table:table-cell>
          <table:table-cell table:style-name="ce43" table:formula="of:=MAX(0;ROUND(0.045*([.A7]-[.B7]);2))-[.C7]" office:value-type="currency" office:currency="USD" office:value="42637.81" calcext:value-type="currency">
            <text:p>$42,637.81</text:p>
          </table:table-cell>
          <table:table-cell/>
          <table:table-cell table:formula="of:=&quot;[InlineData(&quot;&amp;[.A7]&amp;&quot;,&quot;&amp;[.C7]&amp;&quot;, &quot;&amp;[.D7]&amp;&quot;)]&quot;" office:value-type="string" office:string-value="[InlineData(976562.5,160, 42637.81)]" calcext:value-type="string">
            <text:p>[InlineData(976562.5,160, 42637.81)]</text:p>
          </table:table-cell>
          <table:table-cell table:number-columns-repeated="16378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dSocialSecurityBenefitsWorksheet" table:style-name="ta1">
        <table:table-column table:style-name="co1" table:default-cell-style-name="ce3"/>
        <table:table-column table:style-name="co1" table:number-columns-repeated="2" table:default-cell-style-name="ce41"/>
        <table:table-column table:style-name="co1" table:number-columns-repeated="14" table:default-cell-style-name="ce3"/>
        <table:table-column table:style-name="co1" table:default-cell-style-name="Default"/>
        <table:table-column table:style-name="co1" table:number-columns-repeated="16366" table:default-cell-style-name="ce3"/>
        <table:table-row table:style-name="ro1">
          <table:table-cell table:style-name="ce1"/>
          <table:table-cell table:style-name="ce44"/>
          <table:table-cell table:style-name="ce46" office:value-type="string" calcext:value-type="string" table:number-columns-spanned="13" table:number-rows-spanned="1">
            <text:p>These are for regular testing</text:p>
          </table:table-cell>
          <table:covered-table-cell table:number-columns-repeated="12" table:style-name="ce44"/>
          <table:table-cell table:style-name="ce44"/>
          <table:table-cell table:style-name="ce46" office:value-type="string" calcext:value-type="string" table:number-columns-spanned="6" table:number-rows-spanned="1">
            <text:p>these are for testing the overall 1040 functions</text:p>
          </table:table-cell>
          <table:covered-table-cell table:number-columns-repeated="5" table:style-name="ce44"/>
          <table:table-cell table:style-name="ce44" table:number-columns-repeated="8"/>
          <table:table-cell table:number-columns-repeated="16354"/>
        </table:table-row>
        <table:table-row table:style-name="ro1">
          <table:table-cell table:style-name="ce1" office:value-type="string" calcext:value-type="string">
            <text:p>Monthly SSN </text:p>
          </table:table-cell>
          <table:table-cell table:style-name="ce44" office:value-type="string" calcext:value-type="string">
            <text:p>$500.00</text:p>
          </table:table-cell>
          <table:table-cell table:style-name="ce44" table:formula="of:=ROUND([.B2]*1.25;2)" office:value-type="currency" office:currency="USD" office:value="625" calcext:value-type="currency">
            <text:p>$625.00</text:p>
          </table:table-cell>
          <table:table-cell table:style-name="ce44" table:formula="of:=ROUND([.C2]*1.25;2)" office:value-type="currency" office:currency="USD" office:value="781.25" calcext:value-type="currency">
            <text:p>$781.25</text:p>
          </table:table-cell>
          <table:table-cell table:style-name="ce44" table:formula="of:=ROUND([.D2]*1.25;2)" office:value-type="currency" office:currency="USD" office:value="976.56" calcext:value-type="currency">
            <text:p>$976.56</text:p>
          </table:table-cell>
          <table:table-cell table:style-name="ce44" table:formula="of:=ROUND([.E2]*1.25;2)" office:value-type="currency" office:currency="USD" office:value="1220.7" calcext:value-type="currency">
            <text:p>$1,220.70</text:p>
          </table:table-cell>
          <table:table-cell table:style-name="ce44" table:formula="of:=ROUND([.F2]*1.25;2)" office:value-type="currency" office:currency="USD" office:value="1525.88" calcext:value-type="currency">
            <text:p>$1,525.88</text:p>
          </table:table-cell>
          <table:table-cell table:style-name="ce44" table:formula="of:=ROUND([.G2]*1.25;2)" office:value-type="currency" office:currency="USD" office:value="1907.35" calcext:value-type="currency">
            <text:p>$1,907.35</text:p>
          </table:table-cell>
          <table:table-cell table:style-name="ce44" table:formula="of:=ROUND([.H2]*1.25;2)" office:value-type="currency" office:currency="USD" office:value="2384.19" calcext:value-type="currency">
            <text:p>$2,384.19</text:p>
          </table:table-cell>
          <table:table-cell table:style-name="ce44" table:formula="of:=ROUND([.I2]*1.25;2)" office:value-type="currency" office:currency="USD" office:value="2980.24" calcext:value-type="currency">
            <text:p>$2,980.24</text:p>
          </table:table-cell>
          <table:table-cell table:style-name="ce44" table:formula="of:=ROUND([.J2]*1.25;2)" office:value-type="currency" office:currency="USD" office:value="3725.3" calcext:value-type="currency">
            <text:p>$3,725.30</text:p>
          </table:table-cell>
          <table:table-cell table:style-name="ce44" table:formula="of:=ROUND([.K2]*1.25;2)" office:value-type="currency" office:currency="USD" office:value="4656.63" calcext:value-type="currency">
            <text:p>$4,656.63</text:p>
          </table:table-cell>
          <table:table-cell table:style-name="ce44" table:formula="of:=ROUND([.L2]*1.25;2)" office:value-type="currency" office:currency="USD" office:value="5820.79" calcext:value-type="currency">
            <text:p>$5,820.79</text:p>
          </table:table-cell>
          <table:table-cell table:style-name="ce44" table:formula="of:=ROUND([.M2]*1.25;2)" office:value-type="currency" office:currency="USD" office:value="7275.99" calcext:value-type="currency">
            <text:p>$7,275.99</text:p>
          </table:table-cell>
          <table:table-cell table:style-name="ce44" table:formula="of:=ROUND([.N2]*1.25;2)" office:value-type="currency" office:currency="USD" office:value="9094.99" calcext:value-type="currency">
            <text:p>$9,094.99</text:p>
          </table:table-cell>
          <table:table-cell table:style-name="ce44"/>
          <table:table-cell table:style-name="ce44" office:value-type="string" calcext:value-type="string">
            <text:p>$500.00</text:p>
          </table:table-cell>
          <table:table-cell table:style-name="ce44" table:formula="of:=[.Q2]+1500" office:value-type="currency" office:currency="USD" office:value="2000" calcext:value-type="currency">
            <text:p>$2,000.00</text:p>
          </table:table-cell>
          <table:table-cell table:style-name="ce44" table:formula="of:=[.R2]+1500" office:value-type="currency" office:currency="USD" office:value="3500" calcext:value-type="currency">
            <text:p>$3,500.00</text:p>
          </table:table-cell>
          <table:table-cell table:style-name="ce44" table:formula="of:=[.S2]+1500" office:value-type="currency" office:currency="USD" office:value="5000" calcext:value-type="currency">
            <text:p>$5,000.00</text:p>
          </table:table-cell>
          <table:table-cell table:style-name="ce44" table:formula="of:=[.T2]+1500" office:value-type="currency" office:currency="USD" office:value="6500" calcext:value-type="currency">
            <text:p>$6,500.00</text:p>
          </table:table-cell>
          <table:table-cell table:style-name="ce44" table:formula="of:=[.U2]+1500" office:value-type="currency" office:currency="USD" office:value="8000" calcext:value-type="currency">
            <text:p>$8,000.00</text:p>
          </table:table-cell>
          <table:table-cell table:number-columns-repeated="2" table:style-name="ce44" office:value-type="currency" office:currency="USD" office:value="5000" calcext:value-type="currency">
            <text:p>$5,000.00</text:p>
          </table:table-cell>
          <table:table-cell table:style-name="ce44" table:number-columns-repeated="6"/>
          <table:table-cell table:number-columns-repeated="16354"/>
        </table:table-row>
        <table:table-row table:style-name="ro1">
          <table:table-cell table:style-name="ce1" office:value-type="string" calcext:value-type="string">
            <text:p>1040 income</text:p>
          </table:table-cell>
          <table:table-cell table:style-name="ce44" office:value-type="string" calcext:value-type="string">
            <text:p>$10,000.00</text:p>
          </table:table-cell>
          <table:table-cell table:style-name="ce44" table:formula="of:=ROUND([.B3]*1.25;2)" office:value-type="currency" office:currency="USD" office:value="12500" calcext:value-type="currency">
            <text:p>$12,500.00</text:p>
          </table:table-cell>
          <table:table-cell table:style-name="ce44" table:formula="of:=ROUND([.C3]*1.25;2)" office:value-type="currency" office:currency="USD" office:value="15625" calcext:value-type="currency">
            <text:p>$15,625.00</text:p>
          </table:table-cell>
          <table:table-cell table:style-name="ce44" table:formula="of:=ROUND([.D3]*1.25;2)" office:value-type="currency" office:currency="USD" office:value="19531.25" calcext:value-type="currency">
            <text:p>$19,531.25</text:p>
          </table:table-cell>
          <table:table-cell table:style-name="ce44" table:formula="of:=ROUND([.E3]*1.25;2)" office:value-type="currency" office:currency="USD" office:value="24414.06" calcext:value-type="currency">
            <text:p>$24,414.06</text:p>
          </table:table-cell>
          <table:table-cell table:style-name="ce44" table:formula="of:=ROUND([.F3]*1.25;2)" office:value-type="currency" office:currency="USD" office:value="30517.58" calcext:value-type="currency">
            <text:p>$30,517.58</text:p>
          </table:table-cell>
          <table:table-cell table:style-name="ce44" table:formula="of:=ROUND([.G3]*1.25;2)" office:value-type="currency" office:currency="USD" office:value="38146.98" calcext:value-type="currency">
            <text:p>$38,146.98</text:p>
          </table:table-cell>
          <table:table-cell table:style-name="ce44" table:formula="of:=ROUND([.H3]*1.25;2)" office:value-type="currency" office:currency="USD" office:value="47683.73" calcext:value-type="currency">
            <text:p>$47,683.73</text:p>
          </table:table-cell>
          <table:table-cell table:style-name="ce44" table:formula="of:=ROUND([.I3]*1.25;2)" office:value-type="currency" office:currency="USD" office:value="59604.66" calcext:value-type="currency">
            <text:p>$59,604.66</text:p>
          </table:table-cell>
          <table:table-cell table:style-name="ce44" table:formula="of:=ROUND([.J3]*1.25;2)" office:value-type="currency" office:currency="USD" office:value="74505.83" calcext:value-type="currency">
            <text:p>$74,505.83</text:p>
          </table:table-cell>
          <table:table-cell table:style-name="ce44" table:formula="of:=ROUND([.K3]*1.25;2)" office:value-type="currency" office:currency="USD" office:value="93132.29" calcext:value-type="currency">
            <text:p>$93,132.29</text:p>
          </table:table-cell>
          <table:table-cell table:style-name="ce44" table:formula="of:=ROUND([.L3]*1.25;2)" office:value-type="currency" office:currency="USD" office:value="116415.36" calcext:value-type="currency">
            <text:p>$116,415.36</text:p>
          </table:table-cell>
          <table:table-cell table:style-name="ce44" table:formula="of:=ROUND([.M3]*1.25;2)" office:value-type="currency" office:currency="USD" office:value="145519.2" calcext:value-type="currency">
            <text:p>$145,519.20</text:p>
          </table:table-cell>
          <table:table-cell table:style-name="ce44" table:formula="of:=ROUND([.N3]*1.25;2)" office:value-type="currency" office:currency="USD" office:value="181899" calcext:value-type="currency">
            <text:p>$181,899.00</text:p>
          </table:table-cell>
          <table:table-cell table:style-name="ce44"/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44" table:number-columns-repeated="6"/>
          <table:table-cell table:number-columns-repeated="16354"/>
        </table:table-row>
        <table:table-row table:style-name="ro2">
          <table:table-cell table:style-name="ce1" office:value-type="string" calcext:value-type="string">
            <text:p>tax exempt interest</text:p>
          </table:table-cell>
          <table:table-cell table:style-name="ce44" office:value-type="string" calcext:value-type="string">
            <text:p>$100.00</text:p>
          </table:table-cell>
          <table:table-cell table:style-name="ce44" table:formula="of:=ROUND([.B4]*1.25;2)" office:value-type="currency" office:currency="USD" office:value="125" calcext:value-type="currency">
            <text:p>$125.00</text:p>
          </table:table-cell>
          <table:table-cell table:style-name="ce44" table:formula="of:=ROUND([.C4]*1.25;2)" office:value-type="currency" office:currency="USD" office:value="156.25" calcext:value-type="currency">
            <text:p>$156.25</text:p>
          </table:table-cell>
          <table:table-cell table:style-name="ce44" table:formula="of:=ROUND([.D4]*1.25;2)" office:value-type="currency" office:currency="USD" office:value="195.31" calcext:value-type="currency">
            <text:p>$195.31</text:p>
          </table:table-cell>
          <table:table-cell table:style-name="ce44" table:formula="of:=ROUND([.E4]*1.25;2)" office:value-type="currency" office:currency="USD" office:value="244.14" calcext:value-type="currency">
            <text:p>$244.14</text:p>
          </table:table-cell>
          <table:table-cell table:style-name="ce44" table:formula="of:=ROUND([.F4]*1.25;2)" office:value-type="currency" office:currency="USD" office:value="305.18" calcext:value-type="currency">
            <text:p>$305.18</text:p>
          </table:table-cell>
          <table:table-cell table:style-name="ce44" table:formula="of:=ROUND([.G4]*1.25;2)" office:value-type="currency" office:currency="USD" office:value="381.48" calcext:value-type="currency">
            <text:p>$381.48</text:p>
          </table:table-cell>
          <table:table-cell table:style-name="ce44" table:formula="of:=ROUND([.H4]*1.25;2)" office:value-type="currency" office:currency="USD" office:value="476.85" calcext:value-type="currency">
            <text:p>$476.85</text:p>
          </table:table-cell>
          <table:table-cell table:style-name="ce44" table:formula="of:=ROUND([.I4]*1.25;2)" office:value-type="currency" office:currency="USD" office:value="596.06" calcext:value-type="currency">
            <text:p>$596.06</text:p>
          </table:table-cell>
          <table:table-cell table:style-name="ce44" table:formula="of:=ROUND([.J4]*1.25;2)" office:value-type="currency" office:currency="USD" office:value="745.08" calcext:value-type="currency">
            <text:p>$745.08</text:p>
          </table:table-cell>
          <table:table-cell table:style-name="ce44" table:formula="of:=ROUND([.K4]*1.25;2)" office:value-type="currency" office:currency="USD" office:value="931.35" calcext:value-type="currency">
            <text:p>$931.35</text:p>
          </table:table-cell>
          <table:table-cell table:style-name="ce44" table:formula="of:=ROUND([.L4]*1.25;2)" office:value-type="currency" office:currency="USD" office:value="1164.19" calcext:value-type="currency">
            <text:p>$1,164.19</text:p>
          </table:table-cell>
          <table:table-cell table:style-name="ce44" table:formula="of:=ROUND([.M4]*1.25;2)" office:value-type="currency" office:currency="USD" office:value="1455.24" calcext:value-type="currency">
            <text:p>$1,455.24</text:p>
          </table:table-cell>
          <table:table-cell table:style-name="ce44" table:formula="of:=ROUND([.N4]*1.25;2)" office:value-type="currency" office:currency="USD" office:value="1819.05" calcext:value-type="currency">
            <text:p>$1,819.05</text:p>
          </table:table-cell>
          <table:table-cell table:style-name="ce44"/>
          <table:table-cell table:style-name="ce44" office:value-type="currency" office:currency="USD" office:value="0" calcext:value-type="currency">
            <text:p>$0.00</text:p>
          </table:table-cell>
          <table:table-cell table:style-name="ce44" table:formula="of:=ROUND([.Q4]*1.25;2)" office:value-type="currency" office:currency="USD" office:value="0" calcext:value-type="currency">
            <text:p>$0.00</text:p>
          </table:table-cell>
          <table:table-cell table:style-name="ce44" table:formula="of:=ROUND([.R4]*1.25;2)" office:value-type="currency" office:currency="USD" office:value="0" calcext:value-type="currency">
            <text:p>$0.00</text:p>
          </table:table-cell>
          <table:table-cell table:style-name="ce44" table:formula="of:=ROUND([.S4]*1.25;2)" office:value-type="currency" office:currency="USD" office:value="0" calcext:value-type="currency">
            <text:p>$0.00</text:p>
          </table:table-cell>
          <table:table-cell table:style-name="ce44" table:formula="of:=ROUND([.T4]*1.25;2)" office:value-type="currency" office:currency="USD" office:value="0" calcext:value-type="currency">
            <text:p>$0.00</text:p>
          </table:table-cell>
          <table:table-cell table:style-name="ce44" table:formula="of:=ROUND([.U4]*1.25;2)" office:value-type="currency" office:currency="USD" office:value="0" calcext:value-type="currency">
            <text:p>$0.00</text:p>
          </table:table-cell>
          <table:table-cell table:style-name="ce44" table:formula="of:=ROUND([.V4]*1.25;2)" office:value-type="currency" office:currency="USD" office:value="0" calcext:value-type="currency">
            <text:p>$0.00</text:p>
          </table:table-cell>
          <table:table-cell table:style-name="ce44" table:formula="of:=ROUND([.W4]*1.25;2)" office:value-type="currency" office:currency="USD" office:value="0" calcext:value-type="currency">
            <text:p>$0.00</text:p>
          </table:table-cell>
          <table:table-cell table:style-name="ce44" table:number-columns-repeated="6"/>
          <table:table-cell table:number-columns-repeated="16354"/>
        </table:table-row>
        <table:table-row table:style-name="ro1">
          <table:table-cell table:style-name="ce1"/>
          <table:table-cell table:style-name="ce44" table:number-columns-repeated="29"/>
          <table:table-cell table:number-columns-repeated="1635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formula="of:=[.B2]*12" office:value-type="currency" office:currency="USD" office:value="6000" calcext:value-type="currency">
            <text:p>$6,000.00</text:p>
          </table:table-cell>
          <table:table-cell table:formula="of:=[.C2]*12" office:value-type="currency" office:currency="USD" office:value="7500" calcext:value-type="currency">
            <text:p>$7,500.00</text:p>
          </table:table-cell>
          <table:table-cell table:style-name="ce41" table:formula="of:=[.D2]*12" office:value-type="currency" office:currency="USD" office:value="9375" calcext:value-type="currency">
            <text:p>$9,375.00</text:p>
          </table:table-cell>
          <table:table-cell table:style-name="ce41" table:formula="of:=[.E2]*12" office:value-type="currency" office:currency="USD" office:value="11718.72" calcext:value-type="currency">
            <text:p>$11,718.72</text:p>
          </table:table-cell>
          <table:table-cell table:style-name="ce41" table:formula="of:=[.F2]*12" office:value-type="currency" office:currency="USD" office:value="14648.4" calcext:value-type="currency">
            <text:p>$14,648.40</text:p>
          </table:table-cell>
          <table:table-cell table:style-name="ce41" table:formula="of:=[.G2]*12" office:value-type="currency" office:currency="USD" office:value="18310.56" calcext:value-type="currency">
            <text:p>$18,310.56</text:p>
          </table:table-cell>
          <table:table-cell table:style-name="ce41" table:formula="of:=[.H2]*12" office:value-type="currency" office:currency="USD" office:value="22888.2" calcext:value-type="currency">
            <text:p>$22,888.20</text:p>
          </table:table-cell>
          <table:table-cell table:style-name="ce41" table:formula="of:=[.I2]*12" office:value-type="currency" office:currency="USD" office:value="28610.28" calcext:value-type="currency">
            <text:p>$28,610.28</text:p>
          </table:table-cell>
          <table:table-cell table:style-name="ce41" table:formula="of:=[.J2]*12" office:value-type="currency" office:currency="USD" office:value="35762.88" calcext:value-type="currency">
            <text:p>$35,762.88</text:p>
          </table:table-cell>
          <table:table-cell table:style-name="ce41" table:formula="of:=[.K2]*12" office:value-type="currency" office:currency="USD" office:value="44703.6" calcext:value-type="currency">
            <text:p>$44,703.60</text:p>
          </table:table-cell>
          <table:table-cell table:style-name="ce41" table:formula="of:=[.L2]*12" office:value-type="currency" office:currency="USD" office:value="55879.56" calcext:value-type="currency">
            <text:p>$55,879.56</text:p>
          </table:table-cell>
          <table:table-cell table:style-name="ce41" table:formula="of:=[.M2]*12" office:value-type="currency" office:currency="USD" office:value="69849.48" calcext:value-type="currency">
            <text:p>$69,849.48</text:p>
          </table:table-cell>
          <table:table-cell table:style-name="ce41" table:formula="of:=[.N2]*12" office:value-type="currency" office:currency="USD" office:value="87311.88" calcext:value-type="currency">
            <text:p>$87,311.88</text:p>
          </table:table-cell>
          <table:table-cell table:style-name="ce41" table:formula="of:=[.O2]*12" office:value-type="currency" office:currency="USD" office:value="109139.88" calcext:value-type="currency">
            <text:p>$109,139.88</text:p>
          </table:table-cell>
          <table:table-cell table:style-name="ce41"/>
          <table:table-cell table:style-name="ce41" table:formula="of:=[.Q2]*12" office:value-type="currency" office:currency="USD" office:value="6000" calcext:value-type="currency">
            <text:p>$6,000.00</text:p>
          </table:table-cell>
          <table:table-cell table:style-name="ce41" table:formula="of:=[.R2]*12" office:value-type="currency" office:currency="USD" office:value="24000" calcext:value-type="currency">
            <text:p>$24,000.00</text:p>
          </table:table-cell>
          <table:table-cell table:style-name="ce41" table:formula="of:=[.S2]*12" office:value-type="currency" office:currency="USD" office:value="42000" calcext:value-type="currency">
            <text:p>$42,000.00</text:p>
          </table:table-cell>
          <table:table-cell table:style-name="ce41" table:formula="of:=[.T2]*12" office:value-type="currency" office:currency="USD" office:value="60000" calcext:value-type="currency">
            <text:p>$60,000.00</text:p>
          </table:table-cell>
          <table:table-cell table:style-name="ce41" table:formula="of:=[.U2]*12" office:value-type="currency" office:currency="USD" office:value="78000" calcext:value-type="currency">
            <text:p>$78,000.00</text:p>
          </table:table-cell>
          <table:table-cell table:style-name="ce41" table:formula="of:=[.V2]*12" office:value-type="currency" office:currency="USD" office:value="96000" calcext:value-type="currency">
            <text:p>$96,000.00</text:p>
          </table:table-cell>
          <table:table-cell table:style-name="ce41" table:formula="of:=[.W2]*12" office:value-type="currency" office:currency="USD" office:value="60000" calcext:value-type="currency">
            <text:p>$60,000.00</text:p>
          </table:table-cell>
          <table:table-cell table:style-name="ce41" table:formula="of:=[.X2]*12" office:value-type="currency" office:currency="USD" office:value="60000" calcext:value-type="currency">
            <text:p>$60,00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formula="of:=[.B6]/2" office:value-type="currency" office:currency="USD" office:value="3000" calcext:value-type="currency">
            <text:p>$3,000.00</text:p>
          </table:table-cell>
          <table:table-cell table:formula="of:=[.C6]/2" office:value-type="currency" office:currency="USD" office:value="3750" calcext:value-type="currency">
            <text:p>$3,750.00</text:p>
          </table:table-cell>
          <table:table-cell table:style-name="ce41" table:formula="of:=[.D6]/2" office:value-type="currency" office:currency="USD" office:value="4687.5" calcext:value-type="currency">
            <text:p>$4,687.50</text:p>
          </table:table-cell>
          <table:table-cell table:style-name="ce41" table:formula="of:=[.E6]/2" office:value-type="currency" office:currency="USD" office:value="5859.36" calcext:value-type="currency">
            <text:p>$5,859.36</text:p>
          </table:table-cell>
          <table:table-cell table:style-name="ce41" table:formula="of:=[.F6]/2" office:value-type="currency" office:currency="USD" office:value="7324.2" calcext:value-type="currency">
            <text:p>$7,324.20</text:p>
          </table:table-cell>
          <table:table-cell table:style-name="ce41" table:formula="of:=[.G6]/2" office:value-type="currency" office:currency="USD" office:value="9155.28" calcext:value-type="currency">
            <text:p>$9,155.28</text:p>
          </table:table-cell>
          <table:table-cell table:style-name="ce41" table:formula="of:=[.H6]/2" office:value-type="currency" office:currency="USD" office:value="11444.1" calcext:value-type="currency">
            <text:p>$11,444.10</text:p>
          </table:table-cell>
          <table:table-cell table:style-name="ce41" table:formula="of:=[.I6]/2" office:value-type="currency" office:currency="USD" office:value="14305.14" calcext:value-type="currency">
            <text:p>$14,305.14</text:p>
          </table:table-cell>
          <table:table-cell table:style-name="ce41" table:formula="of:=[.J6]/2" office:value-type="currency" office:currency="USD" office:value="17881.44" calcext:value-type="currency">
            <text:p>$17,881.44</text:p>
          </table:table-cell>
          <table:table-cell table:style-name="ce41" table:formula="of:=[.K6]/2" office:value-type="currency" office:currency="USD" office:value="22351.8" calcext:value-type="currency">
            <text:p>$22,351.80</text:p>
          </table:table-cell>
          <table:table-cell table:style-name="ce41" table:formula="of:=[.L6]/2" office:value-type="currency" office:currency="USD" office:value="27939.78" calcext:value-type="currency">
            <text:p>$27,939.78</text:p>
          </table:table-cell>
          <table:table-cell table:style-name="ce41" table:formula="of:=[.M6]/2" office:value-type="currency" office:currency="USD" office:value="34924.74" calcext:value-type="currency">
            <text:p>$34,924.74</text:p>
          </table:table-cell>
          <table:table-cell table:style-name="ce41" table:formula="of:=[.N6]/2" office:value-type="currency" office:currency="USD" office:value="43655.94" calcext:value-type="currency">
            <text:p>$43,655.94</text:p>
          </table:table-cell>
          <table:table-cell table:style-name="ce41" table:formula="of:=[.O6]/2" office:value-type="currency" office:currency="USD" office:value="54569.94" calcext:value-type="currency">
            <text:p>$54,569.94</text:p>
          </table:table-cell>
          <table:table-cell table:style-name="ce41"/>
          <table:table-cell table:style-name="ce41" table:formula="of:=[.Q6]/2" office:value-type="currency" office:currency="USD" office:value="3000" calcext:value-type="currency">
            <text:p>$3,000.00</text:p>
          </table:table-cell>
          <table:table-cell table:style-name="ce41" table:formula="of:=[.R6]/2" office:value-type="currency" office:currency="USD" office:value="12000" calcext:value-type="currency">
            <text:p>$12,000.00</text:p>
          </table:table-cell>
          <table:table-cell table:style-name="ce41" table:formula="of:=[.S6]/2" office:value-type="currency" office:currency="USD" office:value="21000" calcext:value-type="currency">
            <text:p>$21,000.00</text:p>
          </table:table-cell>
          <table:table-cell table:style-name="ce41" table:formula="of:=[.T6]/2" office:value-type="currency" office:currency="USD" office:value="30000" calcext:value-type="currency">
            <text:p>$30,000.00</text:p>
          </table:table-cell>
          <table:table-cell table:style-name="ce41" table:formula="of:=[.U6]/2" office:value-type="currency" office:currency="USD" office:value="39000" calcext:value-type="currency">
            <text:p>$39,000.00</text:p>
          </table:table-cell>
          <table:table-cell table:style-name="ce41" table:formula="of:=[.V6]/2" office:value-type="currency" office:currency="USD" office:value="48000" calcext:value-type="currency">
            <text:p>$48,000.00</text:p>
          </table:table-cell>
          <table:table-cell table:style-name="ce41" table:formula="of:=[.W6]/2" office:value-type="currency" office:currency="USD" office:value="30000" calcext:value-type="currency">
            <text:p>$30,000.00</text:p>
          </table:table-cell>
          <table:table-cell table:style-name="ce41" table:formula="of:=[.X6]/2" office:value-type="currency" office:currency="USD" office:value="30000" calcext:value-type="currency">
            <text:p>$30,00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formula="of:=[.B3]" office:value-type="string" office:string-value="$10,000.00" calcext:value-type="string">
            <text:p>$10,000.00</text:p>
          </table:table-cell>
          <table:table-cell table:formula="of:=[.C3]" office:value-type="currency" office:currency="USD" office:value="12500" calcext:value-type="currency">
            <text:p>$12,500.00</text:p>
          </table:table-cell>
          <table:table-cell table:style-name="ce41" table:formula="of:=[.D3]" office:value-type="currency" office:currency="USD" office:value="15625" calcext:value-type="currency">
            <text:p>$15,625.00</text:p>
          </table:table-cell>
          <table:table-cell table:style-name="ce41" table:formula="of:=[.E3]" office:value-type="currency" office:currency="USD" office:value="19531.25" calcext:value-type="currency">
            <text:p>$19,531.25</text:p>
          </table:table-cell>
          <table:table-cell table:style-name="ce41" table:formula="of:=[.F3]" office:value-type="currency" office:currency="USD" office:value="24414.06" calcext:value-type="currency">
            <text:p>$24,414.06</text:p>
          </table:table-cell>
          <table:table-cell table:style-name="ce41" table:formula="of:=[.G3]" office:value-type="currency" office:currency="USD" office:value="30517.58" calcext:value-type="currency">
            <text:p>$30,517.58</text:p>
          </table:table-cell>
          <table:table-cell table:style-name="ce41" table:formula="of:=[.H3]" office:value-type="currency" office:currency="USD" office:value="38146.98" calcext:value-type="currency">
            <text:p>$38,146.98</text:p>
          </table:table-cell>
          <table:table-cell table:style-name="ce41" table:formula="of:=[.I3]" office:value-type="currency" office:currency="USD" office:value="47683.73" calcext:value-type="currency">
            <text:p>$47,683.73</text:p>
          </table:table-cell>
          <table:table-cell table:style-name="ce41" table:formula="of:=[.J3]" office:value-type="currency" office:currency="USD" office:value="59604.66" calcext:value-type="currency">
            <text:p>$59,604.66</text:p>
          </table:table-cell>
          <table:table-cell table:style-name="ce41" table:formula="of:=[.K3]" office:value-type="currency" office:currency="USD" office:value="74505.83" calcext:value-type="currency">
            <text:p>$74,505.83</text:p>
          </table:table-cell>
          <table:table-cell table:style-name="ce41" table:formula="of:=[.L3]" office:value-type="currency" office:currency="USD" office:value="93132.29" calcext:value-type="currency">
            <text:p>$93,132.29</text:p>
          </table:table-cell>
          <table:table-cell table:style-name="ce41" table:formula="of:=[.M3]" office:value-type="currency" office:currency="USD" office:value="116415.36" calcext:value-type="currency">
            <text:p>$116,415.36</text:p>
          </table:table-cell>
          <table:table-cell table:style-name="ce41" table:formula="of:=[.N3]" office:value-type="currency" office:currency="USD" office:value="145519.2" calcext:value-type="currency">
            <text:p>$145,519.20</text:p>
          </table:table-cell>
          <table:table-cell table:style-name="ce41" table:formula="of:=[.O3]" office:value-type="currency" office:currency="USD" office:value="181899" calcext:value-type="currency">
            <text:p>$181,899.00</text:p>
          </table:table-cell>
          <table:table-cell table:style-name="ce41"/>
          <table:table-cell table:style-name="ce41" table:formula="of:=[.Q3]" office:value-type="string" office:string-value="" calcext:value-type="error">
            <text:p>#REF!</text:p>
          </table:table-cell>
          <table:table-cell table:style-name="ce41" table:formula="of:=[.R3]" office:value-type="string" office:string-value="" calcext:value-type="error">
            <text:p>#REF!</text:p>
          </table:table-cell>
          <table:table-cell table:style-name="ce41" table:formula="of:=[.S3]" office:value-type="string" office:string-value="" calcext:value-type="error">
            <text:p>#REF!</text:p>
          </table:table-cell>
          <table:table-cell table:style-name="ce41" table:formula="of:=[.T3]" office:value-type="string" office:string-value="" calcext:value-type="error">
            <text:p>#REF!</text:p>
          </table:table-cell>
          <table:table-cell table:style-name="ce41" table:formula="of:=[.U3]" office:value-type="string" office:string-value="" calcext:value-type="error">
            <text:p>#REF!</text:p>
          </table:table-cell>
          <table:table-cell table:style-name="ce41" table:formula="of:=[.V3]" office:value-type="string" office:string-value="" calcext:value-type="error">
            <text:p>#REF!</text:p>
          </table:table-cell>
          <table:table-cell table:style-name="ce41" table:formula="of:=[.W3]" office:value-type="string" office:string-value="" calcext:value-type="error">
            <text:p>#REF!</text:p>
          </table:table-cell>
          <table:table-cell table:style-name="ce41" table:formula="of:=[.X3]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formula="of:=[.B4]" office:value-type="string" office:string-value="$100.00" calcext:value-type="string">
            <text:p>$100.00</text:p>
          </table:table-cell>
          <table:table-cell table:formula="of:=[.C4]" office:value-type="currency" office:currency="USD" office:value="125" calcext:value-type="currency">
            <text:p>$125.00</text:p>
          </table:table-cell>
          <table:table-cell table:style-name="ce41" table:formula="of:=[.D4]" office:value-type="currency" office:currency="USD" office:value="156.25" calcext:value-type="currency">
            <text:p>$156.25</text:p>
          </table:table-cell>
          <table:table-cell table:style-name="ce41" table:formula="of:=[.E4]" office:value-type="currency" office:currency="USD" office:value="195.31" calcext:value-type="currency">
            <text:p>$195.31</text:p>
          </table:table-cell>
          <table:table-cell table:style-name="ce41" table:formula="of:=[.F4]" office:value-type="currency" office:currency="USD" office:value="244.14" calcext:value-type="currency">
            <text:p>$244.14</text:p>
          </table:table-cell>
          <table:table-cell table:style-name="ce41" table:formula="of:=[.G4]" office:value-type="currency" office:currency="USD" office:value="305.18" calcext:value-type="currency">
            <text:p>$305.18</text:p>
          </table:table-cell>
          <table:table-cell table:style-name="ce41" table:formula="of:=[.H4]" office:value-type="currency" office:currency="USD" office:value="381.48" calcext:value-type="currency">
            <text:p>$381.48</text:p>
          </table:table-cell>
          <table:table-cell table:style-name="ce41" table:formula="of:=[.I4]" office:value-type="currency" office:currency="USD" office:value="476.85" calcext:value-type="currency">
            <text:p>$476.85</text:p>
          </table:table-cell>
          <table:table-cell table:style-name="ce41" table:formula="of:=[.J4]" office:value-type="currency" office:currency="USD" office:value="596.06" calcext:value-type="currency">
            <text:p>$596.06</text:p>
          </table:table-cell>
          <table:table-cell table:style-name="ce41" table:formula="of:=[.K4]" office:value-type="currency" office:currency="USD" office:value="745.08" calcext:value-type="currency">
            <text:p>$745.08</text:p>
          </table:table-cell>
          <table:table-cell table:style-name="ce41" table:formula="of:=[.L4]" office:value-type="currency" office:currency="USD" office:value="931.35" calcext:value-type="currency">
            <text:p>$931.35</text:p>
          </table:table-cell>
          <table:table-cell table:style-name="ce41" table:formula="of:=[.M4]" office:value-type="currency" office:currency="USD" office:value="1164.19" calcext:value-type="currency">
            <text:p>$1,164.19</text:p>
          </table:table-cell>
          <table:table-cell table:style-name="ce41" table:formula="of:=[.N4]" office:value-type="currency" office:currency="USD" office:value="1455.24" calcext:value-type="currency">
            <text:p>$1,455.24</text:p>
          </table:table-cell>
          <table:table-cell table:style-name="ce41" table:formula="of:=[.O4]" office:value-type="currency" office:currency="USD" office:value="1819.05" calcext:value-type="currency">
            <text:p>$1,819.05</text:p>
          </table:table-cell>
          <table:table-cell table:style-name="ce41"/>
          <table:table-cell table:style-name="ce41" table:formula="of:=[.Q4]" office:value-type="currency" office:currency="USD" office:value="0" calcext:value-type="currency">
            <text:p>$0.00</text:p>
          </table:table-cell>
          <table:table-cell table:style-name="ce41" table:formula="of:=[.R4]" office:value-type="currency" office:currency="USD" office:value="0" calcext:value-type="currency">
            <text:p>$0.00</text:p>
          </table:table-cell>
          <table:table-cell table:style-name="ce41" table:formula="of:=[.S4]" office:value-type="currency" office:currency="USD" office:value="0" calcext:value-type="currency">
            <text:p>$0.00</text:p>
          </table:table-cell>
          <table:table-cell table:style-name="ce41" table:formula="of:=[.T4]" office:value-type="currency" office:currency="USD" office:value="0" calcext:value-type="currency">
            <text:p>$0.00</text:p>
          </table:table-cell>
          <table:table-cell table:style-name="ce41" table:formula="of:=[.U4]" office:value-type="currency" office:currency="USD" office:value="0" calcext:value-type="currency">
            <text:p>$0.00</text:p>
          </table:table-cell>
          <table:table-cell table:style-name="ce41" table:formula="of:=[.V4]" office:value-type="currency" office:currency="USD" office:value="0" calcext:value-type="currency">
            <text:p>$0.00</text:p>
          </table:table-cell>
          <table:table-cell table:style-name="ce41" table:formula="of:=[.W4]" office:value-type="currency" office:currency="USD" office:value="0" calcext:value-type="currency">
            <text:p>$0.00</text:p>
          </table:table-cell>
          <table:table-cell table:style-name="ce41" table:formula="of:=[.X4]" office:value-type="currency" office:currency="USD" office:value="0" calcext:value-type="currency">
            <text:p>$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formula="of:=SUM([.B7:.B9])" office:value-type="currency" office:currency="USD" office:value="3000" calcext:value-type="currency">
            <text:p>$3,000.00</text:p>
          </table:table-cell>
          <table:table-cell table:formula="of:=SUM([.C7:.C9])" office:value-type="currency" office:currency="USD" office:value="16375" calcext:value-type="currency">
            <text:p>$16,375.00</text:p>
          </table:table-cell>
          <table:table-cell table:style-name="ce41" table:formula="of:=SUM([.D7:.D9])" office:value-type="currency" office:currency="USD" office:value="20468.75" calcext:value-type="currency">
            <text:p>$20,468.75</text:p>
          </table:table-cell>
          <table:table-cell table:style-name="ce41" table:formula="of:=SUM([.E7:.E9])" office:value-type="currency" office:currency="USD" office:value="25585.92" calcext:value-type="currency">
            <text:p>$25,585.92</text:p>
          </table:table-cell>
          <table:table-cell table:style-name="ce41" table:formula="of:=SUM([.F7:.F9])" office:value-type="currency" office:currency="USD" office:value="31982.4" calcext:value-type="currency">
            <text:p>$31,982.40</text:p>
          </table:table-cell>
          <table:table-cell table:style-name="ce41" table:formula="of:=SUM([.G7:.G9])" office:value-type="currency" office:currency="USD" office:value="39978.04" calcext:value-type="currency">
            <text:p>$39,978.04</text:p>
          </table:table-cell>
          <table:table-cell table:style-name="ce41" table:formula="of:=SUM([.H7:.H9])" office:value-type="currency" office:currency="USD" office:value="49972.56" calcext:value-type="currency">
            <text:p>$49,972.56</text:p>
          </table:table-cell>
          <table:table-cell table:style-name="ce41" table:formula="of:=SUM([.I7:.I9])" office:value-type="currency" office:currency="USD" office:value="62465.72" calcext:value-type="currency">
            <text:p>$62,465.72</text:p>
          </table:table-cell>
          <table:table-cell table:style-name="ce41" table:formula="of:=SUM([.J7:.J9])" office:value-type="currency" office:currency="USD" office:value="78082.16" calcext:value-type="currency">
            <text:p>$78,082.16</text:p>
          </table:table-cell>
          <table:table-cell table:style-name="ce41" table:formula="of:=SUM([.K7:.K9])" office:value-type="currency" office:currency="USD" office:value="97602.71" calcext:value-type="currency">
            <text:p>$97,602.71</text:p>
          </table:table-cell>
          <table:table-cell table:style-name="ce41" table:formula="of:=SUM([.L7:.L9])" office:value-type="currency" office:currency="USD" office:value="122003.42" calcext:value-type="currency">
            <text:p>$122,003.42</text:p>
          </table:table-cell>
          <table:table-cell table:style-name="ce41" table:formula="of:=SUM([.M7:.M9])" office:value-type="currency" office:currency="USD" office:value="152504.29" calcext:value-type="currency">
            <text:p>$152,504.29</text:p>
          </table:table-cell>
          <table:table-cell table:style-name="ce41" table:formula="of:=SUM([.N7:.N9])" office:value-type="currency" office:currency="USD" office:value="190630.38" calcext:value-type="currency">
            <text:p>$190,630.38</text:p>
          </table:table-cell>
          <table:table-cell table:style-name="ce41" table:formula="of:=SUM([.O7:.O9])" office:value-type="currency" office:currency="USD" office:value="238287.99" calcext:value-type="currency">
            <text:p>$238,287.99</text:p>
          </table:table-cell>
          <table:table-cell table:style-name="ce41"/>
          <table:table-cell table:style-name="ce41" table:formula="of:=SUM([.Q7:.Q9])" office:value-type="string" office:string-value="" calcext:value-type="error">
            <text:p>#REF!</text:p>
          </table:table-cell>
          <table:table-cell table:style-name="ce41" table:formula="of:=SUM([.R7:.R9])" office:value-type="string" office:string-value="" calcext:value-type="error">
            <text:p>#REF!</text:p>
          </table:table-cell>
          <table:table-cell table:style-name="ce41" table:formula="of:=SUM([.S7:.S9])" office:value-type="string" office:string-value="" calcext:value-type="error">
            <text:p>#REF!</text:p>
          </table:table-cell>
          <table:table-cell table:style-name="ce41" table:formula="of:=SUM([.T7:.T9])" office:value-type="string" office:string-value="" calcext:value-type="error">
            <text:p>#REF!</text:p>
          </table:table-cell>
          <table:table-cell table:style-name="ce41" table:formula="of:=SUM([.U7:.U9])" office:value-type="string" office:string-value="" calcext:value-type="error">
            <text:p>#REF!</text:p>
          </table:table-cell>
          <table:table-cell table:style-name="ce41" table:formula="of:=SUM([.V7:.V9])" office:value-type="string" office:string-value="" calcext:value-type="error">
            <text:p>#REF!</text:p>
          </table:table-cell>
          <table:table-cell table:style-name="ce41" table:formula="of:=SUM([.W7:.W9])" office:value-type="string" office:string-value="" calcext:value-type="error">
            <text:p>#REF!</text:p>
          </table:table-cell>
          <table:table-cell table:style-name="ce41" table:formula="of:=SUM([.X7:.X9])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table:number-columns-repeated="12" table:style-name="ce41" office:value-type="currency" office:currency="USD" office:value="0" calcext:value-type="currency">
            <text:p>$0.00</text:p>
          </table:table-cell>
          <table:table-cell table:style-name="ce41"/>
          <table:table-cell table:number-columns-repeated="8" table:style-name="ce41" office:value-type="currency" office:currency="USD" office:value="0" calcext:value-type="currency">
            <text:p>$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formula="of:=[.B10]-[.B11]" office:value-type="currency" office:currency="USD" office:value="3000" calcext:value-type="currency">
            <text:p>$3,000.00</text:p>
          </table:table-cell>
          <table:table-cell table:formula="of:=[.C10]-[.C11]" office:value-type="currency" office:currency="USD" office:value="16375" calcext:value-type="currency">
            <text:p>$16,375.00</text:p>
          </table:table-cell>
          <table:table-cell table:style-name="ce41" table:formula="of:=[.D10]-[.D11]" office:value-type="currency" office:currency="USD" office:value="20468.75" calcext:value-type="currency">
            <text:p>$20,468.75</text:p>
          </table:table-cell>
          <table:table-cell table:style-name="ce41" table:formula="of:=[.E10]-[.E11]" office:value-type="currency" office:currency="USD" office:value="25585.92" calcext:value-type="currency">
            <text:p>$25,585.92</text:p>
          </table:table-cell>
          <table:table-cell table:style-name="ce41" table:formula="of:=[.F10]-[.F11]" office:value-type="currency" office:currency="USD" office:value="31982.4" calcext:value-type="currency">
            <text:p>$31,982.40</text:p>
          </table:table-cell>
          <table:table-cell table:style-name="ce41" table:formula="of:=[.G10]-[.G11]" office:value-type="currency" office:currency="USD" office:value="39978.04" calcext:value-type="currency">
            <text:p>$39,978.04</text:p>
          </table:table-cell>
          <table:table-cell table:style-name="ce41" table:formula="of:=[.H10]-[.H11]" office:value-type="currency" office:currency="USD" office:value="49972.56" calcext:value-type="currency">
            <text:p>$49,972.56</text:p>
          </table:table-cell>
          <table:table-cell table:style-name="ce41" table:formula="of:=[.I10]-[.I11]" office:value-type="currency" office:currency="USD" office:value="62465.72" calcext:value-type="currency">
            <text:p>$62,465.72</text:p>
          </table:table-cell>
          <table:table-cell table:style-name="ce41" table:formula="of:=[.J10]-[.J11]" office:value-type="currency" office:currency="USD" office:value="78082.16" calcext:value-type="currency">
            <text:p>$78,082.16</text:p>
          </table:table-cell>
          <table:table-cell table:style-name="ce41" table:formula="of:=[.K10]-[.K11]" office:value-type="currency" office:currency="USD" office:value="97602.71" calcext:value-type="currency">
            <text:p>$97,602.71</text:p>
          </table:table-cell>
          <table:table-cell table:style-name="ce41" table:formula="of:=[.L10]-[.L11]" office:value-type="currency" office:currency="USD" office:value="122003.42" calcext:value-type="currency">
            <text:p>$122,003.42</text:p>
          </table:table-cell>
          <table:table-cell table:style-name="ce41" table:formula="of:=[.M10]-[.M11]" office:value-type="currency" office:currency="USD" office:value="152504.29" calcext:value-type="currency">
            <text:p>$152,504.29</text:p>
          </table:table-cell>
          <table:table-cell table:style-name="ce41" table:formula="of:=[.N10]-[.N11]" office:value-type="currency" office:currency="USD" office:value="190630.38" calcext:value-type="currency">
            <text:p>$190,630.38</text:p>
          </table:table-cell>
          <table:table-cell table:style-name="ce41" table:formula="of:=[.O10]-[.O11]" office:value-type="currency" office:currency="USD" office:value="238287.99" calcext:value-type="currency">
            <text:p>$238,287.99</text:p>
          </table:table-cell>
          <table:table-cell table:style-name="ce41"/>
          <table:table-cell table:style-name="ce41" table:formula="of:=[.Q10]-[.Q11]" office:value-type="string" office:string-value="" calcext:value-type="error">
            <text:p>#REF!</text:p>
          </table:table-cell>
          <table:table-cell table:style-name="ce41" table:formula="of:=[.R10]-[.R11]" office:value-type="string" office:string-value="" calcext:value-type="error">
            <text:p>#REF!</text:p>
          </table:table-cell>
          <table:table-cell table:style-name="ce41" table:formula="of:=[.S10]-[.S11]" office:value-type="string" office:string-value="" calcext:value-type="error">
            <text:p>#REF!</text:p>
          </table:table-cell>
          <table:table-cell table:style-name="ce41" table:formula="of:=[.T10]-[.T11]" office:value-type="string" office:string-value="" calcext:value-type="error">
            <text:p>#REF!</text:p>
          </table:table-cell>
          <table:table-cell table:style-name="ce41" table:formula="of:=[.U10]-[.U11]" office:value-type="string" office:string-value="" calcext:value-type="error">
            <text:p>#REF!</text:p>
          </table:table-cell>
          <table:table-cell table:style-name="ce41" table:formula="of:=[.V10]-[.V11]" office:value-type="string" office:string-value="" calcext:value-type="error">
            <text:p>#REF!</text:p>
          </table:table-cell>
          <table:table-cell table:style-name="ce41" table:formula="of:=[.W10]-[.W11]" office:value-type="string" office:string-value="" calcext:value-type="error">
            <text:p>#REF!</text:p>
          </table:table-cell>
          <table:table-cell table:style-name="ce41" table:formula="of:=[.X10]-[.X11]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2" office:value-type="currency" office:currency="USD" office:value="32000" calcext:value-type="currency">
            <text:p>$32,000.00</text:p>
          </table:table-cell>
          <table:table-cell table:number-columns-repeated="12" table:style-name="ce41" office:value-type="currency" office:currency="USD" office:value="32000" calcext:value-type="currency">
            <text:p>$32,000.00</text:p>
          </table:table-cell>
          <table:table-cell table:style-name="ce41"/>
          <table:table-cell table:number-columns-repeated="8" table:style-name="ce41" office:value-type="currency" office:currency="USD" office:value="32000" calcext:value-type="currency">
            <text:p>$32,00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2"/>
          <table:table-cell table:formula="of:=IF([.B13]&lt;[.B12];&quot;YES&quot;;&quot;NO&quot;)" office:value-type="string" office:string-value="NO" calcext:value-type="string">
            <text:p>NO</text:p>
          </table:table-cell>
          <table:table-cell table:formula="of:=IF([.C13]&lt;[.C12];&quot;YES&quot;;&quot;NO&quot;)" office:value-type="string" office:string-value="NO" calcext:value-type="string">
            <text:p>NO</text:p>
          </table:table-cell>
          <table:table-cell table:style-name="ce41" table:formula="of:=IF([.D13]&lt;[.D12];&quot;YES&quot;;&quot;NO&quot;)" office:value-type="string" office:string-value="NO" calcext:value-type="string">
            <text:p>NO</text:p>
          </table:table-cell>
          <table:table-cell table:style-name="ce41" table:formula="of:=IF([.E13]&lt;[.E12];&quot;YES&quot;;&quot;NO&quot;)" office:value-type="string" office:string-value="NO" calcext:value-type="string">
            <text:p>NO</text:p>
          </table:table-cell>
          <table:table-cell table:style-name="ce41" table:formula="of:=IF([.F13]&lt;[.F12];&quot;YES&quot;;&quot;NO&quot;)" office:value-type="string" office:string-value="NO" calcext:value-type="string">
            <text:p>NO</text:p>
          </table:table-cell>
          <table:table-cell table:style-name="ce41" table:formula="of:=IF([.G13]&lt;[.G12];&quot;YES&quot;;&quot;NO&quot;)" office:value-type="string" office:string-value="YES" calcext:value-type="string">
            <text:p>YES</text:p>
          </table:table-cell>
          <table:table-cell table:style-name="ce41" table:formula="of:=IF([.H13]&lt;[.H12];&quot;YES&quot;;&quot;NO&quot;)" office:value-type="string" office:string-value="YES" calcext:value-type="string">
            <text:p>YES</text:p>
          </table:table-cell>
          <table:table-cell table:style-name="ce41" table:formula="of:=IF([.I13]&lt;[.I12];&quot;YES&quot;;&quot;NO&quot;)" office:value-type="string" office:string-value="YES" calcext:value-type="string">
            <text:p>YES</text:p>
          </table:table-cell>
          <table:table-cell table:style-name="ce41" table:formula="of:=IF([.J13]&lt;[.J12];&quot;YES&quot;;&quot;NO&quot;)" office:value-type="string" office:string-value="YES" calcext:value-type="string">
            <text:p>YES</text:p>
          </table:table-cell>
          <table:table-cell table:style-name="ce41" table:formula="of:=IF([.K13]&lt;[.K12];&quot;YES&quot;;&quot;NO&quot;)" office:value-type="string" office:string-value="YES" calcext:value-type="string">
            <text:p>YES</text:p>
          </table:table-cell>
          <table:table-cell table:style-name="ce41" table:formula="of:=IF([.L13]&lt;[.L12];&quot;YES&quot;;&quot;NO&quot;)" office:value-type="string" office:string-value="YES" calcext:value-type="string">
            <text:p>YES</text:p>
          </table:table-cell>
          <table:table-cell table:style-name="ce41" table:formula="of:=IF([.M13]&lt;[.M12];&quot;YES&quot;;&quot;NO&quot;)" office:value-type="string" office:string-value="YES" calcext:value-type="string">
            <text:p>YES</text:p>
          </table:table-cell>
          <table:table-cell table:style-name="ce41" table:formula="of:=IF([.N13]&lt;[.N12];&quot;YES&quot;;&quot;NO&quot;)" office:value-type="string" office:string-value="YES" calcext:value-type="string">
            <text:p>YES</text:p>
          </table:table-cell>
          <table:table-cell table:style-name="ce41" table:formula="of:=IF([.O13]&lt;[.O12];&quot;YES&quot;;&quot;NO&quot;)" office:value-type="string" office:string-value="YES" calcext:value-type="string">
            <text:p>YES</text:p>
          </table:table-cell>
          <table:table-cell table:style-name="ce41"/>
          <table:table-cell table:style-name="ce41" table:formula="of:=IF([.Q13]&lt;[.Q12];&quot;YES&quot;;&quot;NO&quot;)" office:value-type="string" office:string-value="" calcext:value-type="error">
            <text:p>#REF!</text:p>
          </table:table-cell>
          <table:table-cell table:style-name="ce41" table:formula="of:=IF([.R13]&lt;[.R12];&quot;YES&quot;;&quot;NO&quot;)" office:value-type="string" office:string-value="" calcext:value-type="error">
            <text:p>#REF!</text:p>
          </table:table-cell>
          <table:table-cell table:style-name="ce41" table:formula="of:=IF([.S13]&lt;[.S12];&quot;YES&quot;;&quot;NO&quot;)" office:value-type="string" office:string-value="" calcext:value-type="error">
            <text:p>#REF!</text:p>
          </table:table-cell>
          <table:table-cell table:style-name="ce41" table:formula="of:=IF([.T13]&lt;[.T12];&quot;YES&quot;;&quot;NO&quot;)" office:value-type="string" office:string-value="" calcext:value-type="error">
            <text:p>#REF!</text:p>
          </table:table-cell>
          <table:table-cell table:style-name="ce41" table:formula="of:=IF([.U13]&lt;[.U12];&quot;YES&quot;;&quot;NO&quot;)" office:value-type="string" office:string-value="" calcext:value-type="error">
            <text:p>#REF!</text:p>
          </table:table-cell>
          <table:table-cell table:style-name="ce41" table:formula="of:=IF([.V13]&lt;[.V12];&quot;YES&quot;;&quot;NO&quot;)" office:value-type="string" office:string-value="" calcext:value-type="error">
            <text:p>#REF!</text:p>
          </table:table-cell>
          <table:table-cell table:style-name="ce41" table:formula="of:=IF([.W13]&lt;[.W12];&quot;YES&quot;;&quot;NO&quot;)" office:value-type="string" office:string-value="" calcext:value-type="error">
            <text:p>#REF!</text:p>
          </table:table-cell>
          <table:table-cell table:style-name="ce41" table:formula="of:=IF([.X13]&lt;[.X12];&quot;YES&quot;;&quot;NO&quot;)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formula="of:=[.B12]-[.B13]" office:value-type="currency" office:currency="USD" office:value="-29000" calcext:value-type="currency">
            <text:p>-$29,000.00</text:p>
          </table:table-cell>
          <table:table-cell table:formula="of:=[.C12]-[.C13]" office:value-type="currency" office:currency="USD" office:value="-15625" calcext:value-type="currency">
            <text:p>-$15,625.00</text:p>
          </table:table-cell>
          <table:table-cell table:style-name="ce41" table:formula="of:=[.D12]-[.D13]" office:value-type="currency" office:currency="USD" office:value="-11531.25" calcext:value-type="currency">
            <text:p>-$11,531.25</text:p>
          </table:table-cell>
          <table:table-cell table:style-name="ce41" table:formula="of:=[.E12]-[.E13]" office:value-type="currency" office:currency="USD" office:value="-6414.08" calcext:value-type="currency">
            <text:p>-$6,414.08</text:p>
          </table:table-cell>
          <table:table-cell table:style-name="ce41" table:formula="of:=[.F12]-[.F13]" office:value-type="currency" office:currency="USD" office:value="-17.5999999999985" calcext:value-type="currency">
            <text:p>-$17.60</text:p>
          </table:table-cell>
          <table:table-cell table:style-name="ce41" table:formula="of:=[.G12]-[.G13]" office:value-type="currency" office:currency="USD" office:value="7978.04" calcext:value-type="currency">
            <text:p>$7,978.04</text:p>
          </table:table-cell>
          <table:table-cell table:style-name="ce41" table:formula="of:=[.H12]-[.H13]" office:value-type="currency" office:currency="USD" office:value="17972.56" calcext:value-type="currency">
            <text:p>$17,972.56</text:p>
          </table:table-cell>
          <table:table-cell table:style-name="ce41" table:formula="of:=[.I12]-[.I13]" office:value-type="currency" office:currency="USD" office:value="30465.72" calcext:value-type="currency">
            <text:p>$30,465.72</text:p>
          </table:table-cell>
          <table:table-cell table:style-name="ce41" table:formula="of:=[.J12]-[.J13]" office:value-type="currency" office:currency="USD" office:value="46082.16" calcext:value-type="currency">
            <text:p>$46,082.16</text:p>
          </table:table-cell>
          <table:table-cell table:style-name="ce41" table:formula="of:=[.K12]-[.K13]" office:value-type="currency" office:currency="USD" office:value="65602.71" calcext:value-type="currency">
            <text:p>$65,602.71</text:p>
          </table:table-cell>
          <table:table-cell table:style-name="ce41" table:formula="of:=[.L12]-[.L13]" office:value-type="currency" office:currency="USD" office:value="90003.42" calcext:value-type="currency">
            <text:p>$90,003.42</text:p>
          </table:table-cell>
          <table:table-cell table:style-name="ce41" table:formula="of:=[.M12]-[.M13]" office:value-type="currency" office:currency="USD" office:value="120504.29" calcext:value-type="currency">
            <text:p>$120,504.29</text:p>
          </table:table-cell>
          <table:table-cell table:style-name="ce41" table:formula="of:=[.N12]-[.N13]" office:value-type="currency" office:currency="USD" office:value="158630.38" calcext:value-type="currency">
            <text:p>$158,630.38</text:p>
          </table:table-cell>
          <table:table-cell table:style-name="ce41" table:formula="of:=[.O12]-[.O13]" office:value-type="currency" office:currency="USD" office:value="206287.99" calcext:value-type="currency">
            <text:p>$206,287.99</text:p>
          </table:table-cell>
          <table:table-cell table:style-name="ce41"/>
          <table:table-cell table:style-name="ce41" table:formula="of:=[.Q12]-[.Q13]" office:value-type="string" office:string-value="" calcext:value-type="error">
            <text:p>#REF!</text:p>
          </table:table-cell>
          <table:table-cell table:style-name="ce41" table:formula="of:=[.R12]-[.R13]" office:value-type="string" office:string-value="" calcext:value-type="error">
            <text:p>#REF!</text:p>
          </table:table-cell>
          <table:table-cell table:style-name="ce41" table:formula="of:=[.S12]-[.S13]" office:value-type="string" office:string-value="" calcext:value-type="error">
            <text:p>#REF!</text:p>
          </table:table-cell>
          <table:table-cell table:style-name="ce41" table:formula="of:=[.T12]-[.T13]" office:value-type="string" office:string-value="" calcext:value-type="error">
            <text:p>#REF!</text:p>
          </table:table-cell>
          <table:table-cell table:style-name="ce41" table:formula="of:=[.U12]-[.U13]" office:value-type="string" office:string-value="" calcext:value-type="error">
            <text:p>#REF!</text:p>
          </table:table-cell>
          <table:table-cell table:style-name="ce41" table:formula="of:=[.V12]-[.V13]" office:value-type="string" office:string-value="" calcext:value-type="error">
            <text:p>#REF!</text:p>
          </table:table-cell>
          <table:table-cell table:style-name="ce41" table:formula="of:=[.W12]-[.W13]" office:value-type="string" office:string-value="" calcext:value-type="error">
            <text:p>#REF!</text:p>
          </table:table-cell>
          <table:table-cell table:style-name="ce41" table:formula="of:=[.X12]-[.X13]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2" office:value-type="currency" office:currency="USD" office:value="12000" calcext:value-type="currency">
            <text:p>$12,000.00</text:p>
          </table:table-cell>
          <table:table-cell table:number-columns-repeated="12" table:style-name="ce41" office:value-type="currency" office:currency="USD" office:value="12000" calcext:value-type="currency">
            <text:p>$12,000.00</text:p>
          </table:table-cell>
          <table:table-cell table:style-name="ce41"/>
          <table:table-cell table:number-columns-repeated="8" table:style-name="ce41" office:value-type="currency" office:currency="USD" office:value="12000" calcext:value-type="currency">
            <text:p>$12,00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formula="of:=MAX(0;[.B15]-[.B16])" office:value-type="currency" office:currency="USD" office:value="0" calcext:value-type="currency">
            <text:p>$0.00</text:p>
          </table:table-cell>
          <table:table-cell table:formula="of:=MAX(0;[.C15]-[.C16])" office:value-type="currency" office:currency="USD" office:value="0" calcext:value-type="currency">
            <text:p>$0.00</text:p>
          </table:table-cell>
          <table:table-cell table:style-name="ce41" table:formula="of:=MAX(0;[.D15]-[.D16])" office:value-type="currency" office:currency="USD" office:value="0" calcext:value-type="currency">
            <text:p>$0.00</text:p>
          </table:table-cell>
          <table:table-cell table:style-name="ce41" table:formula="of:=MAX(0;[.E15]-[.E16])" office:value-type="currency" office:currency="USD" office:value="0" calcext:value-type="currency">
            <text:p>$0.00</text:p>
          </table:table-cell>
          <table:table-cell table:style-name="ce41" table:formula="of:=MAX(0;[.F15]-[.F16])" office:value-type="currency" office:currency="USD" office:value="0" calcext:value-type="currency">
            <text:p>$0.00</text:p>
          </table:table-cell>
          <table:table-cell table:style-name="ce41" table:formula="of:=MAX(0;[.G15]-[.G16])" office:value-type="currency" office:currency="USD" office:value="0" calcext:value-type="currency">
            <text:p>$0.00</text:p>
          </table:table-cell>
          <table:table-cell table:style-name="ce41" table:formula="of:=MAX(0;[.H15]-[.H16])" office:value-type="currency" office:currency="USD" office:value="5972.56000000001" calcext:value-type="currency">
            <text:p>$5,972.56</text:p>
          </table:table-cell>
          <table:table-cell table:style-name="ce41" table:formula="of:=MAX(0;[.I15]-[.I16])" office:value-type="currency" office:currency="USD" office:value="18465.72" calcext:value-type="currency">
            <text:p>$18,465.72</text:p>
          </table:table-cell>
          <table:table-cell table:style-name="ce41" table:formula="of:=MAX(0;[.J15]-[.J16])" office:value-type="currency" office:currency="USD" office:value="34082.16" calcext:value-type="currency">
            <text:p>$34,082.16</text:p>
          </table:table-cell>
          <table:table-cell table:style-name="ce41" table:formula="of:=MAX(0;[.K15]-[.K16])" office:value-type="currency" office:currency="USD" office:value="53602.71" calcext:value-type="currency">
            <text:p>$53,602.71</text:p>
          </table:table-cell>
          <table:table-cell table:style-name="ce41" table:formula="of:=MAX(0;[.L15]-[.L16])" office:value-type="currency" office:currency="USD" office:value="78003.42" calcext:value-type="currency">
            <text:p>$78,003.42</text:p>
          </table:table-cell>
          <table:table-cell table:style-name="ce41" table:formula="of:=MAX(0;[.M15]-[.M16])" office:value-type="currency" office:currency="USD" office:value="108504.29" calcext:value-type="currency">
            <text:p>$108,504.29</text:p>
          </table:table-cell>
          <table:table-cell table:style-name="ce41" table:formula="of:=MAX(0;[.N15]-[.N16])" office:value-type="currency" office:currency="USD" office:value="146630.38" calcext:value-type="currency">
            <text:p>$146,630.38</text:p>
          </table:table-cell>
          <table:table-cell table:style-name="ce41" table:formula="of:=MAX(0;[.O15]-[.O16])" office:value-type="currency" office:currency="USD" office:value="194287.99" calcext:value-type="currency">
            <text:p>$194,287.99</text:p>
          </table:table-cell>
          <table:table-cell table:style-name="ce41"/>
          <table:table-cell table:style-name="ce41" table:formula="of:=MAX(0;[.Q15]-[.Q16])" office:value-type="string" office:string-value="" calcext:value-type="error">
            <text:p>#REF!</text:p>
          </table:table-cell>
          <table:table-cell table:style-name="ce41" table:formula="of:=MAX(0;[.R15]-[.R16])" office:value-type="string" office:string-value="" calcext:value-type="error">
            <text:p>#REF!</text:p>
          </table:table-cell>
          <table:table-cell table:style-name="ce41" table:formula="of:=MAX(0;[.S15]-[.S16])" office:value-type="string" office:string-value="" calcext:value-type="error">
            <text:p>#REF!</text:p>
          </table:table-cell>
          <table:table-cell table:style-name="ce41" table:formula="of:=MAX(0;[.T15]-[.T16])" office:value-type="string" office:string-value="" calcext:value-type="error">
            <text:p>#REF!</text:p>
          </table:table-cell>
          <table:table-cell table:style-name="ce41" table:formula="of:=MAX(0;[.U15]-[.U16])" office:value-type="string" office:string-value="" calcext:value-type="error">
            <text:p>#REF!</text:p>
          </table:table-cell>
          <table:table-cell table:style-name="ce41" table:formula="of:=MAX(0;[.V15]-[.V16])" office:value-type="string" office:string-value="" calcext:value-type="error">
            <text:p>#REF!</text:p>
          </table:table-cell>
          <table:table-cell table:style-name="ce41" table:formula="of:=MAX(0;[.W15]-[.W16])" office:value-type="string" office:string-value="" calcext:value-type="error">
            <text:p>#REF!</text:p>
          </table:table-cell>
          <table:table-cell table:style-name="ce41" table:formula="of:=MAX(0;[.X15]-[.X16])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formula="of:=IF([.B16]&lt;[.B15];[.B16];[.B15])" office:value-type="currency" office:currency="USD" office:value="-29000" calcext:value-type="currency">
            <text:p>-$29,000.00</text:p>
          </table:table-cell>
          <table:table-cell table:formula="of:=IF([.C16]&lt;[.C15];[.C16];[.C15])" office:value-type="currency" office:currency="USD" office:value="-15625" calcext:value-type="currency">
            <text:p>-$15,625.00</text:p>
          </table:table-cell>
          <table:table-cell table:style-name="ce41" table:formula="of:=IF([.D16]&lt;[.D15];[.D16];[.D15])" office:value-type="currency" office:currency="USD" office:value="-11531.25" calcext:value-type="currency">
            <text:p>-$11,531.25</text:p>
          </table:table-cell>
          <table:table-cell table:style-name="ce41" table:formula="of:=IF([.E16]&lt;[.E15];[.E16];[.E15])" office:value-type="currency" office:currency="USD" office:value="-6414.08" calcext:value-type="currency">
            <text:p>-$6,414.08</text:p>
          </table:table-cell>
          <table:table-cell table:style-name="ce41" table:formula="of:=IF([.F16]&lt;[.F15];[.F16];[.F15])" office:value-type="currency" office:currency="USD" office:value="-17.5999999999985" calcext:value-type="currency">
            <text:p>-$17.60</text:p>
          </table:table-cell>
          <table:table-cell table:style-name="ce41" table:formula="of:=IF([.G16]&lt;[.G15];[.G16];[.G15])" office:value-type="currency" office:currency="USD" office:value="7978.04" calcext:value-type="currency">
            <text:p>$7,978.04</text:p>
          </table:table-cell>
          <table:table-cell table:style-name="ce41" table:formula="of:=IF([.H16]&lt;[.H15];[.H16];[.H15])" office:value-type="currency" office:currency="USD" office:value="12000" calcext:value-type="currency">
            <text:p>$12,000.00</text:p>
          </table:table-cell>
          <table:table-cell table:style-name="ce41" table:formula="of:=IF([.I16]&lt;[.I15];[.I16];[.I15])" office:value-type="currency" office:currency="USD" office:value="12000" calcext:value-type="currency">
            <text:p>$12,000.00</text:p>
          </table:table-cell>
          <table:table-cell table:style-name="ce41" table:formula="of:=IF([.J16]&lt;[.J15];[.J16];[.J15])" office:value-type="currency" office:currency="USD" office:value="12000" calcext:value-type="currency">
            <text:p>$12,000.00</text:p>
          </table:table-cell>
          <table:table-cell table:style-name="ce41" table:formula="of:=IF([.K16]&lt;[.K15];[.K16];[.K15])" office:value-type="currency" office:currency="USD" office:value="12000" calcext:value-type="currency">
            <text:p>$12,000.00</text:p>
          </table:table-cell>
          <table:table-cell table:style-name="ce41" table:formula="of:=IF([.L16]&lt;[.L15];[.L16];[.L15])" office:value-type="currency" office:currency="USD" office:value="12000" calcext:value-type="currency">
            <text:p>$12,000.00</text:p>
          </table:table-cell>
          <table:table-cell table:style-name="ce41" table:formula="of:=IF([.M16]&lt;[.M15];[.M16];[.M15])" office:value-type="currency" office:currency="USD" office:value="12000" calcext:value-type="currency">
            <text:p>$12,000.00</text:p>
          </table:table-cell>
          <table:table-cell table:style-name="ce41" table:formula="of:=IF([.N16]&lt;[.N15];[.N16];[.N15])" office:value-type="currency" office:currency="USD" office:value="12000" calcext:value-type="currency">
            <text:p>$12,000.00</text:p>
          </table:table-cell>
          <table:table-cell table:style-name="ce41" table:formula="of:=IF([.O16]&lt;[.O15];[.O16];[.O15])" office:value-type="currency" office:currency="USD" office:value="12000" calcext:value-type="currency">
            <text:p>$12,000.00</text:p>
          </table:table-cell>
          <table:table-cell table:style-name="ce41"/>
          <table:table-cell table:style-name="ce41" table:formula="of:=IF([.Q16]&lt;[.Q15];[.Q16];[.Q15])" office:value-type="string" office:string-value="" calcext:value-type="error">
            <text:p>#REF!</text:p>
          </table:table-cell>
          <table:table-cell table:style-name="ce41" table:formula="of:=IF([.R16]&lt;[.R15];[.R16];[.R15])" office:value-type="string" office:string-value="" calcext:value-type="error">
            <text:p>#REF!</text:p>
          </table:table-cell>
          <table:table-cell table:style-name="ce41" table:formula="of:=IF([.S16]&lt;[.S15];[.S16];[.S15])" office:value-type="string" office:string-value="" calcext:value-type="error">
            <text:p>#REF!</text:p>
          </table:table-cell>
          <table:table-cell table:style-name="ce41" table:formula="of:=IF([.T16]&lt;[.T15];[.T16];[.T15])" office:value-type="string" office:string-value="" calcext:value-type="error">
            <text:p>#REF!</text:p>
          </table:table-cell>
          <table:table-cell table:style-name="ce41" table:formula="of:=IF([.U16]&lt;[.U15];[.U16];[.U15])" office:value-type="string" office:string-value="" calcext:value-type="error">
            <text:p>#REF!</text:p>
          </table:table-cell>
          <table:table-cell table:style-name="ce41" table:formula="of:=IF([.V16]&lt;[.V15];[.V16];[.V15])" office:value-type="string" office:string-value="" calcext:value-type="error">
            <text:p>#REF!</text:p>
          </table:table-cell>
          <table:table-cell table:style-name="ce41" table:formula="of:=IF([.W16]&lt;[.W15];[.W16];[.W15])" office:value-type="string" office:string-value="" calcext:value-type="error">
            <text:p>#REF!</text:p>
          </table:table-cell>
          <table:table-cell table:style-name="ce41" table:formula="of:=IF([.X16]&lt;[.X15];[.X16];[.X15])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formula="of:=[.B18]/2" office:value-type="currency" office:currency="USD" office:value="-14500" calcext:value-type="currency">
            <text:p>-$14,500.00</text:p>
          </table:table-cell>
          <table:table-cell table:formula="of:=[.C18]/2" office:value-type="currency" office:currency="USD" office:value="-7812.5" calcext:value-type="currency">
            <text:p>-$7,812.50</text:p>
          </table:table-cell>
          <table:table-cell table:style-name="ce41" table:formula="of:=[.D18]/2" office:value-type="currency" office:currency="USD" office:value="-5765.625" calcext:value-type="currency">
            <text:p>-$5,765.63</text:p>
          </table:table-cell>
          <table:table-cell table:style-name="ce41" table:formula="of:=[.E18]/2" office:value-type="currency" office:currency="USD" office:value="-3207.04" calcext:value-type="currency">
            <text:p>-$3,207.04</text:p>
          </table:table-cell>
          <table:table-cell table:style-name="ce41" table:formula="of:=[.F18]/2" office:value-type="currency" office:currency="USD" office:value="-8.79999999999927" calcext:value-type="currency">
            <text:p>-$8.80</text:p>
          </table:table-cell>
          <table:table-cell table:style-name="ce41" table:formula="of:=[.G18]/2" office:value-type="currency" office:currency="USD" office:value="3989.02" calcext:value-type="currency">
            <text:p>$3,989.02</text:p>
          </table:table-cell>
          <table:table-cell table:style-name="ce41" table:formula="of:=[.H18]/2" office:value-type="currency" office:currency="USD" office:value="6000" calcext:value-type="currency">
            <text:p>$6,000.00</text:p>
          </table:table-cell>
          <table:table-cell table:style-name="ce41" table:formula="of:=[.I18]/2" office:value-type="currency" office:currency="USD" office:value="6000" calcext:value-type="currency">
            <text:p>$6,000.00</text:p>
          </table:table-cell>
          <table:table-cell table:style-name="ce41" table:formula="of:=[.J18]/2" office:value-type="currency" office:currency="USD" office:value="6000" calcext:value-type="currency">
            <text:p>$6,000.00</text:p>
          </table:table-cell>
          <table:table-cell table:style-name="ce41" table:formula="of:=[.K18]/2" office:value-type="currency" office:currency="USD" office:value="6000" calcext:value-type="currency">
            <text:p>$6,000.00</text:p>
          </table:table-cell>
          <table:table-cell table:style-name="ce41" table:formula="of:=[.L18]/2" office:value-type="currency" office:currency="USD" office:value="6000" calcext:value-type="currency">
            <text:p>$6,000.00</text:p>
          </table:table-cell>
          <table:table-cell table:style-name="ce41" table:formula="of:=[.M18]/2" office:value-type="currency" office:currency="USD" office:value="6000" calcext:value-type="currency">
            <text:p>$6,000.00</text:p>
          </table:table-cell>
          <table:table-cell table:style-name="ce41" table:formula="of:=[.N18]/2" office:value-type="currency" office:currency="USD" office:value="6000" calcext:value-type="currency">
            <text:p>$6,000.00</text:p>
          </table:table-cell>
          <table:table-cell table:style-name="ce41" table:formula="of:=[.O18]/2" office:value-type="currency" office:currency="USD" office:value="6000" calcext:value-type="currency">
            <text:p>$6,000.00</text:p>
          </table:table-cell>
          <table:table-cell table:style-name="ce41"/>
          <table:table-cell table:style-name="ce41" table:formula="of:=[.Q18]/2" office:value-type="string" office:string-value="" calcext:value-type="error">
            <text:p>#REF!</text:p>
          </table:table-cell>
          <table:table-cell table:style-name="ce41" table:formula="of:=[.R18]/2" office:value-type="string" office:string-value="" calcext:value-type="error">
            <text:p>#REF!</text:p>
          </table:table-cell>
          <table:table-cell table:style-name="ce41" table:formula="of:=[.S18]/2" office:value-type="string" office:string-value="" calcext:value-type="error">
            <text:p>#REF!</text:p>
          </table:table-cell>
          <table:table-cell table:style-name="ce41" table:formula="of:=[.T18]/2" office:value-type="string" office:string-value="" calcext:value-type="error">
            <text:p>#REF!</text:p>
          </table:table-cell>
          <table:table-cell table:style-name="ce41" table:formula="of:=[.U18]/2" office:value-type="string" office:string-value="" calcext:value-type="error">
            <text:p>#REF!</text:p>
          </table:table-cell>
          <table:table-cell table:style-name="ce41" table:formula="of:=[.V18]/2" office:value-type="string" office:string-value="" calcext:value-type="error">
            <text:p>#REF!</text:p>
          </table:table-cell>
          <table:table-cell table:style-name="ce41" table:formula="of:=[.W18]/2" office:value-type="string" office:string-value="" calcext:value-type="error">
            <text:p>#REF!</text:p>
          </table:table-cell>
          <table:table-cell table:style-name="ce41" table:formula="of:=[.X18]/2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formula="of:=IF([.B7]&lt;[.B19];[.B7];[.B19])" office:value-type="currency" office:currency="USD" office:value="-14500" calcext:value-type="currency">
            <text:p>-$14,500.00</text:p>
          </table:table-cell>
          <table:table-cell table:formula="of:=IF([.C7]&lt;[.C19];[.C7];[.C19])" office:value-type="currency" office:currency="USD" office:value="-7812.5" calcext:value-type="currency">
            <text:p>-$7,812.50</text:p>
          </table:table-cell>
          <table:table-cell table:style-name="ce41" table:formula="of:=IF([.D7]&lt;[.D19];[.D7];[.D19])" office:value-type="currency" office:currency="USD" office:value="-5765.625" calcext:value-type="currency">
            <text:p>-$5,765.63</text:p>
          </table:table-cell>
          <table:table-cell table:style-name="ce41" table:formula="of:=IF([.E7]&lt;[.E19];[.E7];[.E19])" office:value-type="currency" office:currency="USD" office:value="-3207.04" calcext:value-type="currency">
            <text:p>-$3,207.04</text:p>
          </table:table-cell>
          <table:table-cell table:style-name="ce41" table:formula="of:=IF([.F7]&lt;[.F19];[.F7];[.F19])" office:value-type="currency" office:currency="USD" office:value="-8.79999999999927" calcext:value-type="currency">
            <text:p>-$8.80</text:p>
          </table:table-cell>
          <table:table-cell table:style-name="ce41" table:formula="of:=IF([.G7]&lt;[.G19];[.G7];[.G19])" office:value-type="currency" office:currency="USD" office:value="3989.02" calcext:value-type="currency">
            <text:p>$3,989.02</text:p>
          </table:table-cell>
          <table:table-cell table:style-name="ce41" table:formula="of:=IF([.H7]&lt;[.H19];[.H7];[.H19])" office:value-type="currency" office:currency="USD" office:value="6000" calcext:value-type="currency">
            <text:p>$6,000.00</text:p>
          </table:table-cell>
          <table:table-cell table:style-name="ce41" table:formula="of:=IF([.I7]&lt;[.I19];[.I7];[.I19])" office:value-type="currency" office:currency="USD" office:value="6000" calcext:value-type="currency">
            <text:p>$6,000.00</text:p>
          </table:table-cell>
          <table:table-cell table:style-name="ce41" table:formula="of:=IF([.J7]&lt;[.J19];[.J7];[.J19])" office:value-type="currency" office:currency="USD" office:value="6000" calcext:value-type="currency">
            <text:p>$6,000.00</text:p>
          </table:table-cell>
          <table:table-cell table:style-name="ce41" table:formula="of:=IF([.K7]&lt;[.K19];[.K7];[.K19])" office:value-type="currency" office:currency="USD" office:value="6000" calcext:value-type="currency">
            <text:p>$6,000.00</text:p>
          </table:table-cell>
          <table:table-cell table:style-name="ce41" table:formula="of:=IF([.L7]&lt;[.L19];[.L7];[.L19])" office:value-type="currency" office:currency="USD" office:value="6000" calcext:value-type="currency">
            <text:p>$6,000.00</text:p>
          </table:table-cell>
          <table:table-cell table:style-name="ce41" table:formula="of:=IF([.M7]&lt;[.M19];[.M7];[.M19])" office:value-type="currency" office:currency="USD" office:value="6000" calcext:value-type="currency">
            <text:p>$6,000.00</text:p>
          </table:table-cell>
          <table:table-cell table:style-name="ce41" table:formula="of:=IF([.N7]&lt;[.N19];[.N7];[.N19])" office:value-type="currency" office:currency="USD" office:value="6000" calcext:value-type="currency">
            <text:p>$6,000.00</text:p>
          </table:table-cell>
          <table:table-cell table:style-name="ce41" table:formula="of:=IF([.O7]&lt;[.O19];[.O7];[.O19])" office:value-type="currency" office:currency="USD" office:value="6000" calcext:value-type="currency">
            <text:p>$6,000.00</text:p>
          </table:table-cell>
          <table:table-cell table:style-name="ce41"/>
          <table:table-cell table:style-name="ce41" table:formula="of:=IF([.Q7]&lt;[.Q19];[.Q7];[.Q19])" office:value-type="string" office:string-value="" calcext:value-type="error">
            <text:p>#REF!</text:p>
          </table:table-cell>
          <table:table-cell table:style-name="ce41" table:formula="of:=IF([.R7]&lt;[.R19];[.R7];[.R19])" office:value-type="string" office:string-value="" calcext:value-type="error">
            <text:p>#REF!</text:p>
          </table:table-cell>
          <table:table-cell table:style-name="ce41" table:formula="of:=IF([.S7]&lt;[.S19];[.S7];[.S19])" office:value-type="string" office:string-value="" calcext:value-type="error">
            <text:p>#REF!</text:p>
          </table:table-cell>
          <table:table-cell table:style-name="ce41" table:formula="of:=IF([.T7]&lt;[.T19];[.T7];[.T19])" office:value-type="string" office:string-value="" calcext:value-type="error">
            <text:p>#REF!</text:p>
          </table:table-cell>
          <table:table-cell table:style-name="ce41" table:formula="of:=IF([.U7]&lt;[.U19];[.U7];[.U19])" office:value-type="string" office:string-value="" calcext:value-type="error">
            <text:p>#REF!</text:p>
          </table:table-cell>
          <table:table-cell table:style-name="ce41" table:formula="of:=IF([.V7]&lt;[.V19];[.V7];[.V19])" office:value-type="string" office:string-value="" calcext:value-type="error">
            <text:p>#REF!</text:p>
          </table:table-cell>
          <table:table-cell table:style-name="ce41" table:formula="of:=IF([.W7]&lt;[.W19];[.W7];[.W19])" office:value-type="string" office:string-value="" calcext:value-type="error">
            <text:p>#REF!</text:p>
          </table:table-cell>
          <table:table-cell table:style-name="ce41" table:formula="of:=IF([.X7]&lt;[.X19];[.X7];[.X19])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formula="of:=[.B17]*0.85" office:value-type="currency" office:currency="USD" office:value="0" calcext:value-type="currency">
            <text:p>$0.00</text:p>
          </table:table-cell>
          <table:table-cell table:formula="of:=[.C17]*0.85" office:value-type="currency" office:currency="USD" office:value="0" calcext:value-type="currency">
            <text:p>$0.00</text:p>
          </table:table-cell>
          <table:table-cell table:style-name="ce41" table:formula="of:=[.D17]*0.85" office:value-type="currency" office:currency="USD" office:value="0" calcext:value-type="currency">
            <text:p>$0.00</text:p>
          </table:table-cell>
          <table:table-cell table:style-name="ce41" table:formula="of:=[.E17]*0.85" office:value-type="currency" office:currency="USD" office:value="0" calcext:value-type="currency">
            <text:p>$0.00</text:p>
          </table:table-cell>
          <table:table-cell table:style-name="ce41" table:formula="of:=[.F17]*0.85" office:value-type="currency" office:currency="USD" office:value="0" calcext:value-type="currency">
            <text:p>$0.00</text:p>
          </table:table-cell>
          <table:table-cell table:style-name="ce41" table:formula="of:=[.G17]*0.85" office:value-type="currency" office:currency="USD" office:value="0" calcext:value-type="currency">
            <text:p>$0.00</text:p>
          </table:table-cell>
          <table:table-cell table:style-name="ce41" table:formula="of:=[.H17]*0.85" office:value-type="currency" office:currency="USD" office:value="5076.676" calcext:value-type="currency">
            <text:p>$5,076.68</text:p>
          </table:table-cell>
          <table:table-cell table:style-name="ce41" table:formula="of:=[.I17]*0.85" office:value-type="currency" office:currency="USD" office:value="15695.862" calcext:value-type="currency">
            <text:p>$15,695.86</text:p>
          </table:table-cell>
          <table:table-cell table:style-name="ce41" table:formula="of:=[.J17]*0.85" office:value-type="currency" office:currency="USD" office:value="28969.836" calcext:value-type="currency">
            <text:p>$28,969.84</text:p>
          </table:table-cell>
          <table:table-cell table:style-name="ce41" table:formula="of:=[.K17]*0.85" office:value-type="currency" office:currency="USD" office:value="45562.3035" calcext:value-type="currency">
            <text:p>$45,562.30</text:p>
          </table:table-cell>
          <table:table-cell table:style-name="ce41" table:formula="of:=[.L17]*0.85" office:value-type="currency" office:currency="USD" office:value="66302.907" calcext:value-type="currency">
            <text:p>$66,302.91</text:p>
          </table:table-cell>
          <table:table-cell table:style-name="ce41" table:formula="of:=[.M17]*0.85" office:value-type="currency" office:currency="USD" office:value="92228.6465" calcext:value-type="currency">
            <text:p>$92,228.65</text:p>
          </table:table-cell>
          <table:table-cell table:style-name="ce41" table:formula="of:=[.N17]*0.85" office:value-type="currency" office:currency="USD" office:value="124635.823" calcext:value-type="currency">
            <text:p>$124,635.82</text:p>
          </table:table-cell>
          <table:table-cell table:style-name="ce41" table:formula="of:=[.O17]*0.85" office:value-type="currency" office:currency="USD" office:value="165144.7915" calcext:value-type="currency">
            <text:p>$165,144.79</text:p>
          </table:table-cell>
          <table:table-cell table:style-name="ce41"/>
          <table:table-cell table:style-name="ce41" table:formula="of:=[.Q17]*0.85" office:value-type="string" office:string-value="" calcext:value-type="error">
            <text:p>#REF!</text:p>
          </table:table-cell>
          <table:table-cell table:style-name="ce41" table:formula="of:=[.R17]*0.85" office:value-type="string" office:string-value="" calcext:value-type="error">
            <text:p>#REF!</text:p>
          </table:table-cell>
          <table:table-cell table:style-name="ce41" table:formula="of:=[.S17]*0.85" office:value-type="string" office:string-value="" calcext:value-type="error">
            <text:p>#REF!</text:p>
          </table:table-cell>
          <table:table-cell table:style-name="ce41" table:formula="of:=[.T17]*0.85" office:value-type="string" office:string-value="" calcext:value-type="error">
            <text:p>#REF!</text:p>
          </table:table-cell>
          <table:table-cell table:style-name="ce41" table:formula="of:=[.U17]*0.85" office:value-type="string" office:string-value="" calcext:value-type="error">
            <text:p>#REF!</text:p>
          </table:table-cell>
          <table:table-cell table:style-name="ce41" table:formula="of:=[.V17]*0.85" office:value-type="string" office:string-value="" calcext:value-type="error">
            <text:p>#REF!</text:p>
          </table:table-cell>
          <table:table-cell table:style-name="ce41" table:formula="of:=[.W17]*0.85" office:value-type="string" office:string-value="" calcext:value-type="error">
            <text:p>#REF!</text:p>
          </table:table-cell>
          <table:table-cell table:style-name="ce41" table:formula="of:=[.X17]*0.85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formula="of:=[.B21]+[.B20]" office:value-type="currency" office:currency="USD" office:value="-14500" calcext:value-type="currency">
            <text:p>-$14,500.00</text:p>
          </table:table-cell>
          <table:table-cell table:formula="of:=[.C21]+[.C20]" office:value-type="currency" office:currency="USD" office:value="-7812.5" calcext:value-type="currency">
            <text:p>-$7,812.50</text:p>
          </table:table-cell>
          <table:table-cell table:style-name="ce41" table:formula="of:=[.D21]+[.D20]" office:value-type="currency" office:currency="USD" office:value="-5765.625" calcext:value-type="currency">
            <text:p>-$5,765.63</text:p>
          </table:table-cell>
          <table:table-cell table:style-name="ce41" table:formula="of:=[.E21]+[.E20]" office:value-type="currency" office:currency="USD" office:value="-3207.04" calcext:value-type="currency">
            <text:p>-$3,207.04</text:p>
          </table:table-cell>
          <table:table-cell table:style-name="ce41" table:formula="of:=[.F21]+[.F20]" office:value-type="currency" office:currency="USD" office:value="-8.79999999999927" calcext:value-type="currency">
            <text:p>-$8.80</text:p>
          </table:table-cell>
          <table:table-cell table:style-name="ce41" table:formula="of:=[.G21]+[.G20]" office:value-type="currency" office:currency="USD" office:value="3989.02" calcext:value-type="currency">
            <text:p>$3,989.02</text:p>
          </table:table-cell>
          <table:table-cell table:style-name="ce41" table:formula="of:=[.H21]+[.H20]" office:value-type="currency" office:currency="USD" office:value="11076.676" calcext:value-type="currency">
            <text:p>$11,076.68</text:p>
          </table:table-cell>
          <table:table-cell table:style-name="ce41" table:formula="of:=[.I21]+[.I20]" office:value-type="currency" office:currency="USD" office:value="21695.862" calcext:value-type="currency">
            <text:p>$21,695.86</text:p>
          </table:table-cell>
          <table:table-cell table:style-name="ce41" table:formula="of:=[.J21]+[.J20]" office:value-type="currency" office:currency="USD" office:value="34969.836" calcext:value-type="currency">
            <text:p>$34,969.84</text:p>
          </table:table-cell>
          <table:table-cell table:style-name="ce41" table:formula="of:=[.K21]+[.K20]" office:value-type="currency" office:currency="USD" office:value="51562.3035" calcext:value-type="currency">
            <text:p>$51,562.30</text:p>
          </table:table-cell>
          <table:table-cell table:style-name="ce41" table:formula="of:=[.L21]+[.L20]" office:value-type="currency" office:currency="USD" office:value="72302.907" calcext:value-type="currency">
            <text:p>$72,302.91</text:p>
          </table:table-cell>
          <table:table-cell table:style-name="ce41" table:formula="of:=[.M21]+[.M20]" office:value-type="currency" office:currency="USD" office:value="98228.6465" calcext:value-type="currency">
            <text:p>$98,228.65</text:p>
          </table:table-cell>
          <table:table-cell table:style-name="ce41" table:formula="of:=[.N21]+[.N20]" office:value-type="currency" office:currency="USD" office:value="130635.823" calcext:value-type="currency">
            <text:p>$130,635.82</text:p>
          </table:table-cell>
          <table:table-cell table:style-name="ce41" table:formula="of:=[.O21]+[.O20]" office:value-type="currency" office:currency="USD" office:value="171144.7915" calcext:value-type="currency">
            <text:p>$171,144.79</text:p>
          </table:table-cell>
          <table:table-cell table:style-name="ce41"/>
          <table:table-cell table:style-name="ce41" table:formula="of:=[.Q21]+[.Q20]" office:value-type="string" office:string-value="" calcext:value-type="error">
            <text:p>#REF!</text:p>
          </table:table-cell>
          <table:table-cell table:style-name="ce41" table:formula="of:=[.R21]+[.R20]" office:value-type="string" office:string-value="" calcext:value-type="error">
            <text:p>#REF!</text:p>
          </table:table-cell>
          <table:table-cell table:style-name="ce41" table:formula="of:=[.S21]+[.S20]" office:value-type="string" office:string-value="" calcext:value-type="error">
            <text:p>#REF!</text:p>
          </table:table-cell>
          <table:table-cell table:style-name="ce41" table:formula="of:=[.T21]+[.T20]" office:value-type="string" office:string-value="" calcext:value-type="error">
            <text:p>#REF!</text:p>
          </table:table-cell>
          <table:table-cell table:style-name="ce41" table:formula="of:=[.U21]+[.U20]" office:value-type="string" office:string-value="" calcext:value-type="error">
            <text:p>#REF!</text:p>
          </table:table-cell>
          <table:table-cell table:style-name="ce41" table:formula="of:=[.V21]+[.V20]" office:value-type="string" office:string-value="" calcext:value-type="error">
            <text:p>#REF!</text:p>
          </table:table-cell>
          <table:table-cell table:style-name="ce41" table:formula="of:=[.W21]+[.W20]" office:value-type="string" office:string-value="" calcext:value-type="error">
            <text:p>#REF!</text:p>
          </table:table-cell>
          <table:table-cell table:style-name="ce41" table:formula="of:=[.X21]+[.X20]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formula="of:=[.B6]*0.85" office:value-type="currency" office:currency="USD" office:value="5100" calcext:value-type="currency">
            <text:p>$5,100.00</text:p>
          </table:table-cell>
          <table:table-cell table:formula="of:=[.C6]*0.85" office:value-type="currency" office:currency="USD" office:value="6375" calcext:value-type="currency">
            <text:p>$6,375.00</text:p>
          </table:table-cell>
          <table:table-cell table:style-name="ce41" table:formula="of:=[.D6]*0.85" office:value-type="currency" office:currency="USD" office:value="7968.75" calcext:value-type="currency">
            <text:p>$7,968.75</text:p>
          </table:table-cell>
          <table:table-cell table:style-name="ce41" table:formula="of:=[.E6]*0.85" office:value-type="currency" office:currency="USD" office:value="9960.912" calcext:value-type="currency">
            <text:p>$9,960.91</text:p>
          </table:table-cell>
          <table:table-cell table:style-name="ce41" table:formula="of:=[.F6]*0.85" office:value-type="currency" office:currency="USD" office:value="12451.14" calcext:value-type="currency">
            <text:p>$12,451.14</text:p>
          </table:table-cell>
          <table:table-cell table:style-name="ce41" table:formula="of:=[.G6]*0.85" office:value-type="currency" office:currency="USD" office:value="15563.976" calcext:value-type="currency">
            <text:p>$15,563.98</text:p>
          </table:table-cell>
          <table:table-cell table:style-name="ce41" table:formula="of:=[.H6]*0.85" office:value-type="currency" office:currency="USD" office:value="19454.97" calcext:value-type="currency">
            <text:p>$19,454.97</text:p>
          </table:table-cell>
          <table:table-cell table:style-name="ce41" table:formula="of:=[.I6]*0.85" office:value-type="currency" office:currency="USD" office:value="24318.738" calcext:value-type="currency">
            <text:p>$24,318.74</text:p>
          </table:table-cell>
          <table:table-cell table:style-name="ce41" table:formula="of:=[.J6]*0.85" office:value-type="currency" office:currency="USD" office:value="30398.448" calcext:value-type="currency">
            <text:p>$30,398.45</text:p>
          </table:table-cell>
          <table:table-cell table:style-name="ce41" table:formula="of:=[.K6]*0.85" office:value-type="currency" office:currency="USD" office:value="37998.06" calcext:value-type="currency">
            <text:p>$37,998.06</text:p>
          </table:table-cell>
          <table:table-cell table:style-name="ce41" table:formula="of:=[.L6]*0.85" office:value-type="currency" office:currency="USD" office:value="47497.626" calcext:value-type="currency">
            <text:p>$47,497.63</text:p>
          </table:table-cell>
          <table:table-cell table:style-name="ce41" table:formula="of:=[.M6]*0.85" office:value-type="currency" office:currency="USD" office:value="59372.058" calcext:value-type="currency">
            <text:p>$59,372.06</text:p>
          </table:table-cell>
          <table:table-cell table:style-name="ce41" table:formula="of:=[.N6]*0.85" office:value-type="currency" office:currency="USD" office:value="74215.098" calcext:value-type="currency">
            <text:p>$74,215.10</text:p>
          </table:table-cell>
          <table:table-cell table:style-name="ce41" table:formula="of:=[.O6]*0.85" office:value-type="currency" office:currency="USD" office:value="92768.898" calcext:value-type="currency">
            <text:p>$92,768.90</text:p>
          </table:table-cell>
          <table:table-cell table:style-name="ce41"/>
          <table:table-cell table:style-name="ce41" table:formula="of:=[.Q6]*0.85" office:value-type="currency" office:currency="USD" office:value="5100" calcext:value-type="currency">
            <text:p>$5,100.00</text:p>
          </table:table-cell>
          <table:table-cell table:style-name="ce41" table:formula="of:=[.R6]*0.85" office:value-type="currency" office:currency="USD" office:value="20400" calcext:value-type="currency">
            <text:p>$20,400.00</text:p>
          </table:table-cell>
          <table:table-cell table:style-name="ce41" table:formula="of:=[.S6]*0.85" office:value-type="currency" office:currency="USD" office:value="35700" calcext:value-type="currency">
            <text:p>$35,700.00</text:p>
          </table:table-cell>
          <table:table-cell table:style-name="ce41" table:formula="of:=[.T6]*0.85" office:value-type="currency" office:currency="USD" office:value="51000" calcext:value-type="currency">
            <text:p>$51,000.00</text:p>
          </table:table-cell>
          <table:table-cell table:style-name="ce41" table:formula="of:=[.U6]*0.85" office:value-type="currency" office:currency="USD" office:value="66300" calcext:value-type="currency">
            <text:p>$66,300.00</text:p>
          </table:table-cell>
          <table:table-cell table:style-name="ce41" table:formula="of:=[.V6]*0.85" office:value-type="currency" office:currency="USD" office:value="81600" calcext:value-type="currency">
            <text:p>$81,600.00</text:p>
          </table:table-cell>
          <table:table-cell table:style-name="ce41" table:formula="of:=[.W6]*0.85" office:value-type="currency" office:currency="USD" office:value="51000" calcext:value-type="currency">
            <text:p>$51,000.00</text:p>
          </table:table-cell>
          <table:table-cell table:style-name="ce41" table:formula="of:=[.X6]*0.85" office:value-type="currency" office:currency="USD" office:value="51000" calcext:value-type="currency">
            <text:p>$51,00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formula="of:=IF([.B22]&lt;[.B23];[.B22];[.B23])" office:value-type="currency" office:currency="USD" office:value="-14500" calcext:value-type="currency">
            <text:p>-$14,500.00</text:p>
          </table:table-cell>
          <table:table-cell table:formula="of:=IF([.C22]&lt;[.C23];[.C22];[.C23])" office:value-type="currency" office:currency="USD" office:value="-7812.5" calcext:value-type="currency">
            <text:p>-$7,812.50</text:p>
          </table:table-cell>
          <table:table-cell table:style-name="ce41" table:formula="of:=IF([.D22]&lt;[.D23];[.D22];[.D23])" office:value-type="currency" office:currency="USD" office:value="-5765.625" calcext:value-type="currency">
            <text:p>-$5,765.63</text:p>
          </table:table-cell>
          <table:table-cell table:style-name="ce41" table:formula="of:=IF([.E22]&lt;[.E23];[.E22];[.E23])" office:value-type="currency" office:currency="USD" office:value="-3207.04" calcext:value-type="currency">
            <text:p>-$3,207.04</text:p>
          </table:table-cell>
          <table:table-cell table:style-name="ce41" table:formula="of:=IF([.F22]&lt;[.F23];[.F22];[.F23])" office:value-type="currency" office:currency="USD" office:value="-8.79999999999927" calcext:value-type="currency">
            <text:p>-$8.80</text:p>
          </table:table-cell>
          <table:table-cell table:style-name="ce41" table:formula="of:=IF([.G22]&lt;[.G23];[.G22];[.G23])" office:value-type="currency" office:currency="USD" office:value="3989.02" calcext:value-type="currency">
            <text:p>$3,989.02</text:p>
          </table:table-cell>
          <table:table-cell table:style-name="ce41" table:formula="of:=IF([.H22]&lt;[.H23];[.H22];[.H23])" office:value-type="currency" office:currency="USD" office:value="11076.676" calcext:value-type="currency">
            <text:p>$11,076.68</text:p>
          </table:table-cell>
          <table:table-cell table:style-name="ce41" table:formula="of:=IF([.I22]&lt;[.I23];[.I22];[.I23])" office:value-type="currency" office:currency="USD" office:value="21695.862" calcext:value-type="currency">
            <text:p>$21,695.86</text:p>
          </table:table-cell>
          <table:table-cell table:style-name="ce41" table:formula="of:=IF([.J22]&lt;[.J23];[.J22];[.J23])" office:value-type="currency" office:currency="USD" office:value="30398.448" calcext:value-type="currency">
            <text:p>$30,398.45</text:p>
          </table:table-cell>
          <table:table-cell table:style-name="ce41" table:formula="of:=IF([.K22]&lt;[.K23];[.K22];[.K23])" office:value-type="currency" office:currency="USD" office:value="37998.06" calcext:value-type="currency">
            <text:p>$37,998.06</text:p>
          </table:table-cell>
          <table:table-cell table:style-name="ce41" table:formula="of:=IF([.L22]&lt;[.L23];[.L22];[.L23])" office:value-type="currency" office:currency="USD" office:value="47497.626" calcext:value-type="currency">
            <text:p>$47,497.63</text:p>
          </table:table-cell>
          <table:table-cell table:style-name="ce41" table:formula="of:=IF([.M22]&lt;[.M23];[.M22];[.M23])" office:value-type="currency" office:currency="USD" office:value="59372.058" calcext:value-type="currency">
            <text:p>$59,372.06</text:p>
          </table:table-cell>
          <table:table-cell table:style-name="ce41" table:formula="of:=IF([.N22]&lt;[.N23];[.N22];[.N23])" office:value-type="currency" office:currency="USD" office:value="74215.098" calcext:value-type="currency">
            <text:p>$74,215.10</text:p>
          </table:table-cell>
          <table:table-cell table:style-name="ce41" table:formula="of:=IF([.O22]&lt;[.O23];[.O22];[.O23])" office:value-type="currency" office:currency="USD" office:value="92768.898" calcext:value-type="currency">
            <text:p>$92,768.90</text:p>
          </table:table-cell>
          <table:table-cell table:style-name="ce41"/>
          <table:table-cell table:style-name="ce41" table:formula="of:=IF([.Q22]&lt;[.Q23];[.Q22];[.Q23])" office:value-type="string" office:string-value="" calcext:value-type="error">
            <text:p>#REF!</text:p>
          </table:table-cell>
          <table:table-cell table:style-name="ce41" table:formula="of:=IF([.R22]&lt;[.R23];[.R22];[.R23])" office:value-type="string" office:string-value="" calcext:value-type="error">
            <text:p>#REF!</text:p>
          </table:table-cell>
          <table:table-cell table:style-name="ce41" table:formula="of:=IF([.S22]&lt;[.S23];[.S22];[.S23])" office:value-type="string" office:string-value="" calcext:value-type="error">
            <text:p>#REF!</text:p>
          </table:table-cell>
          <table:table-cell table:style-name="ce41" table:formula="of:=IF([.T22]&lt;[.T23];[.T22];[.T23])" office:value-type="string" office:string-value="" calcext:value-type="error">
            <text:p>#REF!</text:p>
          </table:table-cell>
          <table:table-cell table:style-name="ce41" table:formula="of:=IF([.U22]&lt;[.U23];[.U22];[.U23])" office:value-type="string" office:string-value="" calcext:value-type="error">
            <text:p>#REF!</text:p>
          </table:table-cell>
          <table:table-cell table:style-name="ce41" table:formula="of:=IF([.V22]&lt;[.V23];[.V22];[.V23])" office:value-type="string" office:string-value="" calcext:value-type="error">
            <text:p>#REF!</text:p>
          </table:table-cell>
          <table:table-cell table:style-name="ce41" table:formula="of:=IF([.W22]&lt;[.W23];[.W22];[.W23])" office:value-type="string" office:string-value="" calcext:value-type="error">
            <text:p>#REF!</text:p>
          </table:table-cell>
          <table:table-cell table:style-name="ce41" table:formula="of:=IF([.X22]&lt;[.X23];[.X22];[.X23])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2"/>
          <table:table-cell table:number-columns-repeated="2"/>
          <table:table-cell table:style-name="ce41" table:number-columns-repeated="27"/>
          <table:table-cell table:number-columns-repeated="16354"/>
        </table:table-row>
        <table:table-row table:style-name="ro1">
          <table:table-cell table:style-name="ce2"/>
          <table:table-cell table:formula="of:=IF([.B14]=&quot;NO&quot;;0;[.B24])" office:value-type="currency" office:currency="USD" office:value="0" calcext:value-type="currency">
            <text:p>$0.00</text:p>
          </table:table-cell>
          <table:table-cell table:formula="of:=IF([.C14]=&quot;NO&quot;;0;[.C24])" office:value-type="currency" office:currency="USD" office:value="0" calcext:value-type="currency">
            <text:p>$0.00</text:p>
          </table:table-cell>
          <table:table-cell table:style-name="ce41" table:formula="of:=IF([.D14]=&quot;NO&quot;;0;[.D24])" office:value-type="currency" office:currency="USD" office:value="0" calcext:value-type="currency">
            <text:p>$0.00</text:p>
          </table:table-cell>
          <table:table-cell table:style-name="ce41" table:formula="of:=IF([.E14]=&quot;NO&quot;;0;[.E24])" office:value-type="currency" office:currency="USD" office:value="0" calcext:value-type="currency">
            <text:p>$0.00</text:p>
          </table:table-cell>
          <table:table-cell table:style-name="ce41" table:formula="of:=IF([.F14]=&quot;NO&quot;;0;[.F24])" office:value-type="currency" office:currency="USD" office:value="0" calcext:value-type="currency">
            <text:p>$0.00</text:p>
          </table:table-cell>
          <table:table-cell table:style-name="ce41" table:formula="of:=IF([.G14]=&quot;NO&quot;;0;[.G24])" office:value-type="currency" office:currency="USD" office:value="3989.02" calcext:value-type="currency">
            <text:p>$3,989.02</text:p>
          </table:table-cell>
          <table:table-cell table:style-name="ce41" table:formula="of:=IF([.H14]=&quot;NO&quot;;0;[.H24])" office:value-type="currency" office:currency="USD" office:value="11076.676" calcext:value-type="currency">
            <text:p>$11,076.68</text:p>
          </table:table-cell>
          <table:table-cell table:style-name="ce41" table:formula="of:=IF([.I14]=&quot;NO&quot;;0;[.I24])" office:value-type="currency" office:currency="USD" office:value="21695.862" calcext:value-type="currency">
            <text:p>$21,695.86</text:p>
          </table:table-cell>
          <table:table-cell table:style-name="ce41" table:formula="of:=IF([.J14]=&quot;NO&quot;;0;[.J24])" office:value-type="currency" office:currency="USD" office:value="30398.448" calcext:value-type="currency">
            <text:p>$30,398.45</text:p>
          </table:table-cell>
          <table:table-cell table:style-name="ce41" table:formula="of:=IF([.K14]=&quot;NO&quot;;0;[.K24])" office:value-type="currency" office:currency="USD" office:value="37998.06" calcext:value-type="currency">
            <text:p>$37,998.06</text:p>
          </table:table-cell>
          <table:table-cell table:style-name="ce41" table:formula="of:=IF([.L14]=&quot;NO&quot;;0;[.L24])" office:value-type="currency" office:currency="USD" office:value="47497.626" calcext:value-type="currency">
            <text:p>$47,497.63</text:p>
          </table:table-cell>
          <table:table-cell table:style-name="ce41" table:formula="of:=IF([.M14]=&quot;NO&quot;;0;[.M24])" office:value-type="currency" office:currency="USD" office:value="59372.058" calcext:value-type="currency">
            <text:p>$59,372.06</text:p>
          </table:table-cell>
          <table:table-cell table:style-name="ce41" table:formula="of:=IF([.N14]=&quot;NO&quot;;0;[.N24])" office:value-type="currency" office:currency="USD" office:value="74215.098" calcext:value-type="currency">
            <text:p>$74,215.10</text:p>
          </table:table-cell>
          <table:table-cell table:style-name="ce41" table:formula="of:=IF([.O14]=&quot;NO&quot;;0;[.O24])" office:value-type="currency" office:currency="USD" office:value="92768.898" calcext:value-type="currency">
            <text:p>$92,768.90</text:p>
          </table:table-cell>
          <table:table-cell table:style-name="ce41"/>
          <table:table-cell table:style-name="ce41" table:formula="of:=IF([.Q14]=&quot;NO&quot;;0;[.Q24])" office:value-type="string" office:string-value="" calcext:value-type="error">
            <text:p>#REF!</text:p>
          </table:table-cell>
          <table:table-cell table:style-name="ce41" table:formula="of:=IF([.R14]=&quot;NO&quot;;0;[.R24])" office:value-type="string" office:string-value="" calcext:value-type="error">
            <text:p>#REF!</text:p>
          </table:table-cell>
          <table:table-cell table:style-name="ce41" table:formula="of:=IF([.S14]=&quot;NO&quot;;0;[.S24])" office:value-type="string" office:string-value="" calcext:value-type="error">
            <text:p>#REF!</text:p>
          </table:table-cell>
          <table:table-cell table:style-name="ce41" table:formula="of:=IF([.T14]=&quot;NO&quot;;0;[.T24])" office:value-type="string" office:string-value="" calcext:value-type="error">
            <text:p>#REF!</text:p>
          </table:table-cell>
          <table:table-cell table:style-name="ce41" table:formula="of:=IF([.U14]=&quot;NO&quot;;0;[.U24])" office:value-type="string" office:string-value="" calcext:value-type="error">
            <text:p>#REF!</text:p>
          </table:table-cell>
          <table:table-cell table:style-name="ce41" table:formula="of:=IF([.V14]=&quot;NO&quot;;0;[.V24])" office:value-type="string" office:string-value="" calcext:value-type="error">
            <text:p>#REF!</text:p>
          </table:table-cell>
          <table:table-cell table:style-name="ce41" table:formula="of:=IF([.W14]=&quot;NO&quot;;0;[.W24])" office:value-type="string" office:string-value="" calcext:value-type="error">
            <text:p>#REF!</text:p>
          </table:table-cell>
          <table:table-cell table:style-name="ce41" table:formula="of:=IF([.X14]=&quot;NO&quot;;0;[.X24])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 table:number-rows-repeated="2">
          <table:table-cell table:style-name="ce2"/>
          <table:table-cell table:number-columns-repeated="2"/>
          <table:table-cell table:style-name="ce41" table:number-columns-repeated="15"/>
          <table:table-cell table:number-columns-repeated="16366"/>
        </table:table-row>
        <table:table-row table:style-name="ro1">
          <table:table-cell table:style-name="ce2"/>
          <table:table-cell table:style-name="ce45" table:formula="of:=&quot;[InlineData(&quot;&amp;ROUND([.B2];2)&amp;&quot;, &quot;&amp;ROUND([.B3];2)&amp;&quot;, &quot;&amp;ROUND([.B4];2)&amp;&quot;, &quot;&amp;ROUND([.B26];2)&amp;&quot;)]&quot;" office:value-type="string" office:string-value="[InlineData(500, 10000, 100, 0)]" calcext:value-type="string">
            <text:p>[InlineData(500, 10000, 100, 0)]</text:p>
          </table:table-cell>
          <table:table-cell table:style-name="ce45" table:formula="of:=&quot;[InlineData(&quot;&amp;ROUND([.C2];2)&amp;&quot;, &quot;&amp;ROUND([.C3];2)&amp;&quot;, &quot;&amp;ROUND([.C4];2)&amp;&quot;, &quot;&amp;ROUND([.C26];2)&amp;&quot;)]&quot;" office:value-type="string" office:string-value="[InlineData(625, 12500, 125, 0)]" calcext:value-type="string">
            <text:p>[InlineData(625, 12500, 125, 0)]</text:p>
          </table:table-cell>
          <table:table-cell table:style-name="ce45" table:formula="of:=&quot;[InlineData(&quot;&amp;ROUND([.D2];2)&amp;&quot;, &quot;&amp;ROUND([.D3];2)&amp;&quot;, &quot;&amp;ROUND([.D4];2)&amp;&quot;, &quot;&amp;ROUND([.D26];2)&amp;&quot;)]&quot;" office:value-type="string" office:string-value="[InlineData(781.25, 15625, 156.25, 0)]" calcext:value-type="string">
            <text:p>[InlineData(781.25, 15625, 156.25, 0)]</text:p>
          </table:table-cell>
          <table:table-cell table:style-name="ce45" table:formula="of:=&quot;[InlineData(&quot;&amp;ROUND([.E2];2)&amp;&quot;, &quot;&amp;ROUND([.E3];2)&amp;&quot;, &quot;&amp;ROUND([.E4];2)&amp;&quot;, &quot;&amp;ROUND([.E26];2)&amp;&quot;)]&quot;" office:value-type="string" office:string-value="[InlineData(976.56, 19531.25, 195.31, 0)]" calcext:value-type="string">
            <text:p>[InlineData(976.56, 19531.25, 195.31, 0)]</text:p>
          </table:table-cell>
          <table:table-cell table:style-name="ce45" table:formula="of:=&quot;[InlineData(&quot;&amp;ROUND([.F2];2)&amp;&quot;, &quot;&amp;ROUND([.F3];2)&amp;&quot;, &quot;&amp;ROUND([.F4];2)&amp;&quot;, &quot;&amp;ROUND([.F26];2)&amp;&quot;)]&quot;" office:value-type="string" office:string-value="[InlineData(1220.7, 24414.06, 244.14, 0)]" calcext:value-type="string">
            <text:p>[InlineData(1220.7, 24414.06, 244.14, 0)]</text:p>
          </table:table-cell>
          <table:table-cell table:style-name="ce45" table:formula="of:=&quot;[InlineData(&quot;&amp;ROUND([.G2];2)&amp;&quot;, &quot;&amp;ROUND([.G3];2)&amp;&quot;, &quot;&amp;ROUND([.G4];2)&amp;&quot;, &quot;&amp;ROUND([.G26];2)&amp;&quot;)]&quot;" office:value-type="string" office:string-value="[InlineData(1525.88, 30517.58, 305.18, 3989.02)]" calcext:value-type="string">
            <text:p>[InlineData(1525.88, 30517.58, 305.18, 3989.02)]</text:p>
          </table:table-cell>
          <table:table-cell table:style-name="ce45" table:formula="of:=&quot;[InlineData(&quot;&amp;ROUND([.H2];2)&amp;&quot;, &quot;&amp;ROUND([.H3];2)&amp;&quot;, &quot;&amp;ROUND([.H4];2)&amp;&quot;, &quot;&amp;ROUND([.H26];2)&amp;&quot;)]&quot;" office:value-type="string" office:string-value="[InlineData(1907.35, 38146.98, 381.48, 11076.68)]" calcext:value-type="string">
            <text:p>[InlineData(1907.35, 38146.98, 381.48, 11076.68)]</text:p>
          </table:table-cell>
          <table:table-cell table:style-name="ce45" table:formula="of:=&quot;[InlineData(&quot;&amp;ROUND([.I2];2)&amp;&quot;, &quot;&amp;ROUND([.I3];2)&amp;&quot;, &quot;&amp;ROUND([.I4];2)&amp;&quot;, &quot;&amp;ROUND([.I26];2)&amp;&quot;)]&quot;" office:value-type="string" office:string-value="[InlineData(2384.19, 47683.73, 476.85, 21695.86)]" calcext:value-type="string">
            <text:p>[InlineData(2384.19, 47683.73, 476.85, 21695.86)]</text:p>
          </table:table-cell>
          <table:table-cell table:style-name="ce45" table:formula="of:=&quot;[InlineData(&quot;&amp;ROUND([.J2];2)&amp;&quot;, &quot;&amp;ROUND([.J3];2)&amp;&quot;, &quot;&amp;ROUND([.J4];2)&amp;&quot;, &quot;&amp;ROUND([.J26];2)&amp;&quot;)]&quot;" office:value-type="string" office:string-value="[InlineData(2980.24, 59604.66, 596.06, 30398.45)]" calcext:value-type="string">
            <text:p>[InlineData(2980.24, 59604.66, 596.06, 30398.45)]</text:p>
          </table:table-cell>
          <table:table-cell table:style-name="ce45" table:formula="of:=&quot;[InlineData(&quot;&amp;ROUND([.K2];2)&amp;&quot;, &quot;&amp;ROUND([.K3];2)&amp;&quot;, &quot;&amp;ROUND([.K4];2)&amp;&quot;, &quot;&amp;ROUND([.K26];2)&amp;&quot;)]&quot;" office:value-type="string" office:string-value="[InlineData(3725.3, 74505.83, 745.08, 37998.06)]" calcext:value-type="string">
            <text:p>[InlineData(3725.3, 74505.83, 745.08, 37998.06)]</text:p>
          </table:table-cell>
          <table:table-cell table:style-name="ce45" table:formula="of:=&quot;[InlineData(&quot;&amp;ROUND([.L2];2)&amp;&quot;, &quot;&amp;ROUND([.L3];2)&amp;&quot;, &quot;&amp;ROUND([.L4];2)&amp;&quot;, &quot;&amp;ROUND([.L26];2)&amp;&quot;)]&quot;" office:value-type="string" office:string-value="[InlineData(4656.63, 93132.29, 931.35, 47497.63)]" calcext:value-type="string">
            <text:p>[InlineData(4656.63, 93132.29, 931.35, 47497.63)]</text:p>
          </table:table-cell>
          <table:table-cell table:style-name="ce45" table:formula="of:=&quot;[InlineData(&quot;&amp;ROUND([.M2];2)&amp;&quot;, &quot;&amp;ROUND([.M3];2)&amp;&quot;, &quot;&amp;ROUND([.M4];2)&amp;&quot;, &quot;&amp;ROUND([.M26];2)&amp;&quot;)]&quot;" office:value-type="string" office:string-value="[InlineData(5820.79, 116415.36, 1164.19, 59372.06)]" calcext:value-type="string">
            <text:p>[InlineData(5820.79, 116415.36, 1164.19, 59372.06)]</text:p>
          </table:table-cell>
          <table:table-cell table:style-name="ce45" table:formula="of:=&quot;[InlineData(&quot;&amp;ROUND([.N2];2)&amp;&quot;, &quot;&amp;ROUND([.N3];2)&amp;&quot;, &quot;&amp;ROUND([.N4];2)&amp;&quot;, &quot;&amp;ROUND([.N26];2)&amp;&quot;)]&quot;" office:value-type="string" office:string-value="[InlineData(7275.99, 145519.2, 1455.24, 74215.1)]" calcext:value-type="string">
            <text:p>[InlineData(7275.99, 145519.2, 1455.24, 74215.1)]</text:p>
          </table:table-cell>
          <table:table-cell table:style-name="ce45" table:formula="of:=&quot;[InlineData(&quot;&amp;ROUND([.O2];2)&amp;&quot;, &quot;&amp;ROUND([.O3];2)&amp;&quot;, &quot;&amp;ROUND([.O4];2)&amp;&quot;, &quot;&amp;ROUND([.O26];2)&amp;&quot;)]&quot;" office:value-type="string" office:string-value="[InlineData(9094.99, 181899, 1819.05, 92768.9)]" calcext:value-type="string">
            <text:p>[InlineData(9094.99, 181899, 1819.05, 92768.9)]</text:p>
          </table:table-cell>
          <table:table-cell table:style-name="ce45" table:number-columns-repeated="3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45" table:formula="of:=[.B29]" office:value-type="string" office:string-value="[InlineData(500, 10000, 100, 0)]" calcext:value-type="string">
            <text:p>[InlineData(500, 10000, 100, 0)]</text:p>
          </table:table-cell>
          <table:table-cell table:style-name="Default" table:number-columns-repeated="13"/>
          <table:table-cell table:number-columns-repeated="16369"/>
        </table:table-row>
        <table:table-row table:style-name="ro1">
          <table:table-cell/>
          <table:table-cell table:style-name="ce45" table:formula="of:=[.C29]" office:value-type="string" office:string-value="[InlineData(625, 12500, 125, 0)]" calcext:value-type="string">
            <text:p>[InlineData(625, 12500, 125, 0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D29]" office:value-type="string" office:string-value="[InlineData(781.25, 15625, 156.25, 0)]" calcext:value-type="string">
            <text:p>[InlineData(781.25, 15625, 156.25, 0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E29]" office:value-type="string" office:string-value="[InlineData(976.56, 19531.25, 195.31, 0)]" calcext:value-type="string">
            <text:p>[InlineData(976.56, 19531.25, 195.31, 0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F29]" office:value-type="string" office:string-value="[InlineData(1220.7, 24414.06, 244.14, 0)]" calcext:value-type="string">
            <text:p>[InlineData(1220.7, 24414.06, 244.14, 0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G29]" office:value-type="string" office:string-value="[InlineData(1525.88, 30517.58, 305.18, 3989.02)]" calcext:value-type="string">
            <text:p>[InlineData(1525.88, 30517.58, 305.18, 3989.02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H29]" office:value-type="string" office:string-value="[InlineData(1907.35, 38146.98, 381.48, 11076.68)]" calcext:value-type="string">
            <text:p>[InlineData(1907.35, 38146.98, 381.48, 11076.68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I29]" office:value-type="string" office:string-value="[InlineData(2384.19, 47683.73, 476.85, 21695.86)]" calcext:value-type="string">
            <text:p>[InlineData(2384.19, 47683.73, 476.85, 21695.86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J29]" office:value-type="string" office:string-value="[InlineData(2980.24, 59604.66, 596.06, 30398.45)]" calcext:value-type="string">
            <text:p>[InlineData(2980.24, 59604.66, 596.06, 30398.45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K29]" office:value-type="string" office:string-value="[InlineData(3725.3, 74505.83, 745.08, 37998.06)]" calcext:value-type="string">
            <text:p>[InlineData(3725.3, 74505.83, 745.08, 37998.06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L29]" office:value-type="string" office:string-value="[InlineData(4656.63, 93132.29, 931.35, 47497.63)]" calcext:value-type="string">
            <text:p>[InlineData(4656.63, 93132.29, 931.35, 47497.63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M29]" office:value-type="string" office:string-value="[InlineData(5820.79, 116415.36, 1164.19, 59372.06)]" calcext:value-type="string">
            <text:p>[InlineData(5820.79, 116415.36, 1164.19, 59372.06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N29]" office:value-type="string" office:string-value="[InlineData(7275.99, 145519.2, 1455.24, 74215.1)]" calcext:value-type="string">
            <text:p>[InlineData(7275.99, 145519.2, 1455.24, 74215.1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O29]" office:value-type="string" office:string-value="[InlineData(9094.99, 181899, 1819.05, 92768.9)]" calcext:value-type="string">
            <text:p>[InlineData(9094.99, 181899, 1819.05, 92768.9)]</text:p>
          </table:table-cell>
          <table:table-cell table:number-columns-repeated="16382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althcareSpend" table:style-name="ta1">
        <table:table-column table:style-name="co1" table:number-columns-repeated="16384" table:default-cell-style-name="ce3"/>
        <table:table-row table:style-name="ro3">
          <table:table-cell table:style-name="ce1" office:value-type="string" calcext:value-type="string">
            <text:p>year</text:p>
          </table:table-cell>
          <table:table-cell table:style-name="ce1"/>
          <table:table-cell table:style-name="ce1" office:value-type="string" calcext:value-type="string">
            <text:p>return val</text:p>
          </table:table-cell>
          <table:table-cell table:style-name="ce1" office:value-type="string" calcext:value-type="string">
            <text:p>retirement year</text:p>
          </table:table-cell>
          <table:table-cell table:style-name="ce1" office:value-type="string" calcext:value-type="string">
            <text:p>birth year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is retired?</text:p>
          </table:table-cell>
          <table:table-cell table:style-name="ce1" office:value-type="string" calcext:value-type="string">
            <text:p>RequiredMonthlySpendHealthCare</text:p>
          </table:table-cell>
          <table:table-cell table:style-name="ce1" office:value-type="string" calcext:value-type="string">
            <text:p>yearsOver65</text:p>
          </table:table-cell>
          <table:table-cell table:style-name="ce1" office:value-type="string" calcext:value-type="string">
            <text:p>decadesOver65</text:p>
          </table:table-cell>
          <table:table-cell table:style-name="ce1" office:value-type="string" calcext:value-type="string">
            <text:p>numHospitalAdmissionsPerYear</text:p>
          </table:table-cell>
          <table:table-cell table:style-name="ce1" office:value-type="string" calcext:value-type="string">
            <text:p>partADeductible</text:p>
          </table:table-cell>
          <table:table-cell table:style-name="ce1" office:value-type="string" calcext:value-type="string">
            <text:p>totalPartACostPerYear</text:p>
          </table:table-cell>
          <table:table-cell table:style-name="ce1" office:value-type="string" calcext:value-type="string">
            <text:p>totalPartACostPerMonth</text:p>
          </table:table-cell>
          <table:table-cell table:style-name="ce1" office:value-type="string" calcext:value-type="string">
            <text:p>totalPartBCostPerMonth</text:p>
          </table:table-cell>
          <table:table-cell table:style-name="ce1" office:value-type="string" calcext:value-type="string">
            <text:p>totalPartDCostPerMonth</text:p>
          </table:table-cell>
          <table:table-cell table:style-name="ce1" office:value-type="string" calcext:value-type="string">
            <text:p>total medicare cost</text:p>
          </table:table-cell>
          <table:table-cell table:number-columns-repeated="16367"/>
        </table:table-row>
        <table:table-row table:style-name="ro1">
          <table:table-cell office:value-type="float" office:value="2025" calcext:value-type="float">
            <text:p>2025</text:p>
          </table:table-cell>
          <table:table-cell/>
          <table:table-cell table:formula="of:=IF([.G2]=0;0;IF([.F2] &lt; 65;[.H2];IF([.F2]&gt;=88;[.H2]*2;[.Q2])))" office:value-type="float" office:value="0" calcext:value-type="float">
            <text:p>0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2]-[.E2]" office:value-type="float" office:value="50" calcext:value-type="float">
            <text:p>50</text:p>
          </table:table-cell>
          <table:table-cell table:formula="of:=IF([.A2]&gt;=[.D2];1; 0)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formula="of:=[.F2]-65" office:value-type="float" office:value="-15" calcext:value-type="float">
            <text:p>-15</text:p>
          </table:table-cell>
          <table:table-cell table:formula="of:=[.I2]/10" office:value-type="float" office:value="-1.5" calcext:value-type="float">
            <text:p>-1.5</text:p>
          </table:table-cell>
          <table:table-cell table:formula="of:=1.5+([.J2]*1)" office:value-type="float" office:value="0" calcext:value-type="float">
            <text:p>0</text:p>
          </table:table-cell>
          <table:table-cell table:formula="of:=[.K2]*1676" office:value-type="float" office:value="0" calcext:value-type="float">
            <text:p>0</text:p>
          </table:table-cell>
          <table:table-cell table:formula="of:=[.L2]" office:value-type="float" office:value="0" calcext:value-type="float">
            <text:p>0</text:p>
          </table:table-cell>
          <table:table-cell table:formula="of:=[.M2]/12" office:value-type="float" office:value="0" calcext:value-type="float">
            <text:p>0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2]+[.O2]+[.P2];2)" office:value-type="float" office:value="655.83" calcext:value-type="float">
            <text:p>655.83</text:p>
          </table:table-cell>
          <table:table-cell table:formula="of:=&quot;[InlineData(&quot;&amp;[.A2]&amp;&quot;, &quot;&amp;[.C2]&amp;&quot;)] &quot;&amp;[.B2]" office:value-type="string" office:string-value="[InlineData(2025, 0)] " calcext:value-type="string">
            <text:p>[InlineData(2025, 0)] </text:p>
          </table:table-cell>
          <table:table-cell table:number-columns-repeated="16366"/>
        </table:table-row>
        <table:table-row table:style-name="ro1">
          <table:table-cell table:formula="of:=[.A2]+5" office:value-type="float" office:value="2030" calcext:value-type="float">
            <text:p>2030</text:p>
          </table:table-cell>
          <table:table-cell office:value-type="string" calcext:value-type="string">
            <text:p>// retirement age, no medicare</text:p>
          </table:table-cell>
          <table:table-cell table:formula="of:=IF([.G3]=0;0;IF([.F3] &lt; 65;[.H3];IF([.F3]&gt;=88;[.H3]*2;[.Q3])))" office:value-type="float" office:value="3000" calcext:value-type="float">
            <text:p>3000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3]-[.E3]" office:value-type="float" office:value="55" calcext:value-type="float">
            <text:p>55</text:p>
          </table:table-cell>
          <table:table-cell table:formula="of:=IF([.A3]&gt;=[.D3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3]-65" office:value-type="float" office:value="-10" calcext:value-type="float">
            <text:p>-10</text:p>
          </table:table-cell>
          <table:table-cell table:formula="of:=[.I3]/10" office:value-type="float" office:value="-1" calcext:value-type="float">
            <text:p>-1</text:p>
          </table:table-cell>
          <table:table-cell table:formula="of:=1.5+([.J3]*1)" office:value-type="float" office:value="0.5" calcext:value-type="float">
            <text:p>0.5</text:p>
          </table:table-cell>
          <table:table-cell table:formula="of:=[.K3]*1676" office:value-type="float" office:value="838" calcext:value-type="float">
            <text:p>838</text:p>
          </table:table-cell>
          <table:table-cell table:formula="of:=[.L3]" office:value-type="float" office:value="838" calcext:value-type="float">
            <text:p>838</text:p>
          </table:table-cell>
          <table:table-cell table:formula="of:=[.M3]/12" office:value-type="float" office:value="69.8333333333333" calcext:value-type="float">
            <text:p>69.8333333333333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3]+[.O3]+[.P3];2)" office:value-type="float" office:value="725.67" calcext:value-type="float">
            <text:p>725.67</text:p>
          </table:table-cell>
          <table:table-cell table:formula="of:=&quot;[InlineData(&quot;&amp;[.A3]&amp;&quot;, &quot;&amp;[.C3]&amp;&quot;)] &quot;&amp;[.B3]" office:value-type="string" office:string-value="[InlineData(2030, 3000)] // retirement age, no medicare" calcext:value-type="string">
            <text:p>[InlineData(2030, 3000)] // retirement age, no medicare</text:p>
          </table:table-cell>
          <table:table-cell table:number-columns-repeated="16366"/>
        </table:table-row>
        <table:table-row table:style-name="ro1">
          <table:table-cell table:formula="of:=[.A3]+5" office:value-type="float" office:value="2035" calcext:value-type="float">
            <text:p>2035</text:p>
          </table:table-cell>
          <table:table-cell/>
          <table:table-cell table:formula="of:=IF([.G4]=0;0;IF([.F4] &lt; 65;[.H4];IF([.F4]&gt;=88;[.H4]*2;[.Q4])))" office:value-type="float" office:value="3000" calcext:value-type="float">
            <text:p>3000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4]-[.E4]" office:value-type="float" office:value="60" calcext:value-type="float">
            <text:p>60</text:p>
          </table:table-cell>
          <table:table-cell table:formula="of:=IF([.A4]&gt;=[.D4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4]-65" office:value-type="float" office:value="-5" calcext:value-type="float">
            <text:p>-5</text:p>
          </table:table-cell>
          <table:table-cell table:formula="of:=[.I4]/10" office:value-type="float" office:value="-0.5" calcext:value-type="float">
            <text:p>-0.5</text:p>
          </table:table-cell>
          <table:table-cell table:formula="of:=1.5+([.J4]*1)" office:value-type="float" office:value="1" calcext:value-type="float">
            <text:p>1</text:p>
          </table:table-cell>
          <table:table-cell table:formula="of:=[.K4]*1676" office:value-type="float" office:value="1676" calcext:value-type="float">
            <text:p>1676</text:p>
          </table:table-cell>
          <table:table-cell table:formula="of:=[.L4]" office:value-type="float" office:value="1676" calcext:value-type="float">
            <text:p>1676</text:p>
          </table:table-cell>
          <table:table-cell table:formula="of:=[.M4]/12" office:value-type="float" office:value="139.666666666667" calcext:value-type="float">
            <text:p>139.666666666667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4]+[.O4]+[.P4];2)" office:value-type="float" office:value="795.5" calcext:value-type="float">
            <text:p>795.5</text:p>
          </table:table-cell>
          <table:table-cell table:formula="of:=&quot;[InlineData(&quot;&amp;[.A4]&amp;&quot;, &quot;&amp;[.C4]&amp;&quot;)] &quot;&amp;[.B4]" office:value-type="string" office:string-value="[InlineData(2035, 3000)] " calcext:value-type="string">
            <text:p>[InlineData(2035, 3000)] </text:p>
          </table:table-cell>
          <table:table-cell table:number-columns-repeated="16366"/>
        </table:table-row>
        <table:table-row table:style-name="ro1">
          <table:table-cell table:formula="of:=[.A4]+5" office:value-type="float" office:value="2040" calcext:value-type="float">
            <text:p>2040</text:p>
          </table:table-cell>
          <table:table-cell office:value-type="string" calcext:value-type="string">
            <text:p>// age 65, medicare kicks in</text:p>
          </table:table-cell>
          <table:table-cell table:formula="of:=IF([.G5]=0;0;IF([.F5] &lt; 65;[.H5];IF([.F5]&gt;=88;[.H5]*2;[.Q5])))" office:value-type="float" office:value="865.33" calcext:value-type="float">
            <text:p>865.33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5]-[.E5]" office:value-type="float" office:value="65" calcext:value-type="float">
            <text:p>65</text:p>
          </table:table-cell>
          <table:table-cell table:formula="of:=IF([.A5]&gt;=[.D5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5]-65" office:value-type="float" office:value="0" calcext:value-type="float">
            <text:p>0</text:p>
          </table:table-cell>
          <table:table-cell table:formula="of:=[.I5]/10" office:value-type="float" office:value="0" calcext:value-type="float">
            <text:p>0</text:p>
          </table:table-cell>
          <table:table-cell table:formula="of:=1.5+([.J5]*1)" office:value-type="float" office:value="1.5" calcext:value-type="float">
            <text:p>1.5</text:p>
          </table:table-cell>
          <table:table-cell table:formula="of:=[.K5]*1676" office:value-type="float" office:value="2514" calcext:value-type="float">
            <text:p>2514</text:p>
          </table:table-cell>
          <table:table-cell table:formula="of:=[.L5]" office:value-type="float" office:value="2514" calcext:value-type="float">
            <text:p>2514</text:p>
          </table:table-cell>
          <table:table-cell table:formula="of:=[.M5]/12" office:value-type="float" office:value="209.5" calcext:value-type="float">
            <text:p>209.5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5]+[.O5]+[.P5];2)" office:value-type="float" office:value="865.33" calcext:value-type="float">
            <text:p>865.33</text:p>
          </table:table-cell>
          <table:table-cell table:formula="of:=&quot;[InlineData(&quot;&amp;[.A5]&amp;&quot;, &quot;&amp;[.C5]&amp;&quot;)] &quot;&amp;[.B5]" office:value-type="string" office:string-value="[InlineData(2040, 865.33)] // age 65, medicare kicks in" calcext:value-type="string">
            <text:p>[InlineData(2040, 865.33)] // age 65, medicare kicks in</text:p>
          </table:table-cell>
          <table:table-cell table:number-columns-repeated="16366"/>
        </table:table-row>
        <table:table-row table:style-name="ro1">
          <table:table-cell table:formula="of:=[.A5]+5" office:value-type="float" office:value="2045" calcext:value-type="float">
            <text:p>2045</text:p>
          </table:table-cell>
          <table:table-cell/>
          <table:table-cell table:formula="of:=IF([.G6]=0;0;IF([.F6] &lt; 65;[.H6];IF([.F6]&gt;=88;[.H6]*2;[.Q6])))" office:value-type="float" office:value="935.17" calcext:value-type="float">
            <text:p>935.17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6]-[.E6]" office:value-type="float" office:value="70" calcext:value-type="float">
            <text:p>70</text:p>
          </table:table-cell>
          <table:table-cell table:formula="of:=IF([.A6]&gt;=[.D6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6]-65" office:value-type="float" office:value="5" calcext:value-type="float">
            <text:p>5</text:p>
          </table:table-cell>
          <table:table-cell table:formula="of:=[.I6]/10" office:value-type="float" office:value="0.5" calcext:value-type="float">
            <text:p>0.5</text:p>
          </table:table-cell>
          <table:table-cell table:formula="of:=1.5+([.J6]*1)" office:value-type="float" office:value="2" calcext:value-type="float">
            <text:p>2</text:p>
          </table:table-cell>
          <table:table-cell table:formula="of:=[.K6]*1676" office:value-type="float" office:value="3352" calcext:value-type="float">
            <text:p>3352</text:p>
          </table:table-cell>
          <table:table-cell table:formula="of:=[.L6]" office:value-type="float" office:value="3352" calcext:value-type="float">
            <text:p>3352</text:p>
          </table:table-cell>
          <table:table-cell table:formula="of:=[.M6]/12" office:value-type="float" office:value="279.333333333333" calcext:value-type="float">
            <text:p>279.333333333333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6]+[.O6]+[.P6];2)" office:value-type="float" office:value="935.17" calcext:value-type="float">
            <text:p>935.17</text:p>
          </table:table-cell>
          <table:table-cell table:formula="of:=&quot;[InlineData(&quot;&amp;[.A6]&amp;&quot;, &quot;&amp;[.C6]&amp;&quot;)] &quot;&amp;[.B6]" office:value-type="string" office:string-value="[InlineData(2045, 935.17)] " calcext:value-type="string">
            <text:p>[InlineData(2045, 935.17)] </text:p>
          </table:table-cell>
          <table:table-cell table:number-columns-repeated="16366"/>
        </table:table-row>
        <table:table-row table:style-name="ro1">
          <table:table-cell table:formula="of:=[.A6]+5" office:value-type="float" office:value="2050" calcext:value-type="float">
            <text:p>2050</text:p>
          </table:table-cell>
          <table:table-cell/>
          <table:table-cell table:formula="of:=IF([.G7]=0;0;IF([.F7] &lt; 65;[.H7];IF([.F7]&gt;=88;[.H7]*2;[.Q7])))" office:value-type="float" office:value="1005" calcext:value-type="float">
            <text:p>1005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7]-[.E7]" office:value-type="float" office:value="75" calcext:value-type="float">
            <text:p>75</text:p>
          </table:table-cell>
          <table:table-cell table:formula="of:=IF([.A7]&gt;=[.D7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7]-65" office:value-type="float" office:value="10" calcext:value-type="float">
            <text:p>10</text:p>
          </table:table-cell>
          <table:table-cell table:formula="of:=[.I7]/10" office:value-type="float" office:value="1" calcext:value-type="float">
            <text:p>1</text:p>
          </table:table-cell>
          <table:table-cell table:formula="of:=1.5+([.J7]*1)" office:value-type="float" office:value="2.5" calcext:value-type="float">
            <text:p>2.5</text:p>
          </table:table-cell>
          <table:table-cell table:formula="of:=[.K7]*1676" office:value-type="float" office:value="4190" calcext:value-type="float">
            <text:p>4190</text:p>
          </table:table-cell>
          <table:table-cell table:formula="of:=[.L7]" office:value-type="float" office:value="4190" calcext:value-type="float">
            <text:p>4190</text:p>
          </table:table-cell>
          <table:table-cell table:formula="of:=[.M7]/12" office:value-type="float" office:value="349.166666666667" calcext:value-type="float">
            <text:p>349.166666666667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7]+[.O7]+[.P7];2)" office:value-type="float" office:value="1005" calcext:value-type="float">
            <text:p>1005</text:p>
          </table:table-cell>
          <table:table-cell table:formula="of:=&quot;[InlineData(&quot;&amp;[.A7]&amp;&quot;, &quot;&amp;[.C7]&amp;&quot;)] &quot;&amp;[.B7]" office:value-type="string" office:string-value="[InlineData(2050, 1005)] " calcext:value-type="string">
            <text:p>[InlineData(2050, 1005)] </text:p>
          </table:table-cell>
          <table:table-cell table:number-columns-repeated="16366"/>
        </table:table-row>
        <table:table-row table:style-name="ro1">
          <table:table-cell table:formula="of:=[.A7]+5" office:value-type="float" office:value="2055" calcext:value-type="float">
            <text:p>2055</text:p>
          </table:table-cell>
          <table:table-cell/>
          <table:table-cell table:formula="of:=IF([.G8]=0;0;IF([.F8] &lt; 65;[.H8];IF([.F8]&gt;=88;[.H8]*2;[.Q8])))" office:value-type="float" office:value="1074.83" calcext:value-type="float">
            <text:p>1074.83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8]-[.E8]" office:value-type="float" office:value="80" calcext:value-type="float">
            <text:p>80</text:p>
          </table:table-cell>
          <table:table-cell table:formula="of:=IF([.A8]&gt;=[.D8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8]-65" office:value-type="float" office:value="15" calcext:value-type="float">
            <text:p>15</text:p>
          </table:table-cell>
          <table:table-cell table:formula="of:=[.I8]/10" office:value-type="float" office:value="1.5" calcext:value-type="float">
            <text:p>1.5</text:p>
          </table:table-cell>
          <table:table-cell table:formula="of:=1.5+([.J8]*1)" office:value-type="float" office:value="3" calcext:value-type="float">
            <text:p>3</text:p>
          </table:table-cell>
          <table:table-cell table:formula="of:=[.K8]*1676" office:value-type="float" office:value="5028" calcext:value-type="float">
            <text:p>5028</text:p>
          </table:table-cell>
          <table:table-cell table:formula="of:=[.L8]" office:value-type="float" office:value="5028" calcext:value-type="float">
            <text:p>5028</text:p>
          </table:table-cell>
          <table:table-cell table:formula="of:=[.M8]/12" office:value-type="float" office:value="419" calcext:value-type="float">
            <text:p>419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8]+[.O8]+[.P8];2)" office:value-type="float" office:value="1074.83" calcext:value-type="float">
            <text:p>1074.83</text:p>
          </table:table-cell>
          <table:table-cell table:formula="of:=&quot;[InlineData(&quot;&amp;[.A8]&amp;&quot;, &quot;&amp;[.C8]&amp;&quot;)] &quot;&amp;[.B8]" office:value-type="string" office:string-value="[InlineData(2055, 1074.83)] " calcext:value-type="string">
            <text:p>[InlineData(2055, 1074.83)] </text:p>
          </table:table-cell>
          <table:table-cell table:number-columns-repeated="16366"/>
        </table:table-row>
        <table:table-row table:style-name="ro1">
          <table:table-cell table:formula="of:=[.A8]+5" office:value-type="float" office:value="2060" calcext:value-type="float">
            <text:p>2060</text:p>
          </table:table-cell>
          <table:table-cell/>
          <table:table-cell table:formula="of:=IF([.G9]=0;0;IF([.F9] &lt; 65;[.H9];IF([.F9]&gt;=88;[.H9]*2;[.Q9])))" office:value-type="float" office:value="1144.67" calcext:value-type="float">
            <text:p>1144.67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9]-[.E9]" office:value-type="float" office:value="85" calcext:value-type="float">
            <text:p>85</text:p>
          </table:table-cell>
          <table:table-cell table:formula="of:=IF([.A9]&gt;=[.D9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9]-65" office:value-type="float" office:value="20" calcext:value-type="float">
            <text:p>20</text:p>
          </table:table-cell>
          <table:table-cell table:formula="of:=[.I9]/10" office:value-type="float" office:value="2" calcext:value-type="float">
            <text:p>2</text:p>
          </table:table-cell>
          <table:table-cell table:formula="of:=1.5+([.J9]*1)" office:value-type="float" office:value="3.5" calcext:value-type="float">
            <text:p>3.5</text:p>
          </table:table-cell>
          <table:table-cell table:formula="of:=[.K9]*1676" office:value-type="float" office:value="5866" calcext:value-type="float">
            <text:p>5866</text:p>
          </table:table-cell>
          <table:table-cell table:formula="of:=[.L9]" office:value-type="float" office:value="5866" calcext:value-type="float">
            <text:p>5866</text:p>
          </table:table-cell>
          <table:table-cell table:formula="of:=[.M9]/12" office:value-type="float" office:value="488.833333333333" calcext:value-type="float">
            <text:p>488.833333333333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9]+[.O9]+[.P9];2)" office:value-type="float" office:value="1144.67" calcext:value-type="float">
            <text:p>1144.67</text:p>
          </table:table-cell>
          <table:table-cell table:formula="of:=&quot;[InlineData(&quot;&amp;[.A9]&amp;&quot;, &quot;&amp;[.C9]&amp;&quot;)] &quot;&amp;[.B9]" office:value-type="string" office:string-value="[InlineData(2060, 1144.67)] " calcext:value-type="string">
            <text:p>[InlineData(2060, 1144.67)] </text:p>
          </table:table-cell>
          <table:table-cell table:number-columns-repeated="16366"/>
        </table:table-row>
        <table:table-row table:style-name="ro1">
          <table:table-cell table:formula="of:=[.A9]+5" office:value-type="float" office:value="2065" calcext:value-type="float">
            <text:p>2065</text:p>
          </table:table-cell>
          <table:table-cell/>
          <table:table-cell table:formula="of:=IF([.G10]=0;0;IF([.F10] &lt; 65;[.H10];IF([.F10]&gt;=88;[.H10]*2;[.Q10])))" office:value-type="float" office:value="6000" calcext:value-type="float">
            <text:p>6000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10]-[.E10]" office:value-type="float" office:value="90" calcext:value-type="float">
            <text:p>90</text:p>
          </table:table-cell>
          <table:table-cell table:formula="of:=IF([.A10]&gt;=[.D10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10]-65" office:value-type="float" office:value="25" calcext:value-type="float">
            <text:p>25</text:p>
          </table:table-cell>
          <table:table-cell table:formula="of:=[.I10]/10" office:value-type="float" office:value="2.5" calcext:value-type="float">
            <text:p>2.5</text:p>
          </table:table-cell>
          <table:table-cell table:formula="of:=1.5+([.J10]*1)" office:value-type="float" office:value="4" calcext:value-type="float">
            <text:p>4</text:p>
          </table:table-cell>
          <table:table-cell table:formula="of:=[.K10]*1676" office:value-type="float" office:value="6704" calcext:value-type="float">
            <text:p>6704</text:p>
          </table:table-cell>
          <table:table-cell table:formula="of:=[.L10]" office:value-type="float" office:value="6704" calcext:value-type="float">
            <text:p>6704</text:p>
          </table:table-cell>
          <table:table-cell table:formula="of:=[.M10]/12" office:value-type="float" office:value="558.666666666667" calcext:value-type="float">
            <text:p>558.666666666667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10]+[.O10]+[.P10];2)" office:value-type="float" office:value="1214.5" calcext:value-type="float">
            <text:p>1214.5</text:p>
          </table:table-cell>
          <table:table-cell table:formula="of:=&quot;[InlineData(&quot;&amp;[.A10]&amp;&quot;, &quot;&amp;[.C10]&amp;&quot;)] &quot;&amp;[.B10]" office:value-type="string" office:string-value="[InlineData(2065, 6000)] " calcext:value-type="string">
            <text:p>[InlineData(2065, 6000)] </text:p>
          </table:table-cell>
          <table:table-cell table:number-columns-repeated="16366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// age 88, first year of assisted living</text:p>
          </table:table-cell>
          <table:table-cell table:formula="of:=IF([.G11]=0;0;IF([.F11] &lt; 65;[.H11];IF([.F11]&gt;=88;[.H11]*2;[.Q11])))" office:value-type="float" office:value="6000" calcext:value-type="float">
            <text:p>6000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11]-[.E11]" office:value-type="float" office:value="88" calcext:value-type="float">
            <text:p>88</text:p>
          </table:table-cell>
          <table:table-cell table:formula="of:=IF([.A11]&gt;=[.D11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11]-65" office:value-type="float" office:value="23" calcext:value-type="float">
            <text:p>23</text:p>
          </table:table-cell>
          <table:table-cell table:formula="of:=[.I11]/10" office:value-type="float" office:value="2.3" calcext:value-type="float">
            <text:p>2.3</text:p>
          </table:table-cell>
          <table:table-cell table:formula="of:=1.5+([.J11]*1)" office:value-type="float" office:value="3.8" calcext:value-type="float">
            <text:p>3.8</text:p>
          </table:table-cell>
          <table:table-cell table:formula="of:=[.K11]*1676" office:value-type="float" office:value="6368.8" calcext:value-type="float">
            <text:p>6368.8</text:p>
          </table:table-cell>
          <table:table-cell table:formula="of:=[.L11]" office:value-type="float" office:value="6368.8" calcext:value-type="float">
            <text:p>6368.8</text:p>
          </table:table-cell>
          <table:table-cell table:formula="of:=[.M11]/12" office:value-type="float" office:value="530.733333333333" calcext:value-type="float">
            <text:p>530.733333333333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11]+[.O11]+[.P11];2)" office:value-type="float" office:value="1186.57" calcext:value-type="float">
            <text:p>1186.57</text:p>
          </table:table-cell>
          <table:table-cell table:formula="of:=&quot;[InlineData(&quot;&amp;[.A11]&amp;&quot;, &quot;&amp;[.C11]&amp;&quot;)] &quot;&amp;[.B11]" office:value-type="string" office:string-value="[InlineData(2063, 6000)] // age 88, first year of assisted living" calcext:value-type="string">
            <text:p>[InlineData(2063, 6000)] // age 88, first year of assisted living</text:p>
          </table:table-cell>
          <table:table-cell table:number-columns-repeated="16366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adroom calc" table:style-name="ta1">
        <table:table-column table:style-name="co1" table:number-columns-repeated="19" table:default-cell-style-name="ce3"/>
        <table:table-column table:style-name="co1" table:number-columns-repeated="5" table:default-cell-style-name="Default"/>
        <table:table-column table:style-name="co1" table:number-columns-repeated="16360" table:default-cell-style-name="ce3"/>
        <table:table-row table:style-name="ro2">
          <table:table-cell table:style-name="ce1" office:value-type="string" calcext:value-type="string">
            <text:p>monthly wage</text:p>
          </table:table-cell>
          <table:table-cell table:style-name="ce1" office:value-type="string" calcext:value-type="string">
            <text:p>election date</text:p>
          </table:table-cell>
          <table:table-cell table:style-name="ce1" office:value-type="string" calcext:value-type="string">
            <text:p>current date</text:p>
          </table:table-cell>
          <table:table-cell table:style-name="ce1" office:value-type="string" calcext:value-type="string">
            <text:p>months till</text:p>
          </table:table-cell>
          <table:table-cell table:style-name="ce1" office:value-type="string" calcext:value-type="string">
            <text:p>current year</text:p>
          </table:table-cell>
          <table:table-cell table:style-name="ce1" office:value-type="string" calcext:value-type="string">
            <text:p>election year</text:p>
          </table:table-cell>
          <table:table-cell table:style-name="ce1" office:value-type="string" calcext:value-type="string">
            <text:p>next jan 1</text:p>
          </table:table-cell>
          <table:table-cell table:style-name="ce1" office:value-type="string" calcext:value-type="string">
            <text:p>months getting bucks</text:p>
          </table:table-cell>
          <table:table-cell office:value-type="string" calcext:value-type="string">
            <text:p>Social Security Income</text:p>
          </table:table-cell>
          <table:table-cell table:style-name="ce2" office:value-type="string" calcext:value-type="string">
            <text:p>12% bracket max</text:p>
          </table:table-cell>
          <table:table-cell table:style-name="ce2" office:value-type="string" calcext:value-type="string">
            <text:p>Standard deduction</text:p>
          </table:table-cell>
          <table:table-cell office:value-type="string" calcext:value-type="string">
            <text:p>W2Income</text:p>
          </table:table-cell>
          <table:table-cell office:value-type="string" calcext:value-type="string">
            <text:p>TaxableIraDistribution</text:p>
          </table:table-cell>
          <table:table-cell office:value-type="string" calcext:value-type="string">
            <text:p>TaxableInterestReceived</text:p>
          </table:table-cell>
          <table:table-cell office:value-type="string" calcext:value-type="string">
            <text:p>Dividends rec’d total</text:p>
          </table:table-cell>
          <table:table-cell office:value-type="string" calcext:value-type="string">
            <text:p>Qualified dividends</text:p>
          </table:table-cell>
          <table:table-cell office:value-type="string" calcext:value-type="string">
            <text:p>ShortTermCapitalGains</text:p>
          </table:table-cell>
          <table:table-cell table:number-columns-repeated="16367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style-name="ce47" office:value-type="date" office:date-value="2035-07-01" calcext:value-type="date">
            <text:p>07/01/35</text:p>
          </table:table-cell>
          <table:table-cell table:style-name="ce47" office:value-type="date" office:date-value="2034-02-01" calcext:value-type="date">
            <text:p>02/01/34</text:p>
          </table:table-cell>
          <table:table-cell table:formula="of:=IF([.B2]&lt;[.C2];DATEDIF([.B2];[.C2];&quot;m&quot;)*-1;DATEDIF([.C2];[.B2];&quot;m&quot;))" office:value-type="float" office:value="17" calcext:value-type="float">
            <text:p>17</text:p>
          </table:table-cell>
          <table:table-cell table:formula="of:=YEAR([.C2])" office:value-type="float" office:value="2034" calcext:value-type="float">
            <text:p>2034</text:p>
          </table:table-cell>
          <table:table-cell table:formula="of:=YEAR([.B2])" office:value-type="float" office:value="2035" calcext:value-type="float">
            <text:p>2035</text:p>
          </table:table-cell>
          <table:table-cell table:style-name="ce47" table:formula="of:=DATE(YEAR([.C2])+1; 1;1)" office:value-type="date" office:date-value="2035-01-01" calcext:value-type="date">
            <text:p>01/01/35</text:p>
          </table:table-cell>
          <table:table-cell table:formula="of:=IF([.E2]&lt;[.F2];0;IF([.E2]&gt;[.F2];12; DATEDIF([.B2];[.G2];&quot;m&quot;)))" office:value-type="float" office:value="0" calcext:value-type="float">
            <text:p>0</text:p>
          </table:table-cell>
          <table:table-cell table:style-name="ce43" table:formula="of:=[.H2]*[.A2]*0.85" office:value-type="currency" office:currency="USD" office:value="0" calcext:value-type="currency">
            <text:p>$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2]+1000" office:value-type="currency" office:currency="USD" office:value="2000" calcext:value-type="currency">
            <text:p>$2,000.00</text:p>
          </table:table-cell>
          <table:table-cell table:style-name="ce43" table:formula="of:=[.M2]+1000" office:value-type="currency" office:currency="USD" office:value="3000" calcext:value-type="currency">
            <text:p>$3,000.00</text:p>
          </table:table-cell>
          <table:table-cell table:style-name="ce43" table:formula="of:=[.N2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2]+1000" office:value-type="currency" office:currency="USD" office:value="5000" calcext:value-type="currency">
            <text:p>$5,000.00</text:p>
          </table:table-cell>
          <table:table-cell table:style-name="ce43" table:formula="of:=[.J2]+[.K2]-[.I2]-[.L2]-[.M2]-[.N2]-([.O2]-[.P2])-[.Q2]" office:value-type="currency" office:currency="USD" office:value="108700" calcext:value-type="currency">
            <text:p>$108,700.00</text:p>
          </table:table-cell>
          <table:table-cell table:formula="of:=&quot;[InlineData(&quot;&amp;[.E2]&amp;&quot;,&quot;&amp;MONTH([.C2])&amp;&quot;,&quot;&amp;[.R2]&amp;&quot;)]&quot;" office:value-type="string" office:string-value="[InlineData(2034,2,108700)]" calcext:value-type="string">
            <text:p>[InlineData(2034,2,108700)]</text:p>
          </table:table-cell>
          <table:table-cell table:number-columns-repeated="16365"/>
        </table:table-row>
        <table:table-row table:style-name="ro1">
          <table:table-cell table:formula="of:=[.A2]" office:value-type="float" office:value="6000" calcext:value-type="float">
            <text:p>6000</text:p>
          </table:table-cell>
          <table:table-cell table:style-name="ce47" table:formula="of:=[.B2]" office:value-type="date" office:date-value="2035-07-01" calcext:value-type="date">
            <text:p>07/01/35</text:p>
          </table:table-cell>
          <table:table-cell table:style-name="ce47" table:formula="of:=EDATE([.C2];1)" office:value-type="date" office:date-value="2034-03-01" calcext:value-type="date">
            <text:p>03/01/34</text:p>
          </table:table-cell>
          <table:table-cell table:formula="of:=IF([.B3]&lt;[.C3];DATEDIF([.B3];[.C3];&quot;m&quot;)*-1;DATEDIF([.C3];[.B3];&quot;m&quot;))" office:value-type="float" office:value="16" calcext:value-type="float">
            <text:p>16</text:p>
          </table:table-cell>
          <table:table-cell table:formula="of:=YEAR([.C3])" office:value-type="float" office:value="2034" calcext:value-type="float">
            <text:p>2034</text:p>
          </table:table-cell>
          <table:table-cell table:formula="of:=YEAR([.B3])" office:value-type="float" office:value="2035" calcext:value-type="float">
            <text:p>2035</text:p>
          </table:table-cell>
          <table:table-cell table:style-name="ce47" table:formula="of:=DATE(YEAR([.C3])+1; 1;1)" office:value-type="date" office:date-value="2035-01-01" calcext:value-type="date">
            <text:p>01/01/35</text:p>
          </table:table-cell>
          <table:table-cell table:formula="of:=IF([.E3]&lt;[.F3];0;IF([.E3]&gt;[.F3];12; DATEDIF([.B3];[.G3];&quot;m&quot;)))" office:value-type="float" office:value="0" calcext:value-type="float">
            <text:p>0</text:p>
          </table:table-cell>
          <table:table-cell table:style-name="ce43" table:formula="of:=[.H3]*[.A3]*0.85" office:value-type="currency" office:currency="USD" office:value="0" calcext:value-type="currency">
            <text:p>$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3]+1000" office:value-type="currency" office:currency="USD" office:value="2000" calcext:value-type="currency">
            <text:p>$2,000.00</text:p>
          </table:table-cell>
          <table:table-cell table:style-name="ce43" table:formula="of:=[.M3]+1000" office:value-type="currency" office:currency="USD" office:value="3000" calcext:value-type="currency">
            <text:p>$3,000.00</text:p>
          </table:table-cell>
          <table:table-cell table:style-name="ce43" table:formula="of:=[.N3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3]+1000" office:value-type="currency" office:currency="USD" office:value="5000" calcext:value-type="currency">
            <text:p>$5,000.00</text:p>
          </table:table-cell>
          <table:table-cell table:style-name="ce43" table:formula="of:=[.J3]+[.K3]-[.I3]-[.L3]-[.M3]-[.N3]-([.O3]-[.P3])-[.Q3]" office:value-type="currency" office:currency="USD" office:value="108700" calcext:value-type="currency">
            <text:p>$108,700.00</text:p>
          </table:table-cell>
          <table:table-cell table:formula="of:=&quot;[InlineData(&quot;&amp;[.E3]&amp;&quot;,&quot;&amp;MONTH([.C3])&amp;&quot;,&quot;&amp;[.R3]&amp;&quot;)]&quot;" office:value-type="string" office:string-value="[InlineData(2034,3,108700)]" calcext:value-type="string">
            <text:p>[InlineData(2034,3,108700)]</text:p>
          </table:table-cell>
          <table:table-cell table:number-columns-repeated="16365"/>
        </table:table-row>
        <table:table-row table:style-name="ro1">
          <table:table-cell table:formula="of:=[.A3]" office:value-type="float" office:value="6000" calcext:value-type="float">
            <text:p>6000</text:p>
          </table:table-cell>
          <table:table-cell table:style-name="ce47" table:formula="of:=[.B3]" office:value-type="date" office:date-value="2035-07-01" calcext:value-type="date">
            <text:p>07/01/35</text:p>
          </table:table-cell>
          <table:table-cell table:style-name="ce47" table:formula="of:=EDATE([.C3];1)" office:value-type="date" office:date-value="2034-04-01" calcext:value-type="date">
            <text:p>04/01/34</text:p>
          </table:table-cell>
          <table:table-cell table:formula="of:=IF([.B4]&lt;[.C4];DATEDIF([.B4];[.C4];&quot;m&quot;)*-1;DATEDIF([.C4];[.B4];&quot;m&quot;))" office:value-type="float" office:value="15" calcext:value-type="float">
            <text:p>15</text:p>
          </table:table-cell>
          <table:table-cell table:formula="of:=YEAR([.C4])" office:value-type="float" office:value="2034" calcext:value-type="float">
            <text:p>2034</text:p>
          </table:table-cell>
          <table:table-cell table:formula="of:=YEAR([.B4])" office:value-type="float" office:value="2035" calcext:value-type="float">
            <text:p>2035</text:p>
          </table:table-cell>
          <table:table-cell table:style-name="ce47" table:formula="of:=DATE(YEAR([.C4])+1; 1;1)" office:value-type="date" office:date-value="2035-01-01" calcext:value-type="date">
            <text:p>01/01/35</text:p>
          </table:table-cell>
          <table:table-cell table:formula="of:=IF([.E4]&lt;[.F4];0;IF([.E4]&gt;[.F4];12; DATEDIF([.B4];[.G4];&quot;m&quot;)))" office:value-type="float" office:value="0" calcext:value-type="float">
            <text:p>0</text:p>
          </table:table-cell>
          <table:table-cell table:style-name="ce43" table:formula="of:=[.H4]*[.A4]*0.85" office:value-type="currency" office:currency="USD" office:value="0" calcext:value-type="currency">
            <text:p>$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4]+1000" office:value-type="currency" office:currency="USD" office:value="2000" calcext:value-type="currency">
            <text:p>$2,000.00</text:p>
          </table:table-cell>
          <table:table-cell table:style-name="ce43" table:formula="of:=[.M4]+1000" office:value-type="currency" office:currency="USD" office:value="3000" calcext:value-type="currency">
            <text:p>$3,000.00</text:p>
          </table:table-cell>
          <table:table-cell table:style-name="ce43" table:formula="of:=[.N4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4]+1000" office:value-type="currency" office:currency="USD" office:value="5000" calcext:value-type="currency">
            <text:p>$5,000.00</text:p>
          </table:table-cell>
          <table:table-cell table:style-name="ce43" table:formula="of:=[.J4]+[.K4]-[.I4]-[.L4]-[.M4]-[.N4]-([.O4]-[.P4])-[.Q4]" office:value-type="currency" office:currency="USD" office:value="108700" calcext:value-type="currency">
            <text:p>$108,700.00</text:p>
          </table:table-cell>
          <table:table-cell table:formula="of:=&quot;[InlineData(&quot;&amp;[.E4]&amp;&quot;,&quot;&amp;MONTH([.C4])&amp;&quot;,&quot;&amp;[.R4]&amp;&quot;)]&quot;" office:value-type="string" office:string-value="[InlineData(2034,4,108700)]" calcext:value-type="string">
            <text:p>[InlineData(2034,4,108700)]</text:p>
          </table:table-cell>
          <table:table-cell table:number-columns-repeated="16365"/>
        </table:table-row>
        <table:table-row table:style-name="ro1">
          <table:table-cell table:formula="of:=[.A4]" office:value-type="float" office:value="6000" calcext:value-type="float">
            <text:p>6000</text:p>
          </table:table-cell>
          <table:table-cell table:style-name="ce47" table:formula="of:=[.B4]" office:value-type="date" office:date-value="2035-07-01" calcext:value-type="date">
            <text:p>07/01/35</text:p>
          </table:table-cell>
          <table:table-cell table:style-name="ce47" table:formula="of:=EDATE([.C4];1)" office:value-type="date" office:date-value="2034-05-01" calcext:value-type="date">
            <text:p>05/01/34</text:p>
          </table:table-cell>
          <table:table-cell table:formula="of:=IF([.B5]&lt;[.C5];DATEDIF([.B5];[.C5];&quot;m&quot;)*-1;DATEDIF([.C5];[.B5];&quot;m&quot;))" office:value-type="float" office:value="14" calcext:value-type="float">
            <text:p>14</text:p>
          </table:table-cell>
          <table:table-cell table:formula="of:=YEAR([.C5])" office:value-type="float" office:value="2034" calcext:value-type="float">
            <text:p>2034</text:p>
          </table:table-cell>
          <table:table-cell table:formula="of:=YEAR([.B5])" office:value-type="float" office:value="2035" calcext:value-type="float">
            <text:p>2035</text:p>
          </table:table-cell>
          <table:table-cell table:style-name="ce47" table:formula="of:=DATE(YEAR([.C5])+1; 1;1)" office:value-type="date" office:date-value="2035-01-01" calcext:value-type="date">
            <text:p>01/01/35</text:p>
          </table:table-cell>
          <table:table-cell table:formula="of:=IF([.E5]&lt;[.F5];0;IF([.E5]&gt;[.F5];12; DATEDIF([.B5];[.G5];&quot;m&quot;)))" office:value-type="float" office:value="0" calcext:value-type="float">
            <text:p>0</text:p>
          </table:table-cell>
          <table:table-cell table:style-name="ce43" table:formula="of:=[.H5]*[.A5]*0.85" office:value-type="currency" office:currency="USD" office:value="0" calcext:value-type="currency">
            <text:p>$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5]+1000" office:value-type="currency" office:currency="USD" office:value="2000" calcext:value-type="currency">
            <text:p>$2,000.00</text:p>
          </table:table-cell>
          <table:table-cell table:style-name="ce43" table:formula="of:=[.M5]+1000" office:value-type="currency" office:currency="USD" office:value="3000" calcext:value-type="currency">
            <text:p>$3,000.00</text:p>
          </table:table-cell>
          <table:table-cell table:style-name="ce43" table:formula="of:=[.N5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5]+1000" office:value-type="currency" office:currency="USD" office:value="5000" calcext:value-type="currency">
            <text:p>$5,000.00</text:p>
          </table:table-cell>
          <table:table-cell table:style-name="ce43" table:formula="of:=[.J5]+[.K5]-[.I5]-[.L5]-[.M5]-[.N5]-([.O5]-[.P5])-[.Q5]" office:value-type="currency" office:currency="USD" office:value="108700" calcext:value-type="currency">
            <text:p>$108,700.00</text:p>
          </table:table-cell>
          <table:table-cell table:formula="of:=&quot;[InlineData(&quot;&amp;[.E5]&amp;&quot;,&quot;&amp;MONTH([.C5])&amp;&quot;,&quot;&amp;[.R5]&amp;&quot;)]&quot;" office:value-type="string" office:string-value="[InlineData(2034,5,108700)]" calcext:value-type="string">
            <text:p>[InlineData(2034,5,108700)]</text:p>
          </table:table-cell>
          <table:table-cell table:number-columns-repeated="16365"/>
        </table:table-row>
        <table:table-row table:style-name="ro1">
          <table:table-cell table:formula="of:=[.A5]" office:value-type="float" office:value="6000" calcext:value-type="float">
            <text:p>6000</text:p>
          </table:table-cell>
          <table:table-cell table:style-name="ce47" table:formula="of:=[.B5]" office:value-type="date" office:date-value="2035-07-01" calcext:value-type="date">
            <text:p>07/01/35</text:p>
          </table:table-cell>
          <table:table-cell table:style-name="ce47" table:formula="of:=EDATE([.C5];1)" office:value-type="date" office:date-value="2034-06-01" calcext:value-type="date">
            <text:p>06/01/34</text:p>
          </table:table-cell>
          <table:table-cell table:formula="of:=IF([.B6]&lt;[.C6];DATEDIF([.B6];[.C6];&quot;m&quot;)*-1;DATEDIF([.C6];[.B6];&quot;m&quot;))" office:value-type="float" office:value="13" calcext:value-type="float">
            <text:p>13</text:p>
          </table:table-cell>
          <table:table-cell table:formula="of:=YEAR([.C6])" office:value-type="float" office:value="2034" calcext:value-type="float">
            <text:p>2034</text:p>
          </table:table-cell>
          <table:table-cell table:formula="of:=YEAR([.B6])" office:value-type="float" office:value="2035" calcext:value-type="float">
            <text:p>2035</text:p>
          </table:table-cell>
          <table:table-cell table:style-name="ce47" table:formula="of:=DATE(YEAR([.C6])+1; 1;1)" office:value-type="date" office:date-value="2035-01-01" calcext:value-type="date">
            <text:p>01/01/35</text:p>
          </table:table-cell>
          <table:table-cell table:formula="of:=IF([.E6]&lt;[.F6];0;IF([.E6]&gt;[.F6];12; DATEDIF([.B6];[.G6];&quot;m&quot;)))" office:value-type="float" office:value="0" calcext:value-type="float">
            <text:p>0</text:p>
          </table:table-cell>
          <table:table-cell table:style-name="ce43" table:formula="of:=[.H6]*[.A6]*0.85" office:value-type="currency" office:currency="USD" office:value="0" calcext:value-type="currency">
            <text:p>$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6]+1000" office:value-type="currency" office:currency="USD" office:value="2000" calcext:value-type="currency">
            <text:p>$2,000.00</text:p>
          </table:table-cell>
          <table:table-cell table:style-name="ce43" table:formula="of:=[.M6]+1000" office:value-type="currency" office:currency="USD" office:value="3000" calcext:value-type="currency">
            <text:p>$3,000.00</text:p>
          </table:table-cell>
          <table:table-cell table:style-name="ce43" table:formula="of:=[.N6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6]+1000" office:value-type="currency" office:currency="USD" office:value="5000" calcext:value-type="currency">
            <text:p>$5,000.00</text:p>
          </table:table-cell>
          <table:table-cell table:style-name="ce43" table:formula="of:=[.J6]+[.K6]-[.I6]-[.L6]-[.M6]-[.N6]-([.O6]-[.P6])-[.Q6]" office:value-type="currency" office:currency="USD" office:value="108700" calcext:value-type="currency">
            <text:p>$108,700.00</text:p>
          </table:table-cell>
          <table:table-cell table:formula="of:=&quot;[InlineData(&quot;&amp;[.E6]&amp;&quot;,&quot;&amp;MONTH([.C6])&amp;&quot;,&quot;&amp;[.R6]&amp;&quot;)]&quot;" office:value-type="string" office:string-value="[InlineData(2034,6,108700)]" calcext:value-type="string">
            <text:p>[InlineData(2034,6,108700)]</text:p>
          </table:table-cell>
          <table:table-cell table:number-columns-repeated="16365"/>
        </table:table-row>
        <table:table-row table:style-name="ro1">
          <table:table-cell table:formula="of:=[.A6]" office:value-type="float" office:value="6000" calcext:value-type="float">
            <text:p>6000</text:p>
          </table:table-cell>
          <table:table-cell table:style-name="ce47" table:formula="of:=[.B6]" office:value-type="date" office:date-value="2035-07-01" calcext:value-type="date">
            <text:p>07/01/35</text:p>
          </table:table-cell>
          <table:table-cell table:style-name="ce47" table:formula="of:=EDATE([.C6];1)" office:value-type="date" office:date-value="2034-07-01" calcext:value-type="date">
            <text:p>07/01/34</text:p>
          </table:table-cell>
          <table:table-cell table:formula="of:=IF([.B7]&lt;[.C7];DATEDIF([.B7];[.C7];&quot;m&quot;)*-1;DATEDIF([.C7];[.B7];&quot;m&quot;))" office:value-type="float" office:value="12" calcext:value-type="float">
            <text:p>12</text:p>
          </table:table-cell>
          <table:table-cell table:formula="of:=YEAR([.C7])" office:value-type="float" office:value="2034" calcext:value-type="float">
            <text:p>2034</text:p>
          </table:table-cell>
          <table:table-cell table:formula="of:=YEAR([.B7])" office:value-type="float" office:value="2035" calcext:value-type="float">
            <text:p>2035</text:p>
          </table:table-cell>
          <table:table-cell table:style-name="ce47" table:formula="of:=DATE(YEAR([.C7])+1; 1;1)" office:value-type="date" office:date-value="2035-01-01" calcext:value-type="date">
            <text:p>01/01/35</text:p>
          </table:table-cell>
          <table:table-cell table:formula="of:=IF([.E7]&lt;[.F7];0;IF([.E7]&gt;[.F7];12; DATEDIF([.B7];[.G7];&quot;m&quot;)))" office:value-type="float" office:value="0" calcext:value-type="float">
            <text:p>0</text:p>
          </table:table-cell>
          <table:table-cell table:style-name="ce43" table:formula="of:=[.H7]*[.A7]*0.85" office:value-type="currency" office:currency="USD" office:value="0" calcext:value-type="currency">
            <text:p>$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7]+1000" office:value-type="currency" office:currency="USD" office:value="2000" calcext:value-type="currency">
            <text:p>$2,000.00</text:p>
          </table:table-cell>
          <table:table-cell table:style-name="ce43" table:formula="of:=[.M7]+1000" office:value-type="currency" office:currency="USD" office:value="3000" calcext:value-type="currency">
            <text:p>$3,000.00</text:p>
          </table:table-cell>
          <table:table-cell table:style-name="ce43" table:formula="of:=[.N7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7]+1000" office:value-type="currency" office:currency="USD" office:value="5000" calcext:value-type="currency">
            <text:p>$5,000.00</text:p>
          </table:table-cell>
          <table:table-cell table:style-name="ce43" table:formula="of:=[.J7]+[.K7]-[.I7]-[.L7]-[.M7]-[.N7]-([.O7]-[.P7])-[.Q7]" office:value-type="currency" office:currency="USD" office:value="108700" calcext:value-type="currency">
            <text:p>$108,700.00</text:p>
          </table:table-cell>
          <table:table-cell table:formula="of:=&quot;[InlineData(&quot;&amp;[.E7]&amp;&quot;,&quot;&amp;MONTH([.C7])&amp;&quot;,&quot;&amp;[.R7]&amp;&quot;)]&quot;" office:value-type="string" office:string-value="[InlineData(2034,7,108700)]" calcext:value-type="string">
            <text:p>[InlineData(2034,7,108700)]</text:p>
          </table:table-cell>
          <table:table-cell table:number-columns-repeated="16365"/>
        </table:table-row>
        <table:table-row table:style-name="ro1">
          <table:table-cell table:formula="of:=[.A7]" office:value-type="float" office:value="6000" calcext:value-type="float">
            <text:p>6000</text:p>
          </table:table-cell>
          <table:table-cell table:style-name="ce47" table:formula="of:=[.B7]" office:value-type="date" office:date-value="2035-07-01" calcext:value-type="date">
            <text:p>07/01/35</text:p>
          </table:table-cell>
          <table:table-cell table:style-name="ce47" table:formula="of:=EDATE([.C7];1)" office:value-type="date" office:date-value="2034-08-01" calcext:value-type="date">
            <text:p>08/01/34</text:p>
          </table:table-cell>
          <table:table-cell table:formula="of:=IF([.B8]&lt;[.C8];DATEDIF([.B8];[.C8];&quot;m&quot;)*-1;DATEDIF([.C8];[.B8];&quot;m&quot;))" office:value-type="float" office:value="11" calcext:value-type="float">
            <text:p>11</text:p>
          </table:table-cell>
          <table:table-cell table:formula="of:=YEAR([.C8])" office:value-type="float" office:value="2034" calcext:value-type="float">
            <text:p>2034</text:p>
          </table:table-cell>
          <table:table-cell table:formula="of:=YEAR([.B8])" office:value-type="float" office:value="2035" calcext:value-type="float">
            <text:p>2035</text:p>
          </table:table-cell>
          <table:table-cell table:style-name="ce47" table:formula="of:=DATE(YEAR([.C8])+1; 1;1)" office:value-type="date" office:date-value="2035-01-01" calcext:value-type="date">
            <text:p>01/01/35</text:p>
          </table:table-cell>
          <table:table-cell table:formula="of:=IF([.E8]&lt;[.F8];0;IF([.E8]&gt;[.F8];12; DATEDIF([.B8];[.G8];&quot;m&quot;)))" office:value-type="float" office:value="0" calcext:value-type="float">
            <text:p>0</text:p>
          </table:table-cell>
          <table:table-cell table:style-name="ce43" table:formula="of:=[.H8]*[.A8]*0.85" office:value-type="currency" office:currency="USD" office:value="0" calcext:value-type="currency">
            <text:p>$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8]+1000" office:value-type="currency" office:currency="USD" office:value="2000" calcext:value-type="currency">
            <text:p>$2,000.00</text:p>
          </table:table-cell>
          <table:table-cell table:style-name="ce43" table:formula="of:=[.M8]+1000" office:value-type="currency" office:currency="USD" office:value="3000" calcext:value-type="currency">
            <text:p>$3,000.00</text:p>
          </table:table-cell>
          <table:table-cell table:style-name="ce43" table:formula="of:=[.N8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8]+1000" office:value-type="currency" office:currency="USD" office:value="5000" calcext:value-type="currency">
            <text:p>$5,000.00</text:p>
          </table:table-cell>
          <table:table-cell table:style-name="ce43" table:formula="of:=[.J8]+[.K8]-[.I8]-[.L8]-[.M8]-[.N8]-([.O8]-[.P8])-[.Q8]" office:value-type="currency" office:currency="USD" office:value="108700" calcext:value-type="currency">
            <text:p>$108,700.00</text:p>
          </table:table-cell>
          <table:table-cell table:formula="of:=&quot;[InlineData(&quot;&amp;[.E8]&amp;&quot;,&quot;&amp;MONTH([.C8])&amp;&quot;,&quot;&amp;[.R8]&amp;&quot;)]&quot;" office:value-type="string" office:string-value="[InlineData(2034,8,108700)]" calcext:value-type="string">
            <text:p>[InlineData(2034,8,108700)]</text:p>
          </table:table-cell>
          <table:table-cell table:number-columns-repeated="16365"/>
        </table:table-row>
        <table:table-row table:style-name="ro1">
          <table:table-cell table:formula="of:=[.A8]" office:value-type="float" office:value="6000" calcext:value-type="float">
            <text:p>6000</text:p>
          </table:table-cell>
          <table:table-cell table:style-name="ce47" table:formula="of:=[.B8]" office:value-type="date" office:date-value="2035-07-01" calcext:value-type="date">
            <text:p>07/01/35</text:p>
          </table:table-cell>
          <table:table-cell table:style-name="ce47" table:formula="of:=EDATE([.C8];1)" office:value-type="date" office:date-value="2034-09-01" calcext:value-type="date">
            <text:p>09/01/34</text:p>
          </table:table-cell>
          <table:table-cell table:formula="of:=IF([.B9]&lt;[.C9];DATEDIF([.B9];[.C9];&quot;m&quot;)*-1;DATEDIF([.C9];[.B9];&quot;m&quot;))" office:value-type="float" office:value="10" calcext:value-type="float">
            <text:p>10</text:p>
          </table:table-cell>
          <table:table-cell table:formula="of:=YEAR([.C9])" office:value-type="float" office:value="2034" calcext:value-type="float">
            <text:p>2034</text:p>
          </table:table-cell>
          <table:table-cell table:formula="of:=YEAR([.B9])" office:value-type="float" office:value="2035" calcext:value-type="float">
            <text:p>2035</text:p>
          </table:table-cell>
          <table:table-cell table:style-name="ce47" table:formula="of:=DATE(YEAR([.C9])+1; 1;1)" office:value-type="date" office:date-value="2035-01-01" calcext:value-type="date">
            <text:p>01/01/35</text:p>
          </table:table-cell>
          <table:table-cell table:formula="of:=IF([.E9]&lt;[.F9];0;IF([.E9]&gt;[.F9];12; DATEDIF([.B9];[.G9];&quot;m&quot;)))" office:value-type="float" office:value="0" calcext:value-type="float">
            <text:p>0</text:p>
          </table:table-cell>
          <table:table-cell table:style-name="ce43" table:formula="of:=[.H9]*[.A9]*0.85" office:value-type="currency" office:currency="USD" office:value="0" calcext:value-type="currency">
            <text:p>$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9]+1000" office:value-type="currency" office:currency="USD" office:value="2000" calcext:value-type="currency">
            <text:p>$2,000.00</text:p>
          </table:table-cell>
          <table:table-cell table:style-name="ce43" table:formula="of:=[.M9]+1000" office:value-type="currency" office:currency="USD" office:value="3000" calcext:value-type="currency">
            <text:p>$3,000.00</text:p>
          </table:table-cell>
          <table:table-cell table:style-name="ce43" table:formula="of:=[.N9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9]+1000" office:value-type="currency" office:currency="USD" office:value="5000" calcext:value-type="currency">
            <text:p>$5,000.00</text:p>
          </table:table-cell>
          <table:table-cell table:style-name="ce43" table:formula="of:=[.J9]+[.K9]-[.I9]-[.L9]-[.M9]-[.N9]-([.O9]-[.P9])-[.Q9]" office:value-type="currency" office:currency="USD" office:value="108700" calcext:value-type="currency">
            <text:p>$108,700.00</text:p>
          </table:table-cell>
          <table:table-cell table:formula="of:=&quot;[InlineData(&quot;&amp;[.E9]&amp;&quot;,&quot;&amp;MONTH([.C9])&amp;&quot;,&quot;&amp;[.R9]&amp;&quot;)]&quot;" office:value-type="string" office:string-value="[InlineData(2034,9,108700)]" calcext:value-type="string">
            <text:p>[InlineData(2034,9,108700)]</text:p>
          </table:table-cell>
          <table:table-cell table:number-columns-repeated="16365"/>
        </table:table-row>
        <table:table-row table:style-name="ro1">
          <table:table-cell table:formula="of:=[.A9]" office:value-type="float" office:value="6000" calcext:value-type="float">
            <text:p>6000</text:p>
          </table:table-cell>
          <table:table-cell table:style-name="ce47" table:formula="of:=[.B9]" office:value-type="date" office:date-value="2035-07-01" calcext:value-type="date">
            <text:p>07/01/35</text:p>
          </table:table-cell>
          <table:table-cell table:style-name="ce47" table:formula="of:=EDATE([.C9];1)" office:value-type="date" office:date-value="2034-10-01" calcext:value-type="date">
            <text:p>10/01/34</text:p>
          </table:table-cell>
          <table:table-cell table:formula="of:=IF([.B10]&lt;[.C10];DATEDIF([.B10];[.C10];&quot;m&quot;)*-1;DATEDIF([.C10];[.B10];&quot;m&quot;))" office:value-type="float" office:value="9" calcext:value-type="float">
            <text:p>9</text:p>
          </table:table-cell>
          <table:table-cell table:formula="of:=YEAR([.C10])" office:value-type="float" office:value="2034" calcext:value-type="float">
            <text:p>2034</text:p>
          </table:table-cell>
          <table:table-cell table:formula="of:=YEAR([.B10])" office:value-type="float" office:value="2035" calcext:value-type="float">
            <text:p>2035</text:p>
          </table:table-cell>
          <table:table-cell table:style-name="ce47" table:formula="of:=DATE(YEAR([.C10])+1; 1;1)" office:value-type="date" office:date-value="2035-01-01" calcext:value-type="date">
            <text:p>01/01/35</text:p>
          </table:table-cell>
          <table:table-cell table:formula="of:=IF([.E10]&lt;[.F10];0;IF([.E10]&gt;[.F10];12; DATEDIF([.B10];[.G10];&quot;m&quot;)))" office:value-type="float" office:value="0" calcext:value-type="float">
            <text:p>0</text:p>
          </table:table-cell>
          <table:table-cell table:style-name="ce43" table:formula="of:=[.H10]*[.A10]*0.85" office:value-type="currency" office:currency="USD" office:value="0" calcext:value-type="currency">
            <text:p>$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10]+1000" office:value-type="currency" office:currency="USD" office:value="2000" calcext:value-type="currency">
            <text:p>$2,000.00</text:p>
          </table:table-cell>
          <table:table-cell table:style-name="ce43" table:formula="of:=[.M10]+1000" office:value-type="currency" office:currency="USD" office:value="3000" calcext:value-type="currency">
            <text:p>$3,000.00</text:p>
          </table:table-cell>
          <table:table-cell table:style-name="ce43" table:formula="of:=[.N10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10]+1000" office:value-type="currency" office:currency="USD" office:value="5000" calcext:value-type="currency">
            <text:p>$5,000.00</text:p>
          </table:table-cell>
          <table:table-cell table:style-name="ce43" table:formula="of:=[.J10]+[.K10]-[.I10]-[.L10]-[.M10]-[.N10]-([.O10]-[.P10])-[.Q10]" office:value-type="currency" office:currency="USD" office:value="108700" calcext:value-type="currency">
            <text:p>$108,700.00</text:p>
          </table:table-cell>
          <table:table-cell table:formula="of:=&quot;[InlineData(&quot;&amp;[.E10]&amp;&quot;,&quot;&amp;MONTH([.C10])&amp;&quot;,&quot;&amp;[.R10]&amp;&quot;)]&quot;" office:value-type="string" office:string-value="[InlineData(2034,10,108700)]" calcext:value-type="string">
            <text:p>[InlineData(2034,10,108700)]</text:p>
          </table:table-cell>
          <table:table-cell table:number-columns-repeated="16365"/>
        </table:table-row>
        <table:table-row table:style-name="ro1">
          <table:table-cell table:formula="of:=[.A10]" office:value-type="float" office:value="6000" calcext:value-type="float">
            <text:p>6000</text:p>
          </table:table-cell>
          <table:table-cell table:style-name="ce47" table:formula="of:=[.B10]" office:value-type="date" office:date-value="2035-07-01" calcext:value-type="date">
            <text:p>07/01/35</text:p>
          </table:table-cell>
          <table:table-cell table:style-name="ce47" table:formula="of:=EDATE([.C10];1)" office:value-type="date" office:date-value="2034-11-01" calcext:value-type="date">
            <text:p>11/01/34</text:p>
          </table:table-cell>
          <table:table-cell table:formula="of:=IF([.B11]&lt;[.C11];DATEDIF([.B11];[.C11];&quot;m&quot;)*-1;DATEDIF([.C11];[.B11];&quot;m&quot;))" office:value-type="float" office:value="8" calcext:value-type="float">
            <text:p>8</text:p>
          </table:table-cell>
          <table:table-cell table:formula="of:=YEAR([.C11])" office:value-type="float" office:value="2034" calcext:value-type="float">
            <text:p>2034</text:p>
          </table:table-cell>
          <table:table-cell table:formula="of:=YEAR([.B11])" office:value-type="float" office:value="2035" calcext:value-type="float">
            <text:p>2035</text:p>
          </table:table-cell>
          <table:table-cell table:style-name="ce47" table:formula="of:=DATE(YEAR([.C11])+1; 1;1)" office:value-type="date" office:date-value="2035-01-01" calcext:value-type="date">
            <text:p>01/01/35</text:p>
          </table:table-cell>
          <table:table-cell table:formula="of:=IF([.E11]&lt;[.F11];0;IF([.E11]&gt;[.F11];12; DATEDIF([.B11];[.G11];&quot;m&quot;)))" office:value-type="float" office:value="0" calcext:value-type="float">
            <text:p>0</text:p>
          </table:table-cell>
          <table:table-cell table:style-name="ce43" table:formula="of:=[.H11]*[.A11]*0.85" office:value-type="currency" office:currency="USD" office:value="0" calcext:value-type="currency">
            <text:p>$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11]+1000" office:value-type="currency" office:currency="USD" office:value="2000" calcext:value-type="currency">
            <text:p>$2,000.00</text:p>
          </table:table-cell>
          <table:table-cell table:style-name="ce43" table:formula="of:=[.M11]+1000" office:value-type="currency" office:currency="USD" office:value="3000" calcext:value-type="currency">
            <text:p>$3,000.00</text:p>
          </table:table-cell>
          <table:table-cell table:style-name="ce43" table:formula="of:=[.N11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11]+1000" office:value-type="currency" office:currency="USD" office:value="5000" calcext:value-type="currency">
            <text:p>$5,000.00</text:p>
          </table:table-cell>
          <table:table-cell table:style-name="ce43" table:formula="of:=[.J11]+[.K11]-[.I11]-[.L11]-[.M11]-[.N11]-([.O11]-[.P11])-[.Q11]" office:value-type="currency" office:currency="USD" office:value="108700" calcext:value-type="currency">
            <text:p>$108,700.00</text:p>
          </table:table-cell>
          <table:table-cell table:formula="of:=&quot;[InlineData(&quot;&amp;[.E11]&amp;&quot;,&quot;&amp;MONTH([.C11])&amp;&quot;,&quot;&amp;[.R11]&amp;&quot;)]&quot;" office:value-type="string" office:string-value="[InlineData(2034,11,108700)]" calcext:value-type="string">
            <text:p>[InlineData(2034,11,108700)]</text:p>
          </table:table-cell>
          <table:table-cell table:number-columns-repeated="16365"/>
        </table:table-row>
        <table:table-row table:style-name="ro1">
          <table:table-cell table:formula="of:=[.A11]" office:value-type="float" office:value="6000" calcext:value-type="float">
            <text:p>6000</text:p>
          </table:table-cell>
          <table:table-cell table:style-name="ce47" table:formula="of:=[.B11]" office:value-type="date" office:date-value="2035-07-01" calcext:value-type="date">
            <text:p>07/01/35</text:p>
          </table:table-cell>
          <table:table-cell table:style-name="ce47" table:formula="of:=EDATE([.C11];1)" office:value-type="date" office:date-value="2034-12-01" calcext:value-type="date">
            <text:p>12/01/34</text:p>
          </table:table-cell>
          <table:table-cell table:formula="of:=IF([.B12]&lt;[.C12];DATEDIF([.B12];[.C12];&quot;m&quot;)*-1;DATEDIF([.C12];[.B12];&quot;m&quot;))" office:value-type="float" office:value="7" calcext:value-type="float">
            <text:p>7</text:p>
          </table:table-cell>
          <table:table-cell table:formula="of:=YEAR([.C12])" office:value-type="float" office:value="2034" calcext:value-type="float">
            <text:p>2034</text:p>
          </table:table-cell>
          <table:table-cell table:formula="of:=YEAR([.B12])" office:value-type="float" office:value="2035" calcext:value-type="float">
            <text:p>2035</text:p>
          </table:table-cell>
          <table:table-cell table:style-name="ce47" table:formula="of:=DATE(YEAR([.C12])+1; 1;1)" office:value-type="date" office:date-value="2035-01-01" calcext:value-type="date">
            <text:p>01/01/35</text:p>
          </table:table-cell>
          <table:table-cell table:formula="of:=IF([.E12]&lt;[.F12];0;IF([.E12]&gt;[.F12];12; DATEDIF([.B12];[.G12];&quot;m&quot;)))" office:value-type="float" office:value="0" calcext:value-type="float">
            <text:p>0</text:p>
          </table:table-cell>
          <table:table-cell table:style-name="ce43" table:formula="of:=[.H12]*[.A12]*0.85" office:value-type="currency" office:currency="USD" office:value="0" calcext:value-type="currency">
            <text:p>$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12]+1000" office:value-type="currency" office:currency="USD" office:value="2000" calcext:value-type="currency">
            <text:p>$2,000.00</text:p>
          </table:table-cell>
          <table:table-cell table:style-name="ce43" table:formula="of:=[.M12]+1000" office:value-type="currency" office:currency="USD" office:value="3000" calcext:value-type="currency">
            <text:p>$3,000.00</text:p>
          </table:table-cell>
          <table:table-cell table:style-name="ce43" table:formula="of:=[.N12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12]+1000" office:value-type="currency" office:currency="USD" office:value="5000" calcext:value-type="currency">
            <text:p>$5,000.00</text:p>
          </table:table-cell>
          <table:table-cell table:style-name="ce43" table:formula="of:=[.J12]+[.K12]-[.I12]-[.L12]-[.M12]-[.N12]-([.O12]-[.P12])-[.Q12]" office:value-type="currency" office:currency="USD" office:value="108700" calcext:value-type="currency">
            <text:p>$108,700.00</text:p>
          </table:table-cell>
          <table:table-cell table:formula="of:=&quot;[InlineData(&quot;&amp;[.E12]&amp;&quot;,&quot;&amp;MONTH([.C12])&amp;&quot;,&quot;&amp;[.R12]&amp;&quot;)]&quot;" office:value-type="string" office:string-value="[InlineData(2034,12,108700)]" calcext:value-type="string">
            <text:p>[InlineData(2034,12,108700)]</text:p>
          </table:table-cell>
          <table:table-cell table:number-columns-repeated="16365"/>
        </table:table-row>
        <table:table-row table:style-name="ro1">
          <table:table-cell table:formula="of:=[.A12]" office:value-type="float" office:value="6000" calcext:value-type="float">
            <text:p>6000</text:p>
          </table:table-cell>
          <table:table-cell table:style-name="ce47" table:formula="of:=[.B12]" office:value-type="date" office:date-value="2035-07-01" calcext:value-type="date">
            <text:p>07/01/35</text:p>
          </table:table-cell>
          <table:table-cell table:style-name="ce47" table:formula="of:=EDATE([.C12];1)" office:value-type="date" office:date-value="2035-01-01" calcext:value-type="date">
            <text:p>01/01/35</text:p>
          </table:table-cell>
          <table:table-cell table:formula="of:=IF([.B13]&lt;[.C13];DATEDIF([.B13];[.C13];&quot;m&quot;)*-1;DATEDIF([.C13];[.B13];&quot;m&quot;))" office:value-type="float" office:value="6" calcext:value-type="float">
            <text:p>6</text:p>
          </table:table-cell>
          <table:table-cell table:formula="of:=YEAR([.C13])" office:value-type="float" office:value="2035" calcext:value-type="float">
            <text:p>2035</text:p>
          </table:table-cell>
          <table:table-cell table:formula="of:=YEAR([.B13])" office:value-type="float" office:value="2035" calcext:value-type="float">
            <text:p>2035</text:p>
          </table:table-cell>
          <table:table-cell table:style-name="ce47" table:formula="of:=DATE(YEAR([.C13])+1; 1;1)" office:value-type="date" office:date-value="2036-01-01" calcext:value-type="date">
            <text:p>01/01/36</text:p>
          </table:table-cell>
          <table:table-cell table:formula="of:=IF([.E13]&lt;[.F13];0;IF([.E13]&gt;[.F13];12; DATEDIF([.B13];[.G13];&quot;m&quot;)))" office:value-type="float" office:value="6" calcext:value-type="float">
            <text:p>6</text:p>
          </table:table-cell>
          <table:table-cell table:style-name="ce43" table:formula="of:=[.H13]*[.A13]*0.85" office:value-type="currency" office:currency="USD" office:value="30600" calcext:value-type="currency">
            <text:p>$30,6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13]+1000" office:value-type="currency" office:currency="USD" office:value="2000" calcext:value-type="currency">
            <text:p>$2,000.00</text:p>
          </table:table-cell>
          <table:table-cell table:style-name="ce43" table:formula="of:=[.M13]+1000" office:value-type="currency" office:currency="USD" office:value="3000" calcext:value-type="currency">
            <text:p>$3,000.00</text:p>
          </table:table-cell>
          <table:table-cell table:style-name="ce43" table:formula="of:=[.N13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13]+1000" office:value-type="currency" office:currency="USD" office:value="5000" calcext:value-type="currency">
            <text:p>$5,000.00</text:p>
          </table:table-cell>
          <table:table-cell table:style-name="ce43" table:formula="of:=[.J13]+[.K13]-[.I13]-[.L13]-[.M13]-[.N13]-([.O13]-[.P13])-[.Q13]" office:value-type="currency" office:currency="USD" office:value="78100" calcext:value-type="currency">
            <text:p>$78,100.00</text:p>
          </table:table-cell>
          <table:table-cell table:formula="of:=&quot;[InlineData(&quot;&amp;[.E13]&amp;&quot;,&quot;&amp;MONTH([.C13])&amp;&quot;,&quot;&amp;[.R13]&amp;&quot;)]&quot;" office:value-type="string" office:string-value="[InlineData(2035,1,78100)]" calcext:value-type="string">
            <text:p>[InlineData(2035,1,78100)]</text:p>
          </table:table-cell>
          <table:table-cell table:number-columns-repeated="16365"/>
        </table:table-row>
        <table:table-row table:style-name="ro1">
          <table:table-cell table:formula="of:=[.A13]" office:value-type="float" office:value="6000" calcext:value-type="float">
            <text:p>6000</text:p>
          </table:table-cell>
          <table:table-cell table:style-name="ce47" table:formula="of:=[.B13]" office:value-type="date" office:date-value="2035-07-01" calcext:value-type="date">
            <text:p>07/01/35</text:p>
          </table:table-cell>
          <table:table-cell table:style-name="ce47" table:formula="of:=EDATE([.C13];1)" office:value-type="date" office:date-value="2035-02-01" calcext:value-type="date">
            <text:p>02/01/35</text:p>
          </table:table-cell>
          <table:table-cell table:formula="of:=IF([.B14]&lt;[.C14];DATEDIF([.B14];[.C14];&quot;m&quot;)*-1;DATEDIF([.C14];[.B14];&quot;m&quot;))" office:value-type="float" office:value="5" calcext:value-type="float">
            <text:p>5</text:p>
          </table:table-cell>
          <table:table-cell table:formula="of:=YEAR([.C14])" office:value-type="float" office:value="2035" calcext:value-type="float">
            <text:p>2035</text:p>
          </table:table-cell>
          <table:table-cell table:formula="of:=YEAR([.B14])" office:value-type="float" office:value="2035" calcext:value-type="float">
            <text:p>2035</text:p>
          </table:table-cell>
          <table:table-cell table:style-name="ce47" table:formula="of:=DATE(YEAR([.C14])+1; 1;1)" office:value-type="date" office:date-value="2036-01-01" calcext:value-type="date">
            <text:p>01/01/36</text:p>
          </table:table-cell>
          <table:table-cell table:formula="of:=IF([.E14]&lt;[.F14];0;IF([.E14]&gt;[.F14];12; DATEDIF([.B14];[.G14];&quot;m&quot;)))" office:value-type="float" office:value="6" calcext:value-type="float">
            <text:p>6</text:p>
          </table:table-cell>
          <table:table-cell table:style-name="ce43" table:formula="of:=[.H14]*[.A14]*0.85" office:value-type="currency" office:currency="USD" office:value="30600" calcext:value-type="currency">
            <text:p>$30,6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14]+1000" office:value-type="currency" office:currency="USD" office:value="2000" calcext:value-type="currency">
            <text:p>$2,000.00</text:p>
          </table:table-cell>
          <table:table-cell table:style-name="ce43" table:formula="of:=[.M14]+1000" office:value-type="currency" office:currency="USD" office:value="3000" calcext:value-type="currency">
            <text:p>$3,000.00</text:p>
          </table:table-cell>
          <table:table-cell table:style-name="ce43" table:formula="of:=[.N14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14]+1000" office:value-type="currency" office:currency="USD" office:value="5000" calcext:value-type="currency">
            <text:p>$5,000.00</text:p>
          </table:table-cell>
          <table:table-cell table:style-name="ce43" table:formula="of:=[.J14]+[.K14]-[.I14]-[.L14]-[.M14]-[.N14]-([.O14]-[.P14])-[.Q14]" office:value-type="currency" office:currency="USD" office:value="78100" calcext:value-type="currency">
            <text:p>$78,100.00</text:p>
          </table:table-cell>
          <table:table-cell table:formula="of:=&quot;[InlineData(&quot;&amp;[.E14]&amp;&quot;,&quot;&amp;MONTH([.C14])&amp;&quot;,&quot;&amp;[.R14]&amp;&quot;)]&quot;" office:value-type="string" office:string-value="[InlineData(2035,2,78100)]" calcext:value-type="string">
            <text:p>[InlineData(2035,2,78100)]</text:p>
          </table:table-cell>
          <table:table-cell table:number-columns-repeated="16365"/>
        </table:table-row>
        <table:table-row table:style-name="ro1">
          <table:table-cell table:formula="of:=[.A14]" office:value-type="float" office:value="6000" calcext:value-type="float">
            <text:p>6000</text:p>
          </table:table-cell>
          <table:table-cell table:style-name="ce47" table:formula="of:=[.B14]" office:value-type="date" office:date-value="2035-07-01" calcext:value-type="date">
            <text:p>07/01/35</text:p>
          </table:table-cell>
          <table:table-cell table:style-name="ce47" table:formula="of:=EDATE([.C14];1)" office:value-type="date" office:date-value="2035-03-01" calcext:value-type="date">
            <text:p>03/01/35</text:p>
          </table:table-cell>
          <table:table-cell table:formula="of:=IF([.B15]&lt;[.C15];DATEDIF([.B15];[.C15];&quot;m&quot;)*-1;DATEDIF([.C15];[.B15];&quot;m&quot;))" office:value-type="float" office:value="4" calcext:value-type="float">
            <text:p>4</text:p>
          </table:table-cell>
          <table:table-cell table:formula="of:=YEAR([.C15])" office:value-type="float" office:value="2035" calcext:value-type="float">
            <text:p>2035</text:p>
          </table:table-cell>
          <table:table-cell table:formula="of:=YEAR([.B15])" office:value-type="float" office:value="2035" calcext:value-type="float">
            <text:p>2035</text:p>
          </table:table-cell>
          <table:table-cell table:style-name="ce47" table:formula="of:=DATE(YEAR([.C15])+1; 1;1)" office:value-type="date" office:date-value="2036-01-01" calcext:value-type="date">
            <text:p>01/01/36</text:p>
          </table:table-cell>
          <table:table-cell table:formula="of:=IF([.E15]&lt;[.F15];0;IF([.E15]&gt;[.F15];12; DATEDIF([.B15];[.G15];&quot;m&quot;)))" office:value-type="float" office:value="6" calcext:value-type="float">
            <text:p>6</text:p>
          </table:table-cell>
          <table:table-cell table:style-name="ce43" table:formula="of:=[.H15]*[.A15]*0.85" office:value-type="currency" office:currency="USD" office:value="30600" calcext:value-type="currency">
            <text:p>$30,6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15]+1000" office:value-type="currency" office:currency="USD" office:value="2000" calcext:value-type="currency">
            <text:p>$2,000.00</text:p>
          </table:table-cell>
          <table:table-cell table:style-name="ce43" table:formula="of:=[.M15]+1000" office:value-type="currency" office:currency="USD" office:value="3000" calcext:value-type="currency">
            <text:p>$3,000.00</text:p>
          </table:table-cell>
          <table:table-cell table:style-name="ce43" table:formula="of:=[.N15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15]+1000" office:value-type="currency" office:currency="USD" office:value="5000" calcext:value-type="currency">
            <text:p>$5,000.00</text:p>
          </table:table-cell>
          <table:table-cell table:style-name="ce43" table:formula="of:=[.J15]+[.K15]-[.I15]-[.L15]-[.M15]-[.N15]-([.O15]-[.P15])-[.Q15]" office:value-type="currency" office:currency="USD" office:value="78100" calcext:value-type="currency">
            <text:p>$78,100.00</text:p>
          </table:table-cell>
          <table:table-cell table:formula="of:=&quot;[InlineData(&quot;&amp;[.E15]&amp;&quot;,&quot;&amp;MONTH([.C15])&amp;&quot;,&quot;&amp;[.R15]&amp;&quot;)]&quot;" office:value-type="string" office:string-value="[InlineData(2035,3,78100)]" calcext:value-type="string">
            <text:p>[InlineData(2035,3,78100)]</text:p>
          </table:table-cell>
          <table:table-cell table:number-columns-repeated="16365"/>
        </table:table-row>
        <table:table-row table:style-name="ro1">
          <table:table-cell table:formula="of:=[.A15]" office:value-type="float" office:value="6000" calcext:value-type="float">
            <text:p>6000</text:p>
          </table:table-cell>
          <table:table-cell table:style-name="ce47" table:formula="of:=[.B15]" office:value-type="date" office:date-value="2035-07-01" calcext:value-type="date">
            <text:p>07/01/35</text:p>
          </table:table-cell>
          <table:table-cell table:style-name="ce47" table:formula="of:=EDATE([.C15];1)" office:value-type="date" office:date-value="2035-04-01" calcext:value-type="date">
            <text:p>04/01/35</text:p>
          </table:table-cell>
          <table:table-cell table:formula="of:=IF([.B16]&lt;[.C16];DATEDIF([.B16];[.C16];&quot;m&quot;)*-1;DATEDIF([.C16];[.B16];&quot;m&quot;))" office:value-type="float" office:value="3" calcext:value-type="float">
            <text:p>3</text:p>
          </table:table-cell>
          <table:table-cell table:formula="of:=YEAR([.C16])" office:value-type="float" office:value="2035" calcext:value-type="float">
            <text:p>2035</text:p>
          </table:table-cell>
          <table:table-cell table:formula="of:=YEAR([.B16])" office:value-type="float" office:value="2035" calcext:value-type="float">
            <text:p>2035</text:p>
          </table:table-cell>
          <table:table-cell table:style-name="ce47" table:formula="of:=DATE(YEAR([.C16])+1; 1;1)" office:value-type="date" office:date-value="2036-01-01" calcext:value-type="date">
            <text:p>01/01/36</text:p>
          </table:table-cell>
          <table:table-cell table:formula="of:=IF([.E16]&lt;[.F16];0;IF([.E16]&gt;[.F16];12; DATEDIF([.B16];[.G16];&quot;m&quot;)))" office:value-type="float" office:value="6" calcext:value-type="float">
            <text:p>6</text:p>
          </table:table-cell>
          <table:table-cell table:style-name="ce43" table:formula="of:=[.H16]*[.A16]*0.85" office:value-type="currency" office:currency="USD" office:value="30600" calcext:value-type="currency">
            <text:p>$30,6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16]+1000" office:value-type="currency" office:currency="USD" office:value="2000" calcext:value-type="currency">
            <text:p>$2,000.00</text:p>
          </table:table-cell>
          <table:table-cell table:style-name="ce43" table:formula="of:=[.M16]+1000" office:value-type="currency" office:currency="USD" office:value="3000" calcext:value-type="currency">
            <text:p>$3,000.00</text:p>
          </table:table-cell>
          <table:table-cell table:style-name="ce43" table:formula="of:=[.N16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16]+1000" office:value-type="currency" office:currency="USD" office:value="5000" calcext:value-type="currency">
            <text:p>$5,000.00</text:p>
          </table:table-cell>
          <table:table-cell table:style-name="ce43" table:formula="of:=[.J16]+[.K16]-[.I16]-[.L16]-[.M16]-[.N16]-([.O16]-[.P16])-[.Q16]" office:value-type="currency" office:currency="USD" office:value="78100" calcext:value-type="currency">
            <text:p>$78,100.00</text:p>
          </table:table-cell>
          <table:table-cell table:formula="of:=&quot;[InlineData(&quot;&amp;[.E16]&amp;&quot;,&quot;&amp;MONTH([.C16])&amp;&quot;,&quot;&amp;[.R16]&amp;&quot;)]&quot;" office:value-type="string" office:string-value="[InlineData(2035,4,78100)]" calcext:value-type="string">
            <text:p>[InlineData(2035,4,78100)]</text:p>
          </table:table-cell>
          <table:table-cell table:number-columns-repeated="16365"/>
        </table:table-row>
        <table:table-row table:style-name="ro1">
          <table:table-cell table:formula="of:=[.A16]" office:value-type="float" office:value="6000" calcext:value-type="float">
            <text:p>6000</text:p>
          </table:table-cell>
          <table:table-cell table:style-name="ce47" table:formula="of:=[.B16]" office:value-type="date" office:date-value="2035-07-01" calcext:value-type="date">
            <text:p>07/01/35</text:p>
          </table:table-cell>
          <table:table-cell table:style-name="ce47" table:formula="of:=EDATE([.C16];1)" office:value-type="date" office:date-value="2035-05-01" calcext:value-type="date">
            <text:p>05/01/35</text:p>
          </table:table-cell>
          <table:table-cell table:formula="of:=IF([.B17]&lt;[.C17];DATEDIF([.B17];[.C17];&quot;m&quot;)*-1;DATEDIF([.C17];[.B17];&quot;m&quot;))" office:value-type="float" office:value="2" calcext:value-type="float">
            <text:p>2</text:p>
          </table:table-cell>
          <table:table-cell table:formula="of:=YEAR([.C17])" office:value-type="float" office:value="2035" calcext:value-type="float">
            <text:p>2035</text:p>
          </table:table-cell>
          <table:table-cell table:formula="of:=YEAR([.B17])" office:value-type="float" office:value="2035" calcext:value-type="float">
            <text:p>2035</text:p>
          </table:table-cell>
          <table:table-cell table:style-name="ce47" table:formula="of:=DATE(YEAR([.C17])+1; 1;1)" office:value-type="date" office:date-value="2036-01-01" calcext:value-type="date">
            <text:p>01/01/36</text:p>
          </table:table-cell>
          <table:table-cell table:formula="of:=IF([.E17]&lt;[.F17];0;IF([.E17]&gt;[.F17];12; DATEDIF([.B17];[.G17];&quot;m&quot;)))" office:value-type="float" office:value="6" calcext:value-type="float">
            <text:p>6</text:p>
          </table:table-cell>
          <table:table-cell table:style-name="ce43" table:formula="of:=[.H17]*[.A17]*0.85" office:value-type="currency" office:currency="USD" office:value="30600" calcext:value-type="currency">
            <text:p>$30,6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17]+1000" office:value-type="currency" office:currency="USD" office:value="2000" calcext:value-type="currency">
            <text:p>$2,000.00</text:p>
          </table:table-cell>
          <table:table-cell table:style-name="ce43" table:formula="of:=[.M17]+1000" office:value-type="currency" office:currency="USD" office:value="3000" calcext:value-type="currency">
            <text:p>$3,000.00</text:p>
          </table:table-cell>
          <table:table-cell table:style-name="ce43" table:formula="of:=[.N17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17]+1000" office:value-type="currency" office:currency="USD" office:value="5000" calcext:value-type="currency">
            <text:p>$5,000.00</text:p>
          </table:table-cell>
          <table:table-cell table:style-name="ce43" table:formula="of:=[.J17]+[.K17]-[.I17]-[.L17]-[.M17]-[.N17]-([.O17]-[.P17])-[.Q17]" office:value-type="currency" office:currency="USD" office:value="78100" calcext:value-type="currency">
            <text:p>$78,100.00</text:p>
          </table:table-cell>
          <table:table-cell table:formula="of:=&quot;[InlineData(&quot;&amp;[.E17]&amp;&quot;,&quot;&amp;MONTH([.C17])&amp;&quot;,&quot;&amp;[.R17]&amp;&quot;)]&quot;" office:value-type="string" office:string-value="[InlineData(2035,5,78100)]" calcext:value-type="string">
            <text:p>[InlineData(2035,5,78100)]</text:p>
          </table:table-cell>
          <table:table-cell table:number-columns-repeated="16365"/>
        </table:table-row>
        <table:table-row table:style-name="ro1">
          <table:table-cell table:formula="of:=[.A17]" office:value-type="float" office:value="6000" calcext:value-type="float">
            <text:p>6000</text:p>
          </table:table-cell>
          <table:table-cell table:style-name="ce47" table:formula="of:=[.B17]" office:value-type="date" office:date-value="2035-07-01" calcext:value-type="date">
            <text:p>07/01/35</text:p>
          </table:table-cell>
          <table:table-cell table:style-name="ce47" table:formula="of:=EDATE([.C17];1)" office:value-type="date" office:date-value="2035-06-01" calcext:value-type="date">
            <text:p>06/01/35</text:p>
          </table:table-cell>
          <table:table-cell table:formula="of:=IF([.B18]&lt;[.C18];DATEDIF([.B18];[.C18];&quot;m&quot;)*-1;DATEDIF([.C18];[.B18];&quot;m&quot;))" office:value-type="float" office:value="1" calcext:value-type="float">
            <text:p>1</text:p>
          </table:table-cell>
          <table:table-cell table:formula="of:=YEAR([.C18])" office:value-type="float" office:value="2035" calcext:value-type="float">
            <text:p>2035</text:p>
          </table:table-cell>
          <table:table-cell table:formula="of:=YEAR([.B18])" office:value-type="float" office:value="2035" calcext:value-type="float">
            <text:p>2035</text:p>
          </table:table-cell>
          <table:table-cell table:style-name="ce47" table:formula="of:=DATE(YEAR([.C18])+1; 1;1)" office:value-type="date" office:date-value="2036-01-01" calcext:value-type="date">
            <text:p>01/01/36</text:p>
          </table:table-cell>
          <table:table-cell table:formula="of:=IF([.E18]&lt;[.F18];0;IF([.E18]&gt;[.F18];12; DATEDIF([.B18];[.G18];&quot;m&quot;)))" office:value-type="float" office:value="6" calcext:value-type="float">
            <text:p>6</text:p>
          </table:table-cell>
          <table:table-cell table:style-name="ce43" table:formula="of:=[.H18]*[.A18]*0.85" office:value-type="currency" office:currency="USD" office:value="30600" calcext:value-type="currency">
            <text:p>$30,6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18]+1000" office:value-type="currency" office:currency="USD" office:value="2000" calcext:value-type="currency">
            <text:p>$2,000.00</text:p>
          </table:table-cell>
          <table:table-cell table:style-name="ce43" table:formula="of:=[.M18]+1000" office:value-type="currency" office:currency="USD" office:value="3000" calcext:value-type="currency">
            <text:p>$3,000.00</text:p>
          </table:table-cell>
          <table:table-cell table:style-name="ce43" table:formula="of:=[.N18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18]+1000" office:value-type="currency" office:currency="USD" office:value="5000" calcext:value-type="currency">
            <text:p>$5,000.00</text:p>
          </table:table-cell>
          <table:table-cell table:style-name="ce43" table:formula="of:=[.J18]+[.K18]-[.I18]-[.L18]-[.M18]-[.N18]-([.O18]-[.P18])-[.Q18]" office:value-type="currency" office:currency="USD" office:value="78100" calcext:value-type="currency">
            <text:p>$78,100.00</text:p>
          </table:table-cell>
          <table:table-cell table:formula="of:=&quot;[InlineData(&quot;&amp;[.E18]&amp;&quot;,&quot;&amp;MONTH([.C18])&amp;&quot;,&quot;&amp;[.R18]&amp;&quot;)]&quot;" office:value-type="string" office:string-value="[InlineData(2035,6,78100)]" calcext:value-type="string">
            <text:p>[InlineData(2035,6,78100)]</text:p>
          </table:table-cell>
          <table:table-cell table:number-columns-repeated="16365"/>
        </table:table-row>
        <table:table-row table:style-name="ro1">
          <table:table-cell table:formula="of:=[.A18]" office:value-type="float" office:value="6000" calcext:value-type="float">
            <text:p>6000</text:p>
          </table:table-cell>
          <table:table-cell table:style-name="ce47" table:formula="of:=[.B18]" office:value-type="date" office:date-value="2035-07-01" calcext:value-type="date">
            <text:p>07/01/35</text:p>
          </table:table-cell>
          <table:table-cell table:style-name="ce47" table:formula="of:=EDATE([.C18];1)" office:value-type="date" office:date-value="2035-07-01" calcext:value-type="date">
            <text:p>07/01/35</text:p>
          </table:table-cell>
          <table:table-cell table:formula="of:=IF([.B19]&lt;[.C19];DATEDIF([.B19];[.C19];&quot;m&quot;)*-1;DATEDIF([.C19];[.B19];&quot;m&quot;))" office:value-type="float" office:value="0" calcext:value-type="float">
            <text:p>0</text:p>
          </table:table-cell>
          <table:table-cell table:formula="of:=YEAR([.C19])" office:value-type="float" office:value="2035" calcext:value-type="float">
            <text:p>2035</text:p>
          </table:table-cell>
          <table:table-cell table:formula="of:=YEAR([.B19])" office:value-type="float" office:value="2035" calcext:value-type="float">
            <text:p>2035</text:p>
          </table:table-cell>
          <table:table-cell table:style-name="ce47" table:formula="of:=DATE(YEAR([.C19])+1; 1;1)" office:value-type="date" office:date-value="2036-01-01" calcext:value-type="date">
            <text:p>01/01/36</text:p>
          </table:table-cell>
          <table:table-cell table:formula="of:=IF([.E19]&lt;[.F19];0;IF([.E19]&gt;[.F19];12; DATEDIF([.B19];[.G19];&quot;m&quot;)))" office:value-type="float" office:value="6" calcext:value-type="float">
            <text:p>6</text:p>
          </table:table-cell>
          <table:table-cell table:style-name="ce43" table:formula="of:=[.H19]*[.A19]*0.85" office:value-type="currency" office:currency="USD" office:value="30600" calcext:value-type="currency">
            <text:p>$30,6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19]+1000" office:value-type="currency" office:currency="USD" office:value="2000" calcext:value-type="currency">
            <text:p>$2,000.00</text:p>
          </table:table-cell>
          <table:table-cell table:style-name="ce43" table:formula="of:=[.M19]+1000" office:value-type="currency" office:currency="USD" office:value="3000" calcext:value-type="currency">
            <text:p>$3,000.00</text:p>
          </table:table-cell>
          <table:table-cell table:style-name="ce43" table:formula="of:=[.N19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19]+1000" office:value-type="currency" office:currency="USD" office:value="5000" calcext:value-type="currency">
            <text:p>$5,000.00</text:p>
          </table:table-cell>
          <table:table-cell table:style-name="ce43" table:formula="of:=[.J19]+[.K19]-[.I19]-[.L19]-[.M19]-[.N19]-([.O19]-[.P19])-[.Q19]" office:value-type="currency" office:currency="USD" office:value="78100" calcext:value-type="currency">
            <text:p>$78,100.00</text:p>
          </table:table-cell>
          <table:table-cell table:formula="of:=&quot;[InlineData(&quot;&amp;[.E19]&amp;&quot;,&quot;&amp;MONTH([.C19])&amp;&quot;,&quot;&amp;[.R19]&amp;&quot;)]&quot;" office:value-type="string" office:string-value="[InlineData(2035,7,78100)]" calcext:value-type="string">
            <text:p>[InlineData(2035,7,78100)]</text:p>
          </table:table-cell>
          <table:table-cell table:number-columns-repeated="16365"/>
        </table:table-row>
        <table:table-row table:style-name="ro1">
          <table:table-cell table:formula="of:=[.A19]" office:value-type="float" office:value="6000" calcext:value-type="float">
            <text:p>6000</text:p>
          </table:table-cell>
          <table:table-cell table:style-name="ce47" table:formula="of:=[.B19]" office:value-type="date" office:date-value="2035-07-01" calcext:value-type="date">
            <text:p>07/01/35</text:p>
          </table:table-cell>
          <table:table-cell table:style-name="ce47" table:formula="of:=EDATE([.C19];1)" office:value-type="date" office:date-value="2035-08-01" calcext:value-type="date">
            <text:p>08/01/35</text:p>
          </table:table-cell>
          <table:table-cell table:formula="of:=IF([.B20]&lt;[.C20];DATEDIF([.B20];[.C20];&quot;m&quot;)*-1;DATEDIF([.C20];[.B20];&quot;m&quot;))" office:value-type="float" office:value="-1" calcext:value-type="float">
            <text:p>-1</text:p>
          </table:table-cell>
          <table:table-cell table:formula="of:=YEAR([.C20])" office:value-type="float" office:value="2035" calcext:value-type="float">
            <text:p>2035</text:p>
          </table:table-cell>
          <table:table-cell table:formula="of:=YEAR([.B20])" office:value-type="float" office:value="2035" calcext:value-type="float">
            <text:p>2035</text:p>
          </table:table-cell>
          <table:table-cell table:style-name="ce47" table:formula="of:=DATE(YEAR([.C20])+1; 1;1)" office:value-type="date" office:date-value="2036-01-01" calcext:value-type="date">
            <text:p>01/01/36</text:p>
          </table:table-cell>
          <table:table-cell table:formula="of:=IF([.E20]&lt;[.F20];0;IF([.E20]&gt;[.F20];12; DATEDIF([.B20];[.G20];&quot;m&quot;)))" office:value-type="float" office:value="6" calcext:value-type="float">
            <text:p>6</text:p>
          </table:table-cell>
          <table:table-cell table:style-name="ce43" table:formula="of:=[.H20]*[.A20]*0.85" office:value-type="currency" office:currency="USD" office:value="30600" calcext:value-type="currency">
            <text:p>$30,6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20]+1000" office:value-type="currency" office:currency="USD" office:value="2000" calcext:value-type="currency">
            <text:p>$2,000.00</text:p>
          </table:table-cell>
          <table:table-cell table:style-name="ce43" table:formula="of:=[.M20]+1000" office:value-type="currency" office:currency="USD" office:value="3000" calcext:value-type="currency">
            <text:p>$3,000.00</text:p>
          </table:table-cell>
          <table:table-cell table:style-name="ce43" table:formula="of:=[.N20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20]+1000" office:value-type="currency" office:currency="USD" office:value="5000" calcext:value-type="currency">
            <text:p>$5,000.00</text:p>
          </table:table-cell>
          <table:table-cell table:style-name="ce43" table:formula="of:=[.J20]+[.K20]-[.I20]-[.L20]-[.M20]-[.N20]-([.O20]-[.P20])-[.Q20]" office:value-type="currency" office:currency="USD" office:value="78100" calcext:value-type="currency">
            <text:p>$78,100.00</text:p>
          </table:table-cell>
          <table:table-cell table:formula="of:=&quot;[InlineData(&quot;&amp;[.E20]&amp;&quot;,&quot;&amp;MONTH([.C20])&amp;&quot;,&quot;&amp;[.R20]&amp;&quot;)]&quot;" office:value-type="string" office:string-value="[InlineData(2035,8,78100)]" calcext:value-type="string">
            <text:p>[InlineData(2035,8,78100)]</text:p>
          </table:table-cell>
          <table:table-cell table:number-columns-repeated="16365"/>
        </table:table-row>
        <table:table-row table:style-name="ro1">
          <table:table-cell table:formula="of:=[.A20]" office:value-type="float" office:value="6000" calcext:value-type="float">
            <text:p>6000</text:p>
          </table:table-cell>
          <table:table-cell table:style-name="ce47" table:formula="of:=[.B20]" office:value-type="date" office:date-value="2035-07-01" calcext:value-type="date">
            <text:p>07/01/35</text:p>
          </table:table-cell>
          <table:table-cell table:style-name="ce47" table:formula="of:=EDATE([.C20];1)" office:value-type="date" office:date-value="2035-09-01" calcext:value-type="date">
            <text:p>09/01/35</text:p>
          </table:table-cell>
          <table:table-cell table:formula="of:=IF([.B21]&lt;[.C21];DATEDIF([.B21];[.C21];&quot;m&quot;)*-1;DATEDIF([.C21];[.B21];&quot;m&quot;))" office:value-type="float" office:value="-2" calcext:value-type="float">
            <text:p>-2</text:p>
          </table:table-cell>
          <table:table-cell table:formula="of:=YEAR([.C21])" office:value-type="float" office:value="2035" calcext:value-type="float">
            <text:p>2035</text:p>
          </table:table-cell>
          <table:table-cell table:formula="of:=YEAR([.B21])" office:value-type="float" office:value="2035" calcext:value-type="float">
            <text:p>2035</text:p>
          </table:table-cell>
          <table:table-cell table:style-name="ce47" table:formula="of:=DATE(YEAR([.C21])+1; 1;1)" office:value-type="date" office:date-value="2036-01-01" calcext:value-type="date">
            <text:p>01/01/36</text:p>
          </table:table-cell>
          <table:table-cell table:formula="of:=IF([.E21]&lt;[.F21];0;IF([.E21]&gt;[.F21];12; DATEDIF([.B21];[.G21];&quot;m&quot;)))" office:value-type="float" office:value="6" calcext:value-type="float">
            <text:p>6</text:p>
          </table:table-cell>
          <table:table-cell table:style-name="ce43" table:formula="of:=[.H21]*[.A21]*0.85" office:value-type="currency" office:currency="USD" office:value="30600" calcext:value-type="currency">
            <text:p>$30,6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21]+1000" office:value-type="currency" office:currency="USD" office:value="2000" calcext:value-type="currency">
            <text:p>$2,000.00</text:p>
          </table:table-cell>
          <table:table-cell table:style-name="ce43" table:formula="of:=[.M21]+1000" office:value-type="currency" office:currency="USD" office:value="3000" calcext:value-type="currency">
            <text:p>$3,000.00</text:p>
          </table:table-cell>
          <table:table-cell table:style-name="ce43" table:formula="of:=[.N21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21]+1000" office:value-type="currency" office:currency="USD" office:value="5000" calcext:value-type="currency">
            <text:p>$5,000.00</text:p>
          </table:table-cell>
          <table:table-cell table:style-name="ce43" table:formula="of:=[.J21]+[.K21]-[.I21]-[.L21]-[.M21]-[.N21]-([.O21]-[.P21])-[.Q21]" office:value-type="currency" office:currency="USD" office:value="78100" calcext:value-type="currency">
            <text:p>$78,100.00</text:p>
          </table:table-cell>
          <table:table-cell table:formula="of:=&quot;[InlineData(&quot;&amp;[.E21]&amp;&quot;,&quot;&amp;MONTH([.C21])&amp;&quot;,&quot;&amp;[.R21]&amp;&quot;)]&quot;" office:value-type="string" office:string-value="[InlineData(2035,9,78100)]" calcext:value-type="string">
            <text:p>[InlineData(2035,9,78100)]</text:p>
          </table:table-cell>
          <table:table-cell table:number-columns-repeated="16365"/>
        </table:table-row>
        <table:table-row table:style-name="ro1">
          <table:table-cell table:formula="of:=[.A21]" office:value-type="float" office:value="6000" calcext:value-type="float">
            <text:p>6000</text:p>
          </table:table-cell>
          <table:table-cell table:style-name="ce47" table:formula="of:=[.B21]" office:value-type="date" office:date-value="2035-07-01" calcext:value-type="date">
            <text:p>07/01/35</text:p>
          </table:table-cell>
          <table:table-cell table:style-name="ce47" table:formula="of:=EDATE([.C21];1)" office:value-type="date" office:date-value="2035-10-01" calcext:value-type="date">
            <text:p>10/01/35</text:p>
          </table:table-cell>
          <table:table-cell table:formula="of:=IF([.B22]&lt;[.C22];DATEDIF([.B22];[.C22];&quot;m&quot;)*-1;DATEDIF([.C22];[.B22];&quot;m&quot;))" office:value-type="float" office:value="-3" calcext:value-type="float">
            <text:p>-3</text:p>
          </table:table-cell>
          <table:table-cell table:formula="of:=YEAR([.C22])" office:value-type="float" office:value="2035" calcext:value-type="float">
            <text:p>2035</text:p>
          </table:table-cell>
          <table:table-cell table:formula="of:=YEAR([.B22])" office:value-type="float" office:value="2035" calcext:value-type="float">
            <text:p>2035</text:p>
          </table:table-cell>
          <table:table-cell table:style-name="ce47" table:formula="of:=DATE(YEAR([.C22])+1; 1;1)" office:value-type="date" office:date-value="2036-01-01" calcext:value-type="date">
            <text:p>01/01/36</text:p>
          </table:table-cell>
          <table:table-cell table:formula="of:=IF([.E22]&lt;[.F22];0;IF([.E22]&gt;[.F22];12; DATEDIF([.B22];[.G22];&quot;m&quot;)))" office:value-type="float" office:value="6" calcext:value-type="float">
            <text:p>6</text:p>
          </table:table-cell>
          <table:table-cell table:style-name="ce43" table:formula="of:=[.H22]*[.A22]*0.85" office:value-type="currency" office:currency="USD" office:value="30600" calcext:value-type="currency">
            <text:p>$30,6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22]+1000" office:value-type="currency" office:currency="USD" office:value="2000" calcext:value-type="currency">
            <text:p>$2,000.00</text:p>
          </table:table-cell>
          <table:table-cell table:style-name="ce43" table:formula="of:=[.M22]+1000" office:value-type="currency" office:currency="USD" office:value="3000" calcext:value-type="currency">
            <text:p>$3,000.00</text:p>
          </table:table-cell>
          <table:table-cell table:style-name="ce43" table:formula="of:=[.N22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22]+1000" office:value-type="currency" office:currency="USD" office:value="5000" calcext:value-type="currency">
            <text:p>$5,000.00</text:p>
          </table:table-cell>
          <table:table-cell table:style-name="ce43" table:formula="of:=[.J22]+[.K22]-[.I22]-[.L22]-[.M22]-[.N22]-([.O22]-[.P22])-[.Q22]" office:value-type="currency" office:currency="USD" office:value="78100" calcext:value-type="currency">
            <text:p>$78,100.00</text:p>
          </table:table-cell>
          <table:table-cell table:formula="of:=&quot;[InlineData(&quot;&amp;[.E22]&amp;&quot;,&quot;&amp;MONTH([.C22])&amp;&quot;,&quot;&amp;[.R22]&amp;&quot;)]&quot;" office:value-type="string" office:string-value="[InlineData(2035,10,78100)]" calcext:value-type="string">
            <text:p>[InlineData(2035,10,78100)]</text:p>
          </table:table-cell>
          <table:table-cell table:number-columns-repeated="16365"/>
        </table:table-row>
        <table:table-row table:style-name="ro1">
          <table:table-cell table:formula="of:=[.A22]" office:value-type="float" office:value="6000" calcext:value-type="float">
            <text:p>6000</text:p>
          </table:table-cell>
          <table:table-cell table:style-name="ce47" table:formula="of:=[.B22]" office:value-type="date" office:date-value="2035-07-01" calcext:value-type="date">
            <text:p>07/01/35</text:p>
          </table:table-cell>
          <table:table-cell table:style-name="ce47" table:formula="of:=EDATE([.C22];1)" office:value-type="date" office:date-value="2035-11-01" calcext:value-type="date">
            <text:p>11/01/35</text:p>
          </table:table-cell>
          <table:table-cell table:formula="of:=IF([.B23]&lt;[.C23];DATEDIF([.B23];[.C23];&quot;m&quot;)*-1;DATEDIF([.C23];[.B23];&quot;m&quot;))" office:value-type="float" office:value="-4" calcext:value-type="float">
            <text:p>-4</text:p>
          </table:table-cell>
          <table:table-cell table:formula="of:=YEAR([.C23])" office:value-type="float" office:value="2035" calcext:value-type="float">
            <text:p>2035</text:p>
          </table:table-cell>
          <table:table-cell table:formula="of:=YEAR([.B23])" office:value-type="float" office:value="2035" calcext:value-type="float">
            <text:p>2035</text:p>
          </table:table-cell>
          <table:table-cell table:style-name="ce47" table:formula="of:=DATE(YEAR([.C23])+1; 1;1)" office:value-type="date" office:date-value="2036-01-01" calcext:value-type="date">
            <text:p>01/01/36</text:p>
          </table:table-cell>
          <table:table-cell table:formula="of:=IF([.E23]&lt;[.F23];0;IF([.E23]&gt;[.F23];12; DATEDIF([.B23];[.G23];&quot;m&quot;)))" office:value-type="float" office:value="6" calcext:value-type="float">
            <text:p>6</text:p>
          </table:table-cell>
          <table:table-cell table:style-name="ce43" table:formula="of:=[.H23]*[.A23]*0.85" office:value-type="currency" office:currency="USD" office:value="30600" calcext:value-type="currency">
            <text:p>$30,6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23]+1000" office:value-type="currency" office:currency="USD" office:value="2000" calcext:value-type="currency">
            <text:p>$2,000.00</text:p>
          </table:table-cell>
          <table:table-cell table:style-name="ce43" table:formula="of:=[.M23]+1000" office:value-type="currency" office:currency="USD" office:value="3000" calcext:value-type="currency">
            <text:p>$3,000.00</text:p>
          </table:table-cell>
          <table:table-cell table:style-name="ce43" table:formula="of:=[.N23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23]+1000" office:value-type="currency" office:currency="USD" office:value="5000" calcext:value-type="currency">
            <text:p>$5,000.00</text:p>
          </table:table-cell>
          <table:table-cell table:style-name="ce43" table:formula="of:=[.J23]+[.K23]-[.I23]-[.L23]-[.M23]-[.N23]-([.O23]-[.P23])-[.Q23]" office:value-type="currency" office:currency="USD" office:value="78100" calcext:value-type="currency">
            <text:p>$78,100.00</text:p>
          </table:table-cell>
          <table:table-cell table:formula="of:=&quot;[InlineData(&quot;&amp;[.E23]&amp;&quot;,&quot;&amp;MONTH([.C23])&amp;&quot;,&quot;&amp;[.R23]&amp;&quot;)]&quot;" office:value-type="string" office:string-value="[InlineData(2035,11,78100)]" calcext:value-type="string">
            <text:p>[InlineData(2035,11,78100)]</text:p>
          </table:table-cell>
          <table:table-cell table:number-columns-repeated="16365"/>
        </table:table-row>
        <table:table-row table:style-name="ro1">
          <table:table-cell table:formula="of:=[.A23]" office:value-type="float" office:value="6000" calcext:value-type="float">
            <text:p>6000</text:p>
          </table:table-cell>
          <table:table-cell table:style-name="ce47" table:formula="of:=[.B23]" office:value-type="date" office:date-value="2035-07-01" calcext:value-type="date">
            <text:p>07/01/35</text:p>
          </table:table-cell>
          <table:table-cell table:style-name="ce47" table:formula="of:=EDATE([.C23];1)" office:value-type="date" office:date-value="2035-12-01" calcext:value-type="date">
            <text:p>12/01/35</text:p>
          </table:table-cell>
          <table:table-cell table:formula="of:=IF([.B24]&lt;[.C24];DATEDIF([.B24];[.C24];&quot;m&quot;)*-1;DATEDIF([.C24];[.B24];&quot;m&quot;))" office:value-type="float" office:value="-5" calcext:value-type="float">
            <text:p>-5</text:p>
          </table:table-cell>
          <table:table-cell table:formula="of:=YEAR([.C24])" office:value-type="float" office:value="2035" calcext:value-type="float">
            <text:p>2035</text:p>
          </table:table-cell>
          <table:table-cell table:formula="of:=YEAR([.B24])" office:value-type="float" office:value="2035" calcext:value-type="float">
            <text:p>2035</text:p>
          </table:table-cell>
          <table:table-cell table:style-name="ce47" table:formula="of:=DATE(YEAR([.C24])+1; 1;1)" office:value-type="date" office:date-value="2036-01-01" calcext:value-type="date">
            <text:p>01/01/36</text:p>
          </table:table-cell>
          <table:table-cell table:formula="of:=IF([.E24]&lt;[.F24];0;IF([.E24]&gt;[.F24];12; DATEDIF([.B24];[.G24];&quot;m&quot;)))" office:value-type="float" office:value="6" calcext:value-type="float">
            <text:p>6</text:p>
          </table:table-cell>
          <table:table-cell table:style-name="ce43" table:formula="of:=[.H24]*[.A24]*0.85" office:value-type="currency" office:currency="USD" office:value="30600" calcext:value-type="currency">
            <text:p>$30,6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24]+1000" office:value-type="currency" office:currency="USD" office:value="2000" calcext:value-type="currency">
            <text:p>$2,000.00</text:p>
          </table:table-cell>
          <table:table-cell table:style-name="ce43" table:formula="of:=[.M24]+1000" office:value-type="currency" office:currency="USD" office:value="3000" calcext:value-type="currency">
            <text:p>$3,000.00</text:p>
          </table:table-cell>
          <table:table-cell table:style-name="ce43" table:formula="of:=[.N24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24]+1000" office:value-type="currency" office:currency="USD" office:value="5000" calcext:value-type="currency">
            <text:p>$5,000.00</text:p>
          </table:table-cell>
          <table:table-cell table:style-name="ce43" table:formula="of:=[.J24]+[.K24]-[.I24]-[.L24]-[.M24]-[.N24]-([.O24]-[.P24])-[.Q24]" office:value-type="currency" office:currency="USD" office:value="78100" calcext:value-type="currency">
            <text:p>$78,100.00</text:p>
          </table:table-cell>
          <table:table-cell table:formula="of:=&quot;[InlineData(&quot;&amp;[.E24]&amp;&quot;,&quot;&amp;MONTH([.C24])&amp;&quot;,&quot;&amp;[.R24]&amp;&quot;)]&quot;" office:value-type="string" office:string-value="[InlineData(2035,12,78100)]" calcext:value-type="string">
            <text:p>[InlineData(2035,12,78100)]</text:p>
          </table:table-cell>
          <table:table-cell table:number-columns-repeated="16365"/>
        </table:table-row>
        <table:table-row table:style-name="ro1">
          <table:table-cell table:formula="of:=[.A24]" office:value-type="float" office:value="6000" calcext:value-type="float">
            <text:p>6000</text:p>
          </table:table-cell>
          <table:table-cell table:style-name="ce47" table:formula="of:=[.B24]" office:value-type="date" office:date-value="2035-07-01" calcext:value-type="date">
            <text:p>07/01/35</text:p>
          </table:table-cell>
          <table:table-cell table:style-name="ce47" table:formula="of:=EDATE([.C24];1)" office:value-type="date" office:date-value="2036-01-01" calcext:value-type="date">
            <text:p>01/01/36</text:p>
          </table:table-cell>
          <table:table-cell table:formula="of:=IF([.B25]&lt;[.C25];DATEDIF([.B25];[.C25];&quot;m&quot;)*-1;DATEDIF([.C25];[.B25];&quot;m&quot;))" office:value-type="float" office:value="-6" calcext:value-type="float">
            <text:p>-6</text:p>
          </table:table-cell>
          <table:table-cell table:formula="of:=YEAR([.C25])" office:value-type="float" office:value="2036" calcext:value-type="float">
            <text:p>2036</text:p>
          </table:table-cell>
          <table:table-cell table:formula="of:=YEAR([.B25])" office:value-type="float" office:value="2035" calcext:value-type="float">
            <text:p>2035</text:p>
          </table:table-cell>
          <table:table-cell table:style-name="ce47" table:formula="of:=DATE(YEAR([.C25])+1; 1;1)" office:value-type="date" office:date-value="2037-01-01" calcext:value-type="date">
            <text:p>01/01/37</text:p>
          </table:table-cell>
          <table:table-cell table:formula="of:=IF([.E25]&lt;[.F25];0;IF([.E25]&gt;[.F25];12; DATEDIF([.B25];[.G25];&quot;m&quot;)))" office:value-type="float" office:value="12" calcext:value-type="float">
            <text:p>12</text:p>
          </table:table-cell>
          <table:table-cell table:style-name="ce43" table:formula="of:=[.H25]*[.A25]*0.85" office:value-type="currency" office:currency="USD" office:value="61200" calcext:value-type="currency">
            <text:p>$61,2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25]+1000" office:value-type="currency" office:currency="USD" office:value="2000" calcext:value-type="currency">
            <text:p>$2,000.00</text:p>
          </table:table-cell>
          <table:table-cell table:style-name="ce43" table:formula="of:=[.M25]+1000" office:value-type="currency" office:currency="USD" office:value="3000" calcext:value-type="currency">
            <text:p>$3,000.00</text:p>
          </table:table-cell>
          <table:table-cell table:style-name="ce43" table:formula="of:=[.N25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25]+1000" office:value-type="currency" office:currency="USD" office:value="5000" calcext:value-type="currency">
            <text:p>$5,000.00</text:p>
          </table:table-cell>
          <table:table-cell table:style-name="ce43" table:formula="of:=[.J25]+[.K25]-[.I25]-[.L25]-[.M25]-[.N25]-([.O25]-[.P25])-[.Q25]" office:value-type="currency" office:currency="USD" office:value="47500" calcext:value-type="currency">
            <text:p>$47,500.00</text:p>
          </table:table-cell>
          <table:table-cell table:formula="of:=&quot;[InlineData(&quot;&amp;[.E25]&amp;&quot;,&quot;&amp;MONTH([.C25])&amp;&quot;,&quot;&amp;[.R25]&amp;&quot;)]&quot;" office:value-type="string" office:string-value="[InlineData(2036,1,47500)]" calcext:value-type="string">
            <text:p>[InlineData(2036,1,47500)]</text:p>
          </table:table-cell>
          <table:table-cell table:number-columns-repeated="16365"/>
        </table:table-row>
        <table:table-row table:style-name="ro1">
          <table:table-cell table:formula="of:=[.A25]" office:value-type="float" office:value="6000" calcext:value-type="float">
            <text:p>6000</text:p>
          </table:table-cell>
          <table:table-cell table:style-name="ce47" table:formula="of:=[.B25]" office:value-type="date" office:date-value="2035-07-01" calcext:value-type="date">
            <text:p>07/01/35</text:p>
          </table:table-cell>
          <table:table-cell table:style-name="ce47" table:formula="of:=EDATE([.C25];1)" office:value-type="date" office:date-value="2036-02-01" calcext:value-type="date">
            <text:p>02/01/36</text:p>
          </table:table-cell>
          <table:table-cell table:formula="of:=IF([.B26]&lt;[.C26];DATEDIF([.B26];[.C26];&quot;m&quot;)*-1;DATEDIF([.C26];[.B26];&quot;m&quot;))" office:value-type="float" office:value="-7" calcext:value-type="float">
            <text:p>-7</text:p>
          </table:table-cell>
          <table:table-cell table:formula="of:=YEAR([.C26])" office:value-type="float" office:value="2036" calcext:value-type="float">
            <text:p>2036</text:p>
          </table:table-cell>
          <table:table-cell table:formula="of:=YEAR([.B26])" office:value-type="float" office:value="2035" calcext:value-type="float">
            <text:p>2035</text:p>
          </table:table-cell>
          <table:table-cell table:style-name="ce47" table:formula="of:=DATE(YEAR([.C26])+1; 1;1)" office:value-type="date" office:date-value="2037-01-01" calcext:value-type="date">
            <text:p>01/01/37</text:p>
          </table:table-cell>
          <table:table-cell table:formula="of:=IF([.E26]&lt;[.F26];0;IF([.E26]&gt;[.F26];12; DATEDIF([.B26];[.G26];&quot;m&quot;)))" office:value-type="float" office:value="12" calcext:value-type="float">
            <text:p>12</text:p>
          </table:table-cell>
          <table:table-cell table:style-name="ce43" table:formula="of:=[.H26]*[.A26]*0.85" office:value-type="currency" office:currency="USD" office:value="61200" calcext:value-type="currency">
            <text:p>$61,2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26]+1000" office:value-type="currency" office:currency="USD" office:value="2000" calcext:value-type="currency">
            <text:p>$2,000.00</text:p>
          </table:table-cell>
          <table:table-cell table:style-name="ce43" table:formula="of:=[.M26]+1000" office:value-type="currency" office:currency="USD" office:value="3000" calcext:value-type="currency">
            <text:p>$3,000.00</text:p>
          </table:table-cell>
          <table:table-cell table:style-name="ce43" table:formula="of:=[.N26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26]+1000" office:value-type="currency" office:currency="USD" office:value="5000" calcext:value-type="currency">
            <text:p>$5,000.00</text:p>
          </table:table-cell>
          <table:table-cell table:style-name="ce43" table:formula="of:=[.J26]+[.K26]-[.I26]-[.L26]-[.M26]-[.N26]-([.O26]-[.P26])-[.Q26]" office:value-type="currency" office:currency="USD" office:value="47500" calcext:value-type="currency">
            <text:p>$47,500.00</text:p>
          </table:table-cell>
          <table:table-cell table:formula="of:=&quot;[InlineData(&quot;&amp;[.E26]&amp;&quot;,&quot;&amp;MONTH([.C26])&amp;&quot;,&quot;&amp;[.R26]&amp;&quot;)]&quot;" office:value-type="string" office:string-value="[InlineData(2036,2,47500)]" calcext:value-type="string">
            <text:p>[InlineData(2036,2,47500)]</text:p>
          </table:table-cell>
          <table:table-cell table:number-columns-repeated="16365"/>
        </table:table-row>
        <table:table-row table:style-name="ro1">
          <table:table-cell table:formula="of:=[.A26]" office:value-type="float" office:value="6000" calcext:value-type="float">
            <text:p>6000</text:p>
          </table:table-cell>
          <table:table-cell table:style-name="ce47" table:formula="of:=[.B26]" office:value-type="date" office:date-value="2035-07-01" calcext:value-type="date">
            <text:p>07/01/35</text:p>
          </table:table-cell>
          <table:table-cell table:style-name="ce47" table:formula="of:=EDATE([.C26];1)" office:value-type="date" office:date-value="2036-03-01" calcext:value-type="date">
            <text:p>03/01/36</text:p>
          </table:table-cell>
          <table:table-cell table:formula="of:=IF([.B27]&lt;[.C27];DATEDIF([.B27];[.C27];&quot;m&quot;)*-1;DATEDIF([.C27];[.B27];&quot;m&quot;))" office:value-type="float" office:value="-8" calcext:value-type="float">
            <text:p>-8</text:p>
          </table:table-cell>
          <table:table-cell table:formula="of:=YEAR([.C27])" office:value-type="float" office:value="2036" calcext:value-type="float">
            <text:p>2036</text:p>
          </table:table-cell>
          <table:table-cell table:formula="of:=YEAR([.B27])" office:value-type="float" office:value="2035" calcext:value-type="float">
            <text:p>2035</text:p>
          </table:table-cell>
          <table:table-cell table:style-name="ce47" table:formula="of:=DATE(YEAR([.C27])+1; 1;1)" office:value-type="date" office:date-value="2037-01-01" calcext:value-type="date">
            <text:p>01/01/37</text:p>
          </table:table-cell>
          <table:table-cell table:formula="of:=IF([.E27]&lt;[.F27];0;IF([.E27]&gt;[.F27];12; DATEDIF([.B27];[.G27];&quot;m&quot;)))" office:value-type="float" office:value="12" calcext:value-type="float">
            <text:p>12</text:p>
          </table:table-cell>
          <table:table-cell table:style-name="ce43" table:formula="of:=[.H27]*[.A27]*0.85" office:value-type="currency" office:currency="USD" office:value="61200" calcext:value-type="currency">
            <text:p>$61,2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27]+1000" office:value-type="currency" office:currency="USD" office:value="2000" calcext:value-type="currency">
            <text:p>$2,000.00</text:p>
          </table:table-cell>
          <table:table-cell table:style-name="ce43" table:formula="of:=[.M27]+1000" office:value-type="currency" office:currency="USD" office:value="3000" calcext:value-type="currency">
            <text:p>$3,000.00</text:p>
          </table:table-cell>
          <table:table-cell table:style-name="ce43" table:formula="of:=[.N27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27]+1000" office:value-type="currency" office:currency="USD" office:value="5000" calcext:value-type="currency">
            <text:p>$5,000.00</text:p>
          </table:table-cell>
          <table:table-cell table:style-name="ce43" table:formula="of:=[.J27]+[.K27]-[.I27]-[.L27]-[.M27]-[.N27]-([.O27]-[.P27])-[.Q27]" office:value-type="currency" office:currency="USD" office:value="47500" calcext:value-type="currency">
            <text:p>$47,500.00</text:p>
          </table:table-cell>
          <table:table-cell table:formula="of:=&quot;[InlineData(&quot;&amp;[.E27]&amp;&quot;,&quot;&amp;MONTH([.C27])&amp;&quot;,&quot;&amp;[.R27]&amp;&quot;)]&quot;" office:value-type="string" office:string-value="[InlineData(2036,3,47500)]" calcext:value-type="string">
            <text:p>[InlineData(2036,3,47500)]</text:p>
          </table:table-cell>
          <table:table-cell table:number-columns-repeated="16365"/>
        </table:table-row>
        <table:table-row table:style-name="ro1">
          <table:table-cell table:formula="of:=[.A27]" office:value-type="float" office:value="6000" calcext:value-type="float">
            <text:p>6000</text:p>
          </table:table-cell>
          <table:table-cell table:style-name="ce47" table:formula="of:=[.B27]" office:value-type="date" office:date-value="2035-07-01" calcext:value-type="date">
            <text:p>07/01/35</text:p>
          </table:table-cell>
          <table:table-cell table:style-name="ce47" table:formula="of:=EDATE([.C27];1)" office:value-type="date" office:date-value="2036-04-01" calcext:value-type="date">
            <text:p>04/01/36</text:p>
          </table:table-cell>
          <table:table-cell table:formula="of:=IF([.B28]&lt;[.C28];DATEDIF([.B28];[.C28];&quot;m&quot;)*-1;DATEDIF([.C28];[.B28];&quot;m&quot;))" office:value-type="float" office:value="-9" calcext:value-type="float">
            <text:p>-9</text:p>
          </table:table-cell>
          <table:table-cell table:formula="of:=YEAR([.C28])" office:value-type="float" office:value="2036" calcext:value-type="float">
            <text:p>2036</text:p>
          </table:table-cell>
          <table:table-cell table:formula="of:=YEAR([.B28])" office:value-type="float" office:value="2035" calcext:value-type="float">
            <text:p>2035</text:p>
          </table:table-cell>
          <table:table-cell table:style-name="ce47" table:formula="of:=DATE(YEAR([.C28])+1; 1;1)" office:value-type="date" office:date-value="2037-01-01" calcext:value-type="date">
            <text:p>01/01/37</text:p>
          </table:table-cell>
          <table:table-cell table:formula="of:=IF([.E28]&lt;[.F28];0;IF([.E28]&gt;[.F28];12; DATEDIF([.B28];[.G28];&quot;m&quot;)))" office:value-type="float" office:value="12" calcext:value-type="float">
            <text:p>12</text:p>
          </table:table-cell>
          <table:table-cell table:style-name="ce43" table:formula="of:=[.H28]*[.A28]*0.85" office:value-type="currency" office:currency="USD" office:value="61200" calcext:value-type="currency">
            <text:p>$61,2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28]+1000" office:value-type="currency" office:currency="USD" office:value="2000" calcext:value-type="currency">
            <text:p>$2,000.00</text:p>
          </table:table-cell>
          <table:table-cell table:style-name="ce43" table:formula="of:=[.M28]+1000" office:value-type="currency" office:currency="USD" office:value="3000" calcext:value-type="currency">
            <text:p>$3,000.00</text:p>
          </table:table-cell>
          <table:table-cell table:style-name="ce43" table:formula="of:=[.N28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28]+1000" office:value-type="currency" office:currency="USD" office:value="5000" calcext:value-type="currency">
            <text:p>$5,000.00</text:p>
          </table:table-cell>
          <table:table-cell table:style-name="ce43" table:formula="of:=[.J28]+[.K28]-[.I28]-[.L28]-[.M28]-[.N28]-([.O28]-[.P28])-[.Q28]" office:value-type="currency" office:currency="USD" office:value="47500" calcext:value-type="currency">
            <text:p>$47,500.00</text:p>
          </table:table-cell>
          <table:table-cell table:formula="of:=&quot;[InlineData(&quot;&amp;[.E28]&amp;&quot;,&quot;&amp;MONTH([.C28])&amp;&quot;,&quot;&amp;[.R28]&amp;&quot;)]&quot;" office:value-type="string" office:string-value="[InlineData(2036,4,47500)]" calcext:value-type="string">
            <text:p>[InlineData(2036,4,47500)]</text:p>
          </table:table-cell>
          <table:table-cell table:number-columns-repeated="16365"/>
        </table:table-row>
        <table:table-row table:style-name="ro1">
          <table:table-cell table:formula="of:=[.A28]" office:value-type="float" office:value="6000" calcext:value-type="float">
            <text:p>6000</text:p>
          </table:table-cell>
          <table:table-cell table:style-name="ce47" table:formula="of:=[.B28]" office:value-type="date" office:date-value="2035-07-01" calcext:value-type="date">
            <text:p>07/01/35</text:p>
          </table:table-cell>
          <table:table-cell table:style-name="ce47" table:formula="of:=EDATE([.C28];1)" office:value-type="date" office:date-value="2036-05-01" calcext:value-type="date">
            <text:p>05/01/36</text:p>
          </table:table-cell>
          <table:table-cell table:formula="of:=IF([.B29]&lt;[.C29];DATEDIF([.B29];[.C29];&quot;m&quot;)*-1;DATEDIF([.C29];[.B29];&quot;m&quot;))" office:value-type="float" office:value="-10" calcext:value-type="float">
            <text:p>-10</text:p>
          </table:table-cell>
          <table:table-cell table:formula="of:=YEAR([.C29])" office:value-type="float" office:value="2036" calcext:value-type="float">
            <text:p>2036</text:p>
          </table:table-cell>
          <table:table-cell table:formula="of:=YEAR([.B29])" office:value-type="float" office:value="2035" calcext:value-type="float">
            <text:p>2035</text:p>
          </table:table-cell>
          <table:table-cell table:style-name="ce47" table:formula="of:=DATE(YEAR([.C29])+1; 1;1)" office:value-type="date" office:date-value="2037-01-01" calcext:value-type="date">
            <text:p>01/01/37</text:p>
          </table:table-cell>
          <table:table-cell table:formula="of:=IF([.E29]&lt;[.F29];0;IF([.E29]&gt;[.F29];12; DATEDIF([.B29];[.G29];&quot;m&quot;)))" office:value-type="float" office:value="12" calcext:value-type="float">
            <text:p>12</text:p>
          </table:table-cell>
          <table:table-cell table:style-name="ce43" table:formula="of:=[.H29]*[.A29]*0.85" office:value-type="currency" office:currency="USD" office:value="61200" calcext:value-type="currency">
            <text:p>$61,2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29]+1000" office:value-type="currency" office:currency="USD" office:value="2000" calcext:value-type="currency">
            <text:p>$2,000.00</text:p>
          </table:table-cell>
          <table:table-cell table:style-name="ce43" table:formula="of:=[.M29]+1000" office:value-type="currency" office:currency="USD" office:value="3000" calcext:value-type="currency">
            <text:p>$3,000.00</text:p>
          </table:table-cell>
          <table:table-cell table:style-name="ce43" table:formula="of:=[.N29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29]+1000" office:value-type="currency" office:currency="USD" office:value="5000" calcext:value-type="currency">
            <text:p>$5,000.00</text:p>
          </table:table-cell>
          <table:table-cell table:style-name="ce43" table:formula="of:=[.J29]+[.K29]-[.I29]-[.L29]-[.M29]-[.N29]-([.O29]-[.P29])-[.Q29]" office:value-type="currency" office:currency="USD" office:value="47500" calcext:value-type="currency">
            <text:p>$47,500.00</text:p>
          </table:table-cell>
          <table:table-cell table:formula="of:=&quot;[InlineData(&quot;&amp;[.E29]&amp;&quot;,&quot;&amp;MONTH([.C29])&amp;&quot;,&quot;&amp;[.R29]&amp;&quot;)]&quot;" office:value-type="string" office:string-value="[InlineData(2036,5,47500)]" calcext:value-type="string">
            <text:p>[InlineData(2036,5,47500)]</text:p>
          </table:table-cell>
          <table:table-cell table:number-columns-repeated="16365"/>
        </table:table-row>
        <table:table-row table:style-name="ro1">
          <table:table-cell table:formula="of:=[.A29]" office:value-type="float" office:value="6000" calcext:value-type="float">
            <text:p>6000</text:p>
          </table:table-cell>
          <table:table-cell table:style-name="ce47" table:formula="of:=[.B29]" office:value-type="date" office:date-value="2035-07-01" calcext:value-type="date">
            <text:p>07/01/35</text:p>
          </table:table-cell>
          <table:table-cell table:style-name="ce47" table:formula="of:=EDATE([.C29];1)" office:value-type="date" office:date-value="2036-06-01" calcext:value-type="date">
            <text:p>06/01/36</text:p>
          </table:table-cell>
          <table:table-cell table:formula="of:=IF([.B30]&lt;[.C30];DATEDIF([.B30];[.C30];&quot;m&quot;)*-1;DATEDIF([.C30];[.B30];&quot;m&quot;))" office:value-type="float" office:value="-11" calcext:value-type="float">
            <text:p>-11</text:p>
          </table:table-cell>
          <table:table-cell table:formula="of:=YEAR([.C30])" office:value-type="float" office:value="2036" calcext:value-type="float">
            <text:p>2036</text:p>
          </table:table-cell>
          <table:table-cell table:formula="of:=YEAR([.B30])" office:value-type="float" office:value="2035" calcext:value-type="float">
            <text:p>2035</text:p>
          </table:table-cell>
          <table:table-cell table:style-name="ce47" table:formula="of:=DATE(YEAR([.C30])+1; 1;1)" office:value-type="date" office:date-value="2037-01-01" calcext:value-type="date">
            <text:p>01/01/37</text:p>
          </table:table-cell>
          <table:table-cell table:formula="of:=IF([.E30]&lt;[.F30];0;IF([.E30]&gt;[.F30];12; DATEDIF([.B30];[.G30];&quot;m&quot;)))" office:value-type="float" office:value="12" calcext:value-type="float">
            <text:p>12</text:p>
          </table:table-cell>
          <table:table-cell table:style-name="ce43" table:formula="of:=[.H30]*[.A30]*0.85" office:value-type="currency" office:currency="USD" office:value="61200" calcext:value-type="currency">
            <text:p>$61,2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30]+1000" office:value-type="currency" office:currency="USD" office:value="2000" calcext:value-type="currency">
            <text:p>$2,000.00</text:p>
          </table:table-cell>
          <table:table-cell table:style-name="ce43" table:formula="of:=[.M30]+1000" office:value-type="currency" office:currency="USD" office:value="3000" calcext:value-type="currency">
            <text:p>$3,000.00</text:p>
          </table:table-cell>
          <table:table-cell table:style-name="ce43" table:formula="of:=[.N30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30]+1000" office:value-type="currency" office:currency="USD" office:value="5000" calcext:value-type="currency">
            <text:p>$5,000.00</text:p>
          </table:table-cell>
          <table:table-cell table:style-name="ce43" table:formula="of:=[.J30]+[.K30]-[.I30]-[.L30]-[.M30]-[.N30]-([.O30]-[.P30])-[.Q30]" office:value-type="currency" office:currency="USD" office:value="47500" calcext:value-type="currency">
            <text:p>$47,500.00</text:p>
          </table:table-cell>
          <table:table-cell table:formula="of:=&quot;[InlineData(&quot;&amp;[.E30]&amp;&quot;,&quot;&amp;MONTH([.C30])&amp;&quot;,&quot;&amp;[.R30]&amp;&quot;)]&quot;" office:value-type="string" office:string-value="[InlineData(2036,6,47500)]" calcext:value-type="string">
            <text:p>[InlineData(2036,6,47500)]</text:p>
          </table:table-cell>
          <table:table-cell table:number-columns-repeated="16365"/>
        </table:table-row>
        <table:table-row table:style-name="ro1">
          <table:table-cell table:formula="of:=[.A30]" office:value-type="float" office:value="6000" calcext:value-type="float">
            <text:p>6000</text:p>
          </table:table-cell>
          <table:table-cell table:style-name="ce47" table:formula="of:=[.B30]" office:value-type="date" office:date-value="2035-07-01" calcext:value-type="date">
            <text:p>07/01/35</text:p>
          </table:table-cell>
          <table:table-cell table:style-name="ce47" table:formula="of:=EDATE([.C30];1)" office:value-type="date" office:date-value="2036-07-01" calcext:value-type="date">
            <text:p>07/01/36</text:p>
          </table:table-cell>
          <table:table-cell table:formula="of:=IF([.B31]&lt;[.C31];DATEDIF([.B31];[.C31];&quot;m&quot;)*-1;DATEDIF([.C31];[.B31];&quot;m&quot;))" office:value-type="float" office:value="-12" calcext:value-type="float">
            <text:p>-12</text:p>
          </table:table-cell>
          <table:table-cell table:formula="of:=YEAR([.C31])" office:value-type="float" office:value="2036" calcext:value-type="float">
            <text:p>2036</text:p>
          </table:table-cell>
          <table:table-cell table:formula="of:=YEAR([.B31])" office:value-type="float" office:value="2035" calcext:value-type="float">
            <text:p>2035</text:p>
          </table:table-cell>
          <table:table-cell table:style-name="ce47" table:formula="of:=DATE(YEAR([.C31])+1; 1;1)" office:value-type="date" office:date-value="2037-01-01" calcext:value-type="date">
            <text:p>01/01/37</text:p>
          </table:table-cell>
          <table:table-cell table:formula="of:=IF([.E31]&lt;[.F31];0;IF([.E31]&gt;[.F31];12; DATEDIF([.B31];[.G31];&quot;m&quot;)))" office:value-type="float" office:value="12" calcext:value-type="float">
            <text:p>12</text:p>
          </table:table-cell>
          <table:table-cell table:style-name="ce43" table:formula="of:=[.H31]*[.A31]*0.85" office:value-type="currency" office:currency="USD" office:value="61200" calcext:value-type="currency">
            <text:p>$61,2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31]+1000" office:value-type="currency" office:currency="USD" office:value="2000" calcext:value-type="currency">
            <text:p>$2,000.00</text:p>
          </table:table-cell>
          <table:table-cell table:style-name="ce43" table:formula="of:=[.M31]+1000" office:value-type="currency" office:currency="USD" office:value="3000" calcext:value-type="currency">
            <text:p>$3,000.00</text:p>
          </table:table-cell>
          <table:table-cell table:style-name="ce43" table:formula="of:=[.N31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31]+1000" office:value-type="currency" office:currency="USD" office:value="5000" calcext:value-type="currency">
            <text:p>$5,000.00</text:p>
          </table:table-cell>
          <table:table-cell table:style-name="ce43" table:formula="of:=[.J31]+[.K31]-[.I31]-[.L31]-[.M31]-[.N31]-([.O31]-[.P31])-[.Q31]" office:value-type="currency" office:currency="USD" office:value="47500" calcext:value-type="currency">
            <text:p>$47,500.00</text:p>
          </table:table-cell>
          <table:table-cell table:formula="of:=&quot;[InlineData(&quot;&amp;[.E31]&amp;&quot;,&quot;&amp;MONTH([.C31])&amp;&quot;,&quot;&amp;[.R31]&amp;&quot;)]&quot;" office:value-type="string" office:string-value="[InlineData(2036,7,47500)]" calcext:value-type="string">
            <text:p>[InlineData(2036,7,47500)]</text:p>
          </table:table-cell>
          <table:table-cell table:number-columns-repeated="16365"/>
        </table:table-row>
        <table:table-row table:style-name="ro1">
          <table:table-cell table:formula="of:=[.A31]" office:value-type="float" office:value="6000" calcext:value-type="float">
            <text:p>6000</text:p>
          </table:table-cell>
          <table:table-cell table:style-name="ce47" table:formula="of:=[.B31]" office:value-type="date" office:date-value="2035-07-01" calcext:value-type="date">
            <text:p>07/01/35</text:p>
          </table:table-cell>
          <table:table-cell table:style-name="ce47" table:formula="of:=EDATE([.C31];1)" office:value-type="date" office:date-value="2036-08-01" calcext:value-type="date">
            <text:p>08/01/36</text:p>
          </table:table-cell>
          <table:table-cell table:formula="of:=IF([.B32]&lt;[.C32];DATEDIF([.B32];[.C32];&quot;m&quot;)*-1;DATEDIF([.C32];[.B32];&quot;m&quot;))" office:value-type="float" office:value="-13" calcext:value-type="float">
            <text:p>-13</text:p>
          </table:table-cell>
          <table:table-cell table:formula="of:=YEAR([.C32])" office:value-type="float" office:value="2036" calcext:value-type="float">
            <text:p>2036</text:p>
          </table:table-cell>
          <table:table-cell table:formula="of:=YEAR([.B32])" office:value-type="float" office:value="2035" calcext:value-type="float">
            <text:p>2035</text:p>
          </table:table-cell>
          <table:table-cell table:style-name="ce47" table:formula="of:=DATE(YEAR([.C32])+1; 1;1)" office:value-type="date" office:date-value="2037-01-01" calcext:value-type="date">
            <text:p>01/01/37</text:p>
          </table:table-cell>
          <table:table-cell table:formula="of:=IF([.E32]&lt;[.F32];0;IF([.E32]&gt;[.F32];12; DATEDIF([.B32];[.G32];&quot;m&quot;)))" office:value-type="float" office:value="12" calcext:value-type="float">
            <text:p>12</text:p>
          </table:table-cell>
          <table:table-cell table:style-name="ce43" table:formula="of:=[.H32]*[.A32]*0.85" office:value-type="currency" office:currency="USD" office:value="61200" calcext:value-type="currency">
            <text:p>$61,2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32]+1000" office:value-type="currency" office:currency="USD" office:value="2000" calcext:value-type="currency">
            <text:p>$2,000.00</text:p>
          </table:table-cell>
          <table:table-cell table:style-name="ce43" table:formula="of:=[.M32]+1000" office:value-type="currency" office:currency="USD" office:value="3000" calcext:value-type="currency">
            <text:p>$3,000.00</text:p>
          </table:table-cell>
          <table:table-cell table:style-name="ce43" table:formula="of:=[.N32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32]+1000" office:value-type="currency" office:currency="USD" office:value="5000" calcext:value-type="currency">
            <text:p>$5,000.00</text:p>
          </table:table-cell>
          <table:table-cell table:style-name="ce43" table:formula="of:=[.J32]+[.K32]-[.I32]-[.L32]-[.M32]-[.N32]-([.O32]-[.P32])-[.Q32]" office:value-type="currency" office:currency="USD" office:value="47500" calcext:value-type="currency">
            <text:p>$47,500.00</text:p>
          </table:table-cell>
          <table:table-cell table:formula="of:=&quot;[InlineData(&quot;&amp;[.E32]&amp;&quot;,&quot;&amp;MONTH([.C32])&amp;&quot;,&quot;&amp;[.R32]&amp;&quot;)]&quot;" office:value-type="string" office:string-value="[InlineData(2036,8,47500)]" calcext:value-type="string">
            <text:p>[InlineData(2036,8,47500)]</text:p>
          </table:table-cell>
          <table:table-cell table:number-columns-repeated="16365"/>
        </table:table-row>
        <table:table-row table:style-name="ro1">
          <table:table-cell table:formula="of:=[.A32]" office:value-type="float" office:value="6000" calcext:value-type="float">
            <text:p>6000</text:p>
          </table:table-cell>
          <table:table-cell table:style-name="ce47" table:formula="of:=[.B32]" office:value-type="date" office:date-value="2035-07-01" calcext:value-type="date">
            <text:p>07/01/35</text:p>
          </table:table-cell>
          <table:table-cell table:style-name="ce47" table:formula="of:=EDATE([.C32];1)" office:value-type="date" office:date-value="2036-09-01" calcext:value-type="date">
            <text:p>09/01/36</text:p>
          </table:table-cell>
          <table:table-cell table:formula="of:=IF([.B33]&lt;[.C33];DATEDIF([.B33];[.C33];&quot;m&quot;)*-1;DATEDIF([.C33];[.B33];&quot;m&quot;))" office:value-type="float" office:value="-14" calcext:value-type="float">
            <text:p>-14</text:p>
          </table:table-cell>
          <table:table-cell table:formula="of:=YEAR([.C33])" office:value-type="float" office:value="2036" calcext:value-type="float">
            <text:p>2036</text:p>
          </table:table-cell>
          <table:table-cell table:formula="of:=YEAR([.B33])" office:value-type="float" office:value="2035" calcext:value-type="float">
            <text:p>2035</text:p>
          </table:table-cell>
          <table:table-cell table:style-name="ce47" table:formula="of:=DATE(YEAR([.C33])+1; 1;1)" office:value-type="date" office:date-value="2037-01-01" calcext:value-type="date">
            <text:p>01/01/37</text:p>
          </table:table-cell>
          <table:table-cell table:formula="of:=IF([.E33]&lt;[.F33];0;IF([.E33]&gt;[.F33];12; DATEDIF([.B33];[.G33];&quot;m&quot;)))" office:value-type="float" office:value="12" calcext:value-type="float">
            <text:p>12</text:p>
          </table:table-cell>
          <table:table-cell table:style-name="ce43" table:formula="of:=[.H33]*[.A33]*0.85" office:value-type="currency" office:currency="USD" office:value="61200" calcext:value-type="currency">
            <text:p>$61,2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33]+1000" office:value-type="currency" office:currency="USD" office:value="2000" calcext:value-type="currency">
            <text:p>$2,000.00</text:p>
          </table:table-cell>
          <table:table-cell table:style-name="ce43" table:formula="of:=[.M33]+1000" office:value-type="currency" office:currency="USD" office:value="3000" calcext:value-type="currency">
            <text:p>$3,000.00</text:p>
          </table:table-cell>
          <table:table-cell table:style-name="ce43" table:formula="of:=[.N33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33]+1000" office:value-type="currency" office:currency="USD" office:value="5000" calcext:value-type="currency">
            <text:p>$5,000.00</text:p>
          </table:table-cell>
          <table:table-cell table:style-name="ce43" table:formula="of:=[.J33]+[.K33]-[.I33]-[.L33]-[.M33]-[.N33]-([.O33]-[.P33])-[.Q33]" office:value-type="currency" office:currency="USD" office:value="47500" calcext:value-type="currency">
            <text:p>$47,500.00</text:p>
          </table:table-cell>
          <table:table-cell table:formula="of:=&quot;[InlineData(&quot;&amp;[.E33]&amp;&quot;,&quot;&amp;MONTH([.C33])&amp;&quot;,&quot;&amp;[.R33]&amp;&quot;)]&quot;" office:value-type="string" office:string-value="[InlineData(2036,9,47500)]" calcext:value-type="string">
            <text:p>[InlineData(2036,9,47500)]</text:p>
          </table:table-cell>
          <table:table-cell table:number-columns-repeated="16365"/>
        </table:table-row>
        <table:table-row table:style-name="ro1">
          <table:table-cell table:formula="of:=[.A33]" office:value-type="float" office:value="6000" calcext:value-type="float">
            <text:p>6000</text:p>
          </table:table-cell>
          <table:table-cell table:style-name="ce47" table:formula="of:=[.B33]" office:value-type="date" office:date-value="2035-07-01" calcext:value-type="date">
            <text:p>07/01/35</text:p>
          </table:table-cell>
          <table:table-cell table:style-name="ce47" table:formula="of:=EDATE([.C33];1)" office:value-type="date" office:date-value="2036-10-01" calcext:value-type="date">
            <text:p>10/01/36</text:p>
          </table:table-cell>
          <table:table-cell table:formula="of:=IF([.B34]&lt;[.C34];DATEDIF([.B34];[.C34];&quot;m&quot;)*-1;DATEDIF([.C34];[.B34];&quot;m&quot;))" office:value-type="float" office:value="-15" calcext:value-type="float">
            <text:p>-15</text:p>
          </table:table-cell>
          <table:table-cell table:formula="of:=YEAR([.C34])" office:value-type="float" office:value="2036" calcext:value-type="float">
            <text:p>2036</text:p>
          </table:table-cell>
          <table:table-cell table:formula="of:=YEAR([.B34])" office:value-type="float" office:value="2035" calcext:value-type="float">
            <text:p>2035</text:p>
          </table:table-cell>
          <table:table-cell table:style-name="ce47" table:formula="of:=DATE(YEAR([.C34])+1; 1;1)" office:value-type="date" office:date-value="2037-01-01" calcext:value-type="date">
            <text:p>01/01/37</text:p>
          </table:table-cell>
          <table:table-cell table:formula="of:=IF([.E34]&lt;[.F34];0;IF([.E34]&gt;[.F34];12; DATEDIF([.B34];[.G34];&quot;m&quot;)))" office:value-type="float" office:value="12" calcext:value-type="float">
            <text:p>12</text:p>
          </table:table-cell>
          <table:table-cell table:style-name="ce43" table:formula="of:=[.H34]*[.A34]*0.85" office:value-type="currency" office:currency="USD" office:value="61200" calcext:value-type="currency">
            <text:p>$61,2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34]+1000" office:value-type="currency" office:currency="USD" office:value="2000" calcext:value-type="currency">
            <text:p>$2,000.00</text:p>
          </table:table-cell>
          <table:table-cell table:style-name="ce43" table:formula="of:=[.M34]+1000" office:value-type="currency" office:currency="USD" office:value="3000" calcext:value-type="currency">
            <text:p>$3,000.00</text:p>
          </table:table-cell>
          <table:table-cell table:style-name="ce43" table:formula="of:=[.N34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34]+1000" office:value-type="currency" office:currency="USD" office:value="5000" calcext:value-type="currency">
            <text:p>$5,000.00</text:p>
          </table:table-cell>
          <table:table-cell table:style-name="ce43" table:formula="of:=[.J34]+[.K34]-[.I34]-[.L34]-[.M34]-[.N34]-([.O34]-[.P34])-[.Q34]" office:value-type="currency" office:currency="USD" office:value="47500" calcext:value-type="currency">
            <text:p>$47,500.00</text:p>
          </table:table-cell>
          <table:table-cell table:formula="of:=&quot;[InlineData(&quot;&amp;[.E34]&amp;&quot;,&quot;&amp;MONTH([.C34])&amp;&quot;,&quot;&amp;[.R34]&amp;&quot;)]&quot;" office:value-type="string" office:string-value="[InlineData(2036,10,47500)]" calcext:value-type="string">
            <text:p>[InlineData(2036,10,47500)]</text:p>
          </table:table-cell>
          <table:table-cell table:number-columns-repeated="16365"/>
        </table:table-row>
        <table:table-row table:style-name="ro1">
          <table:table-cell table:formula="of:=[.A34]" office:value-type="float" office:value="6000" calcext:value-type="float">
            <text:p>6000</text:p>
          </table:table-cell>
          <table:table-cell table:style-name="ce47" table:formula="of:=[.B34]" office:value-type="date" office:date-value="2035-07-01" calcext:value-type="date">
            <text:p>07/01/35</text:p>
          </table:table-cell>
          <table:table-cell table:style-name="ce47" table:formula="of:=EDATE([.C34];1)" office:value-type="date" office:date-value="2036-11-01" calcext:value-type="date">
            <text:p>11/01/36</text:p>
          </table:table-cell>
          <table:table-cell table:formula="of:=IF([.B35]&lt;[.C35];DATEDIF([.B35];[.C35];&quot;m&quot;)*-1;DATEDIF([.C35];[.B35];&quot;m&quot;))" office:value-type="float" office:value="-16" calcext:value-type="float">
            <text:p>-16</text:p>
          </table:table-cell>
          <table:table-cell table:formula="of:=YEAR([.C35])" office:value-type="float" office:value="2036" calcext:value-type="float">
            <text:p>2036</text:p>
          </table:table-cell>
          <table:table-cell table:formula="of:=YEAR([.B35])" office:value-type="float" office:value="2035" calcext:value-type="float">
            <text:p>2035</text:p>
          </table:table-cell>
          <table:table-cell table:style-name="ce47" table:formula="of:=DATE(YEAR([.C35])+1; 1;1)" office:value-type="date" office:date-value="2037-01-01" calcext:value-type="date">
            <text:p>01/01/37</text:p>
          </table:table-cell>
          <table:table-cell table:formula="of:=IF([.E35]&lt;[.F35];0;IF([.E35]&gt;[.F35];12; DATEDIF([.B35];[.G35];&quot;m&quot;)))" office:value-type="float" office:value="12" calcext:value-type="float">
            <text:p>12</text:p>
          </table:table-cell>
          <table:table-cell table:style-name="ce43" table:formula="of:=[.H35]*[.A35]*0.85" office:value-type="currency" office:currency="USD" office:value="61200" calcext:value-type="currency">
            <text:p>$61,2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35]+1000" office:value-type="currency" office:currency="USD" office:value="2000" calcext:value-type="currency">
            <text:p>$2,000.00</text:p>
          </table:table-cell>
          <table:table-cell table:style-name="ce43" table:formula="of:=[.M35]+1000" office:value-type="currency" office:currency="USD" office:value="3000" calcext:value-type="currency">
            <text:p>$3,000.00</text:p>
          </table:table-cell>
          <table:table-cell table:style-name="ce43" table:formula="of:=[.N35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35]+1000" office:value-type="currency" office:currency="USD" office:value="5000" calcext:value-type="currency">
            <text:p>$5,000.00</text:p>
          </table:table-cell>
          <table:table-cell table:style-name="ce43" table:formula="of:=[.J35]+[.K35]-[.I35]-[.L35]-[.M35]-[.N35]-([.O35]-[.P35])-[.Q35]" office:value-type="currency" office:currency="USD" office:value="47500" calcext:value-type="currency">
            <text:p>$47,500.00</text:p>
          </table:table-cell>
          <table:table-cell table:formula="of:=&quot;[InlineData(&quot;&amp;[.E35]&amp;&quot;,&quot;&amp;MONTH([.C35])&amp;&quot;,&quot;&amp;[.R35]&amp;&quot;)]&quot;" office:value-type="string" office:string-value="[InlineData(2036,11,47500)]" calcext:value-type="string">
            <text:p>[InlineData(2036,11,47500)]</text:p>
          </table:table-cell>
          <table:table-cell table:number-columns-repeated="16365"/>
        </table:table-row>
        <table:table-row table:style-name="ro1">
          <table:table-cell table:formula="of:=[.A35]" office:value-type="float" office:value="6000" calcext:value-type="float">
            <text:p>6000</text:p>
          </table:table-cell>
          <table:table-cell table:style-name="ce47" table:formula="of:=[.B35]" office:value-type="date" office:date-value="2035-07-01" calcext:value-type="date">
            <text:p>07/01/35</text:p>
          </table:table-cell>
          <table:table-cell table:style-name="ce47" table:formula="of:=EDATE([.C35];1)" office:value-type="date" office:date-value="2036-12-01" calcext:value-type="date">
            <text:p>12/01/36</text:p>
          </table:table-cell>
          <table:table-cell table:formula="of:=IF([.B36]&lt;[.C36];DATEDIF([.B36];[.C36];&quot;m&quot;)*-1;DATEDIF([.C36];[.B36];&quot;m&quot;))" office:value-type="float" office:value="-17" calcext:value-type="float">
            <text:p>-17</text:p>
          </table:table-cell>
          <table:table-cell table:formula="of:=YEAR([.C36])" office:value-type="float" office:value="2036" calcext:value-type="float">
            <text:p>2036</text:p>
          </table:table-cell>
          <table:table-cell table:formula="of:=YEAR([.B36])" office:value-type="float" office:value="2035" calcext:value-type="float">
            <text:p>2035</text:p>
          </table:table-cell>
          <table:table-cell table:style-name="ce47" table:formula="of:=DATE(YEAR([.C36])+1; 1;1)" office:value-type="date" office:date-value="2037-01-01" calcext:value-type="date">
            <text:p>01/01/37</text:p>
          </table:table-cell>
          <table:table-cell table:formula="of:=IF([.E36]&lt;[.F36];0;IF([.E36]&gt;[.F36];12; DATEDIF([.B36];[.G36];&quot;m&quot;)))" office:value-type="float" office:value="12" calcext:value-type="float">
            <text:p>12</text:p>
          </table:table-cell>
          <table:table-cell table:style-name="ce43" table:formula="of:=[.H36]*[.A36]*0.85" office:value-type="currency" office:currency="USD" office:value="61200" calcext:value-type="currency">
            <text:p>$61,2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36]+1000" office:value-type="currency" office:currency="USD" office:value="2000" calcext:value-type="currency">
            <text:p>$2,000.00</text:p>
          </table:table-cell>
          <table:table-cell table:style-name="ce43" table:formula="of:=[.M36]+1000" office:value-type="currency" office:currency="USD" office:value="3000" calcext:value-type="currency">
            <text:p>$3,000.00</text:p>
          </table:table-cell>
          <table:table-cell table:style-name="ce43" table:formula="of:=[.N36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36]+1000" office:value-type="currency" office:currency="USD" office:value="5000" calcext:value-type="currency">
            <text:p>$5,000.00</text:p>
          </table:table-cell>
          <table:table-cell table:style-name="ce43" table:formula="of:=[.J36]+[.K36]-[.I36]-[.L36]-[.M36]-[.N36]-([.O36]-[.P36])-[.Q36]" office:value-type="currency" office:currency="USD" office:value="47500" calcext:value-type="currency">
            <text:p>$47,500.00</text:p>
          </table:table-cell>
          <table:table-cell table:formula="of:=&quot;[InlineData(&quot;&amp;[.E36]&amp;&quot;,&quot;&amp;MONTH([.C36])&amp;&quot;,&quot;&amp;[.R36]&amp;&quot;)]&quot;" office:value-type="string" office:string-value="[InlineData(2036,12,47500)]" calcext:value-type="string">
            <text:p>[InlineData(2036,12,47500)]</text:p>
          </table:table-cell>
          <table:table-cell table:number-columns-repeated="16365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17">
          <table:table-cell table:number-columns-repeated="8"/>
          <table:table-cell table:style-name="Default" table:number-columns-repeated="8"/>
          <table:table-cell table:number-columns-repeated="16368"/>
        </table:table-row>
        <table:table-row table:style-name="ro1" table:number-rows-repeated="104851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9T06:46:58.583156255</meta:creation-date>
    <meta:generator>LibreOffice/24.2.7.2$Linux_X86_64 LibreOffice_project/420$Build-2</meta:generator>
    <dc:date>2025-07-26T06:57:43.679270674</dc:date>
    <meta:editing-duration>P3DT4H38M20S</meta:editing-duration>
    <meta:editing-cycles>18</meta:editing-cycles>
    <meta:document-statistic meta:table-count="9" meta:cell-count="10697" meta:object-count="0"/>
  </office:meta>
</office:document-meta>
</file>